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Noto Naskh Arabic UI" svg:font-family="'Noto Naskh Arabic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text-style style:name="N100">
      <number:text-content/>
    </number:text-style>
    <style:style style:name="ce1" style:family="table-cell" style:parent-style-name="Default">
      <style:paragraph-properties style:writing-mode="rl-tb"/>
    </style:style>
    <style:style style:name="ce7" style:family="table-cell" style:parent-style-name="Default" style:data-style-name="N100">
      <style:paragraph-properties style:writing-mode="rl-tb"/>
    </style:style>
    <style:style style:name="ce3" style:family="table-cell" style:parent-style-name="Default">
      <style:paragraph-properties style:writing-mode="rl-tb"/>
      <style:text-properties style:font-name="Noto Naskh Arabic UI" style:font-name-complex="Noto Naskh Arabic UI"/>
    </style:style>
    <style:style style:name="ce4" style:family="table-cell" style:parent-style-name="Default" style:data-style-name="N0">
      <style:paragraph-properties style:writing-mode="rl-tb"/>
    </style:style>
    <style:style style:name="ce5" style:family="table-cell" style:parent-style-name="Default">
      <style:paragraph-properties style:writing-mode="rl-tb"/>
      <style:text-properties style:font-name="Noto Naskh Arabic UI"/>
    </style:style>
  </office:automatic-styles>
  <office:body>
    <office:spreadsheet>
      <table:calculation-settings table:automatic-find-labels="false" table:use-regular-expressions="false" table:use-wildcards="true"/>
      <table:table table:name="DataEntry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١) قال النبي ﷺ: "آمنت بالقدر خيره وشره، وحلوه ومره" الخير والشر باعتبار .....، والحلاوة والمرارة باعتبار ...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1</text:p>
          </table:table-cell>
          <table:table-cell/>
          <table:table-cell office:value-type="string" calcext:value-type="string">
            <text:p>أ- وقت إصابته، العاقبة.</text:p>
          </table:table-cell>
          <table:table-cell office:value-type="string" calcext:value-type="string">
            <text:p>ب- العاقبة، وقت إصابته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٢) "أفعال العباد كلها مخلوقة لله" هل في ذلك حجة لنا في ترك الأوامر واجتناب النواهي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1</text:p>
          </table:table-cell>
          <table:table-cell/>
          <table:table-cell office:value-type="string" calcext:value-type="string">
            <text:p>أ- نعم، حجة.</text:p>
          </table:table-cell>
          <table:table-cell office:value-type="string" calcext:value-type="string">
            <text:p>ب- لا، ليس بحجة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٣) "إن للعبد فعلًا وكسبًا يُجزى على حسنه بالثواب، وعلى سيئه بالعقاب" هنا يكون التوفيق بين كون فعل العبد مخلوقًا لله وكونه كسبًا للفاعل في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0 1</text:p>
          </table:table-cell>
          <table:table-cell/>
          <table:table-cell office:value-type="string" calcext:value-type="string">
            <text:p>أ- أن فعل العبد من صفاته والعبد وصفاته مخلوقان لله تعالى.</text:p>
          </table:table-cell>
          <table:table-cell office:value-type="string" calcext:value-type="string">
            <text:p>ب- أن فعل العبد صادر عن إرادة قلبية وقدرة بدنية ولولاهما لم يكن فعلًا.</text:p>
          </table:table-cell>
          <table:table-cell office:value-type="string" calcext:value-type="string">
            <text:p>ج- كلاهما.</text:p>
          </table:table-cell>
          <table:table-cell table:number-columns-repeated="7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٤) من يقولون أن العبد ليس له اختيار في فعله هم .........، ومن يقولون أن العبد مستقل بعمله؛ ليس لله فيه قدرة هم ........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0</text:p>
          </table:table-cell>
          <table:table-cell/>
          <table:table-cell office:value-type="string" calcext:value-type="string">
            <text:p>أ- الجبرية / القدرية.</text:p>
          </table:table-cell>
          <table:table-cell office:value-type="string" calcext:value-type="string">
            <text:p>ب- القدرية/ الجبرية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٥) {وَاْللَّهُ يُرِيدُ أًن يَتُوبَ عَلَيْكُمْ} هذه الآية تدل على إرادة الله ....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1</text:p>
          </table:table-cell>
          <table:table-cell/>
          <table:table-cell office:value-type="string" calcext:value-type="string">
            <text:p>أ- الكونية.</text:p>
          </table:table-cell>
          <table:table-cell office:value-type="string" calcext:value-type="string">
            <text:p>ب- الشرعية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٦) ذكر الكاتب حديث النبي ﷺ: (يخرج من النار من قال: "لا إله إلا الله" وفي قلبه مثقال بُرة، أو خردلة، أو ذرة من إيمان) للتدليل على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0</text:p>
          </table:table-cell>
          <table:table-cell/>
          <table:table-cell office:value-type="string" calcext:value-type="string">
            <text:p>أ- دليلًا على تفاضل الإيمان.</text:p>
          </table:table-cell>
          <table:table-cell office:value-type="string" calcext:value-type="string">
            <text:p>ب- دليلًا على أن الإيمان يزيد وينقص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٧) يجب الإيمان بكل ما أخبر به النبي ﷺ وصحَّ به النقل عنه؛ سواء كان ذلك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أ- فيما شهدناه أو غاب عنا.</text:p>
          </table:table-cell>
          <table:table-cell office:value-type="string" calcext:value-type="string">
            <text:p>ب- فيما عقلناه وجهلناه.</text:p>
          </table:table-cell>
          <table:table-cell office:value-type="string" calcext:value-type="string">
            <text:p>ج- فيما لم نطلع على حقيقة معناه.</text:p>
          </table:table-cell>
          <table:table-cell table:number-columns-repeated="7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٩) أنكروا عذاب القبر متعللين بأننا لو نبشنا القبر لوجدناه كما هو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0 0</text:p>
          </table:table-cell>
          <table:table-cell/>
          <table:table-cell office:value-type="string" calcext:value-type="string">
            <text:p>أ- الملاحدة.</text:p>
          </table:table-cell>
          <table:table-cell office:value-type="string" calcext:value-type="string">
            <text:p>ب- الشيعة.</text:p>
          </table:table-cell>
          <table:table-cell office:value-type="string" calcext:value-type="string">
            <text:p>ج- الرافضة.</text:p>
          </table:table-cell>
          <table:table-cell table:number-columns-repeated="7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١٠) قال ابن تيمية: "مذهب سلف الأمة وأئمتها أن عذاب القبر أو نعيمه يحصل لـ <text:s/>...."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1 0</text:p>
          </table:table-cell>
          <table:table-cell/>
          <table:table-cell office:value-type="string" calcext:value-type="string">
            <text:p>أ- روح الميت فقط.</text:p>
          </table:table-cell>
          <table:table-cell office:value-type="string" calcext:value-type="string">
            <text:p>ب- روح الميت وبدنه.</text:p>
          </table:table-cell>
          <table:table-cell office:value-type="string" calcext:value-type="string">
            <text:p>ج- بدن الميت فقط.</text:p>
          </table:table-cell>
          <table:table-cell table:number-columns-repeated="7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١١) الحساب عامٌ لجميع الناس إلا من استثناهم النبي ﷺ وهم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0</text:p>
          </table:table-cell>
          <table:table-cell/>
          <table:table-cell office:value-type="string" calcext:value-type="string">
            <text:p>أ- سبعون ألفًا من هذه الأمة.</text:p>
          </table:table-cell>
          <table:table-cell office:value-type="string" calcext:value-type="string">
            <text:p>ب- ال ١٠ المبشرون بالجنة فقط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١٢) أول ما يُحاسب عليه العبد من حقوق الله يوم القيامة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0 1</text:p>
          </table:table-cell>
          <table:table-cell/>
          <table:table-cell office:value-type="string" calcext:value-type="string">
            <text:p>أ- الصدقة.</text:p>
          </table:table-cell>
          <table:table-cell office:value-type="string" calcext:value-type="string">
            <text:p>ب- الصيام.</text:p>
          </table:table-cell>
          <table:table-cell office:value-type="string" calcext:value-type="string">
            <text:p>ج- الصلاة.</text:p>
          </table:table-cell>
          <table:table-cell table:number-columns-repeated="7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١٣) أول ما يُقضى في حقوق الناس يوم القيامة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1</text:p>
          </table:table-cell>
          <table:table-cell/>
          <table:table-cell office:value-type="string" calcext:value-type="string">
            <text:p>أ- الأموال.</text:p>
          </table:table-cell>
          <table:table-cell office:value-type="string" calcext:value-type="string">
            <text:p>ب- الدماء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١٤) "ثلاثة مواطن لا يذكر أحدٌ أحدًا" وردت في حديث للنبي ﷺ، وهذه المواطن هي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1</text:p>
          </table:table-cell>
          <table:table-cell/>
          <table:table-cell office:value-type="string" calcext:value-type="string">
            <text:p>أ- عند الموت، عند الصراط، عند ورود الحوض.</text:p>
          </table:table-cell>
          <table:table-cell office:value-type="string" calcext:value-type="string">
            <text:p>ب- عند الميزان، عند تطاير الصحف، وعند الصراط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١٥) أنكر المعتزلة ثبوت الحوض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0</text:p>
          </table:table-cell>
          <table:table-cell/>
          <table:table-cell office:value-type="string" calcext:value-type="string">
            <text:p>أ- صح.</text:p>
          </table:table-cell>
          <table:table-cell office:value-type="string" calcext:value-type="string">
            <text:p>ب- خطأ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١٦) ذكر الكاتب أن الشفاعة العظمى هي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1</text:p>
          </table:table-cell>
          <table:table-cell/>
          <table:table-cell office:value-type="string" calcext:value-type="string">
            <text:p>أ- الشفاعة فيمن دخل النار من المؤمنين من أهل الكبائر أن يخرجوا منها.</text:p>
          </table:table-cell>
          <table:table-cell office:value-type="string" calcext:value-type="string">
            <text:p>ب- شفاعة النبيﷺ في أهل الموقف عند الله ليقضى بينهم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١٨) اختُصَّ النبي ﷺ بخصائصٍ ذكر المؤلف منها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0 1 1 1</text:p>
          </table:table-cell>
          <table:table-cell/>
          <table:table-cell office:value-type="string" calcext:value-type="string">
            <text:p>أ- سبقُ أمته الأمم في دخول الجنة.</text:p>
          </table:table-cell>
          <table:table-cell office:value-type="string" calcext:value-type="string">
            <text:p>ب- أنه أبو الأنبياء، وملته أصل الملل.</text:p>
          </table:table-cell>
          <table:table-cell office:value-type="string" calcext:value-type="string">
            <text:p>ج- أنه صاحب لواء الحمد والمقام المحمود.</text:p>
          </table:table-cell>
          <table:table-cell office:value-type="string" calcext:value-type="string">
            <text:p>د- أنه صاحب الحوض المورود.</text:p>
          </table:table-cell>
          <table:table-cell office:value-type="string" calcext:value-type="string">
            <text:p>هـ- أن صحابته خير أصحاب الأنبياء.</text:p>
          </table:table-cell>
          <table:table-cell table:number-columns-repeated="5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١٩) أفضل الصحابة ..... ثم ...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1</text:p>
          </table:table-cell>
          <table:table-cell/>
          <table:table-cell office:value-type="string" calcext:value-type="string">
            <text:p>أ- الأنصار، المهاجرون.</text:p>
          </table:table-cell>
          <table:table-cell office:value-type="string" calcext:value-type="string">
            <text:p>ب- المهاجرون، الأنصار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٢٠) العشرة المبشرون بالجنة هم الخلفاء الراشدون الأربعة وتمام العشرة هم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0 1</text:p>
          </table:table-cell>
          <table:table-cell/>
          <table:table-cell office:value-type="string" calcext:value-type="string">
            <text:p>أ- طلحة والزبير وسعد بن معاذ وسعيد بن جبير وعبد الرحمن بن عوف وأبو عبيدة.</text:p>
          </table:table-cell>
          <table:table-cell office:value-type="string" calcext:value-type="string">
            <text:p>ب- طلحة والزبير والحسن والحسين وعبد الرحمن بن عوف وأبو عبيدة.</text:p>
          </table:table-cell>
          <table:table-cell office:value-type="string" calcext:value-type="string">
            <text:p>ج- طلحة والزبير وسعد بن أبي وقاص وسعيد بن زيد وعبد الرحمن بن عوف وأبو عبيدة.</text:p>
          </table:table-cell>
          <table:table-cell table:number-columns-repeated="7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٢١) تنقسم الشهادة بالجنة أو النار إلى شهادة عامة وشهادة خاصة، حيث الشهادة العامة معلقة بـ.... والخاصة معلقة بـ .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0</text:p>
          </table:table-cell>
          <table:table-cell/>
          <table:table-cell office:value-type="string" calcext:value-type="string">
            <text:p>أ- الوصف، الشخص.</text:p>
          </table:table-cell>
          <table:table-cell office:value-type="string" calcext:value-type="string">
            <text:p>ب- الشخص، الوصف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٢٢) المُعيّنون من أهل النار في السنة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1</text:p>
          </table:table-cell>
          <table:table-cell/>
          <table:table-cell office:value-type="string" calcext:value-type="string">
            <text:p>أ- أبو جهل وأبو لهب وأبو طالب.</text:p>
          </table:table-cell>
          <table:table-cell office:value-type="string" calcext:value-type="string">
            <text:p>ب- أبو طالب وعمرو الخزاعي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٢٣) الطائفة التي قالت: (فاعل الكبيرة كافر مخلَّد في النار) هي طائف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0</text:p>
          </table:table-cell>
          <table:table-cell/>
          <table:table-cell office:value-type="string" calcext:value-type="string">
            <text:p>أ- الخوارج.</text:p>
          </table:table-cell>
          <table:table-cell office:value-type="string" calcext:value-type="string">
            <text:p>ب- المعتزلة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٢٤) الطائفة التي قالت: (فاعل الكبيرة خارج عن الإيمان، ليس بمؤمن ولا كافر في منزلة بين المنزلتين، وهو خالد في النار) <text:s/>هي طائفة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0</text:p>
          </table:table-cell>
          <table:table-cell/>
          <table:table-cell office:value-type="string" calcext:value-type="string">
            <text:p>أ- المعتزلة.</text:p>
          </table:table-cell>
          <table:table-cell office:value-type="string" calcext:value-type="string">
            <text:p>ب- الخوارج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٢٥) من حقوق الصحابة رضي الله عنهم على هذه الأمة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أ- محبتهم بالقلب والثناء عليهم باللسان.</text:p>
          </table:table-cell>
          <table:table-cell office:value-type="string" calcext:value-type="string">
            <text:p>ب- الترحم عليهم والاستغفار لهم.</text:p>
          </table:table-cell>
          <table:table-cell office:value-type="string" calcext:value-type="string">
            <text:p>ج- الكف عن مساوئهم التي وإن صدرت فهي قليلة.</text:p>
          </table:table-cell>
          <table:table-cell table:number-columns-repeated="7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٢٦) اثنتان من زوجات النبي صلى الله عليه وسلم توفيتا قبله، وهما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1</text:p>
          </table:table-cell>
          <table:table-cell/>
          <table:table-cell office:value-type="string" calcext:value-type="string">
            <text:p>أ- خديجة بنت خويلد وزينب بنت جحش رضي الله عنهما.</text:p>
          </table:table-cell>
          <table:table-cell office:value-type="string" calcext:value-type="string">
            <text:p>ب- خديجة بنت خويلد وزينب بنت خزيمة رضي الله عنهما.</text:p>
          </table:table-cell>
          <table:table-cell table:number-columns-repeated="8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هم الذين يغالون في آل البيت ويُكفرون من عداهم من الصحابة أو يفسقونهم. <text:s text:c="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0 1 0</text:p>
          </table:table-cell>
          <table:table-cell/>
          <table:table-cell office:value-type="string" calcext:value-type="string">
            <text:p>الخوارج </text:p>
          </table:table-cell>
          <table:table-cell office:value-type="string" calcext:value-type="string">
            <text:p>الكرامية </text:p>
          </table:table-cell>
          <table:table-cell office:value-type="string" calcext:value-type="string">
            <text:p>الرافضية </text:p>
          </table:table-cell>
          <table:table-cell office:value-type="string" calcext:value-type="string">
            <text:p>الجهمية </text:p>
          </table:table-cell>
          <table:table-cell table:number-columns-repeated="6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هم الذين خرجوا لقتال علي بن أبي طالب بسبب التحكيم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0 0 0</text:p>
          </table:table-cell>
          <table:table-cell/>
          <table:table-cell office:value-type="string" calcext:value-type="string">
            <text:p>الخوارج </text:p>
          </table:table-cell>
          <table:table-cell office:value-type="string" calcext:value-type="string">
            <text:p>الكرامية </text:p>
          </table:table-cell>
          <table:table-cell office:value-type="string" calcext:value-type="string">
            <text:p>الرافضية </text:p>
          </table:table-cell>
          <table:table-cell office:value-type="string" calcext:value-type="string">
            <text:p>الجهمية </text:p>
          </table:table-cell>
          <table:table-cell table:number-columns-repeated="6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مذهبهم في الصفات التعطيل والنفي، وفي القدر القول بالجب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0 0 1</text:p>
          </table:table-cell>
          <table:table-cell/>
          <table:table-cell office:value-type="string" calcext:value-type="string">
            <text:p>الخوارج </text:p>
          </table:table-cell>
          <table:table-cell office:value-type="string" calcext:value-type="string">
            <text:p>الكرامية </text:p>
          </table:table-cell>
          <table:table-cell office:value-type="string" calcext:value-type="string">
            <text:p>الرافضية </text:p>
          </table:table-cell>
          <table:table-cell office:value-type="string" calcext:value-type="string">
            <text:p>الجهمية </text:p>
          </table:table-cell>
          <table:table-cell table:number-columns-repeated="6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أتباع محمد بن كرام، يميلون إلى التشبيه والقول بالإرجاء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1 0 0</text:p>
          </table:table-cell>
          <table:table-cell/>
          <table:table-cell office:value-type="string" calcext:value-type="string">
            <text:p>الخوارج </text:p>
          </table:table-cell>
          <table:table-cell office:value-type="string" calcext:value-type="string">
            <text:p>الكرامية </text:p>
          </table:table-cell>
          <table:table-cell office:value-type="string" calcext:value-type="string">
            <text:p>الرافضية </text:p>
          </table:table-cell>
          <table:table-cell office:value-type="string" calcext:value-type="string">
            <text:p>الجهمية </text:p>
          </table:table-cell>
          <table:table-cell table:number-columns-repeated="6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مذهبهم تكفير فاعل الكبيرة وتخليده في النا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0 0 0</text:p>
          </table:table-cell>
          <table:table-cell/>
          <table:table-cell office:value-type="string" calcext:value-type="string">
            <text:p>الخوارج </text:p>
          </table:table-cell>
          <table:table-cell office:value-type="string" calcext:value-type="string">
            <text:p>الكرامية </text:p>
          </table:table-cell>
          <table:table-cell office:value-type="string" calcext:value-type="string">
            <text:p>الرافضية </text:p>
          </table:table-cell>
          <table:table-cell office:value-type="string" calcext:value-type="string">
            <text:p>الجهمية </text:p>
          </table:table-cell>
          <table:table-cell table:number-columns-repeated="6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أتباع واصل بن عطاء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1 0 0</text:p>
          </table:table-cell>
          <table:table-cell/>
          <table:table-cell office:value-type="string" calcext:value-type="string">
            <text:p>القدرية </text:p>
          </table:table-cell>
          <table:table-cell office:value-type="string" calcext:value-type="string">
            <text:p>المعتزلة </text:p>
          </table:table-cell>
          <table:table-cell office:value-type="string" calcext:value-type="string">
            <text:p>المرجئة </text:p>
          </table:table-cell>
          <table:table-cell office:value-type="string" calcext:value-type="string">
            <text:p>السالمة </text:p>
          </table:table-cell>
          <table:table-cell table:number-columns-repeated="6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أتباع رجل يقال له ابن سالم يقولون بالتشبيه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0 0 1</text:p>
          </table:table-cell>
          <table:table-cell/>
          <table:table-cell office:value-type="string" calcext:value-type="string">
            <text:p>القدرية </text:p>
          </table:table-cell>
          <table:table-cell office:value-type="string" calcext:value-type="string">
            <text:p>المعتزلة </text:p>
          </table:table-cell>
          <table:table-cell office:value-type="string" calcext:value-type="string">
            <text:p>المرجئة </text:p>
          </table:table-cell>
          <table:table-cell office:value-type="string" calcext:value-type="string">
            <text:p>السالمة </text:p>
          </table:table-cell>
          <table:table-cell table:number-columns-repeated="6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هم الذين يقولون بإرجاء العمل عن الإيمان أي تأخيره عنه فليس العمل عندهم من الإيمان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0 1 0</text:p>
          </table:table-cell>
          <table:table-cell/>
          <table:table-cell office:value-type="string" calcext:value-type="string">
            <text:p>القدرية </text:p>
          </table:table-cell>
          <table:table-cell office:value-type="string" calcext:value-type="string">
            <text:p>المعتزلة </text:p>
          </table:table-cell>
          <table:table-cell office:value-type="string" calcext:value-type="string">
            <text:p>المرجئة </text:p>
          </table:table-cell>
          <table:table-cell office:value-type="string" calcext:value-type="string">
            <text:p>السالمة </text:p>
          </table:table-cell>
          <table:table-cell table:number-columns-repeated="6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يقولون إن الفاسق في منزلة بين منزلتين؛ لا مؤمن ولا كافر وهو مخلد في النا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1 0 0</text:p>
          </table:table-cell>
          <table:table-cell/>
          <table:table-cell office:value-type="string" calcext:value-type="string">
            <text:p>القدرية </text:p>
          </table:table-cell>
          <table:table-cell office:value-type="string" calcext:value-type="string">
            <text:p>المعتزلة </text:p>
          </table:table-cell>
          <table:table-cell office:value-type="string" calcext:value-type="string">
            <text:p>المرجئة </text:p>
          </table:table-cell>
          <table:table-cell office:value-type="string" calcext:value-type="string">
            <text:p>السالمة </text:p>
          </table:table-cell>
          <table:table-cell table:number-columns-repeated="6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هم الذين يقولون بنفي القدر عن أفعال العبد وأن للعبد إرادة وقدرة مستقلين عن إرادة الله وقدرته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1 0 0</text:p>
          </table:table-cell>
          <table:table-cell/>
          <table:table-cell office:value-type="string" calcext:value-type="string">
            <text:p>القدرية </text:p>
          </table:table-cell>
          <table:table-cell office:value-type="string" calcext:value-type="string">
            <text:p>المعتزلة </text:p>
          </table:table-cell>
          <table:table-cell office:value-type="string" calcext:value-type="string">
            <text:p>المرجئة </text:p>
          </table:table-cell>
          <table:table-cell office:value-type="string" calcext:value-type="string">
            <text:p>السالمة </text:p>
          </table:table-cell>
          <table:table-cell table:number-columns-repeated="6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شرح لمعة الاعتقاد – محمد بن صالح العثيمين</text:p>
          </table:table-cell>
          <table:table-cell office:value-type="string" calcext:value-type="string">
            <text:p>العقيدة::شرح_لمعة_الاعتقاد::ص89-167</text:p>
          </table:table-cell>
          <table:table-cell table:number-columns-repeated="1008"/>
        </table:table-row>
        <table:table-row table:style-name="ro1" table:number-rows-repeated="148">
          <table:table-cell table:number-columns-repeated="1024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41">
          <table:table-cell table:number-columns-repeated="1024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3"/>
          <table:table-cell table:number-columns-repeated="1017"/>
        </table:table-row>
        <table:table-row table:style-name="ro1" table:number-rows-repeated="106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 table:number-rows-repeated="10479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putOrdered" table:style-name="ta1">
        <office:forms form:automatic-focus="false" form:apply-design-mode="false"/>
        <table:table-column table:style-name="co2" table:number-columns-repeated="64" table:default-cell-style-name="ce1"/>
        <table:table-row table:style-name="ro2">
          <table:table-cell table:style-name="ce3" office:value-type="string" calcext:value-type="string">
            <text:p>السؤال</text:p>
          </table:table-cell>
          <table:table-cell table:style-name="ce3" office:value-type="string" calcext:value-type="string">
            <text:p>العنوان</text:p>
          </table:table-cell>
          <table:table-cell table:style-name="ce3" office:value-type="string" calcext:value-type="string">
            <text:p>نوع السؤال</text:p>
          </table:table-cell>
          <table:table-cell table:style-name="ce3" office:value-type="string" calcext:value-type="string">
            <text:p>الجواب 1</text:p>
          </table:table-cell>
          <table:table-cell table:style-name="ce3" office:value-type="string" calcext:value-type="string">
            <text:p>الجواب 2</text:p>
          </table:table-cell>
          <table:table-cell table:style-name="ce3" office:value-type="string" calcext:value-type="string">
            <text:p>الجواب 3</text:p>
          </table:table-cell>
          <table:table-cell table:style-name="ce3" office:value-type="string" calcext:value-type="string">
            <text:p>الجواب 4</text:p>
          </table:table-cell>
          <table:table-cell table:style-name="ce3" office:value-type="string" calcext:value-type="string">
            <text:p>الجواب 5</text:p>
          </table:table-cell>
          <table:table-cell table:style-name="ce3" office:value-type="string" calcext:value-type="string">
            <text:p>الإجابات</text:p>
          </table:table-cell>
          <table:table-cell table:style-name="ce3" office:value-type="string" calcext:value-type="string">
            <text:p>نص الجواب</text:p>
          </table:table-cell>
          <table:table-cell table:style-name="ce3" office:value-type="string" calcext:value-type="string">
            <text:p>إضافات</text:p>
          </table:table-cell>
          <table:table-cell table:style-name="ce3" office:value-type="string" calcext:value-type="string">
            <text:p>صورة</text:p>
          </table:table-cell>
          <table:table-cell table:style-name="ce3" office:value-type="string" calcext:value-type="string">
            <text:p>البناء المنهجي</text:p>
          </table:table-cell>
          <table:table-cell table:style-name="ce3" office:value-type="string" calcext:value-type="string">
            <text:p>مرئيات</text:p>
          </table:table-cell>
          <table:table-cell table:style-name="ce3" office:value-type="string" calcext:value-type="string">
            <text:p>المصادر</text:p>
          </table:table-cell>
          <table:table-cell table:style-name="ce5" office:value-type="string" calcext:value-type="string">
            <text:p>Tags</text:p>
          </table:table-cell>
          <table:table-cell table:number-columns-repeated="48"/>
        </table:table-row>
        <table:table-row table:style-name="ro1">
          <table:table-cell table:formula="of:=IF([$DataEntry.A1]=&quot;&quot;;&quot;&quot;;[$DataEntry.A1])" office:value-type="string" office:string-value="١) قال النبي ﷺ: &quot;آمنت بالقدر خيره وشره، وحلوه ومره&quot; الخير والشر باعتبار .....، والحلاوة والمرارة باعتبار ......" calcext:value-type="string">
            <text:p>١) قال النبي ﷺ: "آمنت بالقدر خيره وشره، وحلوه ومره" الخير والشر باعتبار .....، والحلاوة والمرارة باعتبار ......</text:p>
          </table:table-cell>
          <table:table-cell table:formula="of:=&quot;&quot;">
            <text:p/>
          </table:table-cell>
          <table:table-cell table:style-name="ce4" table:formula="of:=IF([$DataEntry.B1]=&quot;&quot;;&quot;&quot;;[$DataEntry.B1])" office:value-type="float" office:value="2" calcext:value-type="float">
            <text:p>2</text:p>
          </table:table-cell>
          <table:table-cell table:formula="of:=IF([$DataEntry.E1]=&quot;&quot;;&quot;&quot;;[$DataEntry.E1])" office:value-type="string" office:string-value="أ- وقت إصابته، العاقبة." calcext:value-type="string">
            <text:p>أ- وقت إصابته، العاقبة.</text:p>
          </table:table-cell>
          <table:table-cell table:formula="of:=IF([$DataEntry.F1]=&quot;&quot;;&quot;&quot;;[$DataEntry.F1])" office:value-type="string" office:string-value="ب- العاقبة، وقت إصابته." calcext:value-type="string">
            <text:p>ب- العاقبة، وقت إصابته.</text:p>
          </table:table-cell>
          <table:table-cell table:formula="of:=IF([$DataEntry.G1]=&quot;&quot;;&quot;&quot;;[$DataEntry.G1])">
            <text:p/>
          </table:table-cell>
          <table:table-cell table:formula="of:=IF([$DataEntry.H1]=&quot;&quot;;&quot;&quot;;[$DataEntry.H1])">
            <text:p/>
          </table:table-cell>
          <table:table-cell table:formula="of:=IF([$DataEntry.I1]=&quot;&quot;;&quot;&quot;;[$DataEntry.I1])">
            <text:p/>
          </table:table-cell>
          <table:table-cell table:formula="of:=IF([$DataEntry.C1]=&quot;&quot;;&quot;&quot;;[$DataEntry.C1])" office:value-type="string" office:string-value="0 1" calcext:value-type="string">
            <text:p>0 1</text:p>
          </table:table-cell>
          <table:table-cell table:formula="of:=&quot;&quot;">
            <text:p/>
          </table:table-cell>
          <table:table-cell table:formula="of:=IF([$DataEntry.D1]=&quot;&quot;;&quot;&quot;;[$DataEntry.D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]=&quot;&quot;;&quot;&quot;;[$DataEntry.N1])">
            <text:p/>
          </table:table-cell>
          <table:table-cell table:formula="of:=IF([$DataEntry.O1]=&quot;&quot;;&quot;&quot;;[$DataEntry.O1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1]=&quot;&quot;;&quot;&quot;;[$DataEntry.P1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2]=&quot;&quot;;&quot;&quot;;[$DataEntry.A2])">
            <text:p/>
          </table:table-cell>
          <table:table-cell table:formula="of:=&quot;&quot;">
            <text:p/>
          </table:table-cell>
          <table:table-cell table:formula="of:=IF([$DataEntry.B2]=&quot;&quot;;&quot;&quot;;[$DataEntry.B2])">
            <text:p/>
          </table:table-cell>
          <table:table-cell table:formula="of:=IF([$DataEntry.E2]=&quot;&quot;;&quot;&quot;;[$DataEntry.E2])">
            <text:p/>
          </table:table-cell>
          <table:table-cell table:formula="of:=IF([$DataEntry.F2]=&quot;&quot;;&quot;&quot;;[$DataEntry.F2])">
            <text:p/>
          </table:table-cell>
          <table:table-cell table:formula="of:=IF([$DataEntry.G2]=&quot;&quot;;&quot;&quot;;[$DataEntry.G2])">
            <text:p/>
          </table:table-cell>
          <table:table-cell table:formula="of:=IF([$DataEntry.H2]=&quot;&quot;;&quot;&quot;;[$DataEntry.H2])">
            <text:p/>
          </table:table-cell>
          <table:table-cell table:formula="of:=IF([$DataEntry.I2]=&quot;&quot;;&quot;&quot;;[$DataEntry.I2])">
            <text:p/>
          </table:table-cell>
          <table:table-cell table:formula="of:=IF([$DataEntry.C2]=&quot;&quot;;&quot;&quot;;[$DataEntry.C2])">
            <text:p/>
          </table:table-cell>
          <table:table-cell table:formula="of:=&quot;&quot;">
            <text:p/>
          </table:table-cell>
          <table:table-cell table:formula="of:=IF([$DataEntry.D2]=&quot;&quot;;&quot;&quot;;[$DataEntry.D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]=&quot;&quot;;&quot;&quot;;[$DataEntry.N2])">
            <text:p/>
          </table:table-cell>
          <table:table-cell table:formula="of:=IF([$DataEntry.O2]=&quot;&quot;;&quot;&quot;;[$DataEntry.O2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2]=&quot;&quot;;&quot;&quot;;[$DataEntry.P2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3]=&quot;&quot;;&quot;&quot;;[$DataEntry.A3])" office:value-type="string" office:string-value="٢) &quot;أفعال العباد كلها مخلوقة لله&quot; هل في ذلك حجة لنا في ترك الأوامر واجتناب النواهي؟" calcext:value-type="string">
            <text:p>٢) "أفعال العباد كلها مخلوقة لله" هل في ذلك حجة لنا في ترك الأوامر واجتناب النواهي؟</text:p>
          </table:table-cell>
          <table:table-cell table:formula="of:=&quot;&quot;">
            <text:p/>
          </table:table-cell>
          <table:table-cell table:formula="of:=IF([$DataEntry.B3]=&quot;&quot;;&quot;&quot;;[$DataEntry.B3])" office:value-type="float" office:value="2" calcext:value-type="float">
            <text:p>2</text:p>
          </table:table-cell>
          <table:table-cell table:formula="of:=IF([$DataEntry.E3]=&quot;&quot;;&quot;&quot;;[$DataEntry.E3])" office:value-type="string" office:string-value="أ- نعم، حجة." calcext:value-type="string">
            <text:p>أ- نعم، حجة.</text:p>
          </table:table-cell>
          <table:table-cell table:formula="of:=IF([$DataEntry.F3]=&quot;&quot;;&quot;&quot;;[$DataEntry.F3])" office:value-type="string" office:string-value="ب- لا، ليس بحجة." calcext:value-type="string">
            <text:p>ب- لا، ليس بحجة.</text:p>
          </table:table-cell>
          <table:table-cell table:formula="of:=IF([$DataEntry.G3]=&quot;&quot;;&quot;&quot;;[$DataEntry.G3])">
            <text:p/>
          </table:table-cell>
          <table:table-cell table:formula="of:=IF([$DataEntry.H3]=&quot;&quot;;&quot;&quot;;[$DataEntry.H3])">
            <text:p/>
          </table:table-cell>
          <table:table-cell table:formula="of:=IF([$DataEntry.I3]=&quot;&quot;;&quot;&quot;;[$DataEntry.I3])">
            <text:p/>
          </table:table-cell>
          <table:table-cell table:formula="of:=IF([$DataEntry.C3]=&quot;&quot;;&quot;&quot;;[$DataEntry.C3])" office:value-type="string" office:string-value="0 1" calcext:value-type="string">
            <text:p>0 1</text:p>
          </table:table-cell>
          <table:table-cell table:formula="of:=&quot;&quot;">
            <text:p/>
          </table:table-cell>
          <table:table-cell table:formula="of:=IF([$DataEntry.D3]=&quot;&quot;;&quot;&quot;;[$DataEntry.D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]=&quot;&quot;;&quot;&quot;;[$DataEntry.N3])">
            <text:p/>
          </table:table-cell>
          <table:table-cell table:formula="of:=IF([$DataEntry.O3]=&quot;&quot;;&quot;&quot;;[$DataEntry.O3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3]=&quot;&quot;;&quot;&quot;;[$DataEntry.P3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4]=&quot;&quot;;&quot;&quot;;[$DataEntry.A4])">
            <text:p/>
          </table:table-cell>
          <table:table-cell table:formula="of:=&quot;&quot;">
            <text:p/>
          </table:table-cell>
          <table:table-cell table:formula="of:=IF([$DataEntry.B4]=&quot;&quot;;&quot;&quot;;[$DataEntry.B4])">
            <text:p/>
          </table:table-cell>
          <table:table-cell table:formula="of:=IF([$DataEntry.E4]=&quot;&quot;;&quot;&quot;;[$DataEntry.E4])">
            <text:p/>
          </table:table-cell>
          <table:table-cell table:formula="of:=IF([$DataEntry.F4]=&quot;&quot;;&quot;&quot;;[$DataEntry.F4])">
            <text:p/>
          </table:table-cell>
          <table:table-cell table:formula="of:=IF([$DataEntry.G4]=&quot;&quot;;&quot;&quot;;[$DataEntry.G4])">
            <text:p/>
          </table:table-cell>
          <table:table-cell table:formula="of:=IF([$DataEntry.H4]=&quot;&quot;;&quot;&quot;;[$DataEntry.H4])">
            <text:p/>
          </table:table-cell>
          <table:table-cell table:formula="of:=IF([$DataEntry.I4]=&quot;&quot;;&quot;&quot;;[$DataEntry.I4])">
            <text:p/>
          </table:table-cell>
          <table:table-cell table:formula="of:=IF([$DataEntry.C4]=&quot;&quot;;&quot;&quot;;[$DataEntry.C4])">
            <text:p/>
          </table:table-cell>
          <table:table-cell table:formula="of:=&quot;&quot;">
            <text:p/>
          </table:table-cell>
          <table:table-cell table:formula="of:=IF([$DataEntry.D4]=&quot;&quot;;&quot;&quot;;[$DataEntry.D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]=&quot;&quot;;&quot;&quot;;[$DataEntry.N4])">
            <text:p/>
          </table:table-cell>
          <table:table-cell table:formula="of:=IF([$DataEntry.O4]=&quot;&quot;;&quot;&quot;;[$DataEntry.O4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4]=&quot;&quot;;&quot;&quot;;[$DataEntry.P4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5]=&quot;&quot;;&quot;&quot;;[$DataEntry.A5])" office:value-type="string" office:string-value="٣) &quot;إن للعبد فعلًا وكسبًا يُجزى على حسنه بالثواب، وعلى سيئه بالعقاب&quot; هنا يكون التوفيق بين كون فعل العبد مخلوقًا لله وكونه كسبًا للفاعل في:" calcext:value-type="string">
            <text:p>٣) "إن للعبد فعلًا وكسبًا يُجزى على حسنه بالثواب، وعلى سيئه بالعقاب" هنا يكون التوفيق بين كون فعل العبد مخلوقًا لله وكونه كسبًا للفاعل في:</text:p>
          </table:table-cell>
          <table:table-cell table:formula="of:=&quot;&quot;">
            <text:p/>
          </table:table-cell>
          <table:table-cell table:formula="of:=IF([$DataEntry.B5]=&quot;&quot;;&quot;&quot;;[$DataEntry.B5])" office:value-type="float" office:value="2" calcext:value-type="float">
            <text:p>2</text:p>
          </table:table-cell>
          <table:table-cell table:formula="of:=IF([$DataEntry.E5]=&quot;&quot;;&quot;&quot;;[$DataEntry.E5])" office:value-type="string" office:string-value="أ- أن فعل العبد من صفاته والعبد وصفاته مخلوقان لله تعالى." calcext:value-type="string">
            <text:p>أ- أن فعل العبد من صفاته والعبد وصفاته مخلوقان لله تعالى.</text:p>
          </table:table-cell>
          <table:table-cell table:formula="of:=IF([$DataEntry.F5]=&quot;&quot;;&quot;&quot;;[$DataEntry.F5])" office:value-type="string" office:string-value="ب- أن فعل العبد صادر عن إرادة قلبية وقدرة بدنية ولولاهما لم يكن فعلًا." calcext:value-type="string">
            <text:p>ب- أن فعل العبد صادر عن إرادة قلبية وقدرة بدنية ولولاهما لم يكن فعلًا.</text:p>
          </table:table-cell>
          <table:table-cell table:formula="of:=IF([$DataEntry.G5]=&quot;&quot;;&quot;&quot;;[$DataEntry.G5])" office:value-type="string" office:string-value="ج- كلاهما." calcext:value-type="string">
            <text:p>ج- كلاهما.</text:p>
          </table:table-cell>
          <table:table-cell table:formula="of:=IF([$DataEntry.H5]=&quot;&quot;;&quot;&quot;;[$DataEntry.H5])">
            <text:p/>
          </table:table-cell>
          <table:table-cell table:formula="of:=IF([$DataEntry.I5]=&quot;&quot;;&quot;&quot;;[$DataEntry.I5])">
            <text:p/>
          </table:table-cell>
          <table:table-cell table:formula="of:=IF([$DataEntry.C5]=&quot;&quot;;&quot;&quot;;[$DataEntry.C5])" office:value-type="string" office:string-value="0 0 1" calcext:value-type="string">
            <text:p>0 0 1</text:p>
          </table:table-cell>
          <table:table-cell table:formula="of:=&quot;&quot;">
            <text:p/>
          </table:table-cell>
          <table:table-cell table:formula="of:=IF([$DataEntry.D5]=&quot;&quot;;&quot;&quot;;[$DataEntry.D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]=&quot;&quot;;&quot;&quot;;[$DataEntry.N5])">
            <text:p/>
          </table:table-cell>
          <table:table-cell table:formula="of:=IF([$DataEntry.O5]=&quot;&quot;;&quot;&quot;;[$DataEntry.O5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5]=&quot;&quot;;&quot;&quot;;[$DataEntry.P5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6]=&quot;&quot;;&quot;&quot;;[$DataEntry.A6])">
            <text:p/>
          </table:table-cell>
          <table:table-cell table:formula="of:=&quot;&quot;">
            <text:p/>
          </table:table-cell>
          <table:table-cell table:formula="of:=IF([$DataEntry.B6]=&quot;&quot;;&quot;&quot;;[$DataEntry.B6])">
            <text:p/>
          </table:table-cell>
          <table:table-cell table:formula="of:=IF([$DataEntry.E6]=&quot;&quot;;&quot;&quot;;[$DataEntry.E6])">
            <text:p/>
          </table:table-cell>
          <table:table-cell table:formula="of:=IF([$DataEntry.F6]=&quot;&quot;;&quot;&quot;;[$DataEntry.F6])">
            <text:p/>
          </table:table-cell>
          <table:table-cell table:formula="of:=IF([$DataEntry.G6]=&quot;&quot;;&quot;&quot;;[$DataEntry.G6])">
            <text:p/>
          </table:table-cell>
          <table:table-cell table:formula="of:=IF([$DataEntry.H6]=&quot;&quot;;&quot;&quot;;[$DataEntry.H6])">
            <text:p/>
          </table:table-cell>
          <table:table-cell table:formula="of:=IF([$DataEntry.I6]=&quot;&quot;;&quot;&quot;;[$DataEntry.I6])">
            <text:p/>
          </table:table-cell>
          <table:table-cell table:formula="of:=IF([$DataEntry.C6]=&quot;&quot;;&quot;&quot;;[$DataEntry.C6])">
            <text:p/>
          </table:table-cell>
          <table:table-cell table:formula="of:=&quot;&quot;">
            <text:p/>
          </table:table-cell>
          <table:table-cell table:formula="of:=IF([$DataEntry.D6]=&quot;&quot;;&quot;&quot;;[$DataEntry.D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]=&quot;&quot;;&quot;&quot;;[$DataEntry.N6])">
            <text:p/>
          </table:table-cell>
          <table:table-cell table:formula="of:=IF([$DataEntry.O6]=&quot;&quot;;&quot;&quot;;[$DataEntry.O6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6]=&quot;&quot;;&quot;&quot;;[$DataEntry.P6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7]=&quot;&quot;;&quot;&quot;;[$DataEntry.A7])" office:value-type="string" office:string-value="٤) من يقولون أن العبد ليس له اختيار في فعله هم .........، ومن يقولون أن العبد مستقل بعمله؛ ليس لله فيه قدرة هم ..........." calcext:value-type="string">
            <text:p>٤) من يقولون أن العبد ليس له اختيار في فعله هم .........، ومن يقولون أن العبد مستقل بعمله؛ ليس لله فيه قدرة هم ...........</text:p>
          </table:table-cell>
          <table:table-cell table:formula="of:=&quot;&quot;">
            <text:p/>
          </table:table-cell>
          <table:table-cell table:style-name="ce4" table:formula="of:=IF([$DataEntry.B7]=&quot;&quot;;&quot;&quot;;[$DataEntry.B7])" office:value-type="float" office:value="2" calcext:value-type="float">
            <text:p>2</text:p>
          </table:table-cell>
          <table:table-cell table:formula="of:=IF([$DataEntry.E7]=&quot;&quot;;&quot;&quot;;[$DataEntry.E7])" office:value-type="string" office:string-value="أ- الجبرية / القدرية." calcext:value-type="string">
            <text:p>أ- الجبرية / القدرية.</text:p>
          </table:table-cell>
          <table:table-cell table:formula="of:=IF([$DataEntry.F7]=&quot;&quot;;&quot;&quot;;[$DataEntry.F7])" office:value-type="string" office:string-value="ب- القدرية/ الجبرية." calcext:value-type="string">
            <text:p>ب- القدرية/ الجبرية.</text:p>
          </table:table-cell>
          <table:table-cell table:formula="of:=IF([$DataEntry.G7]=&quot;&quot;;&quot;&quot;;[$DataEntry.G7])">
            <text:p/>
          </table:table-cell>
          <table:table-cell table:formula="of:=IF([$DataEntry.H7]=&quot;&quot;;&quot;&quot;;[$DataEntry.H7])">
            <text:p/>
          </table:table-cell>
          <table:table-cell table:formula="of:=IF([$DataEntry.I7]=&quot;&quot;;&quot;&quot;;[$DataEntry.I7])">
            <text:p/>
          </table:table-cell>
          <table:table-cell table:formula="of:=IF([$DataEntry.C7]=&quot;&quot;;&quot;&quot;;[$DataEntry.C7])" office:value-type="string" office:string-value="1 0" calcext:value-type="string">
            <text:p>1 0</text:p>
          </table:table-cell>
          <table:table-cell table:formula="of:=&quot;&quot;">
            <text:p/>
          </table:table-cell>
          <table:table-cell table:formula="of:=IF([$DataEntry.D7]=&quot;&quot;;&quot;&quot;;[$DataEntry.D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]=&quot;&quot;;&quot;&quot;;[$DataEntry.N7])">
            <text:p/>
          </table:table-cell>
          <table:table-cell table:formula="of:=IF([$DataEntry.O7]=&quot;&quot;;&quot;&quot;;[$DataEntry.O7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7]=&quot;&quot;;&quot;&quot;;[$DataEntry.P7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8]=&quot;&quot;;&quot;&quot;;[$DataEntry.A8])">
            <text:p/>
          </table:table-cell>
          <table:table-cell table:formula="of:=&quot;&quot;">
            <text:p/>
          </table:table-cell>
          <table:table-cell table:formula="of:=IF([$DataEntry.B8]=&quot;&quot;;&quot;&quot;;[$DataEntry.B8])">
            <text:p/>
          </table:table-cell>
          <table:table-cell table:formula="of:=IF([$DataEntry.E8]=&quot;&quot;;&quot;&quot;;[$DataEntry.E8])">
            <text:p/>
          </table:table-cell>
          <table:table-cell table:formula="of:=IF([$DataEntry.F8]=&quot;&quot;;&quot;&quot;;[$DataEntry.F8])">
            <text:p/>
          </table:table-cell>
          <table:table-cell table:formula="of:=IF([$DataEntry.G8]=&quot;&quot;;&quot;&quot;;[$DataEntry.G8])">
            <text:p/>
          </table:table-cell>
          <table:table-cell table:formula="of:=IF([$DataEntry.H8]=&quot;&quot;;&quot;&quot;;[$DataEntry.H8])">
            <text:p/>
          </table:table-cell>
          <table:table-cell table:formula="of:=IF([$DataEntry.I8]=&quot;&quot;;&quot;&quot;;[$DataEntry.I8])">
            <text:p/>
          </table:table-cell>
          <table:table-cell table:formula="of:=IF([$DataEntry.C8]=&quot;&quot;;&quot;&quot;;[$DataEntry.C8])">
            <text:p/>
          </table:table-cell>
          <table:table-cell table:formula="of:=&quot;&quot;">
            <text:p/>
          </table:table-cell>
          <table:table-cell table:formula="of:=IF([$DataEntry.D8]=&quot;&quot;;&quot;&quot;;[$DataEntry.D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]=&quot;&quot;;&quot;&quot;;[$DataEntry.N8])">
            <text:p/>
          </table:table-cell>
          <table:table-cell table:formula="of:=IF([$DataEntry.O8]=&quot;&quot;;&quot;&quot;;[$DataEntry.O8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8]=&quot;&quot;;&quot;&quot;;[$DataEntry.P8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9]=&quot;&quot;;&quot;&quot;;[$DataEntry.A9])" office:value-type="string" office:string-value="٥) {وَاْللَّهُ يُرِيدُ أًن يَتُوبَ عَلَيْكُمْ} هذه الآية تدل على إرادة الله ......." calcext:value-type="string">
            <text:p>٥) {وَاْللَّهُ يُرِيدُ أًن يَتُوبَ عَلَيْكُمْ} هذه الآية تدل على إرادة الله .......</text:p>
          </table:table-cell>
          <table:table-cell table:formula="of:=&quot;&quot;">
            <text:p/>
          </table:table-cell>
          <table:table-cell table:formula="of:=IF([$DataEntry.B9]=&quot;&quot;;&quot;&quot;;[$DataEntry.B9])" office:value-type="float" office:value="2" calcext:value-type="float">
            <text:p>2</text:p>
          </table:table-cell>
          <table:table-cell table:formula="of:=IF([$DataEntry.E9]=&quot;&quot;;&quot;&quot;;[$DataEntry.E9])" office:value-type="string" office:string-value="أ- الكونية." calcext:value-type="string">
            <text:p>أ- الكونية.</text:p>
          </table:table-cell>
          <table:table-cell table:formula="of:=IF([$DataEntry.F9]=&quot;&quot;;&quot;&quot;;[$DataEntry.F9])" office:value-type="string" office:string-value="ب- الشرعية." calcext:value-type="string">
            <text:p>ب- الشرعية.</text:p>
          </table:table-cell>
          <table:table-cell table:formula="of:=IF([$DataEntry.G9]=&quot;&quot;;&quot;&quot;;[$DataEntry.G9])">
            <text:p/>
          </table:table-cell>
          <table:table-cell table:formula="of:=IF([$DataEntry.H9]=&quot;&quot;;&quot;&quot;;[$DataEntry.H9])">
            <text:p/>
          </table:table-cell>
          <table:table-cell table:formula="of:=IF([$DataEntry.I9]=&quot;&quot;;&quot;&quot;;[$DataEntry.I9])">
            <text:p/>
          </table:table-cell>
          <table:table-cell table:formula="of:=IF([$DataEntry.C9]=&quot;&quot;;&quot;&quot;;[$DataEntry.C9])" office:value-type="string" office:string-value="0 1" calcext:value-type="string">
            <text:p>0 1</text:p>
          </table:table-cell>
          <table:table-cell table:formula="of:=&quot;&quot;">
            <text:p/>
          </table:table-cell>
          <table:table-cell table:formula="of:=IF([$DataEntry.D9]=&quot;&quot;;&quot;&quot;;[$DataEntry.D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]=&quot;&quot;;&quot;&quot;;[$DataEntry.N9])">
            <text:p/>
          </table:table-cell>
          <table:table-cell table:formula="of:=IF([$DataEntry.O9]=&quot;&quot;;&quot;&quot;;[$DataEntry.O9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9]=&quot;&quot;;&quot;&quot;;[$DataEntry.P9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10]=&quot;&quot;;&quot;&quot;;[$DataEntry.A10])">
            <text:p/>
          </table:table-cell>
          <table:table-cell table:formula="of:=&quot;&quot;">
            <text:p/>
          </table:table-cell>
          <table:table-cell table:formula="of:=IF([$DataEntry.B10]=&quot;&quot;;&quot;&quot;;[$DataEntry.B10])">
            <text:p/>
          </table:table-cell>
          <table:table-cell table:formula="of:=IF([$DataEntry.E10]=&quot;&quot;;&quot;&quot;;[$DataEntry.E10])">
            <text:p/>
          </table:table-cell>
          <table:table-cell table:formula="of:=IF([$DataEntry.F10]=&quot;&quot;;&quot;&quot;;[$DataEntry.F10])">
            <text:p/>
          </table:table-cell>
          <table:table-cell table:formula="of:=IF([$DataEntry.G10]=&quot;&quot;;&quot;&quot;;[$DataEntry.G10])">
            <text:p/>
          </table:table-cell>
          <table:table-cell table:formula="of:=IF([$DataEntry.H10]=&quot;&quot;;&quot;&quot;;[$DataEntry.H10])">
            <text:p/>
          </table:table-cell>
          <table:table-cell table:formula="of:=IF([$DataEntry.I10]=&quot;&quot;;&quot;&quot;;[$DataEntry.I10])">
            <text:p/>
          </table:table-cell>
          <table:table-cell table:formula="of:=IF([$DataEntry.C10]=&quot;&quot;;&quot;&quot;;[$DataEntry.C10])">
            <text:p/>
          </table:table-cell>
          <table:table-cell table:formula="of:=&quot;&quot;">
            <text:p/>
          </table:table-cell>
          <table:table-cell table:formula="of:=IF([$DataEntry.D10]=&quot;&quot;;&quot;&quot;;[$DataEntry.D1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0]=&quot;&quot;;&quot;&quot;;[$DataEntry.N10])">
            <text:p/>
          </table:table-cell>
          <table:table-cell table:formula="of:=IF([$DataEntry.O10]=&quot;&quot;;&quot;&quot;;[$DataEntry.O10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10]=&quot;&quot;;&quot;&quot;;[$DataEntry.P10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11]=&quot;&quot;;&quot;&quot;;[$DataEntry.A11])" office:value-type="string" office:string-value="٦) ذكر الكاتب حديث النبي ﷺ: (يخرج من النار من قال: &quot;لا إله إلا الله&quot; وفي قلبه مثقال بُرة، أو خردلة، أو ذرة من إيمان) للتدليل على:" calcext:value-type="string">
            <text:p>٦) ذكر الكاتب حديث النبي ﷺ: (يخرج من النار من قال: "لا إله إلا الله" وفي قلبه مثقال بُرة، أو خردلة، أو ذرة من إيمان) للتدليل على:</text:p>
          </table:table-cell>
          <table:table-cell table:formula="of:=&quot;&quot;">
            <text:p/>
          </table:table-cell>
          <table:table-cell table:formula="of:=IF([$DataEntry.B11]=&quot;&quot;;&quot;&quot;;[$DataEntry.B11])" office:value-type="float" office:value="2" calcext:value-type="float">
            <text:p>2</text:p>
          </table:table-cell>
          <table:table-cell table:formula="of:=IF([$DataEntry.E11]=&quot;&quot;;&quot;&quot;;[$DataEntry.E11])" office:value-type="string" office:string-value="أ- دليلًا على تفاضل الإيمان." calcext:value-type="string">
            <text:p>أ- دليلًا على تفاضل الإيمان.</text:p>
          </table:table-cell>
          <table:table-cell table:formula="of:=IF([$DataEntry.F11]=&quot;&quot;;&quot;&quot;;[$DataEntry.F11])" office:value-type="string" office:string-value="ب- دليلًا على أن الإيمان يزيد وينقص." calcext:value-type="string">
            <text:p>ب- دليلًا على أن الإيمان يزيد وينقص.</text:p>
          </table:table-cell>
          <table:table-cell table:formula="of:=IF([$DataEntry.G11]=&quot;&quot;;&quot;&quot;;[$DataEntry.G11])">
            <text:p/>
          </table:table-cell>
          <table:table-cell table:formula="of:=IF([$DataEntry.H11]=&quot;&quot;;&quot;&quot;;[$DataEntry.H11])">
            <text:p/>
          </table:table-cell>
          <table:table-cell table:formula="of:=IF([$DataEntry.I11]=&quot;&quot;;&quot;&quot;;[$DataEntry.I11])">
            <text:p/>
          </table:table-cell>
          <table:table-cell table:formula="of:=IF([$DataEntry.C11]=&quot;&quot;;&quot;&quot;;[$DataEntry.C11])" office:value-type="string" office:string-value="1 0" calcext:value-type="string">
            <text:p>1 0</text:p>
          </table:table-cell>
          <table:table-cell table:formula="of:=&quot;&quot;">
            <text:p/>
          </table:table-cell>
          <table:table-cell table:formula="of:=IF([$DataEntry.D11]=&quot;&quot;;&quot;&quot;;[$DataEntry.D1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1]=&quot;&quot;;&quot;&quot;;[$DataEntry.N11])">
            <text:p/>
          </table:table-cell>
          <table:table-cell table:formula="of:=IF([$DataEntry.O11]=&quot;&quot;;&quot;&quot;;[$DataEntry.O11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11]=&quot;&quot;;&quot;&quot;;[$DataEntry.P11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12]=&quot;&quot;;&quot;&quot;;[$DataEntry.A12])">
            <text:p/>
          </table:table-cell>
          <table:table-cell table:formula="of:=&quot;&quot;">
            <text:p/>
          </table:table-cell>
          <table:table-cell table:formula="of:=IF([$DataEntry.B12]=&quot;&quot;;&quot;&quot;;[$DataEntry.B12])">
            <text:p/>
          </table:table-cell>
          <table:table-cell table:formula="of:=IF([$DataEntry.E12]=&quot;&quot;;&quot;&quot;;[$DataEntry.E12])">
            <text:p/>
          </table:table-cell>
          <table:table-cell table:formula="of:=IF([$DataEntry.F12]=&quot;&quot;;&quot;&quot;;[$DataEntry.F12])">
            <text:p/>
          </table:table-cell>
          <table:table-cell table:formula="of:=IF([$DataEntry.G12]=&quot;&quot;;&quot;&quot;;[$DataEntry.G12])">
            <text:p/>
          </table:table-cell>
          <table:table-cell table:formula="of:=IF([$DataEntry.H12]=&quot;&quot;;&quot;&quot;;[$DataEntry.H12])">
            <text:p/>
          </table:table-cell>
          <table:table-cell table:formula="of:=IF([$DataEntry.I12]=&quot;&quot;;&quot;&quot;;[$DataEntry.I12])">
            <text:p/>
          </table:table-cell>
          <table:table-cell table:formula="of:=IF([$DataEntry.C12]=&quot;&quot;;&quot;&quot;;[$DataEntry.C12])">
            <text:p/>
          </table:table-cell>
          <table:table-cell table:formula="of:=&quot;&quot;">
            <text:p/>
          </table:table-cell>
          <table:table-cell table:formula="of:=IF([$DataEntry.D12]=&quot;&quot;;&quot;&quot;;[$DataEntry.D1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2]=&quot;&quot;;&quot;&quot;;[$DataEntry.N12])">
            <text:p/>
          </table:table-cell>
          <table:table-cell table:formula="of:=IF([$DataEntry.O12]=&quot;&quot;;&quot;&quot;;[$DataEntry.O12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12]=&quot;&quot;;&quot;&quot;;[$DataEntry.P12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13]=&quot;&quot;;&quot;&quot;;[$DataEntry.A13])" office:value-type="string" office:string-value="٧) يجب الإيمان بكل ما أخبر به النبي ﷺ وصحَّ به النقل عنه؛ سواء كان ذلك:" calcext:value-type="string">
            <text:p>٧) يجب الإيمان بكل ما أخبر به النبي ﷺ وصحَّ به النقل عنه؛ سواء كان ذلك:</text:p>
          </table:table-cell>
          <table:table-cell table:formula="of:=&quot;&quot;">
            <text:p/>
          </table:table-cell>
          <table:table-cell table:formula="of:=IF([$DataEntry.B13]=&quot;&quot;;&quot;&quot;;[$DataEntry.B13])" office:value-type="float" office:value="1" calcext:value-type="float">
            <text:p>1</text:p>
          </table:table-cell>
          <table:table-cell table:formula="of:=IF([$DataEntry.E13]=&quot;&quot;;&quot;&quot;;[$DataEntry.E13])" office:value-type="string" office:string-value="أ- فيما شهدناه أو غاب عنا." calcext:value-type="string">
            <text:p>أ- فيما شهدناه أو غاب عنا.</text:p>
          </table:table-cell>
          <table:table-cell table:formula="of:=IF([$DataEntry.F13]=&quot;&quot;;&quot;&quot;;[$DataEntry.F13])" office:value-type="string" office:string-value="ب- فيما عقلناه وجهلناه." calcext:value-type="string">
            <text:p>ب- فيما عقلناه وجهلناه.</text:p>
          </table:table-cell>
          <table:table-cell table:formula="of:=IF([$DataEntry.G13]=&quot;&quot;;&quot;&quot;;[$DataEntry.G13])" office:value-type="string" office:string-value="ج- فيما لم نطلع على حقيقة معناه." calcext:value-type="string">
            <text:p>ج- فيما لم نطلع على حقيقة معناه.</text:p>
          </table:table-cell>
          <table:table-cell table:formula="of:=IF([$DataEntry.H13]=&quot;&quot;;&quot;&quot;;[$DataEntry.H13])">
            <text:p/>
          </table:table-cell>
          <table:table-cell table:formula="of:=IF([$DataEntry.I13]=&quot;&quot;;&quot;&quot;;[$DataEntry.I13])">
            <text:p/>
          </table:table-cell>
          <table:table-cell table:formula="of:=IF([$DataEntry.C13]=&quot;&quot;;&quot;&quot;;[$DataEntry.C13])" office:value-type="string" office:string-value="1 1 1" calcext:value-type="string">
            <text:p>1 1 1</text:p>
          </table:table-cell>
          <table:table-cell table:formula="of:=&quot;&quot;">
            <text:p/>
          </table:table-cell>
          <table:table-cell table:formula="of:=IF([$DataEntry.D13]=&quot;&quot;;&quot;&quot;;[$DataEntry.D1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3]=&quot;&quot;;&quot;&quot;;[$DataEntry.N13])">
            <text:p/>
          </table:table-cell>
          <table:table-cell table:formula="of:=IF([$DataEntry.O13]=&quot;&quot;;&quot;&quot;;[$DataEntry.O13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13]=&quot;&quot;;&quot;&quot;;[$DataEntry.P13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14]=&quot;&quot;;&quot;&quot;;[$DataEntry.A14])">
            <text:p/>
          </table:table-cell>
          <table:table-cell table:formula="of:=&quot;&quot;">
            <text:p/>
          </table:table-cell>
          <table:table-cell table:formula="of:=IF([$DataEntry.B14]=&quot;&quot;;&quot;&quot;;[$DataEntry.B14])">
            <text:p/>
          </table:table-cell>
          <table:table-cell table:formula="of:=IF([$DataEntry.E14]=&quot;&quot;;&quot;&quot;;[$DataEntry.E14])">
            <text:p/>
          </table:table-cell>
          <table:table-cell table:formula="of:=IF([$DataEntry.F14]=&quot;&quot;;&quot;&quot;;[$DataEntry.F14])">
            <text:p/>
          </table:table-cell>
          <table:table-cell table:formula="of:=IF([$DataEntry.G14]=&quot;&quot;;&quot;&quot;;[$DataEntry.G14])">
            <text:p/>
          </table:table-cell>
          <table:table-cell table:formula="of:=IF([$DataEntry.H14]=&quot;&quot;;&quot;&quot;;[$DataEntry.H14])">
            <text:p/>
          </table:table-cell>
          <table:table-cell table:formula="of:=IF([$DataEntry.I14]=&quot;&quot;;&quot;&quot;;[$DataEntry.I14])">
            <text:p/>
          </table:table-cell>
          <table:table-cell table:formula="of:=IF([$DataEntry.C14]=&quot;&quot;;&quot;&quot;;[$DataEntry.C14])">
            <text:p/>
          </table:table-cell>
          <table:table-cell table:formula="of:=&quot;&quot;">
            <text:p/>
          </table:table-cell>
          <table:table-cell table:formula="of:=IF([$DataEntry.D14]=&quot;&quot;;&quot;&quot;;[$DataEntry.D1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4]=&quot;&quot;;&quot;&quot;;[$DataEntry.N14])">
            <text:p/>
          </table:table-cell>
          <table:table-cell table:formula="of:=IF([$DataEntry.O14]=&quot;&quot;;&quot;&quot;;[$DataEntry.O14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14]=&quot;&quot;;&quot;&quot;;[$DataEntry.P14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15]=&quot;&quot;;&quot;&quot;;[$DataEntry.A15])">
            <text:p/>
          </table:table-cell>
          <table:table-cell table:formula="of:=&quot;&quot;">
            <text:p/>
          </table:table-cell>
          <table:table-cell table:style-name="ce4" table:formula="of:=IF([$DataEntry.B15]=&quot;&quot;;&quot;&quot;;[$DataEntry.B15])">
            <text:p/>
          </table:table-cell>
          <table:table-cell table:formula="of:=IF([$DataEntry.E15]=&quot;&quot;;&quot;&quot;;[$DataEntry.E15])">
            <text:p/>
          </table:table-cell>
          <table:table-cell table:formula="of:=IF([$DataEntry.F15]=&quot;&quot;;&quot;&quot;;[$DataEntry.F15])">
            <text:p/>
          </table:table-cell>
          <table:table-cell table:formula="of:=IF([$DataEntry.G15]=&quot;&quot;;&quot;&quot;;[$DataEntry.G15])">
            <text:p/>
          </table:table-cell>
          <table:table-cell table:formula="of:=IF([$DataEntry.H15]=&quot;&quot;;&quot;&quot;;[$DataEntry.H15])">
            <text:p/>
          </table:table-cell>
          <table:table-cell table:formula="of:=IF([$DataEntry.I15]=&quot;&quot;;&quot;&quot;;[$DataEntry.I15])">
            <text:p/>
          </table:table-cell>
          <table:table-cell table:formula="of:=IF([$DataEntry.C15]=&quot;&quot;;&quot;&quot;;[$DataEntry.C15])">
            <text:p/>
          </table:table-cell>
          <table:table-cell table:formula="of:=&quot;&quot;">
            <text:p/>
          </table:table-cell>
          <table:table-cell table:formula="of:=IF([$DataEntry.D15]=&quot;&quot;;&quot;&quot;;[$DataEntry.D1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5]=&quot;&quot;;&quot;&quot;;[$DataEntry.N15])">
            <text:p/>
          </table:table-cell>
          <table:table-cell table:formula="of:=IF([$DataEntry.O15]=&quot;&quot;;&quot;&quot;;[$DataEntry.O15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15]=&quot;&quot;;&quot;&quot;;[$DataEntry.P15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16]=&quot;&quot;;&quot;&quot;;[$DataEntry.A16])">
            <text:p/>
          </table:table-cell>
          <table:table-cell table:formula="of:=&quot;&quot;">
            <text:p/>
          </table:table-cell>
          <table:table-cell table:formula="of:=IF([$DataEntry.B16]=&quot;&quot;;&quot;&quot;;[$DataEntry.B16])">
            <text:p/>
          </table:table-cell>
          <table:table-cell table:formula="of:=IF([$DataEntry.E16]=&quot;&quot;;&quot;&quot;;[$DataEntry.E16])">
            <text:p/>
          </table:table-cell>
          <table:table-cell table:formula="of:=IF([$DataEntry.F16]=&quot;&quot;;&quot;&quot;;[$DataEntry.F16])">
            <text:p/>
          </table:table-cell>
          <table:table-cell table:formula="of:=IF([$DataEntry.G16]=&quot;&quot;;&quot;&quot;;[$DataEntry.G16])">
            <text:p/>
          </table:table-cell>
          <table:table-cell table:formula="of:=IF([$DataEntry.H16]=&quot;&quot;;&quot;&quot;;[$DataEntry.H16])">
            <text:p/>
          </table:table-cell>
          <table:table-cell table:formula="of:=IF([$DataEntry.I16]=&quot;&quot;;&quot;&quot;;[$DataEntry.I16])">
            <text:p/>
          </table:table-cell>
          <table:table-cell table:formula="of:=IF([$DataEntry.C16]=&quot;&quot;;&quot;&quot;;[$DataEntry.C16])">
            <text:p/>
          </table:table-cell>
          <table:table-cell table:formula="of:=&quot;&quot;">
            <text:p/>
          </table:table-cell>
          <table:table-cell table:formula="of:=IF([$DataEntry.D16]=&quot;&quot;;&quot;&quot;;[$DataEntry.D1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6]=&quot;&quot;;&quot;&quot;;[$DataEntry.N16])">
            <text:p/>
          </table:table-cell>
          <table:table-cell table:formula="of:=IF([$DataEntry.O16]=&quot;&quot;;&quot;&quot;;[$DataEntry.O16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16]=&quot;&quot;;&quot;&quot;;[$DataEntry.P16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17]=&quot;&quot;;&quot;&quot;;[$DataEntry.A17])" office:value-type="string" office:string-value="٩) أنكروا عذاب القبر متعللين بأننا لو نبشنا القبر لوجدناه كما هو." calcext:value-type="string">
            <text:p>٩) أنكروا عذاب القبر متعللين بأننا لو نبشنا القبر لوجدناه كما هو.</text:p>
          </table:table-cell>
          <table:table-cell table:formula="of:=&quot;&quot;">
            <text:p/>
          </table:table-cell>
          <table:table-cell table:formula="of:=IF([$DataEntry.B17]=&quot;&quot;;&quot;&quot;;[$DataEntry.B17])" office:value-type="float" office:value="2" calcext:value-type="float">
            <text:p>2</text:p>
          </table:table-cell>
          <table:table-cell table:formula="of:=IF([$DataEntry.E17]=&quot;&quot;;&quot;&quot;;[$DataEntry.E17])" office:value-type="string" office:string-value="أ- الملاحدة." calcext:value-type="string">
            <text:p>أ- الملاحدة.</text:p>
          </table:table-cell>
          <table:table-cell table:formula="of:=IF([$DataEntry.F17]=&quot;&quot;;&quot;&quot;;[$DataEntry.F17])" office:value-type="string" office:string-value="ب- الشيعة." calcext:value-type="string">
            <text:p>ب- الشيعة.</text:p>
          </table:table-cell>
          <table:table-cell table:formula="of:=IF([$DataEntry.G17]=&quot;&quot;;&quot;&quot;;[$DataEntry.G17])" office:value-type="string" office:string-value="ج- الرافضة." calcext:value-type="string">
            <text:p>ج- الرافضة.</text:p>
          </table:table-cell>
          <table:table-cell table:formula="of:=IF([$DataEntry.H17]=&quot;&quot;;&quot;&quot;;[$DataEntry.H17])">
            <text:p/>
          </table:table-cell>
          <table:table-cell table:formula="of:=IF([$DataEntry.I17]=&quot;&quot;;&quot;&quot;;[$DataEntry.I17])">
            <text:p/>
          </table:table-cell>
          <table:table-cell table:formula="of:=IF([$DataEntry.C17]=&quot;&quot;;&quot;&quot;;[$DataEntry.C17])" office:value-type="string" office:string-value="1 0 0" calcext:value-type="string">
            <text:p>1 0 0</text:p>
          </table:table-cell>
          <table:table-cell table:formula="of:=&quot;&quot;">
            <text:p/>
          </table:table-cell>
          <table:table-cell table:formula="of:=IF([$DataEntry.D17]=&quot;&quot;;&quot;&quot;;[$DataEntry.D1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7]=&quot;&quot;;&quot;&quot;;[$DataEntry.N17])">
            <text:p/>
          </table:table-cell>
          <table:table-cell table:formula="of:=IF([$DataEntry.O17]=&quot;&quot;;&quot;&quot;;[$DataEntry.O17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17]=&quot;&quot;;&quot;&quot;;[$DataEntry.P17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18]=&quot;&quot;;&quot;&quot;;[$DataEntry.A18])">
            <text:p/>
          </table:table-cell>
          <table:table-cell table:formula="of:=&quot;&quot;">
            <text:p/>
          </table:table-cell>
          <table:table-cell table:formula="of:=IF([$DataEntry.B18]=&quot;&quot;;&quot;&quot;;[$DataEntry.B18])">
            <text:p/>
          </table:table-cell>
          <table:table-cell table:formula="of:=IF([$DataEntry.E18]=&quot;&quot;;&quot;&quot;;[$DataEntry.E18])">
            <text:p/>
          </table:table-cell>
          <table:table-cell table:formula="of:=IF([$DataEntry.F18]=&quot;&quot;;&quot;&quot;;[$DataEntry.F18])">
            <text:p/>
          </table:table-cell>
          <table:table-cell table:formula="of:=IF([$DataEntry.G18]=&quot;&quot;;&quot;&quot;;[$DataEntry.G18])">
            <text:p/>
          </table:table-cell>
          <table:table-cell table:formula="of:=IF([$DataEntry.H18]=&quot;&quot;;&quot;&quot;;[$DataEntry.H18])">
            <text:p/>
          </table:table-cell>
          <table:table-cell table:formula="of:=IF([$DataEntry.I18]=&quot;&quot;;&quot;&quot;;[$DataEntry.I18])">
            <text:p/>
          </table:table-cell>
          <table:table-cell table:formula="of:=IF([$DataEntry.C18]=&quot;&quot;;&quot;&quot;;[$DataEntry.C18])">
            <text:p/>
          </table:table-cell>
          <table:table-cell table:formula="of:=&quot;&quot;">
            <text:p/>
          </table:table-cell>
          <table:table-cell table:formula="of:=IF([$DataEntry.D18]=&quot;&quot;;&quot;&quot;;[$DataEntry.D1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8]=&quot;&quot;;&quot;&quot;;[$DataEntry.N18])">
            <text:p/>
          </table:table-cell>
          <table:table-cell table:formula="of:=IF([$DataEntry.O18]=&quot;&quot;;&quot;&quot;;[$DataEntry.O18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18]=&quot;&quot;;&quot;&quot;;[$DataEntry.P18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19]=&quot;&quot;;&quot;&quot;;[$DataEntry.A19])" office:value-type="string" office:string-value="١٠) قال ابن تيمية: &quot;مذهب سلف الأمة وأئمتها أن عذاب القبر أو نعيمه يحصل لـ  ....&quot;." calcext:value-type="string">
            <text:p>١٠) قال ابن تيمية: "مذهب سلف الأمة وأئمتها أن عذاب القبر أو نعيمه يحصل لـ <text:s/>....".</text:p>
          </table:table-cell>
          <table:table-cell table:formula="of:=&quot;&quot;">
            <text:p/>
          </table:table-cell>
          <table:table-cell table:formula="of:=IF([$DataEntry.B19]=&quot;&quot;;&quot;&quot;;[$DataEntry.B19])" office:value-type="float" office:value="2" calcext:value-type="float">
            <text:p>2</text:p>
          </table:table-cell>
          <table:table-cell table:formula="of:=IF([$DataEntry.E19]=&quot;&quot;;&quot;&quot;;[$DataEntry.E19])" office:value-type="string" office:string-value="أ- روح الميت فقط." calcext:value-type="string">
            <text:p>أ- روح الميت فقط.</text:p>
          </table:table-cell>
          <table:table-cell table:formula="of:=IF([$DataEntry.F19]=&quot;&quot;;&quot;&quot;;[$DataEntry.F19])" office:value-type="string" office:string-value="ب- روح الميت وبدنه." calcext:value-type="string">
            <text:p>ب- روح الميت وبدنه.</text:p>
          </table:table-cell>
          <table:table-cell table:formula="of:=IF([$DataEntry.G19]=&quot;&quot;;&quot;&quot;;[$DataEntry.G19])" office:value-type="string" office:string-value="ج- بدن الميت فقط." calcext:value-type="string">
            <text:p>ج- بدن الميت فقط.</text:p>
          </table:table-cell>
          <table:table-cell table:formula="of:=IF([$DataEntry.H19]=&quot;&quot;;&quot;&quot;;[$DataEntry.H19])">
            <text:p/>
          </table:table-cell>
          <table:table-cell table:formula="of:=IF([$DataEntry.I19]=&quot;&quot;;&quot;&quot;;[$DataEntry.I19])">
            <text:p/>
          </table:table-cell>
          <table:table-cell table:formula="of:=IF([$DataEntry.C19]=&quot;&quot;;&quot;&quot;;[$DataEntry.C19])" office:value-type="string" office:string-value="0 1 0" calcext:value-type="string">
            <text:p>0 1 0</text:p>
          </table:table-cell>
          <table:table-cell table:formula="of:=&quot;&quot;">
            <text:p/>
          </table:table-cell>
          <table:table-cell table:formula="of:=IF([$DataEntry.D19]=&quot;&quot;;&quot;&quot;;[$DataEntry.D1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9]=&quot;&quot;;&quot;&quot;;[$DataEntry.N19])">
            <text:p/>
          </table:table-cell>
          <table:table-cell table:formula="of:=IF([$DataEntry.O19]=&quot;&quot;;&quot;&quot;;[$DataEntry.O19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19]=&quot;&quot;;&quot;&quot;;[$DataEntry.P19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20]=&quot;&quot;;&quot;&quot;;[$DataEntry.A20])">
            <text:p/>
          </table:table-cell>
          <table:table-cell table:formula="of:=&quot;&quot;">
            <text:p/>
          </table:table-cell>
          <table:table-cell table:formula="of:=IF([$DataEntry.B20]=&quot;&quot;;&quot;&quot;;[$DataEntry.B20])">
            <text:p/>
          </table:table-cell>
          <table:table-cell table:formula="of:=IF([$DataEntry.E20]=&quot;&quot;;&quot;&quot;;[$DataEntry.E20])">
            <text:p/>
          </table:table-cell>
          <table:table-cell table:formula="of:=IF([$DataEntry.F20]=&quot;&quot;;&quot;&quot;;[$DataEntry.F20])">
            <text:p/>
          </table:table-cell>
          <table:table-cell table:formula="of:=IF([$DataEntry.G20]=&quot;&quot;;&quot;&quot;;[$DataEntry.G20])">
            <text:p/>
          </table:table-cell>
          <table:table-cell table:formula="of:=IF([$DataEntry.H20]=&quot;&quot;;&quot;&quot;;[$DataEntry.H20])">
            <text:p/>
          </table:table-cell>
          <table:table-cell table:formula="of:=IF([$DataEntry.I20]=&quot;&quot;;&quot;&quot;;[$DataEntry.I20])">
            <text:p/>
          </table:table-cell>
          <table:table-cell table:formula="of:=IF([$DataEntry.C20]=&quot;&quot;;&quot;&quot;;[$DataEntry.C20])">
            <text:p/>
          </table:table-cell>
          <table:table-cell table:formula="of:=&quot;&quot;">
            <text:p/>
          </table:table-cell>
          <table:table-cell table:formula="of:=IF([$DataEntry.D20]=&quot;&quot;;&quot;&quot;;[$DataEntry.D2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0]=&quot;&quot;;&quot;&quot;;[$DataEntry.N20])">
            <text:p/>
          </table:table-cell>
          <table:table-cell table:formula="of:=IF([$DataEntry.O20]=&quot;&quot;;&quot;&quot;;[$DataEntry.O20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20]=&quot;&quot;;&quot;&quot;;[$DataEntry.P20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21]=&quot;&quot;;&quot;&quot;;[$DataEntry.A21])" office:value-type="string" office:string-value="١١) الحساب عامٌ لجميع الناس إلا من استثناهم النبي ﷺ وهم:" calcext:value-type="string">
            <text:p>١١) الحساب عامٌ لجميع الناس إلا من استثناهم النبي ﷺ وهم:</text:p>
          </table:table-cell>
          <table:table-cell table:formula="of:=&quot;&quot;">
            <text:p/>
          </table:table-cell>
          <table:table-cell table:formula="of:=IF([$DataEntry.B21]=&quot;&quot;;&quot;&quot;;[$DataEntry.B21])" office:value-type="float" office:value="2" calcext:value-type="float">
            <text:p>2</text:p>
          </table:table-cell>
          <table:table-cell table:formula="of:=IF([$DataEntry.E21]=&quot;&quot;;&quot;&quot;;[$DataEntry.E21])" office:value-type="string" office:string-value="أ- سبعون ألفًا من هذه الأمة." calcext:value-type="string">
            <text:p>أ- سبعون ألفًا من هذه الأمة.</text:p>
          </table:table-cell>
          <table:table-cell table:formula="of:=IF([$DataEntry.F21]=&quot;&quot;;&quot;&quot;;[$DataEntry.F21])" office:value-type="string" office:string-value="ب- ال ١٠ المبشرون بالجنة فقط." calcext:value-type="string">
            <text:p>ب- ال ١٠ المبشرون بالجنة فقط.</text:p>
          </table:table-cell>
          <table:table-cell table:formula="of:=IF([$DataEntry.G21]=&quot;&quot;;&quot;&quot;;[$DataEntry.G21])">
            <text:p/>
          </table:table-cell>
          <table:table-cell table:formula="of:=IF([$DataEntry.H21]=&quot;&quot;;&quot;&quot;;[$DataEntry.H21])">
            <text:p/>
          </table:table-cell>
          <table:table-cell table:formula="of:=IF([$DataEntry.I21]=&quot;&quot;;&quot;&quot;;[$DataEntry.I21])">
            <text:p/>
          </table:table-cell>
          <table:table-cell table:formula="of:=IF([$DataEntry.C21]=&quot;&quot;;&quot;&quot;;[$DataEntry.C21])" office:value-type="string" office:string-value="1 0" calcext:value-type="string">
            <text:p>1 0</text:p>
          </table:table-cell>
          <table:table-cell table:formula="of:=&quot;&quot;">
            <text:p/>
          </table:table-cell>
          <table:table-cell table:formula="of:=IF([$DataEntry.D21]=&quot;&quot;;&quot;&quot;;[$DataEntry.D2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1]=&quot;&quot;;&quot;&quot;;[$DataEntry.N21])">
            <text:p/>
          </table:table-cell>
          <table:table-cell table:formula="of:=IF([$DataEntry.O21]=&quot;&quot;;&quot;&quot;;[$DataEntry.O21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21]=&quot;&quot;;&quot;&quot;;[$DataEntry.P21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22]=&quot;&quot;;&quot;&quot;;[$DataEntry.A22])">
            <text:p/>
          </table:table-cell>
          <table:table-cell table:formula="of:=&quot;&quot;">
            <text:p/>
          </table:table-cell>
          <table:table-cell table:formula="of:=IF([$DataEntry.B22]=&quot;&quot;;&quot;&quot;;[$DataEntry.B22])">
            <text:p/>
          </table:table-cell>
          <table:table-cell table:formula="of:=IF([$DataEntry.E22]=&quot;&quot;;&quot;&quot;;[$DataEntry.E22])">
            <text:p/>
          </table:table-cell>
          <table:table-cell table:formula="of:=IF([$DataEntry.F22]=&quot;&quot;;&quot;&quot;;[$DataEntry.F22])">
            <text:p/>
          </table:table-cell>
          <table:table-cell table:formula="of:=IF([$DataEntry.G22]=&quot;&quot;;&quot;&quot;;[$DataEntry.G22])">
            <text:p/>
          </table:table-cell>
          <table:table-cell table:formula="of:=IF([$DataEntry.H22]=&quot;&quot;;&quot;&quot;;[$DataEntry.H22])">
            <text:p/>
          </table:table-cell>
          <table:table-cell table:formula="of:=IF([$DataEntry.I22]=&quot;&quot;;&quot;&quot;;[$DataEntry.I22])">
            <text:p/>
          </table:table-cell>
          <table:table-cell table:formula="of:=IF([$DataEntry.C22]=&quot;&quot;;&quot;&quot;;[$DataEntry.C22])">
            <text:p/>
          </table:table-cell>
          <table:table-cell table:formula="of:=&quot;&quot;">
            <text:p/>
          </table:table-cell>
          <table:table-cell table:formula="of:=IF([$DataEntry.D22]=&quot;&quot;;&quot;&quot;;[$DataEntry.D2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2]=&quot;&quot;;&quot;&quot;;[$DataEntry.N22])">
            <text:p/>
          </table:table-cell>
          <table:table-cell table:formula="of:=IF([$DataEntry.O22]=&quot;&quot;;&quot;&quot;;[$DataEntry.O22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22]=&quot;&quot;;&quot;&quot;;[$DataEntry.P22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23]=&quot;&quot;;&quot;&quot;;[$DataEntry.A23])" office:value-type="string" office:string-value="١٢) أول ما يُحاسب عليه العبد من حقوق الله يوم القيامة:" calcext:value-type="string">
            <text:p>١٢) أول ما يُحاسب عليه العبد من حقوق الله يوم القيامة:</text:p>
          </table:table-cell>
          <table:table-cell table:formula="of:=&quot;&quot;">
            <text:p/>
          </table:table-cell>
          <table:table-cell table:style-name="ce4" table:formula="of:=IF([$DataEntry.B23]=&quot;&quot;;&quot;&quot;;[$DataEntry.B23])" office:value-type="float" office:value="2" calcext:value-type="float">
            <text:p>2</text:p>
          </table:table-cell>
          <table:table-cell table:formula="of:=IF([$DataEntry.E23]=&quot;&quot;;&quot;&quot;;[$DataEntry.E23])" office:value-type="string" office:string-value="أ- الصدقة." calcext:value-type="string">
            <text:p>أ- الصدقة.</text:p>
          </table:table-cell>
          <table:table-cell table:formula="of:=IF([$DataEntry.F23]=&quot;&quot;;&quot;&quot;;[$DataEntry.F23])" office:value-type="string" office:string-value="ب- الصيام." calcext:value-type="string">
            <text:p>ب- الصيام.</text:p>
          </table:table-cell>
          <table:table-cell table:formula="of:=IF([$DataEntry.G23]=&quot;&quot;;&quot;&quot;;[$DataEntry.G23])" office:value-type="string" office:string-value="ج- الصلاة." calcext:value-type="string">
            <text:p>ج- الصلاة.</text:p>
          </table:table-cell>
          <table:table-cell table:formula="of:=IF([$DataEntry.H23]=&quot;&quot;;&quot;&quot;;[$DataEntry.H23])">
            <text:p/>
          </table:table-cell>
          <table:table-cell table:formula="of:=IF([$DataEntry.I23]=&quot;&quot;;&quot;&quot;;[$DataEntry.I23])">
            <text:p/>
          </table:table-cell>
          <table:table-cell table:formula="of:=IF([$DataEntry.C23]=&quot;&quot;;&quot;&quot;;[$DataEntry.C23])" office:value-type="string" office:string-value="0 0 1" calcext:value-type="string">
            <text:p>0 0 1</text:p>
          </table:table-cell>
          <table:table-cell table:formula="of:=&quot;&quot;">
            <text:p/>
          </table:table-cell>
          <table:table-cell table:formula="of:=IF([$DataEntry.D23]=&quot;&quot;;&quot;&quot;;[$DataEntry.D2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3]=&quot;&quot;;&quot;&quot;;[$DataEntry.N23])">
            <text:p/>
          </table:table-cell>
          <table:table-cell table:formula="of:=IF([$DataEntry.O23]=&quot;&quot;;&quot;&quot;;[$DataEntry.O23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23]=&quot;&quot;;&quot;&quot;;[$DataEntry.P23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24]=&quot;&quot;;&quot;&quot;;[$DataEntry.A24])">
            <text:p/>
          </table:table-cell>
          <table:table-cell table:formula="of:=&quot;&quot;">
            <text:p/>
          </table:table-cell>
          <table:table-cell table:formula="of:=IF([$DataEntry.B24]=&quot;&quot;;&quot;&quot;;[$DataEntry.B24])">
            <text:p/>
          </table:table-cell>
          <table:table-cell table:formula="of:=IF([$DataEntry.E24]=&quot;&quot;;&quot;&quot;;[$DataEntry.E24])">
            <text:p/>
          </table:table-cell>
          <table:table-cell table:formula="of:=IF([$DataEntry.F24]=&quot;&quot;;&quot;&quot;;[$DataEntry.F24])">
            <text:p/>
          </table:table-cell>
          <table:table-cell table:formula="of:=IF([$DataEntry.G24]=&quot;&quot;;&quot;&quot;;[$DataEntry.G24])">
            <text:p/>
          </table:table-cell>
          <table:table-cell table:formula="of:=IF([$DataEntry.H24]=&quot;&quot;;&quot;&quot;;[$DataEntry.H24])">
            <text:p/>
          </table:table-cell>
          <table:table-cell table:formula="of:=IF([$DataEntry.I24]=&quot;&quot;;&quot;&quot;;[$DataEntry.I24])">
            <text:p/>
          </table:table-cell>
          <table:table-cell table:formula="of:=IF([$DataEntry.C24]=&quot;&quot;;&quot;&quot;;[$DataEntry.C24])">
            <text:p/>
          </table:table-cell>
          <table:table-cell table:formula="of:=&quot;&quot;">
            <text:p/>
          </table:table-cell>
          <table:table-cell table:formula="of:=IF([$DataEntry.D24]=&quot;&quot;;&quot;&quot;;[$DataEntry.D2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4]=&quot;&quot;;&quot;&quot;;[$DataEntry.N24])">
            <text:p/>
          </table:table-cell>
          <table:table-cell table:formula="of:=IF([$DataEntry.O24]=&quot;&quot;;&quot;&quot;;[$DataEntry.O24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24]=&quot;&quot;;&quot;&quot;;[$DataEntry.P24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25]=&quot;&quot;;&quot;&quot;;[$DataEntry.A25])" office:value-type="string" office:string-value="١٣) أول ما يُقضى في حقوق الناس يوم القيامة:" calcext:value-type="string">
            <text:p>١٣) أول ما يُقضى في حقوق الناس يوم القيامة:</text:p>
          </table:table-cell>
          <table:table-cell table:formula="of:=&quot;&quot;">
            <text:p/>
          </table:table-cell>
          <table:table-cell table:formula="of:=IF([$DataEntry.B25]=&quot;&quot;;&quot;&quot;;[$DataEntry.B25])" office:value-type="float" office:value="2" calcext:value-type="float">
            <text:p>2</text:p>
          </table:table-cell>
          <table:table-cell table:formula="of:=IF([$DataEntry.E25]=&quot;&quot;;&quot;&quot;;[$DataEntry.E25])" office:value-type="string" office:string-value="أ- الأموال." calcext:value-type="string">
            <text:p>أ- الأموال.</text:p>
          </table:table-cell>
          <table:table-cell table:formula="of:=IF([$DataEntry.F25]=&quot;&quot;;&quot;&quot;;[$DataEntry.F25])" office:value-type="string" office:string-value="ب- الدماء." calcext:value-type="string">
            <text:p>ب- الدماء.</text:p>
          </table:table-cell>
          <table:table-cell table:formula="of:=IF([$DataEntry.G25]=&quot;&quot;;&quot;&quot;;[$DataEntry.G25])">
            <text:p/>
          </table:table-cell>
          <table:table-cell table:formula="of:=IF([$DataEntry.H25]=&quot;&quot;;&quot;&quot;;[$DataEntry.H25])">
            <text:p/>
          </table:table-cell>
          <table:table-cell table:formula="of:=IF([$DataEntry.I25]=&quot;&quot;;&quot;&quot;;[$DataEntry.I25])">
            <text:p/>
          </table:table-cell>
          <table:table-cell table:formula="of:=IF([$DataEntry.C25]=&quot;&quot;;&quot;&quot;;[$DataEntry.C25])" office:value-type="string" office:string-value="0 1" calcext:value-type="string">
            <text:p>0 1</text:p>
          </table:table-cell>
          <table:table-cell table:formula="of:=&quot;&quot;">
            <text:p/>
          </table:table-cell>
          <table:table-cell table:formula="of:=IF([$DataEntry.D25]=&quot;&quot;;&quot;&quot;;[$DataEntry.D2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5]=&quot;&quot;;&quot;&quot;;[$DataEntry.N25])">
            <text:p/>
          </table:table-cell>
          <table:table-cell table:formula="of:=IF([$DataEntry.O25]=&quot;&quot;;&quot;&quot;;[$DataEntry.O25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25]=&quot;&quot;;&quot;&quot;;[$DataEntry.P25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26]=&quot;&quot;;&quot;&quot;;[$DataEntry.A26])">
            <text:p/>
          </table:table-cell>
          <table:table-cell table:formula="of:=&quot;&quot;">
            <text:p/>
          </table:table-cell>
          <table:table-cell table:formula="of:=IF([$DataEntry.B26]=&quot;&quot;;&quot;&quot;;[$DataEntry.B26])">
            <text:p/>
          </table:table-cell>
          <table:table-cell table:formula="of:=IF([$DataEntry.E26]=&quot;&quot;;&quot;&quot;;[$DataEntry.E26])">
            <text:p/>
          </table:table-cell>
          <table:table-cell table:formula="of:=IF([$DataEntry.F26]=&quot;&quot;;&quot;&quot;;[$DataEntry.F26])">
            <text:p/>
          </table:table-cell>
          <table:table-cell table:formula="of:=IF([$DataEntry.G26]=&quot;&quot;;&quot;&quot;;[$DataEntry.G26])">
            <text:p/>
          </table:table-cell>
          <table:table-cell table:formula="of:=IF([$DataEntry.H26]=&quot;&quot;;&quot;&quot;;[$DataEntry.H26])">
            <text:p/>
          </table:table-cell>
          <table:table-cell table:formula="of:=IF([$DataEntry.I26]=&quot;&quot;;&quot;&quot;;[$DataEntry.I26])">
            <text:p/>
          </table:table-cell>
          <table:table-cell table:formula="of:=IF([$DataEntry.C26]=&quot;&quot;;&quot;&quot;;[$DataEntry.C26])">
            <text:p/>
          </table:table-cell>
          <table:table-cell table:formula="of:=&quot;&quot;">
            <text:p/>
          </table:table-cell>
          <table:table-cell table:formula="of:=IF([$DataEntry.D26]=&quot;&quot;;&quot;&quot;;[$DataEntry.D2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6]=&quot;&quot;;&quot;&quot;;[$DataEntry.N26])">
            <text:p/>
          </table:table-cell>
          <table:table-cell table:formula="of:=IF([$DataEntry.O26]=&quot;&quot;;&quot;&quot;;[$DataEntry.O26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26]=&quot;&quot;;&quot;&quot;;[$DataEntry.P26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27]=&quot;&quot;;&quot;&quot;;[$DataEntry.A27])" office:value-type="string" office:string-value="١٤) &quot;ثلاثة مواطن لا يذكر أحدٌ أحدًا&quot; وردت في حديث للنبي ﷺ، وهذه المواطن هي:" calcext:value-type="string">
            <text:p>١٤) "ثلاثة مواطن لا يذكر أحدٌ أحدًا" وردت في حديث للنبي ﷺ، وهذه المواطن هي:</text:p>
          </table:table-cell>
          <table:table-cell table:formula="of:=&quot;&quot;">
            <text:p/>
          </table:table-cell>
          <table:table-cell table:formula="of:=IF([$DataEntry.B27]=&quot;&quot;;&quot;&quot;;[$DataEntry.B27])" office:value-type="float" office:value="2" calcext:value-type="float">
            <text:p>2</text:p>
          </table:table-cell>
          <table:table-cell table:formula="of:=IF([$DataEntry.E27]=&quot;&quot;;&quot;&quot;;[$DataEntry.E27])" office:value-type="string" office:string-value="أ- عند الموت، عند الصراط، عند ورود الحوض." calcext:value-type="string">
            <text:p>أ- عند الموت، عند الصراط، عند ورود الحوض.</text:p>
          </table:table-cell>
          <table:table-cell table:formula="of:=IF([$DataEntry.F27]=&quot;&quot;;&quot;&quot;;[$DataEntry.F27])" office:value-type="string" office:string-value="ب- عند الميزان، عند تطاير الصحف، وعند الصراط." calcext:value-type="string">
            <text:p>ب- عند الميزان، عند تطاير الصحف، وعند الصراط.</text:p>
          </table:table-cell>
          <table:table-cell table:formula="of:=IF([$DataEntry.G27]=&quot;&quot;;&quot;&quot;;[$DataEntry.G27])">
            <text:p/>
          </table:table-cell>
          <table:table-cell table:formula="of:=IF([$DataEntry.H27]=&quot;&quot;;&quot;&quot;;[$DataEntry.H27])">
            <text:p/>
          </table:table-cell>
          <table:table-cell table:formula="of:=IF([$DataEntry.I27]=&quot;&quot;;&quot;&quot;;[$DataEntry.I27])">
            <text:p/>
          </table:table-cell>
          <table:table-cell table:formula="of:=IF([$DataEntry.C27]=&quot;&quot;;&quot;&quot;;[$DataEntry.C27])" office:value-type="string" office:string-value="0 1" calcext:value-type="string">
            <text:p>0 1</text:p>
          </table:table-cell>
          <table:table-cell table:formula="of:=&quot;&quot;">
            <text:p/>
          </table:table-cell>
          <table:table-cell table:formula="of:=IF([$DataEntry.D27]=&quot;&quot;;&quot;&quot;;[$DataEntry.D2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7]=&quot;&quot;;&quot;&quot;;[$DataEntry.N27])">
            <text:p/>
          </table:table-cell>
          <table:table-cell table:formula="of:=IF([$DataEntry.O27]=&quot;&quot;;&quot;&quot;;[$DataEntry.O27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27]=&quot;&quot;;&quot;&quot;;[$DataEntry.P27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28]=&quot;&quot;;&quot;&quot;;[$DataEntry.A28])">
            <text:p/>
          </table:table-cell>
          <table:table-cell table:formula="of:=&quot;&quot;">
            <text:p/>
          </table:table-cell>
          <table:table-cell table:formula="of:=IF([$DataEntry.B28]=&quot;&quot;;&quot;&quot;;[$DataEntry.B28])">
            <text:p/>
          </table:table-cell>
          <table:table-cell table:formula="of:=IF([$DataEntry.E28]=&quot;&quot;;&quot;&quot;;[$DataEntry.E28])">
            <text:p/>
          </table:table-cell>
          <table:table-cell table:formula="of:=IF([$DataEntry.F28]=&quot;&quot;;&quot;&quot;;[$DataEntry.F28])">
            <text:p/>
          </table:table-cell>
          <table:table-cell table:formula="of:=IF([$DataEntry.G28]=&quot;&quot;;&quot;&quot;;[$DataEntry.G28])">
            <text:p/>
          </table:table-cell>
          <table:table-cell table:formula="of:=IF([$DataEntry.H28]=&quot;&quot;;&quot;&quot;;[$DataEntry.H28])">
            <text:p/>
          </table:table-cell>
          <table:table-cell table:formula="of:=IF([$DataEntry.I28]=&quot;&quot;;&quot;&quot;;[$DataEntry.I28])">
            <text:p/>
          </table:table-cell>
          <table:table-cell table:formula="of:=IF([$DataEntry.C28]=&quot;&quot;;&quot;&quot;;[$DataEntry.C28])">
            <text:p/>
          </table:table-cell>
          <table:table-cell table:formula="of:=&quot;&quot;">
            <text:p/>
          </table:table-cell>
          <table:table-cell table:formula="of:=IF([$DataEntry.D28]=&quot;&quot;;&quot;&quot;;[$DataEntry.D2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8]=&quot;&quot;;&quot;&quot;;[$DataEntry.N28])">
            <text:p/>
          </table:table-cell>
          <table:table-cell table:formula="of:=IF([$DataEntry.O28]=&quot;&quot;;&quot;&quot;;[$DataEntry.O28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28]=&quot;&quot;;&quot;&quot;;[$DataEntry.P28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29]=&quot;&quot;;&quot;&quot;;[$DataEntry.A29])" office:value-type="string" office:string-value="١٥) أنكر المعتزلة ثبوت الحوض." calcext:value-type="string">
            <text:p>١٥) أنكر المعتزلة ثبوت الحوض.</text:p>
          </table:table-cell>
          <table:table-cell table:formula="of:=&quot;&quot;">
            <text:p/>
          </table:table-cell>
          <table:table-cell table:style-name="ce4" table:formula="of:=IF([$DataEntry.B29]=&quot;&quot;;&quot;&quot;;[$DataEntry.B29])" office:value-type="float" office:value="2" calcext:value-type="float">
            <text:p>2</text:p>
          </table:table-cell>
          <table:table-cell table:formula="of:=IF([$DataEntry.E29]=&quot;&quot;;&quot;&quot;;[$DataEntry.E29])" office:value-type="string" office:string-value="أ- صح." calcext:value-type="string">
            <text:p>أ- صح.</text:p>
          </table:table-cell>
          <table:table-cell table:formula="of:=IF([$DataEntry.F29]=&quot;&quot;;&quot;&quot;;[$DataEntry.F29])" office:value-type="string" office:string-value="ب- خطأ." calcext:value-type="string">
            <text:p>ب- خطأ.</text:p>
          </table:table-cell>
          <table:table-cell table:formula="of:=IF([$DataEntry.G29]=&quot;&quot;;&quot;&quot;;[$DataEntry.G29])">
            <text:p/>
          </table:table-cell>
          <table:table-cell table:formula="of:=IF([$DataEntry.H29]=&quot;&quot;;&quot;&quot;;[$DataEntry.H29])">
            <text:p/>
          </table:table-cell>
          <table:table-cell table:formula="of:=IF([$DataEntry.I29]=&quot;&quot;;&quot;&quot;;[$DataEntry.I29])">
            <text:p/>
          </table:table-cell>
          <table:table-cell table:formula="of:=IF([$DataEntry.C29]=&quot;&quot;;&quot;&quot;;[$DataEntry.C29])" office:value-type="string" office:string-value="1 0" calcext:value-type="string">
            <text:p>1 0</text:p>
          </table:table-cell>
          <table:table-cell table:formula="of:=&quot;&quot;">
            <text:p/>
          </table:table-cell>
          <table:table-cell table:formula="of:=IF([$DataEntry.D29]=&quot;&quot;;&quot;&quot;;[$DataEntry.D2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9]=&quot;&quot;;&quot;&quot;;[$DataEntry.N29])">
            <text:p/>
          </table:table-cell>
          <table:table-cell table:formula="of:=IF([$DataEntry.O29]=&quot;&quot;;&quot;&quot;;[$DataEntry.O29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29]=&quot;&quot;;&quot;&quot;;[$DataEntry.P29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30]=&quot;&quot;;&quot;&quot;;[$DataEntry.A30])">
            <text:p/>
          </table:table-cell>
          <table:table-cell table:formula="of:=&quot;&quot;">
            <text:p/>
          </table:table-cell>
          <table:table-cell table:formula="of:=IF([$DataEntry.B30]=&quot;&quot;;&quot;&quot;;[$DataEntry.B30])">
            <text:p/>
          </table:table-cell>
          <table:table-cell table:formula="of:=IF([$DataEntry.E30]=&quot;&quot;;&quot;&quot;;[$DataEntry.E30])">
            <text:p/>
          </table:table-cell>
          <table:table-cell table:formula="of:=IF([$DataEntry.F30]=&quot;&quot;;&quot;&quot;;[$DataEntry.F30])">
            <text:p/>
          </table:table-cell>
          <table:table-cell table:formula="of:=IF([$DataEntry.G30]=&quot;&quot;;&quot;&quot;;[$DataEntry.G30])">
            <text:p/>
          </table:table-cell>
          <table:table-cell table:formula="of:=IF([$DataEntry.H30]=&quot;&quot;;&quot;&quot;;[$DataEntry.H30])">
            <text:p/>
          </table:table-cell>
          <table:table-cell table:formula="of:=IF([$DataEntry.I30]=&quot;&quot;;&quot;&quot;;[$DataEntry.I30])">
            <text:p/>
          </table:table-cell>
          <table:table-cell table:formula="of:=IF([$DataEntry.C30]=&quot;&quot;;&quot;&quot;;[$DataEntry.C30])">
            <text:p/>
          </table:table-cell>
          <table:table-cell table:formula="of:=&quot;&quot;">
            <text:p/>
          </table:table-cell>
          <table:table-cell table:formula="of:=IF([$DataEntry.D30]=&quot;&quot;;&quot;&quot;;[$DataEntry.D3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0]=&quot;&quot;;&quot;&quot;;[$DataEntry.N30])">
            <text:p/>
          </table:table-cell>
          <table:table-cell table:formula="of:=IF([$DataEntry.O30]=&quot;&quot;;&quot;&quot;;[$DataEntry.O30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30]=&quot;&quot;;&quot;&quot;;[$DataEntry.P30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31]=&quot;&quot;;&quot;&quot;;[$DataEntry.A31])" office:value-type="string" office:string-value="١٦) ذكر الكاتب أن الشفاعة العظمى هي:" calcext:value-type="string">
            <text:p>١٦) ذكر الكاتب أن الشفاعة العظمى هي:</text:p>
          </table:table-cell>
          <table:table-cell table:formula="of:=&quot;&quot;">
            <text:p/>
          </table:table-cell>
          <table:table-cell table:formula="of:=IF([$DataEntry.B31]=&quot;&quot;;&quot;&quot;;[$DataEntry.B31])" office:value-type="float" office:value="2" calcext:value-type="float">
            <text:p>2</text:p>
          </table:table-cell>
          <table:table-cell table:formula="of:=IF([$DataEntry.E31]=&quot;&quot;;&quot;&quot;;[$DataEntry.E31])" office:value-type="string" office:string-value="أ- الشفاعة فيمن دخل النار من المؤمنين من أهل الكبائر أن يخرجوا منها." calcext:value-type="string">
            <text:p>أ- الشفاعة فيمن دخل النار من المؤمنين من أهل الكبائر أن يخرجوا منها.</text:p>
          </table:table-cell>
          <table:table-cell table:formula="of:=IF([$DataEntry.F31]=&quot;&quot;;&quot;&quot;;[$DataEntry.F31])" office:value-type="string" office:string-value="ب- شفاعة النبيﷺ في أهل الموقف عند الله ليقضى بينهم." calcext:value-type="string">
            <text:p>ب- شفاعة النبيﷺ في أهل الموقف عند الله ليقضى بينهم.</text:p>
          </table:table-cell>
          <table:table-cell table:formula="of:=IF([$DataEntry.G31]=&quot;&quot;;&quot;&quot;;[$DataEntry.G31])">
            <text:p/>
          </table:table-cell>
          <table:table-cell table:formula="of:=IF([$DataEntry.H31]=&quot;&quot;;&quot;&quot;;[$DataEntry.H31])">
            <text:p/>
          </table:table-cell>
          <table:table-cell table:formula="of:=IF([$DataEntry.I31]=&quot;&quot;;&quot;&quot;;[$DataEntry.I31])">
            <text:p/>
          </table:table-cell>
          <table:table-cell table:formula="of:=IF([$DataEntry.C31]=&quot;&quot;;&quot;&quot;;[$DataEntry.C31])" office:value-type="string" office:string-value="0 1" calcext:value-type="string">
            <text:p>0 1</text:p>
          </table:table-cell>
          <table:table-cell table:formula="of:=&quot;&quot;">
            <text:p/>
          </table:table-cell>
          <table:table-cell table:formula="of:=IF([$DataEntry.D31]=&quot;&quot;;&quot;&quot;;[$DataEntry.D3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1]=&quot;&quot;;&quot;&quot;;[$DataEntry.N31])">
            <text:p/>
          </table:table-cell>
          <table:table-cell table:formula="of:=IF([$DataEntry.O31]=&quot;&quot;;&quot;&quot;;[$DataEntry.O31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31]=&quot;&quot;;&quot;&quot;;[$DataEntry.P31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32]=&quot;&quot;;&quot;&quot;;[$DataEntry.A32])">
            <text:p/>
          </table:table-cell>
          <table:table-cell table:formula="of:=&quot;&quot;">
            <text:p/>
          </table:table-cell>
          <table:table-cell table:formula="of:=IF([$DataEntry.B32]=&quot;&quot;;&quot;&quot;;[$DataEntry.B32])">
            <text:p/>
          </table:table-cell>
          <table:table-cell table:formula="of:=IF([$DataEntry.E32]=&quot;&quot;;&quot;&quot;;[$DataEntry.E32])">
            <text:p/>
          </table:table-cell>
          <table:table-cell table:formula="of:=IF([$DataEntry.F32]=&quot;&quot;;&quot;&quot;;[$DataEntry.F32])">
            <text:p/>
          </table:table-cell>
          <table:table-cell table:formula="of:=IF([$DataEntry.G32]=&quot;&quot;;&quot;&quot;;[$DataEntry.G32])">
            <text:p/>
          </table:table-cell>
          <table:table-cell table:formula="of:=IF([$DataEntry.H32]=&quot;&quot;;&quot;&quot;;[$DataEntry.H32])">
            <text:p/>
          </table:table-cell>
          <table:table-cell table:formula="of:=IF([$DataEntry.I32]=&quot;&quot;;&quot;&quot;;[$DataEntry.I32])">
            <text:p/>
          </table:table-cell>
          <table:table-cell table:formula="of:=IF([$DataEntry.C32]=&quot;&quot;;&quot;&quot;;[$DataEntry.C32])">
            <text:p/>
          </table:table-cell>
          <table:table-cell table:formula="of:=&quot;&quot;">
            <text:p/>
          </table:table-cell>
          <table:table-cell table:formula="of:=IF([$DataEntry.D32]=&quot;&quot;;&quot;&quot;;[$DataEntry.D3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2]=&quot;&quot;;&quot;&quot;;[$DataEntry.N32])">
            <text:p/>
          </table:table-cell>
          <table:table-cell table:formula="of:=IF([$DataEntry.O32]=&quot;&quot;;&quot;&quot;;[$DataEntry.O32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32]=&quot;&quot;;&quot;&quot;;[$DataEntry.P32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33]=&quot;&quot;;&quot;&quot;;[$DataEntry.A33])">
            <text:p/>
          </table:table-cell>
          <table:table-cell table:formula="of:=&quot;&quot;">
            <text:p/>
          </table:table-cell>
          <table:table-cell table:formula="of:=IF([$DataEntry.B33]=&quot;&quot;;&quot;&quot;;[$DataEntry.B33])">
            <text:p/>
          </table:table-cell>
          <table:table-cell table:formula="of:=IF([$DataEntry.E33]=&quot;&quot;;&quot;&quot;;[$DataEntry.E33])">
            <text:p/>
          </table:table-cell>
          <table:table-cell table:formula="of:=IF([$DataEntry.F33]=&quot;&quot;;&quot;&quot;;[$DataEntry.F33])">
            <text:p/>
          </table:table-cell>
          <table:table-cell table:formula="of:=IF([$DataEntry.G33]=&quot;&quot;;&quot;&quot;;[$DataEntry.G33])">
            <text:p/>
          </table:table-cell>
          <table:table-cell table:formula="of:=IF([$DataEntry.H33]=&quot;&quot;;&quot;&quot;;[$DataEntry.H33])">
            <text:p/>
          </table:table-cell>
          <table:table-cell table:formula="of:=IF([$DataEntry.I33]=&quot;&quot;;&quot;&quot;;[$DataEntry.I33])">
            <text:p/>
          </table:table-cell>
          <table:table-cell table:formula="of:=IF([$DataEntry.C33]=&quot;&quot;;&quot;&quot;;[$DataEntry.C33])">
            <text:p/>
          </table:table-cell>
          <table:table-cell table:formula="of:=&quot;&quot;">
            <text:p/>
          </table:table-cell>
          <table:table-cell table:formula="of:=IF([$DataEntry.D33]=&quot;&quot;;&quot;&quot;;[$DataEntry.D3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3]=&quot;&quot;;&quot;&quot;;[$DataEntry.N33])">
            <text:p/>
          </table:table-cell>
          <table:table-cell table:formula="of:=IF([$DataEntry.O33]=&quot;&quot;;&quot;&quot;;[$DataEntry.O33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33]=&quot;&quot;;&quot;&quot;;[$DataEntry.P33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34]=&quot;&quot;;&quot;&quot;;[$DataEntry.A34])">
            <text:p/>
          </table:table-cell>
          <table:table-cell table:formula="of:=&quot;&quot;">
            <text:p/>
          </table:table-cell>
          <table:table-cell table:formula="of:=IF([$DataEntry.B34]=&quot;&quot;;&quot;&quot;;[$DataEntry.B34])">
            <text:p/>
          </table:table-cell>
          <table:table-cell table:formula="of:=IF([$DataEntry.E34]=&quot;&quot;;&quot;&quot;;[$DataEntry.E34])">
            <text:p/>
          </table:table-cell>
          <table:table-cell table:formula="of:=IF([$DataEntry.F34]=&quot;&quot;;&quot;&quot;;[$DataEntry.F34])">
            <text:p/>
          </table:table-cell>
          <table:table-cell table:formula="of:=IF([$DataEntry.G34]=&quot;&quot;;&quot;&quot;;[$DataEntry.G34])">
            <text:p/>
          </table:table-cell>
          <table:table-cell table:formula="of:=IF([$DataEntry.H34]=&quot;&quot;;&quot;&quot;;[$DataEntry.H34])">
            <text:p/>
          </table:table-cell>
          <table:table-cell table:formula="of:=IF([$DataEntry.I34]=&quot;&quot;;&quot;&quot;;[$DataEntry.I34])">
            <text:p/>
          </table:table-cell>
          <table:table-cell table:formula="of:=IF([$DataEntry.C34]=&quot;&quot;;&quot;&quot;;[$DataEntry.C34])">
            <text:p/>
          </table:table-cell>
          <table:table-cell table:formula="of:=&quot;&quot;">
            <text:p/>
          </table:table-cell>
          <table:table-cell table:formula="of:=IF([$DataEntry.D34]=&quot;&quot;;&quot;&quot;;[$DataEntry.D3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4]=&quot;&quot;;&quot;&quot;;[$DataEntry.N34])">
            <text:p/>
          </table:table-cell>
          <table:table-cell table:formula="of:=IF([$DataEntry.O34]=&quot;&quot;;&quot;&quot;;[$DataEntry.O34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34]=&quot;&quot;;&quot;&quot;;[$DataEntry.P34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35]=&quot;&quot;;&quot;&quot;;[$DataEntry.A35])" office:value-type="string" office:string-value="١٨) اختُصَّ النبي ﷺ بخصائصٍ ذكر المؤلف منها:" calcext:value-type="string">
            <text:p>١٨) اختُصَّ النبي ﷺ بخصائصٍ ذكر المؤلف منها:</text:p>
          </table:table-cell>
          <table:table-cell table:formula="of:=&quot;&quot;">
            <text:p/>
          </table:table-cell>
          <table:table-cell table:formula="of:=IF([$DataEntry.B35]=&quot;&quot;;&quot;&quot;;[$DataEntry.B35])" office:value-type="float" office:value="1" calcext:value-type="float">
            <text:p>1</text:p>
          </table:table-cell>
          <table:table-cell table:formula="of:=IF([$DataEntry.E35]=&quot;&quot;;&quot;&quot;;[$DataEntry.E35])" office:value-type="string" office:string-value="أ- سبقُ أمته الأمم في دخول الجنة." calcext:value-type="string">
            <text:p>أ- سبقُ أمته الأمم في دخول الجنة.</text:p>
          </table:table-cell>
          <table:table-cell table:formula="of:=IF([$DataEntry.F35]=&quot;&quot;;&quot;&quot;;[$DataEntry.F35])" office:value-type="string" office:string-value="ب- أنه أبو الأنبياء، وملته أصل الملل." calcext:value-type="string">
            <text:p>ب- أنه أبو الأنبياء، وملته أصل الملل.</text:p>
          </table:table-cell>
          <table:table-cell table:formula="of:=IF([$DataEntry.G35]=&quot;&quot;;&quot;&quot;;[$DataEntry.G35])" office:value-type="string" office:string-value="ج- أنه صاحب لواء الحمد والمقام المحمود." calcext:value-type="string">
            <text:p>ج- أنه صاحب لواء الحمد والمقام المحمود.</text:p>
          </table:table-cell>
          <table:table-cell table:formula="of:=IF([$DataEntry.H35]=&quot;&quot;;&quot;&quot;;[$DataEntry.H35])" office:value-type="string" office:string-value="د- أنه صاحب الحوض المورود." calcext:value-type="string">
            <text:p>د- أنه صاحب الحوض المورود.</text:p>
          </table:table-cell>
          <table:table-cell table:formula="of:=IF([$DataEntry.I35]=&quot;&quot;;&quot;&quot;;[$DataEntry.I35])" office:value-type="string" office:string-value="هـ- أن صحابته خير أصحاب الأنبياء." calcext:value-type="string">
            <text:p>هـ- أن صحابته خير أصحاب الأنبياء.</text:p>
          </table:table-cell>
          <table:table-cell table:formula="of:=IF([$DataEntry.C35]=&quot;&quot;;&quot;&quot;;[$DataEntry.C35])" office:value-type="string" office:string-value="1 0 1 1 1" calcext:value-type="string">
            <text:p>1 0 1 1 1</text:p>
          </table:table-cell>
          <table:table-cell table:formula="of:=&quot;&quot;">
            <text:p/>
          </table:table-cell>
          <table:table-cell table:formula="of:=IF([$DataEntry.D35]=&quot;&quot;;&quot;&quot;;[$DataEntry.D3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5]=&quot;&quot;;&quot;&quot;;[$DataEntry.N35])">
            <text:p/>
          </table:table-cell>
          <table:table-cell table:formula="of:=IF([$DataEntry.O35]=&quot;&quot;;&quot;&quot;;[$DataEntry.O35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35]=&quot;&quot;;&quot;&quot;;[$DataEntry.P35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36]=&quot;&quot;;&quot;&quot;;[$DataEntry.A36])">
            <text:p/>
          </table:table-cell>
          <table:table-cell table:formula="of:=&quot;&quot;">
            <text:p/>
          </table:table-cell>
          <table:table-cell table:formula="of:=IF([$DataEntry.B36]=&quot;&quot;;&quot;&quot;;[$DataEntry.B36])">
            <text:p/>
          </table:table-cell>
          <table:table-cell table:formula="of:=IF([$DataEntry.E36]=&quot;&quot;;&quot;&quot;;[$DataEntry.E36])">
            <text:p/>
          </table:table-cell>
          <table:table-cell table:formula="of:=IF([$DataEntry.F36]=&quot;&quot;;&quot;&quot;;[$DataEntry.F36])">
            <text:p/>
          </table:table-cell>
          <table:table-cell table:formula="of:=IF([$DataEntry.G36]=&quot;&quot;;&quot;&quot;;[$DataEntry.G36])">
            <text:p/>
          </table:table-cell>
          <table:table-cell table:formula="of:=IF([$DataEntry.H36]=&quot;&quot;;&quot;&quot;;[$DataEntry.H36])">
            <text:p/>
          </table:table-cell>
          <table:table-cell table:formula="of:=IF([$DataEntry.I36]=&quot;&quot;;&quot;&quot;;[$DataEntry.I36])">
            <text:p/>
          </table:table-cell>
          <table:table-cell table:formula="of:=IF([$DataEntry.C36]=&quot;&quot;;&quot;&quot;;[$DataEntry.C36])">
            <text:p/>
          </table:table-cell>
          <table:table-cell table:formula="of:=&quot;&quot;">
            <text:p/>
          </table:table-cell>
          <table:table-cell table:formula="of:=IF([$DataEntry.D36]=&quot;&quot;;&quot;&quot;;[$DataEntry.D3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6]=&quot;&quot;;&quot;&quot;;[$DataEntry.N36])">
            <text:p/>
          </table:table-cell>
          <table:table-cell table:formula="of:=IF([$DataEntry.O36]=&quot;&quot;;&quot;&quot;;[$DataEntry.O36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36]=&quot;&quot;;&quot;&quot;;[$DataEntry.P36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37]=&quot;&quot;;&quot;&quot;;[$DataEntry.A37])" office:value-type="string" office:string-value="١٩) أفضل الصحابة ..... ثم ......" calcext:value-type="string">
            <text:p>١٩) أفضل الصحابة ..... ثم ......</text:p>
          </table:table-cell>
          <table:table-cell table:formula="of:=&quot;&quot;">
            <text:p/>
          </table:table-cell>
          <table:table-cell table:formula="of:=IF([$DataEntry.B37]=&quot;&quot;;&quot;&quot;;[$DataEntry.B37])" office:value-type="float" office:value="2" calcext:value-type="float">
            <text:p>2</text:p>
          </table:table-cell>
          <table:table-cell table:formula="of:=IF([$DataEntry.E37]=&quot;&quot;;&quot;&quot;;[$DataEntry.E37])" office:value-type="string" office:string-value="أ- الأنصار، المهاجرون." calcext:value-type="string">
            <text:p>أ- الأنصار، المهاجرون.</text:p>
          </table:table-cell>
          <table:table-cell table:formula="of:=IF([$DataEntry.F37]=&quot;&quot;;&quot;&quot;;[$DataEntry.F37])" office:value-type="string" office:string-value="ب- المهاجرون، الأنصار." calcext:value-type="string">
            <text:p>ب- المهاجرون، الأنصار.</text:p>
          </table:table-cell>
          <table:table-cell table:formula="of:=IF([$DataEntry.G37]=&quot;&quot;;&quot;&quot;;[$DataEntry.G37])">
            <text:p/>
          </table:table-cell>
          <table:table-cell table:formula="of:=IF([$DataEntry.H37]=&quot;&quot;;&quot;&quot;;[$DataEntry.H37])">
            <text:p/>
          </table:table-cell>
          <table:table-cell table:formula="of:=IF([$DataEntry.I37]=&quot;&quot;;&quot;&quot;;[$DataEntry.I37])">
            <text:p/>
          </table:table-cell>
          <table:table-cell table:formula="of:=IF([$DataEntry.C37]=&quot;&quot;;&quot;&quot;;[$DataEntry.C37])" office:value-type="string" office:string-value="0 1" calcext:value-type="string">
            <text:p>0 1</text:p>
          </table:table-cell>
          <table:table-cell table:formula="of:=&quot;&quot;">
            <text:p/>
          </table:table-cell>
          <table:table-cell table:formula="of:=IF([$DataEntry.D37]=&quot;&quot;;&quot;&quot;;[$DataEntry.D3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7]=&quot;&quot;;&quot;&quot;;[$DataEntry.N37])">
            <text:p/>
          </table:table-cell>
          <table:table-cell table:formula="of:=IF([$DataEntry.O37]=&quot;&quot;;&quot;&quot;;[$DataEntry.O37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37]=&quot;&quot;;&quot;&quot;;[$DataEntry.P37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38]=&quot;&quot;;&quot;&quot;;[$DataEntry.A38])">
            <text:p/>
          </table:table-cell>
          <table:table-cell table:formula="of:=&quot;&quot;">
            <text:p/>
          </table:table-cell>
          <table:table-cell table:formula="of:=IF([$DataEntry.B38]=&quot;&quot;;&quot;&quot;;[$DataEntry.B38])">
            <text:p/>
          </table:table-cell>
          <table:table-cell table:formula="of:=IF([$DataEntry.E38]=&quot;&quot;;&quot;&quot;;[$DataEntry.E38])">
            <text:p/>
          </table:table-cell>
          <table:table-cell table:formula="of:=IF([$DataEntry.F38]=&quot;&quot;;&quot;&quot;;[$DataEntry.F38])">
            <text:p/>
          </table:table-cell>
          <table:table-cell table:formula="of:=IF([$DataEntry.G38]=&quot;&quot;;&quot;&quot;;[$DataEntry.G38])">
            <text:p/>
          </table:table-cell>
          <table:table-cell table:formula="of:=IF([$DataEntry.H38]=&quot;&quot;;&quot;&quot;;[$DataEntry.H38])">
            <text:p/>
          </table:table-cell>
          <table:table-cell table:formula="of:=IF([$DataEntry.I38]=&quot;&quot;;&quot;&quot;;[$DataEntry.I38])">
            <text:p/>
          </table:table-cell>
          <table:table-cell table:formula="of:=IF([$DataEntry.C38]=&quot;&quot;;&quot;&quot;;[$DataEntry.C38])">
            <text:p/>
          </table:table-cell>
          <table:table-cell table:formula="of:=&quot;&quot;">
            <text:p/>
          </table:table-cell>
          <table:table-cell table:formula="of:=IF([$DataEntry.D38]=&quot;&quot;;&quot;&quot;;[$DataEntry.D3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8]=&quot;&quot;;&quot;&quot;;[$DataEntry.N38])">
            <text:p/>
          </table:table-cell>
          <table:table-cell table:formula="of:=IF([$DataEntry.O38]=&quot;&quot;;&quot;&quot;;[$DataEntry.O38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38]=&quot;&quot;;&quot;&quot;;[$DataEntry.P38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39]=&quot;&quot;;&quot;&quot;;[$DataEntry.A39])" office:value-type="string" office:string-value="٢٠) العشرة المبشرون بالجنة هم الخلفاء الراشدون الأربعة وتمام العشرة هم:" calcext:value-type="string">
            <text:p>٢٠) العشرة المبشرون بالجنة هم الخلفاء الراشدون الأربعة وتمام العشرة هم:</text:p>
          </table:table-cell>
          <table:table-cell table:formula="of:=&quot;&quot;">
            <text:p/>
          </table:table-cell>
          <table:table-cell table:formula="of:=IF([$DataEntry.B39]=&quot;&quot;;&quot;&quot;;[$DataEntry.B39])" office:value-type="float" office:value="2" calcext:value-type="float">
            <text:p>2</text:p>
          </table:table-cell>
          <table:table-cell table:formula="of:=IF([$DataEntry.E39]=&quot;&quot;;&quot;&quot;;[$DataEntry.E39])" office:value-type="string" office:string-value="أ- طلحة والزبير وسعد بن معاذ وسعيد بن جبير وعبد الرحمن بن عوف وأبو عبيدة." calcext:value-type="string">
            <text:p>أ- طلحة والزبير وسعد بن معاذ وسعيد بن جبير وعبد الرحمن بن عوف وأبو عبيدة.</text:p>
          </table:table-cell>
          <table:table-cell table:formula="of:=IF([$DataEntry.F39]=&quot;&quot;;&quot;&quot;;[$DataEntry.F39])" office:value-type="string" office:string-value="ب- طلحة والزبير والحسن والحسين وعبد الرحمن بن عوف وأبو عبيدة." calcext:value-type="string">
            <text:p>ب- طلحة والزبير والحسن والحسين وعبد الرحمن بن عوف وأبو عبيدة.</text:p>
          </table:table-cell>
          <table:table-cell table:formula="of:=IF([$DataEntry.G39]=&quot;&quot;;&quot;&quot;;[$DataEntry.G39])" office:value-type="string" office:string-value="ج- طلحة والزبير وسعد بن أبي وقاص وسعيد بن زيد وعبد الرحمن بن عوف وأبو عبيدة." calcext:value-type="string">
            <text:p>ج- طلحة والزبير وسعد بن أبي وقاص وسعيد بن زيد وعبد الرحمن بن عوف وأبو عبيدة.</text:p>
          </table:table-cell>
          <table:table-cell table:formula="of:=IF([$DataEntry.H39]=&quot;&quot;;&quot;&quot;;[$DataEntry.H39])">
            <text:p/>
          </table:table-cell>
          <table:table-cell table:formula="of:=IF([$DataEntry.I39]=&quot;&quot;;&quot;&quot;;[$DataEntry.I39])">
            <text:p/>
          </table:table-cell>
          <table:table-cell table:formula="of:=IF([$DataEntry.C39]=&quot;&quot;;&quot;&quot;;[$DataEntry.C39])" office:value-type="string" office:string-value="0 0 1" calcext:value-type="string">
            <text:p>0 0 1</text:p>
          </table:table-cell>
          <table:table-cell table:formula="of:=&quot;&quot;">
            <text:p/>
          </table:table-cell>
          <table:table-cell table:formula="of:=IF([$DataEntry.D39]=&quot;&quot;;&quot;&quot;;[$DataEntry.D3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9]=&quot;&quot;;&quot;&quot;;[$DataEntry.N39])">
            <text:p/>
          </table:table-cell>
          <table:table-cell table:formula="of:=IF([$DataEntry.O39]=&quot;&quot;;&quot;&quot;;[$DataEntry.O39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39]=&quot;&quot;;&quot;&quot;;[$DataEntry.P39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40]=&quot;&quot;;&quot;&quot;;[$DataEntry.A40])">
            <text:p/>
          </table:table-cell>
          <table:table-cell table:formula="of:=&quot;&quot;">
            <text:p/>
          </table:table-cell>
          <table:table-cell table:formula="of:=IF([$DataEntry.B40]=&quot;&quot;;&quot;&quot;;[$DataEntry.B40])">
            <text:p/>
          </table:table-cell>
          <table:table-cell table:formula="of:=IF([$DataEntry.E40]=&quot;&quot;;&quot;&quot;;[$DataEntry.E40])">
            <text:p/>
          </table:table-cell>
          <table:table-cell table:formula="of:=IF([$DataEntry.F40]=&quot;&quot;;&quot;&quot;;[$DataEntry.F40])">
            <text:p/>
          </table:table-cell>
          <table:table-cell table:formula="of:=IF([$DataEntry.G40]=&quot;&quot;;&quot;&quot;;[$DataEntry.G40])">
            <text:p/>
          </table:table-cell>
          <table:table-cell table:formula="of:=IF([$DataEntry.H40]=&quot;&quot;;&quot;&quot;;[$DataEntry.H40])">
            <text:p/>
          </table:table-cell>
          <table:table-cell table:formula="of:=IF([$DataEntry.I40]=&quot;&quot;;&quot;&quot;;[$DataEntry.I40])">
            <text:p/>
          </table:table-cell>
          <table:table-cell table:formula="of:=IF([$DataEntry.C40]=&quot;&quot;;&quot;&quot;;[$DataEntry.C40])">
            <text:p/>
          </table:table-cell>
          <table:table-cell table:formula="of:=&quot;&quot;">
            <text:p/>
          </table:table-cell>
          <table:table-cell table:formula="of:=IF([$DataEntry.D40]=&quot;&quot;;&quot;&quot;;[$DataEntry.D4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0]=&quot;&quot;;&quot;&quot;;[$DataEntry.N40])">
            <text:p/>
          </table:table-cell>
          <table:table-cell table:formula="of:=IF([$DataEntry.O40]=&quot;&quot;;&quot;&quot;;[$DataEntry.O40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40]=&quot;&quot;;&quot;&quot;;[$DataEntry.P40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41]=&quot;&quot;;&quot;&quot;;[$DataEntry.A41])" office:value-type="string" office:string-value="٢١) تنقسم الشهادة بالجنة أو النار إلى شهادة عامة وشهادة خاصة، حيث الشهادة العامة معلقة بـ.... والخاصة معلقة بـ ...." calcext:value-type="string">
            <text:p>٢١) تنقسم الشهادة بالجنة أو النار إلى شهادة عامة وشهادة خاصة، حيث الشهادة العامة معلقة بـ.... والخاصة معلقة بـ ....</text:p>
          </table:table-cell>
          <table:table-cell table:formula="of:=&quot;&quot;">
            <text:p/>
          </table:table-cell>
          <table:table-cell table:style-name="ce4" table:formula="of:=IF([$DataEntry.B41]=&quot;&quot;;&quot;&quot;;[$DataEntry.B41])" office:value-type="float" office:value="2" calcext:value-type="float">
            <text:p>2</text:p>
          </table:table-cell>
          <table:table-cell table:formula="of:=IF([$DataEntry.E41]=&quot;&quot;;&quot;&quot;;[$DataEntry.E41])" office:value-type="string" office:string-value="أ- الوصف، الشخص." calcext:value-type="string">
            <text:p>أ- الوصف، الشخص.</text:p>
          </table:table-cell>
          <table:table-cell table:formula="of:=IF([$DataEntry.F41]=&quot;&quot;;&quot;&quot;;[$DataEntry.F41])" office:value-type="string" office:string-value="ب- الشخص، الوصف." calcext:value-type="string">
            <text:p>ب- الشخص، الوصف.</text:p>
          </table:table-cell>
          <table:table-cell table:formula="of:=IF([$DataEntry.G41]=&quot;&quot;;&quot;&quot;;[$DataEntry.G41])">
            <text:p/>
          </table:table-cell>
          <table:table-cell table:formula="of:=IF([$DataEntry.H41]=&quot;&quot;;&quot;&quot;;[$DataEntry.H41])">
            <text:p/>
          </table:table-cell>
          <table:table-cell table:formula="of:=IF([$DataEntry.I41]=&quot;&quot;;&quot;&quot;;[$DataEntry.I41])">
            <text:p/>
          </table:table-cell>
          <table:table-cell table:formula="of:=IF([$DataEntry.C41]=&quot;&quot;;&quot;&quot;;[$DataEntry.C41])" office:value-type="string" office:string-value="1 0" calcext:value-type="string">
            <text:p>1 0</text:p>
          </table:table-cell>
          <table:table-cell table:formula="of:=&quot;&quot;">
            <text:p/>
          </table:table-cell>
          <table:table-cell table:formula="of:=IF([$DataEntry.D41]=&quot;&quot;;&quot;&quot;;[$DataEntry.D4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1]=&quot;&quot;;&quot;&quot;;[$DataEntry.N41])">
            <text:p/>
          </table:table-cell>
          <table:table-cell table:formula="of:=IF([$DataEntry.O41]=&quot;&quot;;&quot;&quot;;[$DataEntry.O41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41]=&quot;&quot;;&quot;&quot;;[$DataEntry.P41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42]=&quot;&quot;;&quot;&quot;;[$DataEntry.A42])">
            <text:p/>
          </table:table-cell>
          <table:table-cell table:formula="of:=&quot;&quot;">
            <text:p/>
          </table:table-cell>
          <table:table-cell table:style-name="ce4" table:formula="of:=IF([$DataEntry.B42]=&quot;&quot;;&quot;&quot;;[$DataEntry.B42])">
            <text:p/>
          </table:table-cell>
          <table:table-cell table:formula="of:=IF([$DataEntry.E42]=&quot;&quot;;&quot;&quot;;[$DataEntry.E42])">
            <text:p/>
          </table:table-cell>
          <table:table-cell table:formula="of:=IF([$DataEntry.F42]=&quot;&quot;;&quot;&quot;;[$DataEntry.F42])">
            <text:p/>
          </table:table-cell>
          <table:table-cell table:formula="of:=IF([$DataEntry.G42]=&quot;&quot;;&quot;&quot;;[$DataEntry.G42])">
            <text:p/>
          </table:table-cell>
          <table:table-cell table:formula="of:=IF([$DataEntry.H42]=&quot;&quot;;&quot;&quot;;[$DataEntry.H42])">
            <text:p/>
          </table:table-cell>
          <table:table-cell table:formula="of:=IF([$DataEntry.I42]=&quot;&quot;;&quot;&quot;;[$DataEntry.I42])">
            <text:p/>
          </table:table-cell>
          <table:table-cell table:formula="of:=IF([$DataEntry.C42]=&quot;&quot;;&quot;&quot;;[$DataEntry.C42])">
            <text:p/>
          </table:table-cell>
          <table:table-cell table:formula="of:=&quot;&quot;">
            <text:p/>
          </table:table-cell>
          <table:table-cell table:formula="of:=IF([$DataEntry.D42]=&quot;&quot;;&quot;&quot;;[$DataEntry.D4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2]=&quot;&quot;;&quot;&quot;;[$DataEntry.N42])">
            <text:p/>
          </table:table-cell>
          <table:table-cell table:formula="of:=IF([$DataEntry.O42]=&quot;&quot;;&quot;&quot;;[$DataEntry.O42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42]=&quot;&quot;;&quot;&quot;;[$DataEntry.P42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43]=&quot;&quot;;&quot;&quot;;[$DataEntry.A43])" office:value-type="string" office:string-value="٢٢) المُعيّنون من أهل النار في السنة:" calcext:value-type="string">
            <text:p>٢٢) المُعيّنون من أهل النار في السنة:</text:p>
          </table:table-cell>
          <table:table-cell table:formula="of:=&quot;&quot;">
            <text:p/>
          </table:table-cell>
          <table:table-cell table:style-name="ce4" table:formula="of:=IF([$DataEntry.B43]=&quot;&quot;;&quot;&quot;;[$DataEntry.B43])" office:value-type="float" office:value="2" calcext:value-type="float">
            <text:p>2</text:p>
          </table:table-cell>
          <table:table-cell table:formula="of:=IF([$DataEntry.E43]=&quot;&quot;;&quot;&quot;;[$DataEntry.E43])" office:value-type="string" office:string-value="أ- أبو جهل وأبو لهب وأبو طالب." calcext:value-type="string">
            <text:p>أ- أبو جهل وأبو لهب وأبو طالب.</text:p>
          </table:table-cell>
          <table:table-cell table:formula="of:=IF([$DataEntry.F43]=&quot;&quot;;&quot;&quot;;[$DataEntry.F43])" office:value-type="string" office:string-value="ب- أبو طالب وعمرو الخزاعي." calcext:value-type="string">
            <text:p>ب- أبو طالب وعمرو الخزاعي.</text:p>
          </table:table-cell>
          <table:table-cell table:formula="of:=IF([$DataEntry.G43]=&quot;&quot;;&quot;&quot;;[$DataEntry.G43])">
            <text:p/>
          </table:table-cell>
          <table:table-cell table:formula="of:=IF([$DataEntry.H43]=&quot;&quot;;&quot;&quot;;[$DataEntry.H43])">
            <text:p/>
          </table:table-cell>
          <table:table-cell table:formula="of:=IF([$DataEntry.I43]=&quot;&quot;;&quot;&quot;;[$DataEntry.I43])">
            <text:p/>
          </table:table-cell>
          <table:table-cell table:formula="of:=IF([$DataEntry.C43]=&quot;&quot;;&quot;&quot;;[$DataEntry.C43])" office:value-type="string" office:string-value="0 1" calcext:value-type="string">
            <text:p>0 1</text:p>
          </table:table-cell>
          <table:table-cell table:formula="of:=&quot;&quot;">
            <text:p/>
          </table:table-cell>
          <table:table-cell table:formula="of:=IF([$DataEntry.D43]=&quot;&quot;;&quot;&quot;;[$DataEntry.D4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3]=&quot;&quot;;&quot;&quot;;[$DataEntry.N43])">
            <text:p/>
          </table:table-cell>
          <table:table-cell table:formula="of:=IF([$DataEntry.O43]=&quot;&quot;;&quot;&quot;;[$DataEntry.O43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43]=&quot;&quot;;&quot;&quot;;[$DataEntry.P43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44]=&quot;&quot;;&quot;&quot;;[$DataEntry.A44])">
            <text:p/>
          </table:table-cell>
          <table:table-cell table:formula="of:=&quot;&quot;">
            <text:p/>
          </table:table-cell>
          <table:table-cell table:style-name="ce4" table:formula="of:=IF([$DataEntry.B44]=&quot;&quot;;&quot;&quot;;[$DataEntry.B44])">
            <text:p/>
          </table:table-cell>
          <table:table-cell table:formula="of:=IF([$DataEntry.E44]=&quot;&quot;;&quot;&quot;;[$DataEntry.E44])">
            <text:p/>
          </table:table-cell>
          <table:table-cell table:formula="of:=IF([$DataEntry.F44]=&quot;&quot;;&quot;&quot;;[$DataEntry.F44])">
            <text:p/>
          </table:table-cell>
          <table:table-cell table:formula="of:=IF([$DataEntry.G44]=&quot;&quot;;&quot;&quot;;[$DataEntry.G44])">
            <text:p/>
          </table:table-cell>
          <table:table-cell table:formula="of:=IF([$DataEntry.H44]=&quot;&quot;;&quot;&quot;;[$DataEntry.H44])">
            <text:p/>
          </table:table-cell>
          <table:table-cell table:formula="of:=IF([$DataEntry.I44]=&quot;&quot;;&quot;&quot;;[$DataEntry.I44])">
            <text:p/>
          </table:table-cell>
          <table:table-cell table:formula="of:=IF([$DataEntry.C44]=&quot;&quot;;&quot;&quot;;[$DataEntry.C44])">
            <text:p/>
          </table:table-cell>
          <table:table-cell table:formula="of:=&quot;&quot;">
            <text:p/>
          </table:table-cell>
          <table:table-cell table:formula="of:=IF([$DataEntry.D44]=&quot;&quot;;&quot;&quot;;[$DataEntry.D4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4]=&quot;&quot;;&quot;&quot;;[$DataEntry.N44])">
            <text:p/>
          </table:table-cell>
          <table:table-cell table:formula="of:=IF([$DataEntry.O44]=&quot;&quot;;&quot;&quot;;[$DataEntry.O44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44]=&quot;&quot;;&quot;&quot;;[$DataEntry.P44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45]=&quot;&quot;;&quot;&quot;;[$DataEntry.A45])" office:value-type="string" office:string-value="٢٣) الطائفة التي قالت: (فاعل الكبيرة كافر مخلَّد في النار) هي طائفة" calcext:value-type="string">
            <text:p>٢٣) الطائفة التي قالت: (فاعل الكبيرة كافر مخلَّد في النار) هي طائفة</text:p>
          </table:table-cell>
          <table:table-cell table:formula="of:=&quot;&quot;">
            <text:p/>
          </table:table-cell>
          <table:table-cell table:style-name="ce4" table:formula="of:=IF([$DataEntry.B45]=&quot;&quot;;&quot;&quot;;[$DataEntry.B45])" office:value-type="float" office:value="2" calcext:value-type="float">
            <text:p>2</text:p>
          </table:table-cell>
          <table:table-cell table:formula="of:=IF([$DataEntry.E45]=&quot;&quot;;&quot;&quot;;[$DataEntry.E45])" office:value-type="string" office:string-value="أ- الخوارج." calcext:value-type="string">
            <text:p>أ- الخوارج.</text:p>
          </table:table-cell>
          <table:table-cell table:formula="of:=IF([$DataEntry.F45]=&quot;&quot;;&quot;&quot;;[$DataEntry.F45])" office:value-type="string" office:string-value="ب- المعتزلة." calcext:value-type="string">
            <text:p>ب- المعتزلة.</text:p>
          </table:table-cell>
          <table:table-cell table:formula="of:=IF([$DataEntry.G45]=&quot;&quot;;&quot;&quot;;[$DataEntry.G45])">
            <text:p/>
          </table:table-cell>
          <table:table-cell table:formula="of:=IF([$DataEntry.H45]=&quot;&quot;;&quot;&quot;;[$DataEntry.H45])">
            <text:p/>
          </table:table-cell>
          <table:table-cell table:formula="of:=IF([$DataEntry.I45]=&quot;&quot;;&quot;&quot;;[$DataEntry.I45])">
            <text:p/>
          </table:table-cell>
          <table:table-cell table:formula="of:=IF([$DataEntry.C45]=&quot;&quot;;&quot;&quot;;[$DataEntry.C45])" office:value-type="string" office:string-value="1 0" calcext:value-type="string">
            <text:p>1 0</text:p>
          </table:table-cell>
          <table:table-cell table:formula="of:=&quot;&quot;">
            <text:p/>
          </table:table-cell>
          <table:table-cell table:formula="of:=IF([$DataEntry.D45]=&quot;&quot;;&quot;&quot;;[$DataEntry.D4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5]=&quot;&quot;;&quot;&quot;;[$DataEntry.N45])">
            <text:p/>
          </table:table-cell>
          <table:table-cell table:formula="of:=IF([$DataEntry.O45]=&quot;&quot;;&quot;&quot;;[$DataEntry.O45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45]=&quot;&quot;;&quot;&quot;;[$DataEntry.P45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46]=&quot;&quot;;&quot;&quot;;[$DataEntry.A46])">
            <text:p/>
          </table:table-cell>
          <table:table-cell table:formula="of:=&quot;&quot;">
            <text:p/>
          </table:table-cell>
          <table:table-cell table:style-name="ce4" table:formula="of:=IF([$DataEntry.B46]=&quot;&quot;;&quot;&quot;;[$DataEntry.B46])">
            <text:p/>
          </table:table-cell>
          <table:table-cell table:formula="of:=IF([$DataEntry.E46]=&quot;&quot;;&quot;&quot;;[$DataEntry.E46])">
            <text:p/>
          </table:table-cell>
          <table:table-cell table:formula="of:=IF([$DataEntry.F46]=&quot;&quot;;&quot;&quot;;[$DataEntry.F46])">
            <text:p/>
          </table:table-cell>
          <table:table-cell table:formula="of:=IF([$DataEntry.G46]=&quot;&quot;;&quot;&quot;;[$DataEntry.G46])">
            <text:p/>
          </table:table-cell>
          <table:table-cell table:formula="of:=IF([$DataEntry.H46]=&quot;&quot;;&quot;&quot;;[$DataEntry.H46])">
            <text:p/>
          </table:table-cell>
          <table:table-cell table:formula="of:=IF([$DataEntry.I46]=&quot;&quot;;&quot;&quot;;[$DataEntry.I46])">
            <text:p/>
          </table:table-cell>
          <table:table-cell table:formula="of:=IF([$DataEntry.C46]=&quot;&quot;;&quot;&quot;;[$DataEntry.C46])">
            <text:p/>
          </table:table-cell>
          <table:table-cell table:formula="of:=&quot;&quot;">
            <text:p/>
          </table:table-cell>
          <table:table-cell table:formula="of:=IF([$DataEntry.D46]=&quot;&quot;;&quot;&quot;;[$DataEntry.D4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6]=&quot;&quot;;&quot;&quot;;[$DataEntry.N46])">
            <text:p/>
          </table:table-cell>
          <table:table-cell table:formula="of:=IF([$DataEntry.O46]=&quot;&quot;;&quot;&quot;;[$DataEntry.O46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46]=&quot;&quot;;&quot;&quot;;[$DataEntry.P46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47]=&quot;&quot;;&quot;&quot;;[$DataEntry.A47])" office:value-type="string" office:string-value="٢٤) الطائفة التي قالت: (فاعل الكبيرة خارج عن الإيمان، ليس بمؤمن ولا كافر في منزلة بين المنزلتين، وهو خالد في النار)  هي طائفة:" calcext:value-type="string">
            <text:p>٢٤) الطائفة التي قالت: (فاعل الكبيرة خارج عن الإيمان، ليس بمؤمن ولا كافر في منزلة بين المنزلتين، وهو خالد في النار) <text:s/>هي طائفة:</text:p>
          </table:table-cell>
          <table:table-cell table:formula="of:=&quot;&quot;">
            <text:p/>
          </table:table-cell>
          <table:table-cell table:style-name="ce4" table:formula="of:=IF([$DataEntry.B47]=&quot;&quot;;&quot;&quot;;[$DataEntry.B47])" office:value-type="float" office:value="2" calcext:value-type="float">
            <text:p>2</text:p>
          </table:table-cell>
          <table:table-cell table:formula="of:=IF([$DataEntry.E47]=&quot;&quot;;&quot;&quot;;[$DataEntry.E47])" office:value-type="string" office:string-value="أ- المعتزلة." calcext:value-type="string">
            <text:p>أ- المعتزلة.</text:p>
          </table:table-cell>
          <table:table-cell table:formula="of:=IF([$DataEntry.F47]=&quot;&quot;;&quot;&quot;;[$DataEntry.F47])" office:value-type="string" office:string-value="ب- الخوارج." calcext:value-type="string">
            <text:p>ب- الخوارج.</text:p>
          </table:table-cell>
          <table:table-cell table:formula="of:=IF([$DataEntry.G47]=&quot;&quot;;&quot;&quot;;[$DataEntry.G47])">
            <text:p/>
          </table:table-cell>
          <table:table-cell table:formula="of:=IF([$DataEntry.H47]=&quot;&quot;;&quot;&quot;;[$DataEntry.H47])">
            <text:p/>
          </table:table-cell>
          <table:table-cell table:formula="of:=IF([$DataEntry.I47]=&quot;&quot;;&quot;&quot;;[$DataEntry.I47])">
            <text:p/>
          </table:table-cell>
          <table:table-cell table:formula="of:=IF([$DataEntry.C47]=&quot;&quot;;&quot;&quot;;[$DataEntry.C47])" office:value-type="string" office:string-value="1 0" calcext:value-type="string">
            <text:p>1 0</text:p>
          </table:table-cell>
          <table:table-cell table:formula="of:=&quot;&quot;">
            <text:p/>
          </table:table-cell>
          <table:table-cell table:formula="of:=IF([$DataEntry.D47]=&quot;&quot;;&quot;&quot;;[$DataEntry.D4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7]=&quot;&quot;;&quot;&quot;;[$DataEntry.N47])">
            <text:p/>
          </table:table-cell>
          <table:table-cell table:formula="of:=IF([$DataEntry.O47]=&quot;&quot;;&quot;&quot;;[$DataEntry.O47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47]=&quot;&quot;;&quot;&quot;;[$DataEntry.P47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48]=&quot;&quot;;&quot;&quot;;[$DataEntry.A48])">
            <text:p/>
          </table:table-cell>
          <table:table-cell table:formula="of:=&quot;&quot;">
            <text:p/>
          </table:table-cell>
          <table:table-cell table:style-name="ce4" table:formula="of:=IF([$DataEntry.B48]=&quot;&quot;;&quot;&quot;;[$DataEntry.B48])">
            <text:p/>
          </table:table-cell>
          <table:table-cell table:formula="of:=IF([$DataEntry.E48]=&quot;&quot;;&quot;&quot;;[$DataEntry.E48])">
            <text:p/>
          </table:table-cell>
          <table:table-cell table:formula="of:=IF([$DataEntry.F48]=&quot;&quot;;&quot;&quot;;[$DataEntry.F48])">
            <text:p/>
          </table:table-cell>
          <table:table-cell table:formula="of:=IF([$DataEntry.G48]=&quot;&quot;;&quot;&quot;;[$DataEntry.G48])">
            <text:p/>
          </table:table-cell>
          <table:table-cell table:formula="of:=IF([$DataEntry.H48]=&quot;&quot;;&quot;&quot;;[$DataEntry.H48])">
            <text:p/>
          </table:table-cell>
          <table:table-cell table:formula="of:=IF([$DataEntry.I48]=&quot;&quot;;&quot;&quot;;[$DataEntry.I48])">
            <text:p/>
          </table:table-cell>
          <table:table-cell table:formula="of:=IF([$DataEntry.C48]=&quot;&quot;;&quot;&quot;;[$DataEntry.C48])">
            <text:p/>
          </table:table-cell>
          <table:table-cell table:formula="of:=&quot;&quot;">
            <text:p/>
          </table:table-cell>
          <table:table-cell table:formula="of:=IF([$DataEntry.D48]=&quot;&quot;;&quot;&quot;;[$DataEntry.D4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8]=&quot;&quot;;&quot;&quot;;[$DataEntry.N48])">
            <text:p/>
          </table:table-cell>
          <table:table-cell table:formula="of:=IF([$DataEntry.O48]=&quot;&quot;;&quot;&quot;;[$DataEntry.O48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48]=&quot;&quot;;&quot;&quot;;[$DataEntry.P48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49]=&quot;&quot;;&quot;&quot;;[$DataEntry.A49])" office:value-type="string" office:string-value="٢٥) من حقوق الصحابة رضي الله عنهم على هذه الأمة:" calcext:value-type="string">
            <text:p>٢٥) من حقوق الصحابة رضي الله عنهم على هذه الأمة:</text:p>
          </table:table-cell>
          <table:table-cell table:formula="of:=&quot;&quot;">
            <text:p/>
          </table:table-cell>
          <table:table-cell table:style-name="ce4" table:formula="of:=IF([$DataEntry.B49]=&quot;&quot;;&quot;&quot;;[$DataEntry.B49])" office:value-type="float" office:value="1" calcext:value-type="float">
            <text:p>1</text:p>
          </table:table-cell>
          <table:table-cell table:formula="of:=IF([$DataEntry.E49]=&quot;&quot;;&quot;&quot;;[$DataEntry.E49])" office:value-type="string" office:string-value="أ- محبتهم بالقلب والثناء عليهم باللسان." calcext:value-type="string">
            <text:p>أ- محبتهم بالقلب والثناء عليهم باللسان.</text:p>
          </table:table-cell>
          <table:table-cell table:formula="of:=IF([$DataEntry.F49]=&quot;&quot;;&quot;&quot;;[$DataEntry.F49])" office:value-type="string" office:string-value="ب- الترحم عليهم والاستغفار لهم." calcext:value-type="string">
            <text:p>ب- الترحم عليهم والاستغفار لهم.</text:p>
          </table:table-cell>
          <table:table-cell table:formula="of:=IF([$DataEntry.G49]=&quot;&quot;;&quot;&quot;;[$DataEntry.G49])" office:value-type="string" office:string-value="ج- الكف عن مساوئهم التي وإن صدرت فهي قليلة." calcext:value-type="string">
            <text:p>ج- الكف عن مساوئهم التي وإن صدرت فهي قليلة.</text:p>
          </table:table-cell>
          <table:table-cell table:formula="of:=IF([$DataEntry.H49]=&quot;&quot;;&quot;&quot;;[$DataEntry.H49])">
            <text:p/>
          </table:table-cell>
          <table:table-cell table:formula="of:=IF([$DataEntry.I49]=&quot;&quot;;&quot;&quot;;[$DataEntry.I49])">
            <text:p/>
          </table:table-cell>
          <table:table-cell table:formula="of:=IF([$DataEntry.C49]=&quot;&quot;;&quot;&quot;;[$DataEntry.C49])" office:value-type="string" office:string-value="1 1 1" calcext:value-type="string">
            <text:p>1 1 1</text:p>
          </table:table-cell>
          <table:table-cell table:formula="of:=&quot;&quot;">
            <text:p/>
          </table:table-cell>
          <table:table-cell table:formula="of:=IF([$DataEntry.D49]=&quot;&quot;;&quot;&quot;;[$DataEntry.D4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9]=&quot;&quot;;&quot;&quot;;[$DataEntry.N49])">
            <text:p/>
          </table:table-cell>
          <table:table-cell table:formula="of:=IF([$DataEntry.O49]=&quot;&quot;;&quot;&quot;;[$DataEntry.O49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49]=&quot;&quot;;&quot;&quot;;[$DataEntry.P49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50]=&quot;&quot;;&quot;&quot;;[$DataEntry.A50])">
            <text:p/>
          </table:table-cell>
          <table:table-cell table:formula="of:=&quot;&quot;">
            <text:p/>
          </table:table-cell>
          <table:table-cell table:style-name="ce4" table:formula="of:=IF([$DataEntry.B50]=&quot;&quot;;&quot;&quot;;[$DataEntry.B50])">
            <text:p/>
          </table:table-cell>
          <table:table-cell table:formula="of:=IF([$DataEntry.E50]=&quot;&quot;;&quot;&quot;;[$DataEntry.E50])">
            <text:p/>
          </table:table-cell>
          <table:table-cell table:formula="of:=IF([$DataEntry.F50]=&quot;&quot;;&quot;&quot;;[$DataEntry.F50])">
            <text:p/>
          </table:table-cell>
          <table:table-cell table:formula="of:=IF([$DataEntry.G50]=&quot;&quot;;&quot;&quot;;[$DataEntry.G50])">
            <text:p/>
          </table:table-cell>
          <table:table-cell table:formula="of:=IF([$DataEntry.H50]=&quot;&quot;;&quot;&quot;;[$DataEntry.H50])">
            <text:p/>
          </table:table-cell>
          <table:table-cell table:formula="of:=IF([$DataEntry.I50]=&quot;&quot;;&quot;&quot;;[$DataEntry.I50])">
            <text:p/>
          </table:table-cell>
          <table:table-cell table:formula="of:=IF([$DataEntry.C50]=&quot;&quot;;&quot;&quot;;[$DataEntry.C50])">
            <text:p/>
          </table:table-cell>
          <table:table-cell table:formula="of:=&quot;&quot;">
            <text:p/>
          </table:table-cell>
          <table:table-cell table:formula="of:=IF([$DataEntry.D50]=&quot;&quot;;&quot;&quot;;[$DataEntry.D5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0]=&quot;&quot;;&quot;&quot;;[$DataEntry.N50])">
            <text:p/>
          </table:table-cell>
          <table:table-cell table:formula="of:=IF([$DataEntry.O50]=&quot;&quot;;&quot;&quot;;[$DataEntry.O50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50]=&quot;&quot;;&quot;&quot;;[$DataEntry.P50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51]=&quot;&quot;;&quot;&quot;;[$DataEntry.A51])" office:value-type="string" office:string-value="٢٦) اثنتان من زوجات النبي صلى الله عليه وسلم توفيتا قبله، وهما:" calcext:value-type="string">
            <text:p>٢٦) اثنتان من زوجات النبي صلى الله عليه وسلم توفيتا قبله، وهما:</text:p>
          </table:table-cell>
          <table:table-cell table:formula="of:=&quot;&quot;">
            <text:p/>
          </table:table-cell>
          <table:table-cell table:style-name="ce4" table:formula="of:=IF([$DataEntry.B51]=&quot;&quot;;&quot;&quot;;[$DataEntry.B51])" office:value-type="float" office:value="2" calcext:value-type="float">
            <text:p>2</text:p>
          </table:table-cell>
          <table:table-cell table:formula="of:=IF([$DataEntry.E51]=&quot;&quot;;&quot;&quot;;[$DataEntry.E51])" office:value-type="string" office:string-value="أ- خديجة بنت خويلد وزينب بنت جحش رضي الله عنهما." calcext:value-type="string">
            <text:p>أ- خديجة بنت خويلد وزينب بنت جحش رضي الله عنهما.</text:p>
          </table:table-cell>
          <table:table-cell table:formula="of:=IF([$DataEntry.F51]=&quot;&quot;;&quot;&quot;;[$DataEntry.F51])" office:value-type="string" office:string-value="ب- خديجة بنت خويلد وزينب بنت خزيمة رضي الله عنهما." calcext:value-type="string">
            <text:p>ب- خديجة بنت خويلد وزينب بنت خزيمة رضي الله عنهما.</text:p>
          </table:table-cell>
          <table:table-cell table:formula="of:=IF([$DataEntry.G51]=&quot;&quot;;&quot;&quot;;[$DataEntry.G51])">
            <text:p/>
          </table:table-cell>
          <table:table-cell table:formula="of:=IF([$DataEntry.H51]=&quot;&quot;;&quot;&quot;;[$DataEntry.H51])">
            <text:p/>
          </table:table-cell>
          <table:table-cell table:formula="of:=IF([$DataEntry.I51]=&quot;&quot;;&quot;&quot;;[$DataEntry.I51])">
            <text:p/>
          </table:table-cell>
          <table:table-cell table:formula="of:=IF([$DataEntry.C51]=&quot;&quot;;&quot;&quot;;[$DataEntry.C51])" office:value-type="string" office:string-value="0 1" calcext:value-type="string">
            <text:p>0 1</text:p>
          </table:table-cell>
          <table:table-cell table:formula="of:=&quot;&quot;">
            <text:p/>
          </table:table-cell>
          <table:table-cell table:formula="of:=IF([$DataEntry.D51]=&quot;&quot;;&quot;&quot;;[$DataEntry.D5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1]=&quot;&quot;;&quot;&quot;;[$DataEntry.N51])">
            <text:p/>
          </table:table-cell>
          <table:table-cell table:formula="of:=IF([$DataEntry.O51]=&quot;&quot;;&quot;&quot;;[$DataEntry.O51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51]=&quot;&quot;;&quot;&quot;;[$DataEntry.P51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52]=&quot;&quot;;&quot;&quot;;[$DataEntry.A52])">
            <text:p/>
          </table:table-cell>
          <table:table-cell table:formula="of:=&quot;&quot;">
            <text:p/>
          </table:table-cell>
          <table:table-cell table:style-name="ce4" table:formula="of:=IF([$DataEntry.B52]=&quot;&quot;;&quot;&quot;;[$DataEntry.B52])">
            <text:p/>
          </table:table-cell>
          <table:table-cell table:formula="of:=IF([$DataEntry.E52]=&quot;&quot;;&quot;&quot;;[$DataEntry.E52])">
            <text:p/>
          </table:table-cell>
          <table:table-cell table:formula="of:=IF([$DataEntry.F52]=&quot;&quot;;&quot;&quot;;[$DataEntry.F52])">
            <text:p/>
          </table:table-cell>
          <table:table-cell table:formula="of:=IF([$DataEntry.G52]=&quot;&quot;;&quot;&quot;;[$DataEntry.G52])">
            <text:p/>
          </table:table-cell>
          <table:table-cell table:formula="of:=IF([$DataEntry.H52]=&quot;&quot;;&quot;&quot;;[$DataEntry.H52])">
            <text:p/>
          </table:table-cell>
          <table:table-cell table:formula="of:=IF([$DataEntry.I52]=&quot;&quot;;&quot;&quot;;[$DataEntry.I52])">
            <text:p/>
          </table:table-cell>
          <table:table-cell table:formula="of:=IF([$DataEntry.C52]=&quot;&quot;;&quot;&quot;;[$DataEntry.C52])">
            <text:p/>
          </table:table-cell>
          <table:table-cell table:formula="of:=&quot;&quot;">
            <text:p/>
          </table:table-cell>
          <table:table-cell table:formula="of:=IF([$DataEntry.D52]=&quot;&quot;;&quot;&quot;;[$DataEntry.D5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2]=&quot;&quot;;&quot;&quot;;[$DataEntry.N52])">
            <text:p/>
          </table:table-cell>
          <table:table-cell table:formula="of:=IF([$DataEntry.O52]=&quot;&quot;;&quot;&quot;;[$DataEntry.O52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52]=&quot;&quot;;&quot;&quot;;[$DataEntry.P52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53]=&quot;&quot;;&quot;&quot;;[$DataEntry.A53])" office:value-type="string" office:string-value="هم الذين يغالون في آل البيت ويُكفرون من عداهم من الصحابة أو يفسقونهم.      " calcext:value-type="string">
            <text:p>هم الذين يغالون في آل البيت ويُكفرون من عداهم من الصحابة أو يفسقونهم. <text:s text:c="5"/></text:p>
          </table:table-cell>
          <table:table-cell table:formula="of:=&quot;&quot;">
            <text:p/>
          </table:table-cell>
          <table:table-cell table:style-name="ce4" table:formula="of:=IF([$DataEntry.B53]=&quot;&quot;;&quot;&quot;;[$DataEntry.B53])" office:value-type="float" office:value="1" calcext:value-type="float">
            <text:p>1</text:p>
          </table:table-cell>
          <table:table-cell table:formula="of:=IF([$DataEntry.E53]=&quot;&quot;;&quot;&quot;;[$DataEntry.E53])" office:value-type="string" office:string-value="الخوارج " calcext:value-type="string">
            <text:p>الخوارج </text:p>
          </table:table-cell>
          <table:table-cell table:formula="of:=IF([$DataEntry.F53]=&quot;&quot;;&quot;&quot;;[$DataEntry.F53])" office:value-type="string" office:string-value="الكرامية " calcext:value-type="string">
            <text:p>الكرامية </text:p>
          </table:table-cell>
          <table:table-cell table:formula="of:=IF([$DataEntry.G53]=&quot;&quot;;&quot;&quot;;[$DataEntry.G53])" office:value-type="string" office:string-value="الرافضية " calcext:value-type="string">
            <text:p>الرافضية </text:p>
          </table:table-cell>
          <table:table-cell table:formula="of:=IF([$DataEntry.H53]=&quot;&quot;;&quot;&quot;;[$DataEntry.H53])" office:value-type="string" office:string-value="الجهمية " calcext:value-type="string">
            <text:p>الجهمية </text:p>
          </table:table-cell>
          <table:table-cell table:formula="of:=IF([$DataEntry.I53]=&quot;&quot;;&quot;&quot;;[$DataEntry.I53])">
            <text:p/>
          </table:table-cell>
          <table:table-cell table:formula="of:=IF([$DataEntry.C53]=&quot;&quot;;&quot;&quot;;[$DataEntry.C53])" office:value-type="string" office:string-value="0 0 1 0" calcext:value-type="string">
            <text:p>0 0 1 0</text:p>
          </table:table-cell>
          <table:table-cell table:formula="of:=&quot;&quot;">
            <text:p/>
          </table:table-cell>
          <table:table-cell table:formula="of:=IF([$DataEntry.D53]=&quot;&quot;;&quot;&quot;;[$DataEntry.D5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3]=&quot;&quot;;&quot;&quot;;[$DataEntry.N53])">
            <text:p/>
          </table:table-cell>
          <table:table-cell table:formula="of:=IF([$DataEntry.O53]=&quot;&quot;;&quot;&quot;;[$DataEntry.O53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53]=&quot;&quot;;&quot;&quot;;[$DataEntry.P53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54]=&quot;&quot;;&quot;&quot;;[$DataEntry.A54])" office:value-type="string" office:string-value="هم الذين خرجوا لقتال علي بن أبي طالب بسبب التحكيم." calcext:value-type="string">
            <text:p>هم الذين خرجوا لقتال علي بن أبي طالب بسبب التحكيم.</text:p>
          </table:table-cell>
          <table:table-cell table:formula="of:=&quot;&quot;">
            <text:p/>
          </table:table-cell>
          <table:table-cell table:style-name="ce4" table:formula="of:=IF([$DataEntry.B54]=&quot;&quot;;&quot;&quot;;[$DataEntry.B54])" office:value-type="float" office:value="1" calcext:value-type="float">
            <text:p>1</text:p>
          </table:table-cell>
          <table:table-cell table:formula="of:=IF([$DataEntry.E54]=&quot;&quot;;&quot;&quot;;[$DataEntry.E54])" office:value-type="string" office:string-value="الخوارج " calcext:value-type="string">
            <text:p>الخوارج </text:p>
          </table:table-cell>
          <table:table-cell table:formula="of:=IF([$DataEntry.F54]=&quot;&quot;;&quot;&quot;;[$DataEntry.F54])" office:value-type="string" office:string-value="الكرامية " calcext:value-type="string">
            <text:p>الكرامية </text:p>
          </table:table-cell>
          <table:table-cell table:formula="of:=IF([$DataEntry.G54]=&quot;&quot;;&quot;&quot;;[$DataEntry.G54])" office:value-type="string" office:string-value="الرافضية " calcext:value-type="string">
            <text:p>الرافضية </text:p>
          </table:table-cell>
          <table:table-cell table:formula="of:=IF([$DataEntry.H54]=&quot;&quot;;&quot;&quot;;[$DataEntry.H54])" office:value-type="string" office:string-value="الجهمية " calcext:value-type="string">
            <text:p>الجهمية </text:p>
          </table:table-cell>
          <table:table-cell table:formula="of:=IF([$DataEntry.I54]=&quot;&quot;;&quot;&quot;;[$DataEntry.I54])">
            <text:p/>
          </table:table-cell>
          <table:table-cell table:formula="of:=IF([$DataEntry.C54]=&quot;&quot;;&quot;&quot;;[$DataEntry.C54])" office:value-type="string" office:string-value="1 0 0 0" calcext:value-type="string">
            <text:p>1 0 0 0</text:p>
          </table:table-cell>
          <table:table-cell table:formula="of:=&quot;&quot;">
            <text:p/>
          </table:table-cell>
          <table:table-cell table:formula="of:=IF([$DataEntry.D54]=&quot;&quot;;&quot;&quot;;[$DataEntry.D5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4]=&quot;&quot;;&quot;&quot;;[$DataEntry.N54])">
            <text:p/>
          </table:table-cell>
          <table:table-cell table:formula="of:=IF([$DataEntry.O54]=&quot;&quot;;&quot;&quot;;[$DataEntry.O54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54]=&quot;&quot;;&quot;&quot;;[$DataEntry.P54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55]=&quot;&quot;;&quot;&quot;;[$DataEntry.A55])" office:value-type="string" office:string-value="مذهبهم في الصفات التعطيل والنفي، وفي القدر القول بالجبر." calcext:value-type="string">
            <text:p>مذهبهم في الصفات التعطيل والنفي، وفي القدر القول بالجبر.</text:p>
          </table:table-cell>
          <table:table-cell table:formula="of:=&quot;&quot;">
            <text:p/>
          </table:table-cell>
          <table:table-cell table:style-name="ce4" table:formula="of:=IF([$DataEntry.B55]=&quot;&quot;;&quot;&quot;;[$DataEntry.B55])" office:value-type="float" office:value="1" calcext:value-type="float">
            <text:p>1</text:p>
          </table:table-cell>
          <table:table-cell table:formula="of:=IF([$DataEntry.E55]=&quot;&quot;;&quot;&quot;;[$DataEntry.E55])" office:value-type="string" office:string-value="الخوارج " calcext:value-type="string">
            <text:p>الخوارج </text:p>
          </table:table-cell>
          <table:table-cell table:formula="of:=IF([$DataEntry.F55]=&quot;&quot;;&quot;&quot;;[$DataEntry.F55])" office:value-type="string" office:string-value="الكرامية " calcext:value-type="string">
            <text:p>الكرامية </text:p>
          </table:table-cell>
          <table:table-cell table:formula="of:=IF([$DataEntry.G55]=&quot;&quot;;&quot;&quot;;[$DataEntry.G55])" office:value-type="string" office:string-value="الرافضية " calcext:value-type="string">
            <text:p>الرافضية </text:p>
          </table:table-cell>
          <table:table-cell table:formula="of:=IF([$DataEntry.H55]=&quot;&quot;;&quot;&quot;;[$DataEntry.H55])" office:value-type="string" office:string-value="الجهمية " calcext:value-type="string">
            <text:p>الجهمية </text:p>
          </table:table-cell>
          <table:table-cell table:formula="of:=IF([$DataEntry.I55]=&quot;&quot;;&quot;&quot;;[$DataEntry.I55])">
            <text:p/>
          </table:table-cell>
          <table:table-cell table:formula="of:=IF([$DataEntry.C55]=&quot;&quot;;&quot;&quot;;[$DataEntry.C55])" office:value-type="string" office:string-value="0 0 0 1" calcext:value-type="string">
            <text:p>0 0 0 1</text:p>
          </table:table-cell>
          <table:table-cell table:formula="of:=&quot;&quot;">
            <text:p/>
          </table:table-cell>
          <table:table-cell table:formula="of:=IF([$DataEntry.D55]=&quot;&quot;;&quot;&quot;;[$DataEntry.D5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5]=&quot;&quot;;&quot;&quot;;[$DataEntry.N55])">
            <text:p/>
          </table:table-cell>
          <table:table-cell table:formula="of:=IF([$DataEntry.O55]=&quot;&quot;;&quot;&quot;;[$DataEntry.O55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55]=&quot;&quot;;&quot;&quot;;[$DataEntry.P55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56]=&quot;&quot;;&quot;&quot;;[$DataEntry.A56])" office:value-type="string" office:string-value="أتباع محمد بن كرام، يميلون إلى التشبيه والقول بالإرجاء." calcext:value-type="string">
            <text:p>أتباع محمد بن كرام، يميلون إلى التشبيه والقول بالإرجاء.</text:p>
          </table:table-cell>
          <table:table-cell table:formula="of:=&quot;&quot;">
            <text:p/>
          </table:table-cell>
          <table:table-cell table:style-name="ce4" table:formula="of:=IF([$DataEntry.B56]=&quot;&quot;;&quot;&quot;;[$DataEntry.B56])" office:value-type="float" office:value="1" calcext:value-type="float">
            <text:p>1</text:p>
          </table:table-cell>
          <table:table-cell table:formula="of:=IF([$DataEntry.E56]=&quot;&quot;;&quot;&quot;;[$DataEntry.E56])" office:value-type="string" office:string-value="الخوارج " calcext:value-type="string">
            <text:p>الخوارج </text:p>
          </table:table-cell>
          <table:table-cell table:formula="of:=IF([$DataEntry.F56]=&quot;&quot;;&quot;&quot;;[$DataEntry.F56])" office:value-type="string" office:string-value="الكرامية " calcext:value-type="string">
            <text:p>الكرامية </text:p>
          </table:table-cell>
          <table:table-cell table:formula="of:=IF([$DataEntry.G56]=&quot;&quot;;&quot;&quot;;[$DataEntry.G56])" office:value-type="string" office:string-value="الرافضية " calcext:value-type="string">
            <text:p>الرافضية </text:p>
          </table:table-cell>
          <table:table-cell table:formula="of:=IF([$DataEntry.H56]=&quot;&quot;;&quot;&quot;;[$DataEntry.H56])" office:value-type="string" office:string-value="الجهمية " calcext:value-type="string">
            <text:p>الجهمية </text:p>
          </table:table-cell>
          <table:table-cell table:formula="of:=IF([$DataEntry.I56]=&quot;&quot;;&quot;&quot;;[$DataEntry.I56])">
            <text:p/>
          </table:table-cell>
          <table:table-cell table:formula="of:=IF([$DataEntry.C56]=&quot;&quot;;&quot;&quot;;[$DataEntry.C56])" office:value-type="string" office:string-value="0 1 0 0" calcext:value-type="string">
            <text:p>0 1 0 0</text:p>
          </table:table-cell>
          <table:table-cell table:formula="of:=&quot;&quot;">
            <text:p/>
          </table:table-cell>
          <table:table-cell table:formula="of:=IF([$DataEntry.D56]=&quot;&quot;;&quot;&quot;;[$DataEntry.D5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6]=&quot;&quot;;&quot;&quot;;[$DataEntry.N56])">
            <text:p/>
          </table:table-cell>
          <table:table-cell table:formula="of:=IF([$DataEntry.O56]=&quot;&quot;;&quot;&quot;;[$DataEntry.O56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56]=&quot;&quot;;&quot;&quot;;[$DataEntry.P56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57]=&quot;&quot;;&quot;&quot;;[$DataEntry.A57])" office:value-type="string" office:string-value="مذهبهم تكفير فاعل الكبيرة وتخليده في النار." calcext:value-type="string">
            <text:p>مذهبهم تكفير فاعل الكبيرة وتخليده في النار.</text:p>
          </table:table-cell>
          <table:table-cell table:formula="of:=&quot;&quot;">
            <text:p/>
          </table:table-cell>
          <table:table-cell table:style-name="ce4" table:formula="of:=IF([$DataEntry.B57]=&quot;&quot;;&quot;&quot;;[$DataEntry.B57])" office:value-type="float" office:value="1" calcext:value-type="float">
            <text:p>1</text:p>
          </table:table-cell>
          <table:table-cell table:formula="of:=IF([$DataEntry.E57]=&quot;&quot;;&quot;&quot;;[$DataEntry.E57])" office:value-type="string" office:string-value="الخوارج " calcext:value-type="string">
            <text:p>الخوارج </text:p>
          </table:table-cell>
          <table:table-cell table:formula="of:=IF([$DataEntry.F57]=&quot;&quot;;&quot;&quot;;[$DataEntry.F57])" office:value-type="string" office:string-value="الكرامية " calcext:value-type="string">
            <text:p>الكرامية </text:p>
          </table:table-cell>
          <table:table-cell table:formula="of:=IF([$DataEntry.G57]=&quot;&quot;;&quot;&quot;;[$DataEntry.G57])" office:value-type="string" office:string-value="الرافضية " calcext:value-type="string">
            <text:p>الرافضية </text:p>
          </table:table-cell>
          <table:table-cell table:formula="of:=IF([$DataEntry.H57]=&quot;&quot;;&quot;&quot;;[$DataEntry.H57])" office:value-type="string" office:string-value="الجهمية " calcext:value-type="string">
            <text:p>الجهمية </text:p>
          </table:table-cell>
          <table:table-cell table:formula="of:=IF([$DataEntry.I57]=&quot;&quot;;&quot;&quot;;[$DataEntry.I57])">
            <text:p/>
          </table:table-cell>
          <table:table-cell table:formula="of:=IF([$DataEntry.C57]=&quot;&quot;;&quot;&quot;;[$DataEntry.C57])" office:value-type="string" office:string-value="1 0 0 0" calcext:value-type="string">
            <text:p>1 0 0 0</text:p>
          </table:table-cell>
          <table:table-cell table:formula="of:=&quot;&quot;">
            <text:p/>
          </table:table-cell>
          <table:table-cell table:formula="of:=IF([$DataEntry.D57]=&quot;&quot;;&quot;&quot;;[$DataEntry.D5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7]=&quot;&quot;;&quot;&quot;;[$DataEntry.N57])">
            <text:p/>
          </table:table-cell>
          <table:table-cell table:formula="of:=IF([$DataEntry.O57]=&quot;&quot;;&quot;&quot;;[$DataEntry.O57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57]=&quot;&quot;;&quot;&quot;;[$DataEntry.P57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58]=&quot;&quot;;&quot;&quot;;[$DataEntry.A58])">
            <text:p/>
          </table:table-cell>
          <table:table-cell table:formula="of:=&quot;&quot;">
            <text:p/>
          </table:table-cell>
          <table:table-cell table:style-name="ce4" table:formula="of:=IF([$DataEntry.B58]=&quot;&quot;;&quot;&quot;;[$DataEntry.B58])">
            <text:p/>
          </table:table-cell>
          <table:table-cell table:formula="of:=IF([$DataEntry.E58]=&quot;&quot;;&quot;&quot;;[$DataEntry.E58])">
            <text:p/>
          </table:table-cell>
          <table:table-cell table:formula="of:=IF([$DataEntry.F58]=&quot;&quot;;&quot;&quot;;[$DataEntry.F58])">
            <text:p/>
          </table:table-cell>
          <table:table-cell table:formula="of:=IF([$DataEntry.G58]=&quot;&quot;;&quot;&quot;;[$DataEntry.G58])">
            <text:p/>
          </table:table-cell>
          <table:table-cell table:formula="of:=IF([$DataEntry.H58]=&quot;&quot;;&quot;&quot;;[$DataEntry.H58])">
            <text:p/>
          </table:table-cell>
          <table:table-cell table:formula="of:=IF([$DataEntry.I58]=&quot;&quot;;&quot;&quot;;[$DataEntry.I58])">
            <text:p/>
          </table:table-cell>
          <table:table-cell table:formula="of:=IF([$DataEntry.C58]=&quot;&quot;;&quot;&quot;;[$DataEntry.C58])">
            <text:p/>
          </table:table-cell>
          <table:table-cell table:formula="of:=&quot;&quot;">
            <text:p/>
          </table:table-cell>
          <table:table-cell table:formula="of:=IF([$DataEntry.D58]=&quot;&quot;;&quot;&quot;;[$DataEntry.D5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8]=&quot;&quot;;&quot;&quot;;[$DataEntry.N58])">
            <text:p/>
          </table:table-cell>
          <table:table-cell table:formula="of:=IF([$DataEntry.O58]=&quot;&quot;;&quot;&quot;;[$DataEntry.O58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58]=&quot;&quot;;&quot;&quot;;[$DataEntry.P58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59]=&quot;&quot;;&quot;&quot;;[$DataEntry.A59])" office:value-type="string" office:string-value="أتباع واصل بن عطاء." calcext:value-type="string">
            <text:p>أتباع واصل بن عطاء.</text:p>
          </table:table-cell>
          <table:table-cell table:formula="of:=&quot;&quot;">
            <text:p/>
          </table:table-cell>
          <table:table-cell table:style-name="ce4" table:formula="of:=IF([$DataEntry.B59]=&quot;&quot;;&quot;&quot;;[$DataEntry.B59])" office:value-type="float" office:value="1" calcext:value-type="float">
            <text:p>1</text:p>
          </table:table-cell>
          <table:table-cell table:formula="of:=IF([$DataEntry.E59]=&quot;&quot;;&quot;&quot;;[$DataEntry.E59])" office:value-type="string" office:string-value="القدرية " calcext:value-type="string">
            <text:p>القدرية </text:p>
          </table:table-cell>
          <table:table-cell table:formula="of:=IF([$DataEntry.F59]=&quot;&quot;;&quot;&quot;;[$DataEntry.F59])" office:value-type="string" office:string-value="المعتزلة " calcext:value-type="string">
            <text:p>المعتزلة </text:p>
          </table:table-cell>
          <table:table-cell table:formula="of:=IF([$DataEntry.G59]=&quot;&quot;;&quot;&quot;;[$DataEntry.G59])" office:value-type="string" office:string-value="المرجئة " calcext:value-type="string">
            <text:p>المرجئة </text:p>
          </table:table-cell>
          <table:table-cell table:formula="of:=IF([$DataEntry.H59]=&quot;&quot;;&quot;&quot;;[$DataEntry.H59])" office:value-type="string" office:string-value="السالمة " calcext:value-type="string">
            <text:p>السالمة </text:p>
          </table:table-cell>
          <table:table-cell table:formula="of:=IF([$DataEntry.I59]=&quot;&quot;;&quot;&quot;;[$DataEntry.I59])">
            <text:p/>
          </table:table-cell>
          <table:table-cell table:formula="of:=IF([$DataEntry.C59]=&quot;&quot;;&quot;&quot;;[$DataEntry.C59])" office:value-type="string" office:string-value="0 1 0 0" calcext:value-type="string">
            <text:p>0 1 0 0</text:p>
          </table:table-cell>
          <table:table-cell table:formula="of:=&quot;&quot;">
            <text:p/>
          </table:table-cell>
          <table:table-cell table:formula="of:=IF([$DataEntry.D59]=&quot;&quot;;&quot;&quot;;[$DataEntry.D5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9]=&quot;&quot;;&quot;&quot;;[$DataEntry.N59])">
            <text:p/>
          </table:table-cell>
          <table:table-cell table:formula="of:=IF([$DataEntry.O59]=&quot;&quot;;&quot;&quot;;[$DataEntry.O59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59]=&quot;&quot;;&quot;&quot;;[$DataEntry.P59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60]=&quot;&quot;;&quot;&quot;;[$DataEntry.A60])" office:value-type="string" office:string-value="أتباع رجل يقال له ابن سالم يقولون بالتشبيه." calcext:value-type="string">
            <text:p>أتباع رجل يقال له ابن سالم يقولون بالتشبيه.</text:p>
          </table:table-cell>
          <table:table-cell table:formula="of:=&quot;&quot;">
            <text:p/>
          </table:table-cell>
          <table:table-cell table:style-name="ce4" table:formula="of:=IF([$DataEntry.B60]=&quot;&quot;;&quot;&quot;;[$DataEntry.B60])" office:value-type="float" office:value="1" calcext:value-type="float">
            <text:p>1</text:p>
          </table:table-cell>
          <table:table-cell table:formula="of:=IF([$DataEntry.E60]=&quot;&quot;;&quot;&quot;;[$DataEntry.E60])" office:value-type="string" office:string-value="القدرية " calcext:value-type="string">
            <text:p>القدرية </text:p>
          </table:table-cell>
          <table:table-cell table:formula="of:=IF([$DataEntry.F60]=&quot;&quot;;&quot;&quot;;[$DataEntry.F60])" office:value-type="string" office:string-value="المعتزلة " calcext:value-type="string">
            <text:p>المعتزلة </text:p>
          </table:table-cell>
          <table:table-cell table:formula="of:=IF([$DataEntry.G60]=&quot;&quot;;&quot;&quot;;[$DataEntry.G60])" office:value-type="string" office:string-value="المرجئة " calcext:value-type="string">
            <text:p>المرجئة </text:p>
          </table:table-cell>
          <table:table-cell table:formula="of:=IF([$DataEntry.H60]=&quot;&quot;;&quot;&quot;;[$DataEntry.H60])" office:value-type="string" office:string-value="السالمة " calcext:value-type="string">
            <text:p>السالمة </text:p>
          </table:table-cell>
          <table:table-cell table:formula="of:=IF([$DataEntry.I60]=&quot;&quot;;&quot;&quot;;[$DataEntry.I60])">
            <text:p/>
          </table:table-cell>
          <table:table-cell table:formula="of:=IF([$DataEntry.C60]=&quot;&quot;;&quot;&quot;;[$DataEntry.C60])" office:value-type="string" office:string-value="0 0 0 1" calcext:value-type="string">
            <text:p>0 0 0 1</text:p>
          </table:table-cell>
          <table:table-cell table:formula="of:=&quot;&quot;">
            <text:p/>
          </table:table-cell>
          <table:table-cell table:formula="of:=IF([$DataEntry.D60]=&quot;&quot;;&quot;&quot;;[$DataEntry.D6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0]=&quot;&quot;;&quot;&quot;;[$DataEntry.N60])">
            <text:p/>
          </table:table-cell>
          <table:table-cell table:formula="of:=IF([$DataEntry.O60]=&quot;&quot;;&quot;&quot;;[$DataEntry.O60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60]=&quot;&quot;;&quot;&quot;;[$DataEntry.P60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61]=&quot;&quot;;&quot;&quot;;[$DataEntry.A61])" office:value-type="string" office:string-value="هم الذين يقولون بإرجاء العمل عن الإيمان أي تأخيره عنه فليس العمل عندهم من الإيمان." calcext:value-type="string">
            <text:p>هم الذين يقولون بإرجاء العمل عن الإيمان أي تأخيره عنه فليس العمل عندهم من الإيمان.</text:p>
          </table:table-cell>
          <table:table-cell table:formula="of:=&quot;&quot;">
            <text:p/>
          </table:table-cell>
          <table:table-cell table:style-name="ce4" table:formula="of:=IF([$DataEntry.B61]=&quot;&quot;;&quot;&quot;;[$DataEntry.B61])" office:value-type="float" office:value="1" calcext:value-type="float">
            <text:p>1</text:p>
          </table:table-cell>
          <table:table-cell table:formula="of:=IF([$DataEntry.E61]=&quot;&quot;;&quot;&quot;;[$DataEntry.E61])" office:value-type="string" office:string-value="القدرية " calcext:value-type="string">
            <text:p>القدرية </text:p>
          </table:table-cell>
          <table:table-cell table:formula="of:=IF([$DataEntry.F61]=&quot;&quot;;&quot;&quot;;[$DataEntry.F61])" office:value-type="string" office:string-value="المعتزلة " calcext:value-type="string">
            <text:p>المعتزلة </text:p>
          </table:table-cell>
          <table:table-cell table:formula="of:=IF([$DataEntry.G61]=&quot;&quot;;&quot;&quot;;[$DataEntry.G61])" office:value-type="string" office:string-value="المرجئة " calcext:value-type="string">
            <text:p>المرجئة </text:p>
          </table:table-cell>
          <table:table-cell table:formula="of:=IF([$DataEntry.H61]=&quot;&quot;;&quot;&quot;;[$DataEntry.H61])" office:value-type="string" office:string-value="السالمة " calcext:value-type="string">
            <text:p>السالمة </text:p>
          </table:table-cell>
          <table:table-cell table:formula="of:=IF([$DataEntry.I61]=&quot;&quot;;&quot;&quot;;[$DataEntry.I61])">
            <text:p/>
          </table:table-cell>
          <table:table-cell table:formula="of:=IF([$DataEntry.C61]=&quot;&quot;;&quot;&quot;;[$DataEntry.C61])" office:value-type="string" office:string-value="0 0 1 0" calcext:value-type="string">
            <text:p>0 0 1 0</text:p>
          </table:table-cell>
          <table:table-cell table:formula="of:=&quot;&quot;">
            <text:p/>
          </table:table-cell>
          <table:table-cell table:formula="of:=IF([$DataEntry.D61]=&quot;&quot;;&quot;&quot;;[$DataEntry.D6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1]=&quot;&quot;;&quot;&quot;;[$DataEntry.N61])">
            <text:p/>
          </table:table-cell>
          <table:table-cell table:formula="of:=IF([$DataEntry.O61]=&quot;&quot;;&quot;&quot;;[$DataEntry.O61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61]=&quot;&quot;;&quot;&quot;;[$DataEntry.P61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62]=&quot;&quot;;&quot;&quot;;[$DataEntry.A62])" office:value-type="string" office:string-value="يقولون إن الفاسق في منزلة بين منزلتين؛ لا مؤمن ولا كافر وهو مخلد في النار." calcext:value-type="string">
            <text:p>يقولون إن الفاسق في منزلة بين منزلتين؛ لا مؤمن ولا كافر وهو مخلد في النار.</text:p>
          </table:table-cell>
          <table:table-cell table:formula="of:=&quot;&quot;">
            <text:p/>
          </table:table-cell>
          <table:table-cell table:style-name="ce4" table:formula="of:=IF([$DataEntry.B62]=&quot;&quot;;&quot;&quot;;[$DataEntry.B62])" office:value-type="float" office:value="1" calcext:value-type="float">
            <text:p>1</text:p>
          </table:table-cell>
          <table:table-cell table:formula="of:=IF([$DataEntry.E62]=&quot;&quot;;&quot;&quot;;[$DataEntry.E62])" office:value-type="string" office:string-value="القدرية " calcext:value-type="string">
            <text:p>القدرية </text:p>
          </table:table-cell>
          <table:table-cell table:formula="of:=IF([$DataEntry.F62]=&quot;&quot;;&quot;&quot;;[$DataEntry.F62])" office:value-type="string" office:string-value="المعتزلة " calcext:value-type="string">
            <text:p>المعتزلة </text:p>
          </table:table-cell>
          <table:table-cell table:formula="of:=IF([$DataEntry.G62]=&quot;&quot;;&quot;&quot;;[$DataEntry.G62])" office:value-type="string" office:string-value="المرجئة " calcext:value-type="string">
            <text:p>المرجئة </text:p>
          </table:table-cell>
          <table:table-cell table:formula="of:=IF([$DataEntry.H62]=&quot;&quot;;&quot;&quot;;[$DataEntry.H62])" office:value-type="string" office:string-value="السالمة " calcext:value-type="string">
            <text:p>السالمة </text:p>
          </table:table-cell>
          <table:table-cell table:formula="of:=IF([$DataEntry.I62]=&quot;&quot;;&quot;&quot;;[$DataEntry.I62])">
            <text:p/>
          </table:table-cell>
          <table:table-cell table:formula="of:=IF([$DataEntry.C62]=&quot;&quot;;&quot;&quot;;[$DataEntry.C62])" office:value-type="string" office:string-value="0 1 0 0" calcext:value-type="string">
            <text:p>0 1 0 0</text:p>
          </table:table-cell>
          <table:table-cell table:formula="of:=&quot;&quot;">
            <text:p/>
          </table:table-cell>
          <table:table-cell table:formula="of:=IF([$DataEntry.D62]=&quot;&quot;;&quot;&quot;;[$DataEntry.D6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2]=&quot;&quot;;&quot;&quot;;[$DataEntry.N62])">
            <text:p/>
          </table:table-cell>
          <table:table-cell table:formula="of:=IF([$DataEntry.O62]=&quot;&quot;;&quot;&quot;;[$DataEntry.O62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62]=&quot;&quot;;&quot;&quot;;[$DataEntry.P62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63]=&quot;&quot;;&quot;&quot;;[$DataEntry.A63])" office:value-type="string" office:string-value="هم الذين يقولون بنفي القدر عن أفعال العبد وأن للعبد إرادة وقدرة مستقلين عن إرادة الله وقدرته." calcext:value-type="string">
            <text:p>هم الذين يقولون بنفي القدر عن أفعال العبد وأن للعبد إرادة وقدرة مستقلين عن إرادة الله وقدرته.</text:p>
          </table:table-cell>
          <table:table-cell table:formula="of:=&quot;&quot;">
            <text:p/>
          </table:table-cell>
          <table:table-cell table:style-name="ce4" table:formula="of:=IF([$DataEntry.B63]=&quot;&quot;;&quot;&quot;;[$DataEntry.B63])" office:value-type="float" office:value="1" calcext:value-type="float">
            <text:p>1</text:p>
          </table:table-cell>
          <table:table-cell table:formula="of:=IF([$DataEntry.E63]=&quot;&quot;;&quot;&quot;;[$DataEntry.E63])" office:value-type="string" office:string-value="القدرية " calcext:value-type="string">
            <text:p>القدرية </text:p>
          </table:table-cell>
          <table:table-cell table:formula="of:=IF([$DataEntry.F63]=&quot;&quot;;&quot;&quot;;[$DataEntry.F63])" office:value-type="string" office:string-value="المعتزلة " calcext:value-type="string">
            <text:p>المعتزلة </text:p>
          </table:table-cell>
          <table:table-cell table:formula="of:=IF([$DataEntry.G63]=&quot;&quot;;&quot;&quot;;[$DataEntry.G63])" office:value-type="string" office:string-value="المرجئة " calcext:value-type="string">
            <text:p>المرجئة </text:p>
          </table:table-cell>
          <table:table-cell table:formula="of:=IF([$DataEntry.H63]=&quot;&quot;;&quot;&quot;;[$DataEntry.H63])" office:value-type="string" office:string-value="السالمة " calcext:value-type="string">
            <text:p>السالمة </text:p>
          </table:table-cell>
          <table:table-cell table:formula="of:=IF([$DataEntry.I63]=&quot;&quot;;&quot;&quot;;[$DataEntry.I63])">
            <text:p/>
          </table:table-cell>
          <table:table-cell table:formula="of:=IF([$DataEntry.C63]=&quot;&quot;;&quot;&quot;;[$DataEntry.C63])" office:value-type="string" office:string-value="1 1 0 0" calcext:value-type="string">
            <text:p>1 1 0 0</text:p>
          </table:table-cell>
          <table:table-cell table:formula="of:=&quot;&quot;">
            <text:p/>
          </table:table-cell>
          <table:table-cell table:formula="of:=IF([$DataEntry.D63]=&quot;&quot;;&quot;&quot;;[$DataEntry.D6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3]=&quot;&quot;;&quot;&quot;;[$DataEntry.N63])">
            <text:p/>
          </table:table-cell>
          <table:table-cell table:formula="of:=IF([$DataEntry.O63]=&quot;&quot;;&quot;&quot;;[$DataEntry.O63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63]=&quot;&quot;;&quot;&quot;;[$DataEntry.P63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64]=&quot;&quot;;&quot;&quot;;[$DataEntry.A64])">
            <text:p/>
          </table:table-cell>
          <table:table-cell table:formula="of:=&quot;&quot;">
            <text:p/>
          </table:table-cell>
          <table:table-cell table:style-name="ce4" table:formula="of:=IF([$DataEntry.B64]=&quot;&quot;;&quot;&quot;;[$DataEntry.B64])">
            <text:p/>
          </table:table-cell>
          <table:table-cell table:formula="of:=IF([$DataEntry.E64]=&quot;&quot;;&quot;&quot;;[$DataEntry.E64])">
            <text:p/>
          </table:table-cell>
          <table:table-cell table:formula="of:=IF([$DataEntry.F64]=&quot;&quot;;&quot;&quot;;[$DataEntry.F64])">
            <text:p/>
          </table:table-cell>
          <table:table-cell table:formula="of:=IF([$DataEntry.G64]=&quot;&quot;;&quot;&quot;;[$DataEntry.G64])">
            <text:p/>
          </table:table-cell>
          <table:table-cell table:formula="of:=IF([$DataEntry.H64]=&quot;&quot;;&quot;&quot;;[$DataEntry.H64])">
            <text:p/>
          </table:table-cell>
          <table:table-cell table:formula="of:=IF([$DataEntry.I64]=&quot;&quot;;&quot;&quot;;[$DataEntry.I64])">
            <text:p/>
          </table:table-cell>
          <table:table-cell table:formula="of:=IF([$DataEntry.C64]=&quot;&quot;;&quot;&quot;;[$DataEntry.C64])">
            <text:p/>
          </table:table-cell>
          <table:table-cell table:formula="of:=&quot;&quot;">
            <text:p/>
          </table:table-cell>
          <table:table-cell table:formula="of:=IF([$DataEntry.D64]=&quot;&quot;;&quot;&quot;;[$DataEntry.D6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4]=&quot;&quot;;&quot;&quot;;[$DataEntry.N64])">
            <text:p/>
          </table:table-cell>
          <table:table-cell table:formula="of:=IF([$DataEntry.O64]=&quot;&quot;;&quot;&quot;;[$DataEntry.O64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64]=&quot;&quot;;&quot;&quot;;[$DataEntry.P64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65]=&quot;&quot;;&quot;&quot;;[$DataEntry.A65])">
            <text:p/>
          </table:table-cell>
          <table:table-cell table:formula="of:=&quot;&quot;">
            <text:p/>
          </table:table-cell>
          <table:table-cell table:style-name="ce4" table:formula="of:=IF([$DataEntry.B65]=&quot;&quot;;&quot;&quot;;[$DataEntry.B65])">
            <text:p/>
          </table:table-cell>
          <table:table-cell table:formula="of:=IF([$DataEntry.E65]=&quot;&quot;;&quot;&quot;;[$DataEntry.E65])">
            <text:p/>
          </table:table-cell>
          <table:table-cell table:formula="of:=IF([$DataEntry.F65]=&quot;&quot;;&quot;&quot;;[$DataEntry.F65])">
            <text:p/>
          </table:table-cell>
          <table:table-cell table:formula="of:=IF([$DataEntry.G65]=&quot;&quot;;&quot;&quot;;[$DataEntry.G65])">
            <text:p/>
          </table:table-cell>
          <table:table-cell table:formula="of:=IF([$DataEntry.H65]=&quot;&quot;;&quot;&quot;;[$DataEntry.H65])">
            <text:p/>
          </table:table-cell>
          <table:table-cell table:formula="of:=IF([$DataEntry.I65]=&quot;&quot;;&quot;&quot;;[$DataEntry.I65])">
            <text:p/>
          </table:table-cell>
          <table:table-cell table:formula="of:=IF([$DataEntry.C65]=&quot;&quot;;&quot;&quot;;[$DataEntry.C65])">
            <text:p/>
          </table:table-cell>
          <table:table-cell table:formula="of:=&quot;&quot;">
            <text:p/>
          </table:table-cell>
          <table:table-cell table:formula="of:=IF([$DataEntry.D65]=&quot;&quot;;&quot;&quot;;[$DataEntry.D6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5]=&quot;&quot;;&quot;&quot;;[$DataEntry.N65])">
            <text:p/>
          </table:table-cell>
          <table:table-cell table:formula="of:=IF([$DataEntry.O65]=&quot;&quot;;&quot;&quot;;[$DataEntry.O65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65]=&quot;&quot;;&quot;&quot;;[$DataEntry.P65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66]=&quot;&quot;;&quot;&quot;;[$DataEntry.A66])">
            <text:p/>
          </table:table-cell>
          <table:table-cell table:formula="of:=&quot;&quot;">
            <text:p/>
          </table:table-cell>
          <table:table-cell table:style-name="ce4" table:formula="of:=IF([$DataEntry.B66]=&quot;&quot;;&quot;&quot;;[$DataEntry.B66])">
            <text:p/>
          </table:table-cell>
          <table:table-cell table:formula="of:=IF([$DataEntry.E66]=&quot;&quot;;&quot;&quot;;[$DataEntry.E66])">
            <text:p/>
          </table:table-cell>
          <table:table-cell table:formula="of:=IF([$DataEntry.F66]=&quot;&quot;;&quot;&quot;;[$DataEntry.F66])">
            <text:p/>
          </table:table-cell>
          <table:table-cell table:formula="of:=IF([$DataEntry.G66]=&quot;&quot;;&quot;&quot;;[$DataEntry.G66])">
            <text:p/>
          </table:table-cell>
          <table:table-cell table:formula="of:=IF([$DataEntry.H66]=&quot;&quot;;&quot;&quot;;[$DataEntry.H66])">
            <text:p/>
          </table:table-cell>
          <table:table-cell table:formula="of:=IF([$DataEntry.I66]=&quot;&quot;;&quot;&quot;;[$DataEntry.I66])">
            <text:p/>
          </table:table-cell>
          <table:table-cell table:formula="of:=IF([$DataEntry.C66]=&quot;&quot;;&quot;&quot;;[$DataEntry.C66])">
            <text:p/>
          </table:table-cell>
          <table:table-cell table:formula="of:=&quot;&quot;">
            <text:p/>
          </table:table-cell>
          <table:table-cell table:formula="of:=IF([$DataEntry.D66]=&quot;&quot;;&quot;&quot;;[$DataEntry.D6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6]=&quot;&quot;;&quot;&quot;;[$DataEntry.N66])">
            <text:p/>
          </table:table-cell>
          <table:table-cell table:formula="of:=IF([$DataEntry.O66]=&quot;&quot;;&quot;&quot;;[$DataEntry.O66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66]=&quot;&quot;;&quot;&quot;;[$DataEntry.P66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67]=&quot;&quot;;&quot;&quot;;[$DataEntry.A67])">
            <text:p/>
          </table:table-cell>
          <table:table-cell table:formula="of:=&quot;&quot;">
            <text:p/>
          </table:table-cell>
          <table:table-cell table:style-name="ce4" table:formula="of:=IF([$DataEntry.B67]=&quot;&quot;;&quot;&quot;;[$DataEntry.B67])">
            <text:p/>
          </table:table-cell>
          <table:table-cell table:formula="of:=IF([$DataEntry.E67]=&quot;&quot;;&quot;&quot;;[$DataEntry.E67])">
            <text:p/>
          </table:table-cell>
          <table:table-cell table:formula="of:=IF([$DataEntry.F67]=&quot;&quot;;&quot;&quot;;[$DataEntry.F67])">
            <text:p/>
          </table:table-cell>
          <table:table-cell table:formula="of:=IF([$DataEntry.G67]=&quot;&quot;;&quot;&quot;;[$DataEntry.G67])">
            <text:p/>
          </table:table-cell>
          <table:table-cell table:formula="of:=IF([$DataEntry.H67]=&quot;&quot;;&quot;&quot;;[$DataEntry.H67])">
            <text:p/>
          </table:table-cell>
          <table:table-cell table:formula="of:=IF([$DataEntry.I67]=&quot;&quot;;&quot;&quot;;[$DataEntry.I67])">
            <text:p/>
          </table:table-cell>
          <table:table-cell table:formula="of:=IF([$DataEntry.C67]=&quot;&quot;;&quot;&quot;;[$DataEntry.C67])">
            <text:p/>
          </table:table-cell>
          <table:table-cell table:formula="of:=&quot;&quot;">
            <text:p/>
          </table:table-cell>
          <table:table-cell table:formula="of:=IF([$DataEntry.D67]=&quot;&quot;;&quot;&quot;;[$DataEntry.D6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7]=&quot;&quot;;&quot;&quot;;[$DataEntry.N67])">
            <text:p/>
          </table:table-cell>
          <table:table-cell table:formula="of:=IF([$DataEntry.O67]=&quot;&quot;;&quot;&quot;;[$DataEntry.O67])" office:value-type="string" office:string-value="شرح لمعة الاعتقاد – محمد بن صالح العثيمين" calcext:value-type="string">
            <text:p>شرح لمعة الاعتقاد – محمد بن صالح العثيمين</text:p>
          </table:table-cell>
          <table:table-cell table:formula="of:=IF([$DataEntry.P67]=&quot;&quot;;&quot;&quot;;[$DataEntry.P67])" office:value-type="string" office:string-value="العقيدة::شرح_لمعة_الاعتقاد::ص89-167" calcext:value-type="string">
            <text:p>العقيدة::شرح_لمعة_الاعتقاد::ص89-167</text:p>
          </table:table-cell>
          <table:table-cell table:number-columns-repeated="48"/>
        </table:table-row>
        <table:table-row table:style-name="ro1">
          <table:table-cell table:formula="of:=IF([$DataEntry.A68]=&quot;&quot;;&quot;&quot;;[$DataEntry.A68])">
            <text:p/>
          </table:table-cell>
          <table:table-cell table:formula="of:=&quot;&quot;">
            <text:p/>
          </table:table-cell>
          <table:table-cell table:style-name="ce4" table:formula="of:=IF([$DataEntry.B68]=&quot;&quot;;&quot;&quot;;[$DataEntry.B68])">
            <text:p/>
          </table:table-cell>
          <table:table-cell table:formula="of:=IF([$DataEntry.E68]=&quot;&quot;;&quot;&quot;;[$DataEntry.E68])">
            <text:p/>
          </table:table-cell>
          <table:table-cell table:formula="of:=IF([$DataEntry.F68]=&quot;&quot;;&quot;&quot;;[$DataEntry.F68])">
            <text:p/>
          </table:table-cell>
          <table:table-cell table:formula="of:=IF([$DataEntry.G68]=&quot;&quot;;&quot;&quot;;[$DataEntry.G68])">
            <text:p/>
          </table:table-cell>
          <table:table-cell table:formula="of:=IF([$DataEntry.H68]=&quot;&quot;;&quot;&quot;;[$DataEntry.H68])">
            <text:p/>
          </table:table-cell>
          <table:table-cell table:formula="of:=IF([$DataEntry.I68]=&quot;&quot;;&quot;&quot;;[$DataEntry.I68])">
            <text:p/>
          </table:table-cell>
          <table:table-cell table:formula="of:=IF([$DataEntry.C68]=&quot;&quot;;&quot;&quot;;[$DataEntry.C68])">
            <text:p/>
          </table:table-cell>
          <table:table-cell table:formula="of:=&quot;&quot;">
            <text:p/>
          </table:table-cell>
          <table:table-cell table:formula="of:=IF([$DataEntry.D68]=&quot;&quot;;&quot;&quot;;[$DataEntry.D6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8]=&quot;&quot;;&quot;&quot;;[$DataEntry.N68])">
            <text:p/>
          </table:table-cell>
          <table:table-cell table:formula="of:=IF([$DataEntry.O68]=&quot;&quot;;&quot;&quot;;[$DataEntry.O68])">
            <text:p/>
          </table:table-cell>
          <table:table-cell table:formula="of:=IF([$DataEntry.P68]=&quot;&quot;;&quot;&quot;;[$DataEntry.P68])">
            <text:p/>
          </table:table-cell>
          <table:table-cell table:number-columns-repeated="48"/>
        </table:table-row>
        <table:table-row table:style-name="ro1">
          <table:table-cell table:formula="of:=IF([$DataEntry.A69]=&quot;&quot;;&quot;&quot;;[$DataEntry.A69])">
            <text:p/>
          </table:table-cell>
          <table:table-cell table:formula="of:=&quot;&quot;">
            <text:p/>
          </table:table-cell>
          <table:table-cell table:style-name="ce4" table:formula="of:=IF([$DataEntry.B69]=&quot;&quot;;&quot;&quot;;[$DataEntry.B69])">
            <text:p/>
          </table:table-cell>
          <table:table-cell table:formula="of:=IF([$DataEntry.E69]=&quot;&quot;;&quot;&quot;;[$DataEntry.E69])">
            <text:p/>
          </table:table-cell>
          <table:table-cell table:formula="of:=IF([$DataEntry.F69]=&quot;&quot;;&quot;&quot;;[$DataEntry.F69])">
            <text:p/>
          </table:table-cell>
          <table:table-cell table:formula="of:=IF([$DataEntry.G69]=&quot;&quot;;&quot;&quot;;[$DataEntry.G69])">
            <text:p/>
          </table:table-cell>
          <table:table-cell table:formula="of:=IF([$DataEntry.H69]=&quot;&quot;;&quot;&quot;;[$DataEntry.H69])">
            <text:p/>
          </table:table-cell>
          <table:table-cell table:formula="of:=IF([$DataEntry.I69]=&quot;&quot;;&quot;&quot;;[$DataEntry.I69])">
            <text:p/>
          </table:table-cell>
          <table:table-cell table:formula="of:=IF([$DataEntry.C69]=&quot;&quot;;&quot;&quot;;[$DataEntry.C69])">
            <text:p/>
          </table:table-cell>
          <table:table-cell table:formula="of:=&quot;&quot;">
            <text:p/>
          </table:table-cell>
          <table:table-cell table:formula="of:=IF([$DataEntry.D69]=&quot;&quot;;&quot;&quot;;[$DataEntry.D6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9]=&quot;&quot;;&quot;&quot;;[$DataEntry.N69])">
            <text:p/>
          </table:table-cell>
          <table:table-cell table:formula="of:=IF([$DataEntry.O69]=&quot;&quot;;&quot;&quot;;[$DataEntry.O69])">
            <text:p/>
          </table:table-cell>
          <table:table-cell table:formula="of:=IF([$DataEntry.P69]=&quot;&quot;;&quot;&quot;;[$DataEntry.P69])">
            <text:p/>
          </table:table-cell>
          <table:table-cell table:number-columns-repeated="48"/>
        </table:table-row>
        <table:table-row table:style-name="ro1">
          <table:table-cell table:formula="of:=IF([$DataEntry.A70]=&quot;&quot;;&quot;&quot;;[$DataEntry.A70])">
            <text:p/>
          </table:table-cell>
          <table:table-cell table:formula="of:=&quot;&quot;">
            <text:p/>
          </table:table-cell>
          <table:table-cell table:style-name="ce4" table:formula="of:=IF([$DataEntry.B70]=&quot;&quot;;&quot;&quot;;[$DataEntry.B70])">
            <text:p/>
          </table:table-cell>
          <table:table-cell table:formula="of:=IF([$DataEntry.E70]=&quot;&quot;;&quot;&quot;;[$DataEntry.E70])">
            <text:p/>
          </table:table-cell>
          <table:table-cell table:formula="of:=IF([$DataEntry.F70]=&quot;&quot;;&quot;&quot;;[$DataEntry.F70])">
            <text:p/>
          </table:table-cell>
          <table:table-cell table:formula="of:=IF([$DataEntry.G70]=&quot;&quot;;&quot;&quot;;[$DataEntry.G70])">
            <text:p/>
          </table:table-cell>
          <table:table-cell table:formula="of:=IF([$DataEntry.H70]=&quot;&quot;;&quot;&quot;;[$DataEntry.H70])">
            <text:p/>
          </table:table-cell>
          <table:table-cell table:formula="of:=IF([$DataEntry.I70]=&quot;&quot;;&quot;&quot;;[$DataEntry.I70])">
            <text:p/>
          </table:table-cell>
          <table:table-cell table:formula="of:=IF([$DataEntry.C70]=&quot;&quot;;&quot;&quot;;[$DataEntry.C70])">
            <text:p/>
          </table:table-cell>
          <table:table-cell table:formula="of:=&quot;&quot;">
            <text:p/>
          </table:table-cell>
          <table:table-cell table:formula="of:=IF([$DataEntry.D70]=&quot;&quot;;&quot;&quot;;[$DataEntry.D7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0]=&quot;&quot;;&quot;&quot;;[$DataEntry.N70])">
            <text:p/>
          </table:table-cell>
          <table:table-cell table:formula="of:=IF([$DataEntry.O70]=&quot;&quot;;&quot;&quot;;[$DataEntry.O70])">
            <text:p/>
          </table:table-cell>
          <table:table-cell table:formula="of:=IF([$DataEntry.P70]=&quot;&quot;;&quot;&quot;;[$DataEntry.P70])">
            <text:p/>
          </table:table-cell>
          <table:table-cell table:number-columns-repeated="48"/>
        </table:table-row>
        <table:table-row table:style-name="ro1">
          <table:table-cell table:formula="of:=IF([$DataEntry.A71]=&quot;&quot;;&quot;&quot;;[$DataEntry.A71])">
            <text:p/>
          </table:table-cell>
          <table:table-cell table:formula="of:=&quot;&quot;">
            <text:p/>
          </table:table-cell>
          <table:table-cell table:style-name="ce4" table:formula="of:=IF([$DataEntry.B71]=&quot;&quot;;&quot;&quot;;[$DataEntry.B71])">
            <text:p/>
          </table:table-cell>
          <table:table-cell table:formula="of:=IF([$DataEntry.E71]=&quot;&quot;;&quot;&quot;;[$DataEntry.E71])">
            <text:p/>
          </table:table-cell>
          <table:table-cell table:formula="of:=IF([$DataEntry.F71]=&quot;&quot;;&quot;&quot;;[$DataEntry.F71])">
            <text:p/>
          </table:table-cell>
          <table:table-cell table:formula="of:=IF([$DataEntry.G71]=&quot;&quot;;&quot;&quot;;[$DataEntry.G71])">
            <text:p/>
          </table:table-cell>
          <table:table-cell table:formula="of:=IF([$DataEntry.H71]=&quot;&quot;;&quot;&quot;;[$DataEntry.H71])">
            <text:p/>
          </table:table-cell>
          <table:table-cell table:formula="of:=IF([$DataEntry.I71]=&quot;&quot;;&quot;&quot;;[$DataEntry.I71])">
            <text:p/>
          </table:table-cell>
          <table:table-cell table:formula="of:=IF([$DataEntry.C71]=&quot;&quot;;&quot;&quot;;[$DataEntry.C71])">
            <text:p/>
          </table:table-cell>
          <table:table-cell table:formula="of:=&quot;&quot;">
            <text:p/>
          </table:table-cell>
          <table:table-cell table:formula="of:=IF([$DataEntry.D71]=&quot;&quot;;&quot;&quot;;[$DataEntry.D7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1]=&quot;&quot;;&quot;&quot;;[$DataEntry.N71])">
            <text:p/>
          </table:table-cell>
          <table:table-cell table:formula="of:=IF([$DataEntry.O71]=&quot;&quot;;&quot;&quot;;[$DataEntry.O71])">
            <text:p/>
          </table:table-cell>
          <table:table-cell table:formula="of:=IF([$DataEntry.P71]=&quot;&quot;;&quot;&quot;;[$DataEntry.P71])">
            <text:p/>
          </table:table-cell>
          <table:table-cell table:number-columns-repeated="48"/>
        </table:table-row>
        <table:table-row table:style-name="ro1">
          <table:table-cell table:formula="of:=IF([$DataEntry.A72]=&quot;&quot;;&quot;&quot;;[$DataEntry.A72])">
            <text:p/>
          </table:table-cell>
          <table:table-cell table:formula="of:=&quot;&quot;">
            <text:p/>
          </table:table-cell>
          <table:table-cell table:style-name="ce4" table:formula="of:=IF([$DataEntry.B72]=&quot;&quot;;&quot;&quot;;[$DataEntry.B72])">
            <text:p/>
          </table:table-cell>
          <table:table-cell table:formula="of:=IF([$DataEntry.E72]=&quot;&quot;;&quot;&quot;;[$DataEntry.E72])">
            <text:p/>
          </table:table-cell>
          <table:table-cell table:formula="of:=IF([$DataEntry.F72]=&quot;&quot;;&quot;&quot;;[$DataEntry.F72])">
            <text:p/>
          </table:table-cell>
          <table:table-cell table:formula="of:=IF([$DataEntry.G72]=&quot;&quot;;&quot;&quot;;[$DataEntry.G72])">
            <text:p/>
          </table:table-cell>
          <table:table-cell table:formula="of:=IF([$DataEntry.H72]=&quot;&quot;;&quot;&quot;;[$DataEntry.H72])">
            <text:p/>
          </table:table-cell>
          <table:table-cell table:formula="of:=IF([$DataEntry.I72]=&quot;&quot;;&quot;&quot;;[$DataEntry.I72])">
            <text:p/>
          </table:table-cell>
          <table:table-cell table:formula="of:=IF([$DataEntry.C72]=&quot;&quot;;&quot;&quot;;[$DataEntry.C72])">
            <text:p/>
          </table:table-cell>
          <table:table-cell table:formula="of:=&quot;&quot;">
            <text:p/>
          </table:table-cell>
          <table:table-cell table:formula="of:=IF([$DataEntry.D72]=&quot;&quot;;&quot;&quot;;[$DataEntry.D7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2]=&quot;&quot;;&quot;&quot;;[$DataEntry.N72])">
            <text:p/>
          </table:table-cell>
          <table:table-cell table:formula="of:=IF([$DataEntry.O72]=&quot;&quot;;&quot;&quot;;[$DataEntry.O72])">
            <text:p/>
          </table:table-cell>
          <table:table-cell table:formula="of:=IF([$DataEntry.P72]=&quot;&quot;;&quot;&quot;;[$DataEntry.P72])">
            <text:p/>
          </table:table-cell>
          <table:table-cell table:number-columns-repeated="48"/>
        </table:table-row>
        <table:table-row table:style-name="ro1">
          <table:table-cell table:formula="of:=IF([$DataEntry.A73]=&quot;&quot;;&quot;&quot;;[$DataEntry.A73])">
            <text:p/>
          </table:table-cell>
          <table:table-cell table:formula="of:=&quot;&quot;">
            <text:p/>
          </table:table-cell>
          <table:table-cell table:style-name="ce4" table:formula="of:=IF([$DataEntry.B73]=&quot;&quot;;&quot;&quot;;[$DataEntry.B73])">
            <text:p/>
          </table:table-cell>
          <table:table-cell table:formula="of:=IF([$DataEntry.E73]=&quot;&quot;;&quot;&quot;;[$DataEntry.E73])">
            <text:p/>
          </table:table-cell>
          <table:table-cell table:formula="of:=IF([$DataEntry.F73]=&quot;&quot;;&quot;&quot;;[$DataEntry.F73])">
            <text:p/>
          </table:table-cell>
          <table:table-cell table:formula="of:=IF([$DataEntry.G73]=&quot;&quot;;&quot;&quot;;[$DataEntry.G73])">
            <text:p/>
          </table:table-cell>
          <table:table-cell table:formula="of:=IF([$DataEntry.H73]=&quot;&quot;;&quot;&quot;;[$DataEntry.H73])">
            <text:p/>
          </table:table-cell>
          <table:table-cell table:formula="of:=IF([$DataEntry.I73]=&quot;&quot;;&quot;&quot;;[$DataEntry.I73])">
            <text:p/>
          </table:table-cell>
          <table:table-cell table:formula="of:=IF([$DataEntry.C73]=&quot;&quot;;&quot;&quot;;[$DataEntry.C73])">
            <text:p/>
          </table:table-cell>
          <table:table-cell table:formula="of:=&quot;&quot;">
            <text:p/>
          </table:table-cell>
          <table:table-cell table:formula="of:=IF([$DataEntry.D73]=&quot;&quot;;&quot;&quot;;[$DataEntry.D7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3]=&quot;&quot;;&quot;&quot;;[$DataEntry.N73])">
            <text:p/>
          </table:table-cell>
          <table:table-cell table:formula="of:=IF([$DataEntry.O73]=&quot;&quot;;&quot;&quot;;[$DataEntry.O73])">
            <text:p/>
          </table:table-cell>
          <table:table-cell table:formula="of:=IF([$DataEntry.P73]=&quot;&quot;;&quot;&quot;;[$DataEntry.P73])">
            <text:p/>
          </table:table-cell>
          <table:table-cell table:number-columns-repeated="48"/>
        </table:table-row>
        <table:table-row table:style-name="ro1">
          <table:table-cell table:formula="of:=IF([$DataEntry.A74]=&quot;&quot;;&quot;&quot;;[$DataEntry.A74])">
            <text:p/>
          </table:table-cell>
          <table:table-cell table:formula="of:=&quot;&quot;">
            <text:p/>
          </table:table-cell>
          <table:table-cell table:style-name="ce4" table:formula="of:=IF([$DataEntry.B74]=&quot;&quot;;&quot;&quot;;[$DataEntry.B74])">
            <text:p/>
          </table:table-cell>
          <table:table-cell table:formula="of:=IF([$DataEntry.E74]=&quot;&quot;;&quot;&quot;;[$DataEntry.E74])">
            <text:p/>
          </table:table-cell>
          <table:table-cell table:formula="of:=IF([$DataEntry.F74]=&quot;&quot;;&quot;&quot;;[$DataEntry.F74])">
            <text:p/>
          </table:table-cell>
          <table:table-cell table:formula="of:=IF([$DataEntry.G74]=&quot;&quot;;&quot;&quot;;[$DataEntry.G74])">
            <text:p/>
          </table:table-cell>
          <table:table-cell table:formula="of:=IF([$DataEntry.H74]=&quot;&quot;;&quot;&quot;;[$DataEntry.H74])">
            <text:p/>
          </table:table-cell>
          <table:table-cell table:formula="of:=IF([$DataEntry.I74]=&quot;&quot;;&quot;&quot;;[$DataEntry.I74])">
            <text:p/>
          </table:table-cell>
          <table:table-cell table:formula="of:=IF([$DataEntry.C74]=&quot;&quot;;&quot;&quot;;[$DataEntry.C74])">
            <text:p/>
          </table:table-cell>
          <table:table-cell table:formula="of:=&quot;&quot;">
            <text:p/>
          </table:table-cell>
          <table:table-cell table:formula="of:=IF([$DataEntry.D74]=&quot;&quot;;&quot;&quot;;[$DataEntry.D7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4]=&quot;&quot;;&quot;&quot;;[$DataEntry.N74])">
            <text:p/>
          </table:table-cell>
          <table:table-cell table:formula="of:=IF([$DataEntry.O74]=&quot;&quot;;&quot;&quot;;[$DataEntry.O74])">
            <text:p/>
          </table:table-cell>
          <table:table-cell table:formula="of:=IF([$DataEntry.P74]=&quot;&quot;;&quot;&quot;;[$DataEntry.P74])">
            <text:p/>
          </table:table-cell>
          <table:table-cell table:number-columns-repeated="48"/>
        </table:table-row>
        <table:table-row table:style-name="ro1">
          <table:table-cell table:formula="of:=IF([$DataEntry.A75]=&quot;&quot;;&quot;&quot;;[$DataEntry.A75])">
            <text:p/>
          </table:table-cell>
          <table:table-cell table:formula="of:=&quot;&quot;">
            <text:p/>
          </table:table-cell>
          <table:table-cell table:style-name="ce4" table:formula="of:=IF([$DataEntry.B75]=&quot;&quot;;&quot;&quot;;[$DataEntry.B75])">
            <text:p/>
          </table:table-cell>
          <table:table-cell table:formula="of:=IF([$DataEntry.E75]=&quot;&quot;;&quot;&quot;;[$DataEntry.E75])">
            <text:p/>
          </table:table-cell>
          <table:table-cell table:formula="of:=IF([$DataEntry.F75]=&quot;&quot;;&quot;&quot;;[$DataEntry.F75])">
            <text:p/>
          </table:table-cell>
          <table:table-cell table:formula="of:=IF([$DataEntry.G75]=&quot;&quot;;&quot;&quot;;[$DataEntry.G75])">
            <text:p/>
          </table:table-cell>
          <table:table-cell table:formula="of:=IF([$DataEntry.H75]=&quot;&quot;;&quot;&quot;;[$DataEntry.H75])">
            <text:p/>
          </table:table-cell>
          <table:table-cell table:formula="of:=IF([$DataEntry.I75]=&quot;&quot;;&quot;&quot;;[$DataEntry.I75])">
            <text:p/>
          </table:table-cell>
          <table:table-cell table:formula="of:=IF([$DataEntry.C75]=&quot;&quot;;&quot;&quot;;[$DataEntry.C75])">
            <text:p/>
          </table:table-cell>
          <table:table-cell table:formula="of:=&quot;&quot;">
            <text:p/>
          </table:table-cell>
          <table:table-cell table:formula="of:=IF([$DataEntry.D75]=&quot;&quot;;&quot;&quot;;[$DataEntry.D7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5]=&quot;&quot;;&quot;&quot;;[$DataEntry.N75])">
            <text:p/>
          </table:table-cell>
          <table:table-cell table:formula="of:=IF([$DataEntry.O75]=&quot;&quot;;&quot;&quot;;[$DataEntry.O75])">
            <text:p/>
          </table:table-cell>
          <table:table-cell table:formula="of:=IF([$DataEntry.P75]=&quot;&quot;;&quot;&quot;;[$DataEntry.P75])">
            <text:p/>
          </table:table-cell>
          <table:table-cell table:number-columns-repeated="48"/>
        </table:table-row>
        <table:table-row table:style-name="ro1">
          <table:table-cell table:formula="of:=IF([$DataEntry.A76]=&quot;&quot;;&quot;&quot;;[$DataEntry.A76])">
            <text:p/>
          </table:table-cell>
          <table:table-cell table:formula="of:=&quot;&quot;">
            <text:p/>
          </table:table-cell>
          <table:table-cell table:style-name="ce4" table:formula="of:=IF([$DataEntry.B76]=&quot;&quot;;&quot;&quot;;[$DataEntry.B76])">
            <text:p/>
          </table:table-cell>
          <table:table-cell table:formula="of:=IF([$DataEntry.E76]=&quot;&quot;;&quot;&quot;;[$DataEntry.E76])">
            <text:p/>
          </table:table-cell>
          <table:table-cell table:formula="of:=IF([$DataEntry.F76]=&quot;&quot;;&quot;&quot;;[$DataEntry.F76])">
            <text:p/>
          </table:table-cell>
          <table:table-cell table:formula="of:=IF([$DataEntry.G76]=&quot;&quot;;&quot;&quot;;[$DataEntry.G76])">
            <text:p/>
          </table:table-cell>
          <table:table-cell table:formula="of:=IF([$DataEntry.H76]=&quot;&quot;;&quot;&quot;;[$DataEntry.H76])">
            <text:p/>
          </table:table-cell>
          <table:table-cell table:formula="of:=IF([$DataEntry.I76]=&quot;&quot;;&quot;&quot;;[$DataEntry.I76])">
            <text:p/>
          </table:table-cell>
          <table:table-cell table:formula="of:=IF([$DataEntry.C76]=&quot;&quot;;&quot;&quot;;[$DataEntry.C76])">
            <text:p/>
          </table:table-cell>
          <table:table-cell table:formula="of:=&quot;&quot;">
            <text:p/>
          </table:table-cell>
          <table:table-cell table:formula="of:=IF([$DataEntry.D76]=&quot;&quot;;&quot;&quot;;[$DataEntry.D7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6]=&quot;&quot;;&quot;&quot;;[$DataEntry.N76])">
            <text:p/>
          </table:table-cell>
          <table:table-cell table:formula="of:=IF([$DataEntry.O76]=&quot;&quot;;&quot;&quot;;[$DataEntry.O76])">
            <text:p/>
          </table:table-cell>
          <table:table-cell table:formula="of:=IF([$DataEntry.P76]=&quot;&quot;;&quot;&quot;;[$DataEntry.P76])">
            <text:p/>
          </table:table-cell>
          <table:table-cell table:number-columns-repeated="48"/>
        </table:table-row>
        <table:table-row table:style-name="ro1">
          <table:table-cell table:formula="of:=IF([$DataEntry.A77]=&quot;&quot;;&quot;&quot;;[$DataEntry.A77])">
            <text:p/>
          </table:table-cell>
          <table:table-cell table:formula="of:=&quot;&quot;">
            <text:p/>
          </table:table-cell>
          <table:table-cell table:style-name="ce4" table:formula="of:=IF([$DataEntry.B77]=&quot;&quot;;&quot;&quot;;[$DataEntry.B77])">
            <text:p/>
          </table:table-cell>
          <table:table-cell table:formula="of:=IF([$DataEntry.E77]=&quot;&quot;;&quot;&quot;;[$DataEntry.E77])">
            <text:p/>
          </table:table-cell>
          <table:table-cell table:formula="of:=IF([$DataEntry.F77]=&quot;&quot;;&quot;&quot;;[$DataEntry.F77])">
            <text:p/>
          </table:table-cell>
          <table:table-cell table:formula="of:=IF([$DataEntry.G77]=&quot;&quot;;&quot;&quot;;[$DataEntry.G77])">
            <text:p/>
          </table:table-cell>
          <table:table-cell table:formula="of:=IF([$DataEntry.H77]=&quot;&quot;;&quot;&quot;;[$DataEntry.H77])">
            <text:p/>
          </table:table-cell>
          <table:table-cell table:formula="of:=IF([$DataEntry.I77]=&quot;&quot;;&quot;&quot;;[$DataEntry.I77])">
            <text:p/>
          </table:table-cell>
          <table:table-cell table:formula="of:=IF([$DataEntry.C77]=&quot;&quot;;&quot;&quot;;[$DataEntry.C77])">
            <text:p/>
          </table:table-cell>
          <table:table-cell table:formula="of:=&quot;&quot;">
            <text:p/>
          </table:table-cell>
          <table:table-cell table:formula="of:=IF([$DataEntry.D77]=&quot;&quot;;&quot;&quot;;[$DataEntry.D7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7]=&quot;&quot;;&quot;&quot;;[$DataEntry.N77])">
            <text:p/>
          </table:table-cell>
          <table:table-cell table:formula="of:=IF([$DataEntry.O77]=&quot;&quot;;&quot;&quot;;[$DataEntry.O77])">
            <text:p/>
          </table:table-cell>
          <table:table-cell table:formula="of:=IF([$DataEntry.P77]=&quot;&quot;;&quot;&quot;;[$DataEntry.P77])">
            <text:p/>
          </table:table-cell>
          <table:table-cell table:number-columns-repeated="48"/>
        </table:table-row>
        <table:table-row table:style-name="ro1">
          <table:table-cell table:formula="of:=IF([$DataEntry.A78]=&quot;&quot;;&quot;&quot;;[$DataEntry.A78])">
            <text:p/>
          </table:table-cell>
          <table:table-cell table:formula="of:=&quot;&quot;">
            <text:p/>
          </table:table-cell>
          <table:table-cell table:style-name="ce4" table:formula="of:=IF([$DataEntry.B78]=&quot;&quot;;&quot;&quot;;[$DataEntry.B78])">
            <text:p/>
          </table:table-cell>
          <table:table-cell table:formula="of:=IF([$DataEntry.E78]=&quot;&quot;;&quot;&quot;;[$DataEntry.E78])">
            <text:p/>
          </table:table-cell>
          <table:table-cell table:formula="of:=IF([$DataEntry.F78]=&quot;&quot;;&quot;&quot;;[$DataEntry.F78])">
            <text:p/>
          </table:table-cell>
          <table:table-cell table:formula="of:=IF([$DataEntry.G78]=&quot;&quot;;&quot;&quot;;[$DataEntry.G78])">
            <text:p/>
          </table:table-cell>
          <table:table-cell table:formula="of:=IF([$DataEntry.H78]=&quot;&quot;;&quot;&quot;;[$DataEntry.H78])">
            <text:p/>
          </table:table-cell>
          <table:table-cell table:formula="of:=IF([$DataEntry.I78]=&quot;&quot;;&quot;&quot;;[$DataEntry.I78])">
            <text:p/>
          </table:table-cell>
          <table:table-cell table:formula="of:=IF([$DataEntry.C78]=&quot;&quot;;&quot;&quot;;[$DataEntry.C78])">
            <text:p/>
          </table:table-cell>
          <table:table-cell table:formula="of:=&quot;&quot;">
            <text:p/>
          </table:table-cell>
          <table:table-cell table:formula="of:=IF([$DataEntry.D78]=&quot;&quot;;&quot;&quot;;[$DataEntry.D7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8]=&quot;&quot;;&quot;&quot;;[$DataEntry.N78])">
            <text:p/>
          </table:table-cell>
          <table:table-cell table:formula="of:=IF([$DataEntry.O78]=&quot;&quot;;&quot;&quot;;[$DataEntry.O78])">
            <text:p/>
          </table:table-cell>
          <table:table-cell table:formula="of:=IF([$DataEntry.P78]=&quot;&quot;;&quot;&quot;;[$DataEntry.P78])">
            <text:p/>
          </table:table-cell>
          <table:table-cell table:number-columns-repeated="48"/>
        </table:table-row>
        <table:table-row table:style-name="ro1">
          <table:table-cell table:formula="of:=IF([$DataEntry.A79]=&quot;&quot;;&quot;&quot;;[$DataEntry.A79])">
            <text:p/>
          </table:table-cell>
          <table:table-cell table:formula="of:=&quot;&quot;">
            <text:p/>
          </table:table-cell>
          <table:table-cell table:style-name="ce4" table:formula="of:=IF([$DataEntry.B79]=&quot;&quot;;&quot;&quot;;[$DataEntry.B79])">
            <text:p/>
          </table:table-cell>
          <table:table-cell table:formula="of:=IF([$DataEntry.E79]=&quot;&quot;;&quot;&quot;;[$DataEntry.E79])">
            <text:p/>
          </table:table-cell>
          <table:table-cell table:formula="of:=IF([$DataEntry.F79]=&quot;&quot;;&quot;&quot;;[$DataEntry.F79])">
            <text:p/>
          </table:table-cell>
          <table:table-cell table:formula="of:=IF([$DataEntry.G79]=&quot;&quot;;&quot;&quot;;[$DataEntry.G79])">
            <text:p/>
          </table:table-cell>
          <table:table-cell table:formula="of:=IF([$DataEntry.H79]=&quot;&quot;;&quot;&quot;;[$DataEntry.H79])">
            <text:p/>
          </table:table-cell>
          <table:table-cell table:formula="of:=IF([$DataEntry.I79]=&quot;&quot;;&quot;&quot;;[$DataEntry.I79])">
            <text:p/>
          </table:table-cell>
          <table:table-cell table:formula="of:=IF([$DataEntry.C79]=&quot;&quot;;&quot;&quot;;[$DataEntry.C79])">
            <text:p/>
          </table:table-cell>
          <table:table-cell table:formula="of:=&quot;&quot;">
            <text:p/>
          </table:table-cell>
          <table:table-cell table:formula="of:=IF([$DataEntry.D79]=&quot;&quot;;&quot;&quot;;[$DataEntry.D7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9]=&quot;&quot;;&quot;&quot;;[$DataEntry.N79])">
            <text:p/>
          </table:table-cell>
          <table:table-cell table:formula="of:=IF([$DataEntry.O79]=&quot;&quot;;&quot;&quot;;[$DataEntry.O79])">
            <text:p/>
          </table:table-cell>
          <table:table-cell table:formula="of:=IF([$DataEntry.P79]=&quot;&quot;;&quot;&quot;;[$DataEntry.P79])">
            <text:p/>
          </table:table-cell>
          <table:table-cell table:number-columns-repeated="48"/>
        </table:table-row>
        <table:table-row table:style-name="ro1">
          <table:table-cell table:formula="of:=IF([$DataEntry.A80]=&quot;&quot;;&quot;&quot;;[$DataEntry.A80])">
            <text:p/>
          </table:table-cell>
          <table:table-cell table:formula="of:=&quot;&quot;">
            <text:p/>
          </table:table-cell>
          <table:table-cell table:style-name="ce4" table:formula="of:=IF([$DataEntry.B80]=&quot;&quot;;&quot;&quot;;[$DataEntry.B80])">
            <text:p/>
          </table:table-cell>
          <table:table-cell table:formula="of:=IF([$DataEntry.E80]=&quot;&quot;;&quot;&quot;;[$DataEntry.E80])">
            <text:p/>
          </table:table-cell>
          <table:table-cell table:formula="of:=IF([$DataEntry.F80]=&quot;&quot;;&quot;&quot;;[$DataEntry.F80])">
            <text:p/>
          </table:table-cell>
          <table:table-cell table:formula="of:=IF([$DataEntry.G80]=&quot;&quot;;&quot;&quot;;[$DataEntry.G80])">
            <text:p/>
          </table:table-cell>
          <table:table-cell table:formula="of:=IF([$DataEntry.H80]=&quot;&quot;;&quot;&quot;;[$DataEntry.H80])">
            <text:p/>
          </table:table-cell>
          <table:table-cell table:formula="of:=IF([$DataEntry.I80]=&quot;&quot;;&quot;&quot;;[$DataEntry.I80])">
            <text:p/>
          </table:table-cell>
          <table:table-cell table:formula="of:=IF([$DataEntry.C80]=&quot;&quot;;&quot;&quot;;[$DataEntry.C80])">
            <text:p/>
          </table:table-cell>
          <table:table-cell table:formula="of:=&quot;&quot;">
            <text:p/>
          </table:table-cell>
          <table:table-cell table:formula="of:=IF([$DataEntry.D80]=&quot;&quot;;&quot;&quot;;[$DataEntry.D8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0]=&quot;&quot;;&quot;&quot;;[$DataEntry.N80])">
            <text:p/>
          </table:table-cell>
          <table:table-cell table:formula="of:=IF([$DataEntry.O80]=&quot;&quot;;&quot;&quot;;[$DataEntry.O80])">
            <text:p/>
          </table:table-cell>
          <table:table-cell table:formula="of:=IF([$DataEntry.P80]=&quot;&quot;;&quot;&quot;;[$DataEntry.P80])">
            <text:p/>
          </table:table-cell>
          <table:table-cell table:number-columns-repeated="48"/>
        </table:table-row>
        <table:table-row table:style-name="ro1">
          <table:table-cell table:formula="of:=IF([$DataEntry.A81]=&quot;&quot;;&quot;&quot;;[$DataEntry.A81])">
            <text:p/>
          </table:table-cell>
          <table:table-cell table:formula="of:=&quot;&quot;">
            <text:p/>
          </table:table-cell>
          <table:table-cell table:style-name="ce4" table:formula="of:=IF([$DataEntry.B81]=&quot;&quot;;&quot;&quot;;[$DataEntry.B81])">
            <text:p/>
          </table:table-cell>
          <table:table-cell table:formula="of:=IF([$DataEntry.E81]=&quot;&quot;;&quot;&quot;;[$DataEntry.E81])">
            <text:p/>
          </table:table-cell>
          <table:table-cell table:formula="of:=IF([$DataEntry.F81]=&quot;&quot;;&quot;&quot;;[$DataEntry.F81])">
            <text:p/>
          </table:table-cell>
          <table:table-cell table:formula="of:=IF([$DataEntry.G81]=&quot;&quot;;&quot;&quot;;[$DataEntry.G81])">
            <text:p/>
          </table:table-cell>
          <table:table-cell table:formula="of:=IF([$DataEntry.H81]=&quot;&quot;;&quot;&quot;;[$DataEntry.H81])">
            <text:p/>
          </table:table-cell>
          <table:table-cell table:formula="of:=IF([$DataEntry.I81]=&quot;&quot;;&quot;&quot;;[$DataEntry.I81])">
            <text:p/>
          </table:table-cell>
          <table:table-cell table:formula="of:=IF([$DataEntry.C81]=&quot;&quot;;&quot;&quot;;[$DataEntry.C81])">
            <text:p/>
          </table:table-cell>
          <table:table-cell table:formula="of:=&quot;&quot;">
            <text:p/>
          </table:table-cell>
          <table:table-cell table:formula="of:=IF([$DataEntry.D81]=&quot;&quot;;&quot;&quot;;[$DataEntry.D8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1]=&quot;&quot;;&quot;&quot;;[$DataEntry.N81])">
            <text:p/>
          </table:table-cell>
          <table:table-cell table:formula="of:=IF([$DataEntry.O81]=&quot;&quot;;&quot;&quot;;[$DataEntry.O81])">
            <text:p/>
          </table:table-cell>
          <table:table-cell table:formula="of:=IF([$DataEntry.P81]=&quot;&quot;;&quot;&quot;;[$DataEntry.P81])">
            <text:p/>
          </table:table-cell>
          <table:table-cell table:number-columns-repeated="48"/>
        </table:table-row>
        <table:table-row table:style-name="ro1">
          <table:table-cell table:formula="of:=IF([$DataEntry.A82]=&quot;&quot;;&quot;&quot;;[$DataEntry.A82])">
            <text:p/>
          </table:table-cell>
          <table:table-cell table:formula="of:=&quot;&quot;">
            <text:p/>
          </table:table-cell>
          <table:table-cell table:style-name="ce4" table:formula="of:=IF([$DataEntry.B82]=&quot;&quot;;&quot;&quot;;[$DataEntry.B82])">
            <text:p/>
          </table:table-cell>
          <table:table-cell table:formula="of:=IF([$DataEntry.E82]=&quot;&quot;;&quot;&quot;;[$DataEntry.E82])">
            <text:p/>
          </table:table-cell>
          <table:table-cell table:formula="of:=IF([$DataEntry.F82]=&quot;&quot;;&quot;&quot;;[$DataEntry.F82])">
            <text:p/>
          </table:table-cell>
          <table:table-cell table:formula="of:=IF([$DataEntry.G82]=&quot;&quot;;&quot;&quot;;[$DataEntry.G82])">
            <text:p/>
          </table:table-cell>
          <table:table-cell table:formula="of:=IF([$DataEntry.H82]=&quot;&quot;;&quot;&quot;;[$DataEntry.H82])">
            <text:p/>
          </table:table-cell>
          <table:table-cell table:formula="of:=IF([$DataEntry.I82]=&quot;&quot;;&quot;&quot;;[$DataEntry.I82])">
            <text:p/>
          </table:table-cell>
          <table:table-cell table:formula="of:=IF([$DataEntry.C82]=&quot;&quot;;&quot;&quot;;[$DataEntry.C82])">
            <text:p/>
          </table:table-cell>
          <table:table-cell table:formula="of:=&quot;&quot;">
            <text:p/>
          </table:table-cell>
          <table:table-cell table:formula="of:=IF([$DataEntry.D82]=&quot;&quot;;&quot;&quot;;[$DataEntry.D8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2]=&quot;&quot;;&quot;&quot;;[$DataEntry.N82])">
            <text:p/>
          </table:table-cell>
          <table:table-cell table:formula="of:=IF([$DataEntry.O82]=&quot;&quot;;&quot;&quot;;[$DataEntry.O82])">
            <text:p/>
          </table:table-cell>
          <table:table-cell table:formula="of:=IF([$DataEntry.P82]=&quot;&quot;;&quot;&quot;;[$DataEntry.P82])">
            <text:p/>
          </table:table-cell>
          <table:table-cell table:number-columns-repeated="48"/>
        </table:table-row>
        <table:table-row table:style-name="ro1">
          <table:table-cell table:formula="of:=IF([$DataEntry.A83]=&quot;&quot;;&quot;&quot;;[$DataEntry.A83])">
            <text:p/>
          </table:table-cell>
          <table:table-cell table:formula="of:=&quot;&quot;">
            <text:p/>
          </table:table-cell>
          <table:table-cell table:style-name="ce4" table:formula="of:=IF([$DataEntry.B83]=&quot;&quot;;&quot;&quot;;[$DataEntry.B83])">
            <text:p/>
          </table:table-cell>
          <table:table-cell table:formula="of:=IF([$DataEntry.E83]=&quot;&quot;;&quot;&quot;;[$DataEntry.E83])">
            <text:p/>
          </table:table-cell>
          <table:table-cell table:formula="of:=IF([$DataEntry.F83]=&quot;&quot;;&quot;&quot;;[$DataEntry.F83])">
            <text:p/>
          </table:table-cell>
          <table:table-cell table:formula="of:=IF([$DataEntry.G83]=&quot;&quot;;&quot;&quot;;[$DataEntry.G83])">
            <text:p/>
          </table:table-cell>
          <table:table-cell table:formula="of:=IF([$DataEntry.H83]=&quot;&quot;;&quot;&quot;;[$DataEntry.H83])">
            <text:p/>
          </table:table-cell>
          <table:table-cell table:formula="of:=IF([$DataEntry.I83]=&quot;&quot;;&quot;&quot;;[$DataEntry.I83])">
            <text:p/>
          </table:table-cell>
          <table:table-cell table:formula="of:=IF([$DataEntry.C83]=&quot;&quot;;&quot;&quot;;[$DataEntry.C83])">
            <text:p/>
          </table:table-cell>
          <table:table-cell table:formula="of:=&quot;&quot;">
            <text:p/>
          </table:table-cell>
          <table:table-cell table:formula="of:=IF([$DataEntry.D83]=&quot;&quot;;&quot;&quot;;[$DataEntry.D8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3]=&quot;&quot;;&quot;&quot;;[$DataEntry.N83])">
            <text:p/>
          </table:table-cell>
          <table:table-cell table:formula="of:=IF([$DataEntry.O83]=&quot;&quot;;&quot;&quot;;[$DataEntry.O83])">
            <text:p/>
          </table:table-cell>
          <table:table-cell table:formula="of:=IF([$DataEntry.P83]=&quot;&quot;;&quot;&quot;;[$DataEntry.P83])">
            <text:p/>
          </table:table-cell>
          <table:table-cell table:number-columns-repeated="48"/>
        </table:table-row>
        <table:table-row table:style-name="ro1">
          <table:table-cell table:formula="of:=IF([$DataEntry.A84]=&quot;&quot;;&quot;&quot;;[$DataEntry.A84])">
            <text:p/>
          </table:table-cell>
          <table:table-cell table:formula="of:=&quot;&quot;">
            <text:p/>
          </table:table-cell>
          <table:table-cell table:style-name="ce4" table:formula="of:=IF([$DataEntry.B84]=&quot;&quot;;&quot;&quot;;[$DataEntry.B84])">
            <text:p/>
          </table:table-cell>
          <table:table-cell table:formula="of:=IF([$DataEntry.E84]=&quot;&quot;;&quot;&quot;;[$DataEntry.E84])">
            <text:p/>
          </table:table-cell>
          <table:table-cell table:formula="of:=IF([$DataEntry.F84]=&quot;&quot;;&quot;&quot;;[$DataEntry.F84])">
            <text:p/>
          </table:table-cell>
          <table:table-cell table:formula="of:=IF([$DataEntry.G84]=&quot;&quot;;&quot;&quot;;[$DataEntry.G84])">
            <text:p/>
          </table:table-cell>
          <table:table-cell table:formula="of:=IF([$DataEntry.H84]=&quot;&quot;;&quot;&quot;;[$DataEntry.H84])">
            <text:p/>
          </table:table-cell>
          <table:table-cell table:formula="of:=IF([$DataEntry.I84]=&quot;&quot;;&quot;&quot;;[$DataEntry.I84])">
            <text:p/>
          </table:table-cell>
          <table:table-cell table:formula="of:=IF([$DataEntry.C84]=&quot;&quot;;&quot;&quot;;[$DataEntry.C84])">
            <text:p/>
          </table:table-cell>
          <table:table-cell table:formula="of:=&quot;&quot;">
            <text:p/>
          </table:table-cell>
          <table:table-cell table:formula="of:=IF([$DataEntry.D84]=&quot;&quot;;&quot;&quot;;[$DataEntry.D8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4]=&quot;&quot;;&quot;&quot;;[$DataEntry.N84])">
            <text:p/>
          </table:table-cell>
          <table:table-cell table:formula="of:=IF([$DataEntry.O84]=&quot;&quot;;&quot;&quot;;[$DataEntry.O84])">
            <text:p/>
          </table:table-cell>
          <table:table-cell table:formula="of:=IF([$DataEntry.P84]=&quot;&quot;;&quot;&quot;;[$DataEntry.P84])">
            <text:p/>
          </table:table-cell>
          <table:table-cell table:number-columns-repeated="48"/>
        </table:table-row>
        <table:table-row table:style-name="ro1">
          <table:table-cell table:formula="of:=IF([$DataEntry.A85]=&quot;&quot;;&quot;&quot;;[$DataEntry.A85])">
            <text:p/>
          </table:table-cell>
          <table:table-cell table:formula="of:=&quot;&quot;">
            <text:p/>
          </table:table-cell>
          <table:table-cell table:style-name="ce4" table:formula="of:=IF([$DataEntry.B85]=&quot;&quot;;&quot;&quot;;[$DataEntry.B85])">
            <text:p/>
          </table:table-cell>
          <table:table-cell table:formula="of:=IF([$DataEntry.E85]=&quot;&quot;;&quot;&quot;;[$DataEntry.E85])">
            <text:p/>
          </table:table-cell>
          <table:table-cell table:formula="of:=IF([$DataEntry.F85]=&quot;&quot;;&quot;&quot;;[$DataEntry.F85])">
            <text:p/>
          </table:table-cell>
          <table:table-cell table:formula="of:=IF([$DataEntry.G85]=&quot;&quot;;&quot;&quot;;[$DataEntry.G85])">
            <text:p/>
          </table:table-cell>
          <table:table-cell table:formula="of:=IF([$DataEntry.H85]=&quot;&quot;;&quot;&quot;;[$DataEntry.H85])">
            <text:p/>
          </table:table-cell>
          <table:table-cell table:formula="of:=IF([$DataEntry.I85]=&quot;&quot;;&quot;&quot;;[$DataEntry.I85])">
            <text:p/>
          </table:table-cell>
          <table:table-cell table:formula="of:=IF([$DataEntry.C85]=&quot;&quot;;&quot;&quot;;[$DataEntry.C85])">
            <text:p/>
          </table:table-cell>
          <table:table-cell table:formula="of:=&quot;&quot;">
            <text:p/>
          </table:table-cell>
          <table:table-cell table:formula="of:=IF([$DataEntry.D85]=&quot;&quot;;&quot;&quot;;[$DataEntry.D8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5]=&quot;&quot;;&quot;&quot;;[$DataEntry.N85])">
            <text:p/>
          </table:table-cell>
          <table:table-cell table:formula="of:=IF([$DataEntry.O85]=&quot;&quot;;&quot;&quot;;[$DataEntry.O85])">
            <text:p/>
          </table:table-cell>
          <table:table-cell table:formula="of:=IF([$DataEntry.P85]=&quot;&quot;;&quot;&quot;;[$DataEntry.P85])">
            <text:p/>
          </table:table-cell>
          <table:table-cell table:number-columns-repeated="48"/>
        </table:table-row>
        <table:table-row table:style-name="ro1">
          <table:table-cell table:formula="of:=IF([$DataEntry.A86]=&quot;&quot;;&quot;&quot;;[$DataEntry.A86])">
            <text:p/>
          </table:table-cell>
          <table:table-cell table:formula="of:=&quot;&quot;">
            <text:p/>
          </table:table-cell>
          <table:table-cell table:style-name="ce4" table:formula="of:=IF([$DataEntry.B86]=&quot;&quot;;&quot;&quot;;[$DataEntry.B86])">
            <text:p/>
          </table:table-cell>
          <table:table-cell table:formula="of:=IF([$DataEntry.E86]=&quot;&quot;;&quot;&quot;;[$DataEntry.E86])">
            <text:p/>
          </table:table-cell>
          <table:table-cell table:formula="of:=IF([$DataEntry.F86]=&quot;&quot;;&quot;&quot;;[$DataEntry.F86])">
            <text:p/>
          </table:table-cell>
          <table:table-cell table:formula="of:=IF([$DataEntry.G86]=&quot;&quot;;&quot;&quot;;[$DataEntry.G86])">
            <text:p/>
          </table:table-cell>
          <table:table-cell table:formula="of:=IF([$DataEntry.H86]=&quot;&quot;;&quot;&quot;;[$DataEntry.H86])">
            <text:p/>
          </table:table-cell>
          <table:table-cell table:formula="of:=IF([$DataEntry.I86]=&quot;&quot;;&quot;&quot;;[$DataEntry.I86])">
            <text:p/>
          </table:table-cell>
          <table:table-cell table:formula="of:=IF([$DataEntry.C86]=&quot;&quot;;&quot;&quot;;[$DataEntry.C86])">
            <text:p/>
          </table:table-cell>
          <table:table-cell table:formula="of:=&quot;&quot;">
            <text:p/>
          </table:table-cell>
          <table:table-cell table:formula="of:=IF([$DataEntry.D86]=&quot;&quot;;&quot;&quot;;[$DataEntry.D8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6]=&quot;&quot;;&quot;&quot;;[$DataEntry.N86])">
            <text:p/>
          </table:table-cell>
          <table:table-cell table:formula="of:=IF([$DataEntry.O86]=&quot;&quot;;&quot;&quot;;[$DataEntry.O86])">
            <text:p/>
          </table:table-cell>
          <table:table-cell table:formula="of:=IF([$DataEntry.P86]=&quot;&quot;;&quot;&quot;;[$DataEntry.P86])">
            <text:p/>
          </table:table-cell>
          <table:table-cell table:number-columns-repeated="48"/>
        </table:table-row>
        <table:table-row table:style-name="ro1">
          <table:table-cell table:formula="of:=IF([$DataEntry.A87]=&quot;&quot;;&quot;&quot;;[$DataEntry.A87])">
            <text:p/>
          </table:table-cell>
          <table:table-cell table:formula="of:=&quot;&quot;">
            <text:p/>
          </table:table-cell>
          <table:table-cell table:style-name="ce4" table:formula="of:=IF([$DataEntry.B87]=&quot;&quot;;&quot;&quot;;[$DataEntry.B87])">
            <text:p/>
          </table:table-cell>
          <table:table-cell table:formula="of:=IF([$DataEntry.E87]=&quot;&quot;;&quot;&quot;;[$DataEntry.E87])">
            <text:p/>
          </table:table-cell>
          <table:table-cell table:formula="of:=IF([$DataEntry.F87]=&quot;&quot;;&quot;&quot;;[$DataEntry.F87])">
            <text:p/>
          </table:table-cell>
          <table:table-cell table:formula="of:=IF([$DataEntry.G87]=&quot;&quot;;&quot;&quot;;[$DataEntry.G87])">
            <text:p/>
          </table:table-cell>
          <table:table-cell table:formula="of:=IF([$DataEntry.H87]=&quot;&quot;;&quot;&quot;;[$DataEntry.H87])">
            <text:p/>
          </table:table-cell>
          <table:table-cell table:formula="of:=IF([$DataEntry.I87]=&quot;&quot;;&quot;&quot;;[$DataEntry.I87])">
            <text:p/>
          </table:table-cell>
          <table:table-cell table:formula="of:=IF([$DataEntry.C87]=&quot;&quot;;&quot;&quot;;[$DataEntry.C87])">
            <text:p/>
          </table:table-cell>
          <table:table-cell table:formula="of:=&quot;&quot;">
            <text:p/>
          </table:table-cell>
          <table:table-cell table:formula="of:=IF([$DataEntry.D87]=&quot;&quot;;&quot;&quot;;[$DataEntry.D8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7]=&quot;&quot;;&quot;&quot;;[$DataEntry.N87])">
            <text:p/>
          </table:table-cell>
          <table:table-cell table:formula="of:=IF([$DataEntry.O87]=&quot;&quot;;&quot;&quot;;[$DataEntry.O87])">
            <text:p/>
          </table:table-cell>
          <table:table-cell table:formula="of:=IF([$DataEntry.P87]=&quot;&quot;;&quot;&quot;;[$DataEntry.P87])">
            <text:p/>
          </table:table-cell>
          <table:table-cell table:number-columns-repeated="48"/>
        </table:table-row>
        <table:table-row table:style-name="ro1">
          <table:table-cell table:formula="of:=IF([$DataEntry.A88]=&quot;&quot;;&quot;&quot;;[$DataEntry.A88])">
            <text:p/>
          </table:table-cell>
          <table:table-cell table:formula="of:=&quot;&quot;">
            <text:p/>
          </table:table-cell>
          <table:table-cell table:style-name="ce4" table:formula="of:=IF([$DataEntry.B88]=&quot;&quot;;&quot;&quot;;[$DataEntry.B88])">
            <text:p/>
          </table:table-cell>
          <table:table-cell table:formula="of:=IF([$DataEntry.E88]=&quot;&quot;;&quot;&quot;;[$DataEntry.E88])">
            <text:p/>
          </table:table-cell>
          <table:table-cell table:formula="of:=IF([$DataEntry.F88]=&quot;&quot;;&quot;&quot;;[$DataEntry.F88])">
            <text:p/>
          </table:table-cell>
          <table:table-cell table:formula="of:=IF([$DataEntry.G88]=&quot;&quot;;&quot;&quot;;[$DataEntry.G88])">
            <text:p/>
          </table:table-cell>
          <table:table-cell table:formula="of:=IF([$DataEntry.H88]=&quot;&quot;;&quot;&quot;;[$DataEntry.H88])">
            <text:p/>
          </table:table-cell>
          <table:table-cell table:formula="of:=IF([$DataEntry.I88]=&quot;&quot;;&quot;&quot;;[$DataEntry.I88])">
            <text:p/>
          </table:table-cell>
          <table:table-cell table:formula="of:=IF([$DataEntry.C88]=&quot;&quot;;&quot;&quot;;[$DataEntry.C88])">
            <text:p/>
          </table:table-cell>
          <table:table-cell table:formula="of:=&quot;&quot;">
            <text:p/>
          </table:table-cell>
          <table:table-cell table:formula="of:=IF([$DataEntry.D88]=&quot;&quot;;&quot;&quot;;[$DataEntry.D8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8]=&quot;&quot;;&quot;&quot;;[$DataEntry.N88])">
            <text:p/>
          </table:table-cell>
          <table:table-cell table:formula="of:=IF([$DataEntry.O88]=&quot;&quot;;&quot;&quot;;[$DataEntry.O88])">
            <text:p/>
          </table:table-cell>
          <table:table-cell table:formula="of:=IF([$DataEntry.P88]=&quot;&quot;;&quot;&quot;;[$DataEntry.P88])">
            <text:p/>
          </table:table-cell>
          <table:table-cell table:number-columns-repeated="48"/>
        </table:table-row>
        <table:table-row table:style-name="ro1">
          <table:table-cell table:formula="of:=IF([$DataEntry.A89]=&quot;&quot;;&quot;&quot;;[$DataEntry.A89])">
            <text:p/>
          </table:table-cell>
          <table:table-cell table:formula="of:=&quot;&quot;">
            <text:p/>
          </table:table-cell>
          <table:table-cell table:formula="of:=IF([$DataEntry.B89]=&quot;&quot;;&quot;&quot;;[$DataEntry.B89])">
            <text:p/>
          </table:table-cell>
          <table:table-cell table:formula="of:=IF([$DataEntry.E89]=&quot;&quot;;&quot;&quot;;[$DataEntry.E89])">
            <text:p/>
          </table:table-cell>
          <table:table-cell table:formula="of:=IF([$DataEntry.F89]=&quot;&quot;;&quot;&quot;;[$DataEntry.F89])">
            <text:p/>
          </table:table-cell>
          <table:table-cell table:formula="of:=IF([$DataEntry.G89]=&quot;&quot;;&quot;&quot;;[$DataEntry.G89])">
            <text:p/>
          </table:table-cell>
          <table:table-cell table:formula="of:=IF([$DataEntry.H89]=&quot;&quot;;&quot;&quot;;[$DataEntry.H89])">
            <text:p/>
          </table:table-cell>
          <table:table-cell table:formula="of:=IF([$DataEntry.I89]=&quot;&quot;;&quot;&quot;;[$DataEntry.I89])">
            <text:p/>
          </table:table-cell>
          <table:table-cell table:formula="of:=IF([$DataEntry.C89]=&quot;&quot;;&quot;&quot;;[$DataEntry.C89])">
            <text:p/>
          </table:table-cell>
          <table:table-cell table:formula="of:=&quot;&quot;">
            <text:p/>
          </table:table-cell>
          <table:table-cell table:formula="of:=IF([$DataEntry.D89]=&quot;&quot;;&quot;&quot;;[$DataEntry.D8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9]=&quot;&quot;;&quot;&quot;;[$DataEntry.N89])">
            <text:p/>
          </table:table-cell>
          <table:table-cell table:formula="of:=IF([$DataEntry.O89]=&quot;&quot;;&quot;&quot;;[$DataEntry.O89])">
            <text:p/>
          </table:table-cell>
          <table:table-cell table:formula="of:=IF([$DataEntry.P89]=&quot;&quot;;&quot;&quot;;[$DataEntry.P89])">
            <text:p/>
          </table:table-cell>
          <table:table-cell table:number-columns-repeated="48"/>
        </table:table-row>
        <table:table-row table:style-name="ro1">
          <table:table-cell table:formula="of:=IF([$DataEntry.A90]=&quot;&quot;;&quot;&quot;;[$DataEntry.A90])">
            <text:p/>
          </table:table-cell>
          <table:table-cell table:formula="of:=&quot;&quot;">
            <text:p/>
          </table:table-cell>
          <table:table-cell table:style-name="ce4" table:formula="of:=IF([$DataEntry.B90]=&quot;&quot;;&quot;&quot;;[$DataEntry.B90])">
            <text:p/>
          </table:table-cell>
          <table:table-cell table:formula="of:=IF([$DataEntry.E90]=&quot;&quot;;&quot;&quot;;[$DataEntry.E90])">
            <text:p/>
          </table:table-cell>
          <table:table-cell table:formula="of:=IF([$DataEntry.F90]=&quot;&quot;;&quot;&quot;;[$DataEntry.F90])">
            <text:p/>
          </table:table-cell>
          <table:table-cell table:formula="of:=IF([$DataEntry.G90]=&quot;&quot;;&quot;&quot;;[$DataEntry.G90])">
            <text:p/>
          </table:table-cell>
          <table:table-cell table:formula="of:=IF([$DataEntry.H90]=&quot;&quot;;&quot;&quot;;[$DataEntry.H90])">
            <text:p/>
          </table:table-cell>
          <table:table-cell table:formula="of:=IF([$DataEntry.I90]=&quot;&quot;;&quot;&quot;;[$DataEntry.I90])">
            <text:p/>
          </table:table-cell>
          <table:table-cell table:formula="of:=IF([$DataEntry.C90]=&quot;&quot;;&quot;&quot;;[$DataEntry.C90])">
            <text:p/>
          </table:table-cell>
          <table:table-cell table:formula="of:=&quot;&quot;">
            <text:p/>
          </table:table-cell>
          <table:table-cell table:formula="of:=IF([$DataEntry.D90]=&quot;&quot;;&quot;&quot;;[$DataEntry.D9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0]=&quot;&quot;;&quot;&quot;;[$DataEntry.N90])">
            <text:p/>
          </table:table-cell>
          <table:table-cell table:formula="of:=IF([$DataEntry.O90]=&quot;&quot;;&quot;&quot;;[$DataEntry.O90])">
            <text:p/>
          </table:table-cell>
          <table:table-cell table:formula="of:=IF([$DataEntry.P90]=&quot;&quot;;&quot;&quot;;[$DataEntry.P90])">
            <text:p/>
          </table:table-cell>
          <table:table-cell table:number-columns-repeated="48"/>
        </table:table-row>
        <table:table-row table:style-name="ro1">
          <table:table-cell table:formula="of:=IF([$DataEntry.A91]=&quot;&quot;;&quot;&quot;;[$DataEntry.A91])">
            <text:p/>
          </table:table-cell>
          <table:table-cell table:formula="of:=&quot;&quot;">
            <text:p/>
          </table:table-cell>
          <table:table-cell table:formula="of:=IF([$DataEntry.B91]=&quot;&quot;;&quot;&quot;;[$DataEntry.B91])">
            <text:p/>
          </table:table-cell>
          <table:table-cell table:formula="of:=IF([$DataEntry.E91]=&quot;&quot;;&quot;&quot;;[$DataEntry.E91])">
            <text:p/>
          </table:table-cell>
          <table:table-cell table:formula="of:=IF([$DataEntry.F91]=&quot;&quot;;&quot;&quot;;[$DataEntry.F91])">
            <text:p/>
          </table:table-cell>
          <table:table-cell table:formula="of:=IF([$DataEntry.G91]=&quot;&quot;;&quot;&quot;;[$DataEntry.G91])">
            <text:p/>
          </table:table-cell>
          <table:table-cell table:formula="of:=IF([$DataEntry.H91]=&quot;&quot;;&quot;&quot;;[$DataEntry.H91])">
            <text:p/>
          </table:table-cell>
          <table:table-cell table:formula="of:=IF([$DataEntry.I91]=&quot;&quot;;&quot;&quot;;[$DataEntry.I91])">
            <text:p/>
          </table:table-cell>
          <table:table-cell table:formula="of:=IF([$DataEntry.C91]=&quot;&quot;;&quot;&quot;;[$DataEntry.C91])">
            <text:p/>
          </table:table-cell>
          <table:table-cell table:formula="of:=&quot;&quot;">
            <text:p/>
          </table:table-cell>
          <table:table-cell table:formula="of:=IF([$DataEntry.D91]=&quot;&quot;;&quot;&quot;;[$DataEntry.D9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1]=&quot;&quot;;&quot;&quot;;[$DataEntry.N91])">
            <text:p/>
          </table:table-cell>
          <table:table-cell table:formula="of:=IF([$DataEntry.O91]=&quot;&quot;;&quot;&quot;;[$DataEntry.O91])">
            <text:p/>
          </table:table-cell>
          <table:table-cell table:formula="of:=IF([$DataEntry.P91]=&quot;&quot;;&quot;&quot;;[$DataEntry.P91])">
            <text:p/>
          </table:table-cell>
          <table:table-cell table:number-columns-repeated="48"/>
        </table:table-row>
        <table:table-row table:style-name="ro1">
          <table:table-cell table:formula="of:=IF([$DataEntry.A92]=&quot;&quot;;&quot;&quot;;[$DataEntry.A92])">
            <text:p/>
          </table:table-cell>
          <table:table-cell table:formula="of:=&quot;&quot;">
            <text:p/>
          </table:table-cell>
          <table:table-cell table:style-name="ce4" table:formula="of:=IF([$DataEntry.B92]=&quot;&quot;;&quot;&quot;;[$DataEntry.B92])">
            <text:p/>
          </table:table-cell>
          <table:table-cell table:formula="of:=IF([$DataEntry.E92]=&quot;&quot;;&quot;&quot;;[$DataEntry.E92])">
            <text:p/>
          </table:table-cell>
          <table:table-cell table:formula="of:=IF([$DataEntry.F92]=&quot;&quot;;&quot;&quot;;[$DataEntry.F92])">
            <text:p/>
          </table:table-cell>
          <table:table-cell table:formula="of:=IF([$DataEntry.G92]=&quot;&quot;;&quot;&quot;;[$DataEntry.G92])">
            <text:p/>
          </table:table-cell>
          <table:table-cell table:formula="of:=IF([$DataEntry.H92]=&quot;&quot;;&quot;&quot;;[$DataEntry.H92])">
            <text:p/>
          </table:table-cell>
          <table:table-cell table:formula="of:=IF([$DataEntry.I92]=&quot;&quot;;&quot;&quot;;[$DataEntry.I92])">
            <text:p/>
          </table:table-cell>
          <table:table-cell table:formula="of:=IF([$DataEntry.C92]=&quot;&quot;;&quot;&quot;;[$DataEntry.C92])">
            <text:p/>
          </table:table-cell>
          <table:table-cell table:formula="of:=&quot;&quot;">
            <text:p/>
          </table:table-cell>
          <table:table-cell table:formula="of:=IF([$DataEntry.D92]=&quot;&quot;;&quot;&quot;;[$DataEntry.D9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2]=&quot;&quot;;&quot;&quot;;[$DataEntry.N92])">
            <text:p/>
          </table:table-cell>
          <table:table-cell table:formula="of:=IF([$DataEntry.O92]=&quot;&quot;;&quot;&quot;;[$DataEntry.O92])">
            <text:p/>
          </table:table-cell>
          <table:table-cell table:formula="of:=IF([$DataEntry.P92]=&quot;&quot;;&quot;&quot;;[$DataEntry.P92])">
            <text:p/>
          </table:table-cell>
          <table:table-cell table:number-columns-repeated="48"/>
        </table:table-row>
        <table:table-row table:style-name="ro1">
          <table:table-cell table:formula="of:=IF([$DataEntry.A93]=&quot;&quot;;&quot;&quot;;[$DataEntry.A93])">
            <text:p/>
          </table:table-cell>
          <table:table-cell table:formula="of:=&quot;&quot;">
            <text:p/>
          </table:table-cell>
          <table:table-cell table:style-name="ce4" table:formula="of:=IF([$DataEntry.B93]=&quot;&quot;;&quot;&quot;;[$DataEntry.B93])">
            <text:p/>
          </table:table-cell>
          <table:table-cell table:formula="of:=IF([$DataEntry.E93]=&quot;&quot;;&quot;&quot;;[$DataEntry.E93])">
            <text:p/>
          </table:table-cell>
          <table:table-cell table:formula="of:=IF([$DataEntry.F93]=&quot;&quot;;&quot;&quot;;[$DataEntry.F93])">
            <text:p/>
          </table:table-cell>
          <table:table-cell table:formula="of:=IF([$DataEntry.G93]=&quot;&quot;;&quot;&quot;;[$DataEntry.G93])">
            <text:p/>
          </table:table-cell>
          <table:table-cell table:formula="of:=IF([$DataEntry.H93]=&quot;&quot;;&quot;&quot;;[$DataEntry.H93])">
            <text:p/>
          </table:table-cell>
          <table:table-cell table:formula="of:=IF([$DataEntry.I93]=&quot;&quot;;&quot;&quot;;[$DataEntry.I93])">
            <text:p/>
          </table:table-cell>
          <table:table-cell table:formula="of:=IF([$DataEntry.C93]=&quot;&quot;;&quot;&quot;;[$DataEntry.C93])">
            <text:p/>
          </table:table-cell>
          <table:table-cell table:formula="of:=&quot;&quot;">
            <text:p/>
          </table:table-cell>
          <table:table-cell table:formula="of:=IF([$DataEntry.D93]=&quot;&quot;;&quot;&quot;;[$DataEntry.D9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3]=&quot;&quot;;&quot;&quot;;[$DataEntry.N93])">
            <text:p/>
          </table:table-cell>
          <table:table-cell table:formula="of:=IF([$DataEntry.O93]=&quot;&quot;;&quot;&quot;;[$DataEntry.O93])">
            <text:p/>
          </table:table-cell>
          <table:table-cell table:formula="of:=IF([$DataEntry.P93]=&quot;&quot;;&quot;&quot;;[$DataEntry.P93])">
            <text:p/>
          </table:table-cell>
          <table:table-cell table:number-columns-repeated="48"/>
        </table:table-row>
        <table:table-row table:style-name="ro1">
          <table:table-cell table:formula="of:=IF([$DataEntry.A94]=&quot;&quot;;&quot;&quot;;[$DataEntry.A94])">
            <text:p/>
          </table:table-cell>
          <table:table-cell table:formula="of:=&quot;&quot;">
            <text:p/>
          </table:table-cell>
          <table:table-cell table:style-name="ce4" table:formula="of:=IF([$DataEntry.B94]=&quot;&quot;;&quot;&quot;;[$DataEntry.B94])">
            <text:p/>
          </table:table-cell>
          <table:table-cell table:formula="of:=IF([$DataEntry.E94]=&quot;&quot;;&quot;&quot;;[$DataEntry.E94])">
            <text:p/>
          </table:table-cell>
          <table:table-cell table:formula="of:=IF([$DataEntry.F94]=&quot;&quot;;&quot;&quot;;[$DataEntry.F94])">
            <text:p/>
          </table:table-cell>
          <table:table-cell table:formula="of:=IF([$DataEntry.G94]=&quot;&quot;;&quot;&quot;;[$DataEntry.G94])">
            <text:p/>
          </table:table-cell>
          <table:table-cell table:formula="of:=IF([$DataEntry.H94]=&quot;&quot;;&quot;&quot;;[$DataEntry.H94])">
            <text:p/>
          </table:table-cell>
          <table:table-cell table:formula="of:=IF([$DataEntry.I94]=&quot;&quot;;&quot;&quot;;[$DataEntry.I94])">
            <text:p/>
          </table:table-cell>
          <table:table-cell table:formula="of:=IF([$DataEntry.C94]=&quot;&quot;;&quot;&quot;;[$DataEntry.C94])">
            <text:p/>
          </table:table-cell>
          <table:table-cell table:formula="of:=&quot;&quot;">
            <text:p/>
          </table:table-cell>
          <table:table-cell table:formula="of:=IF([$DataEntry.D94]=&quot;&quot;;&quot;&quot;;[$DataEntry.D9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4]=&quot;&quot;;&quot;&quot;;[$DataEntry.N94])">
            <text:p/>
          </table:table-cell>
          <table:table-cell table:formula="of:=IF([$DataEntry.O94]=&quot;&quot;;&quot;&quot;;[$DataEntry.O94])">
            <text:p/>
          </table:table-cell>
          <table:table-cell table:formula="of:=IF([$DataEntry.P94]=&quot;&quot;;&quot;&quot;;[$DataEntry.P94])">
            <text:p/>
          </table:table-cell>
          <table:table-cell table:number-columns-repeated="48"/>
        </table:table-row>
        <table:table-row table:style-name="ro1">
          <table:table-cell table:formula="of:=IF([$DataEntry.A95]=&quot;&quot;;&quot;&quot;;[$DataEntry.A95])">
            <text:p/>
          </table:table-cell>
          <table:table-cell table:formula="of:=&quot;&quot;">
            <text:p/>
          </table:table-cell>
          <table:table-cell table:style-name="ce4" table:formula="of:=IF([$DataEntry.B95]=&quot;&quot;;&quot;&quot;;[$DataEntry.B95])">
            <text:p/>
          </table:table-cell>
          <table:table-cell table:formula="of:=IF([$DataEntry.E95]=&quot;&quot;;&quot;&quot;;[$DataEntry.E95])">
            <text:p/>
          </table:table-cell>
          <table:table-cell table:formula="of:=IF([$DataEntry.F95]=&quot;&quot;;&quot;&quot;;[$DataEntry.F95])">
            <text:p/>
          </table:table-cell>
          <table:table-cell table:formula="of:=IF([$DataEntry.G95]=&quot;&quot;;&quot;&quot;;[$DataEntry.G95])">
            <text:p/>
          </table:table-cell>
          <table:table-cell table:formula="of:=IF([$DataEntry.H95]=&quot;&quot;;&quot;&quot;;[$DataEntry.H95])">
            <text:p/>
          </table:table-cell>
          <table:table-cell table:formula="of:=IF([$DataEntry.I95]=&quot;&quot;;&quot;&quot;;[$DataEntry.I95])">
            <text:p/>
          </table:table-cell>
          <table:table-cell table:formula="of:=IF([$DataEntry.C95]=&quot;&quot;;&quot;&quot;;[$DataEntry.C95])">
            <text:p/>
          </table:table-cell>
          <table:table-cell table:formula="of:=&quot;&quot;">
            <text:p/>
          </table:table-cell>
          <table:table-cell table:formula="of:=IF([$DataEntry.D95]=&quot;&quot;;&quot;&quot;;[$DataEntry.D9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5]=&quot;&quot;;&quot;&quot;;[$DataEntry.N95])">
            <text:p/>
          </table:table-cell>
          <table:table-cell table:formula="of:=IF([$DataEntry.O95]=&quot;&quot;;&quot;&quot;;[$DataEntry.O95])">
            <text:p/>
          </table:table-cell>
          <table:table-cell table:formula="of:=IF([$DataEntry.P95]=&quot;&quot;;&quot;&quot;;[$DataEntry.P95])">
            <text:p/>
          </table:table-cell>
          <table:table-cell table:number-columns-repeated="48"/>
        </table:table-row>
        <table:table-row table:style-name="ro1">
          <table:table-cell table:formula="of:=IF([$DataEntry.A96]=&quot;&quot;;&quot;&quot;;[$DataEntry.A96])">
            <text:p/>
          </table:table-cell>
          <table:table-cell table:formula="of:=&quot;&quot;">
            <text:p/>
          </table:table-cell>
          <table:table-cell table:style-name="ce4" table:formula="of:=IF([$DataEntry.B96]=&quot;&quot;;&quot;&quot;;[$DataEntry.B96])">
            <text:p/>
          </table:table-cell>
          <table:table-cell table:formula="of:=IF([$DataEntry.E96]=&quot;&quot;;&quot;&quot;;[$DataEntry.E96])">
            <text:p/>
          </table:table-cell>
          <table:table-cell table:formula="of:=IF([$DataEntry.F96]=&quot;&quot;;&quot;&quot;;[$DataEntry.F96])">
            <text:p/>
          </table:table-cell>
          <table:table-cell table:formula="of:=IF([$DataEntry.G96]=&quot;&quot;;&quot;&quot;;[$DataEntry.G96])">
            <text:p/>
          </table:table-cell>
          <table:table-cell table:formula="of:=IF([$DataEntry.H96]=&quot;&quot;;&quot;&quot;;[$DataEntry.H96])">
            <text:p/>
          </table:table-cell>
          <table:table-cell table:formula="of:=IF([$DataEntry.I96]=&quot;&quot;;&quot;&quot;;[$DataEntry.I96])">
            <text:p/>
          </table:table-cell>
          <table:table-cell table:formula="of:=IF([$DataEntry.C96]=&quot;&quot;;&quot;&quot;;[$DataEntry.C96])">
            <text:p/>
          </table:table-cell>
          <table:table-cell table:formula="of:=&quot;&quot;">
            <text:p/>
          </table:table-cell>
          <table:table-cell table:formula="of:=IF([$DataEntry.D96]=&quot;&quot;;&quot;&quot;;[$DataEntry.D9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6]=&quot;&quot;;&quot;&quot;;[$DataEntry.N96])">
            <text:p/>
          </table:table-cell>
          <table:table-cell table:formula="of:=IF([$DataEntry.O96]=&quot;&quot;;&quot;&quot;;[$DataEntry.O96])">
            <text:p/>
          </table:table-cell>
          <table:table-cell table:formula="of:=IF([$DataEntry.P96]=&quot;&quot;;&quot;&quot;;[$DataEntry.P96])">
            <text:p/>
          </table:table-cell>
          <table:table-cell table:number-columns-repeated="48"/>
        </table:table-row>
        <table:table-row table:style-name="ro1">
          <table:table-cell table:formula="of:=IF([$DataEntry.A97]=&quot;&quot;;&quot;&quot;;[$DataEntry.A97])">
            <text:p/>
          </table:table-cell>
          <table:table-cell table:formula="of:=&quot;&quot;">
            <text:p/>
          </table:table-cell>
          <table:table-cell table:style-name="ce4" table:formula="of:=IF([$DataEntry.B97]=&quot;&quot;;&quot;&quot;;[$DataEntry.B97])">
            <text:p/>
          </table:table-cell>
          <table:table-cell table:formula="of:=IF([$DataEntry.E97]=&quot;&quot;;&quot;&quot;;[$DataEntry.E97])">
            <text:p/>
          </table:table-cell>
          <table:table-cell table:formula="of:=IF([$DataEntry.F97]=&quot;&quot;;&quot;&quot;;[$DataEntry.F97])">
            <text:p/>
          </table:table-cell>
          <table:table-cell table:formula="of:=IF([$DataEntry.G97]=&quot;&quot;;&quot;&quot;;[$DataEntry.G97])">
            <text:p/>
          </table:table-cell>
          <table:table-cell table:formula="of:=IF([$DataEntry.H97]=&quot;&quot;;&quot;&quot;;[$DataEntry.H97])">
            <text:p/>
          </table:table-cell>
          <table:table-cell table:formula="of:=IF([$DataEntry.I97]=&quot;&quot;;&quot;&quot;;[$DataEntry.I97])">
            <text:p/>
          </table:table-cell>
          <table:table-cell table:formula="of:=IF([$DataEntry.C97]=&quot;&quot;;&quot;&quot;;[$DataEntry.C97])">
            <text:p/>
          </table:table-cell>
          <table:table-cell table:formula="of:=&quot;&quot;">
            <text:p/>
          </table:table-cell>
          <table:table-cell table:formula="of:=IF([$DataEntry.D97]=&quot;&quot;;&quot;&quot;;[$DataEntry.D9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7]=&quot;&quot;;&quot;&quot;;[$DataEntry.N97])">
            <text:p/>
          </table:table-cell>
          <table:table-cell table:formula="of:=IF([$DataEntry.O97]=&quot;&quot;;&quot;&quot;;[$DataEntry.O97])">
            <text:p/>
          </table:table-cell>
          <table:table-cell table:formula="of:=IF([$DataEntry.P97]=&quot;&quot;;&quot;&quot;;[$DataEntry.P97])">
            <text:p/>
          </table:table-cell>
          <table:table-cell table:number-columns-repeated="48"/>
        </table:table-row>
        <table:table-row table:style-name="ro1">
          <table:table-cell table:formula="of:=IF([$DataEntry.A98]=&quot;&quot;;&quot;&quot;;[$DataEntry.A98])">
            <text:p/>
          </table:table-cell>
          <table:table-cell table:formula="of:=&quot;&quot;">
            <text:p/>
          </table:table-cell>
          <table:table-cell table:style-name="ce4" table:formula="of:=IF([$DataEntry.B98]=&quot;&quot;;&quot;&quot;;[$DataEntry.B98])">
            <text:p/>
          </table:table-cell>
          <table:table-cell table:formula="of:=IF([$DataEntry.E98]=&quot;&quot;;&quot;&quot;;[$DataEntry.E98])">
            <text:p/>
          </table:table-cell>
          <table:table-cell table:formula="of:=IF([$DataEntry.F98]=&quot;&quot;;&quot;&quot;;[$DataEntry.F98])">
            <text:p/>
          </table:table-cell>
          <table:table-cell table:formula="of:=IF([$DataEntry.G98]=&quot;&quot;;&quot;&quot;;[$DataEntry.G98])">
            <text:p/>
          </table:table-cell>
          <table:table-cell table:formula="of:=IF([$DataEntry.H98]=&quot;&quot;;&quot;&quot;;[$DataEntry.H98])">
            <text:p/>
          </table:table-cell>
          <table:table-cell table:formula="of:=IF([$DataEntry.I98]=&quot;&quot;;&quot;&quot;;[$DataEntry.I98])">
            <text:p/>
          </table:table-cell>
          <table:table-cell table:formula="of:=IF([$DataEntry.C98]=&quot;&quot;;&quot;&quot;;[$DataEntry.C98])">
            <text:p/>
          </table:table-cell>
          <table:table-cell table:formula="of:=&quot;&quot;">
            <text:p/>
          </table:table-cell>
          <table:table-cell table:formula="of:=IF([$DataEntry.D98]=&quot;&quot;;&quot;&quot;;[$DataEntry.D9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8]=&quot;&quot;;&quot;&quot;;[$DataEntry.N98])">
            <text:p/>
          </table:table-cell>
          <table:table-cell table:formula="of:=IF([$DataEntry.O98]=&quot;&quot;;&quot;&quot;;[$DataEntry.O98])">
            <text:p/>
          </table:table-cell>
          <table:table-cell table:formula="of:=IF([$DataEntry.P98]=&quot;&quot;;&quot;&quot;;[$DataEntry.P98])">
            <text:p/>
          </table:table-cell>
          <table:table-cell table:number-columns-repeated="48"/>
        </table:table-row>
        <table:table-row table:style-name="ro1">
          <table:table-cell table:formula="of:=IF([$DataEntry.A99]=&quot;&quot;;&quot;&quot;;[$DataEntry.A99])">
            <text:p/>
          </table:table-cell>
          <table:table-cell table:formula="of:=&quot;&quot;">
            <text:p/>
          </table:table-cell>
          <table:table-cell table:style-name="ce4" table:formula="of:=IF([$DataEntry.B99]=&quot;&quot;;&quot;&quot;;[$DataEntry.B99])">
            <text:p/>
          </table:table-cell>
          <table:table-cell table:formula="of:=IF([$DataEntry.E99]=&quot;&quot;;&quot;&quot;;[$DataEntry.E99])">
            <text:p/>
          </table:table-cell>
          <table:table-cell table:formula="of:=IF([$DataEntry.F99]=&quot;&quot;;&quot;&quot;;[$DataEntry.F99])">
            <text:p/>
          </table:table-cell>
          <table:table-cell table:formula="of:=IF([$DataEntry.G99]=&quot;&quot;;&quot;&quot;;[$DataEntry.G99])">
            <text:p/>
          </table:table-cell>
          <table:table-cell table:formula="of:=IF([$DataEntry.H99]=&quot;&quot;;&quot;&quot;;[$DataEntry.H99])">
            <text:p/>
          </table:table-cell>
          <table:table-cell table:formula="of:=IF([$DataEntry.I99]=&quot;&quot;;&quot;&quot;;[$DataEntry.I99])">
            <text:p/>
          </table:table-cell>
          <table:table-cell table:formula="of:=IF([$DataEntry.C99]=&quot;&quot;;&quot;&quot;;[$DataEntry.C99])">
            <text:p/>
          </table:table-cell>
          <table:table-cell table:formula="of:=&quot;&quot;">
            <text:p/>
          </table:table-cell>
          <table:table-cell table:formula="of:=IF([$DataEntry.D99]=&quot;&quot;;&quot;&quot;;[$DataEntry.D9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9]=&quot;&quot;;&quot;&quot;;[$DataEntry.N99])">
            <text:p/>
          </table:table-cell>
          <table:table-cell table:formula="of:=IF([$DataEntry.O99]=&quot;&quot;;&quot;&quot;;[$DataEntry.O99])">
            <text:p/>
          </table:table-cell>
          <table:table-cell table:formula="of:=IF([$DataEntry.P99]=&quot;&quot;;&quot;&quot;;[$DataEntry.P99])">
            <text:p/>
          </table:table-cell>
          <table:table-cell table:number-columns-repeated="48"/>
        </table:table-row>
        <table:table-row table:style-name="ro1">
          <table:table-cell table:formula="of:=IF([$DataEntry.A100]=&quot;&quot;;&quot;&quot;;[$DataEntry.A100])">
            <text:p/>
          </table:table-cell>
          <table:table-cell table:formula="of:=&quot;&quot;">
            <text:p/>
          </table:table-cell>
          <table:table-cell table:style-name="ce4" table:formula="of:=IF([$DataEntry.B100]=&quot;&quot;;&quot;&quot;;[$DataEntry.B100])">
            <text:p/>
          </table:table-cell>
          <table:table-cell table:formula="of:=IF([$DataEntry.E100]=&quot;&quot;;&quot;&quot;;[$DataEntry.E100])">
            <text:p/>
          </table:table-cell>
          <table:table-cell table:formula="of:=IF([$DataEntry.F100]=&quot;&quot;;&quot;&quot;;[$DataEntry.F100])">
            <text:p/>
          </table:table-cell>
          <table:table-cell table:formula="of:=IF([$DataEntry.G100]=&quot;&quot;;&quot;&quot;;[$DataEntry.G100])">
            <text:p/>
          </table:table-cell>
          <table:table-cell table:formula="of:=IF([$DataEntry.H100]=&quot;&quot;;&quot;&quot;;[$DataEntry.H100])">
            <text:p/>
          </table:table-cell>
          <table:table-cell table:formula="of:=IF([$DataEntry.I100]=&quot;&quot;;&quot;&quot;;[$DataEntry.I100])">
            <text:p/>
          </table:table-cell>
          <table:table-cell table:formula="of:=IF([$DataEntry.C100]=&quot;&quot;;&quot;&quot;;[$DataEntry.C100])">
            <text:p/>
          </table:table-cell>
          <table:table-cell table:formula="of:=&quot;&quot;">
            <text:p/>
          </table:table-cell>
          <table:table-cell table:formula="of:=IF([$DataEntry.D100]=&quot;&quot;;&quot;&quot;;[$DataEntry.D10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00]=&quot;&quot;;&quot;&quot;;[$DataEntry.N100])">
            <text:p/>
          </table:table-cell>
          <table:table-cell table:formula="of:=IF([$DataEntry.O100]=&quot;&quot;;&quot;&quot;;[$DataEntry.O100])">
            <text:p/>
          </table:table-cell>
          <table:table-cell table:formula="of:=IF([$DataEntry.P100]=&quot;&quot;;&quot;&quot;;[$DataEntry.P100])">
            <text:p/>
          </table:table-cell>
          <table:table-cell table:number-columns-repeated="48"/>
        </table:table-row>
        <table:table-row table:style-name="ro1">
          <table:table-cell table:formula="of:=IF([$DataEntry.A101]=&quot;&quot;;&quot;&quot;;[$DataEntry.A101])">
            <text:p/>
          </table:table-cell>
          <table:table-cell table:formula="of:=&quot;&quot;">
            <text:p/>
          </table:table-cell>
          <table:table-cell table:style-name="ce4" table:formula="of:=IF([$DataEntry.B101]=&quot;&quot;;&quot;&quot;;[$DataEntry.B101])">
            <text:p/>
          </table:table-cell>
          <table:table-cell table:formula="of:=IF([$DataEntry.E101]=&quot;&quot;;&quot;&quot;;[$DataEntry.E101])">
            <text:p/>
          </table:table-cell>
          <table:table-cell table:formula="of:=IF([$DataEntry.F101]=&quot;&quot;;&quot;&quot;;[$DataEntry.F101])">
            <text:p/>
          </table:table-cell>
          <table:table-cell table:formula="of:=IF([$DataEntry.G101]=&quot;&quot;;&quot;&quot;;[$DataEntry.G101])">
            <text:p/>
          </table:table-cell>
          <table:table-cell table:formula="of:=IF([$DataEntry.H101]=&quot;&quot;;&quot;&quot;;[$DataEntry.H101])">
            <text:p/>
          </table:table-cell>
          <table:table-cell table:formula="of:=IF([$DataEntry.I101]=&quot;&quot;;&quot;&quot;;[$DataEntry.I101])">
            <text:p/>
          </table:table-cell>
          <table:table-cell table:formula="of:=IF([$DataEntry.C101]=&quot;&quot;;&quot;&quot;;[$DataEntry.C101])">
            <text:p/>
          </table:table-cell>
          <table:table-cell table:formula="of:=&quot;&quot;">
            <text:p/>
          </table:table-cell>
          <table:table-cell table:formula="of:=IF([$DataEntry.D101]=&quot;&quot;;&quot;&quot;;[$DataEntry.D10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01]=&quot;&quot;;&quot;&quot;;[$DataEntry.N101])">
            <text:p/>
          </table:table-cell>
          <table:table-cell table:formula="of:=IF([$DataEntry.O101]=&quot;&quot;;&quot;&quot;;[$DataEntry.O101])">
            <text:p/>
          </table:table-cell>
          <table:table-cell table:formula="of:=IF([$DataEntry.P101]=&quot;&quot;;&quot;&quot;;[$DataEntry.P101])">
            <text:p/>
          </table:table-cell>
          <table:table-cell table:number-columns-repeated="48"/>
        </table:table-row>
        <table:table-row table:style-name="ro1">
          <table:table-cell table:formula="of:=IF([$DataEntry.A102]=&quot;&quot;;&quot;&quot;;[$DataEntry.A102])">
            <text:p/>
          </table:table-cell>
          <table:table-cell table:formula="of:=&quot;&quot;">
            <text:p/>
          </table:table-cell>
          <table:table-cell table:style-name="ce4" table:formula="of:=IF([$DataEntry.B102]=&quot;&quot;;&quot;&quot;;[$DataEntry.B102])">
            <text:p/>
          </table:table-cell>
          <table:table-cell table:formula="of:=IF([$DataEntry.E102]=&quot;&quot;;&quot;&quot;;[$DataEntry.E102])">
            <text:p/>
          </table:table-cell>
          <table:table-cell table:formula="of:=IF([$DataEntry.F102]=&quot;&quot;;&quot;&quot;;[$DataEntry.F102])">
            <text:p/>
          </table:table-cell>
          <table:table-cell table:formula="of:=IF([$DataEntry.G102]=&quot;&quot;;&quot;&quot;;[$DataEntry.G102])">
            <text:p/>
          </table:table-cell>
          <table:table-cell table:formula="of:=IF([$DataEntry.H102]=&quot;&quot;;&quot;&quot;;[$DataEntry.H102])">
            <text:p/>
          </table:table-cell>
          <table:table-cell table:formula="of:=IF([$DataEntry.I102]=&quot;&quot;;&quot;&quot;;[$DataEntry.I102])">
            <text:p/>
          </table:table-cell>
          <table:table-cell table:formula="of:=IF([$DataEntry.C102]=&quot;&quot;;&quot;&quot;;[$DataEntry.C102])">
            <text:p/>
          </table:table-cell>
          <table:table-cell table:formula="of:=&quot;&quot;">
            <text:p/>
          </table:table-cell>
          <table:table-cell table:formula="of:=IF([$DataEntry.D102]=&quot;&quot;;&quot;&quot;;[$DataEntry.D10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02]=&quot;&quot;;&quot;&quot;;[$DataEntry.N102])">
            <text:p/>
          </table:table-cell>
          <table:table-cell table:formula="of:=IF([$DataEntry.O102]=&quot;&quot;;&quot;&quot;;[$DataEntry.O102])">
            <text:p/>
          </table:table-cell>
          <table:table-cell table:formula="of:=IF([$DataEntry.P102]=&quot;&quot;;&quot;&quot;;[$DataEntry.P102])">
            <text:p/>
          </table:table-cell>
          <table:table-cell table:number-columns-repeated="48"/>
        </table:table-row>
        <table:table-row table:style-name="ro1">
          <table:table-cell table:formula="of:=IF([$DataEntry.A103]=&quot;&quot;;&quot;&quot;;[$DataEntry.A103])">
            <text:p/>
          </table:table-cell>
          <table:table-cell table:formula="of:=&quot;&quot;">
            <text:p/>
          </table:table-cell>
          <table:table-cell table:formula="of:=IF([$DataEntry.B103]=&quot;&quot;;&quot;&quot;;[$DataEntry.B103])">
            <text:p/>
          </table:table-cell>
          <table:table-cell table:formula="of:=IF([$DataEntry.E103]=&quot;&quot;;&quot;&quot;;[$DataEntry.E103])">
            <text:p/>
          </table:table-cell>
          <table:table-cell table:formula="of:=IF([$DataEntry.F103]=&quot;&quot;;&quot;&quot;;[$DataEntry.F103])">
            <text:p/>
          </table:table-cell>
          <table:table-cell table:formula="of:=IF([$DataEntry.G103]=&quot;&quot;;&quot;&quot;;[$DataEntry.G103])">
            <text:p/>
          </table:table-cell>
          <table:table-cell table:formula="of:=IF([$DataEntry.H103]=&quot;&quot;;&quot;&quot;;[$DataEntry.H103])">
            <text:p/>
          </table:table-cell>
          <table:table-cell table:formula="of:=IF([$DataEntry.I103]=&quot;&quot;;&quot;&quot;;[$DataEntry.I103])">
            <text:p/>
          </table:table-cell>
          <table:table-cell table:formula="of:=IF([$DataEntry.C103]=&quot;&quot;;&quot;&quot;;[$DataEntry.C103])">
            <text:p/>
          </table:table-cell>
          <table:table-cell table:formula="of:=&quot;&quot;">
            <text:p/>
          </table:table-cell>
          <table:table-cell table:formula="of:=IF([$DataEntry.D103]=&quot;&quot;;&quot;&quot;;[$DataEntry.D10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03]=&quot;&quot;;&quot;&quot;;[$DataEntry.N103])">
            <text:p/>
          </table:table-cell>
          <table:table-cell table:formula="of:=IF([$DataEntry.O103]=&quot;&quot;;&quot;&quot;;[$DataEntry.O103])">
            <text:p/>
          </table:table-cell>
          <table:table-cell table:formula="of:=IF([$DataEntry.P103]=&quot;&quot;;&quot;&quot;;[$DataEntry.P103])">
            <text:p/>
          </table:table-cell>
          <table:table-cell table:number-columns-repeated="48"/>
        </table:table-row>
        <table:table-row table:style-name="ro1">
          <table:table-cell table:formula="of:=IF([$DataEntry.A104]=&quot;&quot;;&quot;&quot;;[$DataEntry.A104])">
            <text:p/>
          </table:table-cell>
          <table:table-cell table:formula="of:=&quot;&quot;">
            <text:p/>
          </table:table-cell>
          <table:table-cell table:style-name="ce4" table:formula="of:=IF([$DataEntry.B104]=&quot;&quot;;&quot;&quot;;[$DataEntry.B104])">
            <text:p/>
          </table:table-cell>
          <table:table-cell table:formula="of:=IF([$DataEntry.E104]=&quot;&quot;;&quot;&quot;;[$DataEntry.E104])">
            <text:p/>
          </table:table-cell>
          <table:table-cell table:formula="of:=IF([$DataEntry.F104]=&quot;&quot;;&quot;&quot;;[$DataEntry.F104])">
            <text:p/>
          </table:table-cell>
          <table:table-cell table:formula="of:=IF([$DataEntry.G104]=&quot;&quot;;&quot;&quot;;[$DataEntry.G104])">
            <text:p/>
          </table:table-cell>
          <table:table-cell table:formula="of:=IF([$DataEntry.H104]=&quot;&quot;;&quot;&quot;;[$DataEntry.H104])">
            <text:p/>
          </table:table-cell>
          <table:table-cell table:formula="of:=IF([$DataEntry.I104]=&quot;&quot;;&quot;&quot;;[$DataEntry.I104])">
            <text:p/>
          </table:table-cell>
          <table:table-cell table:formula="of:=IF([$DataEntry.C104]=&quot;&quot;;&quot;&quot;;[$DataEntry.C104])">
            <text:p/>
          </table:table-cell>
          <table:table-cell table:formula="of:=&quot;&quot;">
            <text:p/>
          </table:table-cell>
          <table:table-cell table:formula="of:=IF([$DataEntry.D104]=&quot;&quot;;&quot;&quot;;[$DataEntry.D10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04]=&quot;&quot;;&quot;&quot;;[$DataEntry.N104])">
            <text:p/>
          </table:table-cell>
          <table:table-cell table:formula="of:=IF([$DataEntry.O104]=&quot;&quot;;&quot;&quot;;[$DataEntry.O104])">
            <text:p/>
          </table:table-cell>
          <table:table-cell table:formula="of:=IF([$DataEntry.P104]=&quot;&quot;;&quot;&quot;;[$DataEntry.P104])">
            <text:p/>
          </table:table-cell>
          <table:table-cell table:number-columns-repeated="48"/>
        </table:table-row>
        <table:table-row table:style-name="ro1">
          <table:table-cell table:formula="of:=IF([$DataEntry.A105]=&quot;&quot;;&quot;&quot;;[$DataEntry.A105])">
            <text:p/>
          </table:table-cell>
          <table:table-cell table:formula="of:=&quot;&quot;">
            <text:p/>
          </table:table-cell>
          <table:table-cell table:formula="of:=IF([$DataEntry.B105]=&quot;&quot;;&quot;&quot;;[$DataEntry.B105])">
            <text:p/>
          </table:table-cell>
          <table:table-cell table:formula="of:=IF([$DataEntry.E105]=&quot;&quot;;&quot;&quot;;[$DataEntry.E105])">
            <text:p/>
          </table:table-cell>
          <table:table-cell table:formula="of:=IF([$DataEntry.F105]=&quot;&quot;;&quot;&quot;;[$DataEntry.F105])">
            <text:p/>
          </table:table-cell>
          <table:table-cell table:formula="of:=IF([$DataEntry.G105]=&quot;&quot;;&quot;&quot;;[$DataEntry.G105])">
            <text:p/>
          </table:table-cell>
          <table:table-cell table:formula="of:=IF([$DataEntry.H105]=&quot;&quot;;&quot;&quot;;[$DataEntry.H105])">
            <text:p/>
          </table:table-cell>
          <table:table-cell table:formula="of:=IF([$DataEntry.I105]=&quot;&quot;;&quot;&quot;;[$DataEntry.I105])">
            <text:p/>
          </table:table-cell>
          <table:table-cell table:formula="of:=IF([$DataEntry.C105]=&quot;&quot;;&quot;&quot;;[$DataEntry.C105])">
            <text:p/>
          </table:table-cell>
          <table:table-cell table:formula="of:=&quot;&quot;">
            <text:p/>
          </table:table-cell>
          <table:table-cell table:formula="of:=IF([$DataEntry.D105]=&quot;&quot;;&quot;&quot;;[$DataEntry.D10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05]=&quot;&quot;;&quot;&quot;;[$DataEntry.N105])">
            <text:p/>
          </table:table-cell>
          <table:table-cell table:formula="of:=IF([$DataEntry.O105]=&quot;&quot;;&quot;&quot;;[$DataEntry.O105])">
            <text:p/>
          </table:table-cell>
          <table:table-cell table:formula="of:=IF([$DataEntry.P105]=&quot;&quot;;&quot;&quot;;[$DataEntry.P105])">
            <text:p/>
          </table:table-cell>
          <table:table-cell table:number-columns-repeated="48"/>
        </table:table-row>
        <table:table-row table:style-name="ro1">
          <table:table-cell table:formula="of:=IF([$DataEntry.A106]=&quot;&quot;;&quot;&quot;;[$DataEntry.A106])">
            <text:p/>
          </table:table-cell>
          <table:table-cell table:formula="of:=&quot;&quot;">
            <text:p/>
          </table:table-cell>
          <table:table-cell table:style-name="ce4" table:formula="of:=IF([$DataEntry.B106]=&quot;&quot;;&quot;&quot;;[$DataEntry.B106])">
            <text:p/>
          </table:table-cell>
          <table:table-cell table:formula="of:=IF([$DataEntry.E106]=&quot;&quot;;&quot;&quot;;[$DataEntry.E106])">
            <text:p/>
          </table:table-cell>
          <table:table-cell table:formula="of:=IF([$DataEntry.F106]=&quot;&quot;;&quot;&quot;;[$DataEntry.F106])">
            <text:p/>
          </table:table-cell>
          <table:table-cell table:formula="of:=IF([$DataEntry.G106]=&quot;&quot;;&quot;&quot;;[$DataEntry.G106])">
            <text:p/>
          </table:table-cell>
          <table:table-cell table:formula="of:=IF([$DataEntry.H106]=&quot;&quot;;&quot;&quot;;[$DataEntry.H106])">
            <text:p/>
          </table:table-cell>
          <table:table-cell table:formula="of:=IF([$DataEntry.I106]=&quot;&quot;;&quot;&quot;;[$DataEntry.I106])">
            <text:p/>
          </table:table-cell>
          <table:table-cell table:formula="of:=IF([$DataEntry.C106]=&quot;&quot;;&quot;&quot;;[$DataEntry.C106])">
            <text:p/>
          </table:table-cell>
          <table:table-cell table:formula="of:=&quot;&quot;">
            <text:p/>
          </table:table-cell>
          <table:table-cell table:formula="of:=IF([$DataEntry.D106]=&quot;&quot;;&quot;&quot;;[$DataEntry.D10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06]=&quot;&quot;;&quot;&quot;;[$DataEntry.N106])">
            <text:p/>
          </table:table-cell>
          <table:table-cell table:formula="of:=IF([$DataEntry.O106]=&quot;&quot;;&quot;&quot;;[$DataEntry.O106])">
            <text:p/>
          </table:table-cell>
          <table:table-cell table:formula="of:=IF([$DataEntry.P106]=&quot;&quot;;&quot;&quot;;[$DataEntry.P106])">
            <text:p/>
          </table:table-cell>
          <table:table-cell table:number-columns-repeated="48"/>
        </table:table-row>
        <table:table-row table:style-name="ro1">
          <table:table-cell table:formula="of:=IF([$DataEntry.A107]=&quot;&quot;;&quot;&quot;;[$DataEntry.A107])">
            <text:p/>
          </table:table-cell>
          <table:table-cell table:formula="of:=&quot;&quot;">
            <text:p/>
          </table:table-cell>
          <table:table-cell table:formula="of:=IF([$DataEntry.B107]=&quot;&quot;;&quot;&quot;;[$DataEntry.B107])">
            <text:p/>
          </table:table-cell>
          <table:table-cell table:formula="of:=IF([$DataEntry.E107]=&quot;&quot;;&quot;&quot;;[$DataEntry.E107])">
            <text:p/>
          </table:table-cell>
          <table:table-cell table:formula="of:=IF([$DataEntry.F107]=&quot;&quot;;&quot;&quot;;[$DataEntry.F107])">
            <text:p/>
          </table:table-cell>
          <table:table-cell table:formula="of:=IF([$DataEntry.G107]=&quot;&quot;;&quot;&quot;;[$DataEntry.G107])">
            <text:p/>
          </table:table-cell>
          <table:table-cell table:formula="of:=IF([$DataEntry.H107]=&quot;&quot;;&quot;&quot;;[$DataEntry.H107])">
            <text:p/>
          </table:table-cell>
          <table:table-cell table:formula="of:=IF([$DataEntry.I107]=&quot;&quot;;&quot;&quot;;[$DataEntry.I107])">
            <text:p/>
          </table:table-cell>
          <table:table-cell table:formula="of:=IF([$DataEntry.C107]=&quot;&quot;;&quot;&quot;;[$DataEntry.C107])">
            <text:p/>
          </table:table-cell>
          <table:table-cell table:formula="of:=&quot;&quot;">
            <text:p/>
          </table:table-cell>
          <table:table-cell table:formula="of:=IF([$DataEntry.D107]=&quot;&quot;;&quot;&quot;;[$DataEntry.D10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07]=&quot;&quot;;&quot;&quot;;[$DataEntry.N107])">
            <text:p/>
          </table:table-cell>
          <table:table-cell table:formula="of:=IF([$DataEntry.O107]=&quot;&quot;;&quot;&quot;;[$DataEntry.O107])">
            <text:p/>
          </table:table-cell>
          <table:table-cell table:formula="of:=IF([$DataEntry.P107]=&quot;&quot;;&quot;&quot;;[$DataEntry.P107])">
            <text:p/>
          </table:table-cell>
          <table:table-cell table:number-columns-repeated="48"/>
        </table:table-row>
        <table:table-row table:style-name="ro1">
          <table:table-cell table:formula="of:=IF([$DataEntry.A108]=&quot;&quot;;&quot;&quot;;[$DataEntry.A108])">
            <text:p/>
          </table:table-cell>
          <table:table-cell table:formula="of:=&quot;&quot;">
            <text:p/>
          </table:table-cell>
          <table:table-cell table:style-name="ce4" table:formula="of:=IF([$DataEntry.B108]=&quot;&quot;;&quot;&quot;;[$DataEntry.B108])">
            <text:p/>
          </table:table-cell>
          <table:table-cell table:formula="of:=IF([$DataEntry.E108]=&quot;&quot;;&quot;&quot;;[$DataEntry.E108])">
            <text:p/>
          </table:table-cell>
          <table:table-cell table:formula="of:=IF([$DataEntry.F108]=&quot;&quot;;&quot;&quot;;[$DataEntry.F108])">
            <text:p/>
          </table:table-cell>
          <table:table-cell table:formula="of:=IF([$DataEntry.G108]=&quot;&quot;;&quot;&quot;;[$DataEntry.G108])">
            <text:p/>
          </table:table-cell>
          <table:table-cell table:formula="of:=IF([$DataEntry.H108]=&quot;&quot;;&quot;&quot;;[$DataEntry.H108])">
            <text:p/>
          </table:table-cell>
          <table:table-cell table:formula="of:=IF([$DataEntry.I108]=&quot;&quot;;&quot;&quot;;[$DataEntry.I108])">
            <text:p/>
          </table:table-cell>
          <table:table-cell table:formula="of:=IF([$DataEntry.C108]=&quot;&quot;;&quot;&quot;;[$DataEntry.C108])">
            <text:p/>
          </table:table-cell>
          <table:table-cell table:formula="of:=&quot;&quot;">
            <text:p/>
          </table:table-cell>
          <table:table-cell table:formula="of:=IF([$DataEntry.D108]=&quot;&quot;;&quot;&quot;;[$DataEntry.D10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08]=&quot;&quot;;&quot;&quot;;[$DataEntry.N108])">
            <text:p/>
          </table:table-cell>
          <table:table-cell table:formula="of:=IF([$DataEntry.O108]=&quot;&quot;;&quot;&quot;;[$DataEntry.O108])">
            <text:p/>
          </table:table-cell>
          <table:table-cell table:formula="of:=IF([$DataEntry.P108]=&quot;&quot;;&quot;&quot;;[$DataEntry.P108])">
            <text:p/>
          </table:table-cell>
          <table:table-cell table:number-columns-repeated="48"/>
        </table:table-row>
        <table:table-row table:style-name="ro1">
          <table:table-cell table:formula="of:=IF([$DataEntry.A109]=&quot;&quot;;&quot;&quot;;[$DataEntry.A109])">
            <text:p/>
          </table:table-cell>
          <table:table-cell table:formula="of:=&quot;&quot;">
            <text:p/>
          </table:table-cell>
          <table:table-cell table:formula="of:=IF([$DataEntry.B109]=&quot;&quot;;&quot;&quot;;[$DataEntry.B109])">
            <text:p/>
          </table:table-cell>
          <table:table-cell table:formula="of:=IF([$DataEntry.E109]=&quot;&quot;;&quot;&quot;;[$DataEntry.E109])">
            <text:p/>
          </table:table-cell>
          <table:table-cell table:formula="of:=IF([$DataEntry.F109]=&quot;&quot;;&quot;&quot;;[$DataEntry.F109])">
            <text:p/>
          </table:table-cell>
          <table:table-cell table:formula="of:=IF([$DataEntry.G109]=&quot;&quot;;&quot;&quot;;[$DataEntry.G109])">
            <text:p/>
          </table:table-cell>
          <table:table-cell table:formula="of:=IF([$DataEntry.H109]=&quot;&quot;;&quot;&quot;;[$DataEntry.H109])">
            <text:p/>
          </table:table-cell>
          <table:table-cell table:formula="of:=IF([$DataEntry.I109]=&quot;&quot;;&quot;&quot;;[$DataEntry.I109])">
            <text:p/>
          </table:table-cell>
          <table:table-cell table:formula="of:=IF([$DataEntry.C109]=&quot;&quot;;&quot;&quot;;[$DataEntry.C109])">
            <text:p/>
          </table:table-cell>
          <table:table-cell table:formula="of:=&quot;&quot;">
            <text:p/>
          </table:table-cell>
          <table:table-cell table:formula="of:=IF([$DataEntry.D109]=&quot;&quot;;&quot;&quot;;[$DataEntry.D10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09]=&quot;&quot;;&quot;&quot;;[$DataEntry.N109])">
            <text:p/>
          </table:table-cell>
          <table:table-cell table:formula="of:=IF([$DataEntry.O109]=&quot;&quot;;&quot;&quot;;[$DataEntry.O109])">
            <text:p/>
          </table:table-cell>
          <table:table-cell table:formula="of:=IF([$DataEntry.P109]=&quot;&quot;;&quot;&quot;;[$DataEntry.P109])">
            <text:p/>
          </table:table-cell>
          <table:table-cell table:number-columns-repeated="48"/>
        </table:table-row>
        <table:table-row table:style-name="ro1">
          <table:table-cell table:formula="of:=IF([$DataEntry.A110]=&quot;&quot;;&quot;&quot;;[$DataEntry.A110])">
            <text:p/>
          </table:table-cell>
          <table:table-cell table:formula="of:=&quot;&quot;">
            <text:p/>
          </table:table-cell>
          <table:table-cell table:style-name="ce4" table:formula="of:=IF([$DataEntry.B110]=&quot;&quot;;&quot;&quot;;[$DataEntry.B110])">
            <text:p/>
          </table:table-cell>
          <table:table-cell table:formula="of:=IF([$DataEntry.E110]=&quot;&quot;;&quot;&quot;;[$DataEntry.E110])">
            <text:p/>
          </table:table-cell>
          <table:table-cell table:formula="of:=IF([$DataEntry.F110]=&quot;&quot;;&quot;&quot;;[$DataEntry.F110])">
            <text:p/>
          </table:table-cell>
          <table:table-cell table:formula="of:=IF([$DataEntry.G110]=&quot;&quot;;&quot;&quot;;[$DataEntry.G110])">
            <text:p/>
          </table:table-cell>
          <table:table-cell table:formula="of:=IF([$DataEntry.H110]=&quot;&quot;;&quot;&quot;;[$DataEntry.H110])">
            <text:p/>
          </table:table-cell>
          <table:table-cell table:formula="of:=IF([$DataEntry.I110]=&quot;&quot;;&quot;&quot;;[$DataEntry.I110])">
            <text:p/>
          </table:table-cell>
          <table:table-cell table:formula="of:=IF([$DataEntry.C110]=&quot;&quot;;&quot;&quot;;[$DataEntry.C110])">
            <text:p/>
          </table:table-cell>
          <table:table-cell table:formula="of:=&quot;&quot;">
            <text:p/>
          </table:table-cell>
          <table:table-cell table:formula="of:=IF([$DataEntry.D110]=&quot;&quot;;&quot;&quot;;[$DataEntry.D11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10]=&quot;&quot;;&quot;&quot;;[$DataEntry.N110])">
            <text:p/>
          </table:table-cell>
          <table:table-cell table:formula="of:=IF([$DataEntry.O110]=&quot;&quot;;&quot;&quot;;[$DataEntry.O110])">
            <text:p/>
          </table:table-cell>
          <table:table-cell table:formula="of:=IF([$DataEntry.P110]=&quot;&quot;;&quot;&quot;;[$DataEntry.P110])">
            <text:p/>
          </table:table-cell>
          <table:table-cell table:number-columns-repeated="48"/>
        </table:table-row>
        <table:table-row table:style-name="ro1">
          <table:table-cell table:formula="of:=IF([$DataEntry.A111]=&quot;&quot;;&quot;&quot;;[$DataEntry.A111])">
            <text:p/>
          </table:table-cell>
          <table:table-cell table:formula="of:=&quot;&quot;">
            <text:p/>
          </table:table-cell>
          <table:table-cell table:formula="of:=IF([$DataEntry.B111]=&quot;&quot;;&quot;&quot;;[$DataEntry.B111])">
            <text:p/>
          </table:table-cell>
          <table:table-cell table:formula="of:=IF([$DataEntry.E111]=&quot;&quot;;&quot;&quot;;[$DataEntry.E111])">
            <text:p/>
          </table:table-cell>
          <table:table-cell table:formula="of:=IF([$DataEntry.F111]=&quot;&quot;;&quot;&quot;;[$DataEntry.F111])">
            <text:p/>
          </table:table-cell>
          <table:table-cell table:formula="of:=IF([$DataEntry.G111]=&quot;&quot;;&quot;&quot;;[$DataEntry.G111])">
            <text:p/>
          </table:table-cell>
          <table:table-cell table:formula="of:=IF([$DataEntry.H111]=&quot;&quot;;&quot;&quot;;[$DataEntry.H111])">
            <text:p/>
          </table:table-cell>
          <table:table-cell table:formula="of:=IF([$DataEntry.I111]=&quot;&quot;;&quot;&quot;;[$DataEntry.I111])">
            <text:p/>
          </table:table-cell>
          <table:table-cell table:formula="of:=IF([$DataEntry.C111]=&quot;&quot;;&quot;&quot;;[$DataEntry.C111])">
            <text:p/>
          </table:table-cell>
          <table:table-cell table:formula="of:=&quot;&quot;">
            <text:p/>
          </table:table-cell>
          <table:table-cell table:formula="of:=IF([$DataEntry.D111]=&quot;&quot;;&quot;&quot;;[$DataEntry.D11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11]=&quot;&quot;;&quot;&quot;;[$DataEntry.N111])">
            <text:p/>
          </table:table-cell>
          <table:table-cell table:formula="of:=IF([$DataEntry.O111]=&quot;&quot;;&quot;&quot;;[$DataEntry.O111])">
            <text:p/>
          </table:table-cell>
          <table:table-cell table:formula="of:=IF([$DataEntry.P111]=&quot;&quot;;&quot;&quot;;[$DataEntry.P111])">
            <text:p/>
          </table:table-cell>
          <table:table-cell table:number-columns-repeated="48"/>
        </table:table-row>
        <table:table-row table:style-name="ro1">
          <table:table-cell table:formula="of:=IF([$DataEntry.A112]=&quot;&quot;;&quot;&quot;;[$DataEntry.A112])">
            <text:p/>
          </table:table-cell>
          <table:table-cell table:formula="of:=&quot;&quot;">
            <text:p/>
          </table:table-cell>
          <table:table-cell table:style-name="ce4" table:formula="of:=IF([$DataEntry.B112]=&quot;&quot;;&quot;&quot;;[$DataEntry.B112])">
            <text:p/>
          </table:table-cell>
          <table:table-cell table:formula="of:=IF([$DataEntry.E112]=&quot;&quot;;&quot;&quot;;[$DataEntry.E112])">
            <text:p/>
          </table:table-cell>
          <table:table-cell table:formula="of:=IF([$DataEntry.F112]=&quot;&quot;;&quot;&quot;;[$DataEntry.F112])">
            <text:p/>
          </table:table-cell>
          <table:table-cell table:formula="of:=IF([$DataEntry.G112]=&quot;&quot;;&quot;&quot;;[$DataEntry.G112])">
            <text:p/>
          </table:table-cell>
          <table:table-cell table:formula="of:=IF([$DataEntry.H112]=&quot;&quot;;&quot;&quot;;[$DataEntry.H112])">
            <text:p/>
          </table:table-cell>
          <table:table-cell table:formula="of:=IF([$DataEntry.I112]=&quot;&quot;;&quot;&quot;;[$DataEntry.I112])">
            <text:p/>
          </table:table-cell>
          <table:table-cell table:formula="of:=IF([$DataEntry.C112]=&quot;&quot;;&quot;&quot;;[$DataEntry.C112])">
            <text:p/>
          </table:table-cell>
          <table:table-cell table:formula="of:=&quot;&quot;">
            <text:p/>
          </table:table-cell>
          <table:table-cell table:formula="of:=IF([$DataEntry.D112]=&quot;&quot;;&quot;&quot;;[$DataEntry.D11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12]=&quot;&quot;;&quot;&quot;;[$DataEntry.N112])">
            <text:p/>
          </table:table-cell>
          <table:table-cell table:formula="of:=IF([$DataEntry.O112]=&quot;&quot;;&quot;&quot;;[$DataEntry.O112])">
            <text:p/>
          </table:table-cell>
          <table:table-cell table:formula="of:=IF([$DataEntry.P112]=&quot;&quot;;&quot;&quot;;[$DataEntry.P112])">
            <text:p/>
          </table:table-cell>
          <table:table-cell table:number-columns-repeated="48"/>
        </table:table-row>
        <table:table-row table:style-name="ro1">
          <table:table-cell table:formula="of:=IF([$DataEntry.A113]=&quot;&quot;;&quot;&quot;;[$DataEntry.A113])">
            <text:p/>
          </table:table-cell>
          <table:table-cell table:formula="of:=&quot;&quot;">
            <text:p/>
          </table:table-cell>
          <table:table-cell table:formula="of:=IF([$DataEntry.B113]=&quot;&quot;;&quot;&quot;;[$DataEntry.B113])">
            <text:p/>
          </table:table-cell>
          <table:table-cell table:formula="of:=IF([$DataEntry.E113]=&quot;&quot;;&quot;&quot;;[$DataEntry.E113])">
            <text:p/>
          </table:table-cell>
          <table:table-cell table:formula="of:=IF([$DataEntry.F113]=&quot;&quot;;&quot;&quot;;[$DataEntry.F113])">
            <text:p/>
          </table:table-cell>
          <table:table-cell table:formula="of:=IF([$DataEntry.G113]=&quot;&quot;;&quot;&quot;;[$DataEntry.G113])">
            <text:p/>
          </table:table-cell>
          <table:table-cell table:formula="of:=IF([$DataEntry.H113]=&quot;&quot;;&quot;&quot;;[$DataEntry.H113])">
            <text:p/>
          </table:table-cell>
          <table:table-cell table:formula="of:=IF([$DataEntry.I113]=&quot;&quot;;&quot;&quot;;[$DataEntry.I113])">
            <text:p/>
          </table:table-cell>
          <table:table-cell table:formula="of:=IF([$DataEntry.C113]=&quot;&quot;;&quot;&quot;;[$DataEntry.C113])">
            <text:p/>
          </table:table-cell>
          <table:table-cell table:formula="of:=&quot;&quot;">
            <text:p/>
          </table:table-cell>
          <table:table-cell table:formula="of:=IF([$DataEntry.D113]=&quot;&quot;;&quot;&quot;;[$DataEntry.D11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13]=&quot;&quot;;&quot;&quot;;[$DataEntry.N113])">
            <text:p/>
          </table:table-cell>
          <table:table-cell table:formula="of:=IF([$DataEntry.O113]=&quot;&quot;;&quot;&quot;;[$DataEntry.O113])">
            <text:p/>
          </table:table-cell>
          <table:table-cell table:formula="of:=IF([$DataEntry.P113]=&quot;&quot;;&quot;&quot;;[$DataEntry.P113])">
            <text:p/>
          </table:table-cell>
          <table:table-cell table:number-columns-repeated="48"/>
        </table:table-row>
        <table:table-row table:style-name="ro1">
          <table:table-cell table:formula="of:=IF([$DataEntry.A114]=&quot;&quot;;&quot;&quot;;[$DataEntry.A114])">
            <text:p/>
          </table:table-cell>
          <table:table-cell table:formula="of:=&quot;&quot;">
            <text:p/>
          </table:table-cell>
          <table:table-cell table:style-name="ce4" table:formula="of:=IF([$DataEntry.B114]=&quot;&quot;;&quot;&quot;;[$DataEntry.B114])">
            <text:p/>
          </table:table-cell>
          <table:table-cell table:formula="of:=IF([$DataEntry.E114]=&quot;&quot;;&quot;&quot;;[$DataEntry.E114])">
            <text:p/>
          </table:table-cell>
          <table:table-cell table:formula="of:=IF([$DataEntry.F114]=&quot;&quot;;&quot;&quot;;[$DataEntry.F114])">
            <text:p/>
          </table:table-cell>
          <table:table-cell table:formula="of:=IF([$DataEntry.G114]=&quot;&quot;;&quot;&quot;;[$DataEntry.G114])">
            <text:p/>
          </table:table-cell>
          <table:table-cell table:formula="of:=IF([$DataEntry.H114]=&quot;&quot;;&quot;&quot;;[$DataEntry.H114])">
            <text:p/>
          </table:table-cell>
          <table:table-cell table:formula="of:=IF([$DataEntry.I114]=&quot;&quot;;&quot;&quot;;[$DataEntry.I114])">
            <text:p/>
          </table:table-cell>
          <table:table-cell table:formula="of:=IF([$DataEntry.C114]=&quot;&quot;;&quot;&quot;;[$DataEntry.C114])">
            <text:p/>
          </table:table-cell>
          <table:table-cell table:formula="of:=&quot;&quot;">
            <text:p/>
          </table:table-cell>
          <table:table-cell table:formula="of:=IF([$DataEntry.D114]=&quot;&quot;;&quot;&quot;;[$DataEntry.D11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14]=&quot;&quot;;&quot;&quot;;[$DataEntry.N114])">
            <text:p/>
          </table:table-cell>
          <table:table-cell table:formula="of:=IF([$DataEntry.O114]=&quot;&quot;;&quot;&quot;;[$DataEntry.O114])">
            <text:p/>
          </table:table-cell>
          <table:table-cell table:formula="of:=IF([$DataEntry.P114]=&quot;&quot;;&quot;&quot;;[$DataEntry.P114])">
            <text:p/>
          </table:table-cell>
          <table:table-cell table:number-columns-repeated="48"/>
        </table:table-row>
        <table:table-row table:style-name="ro1">
          <table:table-cell table:formula="of:=IF([$DataEntry.A115]=&quot;&quot;;&quot;&quot;;[$DataEntry.A115])">
            <text:p/>
          </table:table-cell>
          <table:table-cell table:formula="of:=&quot;&quot;">
            <text:p/>
          </table:table-cell>
          <table:table-cell table:formula="of:=IF([$DataEntry.B115]=&quot;&quot;;&quot;&quot;;[$DataEntry.B115])">
            <text:p/>
          </table:table-cell>
          <table:table-cell table:formula="of:=IF([$DataEntry.E115]=&quot;&quot;;&quot;&quot;;[$DataEntry.E115])">
            <text:p/>
          </table:table-cell>
          <table:table-cell table:formula="of:=IF([$DataEntry.F115]=&quot;&quot;;&quot;&quot;;[$DataEntry.F115])">
            <text:p/>
          </table:table-cell>
          <table:table-cell table:formula="of:=IF([$DataEntry.G115]=&quot;&quot;;&quot;&quot;;[$DataEntry.G115])">
            <text:p/>
          </table:table-cell>
          <table:table-cell table:formula="of:=IF([$DataEntry.H115]=&quot;&quot;;&quot;&quot;;[$DataEntry.H115])">
            <text:p/>
          </table:table-cell>
          <table:table-cell table:formula="of:=IF([$DataEntry.I115]=&quot;&quot;;&quot;&quot;;[$DataEntry.I115])">
            <text:p/>
          </table:table-cell>
          <table:table-cell table:formula="of:=IF([$DataEntry.C115]=&quot;&quot;;&quot;&quot;;[$DataEntry.C115])">
            <text:p/>
          </table:table-cell>
          <table:table-cell table:formula="of:=&quot;&quot;">
            <text:p/>
          </table:table-cell>
          <table:table-cell table:formula="of:=IF([$DataEntry.D115]=&quot;&quot;;&quot;&quot;;[$DataEntry.D11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15]=&quot;&quot;;&quot;&quot;;[$DataEntry.N115])">
            <text:p/>
          </table:table-cell>
          <table:table-cell table:formula="of:=IF([$DataEntry.O115]=&quot;&quot;;&quot;&quot;;[$DataEntry.O115])">
            <text:p/>
          </table:table-cell>
          <table:table-cell table:formula="of:=IF([$DataEntry.P115]=&quot;&quot;;&quot;&quot;;[$DataEntry.P115])">
            <text:p/>
          </table:table-cell>
          <table:table-cell table:number-columns-repeated="48"/>
        </table:table-row>
        <table:table-row table:style-name="ro1">
          <table:table-cell table:formula="of:=IF([$DataEntry.A116]=&quot;&quot;;&quot;&quot;;[$DataEntry.A116])">
            <text:p/>
          </table:table-cell>
          <table:table-cell table:formula="of:=&quot;&quot;">
            <text:p/>
          </table:table-cell>
          <table:table-cell table:style-name="ce4" table:formula="of:=IF([$DataEntry.B116]=&quot;&quot;;&quot;&quot;;[$DataEntry.B116])">
            <text:p/>
          </table:table-cell>
          <table:table-cell table:formula="of:=IF([$DataEntry.E116]=&quot;&quot;;&quot;&quot;;[$DataEntry.E116])">
            <text:p/>
          </table:table-cell>
          <table:table-cell table:formula="of:=IF([$DataEntry.F116]=&quot;&quot;;&quot;&quot;;[$DataEntry.F116])">
            <text:p/>
          </table:table-cell>
          <table:table-cell table:formula="of:=IF([$DataEntry.G116]=&quot;&quot;;&quot;&quot;;[$DataEntry.G116])">
            <text:p/>
          </table:table-cell>
          <table:table-cell table:formula="of:=IF([$DataEntry.H116]=&quot;&quot;;&quot;&quot;;[$DataEntry.H116])">
            <text:p/>
          </table:table-cell>
          <table:table-cell table:formula="of:=IF([$DataEntry.I116]=&quot;&quot;;&quot;&quot;;[$DataEntry.I116])">
            <text:p/>
          </table:table-cell>
          <table:table-cell table:formula="of:=IF([$DataEntry.C116]=&quot;&quot;;&quot;&quot;;[$DataEntry.C116])">
            <text:p/>
          </table:table-cell>
          <table:table-cell table:formula="of:=&quot;&quot;">
            <text:p/>
          </table:table-cell>
          <table:table-cell table:formula="of:=IF([$DataEntry.D116]=&quot;&quot;;&quot;&quot;;[$DataEntry.D11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16]=&quot;&quot;;&quot;&quot;;[$DataEntry.N116])">
            <text:p/>
          </table:table-cell>
          <table:table-cell table:formula="of:=IF([$DataEntry.O116]=&quot;&quot;;&quot;&quot;;[$DataEntry.O116])">
            <text:p/>
          </table:table-cell>
          <table:table-cell table:formula="of:=IF([$DataEntry.P116]=&quot;&quot;;&quot;&quot;;[$DataEntry.P116])">
            <text:p/>
          </table:table-cell>
          <table:table-cell table:number-columns-repeated="48"/>
        </table:table-row>
        <table:table-row table:style-name="ro1">
          <table:table-cell table:formula="of:=IF([$DataEntry.A117]=&quot;&quot;;&quot;&quot;;[$DataEntry.A117])">
            <text:p/>
          </table:table-cell>
          <table:table-cell table:formula="of:=&quot;&quot;">
            <text:p/>
          </table:table-cell>
          <table:table-cell table:formula="of:=IF([$DataEntry.B117]=&quot;&quot;;&quot;&quot;;[$DataEntry.B117])">
            <text:p/>
          </table:table-cell>
          <table:table-cell table:formula="of:=IF([$DataEntry.E117]=&quot;&quot;;&quot;&quot;;[$DataEntry.E117])">
            <text:p/>
          </table:table-cell>
          <table:table-cell table:formula="of:=IF([$DataEntry.F117]=&quot;&quot;;&quot;&quot;;[$DataEntry.F117])">
            <text:p/>
          </table:table-cell>
          <table:table-cell table:formula="of:=IF([$DataEntry.G117]=&quot;&quot;;&quot;&quot;;[$DataEntry.G117])">
            <text:p/>
          </table:table-cell>
          <table:table-cell table:formula="of:=IF([$DataEntry.H117]=&quot;&quot;;&quot;&quot;;[$DataEntry.H117])">
            <text:p/>
          </table:table-cell>
          <table:table-cell table:formula="of:=IF([$DataEntry.I117]=&quot;&quot;;&quot;&quot;;[$DataEntry.I117])">
            <text:p/>
          </table:table-cell>
          <table:table-cell table:formula="of:=IF([$DataEntry.C117]=&quot;&quot;;&quot;&quot;;[$DataEntry.C117])">
            <text:p/>
          </table:table-cell>
          <table:table-cell table:formula="of:=&quot;&quot;">
            <text:p/>
          </table:table-cell>
          <table:table-cell table:formula="of:=IF([$DataEntry.D117]=&quot;&quot;;&quot;&quot;;[$DataEntry.D11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17]=&quot;&quot;;&quot;&quot;;[$DataEntry.N117])">
            <text:p/>
          </table:table-cell>
          <table:table-cell table:formula="of:=IF([$DataEntry.O117]=&quot;&quot;;&quot;&quot;;[$DataEntry.O117])">
            <text:p/>
          </table:table-cell>
          <table:table-cell table:formula="of:=IF([$DataEntry.P117]=&quot;&quot;;&quot;&quot;;[$DataEntry.P117])">
            <text:p/>
          </table:table-cell>
          <table:table-cell table:number-columns-repeated="48"/>
        </table:table-row>
        <table:table-row table:style-name="ro1">
          <table:table-cell table:formula="of:=IF([$DataEntry.A118]=&quot;&quot;;&quot;&quot;;[$DataEntry.A118])">
            <text:p/>
          </table:table-cell>
          <table:table-cell table:formula="of:=&quot;&quot;">
            <text:p/>
          </table:table-cell>
          <table:table-cell table:style-name="ce4" table:formula="of:=IF([$DataEntry.B118]=&quot;&quot;;&quot;&quot;;[$DataEntry.B118])">
            <text:p/>
          </table:table-cell>
          <table:table-cell table:formula="of:=IF([$DataEntry.E118]=&quot;&quot;;&quot;&quot;;[$DataEntry.E118])">
            <text:p/>
          </table:table-cell>
          <table:table-cell table:formula="of:=IF([$DataEntry.F118]=&quot;&quot;;&quot;&quot;;[$DataEntry.F118])">
            <text:p/>
          </table:table-cell>
          <table:table-cell table:formula="of:=IF([$DataEntry.G118]=&quot;&quot;;&quot;&quot;;[$DataEntry.G118])">
            <text:p/>
          </table:table-cell>
          <table:table-cell table:formula="of:=IF([$DataEntry.H118]=&quot;&quot;;&quot;&quot;;[$DataEntry.H118])">
            <text:p/>
          </table:table-cell>
          <table:table-cell table:formula="of:=IF([$DataEntry.I118]=&quot;&quot;;&quot;&quot;;[$DataEntry.I118])">
            <text:p/>
          </table:table-cell>
          <table:table-cell table:formula="of:=IF([$DataEntry.C118]=&quot;&quot;;&quot;&quot;;[$DataEntry.C118])">
            <text:p/>
          </table:table-cell>
          <table:table-cell table:formula="of:=&quot;&quot;">
            <text:p/>
          </table:table-cell>
          <table:table-cell table:formula="of:=IF([$DataEntry.D118]=&quot;&quot;;&quot;&quot;;[$DataEntry.D11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18]=&quot;&quot;;&quot;&quot;;[$DataEntry.N118])">
            <text:p/>
          </table:table-cell>
          <table:table-cell table:formula="of:=IF([$DataEntry.O118]=&quot;&quot;;&quot;&quot;;[$DataEntry.O118])">
            <text:p/>
          </table:table-cell>
          <table:table-cell table:formula="of:=IF([$DataEntry.P118]=&quot;&quot;;&quot;&quot;;[$DataEntry.P118])">
            <text:p/>
          </table:table-cell>
          <table:table-cell table:number-columns-repeated="48"/>
        </table:table-row>
        <table:table-row table:style-name="ro1">
          <table:table-cell table:formula="of:=IF([$DataEntry.A119]=&quot;&quot;;&quot;&quot;;[$DataEntry.A119])">
            <text:p/>
          </table:table-cell>
          <table:table-cell table:formula="of:=&quot;&quot;">
            <text:p/>
          </table:table-cell>
          <table:table-cell table:formula="of:=IF([$DataEntry.B119]=&quot;&quot;;&quot;&quot;;[$DataEntry.B119])">
            <text:p/>
          </table:table-cell>
          <table:table-cell table:formula="of:=IF([$DataEntry.E119]=&quot;&quot;;&quot;&quot;;[$DataEntry.E119])">
            <text:p/>
          </table:table-cell>
          <table:table-cell table:formula="of:=IF([$DataEntry.F119]=&quot;&quot;;&quot;&quot;;[$DataEntry.F119])">
            <text:p/>
          </table:table-cell>
          <table:table-cell table:formula="of:=IF([$DataEntry.G119]=&quot;&quot;;&quot;&quot;;[$DataEntry.G119])">
            <text:p/>
          </table:table-cell>
          <table:table-cell table:formula="of:=IF([$DataEntry.H119]=&quot;&quot;;&quot;&quot;;[$DataEntry.H119])">
            <text:p/>
          </table:table-cell>
          <table:table-cell table:formula="of:=IF([$DataEntry.I119]=&quot;&quot;;&quot;&quot;;[$DataEntry.I119])">
            <text:p/>
          </table:table-cell>
          <table:table-cell table:formula="of:=IF([$DataEntry.C119]=&quot;&quot;;&quot;&quot;;[$DataEntry.C119])">
            <text:p/>
          </table:table-cell>
          <table:table-cell table:formula="of:=&quot;&quot;">
            <text:p/>
          </table:table-cell>
          <table:table-cell table:formula="of:=IF([$DataEntry.D119]=&quot;&quot;;&quot;&quot;;[$DataEntry.D11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19]=&quot;&quot;;&quot;&quot;;[$DataEntry.N119])">
            <text:p/>
          </table:table-cell>
          <table:table-cell table:formula="of:=IF([$DataEntry.O119]=&quot;&quot;;&quot;&quot;;[$DataEntry.O119])">
            <text:p/>
          </table:table-cell>
          <table:table-cell table:formula="of:=IF([$DataEntry.P119]=&quot;&quot;;&quot;&quot;;[$DataEntry.P119])">
            <text:p/>
          </table:table-cell>
          <table:table-cell table:number-columns-repeated="48"/>
        </table:table-row>
        <table:table-row table:style-name="ro1">
          <table:table-cell table:formula="of:=IF([$DataEntry.A120]=&quot;&quot;;&quot;&quot;;[$DataEntry.A120])">
            <text:p/>
          </table:table-cell>
          <table:table-cell table:formula="of:=&quot;&quot;">
            <text:p/>
          </table:table-cell>
          <table:table-cell table:style-name="ce4" table:formula="of:=IF([$DataEntry.B120]=&quot;&quot;;&quot;&quot;;[$DataEntry.B120])">
            <text:p/>
          </table:table-cell>
          <table:table-cell table:formula="of:=IF([$DataEntry.E120]=&quot;&quot;;&quot;&quot;;[$DataEntry.E120])">
            <text:p/>
          </table:table-cell>
          <table:table-cell table:formula="of:=IF([$DataEntry.F120]=&quot;&quot;;&quot;&quot;;[$DataEntry.F120])">
            <text:p/>
          </table:table-cell>
          <table:table-cell table:formula="of:=IF([$DataEntry.G120]=&quot;&quot;;&quot;&quot;;[$DataEntry.G120])">
            <text:p/>
          </table:table-cell>
          <table:table-cell table:formula="of:=IF([$DataEntry.H120]=&quot;&quot;;&quot;&quot;;[$DataEntry.H120])">
            <text:p/>
          </table:table-cell>
          <table:table-cell table:formula="of:=IF([$DataEntry.I120]=&quot;&quot;;&quot;&quot;;[$DataEntry.I120])">
            <text:p/>
          </table:table-cell>
          <table:table-cell table:formula="of:=IF([$DataEntry.C120]=&quot;&quot;;&quot;&quot;;[$DataEntry.C120])">
            <text:p/>
          </table:table-cell>
          <table:table-cell table:formula="of:=&quot;&quot;">
            <text:p/>
          </table:table-cell>
          <table:table-cell table:formula="of:=IF([$DataEntry.D120]=&quot;&quot;;&quot;&quot;;[$DataEntry.D12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20]=&quot;&quot;;&quot;&quot;;[$DataEntry.N120])">
            <text:p/>
          </table:table-cell>
          <table:table-cell table:formula="of:=IF([$DataEntry.O120]=&quot;&quot;;&quot;&quot;;[$DataEntry.O120])">
            <text:p/>
          </table:table-cell>
          <table:table-cell table:formula="of:=IF([$DataEntry.P120]=&quot;&quot;;&quot;&quot;;[$DataEntry.P120])">
            <text:p/>
          </table:table-cell>
          <table:table-cell table:number-columns-repeated="48"/>
        </table:table-row>
        <table:table-row table:style-name="ro1">
          <table:table-cell table:formula="of:=IF([$DataEntry.A121]=&quot;&quot;;&quot;&quot;;[$DataEntry.A121])">
            <text:p/>
          </table:table-cell>
          <table:table-cell table:formula="of:=&quot;&quot;">
            <text:p/>
          </table:table-cell>
          <table:table-cell table:formula="of:=IF([$DataEntry.B121]=&quot;&quot;;&quot;&quot;;[$DataEntry.B121])">
            <text:p/>
          </table:table-cell>
          <table:table-cell table:formula="of:=IF([$DataEntry.E121]=&quot;&quot;;&quot;&quot;;[$DataEntry.E121])">
            <text:p/>
          </table:table-cell>
          <table:table-cell table:formula="of:=IF([$DataEntry.F121]=&quot;&quot;;&quot;&quot;;[$DataEntry.F121])">
            <text:p/>
          </table:table-cell>
          <table:table-cell table:formula="of:=IF([$DataEntry.G121]=&quot;&quot;;&quot;&quot;;[$DataEntry.G121])">
            <text:p/>
          </table:table-cell>
          <table:table-cell table:formula="of:=IF([$DataEntry.H121]=&quot;&quot;;&quot;&quot;;[$DataEntry.H121])">
            <text:p/>
          </table:table-cell>
          <table:table-cell table:formula="of:=IF([$DataEntry.I121]=&quot;&quot;;&quot;&quot;;[$DataEntry.I121])">
            <text:p/>
          </table:table-cell>
          <table:table-cell table:formula="of:=IF([$DataEntry.C121]=&quot;&quot;;&quot;&quot;;[$DataEntry.C121])">
            <text:p/>
          </table:table-cell>
          <table:table-cell table:formula="of:=&quot;&quot;">
            <text:p/>
          </table:table-cell>
          <table:table-cell table:formula="of:=IF([$DataEntry.D121]=&quot;&quot;;&quot;&quot;;[$DataEntry.D12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21]=&quot;&quot;;&quot;&quot;;[$DataEntry.N121])">
            <text:p/>
          </table:table-cell>
          <table:table-cell table:formula="of:=IF([$DataEntry.O121]=&quot;&quot;;&quot;&quot;;[$DataEntry.O121])">
            <text:p/>
          </table:table-cell>
          <table:table-cell table:formula="of:=IF([$DataEntry.P121]=&quot;&quot;;&quot;&quot;;[$DataEntry.P121])">
            <text:p/>
          </table:table-cell>
          <table:table-cell table:number-columns-repeated="48"/>
        </table:table-row>
        <table:table-row table:style-name="ro1">
          <table:table-cell table:formula="of:=IF([$DataEntry.A122]=&quot;&quot;;&quot;&quot;;[$DataEntry.A122])">
            <text:p/>
          </table:table-cell>
          <table:table-cell table:formula="of:=&quot;&quot;">
            <text:p/>
          </table:table-cell>
          <table:table-cell table:style-name="ce4" table:formula="of:=IF([$DataEntry.B122]=&quot;&quot;;&quot;&quot;;[$DataEntry.B122])">
            <text:p/>
          </table:table-cell>
          <table:table-cell table:formula="of:=IF([$DataEntry.E122]=&quot;&quot;;&quot;&quot;;[$DataEntry.E122])">
            <text:p/>
          </table:table-cell>
          <table:table-cell table:formula="of:=IF([$DataEntry.F122]=&quot;&quot;;&quot;&quot;;[$DataEntry.F122])">
            <text:p/>
          </table:table-cell>
          <table:table-cell table:formula="of:=IF([$DataEntry.G122]=&quot;&quot;;&quot;&quot;;[$DataEntry.G122])">
            <text:p/>
          </table:table-cell>
          <table:table-cell table:formula="of:=IF([$DataEntry.H122]=&quot;&quot;;&quot;&quot;;[$DataEntry.H122])">
            <text:p/>
          </table:table-cell>
          <table:table-cell table:formula="of:=IF([$DataEntry.I122]=&quot;&quot;;&quot;&quot;;[$DataEntry.I122])">
            <text:p/>
          </table:table-cell>
          <table:table-cell table:formula="of:=IF([$DataEntry.C122]=&quot;&quot;;&quot;&quot;;[$DataEntry.C122])">
            <text:p/>
          </table:table-cell>
          <table:table-cell table:formula="of:=&quot;&quot;">
            <text:p/>
          </table:table-cell>
          <table:table-cell table:formula="of:=IF([$DataEntry.D122]=&quot;&quot;;&quot;&quot;;[$DataEntry.D12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22]=&quot;&quot;;&quot;&quot;;[$DataEntry.N122])">
            <text:p/>
          </table:table-cell>
          <table:table-cell table:formula="of:=IF([$DataEntry.O122]=&quot;&quot;;&quot;&quot;;[$DataEntry.O122])">
            <text:p/>
          </table:table-cell>
          <table:table-cell table:formula="of:=IF([$DataEntry.P122]=&quot;&quot;;&quot;&quot;;[$DataEntry.P122])">
            <text:p/>
          </table:table-cell>
          <table:table-cell table:number-columns-repeated="48"/>
        </table:table-row>
        <table:table-row table:style-name="ro1">
          <table:table-cell table:formula="of:=IF([$DataEntry.A123]=&quot;&quot;;&quot;&quot;;[$DataEntry.A123])">
            <text:p/>
          </table:table-cell>
          <table:table-cell table:formula="of:=&quot;&quot;">
            <text:p/>
          </table:table-cell>
          <table:table-cell table:formula="of:=IF([$DataEntry.B123]=&quot;&quot;;&quot;&quot;;[$DataEntry.B123])">
            <text:p/>
          </table:table-cell>
          <table:table-cell table:formula="of:=IF([$DataEntry.E123]=&quot;&quot;;&quot;&quot;;[$DataEntry.E123])">
            <text:p/>
          </table:table-cell>
          <table:table-cell table:formula="of:=IF([$DataEntry.F123]=&quot;&quot;;&quot;&quot;;[$DataEntry.F123])">
            <text:p/>
          </table:table-cell>
          <table:table-cell table:formula="of:=IF([$DataEntry.G123]=&quot;&quot;;&quot;&quot;;[$DataEntry.G123])">
            <text:p/>
          </table:table-cell>
          <table:table-cell table:formula="of:=IF([$DataEntry.H123]=&quot;&quot;;&quot;&quot;;[$DataEntry.H123])">
            <text:p/>
          </table:table-cell>
          <table:table-cell table:formula="of:=IF([$DataEntry.I123]=&quot;&quot;;&quot;&quot;;[$DataEntry.I123])">
            <text:p/>
          </table:table-cell>
          <table:table-cell table:formula="of:=IF([$DataEntry.C123]=&quot;&quot;;&quot;&quot;;[$DataEntry.C123])">
            <text:p/>
          </table:table-cell>
          <table:table-cell table:formula="of:=&quot;&quot;">
            <text:p/>
          </table:table-cell>
          <table:table-cell table:formula="of:=IF([$DataEntry.D123]=&quot;&quot;;&quot;&quot;;[$DataEntry.D12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23]=&quot;&quot;;&quot;&quot;;[$DataEntry.N123])">
            <text:p/>
          </table:table-cell>
          <table:table-cell table:formula="of:=IF([$DataEntry.O123]=&quot;&quot;;&quot;&quot;;[$DataEntry.O123])">
            <text:p/>
          </table:table-cell>
          <table:table-cell table:formula="of:=IF([$DataEntry.P123]=&quot;&quot;;&quot;&quot;;[$DataEntry.P123])">
            <text:p/>
          </table:table-cell>
          <table:table-cell table:number-columns-repeated="48"/>
        </table:table-row>
        <table:table-row table:style-name="ro1">
          <table:table-cell table:formula="of:=IF([$DataEntry.A124]=&quot;&quot;;&quot;&quot;;[$DataEntry.A124])">
            <text:p/>
          </table:table-cell>
          <table:table-cell table:formula="of:=&quot;&quot;">
            <text:p/>
          </table:table-cell>
          <table:table-cell table:style-name="ce4" table:formula="of:=IF([$DataEntry.B124]=&quot;&quot;;&quot;&quot;;[$DataEntry.B124])">
            <text:p/>
          </table:table-cell>
          <table:table-cell table:formula="of:=IF([$DataEntry.E124]=&quot;&quot;;&quot;&quot;;[$DataEntry.E124])">
            <text:p/>
          </table:table-cell>
          <table:table-cell table:formula="of:=IF([$DataEntry.F124]=&quot;&quot;;&quot;&quot;;[$DataEntry.F124])">
            <text:p/>
          </table:table-cell>
          <table:table-cell table:formula="of:=IF([$DataEntry.G124]=&quot;&quot;;&quot;&quot;;[$DataEntry.G124])">
            <text:p/>
          </table:table-cell>
          <table:table-cell table:formula="of:=IF([$DataEntry.H124]=&quot;&quot;;&quot;&quot;;[$DataEntry.H124])">
            <text:p/>
          </table:table-cell>
          <table:table-cell table:formula="of:=IF([$DataEntry.I124]=&quot;&quot;;&quot;&quot;;[$DataEntry.I124])">
            <text:p/>
          </table:table-cell>
          <table:table-cell table:formula="of:=IF([$DataEntry.C124]=&quot;&quot;;&quot;&quot;;[$DataEntry.C124])">
            <text:p/>
          </table:table-cell>
          <table:table-cell table:formula="of:=&quot;&quot;">
            <text:p/>
          </table:table-cell>
          <table:table-cell table:formula="of:=IF([$DataEntry.D124]=&quot;&quot;;&quot;&quot;;[$DataEntry.D12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24]=&quot;&quot;;&quot;&quot;;[$DataEntry.N124])">
            <text:p/>
          </table:table-cell>
          <table:table-cell table:formula="of:=IF([$DataEntry.O124]=&quot;&quot;;&quot;&quot;;[$DataEntry.O124])">
            <text:p/>
          </table:table-cell>
          <table:table-cell table:formula="of:=IF([$DataEntry.P124]=&quot;&quot;;&quot;&quot;;[$DataEntry.P124])">
            <text:p/>
          </table:table-cell>
          <table:table-cell table:number-columns-repeated="48"/>
        </table:table-row>
        <table:table-row table:style-name="ro1">
          <table:table-cell table:formula="of:=IF([$DataEntry.A125]=&quot;&quot;;&quot;&quot;;[$DataEntry.A125])">
            <text:p/>
          </table:table-cell>
          <table:table-cell table:formula="of:=&quot;&quot;">
            <text:p/>
          </table:table-cell>
          <table:table-cell table:formula="of:=IF([$DataEntry.B125]=&quot;&quot;;&quot;&quot;;[$DataEntry.B125])">
            <text:p/>
          </table:table-cell>
          <table:table-cell table:formula="of:=IF([$DataEntry.E125]=&quot;&quot;;&quot;&quot;;[$DataEntry.E125])">
            <text:p/>
          </table:table-cell>
          <table:table-cell table:formula="of:=IF([$DataEntry.F125]=&quot;&quot;;&quot;&quot;;[$DataEntry.F125])">
            <text:p/>
          </table:table-cell>
          <table:table-cell table:formula="of:=IF([$DataEntry.G125]=&quot;&quot;;&quot;&quot;;[$DataEntry.G125])">
            <text:p/>
          </table:table-cell>
          <table:table-cell table:formula="of:=IF([$DataEntry.H125]=&quot;&quot;;&quot;&quot;;[$DataEntry.H125])">
            <text:p/>
          </table:table-cell>
          <table:table-cell table:formula="of:=IF([$DataEntry.I125]=&quot;&quot;;&quot;&quot;;[$DataEntry.I125])">
            <text:p/>
          </table:table-cell>
          <table:table-cell table:formula="of:=IF([$DataEntry.C125]=&quot;&quot;;&quot;&quot;;[$DataEntry.C125])">
            <text:p/>
          </table:table-cell>
          <table:table-cell table:formula="of:=&quot;&quot;">
            <text:p/>
          </table:table-cell>
          <table:table-cell table:formula="of:=IF([$DataEntry.D125]=&quot;&quot;;&quot;&quot;;[$DataEntry.D12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25]=&quot;&quot;;&quot;&quot;;[$DataEntry.N125])">
            <text:p/>
          </table:table-cell>
          <table:table-cell table:formula="of:=IF([$DataEntry.O125]=&quot;&quot;;&quot;&quot;;[$DataEntry.O125])">
            <text:p/>
          </table:table-cell>
          <table:table-cell table:formula="of:=IF([$DataEntry.P125]=&quot;&quot;;&quot;&quot;;[$DataEntry.P125])">
            <text:p/>
          </table:table-cell>
          <table:table-cell table:number-columns-repeated="48"/>
        </table:table-row>
        <table:table-row table:style-name="ro1">
          <table:table-cell table:formula="of:=IF([$DataEntry.A126]=&quot;&quot;;&quot;&quot;;[$DataEntry.A126])">
            <text:p/>
          </table:table-cell>
          <table:table-cell table:formula="of:=&quot;&quot;">
            <text:p/>
          </table:table-cell>
          <table:table-cell table:style-name="ce4" table:formula="of:=IF([$DataEntry.B126]=&quot;&quot;;&quot;&quot;;[$DataEntry.B126])">
            <text:p/>
          </table:table-cell>
          <table:table-cell table:formula="of:=IF([$DataEntry.E126]=&quot;&quot;;&quot;&quot;;[$DataEntry.E126])">
            <text:p/>
          </table:table-cell>
          <table:table-cell table:formula="of:=IF([$DataEntry.F126]=&quot;&quot;;&quot;&quot;;[$DataEntry.F126])">
            <text:p/>
          </table:table-cell>
          <table:table-cell table:formula="of:=IF([$DataEntry.G126]=&quot;&quot;;&quot;&quot;;[$DataEntry.G126])">
            <text:p/>
          </table:table-cell>
          <table:table-cell table:formula="of:=IF([$DataEntry.H126]=&quot;&quot;;&quot;&quot;;[$DataEntry.H126])">
            <text:p/>
          </table:table-cell>
          <table:table-cell table:formula="of:=IF([$DataEntry.I126]=&quot;&quot;;&quot;&quot;;[$DataEntry.I126])">
            <text:p/>
          </table:table-cell>
          <table:table-cell table:formula="of:=IF([$DataEntry.C126]=&quot;&quot;;&quot;&quot;;[$DataEntry.C126])">
            <text:p/>
          </table:table-cell>
          <table:table-cell table:formula="of:=&quot;&quot;">
            <text:p/>
          </table:table-cell>
          <table:table-cell table:formula="of:=IF([$DataEntry.D126]=&quot;&quot;;&quot;&quot;;[$DataEntry.D12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26]=&quot;&quot;;&quot;&quot;;[$DataEntry.N126])">
            <text:p/>
          </table:table-cell>
          <table:table-cell table:formula="of:=IF([$DataEntry.O126]=&quot;&quot;;&quot;&quot;;[$DataEntry.O126])">
            <text:p/>
          </table:table-cell>
          <table:table-cell table:formula="of:=IF([$DataEntry.P126]=&quot;&quot;;&quot;&quot;;[$DataEntry.P126])">
            <text:p/>
          </table:table-cell>
          <table:table-cell table:number-columns-repeated="48"/>
        </table:table-row>
        <table:table-row table:style-name="ro1">
          <table:table-cell table:formula="of:=IF([$DataEntry.A127]=&quot;&quot;;&quot;&quot;;[$DataEntry.A127])">
            <text:p/>
          </table:table-cell>
          <table:table-cell table:formula="of:=&quot;&quot;">
            <text:p/>
          </table:table-cell>
          <table:table-cell table:formula="of:=IF([$DataEntry.B127]=&quot;&quot;;&quot;&quot;;[$DataEntry.B127])">
            <text:p/>
          </table:table-cell>
          <table:table-cell table:formula="of:=IF([$DataEntry.E127]=&quot;&quot;;&quot;&quot;;[$DataEntry.E127])">
            <text:p/>
          </table:table-cell>
          <table:table-cell table:formula="of:=IF([$DataEntry.F127]=&quot;&quot;;&quot;&quot;;[$DataEntry.F127])">
            <text:p/>
          </table:table-cell>
          <table:table-cell table:formula="of:=IF([$DataEntry.G127]=&quot;&quot;;&quot;&quot;;[$DataEntry.G127])">
            <text:p/>
          </table:table-cell>
          <table:table-cell table:formula="of:=IF([$DataEntry.H127]=&quot;&quot;;&quot;&quot;;[$DataEntry.H127])">
            <text:p/>
          </table:table-cell>
          <table:table-cell table:formula="of:=IF([$DataEntry.I127]=&quot;&quot;;&quot;&quot;;[$DataEntry.I127])">
            <text:p/>
          </table:table-cell>
          <table:table-cell table:formula="of:=IF([$DataEntry.C127]=&quot;&quot;;&quot;&quot;;[$DataEntry.C127])">
            <text:p/>
          </table:table-cell>
          <table:table-cell table:formula="of:=&quot;&quot;">
            <text:p/>
          </table:table-cell>
          <table:table-cell table:formula="of:=IF([$DataEntry.D127]=&quot;&quot;;&quot;&quot;;[$DataEntry.D12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27]=&quot;&quot;;&quot;&quot;;[$DataEntry.N127])">
            <text:p/>
          </table:table-cell>
          <table:table-cell table:formula="of:=IF([$DataEntry.O127]=&quot;&quot;;&quot;&quot;;[$DataEntry.O127])">
            <text:p/>
          </table:table-cell>
          <table:table-cell table:formula="of:=IF([$DataEntry.P127]=&quot;&quot;;&quot;&quot;;[$DataEntry.P127])">
            <text:p/>
          </table:table-cell>
          <table:table-cell table:number-columns-repeated="48"/>
        </table:table-row>
        <table:table-row table:style-name="ro1">
          <table:table-cell table:formula="of:=IF([$DataEntry.A128]=&quot;&quot;;&quot;&quot;;[$DataEntry.A128])">
            <text:p/>
          </table:table-cell>
          <table:table-cell table:formula="of:=&quot;&quot;">
            <text:p/>
          </table:table-cell>
          <table:table-cell table:style-name="ce4" table:formula="of:=IF([$DataEntry.B128]=&quot;&quot;;&quot;&quot;;[$DataEntry.B128])">
            <text:p/>
          </table:table-cell>
          <table:table-cell table:formula="of:=IF([$DataEntry.E128]=&quot;&quot;;&quot;&quot;;[$DataEntry.E128])">
            <text:p/>
          </table:table-cell>
          <table:table-cell table:formula="of:=IF([$DataEntry.F128]=&quot;&quot;;&quot;&quot;;[$DataEntry.F128])">
            <text:p/>
          </table:table-cell>
          <table:table-cell table:formula="of:=IF([$DataEntry.G128]=&quot;&quot;;&quot;&quot;;[$DataEntry.G128])">
            <text:p/>
          </table:table-cell>
          <table:table-cell table:formula="of:=IF([$DataEntry.H128]=&quot;&quot;;&quot;&quot;;[$DataEntry.H128])">
            <text:p/>
          </table:table-cell>
          <table:table-cell table:formula="of:=IF([$DataEntry.I128]=&quot;&quot;;&quot;&quot;;[$DataEntry.I128])">
            <text:p/>
          </table:table-cell>
          <table:table-cell table:formula="of:=IF([$DataEntry.C128]=&quot;&quot;;&quot;&quot;;[$DataEntry.C128])">
            <text:p/>
          </table:table-cell>
          <table:table-cell table:formula="of:=&quot;&quot;">
            <text:p/>
          </table:table-cell>
          <table:table-cell table:formula="of:=IF([$DataEntry.D128]=&quot;&quot;;&quot;&quot;;[$DataEntry.D12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28]=&quot;&quot;;&quot;&quot;;[$DataEntry.N128])">
            <text:p/>
          </table:table-cell>
          <table:table-cell table:formula="of:=IF([$DataEntry.O128]=&quot;&quot;;&quot;&quot;;[$DataEntry.O128])">
            <text:p/>
          </table:table-cell>
          <table:table-cell table:formula="of:=IF([$DataEntry.P128]=&quot;&quot;;&quot;&quot;;[$DataEntry.P128])">
            <text:p/>
          </table:table-cell>
          <table:table-cell table:number-columns-repeated="48"/>
        </table:table-row>
        <table:table-row table:style-name="ro1">
          <table:table-cell table:formula="of:=IF([$DataEntry.A129]=&quot;&quot;;&quot;&quot;;[$DataEntry.A129])">
            <text:p/>
          </table:table-cell>
          <table:table-cell table:formula="of:=&quot;&quot;">
            <text:p/>
          </table:table-cell>
          <table:table-cell table:formula="of:=IF([$DataEntry.B129]=&quot;&quot;;&quot;&quot;;[$DataEntry.B129])">
            <text:p/>
          </table:table-cell>
          <table:table-cell table:formula="of:=IF([$DataEntry.E129]=&quot;&quot;;&quot;&quot;;[$DataEntry.E129])">
            <text:p/>
          </table:table-cell>
          <table:table-cell table:formula="of:=IF([$DataEntry.F129]=&quot;&quot;;&quot;&quot;;[$DataEntry.F129])">
            <text:p/>
          </table:table-cell>
          <table:table-cell table:formula="of:=IF([$DataEntry.G129]=&quot;&quot;;&quot;&quot;;[$DataEntry.G129])">
            <text:p/>
          </table:table-cell>
          <table:table-cell table:formula="of:=IF([$DataEntry.H129]=&quot;&quot;;&quot;&quot;;[$DataEntry.H129])">
            <text:p/>
          </table:table-cell>
          <table:table-cell table:formula="of:=IF([$DataEntry.I129]=&quot;&quot;;&quot;&quot;;[$DataEntry.I129])">
            <text:p/>
          </table:table-cell>
          <table:table-cell table:formula="of:=IF([$DataEntry.C129]=&quot;&quot;;&quot;&quot;;[$DataEntry.C129])">
            <text:p/>
          </table:table-cell>
          <table:table-cell table:formula="of:=&quot;&quot;">
            <text:p/>
          </table:table-cell>
          <table:table-cell table:formula="of:=IF([$DataEntry.D129]=&quot;&quot;;&quot;&quot;;[$DataEntry.D12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29]=&quot;&quot;;&quot;&quot;;[$DataEntry.N129])">
            <text:p/>
          </table:table-cell>
          <table:table-cell table:formula="of:=IF([$DataEntry.O129]=&quot;&quot;;&quot;&quot;;[$DataEntry.O129])">
            <text:p/>
          </table:table-cell>
          <table:table-cell table:formula="of:=IF([$DataEntry.P129]=&quot;&quot;;&quot;&quot;;[$DataEntry.P129])">
            <text:p/>
          </table:table-cell>
          <table:table-cell table:number-columns-repeated="48"/>
        </table:table-row>
        <table:table-row table:style-name="ro1">
          <table:table-cell table:formula="of:=IF([$DataEntry.A130]=&quot;&quot;;&quot;&quot;;[$DataEntry.A130])">
            <text:p/>
          </table:table-cell>
          <table:table-cell table:formula="of:=&quot;&quot;">
            <text:p/>
          </table:table-cell>
          <table:table-cell table:style-name="ce4" table:formula="of:=IF([$DataEntry.B130]=&quot;&quot;;&quot;&quot;;[$DataEntry.B130])">
            <text:p/>
          </table:table-cell>
          <table:table-cell table:formula="of:=IF([$DataEntry.E130]=&quot;&quot;;&quot;&quot;;[$DataEntry.E130])">
            <text:p/>
          </table:table-cell>
          <table:table-cell table:formula="of:=IF([$DataEntry.F130]=&quot;&quot;;&quot;&quot;;[$DataEntry.F130])">
            <text:p/>
          </table:table-cell>
          <table:table-cell table:formula="of:=IF([$DataEntry.G130]=&quot;&quot;;&quot;&quot;;[$DataEntry.G130])">
            <text:p/>
          </table:table-cell>
          <table:table-cell table:formula="of:=IF([$DataEntry.H130]=&quot;&quot;;&quot;&quot;;[$DataEntry.H130])">
            <text:p/>
          </table:table-cell>
          <table:table-cell table:formula="of:=IF([$DataEntry.I130]=&quot;&quot;;&quot;&quot;;[$DataEntry.I130])">
            <text:p/>
          </table:table-cell>
          <table:table-cell table:formula="of:=IF([$DataEntry.C130]=&quot;&quot;;&quot;&quot;;[$DataEntry.C130])">
            <text:p/>
          </table:table-cell>
          <table:table-cell table:formula="of:=&quot;&quot;">
            <text:p/>
          </table:table-cell>
          <table:table-cell table:formula="of:=IF([$DataEntry.D130]=&quot;&quot;;&quot;&quot;;[$DataEntry.D13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30]=&quot;&quot;;&quot;&quot;;[$DataEntry.N130])">
            <text:p/>
          </table:table-cell>
          <table:table-cell table:formula="of:=IF([$DataEntry.O130]=&quot;&quot;;&quot;&quot;;[$DataEntry.O130])">
            <text:p/>
          </table:table-cell>
          <table:table-cell table:formula="of:=IF([$DataEntry.P130]=&quot;&quot;;&quot;&quot;;[$DataEntry.P130])">
            <text:p/>
          </table:table-cell>
          <table:table-cell table:number-columns-repeated="48"/>
        </table:table-row>
        <table:table-row table:style-name="ro1">
          <table:table-cell table:formula="of:=IF([$DataEntry.A131]=&quot;&quot;;&quot;&quot;;[$DataEntry.A131])">
            <text:p/>
          </table:table-cell>
          <table:table-cell table:formula="of:=&quot;&quot;">
            <text:p/>
          </table:table-cell>
          <table:table-cell table:formula="of:=IF([$DataEntry.B131]=&quot;&quot;;&quot;&quot;;[$DataEntry.B131])">
            <text:p/>
          </table:table-cell>
          <table:table-cell table:formula="of:=IF([$DataEntry.E131]=&quot;&quot;;&quot;&quot;;[$DataEntry.E131])">
            <text:p/>
          </table:table-cell>
          <table:table-cell table:formula="of:=IF([$DataEntry.F131]=&quot;&quot;;&quot;&quot;;[$DataEntry.F131])">
            <text:p/>
          </table:table-cell>
          <table:table-cell table:formula="of:=IF([$DataEntry.G131]=&quot;&quot;;&quot;&quot;;[$DataEntry.G131])">
            <text:p/>
          </table:table-cell>
          <table:table-cell table:formula="of:=IF([$DataEntry.H131]=&quot;&quot;;&quot;&quot;;[$DataEntry.H131])">
            <text:p/>
          </table:table-cell>
          <table:table-cell table:formula="of:=IF([$DataEntry.I131]=&quot;&quot;;&quot;&quot;;[$DataEntry.I131])">
            <text:p/>
          </table:table-cell>
          <table:table-cell table:formula="of:=IF([$DataEntry.C131]=&quot;&quot;;&quot;&quot;;[$DataEntry.C131])">
            <text:p/>
          </table:table-cell>
          <table:table-cell table:formula="of:=&quot;&quot;">
            <text:p/>
          </table:table-cell>
          <table:table-cell table:formula="of:=IF([$DataEntry.D131]=&quot;&quot;;&quot;&quot;;[$DataEntry.D13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31]=&quot;&quot;;&quot;&quot;;[$DataEntry.N131])">
            <text:p/>
          </table:table-cell>
          <table:table-cell table:formula="of:=IF([$DataEntry.O131]=&quot;&quot;;&quot;&quot;;[$DataEntry.O131])">
            <text:p/>
          </table:table-cell>
          <table:table-cell table:formula="of:=IF([$DataEntry.P131]=&quot;&quot;;&quot;&quot;;[$DataEntry.P131])">
            <text:p/>
          </table:table-cell>
          <table:table-cell table:number-columns-repeated="48"/>
        </table:table-row>
        <table:table-row table:style-name="ro1">
          <table:table-cell table:formula="of:=IF([$DataEntry.A132]=&quot;&quot;;&quot;&quot;;[$DataEntry.A132])">
            <text:p/>
          </table:table-cell>
          <table:table-cell table:formula="of:=&quot;&quot;">
            <text:p/>
          </table:table-cell>
          <table:table-cell table:formula="of:=IF([$DataEntry.B132]=&quot;&quot;;&quot;&quot;;[$DataEntry.B132])">
            <text:p/>
          </table:table-cell>
          <table:table-cell table:formula="of:=IF([$DataEntry.E132]=&quot;&quot;;&quot;&quot;;[$DataEntry.E132])">
            <text:p/>
          </table:table-cell>
          <table:table-cell table:formula="of:=IF([$DataEntry.F132]=&quot;&quot;;&quot;&quot;;[$DataEntry.F132])">
            <text:p/>
          </table:table-cell>
          <table:table-cell table:formula="of:=IF([$DataEntry.G132]=&quot;&quot;;&quot;&quot;;[$DataEntry.G132])">
            <text:p/>
          </table:table-cell>
          <table:table-cell table:formula="of:=IF([$DataEntry.H132]=&quot;&quot;;&quot;&quot;;[$DataEntry.H132])">
            <text:p/>
          </table:table-cell>
          <table:table-cell table:formula="of:=IF([$DataEntry.I132]=&quot;&quot;;&quot;&quot;;[$DataEntry.I132])">
            <text:p/>
          </table:table-cell>
          <table:table-cell table:formula="of:=IF([$DataEntry.C132]=&quot;&quot;;&quot;&quot;;[$DataEntry.C132])">
            <text:p/>
          </table:table-cell>
          <table:table-cell table:formula="of:=&quot;&quot;">
            <text:p/>
          </table:table-cell>
          <table:table-cell table:formula="of:=IF([$DataEntry.D132]=&quot;&quot;;&quot;&quot;;[$DataEntry.D13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32]=&quot;&quot;;&quot;&quot;;[$DataEntry.N132])">
            <text:p/>
          </table:table-cell>
          <table:table-cell table:formula="of:=IF([$DataEntry.O132]=&quot;&quot;;&quot;&quot;;[$DataEntry.O132])">
            <text:p/>
          </table:table-cell>
          <table:table-cell table:formula="of:=IF([$DataEntry.P132]=&quot;&quot;;&quot;&quot;;[$DataEntry.P132])">
            <text:p/>
          </table:table-cell>
          <table:table-cell table:number-columns-repeated="48"/>
        </table:table-row>
        <table:table-row table:style-name="ro1">
          <table:table-cell table:formula="of:=IF([$DataEntry.A133]=&quot;&quot;;&quot;&quot;;[$DataEntry.A133])">
            <text:p/>
          </table:table-cell>
          <table:table-cell table:formula="of:=&quot;&quot;">
            <text:p/>
          </table:table-cell>
          <table:table-cell table:formula="of:=IF([$DataEntry.B133]=&quot;&quot;;&quot;&quot;;[$DataEntry.B133])">
            <text:p/>
          </table:table-cell>
          <table:table-cell table:formula="of:=IF([$DataEntry.E133]=&quot;&quot;;&quot;&quot;;[$DataEntry.E133])">
            <text:p/>
          </table:table-cell>
          <table:table-cell table:formula="of:=IF([$DataEntry.F133]=&quot;&quot;;&quot;&quot;;[$DataEntry.F133])">
            <text:p/>
          </table:table-cell>
          <table:table-cell table:formula="of:=IF([$DataEntry.G133]=&quot;&quot;;&quot;&quot;;[$DataEntry.G133])">
            <text:p/>
          </table:table-cell>
          <table:table-cell table:formula="of:=IF([$DataEntry.H133]=&quot;&quot;;&quot;&quot;;[$DataEntry.H133])">
            <text:p/>
          </table:table-cell>
          <table:table-cell table:formula="of:=IF([$DataEntry.I133]=&quot;&quot;;&quot;&quot;;[$DataEntry.I133])">
            <text:p/>
          </table:table-cell>
          <table:table-cell table:formula="of:=IF([$DataEntry.C133]=&quot;&quot;;&quot;&quot;;[$DataEntry.C133])">
            <text:p/>
          </table:table-cell>
          <table:table-cell table:formula="of:=&quot;&quot;">
            <text:p/>
          </table:table-cell>
          <table:table-cell table:formula="of:=IF([$DataEntry.D133]=&quot;&quot;;&quot;&quot;;[$DataEntry.D13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33]=&quot;&quot;;&quot;&quot;;[$DataEntry.N133])">
            <text:p/>
          </table:table-cell>
          <table:table-cell table:formula="of:=IF([$DataEntry.O133]=&quot;&quot;;&quot;&quot;;[$DataEntry.O133])">
            <text:p/>
          </table:table-cell>
          <table:table-cell table:formula="of:=IF([$DataEntry.P133]=&quot;&quot;;&quot;&quot;;[$DataEntry.P133])">
            <text:p/>
          </table:table-cell>
          <table:table-cell table:number-columns-repeated="48"/>
        </table:table-row>
        <table:table-row table:style-name="ro1">
          <table:table-cell table:formula="of:=IF([$DataEntry.A134]=&quot;&quot;;&quot;&quot;;[$DataEntry.A134])">
            <text:p/>
          </table:table-cell>
          <table:table-cell table:formula="of:=&quot;&quot;">
            <text:p/>
          </table:table-cell>
          <table:table-cell table:formula="of:=IF([$DataEntry.B134]=&quot;&quot;;&quot;&quot;;[$DataEntry.B134])">
            <text:p/>
          </table:table-cell>
          <table:table-cell table:formula="of:=IF([$DataEntry.E134]=&quot;&quot;;&quot;&quot;;[$DataEntry.E134])">
            <text:p/>
          </table:table-cell>
          <table:table-cell table:formula="of:=IF([$DataEntry.F134]=&quot;&quot;;&quot;&quot;;[$DataEntry.F134])">
            <text:p/>
          </table:table-cell>
          <table:table-cell table:formula="of:=IF([$DataEntry.G134]=&quot;&quot;;&quot;&quot;;[$DataEntry.G134])">
            <text:p/>
          </table:table-cell>
          <table:table-cell table:formula="of:=IF([$DataEntry.H134]=&quot;&quot;;&quot;&quot;;[$DataEntry.H134])">
            <text:p/>
          </table:table-cell>
          <table:table-cell table:formula="of:=IF([$DataEntry.I134]=&quot;&quot;;&quot;&quot;;[$DataEntry.I134])">
            <text:p/>
          </table:table-cell>
          <table:table-cell table:formula="of:=IF([$DataEntry.C134]=&quot;&quot;;&quot;&quot;;[$DataEntry.C134])">
            <text:p/>
          </table:table-cell>
          <table:table-cell table:formula="of:=&quot;&quot;">
            <text:p/>
          </table:table-cell>
          <table:table-cell table:formula="of:=IF([$DataEntry.D134]=&quot;&quot;;&quot;&quot;;[$DataEntry.D13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34]=&quot;&quot;;&quot;&quot;;[$DataEntry.N134])">
            <text:p/>
          </table:table-cell>
          <table:table-cell table:formula="of:=IF([$DataEntry.O134]=&quot;&quot;;&quot;&quot;;[$DataEntry.O134])">
            <text:p/>
          </table:table-cell>
          <table:table-cell table:formula="of:=IF([$DataEntry.P134]=&quot;&quot;;&quot;&quot;;[$DataEntry.P134])">
            <text:p/>
          </table:table-cell>
          <table:table-cell table:number-columns-repeated="48"/>
        </table:table-row>
        <table:table-row table:style-name="ro1">
          <table:table-cell table:formula="of:=IF([$DataEntry.A135]=&quot;&quot;;&quot;&quot;;[$DataEntry.A135])">
            <text:p/>
          </table:table-cell>
          <table:table-cell table:formula="of:=&quot;&quot;">
            <text:p/>
          </table:table-cell>
          <table:table-cell table:formula="of:=IF([$DataEntry.B135]=&quot;&quot;;&quot;&quot;;[$DataEntry.B135])">
            <text:p/>
          </table:table-cell>
          <table:table-cell table:formula="of:=IF([$DataEntry.E135]=&quot;&quot;;&quot;&quot;;[$DataEntry.E135])">
            <text:p/>
          </table:table-cell>
          <table:table-cell table:formula="of:=IF([$DataEntry.F135]=&quot;&quot;;&quot;&quot;;[$DataEntry.F135])">
            <text:p/>
          </table:table-cell>
          <table:table-cell table:formula="of:=IF([$DataEntry.G135]=&quot;&quot;;&quot;&quot;;[$DataEntry.G135])">
            <text:p/>
          </table:table-cell>
          <table:table-cell table:formula="of:=IF([$DataEntry.H135]=&quot;&quot;;&quot;&quot;;[$DataEntry.H135])">
            <text:p/>
          </table:table-cell>
          <table:table-cell table:formula="of:=IF([$DataEntry.I135]=&quot;&quot;;&quot;&quot;;[$DataEntry.I135])">
            <text:p/>
          </table:table-cell>
          <table:table-cell table:formula="of:=IF([$DataEntry.C135]=&quot;&quot;;&quot;&quot;;[$DataEntry.C135])">
            <text:p/>
          </table:table-cell>
          <table:table-cell table:formula="of:=&quot;&quot;">
            <text:p/>
          </table:table-cell>
          <table:table-cell table:formula="of:=IF([$DataEntry.D135]=&quot;&quot;;&quot;&quot;;[$DataEntry.D13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35]=&quot;&quot;;&quot;&quot;;[$DataEntry.N135])">
            <text:p/>
          </table:table-cell>
          <table:table-cell table:formula="of:=IF([$DataEntry.O135]=&quot;&quot;;&quot;&quot;;[$DataEntry.O135])">
            <text:p/>
          </table:table-cell>
          <table:table-cell table:formula="of:=IF([$DataEntry.P135]=&quot;&quot;;&quot;&quot;;[$DataEntry.P135])">
            <text:p/>
          </table:table-cell>
          <table:table-cell table:number-columns-repeated="48"/>
        </table:table-row>
        <table:table-row table:style-name="ro1">
          <table:table-cell table:formula="of:=IF([$DataEntry.A136]=&quot;&quot;;&quot;&quot;;[$DataEntry.A136])">
            <text:p/>
          </table:table-cell>
          <table:table-cell table:formula="of:=&quot;&quot;">
            <text:p/>
          </table:table-cell>
          <table:table-cell table:formula="of:=IF([$DataEntry.B136]=&quot;&quot;;&quot;&quot;;[$DataEntry.B136])">
            <text:p/>
          </table:table-cell>
          <table:table-cell table:formula="of:=IF([$DataEntry.E136]=&quot;&quot;;&quot;&quot;;[$DataEntry.E136])">
            <text:p/>
          </table:table-cell>
          <table:table-cell table:formula="of:=IF([$DataEntry.F136]=&quot;&quot;;&quot;&quot;;[$DataEntry.F136])">
            <text:p/>
          </table:table-cell>
          <table:table-cell table:formula="of:=IF([$DataEntry.G136]=&quot;&quot;;&quot;&quot;;[$DataEntry.G136])">
            <text:p/>
          </table:table-cell>
          <table:table-cell table:formula="of:=IF([$DataEntry.H136]=&quot;&quot;;&quot;&quot;;[$DataEntry.H136])">
            <text:p/>
          </table:table-cell>
          <table:table-cell table:formula="of:=IF([$DataEntry.I136]=&quot;&quot;;&quot;&quot;;[$DataEntry.I136])">
            <text:p/>
          </table:table-cell>
          <table:table-cell table:formula="of:=IF([$DataEntry.C136]=&quot;&quot;;&quot;&quot;;[$DataEntry.C136])">
            <text:p/>
          </table:table-cell>
          <table:table-cell table:formula="of:=&quot;&quot;">
            <text:p/>
          </table:table-cell>
          <table:table-cell table:formula="of:=IF([$DataEntry.D136]=&quot;&quot;;&quot;&quot;;[$DataEntry.D13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36]=&quot;&quot;;&quot;&quot;;[$DataEntry.N136])">
            <text:p/>
          </table:table-cell>
          <table:table-cell table:formula="of:=IF([$DataEntry.O136]=&quot;&quot;;&quot;&quot;;[$DataEntry.O136])">
            <text:p/>
          </table:table-cell>
          <table:table-cell table:formula="of:=IF([$DataEntry.P136]=&quot;&quot;;&quot;&quot;;[$DataEntry.P136])">
            <text:p/>
          </table:table-cell>
          <table:table-cell table:number-columns-repeated="48"/>
        </table:table-row>
        <table:table-row table:style-name="ro1">
          <table:table-cell table:formula="of:=IF([$DataEntry.A137]=&quot;&quot;;&quot;&quot;;[$DataEntry.A137])">
            <text:p/>
          </table:table-cell>
          <table:table-cell table:formula="of:=&quot;&quot;">
            <text:p/>
          </table:table-cell>
          <table:table-cell table:formula="of:=IF([$DataEntry.B137]=&quot;&quot;;&quot;&quot;;[$DataEntry.B137])">
            <text:p/>
          </table:table-cell>
          <table:table-cell table:formula="of:=IF([$DataEntry.E137]=&quot;&quot;;&quot;&quot;;[$DataEntry.E137])">
            <text:p/>
          </table:table-cell>
          <table:table-cell table:formula="of:=IF([$DataEntry.F137]=&quot;&quot;;&quot;&quot;;[$DataEntry.F137])">
            <text:p/>
          </table:table-cell>
          <table:table-cell table:formula="of:=IF([$DataEntry.G137]=&quot;&quot;;&quot;&quot;;[$DataEntry.G137])">
            <text:p/>
          </table:table-cell>
          <table:table-cell table:formula="of:=IF([$DataEntry.H137]=&quot;&quot;;&quot;&quot;;[$DataEntry.H137])">
            <text:p/>
          </table:table-cell>
          <table:table-cell table:formula="of:=IF([$DataEntry.I137]=&quot;&quot;;&quot;&quot;;[$DataEntry.I137])">
            <text:p/>
          </table:table-cell>
          <table:table-cell table:formula="of:=IF([$DataEntry.C137]=&quot;&quot;;&quot;&quot;;[$DataEntry.C137])">
            <text:p/>
          </table:table-cell>
          <table:table-cell table:formula="of:=&quot;&quot;">
            <text:p/>
          </table:table-cell>
          <table:table-cell table:formula="of:=IF([$DataEntry.D137]=&quot;&quot;;&quot;&quot;;[$DataEntry.D13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37]=&quot;&quot;;&quot;&quot;;[$DataEntry.N137])">
            <text:p/>
          </table:table-cell>
          <table:table-cell table:formula="of:=IF([$DataEntry.O137]=&quot;&quot;;&quot;&quot;;[$DataEntry.O137])">
            <text:p/>
          </table:table-cell>
          <table:table-cell table:formula="of:=IF([$DataEntry.P137]=&quot;&quot;;&quot;&quot;;[$DataEntry.P137])">
            <text:p/>
          </table:table-cell>
          <table:table-cell table:number-columns-repeated="48"/>
        </table:table-row>
        <table:table-row table:style-name="ro1">
          <table:table-cell table:formula="of:=IF([$DataEntry.A138]=&quot;&quot;;&quot;&quot;;[$DataEntry.A138])">
            <text:p/>
          </table:table-cell>
          <table:table-cell table:formula="of:=&quot;&quot;">
            <text:p/>
          </table:table-cell>
          <table:table-cell table:formula="of:=IF([$DataEntry.B138]=&quot;&quot;;&quot;&quot;;[$DataEntry.B138])">
            <text:p/>
          </table:table-cell>
          <table:table-cell table:formula="of:=IF([$DataEntry.E138]=&quot;&quot;;&quot;&quot;;[$DataEntry.E138])">
            <text:p/>
          </table:table-cell>
          <table:table-cell table:formula="of:=IF([$DataEntry.F138]=&quot;&quot;;&quot;&quot;;[$DataEntry.F138])">
            <text:p/>
          </table:table-cell>
          <table:table-cell table:formula="of:=IF([$DataEntry.G138]=&quot;&quot;;&quot;&quot;;[$DataEntry.G138])">
            <text:p/>
          </table:table-cell>
          <table:table-cell table:formula="of:=IF([$DataEntry.H138]=&quot;&quot;;&quot;&quot;;[$DataEntry.H138])">
            <text:p/>
          </table:table-cell>
          <table:table-cell table:formula="of:=IF([$DataEntry.I138]=&quot;&quot;;&quot;&quot;;[$DataEntry.I138])">
            <text:p/>
          </table:table-cell>
          <table:table-cell table:formula="of:=IF([$DataEntry.C138]=&quot;&quot;;&quot;&quot;;[$DataEntry.C138])">
            <text:p/>
          </table:table-cell>
          <table:table-cell table:formula="of:=&quot;&quot;">
            <text:p/>
          </table:table-cell>
          <table:table-cell table:formula="of:=IF([$DataEntry.D138]=&quot;&quot;;&quot;&quot;;[$DataEntry.D13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38]=&quot;&quot;;&quot;&quot;;[$DataEntry.N138])">
            <text:p/>
          </table:table-cell>
          <table:table-cell table:formula="of:=IF([$DataEntry.O138]=&quot;&quot;;&quot;&quot;;[$DataEntry.O138])">
            <text:p/>
          </table:table-cell>
          <table:table-cell table:formula="of:=IF([$DataEntry.P138]=&quot;&quot;;&quot;&quot;;[$DataEntry.P138])">
            <text:p/>
          </table:table-cell>
          <table:table-cell table:number-columns-repeated="48"/>
        </table:table-row>
        <table:table-row table:style-name="ro1">
          <table:table-cell table:formula="of:=IF([$DataEntry.A139]=&quot;&quot;;&quot;&quot;;[$DataEntry.A139])">
            <text:p/>
          </table:table-cell>
          <table:table-cell table:formula="of:=&quot;&quot;">
            <text:p/>
          </table:table-cell>
          <table:table-cell table:formula="of:=IF([$DataEntry.B139]=&quot;&quot;;&quot;&quot;;[$DataEntry.B139])">
            <text:p/>
          </table:table-cell>
          <table:table-cell table:formula="of:=IF([$DataEntry.E139]=&quot;&quot;;&quot;&quot;;[$DataEntry.E139])">
            <text:p/>
          </table:table-cell>
          <table:table-cell table:formula="of:=IF([$DataEntry.F139]=&quot;&quot;;&quot;&quot;;[$DataEntry.F139])">
            <text:p/>
          </table:table-cell>
          <table:table-cell table:formula="of:=IF([$DataEntry.G139]=&quot;&quot;;&quot;&quot;;[$DataEntry.G139])">
            <text:p/>
          </table:table-cell>
          <table:table-cell table:formula="of:=IF([$DataEntry.H139]=&quot;&quot;;&quot;&quot;;[$DataEntry.H139])">
            <text:p/>
          </table:table-cell>
          <table:table-cell table:formula="of:=IF([$DataEntry.I139]=&quot;&quot;;&quot;&quot;;[$DataEntry.I139])">
            <text:p/>
          </table:table-cell>
          <table:table-cell table:formula="of:=IF([$DataEntry.C139]=&quot;&quot;;&quot;&quot;;[$DataEntry.C139])">
            <text:p/>
          </table:table-cell>
          <table:table-cell table:formula="of:=&quot;&quot;">
            <text:p/>
          </table:table-cell>
          <table:table-cell table:formula="of:=IF([$DataEntry.D139]=&quot;&quot;;&quot;&quot;;[$DataEntry.D13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39]=&quot;&quot;;&quot;&quot;;[$DataEntry.N139])">
            <text:p/>
          </table:table-cell>
          <table:table-cell table:formula="of:=IF([$DataEntry.O139]=&quot;&quot;;&quot;&quot;;[$DataEntry.O139])">
            <text:p/>
          </table:table-cell>
          <table:table-cell table:formula="of:=IF([$DataEntry.P139]=&quot;&quot;;&quot;&quot;;[$DataEntry.P139])">
            <text:p/>
          </table:table-cell>
          <table:table-cell table:number-columns-repeated="48"/>
        </table:table-row>
        <table:table-row table:style-name="ro1">
          <table:table-cell table:formula="of:=IF([$DataEntry.A140]=&quot;&quot;;&quot;&quot;;[$DataEntry.A140])">
            <text:p/>
          </table:table-cell>
          <table:table-cell table:formula="of:=&quot;&quot;">
            <text:p/>
          </table:table-cell>
          <table:table-cell table:formula="of:=IF([$DataEntry.B140]=&quot;&quot;;&quot;&quot;;[$DataEntry.B140])">
            <text:p/>
          </table:table-cell>
          <table:table-cell table:formula="of:=IF([$DataEntry.E140]=&quot;&quot;;&quot;&quot;;[$DataEntry.E140])">
            <text:p/>
          </table:table-cell>
          <table:table-cell table:formula="of:=IF([$DataEntry.F140]=&quot;&quot;;&quot;&quot;;[$DataEntry.F140])">
            <text:p/>
          </table:table-cell>
          <table:table-cell table:formula="of:=IF([$DataEntry.G140]=&quot;&quot;;&quot;&quot;;[$DataEntry.G140])">
            <text:p/>
          </table:table-cell>
          <table:table-cell table:formula="of:=IF([$DataEntry.H140]=&quot;&quot;;&quot;&quot;;[$DataEntry.H140])">
            <text:p/>
          </table:table-cell>
          <table:table-cell table:formula="of:=IF([$DataEntry.I140]=&quot;&quot;;&quot;&quot;;[$DataEntry.I140])">
            <text:p/>
          </table:table-cell>
          <table:table-cell table:formula="of:=IF([$DataEntry.C140]=&quot;&quot;;&quot;&quot;;[$DataEntry.C140])">
            <text:p/>
          </table:table-cell>
          <table:table-cell table:formula="of:=&quot;&quot;">
            <text:p/>
          </table:table-cell>
          <table:table-cell table:formula="of:=IF([$DataEntry.D140]=&quot;&quot;;&quot;&quot;;[$DataEntry.D14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40]=&quot;&quot;;&quot;&quot;;[$DataEntry.N140])">
            <text:p/>
          </table:table-cell>
          <table:table-cell table:formula="of:=IF([$DataEntry.O140]=&quot;&quot;;&quot;&quot;;[$DataEntry.O140])">
            <text:p/>
          </table:table-cell>
          <table:table-cell table:formula="of:=IF([$DataEntry.P140]=&quot;&quot;;&quot;&quot;;[$DataEntry.P140])">
            <text:p/>
          </table:table-cell>
          <table:table-cell table:number-columns-repeated="48"/>
        </table:table-row>
        <table:table-row table:style-name="ro1">
          <table:table-cell table:formula="of:=IF([$DataEntry.A141]=&quot;&quot;;&quot;&quot;;[$DataEntry.A141])">
            <text:p/>
          </table:table-cell>
          <table:table-cell table:formula="of:=&quot;&quot;">
            <text:p/>
          </table:table-cell>
          <table:table-cell table:formula="of:=IF([$DataEntry.B141]=&quot;&quot;;&quot;&quot;;[$DataEntry.B141])">
            <text:p/>
          </table:table-cell>
          <table:table-cell table:formula="of:=IF([$DataEntry.E141]=&quot;&quot;;&quot;&quot;;[$DataEntry.E141])">
            <text:p/>
          </table:table-cell>
          <table:table-cell table:formula="of:=IF([$DataEntry.F141]=&quot;&quot;;&quot;&quot;;[$DataEntry.F141])">
            <text:p/>
          </table:table-cell>
          <table:table-cell table:formula="of:=IF([$DataEntry.G141]=&quot;&quot;;&quot;&quot;;[$DataEntry.G141])">
            <text:p/>
          </table:table-cell>
          <table:table-cell table:formula="of:=IF([$DataEntry.H141]=&quot;&quot;;&quot;&quot;;[$DataEntry.H141])">
            <text:p/>
          </table:table-cell>
          <table:table-cell table:formula="of:=IF([$DataEntry.I141]=&quot;&quot;;&quot;&quot;;[$DataEntry.I141])">
            <text:p/>
          </table:table-cell>
          <table:table-cell table:formula="of:=IF([$DataEntry.C141]=&quot;&quot;;&quot;&quot;;[$DataEntry.C141])">
            <text:p/>
          </table:table-cell>
          <table:table-cell table:formula="of:=&quot;&quot;">
            <text:p/>
          </table:table-cell>
          <table:table-cell table:formula="of:=IF([$DataEntry.D141]=&quot;&quot;;&quot;&quot;;[$DataEntry.D14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41]=&quot;&quot;;&quot;&quot;;[$DataEntry.N141])">
            <text:p/>
          </table:table-cell>
          <table:table-cell table:formula="of:=IF([$DataEntry.O141]=&quot;&quot;;&quot;&quot;;[$DataEntry.O141])">
            <text:p/>
          </table:table-cell>
          <table:table-cell table:formula="of:=IF([$DataEntry.P141]=&quot;&quot;;&quot;&quot;;[$DataEntry.P141])">
            <text:p/>
          </table:table-cell>
          <table:table-cell table:number-columns-repeated="48"/>
        </table:table-row>
        <table:table-row table:style-name="ro1">
          <table:table-cell table:formula="of:=IF([$DataEntry.A142]=&quot;&quot;;&quot;&quot;;[$DataEntry.A142])">
            <text:p/>
          </table:table-cell>
          <table:table-cell table:formula="of:=&quot;&quot;">
            <text:p/>
          </table:table-cell>
          <table:table-cell table:formula="of:=IF([$DataEntry.B142]=&quot;&quot;;&quot;&quot;;[$DataEntry.B142])">
            <text:p/>
          </table:table-cell>
          <table:table-cell table:formula="of:=IF([$DataEntry.E142]=&quot;&quot;;&quot;&quot;;[$DataEntry.E142])">
            <text:p/>
          </table:table-cell>
          <table:table-cell table:formula="of:=IF([$DataEntry.F142]=&quot;&quot;;&quot;&quot;;[$DataEntry.F142])">
            <text:p/>
          </table:table-cell>
          <table:table-cell table:formula="of:=IF([$DataEntry.G142]=&quot;&quot;;&quot;&quot;;[$DataEntry.G142])">
            <text:p/>
          </table:table-cell>
          <table:table-cell table:formula="of:=IF([$DataEntry.H142]=&quot;&quot;;&quot;&quot;;[$DataEntry.H142])">
            <text:p/>
          </table:table-cell>
          <table:table-cell table:formula="of:=IF([$DataEntry.I142]=&quot;&quot;;&quot;&quot;;[$DataEntry.I142])">
            <text:p/>
          </table:table-cell>
          <table:table-cell table:formula="of:=IF([$DataEntry.C142]=&quot;&quot;;&quot;&quot;;[$DataEntry.C142])">
            <text:p/>
          </table:table-cell>
          <table:table-cell table:formula="of:=&quot;&quot;">
            <text:p/>
          </table:table-cell>
          <table:table-cell table:formula="of:=IF([$DataEntry.D142]=&quot;&quot;;&quot;&quot;;[$DataEntry.D14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42]=&quot;&quot;;&quot;&quot;;[$DataEntry.N142])">
            <text:p/>
          </table:table-cell>
          <table:table-cell table:formula="of:=IF([$DataEntry.O142]=&quot;&quot;;&quot;&quot;;[$DataEntry.O142])">
            <text:p/>
          </table:table-cell>
          <table:table-cell table:formula="of:=IF([$DataEntry.P142]=&quot;&quot;;&quot;&quot;;[$DataEntry.P142])">
            <text:p/>
          </table:table-cell>
          <table:table-cell table:number-columns-repeated="48"/>
        </table:table-row>
        <table:table-row table:style-name="ro1">
          <table:table-cell table:formula="of:=IF([$DataEntry.A143]=&quot;&quot;;&quot;&quot;;[$DataEntry.A143])">
            <text:p/>
          </table:table-cell>
          <table:table-cell table:formula="of:=&quot;&quot;">
            <text:p/>
          </table:table-cell>
          <table:table-cell table:formula="of:=IF([$DataEntry.B143]=&quot;&quot;;&quot;&quot;;[$DataEntry.B143])">
            <text:p/>
          </table:table-cell>
          <table:table-cell table:formula="of:=IF([$DataEntry.E143]=&quot;&quot;;&quot;&quot;;[$DataEntry.E143])">
            <text:p/>
          </table:table-cell>
          <table:table-cell table:formula="of:=IF([$DataEntry.F143]=&quot;&quot;;&quot;&quot;;[$DataEntry.F143])">
            <text:p/>
          </table:table-cell>
          <table:table-cell table:formula="of:=IF([$DataEntry.G143]=&quot;&quot;;&quot;&quot;;[$DataEntry.G143])">
            <text:p/>
          </table:table-cell>
          <table:table-cell table:formula="of:=IF([$DataEntry.H143]=&quot;&quot;;&quot;&quot;;[$DataEntry.H143])">
            <text:p/>
          </table:table-cell>
          <table:table-cell table:formula="of:=IF([$DataEntry.I143]=&quot;&quot;;&quot;&quot;;[$DataEntry.I143])">
            <text:p/>
          </table:table-cell>
          <table:table-cell table:formula="of:=IF([$DataEntry.C143]=&quot;&quot;;&quot;&quot;;[$DataEntry.C143])">
            <text:p/>
          </table:table-cell>
          <table:table-cell table:formula="of:=&quot;&quot;">
            <text:p/>
          </table:table-cell>
          <table:table-cell table:formula="of:=IF([$DataEntry.D143]=&quot;&quot;;&quot;&quot;;[$DataEntry.D14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43]=&quot;&quot;;&quot;&quot;;[$DataEntry.N143])">
            <text:p/>
          </table:table-cell>
          <table:table-cell table:formula="of:=IF([$DataEntry.O143]=&quot;&quot;;&quot;&quot;;[$DataEntry.O143])">
            <text:p/>
          </table:table-cell>
          <table:table-cell table:formula="of:=IF([$DataEntry.P143]=&quot;&quot;;&quot;&quot;;[$DataEntry.P143])">
            <text:p/>
          </table:table-cell>
          <table:table-cell table:number-columns-repeated="48"/>
        </table:table-row>
        <table:table-row table:style-name="ro1">
          <table:table-cell table:formula="of:=IF([$DataEntry.A144]=&quot;&quot;;&quot;&quot;;[$DataEntry.A144])">
            <text:p/>
          </table:table-cell>
          <table:table-cell table:formula="of:=&quot;&quot;">
            <text:p/>
          </table:table-cell>
          <table:table-cell table:formula="of:=IF([$DataEntry.B144]=&quot;&quot;;&quot;&quot;;[$DataEntry.B144])">
            <text:p/>
          </table:table-cell>
          <table:table-cell table:formula="of:=IF([$DataEntry.E144]=&quot;&quot;;&quot;&quot;;[$DataEntry.E144])">
            <text:p/>
          </table:table-cell>
          <table:table-cell table:formula="of:=IF([$DataEntry.F144]=&quot;&quot;;&quot;&quot;;[$DataEntry.F144])">
            <text:p/>
          </table:table-cell>
          <table:table-cell table:formula="of:=IF([$DataEntry.G144]=&quot;&quot;;&quot;&quot;;[$DataEntry.G144])">
            <text:p/>
          </table:table-cell>
          <table:table-cell table:formula="of:=IF([$DataEntry.H144]=&quot;&quot;;&quot;&quot;;[$DataEntry.H144])">
            <text:p/>
          </table:table-cell>
          <table:table-cell table:formula="of:=IF([$DataEntry.I144]=&quot;&quot;;&quot;&quot;;[$DataEntry.I144])">
            <text:p/>
          </table:table-cell>
          <table:table-cell table:formula="of:=IF([$DataEntry.C144]=&quot;&quot;;&quot;&quot;;[$DataEntry.C144])">
            <text:p/>
          </table:table-cell>
          <table:table-cell table:formula="of:=&quot;&quot;">
            <text:p/>
          </table:table-cell>
          <table:table-cell table:formula="of:=IF([$DataEntry.D144]=&quot;&quot;;&quot;&quot;;[$DataEntry.D14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44]=&quot;&quot;;&quot;&quot;;[$DataEntry.N144])">
            <text:p/>
          </table:table-cell>
          <table:table-cell table:formula="of:=IF([$DataEntry.O144]=&quot;&quot;;&quot;&quot;;[$DataEntry.O144])">
            <text:p/>
          </table:table-cell>
          <table:table-cell table:formula="of:=IF([$DataEntry.P144]=&quot;&quot;;&quot;&quot;;[$DataEntry.P144])">
            <text:p/>
          </table:table-cell>
          <table:table-cell table:number-columns-repeated="48"/>
        </table:table-row>
        <table:table-row table:style-name="ro1">
          <table:table-cell table:formula="of:=IF([$DataEntry.A145]=&quot;&quot;;&quot;&quot;;[$DataEntry.A145])">
            <text:p/>
          </table:table-cell>
          <table:table-cell table:formula="of:=&quot;&quot;">
            <text:p/>
          </table:table-cell>
          <table:table-cell table:formula="of:=IF([$DataEntry.B145]=&quot;&quot;;&quot;&quot;;[$DataEntry.B145])">
            <text:p/>
          </table:table-cell>
          <table:table-cell table:formula="of:=IF([$DataEntry.E145]=&quot;&quot;;&quot;&quot;;[$DataEntry.E145])">
            <text:p/>
          </table:table-cell>
          <table:table-cell table:formula="of:=IF([$DataEntry.F145]=&quot;&quot;;&quot;&quot;;[$DataEntry.F145])">
            <text:p/>
          </table:table-cell>
          <table:table-cell table:formula="of:=IF([$DataEntry.G145]=&quot;&quot;;&quot;&quot;;[$DataEntry.G145])">
            <text:p/>
          </table:table-cell>
          <table:table-cell table:formula="of:=IF([$DataEntry.H145]=&quot;&quot;;&quot;&quot;;[$DataEntry.H145])">
            <text:p/>
          </table:table-cell>
          <table:table-cell table:formula="of:=IF([$DataEntry.I145]=&quot;&quot;;&quot;&quot;;[$DataEntry.I145])">
            <text:p/>
          </table:table-cell>
          <table:table-cell table:formula="of:=IF([$DataEntry.C145]=&quot;&quot;;&quot;&quot;;[$DataEntry.C145])">
            <text:p/>
          </table:table-cell>
          <table:table-cell table:formula="of:=&quot;&quot;">
            <text:p/>
          </table:table-cell>
          <table:table-cell table:formula="of:=IF([$DataEntry.D145]=&quot;&quot;;&quot;&quot;;[$DataEntry.D14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45]=&quot;&quot;;&quot;&quot;;[$DataEntry.N145])">
            <text:p/>
          </table:table-cell>
          <table:table-cell table:formula="of:=IF([$DataEntry.O145]=&quot;&quot;;&quot;&quot;;[$DataEntry.O145])">
            <text:p/>
          </table:table-cell>
          <table:table-cell table:formula="of:=IF([$DataEntry.P145]=&quot;&quot;;&quot;&quot;;[$DataEntry.P145])">
            <text:p/>
          </table:table-cell>
          <table:table-cell table:number-columns-repeated="48"/>
        </table:table-row>
        <table:table-row table:style-name="ro1">
          <table:table-cell table:formula="of:=IF([$DataEntry.A146]=&quot;&quot;;&quot;&quot;;[$DataEntry.A146])">
            <text:p/>
          </table:table-cell>
          <table:table-cell table:formula="of:=&quot;&quot;">
            <text:p/>
          </table:table-cell>
          <table:table-cell table:formula="of:=IF([$DataEntry.B146]=&quot;&quot;;&quot;&quot;;[$DataEntry.B146])">
            <text:p/>
          </table:table-cell>
          <table:table-cell table:formula="of:=IF([$DataEntry.E146]=&quot;&quot;;&quot;&quot;;[$DataEntry.E146])">
            <text:p/>
          </table:table-cell>
          <table:table-cell table:formula="of:=IF([$DataEntry.F146]=&quot;&quot;;&quot;&quot;;[$DataEntry.F146])">
            <text:p/>
          </table:table-cell>
          <table:table-cell table:formula="of:=IF([$DataEntry.G146]=&quot;&quot;;&quot;&quot;;[$DataEntry.G146])">
            <text:p/>
          </table:table-cell>
          <table:table-cell table:formula="of:=IF([$DataEntry.H146]=&quot;&quot;;&quot;&quot;;[$DataEntry.H146])">
            <text:p/>
          </table:table-cell>
          <table:table-cell table:formula="of:=IF([$DataEntry.I146]=&quot;&quot;;&quot;&quot;;[$DataEntry.I146])">
            <text:p/>
          </table:table-cell>
          <table:table-cell table:formula="of:=IF([$DataEntry.C146]=&quot;&quot;;&quot;&quot;;[$DataEntry.C146])">
            <text:p/>
          </table:table-cell>
          <table:table-cell table:formula="of:=&quot;&quot;">
            <text:p/>
          </table:table-cell>
          <table:table-cell table:formula="of:=IF([$DataEntry.D146]=&quot;&quot;;&quot;&quot;;[$DataEntry.D14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46]=&quot;&quot;;&quot;&quot;;[$DataEntry.N146])">
            <text:p/>
          </table:table-cell>
          <table:table-cell table:formula="of:=IF([$DataEntry.O146]=&quot;&quot;;&quot;&quot;;[$DataEntry.O146])">
            <text:p/>
          </table:table-cell>
          <table:table-cell table:formula="of:=IF([$DataEntry.P146]=&quot;&quot;;&quot;&quot;;[$DataEntry.P146])">
            <text:p/>
          </table:table-cell>
          <table:table-cell table:number-columns-repeated="48"/>
        </table:table-row>
        <table:table-row table:style-name="ro1">
          <table:table-cell table:formula="of:=IF([$DataEntry.A147]=&quot;&quot;;&quot;&quot;;[$DataEntry.A147])">
            <text:p/>
          </table:table-cell>
          <table:table-cell table:formula="of:=&quot;&quot;">
            <text:p/>
          </table:table-cell>
          <table:table-cell table:formula="of:=IF([$DataEntry.B147]=&quot;&quot;;&quot;&quot;;[$DataEntry.B147])">
            <text:p/>
          </table:table-cell>
          <table:table-cell table:formula="of:=IF([$DataEntry.E147]=&quot;&quot;;&quot;&quot;;[$DataEntry.E147])">
            <text:p/>
          </table:table-cell>
          <table:table-cell table:formula="of:=IF([$DataEntry.F147]=&quot;&quot;;&quot;&quot;;[$DataEntry.F147])">
            <text:p/>
          </table:table-cell>
          <table:table-cell table:formula="of:=IF([$DataEntry.G147]=&quot;&quot;;&quot;&quot;;[$DataEntry.G147])">
            <text:p/>
          </table:table-cell>
          <table:table-cell table:formula="of:=IF([$DataEntry.H147]=&quot;&quot;;&quot;&quot;;[$DataEntry.H147])">
            <text:p/>
          </table:table-cell>
          <table:table-cell table:formula="of:=IF([$DataEntry.I147]=&quot;&quot;;&quot;&quot;;[$DataEntry.I147])">
            <text:p/>
          </table:table-cell>
          <table:table-cell table:formula="of:=IF([$DataEntry.C147]=&quot;&quot;;&quot;&quot;;[$DataEntry.C147])">
            <text:p/>
          </table:table-cell>
          <table:table-cell table:formula="of:=&quot;&quot;">
            <text:p/>
          </table:table-cell>
          <table:table-cell table:formula="of:=IF([$DataEntry.D147]=&quot;&quot;;&quot;&quot;;[$DataEntry.D14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47]=&quot;&quot;;&quot;&quot;;[$DataEntry.N147])">
            <text:p/>
          </table:table-cell>
          <table:table-cell table:formula="of:=IF([$DataEntry.O147]=&quot;&quot;;&quot;&quot;;[$DataEntry.O147])">
            <text:p/>
          </table:table-cell>
          <table:table-cell table:formula="of:=IF([$DataEntry.P147]=&quot;&quot;;&quot;&quot;;[$DataEntry.P147])">
            <text:p/>
          </table:table-cell>
          <table:table-cell table:number-columns-repeated="48"/>
        </table:table-row>
        <table:table-row table:style-name="ro1">
          <table:table-cell table:formula="of:=IF([$DataEntry.A148]=&quot;&quot;;&quot;&quot;;[$DataEntry.A148])">
            <text:p/>
          </table:table-cell>
          <table:table-cell table:formula="of:=&quot;&quot;">
            <text:p/>
          </table:table-cell>
          <table:table-cell table:formula="of:=IF([$DataEntry.B148]=&quot;&quot;;&quot;&quot;;[$DataEntry.B148])">
            <text:p/>
          </table:table-cell>
          <table:table-cell table:formula="of:=IF([$DataEntry.E148]=&quot;&quot;;&quot;&quot;;[$DataEntry.E148])">
            <text:p/>
          </table:table-cell>
          <table:table-cell table:formula="of:=IF([$DataEntry.F148]=&quot;&quot;;&quot;&quot;;[$DataEntry.F148])">
            <text:p/>
          </table:table-cell>
          <table:table-cell table:formula="of:=IF([$DataEntry.G148]=&quot;&quot;;&quot;&quot;;[$DataEntry.G148])">
            <text:p/>
          </table:table-cell>
          <table:table-cell table:formula="of:=IF([$DataEntry.H148]=&quot;&quot;;&quot;&quot;;[$DataEntry.H148])">
            <text:p/>
          </table:table-cell>
          <table:table-cell table:formula="of:=IF([$DataEntry.I148]=&quot;&quot;;&quot;&quot;;[$DataEntry.I148])">
            <text:p/>
          </table:table-cell>
          <table:table-cell table:formula="of:=IF([$DataEntry.C148]=&quot;&quot;;&quot;&quot;;[$DataEntry.C148])">
            <text:p/>
          </table:table-cell>
          <table:table-cell table:formula="of:=&quot;&quot;">
            <text:p/>
          </table:table-cell>
          <table:table-cell table:formula="of:=IF([$DataEntry.D148]=&quot;&quot;;&quot;&quot;;[$DataEntry.D14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48]=&quot;&quot;;&quot;&quot;;[$DataEntry.N148])">
            <text:p/>
          </table:table-cell>
          <table:table-cell table:formula="of:=IF([$DataEntry.O148]=&quot;&quot;;&quot;&quot;;[$DataEntry.O148])">
            <text:p/>
          </table:table-cell>
          <table:table-cell table:formula="of:=IF([$DataEntry.P148]=&quot;&quot;;&quot;&quot;;[$DataEntry.P148])">
            <text:p/>
          </table:table-cell>
          <table:table-cell table:number-columns-repeated="48"/>
        </table:table-row>
        <table:table-row table:style-name="ro1">
          <table:table-cell table:formula="of:=IF([$DataEntry.A149]=&quot;&quot;;&quot;&quot;;[$DataEntry.A149])">
            <text:p/>
          </table:table-cell>
          <table:table-cell table:formula="of:=&quot;&quot;">
            <text:p/>
          </table:table-cell>
          <table:table-cell table:formula="of:=IF([$DataEntry.B149]=&quot;&quot;;&quot;&quot;;[$DataEntry.B149])">
            <text:p/>
          </table:table-cell>
          <table:table-cell table:formula="of:=IF([$DataEntry.E149]=&quot;&quot;;&quot;&quot;;[$DataEntry.E149])">
            <text:p/>
          </table:table-cell>
          <table:table-cell table:formula="of:=IF([$DataEntry.F149]=&quot;&quot;;&quot;&quot;;[$DataEntry.F149])">
            <text:p/>
          </table:table-cell>
          <table:table-cell table:formula="of:=IF([$DataEntry.G149]=&quot;&quot;;&quot;&quot;;[$DataEntry.G149])">
            <text:p/>
          </table:table-cell>
          <table:table-cell table:formula="of:=IF([$DataEntry.H149]=&quot;&quot;;&quot;&quot;;[$DataEntry.H149])">
            <text:p/>
          </table:table-cell>
          <table:table-cell table:formula="of:=IF([$DataEntry.I149]=&quot;&quot;;&quot;&quot;;[$DataEntry.I149])">
            <text:p/>
          </table:table-cell>
          <table:table-cell table:formula="of:=IF([$DataEntry.C149]=&quot;&quot;;&quot;&quot;;[$DataEntry.C149])">
            <text:p/>
          </table:table-cell>
          <table:table-cell table:formula="of:=&quot;&quot;">
            <text:p/>
          </table:table-cell>
          <table:table-cell table:formula="of:=IF([$DataEntry.D149]=&quot;&quot;;&quot;&quot;;[$DataEntry.D14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49]=&quot;&quot;;&quot;&quot;;[$DataEntry.N149])">
            <text:p/>
          </table:table-cell>
          <table:table-cell table:formula="of:=IF([$DataEntry.O149]=&quot;&quot;;&quot;&quot;;[$DataEntry.O149])">
            <text:p/>
          </table:table-cell>
          <table:table-cell table:formula="of:=IF([$DataEntry.P149]=&quot;&quot;;&quot;&quot;;[$DataEntry.P149])">
            <text:p/>
          </table:table-cell>
          <table:table-cell table:number-columns-repeated="48"/>
        </table:table-row>
        <table:table-row table:style-name="ro1">
          <table:table-cell table:formula="of:=IF([$DataEntry.A150]=&quot;&quot;;&quot;&quot;;[$DataEntry.A150])">
            <text:p/>
          </table:table-cell>
          <table:table-cell table:formula="of:=&quot;&quot;">
            <text:p/>
          </table:table-cell>
          <table:table-cell table:formula="of:=IF([$DataEntry.B150]=&quot;&quot;;&quot;&quot;;[$DataEntry.B150])">
            <text:p/>
          </table:table-cell>
          <table:table-cell table:formula="of:=IF([$DataEntry.E150]=&quot;&quot;;&quot;&quot;;[$DataEntry.E150])">
            <text:p/>
          </table:table-cell>
          <table:table-cell table:formula="of:=IF([$DataEntry.F150]=&quot;&quot;;&quot;&quot;;[$DataEntry.F150])">
            <text:p/>
          </table:table-cell>
          <table:table-cell table:formula="of:=IF([$DataEntry.G150]=&quot;&quot;;&quot;&quot;;[$DataEntry.G150])">
            <text:p/>
          </table:table-cell>
          <table:table-cell table:formula="of:=IF([$DataEntry.H150]=&quot;&quot;;&quot;&quot;;[$DataEntry.H150])">
            <text:p/>
          </table:table-cell>
          <table:table-cell table:formula="of:=IF([$DataEntry.I150]=&quot;&quot;;&quot;&quot;;[$DataEntry.I150])">
            <text:p/>
          </table:table-cell>
          <table:table-cell table:formula="of:=IF([$DataEntry.C150]=&quot;&quot;;&quot;&quot;;[$DataEntry.C150])">
            <text:p/>
          </table:table-cell>
          <table:table-cell table:formula="of:=&quot;&quot;">
            <text:p/>
          </table:table-cell>
          <table:table-cell table:formula="of:=IF([$DataEntry.D150]=&quot;&quot;;&quot;&quot;;[$DataEntry.D15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50]=&quot;&quot;;&quot;&quot;;[$DataEntry.N150])">
            <text:p/>
          </table:table-cell>
          <table:table-cell table:formula="of:=IF([$DataEntry.O150]=&quot;&quot;;&quot;&quot;;[$DataEntry.O150])">
            <text:p/>
          </table:table-cell>
          <table:table-cell table:formula="of:=IF([$DataEntry.P150]=&quot;&quot;;&quot;&quot;;[$DataEntry.P150])">
            <text:p/>
          </table:table-cell>
          <table:table-cell table:number-columns-repeated="48"/>
        </table:table-row>
        <table:table-row table:style-name="ro1">
          <table:table-cell table:formula="of:=IF([$DataEntry.A151]=&quot;&quot;;&quot;&quot;;[$DataEntry.A151])">
            <text:p/>
          </table:table-cell>
          <table:table-cell table:formula="of:=&quot;&quot;">
            <text:p/>
          </table:table-cell>
          <table:table-cell table:formula="of:=IF([$DataEntry.B151]=&quot;&quot;;&quot;&quot;;[$DataEntry.B151])">
            <text:p/>
          </table:table-cell>
          <table:table-cell table:formula="of:=IF([$DataEntry.E151]=&quot;&quot;;&quot;&quot;;[$DataEntry.E151])">
            <text:p/>
          </table:table-cell>
          <table:table-cell table:formula="of:=IF([$DataEntry.F151]=&quot;&quot;;&quot;&quot;;[$DataEntry.F151])">
            <text:p/>
          </table:table-cell>
          <table:table-cell table:formula="of:=IF([$DataEntry.G151]=&quot;&quot;;&quot;&quot;;[$DataEntry.G151])">
            <text:p/>
          </table:table-cell>
          <table:table-cell table:formula="of:=IF([$DataEntry.H151]=&quot;&quot;;&quot;&quot;;[$DataEntry.H151])">
            <text:p/>
          </table:table-cell>
          <table:table-cell table:formula="of:=IF([$DataEntry.I151]=&quot;&quot;;&quot;&quot;;[$DataEntry.I151])">
            <text:p/>
          </table:table-cell>
          <table:table-cell table:formula="of:=IF([$DataEntry.C151]=&quot;&quot;;&quot;&quot;;[$DataEntry.C151])">
            <text:p/>
          </table:table-cell>
          <table:table-cell table:formula="of:=&quot;&quot;">
            <text:p/>
          </table:table-cell>
          <table:table-cell table:formula="of:=IF([$DataEntry.D151]=&quot;&quot;;&quot;&quot;;[$DataEntry.D15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51]=&quot;&quot;;&quot;&quot;;[$DataEntry.N151])">
            <text:p/>
          </table:table-cell>
          <table:table-cell table:formula="of:=IF([$DataEntry.O151]=&quot;&quot;;&quot;&quot;;[$DataEntry.O151])">
            <text:p/>
          </table:table-cell>
          <table:table-cell table:formula="of:=IF([$DataEntry.P151]=&quot;&quot;;&quot;&quot;;[$DataEntry.P151])">
            <text:p/>
          </table:table-cell>
          <table:table-cell table:number-columns-repeated="48"/>
        </table:table-row>
        <table:table-row table:style-name="ro1">
          <table:table-cell table:formula="of:=IF([$DataEntry.A152]=&quot;&quot;;&quot;&quot;;[$DataEntry.A152])">
            <text:p/>
          </table:table-cell>
          <table:table-cell table:formula="of:=&quot;&quot;">
            <text:p/>
          </table:table-cell>
          <table:table-cell table:formula="of:=IF([$DataEntry.B152]=&quot;&quot;;&quot;&quot;;[$DataEntry.B152])">
            <text:p/>
          </table:table-cell>
          <table:table-cell table:formula="of:=IF([$DataEntry.E152]=&quot;&quot;;&quot;&quot;;[$DataEntry.E152])">
            <text:p/>
          </table:table-cell>
          <table:table-cell table:formula="of:=IF([$DataEntry.F152]=&quot;&quot;;&quot;&quot;;[$DataEntry.F152])">
            <text:p/>
          </table:table-cell>
          <table:table-cell table:formula="of:=IF([$DataEntry.G152]=&quot;&quot;;&quot;&quot;;[$DataEntry.G152])">
            <text:p/>
          </table:table-cell>
          <table:table-cell table:formula="of:=IF([$DataEntry.H152]=&quot;&quot;;&quot;&quot;;[$DataEntry.H152])">
            <text:p/>
          </table:table-cell>
          <table:table-cell table:formula="of:=IF([$DataEntry.I152]=&quot;&quot;;&quot;&quot;;[$DataEntry.I152])">
            <text:p/>
          </table:table-cell>
          <table:table-cell table:formula="of:=IF([$DataEntry.C152]=&quot;&quot;;&quot;&quot;;[$DataEntry.C152])">
            <text:p/>
          </table:table-cell>
          <table:table-cell table:formula="of:=&quot;&quot;">
            <text:p/>
          </table:table-cell>
          <table:table-cell table:formula="of:=IF([$DataEntry.D152]=&quot;&quot;;&quot;&quot;;[$DataEntry.D15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52]=&quot;&quot;;&quot;&quot;;[$DataEntry.N152])">
            <text:p/>
          </table:table-cell>
          <table:table-cell table:formula="of:=IF([$DataEntry.O152]=&quot;&quot;;&quot;&quot;;[$DataEntry.O152])">
            <text:p/>
          </table:table-cell>
          <table:table-cell table:formula="of:=IF([$DataEntry.P152]=&quot;&quot;;&quot;&quot;;[$DataEntry.P152])">
            <text:p/>
          </table:table-cell>
          <table:table-cell table:number-columns-repeated="48"/>
        </table:table-row>
        <table:table-row table:style-name="ro1">
          <table:table-cell table:formula="of:=IF([$DataEntry.A153]=&quot;&quot;;&quot;&quot;;[$DataEntry.A153])">
            <text:p/>
          </table:table-cell>
          <table:table-cell table:formula="of:=&quot;&quot;">
            <text:p/>
          </table:table-cell>
          <table:table-cell table:formula="of:=IF([$DataEntry.B153]=&quot;&quot;;&quot;&quot;;[$DataEntry.B153])">
            <text:p/>
          </table:table-cell>
          <table:table-cell table:formula="of:=IF([$DataEntry.E153]=&quot;&quot;;&quot;&quot;;[$DataEntry.E153])">
            <text:p/>
          </table:table-cell>
          <table:table-cell table:formula="of:=IF([$DataEntry.F153]=&quot;&quot;;&quot;&quot;;[$DataEntry.F153])">
            <text:p/>
          </table:table-cell>
          <table:table-cell table:formula="of:=IF([$DataEntry.G153]=&quot;&quot;;&quot;&quot;;[$DataEntry.G153])">
            <text:p/>
          </table:table-cell>
          <table:table-cell table:formula="of:=IF([$DataEntry.H153]=&quot;&quot;;&quot;&quot;;[$DataEntry.H153])">
            <text:p/>
          </table:table-cell>
          <table:table-cell table:formula="of:=IF([$DataEntry.I153]=&quot;&quot;;&quot;&quot;;[$DataEntry.I153])">
            <text:p/>
          </table:table-cell>
          <table:table-cell table:formula="of:=IF([$DataEntry.C153]=&quot;&quot;;&quot;&quot;;[$DataEntry.C153])">
            <text:p/>
          </table:table-cell>
          <table:table-cell table:formula="of:=&quot;&quot;">
            <text:p/>
          </table:table-cell>
          <table:table-cell table:formula="of:=IF([$DataEntry.D153]=&quot;&quot;;&quot;&quot;;[$DataEntry.D15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53]=&quot;&quot;;&quot;&quot;;[$DataEntry.N153])">
            <text:p/>
          </table:table-cell>
          <table:table-cell table:formula="of:=IF([$DataEntry.O153]=&quot;&quot;;&quot;&quot;;[$DataEntry.O153])">
            <text:p/>
          </table:table-cell>
          <table:table-cell table:formula="of:=IF([$DataEntry.P153]=&quot;&quot;;&quot;&quot;;[$DataEntry.P153])">
            <text:p/>
          </table:table-cell>
          <table:table-cell table:number-columns-repeated="48"/>
        </table:table-row>
        <table:table-row table:style-name="ro1">
          <table:table-cell table:formula="of:=IF([$DataEntry.A154]=&quot;&quot;;&quot;&quot;;[$DataEntry.A154])">
            <text:p/>
          </table:table-cell>
          <table:table-cell table:formula="of:=&quot;&quot;">
            <text:p/>
          </table:table-cell>
          <table:table-cell table:formula="of:=IF([$DataEntry.B154]=&quot;&quot;;&quot;&quot;;[$DataEntry.B154])">
            <text:p/>
          </table:table-cell>
          <table:table-cell table:formula="of:=IF([$DataEntry.E154]=&quot;&quot;;&quot;&quot;;[$DataEntry.E154])">
            <text:p/>
          </table:table-cell>
          <table:table-cell table:formula="of:=IF([$DataEntry.F154]=&quot;&quot;;&quot;&quot;;[$DataEntry.F154])">
            <text:p/>
          </table:table-cell>
          <table:table-cell table:formula="of:=IF([$DataEntry.G154]=&quot;&quot;;&quot;&quot;;[$DataEntry.G154])">
            <text:p/>
          </table:table-cell>
          <table:table-cell table:formula="of:=IF([$DataEntry.H154]=&quot;&quot;;&quot;&quot;;[$DataEntry.H154])">
            <text:p/>
          </table:table-cell>
          <table:table-cell table:formula="of:=IF([$DataEntry.I154]=&quot;&quot;;&quot;&quot;;[$DataEntry.I154])">
            <text:p/>
          </table:table-cell>
          <table:table-cell table:formula="of:=IF([$DataEntry.C154]=&quot;&quot;;&quot;&quot;;[$DataEntry.C154])">
            <text:p/>
          </table:table-cell>
          <table:table-cell table:formula="of:=&quot;&quot;">
            <text:p/>
          </table:table-cell>
          <table:table-cell table:formula="of:=IF([$DataEntry.D154]=&quot;&quot;;&quot;&quot;;[$DataEntry.D15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54]=&quot;&quot;;&quot;&quot;;[$DataEntry.N154])">
            <text:p/>
          </table:table-cell>
          <table:table-cell table:formula="of:=IF([$DataEntry.O154]=&quot;&quot;;&quot;&quot;;[$DataEntry.O154])">
            <text:p/>
          </table:table-cell>
          <table:table-cell table:formula="of:=IF([$DataEntry.P154]=&quot;&quot;;&quot;&quot;;[$DataEntry.P154])">
            <text:p/>
          </table:table-cell>
          <table:table-cell table:number-columns-repeated="48"/>
        </table:table-row>
        <table:table-row table:style-name="ro1">
          <table:table-cell table:formula="of:=IF([$DataEntry.A155]=&quot;&quot;;&quot;&quot;;[$DataEntry.A155])">
            <text:p/>
          </table:table-cell>
          <table:table-cell table:formula="of:=&quot;&quot;">
            <text:p/>
          </table:table-cell>
          <table:table-cell table:formula="of:=IF([$DataEntry.B155]=&quot;&quot;;&quot;&quot;;[$DataEntry.B155])">
            <text:p/>
          </table:table-cell>
          <table:table-cell table:formula="of:=IF([$DataEntry.E155]=&quot;&quot;;&quot;&quot;;[$DataEntry.E155])">
            <text:p/>
          </table:table-cell>
          <table:table-cell table:formula="of:=IF([$DataEntry.F155]=&quot;&quot;;&quot;&quot;;[$DataEntry.F155])">
            <text:p/>
          </table:table-cell>
          <table:table-cell table:formula="of:=IF([$DataEntry.G155]=&quot;&quot;;&quot;&quot;;[$DataEntry.G155])">
            <text:p/>
          </table:table-cell>
          <table:table-cell table:formula="of:=IF([$DataEntry.H155]=&quot;&quot;;&quot;&quot;;[$DataEntry.H155])">
            <text:p/>
          </table:table-cell>
          <table:table-cell table:formula="of:=IF([$DataEntry.I155]=&quot;&quot;;&quot;&quot;;[$DataEntry.I155])">
            <text:p/>
          </table:table-cell>
          <table:table-cell table:formula="of:=IF([$DataEntry.C155]=&quot;&quot;;&quot;&quot;;[$DataEntry.C155])">
            <text:p/>
          </table:table-cell>
          <table:table-cell table:formula="of:=&quot;&quot;">
            <text:p/>
          </table:table-cell>
          <table:table-cell table:formula="of:=IF([$DataEntry.D155]=&quot;&quot;;&quot;&quot;;[$DataEntry.D15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55]=&quot;&quot;;&quot;&quot;;[$DataEntry.N155])">
            <text:p/>
          </table:table-cell>
          <table:table-cell table:formula="of:=IF([$DataEntry.O155]=&quot;&quot;;&quot;&quot;;[$DataEntry.O155])">
            <text:p/>
          </table:table-cell>
          <table:table-cell table:formula="of:=IF([$DataEntry.P155]=&quot;&quot;;&quot;&quot;;[$DataEntry.P155])">
            <text:p/>
          </table:table-cell>
          <table:table-cell table:number-columns-repeated="48"/>
        </table:table-row>
        <table:table-row table:style-name="ro1">
          <table:table-cell table:formula="of:=IF([$DataEntry.A156]=&quot;&quot;;&quot;&quot;;[$DataEntry.A156])">
            <text:p/>
          </table:table-cell>
          <table:table-cell table:formula="of:=&quot;&quot;">
            <text:p/>
          </table:table-cell>
          <table:table-cell table:formula="of:=IF([$DataEntry.B156]=&quot;&quot;;&quot;&quot;;[$DataEntry.B156])">
            <text:p/>
          </table:table-cell>
          <table:table-cell table:formula="of:=IF([$DataEntry.E156]=&quot;&quot;;&quot;&quot;;[$DataEntry.E156])">
            <text:p/>
          </table:table-cell>
          <table:table-cell table:formula="of:=IF([$DataEntry.F156]=&quot;&quot;;&quot;&quot;;[$DataEntry.F156])">
            <text:p/>
          </table:table-cell>
          <table:table-cell table:formula="of:=IF([$DataEntry.G156]=&quot;&quot;;&quot;&quot;;[$DataEntry.G156])">
            <text:p/>
          </table:table-cell>
          <table:table-cell table:formula="of:=IF([$DataEntry.H156]=&quot;&quot;;&quot;&quot;;[$DataEntry.H156])">
            <text:p/>
          </table:table-cell>
          <table:table-cell table:formula="of:=IF([$DataEntry.I156]=&quot;&quot;;&quot;&quot;;[$DataEntry.I156])">
            <text:p/>
          </table:table-cell>
          <table:table-cell table:formula="of:=IF([$DataEntry.C156]=&quot;&quot;;&quot;&quot;;[$DataEntry.C156])">
            <text:p/>
          </table:table-cell>
          <table:table-cell table:formula="of:=&quot;&quot;">
            <text:p/>
          </table:table-cell>
          <table:table-cell table:formula="of:=IF([$DataEntry.D156]=&quot;&quot;;&quot;&quot;;[$DataEntry.D15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56]=&quot;&quot;;&quot;&quot;;[$DataEntry.N156])">
            <text:p/>
          </table:table-cell>
          <table:table-cell table:formula="of:=IF([$DataEntry.O156]=&quot;&quot;;&quot;&quot;;[$DataEntry.O156])">
            <text:p/>
          </table:table-cell>
          <table:table-cell table:formula="of:=IF([$DataEntry.P156]=&quot;&quot;;&quot;&quot;;[$DataEntry.P156])">
            <text:p/>
          </table:table-cell>
          <table:table-cell table:number-columns-repeated="48"/>
        </table:table-row>
        <table:table-row table:style-name="ro1">
          <table:table-cell table:formula="of:=IF([$DataEntry.A157]=&quot;&quot;;&quot;&quot;;[$DataEntry.A157])">
            <text:p/>
          </table:table-cell>
          <table:table-cell table:formula="of:=&quot;&quot;">
            <text:p/>
          </table:table-cell>
          <table:table-cell table:formula="of:=IF([$DataEntry.B157]=&quot;&quot;;&quot;&quot;;[$DataEntry.B157])">
            <text:p/>
          </table:table-cell>
          <table:table-cell table:formula="of:=IF([$DataEntry.E157]=&quot;&quot;;&quot;&quot;;[$DataEntry.E157])">
            <text:p/>
          </table:table-cell>
          <table:table-cell table:formula="of:=IF([$DataEntry.F157]=&quot;&quot;;&quot;&quot;;[$DataEntry.F157])">
            <text:p/>
          </table:table-cell>
          <table:table-cell table:formula="of:=IF([$DataEntry.G157]=&quot;&quot;;&quot;&quot;;[$DataEntry.G157])">
            <text:p/>
          </table:table-cell>
          <table:table-cell table:formula="of:=IF([$DataEntry.H157]=&quot;&quot;;&quot;&quot;;[$DataEntry.H157])">
            <text:p/>
          </table:table-cell>
          <table:table-cell table:formula="of:=IF([$DataEntry.I157]=&quot;&quot;;&quot;&quot;;[$DataEntry.I157])">
            <text:p/>
          </table:table-cell>
          <table:table-cell table:formula="of:=IF([$DataEntry.C157]=&quot;&quot;;&quot;&quot;;[$DataEntry.C157])">
            <text:p/>
          </table:table-cell>
          <table:table-cell table:formula="of:=&quot;&quot;">
            <text:p/>
          </table:table-cell>
          <table:table-cell table:formula="of:=IF([$DataEntry.D157]=&quot;&quot;;&quot;&quot;;[$DataEntry.D15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57]=&quot;&quot;;&quot;&quot;;[$DataEntry.N157])">
            <text:p/>
          </table:table-cell>
          <table:table-cell table:formula="of:=IF([$DataEntry.O157]=&quot;&quot;;&quot;&quot;;[$DataEntry.O157])">
            <text:p/>
          </table:table-cell>
          <table:table-cell table:formula="of:=IF([$DataEntry.P157]=&quot;&quot;;&quot;&quot;;[$DataEntry.P157])">
            <text:p/>
          </table:table-cell>
          <table:table-cell table:number-columns-repeated="48"/>
        </table:table-row>
        <table:table-row table:style-name="ro1">
          <table:table-cell table:formula="of:=IF([$DataEntry.A158]=&quot;&quot;;&quot;&quot;;[$DataEntry.A158])">
            <text:p/>
          </table:table-cell>
          <table:table-cell table:formula="of:=&quot;&quot;">
            <text:p/>
          </table:table-cell>
          <table:table-cell table:formula="of:=IF([$DataEntry.B158]=&quot;&quot;;&quot;&quot;;[$DataEntry.B158])">
            <text:p/>
          </table:table-cell>
          <table:table-cell table:formula="of:=IF([$DataEntry.E158]=&quot;&quot;;&quot;&quot;;[$DataEntry.E158])">
            <text:p/>
          </table:table-cell>
          <table:table-cell table:formula="of:=IF([$DataEntry.F158]=&quot;&quot;;&quot;&quot;;[$DataEntry.F158])">
            <text:p/>
          </table:table-cell>
          <table:table-cell table:formula="of:=IF([$DataEntry.G158]=&quot;&quot;;&quot;&quot;;[$DataEntry.G158])">
            <text:p/>
          </table:table-cell>
          <table:table-cell table:formula="of:=IF([$DataEntry.H158]=&quot;&quot;;&quot;&quot;;[$DataEntry.H158])">
            <text:p/>
          </table:table-cell>
          <table:table-cell table:formula="of:=IF([$DataEntry.I158]=&quot;&quot;;&quot;&quot;;[$DataEntry.I158])">
            <text:p/>
          </table:table-cell>
          <table:table-cell table:formula="of:=IF([$DataEntry.C158]=&quot;&quot;;&quot;&quot;;[$DataEntry.C158])">
            <text:p/>
          </table:table-cell>
          <table:table-cell table:formula="of:=&quot;&quot;">
            <text:p/>
          </table:table-cell>
          <table:table-cell table:formula="of:=IF([$DataEntry.D158]=&quot;&quot;;&quot;&quot;;[$DataEntry.D15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58]=&quot;&quot;;&quot;&quot;;[$DataEntry.N158])">
            <text:p/>
          </table:table-cell>
          <table:table-cell table:formula="of:=IF([$DataEntry.O158]=&quot;&quot;;&quot;&quot;;[$DataEntry.O158])">
            <text:p/>
          </table:table-cell>
          <table:table-cell table:formula="of:=IF([$DataEntry.P158]=&quot;&quot;;&quot;&quot;;[$DataEntry.P158])">
            <text:p/>
          </table:table-cell>
          <table:table-cell table:number-columns-repeated="48"/>
        </table:table-row>
        <table:table-row table:style-name="ro1">
          <table:table-cell table:formula="of:=IF([$DataEntry.A159]=&quot;&quot;;&quot;&quot;;[$DataEntry.A159])">
            <text:p/>
          </table:table-cell>
          <table:table-cell table:formula="of:=&quot;&quot;">
            <text:p/>
          </table:table-cell>
          <table:table-cell table:formula="of:=IF([$DataEntry.B159]=&quot;&quot;;&quot;&quot;;[$DataEntry.B159])">
            <text:p/>
          </table:table-cell>
          <table:table-cell table:formula="of:=IF([$DataEntry.E159]=&quot;&quot;;&quot;&quot;;[$DataEntry.E159])">
            <text:p/>
          </table:table-cell>
          <table:table-cell table:formula="of:=IF([$DataEntry.F159]=&quot;&quot;;&quot;&quot;;[$DataEntry.F159])">
            <text:p/>
          </table:table-cell>
          <table:table-cell table:formula="of:=IF([$DataEntry.G159]=&quot;&quot;;&quot;&quot;;[$DataEntry.G159])">
            <text:p/>
          </table:table-cell>
          <table:table-cell table:formula="of:=IF([$DataEntry.H159]=&quot;&quot;;&quot;&quot;;[$DataEntry.H159])">
            <text:p/>
          </table:table-cell>
          <table:table-cell table:formula="of:=IF([$DataEntry.I159]=&quot;&quot;;&quot;&quot;;[$DataEntry.I159])">
            <text:p/>
          </table:table-cell>
          <table:table-cell table:formula="of:=IF([$DataEntry.C159]=&quot;&quot;;&quot;&quot;;[$DataEntry.C159])">
            <text:p/>
          </table:table-cell>
          <table:table-cell table:formula="of:=&quot;&quot;">
            <text:p/>
          </table:table-cell>
          <table:table-cell table:formula="of:=IF([$DataEntry.D159]=&quot;&quot;;&quot;&quot;;[$DataEntry.D15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59]=&quot;&quot;;&quot;&quot;;[$DataEntry.N159])">
            <text:p/>
          </table:table-cell>
          <table:table-cell table:formula="of:=IF([$DataEntry.O159]=&quot;&quot;;&quot;&quot;;[$DataEntry.O159])">
            <text:p/>
          </table:table-cell>
          <table:table-cell table:formula="of:=IF([$DataEntry.P159]=&quot;&quot;;&quot;&quot;;[$DataEntry.P159])">
            <text:p/>
          </table:table-cell>
          <table:table-cell table:number-columns-repeated="48"/>
        </table:table-row>
        <table:table-row table:style-name="ro1">
          <table:table-cell table:formula="of:=IF([$DataEntry.A160]=&quot;&quot;;&quot;&quot;;[$DataEntry.A160])">
            <text:p/>
          </table:table-cell>
          <table:table-cell table:formula="of:=&quot;&quot;">
            <text:p/>
          </table:table-cell>
          <table:table-cell table:formula="of:=IF([$DataEntry.B160]=&quot;&quot;;&quot;&quot;;[$DataEntry.B160])">
            <text:p/>
          </table:table-cell>
          <table:table-cell table:formula="of:=IF([$DataEntry.E160]=&quot;&quot;;&quot;&quot;;[$DataEntry.E160])">
            <text:p/>
          </table:table-cell>
          <table:table-cell table:formula="of:=IF([$DataEntry.F160]=&quot;&quot;;&quot;&quot;;[$DataEntry.F160])">
            <text:p/>
          </table:table-cell>
          <table:table-cell table:formula="of:=IF([$DataEntry.G160]=&quot;&quot;;&quot;&quot;;[$DataEntry.G160])">
            <text:p/>
          </table:table-cell>
          <table:table-cell table:formula="of:=IF([$DataEntry.H160]=&quot;&quot;;&quot;&quot;;[$DataEntry.H160])">
            <text:p/>
          </table:table-cell>
          <table:table-cell table:formula="of:=IF([$DataEntry.I160]=&quot;&quot;;&quot;&quot;;[$DataEntry.I160])">
            <text:p/>
          </table:table-cell>
          <table:table-cell table:formula="of:=IF([$DataEntry.C160]=&quot;&quot;;&quot;&quot;;[$DataEntry.C160])">
            <text:p/>
          </table:table-cell>
          <table:table-cell table:formula="of:=&quot;&quot;">
            <text:p/>
          </table:table-cell>
          <table:table-cell table:formula="of:=IF([$DataEntry.D160]=&quot;&quot;;&quot;&quot;;[$DataEntry.D16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60]=&quot;&quot;;&quot;&quot;;[$DataEntry.N160])">
            <text:p/>
          </table:table-cell>
          <table:table-cell table:formula="of:=IF([$DataEntry.O160]=&quot;&quot;;&quot;&quot;;[$DataEntry.O160])">
            <text:p/>
          </table:table-cell>
          <table:table-cell table:formula="of:=IF([$DataEntry.P160]=&quot;&quot;;&quot;&quot;;[$DataEntry.P160])">
            <text:p/>
          </table:table-cell>
          <table:table-cell table:number-columns-repeated="48"/>
        </table:table-row>
        <table:table-row table:style-name="ro1">
          <table:table-cell table:formula="of:=IF([$DataEntry.A161]=&quot;&quot;;&quot;&quot;;[$DataEntry.A161])">
            <text:p/>
          </table:table-cell>
          <table:table-cell table:formula="of:=&quot;&quot;">
            <text:p/>
          </table:table-cell>
          <table:table-cell table:formula="of:=IF([$DataEntry.B161]=&quot;&quot;;&quot;&quot;;[$DataEntry.B161])">
            <text:p/>
          </table:table-cell>
          <table:table-cell table:formula="of:=IF([$DataEntry.E161]=&quot;&quot;;&quot;&quot;;[$DataEntry.E161])">
            <text:p/>
          </table:table-cell>
          <table:table-cell table:formula="of:=IF([$DataEntry.F161]=&quot;&quot;;&quot;&quot;;[$DataEntry.F161])">
            <text:p/>
          </table:table-cell>
          <table:table-cell table:formula="of:=IF([$DataEntry.G161]=&quot;&quot;;&quot;&quot;;[$DataEntry.G161])">
            <text:p/>
          </table:table-cell>
          <table:table-cell table:formula="of:=IF([$DataEntry.H161]=&quot;&quot;;&quot;&quot;;[$DataEntry.H161])">
            <text:p/>
          </table:table-cell>
          <table:table-cell table:formula="of:=IF([$DataEntry.I161]=&quot;&quot;;&quot;&quot;;[$DataEntry.I161])">
            <text:p/>
          </table:table-cell>
          <table:table-cell table:formula="of:=IF([$DataEntry.C161]=&quot;&quot;;&quot;&quot;;[$DataEntry.C161])">
            <text:p/>
          </table:table-cell>
          <table:table-cell table:formula="of:=&quot;&quot;">
            <text:p/>
          </table:table-cell>
          <table:table-cell table:formula="of:=IF([$DataEntry.D161]=&quot;&quot;;&quot;&quot;;[$DataEntry.D16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61]=&quot;&quot;;&quot;&quot;;[$DataEntry.N161])">
            <text:p/>
          </table:table-cell>
          <table:table-cell table:formula="of:=IF([$DataEntry.O161]=&quot;&quot;;&quot;&quot;;[$DataEntry.O161])">
            <text:p/>
          </table:table-cell>
          <table:table-cell table:formula="of:=IF([$DataEntry.P161]=&quot;&quot;;&quot;&quot;;[$DataEntry.P161])">
            <text:p/>
          </table:table-cell>
          <table:table-cell table:number-columns-repeated="48"/>
        </table:table-row>
        <table:table-row table:style-name="ro1">
          <table:table-cell table:formula="of:=IF([$DataEntry.A162]=&quot;&quot;;&quot;&quot;;[$DataEntry.A162])">
            <text:p/>
          </table:table-cell>
          <table:table-cell table:formula="of:=&quot;&quot;">
            <text:p/>
          </table:table-cell>
          <table:table-cell table:formula="of:=IF([$DataEntry.B162]=&quot;&quot;;&quot;&quot;;[$DataEntry.B162])">
            <text:p/>
          </table:table-cell>
          <table:table-cell table:formula="of:=IF([$DataEntry.E162]=&quot;&quot;;&quot;&quot;;[$DataEntry.E162])">
            <text:p/>
          </table:table-cell>
          <table:table-cell table:formula="of:=IF([$DataEntry.F162]=&quot;&quot;;&quot;&quot;;[$DataEntry.F162])">
            <text:p/>
          </table:table-cell>
          <table:table-cell table:formula="of:=IF([$DataEntry.G162]=&quot;&quot;;&quot;&quot;;[$DataEntry.G162])">
            <text:p/>
          </table:table-cell>
          <table:table-cell table:formula="of:=IF([$DataEntry.H162]=&quot;&quot;;&quot;&quot;;[$DataEntry.H162])">
            <text:p/>
          </table:table-cell>
          <table:table-cell table:formula="of:=IF([$DataEntry.I162]=&quot;&quot;;&quot;&quot;;[$DataEntry.I162])">
            <text:p/>
          </table:table-cell>
          <table:table-cell table:formula="of:=IF([$DataEntry.C162]=&quot;&quot;;&quot;&quot;;[$DataEntry.C162])">
            <text:p/>
          </table:table-cell>
          <table:table-cell table:formula="of:=&quot;&quot;">
            <text:p/>
          </table:table-cell>
          <table:table-cell table:formula="of:=IF([$DataEntry.D162]=&quot;&quot;;&quot;&quot;;[$DataEntry.D16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62]=&quot;&quot;;&quot;&quot;;[$DataEntry.N162])">
            <text:p/>
          </table:table-cell>
          <table:table-cell table:formula="of:=IF([$DataEntry.O162]=&quot;&quot;;&quot;&quot;;[$DataEntry.O162])">
            <text:p/>
          </table:table-cell>
          <table:table-cell table:formula="of:=IF([$DataEntry.P162]=&quot;&quot;;&quot;&quot;;[$DataEntry.P162])">
            <text:p/>
          </table:table-cell>
          <table:table-cell table:number-columns-repeated="48"/>
        </table:table-row>
        <table:table-row table:style-name="ro1">
          <table:table-cell table:formula="of:=IF([$DataEntry.A163]=&quot;&quot;;&quot;&quot;;[$DataEntry.A163])">
            <text:p/>
          </table:table-cell>
          <table:table-cell table:formula="of:=&quot;&quot;">
            <text:p/>
          </table:table-cell>
          <table:table-cell table:formula="of:=IF([$DataEntry.B163]=&quot;&quot;;&quot;&quot;;[$DataEntry.B163])">
            <text:p/>
          </table:table-cell>
          <table:table-cell table:formula="of:=IF([$DataEntry.E163]=&quot;&quot;;&quot;&quot;;[$DataEntry.E163])">
            <text:p/>
          </table:table-cell>
          <table:table-cell table:formula="of:=IF([$DataEntry.F163]=&quot;&quot;;&quot;&quot;;[$DataEntry.F163])">
            <text:p/>
          </table:table-cell>
          <table:table-cell table:formula="of:=IF([$DataEntry.G163]=&quot;&quot;;&quot;&quot;;[$DataEntry.G163])">
            <text:p/>
          </table:table-cell>
          <table:table-cell table:formula="of:=IF([$DataEntry.H163]=&quot;&quot;;&quot;&quot;;[$DataEntry.H163])">
            <text:p/>
          </table:table-cell>
          <table:table-cell table:formula="of:=IF([$DataEntry.I163]=&quot;&quot;;&quot;&quot;;[$DataEntry.I163])">
            <text:p/>
          </table:table-cell>
          <table:table-cell table:formula="of:=IF([$DataEntry.C163]=&quot;&quot;;&quot;&quot;;[$DataEntry.C163])">
            <text:p/>
          </table:table-cell>
          <table:table-cell table:formula="of:=&quot;&quot;">
            <text:p/>
          </table:table-cell>
          <table:table-cell table:formula="of:=IF([$DataEntry.D163]=&quot;&quot;;&quot;&quot;;[$DataEntry.D16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63]=&quot;&quot;;&quot;&quot;;[$DataEntry.N163])">
            <text:p/>
          </table:table-cell>
          <table:table-cell table:formula="of:=IF([$DataEntry.O163]=&quot;&quot;;&quot;&quot;;[$DataEntry.O163])">
            <text:p/>
          </table:table-cell>
          <table:table-cell table:formula="of:=IF([$DataEntry.P163]=&quot;&quot;;&quot;&quot;;[$DataEntry.P163])">
            <text:p/>
          </table:table-cell>
          <table:table-cell table:number-columns-repeated="48"/>
        </table:table-row>
        <table:table-row table:style-name="ro1">
          <table:table-cell table:formula="of:=IF([$DataEntry.A164]=&quot;&quot;;&quot;&quot;;[$DataEntry.A164])">
            <text:p/>
          </table:table-cell>
          <table:table-cell table:formula="of:=&quot;&quot;">
            <text:p/>
          </table:table-cell>
          <table:table-cell table:formula="of:=IF([$DataEntry.B164]=&quot;&quot;;&quot;&quot;;[$DataEntry.B164])">
            <text:p/>
          </table:table-cell>
          <table:table-cell table:formula="of:=IF([$DataEntry.E164]=&quot;&quot;;&quot;&quot;;[$DataEntry.E164])">
            <text:p/>
          </table:table-cell>
          <table:table-cell table:formula="of:=IF([$DataEntry.F164]=&quot;&quot;;&quot;&quot;;[$DataEntry.F164])">
            <text:p/>
          </table:table-cell>
          <table:table-cell table:formula="of:=IF([$DataEntry.G164]=&quot;&quot;;&quot;&quot;;[$DataEntry.G164])">
            <text:p/>
          </table:table-cell>
          <table:table-cell table:formula="of:=IF([$DataEntry.H164]=&quot;&quot;;&quot;&quot;;[$DataEntry.H164])">
            <text:p/>
          </table:table-cell>
          <table:table-cell table:formula="of:=IF([$DataEntry.I164]=&quot;&quot;;&quot;&quot;;[$DataEntry.I164])">
            <text:p/>
          </table:table-cell>
          <table:table-cell table:formula="of:=IF([$DataEntry.C164]=&quot;&quot;;&quot;&quot;;[$DataEntry.C164])">
            <text:p/>
          </table:table-cell>
          <table:table-cell table:formula="of:=&quot;&quot;">
            <text:p/>
          </table:table-cell>
          <table:table-cell table:formula="of:=IF([$DataEntry.D164]=&quot;&quot;;&quot;&quot;;[$DataEntry.D16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64]=&quot;&quot;;&quot;&quot;;[$DataEntry.N164])">
            <text:p/>
          </table:table-cell>
          <table:table-cell table:formula="of:=IF([$DataEntry.O164]=&quot;&quot;;&quot;&quot;;[$DataEntry.O164])">
            <text:p/>
          </table:table-cell>
          <table:table-cell table:formula="of:=IF([$DataEntry.P164]=&quot;&quot;;&quot;&quot;;[$DataEntry.P164])">
            <text:p/>
          </table:table-cell>
          <table:table-cell table:number-columns-repeated="48"/>
        </table:table-row>
        <table:table-row table:style-name="ro1">
          <table:table-cell table:formula="of:=IF([$DataEntry.A165]=&quot;&quot;;&quot;&quot;;[$DataEntry.A165])">
            <text:p/>
          </table:table-cell>
          <table:table-cell table:formula="of:=&quot;&quot;">
            <text:p/>
          </table:table-cell>
          <table:table-cell table:formula="of:=IF([$DataEntry.B165]=&quot;&quot;;&quot;&quot;;[$DataEntry.B165])">
            <text:p/>
          </table:table-cell>
          <table:table-cell table:formula="of:=IF([$DataEntry.E165]=&quot;&quot;;&quot;&quot;;[$DataEntry.E165])">
            <text:p/>
          </table:table-cell>
          <table:table-cell table:formula="of:=IF([$DataEntry.F165]=&quot;&quot;;&quot;&quot;;[$DataEntry.F165])">
            <text:p/>
          </table:table-cell>
          <table:table-cell table:formula="of:=IF([$DataEntry.G165]=&quot;&quot;;&quot;&quot;;[$DataEntry.G165])">
            <text:p/>
          </table:table-cell>
          <table:table-cell table:formula="of:=IF([$DataEntry.H165]=&quot;&quot;;&quot;&quot;;[$DataEntry.H165])">
            <text:p/>
          </table:table-cell>
          <table:table-cell table:formula="of:=IF([$DataEntry.I165]=&quot;&quot;;&quot;&quot;;[$DataEntry.I165])">
            <text:p/>
          </table:table-cell>
          <table:table-cell table:formula="of:=IF([$DataEntry.C165]=&quot;&quot;;&quot;&quot;;[$DataEntry.C165])">
            <text:p/>
          </table:table-cell>
          <table:table-cell table:formula="of:=&quot;&quot;">
            <text:p/>
          </table:table-cell>
          <table:table-cell table:formula="of:=IF([$DataEntry.D165]=&quot;&quot;;&quot;&quot;;[$DataEntry.D16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65]=&quot;&quot;;&quot;&quot;;[$DataEntry.N165])">
            <text:p/>
          </table:table-cell>
          <table:table-cell table:formula="of:=IF([$DataEntry.O165]=&quot;&quot;;&quot;&quot;;[$DataEntry.O165])">
            <text:p/>
          </table:table-cell>
          <table:table-cell table:formula="of:=IF([$DataEntry.P165]=&quot;&quot;;&quot;&quot;;[$DataEntry.P165])">
            <text:p/>
          </table:table-cell>
          <table:table-cell table:number-columns-repeated="48"/>
        </table:table-row>
        <table:table-row table:style-name="ro1">
          <table:table-cell table:formula="of:=IF([$DataEntry.A166]=&quot;&quot;;&quot;&quot;;[$DataEntry.A166])">
            <text:p/>
          </table:table-cell>
          <table:table-cell table:formula="of:=&quot;&quot;">
            <text:p/>
          </table:table-cell>
          <table:table-cell table:formula="of:=IF([$DataEntry.B166]=&quot;&quot;;&quot;&quot;;[$DataEntry.B166])">
            <text:p/>
          </table:table-cell>
          <table:table-cell table:formula="of:=IF([$DataEntry.E166]=&quot;&quot;;&quot;&quot;;[$DataEntry.E166])">
            <text:p/>
          </table:table-cell>
          <table:table-cell table:formula="of:=IF([$DataEntry.F166]=&quot;&quot;;&quot;&quot;;[$DataEntry.F166])">
            <text:p/>
          </table:table-cell>
          <table:table-cell table:formula="of:=IF([$DataEntry.G166]=&quot;&quot;;&quot;&quot;;[$DataEntry.G166])">
            <text:p/>
          </table:table-cell>
          <table:table-cell table:formula="of:=IF([$DataEntry.H166]=&quot;&quot;;&quot;&quot;;[$DataEntry.H166])">
            <text:p/>
          </table:table-cell>
          <table:table-cell table:formula="of:=IF([$DataEntry.I166]=&quot;&quot;;&quot;&quot;;[$DataEntry.I166])">
            <text:p/>
          </table:table-cell>
          <table:table-cell table:formula="of:=IF([$DataEntry.C166]=&quot;&quot;;&quot;&quot;;[$DataEntry.C166])">
            <text:p/>
          </table:table-cell>
          <table:table-cell table:formula="of:=&quot;&quot;">
            <text:p/>
          </table:table-cell>
          <table:table-cell table:formula="of:=IF([$DataEntry.D166]=&quot;&quot;;&quot;&quot;;[$DataEntry.D16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66]=&quot;&quot;;&quot;&quot;;[$DataEntry.N166])">
            <text:p/>
          </table:table-cell>
          <table:table-cell table:formula="of:=IF([$DataEntry.O166]=&quot;&quot;;&quot;&quot;;[$DataEntry.O166])">
            <text:p/>
          </table:table-cell>
          <table:table-cell table:formula="of:=IF([$DataEntry.P166]=&quot;&quot;;&quot;&quot;;[$DataEntry.P166])">
            <text:p/>
          </table:table-cell>
          <table:table-cell table:number-columns-repeated="48"/>
        </table:table-row>
        <table:table-row table:style-name="ro1">
          <table:table-cell table:formula="of:=IF([$DataEntry.A167]=&quot;&quot;;&quot;&quot;;[$DataEntry.A167])">
            <text:p/>
          </table:table-cell>
          <table:table-cell table:formula="of:=&quot;&quot;">
            <text:p/>
          </table:table-cell>
          <table:table-cell table:formula="of:=IF([$DataEntry.B167]=&quot;&quot;;&quot;&quot;;[$DataEntry.B167])">
            <text:p/>
          </table:table-cell>
          <table:table-cell table:formula="of:=IF([$DataEntry.E167]=&quot;&quot;;&quot;&quot;;[$DataEntry.E167])">
            <text:p/>
          </table:table-cell>
          <table:table-cell table:formula="of:=IF([$DataEntry.F167]=&quot;&quot;;&quot;&quot;;[$DataEntry.F167])">
            <text:p/>
          </table:table-cell>
          <table:table-cell table:formula="of:=IF([$DataEntry.G167]=&quot;&quot;;&quot;&quot;;[$DataEntry.G167])">
            <text:p/>
          </table:table-cell>
          <table:table-cell table:formula="of:=IF([$DataEntry.H167]=&quot;&quot;;&quot;&quot;;[$DataEntry.H167])">
            <text:p/>
          </table:table-cell>
          <table:table-cell table:formula="of:=IF([$DataEntry.I167]=&quot;&quot;;&quot;&quot;;[$DataEntry.I167])">
            <text:p/>
          </table:table-cell>
          <table:table-cell table:formula="of:=IF([$DataEntry.C167]=&quot;&quot;;&quot;&quot;;[$DataEntry.C167])">
            <text:p/>
          </table:table-cell>
          <table:table-cell table:formula="of:=&quot;&quot;">
            <text:p/>
          </table:table-cell>
          <table:table-cell table:formula="of:=IF([$DataEntry.D167]=&quot;&quot;;&quot;&quot;;[$DataEntry.D16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67]=&quot;&quot;;&quot;&quot;;[$DataEntry.N167])">
            <text:p/>
          </table:table-cell>
          <table:table-cell table:formula="of:=IF([$DataEntry.O167]=&quot;&quot;;&quot;&quot;;[$DataEntry.O167])">
            <text:p/>
          </table:table-cell>
          <table:table-cell table:formula="of:=IF([$DataEntry.P167]=&quot;&quot;;&quot;&quot;;[$DataEntry.P167])">
            <text:p/>
          </table:table-cell>
          <table:table-cell table:number-columns-repeated="48"/>
        </table:table-row>
        <table:table-row table:style-name="ro1">
          <table:table-cell table:formula="of:=IF([$DataEntry.A168]=&quot;&quot;;&quot;&quot;;[$DataEntry.A168])">
            <text:p/>
          </table:table-cell>
          <table:table-cell table:formula="of:=&quot;&quot;">
            <text:p/>
          </table:table-cell>
          <table:table-cell table:formula="of:=IF([$DataEntry.B168]=&quot;&quot;;&quot;&quot;;[$DataEntry.B168])">
            <text:p/>
          </table:table-cell>
          <table:table-cell table:formula="of:=IF([$DataEntry.E168]=&quot;&quot;;&quot;&quot;;[$DataEntry.E168])">
            <text:p/>
          </table:table-cell>
          <table:table-cell table:formula="of:=IF([$DataEntry.F168]=&quot;&quot;;&quot;&quot;;[$DataEntry.F168])">
            <text:p/>
          </table:table-cell>
          <table:table-cell table:formula="of:=IF([$DataEntry.G168]=&quot;&quot;;&quot;&quot;;[$DataEntry.G168])">
            <text:p/>
          </table:table-cell>
          <table:table-cell table:formula="of:=IF([$DataEntry.H168]=&quot;&quot;;&quot;&quot;;[$DataEntry.H168])">
            <text:p/>
          </table:table-cell>
          <table:table-cell table:formula="of:=IF([$DataEntry.I168]=&quot;&quot;;&quot;&quot;;[$DataEntry.I168])">
            <text:p/>
          </table:table-cell>
          <table:table-cell table:formula="of:=IF([$DataEntry.C168]=&quot;&quot;;&quot;&quot;;[$DataEntry.C168])">
            <text:p/>
          </table:table-cell>
          <table:table-cell table:formula="of:=&quot;&quot;">
            <text:p/>
          </table:table-cell>
          <table:table-cell table:formula="of:=IF([$DataEntry.D168]=&quot;&quot;;&quot;&quot;;[$DataEntry.D16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68]=&quot;&quot;;&quot;&quot;;[$DataEntry.N168])">
            <text:p/>
          </table:table-cell>
          <table:table-cell table:formula="of:=IF([$DataEntry.O168]=&quot;&quot;;&quot;&quot;;[$DataEntry.O168])">
            <text:p/>
          </table:table-cell>
          <table:table-cell table:formula="of:=IF([$DataEntry.P168]=&quot;&quot;;&quot;&quot;;[$DataEntry.P168])">
            <text:p/>
          </table:table-cell>
          <table:table-cell table:number-columns-repeated="48"/>
        </table:table-row>
        <table:table-row table:style-name="ro1">
          <table:table-cell table:formula="of:=IF([$DataEntry.A169]=&quot;&quot;;&quot;&quot;;[$DataEntry.A169])">
            <text:p/>
          </table:table-cell>
          <table:table-cell table:formula="of:=&quot;&quot;">
            <text:p/>
          </table:table-cell>
          <table:table-cell table:formula="of:=IF([$DataEntry.B169]=&quot;&quot;;&quot;&quot;;[$DataEntry.B169])">
            <text:p/>
          </table:table-cell>
          <table:table-cell table:formula="of:=IF([$DataEntry.E169]=&quot;&quot;;&quot;&quot;;[$DataEntry.E169])">
            <text:p/>
          </table:table-cell>
          <table:table-cell table:formula="of:=IF([$DataEntry.F169]=&quot;&quot;;&quot;&quot;;[$DataEntry.F169])">
            <text:p/>
          </table:table-cell>
          <table:table-cell table:formula="of:=IF([$DataEntry.G169]=&quot;&quot;;&quot;&quot;;[$DataEntry.G169])">
            <text:p/>
          </table:table-cell>
          <table:table-cell table:formula="of:=IF([$DataEntry.H169]=&quot;&quot;;&quot;&quot;;[$DataEntry.H169])">
            <text:p/>
          </table:table-cell>
          <table:table-cell table:formula="of:=IF([$DataEntry.I169]=&quot;&quot;;&quot;&quot;;[$DataEntry.I169])">
            <text:p/>
          </table:table-cell>
          <table:table-cell table:formula="of:=IF([$DataEntry.C169]=&quot;&quot;;&quot;&quot;;[$DataEntry.C169])">
            <text:p/>
          </table:table-cell>
          <table:table-cell table:formula="of:=&quot;&quot;">
            <text:p/>
          </table:table-cell>
          <table:table-cell table:formula="of:=IF([$DataEntry.D169]=&quot;&quot;;&quot;&quot;;[$DataEntry.D16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69]=&quot;&quot;;&quot;&quot;;[$DataEntry.N169])">
            <text:p/>
          </table:table-cell>
          <table:table-cell table:formula="of:=IF([$DataEntry.O169]=&quot;&quot;;&quot;&quot;;[$DataEntry.O169])">
            <text:p/>
          </table:table-cell>
          <table:table-cell table:formula="of:=IF([$DataEntry.P169]=&quot;&quot;;&quot;&quot;;[$DataEntry.P169])">
            <text:p/>
          </table:table-cell>
          <table:table-cell table:number-columns-repeated="48"/>
        </table:table-row>
        <table:table-row table:style-name="ro1">
          <table:table-cell table:formula="of:=IF([$DataEntry.A170]=&quot;&quot;;&quot;&quot;;[$DataEntry.A170])">
            <text:p/>
          </table:table-cell>
          <table:table-cell table:formula="of:=&quot;&quot;">
            <text:p/>
          </table:table-cell>
          <table:table-cell table:formula="of:=IF([$DataEntry.B170]=&quot;&quot;;&quot;&quot;;[$DataEntry.B170])">
            <text:p/>
          </table:table-cell>
          <table:table-cell table:formula="of:=IF([$DataEntry.E170]=&quot;&quot;;&quot;&quot;;[$DataEntry.E170])">
            <text:p/>
          </table:table-cell>
          <table:table-cell table:formula="of:=IF([$DataEntry.F170]=&quot;&quot;;&quot;&quot;;[$DataEntry.F170])">
            <text:p/>
          </table:table-cell>
          <table:table-cell table:formula="of:=IF([$DataEntry.G170]=&quot;&quot;;&quot;&quot;;[$DataEntry.G170])">
            <text:p/>
          </table:table-cell>
          <table:table-cell table:formula="of:=IF([$DataEntry.H170]=&quot;&quot;;&quot;&quot;;[$DataEntry.H170])">
            <text:p/>
          </table:table-cell>
          <table:table-cell table:formula="of:=IF([$DataEntry.I170]=&quot;&quot;;&quot;&quot;;[$DataEntry.I170])">
            <text:p/>
          </table:table-cell>
          <table:table-cell table:formula="of:=IF([$DataEntry.C170]=&quot;&quot;;&quot;&quot;;[$DataEntry.C170])">
            <text:p/>
          </table:table-cell>
          <table:table-cell table:formula="of:=&quot;&quot;">
            <text:p/>
          </table:table-cell>
          <table:table-cell table:formula="of:=IF([$DataEntry.D170]=&quot;&quot;;&quot;&quot;;[$DataEntry.D17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70]=&quot;&quot;;&quot;&quot;;[$DataEntry.N170])">
            <text:p/>
          </table:table-cell>
          <table:table-cell table:formula="of:=IF([$DataEntry.O170]=&quot;&quot;;&quot;&quot;;[$DataEntry.O170])">
            <text:p/>
          </table:table-cell>
          <table:table-cell table:formula="of:=IF([$DataEntry.P170]=&quot;&quot;;&quot;&quot;;[$DataEntry.P170])">
            <text:p/>
          </table:table-cell>
          <table:table-cell table:number-columns-repeated="48"/>
        </table:table-row>
        <table:table-row table:style-name="ro1">
          <table:table-cell table:formula="of:=IF([$DataEntry.A171]=&quot;&quot;;&quot;&quot;;[$DataEntry.A171])">
            <text:p/>
          </table:table-cell>
          <table:table-cell table:formula="of:=&quot;&quot;">
            <text:p/>
          </table:table-cell>
          <table:table-cell table:formula="of:=IF([$DataEntry.B171]=&quot;&quot;;&quot;&quot;;[$DataEntry.B171])">
            <text:p/>
          </table:table-cell>
          <table:table-cell table:formula="of:=IF([$DataEntry.E171]=&quot;&quot;;&quot;&quot;;[$DataEntry.E171])">
            <text:p/>
          </table:table-cell>
          <table:table-cell table:formula="of:=IF([$DataEntry.F171]=&quot;&quot;;&quot;&quot;;[$DataEntry.F171])">
            <text:p/>
          </table:table-cell>
          <table:table-cell table:formula="of:=IF([$DataEntry.G171]=&quot;&quot;;&quot;&quot;;[$DataEntry.G171])">
            <text:p/>
          </table:table-cell>
          <table:table-cell table:formula="of:=IF([$DataEntry.H171]=&quot;&quot;;&quot;&quot;;[$DataEntry.H171])">
            <text:p/>
          </table:table-cell>
          <table:table-cell table:formula="of:=IF([$DataEntry.I171]=&quot;&quot;;&quot;&quot;;[$DataEntry.I171])">
            <text:p/>
          </table:table-cell>
          <table:table-cell table:formula="of:=IF([$DataEntry.C171]=&quot;&quot;;&quot;&quot;;[$DataEntry.C171])">
            <text:p/>
          </table:table-cell>
          <table:table-cell table:formula="of:=&quot;&quot;">
            <text:p/>
          </table:table-cell>
          <table:table-cell table:formula="of:=IF([$DataEntry.D171]=&quot;&quot;;&quot;&quot;;[$DataEntry.D17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71]=&quot;&quot;;&quot;&quot;;[$DataEntry.N171])">
            <text:p/>
          </table:table-cell>
          <table:table-cell table:formula="of:=IF([$DataEntry.O171]=&quot;&quot;;&quot;&quot;;[$DataEntry.O171])">
            <text:p/>
          </table:table-cell>
          <table:table-cell table:formula="of:=IF([$DataEntry.P171]=&quot;&quot;;&quot;&quot;;[$DataEntry.P171])">
            <text:p/>
          </table:table-cell>
          <table:table-cell table:number-columns-repeated="48"/>
        </table:table-row>
        <table:table-row table:style-name="ro1">
          <table:table-cell table:formula="of:=IF([$DataEntry.A172]=&quot;&quot;;&quot;&quot;;[$DataEntry.A172])">
            <text:p/>
          </table:table-cell>
          <table:table-cell table:formula="of:=&quot;&quot;">
            <text:p/>
          </table:table-cell>
          <table:table-cell table:formula="of:=IF([$DataEntry.B172]=&quot;&quot;;&quot;&quot;;[$DataEntry.B172])">
            <text:p/>
          </table:table-cell>
          <table:table-cell table:formula="of:=IF([$DataEntry.E172]=&quot;&quot;;&quot;&quot;;[$DataEntry.E172])">
            <text:p/>
          </table:table-cell>
          <table:table-cell table:formula="of:=IF([$DataEntry.F172]=&quot;&quot;;&quot;&quot;;[$DataEntry.F172])">
            <text:p/>
          </table:table-cell>
          <table:table-cell table:formula="of:=IF([$DataEntry.G172]=&quot;&quot;;&quot;&quot;;[$DataEntry.G172])">
            <text:p/>
          </table:table-cell>
          <table:table-cell table:formula="of:=IF([$DataEntry.H172]=&quot;&quot;;&quot;&quot;;[$DataEntry.H172])">
            <text:p/>
          </table:table-cell>
          <table:table-cell table:formula="of:=IF([$DataEntry.I172]=&quot;&quot;;&quot;&quot;;[$DataEntry.I172])">
            <text:p/>
          </table:table-cell>
          <table:table-cell table:formula="of:=IF([$DataEntry.C172]=&quot;&quot;;&quot;&quot;;[$DataEntry.C172])">
            <text:p/>
          </table:table-cell>
          <table:table-cell table:formula="of:=&quot;&quot;">
            <text:p/>
          </table:table-cell>
          <table:table-cell table:formula="of:=IF([$DataEntry.D172]=&quot;&quot;;&quot;&quot;;[$DataEntry.D17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72]=&quot;&quot;;&quot;&quot;;[$DataEntry.N172])">
            <text:p/>
          </table:table-cell>
          <table:table-cell table:formula="of:=IF([$DataEntry.O172]=&quot;&quot;;&quot;&quot;;[$DataEntry.O172])">
            <text:p/>
          </table:table-cell>
          <table:table-cell table:formula="of:=IF([$DataEntry.P172]=&quot;&quot;;&quot;&quot;;[$DataEntry.P172])">
            <text:p/>
          </table:table-cell>
          <table:table-cell table:number-columns-repeated="48"/>
        </table:table-row>
        <table:table-row table:style-name="ro1">
          <table:table-cell table:formula="of:=IF([$DataEntry.A173]=&quot;&quot;;&quot;&quot;;[$DataEntry.A173])">
            <text:p/>
          </table:table-cell>
          <table:table-cell table:formula="of:=&quot;&quot;">
            <text:p/>
          </table:table-cell>
          <table:table-cell table:formula="of:=IF([$DataEntry.B173]=&quot;&quot;;&quot;&quot;;[$DataEntry.B173])">
            <text:p/>
          </table:table-cell>
          <table:table-cell table:formula="of:=IF([$DataEntry.E173]=&quot;&quot;;&quot;&quot;;[$DataEntry.E173])">
            <text:p/>
          </table:table-cell>
          <table:table-cell table:formula="of:=IF([$DataEntry.F173]=&quot;&quot;;&quot;&quot;;[$DataEntry.F173])">
            <text:p/>
          </table:table-cell>
          <table:table-cell table:formula="of:=IF([$DataEntry.G173]=&quot;&quot;;&quot;&quot;;[$DataEntry.G173])">
            <text:p/>
          </table:table-cell>
          <table:table-cell table:formula="of:=IF([$DataEntry.H173]=&quot;&quot;;&quot;&quot;;[$DataEntry.H173])">
            <text:p/>
          </table:table-cell>
          <table:table-cell table:formula="of:=IF([$DataEntry.I173]=&quot;&quot;;&quot;&quot;;[$DataEntry.I173])">
            <text:p/>
          </table:table-cell>
          <table:table-cell table:formula="of:=IF([$DataEntry.C173]=&quot;&quot;;&quot;&quot;;[$DataEntry.C173])">
            <text:p/>
          </table:table-cell>
          <table:table-cell table:formula="of:=&quot;&quot;">
            <text:p/>
          </table:table-cell>
          <table:table-cell table:formula="of:=IF([$DataEntry.D173]=&quot;&quot;;&quot;&quot;;[$DataEntry.D17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73]=&quot;&quot;;&quot;&quot;;[$DataEntry.N173])">
            <text:p/>
          </table:table-cell>
          <table:table-cell table:formula="of:=IF([$DataEntry.O173]=&quot;&quot;;&quot;&quot;;[$DataEntry.O173])">
            <text:p/>
          </table:table-cell>
          <table:table-cell table:formula="of:=IF([$DataEntry.P173]=&quot;&quot;;&quot;&quot;;[$DataEntry.P173])">
            <text:p/>
          </table:table-cell>
          <table:table-cell table:number-columns-repeated="48"/>
        </table:table-row>
        <table:table-row table:style-name="ro1">
          <table:table-cell table:formula="of:=IF([$DataEntry.A174]=&quot;&quot;;&quot;&quot;;[$DataEntry.A174])">
            <text:p/>
          </table:table-cell>
          <table:table-cell table:formula="of:=&quot;&quot;">
            <text:p/>
          </table:table-cell>
          <table:table-cell table:formula="of:=IF([$DataEntry.B174]=&quot;&quot;;&quot;&quot;;[$DataEntry.B174])">
            <text:p/>
          </table:table-cell>
          <table:table-cell table:formula="of:=IF([$DataEntry.E174]=&quot;&quot;;&quot;&quot;;[$DataEntry.E174])">
            <text:p/>
          </table:table-cell>
          <table:table-cell table:formula="of:=IF([$DataEntry.F174]=&quot;&quot;;&quot;&quot;;[$DataEntry.F174])">
            <text:p/>
          </table:table-cell>
          <table:table-cell table:formula="of:=IF([$DataEntry.G174]=&quot;&quot;;&quot;&quot;;[$DataEntry.G174])">
            <text:p/>
          </table:table-cell>
          <table:table-cell table:formula="of:=IF([$DataEntry.H174]=&quot;&quot;;&quot;&quot;;[$DataEntry.H174])">
            <text:p/>
          </table:table-cell>
          <table:table-cell table:formula="of:=IF([$DataEntry.I174]=&quot;&quot;;&quot;&quot;;[$DataEntry.I174])">
            <text:p/>
          </table:table-cell>
          <table:table-cell table:formula="of:=IF([$DataEntry.C174]=&quot;&quot;;&quot;&quot;;[$DataEntry.C174])">
            <text:p/>
          </table:table-cell>
          <table:table-cell table:formula="of:=&quot;&quot;">
            <text:p/>
          </table:table-cell>
          <table:table-cell table:formula="of:=IF([$DataEntry.D174]=&quot;&quot;;&quot;&quot;;[$DataEntry.D17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74]=&quot;&quot;;&quot;&quot;;[$DataEntry.N174])">
            <text:p/>
          </table:table-cell>
          <table:table-cell table:formula="of:=IF([$DataEntry.O174]=&quot;&quot;;&quot;&quot;;[$DataEntry.O174])">
            <text:p/>
          </table:table-cell>
          <table:table-cell table:formula="of:=IF([$DataEntry.P174]=&quot;&quot;;&quot;&quot;;[$DataEntry.P174])">
            <text:p/>
          </table:table-cell>
          <table:table-cell table:number-columns-repeated="48"/>
        </table:table-row>
        <table:table-row table:style-name="ro1">
          <table:table-cell table:formula="of:=IF([$DataEntry.A175]=&quot;&quot;;&quot;&quot;;[$DataEntry.A175])">
            <text:p/>
          </table:table-cell>
          <table:table-cell table:formula="of:=&quot;&quot;">
            <text:p/>
          </table:table-cell>
          <table:table-cell table:formula="of:=IF([$DataEntry.B175]=&quot;&quot;;&quot;&quot;;[$DataEntry.B175])">
            <text:p/>
          </table:table-cell>
          <table:table-cell table:formula="of:=IF([$DataEntry.E175]=&quot;&quot;;&quot;&quot;;[$DataEntry.E175])">
            <text:p/>
          </table:table-cell>
          <table:table-cell table:formula="of:=IF([$DataEntry.F175]=&quot;&quot;;&quot;&quot;;[$DataEntry.F175])">
            <text:p/>
          </table:table-cell>
          <table:table-cell table:formula="of:=IF([$DataEntry.G175]=&quot;&quot;;&quot;&quot;;[$DataEntry.G175])">
            <text:p/>
          </table:table-cell>
          <table:table-cell table:formula="of:=IF([$DataEntry.H175]=&quot;&quot;;&quot;&quot;;[$DataEntry.H175])">
            <text:p/>
          </table:table-cell>
          <table:table-cell table:formula="of:=IF([$DataEntry.I175]=&quot;&quot;;&quot;&quot;;[$DataEntry.I175])">
            <text:p/>
          </table:table-cell>
          <table:table-cell table:formula="of:=IF([$DataEntry.C175]=&quot;&quot;;&quot;&quot;;[$DataEntry.C175])">
            <text:p/>
          </table:table-cell>
          <table:table-cell table:formula="of:=&quot;&quot;">
            <text:p/>
          </table:table-cell>
          <table:table-cell table:formula="of:=IF([$DataEntry.D175]=&quot;&quot;;&quot;&quot;;[$DataEntry.D17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75]=&quot;&quot;;&quot;&quot;;[$DataEntry.N175])">
            <text:p/>
          </table:table-cell>
          <table:table-cell table:formula="of:=IF([$DataEntry.O175]=&quot;&quot;;&quot;&quot;;[$DataEntry.O175])">
            <text:p/>
          </table:table-cell>
          <table:table-cell table:formula="of:=IF([$DataEntry.P175]=&quot;&quot;;&quot;&quot;;[$DataEntry.P175])">
            <text:p/>
          </table:table-cell>
          <table:table-cell table:number-columns-repeated="48"/>
        </table:table-row>
        <table:table-row table:style-name="ro1">
          <table:table-cell table:formula="of:=IF([$DataEntry.A176]=&quot;&quot;;&quot;&quot;;[$DataEntry.A176])">
            <text:p/>
          </table:table-cell>
          <table:table-cell table:formula="of:=&quot;&quot;">
            <text:p/>
          </table:table-cell>
          <table:table-cell table:formula="of:=IF([$DataEntry.B176]=&quot;&quot;;&quot;&quot;;[$DataEntry.B176])">
            <text:p/>
          </table:table-cell>
          <table:table-cell table:formula="of:=IF([$DataEntry.E176]=&quot;&quot;;&quot;&quot;;[$DataEntry.E176])">
            <text:p/>
          </table:table-cell>
          <table:table-cell table:formula="of:=IF([$DataEntry.F176]=&quot;&quot;;&quot;&quot;;[$DataEntry.F176])">
            <text:p/>
          </table:table-cell>
          <table:table-cell table:formula="of:=IF([$DataEntry.G176]=&quot;&quot;;&quot;&quot;;[$DataEntry.G176])">
            <text:p/>
          </table:table-cell>
          <table:table-cell table:formula="of:=IF([$DataEntry.H176]=&quot;&quot;;&quot;&quot;;[$DataEntry.H176])">
            <text:p/>
          </table:table-cell>
          <table:table-cell table:formula="of:=IF([$DataEntry.I176]=&quot;&quot;;&quot;&quot;;[$DataEntry.I176])">
            <text:p/>
          </table:table-cell>
          <table:table-cell table:formula="of:=IF([$DataEntry.C176]=&quot;&quot;;&quot;&quot;;[$DataEntry.C176])">
            <text:p/>
          </table:table-cell>
          <table:table-cell table:formula="of:=&quot;&quot;">
            <text:p/>
          </table:table-cell>
          <table:table-cell table:formula="of:=IF([$DataEntry.D176]=&quot;&quot;;&quot;&quot;;[$DataEntry.D17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76]=&quot;&quot;;&quot;&quot;;[$DataEntry.N176])">
            <text:p/>
          </table:table-cell>
          <table:table-cell table:formula="of:=IF([$DataEntry.O176]=&quot;&quot;;&quot;&quot;;[$DataEntry.O176])">
            <text:p/>
          </table:table-cell>
          <table:table-cell table:formula="of:=IF([$DataEntry.P176]=&quot;&quot;;&quot;&quot;;[$DataEntry.P176])">
            <text:p/>
          </table:table-cell>
          <table:table-cell table:number-columns-repeated="48"/>
        </table:table-row>
        <table:table-row table:style-name="ro1">
          <table:table-cell table:formula="of:=IF([$DataEntry.A177]=&quot;&quot;;&quot;&quot;;[$DataEntry.A177])">
            <text:p/>
          </table:table-cell>
          <table:table-cell table:formula="of:=&quot;&quot;">
            <text:p/>
          </table:table-cell>
          <table:table-cell table:formula="of:=IF([$DataEntry.B177]=&quot;&quot;;&quot;&quot;;[$DataEntry.B177])">
            <text:p/>
          </table:table-cell>
          <table:table-cell table:formula="of:=IF([$DataEntry.E177]=&quot;&quot;;&quot;&quot;;[$DataEntry.E177])">
            <text:p/>
          </table:table-cell>
          <table:table-cell table:formula="of:=IF([$DataEntry.F177]=&quot;&quot;;&quot;&quot;;[$DataEntry.F177])">
            <text:p/>
          </table:table-cell>
          <table:table-cell table:formula="of:=IF([$DataEntry.G177]=&quot;&quot;;&quot;&quot;;[$DataEntry.G177])">
            <text:p/>
          </table:table-cell>
          <table:table-cell table:formula="of:=IF([$DataEntry.H177]=&quot;&quot;;&quot;&quot;;[$DataEntry.H177])">
            <text:p/>
          </table:table-cell>
          <table:table-cell table:formula="of:=IF([$DataEntry.I177]=&quot;&quot;;&quot;&quot;;[$DataEntry.I177])">
            <text:p/>
          </table:table-cell>
          <table:table-cell table:formula="of:=IF([$DataEntry.C177]=&quot;&quot;;&quot;&quot;;[$DataEntry.C177])">
            <text:p/>
          </table:table-cell>
          <table:table-cell table:formula="of:=&quot;&quot;">
            <text:p/>
          </table:table-cell>
          <table:table-cell table:formula="of:=IF([$DataEntry.D177]=&quot;&quot;;&quot;&quot;;[$DataEntry.D17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77]=&quot;&quot;;&quot;&quot;;[$DataEntry.N177])">
            <text:p/>
          </table:table-cell>
          <table:table-cell table:formula="of:=IF([$DataEntry.O177]=&quot;&quot;;&quot;&quot;;[$DataEntry.O177])">
            <text:p/>
          </table:table-cell>
          <table:table-cell table:formula="of:=IF([$DataEntry.P177]=&quot;&quot;;&quot;&quot;;[$DataEntry.P177])">
            <text:p/>
          </table:table-cell>
          <table:table-cell table:number-columns-repeated="48"/>
        </table:table-row>
        <table:table-row table:style-name="ro1">
          <table:table-cell table:formula="of:=IF([$DataEntry.A178]=&quot;&quot;;&quot;&quot;;[$DataEntry.A178])">
            <text:p/>
          </table:table-cell>
          <table:table-cell table:formula="of:=&quot;&quot;">
            <text:p/>
          </table:table-cell>
          <table:table-cell table:formula="of:=IF([$DataEntry.B178]=&quot;&quot;;&quot;&quot;;[$DataEntry.B178])">
            <text:p/>
          </table:table-cell>
          <table:table-cell table:formula="of:=IF([$DataEntry.E178]=&quot;&quot;;&quot;&quot;;[$DataEntry.E178])">
            <text:p/>
          </table:table-cell>
          <table:table-cell table:formula="of:=IF([$DataEntry.F178]=&quot;&quot;;&quot;&quot;;[$DataEntry.F178])">
            <text:p/>
          </table:table-cell>
          <table:table-cell table:formula="of:=IF([$DataEntry.G178]=&quot;&quot;;&quot;&quot;;[$DataEntry.G178])">
            <text:p/>
          </table:table-cell>
          <table:table-cell table:formula="of:=IF([$DataEntry.H178]=&quot;&quot;;&quot;&quot;;[$DataEntry.H178])">
            <text:p/>
          </table:table-cell>
          <table:table-cell table:formula="of:=IF([$DataEntry.I178]=&quot;&quot;;&quot;&quot;;[$DataEntry.I178])">
            <text:p/>
          </table:table-cell>
          <table:table-cell table:formula="of:=IF([$DataEntry.C178]=&quot;&quot;;&quot;&quot;;[$DataEntry.C178])">
            <text:p/>
          </table:table-cell>
          <table:table-cell table:formula="of:=&quot;&quot;">
            <text:p/>
          </table:table-cell>
          <table:table-cell table:formula="of:=IF([$DataEntry.D178]=&quot;&quot;;&quot;&quot;;[$DataEntry.D17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78]=&quot;&quot;;&quot;&quot;;[$DataEntry.N178])">
            <text:p/>
          </table:table-cell>
          <table:table-cell table:formula="of:=IF([$DataEntry.O178]=&quot;&quot;;&quot;&quot;;[$DataEntry.O178])">
            <text:p/>
          </table:table-cell>
          <table:table-cell table:formula="of:=IF([$DataEntry.P178]=&quot;&quot;;&quot;&quot;;[$DataEntry.P178])">
            <text:p/>
          </table:table-cell>
          <table:table-cell table:number-columns-repeated="48"/>
        </table:table-row>
        <table:table-row table:style-name="ro1">
          <table:table-cell table:formula="of:=IF([$DataEntry.A179]=&quot;&quot;;&quot;&quot;;[$DataEntry.A179])">
            <text:p/>
          </table:table-cell>
          <table:table-cell table:formula="of:=&quot;&quot;">
            <text:p/>
          </table:table-cell>
          <table:table-cell table:formula="of:=IF([$DataEntry.B179]=&quot;&quot;;&quot;&quot;;[$DataEntry.B179])">
            <text:p/>
          </table:table-cell>
          <table:table-cell table:formula="of:=IF([$DataEntry.E179]=&quot;&quot;;&quot;&quot;;[$DataEntry.E179])">
            <text:p/>
          </table:table-cell>
          <table:table-cell table:formula="of:=IF([$DataEntry.F179]=&quot;&quot;;&quot;&quot;;[$DataEntry.F179])">
            <text:p/>
          </table:table-cell>
          <table:table-cell table:formula="of:=IF([$DataEntry.G179]=&quot;&quot;;&quot;&quot;;[$DataEntry.G179])">
            <text:p/>
          </table:table-cell>
          <table:table-cell table:formula="of:=IF([$DataEntry.H179]=&quot;&quot;;&quot;&quot;;[$DataEntry.H179])">
            <text:p/>
          </table:table-cell>
          <table:table-cell table:formula="of:=IF([$DataEntry.I179]=&quot;&quot;;&quot;&quot;;[$DataEntry.I179])">
            <text:p/>
          </table:table-cell>
          <table:table-cell table:formula="of:=IF([$DataEntry.C179]=&quot;&quot;;&quot;&quot;;[$DataEntry.C179])">
            <text:p/>
          </table:table-cell>
          <table:table-cell table:formula="of:=&quot;&quot;">
            <text:p/>
          </table:table-cell>
          <table:table-cell table:formula="of:=IF([$DataEntry.D179]=&quot;&quot;;&quot;&quot;;[$DataEntry.D17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79]=&quot;&quot;;&quot;&quot;;[$DataEntry.N179])">
            <text:p/>
          </table:table-cell>
          <table:table-cell table:formula="of:=IF([$DataEntry.O179]=&quot;&quot;;&quot;&quot;;[$DataEntry.O179])">
            <text:p/>
          </table:table-cell>
          <table:table-cell table:formula="of:=IF([$DataEntry.P179]=&quot;&quot;;&quot;&quot;;[$DataEntry.P179])">
            <text:p/>
          </table:table-cell>
          <table:table-cell table:number-columns-repeated="48"/>
        </table:table-row>
        <table:table-row table:style-name="ro1">
          <table:table-cell table:formula="of:=IF([$DataEntry.A180]=&quot;&quot;;&quot;&quot;;[$DataEntry.A180])">
            <text:p/>
          </table:table-cell>
          <table:table-cell table:formula="of:=&quot;&quot;">
            <text:p/>
          </table:table-cell>
          <table:table-cell table:formula="of:=IF([$DataEntry.B180]=&quot;&quot;;&quot;&quot;;[$DataEntry.B180])">
            <text:p/>
          </table:table-cell>
          <table:table-cell table:formula="of:=IF([$DataEntry.E180]=&quot;&quot;;&quot;&quot;;[$DataEntry.E180])">
            <text:p/>
          </table:table-cell>
          <table:table-cell table:formula="of:=IF([$DataEntry.F180]=&quot;&quot;;&quot;&quot;;[$DataEntry.F180])">
            <text:p/>
          </table:table-cell>
          <table:table-cell table:formula="of:=IF([$DataEntry.G180]=&quot;&quot;;&quot;&quot;;[$DataEntry.G180])">
            <text:p/>
          </table:table-cell>
          <table:table-cell table:formula="of:=IF([$DataEntry.H180]=&quot;&quot;;&quot;&quot;;[$DataEntry.H180])">
            <text:p/>
          </table:table-cell>
          <table:table-cell table:formula="of:=IF([$DataEntry.I180]=&quot;&quot;;&quot;&quot;;[$DataEntry.I180])">
            <text:p/>
          </table:table-cell>
          <table:table-cell table:formula="of:=IF([$DataEntry.C180]=&quot;&quot;;&quot;&quot;;[$DataEntry.C180])">
            <text:p/>
          </table:table-cell>
          <table:table-cell table:formula="of:=&quot;&quot;">
            <text:p/>
          </table:table-cell>
          <table:table-cell table:formula="of:=IF([$DataEntry.D180]=&quot;&quot;;&quot;&quot;;[$DataEntry.D18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80]=&quot;&quot;;&quot;&quot;;[$DataEntry.N180])">
            <text:p/>
          </table:table-cell>
          <table:table-cell table:formula="of:=IF([$DataEntry.O180]=&quot;&quot;;&quot;&quot;;[$DataEntry.O180])">
            <text:p/>
          </table:table-cell>
          <table:table-cell table:formula="of:=IF([$DataEntry.P180]=&quot;&quot;;&quot;&quot;;[$DataEntry.P180])">
            <text:p/>
          </table:table-cell>
          <table:table-cell table:number-columns-repeated="48"/>
        </table:table-row>
        <table:table-row table:style-name="ro1">
          <table:table-cell table:formula="of:=IF([$DataEntry.A181]=&quot;&quot;;&quot;&quot;;[$DataEntry.A181])">
            <text:p/>
          </table:table-cell>
          <table:table-cell table:formula="of:=&quot;&quot;">
            <text:p/>
          </table:table-cell>
          <table:table-cell table:formula="of:=IF([$DataEntry.B181]=&quot;&quot;;&quot;&quot;;[$DataEntry.B181])">
            <text:p/>
          </table:table-cell>
          <table:table-cell table:formula="of:=IF([$DataEntry.E181]=&quot;&quot;;&quot;&quot;;[$DataEntry.E181])">
            <text:p/>
          </table:table-cell>
          <table:table-cell table:formula="of:=IF([$DataEntry.F181]=&quot;&quot;;&quot;&quot;;[$DataEntry.F181])">
            <text:p/>
          </table:table-cell>
          <table:table-cell table:formula="of:=IF([$DataEntry.G181]=&quot;&quot;;&quot;&quot;;[$DataEntry.G181])">
            <text:p/>
          </table:table-cell>
          <table:table-cell table:formula="of:=IF([$DataEntry.H181]=&quot;&quot;;&quot;&quot;;[$DataEntry.H181])">
            <text:p/>
          </table:table-cell>
          <table:table-cell table:formula="of:=IF([$DataEntry.I181]=&quot;&quot;;&quot;&quot;;[$DataEntry.I181])">
            <text:p/>
          </table:table-cell>
          <table:table-cell table:formula="of:=IF([$DataEntry.C181]=&quot;&quot;;&quot;&quot;;[$DataEntry.C181])">
            <text:p/>
          </table:table-cell>
          <table:table-cell table:formula="of:=&quot;&quot;">
            <text:p/>
          </table:table-cell>
          <table:table-cell table:formula="of:=IF([$DataEntry.D181]=&quot;&quot;;&quot;&quot;;[$DataEntry.D18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81]=&quot;&quot;;&quot;&quot;;[$DataEntry.N181])">
            <text:p/>
          </table:table-cell>
          <table:table-cell table:formula="of:=IF([$DataEntry.O181]=&quot;&quot;;&quot;&quot;;[$DataEntry.O181])">
            <text:p/>
          </table:table-cell>
          <table:table-cell table:formula="of:=IF([$DataEntry.P181]=&quot;&quot;;&quot;&quot;;[$DataEntry.P181])">
            <text:p/>
          </table:table-cell>
          <table:table-cell table:number-columns-repeated="48"/>
        </table:table-row>
        <table:table-row table:style-name="ro1">
          <table:table-cell table:formula="of:=IF([$DataEntry.A182]=&quot;&quot;;&quot;&quot;;[$DataEntry.A182])">
            <text:p/>
          </table:table-cell>
          <table:table-cell table:formula="of:=&quot;&quot;">
            <text:p/>
          </table:table-cell>
          <table:table-cell table:style-name="ce4" table:formula="of:=IF([$DataEntry.B182]=&quot;&quot;;&quot;&quot;;[$DataEntry.B182])">
            <text:p/>
          </table:table-cell>
          <table:table-cell table:formula="of:=IF([$DataEntry.E182]=&quot;&quot;;&quot;&quot;;[$DataEntry.E182])">
            <text:p/>
          </table:table-cell>
          <table:table-cell table:formula="of:=IF([$DataEntry.F182]=&quot;&quot;;&quot;&quot;;[$DataEntry.F182])">
            <text:p/>
          </table:table-cell>
          <table:table-cell table:formula="of:=IF([$DataEntry.G182]=&quot;&quot;;&quot;&quot;;[$DataEntry.G182])">
            <text:p/>
          </table:table-cell>
          <table:table-cell table:formula="of:=IF([$DataEntry.H182]=&quot;&quot;;&quot;&quot;;[$DataEntry.H182])">
            <text:p/>
          </table:table-cell>
          <table:table-cell table:formula="of:=IF([$DataEntry.I182]=&quot;&quot;;&quot;&quot;;[$DataEntry.I182])">
            <text:p/>
          </table:table-cell>
          <table:table-cell table:formula="of:=IF([$DataEntry.C182]=&quot;&quot;;&quot;&quot;;[$DataEntry.C182])">
            <text:p/>
          </table:table-cell>
          <table:table-cell table:formula="of:=&quot;&quot;">
            <text:p/>
          </table:table-cell>
          <table:table-cell table:formula="of:=IF([$DataEntry.D182]=&quot;&quot;;&quot;&quot;;[$DataEntry.D18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82]=&quot;&quot;;&quot;&quot;;[$DataEntry.N182])">
            <text:p/>
          </table:table-cell>
          <table:table-cell table:formula="of:=IF([$DataEntry.O182]=&quot;&quot;;&quot;&quot;;[$DataEntry.O182])">
            <text:p/>
          </table:table-cell>
          <table:table-cell table:formula="of:=IF([$DataEntry.P182]=&quot;&quot;;&quot;&quot;;[$DataEntry.P182])">
            <text:p/>
          </table:table-cell>
          <table:table-cell table:number-columns-repeated="48"/>
        </table:table-row>
        <table:table-row table:style-name="ro1">
          <table:table-cell table:formula="of:=IF([$DataEntry.A183]=&quot;&quot;;&quot;&quot;;[$DataEntry.A183])">
            <text:p/>
          </table:table-cell>
          <table:table-cell table:formula="of:=&quot;&quot;">
            <text:p/>
          </table:table-cell>
          <table:table-cell table:formula="of:=IF([$DataEntry.B183]=&quot;&quot;;&quot;&quot;;[$DataEntry.B183])">
            <text:p/>
          </table:table-cell>
          <table:table-cell table:formula="of:=IF([$DataEntry.E183]=&quot;&quot;;&quot;&quot;;[$DataEntry.E183])">
            <text:p/>
          </table:table-cell>
          <table:table-cell table:formula="of:=IF([$DataEntry.F183]=&quot;&quot;;&quot;&quot;;[$DataEntry.F183])">
            <text:p/>
          </table:table-cell>
          <table:table-cell table:formula="of:=IF([$DataEntry.G183]=&quot;&quot;;&quot;&quot;;[$DataEntry.G183])">
            <text:p/>
          </table:table-cell>
          <table:table-cell table:formula="of:=IF([$DataEntry.H183]=&quot;&quot;;&quot;&quot;;[$DataEntry.H183])">
            <text:p/>
          </table:table-cell>
          <table:table-cell table:formula="of:=IF([$DataEntry.I183]=&quot;&quot;;&quot;&quot;;[$DataEntry.I183])">
            <text:p/>
          </table:table-cell>
          <table:table-cell table:formula="of:=IF([$DataEntry.C183]=&quot;&quot;;&quot;&quot;;[$DataEntry.C183])">
            <text:p/>
          </table:table-cell>
          <table:table-cell table:formula="of:=&quot;&quot;">
            <text:p/>
          </table:table-cell>
          <table:table-cell table:formula="of:=IF([$DataEntry.D183]=&quot;&quot;;&quot;&quot;;[$DataEntry.D18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83]=&quot;&quot;;&quot;&quot;;[$DataEntry.N183])">
            <text:p/>
          </table:table-cell>
          <table:table-cell table:formula="of:=IF([$DataEntry.O183]=&quot;&quot;;&quot;&quot;;[$DataEntry.O183])">
            <text:p/>
          </table:table-cell>
          <table:table-cell table:formula="of:=IF([$DataEntry.P183]=&quot;&quot;;&quot;&quot;;[$DataEntry.P183])">
            <text:p/>
          </table:table-cell>
          <table:table-cell table:number-columns-repeated="48"/>
        </table:table-row>
        <table:table-row table:style-name="ro1">
          <table:table-cell table:formula="of:=IF([$DataEntry.A184]=&quot;&quot;;&quot;&quot;;[$DataEntry.A184])">
            <text:p/>
          </table:table-cell>
          <table:table-cell table:formula="of:=&quot;&quot;">
            <text:p/>
          </table:table-cell>
          <table:table-cell table:style-name="ce4" table:formula="of:=IF([$DataEntry.B184]=&quot;&quot;;&quot;&quot;;[$DataEntry.B184])">
            <text:p/>
          </table:table-cell>
          <table:table-cell table:formula="of:=IF([$DataEntry.E184]=&quot;&quot;;&quot;&quot;;[$DataEntry.E184])">
            <text:p/>
          </table:table-cell>
          <table:table-cell table:formula="of:=IF([$DataEntry.F184]=&quot;&quot;;&quot;&quot;;[$DataEntry.F184])">
            <text:p/>
          </table:table-cell>
          <table:table-cell table:formula="of:=IF([$DataEntry.G184]=&quot;&quot;;&quot;&quot;;[$DataEntry.G184])">
            <text:p/>
          </table:table-cell>
          <table:table-cell table:formula="of:=IF([$DataEntry.H184]=&quot;&quot;;&quot;&quot;;[$DataEntry.H184])">
            <text:p/>
          </table:table-cell>
          <table:table-cell table:formula="of:=IF([$DataEntry.I184]=&quot;&quot;;&quot;&quot;;[$DataEntry.I184])">
            <text:p/>
          </table:table-cell>
          <table:table-cell table:formula="of:=IF([$DataEntry.C184]=&quot;&quot;;&quot;&quot;;[$DataEntry.C184])">
            <text:p/>
          </table:table-cell>
          <table:table-cell table:formula="of:=&quot;&quot;">
            <text:p/>
          </table:table-cell>
          <table:table-cell table:formula="of:=IF([$DataEntry.D184]=&quot;&quot;;&quot;&quot;;[$DataEntry.D18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84]=&quot;&quot;;&quot;&quot;;[$DataEntry.N184])">
            <text:p/>
          </table:table-cell>
          <table:table-cell table:formula="of:=IF([$DataEntry.O184]=&quot;&quot;;&quot;&quot;;[$DataEntry.O184])">
            <text:p/>
          </table:table-cell>
          <table:table-cell table:formula="of:=IF([$DataEntry.P184]=&quot;&quot;;&quot;&quot;;[$DataEntry.P184])">
            <text:p/>
          </table:table-cell>
          <table:table-cell table:number-columns-repeated="48"/>
        </table:table-row>
        <table:table-row table:style-name="ro1">
          <table:table-cell table:formula="of:=IF([$DataEntry.A185]=&quot;&quot;;&quot;&quot;;[$DataEntry.A185])">
            <text:p/>
          </table:table-cell>
          <table:table-cell table:formula="of:=&quot;&quot;">
            <text:p/>
          </table:table-cell>
          <table:table-cell table:formula="of:=IF([$DataEntry.B185]=&quot;&quot;;&quot;&quot;;[$DataEntry.B185])">
            <text:p/>
          </table:table-cell>
          <table:table-cell table:formula="of:=IF([$DataEntry.E185]=&quot;&quot;;&quot;&quot;;[$DataEntry.E185])">
            <text:p/>
          </table:table-cell>
          <table:table-cell table:formula="of:=IF([$DataEntry.F185]=&quot;&quot;;&quot;&quot;;[$DataEntry.F185])">
            <text:p/>
          </table:table-cell>
          <table:table-cell table:formula="of:=IF([$DataEntry.G185]=&quot;&quot;;&quot;&quot;;[$DataEntry.G185])">
            <text:p/>
          </table:table-cell>
          <table:table-cell table:formula="of:=IF([$DataEntry.H185]=&quot;&quot;;&quot;&quot;;[$DataEntry.H185])">
            <text:p/>
          </table:table-cell>
          <table:table-cell table:formula="of:=IF([$DataEntry.I185]=&quot;&quot;;&quot;&quot;;[$DataEntry.I185])">
            <text:p/>
          </table:table-cell>
          <table:table-cell table:formula="of:=IF([$DataEntry.C185]=&quot;&quot;;&quot;&quot;;[$DataEntry.C185])">
            <text:p/>
          </table:table-cell>
          <table:table-cell table:formula="of:=&quot;&quot;">
            <text:p/>
          </table:table-cell>
          <table:table-cell table:formula="of:=IF([$DataEntry.D185]=&quot;&quot;;&quot;&quot;;[$DataEntry.D18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85]=&quot;&quot;;&quot;&quot;;[$DataEntry.N185])">
            <text:p/>
          </table:table-cell>
          <table:table-cell table:formula="of:=IF([$DataEntry.O185]=&quot;&quot;;&quot;&quot;;[$DataEntry.O185])">
            <text:p/>
          </table:table-cell>
          <table:table-cell table:formula="of:=IF([$DataEntry.P185]=&quot;&quot;;&quot;&quot;;[$DataEntry.P185])">
            <text:p/>
          </table:table-cell>
          <table:table-cell table:number-columns-repeated="48"/>
        </table:table-row>
        <table:table-row table:style-name="ro1">
          <table:table-cell table:formula="of:=IF([$DataEntry.A186]=&quot;&quot;;&quot;&quot;;[$DataEntry.A186])">
            <text:p/>
          </table:table-cell>
          <table:table-cell table:formula="of:=&quot;&quot;">
            <text:p/>
          </table:table-cell>
          <table:table-cell table:style-name="ce4" table:formula="of:=IF([$DataEntry.B186]=&quot;&quot;;&quot;&quot;;[$DataEntry.B186])">
            <text:p/>
          </table:table-cell>
          <table:table-cell table:formula="of:=IF([$DataEntry.E186]=&quot;&quot;;&quot;&quot;;[$DataEntry.E186])">
            <text:p/>
          </table:table-cell>
          <table:table-cell table:formula="of:=IF([$DataEntry.F186]=&quot;&quot;;&quot;&quot;;[$DataEntry.F186])">
            <text:p/>
          </table:table-cell>
          <table:table-cell table:formula="of:=IF([$DataEntry.G186]=&quot;&quot;;&quot;&quot;;[$DataEntry.G186])">
            <text:p/>
          </table:table-cell>
          <table:table-cell table:formula="of:=IF([$DataEntry.H186]=&quot;&quot;;&quot;&quot;;[$DataEntry.H186])">
            <text:p/>
          </table:table-cell>
          <table:table-cell table:formula="of:=IF([$DataEntry.I186]=&quot;&quot;;&quot;&quot;;[$DataEntry.I186])">
            <text:p/>
          </table:table-cell>
          <table:table-cell table:formula="of:=IF([$DataEntry.C186]=&quot;&quot;;&quot;&quot;;[$DataEntry.C186])">
            <text:p/>
          </table:table-cell>
          <table:table-cell table:formula="of:=&quot;&quot;">
            <text:p/>
          </table:table-cell>
          <table:table-cell table:formula="of:=IF([$DataEntry.D186]=&quot;&quot;;&quot;&quot;;[$DataEntry.D18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86]=&quot;&quot;;&quot;&quot;;[$DataEntry.N186])">
            <text:p/>
          </table:table-cell>
          <table:table-cell table:formula="of:=IF([$DataEntry.O186]=&quot;&quot;;&quot;&quot;;[$DataEntry.O186])">
            <text:p/>
          </table:table-cell>
          <table:table-cell table:formula="of:=IF([$DataEntry.P186]=&quot;&quot;;&quot;&quot;;[$DataEntry.P186])">
            <text:p/>
          </table:table-cell>
          <table:table-cell table:number-columns-repeated="48"/>
        </table:table-row>
        <table:table-row table:style-name="ro1">
          <table:table-cell table:formula="of:=IF([$DataEntry.A187]=&quot;&quot;;&quot;&quot;;[$DataEntry.A187])">
            <text:p/>
          </table:table-cell>
          <table:table-cell table:formula="of:=&quot;&quot;">
            <text:p/>
          </table:table-cell>
          <table:table-cell table:formula="of:=IF([$DataEntry.B187]=&quot;&quot;;&quot;&quot;;[$DataEntry.B187])">
            <text:p/>
          </table:table-cell>
          <table:table-cell table:formula="of:=IF([$DataEntry.E187]=&quot;&quot;;&quot;&quot;;[$DataEntry.E187])">
            <text:p/>
          </table:table-cell>
          <table:table-cell table:formula="of:=IF([$DataEntry.F187]=&quot;&quot;;&quot;&quot;;[$DataEntry.F187])">
            <text:p/>
          </table:table-cell>
          <table:table-cell table:formula="of:=IF([$DataEntry.G187]=&quot;&quot;;&quot;&quot;;[$DataEntry.G187])">
            <text:p/>
          </table:table-cell>
          <table:table-cell table:formula="of:=IF([$DataEntry.H187]=&quot;&quot;;&quot;&quot;;[$DataEntry.H187])">
            <text:p/>
          </table:table-cell>
          <table:table-cell table:formula="of:=IF([$DataEntry.I187]=&quot;&quot;;&quot;&quot;;[$DataEntry.I187])">
            <text:p/>
          </table:table-cell>
          <table:table-cell table:formula="of:=IF([$DataEntry.C187]=&quot;&quot;;&quot;&quot;;[$DataEntry.C187])">
            <text:p/>
          </table:table-cell>
          <table:table-cell table:formula="of:=&quot;&quot;">
            <text:p/>
          </table:table-cell>
          <table:table-cell table:formula="of:=IF([$DataEntry.D187]=&quot;&quot;;&quot;&quot;;[$DataEntry.D18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87]=&quot;&quot;;&quot;&quot;;[$DataEntry.N187])">
            <text:p/>
          </table:table-cell>
          <table:table-cell table:formula="of:=IF([$DataEntry.O187]=&quot;&quot;;&quot;&quot;;[$DataEntry.O187])">
            <text:p/>
          </table:table-cell>
          <table:table-cell table:formula="of:=IF([$DataEntry.P187]=&quot;&quot;;&quot;&quot;;[$DataEntry.P187])">
            <text:p/>
          </table:table-cell>
          <table:table-cell table:number-columns-repeated="48"/>
        </table:table-row>
        <table:table-row table:style-name="ro1">
          <table:table-cell table:formula="of:=IF([$DataEntry.A188]=&quot;&quot;;&quot;&quot;;[$DataEntry.A188])">
            <text:p/>
          </table:table-cell>
          <table:table-cell table:formula="of:=&quot;&quot;">
            <text:p/>
          </table:table-cell>
          <table:table-cell table:style-name="ce4" table:formula="of:=IF([$DataEntry.B188]=&quot;&quot;;&quot;&quot;;[$DataEntry.B188])">
            <text:p/>
          </table:table-cell>
          <table:table-cell table:formula="of:=IF([$DataEntry.E188]=&quot;&quot;;&quot;&quot;;[$DataEntry.E188])">
            <text:p/>
          </table:table-cell>
          <table:table-cell table:formula="of:=IF([$DataEntry.F188]=&quot;&quot;;&quot;&quot;;[$DataEntry.F188])">
            <text:p/>
          </table:table-cell>
          <table:table-cell table:formula="of:=IF([$DataEntry.G188]=&quot;&quot;;&quot;&quot;;[$DataEntry.G188])">
            <text:p/>
          </table:table-cell>
          <table:table-cell table:formula="of:=IF([$DataEntry.H188]=&quot;&quot;;&quot;&quot;;[$DataEntry.H188])">
            <text:p/>
          </table:table-cell>
          <table:table-cell table:formula="of:=IF([$DataEntry.I188]=&quot;&quot;;&quot;&quot;;[$DataEntry.I188])">
            <text:p/>
          </table:table-cell>
          <table:table-cell table:formula="of:=IF([$DataEntry.C188]=&quot;&quot;;&quot;&quot;;[$DataEntry.C188])">
            <text:p/>
          </table:table-cell>
          <table:table-cell table:formula="of:=&quot;&quot;">
            <text:p/>
          </table:table-cell>
          <table:table-cell table:formula="of:=IF([$DataEntry.D188]=&quot;&quot;;&quot;&quot;;[$DataEntry.D18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88]=&quot;&quot;;&quot;&quot;;[$DataEntry.N188])">
            <text:p/>
          </table:table-cell>
          <table:table-cell table:formula="of:=IF([$DataEntry.O188]=&quot;&quot;;&quot;&quot;;[$DataEntry.O188])">
            <text:p/>
          </table:table-cell>
          <table:table-cell table:formula="of:=IF([$DataEntry.P188]=&quot;&quot;;&quot;&quot;;[$DataEntry.P188])">
            <text:p/>
          </table:table-cell>
          <table:table-cell table:number-columns-repeated="48"/>
        </table:table-row>
        <table:table-row table:style-name="ro1">
          <table:table-cell table:formula="of:=IF([$DataEntry.A189]=&quot;&quot;;&quot;&quot;;[$DataEntry.A189])">
            <text:p/>
          </table:table-cell>
          <table:table-cell table:formula="of:=&quot;&quot;">
            <text:p/>
          </table:table-cell>
          <table:table-cell table:formula="of:=IF([$DataEntry.B189]=&quot;&quot;;&quot;&quot;;[$DataEntry.B189])">
            <text:p/>
          </table:table-cell>
          <table:table-cell table:formula="of:=IF([$DataEntry.E189]=&quot;&quot;;&quot;&quot;;[$DataEntry.E189])">
            <text:p/>
          </table:table-cell>
          <table:table-cell table:formula="of:=IF([$DataEntry.F189]=&quot;&quot;;&quot;&quot;;[$DataEntry.F189])">
            <text:p/>
          </table:table-cell>
          <table:table-cell table:formula="of:=IF([$DataEntry.G189]=&quot;&quot;;&quot;&quot;;[$DataEntry.G189])">
            <text:p/>
          </table:table-cell>
          <table:table-cell table:formula="of:=IF([$DataEntry.H189]=&quot;&quot;;&quot;&quot;;[$DataEntry.H189])">
            <text:p/>
          </table:table-cell>
          <table:table-cell table:formula="of:=IF([$DataEntry.I189]=&quot;&quot;;&quot;&quot;;[$DataEntry.I189])">
            <text:p/>
          </table:table-cell>
          <table:table-cell table:formula="of:=IF([$DataEntry.C189]=&quot;&quot;;&quot;&quot;;[$DataEntry.C189])">
            <text:p/>
          </table:table-cell>
          <table:table-cell table:formula="of:=&quot;&quot;">
            <text:p/>
          </table:table-cell>
          <table:table-cell table:formula="of:=IF([$DataEntry.D189]=&quot;&quot;;&quot;&quot;;[$DataEntry.D18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89]=&quot;&quot;;&quot;&quot;;[$DataEntry.N189])">
            <text:p/>
          </table:table-cell>
          <table:table-cell table:formula="of:=IF([$DataEntry.O189]=&quot;&quot;;&quot;&quot;;[$DataEntry.O189])">
            <text:p/>
          </table:table-cell>
          <table:table-cell table:formula="of:=IF([$DataEntry.P189]=&quot;&quot;;&quot;&quot;;[$DataEntry.P189])">
            <text:p/>
          </table:table-cell>
          <table:table-cell table:number-columns-repeated="48"/>
        </table:table-row>
        <table:table-row table:style-name="ro1">
          <table:table-cell table:formula="of:=IF([$DataEntry.A190]=&quot;&quot;;&quot;&quot;;[$DataEntry.A190])">
            <text:p/>
          </table:table-cell>
          <table:table-cell table:formula="of:=&quot;&quot;">
            <text:p/>
          </table:table-cell>
          <table:table-cell table:style-name="ce4" table:formula="of:=IF([$DataEntry.B190]=&quot;&quot;;&quot;&quot;;[$DataEntry.B190])">
            <text:p/>
          </table:table-cell>
          <table:table-cell table:formula="of:=IF([$DataEntry.E190]=&quot;&quot;;&quot;&quot;;[$DataEntry.E190])">
            <text:p/>
          </table:table-cell>
          <table:table-cell table:formula="of:=IF([$DataEntry.F190]=&quot;&quot;;&quot;&quot;;[$DataEntry.F190])">
            <text:p/>
          </table:table-cell>
          <table:table-cell table:formula="of:=IF([$DataEntry.G190]=&quot;&quot;;&quot;&quot;;[$DataEntry.G190])">
            <text:p/>
          </table:table-cell>
          <table:table-cell table:formula="of:=IF([$DataEntry.H190]=&quot;&quot;;&quot;&quot;;[$DataEntry.H190])">
            <text:p/>
          </table:table-cell>
          <table:table-cell table:formula="of:=IF([$DataEntry.I190]=&quot;&quot;;&quot;&quot;;[$DataEntry.I190])">
            <text:p/>
          </table:table-cell>
          <table:table-cell table:formula="of:=IF([$DataEntry.C190]=&quot;&quot;;&quot;&quot;;[$DataEntry.C190])">
            <text:p/>
          </table:table-cell>
          <table:table-cell table:formula="of:=&quot;&quot;">
            <text:p/>
          </table:table-cell>
          <table:table-cell table:formula="of:=IF([$DataEntry.D190]=&quot;&quot;;&quot;&quot;;[$DataEntry.D19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90]=&quot;&quot;;&quot;&quot;;[$DataEntry.N190])">
            <text:p/>
          </table:table-cell>
          <table:table-cell table:formula="of:=IF([$DataEntry.O190]=&quot;&quot;;&quot;&quot;;[$DataEntry.O190])">
            <text:p/>
          </table:table-cell>
          <table:table-cell table:formula="of:=IF([$DataEntry.P190]=&quot;&quot;;&quot;&quot;;[$DataEntry.P190])">
            <text:p/>
          </table:table-cell>
          <table:table-cell table:number-columns-repeated="48"/>
        </table:table-row>
        <table:table-row table:style-name="ro1">
          <table:table-cell table:formula="of:=IF([$DataEntry.A191]=&quot;&quot;;&quot;&quot;;[$DataEntry.A191])">
            <text:p/>
          </table:table-cell>
          <table:table-cell table:formula="of:=&quot;&quot;">
            <text:p/>
          </table:table-cell>
          <table:table-cell table:formula="of:=IF([$DataEntry.B191]=&quot;&quot;;&quot;&quot;;[$DataEntry.B191])">
            <text:p/>
          </table:table-cell>
          <table:table-cell table:formula="of:=IF([$DataEntry.E191]=&quot;&quot;;&quot;&quot;;[$DataEntry.E191])">
            <text:p/>
          </table:table-cell>
          <table:table-cell table:formula="of:=IF([$DataEntry.F191]=&quot;&quot;;&quot;&quot;;[$DataEntry.F191])">
            <text:p/>
          </table:table-cell>
          <table:table-cell table:formula="of:=IF([$DataEntry.G191]=&quot;&quot;;&quot;&quot;;[$DataEntry.G191])">
            <text:p/>
          </table:table-cell>
          <table:table-cell table:formula="of:=IF([$DataEntry.H191]=&quot;&quot;;&quot;&quot;;[$DataEntry.H191])">
            <text:p/>
          </table:table-cell>
          <table:table-cell table:formula="of:=IF([$DataEntry.I191]=&quot;&quot;;&quot;&quot;;[$DataEntry.I191])">
            <text:p/>
          </table:table-cell>
          <table:table-cell table:formula="of:=IF([$DataEntry.C191]=&quot;&quot;;&quot;&quot;;[$DataEntry.C191])">
            <text:p/>
          </table:table-cell>
          <table:table-cell table:formula="of:=&quot;&quot;">
            <text:p/>
          </table:table-cell>
          <table:table-cell table:formula="of:=IF([$DataEntry.D191]=&quot;&quot;;&quot;&quot;;[$DataEntry.D19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91]=&quot;&quot;;&quot;&quot;;[$DataEntry.N191])">
            <text:p/>
          </table:table-cell>
          <table:table-cell table:formula="of:=IF([$DataEntry.O191]=&quot;&quot;;&quot;&quot;;[$DataEntry.O191])">
            <text:p/>
          </table:table-cell>
          <table:table-cell table:formula="of:=IF([$DataEntry.P191]=&quot;&quot;;&quot;&quot;;[$DataEntry.P191])">
            <text:p/>
          </table:table-cell>
          <table:table-cell table:number-columns-repeated="48"/>
        </table:table-row>
        <table:table-row table:style-name="ro1">
          <table:table-cell table:formula="of:=IF([$DataEntry.A192]=&quot;&quot;;&quot;&quot;;[$DataEntry.A192])">
            <text:p/>
          </table:table-cell>
          <table:table-cell table:formula="of:=&quot;&quot;">
            <text:p/>
          </table:table-cell>
          <table:table-cell table:style-name="ce4" table:formula="of:=IF([$DataEntry.B192]=&quot;&quot;;&quot;&quot;;[$DataEntry.B192])">
            <text:p/>
          </table:table-cell>
          <table:table-cell table:formula="of:=IF([$DataEntry.E192]=&quot;&quot;;&quot;&quot;;[$DataEntry.E192])">
            <text:p/>
          </table:table-cell>
          <table:table-cell table:formula="of:=IF([$DataEntry.F192]=&quot;&quot;;&quot;&quot;;[$DataEntry.F192])">
            <text:p/>
          </table:table-cell>
          <table:table-cell table:formula="of:=IF([$DataEntry.G192]=&quot;&quot;;&quot;&quot;;[$DataEntry.G192])">
            <text:p/>
          </table:table-cell>
          <table:table-cell table:formula="of:=IF([$DataEntry.H192]=&quot;&quot;;&quot;&quot;;[$DataEntry.H192])">
            <text:p/>
          </table:table-cell>
          <table:table-cell table:formula="of:=IF([$DataEntry.I192]=&quot;&quot;;&quot;&quot;;[$DataEntry.I192])">
            <text:p/>
          </table:table-cell>
          <table:table-cell table:formula="of:=IF([$DataEntry.C192]=&quot;&quot;;&quot;&quot;;[$DataEntry.C192])">
            <text:p/>
          </table:table-cell>
          <table:table-cell table:formula="of:=&quot;&quot;">
            <text:p/>
          </table:table-cell>
          <table:table-cell table:formula="of:=IF([$DataEntry.D192]=&quot;&quot;;&quot;&quot;;[$DataEntry.D19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92]=&quot;&quot;;&quot;&quot;;[$DataEntry.N192])">
            <text:p/>
          </table:table-cell>
          <table:table-cell table:formula="of:=IF([$DataEntry.O192]=&quot;&quot;;&quot;&quot;;[$DataEntry.O192])">
            <text:p/>
          </table:table-cell>
          <table:table-cell table:formula="of:=IF([$DataEntry.P192]=&quot;&quot;;&quot;&quot;;[$DataEntry.P192])">
            <text:p/>
          </table:table-cell>
          <table:table-cell table:number-columns-repeated="48"/>
        </table:table-row>
        <table:table-row table:style-name="ro1">
          <table:table-cell table:formula="of:=IF([$DataEntry.A193]=&quot;&quot;;&quot;&quot;;[$DataEntry.A193])">
            <text:p/>
          </table:table-cell>
          <table:table-cell table:formula="of:=&quot;&quot;">
            <text:p/>
          </table:table-cell>
          <table:table-cell table:formula="of:=IF([$DataEntry.B193]=&quot;&quot;;&quot;&quot;;[$DataEntry.B193])">
            <text:p/>
          </table:table-cell>
          <table:table-cell table:formula="of:=IF([$DataEntry.E193]=&quot;&quot;;&quot;&quot;;[$DataEntry.E193])">
            <text:p/>
          </table:table-cell>
          <table:table-cell table:formula="of:=IF([$DataEntry.F193]=&quot;&quot;;&quot;&quot;;[$DataEntry.F193])">
            <text:p/>
          </table:table-cell>
          <table:table-cell table:formula="of:=IF([$DataEntry.G193]=&quot;&quot;;&quot;&quot;;[$DataEntry.G193])">
            <text:p/>
          </table:table-cell>
          <table:table-cell table:formula="of:=IF([$DataEntry.H193]=&quot;&quot;;&quot;&quot;;[$DataEntry.H193])">
            <text:p/>
          </table:table-cell>
          <table:table-cell table:formula="of:=IF([$DataEntry.I193]=&quot;&quot;;&quot;&quot;;[$DataEntry.I193])">
            <text:p/>
          </table:table-cell>
          <table:table-cell table:formula="of:=IF([$DataEntry.C193]=&quot;&quot;;&quot;&quot;;[$DataEntry.C193])">
            <text:p/>
          </table:table-cell>
          <table:table-cell table:formula="of:=&quot;&quot;">
            <text:p/>
          </table:table-cell>
          <table:table-cell table:formula="of:=IF([$DataEntry.D193]=&quot;&quot;;&quot;&quot;;[$DataEntry.D19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93]=&quot;&quot;;&quot;&quot;;[$DataEntry.N193])">
            <text:p/>
          </table:table-cell>
          <table:table-cell table:formula="of:=IF([$DataEntry.O193]=&quot;&quot;;&quot;&quot;;[$DataEntry.O193])">
            <text:p/>
          </table:table-cell>
          <table:table-cell table:formula="of:=IF([$DataEntry.P193]=&quot;&quot;;&quot;&quot;;[$DataEntry.P193])">
            <text:p/>
          </table:table-cell>
          <table:table-cell table:number-columns-repeated="48"/>
        </table:table-row>
        <table:table-row table:style-name="ro1">
          <table:table-cell table:formula="of:=IF([$DataEntry.A194]=&quot;&quot;;&quot;&quot;;[$DataEntry.A194])">
            <text:p/>
          </table:table-cell>
          <table:table-cell table:formula="of:=&quot;&quot;">
            <text:p/>
          </table:table-cell>
          <table:table-cell table:style-name="ce4" table:formula="of:=IF([$DataEntry.B194]=&quot;&quot;;&quot;&quot;;[$DataEntry.B194])">
            <text:p/>
          </table:table-cell>
          <table:table-cell table:formula="of:=IF([$DataEntry.E194]=&quot;&quot;;&quot;&quot;;[$DataEntry.E194])">
            <text:p/>
          </table:table-cell>
          <table:table-cell table:formula="of:=IF([$DataEntry.F194]=&quot;&quot;;&quot;&quot;;[$DataEntry.F194])">
            <text:p/>
          </table:table-cell>
          <table:table-cell table:formula="of:=IF([$DataEntry.G194]=&quot;&quot;;&quot;&quot;;[$DataEntry.G194])">
            <text:p/>
          </table:table-cell>
          <table:table-cell table:formula="of:=IF([$DataEntry.H194]=&quot;&quot;;&quot;&quot;;[$DataEntry.H194])">
            <text:p/>
          </table:table-cell>
          <table:table-cell table:formula="of:=IF([$DataEntry.I194]=&quot;&quot;;&quot;&quot;;[$DataEntry.I194])">
            <text:p/>
          </table:table-cell>
          <table:table-cell table:formula="of:=IF([$DataEntry.C194]=&quot;&quot;;&quot;&quot;;[$DataEntry.C194])">
            <text:p/>
          </table:table-cell>
          <table:table-cell table:formula="of:=&quot;&quot;">
            <text:p/>
          </table:table-cell>
          <table:table-cell table:formula="of:=IF([$DataEntry.D194]=&quot;&quot;;&quot;&quot;;[$DataEntry.D19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94]=&quot;&quot;;&quot;&quot;;[$DataEntry.N194])">
            <text:p/>
          </table:table-cell>
          <table:table-cell table:formula="of:=IF([$DataEntry.O194]=&quot;&quot;;&quot;&quot;;[$DataEntry.O194])">
            <text:p/>
          </table:table-cell>
          <table:table-cell table:formula="of:=IF([$DataEntry.P194]=&quot;&quot;;&quot;&quot;;[$DataEntry.P194])">
            <text:p/>
          </table:table-cell>
          <table:table-cell table:number-columns-repeated="48"/>
        </table:table-row>
        <table:table-row table:style-name="ro1">
          <table:table-cell table:formula="of:=IF([$DataEntry.A195]=&quot;&quot;;&quot;&quot;;[$DataEntry.A195])">
            <text:p/>
          </table:table-cell>
          <table:table-cell table:formula="of:=&quot;&quot;">
            <text:p/>
          </table:table-cell>
          <table:table-cell table:formula="of:=IF([$DataEntry.B195]=&quot;&quot;;&quot;&quot;;[$DataEntry.B195])">
            <text:p/>
          </table:table-cell>
          <table:table-cell table:formula="of:=IF([$DataEntry.E195]=&quot;&quot;;&quot;&quot;;[$DataEntry.E195])">
            <text:p/>
          </table:table-cell>
          <table:table-cell table:formula="of:=IF([$DataEntry.F195]=&quot;&quot;;&quot;&quot;;[$DataEntry.F195])">
            <text:p/>
          </table:table-cell>
          <table:table-cell table:formula="of:=IF([$DataEntry.G195]=&quot;&quot;;&quot;&quot;;[$DataEntry.G195])">
            <text:p/>
          </table:table-cell>
          <table:table-cell table:formula="of:=IF([$DataEntry.H195]=&quot;&quot;;&quot;&quot;;[$DataEntry.H195])">
            <text:p/>
          </table:table-cell>
          <table:table-cell table:formula="of:=IF([$DataEntry.I195]=&quot;&quot;;&quot;&quot;;[$DataEntry.I195])">
            <text:p/>
          </table:table-cell>
          <table:table-cell table:formula="of:=IF([$DataEntry.C195]=&quot;&quot;;&quot;&quot;;[$DataEntry.C195])">
            <text:p/>
          </table:table-cell>
          <table:table-cell table:formula="of:=&quot;&quot;">
            <text:p/>
          </table:table-cell>
          <table:table-cell table:formula="of:=IF([$DataEntry.D195]=&quot;&quot;;&quot;&quot;;[$DataEntry.D19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95]=&quot;&quot;;&quot;&quot;;[$DataEntry.N195])">
            <text:p/>
          </table:table-cell>
          <table:table-cell table:formula="of:=IF([$DataEntry.O195]=&quot;&quot;;&quot;&quot;;[$DataEntry.O195])">
            <text:p/>
          </table:table-cell>
          <table:table-cell table:formula="of:=IF([$DataEntry.P195]=&quot;&quot;;&quot;&quot;;[$DataEntry.P195])">
            <text:p/>
          </table:table-cell>
          <table:table-cell table:number-columns-repeated="48"/>
        </table:table-row>
        <table:table-row table:style-name="ro1">
          <table:table-cell table:formula="of:=IF([$DataEntry.A196]=&quot;&quot;;&quot;&quot;;[$DataEntry.A196])">
            <text:p/>
          </table:table-cell>
          <table:table-cell table:formula="of:=&quot;&quot;">
            <text:p/>
          </table:table-cell>
          <table:table-cell table:style-name="ce4" table:formula="of:=IF([$DataEntry.B196]=&quot;&quot;;&quot;&quot;;[$DataEntry.B196])">
            <text:p/>
          </table:table-cell>
          <table:table-cell table:formula="of:=IF([$DataEntry.E196]=&quot;&quot;;&quot;&quot;;[$DataEntry.E196])">
            <text:p/>
          </table:table-cell>
          <table:table-cell table:formula="of:=IF([$DataEntry.F196]=&quot;&quot;;&quot;&quot;;[$DataEntry.F196])">
            <text:p/>
          </table:table-cell>
          <table:table-cell table:formula="of:=IF([$DataEntry.G196]=&quot;&quot;;&quot;&quot;;[$DataEntry.G196])">
            <text:p/>
          </table:table-cell>
          <table:table-cell table:formula="of:=IF([$DataEntry.H196]=&quot;&quot;;&quot;&quot;;[$DataEntry.H196])">
            <text:p/>
          </table:table-cell>
          <table:table-cell table:formula="of:=IF([$DataEntry.I196]=&quot;&quot;;&quot;&quot;;[$DataEntry.I196])">
            <text:p/>
          </table:table-cell>
          <table:table-cell table:formula="of:=IF([$DataEntry.C196]=&quot;&quot;;&quot;&quot;;[$DataEntry.C196])">
            <text:p/>
          </table:table-cell>
          <table:table-cell table:formula="of:=&quot;&quot;">
            <text:p/>
          </table:table-cell>
          <table:table-cell table:formula="of:=IF([$DataEntry.D196]=&quot;&quot;;&quot;&quot;;[$DataEntry.D19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96]=&quot;&quot;;&quot;&quot;;[$DataEntry.N196])">
            <text:p/>
          </table:table-cell>
          <table:table-cell table:formula="of:=IF([$DataEntry.O196]=&quot;&quot;;&quot;&quot;;[$DataEntry.O196])">
            <text:p/>
          </table:table-cell>
          <table:table-cell table:formula="of:=IF([$DataEntry.P196]=&quot;&quot;;&quot;&quot;;[$DataEntry.P196])">
            <text:p/>
          </table:table-cell>
          <table:table-cell table:number-columns-repeated="48"/>
        </table:table-row>
        <table:table-row table:style-name="ro1">
          <table:table-cell table:formula="of:=IF([$DataEntry.A197]=&quot;&quot;;&quot;&quot;;[$DataEntry.A197])">
            <text:p/>
          </table:table-cell>
          <table:table-cell table:formula="of:=&quot;&quot;">
            <text:p/>
          </table:table-cell>
          <table:table-cell table:formula="of:=IF([$DataEntry.B197]=&quot;&quot;;&quot;&quot;;[$DataEntry.B197])">
            <text:p/>
          </table:table-cell>
          <table:table-cell table:formula="of:=IF([$DataEntry.E197]=&quot;&quot;;&quot;&quot;;[$DataEntry.E197])">
            <text:p/>
          </table:table-cell>
          <table:table-cell table:formula="of:=IF([$DataEntry.F197]=&quot;&quot;;&quot;&quot;;[$DataEntry.F197])">
            <text:p/>
          </table:table-cell>
          <table:table-cell table:formula="of:=IF([$DataEntry.G197]=&quot;&quot;;&quot;&quot;;[$DataEntry.G197])">
            <text:p/>
          </table:table-cell>
          <table:table-cell table:formula="of:=IF([$DataEntry.H197]=&quot;&quot;;&quot;&quot;;[$DataEntry.H197])">
            <text:p/>
          </table:table-cell>
          <table:table-cell table:formula="of:=IF([$DataEntry.I197]=&quot;&quot;;&quot;&quot;;[$DataEntry.I197])">
            <text:p/>
          </table:table-cell>
          <table:table-cell table:formula="of:=IF([$DataEntry.C197]=&quot;&quot;;&quot;&quot;;[$DataEntry.C197])">
            <text:p/>
          </table:table-cell>
          <table:table-cell table:formula="of:=&quot;&quot;">
            <text:p/>
          </table:table-cell>
          <table:table-cell table:formula="of:=IF([$DataEntry.D197]=&quot;&quot;;&quot;&quot;;[$DataEntry.D19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97]=&quot;&quot;;&quot;&quot;;[$DataEntry.N197])">
            <text:p/>
          </table:table-cell>
          <table:table-cell table:formula="of:=IF([$DataEntry.O197]=&quot;&quot;;&quot;&quot;;[$DataEntry.O197])">
            <text:p/>
          </table:table-cell>
          <table:table-cell table:formula="of:=IF([$DataEntry.P197]=&quot;&quot;;&quot;&quot;;[$DataEntry.P197])">
            <text:p/>
          </table:table-cell>
          <table:table-cell table:number-columns-repeated="48"/>
        </table:table-row>
        <table:table-row table:style-name="ro1">
          <table:table-cell table:formula="of:=IF([$DataEntry.A198]=&quot;&quot;;&quot;&quot;;[$DataEntry.A198])">
            <text:p/>
          </table:table-cell>
          <table:table-cell table:formula="of:=&quot;&quot;">
            <text:p/>
          </table:table-cell>
          <table:table-cell table:style-name="ce4" table:formula="of:=IF([$DataEntry.B198]=&quot;&quot;;&quot;&quot;;[$DataEntry.B198])">
            <text:p/>
          </table:table-cell>
          <table:table-cell table:formula="of:=IF([$DataEntry.E198]=&quot;&quot;;&quot;&quot;;[$DataEntry.E198])">
            <text:p/>
          </table:table-cell>
          <table:table-cell table:formula="of:=IF([$DataEntry.F198]=&quot;&quot;;&quot;&quot;;[$DataEntry.F198])">
            <text:p/>
          </table:table-cell>
          <table:table-cell table:formula="of:=IF([$DataEntry.G198]=&quot;&quot;;&quot;&quot;;[$DataEntry.G198])">
            <text:p/>
          </table:table-cell>
          <table:table-cell table:formula="of:=IF([$DataEntry.H198]=&quot;&quot;;&quot;&quot;;[$DataEntry.H198])">
            <text:p/>
          </table:table-cell>
          <table:table-cell table:formula="of:=IF([$DataEntry.I198]=&quot;&quot;;&quot;&quot;;[$DataEntry.I198])">
            <text:p/>
          </table:table-cell>
          <table:table-cell table:formula="of:=IF([$DataEntry.C198]=&quot;&quot;;&quot;&quot;;[$DataEntry.C198])">
            <text:p/>
          </table:table-cell>
          <table:table-cell table:formula="of:=&quot;&quot;">
            <text:p/>
          </table:table-cell>
          <table:table-cell table:formula="of:=IF([$DataEntry.D198]=&quot;&quot;;&quot;&quot;;[$DataEntry.D19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98]=&quot;&quot;;&quot;&quot;;[$DataEntry.N198])">
            <text:p/>
          </table:table-cell>
          <table:table-cell table:formula="of:=IF([$DataEntry.O198]=&quot;&quot;;&quot;&quot;;[$DataEntry.O198])">
            <text:p/>
          </table:table-cell>
          <table:table-cell table:formula="of:=IF([$DataEntry.P198]=&quot;&quot;;&quot;&quot;;[$DataEntry.P198])">
            <text:p/>
          </table:table-cell>
          <table:table-cell table:number-columns-repeated="48"/>
        </table:table-row>
        <table:table-row table:style-name="ro1">
          <table:table-cell table:formula="of:=IF([$DataEntry.A199]=&quot;&quot;;&quot;&quot;;[$DataEntry.A199])">
            <text:p/>
          </table:table-cell>
          <table:table-cell table:formula="of:=&quot;&quot;">
            <text:p/>
          </table:table-cell>
          <table:table-cell table:formula="of:=IF([$DataEntry.B199]=&quot;&quot;;&quot;&quot;;[$DataEntry.B199])">
            <text:p/>
          </table:table-cell>
          <table:table-cell table:formula="of:=IF([$DataEntry.E199]=&quot;&quot;;&quot;&quot;;[$DataEntry.E199])">
            <text:p/>
          </table:table-cell>
          <table:table-cell table:formula="of:=IF([$DataEntry.F199]=&quot;&quot;;&quot;&quot;;[$DataEntry.F199])">
            <text:p/>
          </table:table-cell>
          <table:table-cell table:formula="of:=IF([$DataEntry.G199]=&quot;&quot;;&quot;&quot;;[$DataEntry.G199])">
            <text:p/>
          </table:table-cell>
          <table:table-cell table:formula="of:=IF([$DataEntry.H199]=&quot;&quot;;&quot;&quot;;[$DataEntry.H199])">
            <text:p/>
          </table:table-cell>
          <table:table-cell table:formula="of:=IF([$DataEntry.I199]=&quot;&quot;;&quot;&quot;;[$DataEntry.I199])">
            <text:p/>
          </table:table-cell>
          <table:table-cell table:formula="of:=IF([$DataEntry.C199]=&quot;&quot;;&quot;&quot;;[$DataEntry.C199])">
            <text:p/>
          </table:table-cell>
          <table:table-cell table:formula="of:=&quot;&quot;">
            <text:p/>
          </table:table-cell>
          <table:table-cell table:formula="of:=IF([$DataEntry.D199]=&quot;&quot;;&quot;&quot;;[$DataEntry.D19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99]=&quot;&quot;;&quot;&quot;;[$DataEntry.N199])">
            <text:p/>
          </table:table-cell>
          <table:table-cell table:formula="of:=IF([$DataEntry.O199]=&quot;&quot;;&quot;&quot;;[$DataEntry.O199])">
            <text:p/>
          </table:table-cell>
          <table:table-cell table:formula="of:=IF([$DataEntry.P199]=&quot;&quot;;&quot;&quot;;[$DataEntry.P199])">
            <text:p/>
          </table:table-cell>
          <table:table-cell table:number-columns-repeated="48"/>
        </table:table-row>
        <table:table-row table:style-name="ro1">
          <table:table-cell table:formula="of:=IF([$DataEntry.A200]=&quot;&quot;;&quot;&quot;;[$DataEntry.A200])">
            <text:p/>
          </table:table-cell>
          <table:table-cell table:formula="of:=&quot;&quot;">
            <text:p/>
          </table:table-cell>
          <table:table-cell table:style-name="ce4" table:formula="of:=IF([$DataEntry.B200]=&quot;&quot;;&quot;&quot;;[$DataEntry.B200])">
            <text:p/>
          </table:table-cell>
          <table:table-cell table:formula="of:=IF([$DataEntry.E200]=&quot;&quot;;&quot;&quot;;[$DataEntry.E200])">
            <text:p/>
          </table:table-cell>
          <table:table-cell table:formula="of:=IF([$DataEntry.F200]=&quot;&quot;;&quot;&quot;;[$DataEntry.F200])">
            <text:p/>
          </table:table-cell>
          <table:table-cell table:formula="of:=IF([$DataEntry.G200]=&quot;&quot;;&quot;&quot;;[$DataEntry.G200])">
            <text:p/>
          </table:table-cell>
          <table:table-cell table:formula="of:=IF([$DataEntry.H200]=&quot;&quot;;&quot;&quot;;[$DataEntry.H200])">
            <text:p/>
          </table:table-cell>
          <table:table-cell table:formula="of:=IF([$DataEntry.I200]=&quot;&quot;;&quot;&quot;;[$DataEntry.I200])">
            <text:p/>
          </table:table-cell>
          <table:table-cell table:formula="of:=IF([$DataEntry.C200]=&quot;&quot;;&quot;&quot;;[$DataEntry.C200])">
            <text:p/>
          </table:table-cell>
          <table:table-cell table:formula="of:=&quot;&quot;">
            <text:p/>
          </table:table-cell>
          <table:table-cell table:formula="of:=IF([$DataEntry.D200]=&quot;&quot;;&quot;&quot;;[$DataEntry.D20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00]=&quot;&quot;;&quot;&quot;;[$DataEntry.N200])">
            <text:p/>
          </table:table-cell>
          <table:table-cell table:formula="of:=IF([$DataEntry.O200]=&quot;&quot;;&quot;&quot;;[$DataEntry.O200])">
            <text:p/>
          </table:table-cell>
          <table:table-cell table:formula="of:=IF([$DataEntry.P200]=&quot;&quot;;&quot;&quot;;[$DataEntry.P200])">
            <text:p/>
          </table:table-cell>
          <table:table-cell table:number-columns-repeated="48"/>
        </table:table-row>
        <table:table-row table:style-name="ro1">
          <table:table-cell table:formula="of:=IF([$DataEntry.A201]=&quot;&quot;;&quot;&quot;;[$DataEntry.A201])">
            <text:p/>
          </table:table-cell>
          <table:table-cell table:formula="of:=&quot;&quot;">
            <text:p/>
          </table:table-cell>
          <table:table-cell table:formula="of:=IF([$DataEntry.B201]=&quot;&quot;;&quot;&quot;;[$DataEntry.B201])">
            <text:p/>
          </table:table-cell>
          <table:table-cell table:formula="of:=IF([$DataEntry.E201]=&quot;&quot;;&quot;&quot;;[$DataEntry.E201])">
            <text:p/>
          </table:table-cell>
          <table:table-cell table:formula="of:=IF([$DataEntry.F201]=&quot;&quot;;&quot;&quot;;[$DataEntry.F201])">
            <text:p/>
          </table:table-cell>
          <table:table-cell table:formula="of:=IF([$DataEntry.G201]=&quot;&quot;;&quot;&quot;;[$DataEntry.G201])">
            <text:p/>
          </table:table-cell>
          <table:table-cell table:formula="of:=IF([$DataEntry.H201]=&quot;&quot;;&quot;&quot;;[$DataEntry.H201])">
            <text:p/>
          </table:table-cell>
          <table:table-cell table:formula="of:=IF([$DataEntry.I201]=&quot;&quot;;&quot;&quot;;[$DataEntry.I201])">
            <text:p/>
          </table:table-cell>
          <table:table-cell table:formula="of:=IF([$DataEntry.C201]=&quot;&quot;;&quot;&quot;;[$DataEntry.C201])">
            <text:p/>
          </table:table-cell>
          <table:table-cell table:formula="of:=&quot;&quot;">
            <text:p/>
          </table:table-cell>
          <table:table-cell table:formula="of:=IF([$DataEntry.D201]=&quot;&quot;;&quot;&quot;;[$DataEntry.D20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01]=&quot;&quot;;&quot;&quot;;[$DataEntry.N201])">
            <text:p/>
          </table:table-cell>
          <table:table-cell table:formula="of:=IF([$DataEntry.O201]=&quot;&quot;;&quot;&quot;;[$DataEntry.O201])">
            <text:p/>
          </table:table-cell>
          <table:table-cell table:formula="of:=IF([$DataEntry.P201]=&quot;&quot;;&quot;&quot;;[$DataEntry.P201])">
            <text:p/>
          </table:table-cell>
          <table:table-cell table:number-columns-repeated="48"/>
        </table:table-row>
        <table:table-row table:style-name="ro1">
          <table:table-cell table:formula="of:=IF([$DataEntry.A202]=&quot;&quot;;&quot;&quot;;[$DataEntry.A202])">
            <text:p/>
          </table:table-cell>
          <table:table-cell table:formula="of:=&quot;&quot;">
            <text:p/>
          </table:table-cell>
          <table:table-cell table:style-name="ce4" table:formula="of:=IF([$DataEntry.B202]=&quot;&quot;;&quot;&quot;;[$DataEntry.B202])">
            <text:p/>
          </table:table-cell>
          <table:table-cell table:formula="of:=IF([$DataEntry.E202]=&quot;&quot;;&quot;&quot;;[$DataEntry.E202])">
            <text:p/>
          </table:table-cell>
          <table:table-cell table:formula="of:=IF([$DataEntry.F202]=&quot;&quot;;&quot;&quot;;[$DataEntry.F202])">
            <text:p/>
          </table:table-cell>
          <table:table-cell table:formula="of:=IF([$DataEntry.G202]=&quot;&quot;;&quot;&quot;;[$DataEntry.G202])">
            <text:p/>
          </table:table-cell>
          <table:table-cell table:formula="of:=IF([$DataEntry.H202]=&quot;&quot;;&quot;&quot;;[$DataEntry.H202])">
            <text:p/>
          </table:table-cell>
          <table:table-cell table:formula="of:=IF([$DataEntry.I202]=&quot;&quot;;&quot;&quot;;[$DataEntry.I202])">
            <text:p/>
          </table:table-cell>
          <table:table-cell table:formula="of:=IF([$DataEntry.C202]=&quot;&quot;;&quot;&quot;;[$DataEntry.C202])">
            <text:p/>
          </table:table-cell>
          <table:table-cell table:formula="of:=&quot;&quot;">
            <text:p/>
          </table:table-cell>
          <table:table-cell table:formula="of:=IF([$DataEntry.D202]=&quot;&quot;;&quot;&quot;;[$DataEntry.D20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02]=&quot;&quot;;&quot;&quot;;[$DataEntry.N202])">
            <text:p/>
          </table:table-cell>
          <table:table-cell table:formula="of:=IF([$DataEntry.O202]=&quot;&quot;;&quot;&quot;;[$DataEntry.O202])">
            <text:p/>
          </table:table-cell>
          <table:table-cell table:formula="of:=IF([$DataEntry.P202]=&quot;&quot;;&quot;&quot;;[$DataEntry.P202])">
            <text:p/>
          </table:table-cell>
          <table:table-cell table:number-columns-repeated="48"/>
        </table:table-row>
        <table:table-row table:style-name="ro1">
          <table:table-cell table:formula="of:=IF([$DataEntry.A203]=&quot;&quot;;&quot;&quot;;[$DataEntry.A203])">
            <text:p/>
          </table:table-cell>
          <table:table-cell table:formula="of:=&quot;&quot;">
            <text:p/>
          </table:table-cell>
          <table:table-cell table:formula="of:=IF([$DataEntry.B203]=&quot;&quot;;&quot;&quot;;[$DataEntry.B203])">
            <text:p/>
          </table:table-cell>
          <table:table-cell table:formula="of:=IF([$DataEntry.E203]=&quot;&quot;;&quot;&quot;;[$DataEntry.E203])">
            <text:p/>
          </table:table-cell>
          <table:table-cell table:formula="of:=IF([$DataEntry.F203]=&quot;&quot;;&quot;&quot;;[$DataEntry.F203])">
            <text:p/>
          </table:table-cell>
          <table:table-cell table:formula="of:=IF([$DataEntry.G203]=&quot;&quot;;&quot;&quot;;[$DataEntry.G203])">
            <text:p/>
          </table:table-cell>
          <table:table-cell table:formula="of:=IF([$DataEntry.H203]=&quot;&quot;;&quot;&quot;;[$DataEntry.H203])">
            <text:p/>
          </table:table-cell>
          <table:table-cell table:formula="of:=IF([$DataEntry.I203]=&quot;&quot;;&quot;&quot;;[$DataEntry.I203])">
            <text:p/>
          </table:table-cell>
          <table:table-cell table:formula="of:=IF([$DataEntry.C203]=&quot;&quot;;&quot;&quot;;[$DataEntry.C203])">
            <text:p/>
          </table:table-cell>
          <table:table-cell table:formula="of:=&quot;&quot;">
            <text:p/>
          </table:table-cell>
          <table:table-cell table:formula="of:=IF([$DataEntry.D203]=&quot;&quot;;&quot;&quot;;[$DataEntry.D20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03]=&quot;&quot;;&quot;&quot;;[$DataEntry.N203])">
            <text:p/>
          </table:table-cell>
          <table:table-cell table:formula="of:=IF([$DataEntry.O203]=&quot;&quot;;&quot;&quot;;[$DataEntry.O203])">
            <text:p/>
          </table:table-cell>
          <table:table-cell table:formula="of:=IF([$DataEntry.P203]=&quot;&quot;;&quot;&quot;;[$DataEntry.P203])">
            <text:p/>
          </table:table-cell>
          <table:table-cell table:number-columns-repeated="48"/>
        </table:table-row>
        <table:table-row table:style-name="ro1">
          <table:table-cell table:formula="of:=IF([$DataEntry.A204]=&quot;&quot;;&quot;&quot;;[$DataEntry.A204])">
            <text:p/>
          </table:table-cell>
          <table:table-cell table:formula="of:=&quot;&quot;">
            <text:p/>
          </table:table-cell>
          <table:table-cell table:style-name="ce4" table:formula="of:=IF([$DataEntry.B204]=&quot;&quot;;&quot;&quot;;[$DataEntry.B204])">
            <text:p/>
          </table:table-cell>
          <table:table-cell table:formula="of:=IF([$DataEntry.E204]=&quot;&quot;;&quot;&quot;;[$DataEntry.E204])">
            <text:p/>
          </table:table-cell>
          <table:table-cell table:formula="of:=IF([$DataEntry.F204]=&quot;&quot;;&quot;&quot;;[$DataEntry.F204])">
            <text:p/>
          </table:table-cell>
          <table:table-cell table:formula="of:=IF([$DataEntry.G204]=&quot;&quot;;&quot;&quot;;[$DataEntry.G204])">
            <text:p/>
          </table:table-cell>
          <table:table-cell table:formula="of:=IF([$DataEntry.H204]=&quot;&quot;;&quot;&quot;;[$DataEntry.H204])">
            <text:p/>
          </table:table-cell>
          <table:table-cell table:formula="of:=IF([$DataEntry.I204]=&quot;&quot;;&quot;&quot;;[$DataEntry.I204])">
            <text:p/>
          </table:table-cell>
          <table:table-cell table:formula="of:=IF([$DataEntry.C204]=&quot;&quot;;&quot;&quot;;[$DataEntry.C204])">
            <text:p/>
          </table:table-cell>
          <table:table-cell table:formula="of:=&quot;&quot;">
            <text:p/>
          </table:table-cell>
          <table:table-cell table:formula="of:=IF([$DataEntry.D204]=&quot;&quot;;&quot;&quot;;[$DataEntry.D20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04]=&quot;&quot;;&quot;&quot;;[$DataEntry.N204])">
            <text:p/>
          </table:table-cell>
          <table:table-cell table:formula="of:=IF([$DataEntry.O204]=&quot;&quot;;&quot;&quot;;[$DataEntry.O204])">
            <text:p/>
          </table:table-cell>
          <table:table-cell table:formula="of:=IF([$DataEntry.P204]=&quot;&quot;;&quot;&quot;;[$DataEntry.P204])">
            <text:p/>
          </table:table-cell>
          <table:table-cell table:number-columns-repeated="48"/>
        </table:table-row>
        <table:table-row table:style-name="ro1">
          <table:table-cell table:formula="of:=IF([$DataEntry.A205]=&quot;&quot;;&quot;&quot;;[$DataEntry.A205])">
            <text:p/>
          </table:table-cell>
          <table:table-cell table:formula="of:=&quot;&quot;">
            <text:p/>
          </table:table-cell>
          <table:table-cell table:formula="of:=IF([$DataEntry.B205]=&quot;&quot;;&quot;&quot;;[$DataEntry.B205])">
            <text:p/>
          </table:table-cell>
          <table:table-cell table:formula="of:=IF([$DataEntry.E205]=&quot;&quot;;&quot;&quot;;[$DataEntry.E205])">
            <text:p/>
          </table:table-cell>
          <table:table-cell table:formula="of:=IF([$DataEntry.F205]=&quot;&quot;;&quot;&quot;;[$DataEntry.F205])">
            <text:p/>
          </table:table-cell>
          <table:table-cell table:formula="of:=IF([$DataEntry.G205]=&quot;&quot;;&quot;&quot;;[$DataEntry.G205])">
            <text:p/>
          </table:table-cell>
          <table:table-cell table:formula="of:=IF([$DataEntry.H205]=&quot;&quot;;&quot;&quot;;[$DataEntry.H205])">
            <text:p/>
          </table:table-cell>
          <table:table-cell table:formula="of:=IF([$DataEntry.I205]=&quot;&quot;;&quot;&quot;;[$DataEntry.I205])">
            <text:p/>
          </table:table-cell>
          <table:table-cell table:formula="of:=IF([$DataEntry.C205]=&quot;&quot;;&quot;&quot;;[$DataEntry.C205])">
            <text:p/>
          </table:table-cell>
          <table:table-cell table:formula="of:=&quot;&quot;">
            <text:p/>
          </table:table-cell>
          <table:table-cell table:formula="of:=IF([$DataEntry.D205]=&quot;&quot;;&quot;&quot;;[$DataEntry.D20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05]=&quot;&quot;;&quot;&quot;;[$DataEntry.N205])">
            <text:p/>
          </table:table-cell>
          <table:table-cell table:formula="of:=IF([$DataEntry.O205]=&quot;&quot;;&quot;&quot;;[$DataEntry.O205])">
            <text:p/>
          </table:table-cell>
          <table:table-cell table:formula="of:=IF([$DataEntry.P205]=&quot;&quot;;&quot;&quot;;[$DataEntry.P205])">
            <text:p/>
          </table:table-cell>
          <table:table-cell table:number-columns-repeated="48"/>
        </table:table-row>
        <table:table-row table:style-name="ro1">
          <table:table-cell table:formula="of:=IF([$DataEntry.A206]=&quot;&quot;;&quot;&quot;;[$DataEntry.A206])">
            <text:p/>
          </table:table-cell>
          <table:table-cell table:formula="of:=&quot;&quot;">
            <text:p/>
          </table:table-cell>
          <table:table-cell table:style-name="ce4" table:formula="of:=IF([$DataEntry.B206]=&quot;&quot;;&quot;&quot;;[$DataEntry.B206])">
            <text:p/>
          </table:table-cell>
          <table:table-cell table:formula="of:=IF([$DataEntry.E206]=&quot;&quot;;&quot;&quot;;[$DataEntry.E206])">
            <text:p/>
          </table:table-cell>
          <table:table-cell table:formula="of:=IF([$DataEntry.F206]=&quot;&quot;;&quot;&quot;;[$DataEntry.F206])">
            <text:p/>
          </table:table-cell>
          <table:table-cell table:formula="of:=IF([$DataEntry.G206]=&quot;&quot;;&quot;&quot;;[$DataEntry.G206])">
            <text:p/>
          </table:table-cell>
          <table:table-cell table:formula="of:=IF([$DataEntry.H206]=&quot;&quot;;&quot;&quot;;[$DataEntry.H206])">
            <text:p/>
          </table:table-cell>
          <table:table-cell table:formula="of:=IF([$DataEntry.I206]=&quot;&quot;;&quot;&quot;;[$DataEntry.I206])">
            <text:p/>
          </table:table-cell>
          <table:table-cell table:formula="of:=IF([$DataEntry.C206]=&quot;&quot;;&quot;&quot;;[$DataEntry.C206])">
            <text:p/>
          </table:table-cell>
          <table:table-cell table:formula="of:=&quot;&quot;">
            <text:p/>
          </table:table-cell>
          <table:table-cell table:formula="of:=IF([$DataEntry.D206]=&quot;&quot;;&quot;&quot;;[$DataEntry.D20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06]=&quot;&quot;;&quot;&quot;;[$DataEntry.N206])">
            <text:p/>
          </table:table-cell>
          <table:table-cell table:formula="of:=IF([$DataEntry.O206]=&quot;&quot;;&quot;&quot;;[$DataEntry.O206])">
            <text:p/>
          </table:table-cell>
          <table:table-cell table:formula="of:=IF([$DataEntry.P206]=&quot;&quot;;&quot;&quot;;[$DataEntry.P206])">
            <text:p/>
          </table:table-cell>
          <table:table-cell table:number-columns-repeated="48"/>
        </table:table-row>
        <table:table-row table:style-name="ro1">
          <table:table-cell table:formula="of:=IF([$DataEntry.A207]=&quot;&quot;;&quot;&quot;;[$DataEntry.A207])">
            <text:p/>
          </table:table-cell>
          <table:table-cell table:formula="of:=&quot;&quot;">
            <text:p/>
          </table:table-cell>
          <table:table-cell table:formula="of:=IF([$DataEntry.B207]=&quot;&quot;;&quot;&quot;;[$DataEntry.B207])">
            <text:p/>
          </table:table-cell>
          <table:table-cell table:formula="of:=IF([$DataEntry.E207]=&quot;&quot;;&quot;&quot;;[$DataEntry.E207])">
            <text:p/>
          </table:table-cell>
          <table:table-cell table:formula="of:=IF([$DataEntry.F207]=&quot;&quot;;&quot;&quot;;[$DataEntry.F207])">
            <text:p/>
          </table:table-cell>
          <table:table-cell table:formula="of:=IF([$DataEntry.G207]=&quot;&quot;;&quot;&quot;;[$DataEntry.G207])">
            <text:p/>
          </table:table-cell>
          <table:table-cell table:formula="of:=IF([$DataEntry.H207]=&quot;&quot;;&quot;&quot;;[$DataEntry.H207])">
            <text:p/>
          </table:table-cell>
          <table:table-cell table:formula="of:=IF([$DataEntry.I207]=&quot;&quot;;&quot;&quot;;[$DataEntry.I207])">
            <text:p/>
          </table:table-cell>
          <table:table-cell table:formula="of:=IF([$DataEntry.C207]=&quot;&quot;;&quot;&quot;;[$DataEntry.C207])">
            <text:p/>
          </table:table-cell>
          <table:table-cell table:formula="of:=&quot;&quot;">
            <text:p/>
          </table:table-cell>
          <table:table-cell table:formula="of:=IF([$DataEntry.D207]=&quot;&quot;;&quot;&quot;;[$DataEntry.D20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07]=&quot;&quot;;&quot;&quot;;[$DataEntry.N207])">
            <text:p/>
          </table:table-cell>
          <table:table-cell table:formula="of:=IF([$DataEntry.O207]=&quot;&quot;;&quot;&quot;;[$DataEntry.O207])">
            <text:p/>
          </table:table-cell>
          <table:table-cell table:formula="of:=IF([$DataEntry.P207]=&quot;&quot;;&quot;&quot;;[$DataEntry.P207])">
            <text:p/>
          </table:table-cell>
          <table:table-cell table:number-columns-repeated="48"/>
        </table:table-row>
        <table:table-row table:style-name="ro1">
          <table:table-cell table:formula="of:=IF([$DataEntry.A208]=&quot;&quot;;&quot;&quot;;[$DataEntry.A208])">
            <text:p/>
          </table:table-cell>
          <table:table-cell table:formula="of:=&quot;&quot;">
            <text:p/>
          </table:table-cell>
          <table:table-cell table:style-name="ce4" table:formula="of:=IF([$DataEntry.B208]=&quot;&quot;;&quot;&quot;;[$DataEntry.B208])">
            <text:p/>
          </table:table-cell>
          <table:table-cell table:formula="of:=IF([$DataEntry.E208]=&quot;&quot;;&quot;&quot;;[$DataEntry.E208])">
            <text:p/>
          </table:table-cell>
          <table:table-cell table:formula="of:=IF([$DataEntry.F208]=&quot;&quot;;&quot;&quot;;[$DataEntry.F208])">
            <text:p/>
          </table:table-cell>
          <table:table-cell table:formula="of:=IF([$DataEntry.G208]=&quot;&quot;;&quot;&quot;;[$DataEntry.G208])">
            <text:p/>
          </table:table-cell>
          <table:table-cell table:formula="of:=IF([$DataEntry.H208]=&quot;&quot;;&quot;&quot;;[$DataEntry.H208])">
            <text:p/>
          </table:table-cell>
          <table:table-cell table:formula="of:=IF([$DataEntry.I208]=&quot;&quot;;&quot;&quot;;[$DataEntry.I208])">
            <text:p/>
          </table:table-cell>
          <table:table-cell table:formula="of:=IF([$DataEntry.C208]=&quot;&quot;;&quot;&quot;;[$DataEntry.C208])">
            <text:p/>
          </table:table-cell>
          <table:table-cell table:formula="of:=&quot;&quot;">
            <text:p/>
          </table:table-cell>
          <table:table-cell table:formula="of:=IF([$DataEntry.D208]=&quot;&quot;;&quot;&quot;;[$DataEntry.D20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08]=&quot;&quot;;&quot;&quot;;[$DataEntry.N208])">
            <text:p/>
          </table:table-cell>
          <table:table-cell table:formula="of:=IF([$DataEntry.O208]=&quot;&quot;;&quot;&quot;;[$DataEntry.O208])">
            <text:p/>
          </table:table-cell>
          <table:table-cell table:formula="of:=IF([$DataEntry.P208]=&quot;&quot;;&quot;&quot;;[$DataEntry.P208])">
            <text:p/>
          </table:table-cell>
          <table:table-cell table:number-columns-repeated="48"/>
        </table:table-row>
        <table:table-row table:style-name="ro1">
          <table:table-cell table:formula="of:=IF([$DataEntry.A209]=&quot;&quot;;&quot;&quot;;[$DataEntry.A209])">
            <text:p/>
          </table:table-cell>
          <table:table-cell table:formula="of:=&quot;&quot;">
            <text:p/>
          </table:table-cell>
          <table:table-cell table:formula="of:=IF([$DataEntry.B209]=&quot;&quot;;&quot;&quot;;[$DataEntry.B209])">
            <text:p/>
          </table:table-cell>
          <table:table-cell table:formula="of:=IF([$DataEntry.E209]=&quot;&quot;;&quot;&quot;;[$DataEntry.E209])">
            <text:p/>
          </table:table-cell>
          <table:table-cell table:formula="of:=IF([$DataEntry.F209]=&quot;&quot;;&quot;&quot;;[$DataEntry.F209])">
            <text:p/>
          </table:table-cell>
          <table:table-cell table:formula="of:=IF([$DataEntry.G209]=&quot;&quot;;&quot;&quot;;[$DataEntry.G209])">
            <text:p/>
          </table:table-cell>
          <table:table-cell table:formula="of:=IF([$DataEntry.H209]=&quot;&quot;;&quot;&quot;;[$DataEntry.H209])">
            <text:p/>
          </table:table-cell>
          <table:table-cell table:formula="of:=IF([$DataEntry.I209]=&quot;&quot;;&quot;&quot;;[$DataEntry.I209])">
            <text:p/>
          </table:table-cell>
          <table:table-cell table:formula="of:=IF([$DataEntry.C209]=&quot;&quot;;&quot;&quot;;[$DataEntry.C209])">
            <text:p/>
          </table:table-cell>
          <table:table-cell table:formula="of:=&quot;&quot;">
            <text:p/>
          </table:table-cell>
          <table:table-cell table:formula="of:=IF([$DataEntry.D209]=&quot;&quot;;&quot;&quot;;[$DataEntry.D20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09]=&quot;&quot;;&quot;&quot;;[$DataEntry.N209])">
            <text:p/>
          </table:table-cell>
          <table:table-cell table:formula="of:=IF([$DataEntry.O209]=&quot;&quot;;&quot;&quot;;[$DataEntry.O209])">
            <text:p/>
          </table:table-cell>
          <table:table-cell table:formula="of:=IF([$DataEntry.P209]=&quot;&quot;;&quot;&quot;;[$DataEntry.P209])">
            <text:p/>
          </table:table-cell>
          <table:table-cell table:number-columns-repeated="48"/>
        </table:table-row>
        <table:table-row table:style-name="ro1">
          <table:table-cell table:formula="of:=IF([$DataEntry.A210]=&quot;&quot;;&quot;&quot;;[$DataEntry.A210])">
            <text:p/>
          </table:table-cell>
          <table:table-cell table:formula="of:=&quot;&quot;">
            <text:p/>
          </table:table-cell>
          <table:table-cell table:formula="of:=IF([$DataEntry.B210]=&quot;&quot;;&quot;&quot;;[$DataEntry.B210])">
            <text:p/>
          </table:table-cell>
          <table:table-cell table:formula="of:=IF([$DataEntry.E210]=&quot;&quot;;&quot;&quot;;[$DataEntry.E210])">
            <text:p/>
          </table:table-cell>
          <table:table-cell table:formula="of:=IF([$DataEntry.F210]=&quot;&quot;;&quot;&quot;;[$DataEntry.F210])">
            <text:p/>
          </table:table-cell>
          <table:table-cell table:formula="of:=IF([$DataEntry.G210]=&quot;&quot;;&quot;&quot;;[$DataEntry.G210])">
            <text:p/>
          </table:table-cell>
          <table:table-cell table:formula="of:=IF([$DataEntry.H210]=&quot;&quot;;&quot;&quot;;[$DataEntry.H210])">
            <text:p/>
          </table:table-cell>
          <table:table-cell table:formula="of:=IF([$DataEntry.I210]=&quot;&quot;;&quot;&quot;;[$DataEntry.I210])">
            <text:p/>
          </table:table-cell>
          <table:table-cell table:formula="of:=IF([$DataEntry.C210]=&quot;&quot;;&quot;&quot;;[$DataEntry.C210])">
            <text:p/>
          </table:table-cell>
          <table:table-cell table:formula="of:=&quot;&quot;">
            <text:p/>
          </table:table-cell>
          <table:table-cell table:formula="of:=IF([$DataEntry.D210]=&quot;&quot;;&quot;&quot;;[$DataEntry.D21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10]=&quot;&quot;;&quot;&quot;;[$DataEntry.N210])">
            <text:p/>
          </table:table-cell>
          <table:table-cell table:formula="of:=IF([$DataEntry.O210]=&quot;&quot;;&quot;&quot;;[$DataEntry.O210])">
            <text:p/>
          </table:table-cell>
          <table:table-cell table:formula="of:=IF([$DataEntry.P210]=&quot;&quot;;&quot;&quot;;[$DataEntry.P210])">
            <text:p/>
          </table:table-cell>
          <table:table-cell table:number-columns-repeated="48"/>
        </table:table-row>
        <table:table-row table:style-name="ro1">
          <table:table-cell table:formula="of:=IF([$DataEntry.A211]=&quot;&quot;;&quot;&quot;;[$DataEntry.A211])">
            <text:p/>
          </table:table-cell>
          <table:table-cell table:formula="of:=&quot;&quot;">
            <text:p/>
          </table:table-cell>
          <table:table-cell table:formula="of:=IF([$DataEntry.B211]=&quot;&quot;;&quot;&quot;;[$DataEntry.B211])">
            <text:p/>
          </table:table-cell>
          <table:table-cell table:formula="of:=IF([$DataEntry.E211]=&quot;&quot;;&quot;&quot;;[$DataEntry.E211])">
            <text:p/>
          </table:table-cell>
          <table:table-cell table:formula="of:=IF([$DataEntry.F211]=&quot;&quot;;&quot;&quot;;[$DataEntry.F211])">
            <text:p/>
          </table:table-cell>
          <table:table-cell table:formula="of:=IF([$DataEntry.G211]=&quot;&quot;;&quot;&quot;;[$DataEntry.G211])">
            <text:p/>
          </table:table-cell>
          <table:table-cell table:formula="of:=IF([$DataEntry.H211]=&quot;&quot;;&quot;&quot;;[$DataEntry.H211])">
            <text:p/>
          </table:table-cell>
          <table:table-cell table:formula="of:=IF([$DataEntry.I211]=&quot;&quot;;&quot;&quot;;[$DataEntry.I211])">
            <text:p/>
          </table:table-cell>
          <table:table-cell table:formula="of:=IF([$DataEntry.C211]=&quot;&quot;;&quot;&quot;;[$DataEntry.C211])">
            <text:p/>
          </table:table-cell>
          <table:table-cell table:formula="of:=&quot;&quot;">
            <text:p/>
          </table:table-cell>
          <table:table-cell table:formula="of:=IF([$DataEntry.D211]=&quot;&quot;;&quot;&quot;;[$DataEntry.D21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11]=&quot;&quot;;&quot;&quot;;[$DataEntry.N211])">
            <text:p/>
          </table:table-cell>
          <table:table-cell table:formula="of:=IF([$DataEntry.O211]=&quot;&quot;;&quot;&quot;;[$DataEntry.O211])">
            <text:p/>
          </table:table-cell>
          <table:table-cell table:formula="of:=IF([$DataEntry.P211]=&quot;&quot;;&quot;&quot;;[$DataEntry.P211])">
            <text:p/>
          </table:table-cell>
          <table:table-cell table:number-columns-repeated="48"/>
        </table:table-row>
        <table:table-row table:style-name="ro1">
          <table:table-cell table:formula="of:=IF([$DataEntry.A212]=&quot;&quot;;&quot;&quot;;[$DataEntry.A212])">
            <text:p/>
          </table:table-cell>
          <table:table-cell table:formula="of:=&quot;&quot;">
            <text:p/>
          </table:table-cell>
          <table:table-cell table:formula="of:=IF([$DataEntry.B212]=&quot;&quot;;&quot;&quot;;[$DataEntry.B212])">
            <text:p/>
          </table:table-cell>
          <table:table-cell table:formula="of:=IF([$DataEntry.E212]=&quot;&quot;;&quot;&quot;;[$DataEntry.E212])">
            <text:p/>
          </table:table-cell>
          <table:table-cell table:formula="of:=IF([$DataEntry.F212]=&quot;&quot;;&quot;&quot;;[$DataEntry.F212])">
            <text:p/>
          </table:table-cell>
          <table:table-cell table:formula="of:=IF([$DataEntry.G212]=&quot;&quot;;&quot;&quot;;[$DataEntry.G212])">
            <text:p/>
          </table:table-cell>
          <table:table-cell table:formula="of:=IF([$DataEntry.H212]=&quot;&quot;;&quot;&quot;;[$DataEntry.H212])">
            <text:p/>
          </table:table-cell>
          <table:table-cell table:formula="of:=IF([$DataEntry.I212]=&quot;&quot;;&quot;&quot;;[$DataEntry.I212])">
            <text:p/>
          </table:table-cell>
          <table:table-cell table:formula="of:=IF([$DataEntry.C212]=&quot;&quot;;&quot;&quot;;[$DataEntry.C212])">
            <text:p/>
          </table:table-cell>
          <table:table-cell table:formula="of:=&quot;&quot;">
            <text:p/>
          </table:table-cell>
          <table:table-cell table:formula="of:=IF([$DataEntry.D212]=&quot;&quot;;&quot;&quot;;[$DataEntry.D21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12]=&quot;&quot;;&quot;&quot;;[$DataEntry.N212])">
            <text:p/>
          </table:table-cell>
          <table:table-cell table:formula="of:=IF([$DataEntry.O212]=&quot;&quot;;&quot;&quot;;[$DataEntry.O212])">
            <text:p/>
          </table:table-cell>
          <table:table-cell table:formula="of:=IF([$DataEntry.P212]=&quot;&quot;;&quot;&quot;;[$DataEntry.P212])">
            <text:p/>
          </table:table-cell>
          <table:table-cell table:number-columns-repeated="48"/>
        </table:table-row>
        <table:table-row table:style-name="ro1">
          <table:table-cell table:formula="of:=IF([$DataEntry.A213]=&quot;&quot;;&quot;&quot;;[$DataEntry.A213])">
            <text:p/>
          </table:table-cell>
          <table:table-cell table:formula="of:=&quot;&quot;">
            <text:p/>
          </table:table-cell>
          <table:table-cell table:formula="of:=IF([$DataEntry.B213]=&quot;&quot;;&quot;&quot;;[$DataEntry.B213])">
            <text:p/>
          </table:table-cell>
          <table:table-cell table:formula="of:=IF([$DataEntry.E213]=&quot;&quot;;&quot;&quot;;[$DataEntry.E213])">
            <text:p/>
          </table:table-cell>
          <table:table-cell table:formula="of:=IF([$DataEntry.F213]=&quot;&quot;;&quot;&quot;;[$DataEntry.F213])">
            <text:p/>
          </table:table-cell>
          <table:table-cell table:formula="of:=IF([$DataEntry.G213]=&quot;&quot;;&quot;&quot;;[$DataEntry.G213])">
            <text:p/>
          </table:table-cell>
          <table:table-cell table:formula="of:=IF([$DataEntry.H213]=&quot;&quot;;&quot;&quot;;[$DataEntry.H213])">
            <text:p/>
          </table:table-cell>
          <table:table-cell table:formula="of:=IF([$DataEntry.I213]=&quot;&quot;;&quot;&quot;;[$DataEntry.I213])">
            <text:p/>
          </table:table-cell>
          <table:table-cell table:formula="of:=IF([$DataEntry.C213]=&quot;&quot;;&quot;&quot;;[$DataEntry.C213])">
            <text:p/>
          </table:table-cell>
          <table:table-cell table:formula="of:=&quot;&quot;">
            <text:p/>
          </table:table-cell>
          <table:table-cell table:formula="of:=IF([$DataEntry.D213]=&quot;&quot;;&quot;&quot;;[$DataEntry.D21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13]=&quot;&quot;;&quot;&quot;;[$DataEntry.N213])">
            <text:p/>
          </table:table-cell>
          <table:table-cell table:formula="of:=IF([$DataEntry.O213]=&quot;&quot;;&quot;&quot;;[$DataEntry.O213])">
            <text:p/>
          </table:table-cell>
          <table:table-cell table:formula="of:=IF([$DataEntry.P213]=&quot;&quot;;&quot;&quot;;[$DataEntry.P213])">
            <text:p/>
          </table:table-cell>
          <table:table-cell table:number-columns-repeated="48"/>
        </table:table-row>
        <table:table-row table:style-name="ro1">
          <table:table-cell table:formula="of:=IF([$DataEntry.A214]=&quot;&quot;;&quot;&quot;;[$DataEntry.A214])">
            <text:p/>
          </table:table-cell>
          <table:table-cell table:formula="of:=&quot;&quot;">
            <text:p/>
          </table:table-cell>
          <table:table-cell table:formula="of:=IF([$DataEntry.B214]=&quot;&quot;;&quot;&quot;;[$DataEntry.B214])">
            <text:p/>
          </table:table-cell>
          <table:table-cell table:formula="of:=IF([$DataEntry.E214]=&quot;&quot;;&quot;&quot;;[$DataEntry.E214])">
            <text:p/>
          </table:table-cell>
          <table:table-cell table:formula="of:=IF([$DataEntry.F214]=&quot;&quot;;&quot;&quot;;[$DataEntry.F214])">
            <text:p/>
          </table:table-cell>
          <table:table-cell table:formula="of:=IF([$DataEntry.G214]=&quot;&quot;;&quot;&quot;;[$DataEntry.G214])">
            <text:p/>
          </table:table-cell>
          <table:table-cell table:formula="of:=IF([$DataEntry.H214]=&quot;&quot;;&quot;&quot;;[$DataEntry.H214])">
            <text:p/>
          </table:table-cell>
          <table:table-cell table:formula="of:=IF([$DataEntry.I214]=&quot;&quot;;&quot;&quot;;[$DataEntry.I214])">
            <text:p/>
          </table:table-cell>
          <table:table-cell table:formula="of:=IF([$DataEntry.C214]=&quot;&quot;;&quot;&quot;;[$DataEntry.C214])">
            <text:p/>
          </table:table-cell>
          <table:table-cell table:formula="of:=&quot;&quot;">
            <text:p/>
          </table:table-cell>
          <table:table-cell table:formula="of:=IF([$DataEntry.D214]=&quot;&quot;;&quot;&quot;;[$DataEntry.D21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14]=&quot;&quot;;&quot;&quot;;[$DataEntry.N214])">
            <text:p/>
          </table:table-cell>
          <table:table-cell table:formula="of:=IF([$DataEntry.O214]=&quot;&quot;;&quot;&quot;;[$DataEntry.O214])">
            <text:p/>
          </table:table-cell>
          <table:table-cell table:formula="of:=IF([$DataEntry.P214]=&quot;&quot;;&quot;&quot;;[$DataEntry.P214])">
            <text:p/>
          </table:table-cell>
          <table:table-cell table:number-columns-repeated="48"/>
        </table:table-row>
        <table:table-row table:style-name="ro1">
          <table:table-cell table:formula="of:=IF([$DataEntry.A215]=&quot;&quot;;&quot;&quot;;[$DataEntry.A215])">
            <text:p/>
          </table:table-cell>
          <table:table-cell table:formula="of:=&quot;&quot;">
            <text:p/>
          </table:table-cell>
          <table:table-cell table:formula="of:=IF([$DataEntry.B215]=&quot;&quot;;&quot;&quot;;[$DataEntry.B215])">
            <text:p/>
          </table:table-cell>
          <table:table-cell table:formula="of:=IF([$DataEntry.E215]=&quot;&quot;;&quot;&quot;;[$DataEntry.E215])">
            <text:p/>
          </table:table-cell>
          <table:table-cell table:formula="of:=IF([$DataEntry.F215]=&quot;&quot;;&quot;&quot;;[$DataEntry.F215])">
            <text:p/>
          </table:table-cell>
          <table:table-cell table:formula="of:=IF([$DataEntry.G215]=&quot;&quot;;&quot;&quot;;[$DataEntry.G215])">
            <text:p/>
          </table:table-cell>
          <table:table-cell table:formula="of:=IF([$DataEntry.H215]=&quot;&quot;;&quot;&quot;;[$DataEntry.H215])">
            <text:p/>
          </table:table-cell>
          <table:table-cell table:formula="of:=IF([$DataEntry.I215]=&quot;&quot;;&quot;&quot;;[$DataEntry.I215])">
            <text:p/>
          </table:table-cell>
          <table:table-cell table:formula="of:=IF([$DataEntry.C215]=&quot;&quot;;&quot;&quot;;[$DataEntry.C215])">
            <text:p/>
          </table:table-cell>
          <table:table-cell table:formula="of:=&quot;&quot;">
            <text:p/>
          </table:table-cell>
          <table:table-cell table:formula="of:=IF([$DataEntry.D215]=&quot;&quot;;&quot;&quot;;[$DataEntry.D21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15]=&quot;&quot;;&quot;&quot;;[$DataEntry.N215])">
            <text:p/>
          </table:table-cell>
          <table:table-cell table:formula="of:=IF([$DataEntry.O215]=&quot;&quot;;&quot;&quot;;[$DataEntry.O215])">
            <text:p/>
          </table:table-cell>
          <table:table-cell table:formula="of:=IF([$DataEntry.P215]=&quot;&quot;;&quot;&quot;;[$DataEntry.P215])">
            <text:p/>
          </table:table-cell>
          <table:table-cell table:number-columns-repeated="48"/>
        </table:table-row>
        <table:table-row table:style-name="ro1">
          <table:table-cell table:formula="of:=IF([$DataEntry.A216]=&quot;&quot;;&quot;&quot;;[$DataEntry.A216])">
            <text:p/>
          </table:table-cell>
          <table:table-cell table:formula="of:=&quot;&quot;">
            <text:p/>
          </table:table-cell>
          <table:table-cell table:formula="of:=IF([$DataEntry.B216]=&quot;&quot;;&quot;&quot;;[$DataEntry.B216])">
            <text:p/>
          </table:table-cell>
          <table:table-cell table:formula="of:=IF([$DataEntry.E216]=&quot;&quot;;&quot;&quot;;[$DataEntry.E216])">
            <text:p/>
          </table:table-cell>
          <table:table-cell table:formula="of:=IF([$DataEntry.F216]=&quot;&quot;;&quot;&quot;;[$DataEntry.F216])">
            <text:p/>
          </table:table-cell>
          <table:table-cell table:formula="of:=IF([$DataEntry.G216]=&quot;&quot;;&quot;&quot;;[$DataEntry.G216])">
            <text:p/>
          </table:table-cell>
          <table:table-cell table:formula="of:=IF([$DataEntry.H216]=&quot;&quot;;&quot;&quot;;[$DataEntry.H216])">
            <text:p/>
          </table:table-cell>
          <table:table-cell table:formula="of:=IF([$DataEntry.I216]=&quot;&quot;;&quot;&quot;;[$DataEntry.I216])">
            <text:p/>
          </table:table-cell>
          <table:table-cell table:formula="of:=IF([$DataEntry.C216]=&quot;&quot;;&quot;&quot;;[$DataEntry.C216])">
            <text:p/>
          </table:table-cell>
          <table:table-cell table:formula="of:=&quot;&quot;">
            <text:p/>
          </table:table-cell>
          <table:table-cell table:formula="of:=IF([$DataEntry.D216]=&quot;&quot;;&quot;&quot;;[$DataEntry.D21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16]=&quot;&quot;;&quot;&quot;;[$DataEntry.N216])">
            <text:p/>
          </table:table-cell>
          <table:table-cell table:formula="of:=IF([$DataEntry.O216]=&quot;&quot;;&quot;&quot;;[$DataEntry.O216])">
            <text:p/>
          </table:table-cell>
          <table:table-cell table:formula="of:=IF([$DataEntry.P216]=&quot;&quot;;&quot;&quot;;[$DataEntry.P216])">
            <text:p/>
          </table:table-cell>
          <table:table-cell table:number-columns-repeated="48"/>
        </table:table-row>
        <table:table-row table:style-name="ro1">
          <table:table-cell table:formula="of:=IF([$DataEntry.A217]=&quot;&quot;;&quot;&quot;;[$DataEntry.A217])">
            <text:p/>
          </table:table-cell>
          <table:table-cell table:formula="of:=&quot;&quot;">
            <text:p/>
          </table:table-cell>
          <table:table-cell table:formula="of:=IF([$DataEntry.B217]=&quot;&quot;;&quot;&quot;;[$DataEntry.B217])">
            <text:p/>
          </table:table-cell>
          <table:table-cell table:formula="of:=IF([$DataEntry.E217]=&quot;&quot;;&quot;&quot;;[$DataEntry.E217])">
            <text:p/>
          </table:table-cell>
          <table:table-cell table:formula="of:=IF([$DataEntry.F217]=&quot;&quot;;&quot;&quot;;[$DataEntry.F217])">
            <text:p/>
          </table:table-cell>
          <table:table-cell table:formula="of:=IF([$DataEntry.G217]=&quot;&quot;;&quot;&quot;;[$DataEntry.G217])">
            <text:p/>
          </table:table-cell>
          <table:table-cell table:formula="of:=IF([$DataEntry.H217]=&quot;&quot;;&quot;&quot;;[$DataEntry.H217])">
            <text:p/>
          </table:table-cell>
          <table:table-cell table:formula="of:=IF([$DataEntry.I217]=&quot;&quot;;&quot;&quot;;[$DataEntry.I217])">
            <text:p/>
          </table:table-cell>
          <table:table-cell table:formula="of:=IF([$DataEntry.C217]=&quot;&quot;;&quot;&quot;;[$DataEntry.C217])">
            <text:p/>
          </table:table-cell>
          <table:table-cell table:formula="of:=&quot;&quot;">
            <text:p/>
          </table:table-cell>
          <table:table-cell table:formula="of:=IF([$DataEntry.D217]=&quot;&quot;;&quot;&quot;;[$DataEntry.D21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17]=&quot;&quot;;&quot;&quot;;[$DataEntry.N217])">
            <text:p/>
          </table:table-cell>
          <table:table-cell table:formula="of:=IF([$DataEntry.O217]=&quot;&quot;;&quot;&quot;;[$DataEntry.O217])">
            <text:p/>
          </table:table-cell>
          <table:table-cell table:formula="of:=IF([$DataEntry.P217]=&quot;&quot;;&quot;&quot;;[$DataEntry.P217])">
            <text:p/>
          </table:table-cell>
          <table:table-cell table:number-columns-repeated="48"/>
        </table:table-row>
        <table:table-row table:style-name="ro1">
          <table:table-cell table:formula="of:=IF([$DataEntry.A218]=&quot;&quot;;&quot;&quot;;[$DataEntry.A218])">
            <text:p/>
          </table:table-cell>
          <table:table-cell table:formula="of:=&quot;&quot;">
            <text:p/>
          </table:table-cell>
          <table:table-cell table:formula="of:=IF([$DataEntry.B218]=&quot;&quot;;&quot;&quot;;[$DataEntry.B218])">
            <text:p/>
          </table:table-cell>
          <table:table-cell table:formula="of:=IF([$DataEntry.E218]=&quot;&quot;;&quot;&quot;;[$DataEntry.E218])">
            <text:p/>
          </table:table-cell>
          <table:table-cell table:formula="of:=IF([$DataEntry.F218]=&quot;&quot;;&quot;&quot;;[$DataEntry.F218])">
            <text:p/>
          </table:table-cell>
          <table:table-cell table:formula="of:=IF([$DataEntry.G218]=&quot;&quot;;&quot;&quot;;[$DataEntry.G218])">
            <text:p/>
          </table:table-cell>
          <table:table-cell table:formula="of:=IF([$DataEntry.H218]=&quot;&quot;;&quot;&quot;;[$DataEntry.H218])">
            <text:p/>
          </table:table-cell>
          <table:table-cell table:formula="of:=IF([$DataEntry.I218]=&quot;&quot;;&quot;&quot;;[$DataEntry.I218])">
            <text:p/>
          </table:table-cell>
          <table:table-cell table:formula="of:=IF([$DataEntry.C218]=&quot;&quot;;&quot;&quot;;[$DataEntry.C218])">
            <text:p/>
          </table:table-cell>
          <table:table-cell table:formula="of:=&quot;&quot;">
            <text:p/>
          </table:table-cell>
          <table:table-cell table:formula="of:=IF([$DataEntry.D218]=&quot;&quot;;&quot;&quot;;[$DataEntry.D21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18]=&quot;&quot;;&quot;&quot;;[$DataEntry.N218])">
            <text:p/>
          </table:table-cell>
          <table:table-cell table:formula="of:=IF([$DataEntry.O218]=&quot;&quot;;&quot;&quot;;[$DataEntry.O218])">
            <text:p/>
          </table:table-cell>
          <table:table-cell table:formula="of:=IF([$DataEntry.P218]=&quot;&quot;;&quot;&quot;;[$DataEntry.P218])">
            <text:p/>
          </table:table-cell>
          <table:table-cell table:number-columns-repeated="48"/>
        </table:table-row>
        <table:table-row table:style-name="ro1">
          <table:table-cell table:formula="of:=IF([$DataEntry.A219]=&quot;&quot;;&quot;&quot;;[$DataEntry.A219])">
            <text:p/>
          </table:table-cell>
          <table:table-cell table:formula="of:=&quot;&quot;">
            <text:p/>
          </table:table-cell>
          <table:table-cell table:formula="of:=IF([$DataEntry.B219]=&quot;&quot;;&quot;&quot;;[$DataEntry.B219])">
            <text:p/>
          </table:table-cell>
          <table:table-cell table:formula="of:=IF([$DataEntry.E219]=&quot;&quot;;&quot;&quot;;[$DataEntry.E219])">
            <text:p/>
          </table:table-cell>
          <table:table-cell table:formula="of:=IF([$DataEntry.F219]=&quot;&quot;;&quot;&quot;;[$DataEntry.F219])">
            <text:p/>
          </table:table-cell>
          <table:table-cell table:formula="of:=IF([$DataEntry.G219]=&quot;&quot;;&quot;&quot;;[$DataEntry.G219])">
            <text:p/>
          </table:table-cell>
          <table:table-cell table:formula="of:=IF([$DataEntry.H219]=&quot;&quot;;&quot;&quot;;[$DataEntry.H219])">
            <text:p/>
          </table:table-cell>
          <table:table-cell table:formula="of:=IF([$DataEntry.I219]=&quot;&quot;;&quot;&quot;;[$DataEntry.I219])">
            <text:p/>
          </table:table-cell>
          <table:table-cell table:formula="of:=IF([$DataEntry.C219]=&quot;&quot;;&quot;&quot;;[$DataEntry.C219])">
            <text:p/>
          </table:table-cell>
          <table:table-cell table:formula="of:=&quot;&quot;">
            <text:p/>
          </table:table-cell>
          <table:table-cell table:formula="of:=IF([$DataEntry.D219]=&quot;&quot;;&quot;&quot;;[$DataEntry.D21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19]=&quot;&quot;;&quot;&quot;;[$DataEntry.N219])">
            <text:p/>
          </table:table-cell>
          <table:table-cell table:formula="of:=IF([$DataEntry.O219]=&quot;&quot;;&quot;&quot;;[$DataEntry.O219])">
            <text:p/>
          </table:table-cell>
          <table:table-cell table:formula="of:=IF([$DataEntry.P219]=&quot;&quot;;&quot;&quot;;[$DataEntry.P219])">
            <text:p/>
          </table:table-cell>
          <table:table-cell table:number-columns-repeated="48"/>
        </table:table-row>
        <table:table-row table:style-name="ro1">
          <table:table-cell table:formula="of:=IF([$DataEntry.A220]=&quot;&quot;;&quot;&quot;;[$DataEntry.A220])">
            <text:p/>
          </table:table-cell>
          <table:table-cell table:formula="of:=&quot;&quot;">
            <text:p/>
          </table:table-cell>
          <table:table-cell table:formula="of:=IF([$DataEntry.B220]=&quot;&quot;;&quot;&quot;;[$DataEntry.B220])">
            <text:p/>
          </table:table-cell>
          <table:table-cell table:formula="of:=IF([$DataEntry.E220]=&quot;&quot;;&quot;&quot;;[$DataEntry.E220])">
            <text:p/>
          </table:table-cell>
          <table:table-cell table:formula="of:=IF([$DataEntry.F220]=&quot;&quot;;&quot;&quot;;[$DataEntry.F220])">
            <text:p/>
          </table:table-cell>
          <table:table-cell table:formula="of:=IF([$DataEntry.G220]=&quot;&quot;;&quot;&quot;;[$DataEntry.G220])">
            <text:p/>
          </table:table-cell>
          <table:table-cell table:formula="of:=IF([$DataEntry.H220]=&quot;&quot;;&quot;&quot;;[$DataEntry.H220])">
            <text:p/>
          </table:table-cell>
          <table:table-cell table:formula="of:=IF([$DataEntry.I220]=&quot;&quot;;&quot;&quot;;[$DataEntry.I220])">
            <text:p/>
          </table:table-cell>
          <table:table-cell table:formula="of:=IF([$DataEntry.C220]=&quot;&quot;;&quot;&quot;;[$DataEntry.C220])">
            <text:p/>
          </table:table-cell>
          <table:table-cell table:formula="of:=&quot;&quot;">
            <text:p/>
          </table:table-cell>
          <table:table-cell table:formula="of:=IF([$DataEntry.D220]=&quot;&quot;;&quot;&quot;;[$DataEntry.D22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20]=&quot;&quot;;&quot;&quot;;[$DataEntry.N220])">
            <text:p/>
          </table:table-cell>
          <table:table-cell table:formula="of:=IF([$DataEntry.O220]=&quot;&quot;;&quot;&quot;;[$DataEntry.O220])">
            <text:p/>
          </table:table-cell>
          <table:table-cell table:formula="of:=IF([$DataEntry.P220]=&quot;&quot;;&quot;&quot;;[$DataEntry.P220])">
            <text:p/>
          </table:table-cell>
          <table:table-cell table:number-columns-repeated="48"/>
        </table:table-row>
        <table:table-row table:style-name="ro1">
          <table:table-cell table:formula="of:=IF([$DataEntry.A221]=&quot;&quot;;&quot;&quot;;[$DataEntry.A221])">
            <text:p/>
          </table:table-cell>
          <table:table-cell table:formula="of:=&quot;&quot;">
            <text:p/>
          </table:table-cell>
          <table:table-cell table:formula="of:=IF([$DataEntry.B221]=&quot;&quot;;&quot;&quot;;[$DataEntry.B221])">
            <text:p/>
          </table:table-cell>
          <table:table-cell table:formula="of:=IF([$DataEntry.E221]=&quot;&quot;;&quot;&quot;;[$DataEntry.E221])">
            <text:p/>
          </table:table-cell>
          <table:table-cell table:formula="of:=IF([$DataEntry.F221]=&quot;&quot;;&quot;&quot;;[$DataEntry.F221])">
            <text:p/>
          </table:table-cell>
          <table:table-cell table:formula="of:=IF([$DataEntry.G221]=&quot;&quot;;&quot;&quot;;[$DataEntry.G221])">
            <text:p/>
          </table:table-cell>
          <table:table-cell table:formula="of:=IF([$DataEntry.H221]=&quot;&quot;;&quot;&quot;;[$DataEntry.H221])">
            <text:p/>
          </table:table-cell>
          <table:table-cell table:formula="of:=IF([$DataEntry.I221]=&quot;&quot;;&quot;&quot;;[$DataEntry.I221])">
            <text:p/>
          </table:table-cell>
          <table:table-cell table:formula="of:=IF([$DataEntry.C221]=&quot;&quot;;&quot;&quot;;[$DataEntry.C221])">
            <text:p/>
          </table:table-cell>
          <table:table-cell table:formula="of:=&quot;&quot;">
            <text:p/>
          </table:table-cell>
          <table:table-cell table:formula="of:=IF([$DataEntry.D221]=&quot;&quot;;&quot;&quot;;[$DataEntry.D22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21]=&quot;&quot;;&quot;&quot;;[$DataEntry.N221])">
            <text:p/>
          </table:table-cell>
          <table:table-cell table:formula="of:=IF([$DataEntry.O221]=&quot;&quot;;&quot;&quot;;[$DataEntry.O221])">
            <text:p/>
          </table:table-cell>
          <table:table-cell table:formula="of:=IF([$DataEntry.P221]=&quot;&quot;;&quot;&quot;;[$DataEntry.P221])">
            <text:p/>
          </table:table-cell>
          <table:table-cell table:number-columns-repeated="48"/>
        </table:table-row>
        <table:table-row table:style-name="ro1">
          <table:table-cell table:formula="of:=IF([$DataEntry.A222]=&quot;&quot;;&quot;&quot;;[$DataEntry.A222])">
            <text:p/>
          </table:table-cell>
          <table:table-cell table:formula="of:=&quot;&quot;">
            <text:p/>
          </table:table-cell>
          <table:table-cell table:formula="of:=IF([$DataEntry.B222]=&quot;&quot;;&quot;&quot;;[$DataEntry.B222])">
            <text:p/>
          </table:table-cell>
          <table:table-cell table:formula="of:=IF([$DataEntry.E222]=&quot;&quot;;&quot;&quot;;[$DataEntry.E222])">
            <text:p/>
          </table:table-cell>
          <table:table-cell table:formula="of:=IF([$DataEntry.F222]=&quot;&quot;;&quot;&quot;;[$DataEntry.F222])">
            <text:p/>
          </table:table-cell>
          <table:table-cell table:formula="of:=IF([$DataEntry.G222]=&quot;&quot;;&quot;&quot;;[$DataEntry.G222])">
            <text:p/>
          </table:table-cell>
          <table:table-cell table:formula="of:=IF([$DataEntry.H222]=&quot;&quot;;&quot;&quot;;[$DataEntry.H222])">
            <text:p/>
          </table:table-cell>
          <table:table-cell table:formula="of:=IF([$DataEntry.I222]=&quot;&quot;;&quot;&quot;;[$DataEntry.I222])">
            <text:p/>
          </table:table-cell>
          <table:table-cell table:formula="of:=IF([$DataEntry.C222]=&quot;&quot;;&quot;&quot;;[$DataEntry.C222])">
            <text:p/>
          </table:table-cell>
          <table:table-cell table:formula="of:=&quot;&quot;">
            <text:p/>
          </table:table-cell>
          <table:table-cell table:formula="of:=IF([$DataEntry.D222]=&quot;&quot;;&quot;&quot;;[$DataEntry.D22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22]=&quot;&quot;;&quot;&quot;;[$DataEntry.N222])">
            <text:p/>
          </table:table-cell>
          <table:table-cell table:formula="of:=IF([$DataEntry.O222]=&quot;&quot;;&quot;&quot;;[$DataEntry.O222])">
            <text:p/>
          </table:table-cell>
          <table:table-cell table:formula="of:=IF([$DataEntry.P222]=&quot;&quot;;&quot;&quot;;[$DataEntry.P222])">
            <text:p/>
          </table:table-cell>
          <table:table-cell table:number-columns-repeated="48"/>
        </table:table-row>
        <table:table-row table:style-name="ro1">
          <table:table-cell table:formula="of:=IF([$DataEntry.A223]=&quot;&quot;;&quot;&quot;;[$DataEntry.A223])">
            <text:p/>
          </table:table-cell>
          <table:table-cell table:formula="of:=&quot;&quot;">
            <text:p/>
          </table:table-cell>
          <table:table-cell table:formula="of:=IF([$DataEntry.B223]=&quot;&quot;;&quot;&quot;;[$DataEntry.B223])">
            <text:p/>
          </table:table-cell>
          <table:table-cell table:formula="of:=IF([$DataEntry.E223]=&quot;&quot;;&quot;&quot;;[$DataEntry.E223])">
            <text:p/>
          </table:table-cell>
          <table:table-cell table:formula="of:=IF([$DataEntry.F223]=&quot;&quot;;&quot;&quot;;[$DataEntry.F223])">
            <text:p/>
          </table:table-cell>
          <table:table-cell table:formula="of:=IF([$DataEntry.G223]=&quot;&quot;;&quot;&quot;;[$DataEntry.G223])">
            <text:p/>
          </table:table-cell>
          <table:table-cell table:formula="of:=IF([$DataEntry.H223]=&quot;&quot;;&quot;&quot;;[$DataEntry.H223])">
            <text:p/>
          </table:table-cell>
          <table:table-cell table:formula="of:=IF([$DataEntry.I223]=&quot;&quot;;&quot;&quot;;[$DataEntry.I223])">
            <text:p/>
          </table:table-cell>
          <table:table-cell table:formula="of:=IF([$DataEntry.C223]=&quot;&quot;;&quot;&quot;;[$DataEntry.C223])">
            <text:p/>
          </table:table-cell>
          <table:table-cell table:formula="of:=&quot;&quot;">
            <text:p/>
          </table:table-cell>
          <table:table-cell table:formula="of:=IF([$DataEntry.D223]=&quot;&quot;;&quot;&quot;;[$DataEntry.D22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23]=&quot;&quot;;&quot;&quot;;[$DataEntry.N223])">
            <text:p/>
          </table:table-cell>
          <table:table-cell table:formula="of:=IF([$DataEntry.O223]=&quot;&quot;;&quot;&quot;;[$DataEntry.O223])">
            <text:p/>
          </table:table-cell>
          <table:table-cell table:formula="of:=IF([$DataEntry.P223]=&quot;&quot;;&quot;&quot;;[$DataEntry.P223])">
            <text:p/>
          </table:table-cell>
          <table:table-cell table:number-columns-repeated="48"/>
        </table:table-row>
        <table:table-row table:style-name="ro1">
          <table:table-cell table:formula="of:=IF([$DataEntry.A224]=&quot;&quot;;&quot;&quot;;[$DataEntry.A224])">
            <text:p/>
          </table:table-cell>
          <table:table-cell table:formula="of:=&quot;&quot;">
            <text:p/>
          </table:table-cell>
          <table:table-cell table:formula="of:=IF([$DataEntry.B224]=&quot;&quot;;&quot;&quot;;[$DataEntry.B224])">
            <text:p/>
          </table:table-cell>
          <table:table-cell table:formula="of:=IF([$DataEntry.E224]=&quot;&quot;;&quot;&quot;;[$DataEntry.E224])">
            <text:p/>
          </table:table-cell>
          <table:table-cell table:formula="of:=IF([$DataEntry.F224]=&quot;&quot;;&quot;&quot;;[$DataEntry.F224])">
            <text:p/>
          </table:table-cell>
          <table:table-cell table:formula="of:=IF([$DataEntry.G224]=&quot;&quot;;&quot;&quot;;[$DataEntry.G224])">
            <text:p/>
          </table:table-cell>
          <table:table-cell table:formula="of:=IF([$DataEntry.H224]=&quot;&quot;;&quot;&quot;;[$DataEntry.H224])">
            <text:p/>
          </table:table-cell>
          <table:table-cell table:formula="of:=IF([$DataEntry.I224]=&quot;&quot;;&quot;&quot;;[$DataEntry.I224])">
            <text:p/>
          </table:table-cell>
          <table:table-cell table:formula="of:=IF([$DataEntry.C224]=&quot;&quot;;&quot;&quot;;[$DataEntry.C224])">
            <text:p/>
          </table:table-cell>
          <table:table-cell table:formula="of:=&quot;&quot;">
            <text:p/>
          </table:table-cell>
          <table:table-cell table:formula="of:=IF([$DataEntry.D224]=&quot;&quot;;&quot;&quot;;[$DataEntry.D22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24]=&quot;&quot;;&quot;&quot;;[$DataEntry.N224])">
            <text:p/>
          </table:table-cell>
          <table:table-cell table:formula="of:=IF([$DataEntry.O224]=&quot;&quot;;&quot;&quot;;[$DataEntry.O224])">
            <text:p/>
          </table:table-cell>
          <table:table-cell table:formula="of:=IF([$DataEntry.P224]=&quot;&quot;;&quot;&quot;;[$DataEntry.P224])">
            <text:p/>
          </table:table-cell>
          <table:table-cell table:number-columns-repeated="48"/>
        </table:table-row>
        <table:table-row table:style-name="ro1">
          <table:table-cell table:formula="of:=IF([$DataEntry.A225]=&quot;&quot;;&quot;&quot;;[$DataEntry.A225])">
            <text:p/>
          </table:table-cell>
          <table:table-cell table:formula="of:=&quot;&quot;">
            <text:p/>
          </table:table-cell>
          <table:table-cell table:formula="of:=IF([$DataEntry.B225]=&quot;&quot;;&quot;&quot;;[$DataEntry.B225])">
            <text:p/>
          </table:table-cell>
          <table:table-cell table:formula="of:=IF([$DataEntry.E225]=&quot;&quot;;&quot;&quot;;[$DataEntry.E225])">
            <text:p/>
          </table:table-cell>
          <table:table-cell table:formula="of:=IF([$DataEntry.F225]=&quot;&quot;;&quot;&quot;;[$DataEntry.F225])">
            <text:p/>
          </table:table-cell>
          <table:table-cell table:formula="of:=IF([$DataEntry.G225]=&quot;&quot;;&quot;&quot;;[$DataEntry.G225])">
            <text:p/>
          </table:table-cell>
          <table:table-cell table:formula="of:=IF([$DataEntry.H225]=&quot;&quot;;&quot;&quot;;[$DataEntry.H225])">
            <text:p/>
          </table:table-cell>
          <table:table-cell table:formula="of:=IF([$DataEntry.I225]=&quot;&quot;;&quot;&quot;;[$DataEntry.I225])">
            <text:p/>
          </table:table-cell>
          <table:table-cell table:formula="of:=IF([$DataEntry.C225]=&quot;&quot;;&quot;&quot;;[$DataEntry.C225])">
            <text:p/>
          </table:table-cell>
          <table:table-cell table:formula="of:=&quot;&quot;">
            <text:p/>
          </table:table-cell>
          <table:table-cell table:formula="of:=IF([$DataEntry.D225]=&quot;&quot;;&quot;&quot;;[$DataEntry.D22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25]=&quot;&quot;;&quot;&quot;;[$DataEntry.N225])">
            <text:p/>
          </table:table-cell>
          <table:table-cell table:formula="of:=IF([$DataEntry.O225]=&quot;&quot;;&quot;&quot;;[$DataEntry.O225])">
            <text:p/>
          </table:table-cell>
          <table:table-cell table:formula="of:=IF([$DataEntry.P225]=&quot;&quot;;&quot;&quot;;[$DataEntry.P225])">
            <text:p/>
          </table:table-cell>
          <table:table-cell table:number-columns-repeated="48"/>
        </table:table-row>
        <table:table-row table:style-name="ro1">
          <table:table-cell table:formula="of:=IF([$DataEntry.A226]=&quot;&quot;;&quot;&quot;;[$DataEntry.A226])">
            <text:p/>
          </table:table-cell>
          <table:table-cell table:formula="of:=&quot;&quot;">
            <text:p/>
          </table:table-cell>
          <table:table-cell table:formula="of:=IF([$DataEntry.B226]=&quot;&quot;;&quot;&quot;;[$DataEntry.B226])">
            <text:p/>
          </table:table-cell>
          <table:table-cell table:formula="of:=IF([$DataEntry.E226]=&quot;&quot;;&quot;&quot;;[$DataEntry.E226])">
            <text:p/>
          </table:table-cell>
          <table:table-cell table:formula="of:=IF([$DataEntry.F226]=&quot;&quot;;&quot;&quot;;[$DataEntry.F226])">
            <text:p/>
          </table:table-cell>
          <table:table-cell table:formula="of:=IF([$DataEntry.G226]=&quot;&quot;;&quot;&quot;;[$DataEntry.G226])">
            <text:p/>
          </table:table-cell>
          <table:table-cell table:formula="of:=IF([$DataEntry.H226]=&quot;&quot;;&quot;&quot;;[$DataEntry.H226])">
            <text:p/>
          </table:table-cell>
          <table:table-cell table:formula="of:=IF([$DataEntry.I226]=&quot;&quot;;&quot;&quot;;[$DataEntry.I226])">
            <text:p/>
          </table:table-cell>
          <table:table-cell table:formula="of:=IF([$DataEntry.C226]=&quot;&quot;;&quot;&quot;;[$DataEntry.C226])">
            <text:p/>
          </table:table-cell>
          <table:table-cell table:formula="of:=&quot;&quot;">
            <text:p/>
          </table:table-cell>
          <table:table-cell table:formula="of:=IF([$DataEntry.D226]=&quot;&quot;;&quot;&quot;;[$DataEntry.D22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26]=&quot;&quot;;&quot;&quot;;[$DataEntry.N226])">
            <text:p/>
          </table:table-cell>
          <table:table-cell table:formula="of:=IF([$DataEntry.O226]=&quot;&quot;;&quot;&quot;;[$DataEntry.O226])">
            <text:p/>
          </table:table-cell>
          <table:table-cell table:formula="of:=IF([$DataEntry.P226]=&quot;&quot;;&quot;&quot;;[$DataEntry.P226])">
            <text:p/>
          </table:table-cell>
          <table:table-cell table:number-columns-repeated="48"/>
        </table:table-row>
        <table:table-row table:style-name="ro1">
          <table:table-cell table:formula="of:=IF([$DataEntry.A227]=&quot;&quot;;&quot;&quot;;[$DataEntry.A227])">
            <text:p/>
          </table:table-cell>
          <table:table-cell table:formula="of:=&quot;&quot;">
            <text:p/>
          </table:table-cell>
          <table:table-cell table:formula="of:=IF([$DataEntry.B227]=&quot;&quot;;&quot;&quot;;[$DataEntry.B227])">
            <text:p/>
          </table:table-cell>
          <table:table-cell table:formula="of:=IF([$DataEntry.E227]=&quot;&quot;;&quot;&quot;;[$DataEntry.E227])">
            <text:p/>
          </table:table-cell>
          <table:table-cell table:formula="of:=IF([$DataEntry.F227]=&quot;&quot;;&quot;&quot;;[$DataEntry.F227])">
            <text:p/>
          </table:table-cell>
          <table:table-cell table:formula="of:=IF([$DataEntry.G227]=&quot;&quot;;&quot;&quot;;[$DataEntry.G227])">
            <text:p/>
          </table:table-cell>
          <table:table-cell table:formula="of:=IF([$DataEntry.H227]=&quot;&quot;;&quot;&quot;;[$DataEntry.H227])">
            <text:p/>
          </table:table-cell>
          <table:table-cell table:formula="of:=IF([$DataEntry.I227]=&quot;&quot;;&quot;&quot;;[$DataEntry.I227])">
            <text:p/>
          </table:table-cell>
          <table:table-cell table:formula="of:=IF([$DataEntry.C227]=&quot;&quot;;&quot;&quot;;[$DataEntry.C227])">
            <text:p/>
          </table:table-cell>
          <table:table-cell table:formula="of:=&quot;&quot;">
            <text:p/>
          </table:table-cell>
          <table:table-cell table:formula="of:=IF([$DataEntry.D227]=&quot;&quot;;&quot;&quot;;[$DataEntry.D22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27]=&quot;&quot;;&quot;&quot;;[$DataEntry.N227])">
            <text:p/>
          </table:table-cell>
          <table:table-cell table:formula="of:=IF([$DataEntry.O227]=&quot;&quot;;&quot;&quot;;[$DataEntry.O227])">
            <text:p/>
          </table:table-cell>
          <table:table-cell table:formula="of:=IF([$DataEntry.P227]=&quot;&quot;;&quot;&quot;;[$DataEntry.P227])">
            <text:p/>
          </table:table-cell>
          <table:table-cell table:number-columns-repeated="48"/>
        </table:table-row>
        <table:table-row table:style-name="ro1">
          <table:table-cell table:formula="of:=IF([$DataEntry.A228]=&quot;&quot;;&quot;&quot;;[$DataEntry.A228])">
            <text:p/>
          </table:table-cell>
          <table:table-cell table:formula="of:=&quot;&quot;">
            <text:p/>
          </table:table-cell>
          <table:table-cell table:formula="of:=IF([$DataEntry.B228]=&quot;&quot;;&quot;&quot;;[$DataEntry.B228])">
            <text:p/>
          </table:table-cell>
          <table:table-cell table:formula="of:=IF([$DataEntry.E228]=&quot;&quot;;&quot;&quot;;[$DataEntry.E228])">
            <text:p/>
          </table:table-cell>
          <table:table-cell table:formula="of:=IF([$DataEntry.F228]=&quot;&quot;;&quot;&quot;;[$DataEntry.F228])">
            <text:p/>
          </table:table-cell>
          <table:table-cell table:formula="of:=IF([$DataEntry.G228]=&quot;&quot;;&quot;&quot;;[$DataEntry.G228])">
            <text:p/>
          </table:table-cell>
          <table:table-cell table:formula="of:=IF([$DataEntry.H228]=&quot;&quot;;&quot;&quot;;[$DataEntry.H228])">
            <text:p/>
          </table:table-cell>
          <table:table-cell table:formula="of:=IF([$DataEntry.I228]=&quot;&quot;;&quot;&quot;;[$DataEntry.I228])">
            <text:p/>
          </table:table-cell>
          <table:table-cell table:formula="of:=IF([$DataEntry.C228]=&quot;&quot;;&quot;&quot;;[$DataEntry.C228])">
            <text:p/>
          </table:table-cell>
          <table:table-cell table:formula="of:=&quot;&quot;">
            <text:p/>
          </table:table-cell>
          <table:table-cell table:formula="of:=IF([$DataEntry.D228]=&quot;&quot;;&quot;&quot;;[$DataEntry.D22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28]=&quot;&quot;;&quot;&quot;;[$DataEntry.N228])">
            <text:p/>
          </table:table-cell>
          <table:table-cell table:formula="of:=IF([$DataEntry.O228]=&quot;&quot;;&quot;&quot;;[$DataEntry.O228])">
            <text:p/>
          </table:table-cell>
          <table:table-cell table:formula="of:=IF([$DataEntry.P228]=&quot;&quot;;&quot;&quot;;[$DataEntry.P228])">
            <text:p/>
          </table:table-cell>
          <table:table-cell table:number-columns-repeated="48"/>
        </table:table-row>
        <table:table-row table:style-name="ro1">
          <table:table-cell table:formula="of:=IF([$DataEntry.A229]=&quot;&quot;;&quot;&quot;;[$DataEntry.A229])">
            <text:p/>
          </table:table-cell>
          <table:table-cell table:formula="of:=&quot;&quot;">
            <text:p/>
          </table:table-cell>
          <table:table-cell table:formula="of:=IF([$DataEntry.B229]=&quot;&quot;;&quot;&quot;;[$DataEntry.B229])">
            <text:p/>
          </table:table-cell>
          <table:table-cell table:formula="of:=IF([$DataEntry.E229]=&quot;&quot;;&quot;&quot;;[$DataEntry.E229])">
            <text:p/>
          </table:table-cell>
          <table:table-cell table:formula="of:=IF([$DataEntry.F229]=&quot;&quot;;&quot;&quot;;[$DataEntry.F229])">
            <text:p/>
          </table:table-cell>
          <table:table-cell table:formula="of:=IF([$DataEntry.G229]=&quot;&quot;;&quot;&quot;;[$DataEntry.G229])">
            <text:p/>
          </table:table-cell>
          <table:table-cell table:formula="of:=IF([$DataEntry.H229]=&quot;&quot;;&quot;&quot;;[$DataEntry.H229])">
            <text:p/>
          </table:table-cell>
          <table:table-cell table:formula="of:=IF([$DataEntry.I229]=&quot;&quot;;&quot;&quot;;[$DataEntry.I229])">
            <text:p/>
          </table:table-cell>
          <table:table-cell table:formula="of:=IF([$DataEntry.C229]=&quot;&quot;;&quot;&quot;;[$DataEntry.C229])">
            <text:p/>
          </table:table-cell>
          <table:table-cell table:formula="of:=&quot;&quot;">
            <text:p/>
          </table:table-cell>
          <table:table-cell table:formula="of:=IF([$DataEntry.D229]=&quot;&quot;;&quot;&quot;;[$DataEntry.D22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29]=&quot;&quot;;&quot;&quot;;[$DataEntry.N229])">
            <text:p/>
          </table:table-cell>
          <table:table-cell table:formula="of:=IF([$DataEntry.O229]=&quot;&quot;;&quot;&quot;;[$DataEntry.O229])">
            <text:p/>
          </table:table-cell>
          <table:table-cell table:formula="of:=IF([$DataEntry.P229]=&quot;&quot;;&quot;&quot;;[$DataEntry.P229])">
            <text:p/>
          </table:table-cell>
          <table:table-cell table:number-columns-repeated="48"/>
        </table:table-row>
        <table:table-row table:style-name="ro1">
          <table:table-cell table:formula="of:=IF([$DataEntry.A230]=&quot;&quot;;&quot;&quot;;[$DataEntry.A230])">
            <text:p/>
          </table:table-cell>
          <table:table-cell table:formula="of:=&quot;&quot;">
            <text:p/>
          </table:table-cell>
          <table:table-cell table:formula="of:=IF([$DataEntry.B230]=&quot;&quot;;&quot;&quot;;[$DataEntry.B230])">
            <text:p/>
          </table:table-cell>
          <table:table-cell table:formula="of:=IF([$DataEntry.E230]=&quot;&quot;;&quot;&quot;;[$DataEntry.E230])">
            <text:p/>
          </table:table-cell>
          <table:table-cell table:formula="of:=IF([$DataEntry.F230]=&quot;&quot;;&quot;&quot;;[$DataEntry.F230])">
            <text:p/>
          </table:table-cell>
          <table:table-cell table:formula="of:=IF([$DataEntry.G230]=&quot;&quot;;&quot;&quot;;[$DataEntry.G230])">
            <text:p/>
          </table:table-cell>
          <table:table-cell table:formula="of:=IF([$DataEntry.H230]=&quot;&quot;;&quot;&quot;;[$DataEntry.H230])">
            <text:p/>
          </table:table-cell>
          <table:table-cell table:formula="of:=IF([$DataEntry.I230]=&quot;&quot;;&quot;&quot;;[$DataEntry.I230])">
            <text:p/>
          </table:table-cell>
          <table:table-cell table:formula="of:=IF([$DataEntry.C230]=&quot;&quot;;&quot;&quot;;[$DataEntry.C230])">
            <text:p/>
          </table:table-cell>
          <table:table-cell table:formula="of:=&quot;&quot;">
            <text:p/>
          </table:table-cell>
          <table:table-cell table:formula="of:=IF([$DataEntry.D230]=&quot;&quot;;&quot;&quot;;[$DataEntry.D23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30]=&quot;&quot;;&quot;&quot;;[$DataEntry.N230])">
            <text:p/>
          </table:table-cell>
          <table:table-cell table:formula="of:=IF([$DataEntry.O230]=&quot;&quot;;&quot;&quot;;[$DataEntry.O230])">
            <text:p/>
          </table:table-cell>
          <table:table-cell table:formula="of:=IF([$DataEntry.P230]=&quot;&quot;;&quot;&quot;;[$DataEntry.P230])">
            <text:p/>
          </table:table-cell>
          <table:table-cell table:number-columns-repeated="48"/>
        </table:table-row>
        <table:table-row table:style-name="ro1">
          <table:table-cell table:formula="of:=IF([$DataEntry.A231]=&quot;&quot;;&quot;&quot;;[$DataEntry.A231])">
            <text:p/>
          </table:table-cell>
          <table:table-cell table:formula="of:=&quot;&quot;">
            <text:p/>
          </table:table-cell>
          <table:table-cell table:formula="of:=IF([$DataEntry.B231]=&quot;&quot;;&quot;&quot;;[$DataEntry.B231])">
            <text:p/>
          </table:table-cell>
          <table:table-cell table:formula="of:=IF([$DataEntry.E231]=&quot;&quot;;&quot;&quot;;[$DataEntry.E231])">
            <text:p/>
          </table:table-cell>
          <table:table-cell table:formula="of:=IF([$DataEntry.F231]=&quot;&quot;;&quot;&quot;;[$DataEntry.F231])">
            <text:p/>
          </table:table-cell>
          <table:table-cell table:formula="of:=IF([$DataEntry.G231]=&quot;&quot;;&quot;&quot;;[$DataEntry.G231])">
            <text:p/>
          </table:table-cell>
          <table:table-cell table:formula="of:=IF([$DataEntry.H231]=&quot;&quot;;&quot;&quot;;[$DataEntry.H231])">
            <text:p/>
          </table:table-cell>
          <table:table-cell table:formula="of:=IF([$DataEntry.I231]=&quot;&quot;;&quot;&quot;;[$DataEntry.I231])">
            <text:p/>
          </table:table-cell>
          <table:table-cell table:formula="of:=IF([$DataEntry.C231]=&quot;&quot;;&quot;&quot;;[$DataEntry.C231])">
            <text:p/>
          </table:table-cell>
          <table:table-cell table:formula="of:=&quot;&quot;">
            <text:p/>
          </table:table-cell>
          <table:table-cell table:formula="of:=IF([$DataEntry.D231]=&quot;&quot;;&quot;&quot;;[$DataEntry.D23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31]=&quot;&quot;;&quot;&quot;;[$DataEntry.N231])">
            <text:p/>
          </table:table-cell>
          <table:table-cell table:formula="of:=IF([$DataEntry.O231]=&quot;&quot;;&quot;&quot;;[$DataEntry.O231])">
            <text:p/>
          </table:table-cell>
          <table:table-cell table:formula="of:=IF([$DataEntry.P231]=&quot;&quot;;&quot;&quot;;[$DataEntry.P231])">
            <text:p/>
          </table:table-cell>
          <table:table-cell table:number-columns-repeated="48"/>
        </table:table-row>
        <table:table-row table:style-name="ro1">
          <table:table-cell table:formula="of:=IF([$DataEntry.A232]=&quot;&quot;;&quot;&quot;;[$DataEntry.A232])">
            <text:p/>
          </table:table-cell>
          <table:table-cell table:formula="of:=&quot;&quot;">
            <text:p/>
          </table:table-cell>
          <table:table-cell table:formula="of:=IF([$DataEntry.B232]=&quot;&quot;;&quot;&quot;;[$DataEntry.B232])">
            <text:p/>
          </table:table-cell>
          <table:table-cell table:formula="of:=IF([$DataEntry.E232]=&quot;&quot;;&quot;&quot;;[$DataEntry.E232])">
            <text:p/>
          </table:table-cell>
          <table:table-cell table:formula="of:=IF([$DataEntry.F232]=&quot;&quot;;&quot;&quot;;[$DataEntry.F232])">
            <text:p/>
          </table:table-cell>
          <table:table-cell table:formula="of:=IF([$DataEntry.G232]=&quot;&quot;;&quot;&quot;;[$DataEntry.G232])">
            <text:p/>
          </table:table-cell>
          <table:table-cell table:formula="of:=IF([$DataEntry.H232]=&quot;&quot;;&quot;&quot;;[$DataEntry.H232])">
            <text:p/>
          </table:table-cell>
          <table:table-cell table:formula="of:=IF([$DataEntry.I232]=&quot;&quot;;&quot;&quot;;[$DataEntry.I232])">
            <text:p/>
          </table:table-cell>
          <table:table-cell table:formula="of:=IF([$DataEntry.C232]=&quot;&quot;;&quot;&quot;;[$DataEntry.C232])">
            <text:p/>
          </table:table-cell>
          <table:table-cell table:formula="of:=&quot;&quot;">
            <text:p/>
          </table:table-cell>
          <table:table-cell table:formula="of:=IF([$DataEntry.D232]=&quot;&quot;;&quot;&quot;;[$DataEntry.D23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32]=&quot;&quot;;&quot;&quot;;[$DataEntry.N232])">
            <text:p/>
          </table:table-cell>
          <table:table-cell table:formula="of:=IF([$DataEntry.O232]=&quot;&quot;;&quot;&quot;;[$DataEntry.O232])">
            <text:p/>
          </table:table-cell>
          <table:table-cell table:formula="of:=IF([$DataEntry.P232]=&quot;&quot;;&quot;&quot;;[$DataEntry.P232])">
            <text:p/>
          </table:table-cell>
          <table:table-cell table:number-columns-repeated="48"/>
        </table:table-row>
        <table:table-row table:style-name="ro1">
          <table:table-cell table:formula="of:=IF([$DataEntry.A233]=&quot;&quot;;&quot;&quot;;[$DataEntry.A233])">
            <text:p/>
          </table:table-cell>
          <table:table-cell table:formula="of:=&quot;&quot;">
            <text:p/>
          </table:table-cell>
          <table:table-cell table:formula="of:=IF([$DataEntry.B233]=&quot;&quot;;&quot;&quot;;[$DataEntry.B233])">
            <text:p/>
          </table:table-cell>
          <table:table-cell table:formula="of:=IF([$DataEntry.E233]=&quot;&quot;;&quot;&quot;;[$DataEntry.E233])">
            <text:p/>
          </table:table-cell>
          <table:table-cell table:formula="of:=IF([$DataEntry.F233]=&quot;&quot;;&quot;&quot;;[$DataEntry.F233])">
            <text:p/>
          </table:table-cell>
          <table:table-cell table:formula="of:=IF([$DataEntry.G233]=&quot;&quot;;&quot;&quot;;[$DataEntry.G233])">
            <text:p/>
          </table:table-cell>
          <table:table-cell table:formula="of:=IF([$DataEntry.H233]=&quot;&quot;;&quot;&quot;;[$DataEntry.H233])">
            <text:p/>
          </table:table-cell>
          <table:table-cell table:formula="of:=IF([$DataEntry.I233]=&quot;&quot;;&quot;&quot;;[$DataEntry.I233])">
            <text:p/>
          </table:table-cell>
          <table:table-cell table:formula="of:=IF([$DataEntry.C233]=&quot;&quot;;&quot;&quot;;[$DataEntry.C233])">
            <text:p/>
          </table:table-cell>
          <table:table-cell table:formula="of:=&quot;&quot;">
            <text:p/>
          </table:table-cell>
          <table:table-cell table:formula="of:=IF([$DataEntry.D233]=&quot;&quot;;&quot;&quot;;[$DataEntry.D23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33]=&quot;&quot;;&quot;&quot;;[$DataEntry.N233])">
            <text:p/>
          </table:table-cell>
          <table:table-cell table:formula="of:=IF([$DataEntry.O233]=&quot;&quot;;&quot;&quot;;[$DataEntry.O233])">
            <text:p/>
          </table:table-cell>
          <table:table-cell table:formula="of:=IF([$DataEntry.P233]=&quot;&quot;;&quot;&quot;;[$DataEntry.P233])">
            <text:p/>
          </table:table-cell>
          <table:table-cell table:number-columns-repeated="48"/>
        </table:table-row>
        <table:table-row table:style-name="ro1">
          <table:table-cell table:formula="of:=IF([$DataEntry.A234]=&quot;&quot;;&quot;&quot;;[$DataEntry.A234])">
            <text:p/>
          </table:table-cell>
          <table:table-cell table:formula="of:=&quot;&quot;">
            <text:p/>
          </table:table-cell>
          <table:table-cell table:formula="of:=IF([$DataEntry.B234]=&quot;&quot;;&quot;&quot;;[$DataEntry.B234])">
            <text:p/>
          </table:table-cell>
          <table:table-cell table:formula="of:=IF([$DataEntry.E234]=&quot;&quot;;&quot;&quot;;[$DataEntry.E234])">
            <text:p/>
          </table:table-cell>
          <table:table-cell table:formula="of:=IF([$DataEntry.F234]=&quot;&quot;;&quot;&quot;;[$DataEntry.F234])">
            <text:p/>
          </table:table-cell>
          <table:table-cell table:formula="of:=IF([$DataEntry.G234]=&quot;&quot;;&quot;&quot;;[$DataEntry.G234])">
            <text:p/>
          </table:table-cell>
          <table:table-cell table:formula="of:=IF([$DataEntry.H234]=&quot;&quot;;&quot;&quot;;[$DataEntry.H234])">
            <text:p/>
          </table:table-cell>
          <table:table-cell table:formula="of:=IF([$DataEntry.I234]=&quot;&quot;;&quot;&quot;;[$DataEntry.I234])">
            <text:p/>
          </table:table-cell>
          <table:table-cell table:formula="of:=IF([$DataEntry.C234]=&quot;&quot;;&quot;&quot;;[$DataEntry.C234])">
            <text:p/>
          </table:table-cell>
          <table:table-cell table:formula="of:=&quot;&quot;">
            <text:p/>
          </table:table-cell>
          <table:table-cell table:formula="of:=IF([$DataEntry.D234]=&quot;&quot;;&quot;&quot;;[$DataEntry.D23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34]=&quot;&quot;;&quot;&quot;;[$DataEntry.N234])">
            <text:p/>
          </table:table-cell>
          <table:table-cell table:formula="of:=IF([$DataEntry.O234]=&quot;&quot;;&quot;&quot;;[$DataEntry.O234])">
            <text:p/>
          </table:table-cell>
          <table:table-cell table:formula="of:=IF([$DataEntry.P234]=&quot;&quot;;&quot;&quot;;[$DataEntry.P234])">
            <text:p/>
          </table:table-cell>
          <table:table-cell table:number-columns-repeated="48"/>
        </table:table-row>
        <table:table-row table:style-name="ro1">
          <table:table-cell table:formula="of:=IF([$DataEntry.A235]=&quot;&quot;;&quot;&quot;;[$DataEntry.A235])">
            <text:p/>
          </table:table-cell>
          <table:table-cell table:formula="of:=&quot;&quot;">
            <text:p/>
          </table:table-cell>
          <table:table-cell table:formula="of:=IF([$DataEntry.B235]=&quot;&quot;;&quot;&quot;;[$DataEntry.B235])">
            <text:p/>
          </table:table-cell>
          <table:table-cell table:formula="of:=IF([$DataEntry.E235]=&quot;&quot;;&quot;&quot;;[$DataEntry.E235])">
            <text:p/>
          </table:table-cell>
          <table:table-cell table:formula="of:=IF([$DataEntry.F235]=&quot;&quot;;&quot;&quot;;[$DataEntry.F235])">
            <text:p/>
          </table:table-cell>
          <table:table-cell table:formula="of:=IF([$DataEntry.G235]=&quot;&quot;;&quot;&quot;;[$DataEntry.G235])">
            <text:p/>
          </table:table-cell>
          <table:table-cell table:formula="of:=IF([$DataEntry.H235]=&quot;&quot;;&quot;&quot;;[$DataEntry.H235])">
            <text:p/>
          </table:table-cell>
          <table:table-cell table:formula="of:=IF([$DataEntry.I235]=&quot;&quot;;&quot;&quot;;[$DataEntry.I235])">
            <text:p/>
          </table:table-cell>
          <table:table-cell table:formula="of:=IF([$DataEntry.C235]=&quot;&quot;;&quot;&quot;;[$DataEntry.C235])">
            <text:p/>
          </table:table-cell>
          <table:table-cell table:formula="of:=&quot;&quot;">
            <text:p/>
          </table:table-cell>
          <table:table-cell table:formula="of:=IF([$DataEntry.D235]=&quot;&quot;;&quot;&quot;;[$DataEntry.D23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35]=&quot;&quot;;&quot;&quot;;[$DataEntry.N235])">
            <text:p/>
          </table:table-cell>
          <table:table-cell table:formula="of:=IF([$DataEntry.O235]=&quot;&quot;;&quot;&quot;;[$DataEntry.O235])">
            <text:p/>
          </table:table-cell>
          <table:table-cell table:formula="of:=IF([$DataEntry.P235]=&quot;&quot;;&quot;&quot;;[$DataEntry.P235])">
            <text:p/>
          </table:table-cell>
          <table:table-cell table:number-columns-repeated="48"/>
        </table:table-row>
        <table:table-row table:style-name="ro1">
          <table:table-cell table:formula="of:=IF([$DataEntry.A236]=&quot;&quot;;&quot;&quot;;[$DataEntry.A236])">
            <text:p/>
          </table:table-cell>
          <table:table-cell table:formula="of:=&quot;&quot;">
            <text:p/>
          </table:table-cell>
          <table:table-cell table:formula="of:=IF([$DataEntry.B236]=&quot;&quot;;&quot;&quot;;[$DataEntry.B236])">
            <text:p/>
          </table:table-cell>
          <table:table-cell table:formula="of:=IF([$DataEntry.E236]=&quot;&quot;;&quot;&quot;;[$DataEntry.E236])">
            <text:p/>
          </table:table-cell>
          <table:table-cell table:formula="of:=IF([$DataEntry.F236]=&quot;&quot;;&quot;&quot;;[$DataEntry.F236])">
            <text:p/>
          </table:table-cell>
          <table:table-cell table:formula="of:=IF([$DataEntry.G236]=&quot;&quot;;&quot;&quot;;[$DataEntry.G236])">
            <text:p/>
          </table:table-cell>
          <table:table-cell table:formula="of:=IF([$DataEntry.H236]=&quot;&quot;;&quot;&quot;;[$DataEntry.H236])">
            <text:p/>
          </table:table-cell>
          <table:table-cell table:formula="of:=IF([$DataEntry.I236]=&quot;&quot;;&quot;&quot;;[$DataEntry.I236])">
            <text:p/>
          </table:table-cell>
          <table:table-cell table:formula="of:=IF([$DataEntry.C236]=&quot;&quot;;&quot;&quot;;[$DataEntry.C236])">
            <text:p/>
          </table:table-cell>
          <table:table-cell table:formula="of:=&quot;&quot;">
            <text:p/>
          </table:table-cell>
          <table:table-cell table:formula="of:=IF([$DataEntry.D236]=&quot;&quot;;&quot;&quot;;[$DataEntry.D23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36]=&quot;&quot;;&quot;&quot;;[$DataEntry.N236])">
            <text:p/>
          </table:table-cell>
          <table:table-cell table:formula="of:=IF([$DataEntry.O236]=&quot;&quot;;&quot;&quot;;[$DataEntry.O236])">
            <text:p/>
          </table:table-cell>
          <table:table-cell table:formula="of:=IF([$DataEntry.P236]=&quot;&quot;;&quot;&quot;;[$DataEntry.P236])">
            <text:p/>
          </table:table-cell>
          <table:table-cell table:number-columns-repeated="48"/>
        </table:table-row>
        <table:table-row table:style-name="ro1">
          <table:table-cell table:formula="of:=IF([$DataEntry.A237]=&quot;&quot;;&quot;&quot;;[$DataEntry.A237])">
            <text:p/>
          </table:table-cell>
          <table:table-cell table:formula="of:=&quot;&quot;">
            <text:p/>
          </table:table-cell>
          <table:table-cell table:formula="of:=IF([$DataEntry.B237]=&quot;&quot;;&quot;&quot;;[$DataEntry.B237])">
            <text:p/>
          </table:table-cell>
          <table:table-cell table:formula="of:=IF([$DataEntry.E237]=&quot;&quot;;&quot;&quot;;[$DataEntry.E237])">
            <text:p/>
          </table:table-cell>
          <table:table-cell table:formula="of:=IF([$DataEntry.F237]=&quot;&quot;;&quot;&quot;;[$DataEntry.F237])">
            <text:p/>
          </table:table-cell>
          <table:table-cell table:formula="of:=IF([$DataEntry.G237]=&quot;&quot;;&quot;&quot;;[$DataEntry.G237])">
            <text:p/>
          </table:table-cell>
          <table:table-cell table:formula="of:=IF([$DataEntry.H237]=&quot;&quot;;&quot;&quot;;[$DataEntry.H237])">
            <text:p/>
          </table:table-cell>
          <table:table-cell table:formula="of:=IF([$DataEntry.I237]=&quot;&quot;;&quot;&quot;;[$DataEntry.I237])">
            <text:p/>
          </table:table-cell>
          <table:table-cell table:formula="of:=IF([$DataEntry.C237]=&quot;&quot;;&quot;&quot;;[$DataEntry.C237])">
            <text:p/>
          </table:table-cell>
          <table:table-cell table:formula="of:=&quot;&quot;">
            <text:p/>
          </table:table-cell>
          <table:table-cell table:formula="of:=IF([$DataEntry.D237]=&quot;&quot;;&quot;&quot;;[$DataEntry.D23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37]=&quot;&quot;;&quot;&quot;;[$DataEntry.N237])">
            <text:p/>
          </table:table-cell>
          <table:table-cell table:formula="of:=IF([$DataEntry.O237]=&quot;&quot;;&quot;&quot;;[$DataEntry.O237])">
            <text:p/>
          </table:table-cell>
          <table:table-cell table:formula="of:=IF([$DataEntry.P237]=&quot;&quot;;&quot;&quot;;[$DataEntry.P237])">
            <text:p/>
          </table:table-cell>
          <table:table-cell table:number-columns-repeated="48"/>
        </table:table-row>
        <table:table-row table:style-name="ro1">
          <table:table-cell table:formula="of:=IF([$DataEntry.A238]=&quot;&quot;;&quot;&quot;;[$DataEntry.A238])">
            <text:p/>
          </table:table-cell>
          <table:table-cell table:formula="of:=&quot;&quot;">
            <text:p/>
          </table:table-cell>
          <table:table-cell table:formula="of:=IF([$DataEntry.B238]=&quot;&quot;;&quot;&quot;;[$DataEntry.B238])">
            <text:p/>
          </table:table-cell>
          <table:table-cell table:formula="of:=IF([$DataEntry.E238]=&quot;&quot;;&quot;&quot;;[$DataEntry.E238])">
            <text:p/>
          </table:table-cell>
          <table:table-cell table:formula="of:=IF([$DataEntry.F238]=&quot;&quot;;&quot;&quot;;[$DataEntry.F238])">
            <text:p/>
          </table:table-cell>
          <table:table-cell table:formula="of:=IF([$DataEntry.G238]=&quot;&quot;;&quot;&quot;;[$DataEntry.G238])">
            <text:p/>
          </table:table-cell>
          <table:table-cell table:formula="of:=IF([$DataEntry.H238]=&quot;&quot;;&quot;&quot;;[$DataEntry.H238])">
            <text:p/>
          </table:table-cell>
          <table:table-cell table:formula="of:=IF([$DataEntry.I238]=&quot;&quot;;&quot;&quot;;[$DataEntry.I238])">
            <text:p/>
          </table:table-cell>
          <table:table-cell table:formula="of:=IF([$DataEntry.C238]=&quot;&quot;;&quot;&quot;;[$DataEntry.C238])">
            <text:p/>
          </table:table-cell>
          <table:table-cell table:formula="of:=&quot;&quot;">
            <text:p/>
          </table:table-cell>
          <table:table-cell table:formula="of:=IF([$DataEntry.D238]=&quot;&quot;;&quot;&quot;;[$DataEntry.D23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38]=&quot;&quot;;&quot;&quot;;[$DataEntry.N238])">
            <text:p/>
          </table:table-cell>
          <table:table-cell table:formula="of:=IF([$DataEntry.O238]=&quot;&quot;;&quot;&quot;;[$DataEntry.O238])">
            <text:p/>
          </table:table-cell>
          <table:table-cell table:formula="of:=IF([$DataEntry.P238]=&quot;&quot;;&quot;&quot;;[$DataEntry.P238])">
            <text:p/>
          </table:table-cell>
          <table:table-cell table:number-columns-repeated="48"/>
        </table:table-row>
        <table:table-row table:style-name="ro1">
          <table:table-cell table:formula="of:=IF([$DataEntry.A239]=&quot;&quot;;&quot;&quot;;[$DataEntry.A239])">
            <text:p/>
          </table:table-cell>
          <table:table-cell table:formula="of:=&quot;&quot;">
            <text:p/>
          </table:table-cell>
          <table:table-cell table:formula="of:=IF([$DataEntry.B239]=&quot;&quot;;&quot;&quot;;[$DataEntry.B239])">
            <text:p/>
          </table:table-cell>
          <table:table-cell table:formula="of:=IF([$DataEntry.E239]=&quot;&quot;;&quot;&quot;;[$DataEntry.E239])">
            <text:p/>
          </table:table-cell>
          <table:table-cell table:formula="of:=IF([$DataEntry.F239]=&quot;&quot;;&quot;&quot;;[$DataEntry.F239])">
            <text:p/>
          </table:table-cell>
          <table:table-cell table:formula="of:=IF([$DataEntry.G239]=&quot;&quot;;&quot;&quot;;[$DataEntry.G239])">
            <text:p/>
          </table:table-cell>
          <table:table-cell table:formula="of:=IF([$DataEntry.H239]=&quot;&quot;;&quot;&quot;;[$DataEntry.H239])">
            <text:p/>
          </table:table-cell>
          <table:table-cell table:formula="of:=IF([$DataEntry.I239]=&quot;&quot;;&quot;&quot;;[$DataEntry.I239])">
            <text:p/>
          </table:table-cell>
          <table:table-cell table:formula="of:=IF([$DataEntry.C239]=&quot;&quot;;&quot;&quot;;[$DataEntry.C239])">
            <text:p/>
          </table:table-cell>
          <table:table-cell table:formula="of:=&quot;&quot;">
            <text:p/>
          </table:table-cell>
          <table:table-cell table:formula="of:=IF([$DataEntry.D239]=&quot;&quot;;&quot;&quot;;[$DataEntry.D23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39]=&quot;&quot;;&quot;&quot;;[$DataEntry.N239])">
            <text:p/>
          </table:table-cell>
          <table:table-cell table:formula="of:=IF([$DataEntry.O239]=&quot;&quot;;&quot;&quot;;[$DataEntry.O239])">
            <text:p/>
          </table:table-cell>
          <table:table-cell table:formula="of:=IF([$DataEntry.P239]=&quot;&quot;;&quot;&quot;;[$DataEntry.P239])">
            <text:p/>
          </table:table-cell>
          <table:table-cell table:number-columns-repeated="48"/>
        </table:table-row>
        <table:table-row table:style-name="ro1">
          <table:table-cell table:formula="of:=IF([$DataEntry.A240]=&quot;&quot;;&quot;&quot;;[$DataEntry.A240])">
            <text:p/>
          </table:table-cell>
          <table:table-cell table:formula="of:=&quot;&quot;">
            <text:p/>
          </table:table-cell>
          <table:table-cell table:formula="of:=IF([$DataEntry.B240]=&quot;&quot;;&quot;&quot;;[$DataEntry.B240])">
            <text:p/>
          </table:table-cell>
          <table:table-cell table:formula="of:=IF([$DataEntry.E240]=&quot;&quot;;&quot;&quot;;[$DataEntry.E240])">
            <text:p/>
          </table:table-cell>
          <table:table-cell table:formula="of:=IF([$DataEntry.F240]=&quot;&quot;;&quot;&quot;;[$DataEntry.F240])">
            <text:p/>
          </table:table-cell>
          <table:table-cell table:formula="of:=IF([$DataEntry.G240]=&quot;&quot;;&quot;&quot;;[$DataEntry.G240])">
            <text:p/>
          </table:table-cell>
          <table:table-cell table:formula="of:=IF([$DataEntry.H240]=&quot;&quot;;&quot;&quot;;[$DataEntry.H240])">
            <text:p/>
          </table:table-cell>
          <table:table-cell table:formula="of:=IF([$DataEntry.I240]=&quot;&quot;;&quot;&quot;;[$DataEntry.I240])">
            <text:p/>
          </table:table-cell>
          <table:table-cell table:formula="of:=IF([$DataEntry.C240]=&quot;&quot;;&quot;&quot;;[$DataEntry.C240])">
            <text:p/>
          </table:table-cell>
          <table:table-cell table:formula="of:=&quot;&quot;">
            <text:p/>
          </table:table-cell>
          <table:table-cell table:formula="of:=IF([$DataEntry.D240]=&quot;&quot;;&quot;&quot;;[$DataEntry.D24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40]=&quot;&quot;;&quot;&quot;;[$DataEntry.N240])">
            <text:p/>
          </table:table-cell>
          <table:table-cell table:formula="of:=IF([$DataEntry.O240]=&quot;&quot;;&quot;&quot;;[$DataEntry.O240])">
            <text:p/>
          </table:table-cell>
          <table:table-cell table:formula="of:=IF([$DataEntry.P240]=&quot;&quot;;&quot;&quot;;[$DataEntry.P240])">
            <text:p/>
          </table:table-cell>
          <table:table-cell table:number-columns-repeated="48"/>
        </table:table-row>
        <table:table-row table:style-name="ro1">
          <table:table-cell table:formula="of:=IF([$DataEntry.A241]=&quot;&quot;;&quot;&quot;;[$DataEntry.A241])">
            <text:p/>
          </table:table-cell>
          <table:table-cell table:formula="of:=&quot;&quot;">
            <text:p/>
          </table:table-cell>
          <table:table-cell table:formula="of:=IF([$DataEntry.B241]=&quot;&quot;;&quot;&quot;;[$DataEntry.B241])">
            <text:p/>
          </table:table-cell>
          <table:table-cell table:formula="of:=IF([$DataEntry.E241]=&quot;&quot;;&quot;&quot;;[$DataEntry.E241])">
            <text:p/>
          </table:table-cell>
          <table:table-cell table:formula="of:=IF([$DataEntry.F241]=&quot;&quot;;&quot;&quot;;[$DataEntry.F241])">
            <text:p/>
          </table:table-cell>
          <table:table-cell table:formula="of:=IF([$DataEntry.G241]=&quot;&quot;;&quot;&quot;;[$DataEntry.G241])">
            <text:p/>
          </table:table-cell>
          <table:table-cell table:formula="of:=IF([$DataEntry.H241]=&quot;&quot;;&quot;&quot;;[$DataEntry.H241])">
            <text:p/>
          </table:table-cell>
          <table:table-cell table:formula="of:=IF([$DataEntry.I241]=&quot;&quot;;&quot;&quot;;[$DataEntry.I241])">
            <text:p/>
          </table:table-cell>
          <table:table-cell table:formula="of:=IF([$DataEntry.C241]=&quot;&quot;;&quot;&quot;;[$DataEntry.C241])">
            <text:p/>
          </table:table-cell>
          <table:table-cell table:formula="of:=&quot;&quot;">
            <text:p/>
          </table:table-cell>
          <table:table-cell table:formula="of:=IF([$DataEntry.D241]=&quot;&quot;;&quot;&quot;;[$DataEntry.D24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41]=&quot;&quot;;&quot;&quot;;[$DataEntry.N241])">
            <text:p/>
          </table:table-cell>
          <table:table-cell table:formula="of:=IF([$DataEntry.O241]=&quot;&quot;;&quot;&quot;;[$DataEntry.O241])">
            <text:p/>
          </table:table-cell>
          <table:table-cell table:formula="of:=IF([$DataEntry.P241]=&quot;&quot;;&quot;&quot;;[$DataEntry.P241])">
            <text:p/>
          </table:table-cell>
          <table:table-cell table:number-columns-repeated="48"/>
        </table:table-row>
        <table:table-row table:style-name="ro1">
          <table:table-cell table:formula="of:=IF([$DataEntry.A242]=&quot;&quot;;&quot;&quot;;[$DataEntry.A242])">
            <text:p/>
          </table:table-cell>
          <table:table-cell table:formula="of:=&quot;&quot;">
            <text:p/>
          </table:table-cell>
          <table:table-cell table:formula="of:=IF([$DataEntry.B242]=&quot;&quot;;&quot;&quot;;[$DataEntry.B242])">
            <text:p/>
          </table:table-cell>
          <table:table-cell table:formula="of:=IF([$DataEntry.E242]=&quot;&quot;;&quot;&quot;;[$DataEntry.E242])">
            <text:p/>
          </table:table-cell>
          <table:table-cell table:formula="of:=IF([$DataEntry.F242]=&quot;&quot;;&quot;&quot;;[$DataEntry.F242])">
            <text:p/>
          </table:table-cell>
          <table:table-cell table:formula="of:=IF([$DataEntry.G242]=&quot;&quot;;&quot;&quot;;[$DataEntry.G242])">
            <text:p/>
          </table:table-cell>
          <table:table-cell table:formula="of:=IF([$DataEntry.H242]=&quot;&quot;;&quot;&quot;;[$DataEntry.H242])">
            <text:p/>
          </table:table-cell>
          <table:table-cell table:formula="of:=IF([$DataEntry.I242]=&quot;&quot;;&quot;&quot;;[$DataEntry.I242])">
            <text:p/>
          </table:table-cell>
          <table:table-cell table:formula="of:=IF([$DataEntry.C242]=&quot;&quot;;&quot;&quot;;[$DataEntry.C242])">
            <text:p/>
          </table:table-cell>
          <table:table-cell table:formula="of:=&quot;&quot;">
            <text:p/>
          </table:table-cell>
          <table:table-cell table:formula="of:=IF([$DataEntry.D242]=&quot;&quot;;&quot;&quot;;[$DataEntry.D24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42]=&quot;&quot;;&quot;&quot;;[$DataEntry.N242])">
            <text:p/>
          </table:table-cell>
          <table:table-cell table:formula="of:=IF([$DataEntry.O242]=&quot;&quot;;&quot;&quot;;[$DataEntry.O242])">
            <text:p/>
          </table:table-cell>
          <table:table-cell table:formula="of:=IF([$DataEntry.P242]=&quot;&quot;;&quot;&quot;;[$DataEntry.P242])">
            <text:p/>
          </table:table-cell>
          <table:table-cell table:number-columns-repeated="48"/>
        </table:table-row>
        <table:table-row table:style-name="ro1">
          <table:table-cell table:formula="of:=IF([$DataEntry.A243]=&quot;&quot;;&quot;&quot;;[$DataEntry.A243])">
            <text:p/>
          </table:table-cell>
          <table:table-cell table:formula="of:=&quot;&quot;">
            <text:p/>
          </table:table-cell>
          <table:table-cell table:formula="of:=IF([$DataEntry.B243]=&quot;&quot;;&quot;&quot;;[$DataEntry.B243])">
            <text:p/>
          </table:table-cell>
          <table:table-cell table:formula="of:=IF([$DataEntry.E243]=&quot;&quot;;&quot;&quot;;[$DataEntry.E243])">
            <text:p/>
          </table:table-cell>
          <table:table-cell table:formula="of:=IF([$DataEntry.F243]=&quot;&quot;;&quot;&quot;;[$DataEntry.F243])">
            <text:p/>
          </table:table-cell>
          <table:table-cell table:formula="of:=IF([$DataEntry.G243]=&quot;&quot;;&quot;&quot;;[$DataEntry.G243])">
            <text:p/>
          </table:table-cell>
          <table:table-cell table:formula="of:=IF([$DataEntry.H243]=&quot;&quot;;&quot;&quot;;[$DataEntry.H243])">
            <text:p/>
          </table:table-cell>
          <table:table-cell table:formula="of:=IF([$DataEntry.I243]=&quot;&quot;;&quot;&quot;;[$DataEntry.I243])">
            <text:p/>
          </table:table-cell>
          <table:table-cell table:formula="of:=IF([$DataEntry.C243]=&quot;&quot;;&quot;&quot;;[$DataEntry.C243])">
            <text:p/>
          </table:table-cell>
          <table:table-cell table:formula="of:=&quot;&quot;">
            <text:p/>
          </table:table-cell>
          <table:table-cell table:formula="of:=IF([$DataEntry.D243]=&quot;&quot;;&quot;&quot;;[$DataEntry.D24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43]=&quot;&quot;;&quot;&quot;;[$DataEntry.N243])">
            <text:p/>
          </table:table-cell>
          <table:table-cell table:formula="of:=IF([$DataEntry.O243]=&quot;&quot;;&quot;&quot;;[$DataEntry.O243])">
            <text:p/>
          </table:table-cell>
          <table:table-cell table:formula="of:=IF([$DataEntry.P243]=&quot;&quot;;&quot;&quot;;[$DataEntry.P243])">
            <text:p/>
          </table:table-cell>
          <table:table-cell table:number-columns-repeated="48"/>
        </table:table-row>
        <table:table-row table:style-name="ro1">
          <table:table-cell table:formula="of:=IF([$DataEntry.A244]=&quot;&quot;;&quot;&quot;;[$DataEntry.A244])">
            <text:p/>
          </table:table-cell>
          <table:table-cell table:formula="of:=&quot;&quot;">
            <text:p/>
          </table:table-cell>
          <table:table-cell table:formula="of:=IF([$DataEntry.B244]=&quot;&quot;;&quot;&quot;;[$DataEntry.B244])">
            <text:p/>
          </table:table-cell>
          <table:table-cell table:formula="of:=IF([$DataEntry.E244]=&quot;&quot;;&quot;&quot;;[$DataEntry.E244])">
            <text:p/>
          </table:table-cell>
          <table:table-cell table:formula="of:=IF([$DataEntry.F244]=&quot;&quot;;&quot;&quot;;[$DataEntry.F244])">
            <text:p/>
          </table:table-cell>
          <table:table-cell table:formula="of:=IF([$DataEntry.G244]=&quot;&quot;;&quot;&quot;;[$DataEntry.G244])">
            <text:p/>
          </table:table-cell>
          <table:table-cell table:formula="of:=IF([$DataEntry.H244]=&quot;&quot;;&quot;&quot;;[$DataEntry.H244])">
            <text:p/>
          </table:table-cell>
          <table:table-cell table:formula="of:=IF([$DataEntry.I244]=&quot;&quot;;&quot;&quot;;[$DataEntry.I244])">
            <text:p/>
          </table:table-cell>
          <table:table-cell table:formula="of:=IF([$DataEntry.C244]=&quot;&quot;;&quot;&quot;;[$DataEntry.C244])">
            <text:p/>
          </table:table-cell>
          <table:table-cell table:formula="of:=&quot;&quot;">
            <text:p/>
          </table:table-cell>
          <table:table-cell table:formula="of:=IF([$DataEntry.D244]=&quot;&quot;;&quot;&quot;;[$DataEntry.D24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44]=&quot;&quot;;&quot;&quot;;[$DataEntry.N244])">
            <text:p/>
          </table:table-cell>
          <table:table-cell table:formula="of:=IF([$DataEntry.O244]=&quot;&quot;;&quot;&quot;;[$DataEntry.O244])">
            <text:p/>
          </table:table-cell>
          <table:table-cell table:formula="of:=IF([$DataEntry.P244]=&quot;&quot;;&quot;&quot;;[$DataEntry.P244])">
            <text:p/>
          </table:table-cell>
          <table:table-cell table:number-columns-repeated="48"/>
        </table:table-row>
        <table:table-row table:style-name="ro1">
          <table:table-cell table:formula="of:=IF([$DataEntry.A245]=&quot;&quot;;&quot;&quot;;[$DataEntry.A245])">
            <text:p/>
          </table:table-cell>
          <table:table-cell table:formula="of:=&quot;&quot;">
            <text:p/>
          </table:table-cell>
          <table:table-cell table:formula="of:=IF([$DataEntry.B245]=&quot;&quot;;&quot;&quot;;[$DataEntry.B245])">
            <text:p/>
          </table:table-cell>
          <table:table-cell table:formula="of:=IF([$DataEntry.E245]=&quot;&quot;;&quot;&quot;;[$DataEntry.E245])">
            <text:p/>
          </table:table-cell>
          <table:table-cell table:formula="of:=IF([$DataEntry.F245]=&quot;&quot;;&quot;&quot;;[$DataEntry.F245])">
            <text:p/>
          </table:table-cell>
          <table:table-cell table:formula="of:=IF([$DataEntry.G245]=&quot;&quot;;&quot;&quot;;[$DataEntry.G245])">
            <text:p/>
          </table:table-cell>
          <table:table-cell table:formula="of:=IF([$DataEntry.H245]=&quot;&quot;;&quot;&quot;;[$DataEntry.H245])">
            <text:p/>
          </table:table-cell>
          <table:table-cell table:formula="of:=IF([$DataEntry.I245]=&quot;&quot;;&quot;&quot;;[$DataEntry.I245])">
            <text:p/>
          </table:table-cell>
          <table:table-cell table:formula="of:=IF([$DataEntry.C245]=&quot;&quot;;&quot;&quot;;[$DataEntry.C245])">
            <text:p/>
          </table:table-cell>
          <table:table-cell table:formula="of:=&quot;&quot;">
            <text:p/>
          </table:table-cell>
          <table:table-cell table:formula="of:=IF([$DataEntry.D245]=&quot;&quot;;&quot;&quot;;[$DataEntry.D24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45]=&quot;&quot;;&quot;&quot;;[$DataEntry.N245])">
            <text:p/>
          </table:table-cell>
          <table:table-cell table:formula="of:=IF([$DataEntry.O245]=&quot;&quot;;&quot;&quot;;[$DataEntry.O245])">
            <text:p/>
          </table:table-cell>
          <table:table-cell table:formula="of:=IF([$DataEntry.P245]=&quot;&quot;;&quot;&quot;;[$DataEntry.P245])">
            <text:p/>
          </table:table-cell>
          <table:table-cell table:number-columns-repeated="48"/>
        </table:table-row>
        <table:table-row table:style-name="ro1">
          <table:table-cell table:formula="of:=IF([$DataEntry.A246]=&quot;&quot;;&quot;&quot;;[$DataEntry.A246])">
            <text:p/>
          </table:table-cell>
          <table:table-cell table:formula="of:=&quot;&quot;">
            <text:p/>
          </table:table-cell>
          <table:table-cell table:formula="of:=IF([$DataEntry.B246]=&quot;&quot;;&quot;&quot;;[$DataEntry.B246])">
            <text:p/>
          </table:table-cell>
          <table:table-cell table:formula="of:=IF([$DataEntry.E246]=&quot;&quot;;&quot;&quot;;[$DataEntry.E246])">
            <text:p/>
          </table:table-cell>
          <table:table-cell table:formula="of:=IF([$DataEntry.F246]=&quot;&quot;;&quot;&quot;;[$DataEntry.F246])">
            <text:p/>
          </table:table-cell>
          <table:table-cell table:formula="of:=IF([$DataEntry.G246]=&quot;&quot;;&quot;&quot;;[$DataEntry.G246])">
            <text:p/>
          </table:table-cell>
          <table:table-cell table:formula="of:=IF([$DataEntry.H246]=&quot;&quot;;&quot;&quot;;[$DataEntry.H246])">
            <text:p/>
          </table:table-cell>
          <table:table-cell table:formula="of:=IF([$DataEntry.I246]=&quot;&quot;;&quot;&quot;;[$DataEntry.I246])">
            <text:p/>
          </table:table-cell>
          <table:table-cell table:formula="of:=IF([$DataEntry.C246]=&quot;&quot;;&quot;&quot;;[$DataEntry.C246])">
            <text:p/>
          </table:table-cell>
          <table:table-cell table:formula="of:=&quot;&quot;">
            <text:p/>
          </table:table-cell>
          <table:table-cell table:formula="of:=IF([$DataEntry.D246]=&quot;&quot;;&quot;&quot;;[$DataEntry.D24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46]=&quot;&quot;;&quot;&quot;;[$DataEntry.N246])">
            <text:p/>
          </table:table-cell>
          <table:table-cell table:formula="of:=IF([$DataEntry.O246]=&quot;&quot;;&quot;&quot;;[$DataEntry.O246])">
            <text:p/>
          </table:table-cell>
          <table:table-cell table:formula="of:=IF([$DataEntry.P246]=&quot;&quot;;&quot;&quot;;[$DataEntry.P246])">
            <text:p/>
          </table:table-cell>
          <table:table-cell table:number-columns-repeated="48"/>
        </table:table-row>
        <table:table-row table:style-name="ro1">
          <table:table-cell table:formula="of:=IF([$DataEntry.A247]=&quot;&quot;;&quot;&quot;;[$DataEntry.A247])">
            <text:p/>
          </table:table-cell>
          <table:table-cell table:formula="of:=&quot;&quot;">
            <text:p/>
          </table:table-cell>
          <table:table-cell table:formula="of:=IF([$DataEntry.B247]=&quot;&quot;;&quot;&quot;;[$DataEntry.B247])">
            <text:p/>
          </table:table-cell>
          <table:table-cell table:formula="of:=IF([$DataEntry.E247]=&quot;&quot;;&quot;&quot;;[$DataEntry.E247])">
            <text:p/>
          </table:table-cell>
          <table:table-cell table:formula="of:=IF([$DataEntry.F247]=&quot;&quot;;&quot;&quot;;[$DataEntry.F247])">
            <text:p/>
          </table:table-cell>
          <table:table-cell table:formula="of:=IF([$DataEntry.G247]=&quot;&quot;;&quot;&quot;;[$DataEntry.G247])">
            <text:p/>
          </table:table-cell>
          <table:table-cell table:formula="of:=IF([$DataEntry.H247]=&quot;&quot;;&quot;&quot;;[$DataEntry.H247])">
            <text:p/>
          </table:table-cell>
          <table:table-cell table:formula="of:=IF([$DataEntry.I247]=&quot;&quot;;&quot;&quot;;[$DataEntry.I247])">
            <text:p/>
          </table:table-cell>
          <table:table-cell table:formula="of:=IF([$DataEntry.C247]=&quot;&quot;;&quot;&quot;;[$DataEntry.C247])">
            <text:p/>
          </table:table-cell>
          <table:table-cell table:formula="of:=&quot;&quot;">
            <text:p/>
          </table:table-cell>
          <table:table-cell table:formula="of:=IF([$DataEntry.D247]=&quot;&quot;;&quot;&quot;;[$DataEntry.D24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47]=&quot;&quot;;&quot;&quot;;[$DataEntry.N247])">
            <text:p/>
          </table:table-cell>
          <table:table-cell table:formula="of:=IF([$DataEntry.O247]=&quot;&quot;;&quot;&quot;;[$DataEntry.O247])">
            <text:p/>
          </table:table-cell>
          <table:table-cell table:formula="of:=IF([$DataEntry.P247]=&quot;&quot;;&quot;&quot;;[$DataEntry.P247])">
            <text:p/>
          </table:table-cell>
          <table:table-cell table:number-columns-repeated="48"/>
        </table:table-row>
        <table:table-row table:style-name="ro1">
          <table:table-cell table:formula="of:=IF([$DataEntry.A248]=&quot;&quot;;&quot;&quot;;[$DataEntry.A248])">
            <text:p/>
          </table:table-cell>
          <table:table-cell table:formula="of:=&quot;&quot;">
            <text:p/>
          </table:table-cell>
          <table:table-cell table:formula="of:=IF([$DataEntry.B248]=&quot;&quot;;&quot;&quot;;[$DataEntry.B248])">
            <text:p/>
          </table:table-cell>
          <table:table-cell table:formula="of:=IF([$DataEntry.E248]=&quot;&quot;;&quot;&quot;;[$DataEntry.E248])">
            <text:p/>
          </table:table-cell>
          <table:table-cell table:formula="of:=IF([$DataEntry.F248]=&quot;&quot;;&quot;&quot;;[$DataEntry.F248])">
            <text:p/>
          </table:table-cell>
          <table:table-cell table:formula="of:=IF([$DataEntry.G248]=&quot;&quot;;&quot;&quot;;[$DataEntry.G248])">
            <text:p/>
          </table:table-cell>
          <table:table-cell table:formula="of:=IF([$DataEntry.H248]=&quot;&quot;;&quot;&quot;;[$DataEntry.H248])">
            <text:p/>
          </table:table-cell>
          <table:table-cell table:formula="of:=IF([$DataEntry.I248]=&quot;&quot;;&quot;&quot;;[$DataEntry.I248])">
            <text:p/>
          </table:table-cell>
          <table:table-cell table:formula="of:=IF([$DataEntry.C248]=&quot;&quot;;&quot;&quot;;[$DataEntry.C248])">
            <text:p/>
          </table:table-cell>
          <table:table-cell table:formula="of:=&quot;&quot;">
            <text:p/>
          </table:table-cell>
          <table:table-cell table:formula="of:=IF([$DataEntry.D248]=&quot;&quot;;&quot;&quot;;[$DataEntry.D24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48]=&quot;&quot;;&quot;&quot;;[$DataEntry.N248])">
            <text:p/>
          </table:table-cell>
          <table:table-cell table:formula="of:=IF([$DataEntry.O248]=&quot;&quot;;&quot;&quot;;[$DataEntry.O248])">
            <text:p/>
          </table:table-cell>
          <table:table-cell table:formula="of:=IF([$DataEntry.P248]=&quot;&quot;;&quot;&quot;;[$DataEntry.P248])">
            <text:p/>
          </table:table-cell>
          <table:table-cell table:number-columns-repeated="48"/>
        </table:table-row>
        <table:table-row table:style-name="ro1">
          <table:table-cell table:formula="of:=IF([$DataEntry.A249]=&quot;&quot;;&quot;&quot;;[$DataEntry.A249])">
            <text:p/>
          </table:table-cell>
          <table:table-cell table:formula="of:=&quot;&quot;">
            <text:p/>
          </table:table-cell>
          <table:table-cell table:formula="of:=IF([$DataEntry.B249]=&quot;&quot;;&quot;&quot;;[$DataEntry.B249])">
            <text:p/>
          </table:table-cell>
          <table:table-cell table:formula="of:=IF([$DataEntry.E249]=&quot;&quot;;&quot;&quot;;[$DataEntry.E249])">
            <text:p/>
          </table:table-cell>
          <table:table-cell table:formula="of:=IF([$DataEntry.F249]=&quot;&quot;;&quot;&quot;;[$DataEntry.F249])">
            <text:p/>
          </table:table-cell>
          <table:table-cell table:formula="of:=IF([$DataEntry.G249]=&quot;&quot;;&quot;&quot;;[$DataEntry.G249])">
            <text:p/>
          </table:table-cell>
          <table:table-cell table:formula="of:=IF([$DataEntry.H249]=&quot;&quot;;&quot;&quot;;[$DataEntry.H249])">
            <text:p/>
          </table:table-cell>
          <table:table-cell table:formula="of:=IF([$DataEntry.I249]=&quot;&quot;;&quot;&quot;;[$DataEntry.I249])">
            <text:p/>
          </table:table-cell>
          <table:table-cell table:formula="of:=IF([$DataEntry.C249]=&quot;&quot;;&quot;&quot;;[$DataEntry.C249])">
            <text:p/>
          </table:table-cell>
          <table:table-cell table:formula="of:=&quot;&quot;">
            <text:p/>
          </table:table-cell>
          <table:table-cell table:formula="of:=IF([$DataEntry.D249]=&quot;&quot;;&quot;&quot;;[$DataEntry.D24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49]=&quot;&quot;;&quot;&quot;;[$DataEntry.N249])">
            <text:p/>
          </table:table-cell>
          <table:table-cell table:formula="of:=IF([$DataEntry.O249]=&quot;&quot;;&quot;&quot;;[$DataEntry.O249])">
            <text:p/>
          </table:table-cell>
          <table:table-cell table:formula="of:=IF([$DataEntry.P249]=&quot;&quot;;&quot;&quot;;[$DataEntry.P249])">
            <text:p/>
          </table:table-cell>
          <table:table-cell table:number-columns-repeated="48"/>
        </table:table-row>
        <table:table-row table:style-name="ro1">
          <table:table-cell table:formula="of:=IF([$DataEntry.A250]=&quot;&quot;;&quot;&quot;;[$DataEntry.A250])">
            <text:p/>
          </table:table-cell>
          <table:table-cell table:formula="of:=&quot;&quot;">
            <text:p/>
          </table:table-cell>
          <table:table-cell table:formula="of:=IF([$DataEntry.B250]=&quot;&quot;;&quot;&quot;;[$DataEntry.B250])">
            <text:p/>
          </table:table-cell>
          <table:table-cell table:formula="of:=IF([$DataEntry.E250]=&quot;&quot;;&quot;&quot;;[$DataEntry.E250])">
            <text:p/>
          </table:table-cell>
          <table:table-cell table:formula="of:=IF([$DataEntry.F250]=&quot;&quot;;&quot;&quot;;[$DataEntry.F250])">
            <text:p/>
          </table:table-cell>
          <table:table-cell table:formula="of:=IF([$DataEntry.G250]=&quot;&quot;;&quot;&quot;;[$DataEntry.G250])">
            <text:p/>
          </table:table-cell>
          <table:table-cell table:formula="of:=IF([$DataEntry.H250]=&quot;&quot;;&quot;&quot;;[$DataEntry.H250])">
            <text:p/>
          </table:table-cell>
          <table:table-cell table:formula="of:=IF([$DataEntry.I250]=&quot;&quot;;&quot;&quot;;[$DataEntry.I250])">
            <text:p/>
          </table:table-cell>
          <table:table-cell table:formula="of:=IF([$DataEntry.C250]=&quot;&quot;;&quot;&quot;;[$DataEntry.C250])">
            <text:p/>
          </table:table-cell>
          <table:table-cell table:formula="of:=&quot;&quot;">
            <text:p/>
          </table:table-cell>
          <table:table-cell table:formula="of:=IF([$DataEntry.D250]=&quot;&quot;;&quot;&quot;;[$DataEntry.D25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50]=&quot;&quot;;&quot;&quot;;[$DataEntry.N250])">
            <text:p/>
          </table:table-cell>
          <table:table-cell table:formula="of:=IF([$DataEntry.O250]=&quot;&quot;;&quot;&quot;;[$DataEntry.O250])">
            <text:p/>
          </table:table-cell>
          <table:table-cell table:formula="of:=IF([$DataEntry.P250]=&quot;&quot;;&quot;&quot;;[$DataEntry.P250])">
            <text:p/>
          </table:table-cell>
          <table:table-cell table:number-columns-repeated="48"/>
        </table:table-row>
        <table:table-row table:style-name="ro1">
          <table:table-cell table:formula="of:=IF([$DataEntry.A251]=&quot;&quot;;&quot;&quot;;[$DataEntry.A251])">
            <text:p/>
          </table:table-cell>
          <table:table-cell table:formula="of:=&quot;&quot;">
            <text:p/>
          </table:table-cell>
          <table:table-cell table:formula="of:=IF([$DataEntry.B251]=&quot;&quot;;&quot;&quot;;[$DataEntry.B251])">
            <text:p/>
          </table:table-cell>
          <table:table-cell table:formula="of:=IF([$DataEntry.E251]=&quot;&quot;;&quot;&quot;;[$DataEntry.E251])">
            <text:p/>
          </table:table-cell>
          <table:table-cell table:formula="of:=IF([$DataEntry.F251]=&quot;&quot;;&quot;&quot;;[$DataEntry.F251])">
            <text:p/>
          </table:table-cell>
          <table:table-cell table:formula="of:=IF([$DataEntry.G251]=&quot;&quot;;&quot;&quot;;[$DataEntry.G251])">
            <text:p/>
          </table:table-cell>
          <table:table-cell table:formula="of:=IF([$DataEntry.H251]=&quot;&quot;;&quot;&quot;;[$DataEntry.H251])">
            <text:p/>
          </table:table-cell>
          <table:table-cell table:formula="of:=IF([$DataEntry.I251]=&quot;&quot;;&quot;&quot;;[$DataEntry.I251])">
            <text:p/>
          </table:table-cell>
          <table:table-cell table:formula="of:=IF([$DataEntry.C251]=&quot;&quot;;&quot;&quot;;[$DataEntry.C251])">
            <text:p/>
          </table:table-cell>
          <table:table-cell table:formula="of:=&quot;&quot;">
            <text:p/>
          </table:table-cell>
          <table:table-cell table:formula="of:=IF([$DataEntry.D251]=&quot;&quot;;&quot;&quot;;[$DataEntry.D25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51]=&quot;&quot;;&quot;&quot;;[$DataEntry.N251])">
            <text:p/>
          </table:table-cell>
          <table:table-cell table:formula="of:=IF([$DataEntry.O251]=&quot;&quot;;&quot;&quot;;[$DataEntry.O251])">
            <text:p/>
          </table:table-cell>
          <table:table-cell table:formula="of:=IF([$DataEntry.P251]=&quot;&quot;;&quot;&quot;;[$DataEntry.P251])">
            <text:p/>
          </table:table-cell>
          <table:table-cell table:number-columns-repeated="48"/>
        </table:table-row>
        <table:table-row table:style-name="ro1">
          <table:table-cell table:formula="of:=IF([$DataEntry.A252]=&quot;&quot;;&quot;&quot;;[$DataEntry.A252])">
            <text:p/>
          </table:table-cell>
          <table:table-cell table:formula="of:=&quot;&quot;">
            <text:p/>
          </table:table-cell>
          <table:table-cell table:formula="of:=IF([$DataEntry.B252]=&quot;&quot;;&quot;&quot;;[$DataEntry.B252])">
            <text:p/>
          </table:table-cell>
          <table:table-cell table:formula="of:=IF([$DataEntry.E252]=&quot;&quot;;&quot;&quot;;[$DataEntry.E252])">
            <text:p/>
          </table:table-cell>
          <table:table-cell table:formula="of:=IF([$DataEntry.F252]=&quot;&quot;;&quot;&quot;;[$DataEntry.F252])">
            <text:p/>
          </table:table-cell>
          <table:table-cell table:formula="of:=IF([$DataEntry.G252]=&quot;&quot;;&quot;&quot;;[$DataEntry.G252])">
            <text:p/>
          </table:table-cell>
          <table:table-cell table:formula="of:=IF([$DataEntry.H252]=&quot;&quot;;&quot;&quot;;[$DataEntry.H252])">
            <text:p/>
          </table:table-cell>
          <table:table-cell table:formula="of:=IF([$DataEntry.I252]=&quot;&quot;;&quot;&quot;;[$DataEntry.I252])">
            <text:p/>
          </table:table-cell>
          <table:table-cell table:formula="of:=IF([$DataEntry.C252]=&quot;&quot;;&quot;&quot;;[$DataEntry.C252])">
            <text:p/>
          </table:table-cell>
          <table:table-cell table:formula="of:=&quot;&quot;">
            <text:p/>
          </table:table-cell>
          <table:table-cell table:formula="of:=IF([$DataEntry.D252]=&quot;&quot;;&quot;&quot;;[$DataEntry.D25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52]=&quot;&quot;;&quot;&quot;;[$DataEntry.N252])">
            <text:p/>
          </table:table-cell>
          <table:table-cell table:formula="of:=IF([$DataEntry.O252]=&quot;&quot;;&quot;&quot;;[$DataEntry.O252])">
            <text:p/>
          </table:table-cell>
          <table:table-cell table:formula="of:=IF([$DataEntry.P252]=&quot;&quot;;&quot;&quot;;[$DataEntry.P252])">
            <text:p/>
          </table:table-cell>
          <table:table-cell table:number-columns-repeated="48"/>
        </table:table-row>
        <table:table-row table:style-name="ro1">
          <table:table-cell table:formula="of:=IF([$DataEntry.A253]=&quot;&quot;;&quot;&quot;;[$DataEntry.A253])">
            <text:p/>
          </table:table-cell>
          <table:table-cell table:formula="of:=&quot;&quot;">
            <text:p/>
          </table:table-cell>
          <table:table-cell table:formula="of:=IF([$DataEntry.B253]=&quot;&quot;;&quot;&quot;;[$DataEntry.B253])">
            <text:p/>
          </table:table-cell>
          <table:table-cell table:formula="of:=IF([$DataEntry.E253]=&quot;&quot;;&quot;&quot;;[$DataEntry.E253])">
            <text:p/>
          </table:table-cell>
          <table:table-cell table:formula="of:=IF([$DataEntry.F253]=&quot;&quot;;&quot;&quot;;[$DataEntry.F253])">
            <text:p/>
          </table:table-cell>
          <table:table-cell table:formula="of:=IF([$DataEntry.G253]=&quot;&quot;;&quot;&quot;;[$DataEntry.G253])">
            <text:p/>
          </table:table-cell>
          <table:table-cell table:formula="of:=IF([$DataEntry.H253]=&quot;&quot;;&quot;&quot;;[$DataEntry.H253])">
            <text:p/>
          </table:table-cell>
          <table:table-cell table:formula="of:=IF([$DataEntry.I253]=&quot;&quot;;&quot;&quot;;[$DataEntry.I253])">
            <text:p/>
          </table:table-cell>
          <table:table-cell table:formula="of:=IF([$DataEntry.C253]=&quot;&quot;;&quot;&quot;;[$DataEntry.C253])">
            <text:p/>
          </table:table-cell>
          <table:table-cell table:formula="of:=&quot;&quot;">
            <text:p/>
          </table:table-cell>
          <table:table-cell table:formula="of:=IF([$DataEntry.D253]=&quot;&quot;;&quot;&quot;;[$DataEntry.D25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53]=&quot;&quot;;&quot;&quot;;[$DataEntry.N253])">
            <text:p/>
          </table:table-cell>
          <table:table-cell table:formula="of:=IF([$DataEntry.O253]=&quot;&quot;;&quot;&quot;;[$DataEntry.O253])">
            <text:p/>
          </table:table-cell>
          <table:table-cell table:formula="of:=IF([$DataEntry.P253]=&quot;&quot;;&quot;&quot;;[$DataEntry.P253])">
            <text:p/>
          </table:table-cell>
          <table:table-cell table:number-columns-repeated="48"/>
        </table:table-row>
        <table:table-row table:style-name="ro1">
          <table:table-cell table:formula="of:=IF([$DataEntry.A254]=&quot;&quot;;&quot;&quot;;[$DataEntry.A254])">
            <text:p/>
          </table:table-cell>
          <table:table-cell table:formula="of:=&quot;&quot;">
            <text:p/>
          </table:table-cell>
          <table:table-cell table:formula="of:=IF([$DataEntry.B254]=&quot;&quot;;&quot;&quot;;[$DataEntry.B254])">
            <text:p/>
          </table:table-cell>
          <table:table-cell table:formula="of:=IF([$DataEntry.E254]=&quot;&quot;;&quot;&quot;;[$DataEntry.E254])">
            <text:p/>
          </table:table-cell>
          <table:table-cell table:formula="of:=IF([$DataEntry.F254]=&quot;&quot;;&quot;&quot;;[$DataEntry.F254])">
            <text:p/>
          </table:table-cell>
          <table:table-cell table:formula="of:=IF([$DataEntry.G254]=&quot;&quot;;&quot;&quot;;[$DataEntry.G254])">
            <text:p/>
          </table:table-cell>
          <table:table-cell table:formula="of:=IF([$DataEntry.H254]=&quot;&quot;;&quot;&quot;;[$DataEntry.H254])">
            <text:p/>
          </table:table-cell>
          <table:table-cell table:formula="of:=IF([$DataEntry.I254]=&quot;&quot;;&quot;&quot;;[$DataEntry.I254])">
            <text:p/>
          </table:table-cell>
          <table:table-cell table:formula="of:=IF([$DataEntry.C254]=&quot;&quot;;&quot;&quot;;[$DataEntry.C254])">
            <text:p/>
          </table:table-cell>
          <table:table-cell table:formula="of:=&quot;&quot;">
            <text:p/>
          </table:table-cell>
          <table:table-cell table:formula="of:=IF([$DataEntry.D254]=&quot;&quot;;&quot;&quot;;[$DataEntry.D25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54]=&quot;&quot;;&quot;&quot;;[$DataEntry.N254])">
            <text:p/>
          </table:table-cell>
          <table:table-cell table:formula="of:=IF([$DataEntry.O254]=&quot;&quot;;&quot;&quot;;[$DataEntry.O254])">
            <text:p/>
          </table:table-cell>
          <table:table-cell table:formula="of:=IF([$DataEntry.P254]=&quot;&quot;;&quot;&quot;;[$DataEntry.P254])">
            <text:p/>
          </table:table-cell>
          <table:table-cell table:number-columns-repeated="48"/>
        </table:table-row>
        <table:table-row table:style-name="ro1">
          <table:table-cell table:formula="of:=IF([$DataEntry.A255]=&quot;&quot;;&quot;&quot;;[$DataEntry.A255])">
            <text:p/>
          </table:table-cell>
          <table:table-cell table:formula="of:=&quot;&quot;">
            <text:p/>
          </table:table-cell>
          <table:table-cell table:formula="of:=IF([$DataEntry.B255]=&quot;&quot;;&quot;&quot;;[$DataEntry.B255])">
            <text:p/>
          </table:table-cell>
          <table:table-cell table:formula="of:=IF([$DataEntry.E255]=&quot;&quot;;&quot;&quot;;[$DataEntry.E255])">
            <text:p/>
          </table:table-cell>
          <table:table-cell table:formula="of:=IF([$DataEntry.F255]=&quot;&quot;;&quot;&quot;;[$DataEntry.F255])">
            <text:p/>
          </table:table-cell>
          <table:table-cell table:formula="of:=IF([$DataEntry.G255]=&quot;&quot;;&quot;&quot;;[$DataEntry.G255])">
            <text:p/>
          </table:table-cell>
          <table:table-cell table:formula="of:=IF([$DataEntry.H255]=&quot;&quot;;&quot;&quot;;[$DataEntry.H255])">
            <text:p/>
          </table:table-cell>
          <table:table-cell table:formula="of:=IF([$DataEntry.I255]=&quot;&quot;;&quot;&quot;;[$DataEntry.I255])">
            <text:p/>
          </table:table-cell>
          <table:table-cell table:formula="of:=IF([$DataEntry.C255]=&quot;&quot;;&quot;&quot;;[$DataEntry.C255])">
            <text:p/>
          </table:table-cell>
          <table:table-cell table:formula="of:=&quot;&quot;">
            <text:p/>
          </table:table-cell>
          <table:table-cell table:formula="of:=IF([$DataEntry.D255]=&quot;&quot;;&quot;&quot;;[$DataEntry.D25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55]=&quot;&quot;;&quot;&quot;;[$DataEntry.N255])">
            <text:p/>
          </table:table-cell>
          <table:table-cell table:formula="of:=IF([$DataEntry.O255]=&quot;&quot;;&quot;&quot;;[$DataEntry.O255])">
            <text:p/>
          </table:table-cell>
          <table:table-cell table:formula="of:=IF([$DataEntry.P255]=&quot;&quot;;&quot;&quot;;[$DataEntry.P255])">
            <text:p/>
          </table:table-cell>
          <table:table-cell table:number-columns-repeated="48"/>
        </table:table-row>
        <table:table-row table:style-name="ro1">
          <table:table-cell table:formula="of:=IF([$DataEntry.A256]=&quot;&quot;;&quot;&quot;;[$DataEntry.A256])">
            <text:p/>
          </table:table-cell>
          <table:table-cell table:formula="of:=&quot;&quot;">
            <text:p/>
          </table:table-cell>
          <table:table-cell table:formula="of:=IF([$DataEntry.B256]=&quot;&quot;;&quot;&quot;;[$DataEntry.B256])">
            <text:p/>
          </table:table-cell>
          <table:table-cell table:formula="of:=IF([$DataEntry.E256]=&quot;&quot;;&quot;&quot;;[$DataEntry.E256])">
            <text:p/>
          </table:table-cell>
          <table:table-cell table:formula="of:=IF([$DataEntry.F256]=&quot;&quot;;&quot;&quot;;[$DataEntry.F256])">
            <text:p/>
          </table:table-cell>
          <table:table-cell table:formula="of:=IF([$DataEntry.G256]=&quot;&quot;;&quot;&quot;;[$DataEntry.G256])">
            <text:p/>
          </table:table-cell>
          <table:table-cell table:formula="of:=IF([$DataEntry.H256]=&quot;&quot;;&quot;&quot;;[$DataEntry.H256])">
            <text:p/>
          </table:table-cell>
          <table:table-cell table:formula="of:=IF([$DataEntry.I256]=&quot;&quot;;&quot;&quot;;[$DataEntry.I256])">
            <text:p/>
          </table:table-cell>
          <table:table-cell table:formula="of:=IF([$DataEntry.C256]=&quot;&quot;;&quot;&quot;;[$DataEntry.C256])">
            <text:p/>
          </table:table-cell>
          <table:table-cell table:formula="of:=&quot;&quot;">
            <text:p/>
          </table:table-cell>
          <table:table-cell table:formula="of:=IF([$DataEntry.D256]=&quot;&quot;;&quot;&quot;;[$DataEntry.D25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56]=&quot;&quot;;&quot;&quot;;[$DataEntry.N256])">
            <text:p/>
          </table:table-cell>
          <table:table-cell table:formula="of:=IF([$DataEntry.O256]=&quot;&quot;;&quot;&quot;;[$DataEntry.O256])">
            <text:p/>
          </table:table-cell>
          <table:table-cell table:formula="of:=IF([$DataEntry.P256]=&quot;&quot;;&quot;&quot;;[$DataEntry.P256])">
            <text:p/>
          </table:table-cell>
          <table:table-cell table:number-columns-repeated="48"/>
        </table:table-row>
        <table:table-row table:style-name="ro1">
          <table:table-cell table:formula="of:=IF([$DataEntry.A257]=&quot;&quot;;&quot;&quot;;[$DataEntry.A257])">
            <text:p/>
          </table:table-cell>
          <table:table-cell table:formula="of:=&quot;&quot;">
            <text:p/>
          </table:table-cell>
          <table:table-cell table:formula="of:=IF([$DataEntry.B257]=&quot;&quot;;&quot;&quot;;[$DataEntry.B257])">
            <text:p/>
          </table:table-cell>
          <table:table-cell table:formula="of:=IF([$DataEntry.E257]=&quot;&quot;;&quot;&quot;;[$DataEntry.E257])">
            <text:p/>
          </table:table-cell>
          <table:table-cell table:formula="of:=IF([$DataEntry.F257]=&quot;&quot;;&quot;&quot;;[$DataEntry.F257])">
            <text:p/>
          </table:table-cell>
          <table:table-cell table:formula="of:=IF([$DataEntry.G257]=&quot;&quot;;&quot;&quot;;[$DataEntry.G257])">
            <text:p/>
          </table:table-cell>
          <table:table-cell table:formula="of:=IF([$DataEntry.H257]=&quot;&quot;;&quot;&quot;;[$DataEntry.H257])">
            <text:p/>
          </table:table-cell>
          <table:table-cell table:formula="of:=IF([$DataEntry.I257]=&quot;&quot;;&quot;&quot;;[$DataEntry.I257])">
            <text:p/>
          </table:table-cell>
          <table:table-cell table:formula="of:=IF([$DataEntry.C257]=&quot;&quot;;&quot;&quot;;[$DataEntry.C257])">
            <text:p/>
          </table:table-cell>
          <table:table-cell table:formula="of:=&quot;&quot;">
            <text:p/>
          </table:table-cell>
          <table:table-cell table:formula="of:=IF([$DataEntry.D257]=&quot;&quot;;&quot;&quot;;[$DataEntry.D25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57]=&quot;&quot;;&quot;&quot;;[$DataEntry.N257])">
            <text:p/>
          </table:table-cell>
          <table:table-cell table:formula="of:=IF([$DataEntry.O257]=&quot;&quot;;&quot;&quot;;[$DataEntry.O257])">
            <text:p/>
          </table:table-cell>
          <table:table-cell table:formula="of:=IF([$DataEntry.P257]=&quot;&quot;;&quot;&quot;;[$DataEntry.P257])">
            <text:p/>
          </table:table-cell>
          <table:table-cell table:number-columns-repeated="48"/>
        </table:table-row>
        <table:table-row table:style-name="ro1">
          <table:table-cell table:formula="of:=IF([$DataEntry.A258]=&quot;&quot;;&quot;&quot;;[$DataEntry.A258])">
            <text:p/>
          </table:table-cell>
          <table:table-cell table:formula="of:=&quot;&quot;">
            <text:p/>
          </table:table-cell>
          <table:table-cell table:formula="of:=IF([$DataEntry.B258]=&quot;&quot;;&quot;&quot;;[$DataEntry.B258])">
            <text:p/>
          </table:table-cell>
          <table:table-cell table:formula="of:=IF([$DataEntry.E258]=&quot;&quot;;&quot;&quot;;[$DataEntry.E258])">
            <text:p/>
          </table:table-cell>
          <table:table-cell table:formula="of:=IF([$DataEntry.F258]=&quot;&quot;;&quot;&quot;;[$DataEntry.F258])">
            <text:p/>
          </table:table-cell>
          <table:table-cell table:formula="of:=IF([$DataEntry.G258]=&quot;&quot;;&quot;&quot;;[$DataEntry.G258])">
            <text:p/>
          </table:table-cell>
          <table:table-cell table:formula="of:=IF([$DataEntry.H258]=&quot;&quot;;&quot;&quot;;[$DataEntry.H258])">
            <text:p/>
          </table:table-cell>
          <table:table-cell table:formula="of:=IF([$DataEntry.I258]=&quot;&quot;;&quot;&quot;;[$DataEntry.I258])">
            <text:p/>
          </table:table-cell>
          <table:table-cell table:formula="of:=IF([$DataEntry.C258]=&quot;&quot;;&quot;&quot;;[$DataEntry.C258])">
            <text:p/>
          </table:table-cell>
          <table:table-cell table:formula="of:=&quot;&quot;">
            <text:p/>
          </table:table-cell>
          <table:table-cell table:formula="of:=IF([$DataEntry.D258]=&quot;&quot;;&quot;&quot;;[$DataEntry.D25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58]=&quot;&quot;;&quot;&quot;;[$DataEntry.N258])">
            <text:p/>
          </table:table-cell>
          <table:table-cell table:formula="of:=IF([$DataEntry.O258]=&quot;&quot;;&quot;&quot;;[$DataEntry.O258])">
            <text:p/>
          </table:table-cell>
          <table:table-cell table:formula="of:=IF([$DataEntry.P258]=&quot;&quot;;&quot;&quot;;[$DataEntry.P258])">
            <text:p/>
          </table:table-cell>
          <table:table-cell table:number-columns-repeated="48"/>
        </table:table-row>
        <table:table-row table:style-name="ro1">
          <table:table-cell table:formula="of:=IF([$DataEntry.A259]=&quot;&quot;;&quot;&quot;;[$DataEntry.A259])">
            <text:p/>
          </table:table-cell>
          <table:table-cell table:formula="of:=&quot;&quot;">
            <text:p/>
          </table:table-cell>
          <table:table-cell table:formula="of:=IF([$DataEntry.B259]=&quot;&quot;;&quot;&quot;;[$DataEntry.B259])">
            <text:p/>
          </table:table-cell>
          <table:table-cell table:formula="of:=IF([$DataEntry.E259]=&quot;&quot;;&quot;&quot;;[$DataEntry.E259])">
            <text:p/>
          </table:table-cell>
          <table:table-cell table:formula="of:=IF([$DataEntry.F259]=&quot;&quot;;&quot;&quot;;[$DataEntry.F259])">
            <text:p/>
          </table:table-cell>
          <table:table-cell table:formula="of:=IF([$DataEntry.G259]=&quot;&quot;;&quot;&quot;;[$DataEntry.G259])">
            <text:p/>
          </table:table-cell>
          <table:table-cell table:formula="of:=IF([$DataEntry.H259]=&quot;&quot;;&quot;&quot;;[$DataEntry.H259])">
            <text:p/>
          </table:table-cell>
          <table:table-cell table:formula="of:=IF([$DataEntry.I259]=&quot;&quot;;&quot;&quot;;[$DataEntry.I259])">
            <text:p/>
          </table:table-cell>
          <table:table-cell table:formula="of:=IF([$DataEntry.C259]=&quot;&quot;;&quot;&quot;;[$DataEntry.C259])">
            <text:p/>
          </table:table-cell>
          <table:table-cell table:formula="of:=&quot;&quot;">
            <text:p/>
          </table:table-cell>
          <table:table-cell table:formula="of:=IF([$DataEntry.D259]=&quot;&quot;;&quot;&quot;;[$DataEntry.D25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59]=&quot;&quot;;&quot;&quot;;[$DataEntry.N259])">
            <text:p/>
          </table:table-cell>
          <table:table-cell table:formula="of:=IF([$DataEntry.O259]=&quot;&quot;;&quot;&quot;;[$DataEntry.O259])">
            <text:p/>
          </table:table-cell>
          <table:table-cell table:formula="of:=IF([$DataEntry.P259]=&quot;&quot;;&quot;&quot;;[$DataEntry.P259])">
            <text:p/>
          </table:table-cell>
          <table:table-cell table:number-columns-repeated="48"/>
        </table:table-row>
        <table:table-row table:style-name="ro1">
          <table:table-cell table:formula="of:=IF([$DataEntry.A260]=&quot;&quot;;&quot;&quot;;[$DataEntry.A260])">
            <text:p/>
          </table:table-cell>
          <table:table-cell table:formula="of:=&quot;&quot;">
            <text:p/>
          </table:table-cell>
          <table:table-cell table:formula="of:=IF([$DataEntry.B260]=&quot;&quot;;&quot;&quot;;[$DataEntry.B260])">
            <text:p/>
          </table:table-cell>
          <table:table-cell table:formula="of:=IF([$DataEntry.E260]=&quot;&quot;;&quot;&quot;;[$DataEntry.E260])">
            <text:p/>
          </table:table-cell>
          <table:table-cell table:formula="of:=IF([$DataEntry.F260]=&quot;&quot;;&quot;&quot;;[$DataEntry.F260])">
            <text:p/>
          </table:table-cell>
          <table:table-cell table:formula="of:=IF([$DataEntry.G260]=&quot;&quot;;&quot;&quot;;[$DataEntry.G260])">
            <text:p/>
          </table:table-cell>
          <table:table-cell table:formula="of:=IF([$DataEntry.H260]=&quot;&quot;;&quot;&quot;;[$DataEntry.H260])">
            <text:p/>
          </table:table-cell>
          <table:table-cell table:formula="of:=IF([$DataEntry.I260]=&quot;&quot;;&quot;&quot;;[$DataEntry.I260])">
            <text:p/>
          </table:table-cell>
          <table:table-cell table:formula="of:=IF([$DataEntry.C260]=&quot;&quot;;&quot;&quot;;[$DataEntry.C260])">
            <text:p/>
          </table:table-cell>
          <table:table-cell table:formula="of:=&quot;&quot;">
            <text:p/>
          </table:table-cell>
          <table:table-cell table:formula="of:=IF([$DataEntry.D260]=&quot;&quot;;&quot;&quot;;[$DataEntry.D26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60]=&quot;&quot;;&quot;&quot;;[$DataEntry.N260])">
            <text:p/>
          </table:table-cell>
          <table:table-cell table:formula="of:=IF([$DataEntry.O260]=&quot;&quot;;&quot;&quot;;[$DataEntry.O260])">
            <text:p/>
          </table:table-cell>
          <table:table-cell table:formula="of:=IF([$DataEntry.P260]=&quot;&quot;;&quot;&quot;;[$DataEntry.P260])">
            <text:p/>
          </table:table-cell>
          <table:table-cell table:number-columns-repeated="48"/>
        </table:table-row>
        <table:table-row table:style-name="ro1">
          <table:table-cell table:formula="of:=IF([$DataEntry.A261]=&quot;&quot;;&quot;&quot;;[$DataEntry.A261])">
            <text:p/>
          </table:table-cell>
          <table:table-cell table:formula="of:=&quot;&quot;">
            <text:p/>
          </table:table-cell>
          <table:table-cell table:formula="of:=IF([$DataEntry.B261]=&quot;&quot;;&quot;&quot;;[$DataEntry.B261])">
            <text:p/>
          </table:table-cell>
          <table:table-cell table:formula="of:=IF([$DataEntry.E261]=&quot;&quot;;&quot;&quot;;[$DataEntry.E261])">
            <text:p/>
          </table:table-cell>
          <table:table-cell table:formula="of:=IF([$DataEntry.F261]=&quot;&quot;;&quot;&quot;;[$DataEntry.F261])">
            <text:p/>
          </table:table-cell>
          <table:table-cell table:formula="of:=IF([$DataEntry.G261]=&quot;&quot;;&quot;&quot;;[$DataEntry.G261])">
            <text:p/>
          </table:table-cell>
          <table:table-cell table:formula="of:=IF([$DataEntry.H261]=&quot;&quot;;&quot;&quot;;[$DataEntry.H261])">
            <text:p/>
          </table:table-cell>
          <table:table-cell table:formula="of:=IF([$DataEntry.I261]=&quot;&quot;;&quot;&quot;;[$DataEntry.I261])">
            <text:p/>
          </table:table-cell>
          <table:table-cell table:formula="of:=IF([$DataEntry.C261]=&quot;&quot;;&quot;&quot;;[$DataEntry.C261])">
            <text:p/>
          </table:table-cell>
          <table:table-cell table:formula="of:=&quot;&quot;">
            <text:p/>
          </table:table-cell>
          <table:table-cell table:formula="of:=IF([$DataEntry.D261]=&quot;&quot;;&quot;&quot;;[$DataEntry.D26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61]=&quot;&quot;;&quot;&quot;;[$DataEntry.N261])">
            <text:p/>
          </table:table-cell>
          <table:table-cell table:formula="of:=IF([$DataEntry.O261]=&quot;&quot;;&quot;&quot;;[$DataEntry.O261])">
            <text:p/>
          </table:table-cell>
          <table:table-cell table:formula="of:=IF([$DataEntry.P261]=&quot;&quot;;&quot;&quot;;[$DataEntry.P261])">
            <text:p/>
          </table:table-cell>
          <table:table-cell table:number-columns-repeated="48"/>
        </table:table-row>
        <table:table-row table:style-name="ro1">
          <table:table-cell table:formula="of:=IF([$DataEntry.A262]=&quot;&quot;;&quot;&quot;;[$DataEntry.A262])">
            <text:p/>
          </table:table-cell>
          <table:table-cell table:formula="of:=&quot;&quot;">
            <text:p/>
          </table:table-cell>
          <table:table-cell table:formula="of:=IF([$DataEntry.B262]=&quot;&quot;;&quot;&quot;;[$DataEntry.B262])">
            <text:p/>
          </table:table-cell>
          <table:table-cell table:formula="of:=IF([$DataEntry.E262]=&quot;&quot;;&quot;&quot;;[$DataEntry.E262])">
            <text:p/>
          </table:table-cell>
          <table:table-cell table:formula="of:=IF([$DataEntry.F262]=&quot;&quot;;&quot;&quot;;[$DataEntry.F262])">
            <text:p/>
          </table:table-cell>
          <table:table-cell table:formula="of:=IF([$DataEntry.G262]=&quot;&quot;;&quot;&quot;;[$DataEntry.G262])">
            <text:p/>
          </table:table-cell>
          <table:table-cell table:formula="of:=IF([$DataEntry.H262]=&quot;&quot;;&quot;&quot;;[$DataEntry.H262])">
            <text:p/>
          </table:table-cell>
          <table:table-cell table:formula="of:=IF([$DataEntry.I262]=&quot;&quot;;&quot;&quot;;[$DataEntry.I262])">
            <text:p/>
          </table:table-cell>
          <table:table-cell table:formula="of:=IF([$DataEntry.C262]=&quot;&quot;;&quot;&quot;;[$DataEntry.C262])">
            <text:p/>
          </table:table-cell>
          <table:table-cell table:formula="of:=&quot;&quot;">
            <text:p/>
          </table:table-cell>
          <table:table-cell table:formula="of:=IF([$DataEntry.D262]=&quot;&quot;;&quot;&quot;;[$DataEntry.D26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62]=&quot;&quot;;&quot;&quot;;[$DataEntry.N262])">
            <text:p/>
          </table:table-cell>
          <table:table-cell table:formula="of:=IF([$DataEntry.O262]=&quot;&quot;;&quot;&quot;;[$DataEntry.O262])">
            <text:p/>
          </table:table-cell>
          <table:table-cell table:formula="of:=IF([$DataEntry.P262]=&quot;&quot;;&quot;&quot;;[$DataEntry.P262])">
            <text:p/>
          </table:table-cell>
          <table:table-cell table:number-columns-repeated="48"/>
        </table:table-row>
        <table:table-row table:style-name="ro1">
          <table:table-cell table:formula="of:=IF([$DataEntry.A263]=&quot;&quot;;&quot;&quot;;[$DataEntry.A263])">
            <text:p/>
          </table:table-cell>
          <table:table-cell table:formula="of:=&quot;&quot;">
            <text:p/>
          </table:table-cell>
          <table:table-cell table:formula="of:=IF([$DataEntry.B263]=&quot;&quot;;&quot;&quot;;[$DataEntry.B263])">
            <text:p/>
          </table:table-cell>
          <table:table-cell table:formula="of:=IF([$DataEntry.E263]=&quot;&quot;;&quot;&quot;;[$DataEntry.E263])">
            <text:p/>
          </table:table-cell>
          <table:table-cell table:formula="of:=IF([$DataEntry.F263]=&quot;&quot;;&quot;&quot;;[$DataEntry.F263])">
            <text:p/>
          </table:table-cell>
          <table:table-cell table:formula="of:=IF([$DataEntry.G263]=&quot;&quot;;&quot;&quot;;[$DataEntry.G263])">
            <text:p/>
          </table:table-cell>
          <table:table-cell table:formula="of:=IF([$DataEntry.H263]=&quot;&quot;;&quot;&quot;;[$DataEntry.H263])">
            <text:p/>
          </table:table-cell>
          <table:table-cell table:formula="of:=IF([$DataEntry.I263]=&quot;&quot;;&quot;&quot;;[$DataEntry.I263])">
            <text:p/>
          </table:table-cell>
          <table:table-cell table:formula="of:=IF([$DataEntry.C263]=&quot;&quot;;&quot;&quot;;[$DataEntry.C263])">
            <text:p/>
          </table:table-cell>
          <table:table-cell table:formula="of:=&quot;&quot;">
            <text:p/>
          </table:table-cell>
          <table:table-cell table:formula="of:=IF([$DataEntry.D263]=&quot;&quot;;&quot;&quot;;[$DataEntry.D26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63]=&quot;&quot;;&quot;&quot;;[$DataEntry.N263])">
            <text:p/>
          </table:table-cell>
          <table:table-cell table:formula="of:=IF([$DataEntry.O263]=&quot;&quot;;&quot;&quot;;[$DataEntry.O263])">
            <text:p/>
          </table:table-cell>
          <table:table-cell table:formula="of:=IF([$DataEntry.P263]=&quot;&quot;;&quot;&quot;;[$DataEntry.P263])">
            <text:p/>
          </table:table-cell>
          <table:table-cell table:number-columns-repeated="48"/>
        </table:table-row>
        <table:table-row table:style-name="ro1">
          <table:table-cell table:formula="of:=IF([$DataEntry.A264]=&quot;&quot;;&quot;&quot;;[$DataEntry.A264])">
            <text:p/>
          </table:table-cell>
          <table:table-cell table:formula="of:=&quot;&quot;">
            <text:p/>
          </table:table-cell>
          <table:table-cell table:formula="of:=IF([$DataEntry.B264]=&quot;&quot;;&quot;&quot;;[$DataEntry.B264])">
            <text:p/>
          </table:table-cell>
          <table:table-cell table:formula="of:=IF([$DataEntry.E264]=&quot;&quot;;&quot;&quot;;[$DataEntry.E264])">
            <text:p/>
          </table:table-cell>
          <table:table-cell table:formula="of:=IF([$DataEntry.F264]=&quot;&quot;;&quot;&quot;;[$DataEntry.F264])">
            <text:p/>
          </table:table-cell>
          <table:table-cell table:formula="of:=IF([$DataEntry.G264]=&quot;&quot;;&quot;&quot;;[$DataEntry.G264])">
            <text:p/>
          </table:table-cell>
          <table:table-cell table:formula="of:=IF([$DataEntry.H264]=&quot;&quot;;&quot;&quot;;[$DataEntry.H264])">
            <text:p/>
          </table:table-cell>
          <table:table-cell table:formula="of:=IF([$DataEntry.I264]=&quot;&quot;;&quot;&quot;;[$DataEntry.I264])">
            <text:p/>
          </table:table-cell>
          <table:table-cell table:formula="of:=IF([$DataEntry.C264]=&quot;&quot;;&quot;&quot;;[$DataEntry.C264])">
            <text:p/>
          </table:table-cell>
          <table:table-cell table:formula="of:=&quot;&quot;">
            <text:p/>
          </table:table-cell>
          <table:table-cell table:formula="of:=IF([$DataEntry.D264]=&quot;&quot;;&quot;&quot;;[$DataEntry.D26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64]=&quot;&quot;;&quot;&quot;;[$DataEntry.N264])">
            <text:p/>
          </table:table-cell>
          <table:table-cell table:formula="of:=IF([$DataEntry.O264]=&quot;&quot;;&quot;&quot;;[$DataEntry.O264])">
            <text:p/>
          </table:table-cell>
          <table:table-cell table:formula="of:=IF([$DataEntry.P264]=&quot;&quot;;&quot;&quot;;[$DataEntry.P264])">
            <text:p/>
          </table:table-cell>
          <table:table-cell table:number-columns-repeated="48"/>
        </table:table-row>
        <table:table-row table:style-name="ro1">
          <table:table-cell table:formula="of:=IF([$DataEntry.A265]=&quot;&quot;;&quot;&quot;;[$DataEntry.A265])">
            <text:p/>
          </table:table-cell>
          <table:table-cell table:formula="of:=&quot;&quot;">
            <text:p/>
          </table:table-cell>
          <table:table-cell table:formula="of:=IF([$DataEntry.B265]=&quot;&quot;;&quot;&quot;;[$DataEntry.B265])">
            <text:p/>
          </table:table-cell>
          <table:table-cell table:formula="of:=IF([$DataEntry.E265]=&quot;&quot;;&quot;&quot;;[$DataEntry.E265])">
            <text:p/>
          </table:table-cell>
          <table:table-cell table:formula="of:=IF([$DataEntry.F265]=&quot;&quot;;&quot;&quot;;[$DataEntry.F265])">
            <text:p/>
          </table:table-cell>
          <table:table-cell table:formula="of:=IF([$DataEntry.G265]=&quot;&quot;;&quot;&quot;;[$DataEntry.G265])">
            <text:p/>
          </table:table-cell>
          <table:table-cell table:formula="of:=IF([$DataEntry.H265]=&quot;&quot;;&quot;&quot;;[$DataEntry.H265])">
            <text:p/>
          </table:table-cell>
          <table:table-cell table:formula="of:=IF([$DataEntry.I265]=&quot;&quot;;&quot;&quot;;[$DataEntry.I265])">
            <text:p/>
          </table:table-cell>
          <table:table-cell table:formula="of:=IF([$DataEntry.C265]=&quot;&quot;;&quot;&quot;;[$DataEntry.C265])">
            <text:p/>
          </table:table-cell>
          <table:table-cell table:formula="of:=&quot;&quot;">
            <text:p/>
          </table:table-cell>
          <table:table-cell table:formula="of:=IF([$DataEntry.D265]=&quot;&quot;;&quot;&quot;;[$DataEntry.D26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65]=&quot;&quot;;&quot;&quot;;[$DataEntry.N265])">
            <text:p/>
          </table:table-cell>
          <table:table-cell table:formula="of:=IF([$DataEntry.O265]=&quot;&quot;;&quot;&quot;;[$DataEntry.O265])">
            <text:p/>
          </table:table-cell>
          <table:table-cell table:formula="of:=IF([$DataEntry.P265]=&quot;&quot;;&quot;&quot;;[$DataEntry.P265])">
            <text:p/>
          </table:table-cell>
          <table:table-cell table:number-columns-repeated="48"/>
        </table:table-row>
        <table:table-row table:style-name="ro1">
          <table:table-cell table:formula="of:=IF([$DataEntry.A266]=&quot;&quot;;&quot;&quot;;[$DataEntry.A266])">
            <text:p/>
          </table:table-cell>
          <table:table-cell table:formula="of:=&quot;&quot;">
            <text:p/>
          </table:table-cell>
          <table:table-cell table:formula="of:=IF([$DataEntry.B266]=&quot;&quot;;&quot;&quot;;[$DataEntry.B266])">
            <text:p/>
          </table:table-cell>
          <table:table-cell table:formula="of:=IF([$DataEntry.E266]=&quot;&quot;;&quot;&quot;;[$DataEntry.E266])">
            <text:p/>
          </table:table-cell>
          <table:table-cell table:formula="of:=IF([$DataEntry.F266]=&quot;&quot;;&quot;&quot;;[$DataEntry.F266])">
            <text:p/>
          </table:table-cell>
          <table:table-cell table:formula="of:=IF([$DataEntry.G266]=&quot;&quot;;&quot;&quot;;[$DataEntry.G266])">
            <text:p/>
          </table:table-cell>
          <table:table-cell table:formula="of:=IF([$DataEntry.H266]=&quot;&quot;;&quot;&quot;;[$DataEntry.H266])">
            <text:p/>
          </table:table-cell>
          <table:table-cell table:formula="of:=IF([$DataEntry.I266]=&quot;&quot;;&quot;&quot;;[$DataEntry.I266])">
            <text:p/>
          </table:table-cell>
          <table:table-cell table:formula="of:=IF([$DataEntry.C266]=&quot;&quot;;&quot;&quot;;[$DataEntry.C266])">
            <text:p/>
          </table:table-cell>
          <table:table-cell table:formula="of:=&quot;&quot;">
            <text:p/>
          </table:table-cell>
          <table:table-cell table:formula="of:=IF([$DataEntry.D266]=&quot;&quot;;&quot;&quot;;[$DataEntry.D26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66]=&quot;&quot;;&quot;&quot;;[$DataEntry.N266])">
            <text:p/>
          </table:table-cell>
          <table:table-cell table:formula="of:=IF([$DataEntry.O266]=&quot;&quot;;&quot;&quot;;[$DataEntry.O266])">
            <text:p/>
          </table:table-cell>
          <table:table-cell table:formula="of:=IF([$DataEntry.P266]=&quot;&quot;;&quot;&quot;;[$DataEntry.P266])">
            <text:p/>
          </table:table-cell>
          <table:table-cell table:number-columns-repeated="48"/>
        </table:table-row>
        <table:table-row table:style-name="ro1">
          <table:table-cell table:formula="of:=IF([$DataEntry.A267]=&quot;&quot;;&quot;&quot;;[$DataEntry.A267])">
            <text:p/>
          </table:table-cell>
          <table:table-cell table:formula="of:=&quot;&quot;">
            <text:p/>
          </table:table-cell>
          <table:table-cell table:formula="of:=IF([$DataEntry.B267]=&quot;&quot;;&quot;&quot;;[$DataEntry.B267])">
            <text:p/>
          </table:table-cell>
          <table:table-cell table:formula="of:=IF([$DataEntry.E267]=&quot;&quot;;&quot;&quot;;[$DataEntry.E267])">
            <text:p/>
          </table:table-cell>
          <table:table-cell table:formula="of:=IF([$DataEntry.F267]=&quot;&quot;;&quot;&quot;;[$DataEntry.F267])">
            <text:p/>
          </table:table-cell>
          <table:table-cell table:formula="of:=IF([$DataEntry.G267]=&quot;&quot;;&quot;&quot;;[$DataEntry.G267])">
            <text:p/>
          </table:table-cell>
          <table:table-cell table:formula="of:=IF([$DataEntry.H267]=&quot;&quot;;&quot;&quot;;[$DataEntry.H267])">
            <text:p/>
          </table:table-cell>
          <table:table-cell table:formula="of:=IF([$DataEntry.I267]=&quot;&quot;;&quot;&quot;;[$DataEntry.I267])">
            <text:p/>
          </table:table-cell>
          <table:table-cell table:formula="of:=IF([$DataEntry.C267]=&quot;&quot;;&quot;&quot;;[$DataEntry.C267])">
            <text:p/>
          </table:table-cell>
          <table:table-cell table:formula="of:=&quot;&quot;">
            <text:p/>
          </table:table-cell>
          <table:table-cell table:formula="of:=IF([$DataEntry.D267]=&quot;&quot;;&quot;&quot;;[$DataEntry.D26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67]=&quot;&quot;;&quot;&quot;;[$DataEntry.N267])">
            <text:p/>
          </table:table-cell>
          <table:table-cell table:formula="of:=IF([$DataEntry.O267]=&quot;&quot;;&quot;&quot;;[$DataEntry.O267])">
            <text:p/>
          </table:table-cell>
          <table:table-cell table:formula="of:=IF([$DataEntry.P267]=&quot;&quot;;&quot;&quot;;[$DataEntry.P267])">
            <text:p/>
          </table:table-cell>
          <table:table-cell table:number-columns-repeated="48"/>
        </table:table-row>
        <table:table-row table:style-name="ro1">
          <table:table-cell table:formula="of:=IF([$DataEntry.A268]=&quot;&quot;;&quot;&quot;;[$DataEntry.A268])">
            <text:p/>
          </table:table-cell>
          <table:table-cell table:formula="of:=&quot;&quot;">
            <text:p/>
          </table:table-cell>
          <table:table-cell table:formula="of:=IF([$DataEntry.B268]=&quot;&quot;;&quot;&quot;;[$DataEntry.B268])">
            <text:p/>
          </table:table-cell>
          <table:table-cell table:formula="of:=IF([$DataEntry.E268]=&quot;&quot;;&quot;&quot;;[$DataEntry.E268])">
            <text:p/>
          </table:table-cell>
          <table:table-cell table:formula="of:=IF([$DataEntry.F268]=&quot;&quot;;&quot;&quot;;[$DataEntry.F268])">
            <text:p/>
          </table:table-cell>
          <table:table-cell table:formula="of:=IF([$DataEntry.G268]=&quot;&quot;;&quot;&quot;;[$DataEntry.G268])">
            <text:p/>
          </table:table-cell>
          <table:table-cell table:formula="of:=IF([$DataEntry.H268]=&quot;&quot;;&quot;&quot;;[$DataEntry.H268])">
            <text:p/>
          </table:table-cell>
          <table:table-cell table:formula="of:=IF([$DataEntry.I268]=&quot;&quot;;&quot;&quot;;[$DataEntry.I268])">
            <text:p/>
          </table:table-cell>
          <table:table-cell table:formula="of:=IF([$DataEntry.C268]=&quot;&quot;;&quot;&quot;;[$DataEntry.C268])">
            <text:p/>
          </table:table-cell>
          <table:table-cell table:formula="of:=&quot;&quot;">
            <text:p/>
          </table:table-cell>
          <table:table-cell table:formula="of:=IF([$DataEntry.D268]=&quot;&quot;;&quot;&quot;;[$DataEntry.D26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68]=&quot;&quot;;&quot;&quot;;[$DataEntry.N268])">
            <text:p/>
          </table:table-cell>
          <table:table-cell table:formula="of:=IF([$DataEntry.O268]=&quot;&quot;;&quot;&quot;;[$DataEntry.O268])">
            <text:p/>
          </table:table-cell>
          <table:table-cell table:formula="of:=IF([$DataEntry.P268]=&quot;&quot;;&quot;&quot;;[$DataEntry.P268])">
            <text:p/>
          </table:table-cell>
          <table:table-cell table:number-columns-repeated="48"/>
        </table:table-row>
        <table:table-row table:style-name="ro1">
          <table:table-cell table:formula="of:=IF([$DataEntry.A269]=&quot;&quot;;&quot;&quot;;[$DataEntry.A269])">
            <text:p/>
          </table:table-cell>
          <table:table-cell table:formula="of:=&quot;&quot;">
            <text:p/>
          </table:table-cell>
          <table:table-cell table:formula="of:=IF([$DataEntry.B269]=&quot;&quot;;&quot;&quot;;[$DataEntry.B269])">
            <text:p/>
          </table:table-cell>
          <table:table-cell table:formula="of:=IF([$DataEntry.E269]=&quot;&quot;;&quot;&quot;;[$DataEntry.E269])">
            <text:p/>
          </table:table-cell>
          <table:table-cell table:formula="of:=IF([$DataEntry.F269]=&quot;&quot;;&quot;&quot;;[$DataEntry.F269])">
            <text:p/>
          </table:table-cell>
          <table:table-cell table:formula="of:=IF([$DataEntry.G269]=&quot;&quot;;&quot;&quot;;[$DataEntry.G269])">
            <text:p/>
          </table:table-cell>
          <table:table-cell table:formula="of:=IF([$DataEntry.H269]=&quot;&quot;;&quot;&quot;;[$DataEntry.H269])">
            <text:p/>
          </table:table-cell>
          <table:table-cell table:formula="of:=IF([$DataEntry.I269]=&quot;&quot;;&quot;&quot;;[$DataEntry.I269])">
            <text:p/>
          </table:table-cell>
          <table:table-cell table:formula="of:=IF([$DataEntry.C269]=&quot;&quot;;&quot;&quot;;[$DataEntry.C269])">
            <text:p/>
          </table:table-cell>
          <table:table-cell table:formula="of:=&quot;&quot;">
            <text:p/>
          </table:table-cell>
          <table:table-cell table:formula="of:=IF([$DataEntry.D269]=&quot;&quot;;&quot;&quot;;[$DataEntry.D26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69]=&quot;&quot;;&quot;&quot;;[$DataEntry.N269])">
            <text:p/>
          </table:table-cell>
          <table:table-cell table:formula="of:=IF([$DataEntry.O269]=&quot;&quot;;&quot;&quot;;[$DataEntry.O269])">
            <text:p/>
          </table:table-cell>
          <table:table-cell table:formula="of:=IF([$DataEntry.P269]=&quot;&quot;;&quot;&quot;;[$DataEntry.P269])">
            <text:p/>
          </table:table-cell>
          <table:table-cell table:number-columns-repeated="48"/>
        </table:table-row>
        <table:table-row table:style-name="ro1">
          <table:table-cell table:formula="of:=IF([$DataEntry.A270]=&quot;&quot;;&quot;&quot;;[$DataEntry.A270])">
            <text:p/>
          </table:table-cell>
          <table:table-cell table:formula="of:=&quot;&quot;">
            <text:p/>
          </table:table-cell>
          <table:table-cell table:formula="of:=IF([$DataEntry.B270]=&quot;&quot;;&quot;&quot;;[$DataEntry.B270])">
            <text:p/>
          </table:table-cell>
          <table:table-cell table:formula="of:=IF([$DataEntry.E270]=&quot;&quot;;&quot;&quot;;[$DataEntry.E270])">
            <text:p/>
          </table:table-cell>
          <table:table-cell table:formula="of:=IF([$DataEntry.F270]=&quot;&quot;;&quot;&quot;;[$DataEntry.F270])">
            <text:p/>
          </table:table-cell>
          <table:table-cell table:formula="of:=IF([$DataEntry.G270]=&quot;&quot;;&quot;&quot;;[$DataEntry.G270])">
            <text:p/>
          </table:table-cell>
          <table:table-cell table:formula="of:=IF([$DataEntry.H270]=&quot;&quot;;&quot;&quot;;[$DataEntry.H270])">
            <text:p/>
          </table:table-cell>
          <table:table-cell table:formula="of:=IF([$DataEntry.I270]=&quot;&quot;;&quot;&quot;;[$DataEntry.I270])">
            <text:p/>
          </table:table-cell>
          <table:table-cell table:formula="of:=IF([$DataEntry.C270]=&quot;&quot;;&quot;&quot;;[$DataEntry.C270])">
            <text:p/>
          </table:table-cell>
          <table:table-cell table:formula="of:=&quot;&quot;">
            <text:p/>
          </table:table-cell>
          <table:table-cell table:formula="of:=IF([$DataEntry.D270]=&quot;&quot;;&quot;&quot;;[$DataEntry.D27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70]=&quot;&quot;;&quot;&quot;;[$DataEntry.N270])">
            <text:p/>
          </table:table-cell>
          <table:table-cell table:formula="of:=IF([$DataEntry.O270]=&quot;&quot;;&quot;&quot;;[$DataEntry.O270])">
            <text:p/>
          </table:table-cell>
          <table:table-cell table:formula="of:=IF([$DataEntry.P270]=&quot;&quot;;&quot;&quot;;[$DataEntry.P270])">
            <text:p/>
          </table:table-cell>
          <table:table-cell table:number-columns-repeated="48"/>
        </table:table-row>
        <table:table-row table:style-name="ro1">
          <table:table-cell table:formula="of:=IF([$DataEntry.A271]=&quot;&quot;;&quot;&quot;;[$DataEntry.A271])">
            <text:p/>
          </table:table-cell>
          <table:table-cell table:formula="of:=&quot;&quot;">
            <text:p/>
          </table:table-cell>
          <table:table-cell table:formula="of:=IF([$DataEntry.B271]=&quot;&quot;;&quot;&quot;;[$DataEntry.B271])">
            <text:p/>
          </table:table-cell>
          <table:table-cell table:formula="of:=IF([$DataEntry.E271]=&quot;&quot;;&quot;&quot;;[$DataEntry.E271])">
            <text:p/>
          </table:table-cell>
          <table:table-cell table:formula="of:=IF([$DataEntry.F271]=&quot;&quot;;&quot;&quot;;[$DataEntry.F271])">
            <text:p/>
          </table:table-cell>
          <table:table-cell table:formula="of:=IF([$DataEntry.G271]=&quot;&quot;;&quot;&quot;;[$DataEntry.G271])">
            <text:p/>
          </table:table-cell>
          <table:table-cell table:formula="of:=IF([$DataEntry.H271]=&quot;&quot;;&quot;&quot;;[$DataEntry.H271])">
            <text:p/>
          </table:table-cell>
          <table:table-cell table:formula="of:=IF([$DataEntry.I271]=&quot;&quot;;&quot;&quot;;[$DataEntry.I271])">
            <text:p/>
          </table:table-cell>
          <table:table-cell table:formula="of:=IF([$DataEntry.C271]=&quot;&quot;;&quot;&quot;;[$DataEntry.C271])">
            <text:p/>
          </table:table-cell>
          <table:table-cell table:formula="of:=&quot;&quot;">
            <text:p/>
          </table:table-cell>
          <table:table-cell table:formula="of:=IF([$DataEntry.D271]=&quot;&quot;;&quot;&quot;;[$DataEntry.D27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71]=&quot;&quot;;&quot;&quot;;[$DataEntry.N271])">
            <text:p/>
          </table:table-cell>
          <table:table-cell table:formula="of:=IF([$DataEntry.O271]=&quot;&quot;;&quot;&quot;;[$DataEntry.O271])">
            <text:p/>
          </table:table-cell>
          <table:table-cell table:formula="of:=IF([$DataEntry.P271]=&quot;&quot;;&quot;&quot;;[$DataEntry.P271])">
            <text:p/>
          </table:table-cell>
          <table:table-cell table:number-columns-repeated="48"/>
        </table:table-row>
        <table:table-row table:style-name="ro1">
          <table:table-cell table:formula="of:=IF([$DataEntry.A272]=&quot;&quot;;&quot;&quot;;[$DataEntry.A272])">
            <text:p/>
          </table:table-cell>
          <table:table-cell table:formula="of:=&quot;&quot;">
            <text:p/>
          </table:table-cell>
          <table:table-cell table:formula="of:=IF([$DataEntry.B272]=&quot;&quot;;&quot;&quot;;[$DataEntry.B272])">
            <text:p/>
          </table:table-cell>
          <table:table-cell table:formula="of:=IF([$DataEntry.E272]=&quot;&quot;;&quot;&quot;;[$DataEntry.E272])">
            <text:p/>
          </table:table-cell>
          <table:table-cell table:formula="of:=IF([$DataEntry.F272]=&quot;&quot;;&quot;&quot;;[$DataEntry.F272])">
            <text:p/>
          </table:table-cell>
          <table:table-cell table:formula="of:=IF([$DataEntry.G272]=&quot;&quot;;&quot;&quot;;[$DataEntry.G272])">
            <text:p/>
          </table:table-cell>
          <table:table-cell table:formula="of:=IF([$DataEntry.H272]=&quot;&quot;;&quot;&quot;;[$DataEntry.H272])">
            <text:p/>
          </table:table-cell>
          <table:table-cell table:formula="of:=IF([$DataEntry.I272]=&quot;&quot;;&quot;&quot;;[$DataEntry.I272])">
            <text:p/>
          </table:table-cell>
          <table:table-cell table:formula="of:=IF([$DataEntry.C272]=&quot;&quot;;&quot;&quot;;[$DataEntry.C272])">
            <text:p/>
          </table:table-cell>
          <table:table-cell table:formula="of:=&quot;&quot;">
            <text:p/>
          </table:table-cell>
          <table:table-cell table:formula="of:=IF([$DataEntry.D272]=&quot;&quot;;&quot;&quot;;[$DataEntry.D27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72]=&quot;&quot;;&quot;&quot;;[$DataEntry.N272])">
            <text:p/>
          </table:table-cell>
          <table:table-cell table:formula="of:=IF([$DataEntry.O272]=&quot;&quot;;&quot;&quot;;[$DataEntry.O272])">
            <text:p/>
          </table:table-cell>
          <table:table-cell table:formula="of:=IF([$DataEntry.P272]=&quot;&quot;;&quot;&quot;;[$DataEntry.P272])">
            <text:p/>
          </table:table-cell>
          <table:table-cell table:number-columns-repeated="48"/>
        </table:table-row>
        <table:table-row table:style-name="ro1">
          <table:table-cell table:formula="of:=IF([$DataEntry.A273]=&quot;&quot;;&quot;&quot;;[$DataEntry.A273])">
            <text:p/>
          </table:table-cell>
          <table:table-cell table:formula="of:=&quot;&quot;">
            <text:p/>
          </table:table-cell>
          <table:table-cell table:formula="of:=IF([$DataEntry.B273]=&quot;&quot;;&quot;&quot;;[$DataEntry.B273])">
            <text:p/>
          </table:table-cell>
          <table:table-cell table:formula="of:=IF([$DataEntry.E273]=&quot;&quot;;&quot;&quot;;[$DataEntry.E273])">
            <text:p/>
          </table:table-cell>
          <table:table-cell table:formula="of:=IF([$DataEntry.F273]=&quot;&quot;;&quot;&quot;;[$DataEntry.F273])">
            <text:p/>
          </table:table-cell>
          <table:table-cell table:formula="of:=IF([$DataEntry.G273]=&quot;&quot;;&quot;&quot;;[$DataEntry.G273])">
            <text:p/>
          </table:table-cell>
          <table:table-cell table:formula="of:=IF([$DataEntry.H273]=&quot;&quot;;&quot;&quot;;[$DataEntry.H273])">
            <text:p/>
          </table:table-cell>
          <table:table-cell table:formula="of:=IF([$DataEntry.I273]=&quot;&quot;;&quot;&quot;;[$DataEntry.I273])">
            <text:p/>
          </table:table-cell>
          <table:table-cell table:formula="of:=IF([$DataEntry.C273]=&quot;&quot;;&quot;&quot;;[$DataEntry.C273])">
            <text:p/>
          </table:table-cell>
          <table:table-cell table:formula="of:=&quot;&quot;">
            <text:p/>
          </table:table-cell>
          <table:table-cell table:formula="of:=IF([$DataEntry.D273]=&quot;&quot;;&quot;&quot;;[$DataEntry.D27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73]=&quot;&quot;;&quot;&quot;;[$DataEntry.N273])">
            <text:p/>
          </table:table-cell>
          <table:table-cell table:formula="of:=IF([$DataEntry.O273]=&quot;&quot;;&quot;&quot;;[$DataEntry.O273])">
            <text:p/>
          </table:table-cell>
          <table:table-cell table:formula="of:=IF([$DataEntry.P273]=&quot;&quot;;&quot;&quot;;[$DataEntry.P273])">
            <text:p/>
          </table:table-cell>
          <table:table-cell table:number-columns-repeated="48"/>
        </table:table-row>
        <table:table-row table:style-name="ro1">
          <table:table-cell table:formula="of:=IF([$DataEntry.A274]=&quot;&quot;;&quot;&quot;;[$DataEntry.A274])">
            <text:p/>
          </table:table-cell>
          <table:table-cell table:formula="of:=&quot;&quot;">
            <text:p/>
          </table:table-cell>
          <table:table-cell table:formula="of:=IF([$DataEntry.B274]=&quot;&quot;;&quot;&quot;;[$DataEntry.B274])">
            <text:p/>
          </table:table-cell>
          <table:table-cell table:formula="of:=IF([$DataEntry.E274]=&quot;&quot;;&quot;&quot;;[$DataEntry.E274])">
            <text:p/>
          </table:table-cell>
          <table:table-cell table:formula="of:=IF([$DataEntry.F274]=&quot;&quot;;&quot;&quot;;[$DataEntry.F274])">
            <text:p/>
          </table:table-cell>
          <table:table-cell table:formula="of:=IF([$DataEntry.G274]=&quot;&quot;;&quot;&quot;;[$DataEntry.G274])">
            <text:p/>
          </table:table-cell>
          <table:table-cell table:formula="of:=IF([$DataEntry.H274]=&quot;&quot;;&quot;&quot;;[$DataEntry.H274])">
            <text:p/>
          </table:table-cell>
          <table:table-cell table:formula="of:=IF([$DataEntry.I274]=&quot;&quot;;&quot;&quot;;[$DataEntry.I274])">
            <text:p/>
          </table:table-cell>
          <table:table-cell table:formula="of:=IF([$DataEntry.C274]=&quot;&quot;;&quot;&quot;;[$DataEntry.C274])">
            <text:p/>
          </table:table-cell>
          <table:table-cell table:formula="of:=&quot;&quot;">
            <text:p/>
          </table:table-cell>
          <table:table-cell table:formula="of:=IF([$DataEntry.D274]=&quot;&quot;;&quot;&quot;;[$DataEntry.D27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74]=&quot;&quot;;&quot;&quot;;[$DataEntry.N274])">
            <text:p/>
          </table:table-cell>
          <table:table-cell table:formula="of:=IF([$DataEntry.O274]=&quot;&quot;;&quot;&quot;;[$DataEntry.O274])">
            <text:p/>
          </table:table-cell>
          <table:table-cell table:formula="of:=IF([$DataEntry.P274]=&quot;&quot;;&quot;&quot;;[$DataEntry.P274])">
            <text:p/>
          </table:table-cell>
          <table:table-cell table:number-columns-repeated="48"/>
        </table:table-row>
        <table:table-row table:style-name="ro1">
          <table:table-cell table:formula="of:=IF([$DataEntry.A275]=&quot;&quot;;&quot;&quot;;[$DataEntry.A275])">
            <text:p/>
          </table:table-cell>
          <table:table-cell table:formula="of:=&quot;&quot;">
            <text:p/>
          </table:table-cell>
          <table:table-cell table:formula="of:=IF([$DataEntry.B275]=&quot;&quot;;&quot;&quot;;[$DataEntry.B275])">
            <text:p/>
          </table:table-cell>
          <table:table-cell table:formula="of:=IF([$DataEntry.E275]=&quot;&quot;;&quot;&quot;;[$DataEntry.E275])">
            <text:p/>
          </table:table-cell>
          <table:table-cell table:formula="of:=IF([$DataEntry.F275]=&quot;&quot;;&quot;&quot;;[$DataEntry.F275])">
            <text:p/>
          </table:table-cell>
          <table:table-cell table:formula="of:=IF([$DataEntry.G275]=&quot;&quot;;&quot;&quot;;[$DataEntry.G275])">
            <text:p/>
          </table:table-cell>
          <table:table-cell table:formula="of:=IF([$DataEntry.H275]=&quot;&quot;;&quot;&quot;;[$DataEntry.H275])">
            <text:p/>
          </table:table-cell>
          <table:table-cell table:formula="of:=IF([$DataEntry.I275]=&quot;&quot;;&quot;&quot;;[$DataEntry.I275])">
            <text:p/>
          </table:table-cell>
          <table:table-cell table:formula="of:=IF([$DataEntry.C275]=&quot;&quot;;&quot;&quot;;[$DataEntry.C275])">
            <text:p/>
          </table:table-cell>
          <table:table-cell table:formula="of:=&quot;&quot;">
            <text:p/>
          </table:table-cell>
          <table:table-cell table:formula="of:=IF([$DataEntry.D275]=&quot;&quot;;&quot;&quot;;[$DataEntry.D27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75]=&quot;&quot;;&quot;&quot;;[$DataEntry.N275])">
            <text:p/>
          </table:table-cell>
          <table:table-cell table:formula="of:=IF([$DataEntry.O275]=&quot;&quot;;&quot;&quot;;[$DataEntry.O275])">
            <text:p/>
          </table:table-cell>
          <table:table-cell table:formula="of:=IF([$DataEntry.P275]=&quot;&quot;;&quot;&quot;;[$DataEntry.P275])">
            <text:p/>
          </table:table-cell>
          <table:table-cell table:number-columns-repeated="48"/>
        </table:table-row>
        <table:table-row table:style-name="ro1">
          <table:table-cell table:formula="of:=IF([$DataEntry.A276]=&quot;&quot;;&quot;&quot;;[$DataEntry.A276])">
            <text:p/>
          </table:table-cell>
          <table:table-cell table:formula="of:=&quot;&quot;">
            <text:p/>
          </table:table-cell>
          <table:table-cell table:formula="of:=IF([$DataEntry.B276]=&quot;&quot;;&quot;&quot;;[$DataEntry.B276])">
            <text:p/>
          </table:table-cell>
          <table:table-cell table:formula="of:=IF([$DataEntry.E276]=&quot;&quot;;&quot;&quot;;[$DataEntry.E276])">
            <text:p/>
          </table:table-cell>
          <table:table-cell table:formula="of:=IF([$DataEntry.F276]=&quot;&quot;;&quot;&quot;;[$DataEntry.F276])">
            <text:p/>
          </table:table-cell>
          <table:table-cell table:formula="of:=IF([$DataEntry.G276]=&quot;&quot;;&quot;&quot;;[$DataEntry.G276])">
            <text:p/>
          </table:table-cell>
          <table:table-cell table:formula="of:=IF([$DataEntry.H276]=&quot;&quot;;&quot;&quot;;[$DataEntry.H276])">
            <text:p/>
          </table:table-cell>
          <table:table-cell table:formula="of:=IF([$DataEntry.I276]=&quot;&quot;;&quot;&quot;;[$DataEntry.I276])">
            <text:p/>
          </table:table-cell>
          <table:table-cell table:formula="of:=IF([$DataEntry.C276]=&quot;&quot;;&quot;&quot;;[$DataEntry.C276])">
            <text:p/>
          </table:table-cell>
          <table:table-cell table:formula="of:=&quot;&quot;">
            <text:p/>
          </table:table-cell>
          <table:table-cell table:formula="of:=IF([$DataEntry.D276]=&quot;&quot;;&quot;&quot;;[$DataEntry.D27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76]=&quot;&quot;;&quot;&quot;;[$DataEntry.N276])">
            <text:p/>
          </table:table-cell>
          <table:table-cell table:formula="of:=IF([$DataEntry.O276]=&quot;&quot;;&quot;&quot;;[$DataEntry.O276])">
            <text:p/>
          </table:table-cell>
          <table:table-cell table:formula="of:=IF([$DataEntry.P276]=&quot;&quot;;&quot;&quot;;[$DataEntry.P276])">
            <text:p/>
          </table:table-cell>
          <table:table-cell table:number-columns-repeated="48"/>
        </table:table-row>
        <table:table-row table:style-name="ro1">
          <table:table-cell table:formula="of:=IF([$DataEntry.A277]=&quot;&quot;;&quot;&quot;;[$DataEntry.A277])">
            <text:p/>
          </table:table-cell>
          <table:table-cell table:formula="of:=&quot;&quot;">
            <text:p/>
          </table:table-cell>
          <table:table-cell table:formula="of:=IF([$DataEntry.B277]=&quot;&quot;;&quot;&quot;;[$DataEntry.B277])">
            <text:p/>
          </table:table-cell>
          <table:table-cell table:formula="of:=IF([$DataEntry.E277]=&quot;&quot;;&quot;&quot;;[$DataEntry.E277])">
            <text:p/>
          </table:table-cell>
          <table:table-cell table:formula="of:=IF([$DataEntry.F277]=&quot;&quot;;&quot;&quot;;[$DataEntry.F277])">
            <text:p/>
          </table:table-cell>
          <table:table-cell table:formula="of:=IF([$DataEntry.G277]=&quot;&quot;;&quot;&quot;;[$DataEntry.G277])">
            <text:p/>
          </table:table-cell>
          <table:table-cell table:formula="of:=IF([$DataEntry.H277]=&quot;&quot;;&quot;&quot;;[$DataEntry.H277])">
            <text:p/>
          </table:table-cell>
          <table:table-cell table:formula="of:=IF([$DataEntry.I277]=&quot;&quot;;&quot;&quot;;[$DataEntry.I277])">
            <text:p/>
          </table:table-cell>
          <table:table-cell table:formula="of:=IF([$DataEntry.C277]=&quot;&quot;;&quot;&quot;;[$DataEntry.C277])">
            <text:p/>
          </table:table-cell>
          <table:table-cell table:formula="of:=&quot;&quot;">
            <text:p/>
          </table:table-cell>
          <table:table-cell table:formula="of:=IF([$DataEntry.D277]=&quot;&quot;;&quot;&quot;;[$DataEntry.D27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77]=&quot;&quot;;&quot;&quot;;[$DataEntry.N277])">
            <text:p/>
          </table:table-cell>
          <table:table-cell table:formula="of:=IF([$DataEntry.O277]=&quot;&quot;;&quot;&quot;;[$DataEntry.O277])">
            <text:p/>
          </table:table-cell>
          <table:table-cell table:formula="of:=IF([$DataEntry.P277]=&quot;&quot;;&quot;&quot;;[$DataEntry.P277])">
            <text:p/>
          </table:table-cell>
          <table:table-cell table:number-columns-repeated="48"/>
        </table:table-row>
        <table:table-row table:style-name="ro1">
          <table:table-cell table:formula="of:=IF([$DataEntry.A278]=&quot;&quot;;&quot;&quot;;[$DataEntry.A278])">
            <text:p/>
          </table:table-cell>
          <table:table-cell table:formula="of:=&quot;&quot;">
            <text:p/>
          </table:table-cell>
          <table:table-cell table:formula="of:=IF([$DataEntry.B278]=&quot;&quot;;&quot;&quot;;[$DataEntry.B278])">
            <text:p/>
          </table:table-cell>
          <table:table-cell table:formula="of:=IF([$DataEntry.E278]=&quot;&quot;;&quot;&quot;;[$DataEntry.E278])">
            <text:p/>
          </table:table-cell>
          <table:table-cell table:formula="of:=IF([$DataEntry.F278]=&quot;&quot;;&quot;&quot;;[$DataEntry.F278])">
            <text:p/>
          </table:table-cell>
          <table:table-cell table:formula="of:=IF([$DataEntry.G278]=&quot;&quot;;&quot;&quot;;[$DataEntry.G278])">
            <text:p/>
          </table:table-cell>
          <table:table-cell table:formula="of:=IF([$DataEntry.H278]=&quot;&quot;;&quot;&quot;;[$DataEntry.H278])">
            <text:p/>
          </table:table-cell>
          <table:table-cell table:formula="of:=IF([$DataEntry.I278]=&quot;&quot;;&quot;&quot;;[$DataEntry.I278])">
            <text:p/>
          </table:table-cell>
          <table:table-cell table:formula="of:=IF([$DataEntry.C278]=&quot;&quot;;&quot;&quot;;[$DataEntry.C278])">
            <text:p/>
          </table:table-cell>
          <table:table-cell table:formula="of:=&quot;&quot;">
            <text:p/>
          </table:table-cell>
          <table:table-cell table:formula="of:=IF([$DataEntry.D278]=&quot;&quot;;&quot;&quot;;[$DataEntry.D27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78]=&quot;&quot;;&quot;&quot;;[$DataEntry.N278])">
            <text:p/>
          </table:table-cell>
          <table:table-cell table:formula="of:=IF([$DataEntry.O278]=&quot;&quot;;&quot;&quot;;[$DataEntry.O278])">
            <text:p/>
          </table:table-cell>
          <table:table-cell table:formula="of:=IF([$DataEntry.P278]=&quot;&quot;;&quot;&quot;;[$DataEntry.P278])">
            <text:p/>
          </table:table-cell>
          <table:table-cell table:number-columns-repeated="48"/>
        </table:table-row>
        <table:table-row table:style-name="ro1">
          <table:table-cell table:formula="of:=IF([$DataEntry.A279]=&quot;&quot;;&quot;&quot;;[$DataEntry.A279])">
            <text:p/>
          </table:table-cell>
          <table:table-cell table:formula="of:=&quot;&quot;">
            <text:p/>
          </table:table-cell>
          <table:table-cell table:formula="of:=IF([$DataEntry.B279]=&quot;&quot;;&quot;&quot;;[$DataEntry.B279])">
            <text:p/>
          </table:table-cell>
          <table:table-cell table:formula="of:=IF([$DataEntry.E279]=&quot;&quot;;&quot;&quot;;[$DataEntry.E279])">
            <text:p/>
          </table:table-cell>
          <table:table-cell table:formula="of:=IF([$DataEntry.F279]=&quot;&quot;;&quot;&quot;;[$DataEntry.F279])">
            <text:p/>
          </table:table-cell>
          <table:table-cell table:formula="of:=IF([$DataEntry.G279]=&quot;&quot;;&quot;&quot;;[$DataEntry.G279])">
            <text:p/>
          </table:table-cell>
          <table:table-cell table:formula="of:=IF([$DataEntry.H279]=&quot;&quot;;&quot;&quot;;[$DataEntry.H279])">
            <text:p/>
          </table:table-cell>
          <table:table-cell table:formula="of:=IF([$DataEntry.I279]=&quot;&quot;;&quot;&quot;;[$DataEntry.I279])">
            <text:p/>
          </table:table-cell>
          <table:table-cell table:formula="of:=IF([$DataEntry.C279]=&quot;&quot;;&quot;&quot;;[$DataEntry.C279])">
            <text:p/>
          </table:table-cell>
          <table:table-cell table:formula="of:=&quot;&quot;">
            <text:p/>
          </table:table-cell>
          <table:table-cell table:formula="of:=IF([$DataEntry.D279]=&quot;&quot;;&quot;&quot;;[$DataEntry.D27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79]=&quot;&quot;;&quot;&quot;;[$DataEntry.N279])">
            <text:p/>
          </table:table-cell>
          <table:table-cell table:formula="of:=IF([$DataEntry.O279]=&quot;&quot;;&quot;&quot;;[$DataEntry.O279])">
            <text:p/>
          </table:table-cell>
          <table:table-cell table:formula="of:=IF([$DataEntry.P279]=&quot;&quot;;&quot;&quot;;[$DataEntry.P279])">
            <text:p/>
          </table:table-cell>
          <table:table-cell table:number-columns-repeated="48"/>
        </table:table-row>
        <table:table-row table:style-name="ro1">
          <table:table-cell table:formula="of:=IF([$DataEntry.A280]=&quot;&quot;;&quot;&quot;;[$DataEntry.A280])">
            <text:p/>
          </table:table-cell>
          <table:table-cell table:formula="of:=&quot;&quot;">
            <text:p/>
          </table:table-cell>
          <table:table-cell table:formula="of:=IF([$DataEntry.B280]=&quot;&quot;;&quot;&quot;;[$DataEntry.B280])">
            <text:p/>
          </table:table-cell>
          <table:table-cell table:formula="of:=IF([$DataEntry.E280]=&quot;&quot;;&quot;&quot;;[$DataEntry.E280])">
            <text:p/>
          </table:table-cell>
          <table:table-cell table:formula="of:=IF([$DataEntry.F280]=&quot;&quot;;&quot;&quot;;[$DataEntry.F280])">
            <text:p/>
          </table:table-cell>
          <table:table-cell table:formula="of:=IF([$DataEntry.G280]=&quot;&quot;;&quot;&quot;;[$DataEntry.G280])">
            <text:p/>
          </table:table-cell>
          <table:table-cell table:formula="of:=IF([$DataEntry.H280]=&quot;&quot;;&quot;&quot;;[$DataEntry.H280])">
            <text:p/>
          </table:table-cell>
          <table:table-cell table:formula="of:=IF([$DataEntry.I280]=&quot;&quot;;&quot;&quot;;[$DataEntry.I280])">
            <text:p/>
          </table:table-cell>
          <table:table-cell table:formula="of:=IF([$DataEntry.C280]=&quot;&quot;;&quot;&quot;;[$DataEntry.C280])">
            <text:p/>
          </table:table-cell>
          <table:table-cell table:formula="of:=&quot;&quot;">
            <text:p/>
          </table:table-cell>
          <table:table-cell table:formula="of:=IF([$DataEntry.D280]=&quot;&quot;;&quot;&quot;;[$DataEntry.D28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80]=&quot;&quot;;&quot;&quot;;[$DataEntry.N280])">
            <text:p/>
          </table:table-cell>
          <table:table-cell table:formula="of:=IF([$DataEntry.O280]=&quot;&quot;;&quot;&quot;;[$DataEntry.O280])">
            <text:p/>
          </table:table-cell>
          <table:table-cell table:formula="of:=IF([$DataEntry.P280]=&quot;&quot;;&quot;&quot;;[$DataEntry.P280])">
            <text:p/>
          </table:table-cell>
          <table:table-cell table:number-columns-repeated="48"/>
        </table:table-row>
        <table:table-row table:style-name="ro1">
          <table:table-cell table:formula="of:=IF([$DataEntry.A281]=&quot;&quot;;&quot;&quot;;[$DataEntry.A281])">
            <text:p/>
          </table:table-cell>
          <table:table-cell table:formula="of:=&quot;&quot;">
            <text:p/>
          </table:table-cell>
          <table:table-cell table:formula="of:=IF([$DataEntry.B281]=&quot;&quot;;&quot;&quot;;[$DataEntry.B281])">
            <text:p/>
          </table:table-cell>
          <table:table-cell table:formula="of:=IF([$DataEntry.E281]=&quot;&quot;;&quot;&quot;;[$DataEntry.E281])">
            <text:p/>
          </table:table-cell>
          <table:table-cell table:formula="of:=IF([$DataEntry.F281]=&quot;&quot;;&quot;&quot;;[$DataEntry.F281])">
            <text:p/>
          </table:table-cell>
          <table:table-cell table:formula="of:=IF([$DataEntry.G281]=&quot;&quot;;&quot;&quot;;[$DataEntry.G281])">
            <text:p/>
          </table:table-cell>
          <table:table-cell table:formula="of:=IF([$DataEntry.H281]=&quot;&quot;;&quot;&quot;;[$DataEntry.H281])">
            <text:p/>
          </table:table-cell>
          <table:table-cell table:formula="of:=IF([$DataEntry.I281]=&quot;&quot;;&quot;&quot;;[$DataEntry.I281])">
            <text:p/>
          </table:table-cell>
          <table:table-cell table:formula="of:=IF([$DataEntry.C281]=&quot;&quot;;&quot;&quot;;[$DataEntry.C281])">
            <text:p/>
          </table:table-cell>
          <table:table-cell table:formula="of:=&quot;&quot;">
            <text:p/>
          </table:table-cell>
          <table:table-cell table:formula="of:=IF([$DataEntry.D281]=&quot;&quot;;&quot;&quot;;[$DataEntry.D28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81]=&quot;&quot;;&quot;&quot;;[$DataEntry.N281])">
            <text:p/>
          </table:table-cell>
          <table:table-cell table:formula="of:=IF([$DataEntry.O281]=&quot;&quot;;&quot;&quot;;[$DataEntry.O281])">
            <text:p/>
          </table:table-cell>
          <table:table-cell table:formula="of:=IF([$DataEntry.P281]=&quot;&quot;;&quot;&quot;;[$DataEntry.P281])">
            <text:p/>
          </table:table-cell>
          <table:table-cell table:number-columns-repeated="48"/>
        </table:table-row>
        <table:table-row table:style-name="ro1">
          <table:table-cell table:formula="of:=IF([$DataEntry.A282]=&quot;&quot;;&quot;&quot;;[$DataEntry.A282])">
            <text:p/>
          </table:table-cell>
          <table:table-cell table:formula="of:=&quot;&quot;">
            <text:p/>
          </table:table-cell>
          <table:table-cell table:formula="of:=IF([$DataEntry.B282]=&quot;&quot;;&quot;&quot;;[$DataEntry.B282])">
            <text:p/>
          </table:table-cell>
          <table:table-cell table:formula="of:=IF([$DataEntry.E282]=&quot;&quot;;&quot;&quot;;[$DataEntry.E282])">
            <text:p/>
          </table:table-cell>
          <table:table-cell table:formula="of:=IF([$DataEntry.F282]=&quot;&quot;;&quot;&quot;;[$DataEntry.F282])">
            <text:p/>
          </table:table-cell>
          <table:table-cell table:formula="of:=IF([$DataEntry.G282]=&quot;&quot;;&quot;&quot;;[$DataEntry.G282])">
            <text:p/>
          </table:table-cell>
          <table:table-cell table:formula="of:=IF([$DataEntry.H282]=&quot;&quot;;&quot;&quot;;[$DataEntry.H282])">
            <text:p/>
          </table:table-cell>
          <table:table-cell table:formula="of:=IF([$DataEntry.I282]=&quot;&quot;;&quot;&quot;;[$DataEntry.I282])">
            <text:p/>
          </table:table-cell>
          <table:table-cell table:formula="of:=IF([$DataEntry.C282]=&quot;&quot;;&quot;&quot;;[$DataEntry.C282])">
            <text:p/>
          </table:table-cell>
          <table:table-cell table:formula="of:=&quot;&quot;">
            <text:p/>
          </table:table-cell>
          <table:table-cell table:formula="of:=IF([$DataEntry.D282]=&quot;&quot;;&quot;&quot;;[$DataEntry.D28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82]=&quot;&quot;;&quot;&quot;;[$DataEntry.N282])">
            <text:p/>
          </table:table-cell>
          <table:table-cell table:formula="of:=IF([$DataEntry.O282]=&quot;&quot;;&quot;&quot;;[$DataEntry.O282])">
            <text:p/>
          </table:table-cell>
          <table:table-cell table:formula="of:=IF([$DataEntry.P282]=&quot;&quot;;&quot;&quot;;[$DataEntry.P282])">
            <text:p/>
          </table:table-cell>
          <table:table-cell table:number-columns-repeated="48"/>
        </table:table-row>
        <table:table-row table:style-name="ro1">
          <table:table-cell table:formula="of:=IF([$DataEntry.A283]=&quot;&quot;;&quot;&quot;;[$DataEntry.A283])">
            <text:p/>
          </table:table-cell>
          <table:table-cell table:formula="of:=&quot;&quot;">
            <text:p/>
          </table:table-cell>
          <table:table-cell table:formula="of:=IF([$DataEntry.B283]=&quot;&quot;;&quot;&quot;;[$DataEntry.B283])">
            <text:p/>
          </table:table-cell>
          <table:table-cell table:formula="of:=IF([$DataEntry.E283]=&quot;&quot;;&quot;&quot;;[$DataEntry.E283])">
            <text:p/>
          </table:table-cell>
          <table:table-cell table:formula="of:=IF([$DataEntry.F283]=&quot;&quot;;&quot;&quot;;[$DataEntry.F283])">
            <text:p/>
          </table:table-cell>
          <table:table-cell table:formula="of:=IF([$DataEntry.G283]=&quot;&quot;;&quot;&quot;;[$DataEntry.G283])">
            <text:p/>
          </table:table-cell>
          <table:table-cell table:formula="of:=IF([$DataEntry.H283]=&quot;&quot;;&quot;&quot;;[$DataEntry.H283])">
            <text:p/>
          </table:table-cell>
          <table:table-cell table:formula="of:=IF([$DataEntry.I283]=&quot;&quot;;&quot;&quot;;[$DataEntry.I283])">
            <text:p/>
          </table:table-cell>
          <table:table-cell table:formula="of:=IF([$DataEntry.C283]=&quot;&quot;;&quot;&quot;;[$DataEntry.C283])">
            <text:p/>
          </table:table-cell>
          <table:table-cell table:formula="of:=&quot;&quot;">
            <text:p/>
          </table:table-cell>
          <table:table-cell table:formula="of:=IF([$DataEntry.D283]=&quot;&quot;;&quot;&quot;;[$DataEntry.D28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83]=&quot;&quot;;&quot;&quot;;[$DataEntry.N283])">
            <text:p/>
          </table:table-cell>
          <table:table-cell table:formula="of:=IF([$DataEntry.O283]=&quot;&quot;;&quot;&quot;;[$DataEntry.O283])">
            <text:p/>
          </table:table-cell>
          <table:table-cell table:formula="of:=IF([$DataEntry.P283]=&quot;&quot;;&quot;&quot;;[$DataEntry.P283])">
            <text:p/>
          </table:table-cell>
          <table:table-cell table:number-columns-repeated="48"/>
        </table:table-row>
        <table:table-row table:style-name="ro1">
          <table:table-cell table:formula="of:=IF([$DataEntry.A284]=&quot;&quot;;&quot;&quot;;[$DataEntry.A284])">
            <text:p/>
          </table:table-cell>
          <table:table-cell table:formula="of:=&quot;&quot;">
            <text:p/>
          </table:table-cell>
          <table:table-cell table:formula="of:=IF([$DataEntry.B284]=&quot;&quot;;&quot;&quot;;[$DataEntry.B284])">
            <text:p/>
          </table:table-cell>
          <table:table-cell table:formula="of:=IF([$DataEntry.E284]=&quot;&quot;;&quot;&quot;;[$DataEntry.E284])">
            <text:p/>
          </table:table-cell>
          <table:table-cell table:formula="of:=IF([$DataEntry.F284]=&quot;&quot;;&quot;&quot;;[$DataEntry.F284])">
            <text:p/>
          </table:table-cell>
          <table:table-cell table:formula="of:=IF([$DataEntry.G284]=&quot;&quot;;&quot;&quot;;[$DataEntry.G284])">
            <text:p/>
          </table:table-cell>
          <table:table-cell table:formula="of:=IF([$DataEntry.H284]=&quot;&quot;;&quot;&quot;;[$DataEntry.H284])">
            <text:p/>
          </table:table-cell>
          <table:table-cell table:formula="of:=IF([$DataEntry.I284]=&quot;&quot;;&quot;&quot;;[$DataEntry.I284])">
            <text:p/>
          </table:table-cell>
          <table:table-cell table:formula="of:=IF([$DataEntry.C284]=&quot;&quot;;&quot;&quot;;[$DataEntry.C284])">
            <text:p/>
          </table:table-cell>
          <table:table-cell table:formula="of:=&quot;&quot;">
            <text:p/>
          </table:table-cell>
          <table:table-cell table:formula="of:=IF([$DataEntry.D284]=&quot;&quot;;&quot;&quot;;[$DataEntry.D28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84]=&quot;&quot;;&quot;&quot;;[$DataEntry.N284])">
            <text:p/>
          </table:table-cell>
          <table:table-cell table:formula="of:=IF([$DataEntry.O284]=&quot;&quot;;&quot;&quot;;[$DataEntry.O284])">
            <text:p/>
          </table:table-cell>
          <table:table-cell table:formula="of:=IF([$DataEntry.P284]=&quot;&quot;;&quot;&quot;;[$DataEntry.P284])">
            <text:p/>
          </table:table-cell>
          <table:table-cell table:number-columns-repeated="48"/>
        </table:table-row>
        <table:table-row table:style-name="ro1">
          <table:table-cell table:formula="of:=IF([$DataEntry.A285]=&quot;&quot;;&quot;&quot;;[$DataEntry.A285])">
            <text:p/>
          </table:table-cell>
          <table:table-cell table:formula="of:=&quot;&quot;">
            <text:p/>
          </table:table-cell>
          <table:table-cell table:formula="of:=IF([$DataEntry.B285]=&quot;&quot;;&quot;&quot;;[$DataEntry.B285])">
            <text:p/>
          </table:table-cell>
          <table:table-cell table:formula="of:=IF([$DataEntry.E285]=&quot;&quot;;&quot;&quot;;[$DataEntry.E285])">
            <text:p/>
          </table:table-cell>
          <table:table-cell table:formula="of:=IF([$DataEntry.F285]=&quot;&quot;;&quot;&quot;;[$DataEntry.F285])">
            <text:p/>
          </table:table-cell>
          <table:table-cell table:formula="of:=IF([$DataEntry.G285]=&quot;&quot;;&quot;&quot;;[$DataEntry.G285])">
            <text:p/>
          </table:table-cell>
          <table:table-cell table:formula="of:=IF([$DataEntry.H285]=&quot;&quot;;&quot;&quot;;[$DataEntry.H285])">
            <text:p/>
          </table:table-cell>
          <table:table-cell table:formula="of:=IF([$DataEntry.I285]=&quot;&quot;;&quot;&quot;;[$DataEntry.I285])">
            <text:p/>
          </table:table-cell>
          <table:table-cell table:formula="of:=IF([$DataEntry.C285]=&quot;&quot;;&quot;&quot;;[$DataEntry.C285])">
            <text:p/>
          </table:table-cell>
          <table:table-cell table:formula="of:=&quot;&quot;">
            <text:p/>
          </table:table-cell>
          <table:table-cell table:formula="of:=IF([$DataEntry.D285]=&quot;&quot;;&quot;&quot;;[$DataEntry.D28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85]=&quot;&quot;;&quot;&quot;;[$DataEntry.N285])">
            <text:p/>
          </table:table-cell>
          <table:table-cell table:formula="of:=IF([$DataEntry.O285]=&quot;&quot;;&quot;&quot;;[$DataEntry.O285])">
            <text:p/>
          </table:table-cell>
          <table:table-cell table:formula="of:=IF([$DataEntry.P285]=&quot;&quot;;&quot;&quot;;[$DataEntry.P285])">
            <text:p/>
          </table:table-cell>
          <table:table-cell table:number-columns-repeated="48"/>
        </table:table-row>
        <table:table-row table:style-name="ro1">
          <table:table-cell table:formula="of:=IF([$DataEntry.A286]=&quot;&quot;;&quot;&quot;;[$DataEntry.A286])">
            <text:p/>
          </table:table-cell>
          <table:table-cell table:formula="of:=&quot;&quot;">
            <text:p/>
          </table:table-cell>
          <table:table-cell table:formula="of:=IF([$DataEntry.B286]=&quot;&quot;;&quot;&quot;;[$DataEntry.B286])">
            <text:p/>
          </table:table-cell>
          <table:table-cell table:formula="of:=IF([$DataEntry.E286]=&quot;&quot;;&quot;&quot;;[$DataEntry.E286])">
            <text:p/>
          </table:table-cell>
          <table:table-cell table:formula="of:=IF([$DataEntry.F286]=&quot;&quot;;&quot;&quot;;[$DataEntry.F286])">
            <text:p/>
          </table:table-cell>
          <table:table-cell table:formula="of:=IF([$DataEntry.G286]=&quot;&quot;;&quot;&quot;;[$DataEntry.G286])">
            <text:p/>
          </table:table-cell>
          <table:table-cell table:formula="of:=IF([$DataEntry.H286]=&quot;&quot;;&quot;&quot;;[$DataEntry.H286])">
            <text:p/>
          </table:table-cell>
          <table:table-cell table:formula="of:=IF([$DataEntry.I286]=&quot;&quot;;&quot;&quot;;[$DataEntry.I286])">
            <text:p/>
          </table:table-cell>
          <table:table-cell table:formula="of:=IF([$DataEntry.C286]=&quot;&quot;;&quot;&quot;;[$DataEntry.C286])">
            <text:p/>
          </table:table-cell>
          <table:table-cell table:formula="of:=&quot;&quot;">
            <text:p/>
          </table:table-cell>
          <table:table-cell table:formula="of:=IF([$DataEntry.D286]=&quot;&quot;;&quot;&quot;;[$DataEntry.D28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86]=&quot;&quot;;&quot;&quot;;[$DataEntry.N286])">
            <text:p/>
          </table:table-cell>
          <table:table-cell table:formula="of:=IF([$DataEntry.O286]=&quot;&quot;;&quot;&quot;;[$DataEntry.O286])">
            <text:p/>
          </table:table-cell>
          <table:table-cell table:formula="of:=IF([$DataEntry.P286]=&quot;&quot;;&quot;&quot;;[$DataEntry.P286])">
            <text:p/>
          </table:table-cell>
          <table:table-cell table:number-columns-repeated="48"/>
        </table:table-row>
        <table:table-row table:style-name="ro1">
          <table:table-cell table:formula="of:=IF([$DataEntry.A287]=&quot;&quot;;&quot;&quot;;[$DataEntry.A287])">
            <text:p/>
          </table:table-cell>
          <table:table-cell table:formula="of:=&quot;&quot;">
            <text:p/>
          </table:table-cell>
          <table:table-cell table:formula="of:=IF([$DataEntry.B287]=&quot;&quot;;&quot;&quot;;[$DataEntry.B287])">
            <text:p/>
          </table:table-cell>
          <table:table-cell table:formula="of:=IF([$DataEntry.E287]=&quot;&quot;;&quot;&quot;;[$DataEntry.E287])">
            <text:p/>
          </table:table-cell>
          <table:table-cell table:formula="of:=IF([$DataEntry.F287]=&quot;&quot;;&quot;&quot;;[$DataEntry.F287])">
            <text:p/>
          </table:table-cell>
          <table:table-cell table:formula="of:=IF([$DataEntry.G287]=&quot;&quot;;&quot;&quot;;[$DataEntry.G287])">
            <text:p/>
          </table:table-cell>
          <table:table-cell table:formula="of:=IF([$DataEntry.H287]=&quot;&quot;;&quot;&quot;;[$DataEntry.H287])">
            <text:p/>
          </table:table-cell>
          <table:table-cell table:formula="of:=IF([$DataEntry.I287]=&quot;&quot;;&quot;&quot;;[$DataEntry.I287])">
            <text:p/>
          </table:table-cell>
          <table:table-cell table:formula="of:=IF([$DataEntry.C287]=&quot;&quot;;&quot;&quot;;[$DataEntry.C287])">
            <text:p/>
          </table:table-cell>
          <table:table-cell table:formula="of:=&quot;&quot;">
            <text:p/>
          </table:table-cell>
          <table:table-cell table:formula="of:=IF([$DataEntry.D287]=&quot;&quot;;&quot;&quot;;[$DataEntry.D28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87]=&quot;&quot;;&quot;&quot;;[$DataEntry.N287])">
            <text:p/>
          </table:table-cell>
          <table:table-cell table:formula="of:=IF([$DataEntry.O287]=&quot;&quot;;&quot;&quot;;[$DataEntry.O287])">
            <text:p/>
          </table:table-cell>
          <table:table-cell table:formula="of:=IF([$DataEntry.P287]=&quot;&quot;;&quot;&quot;;[$DataEntry.P287])">
            <text:p/>
          </table:table-cell>
          <table:table-cell table:number-columns-repeated="48"/>
        </table:table-row>
        <table:table-row table:style-name="ro1">
          <table:table-cell table:formula="of:=IF([$DataEntry.A288]=&quot;&quot;;&quot;&quot;;[$DataEntry.A288])">
            <text:p/>
          </table:table-cell>
          <table:table-cell table:formula="of:=&quot;&quot;">
            <text:p/>
          </table:table-cell>
          <table:table-cell table:formula="of:=IF([$DataEntry.B288]=&quot;&quot;;&quot;&quot;;[$DataEntry.B288])">
            <text:p/>
          </table:table-cell>
          <table:table-cell table:formula="of:=IF([$DataEntry.E288]=&quot;&quot;;&quot;&quot;;[$DataEntry.E288])">
            <text:p/>
          </table:table-cell>
          <table:table-cell table:formula="of:=IF([$DataEntry.F288]=&quot;&quot;;&quot;&quot;;[$DataEntry.F288])">
            <text:p/>
          </table:table-cell>
          <table:table-cell table:formula="of:=IF([$DataEntry.G288]=&quot;&quot;;&quot;&quot;;[$DataEntry.G288])">
            <text:p/>
          </table:table-cell>
          <table:table-cell table:formula="of:=IF([$DataEntry.H288]=&quot;&quot;;&quot;&quot;;[$DataEntry.H288])">
            <text:p/>
          </table:table-cell>
          <table:table-cell table:formula="of:=IF([$DataEntry.I288]=&quot;&quot;;&quot;&quot;;[$DataEntry.I288])">
            <text:p/>
          </table:table-cell>
          <table:table-cell table:formula="of:=IF([$DataEntry.C288]=&quot;&quot;;&quot;&quot;;[$DataEntry.C288])">
            <text:p/>
          </table:table-cell>
          <table:table-cell table:formula="of:=&quot;&quot;">
            <text:p/>
          </table:table-cell>
          <table:table-cell table:formula="of:=IF([$DataEntry.D288]=&quot;&quot;;&quot;&quot;;[$DataEntry.D28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88]=&quot;&quot;;&quot;&quot;;[$DataEntry.N288])">
            <text:p/>
          </table:table-cell>
          <table:table-cell table:formula="of:=IF([$DataEntry.O288]=&quot;&quot;;&quot;&quot;;[$DataEntry.O288])">
            <text:p/>
          </table:table-cell>
          <table:table-cell table:formula="of:=IF([$DataEntry.P288]=&quot;&quot;;&quot;&quot;;[$DataEntry.P288])">
            <text:p/>
          </table:table-cell>
          <table:table-cell table:number-columns-repeated="48"/>
        </table:table-row>
        <table:table-row table:style-name="ro1">
          <table:table-cell table:formula="of:=IF([$DataEntry.A289]=&quot;&quot;;&quot;&quot;;[$DataEntry.A289])">
            <text:p/>
          </table:table-cell>
          <table:table-cell table:formula="of:=&quot;&quot;">
            <text:p/>
          </table:table-cell>
          <table:table-cell table:formula="of:=IF([$DataEntry.B289]=&quot;&quot;;&quot;&quot;;[$DataEntry.B289])">
            <text:p/>
          </table:table-cell>
          <table:table-cell table:formula="of:=IF([$DataEntry.E289]=&quot;&quot;;&quot;&quot;;[$DataEntry.E289])">
            <text:p/>
          </table:table-cell>
          <table:table-cell table:formula="of:=IF([$DataEntry.F289]=&quot;&quot;;&quot;&quot;;[$DataEntry.F289])">
            <text:p/>
          </table:table-cell>
          <table:table-cell table:formula="of:=IF([$DataEntry.G289]=&quot;&quot;;&quot;&quot;;[$DataEntry.G289])">
            <text:p/>
          </table:table-cell>
          <table:table-cell table:formula="of:=IF([$DataEntry.H289]=&quot;&quot;;&quot;&quot;;[$DataEntry.H289])">
            <text:p/>
          </table:table-cell>
          <table:table-cell table:formula="of:=IF([$DataEntry.I289]=&quot;&quot;;&quot;&quot;;[$DataEntry.I289])">
            <text:p/>
          </table:table-cell>
          <table:table-cell table:formula="of:=IF([$DataEntry.C289]=&quot;&quot;;&quot;&quot;;[$DataEntry.C289])">
            <text:p/>
          </table:table-cell>
          <table:table-cell table:formula="of:=&quot;&quot;">
            <text:p/>
          </table:table-cell>
          <table:table-cell table:formula="of:=IF([$DataEntry.D289]=&quot;&quot;;&quot;&quot;;[$DataEntry.D28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89]=&quot;&quot;;&quot;&quot;;[$DataEntry.N289])">
            <text:p/>
          </table:table-cell>
          <table:table-cell table:formula="of:=IF([$DataEntry.O289]=&quot;&quot;;&quot;&quot;;[$DataEntry.O289])">
            <text:p/>
          </table:table-cell>
          <table:table-cell table:formula="of:=IF([$DataEntry.P289]=&quot;&quot;;&quot;&quot;;[$DataEntry.P289])">
            <text:p/>
          </table:table-cell>
          <table:table-cell table:number-columns-repeated="48"/>
        </table:table-row>
        <table:table-row table:style-name="ro1">
          <table:table-cell table:formula="of:=IF([$DataEntry.A290]=&quot;&quot;;&quot;&quot;;[$DataEntry.A290])">
            <text:p/>
          </table:table-cell>
          <table:table-cell table:formula="of:=&quot;&quot;">
            <text:p/>
          </table:table-cell>
          <table:table-cell table:formula="of:=IF([$DataEntry.B290]=&quot;&quot;;&quot;&quot;;[$DataEntry.B290])">
            <text:p/>
          </table:table-cell>
          <table:table-cell table:formula="of:=IF([$DataEntry.E290]=&quot;&quot;;&quot;&quot;;[$DataEntry.E290])">
            <text:p/>
          </table:table-cell>
          <table:table-cell table:formula="of:=IF([$DataEntry.F290]=&quot;&quot;;&quot;&quot;;[$DataEntry.F290])">
            <text:p/>
          </table:table-cell>
          <table:table-cell table:formula="of:=IF([$DataEntry.G290]=&quot;&quot;;&quot;&quot;;[$DataEntry.G290])">
            <text:p/>
          </table:table-cell>
          <table:table-cell table:formula="of:=IF([$DataEntry.H290]=&quot;&quot;;&quot;&quot;;[$DataEntry.H290])">
            <text:p/>
          </table:table-cell>
          <table:table-cell table:formula="of:=IF([$DataEntry.I290]=&quot;&quot;;&quot;&quot;;[$DataEntry.I290])">
            <text:p/>
          </table:table-cell>
          <table:table-cell table:formula="of:=IF([$DataEntry.C290]=&quot;&quot;;&quot;&quot;;[$DataEntry.C290])">
            <text:p/>
          </table:table-cell>
          <table:table-cell table:formula="of:=&quot;&quot;">
            <text:p/>
          </table:table-cell>
          <table:table-cell table:formula="of:=IF([$DataEntry.D290]=&quot;&quot;;&quot;&quot;;[$DataEntry.D29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90]=&quot;&quot;;&quot;&quot;;[$DataEntry.N290])">
            <text:p/>
          </table:table-cell>
          <table:table-cell table:formula="of:=IF([$DataEntry.O290]=&quot;&quot;;&quot;&quot;;[$DataEntry.O290])">
            <text:p/>
          </table:table-cell>
          <table:table-cell table:formula="of:=IF([$DataEntry.P290]=&quot;&quot;;&quot;&quot;;[$DataEntry.P290])">
            <text:p/>
          </table:table-cell>
          <table:table-cell table:number-columns-repeated="48"/>
        </table:table-row>
        <table:table-row table:style-name="ro1">
          <table:table-cell table:formula="of:=IF([$DataEntry.A291]=&quot;&quot;;&quot;&quot;;[$DataEntry.A291])">
            <text:p/>
          </table:table-cell>
          <table:table-cell table:formula="of:=&quot;&quot;">
            <text:p/>
          </table:table-cell>
          <table:table-cell table:formula="of:=IF([$DataEntry.B291]=&quot;&quot;;&quot;&quot;;[$DataEntry.B291])">
            <text:p/>
          </table:table-cell>
          <table:table-cell table:formula="of:=IF([$DataEntry.E291]=&quot;&quot;;&quot;&quot;;[$DataEntry.E291])">
            <text:p/>
          </table:table-cell>
          <table:table-cell table:formula="of:=IF([$DataEntry.F291]=&quot;&quot;;&quot;&quot;;[$DataEntry.F291])">
            <text:p/>
          </table:table-cell>
          <table:table-cell table:formula="of:=IF([$DataEntry.G291]=&quot;&quot;;&quot;&quot;;[$DataEntry.G291])">
            <text:p/>
          </table:table-cell>
          <table:table-cell table:formula="of:=IF([$DataEntry.H291]=&quot;&quot;;&quot;&quot;;[$DataEntry.H291])">
            <text:p/>
          </table:table-cell>
          <table:table-cell table:formula="of:=IF([$DataEntry.I291]=&quot;&quot;;&quot;&quot;;[$DataEntry.I291])">
            <text:p/>
          </table:table-cell>
          <table:table-cell table:formula="of:=IF([$DataEntry.C291]=&quot;&quot;;&quot;&quot;;[$DataEntry.C291])">
            <text:p/>
          </table:table-cell>
          <table:table-cell table:formula="of:=&quot;&quot;">
            <text:p/>
          </table:table-cell>
          <table:table-cell table:formula="of:=IF([$DataEntry.D291]=&quot;&quot;;&quot;&quot;;[$DataEntry.D29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91]=&quot;&quot;;&quot;&quot;;[$DataEntry.N291])">
            <text:p/>
          </table:table-cell>
          <table:table-cell table:formula="of:=IF([$DataEntry.O291]=&quot;&quot;;&quot;&quot;;[$DataEntry.O291])">
            <text:p/>
          </table:table-cell>
          <table:table-cell table:formula="of:=IF([$DataEntry.P291]=&quot;&quot;;&quot;&quot;;[$DataEntry.P291])">
            <text:p/>
          </table:table-cell>
          <table:table-cell table:number-columns-repeated="48"/>
        </table:table-row>
        <table:table-row table:style-name="ro1">
          <table:table-cell table:formula="of:=IF([$DataEntry.A292]=&quot;&quot;;&quot;&quot;;[$DataEntry.A292])">
            <text:p/>
          </table:table-cell>
          <table:table-cell table:formula="of:=&quot;&quot;">
            <text:p/>
          </table:table-cell>
          <table:table-cell table:formula="of:=IF([$DataEntry.B292]=&quot;&quot;;&quot;&quot;;[$DataEntry.B292])">
            <text:p/>
          </table:table-cell>
          <table:table-cell table:formula="of:=IF([$DataEntry.E292]=&quot;&quot;;&quot;&quot;;[$DataEntry.E292])">
            <text:p/>
          </table:table-cell>
          <table:table-cell table:formula="of:=IF([$DataEntry.F292]=&quot;&quot;;&quot;&quot;;[$DataEntry.F292])">
            <text:p/>
          </table:table-cell>
          <table:table-cell table:formula="of:=IF([$DataEntry.G292]=&quot;&quot;;&quot;&quot;;[$DataEntry.G292])">
            <text:p/>
          </table:table-cell>
          <table:table-cell table:formula="of:=IF([$DataEntry.H292]=&quot;&quot;;&quot;&quot;;[$DataEntry.H292])">
            <text:p/>
          </table:table-cell>
          <table:table-cell table:formula="of:=IF([$DataEntry.I292]=&quot;&quot;;&quot;&quot;;[$DataEntry.I292])">
            <text:p/>
          </table:table-cell>
          <table:table-cell table:formula="of:=IF([$DataEntry.C292]=&quot;&quot;;&quot;&quot;;[$DataEntry.C292])">
            <text:p/>
          </table:table-cell>
          <table:table-cell table:formula="of:=&quot;&quot;">
            <text:p/>
          </table:table-cell>
          <table:table-cell table:formula="of:=IF([$DataEntry.D292]=&quot;&quot;;&quot;&quot;;[$DataEntry.D29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92]=&quot;&quot;;&quot;&quot;;[$DataEntry.N292])">
            <text:p/>
          </table:table-cell>
          <table:table-cell table:formula="of:=IF([$DataEntry.O292]=&quot;&quot;;&quot;&quot;;[$DataEntry.O292])">
            <text:p/>
          </table:table-cell>
          <table:table-cell table:formula="of:=IF([$DataEntry.P292]=&quot;&quot;;&quot;&quot;;[$DataEntry.P292])">
            <text:p/>
          </table:table-cell>
          <table:table-cell table:number-columns-repeated="48"/>
        </table:table-row>
        <table:table-row table:style-name="ro1">
          <table:table-cell table:formula="of:=IF([$DataEntry.A293]=&quot;&quot;;&quot;&quot;;[$DataEntry.A293])">
            <text:p/>
          </table:table-cell>
          <table:table-cell table:formula="of:=&quot;&quot;">
            <text:p/>
          </table:table-cell>
          <table:table-cell table:formula="of:=IF([$DataEntry.B293]=&quot;&quot;;&quot;&quot;;[$DataEntry.B293])">
            <text:p/>
          </table:table-cell>
          <table:table-cell table:formula="of:=IF([$DataEntry.E293]=&quot;&quot;;&quot;&quot;;[$DataEntry.E293])">
            <text:p/>
          </table:table-cell>
          <table:table-cell table:formula="of:=IF([$DataEntry.F293]=&quot;&quot;;&quot;&quot;;[$DataEntry.F293])">
            <text:p/>
          </table:table-cell>
          <table:table-cell table:formula="of:=IF([$DataEntry.G293]=&quot;&quot;;&quot;&quot;;[$DataEntry.G293])">
            <text:p/>
          </table:table-cell>
          <table:table-cell table:formula="of:=IF([$DataEntry.H293]=&quot;&quot;;&quot;&quot;;[$DataEntry.H293])">
            <text:p/>
          </table:table-cell>
          <table:table-cell table:formula="of:=IF([$DataEntry.I293]=&quot;&quot;;&quot;&quot;;[$DataEntry.I293])">
            <text:p/>
          </table:table-cell>
          <table:table-cell table:formula="of:=IF([$DataEntry.C293]=&quot;&quot;;&quot;&quot;;[$DataEntry.C293])">
            <text:p/>
          </table:table-cell>
          <table:table-cell table:formula="of:=&quot;&quot;">
            <text:p/>
          </table:table-cell>
          <table:table-cell table:formula="of:=IF([$DataEntry.D293]=&quot;&quot;;&quot;&quot;;[$DataEntry.D29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93]=&quot;&quot;;&quot;&quot;;[$DataEntry.N293])">
            <text:p/>
          </table:table-cell>
          <table:table-cell table:formula="of:=IF([$DataEntry.O293]=&quot;&quot;;&quot;&quot;;[$DataEntry.O293])">
            <text:p/>
          </table:table-cell>
          <table:table-cell table:formula="of:=IF([$DataEntry.P293]=&quot;&quot;;&quot;&quot;;[$DataEntry.P293])">
            <text:p/>
          </table:table-cell>
          <table:table-cell table:number-columns-repeated="48"/>
        </table:table-row>
        <table:table-row table:style-name="ro1">
          <table:table-cell table:formula="of:=IF([$DataEntry.A294]=&quot;&quot;;&quot;&quot;;[$DataEntry.A294])">
            <text:p/>
          </table:table-cell>
          <table:table-cell table:formula="of:=&quot;&quot;">
            <text:p/>
          </table:table-cell>
          <table:table-cell table:formula="of:=IF([$DataEntry.B294]=&quot;&quot;;&quot;&quot;;[$DataEntry.B294])">
            <text:p/>
          </table:table-cell>
          <table:table-cell table:formula="of:=IF([$DataEntry.E294]=&quot;&quot;;&quot;&quot;;[$DataEntry.E294])">
            <text:p/>
          </table:table-cell>
          <table:table-cell table:formula="of:=IF([$DataEntry.F294]=&quot;&quot;;&quot;&quot;;[$DataEntry.F294])">
            <text:p/>
          </table:table-cell>
          <table:table-cell table:formula="of:=IF([$DataEntry.G294]=&quot;&quot;;&quot;&quot;;[$DataEntry.G294])">
            <text:p/>
          </table:table-cell>
          <table:table-cell table:formula="of:=IF([$DataEntry.H294]=&quot;&quot;;&quot;&quot;;[$DataEntry.H294])">
            <text:p/>
          </table:table-cell>
          <table:table-cell table:formula="of:=IF([$DataEntry.I294]=&quot;&quot;;&quot;&quot;;[$DataEntry.I294])">
            <text:p/>
          </table:table-cell>
          <table:table-cell table:formula="of:=IF([$DataEntry.C294]=&quot;&quot;;&quot;&quot;;[$DataEntry.C294])">
            <text:p/>
          </table:table-cell>
          <table:table-cell table:formula="of:=&quot;&quot;">
            <text:p/>
          </table:table-cell>
          <table:table-cell table:formula="of:=IF([$DataEntry.D294]=&quot;&quot;;&quot;&quot;;[$DataEntry.D29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94]=&quot;&quot;;&quot;&quot;;[$DataEntry.N294])">
            <text:p/>
          </table:table-cell>
          <table:table-cell table:formula="of:=IF([$DataEntry.O294]=&quot;&quot;;&quot;&quot;;[$DataEntry.O294])">
            <text:p/>
          </table:table-cell>
          <table:table-cell table:formula="of:=IF([$DataEntry.P294]=&quot;&quot;;&quot;&quot;;[$DataEntry.P294])">
            <text:p/>
          </table:table-cell>
          <table:table-cell table:number-columns-repeated="48"/>
        </table:table-row>
        <table:table-row table:style-name="ro1">
          <table:table-cell table:formula="of:=IF([$DataEntry.A295]=&quot;&quot;;&quot;&quot;;[$DataEntry.A295])">
            <text:p/>
          </table:table-cell>
          <table:table-cell table:formula="of:=&quot;&quot;">
            <text:p/>
          </table:table-cell>
          <table:table-cell table:formula="of:=IF([$DataEntry.B295]=&quot;&quot;;&quot;&quot;;[$DataEntry.B295])">
            <text:p/>
          </table:table-cell>
          <table:table-cell table:formula="of:=IF([$DataEntry.E295]=&quot;&quot;;&quot;&quot;;[$DataEntry.E295])">
            <text:p/>
          </table:table-cell>
          <table:table-cell table:formula="of:=IF([$DataEntry.F295]=&quot;&quot;;&quot;&quot;;[$DataEntry.F295])">
            <text:p/>
          </table:table-cell>
          <table:table-cell table:formula="of:=IF([$DataEntry.G295]=&quot;&quot;;&quot;&quot;;[$DataEntry.G295])">
            <text:p/>
          </table:table-cell>
          <table:table-cell table:formula="of:=IF([$DataEntry.H295]=&quot;&quot;;&quot;&quot;;[$DataEntry.H295])">
            <text:p/>
          </table:table-cell>
          <table:table-cell table:formula="of:=IF([$DataEntry.I295]=&quot;&quot;;&quot;&quot;;[$DataEntry.I295])">
            <text:p/>
          </table:table-cell>
          <table:table-cell table:formula="of:=IF([$DataEntry.C295]=&quot;&quot;;&quot;&quot;;[$DataEntry.C295])">
            <text:p/>
          </table:table-cell>
          <table:table-cell table:formula="of:=&quot;&quot;">
            <text:p/>
          </table:table-cell>
          <table:table-cell table:formula="of:=IF([$DataEntry.D295]=&quot;&quot;;&quot;&quot;;[$DataEntry.D29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95]=&quot;&quot;;&quot;&quot;;[$DataEntry.N295])">
            <text:p/>
          </table:table-cell>
          <table:table-cell table:formula="of:=IF([$DataEntry.O295]=&quot;&quot;;&quot;&quot;;[$DataEntry.O295])">
            <text:p/>
          </table:table-cell>
          <table:table-cell table:formula="of:=IF([$DataEntry.P295]=&quot;&quot;;&quot;&quot;;[$DataEntry.P295])">
            <text:p/>
          </table:table-cell>
          <table:table-cell table:number-columns-repeated="48"/>
        </table:table-row>
        <table:table-row table:style-name="ro1">
          <table:table-cell table:formula="of:=IF([$DataEntry.A296]=&quot;&quot;;&quot;&quot;;[$DataEntry.A296])">
            <text:p/>
          </table:table-cell>
          <table:table-cell table:formula="of:=&quot;&quot;">
            <text:p/>
          </table:table-cell>
          <table:table-cell table:formula="of:=IF([$DataEntry.B296]=&quot;&quot;;&quot;&quot;;[$DataEntry.B296])">
            <text:p/>
          </table:table-cell>
          <table:table-cell table:formula="of:=IF([$DataEntry.E296]=&quot;&quot;;&quot;&quot;;[$DataEntry.E296])">
            <text:p/>
          </table:table-cell>
          <table:table-cell table:formula="of:=IF([$DataEntry.F296]=&quot;&quot;;&quot;&quot;;[$DataEntry.F296])">
            <text:p/>
          </table:table-cell>
          <table:table-cell table:formula="of:=IF([$DataEntry.G296]=&quot;&quot;;&quot;&quot;;[$DataEntry.G296])">
            <text:p/>
          </table:table-cell>
          <table:table-cell table:formula="of:=IF([$DataEntry.H296]=&quot;&quot;;&quot;&quot;;[$DataEntry.H296])">
            <text:p/>
          </table:table-cell>
          <table:table-cell table:formula="of:=IF([$DataEntry.I296]=&quot;&quot;;&quot;&quot;;[$DataEntry.I296])">
            <text:p/>
          </table:table-cell>
          <table:table-cell table:formula="of:=IF([$DataEntry.C296]=&quot;&quot;;&quot;&quot;;[$DataEntry.C296])">
            <text:p/>
          </table:table-cell>
          <table:table-cell table:formula="of:=&quot;&quot;">
            <text:p/>
          </table:table-cell>
          <table:table-cell table:formula="of:=IF([$DataEntry.D296]=&quot;&quot;;&quot;&quot;;[$DataEntry.D29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96]=&quot;&quot;;&quot;&quot;;[$DataEntry.N296])">
            <text:p/>
          </table:table-cell>
          <table:table-cell table:formula="of:=IF([$DataEntry.O296]=&quot;&quot;;&quot;&quot;;[$DataEntry.O296])">
            <text:p/>
          </table:table-cell>
          <table:table-cell table:formula="of:=IF([$DataEntry.P296]=&quot;&quot;;&quot;&quot;;[$DataEntry.P296])">
            <text:p/>
          </table:table-cell>
          <table:table-cell table:number-columns-repeated="48"/>
        </table:table-row>
        <table:table-row table:style-name="ro1">
          <table:table-cell table:formula="of:=IF([$DataEntry.A297]=&quot;&quot;;&quot;&quot;;[$DataEntry.A297])">
            <text:p/>
          </table:table-cell>
          <table:table-cell table:formula="of:=&quot;&quot;">
            <text:p/>
          </table:table-cell>
          <table:table-cell table:formula="of:=IF([$DataEntry.B297]=&quot;&quot;;&quot;&quot;;[$DataEntry.B297])">
            <text:p/>
          </table:table-cell>
          <table:table-cell table:formula="of:=IF([$DataEntry.E297]=&quot;&quot;;&quot;&quot;;[$DataEntry.E297])">
            <text:p/>
          </table:table-cell>
          <table:table-cell table:formula="of:=IF([$DataEntry.F297]=&quot;&quot;;&quot;&quot;;[$DataEntry.F297])">
            <text:p/>
          </table:table-cell>
          <table:table-cell table:formula="of:=IF([$DataEntry.G297]=&quot;&quot;;&quot;&quot;;[$DataEntry.G297])">
            <text:p/>
          </table:table-cell>
          <table:table-cell table:formula="of:=IF([$DataEntry.H297]=&quot;&quot;;&quot;&quot;;[$DataEntry.H297])">
            <text:p/>
          </table:table-cell>
          <table:table-cell table:formula="of:=IF([$DataEntry.I297]=&quot;&quot;;&quot;&quot;;[$DataEntry.I297])">
            <text:p/>
          </table:table-cell>
          <table:table-cell table:formula="of:=IF([$DataEntry.C297]=&quot;&quot;;&quot;&quot;;[$DataEntry.C297])">
            <text:p/>
          </table:table-cell>
          <table:table-cell table:formula="of:=&quot;&quot;">
            <text:p/>
          </table:table-cell>
          <table:table-cell table:formula="of:=IF([$DataEntry.D297]=&quot;&quot;;&quot;&quot;;[$DataEntry.D29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97]=&quot;&quot;;&quot;&quot;;[$DataEntry.N297])">
            <text:p/>
          </table:table-cell>
          <table:table-cell table:formula="of:=IF([$DataEntry.O297]=&quot;&quot;;&quot;&quot;;[$DataEntry.O297])">
            <text:p/>
          </table:table-cell>
          <table:table-cell table:formula="of:=IF([$DataEntry.P297]=&quot;&quot;;&quot;&quot;;[$DataEntry.P297])">
            <text:p/>
          </table:table-cell>
          <table:table-cell table:number-columns-repeated="48"/>
        </table:table-row>
        <table:table-row table:style-name="ro1">
          <table:table-cell table:formula="of:=IF([$DataEntry.A298]=&quot;&quot;;&quot;&quot;;[$DataEntry.A298])">
            <text:p/>
          </table:table-cell>
          <table:table-cell table:formula="of:=&quot;&quot;">
            <text:p/>
          </table:table-cell>
          <table:table-cell table:formula="of:=IF([$DataEntry.B298]=&quot;&quot;;&quot;&quot;;[$DataEntry.B298])">
            <text:p/>
          </table:table-cell>
          <table:table-cell table:formula="of:=IF([$DataEntry.E298]=&quot;&quot;;&quot;&quot;;[$DataEntry.E298])">
            <text:p/>
          </table:table-cell>
          <table:table-cell table:formula="of:=IF([$DataEntry.F298]=&quot;&quot;;&quot;&quot;;[$DataEntry.F298])">
            <text:p/>
          </table:table-cell>
          <table:table-cell table:formula="of:=IF([$DataEntry.G298]=&quot;&quot;;&quot;&quot;;[$DataEntry.G298])">
            <text:p/>
          </table:table-cell>
          <table:table-cell table:formula="of:=IF([$DataEntry.H298]=&quot;&quot;;&quot;&quot;;[$DataEntry.H298])">
            <text:p/>
          </table:table-cell>
          <table:table-cell table:formula="of:=IF([$DataEntry.I298]=&quot;&quot;;&quot;&quot;;[$DataEntry.I298])">
            <text:p/>
          </table:table-cell>
          <table:table-cell table:formula="of:=IF([$DataEntry.C298]=&quot;&quot;;&quot;&quot;;[$DataEntry.C298])">
            <text:p/>
          </table:table-cell>
          <table:table-cell table:formula="of:=&quot;&quot;">
            <text:p/>
          </table:table-cell>
          <table:table-cell table:formula="of:=IF([$DataEntry.D298]=&quot;&quot;;&quot;&quot;;[$DataEntry.D29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98]=&quot;&quot;;&quot;&quot;;[$DataEntry.N298])">
            <text:p/>
          </table:table-cell>
          <table:table-cell table:formula="of:=IF([$DataEntry.O298]=&quot;&quot;;&quot;&quot;;[$DataEntry.O298])">
            <text:p/>
          </table:table-cell>
          <table:table-cell table:formula="of:=IF([$DataEntry.P298]=&quot;&quot;;&quot;&quot;;[$DataEntry.P298])">
            <text:p/>
          </table:table-cell>
          <table:table-cell table:number-columns-repeated="48"/>
        </table:table-row>
        <table:table-row table:style-name="ro1">
          <table:table-cell table:formula="of:=IF([$DataEntry.A299]=&quot;&quot;;&quot;&quot;;[$DataEntry.A299])">
            <text:p/>
          </table:table-cell>
          <table:table-cell table:formula="of:=&quot;&quot;">
            <text:p/>
          </table:table-cell>
          <table:table-cell table:formula="of:=IF([$DataEntry.B299]=&quot;&quot;;&quot;&quot;;[$DataEntry.B299])">
            <text:p/>
          </table:table-cell>
          <table:table-cell table:formula="of:=IF([$DataEntry.E299]=&quot;&quot;;&quot;&quot;;[$DataEntry.E299])">
            <text:p/>
          </table:table-cell>
          <table:table-cell table:formula="of:=IF([$DataEntry.F299]=&quot;&quot;;&quot;&quot;;[$DataEntry.F299])">
            <text:p/>
          </table:table-cell>
          <table:table-cell table:formula="of:=IF([$DataEntry.G299]=&quot;&quot;;&quot;&quot;;[$DataEntry.G299])">
            <text:p/>
          </table:table-cell>
          <table:table-cell table:formula="of:=IF([$DataEntry.H299]=&quot;&quot;;&quot;&quot;;[$DataEntry.H299])">
            <text:p/>
          </table:table-cell>
          <table:table-cell table:formula="of:=IF([$DataEntry.I299]=&quot;&quot;;&quot;&quot;;[$DataEntry.I299])">
            <text:p/>
          </table:table-cell>
          <table:table-cell table:formula="of:=IF([$DataEntry.C299]=&quot;&quot;;&quot;&quot;;[$DataEntry.C299])">
            <text:p/>
          </table:table-cell>
          <table:table-cell table:formula="of:=&quot;&quot;">
            <text:p/>
          </table:table-cell>
          <table:table-cell table:formula="of:=IF([$DataEntry.D299]=&quot;&quot;;&quot;&quot;;[$DataEntry.D29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299]=&quot;&quot;;&quot;&quot;;[$DataEntry.N299])">
            <text:p/>
          </table:table-cell>
          <table:table-cell table:formula="of:=IF([$DataEntry.O299]=&quot;&quot;;&quot;&quot;;[$DataEntry.O299])">
            <text:p/>
          </table:table-cell>
          <table:table-cell table:formula="of:=IF([$DataEntry.P299]=&quot;&quot;;&quot;&quot;;[$DataEntry.P299])">
            <text:p/>
          </table:table-cell>
          <table:table-cell table:number-columns-repeated="48"/>
        </table:table-row>
        <table:table-row table:style-name="ro1">
          <table:table-cell table:formula="of:=IF([$DataEntry.A300]=&quot;&quot;;&quot;&quot;;[$DataEntry.A300])">
            <text:p/>
          </table:table-cell>
          <table:table-cell table:formula="of:=&quot;&quot;">
            <text:p/>
          </table:table-cell>
          <table:table-cell table:formula="of:=IF([$DataEntry.B300]=&quot;&quot;;&quot;&quot;;[$DataEntry.B300])">
            <text:p/>
          </table:table-cell>
          <table:table-cell table:formula="of:=IF([$DataEntry.E300]=&quot;&quot;;&quot;&quot;;[$DataEntry.E300])">
            <text:p/>
          </table:table-cell>
          <table:table-cell table:formula="of:=IF([$DataEntry.F300]=&quot;&quot;;&quot;&quot;;[$DataEntry.F300])">
            <text:p/>
          </table:table-cell>
          <table:table-cell table:formula="of:=IF([$DataEntry.G300]=&quot;&quot;;&quot;&quot;;[$DataEntry.G300])">
            <text:p/>
          </table:table-cell>
          <table:table-cell table:formula="of:=IF([$DataEntry.H300]=&quot;&quot;;&quot;&quot;;[$DataEntry.H300])">
            <text:p/>
          </table:table-cell>
          <table:table-cell table:formula="of:=IF([$DataEntry.I300]=&quot;&quot;;&quot;&quot;;[$DataEntry.I300])">
            <text:p/>
          </table:table-cell>
          <table:table-cell table:formula="of:=IF([$DataEntry.C300]=&quot;&quot;;&quot;&quot;;[$DataEntry.C300])">
            <text:p/>
          </table:table-cell>
          <table:table-cell table:formula="of:=&quot;&quot;">
            <text:p/>
          </table:table-cell>
          <table:table-cell table:formula="of:=IF([$DataEntry.D300]=&quot;&quot;;&quot;&quot;;[$DataEntry.D30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00]=&quot;&quot;;&quot;&quot;;[$DataEntry.N300])">
            <text:p/>
          </table:table-cell>
          <table:table-cell table:formula="of:=IF([$DataEntry.O300]=&quot;&quot;;&quot;&quot;;[$DataEntry.O300])">
            <text:p/>
          </table:table-cell>
          <table:table-cell table:formula="of:=IF([$DataEntry.P300]=&quot;&quot;;&quot;&quot;;[$DataEntry.P300])">
            <text:p/>
          </table:table-cell>
          <table:table-cell table:number-columns-repeated="48"/>
        </table:table-row>
        <table:table-row table:style-name="ro1">
          <table:table-cell table:formula="of:=IF([$DataEntry.A301]=&quot;&quot;;&quot;&quot;;[$DataEntry.A301])">
            <text:p/>
          </table:table-cell>
          <table:table-cell table:formula="of:=&quot;&quot;">
            <text:p/>
          </table:table-cell>
          <table:table-cell table:formula="of:=IF([$DataEntry.B301]=&quot;&quot;;&quot;&quot;;[$DataEntry.B301])">
            <text:p/>
          </table:table-cell>
          <table:table-cell table:formula="of:=IF([$DataEntry.E301]=&quot;&quot;;&quot;&quot;;[$DataEntry.E301])">
            <text:p/>
          </table:table-cell>
          <table:table-cell table:formula="of:=IF([$DataEntry.F301]=&quot;&quot;;&quot;&quot;;[$DataEntry.F301])">
            <text:p/>
          </table:table-cell>
          <table:table-cell table:formula="of:=IF([$DataEntry.G301]=&quot;&quot;;&quot;&quot;;[$DataEntry.G301])">
            <text:p/>
          </table:table-cell>
          <table:table-cell table:formula="of:=IF([$DataEntry.H301]=&quot;&quot;;&quot;&quot;;[$DataEntry.H301])">
            <text:p/>
          </table:table-cell>
          <table:table-cell table:formula="of:=IF([$DataEntry.I301]=&quot;&quot;;&quot;&quot;;[$DataEntry.I301])">
            <text:p/>
          </table:table-cell>
          <table:table-cell table:formula="of:=IF([$DataEntry.C301]=&quot;&quot;;&quot;&quot;;[$DataEntry.C301])">
            <text:p/>
          </table:table-cell>
          <table:table-cell table:formula="of:=&quot;&quot;">
            <text:p/>
          </table:table-cell>
          <table:table-cell table:formula="of:=IF([$DataEntry.D301]=&quot;&quot;;&quot;&quot;;[$DataEntry.D30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01]=&quot;&quot;;&quot;&quot;;[$DataEntry.N301])">
            <text:p/>
          </table:table-cell>
          <table:table-cell table:formula="of:=IF([$DataEntry.O301]=&quot;&quot;;&quot;&quot;;[$DataEntry.O301])">
            <text:p/>
          </table:table-cell>
          <table:table-cell table:formula="of:=IF([$DataEntry.P301]=&quot;&quot;;&quot;&quot;;[$DataEntry.P301])">
            <text:p/>
          </table:table-cell>
          <table:table-cell table:number-columns-repeated="48"/>
        </table:table-row>
        <table:table-row table:style-name="ro1">
          <table:table-cell table:formula="of:=IF([$DataEntry.A302]=&quot;&quot;;&quot;&quot;;[$DataEntry.A302])">
            <text:p/>
          </table:table-cell>
          <table:table-cell table:formula="of:=&quot;&quot;">
            <text:p/>
          </table:table-cell>
          <table:table-cell table:formula="of:=IF([$DataEntry.B302]=&quot;&quot;;&quot;&quot;;[$DataEntry.B302])">
            <text:p/>
          </table:table-cell>
          <table:table-cell table:formula="of:=IF([$DataEntry.E302]=&quot;&quot;;&quot;&quot;;[$DataEntry.E302])">
            <text:p/>
          </table:table-cell>
          <table:table-cell table:formula="of:=IF([$DataEntry.F302]=&quot;&quot;;&quot;&quot;;[$DataEntry.F302])">
            <text:p/>
          </table:table-cell>
          <table:table-cell table:formula="of:=IF([$DataEntry.G302]=&quot;&quot;;&quot;&quot;;[$DataEntry.G302])">
            <text:p/>
          </table:table-cell>
          <table:table-cell table:formula="of:=IF([$DataEntry.H302]=&quot;&quot;;&quot;&quot;;[$DataEntry.H302])">
            <text:p/>
          </table:table-cell>
          <table:table-cell table:formula="of:=IF([$DataEntry.I302]=&quot;&quot;;&quot;&quot;;[$DataEntry.I302])">
            <text:p/>
          </table:table-cell>
          <table:table-cell table:formula="of:=IF([$DataEntry.C302]=&quot;&quot;;&quot;&quot;;[$DataEntry.C302])">
            <text:p/>
          </table:table-cell>
          <table:table-cell table:formula="of:=&quot;&quot;">
            <text:p/>
          </table:table-cell>
          <table:table-cell table:formula="of:=IF([$DataEntry.D302]=&quot;&quot;;&quot;&quot;;[$DataEntry.D30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02]=&quot;&quot;;&quot;&quot;;[$DataEntry.N302])">
            <text:p/>
          </table:table-cell>
          <table:table-cell table:formula="of:=IF([$DataEntry.O302]=&quot;&quot;;&quot;&quot;;[$DataEntry.O302])">
            <text:p/>
          </table:table-cell>
          <table:table-cell table:formula="of:=IF([$DataEntry.P302]=&quot;&quot;;&quot;&quot;;[$DataEntry.P302])">
            <text:p/>
          </table:table-cell>
          <table:table-cell table:number-columns-repeated="48"/>
        </table:table-row>
        <table:table-row table:style-name="ro1">
          <table:table-cell table:formula="of:=IF([$DataEntry.A303]=&quot;&quot;;&quot;&quot;;[$DataEntry.A303])">
            <text:p/>
          </table:table-cell>
          <table:table-cell table:formula="of:=&quot;&quot;">
            <text:p/>
          </table:table-cell>
          <table:table-cell table:formula="of:=IF([$DataEntry.B303]=&quot;&quot;;&quot;&quot;;[$DataEntry.B303])">
            <text:p/>
          </table:table-cell>
          <table:table-cell table:formula="of:=IF([$DataEntry.E303]=&quot;&quot;;&quot;&quot;;[$DataEntry.E303])">
            <text:p/>
          </table:table-cell>
          <table:table-cell table:formula="of:=IF([$DataEntry.F303]=&quot;&quot;;&quot;&quot;;[$DataEntry.F303])">
            <text:p/>
          </table:table-cell>
          <table:table-cell table:formula="of:=IF([$DataEntry.G303]=&quot;&quot;;&quot;&quot;;[$DataEntry.G303])">
            <text:p/>
          </table:table-cell>
          <table:table-cell table:formula="of:=IF([$DataEntry.H303]=&quot;&quot;;&quot;&quot;;[$DataEntry.H303])">
            <text:p/>
          </table:table-cell>
          <table:table-cell table:formula="of:=IF([$DataEntry.I303]=&quot;&quot;;&quot;&quot;;[$DataEntry.I303])">
            <text:p/>
          </table:table-cell>
          <table:table-cell table:formula="of:=IF([$DataEntry.C303]=&quot;&quot;;&quot;&quot;;[$DataEntry.C303])">
            <text:p/>
          </table:table-cell>
          <table:table-cell table:formula="of:=&quot;&quot;">
            <text:p/>
          </table:table-cell>
          <table:table-cell table:formula="of:=IF([$DataEntry.D303]=&quot;&quot;;&quot;&quot;;[$DataEntry.D30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03]=&quot;&quot;;&quot;&quot;;[$DataEntry.N303])">
            <text:p/>
          </table:table-cell>
          <table:table-cell table:formula="of:=IF([$DataEntry.O303]=&quot;&quot;;&quot;&quot;;[$DataEntry.O303])">
            <text:p/>
          </table:table-cell>
          <table:table-cell table:formula="of:=IF([$DataEntry.P303]=&quot;&quot;;&quot;&quot;;[$DataEntry.P303])">
            <text:p/>
          </table:table-cell>
          <table:table-cell table:number-columns-repeated="48"/>
        </table:table-row>
        <table:table-row table:style-name="ro1">
          <table:table-cell table:formula="of:=IF([$DataEntry.A304]=&quot;&quot;;&quot;&quot;;[$DataEntry.A304])">
            <text:p/>
          </table:table-cell>
          <table:table-cell table:formula="of:=&quot;&quot;">
            <text:p/>
          </table:table-cell>
          <table:table-cell table:formula="of:=IF([$DataEntry.B304]=&quot;&quot;;&quot;&quot;;[$DataEntry.B304])">
            <text:p/>
          </table:table-cell>
          <table:table-cell table:formula="of:=IF([$DataEntry.E304]=&quot;&quot;;&quot;&quot;;[$DataEntry.E304])">
            <text:p/>
          </table:table-cell>
          <table:table-cell table:formula="of:=IF([$DataEntry.F304]=&quot;&quot;;&quot;&quot;;[$DataEntry.F304])">
            <text:p/>
          </table:table-cell>
          <table:table-cell table:formula="of:=IF([$DataEntry.G304]=&quot;&quot;;&quot;&quot;;[$DataEntry.G304])">
            <text:p/>
          </table:table-cell>
          <table:table-cell table:formula="of:=IF([$DataEntry.H304]=&quot;&quot;;&quot;&quot;;[$DataEntry.H304])">
            <text:p/>
          </table:table-cell>
          <table:table-cell table:formula="of:=IF([$DataEntry.I304]=&quot;&quot;;&quot;&quot;;[$DataEntry.I304])">
            <text:p/>
          </table:table-cell>
          <table:table-cell table:formula="of:=IF([$DataEntry.C304]=&quot;&quot;;&quot;&quot;;[$DataEntry.C304])">
            <text:p/>
          </table:table-cell>
          <table:table-cell table:formula="of:=&quot;&quot;">
            <text:p/>
          </table:table-cell>
          <table:table-cell table:formula="of:=IF([$DataEntry.D304]=&quot;&quot;;&quot;&quot;;[$DataEntry.D30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04]=&quot;&quot;;&quot;&quot;;[$DataEntry.N304])">
            <text:p/>
          </table:table-cell>
          <table:table-cell table:formula="of:=IF([$DataEntry.O304]=&quot;&quot;;&quot;&quot;;[$DataEntry.O304])">
            <text:p/>
          </table:table-cell>
          <table:table-cell table:formula="of:=IF([$DataEntry.P304]=&quot;&quot;;&quot;&quot;;[$DataEntry.P304])">
            <text:p/>
          </table:table-cell>
          <table:table-cell table:number-columns-repeated="48"/>
        </table:table-row>
        <table:table-row table:style-name="ro1">
          <table:table-cell table:formula="of:=IF([$DataEntry.A305]=&quot;&quot;;&quot;&quot;;[$DataEntry.A305])">
            <text:p/>
          </table:table-cell>
          <table:table-cell table:formula="of:=&quot;&quot;">
            <text:p/>
          </table:table-cell>
          <table:table-cell table:formula="of:=IF([$DataEntry.B305]=&quot;&quot;;&quot;&quot;;[$DataEntry.B305])">
            <text:p/>
          </table:table-cell>
          <table:table-cell table:formula="of:=IF([$DataEntry.E305]=&quot;&quot;;&quot;&quot;;[$DataEntry.E305])">
            <text:p/>
          </table:table-cell>
          <table:table-cell table:formula="of:=IF([$DataEntry.F305]=&quot;&quot;;&quot;&quot;;[$DataEntry.F305])">
            <text:p/>
          </table:table-cell>
          <table:table-cell table:formula="of:=IF([$DataEntry.G305]=&quot;&quot;;&quot;&quot;;[$DataEntry.G305])">
            <text:p/>
          </table:table-cell>
          <table:table-cell table:formula="of:=IF([$DataEntry.H305]=&quot;&quot;;&quot;&quot;;[$DataEntry.H305])">
            <text:p/>
          </table:table-cell>
          <table:table-cell table:formula="of:=IF([$DataEntry.I305]=&quot;&quot;;&quot;&quot;;[$DataEntry.I305])">
            <text:p/>
          </table:table-cell>
          <table:table-cell table:formula="of:=IF([$DataEntry.C305]=&quot;&quot;;&quot;&quot;;[$DataEntry.C305])">
            <text:p/>
          </table:table-cell>
          <table:table-cell table:formula="of:=&quot;&quot;">
            <text:p/>
          </table:table-cell>
          <table:table-cell table:formula="of:=IF([$DataEntry.D305]=&quot;&quot;;&quot;&quot;;[$DataEntry.D30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05]=&quot;&quot;;&quot;&quot;;[$DataEntry.N305])">
            <text:p/>
          </table:table-cell>
          <table:table-cell table:formula="of:=IF([$DataEntry.O305]=&quot;&quot;;&quot;&quot;;[$DataEntry.O305])">
            <text:p/>
          </table:table-cell>
          <table:table-cell table:formula="of:=IF([$DataEntry.P305]=&quot;&quot;;&quot;&quot;;[$DataEntry.P305])">
            <text:p/>
          </table:table-cell>
          <table:table-cell table:number-columns-repeated="48"/>
        </table:table-row>
        <table:table-row table:style-name="ro1">
          <table:table-cell table:formula="of:=IF([$DataEntry.A306]=&quot;&quot;;&quot;&quot;;[$DataEntry.A306])">
            <text:p/>
          </table:table-cell>
          <table:table-cell table:formula="of:=&quot;&quot;">
            <text:p/>
          </table:table-cell>
          <table:table-cell table:formula="of:=IF([$DataEntry.B306]=&quot;&quot;;&quot;&quot;;[$DataEntry.B306])">
            <text:p/>
          </table:table-cell>
          <table:table-cell table:formula="of:=IF([$DataEntry.E306]=&quot;&quot;;&quot;&quot;;[$DataEntry.E306])">
            <text:p/>
          </table:table-cell>
          <table:table-cell table:formula="of:=IF([$DataEntry.F306]=&quot;&quot;;&quot;&quot;;[$DataEntry.F306])">
            <text:p/>
          </table:table-cell>
          <table:table-cell table:formula="of:=IF([$DataEntry.G306]=&quot;&quot;;&quot;&quot;;[$DataEntry.G306])">
            <text:p/>
          </table:table-cell>
          <table:table-cell table:formula="of:=IF([$DataEntry.H306]=&quot;&quot;;&quot;&quot;;[$DataEntry.H306])">
            <text:p/>
          </table:table-cell>
          <table:table-cell table:formula="of:=IF([$DataEntry.I306]=&quot;&quot;;&quot;&quot;;[$DataEntry.I306])">
            <text:p/>
          </table:table-cell>
          <table:table-cell table:formula="of:=IF([$DataEntry.C306]=&quot;&quot;;&quot;&quot;;[$DataEntry.C306])">
            <text:p/>
          </table:table-cell>
          <table:table-cell table:formula="of:=&quot;&quot;">
            <text:p/>
          </table:table-cell>
          <table:table-cell table:formula="of:=IF([$DataEntry.D306]=&quot;&quot;;&quot;&quot;;[$DataEntry.D30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06]=&quot;&quot;;&quot;&quot;;[$DataEntry.N306])">
            <text:p/>
          </table:table-cell>
          <table:table-cell table:formula="of:=IF([$DataEntry.O306]=&quot;&quot;;&quot;&quot;;[$DataEntry.O306])">
            <text:p/>
          </table:table-cell>
          <table:table-cell table:formula="of:=IF([$DataEntry.P306]=&quot;&quot;;&quot;&quot;;[$DataEntry.P306])">
            <text:p/>
          </table:table-cell>
          <table:table-cell table:number-columns-repeated="48"/>
        </table:table-row>
        <table:table-row table:style-name="ro1">
          <table:table-cell table:formula="of:=IF([$DataEntry.A307]=&quot;&quot;;&quot;&quot;;[$DataEntry.A307])">
            <text:p/>
          </table:table-cell>
          <table:table-cell table:formula="of:=&quot;&quot;">
            <text:p/>
          </table:table-cell>
          <table:table-cell table:formula="of:=IF([$DataEntry.B307]=&quot;&quot;;&quot;&quot;;[$DataEntry.B307])">
            <text:p/>
          </table:table-cell>
          <table:table-cell table:formula="of:=IF([$DataEntry.E307]=&quot;&quot;;&quot;&quot;;[$DataEntry.E307])">
            <text:p/>
          </table:table-cell>
          <table:table-cell table:formula="of:=IF([$DataEntry.F307]=&quot;&quot;;&quot;&quot;;[$DataEntry.F307])">
            <text:p/>
          </table:table-cell>
          <table:table-cell table:formula="of:=IF([$DataEntry.G307]=&quot;&quot;;&quot;&quot;;[$DataEntry.G307])">
            <text:p/>
          </table:table-cell>
          <table:table-cell table:formula="of:=IF([$DataEntry.H307]=&quot;&quot;;&quot;&quot;;[$DataEntry.H307])">
            <text:p/>
          </table:table-cell>
          <table:table-cell table:formula="of:=IF([$DataEntry.I307]=&quot;&quot;;&quot;&quot;;[$DataEntry.I307])">
            <text:p/>
          </table:table-cell>
          <table:table-cell table:formula="of:=IF([$DataEntry.C307]=&quot;&quot;;&quot;&quot;;[$DataEntry.C307])">
            <text:p/>
          </table:table-cell>
          <table:table-cell table:formula="of:=&quot;&quot;">
            <text:p/>
          </table:table-cell>
          <table:table-cell table:formula="of:=IF([$DataEntry.D307]=&quot;&quot;;&quot;&quot;;[$DataEntry.D30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07]=&quot;&quot;;&quot;&quot;;[$DataEntry.N307])">
            <text:p/>
          </table:table-cell>
          <table:table-cell table:formula="of:=IF([$DataEntry.O307]=&quot;&quot;;&quot;&quot;;[$DataEntry.O307])">
            <text:p/>
          </table:table-cell>
          <table:table-cell table:formula="of:=IF([$DataEntry.P307]=&quot;&quot;;&quot;&quot;;[$DataEntry.P307])">
            <text:p/>
          </table:table-cell>
          <table:table-cell table:number-columns-repeated="48"/>
        </table:table-row>
        <table:table-row table:style-name="ro1">
          <table:table-cell table:formula="of:=IF([$DataEntry.A308]=&quot;&quot;;&quot;&quot;;[$DataEntry.A308])">
            <text:p/>
          </table:table-cell>
          <table:table-cell table:formula="of:=&quot;&quot;">
            <text:p/>
          </table:table-cell>
          <table:table-cell table:formula="of:=IF([$DataEntry.B308]=&quot;&quot;;&quot;&quot;;[$DataEntry.B308])">
            <text:p/>
          </table:table-cell>
          <table:table-cell table:formula="of:=IF([$DataEntry.E308]=&quot;&quot;;&quot;&quot;;[$DataEntry.E308])">
            <text:p/>
          </table:table-cell>
          <table:table-cell table:formula="of:=IF([$DataEntry.F308]=&quot;&quot;;&quot;&quot;;[$DataEntry.F308])">
            <text:p/>
          </table:table-cell>
          <table:table-cell table:formula="of:=IF([$DataEntry.G308]=&quot;&quot;;&quot;&quot;;[$DataEntry.G308])">
            <text:p/>
          </table:table-cell>
          <table:table-cell table:formula="of:=IF([$DataEntry.H308]=&quot;&quot;;&quot;&quot;;[$DataEntry.H308])">
            <text:p/>
          </table:table-cell>
          <table:table-cell table:formula="of:=IF([$DataEntry.I308]=&quot;&quot;;&quot;&quot;;[$DataEntry.I308])">
            <text:p/>
          </table:table-cell>
          <table:table-cell table:formula="of:=IF([$DataEntry.C308]=&quot;&quot;;&quot;&quot;;[$DataEntry.C308])">
            <text:p/>
          </table:table-cell>
          <table:table-cell table:formula="of:=&quot;&quot;">
            <text:p/>
          </table:table-cell>
          <table:table-cell table:formula="of:=IF([$DataEntry.D308]=&quot;&quot;;&quot;&quot;;[$DataEntry.D30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08]=&quot;&quot;;&quot;&quot;;[$DataEntry.N308])">
            <text:p/>
          </table:table-cell>
          <table:table-cell table:formula="of:=IF([$DataEntry.O308]=&quot;&quot;;&quot;&quot;;[$DataEntry.O308])">
            <text:p/>
          </table:table-cell>
          <table:table-cell table:formula="of:=IF([$DataEntry.P308]=&quot;&quot;;&quot;&quot;;[$DataEntry.P308])">
            <text:p/>
          </table:table-cell>
          <table:table-cell table:number-columns-repeated="48"/>
        </table:table-row>
        <table:table-row table:style-name="ro1">
          <table:table-cell table:formula="of:=IF([$DataEntry.A309]=&quot;&quot;;&quot;&quot;;[$DataEntry.A309])">
            <text:p/>
          </table:table-cell>
          <table:table-cell table:formula="of:=&quot;&quot;">
            <text:p/>
          </table:table-cell>
          <table:table-cell table:formula="of:=IF([$DataEntry.B309]=&quot;&quot;;&quot;&quot;;[$DataEntry.B309])">
            <text:p/>
          </table:table-cell>
          <table:table-cell table:formula="of:=IF([$DataEntry.E309]=&quot;&quot;;&quot;&quot;;[$DataEntry.E309])">
            <text:p/>
          </table:table-cell>
          <table:table-cell table:formula="of:=IF([$DataEntry.F309]=&quot;&quot;;&quot;&quot;;[$DataEntry.F309])">
            <text:p/>
          </table:table-cell>
          <table:table-cell table:formula="of:=IF([$DataEntry.G309]=&quot;&quot;;&quot;&quot;;[$DataEntry.G309])">
            <text:p/>
          </table:table-cell>
          <table:table-cell table:formula="of:=IF([$DataEntry.H309]=&quot;&quot;;&quot;&quot;;[$DataEntry.H309])">
            <text:p/>
          </table:table-cell>
          <table:table-cell table:formula="of:=IF([$DataEntry.I309]=&quot;&quot;;&quot;&quot;;[$DataEntry.I309])">
            <text:p/>
          </table:table-cell>
          <table:table-cell table:formula="of:=IF([$DataEntry.C309]=&quot;&quot;;&quot;&quot;;[$DataEntry.C309])">
            <text:p/>
          </table:table-cell>
          <table:table-cell table:formula="of:=&quot;&quot;">
            <text:p/>
          </table:table-cell>
          <table:table-cell table:formula="of:=IF([$DataEntry.D309]=&quot;&quot;;&quot;&quot;;[$DataEntry.D30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09]=&quot;&quot;;&quot;&quot;;[$DataEntry.N309])">
            <text:p/>
          </table:table-cell>
          <table:table-cell table:formula="of:=IF([$DataEntry.O309]=&quot;&quot;;&quot;&quot;;[$DataEntry.O309])">
            <text:p/>
          </table:table-cell>
          <table:table-cell table:formula="of:=IF([$DataEntry.P309]=&quot;&quot;;&quot;&quot;;[$DataEntry.P309])">
            <text:p/>
          </table:table-cell>
          <table:table-cell table:number-columns-repeated="48"/>
        </table:table-row>
        <table:table-row table:style-name="ro1">
          <table:table-cell table:formula="of:=IF([$DataEntry.A310]=&quot;&quot;;&quot;&quot;;[$DataEntry.A310])">
            <text:p/>
          </table:table-cell>
          <table:table-cell table:formula="of:=&quot;&quot;">
            <text:p/>
          </table:table-cell>
          <table:table-cell table:formula="of:=IF([$DataEntry.B310]=&quot;&quot;;&quot;&quot;;[$DataEntry.B310])">
            <text:p/>
          </table:table-cell>
          <table:table-cell table:formula="of:=IF([$DataEntry.E310]=&quot;&quot;;&quot;&quot;;[$DataEntry.E310])">
            <text:p/>
          </table:table-cell>
          <table:table-cell table:formula="of:=IF([$DataEntry.F310]=&quot;&quot;;&quot;&quot;;[$DataEntry.F310])">
            <text:p/>
          </table:table-cell>
          <table:table-cell table:formula="of:=IF([$DataEntry.G310]=&quot;&quot;;&quot;&quot;;[$DataEntry.G310])">
            <text:p/>
          </table:table-cell>
          <table:table-cell table:formula="of:=IF([$DataEntry.H310]=&quot;&quot;;&quot;&quot;;[$DataEntry.H310])">
            <text:p/>
          </table:table-cell>
          <table:table-cell table:formula="of:=IF([$DataEntry.I310]=&quot;&quot;;&quot;&quot;;[$DataEntry.I310])">
            <text:p/>
          </table:table-cell>
          <table:table-cell table:formula="of:=IF([$DataEntry.C310]=&quot;&quot;;&quot;&quot;;[$DataEntry.C310])">
            <text:p/>
          </table:table-cell>
          <table:table-cell table:formula="of:=&quot;&quot;">
            <text:p/>
          </table:table-cell>
          <table:table-cell table:formula="of:=IF([$DataEntry.D310]=&quot;&quot;;&quot;&quot;;[$DataEntry.D31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10]=&quot;&quot;;&quot;&quot;;[$DataEntry.N310])">
            <text:p/>
          </table:table-cell>
          <table:table-cell table:formula="of:=IF([$DataEntry.O310]=&quot;&quot;;&quot;&quot;;[$DataEntry.O310])">
            <text:p/>
          </table:table-cell>
          <table:table-cell table:formula="of:=IF([$DataEntry.P310]=&quot;&quot;;&quot;&quot;;[$DataEntry.P310])">
            <text:p/>
          </table:table-cell>
          <table:table-cell table:number-columns-repeated="48"/>
        </table:table-row>
        <table:table-row table:style-name="ro1">
          <table:table-cell table:formula="of:=IF([$DataEntry.A311]=&quot;&quot;;&quot;&quot;;[$DataEntry.A311])">
            <text:p/>
          </table:table-cell>
          <table:table-cell table:formula="of:=&quot;&quot;">
            <text:p/>
          </table:table-cell>
          <table:table-cell table:formula="of:=IF([$DataEntry.B311]=&quot;&quot;;&quot;&quot;;[$DataEntry.B311])">
            <text:p/>
          </table:table-cell>
          <table:table-cell table:formula="of:=IF([$DataEntry.E311]=&quot;&quot;;&quot;&quot;;[$DataEntry.E311])">
            <text:p/>
          </table:table-cell>
          <table:table-cell table:formula="of:=IF([$DataEntry.F311]=&quot;&quot;;&quot;&quot;;[$DataEntry.F311])">
            <text:p/>
          </table:table-cell>
          <table:table-cell table:formula="of:=IF([$DataEntry.G311]=&quot;&quot;;&quot;&quot;;[$DataEntry.G311])">
            <text:p/>
          </table:table-cell>
          <table:table-cell table:formula="of:=IF([$DataEntry.H311]=&quot;&quot;;&quot;&quot;;[$DataEntry.H311])">
            <text:p/>
          </table:table-cell>
          <table:table-cell table:formula="of:=IF([$DataEntry.I311]=&quot;&quot;;&quot;&quot;;[$DataEntry.I311])">
            <text:p/>
          </table:table-cell>
          <table:table-cell table:formula="of:=IF([$DataEntry.C311]=&quot;&quot;;&quot;&quot;;[$DataEntry.C311])">
            <text:p/>
          </table:table-cell>
          <table:table-cell table:formula="of:=&quot;&quot;">
            <text:p/>
          </table:table-cell>
          <table:table-cell table:formula="of:=IF([$DataEntry.D311]=&quot;&quot;;&quot;&quot;;[$DataEntry.D31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11]=&quot;&quot;;&quot;&quot;;[$DataEntry.N311])">
            <text:p/>
          </table:table-cell>
          <table:table-cell table:formula="of:=IF([$DataEntry.O311]=&quot;&quot;;&quot;&quot;;[$DataEntry.O311])">
            <text:p/>
          </table:table-cell>
          <table:table-cell table:formula="of:=IF([$DataEntry.P311]=&quot;&quot;;&quot;&quot;;[$DataEntry.P311])">
            <text:p/>
          </table:table-cell>
          <table:table-cell table:number-columns-repeated="48"/>
        </table:table-row>
        <table:table-row table:style-name="ro1">
          <table:table-cell table:formula="of:=IF([$DataEntry.A312]=&quot;&quot;;&quot;&quot;;[$DataEntry.A312])">
            <text:p/>
          </table:table-cell>
          <table:table-cell table:formula="of:=&quot;&quot;">
            <text:p/>
          </table:table-cell>
          <table:table-cell table:formula="of:=IF([$DataEntry.B312]=&quot;&quot;;&quot;&quot;;[$DataEntry.B312])">
            <text:p/>
          </table:table-cell>
          <table:table-cell table:formula="of:=IF([$DataEntry.E312]=&quot;&quot;;&quot;&quot;;[$DataEntry.E312])">
            <text:p/>
          </table:table-cell>
          <table:table-cell table:formula="of:=IF([$DataEntry.F312]=&quot;&quot;;&quot;&quot;;[$DataEntry.F312])">
            <text:p/>
          </table:table-cell>
          <table:table-cell table:formula="of:=IF([$DataEntry.G312]=&quot;&quot;;&quot;&quot;;[$DataEntry.G312])">
            <text:p/>
          </table:table-cell>
          <table:table-cell table:formula="of:=IF([$DataEntry.H312]=&quot;&quot;;&quot;&quot;;[$DataEntry.H312])">
            <text:p/>
          </table:table-cell>
          <table:table-cell table:formula="of:=IF([$DataEntry.I312]=&quot;&quot;;&quot;&quot;;[$DataEntry.I312])">
            <text:p/>
          </table:table-cell>
          <table:table-cell table:formula="of:=IF([$DataEntry.C312]=&quot;&quot;;&quot;&quot;;[$DataEntry.C312])">
            <text:p/>
          </table:table-cell>
          <table:table-cell table:formula="of:=&quot;&quot;">
            <text:p/>
          </table:table-cell>
          <table:table-cell table:formula="of:=IF([$DataEntry.D312]=&quot;&quot;;&quot;&quot;;[$DataEntry.D31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12]=&quot;&quot;;&quot;&quot;;[$DataEntry.N312])">
            <text:p/>
          </table:table-cell>
          <table:table-cell table:formula="of:=IF([$DataEntry.O312]=&quot;&quot;;&quot;&quot;;[$DataEntry.O312])">
            <text:p/>
          </table:table-cell>
          <table:table-cell table:formula="of:=IF([$DataEntry.P312]=&quot;&quot;;&quot;&quot;;[$DataEntry.P312])">
            <text:p/>
          </table:table-cell>
          <table:table-cell table:number-columns-repeated="48"/>
        </table:table-row>
        <table:table-row table:style-name="ro1">
          <table:table-cell table:formula="of:=IF([$DataEntry.A313]=&quot;&quot;;&quot;&quot;;[$DataEntry.A313])">
            <text:p/>
          </table:table-cell>
          <table:table-cell table:formula="of:=&quot;&quot;">
            <text:p/>
          </table:table-cell>
          <table:table-cell table:formula="of:=IF([$DataEntry.B313]=&quot;&quot;;&quot;&quot;;[$DataEntry.B313])">
            <text:p/>
          </table:table-cell>
          <table:table-cell table:formula="of:=IF([$DataEntry.E313]=&quot;&quot;;&quot;&quot;;[$DataEntry.E313])">
            <text:p/>
          </table:table-cell>
          <table:table-cell table:formula="of:=IF([$DataEntry.F313]=&quot;&quot;;&quot;&quot;;[$DataEntry.F313])">
            <text:p/>
          </table:table-cell>
          <table:table-cell table:formula="of:=IF([$DataEntry.G313]=&quot;&quot;;&quot;&quot;;[$DataEntry.G313])">
            <text:p/>
          </table:table-cell>
          <table:table-cell table:formula="of:=IF([$DataEntry.H313]=&quot;&quot;;&quot;&quot;;[$DataEntry.H313])">
            <text:p/>
          </table:table-cell>
          <table:table-cell table:formula="of:=IF([$DataEntry.I313]=&quot;&quot;;&quot;&quot;;[$DataEntry.I313])">
            <text:p/>
          </table:table-cell>
          <table:table-cell table:formula="of:=IF([$DataEntry.C313]=&quot;&quot;;&quot;&quot;;[$DataEntry.C313])">
            <text:p/>
          </table:table-cell>
          <table:table-cell table:formula="of:=&quot;&quot;">
            <text:p/>
          </table:table-cell>
          <table:table-cell table:formula="of:=IF([$DataEntry.D313]=&quot;&quot;;&quot;&quot;;[$DataEntry.D31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13]=&quot;&quot;;&quot;&quot;;[$DataEntry.N313])">
            <text:p/>
          </table:table-cell>
          <table:table-cell table:formula="of:=IF([$DataEntry.O313]=&quot;&quot;;&quot;&quot;;[$DataEntry.O313])">
            <text:p/>
          </table:table-cell>
          <table:table-cell table:formula="of:=IF([$DataEntry.P313]=&quot;&quot;;&quot;&quot;;[$DataEntry.P313])">
            <text:p/>
          </table:table-cell>
          <table:table-cell table:number-columns-repeated="48"/>
        </table:table-row>
        <table:table-row table:style-name="ro1">
          <table:table-cell table:formula="of:=IF([$DataEntry.A314]=&quot;&quot;;&quot;&quot;;[$DataEntry.A314])">
            <text:p/>
          </table:table-cell>
          <table:table-cell table:formula="of:=&quot;&quot;">
            <text:p/>
          </table:table-cell>
          <table:table-cell table:formula="of:=IF([$DataEntry.B314]=&quot;&quot;;&quot;&quot;;[$DataEntry.B314])">
            <text:p/>
          </table:table-cell>
          <table:table-cell table:formula="of:=IF([$DataEntry.E314]=&quot;&quot;;&quot;&quot;;[$DataEntry.E314])">
            <text:p/>
          </table:table-cell>
          <table:table-cell table:formula="of:=IF([$DataEntry.F314]=&quot;&quot;;&quot;&quot;;[$DataEntry.F314])">
            <text:p/>
          </table:table-cell>
          <table:table-cell table:formula="of:=IF([$DataEntry.G314]=&quot;&quot;;&quot;&quot;;[$DataEntry.G314])">
            <text:p/>
          </table:table-cell>
          <table:table-cell table:formula="of:=IF([$DataEntry.H314]=&quot;&quot;;&quot;&quot;;[$DataEntry.H314])">
            <text:p/>
          </table:table-cell>
          <table:table-cell table:formula="of:=IF([$DataEntry.I314]=&quot;&quot;;&quot;&quot;;[$DataEntry.I314])">
            <text:p/>
          </table:table-cell>
          <table:table-cell table:formula="of:=IF([$DataEntry.C314]=&quot;&quot;;&quot;&quot;;[$DataEntry.C314])">
            <text:p/>
          </table:table-cell>
          <table:table-cell table:formula="of:=&quot;&quot;">
            <text:p/>
          </table:table-cell>
          <table:table-cell table:formula="of:=IF([$DataEntry.D314]=&quot;&quot;;&quot;&quot;;[$DataEntry.D31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14]=&quot;&quot;;&quot;&quot;;[$DataEntry.N314])">
            <text:p/>
          </table:table-cell>
          <table:table-cell table:formula="of:=IF([$DataEntry.O314]=&quot;&quot;;&quot;&quot;;[$DataEntry.O314])">
            <text:p/>
          </table:table-cell>
          <table:table-cell table:formula="of:=IF([$DataEntry.P314]=&quot;&quot;;&quot;&quot;;[$DataEntry.P314])">
            <text:p/>
          </table:table-cell>
          <table:table-cell table:number-columns-repeated="48"/>
        </table:table-row>
        <table:table-row table:style-name="ro1">
          <table:table-cell table:formula="of:=IF([$DataEntry.A315]=&quot;&quot;;&quot;&quot;;[$DataEntry.A315])">
            <text:p/>
          </table:table-cell>
          <table:table-cell table:formula="of:=&quot;&quot;">
            <text:p/>
          </table:table-cell>
          <table:table-cell table:formula="of:=IF([$DataEntry.B315]=&quot;&quot;;&quot;&quot;;[$DataEntry.B315])">
            <text:p/>
          </table:table-cell>
          <table:table-cell table:formula="of:=IF([$DataEntry.E315]=&quot;&quot;;&quot;&quot;;[$DataEntry.E315])">
            <text:p/>
          </table:table-cell>
          <table:table-cell table:formula="of:=IF([$DataEntry.F315]=&quot;&quot;;&quot;&quot;;[$DataEntry.F315])">
            <text:p/>
          </table:table-cell>
          <table:table-cell table:formula="of:=IF([$DataEntry.G315]=&quot;&quot;;&quot;&quot;;[$DataEntry.G315])">
            <text:p/>
          </table:table-cell>
          <table:table-cell table:formula="of:=IF([$DataEntry.H315]=&quot;&quot;;&quot;&quot;;[$DataEntry.H315])">
            <text:p/>
          </table:table-cell>
          <table:table-cell table:formula="of:=IF([$DataEntry.I315]=&quot;&quot;;&quot;&quot;;[$DataEntry.I315])">
            <text:p/>
          </table:table-cell>
          <table:table-cell table:formula="of:=IF([$DataEntry.C315]=&quot;&quot;;&quot;&quot;;[$DataEntry.C315])">
            <text:p/>
          </table:table-cell>
          <table:table-cell table:formula="of:=&quot;&quot;">
            <text:p/>
          </table:table-cell>
          <table:table-cell table:formula="of:=IF([$DataEntry.D315]=&quot;&quot;;&quot;&quot;;[$DataEntry.D31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15]=&quot;&quot;;&quot;&quot;;[$DataEntry.N315])">
            <text:p/>
          </table:table-cell>
          <table:table-cell table:formula="of:=IF([$DataEntry.O315]=&quot;&quot;;&quot;&quot;;[$DataEntry.O315])">
            <text:p/>
          </table:table-cell>
          <table:table-cell table:formula="of:=IF([$DataEntry.P315]=&quot;&quot;;&quot;&quot;;[$DataEntry.P315])">
            <text:p/>
          </table:table-cell>
          <table:table-cell table:number-columns-repeated="48"/>
        </table:table-row>
        <table:table-row table:style-name="ro1">
          <table:table-cell table:formula="of:=IF([$DataEntry.A316]=&quot;&quot;;&quot;&quot;;[$DataEntry.A316])">
            <text:p/>
          </table:table-cell>
          <table:table-cell table:formula="of:=&quot;&quot;">
            <text:p/>
          </table:table-cell>
          <table:table-cell table:formula="of:=IF([$DataEntry.B316]=&quot;&quot;;&quot;&quot;;[$DataEntry.B316])">
            <text:p/>
          </table:table-cell>
          <table:table-cell table:formula="of:=IF([$DataEntry.E316]=&quot;&quot;;&quot;&quot;;[$DataEntry.E316])">
            <text:p/>
          </table:table-cell>
          <table:table-cell table:formula="of:=IF([$DataEntry.F316]=&quot;&quot;;&quot;&quot;;[$DataEntry.F316])">
            <text:p/>
          </table:table-cell>
          <table:table-cell table:formula="of:=IF([$DataEntry.G316]=&quot;&quot;;&quot;&quot;;[$DataEntry.G316])">
            <text:p/>
          </table:table-cell>
          <table:table-cell table:formula="of:=IF([$DataEntry.H316]=&quot;&quot;;&quot;&quot;;[$DataEntry.H316])">
            <text:p/>
          </table:table-cell>
          <table:table-cell table:formula="of:=IF([$DataEntry.I316]=&quot;&quot;;&quot;&quot;;[$DataEntry.I316])">
            <text:p/>
          </table:table-cell>
          <table:table-cell table:formula="of:=IF([$DataEntry.C316]=&quot;&quot;;&quot;&quot;;[$DataEntry.C316])">
            <text:p/>
          </table:table-cell>
          <table:table-cell table:formula="of:=&quot;&quot;">
            <text:p/>
          </table:table-cell>
          <table:table-cell table:formula="of:=IF([$DataEntry.D316]=&quot;&quot;;&quot;&quot;;[$DataEntry.D31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16]=&quot;&quot;;&quot;&quot;;[$DataEntry.N316])">
            <text:p/>
          </table:table-cell>
          <table:table-cell table:formula="of:=IF([$DataEntry.O316]=&quot;&quot;;&quot;&quot;;[$DataEntry.O316])">
            <text:p/>
          </table:table-cell>
          <table:table-cell table:formula="of:=IF([$DataEntry.P316]=&quot;&quot;;&quot;&quot;;[$DataEntry.P316])">
            <text:p/>
          </table:table-cell>
          <table:table-cell table:number-columns-repeated="48"/>
        </table:table-row>
        <table:table-row table:style-name="ro1">
          <table:table-cell table:formula="of:=IF([$DataEntry.A317]=&quot;&quot;;&quot;&quot;;[$DataEntry.A317])">
            <text:p/>
          </table:table-cell>
          <table:table-cell table:formula="of:=&quot;&quot;">
            <text:p/>
          </table:table-cell>
          <table:table-cell table:formula="of:=IF([$DataEntry.B317]=&quot;&quot;;&quot;&quot;;[$DataEntry.B317])">
            <text:p/>
          </table:table-cell>
          <table:table-cell table:formula="of:=IF([$DataEntry.E317]=&quot;&quot;;&quot;&quot;;[$DataEntry.E317])">
            <text:p/>
          </table:table-cell>
          <table:table-cell table:formula="of:=IF([$DataEntry.F317]=&quot;&quot;;&quot;&quot;;[$DataEntry.F317])">
            <text:p/>
          </table:table-cell>
          <table:table-cell table:formula="of:=IF([$DataEntry.G317]=&quot;&quot;;&quot;&quot;;[$DataEntry.G317])">
            <text:p/>
          </table:table-cell>
          <table:table-cell table:formula="of:=IF([$DataEntry.H317]=&quot;&quot;;&quot;&quot;;[$DataEntry.H317])">
            <text:p/>
          </table:table-cell>
          <table:table-cell table:formula="of:=IF([$DataEntry.I317]=&quot;&quot;;&quot;&quot;;[$DataEntry.I317])">
            <text:p/>
          </table:table-cell>
          <table:table-cell table:formula="of:=IF([$DataEntry.C317]=&quot;&quot;;&quot;&quot;;[$DataEntry.C317])">
            <text:p/>
          </table:table-cell>
          <table:table-cell table:formula="of:=&quot;&quot;">
            <text:p/>
          </table:table-cell>
          <table:table-cell table:formula="of:=IF([$DataEntry.D317]=&quot;&quot;;&quot;&quot;;[$DataEntry.D31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17]=&quot;&quot;;&quot;&quot;;[$DataEntry.N317])">
            <text:p/>
          </table:table-cell>
          <table:table-cell table:formula="of:=IF([$DataEntry.O317]=&quot;&quot;;&quot;&quot;;[$DataEntry.O317])">
            <text:p/>
          </table:table-cell>
          <table:table-cell table:formula="of:=IF([$DataEntry.P317]=&quot;&quot;;&quot;&quot;;[$DataEntry.P317])">
            <text:p/>
          </table:table-cell>
          <table:table-cell table:number-columns-repeated="48"/>
        </table:table-row>
        <table:table-row table:style-name="ro1">
          <table:table-cell table:formula="of:=IF([$DataEntry.A318]=&quot;&quot;;&quot;&quot;;[$DataEntry.A318])">
            <text:p/>
          </table:table-cell>
          <table:table-cell table:formula="of:=&quot;&quot;">
            <text:p/>
          </table:table-cell>
          <table:table-cell table:formula="of:=IF([$DataEntry.B318]=&quot;&quot;;&quot;&quot;;[$DataEntry.B318])">
            <text:p/>
          </table:table-cell>
          <table:table-cell table:formula="of:=IF([$DataEntry.E318]=&quot;&quot;;&quot;&quot;;[$DataEntry.E318])">
            <text:p/>
          </table:table-cell>
          <table:table-cell table:formula="of:=IF([$DataEntry.F318]=&quot;&quot;;&quot;&quot;;[$DataEntry.F318])">
            <text:p/>
          </table:table-cell>
          <table:table-cell table:formula="of:=IF([$DataEntry.G318]=&quot;&quot;;&quot;&quot;;[$DataEntry.G318])">
            <text:p/>
          </table:table-cell>
          <table:table-cell table:formula="of:=IF([$DataEntry.H318]=&quot;&quot;;&quot;&quot;;[$DataEntry.H318])">
            <text:p/>
          </table:table-cell>
          <table:table-cell table:formula="of:=IF([$DataEntry.I318]=&quot;&quot;;&quot;&quot;;[$DataEntry.I318])">
            <text:p/>
          </table:table-cell>
          <table:table-cell table:formula="of:=IF([$DataEntry.C318]=&quot;&quot;;&quot;&quot;;[$DataEntry.C318])">
            <text:p/>
          </table:table-cell>
          <table:table-cell table:formula="of:=&quot;&quot;">
            <text:p/>
          </table:table-cell>
          <table:table-cell table:formula="of:=IF([$DataEntry.D318]=&quot;&quot;;&quot;&quot;;[$DataEntry.D31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18]=&quot;&quot;;&quot;&quot;;[$DataEntry.N318])">
            <text:p/>
          </table:table-cell>
          <table:table-cell table:formula="of:=IF([$DataEntry.O318]=&quot;&quot;;&quot;&quot;;[$DataEntry.O318])">
            <text:p/>
          </table:table-cell>
          <table:table-cell table:formula="of:=IF([$DataEntry.P318]=&quot;&quot;;&quot;&quot;;[$DataEntry.P318])">
            <text:p/>
          </table:table-cell>
          <table:table-cell table:number-columns-repeated="48"/>
        </table:table-row>
        <table:table-row table:style-name="ro1">
          <table:table-cell table:formula="of:=IF([$DataEntry.A319]=&quot;&quot;;&quot;&quot;;[$DataEntry.A319])">
            <text:p/>
          </table:table-cell>
          <table:table-cell table:formula="of:=&quot;&quot;">
            <text:p/>
          </table:table-cell>
          <table:table-cell table:formula="of:=IF([$DataEntry.B319]=&quot;&quot;;&quot;&quot;;[$DataEntry.B319])">
            <text:p/>
          </table:table-cell>
          <table:table-cell table:formula="of:=IF([$DataEntry.E319]=&quot;&quot;;&quot;&quot;;[$DataEntry.E319])">
            <text:p/>
          </table:table-cell>
          <table:table-cell table:formula="of:=IF([$DataEntry.F319]=&quot;&quot;;&quot;&quot;;[$DataEntry.F319])">
            <text:p/>
          </table:table-cell>
          <table:table-cell table:formula="of:=IF([$DataEntry.G319]=&quot;&quot;;&quot;&quot;;[$DataEntry.G319])">
            <text:p/>
          </table:table-cell>
          <table:table-cell table:formula="of:=IF([$DataEntry.H319]=&quot;&quot;;&quot;&quot;;[$DataEntry.H319])">
            <text:p/>
          </table:table-cell>
          <table:table-cell table:formula="of:=IF([$DataEntry.I319]=&quot;&quot;;&quot;&quot;;[$DataEntry.I319])">
            <text:p/>
          </table:table-cell>
          <table:table-cell table:formula="of:=IF([$DataEntry.C319]=&quot;&quot;;&quot;&quot;;[$DataEntry.C319])">
            <text:p/>
          </table:table-cell>
          <table:table-cell table:formula="of:=&quot;&quot;">
            <text:p/>
          </table:table-cell>
          <table:table-cell table:formula="of:=IF([$DataEntry.D319]=&quot;&quot;;&quot;&quot;;[$DataEntry.D31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19]=&quot;&quot;;&quot;&quot;;[$DataEntry.N319])">
            <text:p/>
          </table:table-cell>
          <table:table-cell table:formula="of:=IF([$DataEntry.O319]=&quot;&quot;;&quot;&quot;;[$DataEntry.O319])">
            <text:p/>
          </table:table-cell>
          <table:table-cell table:formula="of:=IF([$DataEntry.P319]=&quot;&quot;;&quot;&quot;;[$DataEntry.P319])">
            <text:p/>
          </table:table-cell>
          <table:table-cell table:number-columns-repeated="48"/>
        </table:table-row>
        <table:table-row table:style-name="ro1">
          <table:table-cell table:formula="of:=IF([$DataEntry.A320]=&quot;&quot;;&quot;&quot;;[$DataEntry.A320])">
            <text:p/>
          </table:table-cell>
          <table:table-cell table:formula="of:=&quot;&quot;">
            <text:p/>
          </table:table-cell>
          <table:table-cell table:formula="of:=IF([$DataEntry.B320]=&quot;&quot;;&quot;&quot;;[$DataEntry.B320])">
            <text:p/>
          </table:table-cell>
          <table:table-cell table:formula="of:=IF([$DataEntry.E320]=&quot;&quot;;&quot;&quot;;[$DataEntry.E320])">
            <text:p/>
          </table:table-cell>
          <table:table-cell table:formula="of:=IF([$DataEntry.F320]=&quot;&quot;;&quot;&quot;;[$DataEntry.F320])">
            <text:p/>
          </table:table-cell>
          <table:table-cell table:formula="of:=IF([$DataEntry.G320]=&quot;&quot;;&quot;&quot;;[$DataEntry.G320])">
            <text:p/>
          </table:table-cell>
          <table:table-cell table:formula="of:=IF([$DataEntry.H320]=&quot;&quot;;&quot;&quot;;[$DataEntry.H320])">
            <text:p/>
          </table:table-cell>
          <table:table-cell table:formula="of:=IF([$DataEntry.I320]=&quot;&quot;;&quot;&quot;;[$DataEntry.I320])">
            <text:p/>
          </table:table-cell>
          <table:table-cell table:formula="of:=IF([$DataEntry.C320]=&quot;&quot;;&quot;&quot;;[$DataEntry.C320])">
            <text:p/>
          </table:table-cell>
          <table:table-cell table:formula="of:=&quot;&quot;">
            <text:p/>
          </table:table-cell>
          <table:table-cell table:formula="of:=IF([$DataEntry.D320]=&quot;&quot;;&quot;&quot;;[$DataEntry.D32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20]=&quot;&quot;;&quot;&quot;;[$DataEntry.N320])">
            <text:p/>
          </table:table-cell>
          <table:table-cell table:formula="of:=IF([$DataEntry.O320]=&quot;&quot;;&quot;&quot;;[$DataEntry.O320])">
            <text:p/>
          </table:table-cell>
          <table:table-cell table:formula="of:=IF([$DataEntry.P320]=&quot;&quot;;&quot;&quot;;[$DataEntry.P320])">
            <text:p/>
          </table:table-cell>
          <table:table-cell table:number-columns-repeated="48"/>
        </table:table-row>
        <table:table-row table:style-name="ro1">
          <table:table-cell table:formula="of:=IF([$DataEntry.A321]=&quot;&quot;;&quot;&quot;;[$DataEntry.A321])">
            <text:p/>
          </table:table-cell>
          <table:table-cell table:formula="of:=&quot;&quot;">
            <text:p/>
          </table:table-cell>
          <table:table-cell table:formula="of:=IF([$DataEntry.B321]=&quot;&quot;;&quot;&quot;;[$DataEntry.B321])">
            <text:p/>
          </table:table-cell>
          <table:table-cell table:formula="of:=IF([$DataEntry.E321]=&quot;&quot;;&quot;&quot;;[$DataEntry.E321])">
            <text:p/>
          </table:table-cell>
          <table:table-cell table:formula="of:=IF([$DataEntry.F321]=&quot;&quot;;&quot;&quot;;[$DataEntry.F321])">
            <text:p/>
          </table:table-cell>
          <table:table-cell table:formula="of:=IF([$DataEntry.G321]=&quot;&quot;;&quot;&quot;;[$DataEntry.G321])">
            <text:p/>
          </table:table-cell>
          <table:table-cell table:formula="of:=IF([$DataEntry.H321]=&quot;&quot;;&quot;&quot;;[$DataEntry.H321])">
            <text:p/>
          </table:table-cell>
          <table:table-cell table:formula="of:=IF([$DataEntry.I321]=&quot;&quot;;&quot;&quot;;[$DataEntry.I321])">
            <text:p/>
          </table:table-cell>
          <table:table-cell table:formula="of:=IF([$DataEntry.C321]=&quot;&quot;;&quot;&quot;;[$DataEntry.C321])">
            <text:p/>
          </table:table-cell>
          <table:table-cell table:formula="of:=&quot;&quot;">
            <text:p/>
          </table:table-cell>
          <table:table-cell table:formula="of:=IF([$DataEntry.D321]=&quot;&quot;;&quot;&quot;;[$DataEntry.D32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21]=&quot;&quot;;&quot;&quot;;[$DataEntry.N321])">
            <text:p/>
          </table:table-cell>
          <table:table-cell table:formula="of:=IF([$DataEntry.O321]=&quot;&quot;;&quot;&quot;;[$DataEntry.O321])">
            <text:p/>
          </table:table-cell>
          <table:table-cell table:formula="of:=IF([$DataEntry.P321]=&quot;&quot;;&quot;&quot;;[$DataEntry.P321])">
            <text:p/>
          </table:table-cell>
          <table:table-cell table:number-columns-repeated="48"/>
        </table:table-row>
        <table:table-row table:style-name="ro1">
          <table:table-cell table:formula="of:=IF([$DataEntry.A322]=&quot;&quot;;&quot;&quot;;[$DataEntry.A322])">
            <text:p/>
          </table:table-cell>
          <table:table-cell table:formula="of:=&quot;&quot;">
            <text:p/>
          </table:table-cell>
          <table:table-cell table:formula="of:=IF([$DataEntry.B322]=&quot;&quot;;&quot;&quot;;[$DataEntry.B322])">
            <text:p/>
          </table:table-cell>
          <table:table-cell table:formula="of:=IF([$DataEntry.E322]=&quot;&quot;;&quot;&quot;;[$DataEntry.E322])">
            <text:p/>
          </table:table-cell>
          <table:table-cell table:formula="of:=IF([$DataEntry.F322]=&quot;&quot;;&quot;&quot;;[$DataEntry.F322])">
            <text:p/>
          </table:table-cell>
          <table:table-cell table:formula="of:=IF([$DataEntry.G322]=&quot;&quot;;&quot;&quot;;[$DataEntry.G322])">
            <text:p/>
          </table:table-cell>
          <table:table-cell table:formula="of:=IF([$DataEntry.H322]=&quot;&quot;;&quot;&quot;;[$DataEntry.H322])">
            <text:p/>
          </table:table-cell>
          <table:table-cell table:formula="of:=IF([$DataEntry.I322]=&quot;&quot;;&quot;&quot;;[$DataEntry.I322])">
            <text:p/>
          </table:table-cell>
          <table:table-cell table:formula="of:=IF([$DataEntry.C322]=&quot;&quot;;&quot;&quot;;[$DataEntry.C322])">
            <text:p/>
          </table:table-cell>
          <table:table-cell table:formula="of:=&quot;&quot;">
            <text:p/>
          </table:table-cell>
          <table:table-cell table:formula="of:=IF([$DataEntry.D322]=&quot;&quot;;&quot;&quot;;[$DataEntry.D32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22]=&quot;&quot;;&quot;&quot;;[$DataEntry.N322])">
            <text:p/>
          </table:table-cell>
          <table:table-cell table:formula="of:=IF([$DataEntry.O322]=&quot;&quot;;&quot;&quot;;[$DataEntry.O322])">
            <text:p/>
          </table:table-cell>
          <table:table-cell table:formula="of:=IF([$DataEntry.P322]=&quot;&quot;;&quot;&quot;;[$DataEntry.P322])">
            <text:p/>
          </table:table-cell>
          <table:table-cell table:number-columns-repeated="48"/>
        </table:table-row>
        <table:table-row table:style-name="ro1">
          <table:table-cell table:formula="of:=IF([$DataEntry.A323]=&quot;&quot;;&quot;&quot;;[$DataEntry.A323])">
            <text:p/>
          </table:table-cell>
          <table:table-cell table:formula="of:=&quot;&quot;">
            <text:p/>
          </table:table-cell>
          <table:table-cell table:formula="of:=IF([$DataEntry.B323]=&quot;&quot;;&quot;&quot;;[$DataEntry.B323])">
            <text:p/>
          </table:table-cell>
          <table:table-cell table:formula="of:=IF([$DataEntry.E323]=&quot;&quot;;&quot;&quot;;[$DataEntry.E323])">
            <text:p/>
          </table:table-cell>
          <table:table-cell table:formula="of:=IF([$DataEntry.F323]=&quot;&quot;;&quot;&quot;;[$DataEntry.F323])">
            <text:p/>
          </table:table-cell>
          <table:table-cell table:formula="of:=IF([$DataEntry.G323]=&quot;&quot;;&quot;&quot;;[$DataEntry.G323])">
            <text:p/>
          </table:table-cell>
          <table:table-cell table:formula="of:=IF([$DataEntry.H323]=&quot;&quot;;&quot;&quot;;[$DataEntry.H323])">
            <text:p/>
          </table:table-cell>
          <table:table-cell table:formula="of:=IF([$DataEntry.I323]=&quot;&quot;;&quot;&quot;;[$DataEntry.I323])">
            <text:p/>
          </table:table-cell>
          <table:table-cell table:formula="of:=IF([$DataEntry.C323]=&quot;&quot;;&quot;&quot;;[$DataEntry.C323])">
            <text:p/>
          </table:table-cell>
          <table:table-cell table:formula="of:=&quot;&quot;">
            <text:p/>
          </table:table-cell>
          <table:table-cell table:formula="of:=IF([$DataEntry.D323]=&quot;&quot;;&quot;&quot;;[$DataEntry.D32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23]=&quot;&quot;;&quot;&quot;;[$DataEntry.N323])">
            <text:p/>
          </table:table-cell>
          <table:table-cell table:formula="of:=IF([$DataEntry.O323]=&quot;&quot;;&quot;&quot;;[$DataEntry.O323])">
            <text:p/>
          </table:table-cell>
          <table:table-cell table:formula="of:=IF([$DataEntry.P323]=&quot;&quot;;&quot;&quot;;[$DataEntry.P323])">
            <text:p/>
          </table:table-cell>
          <table:table-cell table:number-columns-repeated="48"/>
        </table:table-row>
        <table:table-row table:style-name="ro1">
          <table:table-cell table:formula="of:=IF([$DataEntry.A324]=&quot;&quot;;&quot;&quot;;[$DataEntry.A324])">
            <text:p/>
          </table:table-cell>
          <table:table-cell table:formula="of:=&quot;&quot;">
            <text:p/>
          </table:table-cell>
          <table:table-cell table:formula="of:=IF([$DataEntry.B324]=&quot;&quot;;&quot;&quot;;[$DataEntry.B324])">
            <text:p/>
          </table:table-cell>
          <table:table-cell table:formula="of:=IF([$DataEntry.E324]=&quot;&quot;;&quot;&quot;;[$DataEntry.E324])">
            <text:p/>
          </table:table-cell>
          <table:table-cell table:formula="of:=IF([$DataEntry.F324]=&quot;&quot;;&quot;&quot;;[$DataEntry.F324])">
            <text:p/>
          </table:table-cell>
          <table:table-cell table:formula="of:=IF([$DataEntry.G324]=&quot;&quot;;&quot;&quot;;[$DataEntry.G324])">
            <text:p/>
          </table:table-cell>
          <table:table-cell table:formula="of:=IF([$DataEntry.H324]=&quot;&quot;;&quot;&quot;;[$DataEntry.H324])">
            <text:p/>
          </table:table-cell>
          <table:table-cell table:formula="of:=IF([$DataEntry.I324]=&quot;&quot;;&quot;&quot;;[$DataEntry.I324])">
            <text:p/>
          </table:table-cell>
          <table:table-cell table:formula="of:=IF([$DataEntry.C324]=&quot;&quot;;&quot;&quot;;[$DataEntry.C324])">
            <text:p/>
          </table:table-cell>
          <table:table-cell table:formula="of:=&quot;&quot;">
            <text:p/>
          </table:table-cell>
          <table:table-cell table:formula="of:=IF([$DataEntry.D324]=&quot;&quot;;&quot;&quot;;[$DataEntry.D32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24]=&quot;&quot;;&quot;&quot;;[$DataEntry.N324])">
            <text:p/>
          </table:table-cell>
          <table:table-cell table:formula="of:=IF([$DataEntry.O324]=&quot;&quot;;&quot;&quot;;[$DataEntry.O324])">
            <text:p/>
          </table:table-cell>
          <table:table-cell table:formula="of:=IF([$DataEntry.P324]=&quot;&quot;;&quot;&quot;;[$DataEntry.P324])">
            <text:p/>
          </table:table-cell>
          <table:table-cell table:number-columns-repeated="48"/>
        </table:table-row>
        <table:table-row table:style-name="ro1">
          <table:table-cell table:formula="of:=IF([$DataEntry.A325]=&quot;&quot;;&quot;&quot;;[$DataEntry.A325])">
            <text:p/>
          </table:table-cell>
          <table:table-cell table:formula="of:=&quot;&quot;">
            <text:p/>
          </table:table-cell>
          <table:table-cell table:formula="of:=IF([$DataEntry.B325]=&quot;&quot;;&quot;&quot;;[$DataEntry.B325])">
            <text:p/>
          </table:table-cell>
          <table:table-cell table:formula="of:=IF([$DataEntry.E325]=&quot;&quot;;&quot;&quot;;[$DataEntry.E325])">
            <text:p/>
          </table:table-cell>
          <table:table-cell table:formula="of:=IF([$DataEntry.F325]=&quot;&quot;;&quot;&quot;;[$DataEntry.F325])">
            <text:p/>
          </table:table-cell>
          <table:table-cell table:formula="of:=IF([$DataEntry.G325]=&quot;&quot;;&quot;&quot;;[$DataEntry.G325])">
            <text:p/>
          </table:table-cell>
          <table:table-cell table:formula="of:=IF([$DataEntry.H325]=&quot;&quot;;&quot;&quot;;[$DataEntry.H325])">
            <text:p/>
          </table:table-cell>
          <table:table-cell table:formula="of:=IF([$DataEntry.I325]=&quot;&quot;;&quot;&quot;;[$DataEntry.I325])">
            <text:p/>
          </table:table-cell>
          <table:table-cell table:formula="of:=IF([$DataEntry.C325]=&quot;&quot;;&quot;&quot;;[$DataEntry.C325])">
            <text:p/>
          </table:table-cell>
          <table:table-cell table:formula="of:=&quot;&quot;">
            <text:p/>
          </table:table-cell>
          <table:table-cell table:formula="of:=IF([$DataEntry.D325]=&quot;&quot;;&quot;&quot;;[$DataEntry.D32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25]=&quot;&quot;;&quot;&quot;;[$DataEntry.N325])">
            <text:p/>
          </table:table-cell>
          <table:table-cell table:formula="of:=IF([$DataEntry.O325]=&quot;&quot;;&quot;&quot;;[$DataEntry.O325])">
            <text:p/>
          </table:table-cell>
          <table:table-cell table:formula="of:=IF([$DataEntry.P325]=&quot;&quot;;&quot;&quot;;[$DataEntry.P325])">
            <text:p/>
          </table:table-cell>
          <table:table-cell table:number-columns-repeated="48"/>
        </table:table-row>
        <table:table-row table:style-name="ro1">
          <table:table-cell table:formula="of:=IF([$DataEntry.A326]=&quot;&quot;;&quot;&quot;;[$DataEntry.A326])">
            <text:p/>
          </table:table-cell>
          <table:table-cell table:formula="of:=&quot;&quot;">
            <text:p/>
          </table:table-cell>
          <table:table-cell table:formula="of:=IF([$DataEntry.B326]=&quot;&quot;;&quot;&quot;;[$DataEntry.B326])">
            <text:p/>
          </table:table-cell>
          <table:table-cell table:formula="of:=IF([$DataEntry.E326]=&quot;&quot;;&quot;&quot;;[$DataEntry.E326])">
            <text:p/>
          </table:table-cell>
          <table:table-cell table:formula="of:=IF([$DataEntry.F326]=&quot;&quot;;&quot;&quot;;[$DataEntry.F326])">
            <text:p/>
          </table:table-cell>
          <table:table-cell table:formula="of:=IF([$DataEntry.G326]=&quot;&quot;;&quot;&quot;;[$DataEntry.G326])">
            <text:p/>
          </table:table-cell>
          <table:table-cell table:formula="of:=IF([$DataEntry.H326]=&quot;&quot;;&quot;&quot;;[$DataEntry.H326])">
            <text:p/>
          </table:table-cell>
          <table:table-cell table:formula="of:=IF([$DataEntry.I326]=&quot;&quot;;&quot;&quot;;[$DataEntry.I326])">
            <text:p/>
          </table:table-cell>
          <table:table-cell table:formula="of:=IF([$DataEntry.C326]=&quot;&quot;;&quot;&quot;;[$DataEntry.C326])">
            <text:p/>
          </table:table-cell>
          <table:table-cell table:formula="of:=&quot;&quot;">
            <text:p/>
          </table:table-cell>
          <table:table-cell table:formula="of:=IF([$DataEntry.D326]=&quot;&quot;;&quot;&quot;;[$DataEntry.D32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26]=&quot;&quot;;&quot;&quot;;[$DataEntry.N326])">
            <text:p/>
          </table:table-cell>
          <table:table-cell table:formula="of:=IF([$DataEntry.O326]=&quot;&quot;;&quot;&quot;;[$DataEntry.O326])">
            <text:p/>
          </table:table-cell>
          <table:table-cell table:formula="of:=IF([$DataEntry.P326]=&quot;&quot;;&quot;&quot;;[$DataEntry.P326])">
            <text:p/>
          </table:table-cell>
          <table:table-cell table:number-columns-repeated="48"/>
        </table:table-row>
        <table:table-row table:style-name="ro1">
          <table:table-cell table:formula="of:=IF([$DataEntry.A327]=&quot;&quot;;&quot;&quot;;[$DataEntry.A327])">
            <text:p/>
          </table:table-cell>
          <table:table-cell table:formula="of:=&quot;&quot;">
            <text:p/>
          </table:table-cell>
          <table:table-cell table:formula="of:=IF([$DataEntry.B327]=&quot;&quot;;&quot;&quot;;[$DataEntry.B327])">
            <text:p/>
          </table:table-cell>
          <table:table-cell table:formula="of:=IF([$DataEntry.E327]=&quot;&quot;;&quot;&quot;;[$DataEntry.E327])">
            <text:p/>
          </table:table-cell>
          <table:table-cell table:formula="of:=IF([$DataEntry.F327]=&quot;&quot;;&quot;&quot;;[$DataEntry.F327])">
            <text:p/>
          </table:table-cell>
          <table:table-cell table:formula="of:=IF([$DataEntry.G327]=&quot;&quot;;&quot;&quot;;[$DataEntry.G327])">
            <text:p/>
          </table:table-cell>
          <table:table-cell table:formula="of:=IF([$DataEntry.H327]=&quot;&quot;;&quot;&quot;;[$DataEntry.H327])">
            <text:p/>
          </table:table-cell>
          <table:table-cell table:formula="of:=IF([$DataEntry.I327]=&quot;&quot;;&quot;&quot;;[$DataEntry.I327])">
            <text:p/>
          </table:table-cell>
          <table:table-cell table:formula="of:=IF([$DataEntry.C327]=&quot;&quot;;&quot;&quot;;[$DataEntry.C327])">
            <text:p/>
          </table:table-cell>
          <table:table-cell table:formula="of:=&quot;&quot;">
            <text:p/>
          </table:table-cell>
          <table:table-cell table:formula="of:=IF([$DataEntry.D327]=&quot;&quot;;&quot;&quot;;[$DataEntry.D32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27]=&quot;&quot;;&quot;&quot;;[$DataEntry.N327])">
            <text:p/>
          </table:table-cell>
          <table:table-cell table:formula="of:=IF([$DataEntry.O327]=&quot;&quot;;&quot;&quot;;[$DataEntry.O327])">
            <text:p/>
          </table:table-cell>
          <table:table-cell table:formula="of:=IF([$DataEntry.P327]=&quot;&quot;;&quot;&quot;;[$DataEntry.P327])">
            <text:p/>
          </table:table-cell>
          <table:table-cell table:number-columns-repeated="48"/>
        </table:table-row>
        <table:table-row table:style-name="ro1">
          <table:table-cell table:formula="of:=IF([$DataEntry.A328]=&quot;&quot;;&quot;&quot;;[$DataEntry.A328])">
            <text:p/>
          </table:table-cell>
          <table:table-cell table:formula="of:=&quot;&quot;">
            <text:p/>
          </table:table-cell>
          <table:table-cell table:formula="of:=IF([$DataEntry.B328]=&quot;&quot;;&quot;&quot;;[$DataEntry.B328])">
            <text:p/>
          </table:table-cell>
          <table:table-cell table:formula="of:=IF([$DataEntry.E328]=&quot;&quot;;&quot;&quot;;[$DataEntry.E328])">
            <text:p/>
          </table:table-cell>
          <table:table-cell table:formula="of:=IF([$DataEntry.F328]=&quot;&quot;;&quot;&quot;;[$DataEntry.F328])">
            <text:p/>
          </table:table-cell>
          <table:table-cell table:formula="of:=IF([$DataEntry.G328]=&quot;&quot;;&quot;&quot;;[$DataEntry.G328])">
            <text:p/>
          </table:table-cell>
          <table:table-cell table:formula="of:=IF([$DataEntry.H328]=&quot;&quot;;&quot;&quot;;[$DataEntry.H328])">
            <text:p/>
          </table:table-cell>
          <table:table-cell table:formula="of:=IF([$DataEntry.I328]=&quot;&quot;;&quot;&quot;;[$DataEntry.I328])">
            <text:p/>
          </table:table-cell>
          <table:table-cell table:formula="of:=IF([$DataEntry.C328]=&quot;&quot;;&quot;&quot;;[$DataEntry.C328])">
            <text:p/>
          </table:table-cell>
          <table:table-cell table:formula="of:=&quot;&quot;">
            <text:p/>
          </table:table-cell>
          <table:table-cell table:formula="of:=IF([$DataEntry.D328]=&quot;&quot;;&quot;&quot;;[$DataEntry.D32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28]=&quot;&quot;;&quot;&quot;;[$DataEntry.N328])">
            <text:p/>
          </table:table-cell>
          <table:table-cell table:formula="of:=IF([$DataEntry.O328]=&quot;&quot;;&quot;&quot;;[$DataEntry.O328])">
            <text:p/>
          </table:table-cell>
          <table:table-cell table:formula="of:=IF([$DataEntry.P328]=&quot;&quot;;&quot;&quot;;[$DataEntry.P328])">
            <text:p/>
          </table:table-cell>
          <table:table-cell table:number-columns-repeated="48"/>
        </table:table-row>
        <table:table-row table:style-name="ro1">
          <table:table-cell table:formula="of:=IF([$DataEntry.A329]=&quot;&quot;;&quot;&quot;;[$DataEntry.A329])">
            <text:p/>
          </table:table-cell>
          <table:table-cell table:formula="of:=&quot;&quot;">
            <text:p/>
          </table:table-cell>
          <table:table-cell table:formula="of:=IF([$DataEntry.B329]=&quot;&quot;;&quot;&quot;;[$DataEntry.B329])">
            <text:p/>
          </table:table-cell>
          <table:table-cell table:formula="of:=IF([$DataEntry.E329]=&quot;&quot;;&quot;&quot;;[$DataEntry.E329])">
            <text:p/>
          </table:table-cell>
          <table:table-cell table:formula="of:=IF([$DataEntry.F329]=&quot;&quot;;&quot;&quot;;[$DataEntry.F329])">
            <text:p/>
          </table:table-cell>
          <table:table-cell table:formula="of:=IF([$DataEntry.G329]=&quot;&quot;;&quot;&quot;;[$DataEntry.G329])">
            <text:p/>
          </table:table-cell>
          <table:table-cell table:formula="of:=IF([$DataEntry.H329]=&quot;&quot;;&quot;&quot;;[$DataEntry.H329])">
            <text:p/>
          </table:table-cell>
          <table:table-cell table:formula="of:=IF([$DataEntry.I329]=&quot;&quot;;&quot;&quot;;[$DataEntry.I329])">
            <text:p/>
          </table:table-cell>
          <table:table-cell table:formula="of:=IF([$DataEntry.C329]=&quot;&quot;;&quot;&quot;;[$DataEntry.C329])">
            <text:p/>
          </table:table-cell>
          <table:table-cell table:formula="of:=&quot;&quot;">
            <text:p/>
          </table:table-cell>
          <table:table-cell table:formula="of:=IF([$DataEntry.D329]=&quot;&quot;;&quot;&quot;;[$DataEntry.D32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29]=&quot;&quot;;&quot;&quot;;[$DataEntry.N329])">
            <text:p/>
          </table:table-cell>
          <table:table-cell table:formula="of:=IF([$DataEntry.O329]=&quot;&quot;;&quot;&quot;;[$DataEntry.O329])">
            <text:p/>
          </table:table-cell>
          <table:table-cell table:formula="of:=IF([$DataEntry.P329]=&quot;&quot;;&quot;&quot;;[$DataEntry.P329])">
            <text:p/>
          </table:table-cell>
          <table:table-cell table:number-columns-repeated="48"/>
        </table:table-row>
        <table:table-row table:style-name="ro1">
          <table:table-cell table:formula="of:=IF([$DataEntry.A330]=&quot;&quot;;&quot;&quot;;[$DataEntry.A330])">
            <text:p/>
          </table:table-cell>
          <table:table-cell table:formula="of:=&quot;&quot;">
            <text:p/>
          </table:table-cell>
          <table:table-cell table:formula="of:=IF([$DataEntry.B330]=&quot;&quot;;&quot;&quot;;[$DataEntry.B330])">
            <text:p/>
          </table:table-cell>
          <table:table-cell table:formula="of:=IF([$DataEntry.E330]=&quot;&quot;;&quot;&quot;;[$DataEntry.E330])">
            <text:p/>
          </table:table-cell>
          <table:table-cell table:formula="of:=IF([$DataEntry.F330]=&quot;&quot;;&quot;&quot;;[$DataEntry.F330])">
            <text:p/>
          </table:table-cell>
          <table:table-cell table:formula="of:=IF([$DataEntry.G330]=&quot;&quot;;&quot;&quot;;[$DataEntry.G330])">
            <text:p/>
          </table:table-cell>
          <table:table-cell table:formula="of:=IF([$DataEntry.H330]=&quot;&quot;;&quot;&quot;;[$DataEntry.H330])">
            <text:p/>
          </table:table-cell>
          <table:table-cell table:formula="of:=IF([$DataEntry.I330]=&quot;&quot;;&quot;&quot;;[$DataEntry.I330])">
            <text:p/>
          </table:table-cell>
          <table:table-cell table:formula="of:=IF([$DataEntry.C330]=&quot;&quot;;&quot;&quot;;[$DataEntry.C330])">
            <text:p/>
          </table:table-cell>
          <table:table-cell table:formula="of:=&quot;&quot;">
            <text:p/>
          </table:table-cell>
          <table:table-cell table:formula="of:=IF([$DataEntry.D330]=&quot;&quot;;&quot;&quot;;[$DataEntry.D33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30]=&quot;&quot;;&quot;&quot;;[$DataEntry.N330])">
            <text:p/>
          </table:table-cell>
          <table:table-cell table:formula="of:=IF([$DataEntry.O330]=&quot;&quot;;&quot;&quot;;[$DataEntry.O330])">
            <text:p/>
          </table:table-cell>
          <table:table-cell table:formula="of:=IF([$DataEntry.P330]=&quot;&quot;;&quot;&quot;;[$DataEntry.P330])">
            <text:p/>
          </table:table-cell>
          <table:table-cell table:number-columns-repeated="48"/>
        </table:table-row>
        <table:table-row table:style-name="ro1">
          <table:table-cell table:formula="of:=IF([$DataEntry.A331]=&quot;&quot;;&quot;&quot;;[$DataEntry.A331])">
            <text:p/>
          </table:table-cell>
          <table:table-cell table:formula="of:=&quot;&quot;">
            <text:p/>
          </table:table-cell>
          <table:table-cell table:formula="of:=IF([$DataEntry.B331]=&quot;&quot;;&quot;&quot;;[$DataEntry.B331])">
            <text:p/>
          </table:table-cell>
          <table:table-cell table:formula="of:=IF([$DataEntry.E331]=&quot;&quot;;&quot;&quot;;[$DataEntry.E331])">
            <text:p/>
          </table:table-cell>
          <table:table-cell table:formula="of:=IF([$DataEntry.F331]=&quot;&quot;;&quot;&quot;;[$DataEntry.F331])">
            <text:p/>
          </table:table-cell>
          <table:table-cell table:formula="of:=IF([$DataEntry.G331]=&quot;&quot;;&quot;&quot;;[$DataEntry.G331])">
            <text:p/>
          </table:table-cell>
          <table:table-cell table:formula="of:=IF([$DataEntry.H331]=&quot;&quot;;&quot;&quot;;[$DataEntry.H331])">
            <text:p/>
          </table:table-cell>
          <table:table-cell table:formula="of:=IF([$DataEntry.I331]=&quot;&quot;;&quot;&quot;;[$DataEntry.I331])">
            <text:p/>
          </table:table-cell>
          <table:table-cell table:formula="of:=IF([$DataEntry.C331]=&quot;&quot;;&quot;&quot;;[$DataEntry.C331])">
            <text:p/>
          </table:table-cell>
          <table:table-cell table:formula="of:=&quot;&quot;">
            <text:p/>
          </table:table-cell>
          <table:table-cell table:formula="of:=IF([$DataEntry.D331]=&quot;&quot;;&quot;&quot;;[$DataEntry.D33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31]=&quot;&quot;;&quot;&quot;;[$DataEntry.N331])">
            <text:p/>
          </table:table-cell>
          <table:table-cell table:formula="of:=IF([$DataEntry.O331]=&quot;&quot;;&quot;&quot;;[$DataEntry.O331])">
            <text:p/>
          </table:table-cell>
          <table:table-cell table:formula="of:=IF([$DataEntry.P331]=&quot;&quot;;&quot;&quot;;[$DataEntry.P331])">
            <text:p/>
          </table:table-cell>
          <table:table-cell table:number-columns-repeated="48"/>
        </table:table-row>
        <table:table-row table:style-name="ro1">
          <table:table-cell table:formula="of:=IF([$DataEntry.A332]=&quot;&quot;;&quot;&quot;;[$DataEntry.A332])">
            <text:p/>
          </table:table-cell>
          <table:table-cell table:formula="of:=&quot;&quot;">
            <text:p/>
          </table:table-cell>
          <table:table-cell table:formula="of:=IF([$DataEntry.B332]=&quot;&quot;;&quot;&quot;;[$DataEntry.B332])">
            <text:p/>
          </table:table-cell>
          <table:table-cell table:formula="of:=IF([$DataEntry.E332]=&quot;&quot;;&quot;&quot;;[$DataEntry.E332])">
            <text:p/>
          </table:table-cell>
          <table:table-cell table:formula="of:=IF([$DataEntry.F332]=&quot;&quot;;&quot;&quot;;[$DataEntry.F332])">
            <text:p/>
          </table:table-cell>
          <table:table-cell table:formula="of:=IF([$DataEntry.G332]=&quot;&quot;;&quot;&quot;;[$DataEntry.G332])">
            <text:p/>
          </table:table-cell>
          <table:table-cell table:formula="of:=IF([$DataEntry.H332]=&quot;&quot;;&quot;&quot;;[$DataEntry.H332])">
            <text:p/>
          </table:table-cell>
          <table:table-cell table:formula="of:=IF([$DataEntry.I332]=&quot;&quot;;&quot;&quot;;[$DataEntry.I332])">
            <text:p/>
          </table:table-cell>
          <table:table-cell table:formula="of:=IF([$DataEntry.C332]=&quot;&quot;;&quot;&quot;;[$DataEntry.C332])">
            <text:p/>
          </table:table-cell>
          <table:table-cell table:formula="of:=&quot;&quot;">
            <text:p/>
          </table:table-cell>
          <table:table-cell table:formula="of:=IF([$DataEntry.D332]=&quot;&quot;;&quot;&quot;;[$DataEntry.D33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32]=&quot;&quot;;&quot;&quot;;[$DataEntry.N332])">
            <text:p/>
          </table:table-cell>
          <table:table-cell table:formula="of:=IF([$DataEntry.O332]=&quot;&quot;;&quot;&quot;;[$DataEntry.O332])">
            <text:p/>
          </table:table-cell>
          <table:table-cell table:formula="of:=IF([$DataEntry.P332]=&quot;&quot;;&quot;&quot;;[$DataEntry.P332])">
            <text:p/>
          </table:table-cell>
          <table:table-cell table:number-columns-repeated="48"/>
        </table:table-row>
        <table:table-row table:style-name="ro1">
          <table:table-cell table:formula="of:=IF([$DataEntry.A333]=&quot;&quot;;&quot;&quot;;[$DataEntry.A333])">
            <text:p/>
          </table:table-cell>
          <table:table-cell table:formula="of:=&quot;&quot;">
            <text:p/>
          </table:table-cell>
          <table:table-cell table:formula="of:=IF([$DataEntry.B333]=&quot;&quot;;&quot;&quot;;[$DataEntry.B333])">
            <text:p/>
          </table:table-cell>
          <table:table-cell table:formula="of:=IF([$DataEntry.E333]=&quot;&quot;;&quot;&quot;;[$DataEntry.E333])">
            <text:p/>
          </table:table-cell>
          <table:table-cell table:formula="of:=IF([$DataEntry.F333]=&quot;&quot;;&quot;&quot;;[$DataEntry.F333])">
            <text:p/>
          </table:table-cell>
          <table:table-cell table:formula="of:=IF([$DataEntry.G333]=&quot;&quot;;&quot;&quot;;[$DataEntry.G333])">
            <text:p/>
          </table:table-cell>
          <table:table-cell table:formula="of:=IF([$DataEntry.H333]=&quot;&quot;;&quot;&quot;;[$DataEntry.H333])">
            <text:p/>
          </table:table-cell>
          <table:table-cell table:formula="of:=IF([$DataEntry.I333]=&quot;&quot;;&quot;&quot;;[$DataEntry.I333])">
            <text:p/>
          </table:table-cell>
          <table:table-cell table:formula="of:=IF([$DataEntry.C333]=&quot;&quot;;&quot;&quot;;[$DataEntry.C333])">
            <text:p/>
          </table:table-cell>
          <table:table-cell table:formula="of:=&quot;&quot;">
            <text:p/>
          </table:table-cell>
          <table:table-cell table:formula="of:=IF([$DataEntry.D333]=&quot;&quot;;&quot;&quot;;[$DataEntry.D33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33]=&quot;&quot;;&quot;&quot;;[$DataEntry.N333])">
            <text:p/>
          </table:table-cell>
          <table:table-cell table:formula="of:=IF([$DataEntry.O333]=&quot;&quot;;&quot;&quot;;[$DataEntry.O333])">
            <text:p/>
          </table:table-cell>
          <table:table-cell table:formula="of:=IF([$DataEntry.P333]=&quot;&quot;;&quot;&quot;;[$DataEntry.P333])">
            <text:p/>
          </table:table-cell>
          <table:table-cell table:number-columns-repeated="48"/>
        </table:table-row>
        <table:table-row table:style-name="ro1">
          <table:table-cell table:formula="of:=IF([$DataEntry.A334]=&quot;&quot;;&quot;&quot;;[$DataEntry.A334])">
            <text:p/>
          </table:table-cell>
          <table:table-cell table:formula="of:=&quot;&quot;">
            <text:p/>
          </table:table-cell>
          <table:table-cell table:formula="of:=IF([$DataEntry.B334]=&quot;&quot;;&quot;&quot;;[$DataEntry.B334])">
            <text:p/>
          </table:table-cell>
          <table:table-cell table:formula="of:=IF([$DataEntry.E334]=&quot;&quot;;&quot;&quot;;[$DataEntry.E334])">
            <text:p/>
          </table:table-cell>
          <table:table-cell table:formula="of:=IF([$DataEntry.F334]=&quot;&quot;;&quot;&quot;;[$DataEntry.F334])">
            <text:p/>
          </table:table-cell>
          <table:table-cell table:formula="of:=IF([$DataEntry.G334]=&quot;&quot;;&quot;&quot;;[$DataEntry.G334])">
            <text:p/>
          </table:table-cell>
          <table:table-cell table:formula="of:=IF([$DataEntry.H334]=&quot;&quot;;&quot;&quot;;[$DataEntry.H334])">
            <text:p/>
          </table:table-cell>
          <table:table-cell table:formula="of:=IF([$DataEntry.I334]=&quot;&quot;;&quot;&quot;;[$DataEntry.I334])">
            <text:p/>
          </table:table-cell>
          <table:table-cell table:formula="of:=IF([$DataEntry.C334]=&quot;&quot;;&quot;&quot;;[$DataEntry.C334])">
            <text:p/>
          </table:table-cell>
          <table:table-cell table:formula="of:=&quot;&quot;">
            <text:p/>
          </table:table-cell>
          <table:table-cell table:formula="of:=IF([$DataEntry.D334]=&quot;&quot;;&quot;&quot;;[$DataEntry.D33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34]=&quot;&quot;;&quot;&quot;;[$DataEntry.N334])">
            <text:p/>
          </table:table-cell>
          <table:table-cell table:formula="of:=IF([$DataEntry.O334]=&quot;&quot;;&quot;&quot;;[$DataEntry.O334])">
            <text:p/>
          </table:table-cell>
          <table:table-cell table:formula="of:=IF([$DataEntry.P334]=&quot;&quot;;&quot;&quot;;[$DataEntry.P334])">
            <text:p/>
          </table:table-cell>
          <table:table-cell table:number-columns-repeated="48"/>
        </table:table-row>
        <table:table-row table:style-name="ro1">
          <table:table-cell table:formula="of:=IF([$DataEntry.A335]=&quot;&quot;;&quot;&quot;;[$DataEntry.A335])">
            <text:p/>
          </table:table-cell>
          <table:table-cell table:formula="of:=&quot;&quot;">
            <text:p/>
          </table:table-cell>
          <table:table-cell table:formula="of:=IF([$DataEntry.B335]=&quot;&quot;;&quot;&quot;;[$DataEntry.B335])">
            <text:p/>
          </table:table-cell>
          <table:table-cell table:formula="of:=IF([$DataEntry.E335]=&quot;&quot;;&quot;&quot;;[$DataEntry.E335])">
            <text:p/>
          </table:table-cell>
          <table:table-cell table:formula="of:=IF([$DataEntry.F335]=&quot;&quot;;&quot;&quot;;[$DataEntry.F335])">
            <text:p/>
          </table:table-cell>
          <table:table-cell table:formula="of:=IF([$DataEntry.G335]=&quot;&quot;;&quot;&quot;;[$DataEntry.G335])">
            <text:p/>
          </table:table-cell>
          <table:table-cell table:formula="of:=IF([$DataEntry.H335]=&quot;&quot;;&quot;&quot;;[$DataEntry.H335])">
            <text:p/>
          </table:table-cell>
          <table:table-cell table:formula="of:=IF([$DataEntry.I335]=&quot;&quot;;&quot;&quot;;[$DataEntry.I335])">
            <text:p/>
          </table:table-cell>
          <table:table-cell table:formula="of:=IF([$DataEntry.C335]=&quot;&quot;;&quot;&quot;;[$DataEntry.C335])">
            <text:p/>
          </table:table-cell>
          <table:table-cell table:formula="of:=&quot;&quot;">
            <text:p/>
          </table:table-cell>
          <table:table-cell table:formula="of:=IF([$DataEntry.D335]=&quot;&quot;;&quot;&quot;;[$DataEntry.D33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35]=&quot;&quot;;&quot;&quot;;[$DataEntry.N335])">
            <text:p/>
          </table:table-cell>
          <table:table-cell table:formula="of:=IF([$DataEntry.O335]=&quot;&quot;;&quot;&quot;;[$DataEntry.O335])">
            <text:p/>
          </table:table-cell>
          <table:table-cell table:formula="of:=IF([$DataEntry.P335]=&quot;&quot;;&quot;&quot;;[$DataEntry.P335])">
            <text:p/>
          </table:table-cell>
          <table:table-cell table:number-columns-repeated="48"/>
        </table:table-row>
        <table:table-row table:style-name="ro1">
          <table:table-cell table:formula="of:=IF([$DataEntry.A336]=&quot;&quot;;&quot;&quot;;[$DataEntry.A336])">
            <text:p/>
          </table:table-cell>
          <table:table-cell table:formula="of:=&quot;&quot;">
            <text:p/>
          </table:table-cell>
          <table:table-cell table:formula="of:=IF([$DataEntry.B336]=&quot;&quot;;&quot;&quot;;[$DataEntry.B336])">
            <text:p/>
          </table:table-cell>
          <table:table-cell table:formula="of:=IF([$DataEntry.E336]=&quot;&quot;;&quot;&quot;;[$DataEntry.E336])">
            <text:p/>
          </table:table-cell>
          <table:table-cell table:formula="of:=IF([$DataEntry.F336]=&quot;&quot;;&quot;&quot;;[$DataEntry.F336])">
            <text:p/>
          </table:table-cell>
          <table:table-cell table:formula="of:=IF([$DataEntry.G336]=&quot;&quot;;&quot;&quot;;[$DataEntry.G336])">
            <text:p/>
          </table:table-cell>
          <table:table-cell table:formula="of:=IF([$DataEntry.H336]=&quot;&quot;;&quot;&quot;;[$DataEntry.H336])">
            <text:p/>
          </table:table-cell>
          <table:table-cell table:formula="of:=IF([$DataEntry.I336]=&quot;&quot;;&quot;&quot;;[$DataEntry.I336])">
            <text:p/>
          </table:table-cell>
          <table:table-cell table:formula="of:=IF([$DataEntry.C336]=&quot;&quot;;&quot;&quot;;[$DataEntry.C336])">
            <text:p/>
          </table:table-cell>
          <table:table-cell table:formula="of:=&quot;&quot;">
            <text:p/>
          </table:table-cell>
          <table:table-cell table:formula="of:=IF([$DataEntry.D336]=&quot;&quot;;&quot;&quot;;[$DataEntry.D33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36]=&quot;&quot;;&quot;&quot;;[$DataEntry.N336])">
            <text:p/>
          </table:table-cell>
          <table:table-cell table:formula="of:=IF([$DataEntry.O336]=&quot;&quot;;&quot;&quot;;[$DataEntry.O336])">
            <text:p/>
          </table:table-cell>
          <table:table-cell table:formula="of:=IF([$DataEntry.P336]=&quot;&quot;;&quot;&quot;;[$DataEntry.P336])">
            <text:p/>
          </table:table-cell>
          <table:table-cell table:number-columns-repeated="48"/>
        </table:table-row>
        <table:table-row table:style-name="ro1">
          <table:table-cell table:formula="of:=IF([$DataEntry.A337]=&quot;&quot;;&quot;&quot;;[$DataEntry.A337])">
            <text:p/>
          </table:table-cell>
          <table:table-cell table:formula="of:=&quot;&quot;">
            <text:p/>
          </table:table-cell>
          <table:table-cell table:formula="of:=IF([$DataEntry.B337]=&quot;&quot;;&quot;&quot;;[$DataEntry.B337])">
            <text:p/>
          </table:table-cell>
          <table:table-cell table:formula="of:=IF([$DataEntry.E337]=&quot;&quot;;&quot;&quot;;[$DataEntry.E337])">
            <text:p/>
          </table:table-cell>
          <table:table-cell table:formula="of:=IF([$DataEntry.F337]=&quot;&quot;;&quot;&quot;;[$DataEntry.F337])">
            <text:p/>
          </table:table-cell>
          <table:table-cell table:formula="of:=IF([$DataEntry.G337]=&quot;&quot;;&quot;&quot;;[$DataEntry.G337])">
            <text:p/>
          </table:table-cell>
          <table:table-cell table:formula="of:=IF([$DataEntry.H337]=&quot;&quot;;&quot;&quot;;[$DataEntry.H337])">
            <text:p/>
          </table:table-cell>
          <table:table-cell table:formula="of:=IF([$DataEntry.I337]=&quot;&quot;;&quot;&quot;;[$DataEntry.I337])">
            <text:p/>
          </table:table-cell>
          <table:table-cell table:formula="of:=IF([$DataEntry.C337]=&quot;&quot;;&quot;&quot;;[$DataEntry.C337])">
            <text:p/>
          </table:table-cell>
          <table:table-cell table:formula="of:=&quot;&quot;">
            <text:p/>
          </table:table-cell>
          <table:table-cell table:formula="of:=IF([$DataEntry.D337]=&quot;&quot;;&quot;&quot;;[$DataEntry.D33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37]=&quot;&quot;;&quot;&quot;;[$DataEntry.N337])">
            <text:p/>
          </table:table-cell>
          <table:table-cell table:formula="of:=IF([$DataEntry.O337]=&quot;&quot;;&quot;&quot;;[$DataEntry.O337])">
            <text:p/>
          </table:table-cell>
          <table:table-cell table:formula="of:=IF([$DataEntry.P337]=&quot;&quot;;&quot;&quot;;[$DataEntry.P337])">
            <text:p/>
          </table:table-cell>
          <table:table-cell table:number-columns-repeated="48"/>
        </table:table-row>
        <table:table-row table:style-name="ro1">
          <table:table-cell table:formula="of:=IF([$DataEntry.A338]=&quot;&quot;;&quot;&quot;;[$DataEntry.A338])">
            <text:p/>
          </table:table-cell>
          <table:table-cell table:formula="of:=&quot;&quot;">
            <text:p/>
          </table:table-cell>
          <table:table-cell table:formula="of:=IF([$DataEntry.B338]=&quot;&quot;;&quot;&quot;;[$DataEntry.B338])">
            <text:p/>
          </table:table-cell>
          <table:table-cell table:formula="of:=IF([$DataEntry.E338]=&quot;&quot;;&quot;&quot;;[$DataEntry.E338])">
            <text:p/>
          </table:table-cell>
          <table:table-cell table:formula="of:=IF([$DataEntry.F338]=&quot;&quot;;&quot;&quot;;[$DataEntry.F338])">
            <text:p/>
          </table:table-cell>
          <table:table-cell table:formula="of:=IF([$DataEntry.G338]=&quot;&quot;;&quot;&quot;;[$DataEntry.G338])">
            <text:p/>
          </table:table-cell>
          <table:table-cell table:formula="of:=IF([$DataEntry.H338]=&quot;&quot;;&quot;&quot;;[$DataEntry.H338])">
            <text:p/>
          </table:table-cell>
          <table:table-cell table:formula="of:=IF([$DataEntry.I338]=&quot;&quot;;&quot;&quot;;[$DataEntry.I338])">
            <text:p/>
          </table:table-cell>
          <table:table-cell table:formula="of:=IF([$DataEntry.C338]=&quot;&quot;;&quot;&quot;;[$DataEntry.C338])">
            <text:p/>
          </table:table-cell>
          <table:table-cell table:formula="of:=&quot;&quot;">
            <text:p/>
          </table:table-cell>
          <table:table-cell table:formula="of:=IF([$DataEntry.D338]=&quot;&quot;;&quot;&quot;;[$DataEntry.D33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38]=&quot;&quot;;&quot;&quot;;[$DataEntry.N338])">
            <text:p/>
          </table:table-cell>
          <table:table-cell table:formula="of:=IF([$DataEntry.O338]=&quot;&quot;;&quot;&quot;;[$DataEntry.O338])">
            <text:p/>
          </table:table-cell>
          <table:table-cell table:formula="of:=IF([$DataEntry.P338]=&quot;&quot;;&quot;&quot;;[$DataEntry.P338])">
            <text:p/>
          </table:table-cell>
          <table:table-cell table:number-columns-repeated="48"/>
        </table:table-row>
        <table:table-row table:style-name="ro1">
          <table:table-cell table:formula="of:=IF([$DataEntry.A339]=&quot;&quot;;&quot;&quot;;[$DataEntry.A339])">
            <text:p/>
          </table:table-cell>
          <table:table-cell table:formula="of:=&quot;&quot;">
            <text:p/>
          </table:table-cell>
          <table:table-cell table:formula="of:=IF([$DataEntry.B339]=&quot;&quot;;&quot;&quot;;[$DataEntry.B339])">
            <text:p/>
          </table:table-cell>
          <table:table-cell table:formula="of:=IF([$DataEntry.E339]=&quot;&quot;;&quot;&quot;;[$DataEntry.E339])">
            <text:p/>
          </table:table-cell>
          <table:table-cell table:formula="of:=IF([$DataEntry.F339]=&quot;&quot;;&quot;&quot;;[$DataEntry.F339])">
            <text:p/>
          </table:table-cell>
          <table:table-cell table:formula="of:=IF([$DataEntry.G339]=&quot;&quot;;&quot;&quot;;[$DataEntry.G339])">
            <text:p/>
          </table:table-cell>
          <table:table-cell table:formula="of:=IF([$DataEntry.H339]=&quot;&quot;;&quot;&quot;;[$DataEntry.H339])">
            <text:p/>
          </table:table-cell>
          <table:table-cell table:formula="of:=IF([$DataEntry.I339]=&quot;&quot;;&quot;&quot;;[$DataEntry.I339])">
            <text:p/>
          </table:table-cell>
          <table:table-cell table:formula="of:=IF([$DataEntry.C339]=&quot;&quot;;&quot;&quot;;[$DataEntry.C339])">
            <text:p/>
          </table:table-cell>
          <table:table-cell table:formula="of:=&quot;&quot;">
            <text:p/>
          </table:table-cell>
          <table:table-cell table:formula="of:=IF([$DataEntry.D339]=&quot;&quot;;&quot;&quot;;[$DataEntry.D33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39]=&quot;&quot;;&quot;&quot;;[$DataEntry.N339])">
            <text:p/>
          </table:table-cell>
          <table:table-cell table:formula="of:=IF([$DataEntry.O339]=&quot;&quot;;&quot;&quot;;[$DataEntry.O339])">
            <text:p/>
          </table:table-cell>
          <table:table-cell table:formula="of:=IF([$DataEntry.P339]=&quot;&quot;;&quot;&quot;;[$DataEntry.P339])">
            <text:p/>
          </table:table-cell>
          <table:table-cell table:number-columns-repeated="48"/>
        </table:table-row>
        <table:table-row table:style-name="ro1">
          <table:table-cell table:formula="of:=IF([$DataEntry.A340]=&quot;&quot;;&quot;&quot;;[$DataEntry.A340])">
            <text:p/>
          </table:table-cell>
          <table:table-cell table:formula="of:=&quot;&quot;">
            <text:p/>
          </table:table-cell>
          <table:table-cell table:formula="of:=IF([$DataEntry.B340]=&quot;&quot;;&quot;&quot;;[$DataEntry.B340])">
            <text:p/>
          </table:table-cell>
          <table:table-cell table:formula="of:=IF([$DataEntry.E340]=&quot;&quot;;&quot;&quot;;[$DataEntry.E340])">
            <text:p/>
          </table:table-cell>
          <table:table-cell table:formula="of:=IF([$DataEntry.F340]=&quot;&quot;;&quot;&quot;;[$DataEntry.F340])">
            <text:p/>
          </table:table-cell>
          <table:table-cell table:formula="of:=IF([$DataEntry.G340]=&quot;&quot;;&quot;&quot;;[$DataEntry.G340])">
            <text:p/>
          </table:table-cell>
          <table:table-cell table:formula="of:=IF([$DataEntry.H340]=&quot;&quot;;&quot;&quot;;[$DataEntry.H340])">
            <text:p/>
          </table:table-cell>
          <table:table-cell table:formula="of:=IF([$DataEntry.I340]=&quot;&quot;;&quot;&quot;;[$DataEntry.I340])">
            <text:p/>
          </table:table-cell>
          <table:table-cell table:formula="of:=IF([$DataEntry.C340]=&quot;&quot;;&quot;&quot;;[$DataEntry.C340])">
            <text:p/>
          </table:table-cell>
          <table:table-cell table:formula="of:=&quot;&quot;">
            <text:p/>
          </table:table-cell>
          <table:table-cell table:formula="of:=IF([$DataEntry.D340]=&quot;&quot;;&quot;&quot;;[$DataEntry.D34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40]=&quot;&quot;;&quot;&quot;;[$DataEntry.N340])">
            <text:p/>
          </table:table-cell>
          <table:table-cell table:formula="of:=IF([$DataEntry.O340]=&quot;&quot;;&quot;&quot;;[$DataEntry.O340])">
            <text:p/>
          </table:table-cell>
          <table:table-cell table:formula="of:=IF([$DataEntry.P340]=&quot;&quot;;&quot;&quot;;[$DataEntry.P340])">
            <text:p/>
          </table:table-cell>
          <table:table-cell table:number-columns-repeated="48"/>
        </table:table-row>
        <table:table-row table:style-name="ro1">
          <table:table-cell table:formula="of:=IF([$DataEntry.A341]=&quot;&quot;;&quot;&quot;;[$DataEntry.A341])">
            <text:p/>
          </table:table-cell>
          <table:table-cell table:formula="of:=&quot;&quot;">
            <text:p/>
          </table:table-cell>
          <table:table-cell table:formula="of:=IF([$DataEntry.B341]=&quot;&quot;;&quot;&quot;;[$DataEntry.B341])">
            <text:p/>
          </table:table-cell>
          <table:table-cell table:formula="of:=IF([$DataEntry.E341]=&quot;&quot;;&quot;&quot;;[$DataEntry.E341])">
            <text:p/>
          </table:table-cell>
          <table:table-cell table:formula="of:=IF([$DataEntry.F341]=&quot;&quot;;&quot;&quot;;[$DataEntry.F341])">
            <text:p/>
          </table:table-cell>
          <table:table-cell table:formula="of:=IF([$DataEntry.G341]=&quot;&quot;;&quot;&quot;;[$DataEntry.G341])">
            <text:p/>
          </table:table-cell>
          <table:table-cell table:formula="of:=IF([$DataEntry.H341]=&quot;&quot;;&quot;&quot;;[$DataEntry.H341])">
            <text:p/>
          </table:table-cell>
          <table:table-cell table:formula="of:=IF([$DataEntry.I341]=&quot;&quot;;&quot;&quot;;[$DataEntry.I341])">
            <text:p/>
          </table:table-cell>
          <table:table-cell table:formula="of:=IF([$DataEntry.C341]=&quot;&quot;;&quot;&quot;;[$DataEntry.C341])">
            <text:p/>
          </table:table-cell>
          <table:table-cell table:formula="of:=&quot;&quot;">
            <text:p/>
          </table:table-cell>
          <table:table-cell table:formula="of:=IF([$DataEntry.D341]=&quot;&quot;;&quot;&quot;;[$DataEntry.D34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41]=&quot;&quot;;&quot;&quot;;[$DataEntry.N341])">
            <text:p/>
          </table:table-cell>
          <table:table-cell table:formula="of:=IF([$DataEntry.O341]=&quot;&quot;;&quot;&quot;;[$DataEntry.O341])">
            <text:p/>
          </table:table-cell>
          <table:table-cell table:formula="of:=IF([$DataEntry.P341]=&quot;&quot;;&quot;&quot;;[$DataEntry.P341])">
            <text:p/>
          </table:table-cell>
          <table:table-cell table:number-columns-repeated="48"/>
        </table:table-row>
        <table:table-row table:style-name="ro1">
          <table:table-cell table:formula="of:=IF([$DataEntry.A342]=&quot;&quot;;&quot;&quot;;[$DataEntry.A342])">
            <text:p/>
          </table:table-cell>
          <table:table-cell table:formula="of:=&quot;&quot;">
            <text:p/>
          </table:table-cell>
          <table:table-cell table:formula="of:=IF([$DataEntry.B342]=&quot;&quot;;&quot;&quot;;[$DataEntry.B342])">
            <text:p/>
          </table:table-cell>
          <table:table-cell table:formula="of:=IF([$DataEntry.E342]=&quot;&quot;;&quot;&quot;;[$DataEntry.E342])">
            <text:p/>
          </table:table-cell>
          <table:table-cell table:formula="of:=IF([$DataEntry.F342]=&quot;&quot;;&quot;&quot;;[$DataEntry.F342])">
            <text:p/>
          </table:table-cell>
          <table:table-cell table:formula="of:=IF([$DataEntry.G342]=&quot;&quot;;&quot;&quot;;[$DataEntry.G342])">
            <text:p/>
          </table:table-cell>
          <table:table-cell table:formula="of:=IF([$DataEntry.H342]=&quot;&quot;;&quot;&quot;;[$DataEntry.H342])">
            <text:p/>
          </table:table-cell>
          <table:table-cell table:formula="of:=IF([$DataEntry.I342]=&quot;&quot;;&quot;&quot;;[$DataEntry.I342])">
            <text:p/>
          </table:table-cell>
          <table:table-cell table:formula="of:=IF([$DataEntry.C342]=&quot;&quot;;&quot;&quot;;[$DataEntry.C342])">
            <text:p/>
          </table:table-cell>
          <table:table-cell table:formula="of:=&quot;&quot;">
            <text:p/>
          </table:table-cell>
          <table:table-cell table:formula="of:=IF([$DataEntry.D342]=&quot;&quot;;&quot;&quot;;[$DataEntry.D34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42]=&quot;&quot;;&quot;&quot;;[$DataEntry.N342])">
            <text:p/>
          </table:table-cell>
          <table:table-cell table:formula="of:=IF([$DataEntry.O342]=&quot;&quot;;&quot;&quot;;[$DataEntry.O342])">
            <text:p/>
          </table:table-cell>
          <table:table-cell table:formula="of:=IF([$DataEntry.P342]=&quot;&quot;;&quot;&quot;;[$DataEntry.P342])">
            <text:p/>
          </table:table-cell>
          <table:table-cell table:number-columns-repeated="48"/>
        </table:table-row>
        <table:table-row table:style-name="ro1">
          <table:table-cell table:formula="of:=IF([$DataEntry.A343]=&quot;&quot;;&quot;&quot;;[$DataEntry.A343])">
            <text:p/>
          </table:table-cell>
          <table:table-cell table:formula="of:=&quot;&quot;">
            <text:p/>
          </table:table-cell>
          <table:table-cell table:formula="of:=IF([$DataEntry.B343]=&quot;&quot;;&quot;&quot;;[$DataEntry.B343])">
            <text:p/>
          </table:table-cell>
          <table:table-cell table:formula="of:=IF([$DataEntry.E343]=&quot;&quot;;&quot;&quot;;[$DataEntry.E343])">
            <text:p/>
          </table:table-cell>
          <table:table-cell table:formula="of:=IF([$DataEntry.F343]=&quot;&quot;;&quot;&quot;;[$DataEntry.F343])">
            <text:p/>
          </table:table-cell>
          <table:table-cell table:formula="of:=IF([$DataEntry.G343]=&quot;&quot;;&quot;&quot;;[$DataEntry.G343])">
            <text:p/>
          </table:table-cell>
          <table:table-cell table:formula="of:=IF([$DataEntry.H343]=&quot;&quot;;&quot;&quot;;[$DataEntry.H343])">
            <text:p/>
          </table:table-cell>
          <table:table-cell table:formula="of:=IF([$DataEntry.I343]=&quot;&quot;;&quot;&quot;;[$DataEntry.I343])">
            <text:p/>
          </table:table-cell>
          <table:table-cell table:formula="of:=IF([$DataEntry.C343]=&quot;&quot;;&quot;&quot;;[$DataEntry.C343])">
            <text:p/>
          </table:table-cell>
          <table:table-cell table:formula="of:=&quot;&quot;">
            <text:p/>
          </table:table-cell>
          <table:table-cell table:formula="of:=IF([$DataEntry.D343]=&quot;&quot;;&quot;&quot;;[$DataEntry.D34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43]=&quot;&quot;;&quot;&quot;;[$DataEntry.N343])">
            <text:p/>
          </table:table-cell>
          <table:table-cell table:formula="of:=IF([$DataEntry.O343]=&quot;&quot;;&quot;&quot;;[$DataEntry.O343])">
            <text:p/>
          </table:table-cell>
          <table:table-cell table:formula="of:=IF([$DataEntry.P343]=&quot;&quot;;&quot;&quot;;[$DataEntry.P343])">
            <text:p/>
          </table:table-cell>
          <table:table-cell table:number-columns-repeated="48"/>
        </table:table-row>
        <table:table-row table:style-name="ro1">
          <table:table-cell table:formula="of:=IF([$DataEntry.A344]=&quot;&quot;;&quot;&quot;;[$DataEntry.A344])">
            <text:p/>
          </table:table-cell>
          <table:table-cell table:formula="of:=&quot;&quot;">
            <text:p/>
          </table:table-cell>
          <table:table-cell table:formula="of:=IF([$DataEntry.B344]=&quot;&quot;;&quot;&quot;;[$DataEntry.B344])">
            <text:p/>
          </table:table-cell>
          <table:table-cell table:formula="of:=IF([$DataEntry.E344]=&quot;&quot;;&quot;&quot;;[$DataEntry.E344])">
            <text:p/>
          </table:table-cell>
          <table:table-cell table:formula="of:=IF([$DataEntry.F344]=&quot;&quot;;&quot;&quot;;[$DataEntry.F344])">
            <text:p/>
          </table:table-cell>
          <table:table-cell table:formula="of:=IF([$DataEntry.G344]=&quot;&quot;;&quot;&quot;;[$DataEntry.G344])">
            <text:p/>
          </table:table-cell>
          <table:table-cell table:formula="of:=IF([$DataEntry.H344]=&quot;&quot;;&quot;&quot;;[$DataEntry.H344])">
            <text:p/>
          </table:table-cell>
          <table:table-cell table:formula="of:=IF([$DataEntry.I344]=&quot;&quot;;&quot;&quot;;[$DataEntry.I344])">
            <text:p/>
          </table:table-cell>
          <table:table-cell table:formula="of:=IF([$DataEntry.C344]=&quot;&quot;;&quot;&quot;;[$DataEntry.C344])">
            <text:p/>
          </table:table-cell>
          <table:table-cell table:formula="of:=&quot;&quot;">
            <text:p/>
          </table:table-cell>
          <table:table-cell table:formula="of:=IF([$DataEntry.D344]=&quot;&quot;;&quot;&quot;;[$DataEntry.D34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44]=&quot;&quot;;&quot;&quot;;[$DataEntry.N344])">
            <text:p/>
          </table:table-cell>
          <table:table-cell table:formula="of:=IF([$DataEntry.O344]=&quot;&quot;;&quot;&quot;;[$DataEntry.O344])">
            <text:p/>
          </table:table-cell>
          <table:table-cell table:formula="of:=IF([$DataEntry.P344]=&quot;&quot;;&quot;&quot;;[$DataEntry.P344])">
            <text:p/>
          </table:table-cell>
          <table:table-cell table:number-columns-repeated="48"/>
        </table:table-row>
        <table:table-row table:style-name="ro1">
          <table:table-cell table:formula="of:=IF([$DataEntry.A345]=&quot;&quot;;&quot;&quot;;[$DataEntry.A345])">
            <text:p/>
          </table:table-cell>
          <table:table-cell table:formula="of:=&quot;&quot;">
            <text:p/>
          </table:table-cell>
          <table:table-cell table:formula="of:=IF([$DataEntry.B345]=&quot;&quot;;&quot;&quot;;[$DataEntry.B345])">
            <text:p/>
          </table:table-cell>
          <table:table-cell table:formula="of:=IF([$DataEntry.E345]=&quot;&quot;;&quot;&quot;;[$DataEntry.E345])">
            <text:p/>
          </table:table-cell>
          <table:table-cell table:formula="of:=IF([$DataEntry.F345]=&quot;&quot;;&quot;&quot;;[$DataEntry.F345])">
            <text:p/>
          </table:table-cell>
          <table:table-cell table:formula="of:=IF([$DataEntry.G345]=&quot;&quot;;&quot;&quot;;[$DataEntry.G345])">
            <text:p/>
          </table:table-cell>
          <table:table-cell table:formula="of:=IF([$DataEntry.H345]=&quot;&quot;;&quot;&quot;;[$DataEntry.H345])">
            <text:p/>
          </table:table-cell>
          <table:table-cell table:formula="of:=IF([$DataEntry.I345]=&quot;&quot;;&quot;&quot;;[$DataEntry.I345])">
            <text:p/>
          </table:table-cell>
          <table:table-cell table:formula="of:=IF([$DataEntry.C345]=&quot;&quot;;&quot;&quot;;[$DataEntry.C345])">
            <text:p/>
          </table:table-cell>
          <table:table-cell table:formula="of:=&quot;&quot;">
            <text:p/>
          </table:table-cell>
          <table:table-cell table:formula="of:=IF([$DataEntry.D345]=&quot;&quot;;&quot;&quot;;[$DataEntry.D34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45]=&quot;&quot;;&quot;&quot;;[$DataEntry.N345])">
            <text:p/>
          </table:table-cell>
          <table:table-cell table:formula="of:=IF([$DataEntry.O345]=&quot;&quot;;&quot;&quot;;[$DataEntry.O345])">
            <text:p/>
          </table:table-cell>
          <table:table-cell table:formula="of:=IF([$DataEntry.P345]=&quot;&quot;;&quot;&quot;;[$DataEntry.P345])">
            <text:p/>
          </table:table-cell>
          <table:table-cell table:number-columns-repeated="48"/>
        </table:table-row>
        <table:table-row table:style-name="ro1">
          <table:table-cell table:formula="of:=IF([$DataEntry.A346]=&quot;&quot;;&quot;&quot;;[$DataEntry.A346])">
            <text:p/>
          </table:table-cell>
          <table:table-cell table:formula="of:=&quot;&quot;">
            <text:p/>
          </table:table-cell>
          <table:table-cell table:formula="of:=IF([$DataEntry.B346]=&quot;&quot;;&quot;&quot;;[$DataEntry.B346])">
            <text:p/>
          </table:table-cell>
          <table:table-cell table:formula="of:=IF([$DataEntry.E346]=&quot;&quot;;&quot;&quot;;[$DataEntry.E346])">
            <text:p/>
          </table:table-cell>
          <table:table-cell table:formula="of:=IF([$DataEntry.F346]=&quot;&quot;;&quot;&quot;;[$DataEntry.F346])">
            <text:p/>
          </table:table-cell>
          <table:table-cell table:formula="of:=IF([$DataEntry.G346]=&quot;&quot;;&quot;&quot;;[$DataEntry.G346])">
            <text:p/>
          </table:table-cell>
          <table:table-cell table:formula="of:=IF([$DataEntry.H346]=&quot;&quot;;&quot;&quot;;[$DataEntry.H346])">
            <text:p/>
          </table:table-cell>
          <table:table-cell table:formula="of:=IF([$DataEntry.I346]=&quot;&quot;;&quot;&quot;;[$DataEntry.I346])">
            <text:p/>
          </table:table-cell>
          <table:table-cell table:formula="of:=IF([$DataEntry.C346]=&quot;&quot;;&quot;&quot;;[$DataEntry.C346])">
            <text:p/>
          </table:table-cell>
          <table:table-cell table:formula="of:=&quot;&quot;">
            <text:p/>
          </table:table-cell>
          <table:table-cell table:formula="of:=IF([$DataEntry.D346]=&quot;&quot;;&quot;&quot;;[$DataEntry.D34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46]=&quot;&quot;;&quot;&quot;;[$DataEntry.N346])">
            <text:p/>
          </table:table-cell>
          <table:table-cell table:formula="of:=IF([$DataEntry.O346]=&quot;&quot;;&quot;&quot;;[$DataEntry.O346])">
            <text:p/>
          </table:table-cell>
          <table:table-cell table:formula="of:=IF([$DataEntry.P346]=&quot;&quot;;&quot;&quot;;[$DataEntry.P346])">
            <text:p/>
          </table:table-cell>
          <table:table-cell table:number-columns-repeated="48"/>
        </table:table-row>
        <table:table-row table:style-name="ro1">
          <table:table-cell table:formula="of:=IF([$DataEntry.A347]=&quot;&quot;;&quot;&quot;;[$DataEntry.A347])">
            <text:p/>
          </table:table-cell>
          <table:table-cell table:formula="of:=&quot;&quot;">
            <text:p/>
          </table:table-cell>
          <table:table-cell table:formula="of:=IF([$DataEntry.B347]=&quot;&quot;;&quot;&quot;;[$DataEntry.B347])">
            <text:p/>
          </table:table-cell>
          <table:table-cell table:formula="of:=IF([$DataEntry.E347]=&quot;&quot;;&quot;&quot;;[$DataEntry.E347])">
            <text:p/>
          </table:table-cell>
          <table:table-cell table:formula="of:=IF([$DataEntry.F347]=&quot;&quot;;&quot;&quot;;[$DataEntry.F347])">
            <text:p/>
          </table:table-cell>
          <table:table-cell table:formula="of:=IF([$DataEntry.G347]=&quot;&quot;;&quot;&quot;;[$DataEntry.G347])">
            <text:p/>
          </table:table-cell>
          <table:table-cell table:formula="of:=IF([$DataEntry.H347]=&quot;&quot;;&quot;&quot;;[$DataEntry.H347])">
            <text:p/>
          </table:table-cell>
          <table:table-cell table:formula="of:=IF([$DataEntry.I347]=&quot;&quot;;&quot;&quot;;[$DataEntry.I347])">
            <text:p/>
          </table:table-cell>
          <table:table-cell table:formula="of:=IF([$DataEntry.C347]=&quot;&quot;;&quot;&quot;;[$DataEntry.C347])">
            <text:p/>
          </table:table-cell>
          <table:table-cell table:formula="of:=&quot;&quot;">
            <text:p/>
          </table:table-cell>
          <table:table-cell table:formula="of:=IF([$DataEntry.D347]=&quot;&quot;;&quot;&quot;;[$DataEntry.D34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47]=&quot;&quot;;&quot;&quot;;[$DataEntry.N347])">
            <text:p/>
          </table:table-cell>
          <table:table-cell table:formula="of:=IF([$DataEntry.O347]=&quot;&quot;;&quot;&quot;;[$DataEntry.O347])">
            <text:p/>
          </table:table-cell>
          <table:table-cell table:formula="of:=IF([$DataEntry.P347]=&quot;&quot;;&quot;&quot;;[$DataEntry.P347])">
            <text:p/>
          </table:table-cell>
          <table:table-cell table:number-columns-repeated="48"/>
        </table:table-row>
        <table:table-row table:style-name="ro1">
          <table:table-cell table:formula="of:=IF([$DataEntry.A348]=&quot;&quot;;&quot;&quot;;[$DataEntry.A348])">
            <text:p/>
          </table:table-cell>
          <table:table-cell table:formula="of:=&quot;&quot;">
            <text:p/>
          </table:table-cell>
          <table:table-cell table:formula="of:=IF([$DataEntry.B348]=&quot;&quot;;&quot;&quot;;[$DataEntry.B348])">
            <text:p/>
          </table:table-cell>
          <table:table-cell table:formula="of:=IF([$DataEntry.E348]=&quot;&quot;;&quot;&quot;;[$DataEntry.E348])">
            <text:p/>
          </table:table-cell>
          <table:table-cell table:formula="of:=IF([$DataEntry.F348]=&quot;&quot;;&quot;&quot;;[$DataEntry.F348])">
            <text:p/>
          </table:table-cell>
          <table:table-cell table:formula="of:=IF([$DataEntry.G348]=&quot;&quot;;&quot;&quot;;[$DataEntry.G348])">
            <text:p/>
          </table:table-cell>
          <table:table-cell table:formula="of:=IF([$DataEntry.H348]=&quot;&quot;;&quot;&quot;;[$DataEntry.H348])">
            <text:p/>
          </table:table-cell>
          <table:table-cell table:formula="of:=IF([$DataEntry.I348]=&quot;&quot;;&quot;&quot;;[$DataEntry.I348])">
            <text:p/>
          </table:table-cell>
          <table:table-cell table:formula="of:=IF([$DataEntry.C348]=&quot;&quot;;&quot;&quot;;[$DataEntry.C348])">
            <text:p/>
          </table:table-cell>
          <table:table-cell table:formula="of:=&quot;&quot;">
            <text:p/>
          </table:table-cell>
          <table:table-cell table:formula="of:=IF([$DataEntry.D348]=&quot;&quot;;&quot;&quot;;[$DataEntry.D34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48]=&quot;&quot;;&quot;&quot;;[$DataEntry.N348])">
            <text:p/>
          </table:table-cell>
          <table:table-cell table:formula="of:=IF([$DataEntry.O348]=&quot;&quot;;&quot;&quot;;[$DataEntry.O348])">
            <text:p/>
          </table:table-cell>
          <table:table-cell table:formula="of:=IF([$DataEntry.P348]=&quot;&quot;;&quot;&quot;;[$DataEntry.P348])">
            <text:p/>
          </table:table-cell>
          <table:table-cell table:number-columns-repeated="48"/>
        </table:table-row>
        <table:table-row table:style-name="ro1">
          <table:table-cell table:formula="of:=IF([$DataEntry.A349]=&quot;&quot;;&quot;&quot;;[$DataEntry.A349])">
            <text:p/>
          </table:table-cell>
          <table:table-cell table:formula="of:=&quot;&quot;">
            <text:p/>
          </table:table-cell>
          <table:table-cell table:formula="of:=IF([$DataEntry.B349]=&quot;&quot;;&quot;&quot;;[$DataEntry.B349])">
            <text:p/>
          </table:table-cell>
          <table:table-cell table:formula="of:=IF([$DataEntry.E349]=&quot;&quot;;&quot;&quot;;[$DataEntry.E349])">
            <text:p/>
          </table:table-cell>
          <table:table-cell table:formula="of:=IF([$DataEntry.F349]=&quot;&quot;;&quot;&quot;;[$DataEntry.F349])">
            <text:p/>
          </table:table-cell>
          <table:table-cell table:formula="of:=IF([$DataEntry.G349]=&quot;&quot;;&quot;&quot;;[$DataEntry.G349])">
            <text:p/>
          </table:table-cell>
          <table:table-cell table:formula="of:=IF([$DataEntry.H349]=&quot;&quot;;&quot;&quot;;[$DataEntry.H349])">
            <text:p/>
          </table:table-cell>
          <table:table-cell table:formula="of:=IF([$DataEntry.I349]=&quot;&quot;;&quot;&quot;;[$DataEntry.I349])">
            <text:p/>
          </table:table-cell>
          <table:table-cell table:formula="of:=IF([$DataEntry.C349]=&quot;&quot;;&quot;&quot;;[$DataEntry.C349])">
            <text:p/>
          </table:table-cell>
          <table:table-cell table:formula="of:=&quot;&quot;">
            <text:p/>
          </table:table-cell>
          <table:table-cell table:formula="of:=IF([$DataEntry.D349]=&quot;&quot;;&quot;&quot;;[$DataEntry.D34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49]=&quot;&quot;;&quot;&quot;;[$DataEntry.N349])">
            <text:p/>
          </table:table-cell>
          <table:table-cell table:formula="of:=IF([$DataEntry.O349]=&quot;&quot;;&quot;&quot;;[$DataEntry.O349])">
            <text:p/>
          </table:table-cell>
          <table:table-cell table:formula="of:=IF([$DataEntry.P349]=&quot;&quot;;&quot;&quot;;[$DataEntry.P349])">
            <text:p/>
          </table:table-cell>
          <table:table-cell table:number-columns-repeated="48"/>
        </table:table-row>
        <table:table-row table:style-name="ro1">
          <table:table-cell table:formula="of:=IF([$DataEntry.A350]=&quot;&quot;;&quot;&quot;;[$DataEntry.A350])">
            <text:p/>
          </table:table-cell>
          <table:table-cell table:formula="of:=&quot;&quot;">
            <text:p/>
          </table:table-cell>
          <table:table-cell table:formula="of:=IF([$DataEntry.B350]=&quot;&quot;;&quot;&quot;;[$DataEntry.B350])">
            <text:p/>
          </table:table-cell>
          <table:table-cell table:formula="of:=IF([$DataEntry.E350]=&quot;&quot;;&quot;&quot;;[$DataEntry.E350])">
            <text:p/>
          </table:table-cell>
          <table:table-cell table:formula="of:=IF([$DataEntry.F350]=&quot;&quot;;&quot;&quot;;[$DataEntry.F350])">
            <text:p/>
          </table:table-cell>
          <table:table-cell table:formula="of:=IF([$DataEntry.G350]=&quot;&quot;;&quot;&quot;;[$DataEntry.G350])">
            <text:p/>
          </table:table-cell>
          <table:table-cell table:formula="of:=IF([$DataEntry.H350]=&quot;&quot;;&quot;&quot;;[$DataEntry.H350])">
            <text:p/>
          </table:table-cell>
          <table:table-cell table:formula="of:=IF([$DataEntry.I350]=&quot;&quot;;&quot;&quot;;[$DataEntry.I350])">
            <text:p/>
          </table:table-cell>
          <table:table-cell table:formula="of:=IF([$DataEntry.C350]=&quot;&quot;;&quot;&quot;;[$DataEntry.C350])">
            <text:p/>
          </table:table-cell>
          <table:table-cell table:formula="of:=&quot;&quot;">
            <text:p/>
          </table:table-cell>
          <table:table-cell table:formula="of:=IF([$DataEntry.D350]=&quot;&quot;;&quot;&quot;;[$DataEntry.D35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50]=&quot;&quot;;&quot;&quot;;[$DataEntry.N350])">
            <text:p/>
          </table:table-cell>
          <table:table-cell table:formula="of:=IF([$DataEntry.O350]=&quot;&quot;;&quot;&quot;;[$DataEntry.O350])">
            <text:p/>
          </table:table-cell>
          <table:table-cell table:formula="of:=IF([$DataEntry.P350]=&quot;&quot;;&quot;&quot;;[$DataEntry.P350])">
            <text:p/>
          </table:table-cell>
          <table:table-cell table:number-columns-repeated="48"/>
        </table:table-row>
        <table:table-row table:style-name="ro1">
          <table:table-cell table:formula="of:=IF([$DataEntry.A351]=&quot;&quot;;&quot;&quot;;[$DataEntry.A351])">
            <text:p/>
          </table:table-cell>
          <table:table-cell table:formula="of:=&quot;&quot;">
            <text:p/>
          </table:table-cell>
          <table:table-cell table:formula="of:=IF([$DataEntry.B351]=&quot;&quot;;&quot;&quot;;[$DataEntry.B351])">
            <text:p/>
          </table:table-cell>
          <table:table-cell table:formula="of:=IF([$DataEntry.E351]=&quot;&quot;;&quot;&quot;;[$DataEntry.E351])">
            <text:p/>
          </table:table-cell>
          <table:table-cell table:formula="of:=IF([$DataEntry.F351]=&quot;&quot;;&quot;&quot;;[$DataEntry.F351])">
            <text:p/>
          </table:table-cell>
          <table:table-cell table:formula="of:=IF([$DataEntry.G351]=&quot;&quot;;&quot;&quot;;[$DataEntry.G351])">
            <text:p/>
          </table:table-cell>
          <table:table-cell table:formula="of:=IF([$DataEntry.H351]=&quot;&quot;;&quot;&quot;;[$DataEntry.H351])">
            <text:p/>
          </table:table-cell>
          <table:table-cell table:formula="of:=IF([$DataEntry.I351]=&quot;&quot;;&quot;&quot;;[$DataEntry.I351])">
            <text:p/>
          </table:table-cell>
          <table:table-cell table:formula="of:=IF([$DataEntry.C351]=&quot;&quot;;&quot;&quot;;[$DataEntry.C351])">
            <text:p/>
          </table:table-cell>
          <table:table-cell table:formula="of:=&quot;&quot;">
            <text:p/>
          </table:table-cell>
          <table:table-cell table:formula="of:=IF([$DataEntry.D351]=&quot;&quot;;&quot;&quot;;[$DataEntry.D35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51]=&quot;&quot;;&quot;&quot;;[$DataEntry.N351])">
            <text:p/>
          </table:table-cell>
          <table:table-cell table:formula="of:=IF([$DataEntry.O351]=&quot;&quot;;&quot;&quot;;[$DataEntry.O351])">
            <text:p/>
          </table:table-cell>
          <table:table-cell table:formula="of:=IF([$DataEntry.P351]=&quot;&quot;;&quot;&quot;;[$DataEntry.P351])">
            <text:p/>
          </table:table-cell>
          <table:table-cell table:number-columns-repeated="48"/>
        </table:table-row>
        <table:table-row table:style-name="ro1">
          <table:table-cell table:formula="of:=IF([$DataEntry.A352]=&quot;&quot;;&quot;&quot;;[$DataEntry.A352])">
            <text:p/>
          </table:table-cell>
          <table:table-cell table:formula="of:=&quot;&quot;">
            <text:p/>
          </table:table-cell>
          <table:table-cell table:formula="of:=IF([$DataEntry.B352]=&quot;&quot;;&quot;&quot;;[$DataEntry.B352])">
            <text:p/>
          </table:table-cell>
          <table:table-cell table:formula="of:=IF([$DataEntry.E352]=&quot;&quot;;&quot;&quot;;[$DataEntry.E352])">
            <text:p/>
          </table:table-cell>
          <table:table-cell table:formula="of:=IF([$DataEntry.F352]=&quot;&quot;;&quot;&quot;;[$DataEntry.F352])">
            <text:p/>
          </table:table-cell>
          <table:table-cell table:formula="of:=IF([$DataEntry.G352]=&quot;&quot;;&quot;&quot;;[$DataEntry.G352])">
            <text:p/>
          </table:table-cell>
          <table:table-cell table:formula="of:=IF([$DataEntry.H352]=&quot;&quot;;&quot;&quot;;[$DataEntry.H352])">
            <text:p/>
          </table:table-cell>
          <table:table-cell table:formula="of:=IF([$DataEntry.I352]=&quot;&quot;;&quot;&quot;;[$DataEntry.I352])">
            <text:p/>
          </table:table-cell>
          <table:table-cell table:formula="of:=IF([$DataEntry.C352]=&quot;&quot;;&quot;&quot;;[$DataEntry.C352])">
            <text:p/>
          </table:table-cell>
          <table:table-cell table:formula="of:=&quot;&quot;">
            <text:p/>
          </table:table-cell>
          <table:table-cell table:formula="of:=IF([$DataEntry.D352]=&quot;&quot;;&quot;&quot;;[$DataEntry.D35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52]=&quot;&quot;;&quot;&quot;;[$DataEntry.N352])">
            <text:p/>
          </table:table-cell>
          <table:table-cell table:formula="of:=IF([$DataEntry.O352]=&quot;&quot;;&quot;&quot;;[$DataEntry.O352])">
            <text:p/>
          </table:table-cell>
          <table:table-cell table:formula="of:=IF([$DataEntry.P352]=&quot;&quot;;&quot;&quot;;[$DataEntry.P352])">
            <text:p/>
          </table:table-cell>
          <table:table-cell table:number-columns-repeated="48"/>
        </table:table-row>
        <table:table-row table:style-name="ro1">
          <table:table-cell table:formula="of:=IF([$DataEntry.A353]=&quot;&quot;;&quot;&quot;;[$DataEntry.A353])">
            <text:p/>
          </table:table-cell>
          <table:table-cell table:formula="of:=&quot;&quot;">
            <text:p/>
          </table:table-cell>
          <table:table-cell table:formula="of:=IF([$DataEntry.B353]=&quot;&quot;;&quot;&quot;;[$DataEntry.B353])">
            <text:p/>
          </table:table-cell>
          <table:table-cell table:formula="of:=IF([$DataEntry.E353]=&quot;&quot;;&quot;&quot;;[$DataEntry.E353])">
            <text:p/>
          </table:table-cell>
          <table:table-cell table:formula="of:=IF([$DataEntry.F353]=&quot;&quot;;&quot;&quot;;[$DataEntry.F353])">
            <text:p/>
          </table:table-cell>
          <table:table-cell table:formula="of:=IF([$DataEntry.G353]=&quot;&quot;;&quot;&quot;;[$DataEntry.G353])">
            <text:p/>
          </table:table-cell>
          <table:table-cell table:formula="of:=IF([$DataEntry.H353]=&quot;&quot;;&quot;&quot;;[$DataEntry.H353])">
            <text:p/>
          </table:table-cell>
          <table:table-cell table:formula="of:=IF([$DataEntry.I353]=&quot;&quot;;&quot;&quot;;[$DataEntry.I353])">
            <text:p/>
          </table:table-cell>
          <table:table-cell table:formula="of:=IF([$DataEntry.C353]=&quot;&quot;;&quot;&quot;;[$DataEntry.C353])">
            <text:p/>
          </table:table-cell>
          <table:table-cell table:formula="of:=&quot;&quot;">
            <text:p/>
          </table:table-cell>
          <table:table-cell table:formula="of:=IF([$DataEntry.D353]=&quot;&quot;;&quot;&quot;;[$DataEntry.D35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53]=&quot;&quot;;&quot;&quot;;[$DataEntry.N353])">
            <text:p/>
          </table:table-cell>
          <table:table-cell table:formula="of:=IF([$DataEntry.O353]=&quot;&quot;;&quot;&quot;;[$DataEntry.O353])">
            <text:p/>
          </table:table-cell>
          <table:table-cell table:formula="of:=IF([$DataEntry.P353]=&quot;&quot;;&quot;&quot;;[$DataEntry.P353])">
            <text:p/>
          </table:table-cell>
          <table:table-cell table:number-columns-repeated="48"/>
        </table:table-row>
        <table:table-row table:style-name="ro1">
          <table:table-cell table:formula="of:=IF([$DataEntry.A354]=&quot;&quot;;&quot;&quot;;[$DataEntry.A354])">
            <text:p/>
          </table:table-cell>
          <table:table-cell table:formula="of:=&quot;&quot;">
            <text:p/>
          </table:table-cell>
          <table:table-cell table:formula="of:=IF([$DataEntry.B354]=&quot;&quot;;&quot;&quot;;[$DataEntry.B354])">
            <text:p/>
          </table:table-cell>
          <table:table-cell table:formula="of:=IF([$DataEntry.E354]=&quot;&quot;;&quot;&quot;;[$DataEntry.E354])">
            <text:p/>
          </table:table-cell>
          <table:table-cell table:formula="of:=IF([$DataEntry.F354]=&quot;&quot;;&quot;&quot;;[$DataEntry.F354])">
            <text:p/>
          </table:table-cell>
          <table:table-cell table:formula="of:=IF([$DataEntry.G354]=&quot;&quot;;&quot;&quot;;[$DataEntry.G354])">
            <text:p/>
          </table:table-cell>
          <table:table-cell table:formula="of:=IF([$DataEntry.H354]=&quot;&quot;;&quot;&quot;;[$DataEntry.H354])">
            <text:p/>
          </table:table-cell>
          <table:table-cell table:formula="of:=IF([$DataEntry.I354]=&quot;&quot;;&quot;&quot;;[$DataEntry.I354])">
            <text:p/>
          </table:table-cell>
          <table:table-cell table:formula="of:=IF([$DataEntry.C354]=&quot;&quot;;&quot;&quot;;[$DataEntry.C354])">
            <text:p/>
          </table:table-cell>
          <table:table-cell table:formula="of:=&quot;&quot;">
            <text:p/>
          </table:table-cell>
          <table:table-cell table:formula="of:=IF([$DataEntry.D354]=&quot;&quot;;&quot;&quot;;[$DataEntry.D35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54]=&quot;&quot;;&quot;&quot;;[$DataEntry.N354])">
            <text:p/>
          </table:table-cell>
          <table:table-cell table:formula="of:=IF([$DataEntry.O354]=&quot;&quot;;&quot;&quot;;[$DataEntry.O354])">
            <text:p/>
          </table:table-cell>
          <table:table-cell table:formula="of:=IF([$DataEntry.P354]=&quot;&quot;;&quot;&quot;;[$DataEntry.P354])">
            <text:p/>
          </table:table-cell>
          <table:table-cell table:number-columns-repeated="48"/>
        </table:table-row>
        <table:table-row table:style-name="ro1">
          <table:table-cell table:formula="of:=IF([$DataEntry.A355]=&quot;&quot;;&quot;&quot;;[$DataEntry.A355])">
            <text:p/>
          </table:table-cell>
          <table:table-cell table:formula="of:=&quot;&quot;">
            <text:p/>
          </table:table-cell>
          <table:table-cell table:formula="of:=IF([$DataEntry.B355]=&quot;&quot;;&quot;&quot;;[$DataEntry.B355])">
            <text:p/>
          </table:table-cell>
          <table:table-cell table:formula="of:=IF([$DataEntry.E355]=&quot;&quot;;&quot;&quot;;[$DataEntry.E355])">
            <text:p/>
          </table:table-cell>
          <table:table-cell table:formula="of:=IF([$DataEntry.F355]=&quot;&quot;;&quot;&quot;;[$DataEntry.F355])">
            <text:p/>
          </table:table-cell>
          <table:table-cell table:formula="of:=IF([$DataEntry.G355]=&quot;&quot;;&quot;&quot;;[$DataEntry.G355])">
            <text:p/>
          </table:table-cell>
          <table:table-cell table:formula="of:=IF([$DataEntry.H355]=&quot;&quot;;&quot;&quot;;[$DataEntry.H355])">
            <text:p/>
          </table:table-cell>
          <table:table-cell table:formula="of:=IF([$DataEntry.I355]=&quot;&quot;;&quot;&quot;;[$DataEntry.I355])">
            <text:p/>
          </table:table-cell>
          <table:table-cell table:formula="of:=IF([$DataEntry.C355]=&quot;&quot;;&quot;&quot;;[$DataEntry.C355])">
            <text:p/>
          </table:table-cell>
          <table:table-cell table:formula="of:=&quot;&quot;">
            <text:p/>
          </table:table-cell>
          <table:table-cell table:formula="of:=IF([$DataEntry.D355]=&quot;&quot;;&quot;&quot;;[$DataEntry.D35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55]=&quot;&quot;;&quot;&quot;;[$DataEntry.N355])">
            <text:p/>
          </table:table-cell>
          <table:table-cell table:formula="of:=IF([$DataEntry.O355]=&quot;&quot;;&quot;&quot;;[$DataEntry.O355])">
            <text:p/>
          </table:table-cell>
          <table:table-cell table:formula="of:=IF([$DataEntry.P355]=&quot;&quot;;&quot;&quot;;[$DataEntry.P355])">
            <text:p/>
          </table:table-cell>
          <table:table-cell table:number-columns-repeated="48"/>
        </table:table-row>
        <table:table-row table:style-name="ro1">
          <table:table-cell table:formula="of:=IF([$DataEntry.A356]=&quot;&quot;;&quot;&quot;;[$DataEntry.A356])">
            <text:p/>
          </table:table-cell>
          <table:table-cell table:formula="of:=&quot;&quot;">
            <text:p/>
          </table:table-cell>
          <table:table-cell table:formula="of:=IF([$DataEntry.B356]=&quot;&quot;;&quot;&quot;;[$DataEntry.B356])">
            <text:p/>
          </table:table-cell>
          <table:table-cell table:formula="of:=IF([$DataEntry.E356]=&quot;&quot;;&quot;&quot;;[$DataEntry.E356])">
            <text:p/>
          </table:table-cell>
          <table:table-cell table:formula="of:=IF([$DataEntry.F356]=&quot;&quot;;&quot;&quot;;[$DataEntry.F356])">
            <text:p/>
          </table:table-cell>
          <table:table-cell table:formula="of:=IF([$DataEntry.G356]=&quot;&quot;;&quot;&quot;;[$DataEntry.G356])">
            <text:p/>
          </table:table-cell>
          <table:table-cell table:formula="of:=IF([$DataEntry.H356]=&quot;&quot;;&quot;&quot;;[$DataEntry.H356])">
            <text:p/>
          </table:table-cell>
          <table:table-cell table:formula="of:=IF([$DataEntry.I356]=&quot;&quot;;&quot;&quot;;[$DataEntry.I356])">
            <text:p/>
          </table:table-cell>
          <table:table-cell table:formula="of:=IF([$DataEntry.C356]=&quot;&quot;;&quot;&quot;;[$DataEntry.C356])">
            <text:p/>
          </table:table-cell>
          <table:table-cell table:formula="of:=&quot;&quot;">
            <text:p/>
          </table:table-cell>
          <table:table-cell table:formula="of:=IF([$DataEntry.D356]=&quot;&quot;;&quot;&quot;;[$DataEntry.D35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56]=&quot;&quot;;&quot;&quot;;[$DataEntry.N356])">
            <text:p/>
          </table:table-cell>
          <table:table-cell table:formula="of:=IF([$DataEntry.O356]=&quot;&quot;;&quot;&quot;;[$DataEntry.O356])">
            <text:p/>
          </table:table-cell>
          <table:table-cell table:formula="of:=IF([$DataEntry.P356]=&quot;&quot;;&quot;&quot;;[$DataEntry.P356])">
            <text:p/>
          </table:table-cell>
          <table:table-cell table:number-columns-repeated="48"/>
        </table:table-row>
        <table:table-row table:style-name="ro1">
          <table:table-cell table:formula="of:=IF([$DataEntry.A357]=&quot;&quot;;&quot;&quot;;[$DataEntry.A357])">
            <text:p/>
          </table:table-cell>
          <table:table-cell table:formula="of:=&quot;&quot;">
            <text:p/>
          </table:table-cell>
          <table:table-cell table:formula="of:=IF([$DataEntry.B357]=&quot;&quot;;&quot;&quot;;[$DataEntry.B357])">
            <text:p/>
          </table:table-cell>
          <table:table-cell table:formula="of:=IF([$DataEntry.E357]=&quot;&quot;;&quot;&quot;;[$DataEntry.E357])">
            <text:p/>
          </table:table-cell>
          <table:table-cell table:formula="of:=IF([$DataEntry.F357]=&quot;&quot;;&quot;&quot;;[$DataEntry.F357])">
            <text:p/>
          </table:table-cell>
          <table:table-cell table:formula="of:=IF([$DataEntry.G357]=&quot;&quot;;&quot;&quot;;[$DataEntry.G357])">
            <text:p/>
          </table:table-cell>
          <table:table-cell table:formula="of:=IF([$DataEntry.H357]=&quot;&quot;;&quot;&quot;;[$DataEntry.H357])">
            <text:p/>
          </table:table-cell>
          <table:table-cell table:formula="of:=IF([$DataEntry.I357]=&quot;&quot;;&quot;&quot;;[$DataEntry.I357])">
            <text:p/>
          </table:table-cell>
          <table:table-cell table:formula="of:=IF([$DataEntry.C357]=&quot;&quot;;&quot;&quot;;[$DataEntry.C357])">
            <text:p/>
          </table:table-cell>
          <table:table-cell table:formula="of:=&quot;&quot;">
            <text:p/>
          </table:table-cell>
          <table:table-cell table:formula="of:=IF([$DataEntry.D357]=&quot;&quot;;&quot;&quot;;[$DataEntry.D35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57]=&quot;&quot;;&quot;&quot;;[$DataEntry.N357])">
            <text:p/>
          </table:table-cell>
          <table:table-cell table:formula="of:=IF([$DataEntry.O357]=&quot;&quot;;&quot;&quot;;[$DataEntry.O357])">
            <text:p/>
          </table:table-cell>
          <table:table-cell table:formula="of:=IF([$DataEntry.P357]=&quot;&quot;;&quot;&quot;;[$DataEntry.P357])">
            <text:p/>
          </table:table-cell>
          <table:table-cell table:number-columns-repeated="48"/>
        </table:table-row>
        <table:table-row table:style-name="ro1">
          <table:table-cell table:formula="of:=IF([$DataEntry.A358]=&quot;&quot;;&quot;&quot;;[$DataEntry.A358])">
            <text:p/>
          </table:table-cell>
          <table:table-cell table:formula="of:=&quot;&quot;">
            <text:p/>
          </table:table-cell>
          <table:table-cell table:formula="of:=IF([$DataEntry.B358]=&quot;&quot;;&quot;&quot;;[$DataEntry.B358])">
            <text:p/>
          </table:table-cell>
          <table:table-cell table:formula="of:=IF([$DataEntry.E358]=&quot;&quot;;&quot;&quot;;[$DataEntry.E358])">
            <text:p/>
          </table:table-cell>
          <table:table-cell table:formula="of:=IF([$DataEntry.F358]=&quot;&quot;;&quot;&quot;;[$DataEntry.F358])">
            <text:p/>
          </table:table-cell>
          <table:table-cell table:formula="of:=IF([$DataEntry.G358]=&quot;&quot;;&quot;&quot;;[$DataEntry.G358])">
            <text:p/>
          </table:table-cell>
          <table:table-cell table:formula="of:=IF([$DataEntry.H358]=&quot;&quot;;&quot;&quot;;[$DataEntry.H358])">
            <text:p/>
          </table:table-cell>
          <table:table-cell table:formula="of:=IF([$DataEntry.I358]=&quot;&quot;;&quot;&quot;;[$DataEntry.I358])">
            <text:p/>
          </table:table-cell>
          <table:table-cell table:formula="of:=IF([$DataEntry.C358]=&quot;&quot;;&quot;&quot;;[$DataEntry.C358])">
            <text:p/>
          </table:table-cell>
          <table:table-cell table:formula="of:=&quot;&quot;">
            <text:p/>
          </table:table-cell>
          <table:table-cell table:formula="of:=IF([$DataEntry.D358]=&quot;&quot;;&quot;&quot;;[$DataEntry.D35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58]=&quot;&quot;;&quot;&quot;;[$DataEntry.N358])">
            <text:p/>
          </table:table-cell>
          <table:table-cell table:formula="of:=IF([$DataEntry.O358]=&quot;&quot;;&quot;&quot;;[$DataEntry.O358])">
            <text:p/>
          </table:table-cell>
          <table:table-cell table:formula="of:=IF([$DataEntry.P358]=&quot;&quot;;&quot;&quot;;[$DataEntry.P358])">
            <text:p/>
          </table:table-cell>
          <table:table-cell table:number-columns-repeated="48"/>
        </table:table-row>
        <table:table-row table:style-name="ro1">
          <table:table-cell table:formula="of:=IF([$DataEntry.A359]=&quot;&quot;;&quot;&quot;;[$DataEntry.A359])">
            <text:p/>
          </table:table-cell>
          <table:table-cell table:formula="of:=&quot;&quot;">
            <text:p/>
          </table:table-cell>
          <table:table-cell table:formula="of:=IF([$DataEntry.B359]=&quot;&quot;;&quot;&quot;;[$DataEntry.B359])">
            <text:p/>
          </table:table-cell>
          <table:table-cell table:formula="of:=IF([$DataEntry.E359]=&quot;&quot;;&quot;&quot;;[$DataEntry.E359])">
            <text:p/>
          </table:table-cell>
          <table:table-cell table:formula="of:=IF([$DataEntry.F359]=&quot;&quot;;&quot;&quot;;[$DataEntry.F359])">
            <text:p/>
          </table:table-cell>
          <table:table-cell table:formula="of:=IF([$DataEntry.G359]=&quot;&quot;;&quot;&quot;;[$DataEntry.G359])">
            <text:p/>
          </table:table-cell>
          <table:table-cell table:formula="of:=IF([$DataEntry.H359]=&quot;&quot;;&quot;&quot;;[$DataEntry.H359])">
            <text:p/>
          </table:table-cell>
          <table:table-cell table:formula="of:=IF([$DataEntry.I359]=&quot;&quot;;&quot;&quot;;[$DataEntry.I359])">
            <text:p/>
          </table:table-cell>
          <table:table-cell table:formula="of:=IF([$DataEntry.C359]=&quot;&quot;;&quot;&quot;;[$DataEntry.C359])">
            <text:p/>
          </table:table-cell>
          <table:table-cell table:formula="of:=&quot;&quot;">
            <text:p/>
          </table:table-cell>
          <table:table-cell table:formula="of:=IF([$DataEntry.D359]=&quot;&quot;;&quot;&quot;;[$DataEntry.D35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59]=&quot;&quot;;&quot;&quot;;[$DataEntry.N359])">
            <text:p/>
          </table:table-cell>
          <table:table-cell table:formula="of:=IF([$DataEntry.O359]=&quot;&quot;;&quot;&quot;;[$DataEntry.O359])">
            <text:p/>
          </table:table-cell>
          <table:table-cell table:formula="of:=IF([$DataEntry.P359]=&quot;&quot;;&quot;&quot;;[$DataEntry.P359])">
            <text:p/>
          </table:table-cell>
          <table:table-cell table:number-columns-repeated="48"/>
        </table:table-row>
        <table:table-row table:style-name="ro1">
          <table:table-cell table:formula="of:=IF([$DataEntry.A360]=&quot;&quot;;&quot;&quot;;[$DataEntry.A360])">
            <text:p/>
          </table:table-cell>
          <table:table-cell table:formula="of:=&quot;&quot;">
            <text:p/>
          </table:table-cell>
          <table:table-cell table:formula="of:=IF([$DataEntry.B360]=&quot;&quot;;&quot;&quot;;[$DataEntry.B360])">
            <text:p/>
          </table:table-cell>
          <table:table-cell table:formula="of:=IF([$DataEntry.E360]=&quot;&quot;;&quot;&quot;;[$DataEntry.E360])">
            <text:p/>
          </table:table-cell>
          <table:table-cell table:formula="of:=IF([$DataEntry.F360]=&quot;&quot;;&quot;&quot;;[$DataEntry.F360])">
            <text:p/>
          </table:table-cell>
          <table:table-cell table:formula="of:=IF([$DataEntry.G360]=&quot;&quot;;&quot;&quot;;[$DataEntry.G360])">
            <text:p/>
          </table:table-cell>
          <table:table-cell table:formula="of:=IF([$DataEntry.H360]=&quot;&quot;;&quot;&quot;;[$DataEntry.H360])">
            <text:p/>
          </table:table-cell>
          <table:table-cell table:formula="of:=IF([$DataEntry.I360]=&quot;&quot;;&quot;&quot;;[$DataEntry.I360])">
            <text:p/>
          </table:table-cell>
          <table:table-cell table:formula="of:=IF([$DataEntry.C360]=&quot;&quot;;&quot;&quot;;[$DataEntry.C360])">
            <text:p/>
          </table:table-cell>
          <table:table-cell table:formula="of:=&quot;&quot;">
            <text:p/>
          </table:table-cell>
          <table:table-cell table:formula="of:=IF([$DataEntry.D360]=&quot;&quot;;&quot;&quot;;[$DataEntry.D36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60]=&quot;&quot;;&quot;&quot;;[$DataEntry.N360])">
            <text:p/>
          </table:table-cell>
          <table:table-cell table:formula="of:=IF([$DataEntry.O360]=&quot;&quot;;&quot;&quot;;[$DataEntry.O360])">
            <text:p/>
          </table:table-cell>
          <table:table-cell table:formula="of:=IF([$DataEntry.P360]=&quot;&quot;;&quot;&quot;;[$DataEntry.P360])">
            <text:p/>
          </table:table-cell>
          <table:table-cell table:number-columns-repeated="48"/>
        </table:table-row>
        <table:table-row table:style-name="ro1">
          <table:table-cell table:formula="of:=IF([$DataEntry.A361]=&quot;&quot;;&quot;&quot;;[$DataEntry.A361])">
            <text:p/>
          </table:table-cell>
          <table:table-cell table:formula="of:=&quot;&quot;">
            <text:p/>
          </table:table-cell>
          <table:table-cell table:formula="of:=IF([$DataEntry.B361]=&quot;&quot;;&quot;&quot;;[$DataEntry.B361])">
            <text:p/>
          </table:table-cell>
          <table:table-cell table:formula="of:=IF([$DataEntry.E361]=&quot;&quot;;&quot;&quot;;[$DataEntry.E361])">
            <text:p/>
          </table:table-cell>
          <table:table-cell table:formula="of:=IF([$DataEntry.F361]=&quot;&quot;;&quot;&quot;;[$DataEntry.F361])">
            <text:p/>
          </table:table-cell>
          <table:table-cell table:formula="of:=IF([$DataEntry.G361]=&quot;&quot;;&quot;&quot;;[$DataEntry.G361])">
            <text:p/>
          </table:table-cell>
          <table:table-cell table:formula="of:=IF([$DataEntry.H361]=&quot;&quot;;&quot;&quot;;[$DataEntry.H361])">
            <text:p/>
          </table:table-cell>
          <table:table-cell table:formula="of:=IF([$DataEntry.I361]=&quot;&quot;;&quot;&quot;;[$DataEntry.I361])">
            <text:p/>
          </table:table-cell>
          <table:table-cell table:formula="of:=IF([$DataEntry.C361]=&quot;&quot;;&quot;&quot;;[$DataEntry.C361])">
            <text:p/>
          </table:table-cell>
          <table:table-cell table:formula="of:=&quot;&quot;">
            <text:p/>
          </table:table-cell>
          <table:table-cell table:formula="of:=IF([$DataEntry.D361]=&quot;&quot;;&quot;&quot;;[$DataEntry.D36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61]=&quot;&quot;;&quot;&quot;;[$DataEntry.N361])">
            <text:p/>
          </table:table-cell>
          <table:table-cell table:formula="of:=IF([$DataEntry.O361]=&quot;&quot;;&quot;&quot;;[$DataEntry.O361])">
            <text:p/>
          </table:table-cell>
          <table:table-cell table:formula="of:=IF([$DataEntry.P361]=&quot;&quot;;&quot;&quot;;[$DataEntry.P361])">
            <text:p/>
          </table:table-cell>
          <table:table-cell table:number-columns-repeated="48"/>
        </table:table-row>
        <table:table-row table:style-name="ro1">
          <table:table-cell table:formula="of:=IF([$DataEntry.A362]=&quot;&quot;;&quot;&quot;;[$DataEntry.A362])">
            <text:p/>
          </table:table-cell>
          <table:table-cell table:formula="of:=&quot;&quot;">
            <text:p/>
          </table:table-cell>
          <table:table-cell table:formula="of:=IF([$DataEntry.B362]=&quot;&quot;;&quot;&quot;;[$DataEntry.B362])">
            <text:p/>
          </table:table-cell>
          <table:table-cell table:formula="of:=IF([$DataEntry.E362]=&quot;&quot;;&quot;&quot;;[$DataEntry.E362])">
            <text:p/>
          </table:table-cell>
          <table:table-cell table:formula="of:=IF([$DataEntry.F362]=&quot;&quot;;&quot;&quot;;[$DataEntry.F362])">
            <text:p/>
          </table:table-cell>
          <table:table-cell table:formula="of:=IF([$DataEntry.G362]=&quot;&quot;;&quot;&quot;;[$DataEntry.G362])">
            <text:p/>
          </table:table-cell>
          <table:table-cell table:formula="of:=IF([$DataEntry.H362]=&quot;&quot;;&quot;&quot;;[$DataEntry.H362])">
            <text:p/>
          </table:table-cell>
          <table:table-cell table:formula="of:=IF([$DataEntry.I362]=&quot;&quot;;&quot;&quot;;[$DataEntry.I362])">
            <text:p/>
          </table:table-cell>
          <table:table-cell table:formula="of:=IF([$DataEntry.C362]=&quot;&quot;;&quot;&quot;;[$DataEntry.C362])">
            <text:p/>
          </table:table-cell>
          <table:table-cell table:formula="of:=&quot;&quot;">
            <text:p/>
          </table:table-cell>
          <table:table-cell table:formula="of:=IF([$DataEntry.D362]=&quot;&quot;;&quot;&quot;;[$DataEntry.D36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62]=&quot;&quot;;&quot;&quot;;[$DataEntry.N362])">
            <text:p/>
          </table:table-cell>
          <table:table-cell table:formula="of:=IF([$DataEntry.O362]=&quot;&quot;;&quot;&quot;;[$DataEntry.O362])">
            <text:p/>
          </table:table-cell>
          <table:table-cell table:formula="of:=IF([$DataEntry.P362]=&quot;&quot;;&quot;&quot;;[$DataEntry.P362])">
            <text:p/>
          </table:table-cell>
          <table:table-cell table:number-columns-repeated="48"/>
        </table:table-row>
        <table:table-row table:style-name="ro1">
          <table:table-cell table:formula="of:=IF([$DataEntry.A363]=&quot;&quot;;&quot;&quot;;[$DataEntry.A363])">
            <text:p/>
          </table:table-cell>
          <table:table-cell table:formula="of:=&quot;&quot;">
            <text:p/>
          </table:table-cell>
          <table:table-cell table:formula="of:=IF([$DataEntry.B363]=&quot;&quot;;&quot;&quot;;[$DataEntry.B363])">
            <text:p/>
          </table:table-cell>
          <table:table-cell table:formula="of:=IF([$DataEntry.E363]=&quot;&quot;;&quot;&quot;;[$DataEntry.E363])">
            <text:p/>
          </table:table-cell>
          <table:table-cell table:formula="of:=IF([$DataEntry.F363]=&quot;&quot;;&quot;&quot;;[$DataEntry.F363])">
            <text:p/>
          </table:table-cell>
          <table:table-cell table:formula="of:=IF([$DataEntry.G363]=&quot;&quot;;&quot;&quot;;[$DataEntry.G363])">
            <text:p/>
          </table:table-cell>
          <table:table-cell table:formula="of:=IF([$DataEntry.H363]=&quot;&quot;;&quot;&quot;;[$DataEntry.H363])">
            <text:p/>
          </table:table-cell>
          <table:table-cell table:formula="of:=IF([$DataEntry.I363]=&quot;&quot;;&quot;&quot;;[$DataEntry.I363])">
            <text:p/>
          </table:table-cell>
          <table:table-cell table:formula="of:=IF([$DataEntry.C363]=&quot;&quot;;&quot;&quot;;[$DataEntry.C363])">
            <text:p/>
          </table:table-cell>
          <table:table-cell table:formula="of:=&quot;&quot;">
            <text:p/>
          </table:table-cell>
          <table:table-cell table:formula="of:=IF([$DataEntry.D363]=&quot;&quot;;&quot;&quot;;[$DataEntry.D36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63]=&quot;&quot;;&quot;&quot;;[$DataEntry.N363])">
            <text:p/>
          </table:table-cell>
          <table:table-cell table:formula="of:=IF([$DataEntry.O363]=&quot;&quot;;&quot;&quot;;[$DataEntry.O363])">
            <text:p/>
          </table:table-cell>
          <table:table-cell table:formula="of:=IF([$DataEntry.P363]=&quot;&quot;;&quot;&quot;;[$DataEntry.P363])">
            <text:p/>
          </table:table-cell>
          <table:table-cell table:number-columns-repeated="48"/>
        </table:table-row>
        <table:table-row table:style-name="ro1">
          <table:table-cell table:formula="of:=IF([$DataEntry.A364]=&quot;&quot;;&quot;&quot;;[$DataEntry.A364])">
            <text:p/>
          </table:table-cell>
          <table:table-cell table:formula="of:=&quot;&quot;">
            <text:p/>
          </table:table-cell>
          <table:table-cell table:formula="of:=IF([$DataEntry.B364]=&quot;&quot;;&quot;&quot;;[$DataEntry.B364])">
            <text:p/>
          </table:table-cell>
          <table:table-cell table:formula="of:=IF([$DataEntry.E364]=&quot;&quot;;&quot;&quot;;[$DataEntry.E364])">
            <text:p/>
          </table:table-cell>
          <table:table-cell table:formula="of:=IF([$DataEntry.F364]=&quot;&quot;;&quot;&quot;;[$DataEntry.F364])">
            <text:p/>
          </table:table-cell>
          <table:table-cell table:formula="of:=IF([$DataEntry.G364]=&quot;&quot;;&quot;&quot;;[$DataEntry.G364])">
            <text:p/>
          </table:table-cell>
          <table:table-cell table:formula="of:=IF([$DataEntry.H364]=&quot;&quot;;&quot;&quot;;[$DataEntry.H364])">
            <text:p/>
          </table:table-cell>
          <table:table-cell table:formula="of:=IF([$DataEntry.I364]=&quot;&quot;;&quot;&quot;;[$DataEntry.I364])">
            <text:p/>
          </table:table-cell>
          <table:table-cell table:formula="of:=IF([$DataEntry.C364]=&quot;&quot;;&quot;&quot;;[$DataEntry.C364])">
            <text:p/>
          </table:table-cell>
          <table:table-cell table:formula="of:=&quot;&quot;">
            <text:p/>
          </table:table-cell>
          <table:table-cell table:formula="of:=IF([$DataEntry.D364]=&quot;&quot;;&quot;&quot;;[$DataEntry.D36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64]=&quot;&quot;;&quot;&quot;;[$DataEntry.N364])">
            <text:p/>
          </table:table-cell>
          <table:table-cell table:formula="of:=IF([$DataEntry.O364]=&quot;&quot;;&quot;&quot;;[$DataEntry.O364])">
            <text:p/>
          </table:table-cell>
          <table:table-cell table:formula="of:=IF([$DataEntry.P364]=&quot;&quot;;&quot;&quot;;[$DataEntry.P364])">
            <text:p/>
          </table:table-cell>
          <table:table-cell table:number-columns-repeated="48"/>
        </table:table-row>
        <table:table-row table:style-name="ro1">
          <table:table-cell table:formula="of:=IF([$DataEntry.A365]=&quot;&quot;;&quot;&quot;;[$DataEntry.A365])">
            <text:p/>
          </table:table-cell>
          <table:table-cell table:formula="of:=&quot;&quot;">
            <text:p/>
          </table:table-cell>
          <table:table-cell table:formula="of:=IF([$DataEntry.B365]=&quot;&quot;;&quot;&quot;;[$DataEntry.B365])">
            <text:p/>
          </table:table-cell>
          <table:table-cell table:formula="of:=IF([$DataEntry.E365]=&quot;&quot;;&quot;&quot;;[$DataEntry.E365])">
            <text:p/>
          </table:table-cell>
          <table:table-cell table:formula="of:=IF([$DataEntry.F365]=&quot;&quot;;&quot;&quot;;[$DataEntry.F365])">
            <text:p/>
          </table:table-cell>
          <table:table-cell table:formula="of:=IF([$DataEntry.G365]=&quot;&quot;;&quot;&quot;;[$DataEntry.G365])">
            <text:p/>
          </table:table-cell>
          <table:table-cell table:formula="of:=IF([$DataEntry.H365]=&quot;&quot;;&quot;&quot;;[$DataEntry.H365])">
            <text:p/>
          </table:table-cell>
          <table:table-cell table:formula="of:=IF([$DataEntry.I365]=&quot;&quot;;&quot;&quot;;[$DataEntry.I365])">
            <text:p/>
          </table:table-cell>
          <table:table-cell table:formula="of:=IF([$DataEntry.C365]=&quot;&quot;;&quot;&quot;;[$DataEntry.C365])">
            <text:p/>
          </table:table-cell>
          <table:table-cell table:formula="of:=&quot;&quot;">
            <text:p/>
          </table:table-cell>
          <table:table-cell table:formula="of:=IF([$DataEntry.D365]=&quot;&quot;;&quot;&quot;;[$DataEntry.D36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65]=&quot;&quot;;&quot;&quot;;[$DataEntry.N365])">
            <text:p/>
          </table:table-cell>
          <table:table-cell table:formula="of:=IF([$DataEntry.O365]=&quot;&quot;;&quot;&quot;;[$DataEntry.O365])">
            <text:p/>
          </table:table-cell>
          <table:table-cell table:formula="of:=IF([$DataEntry.P365]=&quot;&quot;;&quot;&quot;;[$DataEntry.P365])">
            <text:p/>
          </table:table-cell>
          <table:table-cell table:number-columns-repeated="48"/>
        </table:table-row>
        <table:table-row table:style-name="ro1">
          <table:table-cell table:formula="of:=IF([$DataEntry.A366]=&quot;&quot;;&quot;&quot;;[$DataEntry.A366])">
            <text:p/>
          </table:table-cell>
          <table:table-cell table:formula="of:=&quot;&quot;">
            <text:p/>
          </table:table-cell>
          <table:table-cell table:formula="of:=IF([$DataEntry.B366]=&quot;&quot;;&quot;&quot;;[$DataEntry.B366])">
            <text:p/>
          </table:table-cell>
          <table:table-cell table:formula="of:=IF([$DataEntry.E366]=&quot;&quot;;&quot;&quot;;[$DataEntry.E366])">
            <text:p/>
          </table:table-cell>
          <table:table-cell table:formula="of:=IF([$DataEntry.F366]=&quot;&quot;;&quot;&quot;;[$DataEntry.F366])">
            <text:p/>
          </table:table-cell>
          <table:table-cell table:formula="of:=IF([$DataEntry.G366]=&quot;&quot;;&quot;&quot;;[$DataEntry.G366])">
            <text:p/>
          </table:table-cell>
          <table:table-cell table:formula="of:=IF([$DataEntry.H366]=&quot;&quot;;&quot;&quot;;[$DataEntry.H366])">
            <text:p/>
          </table:table-cell>
          <table:table-cell table:formula="of:=IF([$DataEntry.I366]=&quot;&quot;;&quot;&quot;;[$DataEntry.I366])">
            <text:p/>
          </table:table-cell>
          <table:table-cell table:formula="of:=IF([$DataEntry.C366]=&quot;&quot;;&quot;&quot;;[$DataEntry.C366])">
            <text:p/>
          </table:table-cell>
          <table:table-cell table:formula="of:=&quot;&quot;">
            <text:p/>
          </table:table-cell>
          <table:table-cell table:formula="of:=IF([$DataEntry.D366]=&quot;&quot;;&quot;&quot;;[$DataEntry.D36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66]=&quot;&quot;;&quot;&quot;;[$DataEntry.N366])">
            <text:p/>
          </table:table-cell>
          <table:table-cell table:formula="of:=IF([$DataEntry.O366]=&quot;&quot;;&quot;&quot;;[$DataEntry.O366])">
            <text:p/>
          </table:table-cell>
          <table:table-cell table:formula="of:=IF([$DataEntry.P366]=&quot;&quot;;&quot;&quot;;[$DataEntry.P366])">
            <text:p/>
          </table:table-cell>
          <table:table-cell table:number-columns-repeated="48"/>
        </table:table-row>
        <table:table-row table:style-name="ro1">
          <table:table-cell table:formula="of:=IF([$DataEntry.A367]=&quot;&quot;;&quot;&quot;;[$DataEntry.A367])">
            <text:p/>
          </table:table-cell>
          <table:table-cell table:formula="of:=&quot;&quot;">
            <text:p/>
          </table:table-cell>
          <table:table-cell table:formula="of:=IF([$DataEntry.B367]=&quot;&quot;;&quot;&quot;;[$DataEntry.B367])">
            <text:p/>
          </table:table-cell>
          <table:table-cell table:formula="of:=IF([$DataEntry.E367]=&quot;&quot;;&quot;&quot;;[$DataEntry.E367])">
            <text:p/>
          </table:table-cell>
          <table:table-cell table:formula="of:=IF([$DataEntry.F367]=&quot;&quot;;&quot;&quot;;[$DataEntry.F367])">
            <text:p/>
          </table:table-cell>
          <table:table-cell table:formula="of:=IF([$DataEntry.G367]=&quot;&quot;;&quot;&quot;;[$DataEntry.G367])">
            <text:p/>
          </table:table-cell>
          <table:table-cell table:formula="of:=IF([$DataEntry.H367]=&quot;&quot;;&quot;&quot;;[$DataEntry.H367])">
            <text:p/>
          </table:table-cell>
          <table:table-cell table:formula="of:=IF([$DataEntry.I367]=&quot;&quot;;&quot;&quot;;[$DataEntry.I367])">
            <text:p/>
          </table:table-cell>
          <table:table-cell table:formula="of:=IF([$DataEntry.C367]=&quot;&quot;;&quot;&quot;;[$DataEntry.C367])">
            <text:p/>
          </table:table-cell>
          <table:table-cell table:formula="of:=&quot;&quot;">
            <text:p/>
          </table:table-cell>
          <table:table-cell table:formula="of:=IF([$DataEntry.D367]=&quot;&quot;;&quot;&quot;;[$DataEntry.D36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67]=&quot;&quot;;&quot;&quot;;[$DataEntry.N367])">
            <text:p/>
          </table:table-cell>
          <table:table-cell table:formula="of:=IF([$DataEntry.O367]=&quot;&quot;;&quot;&quot;;[$DataEntry.O367])">
            <text:p/>
          </table:table-cell>
          <table:table-cell table:formula="of:=IF([$DataEntry.P367]=&quot;&quot;;&quot;&quot;;[$DataEntry.P367])">
            <text:p/>
          </table:table-cell>
          <table:table-cell table:number-columns-repeated="48"/>
        </table:table-row>
        <table:table-row table:style-name="ro1">
          <table:table-cell table:formula="of:=IF([$DataEntry.A368]=&quot;&quot;;&quot;&quot;;[$DataEntry.A368])">
            <text:p/>
          </table:table-cell>
          <table:table-cell table:formula="of:=&quot;&quot;">
            <text:p/>
          </table:table-cell>
          <table:table-cell table:formula="of:=IF([$DataEntry.B368]=&quot;&quot;;&quot;&quot;;[$DataEntry.B368])">
            <text:p/>
          </table:table-cell>
          <table:table-cell table:formula="of:=IF([$DataEntry.E368]=&quot;&quot;;&quot;&quot;;[$DataEntry.E368])">
            <text:p/>
          </table:table-cell>
          <table:table-cell table:formula="of:=IF([$DataEntry.F368]=&quot;&quot;;&quot;&quot;;[$DataEntry.F368])">
            <text:p/>
          </table:table-cell>
          <table:table-cell table:formula="of:=IF([$DataEntry.G368]=&quot;&quot;;&quot;&quot;;[$DataEntry.G368])">
            <text:p/>
          </table:table-cell>
          <table:table-cell table:formula="of:=IF([$DataEntry.H368]=&quot;&quot;;&quot;&quot;;[$DataEntry.H368])">
            <text:p/>
          </table:table-cell>
          <table:table-cell table:formula="of:=IF([$DataEntry.I368]=&quot;&quot;;&quot;&quot;;[$DataEntry.I368])">
            <text:p/>
          </table:table-cell>
          <table:table-cell table:formula="of:=IF([$DataEntry.C368]=&quot;&quot;;&quot;&quot;;[$DataEntry.C368])">
            <text:p/>
          </table:table-cell>
          <table:table-cell table:formula="of:=&quot;&quot;">
            <text:p/>
          </table:table-cell>
          <table:table-cell table:formula="of:=IF([$DataEntry.D368]=&quot;&quot;;&quot;&quot;;[$DataEntry.D36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68]=&quot;&quot;;&quot;&quot;;[$DataEntry.N368])">
            <text:p/>
          </table:table-cell>
          <table:table-cell table:formula="of:=IF([$DataEntry.O368]=&quot;&quot;;&quot;&quot;;[$DataEntry.O368])">
            <text:p/>
          </table:table-cell>
          <table:table-cell table:formula="of:=IF([$DataEntry.P368]=&quot;&quot;;&quot;&quot;;[$DataEntry.P368])">
            <text:p/>
          </table:table-cell>
          <table:table-cell table:number-columns-repeated="48"/>
        </table:table-row>
        <table:table-row table:style-name="ro1">
          <table:table-cell table:formula="of:=IF([$DataEntry.A369]=&quot;&quot;;&quot;&quot;;[$DataEntry.A369])">
            <text:p/>
          </table:table-cell>
          <table:table-cell table:formula="of:=&quot;&quot;">
            <text:p/>
          </table:table-cell>
          <table:table-cell table:formula="of:=IF([$DataEntry.B369]=&quot;&quot;;&quot;&quot;;[$DataEntry.B369])">
            <text:p/>
          </table:table-cell>
          <table:table-cell table:formula="of:=IF([$DataEntry.E369]=&quot;&quot;;&quot;&quot;;[$DataEntry.E369])">
            <text:p/>
          </table:table-cell>
          <table:table-cell table:formula="of:=IF([$DataEntry.F369]=&quot;&quot;;&quot;&quot;;[$DataEntry.F369])">
            <text:p/>
          </table:table-cell>
          <table:table-cell table:formula="of:=IF([$DataEntry.G369]=&quot;&quot;;&quot;&quot;;[$DataEntry.G369])">
            <text:p/>
          </table:table-cell>
          <table:table-cell table:formula="of:=IF([$DataEntry.H369]=&quot;&quot;;&quot;&quot;;[$DataEntry.H369])">
            <text:p/>
          </table:table-cell>
          <table:table-cell table:formula="of:=IF([$DataEntry.I369]=&quot;&quot;;&quot;&quot;;[$DataEntry.I369])">
            <text:p/>
          </table:table-cell>
          <table:table-cell table:formula="of:=IF([$DataEntry.C369]=&quot;&quot;;&quot;&quot;;[$DataEntry.C369])">
            <text:p/>
          </table:table-cell>
          <table:table-cell table:formula="of:=&quot;&quot;">
            <text:p/>
          </table:table-cell>
          <table:table-cell table:formula="of:=IF([$DataEntry.D369]=&quot;&quot;;&quot;&quot;;[$DataEntry.D36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69]=&quot;&quot;;&quot;&quot;;[$DataEntry.N369])">
            <text:p/>
          </table:table-cell>
          <table:table-cell table:formula="of:=IF([$DataEntry.O369]=&quot;&quot;;&quot;&quot;;[$DataEntry.O369])">
            <text:p/>
          </table:table-cell>
          <table:table-cell table:formula="of:=IF([$DataEntry.P369]=&quot;&quot;;&quot;&quot;;[$DataEntry.P369])">
            <text:p/>
          </table:table-cell>
          <table:table-cell table:number-columns-repeated="48"/>
        </table:table-row>
        <table:table-row table:style-name="ro1">
          <table:table-cell table:formula="of:=IF([$DataEntry.A370]=&quot;&quot;;&quot;&quot;;[$DataEntry.A370])">
            <text:p/>
          </table:table-cell>
          <table:table-cell table:formula="of:=&quot;&quot;">
            <text:p/>
          </table:table-cell>
          <table:table-cell table:formula="of:=IF([$DataEntry.B370]=&quot;&quot;;&quot;&quot;;[$DataEntry.B370])">
            <text:p/>
          </table:table-cell>
          <table:table-cell table:formula="of:=IF([$DataEntry.E370]=&quot;&quot;;&quot;&quot;;[$DataEntry.E370])">
            <text:p/>
          </table:table-cell>
          <table:table-cell table:formula="of:=IF([$DataEntry.F370]=&quot;&quot;;&quot;&quot;;[$DataEntry.F370])">
            <text:p/>
          </table:table-cell>
          <table:table-cell table:formula="of:=IF([$DataEntry.G370]=&quot;&quot;;&quot;&quot;;[$DataEntry.G370])">
            <text:p/>
          </table:table-cell>
          <table:table-cell table:formula="of:=IF([$DataEntry.H370]=&quot;&quot;;&quot;&quot;;[$DataEntry.H370])">
            <text:p/>
          </table:table-cell>
          <table:table-cell table:formula="of:=IF([$DataEntry.I370]=&quot;&quot;;&quot;&quot;;[$DataEntry.I370])">
            <text:p/>
          </table:table-cell>
          <table:table-cell table:formula="of:=IF([$DataEntry.C370]=&quot;&quot;;&quot;&quot;;[$DataEntry.C370])">
            <text:p/>
          </table:table-cell>
          <table:table-cell table:formula="of:=&quot;&quot;">
            <text:p/>
          </table:table-cell>
          <table:table-cell table:formula="of:=IF([$DataEntry.D370]=&quot;&quot;;&quot;&quot;;[$DataEntry.D37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70]=&quot;&quot;;&quot;&quot;;[$DataEntry.N370])">
            <text:p/>
          </table:table-cell>
          <table:table-cell table:formula="of:=IF([$DataEntry.O370]=&quot;&quot;;&quot;&quot;;[$DataEntry.O370])">
            <text:p/>
          </table:table-cell>
          <table:table-cell table:formula="of:=IF([$DataEntry.P370]=&quot;&quot;;&quot;&quot;;[$DataEntry.P370])">
            <text:p/>
          </table:table-cell>
          <table:table-cell table:number-columns-repeated="48"/>
        </table:table-row>
        <table:table-row table:style-name="ro1">
          <table:table-cell table:formula="of:=IF([$DataEntry.A371]=&quot;&quot;;&quot;&quot;;[$DataEntry.A371])">
            <text:p/>
          </table:table-cell>
          <table:table-cell table:formula="of:=&quot;&quot;">
            <text:p/>
          </table:table-cell>
          <table:table-cell table:formula="of:=IF([$DataEntry.B371]=&quot;&quot;;&quot;&quot;;[$DataEntry.B371])">
            <text:p/>
          </table:table-cell>
          <table:table-cell table:formula="of:=IF([$DataEntry.E371]=&quot;&quot;;&quot;&quot;;[$DataEntry.E371])">
            <text:p/>
          </table:table-cell>
          <table:table-cell table:formula="of:=IF([$DataEntry.F371]=&quot;&quot;;&quot;&quot;;[$DataEntry.F371])">
            <text:p/>
          </table:table-cell>
          <table:table-cell table:formula="of:=IF([$DataEntry.G371]=&quot;&quot;;&quot;&quot;;[$DataEntry.G371])">
            <text:p/>
          </table:table-cell>
          <table:table-cell table:formula="of:=IF([$DataEntry.H371]=&quot;&quot;;&quot;&quot;;[$DataEntry.H371])">
            <text:p/>
          </table:table-cell>
          <table:table-cell table:formula="of:=IF([$DataEntry.I371]=&quot;&quot;;&quot;&quot;;[$DataEntry.I371])">
            <text:p/>
          </table:table-cell>
          <table:table-cell table:formula="of:=IF([$DataEntry.C371]=&quot;&quot;;&quot;&quot;;[$DataEntry.C371])">
            <text:p/>
          </table:table-cell>
          <table:table-cell table:formula="of:=&quot;&quot;">
            <text:p/>
          </table:table-cell>
          <table:table-cell table:formula="of:=IF([$DataEntry.D371]=&quot;&quot;;&quot;&quot;;[$DataEntry.D37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71]=&quot;&quot;;&quot;&quot;;[$DataEntry.N371])">
            <text:p/>
          </table:table-cell>
          <table:table-cell table:formula="of:=IF([$DataEntry.O371]=&quot;&quot;;&quot;&quot;;[$DataEntry.O371])">
            <text:p/>
          </table:table-cell>
          <table:table-cell table:formula="of:=IF([$DataEntry.P371]=&quot;&quot;;&quot;&quot;;[$DataEntry.P371])">
            <text:p/>
          </table:table-cell>
          <table:table-cell table:number-columns-repeated="48"/>
        </table:table-row>
        <table:table-row table:style-name="ro1">
          <table:table-cell table:formula="of:=IF([$DataEntry.A372]=&quot;&quot;;&quot;&quot;;[$DataEntry.A372])">
            <text:p/>
          </table:table-cell>
          <table:table-cell table:formula="of:=&quot;&quot;">
            <text:p/>
          </table:table-cell>
          <table:table-cell table:formula="of:=IF([$DataEntry.B372]=&quot;&quot;;&quot;&quot;;[$DataEntry.B372])">
            <text:p/>
          </table:table-cell>
          <table:table-cell table:formula="of:=IF([$DataEntry.E372]=&quot;&quot;;&quot;&quot;;[$DataEntry.E372])">
            <text:p/>
          </table:table-cell>
          <table:table-cell table:formula="of:=IF([$DataEntry.F372]=&quot;&quot;;&quot;&quot;;[$DataEntry.F372])">
            <text:p/>
          </table:table-cell>
          <table:table-cell table:formula="of:=IF([$DataEntry.G372]=&quot;&quot;;&quot;&quot;;[$DataEntry.G372])">
            <text:p/>
          </table:table-cell>
          <table:table-cell table:formula="of:=IF([$DataEntry.H372]=&quot;&quot;;&quot;&quot;;[$DataEntry.H372])">
            <text:p/>
          </table:table-cell>
          <table:table-cell table:formula="of:=IF([$DataEntry.I372]=&quot;&quot;;&quot;&quot;;[$DataEntry.I372])">
            <text:p/>
          </table:table-cell>
          <table:table-cell table:formula="of:=IF([$DataEntry.C372]=&quot;&quot;;&quot;&quot;;[$DataEntry.C372])">
            <text:p/>
          </table:table-cell>
          <table:table-cell table:formula="of:=&quot;&quot;">
            <text:p/>
          </table:table-cell>
          <table:table-cell table:formula="of:=IF([$DataEntry.D372]=&quot;&quot;;&quot;&quot;;[$DataEntry.D37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72]=&quot;&quot;;&quot;&quot;;[$DataEntry.N372])">
            <text:p/>
          </table:table-cell>
          <table:table-cell table:formula="of:=IF([$DataEntry.O372]=&quot;&quot;;&quot;&quot;;[$DataEntry.O372])">
            <text:p/>
          </table:table-cell>
          <table:table-cell table:formula="of:=IF([$DataEntry.P372]=&quot;&quot;;&quot;&quot;;[$DataEntry.P372])">
            <text:p/>
          </table:table-cell>
          <table:table-cell table:number-columns-repeated="48"/>
        </table:table-row>
        <table:table-row table:style-name="ro1">
          <table:table-cell table:formula="of:=IF([$DataEntry.A373]=&quot;&quot;;&quot;&quot;;[$DataEntry.A373])">
            <text:p/>
          </table:table-cell>
          <table:table-cell table:formula="of:=&quot;&quot;">
            <text:p/>
          </table:table-cell>
          <table:table-cell table:formula="of:=IF([$DataEntry.B373]=&quot;&quot;;&quot;&quot;;[$DataEntry.B373])">
            <text:p/>
          </table:table-cell>
          <table:table-cell table:formula="of:=IF([$DataEntry.E373]=&quot;&quot;;&quot;&quot;;[$DataEntry.E373])">
            <text:p/>
          </table:table-cell>
          <table:table-cell table:formula="of:=IF([$DataEntry.F373]=&quot;&quot;;&quot;&quot;;[$DataEntry.F373])">
            <text:p/>
          </table:table-cell>
          <table:table-cell table:formula="of:=IF([$DataEntry.G373]=&quot;&quot;;&quot;&quot;;[$DataEntry.G373])">
            <text:p/>
          </table:table-cell>
          <table:table-cell table:formula="of:=IF([$DataEntry.H373]=&quot;&quot;;&quot;&quot;;[$DataEntry.H373])">
            <text:p/>
          </table:table-cell>
          <table:table-cell table:formula="of:=IF([$DataEntry.I373]=&quot;&quot;;&quot;&quot;;[$DataEntry.I373])">
            <text:p/>
          </table:table-cell>
          <table:table-cell table:formula="of:=IF([$DataEntry.C373]=&quot;&quot;;&quot;&quot;;[$DataEntry.C373])">
            <text:p/>
          </table:table-cell>
          <table:table-cell table:formula="of:=&quot;&quot;">
            <text:p/>
          </table:table-cell>
          <table:table-cell table:formula="of:=IF([$DataEntry.D373]=&quot;&quot;;&quot;&quot;;[$DataEntry.D37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73]=&quot;&quot;;&quot;&quot;;[$DataEntry.N373])">
            <text:p/>
          </table:table-cell>
          <table:table-cell table:formula="of:=IF([$DataEntry.O373]=&quot;&quot;;&quot;&quot;;[$DataEntry.O373])">
            <text:p/>
          </table:table-cell>
          <table:table-cell table:formula="of:=IF([$DataEntry.P373]=&quot;&quot;;&quot;&quot;;[$DataEntry.P373])">
            <text:p/>
          </table:table-cell>
          <table:table-cell table:number-columns-repeated="48"/>
        </table:table-row>
        <table:table-row table:style-name="ro1">
          <table:table-cell table:formula="of:=IF([$DataEntry.A374]=&quot;&quot;;&quot;&quot;;[$DataEntry.A374])">
            <text:p/>
          </table:table-cell>
          <table:table-cell table:formula="of:=&quot;&quot;">
            <text:p/>
          </table:table-cell>
          <table:table-cell table:formula="of:=IF([$DataEntry.B374]=&quot;&quot;;&quot;&quot;;[$DataEntry.B374])">
            <text:p/>
          </table:table-cell>
          <table:table-cell table:formula="of:=IF([$DataEntry.E374]=&quot;&quot;;&quot;&quot;;[$DataEntry.E374])">
            <text:p/>
          </table:table-cell>
          <table:table-cell table:formula="of:=IF([$DataEntry.F374]=&quot;&quot;;&quot;&quot;;[$DataEntry.F374])">
            <text:p/>
          </table:table-cell>
          <table:table-cell table:formula="of:=IF([$DataEntry.G374]=&quot;&quot;;&quot;&quot;;[$DataEntry.G374])">
            <text:p/>
          </table:table-cell>
          <table:table-cell table:formula="of:=IF([$DataEntry.H374]=&quot;&quot;;&quot;&quot;;[$DataEntry.H374])">
            <text:p/>
          </table:table-cell>
          <table:table-cell table:formula="of:=IF([$DataEntry.I374]=&quot;&quot;;&quot;&quot;;[$DataEntry.I374])">
            <text:p/>
          </table:table-cell>
          <table:table-cell table:formula="of:=IF([$DataEntry.C374]=&quot;&quot;;&quot;&quot;;[$DataEntry.C374])">
            <text:p/>
          </table:table-cell>
          <table:table-cell table:formula="of:=&quot;&quot;">
            <text:p/>
          </table:table-cell>
          <table:table-cell table:formula="of:=IF([$DataEntry.D374]=&quot;&quot;;&quot;&quot;;[$DataEntry.D37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74]=&quot;&quot;;&quot;&quot;;[$DataEntry.N374])">
            <text:p/>
          </table:table-cell>
          <table:table-cell table:formula="of:=IF([$DataEntry.O374]=&quot;&quot;;&quot;&quot;;[$DataEntry.O374])">
            <text:p/>
          </table:table-cell>
          <table:table-cell table:formula="of:=IF([$DataEntry.P374]=&quot;&quot;;&quot;&quot;;[$DataEntry.P374])">
            <text:p/>
          </table:table-cell>
          <table:table-cell table:number-columns-repeated="48"/>
        </table:table-row>
        <table:table-row table:style-name="ro1">
          <table:table-cell table:formula="of:=IF([$DataEntry.A375]=&quot;&quot;;&quot;&quot;;[$DataEntry.A375])">
            <text:p/>
          </table:table-cell>
          <table:table-cell table:formula="of:=&quot;&quot;">
            <text:p/>
          </table:table-cell>
          <table:table-cell table:formula="of:=IF([$DataEntry.B375]=&quot;&quot;;&quot;&quot;;[$DataEntry.B375])">
            <text:p/>
          </table:table-cell>
          <table:table-cell table:formula="of:=IF([$DataEntry.E375]=&quot;&quot;;&quot;&quot;;[$DataEntry.E375])">
            <text:p/>
          </table:table-cell>
          <table:table-cell table:formula="of:=IF([$DataEntry.F375]=&quot;&quot;;&quot;&quot;;[$DataEntry.F375])">
            <text:p/>
          </table:table-cell>
          <table:table-cell table:formula="of:=IF([$DataEntry.G375]=&quot;&quot;;&quot;&quot;;[$DataEntry.G375])">
            <text:p/>
          </table:table-cell>
          <table:table-cell table:formula="of:=IF([$DataEntry.H375]=&quot;&quot;;&quot;&quot;;[$DataEntry.H375])">
            <text:p/>
          </table:table-cell>
          <table:table-cell table:formula="of:=IF([$DataEntry.I375]=&quot;&quot;;&quot;&quot;;[$DataEntry.I375])">
            <text:p/>
          </table:table-cell>
          <table:table-cell table:formula="of:=IF([$DataEntry.C375]=&quot;&quot;;&quot;&quot;;[$DataEntry.C375])">
            <text:p/>
          </table:table-cell>
          <table:table-cell table:formula="of:=&quot;&quot;">
            <text:p/>
          </table:table-cell>
          <table:table-cell table:formula="of:=IF([$DataEntry.D375]=&quot;&quot;;&quot;&quot;;[$DataEntry.D37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75]=&quot;&quot;;&quot;&quot;;[$DataEntry.N375])">
            <text:p/>
          </table:table-cell>
          <table:table-cell table:formula="of:=IF([$DataEntry.O375]=&quot;&quot;;&quot;&quot;;[$DataEntry.O375])">
            <text:p/>
          </table:table-cell>
          <table:table-cell table:formula="of:=IF([$DataEntry.P375]=&quot;&quot;;&quot;&quot;;[$DataEntry.P375])">
            <text:p/>
          </table:table-cell>
          <table:table-cell table:number-columns-repeated="48"/>
        </table:table-row>
        <table:table-row table:style-name="ro1">
          <table:table-cell table:formula="of:=IF([$DataEntry.A376]=&quot;&quot;;&quot;&quot;;[$DataEntry.A376])">
            <text:p/>
          </table:table-cell>
          <table:table-cell table:formula="of:=&quot;&quot;">
            <text:p/>
          </table:table-cell>
          <table:table-cell table:formula="of:=IF([$DataEntry.B376]=&quot;&quot;;&quot;&quot;;[$DataEntry.B376])">
            <text:p/>
          </table:table-cell>
          <table:table-cell table:formula="of:=IF([$DataEntry.E376]=&quot;&quot;;&quot;&quot;;[$DataEntry.E376])">
            <text:p/>
          </table:table-cell>
          <table:table-cell table:formula="of:=IF([$DataEntry.F376]=&quot;&quot;;&quot;&quot;;[$DataEntry.F376])">
            <text:p/>
          </table:table-cell>
          <table:table-cell table:formula="of:=IF([$DataEntry.G376]=&quot;&quot;;&quot;&quot;;[$DataEntry.G376])">
            <text:p/>
          </table:table-cell>
          <table:table-cell table:formula="of:=IF([$DataEntry.H376]=&quot;&quot;;&quot;&quot;;[$DataEntry.H376])">
            <text:p/>
          </table:table-cell>
          <table:table-cell table:formula="of:=IF([$DataEntry.I376]=&quot;&quot;;&quot;&quot;;[$DataEntry.I376])">
            <text:p/>
          </table:table-cell>
          <table:table-cell table:formula="of:=IF([$DataEntry.C376]=&quot;&quot;;&quot;&quot;;[$DataEntry.C376])">
            <text:p/>
          </table:table-cell>
          <table:table-cell table:formula="of:=&quot;&quot;">
            <text:p/>
          </table:table-cell>
          <table:table-cell table:formula="of:=IF([$DataEntry.D376]=&quot;&quot;;&quot;&quot;;[$DataEntry.D37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76]=&quot;&quot;;&quot;&quot;;[$DataEntry.N376])">
            <text:p/>
          </table:table-cell>
          <table:table-cell table:formula="of:=IF([$DataEntry.O376]=&quot;&quot;;&quot;&quot;;[$DataEntry.O376])">
            <text:p/>
          </table:table-cell>
          <table:table-cell table:formula="of:=IF([$DataEntry.P376]=&quot;&quot;;&quot;&quot;;[$DataEntry.P376])">
            <text:p/>
          </table:table-cell>
          <table:table-cell table:number-columns-repeated="48"/>
        </table:table-row>
        <table:table-row table:style-name="ro1">
          <table:table-cell table:formula="of:=IF([$DataEntry.A377]=&quot;&quot;;&quot;&quot;;[$DataEntry.A377])">
            <text:p/>
          </table:table-cell>
          <table:table-cell table:formula="of:=&quot;&quot;">
            <text:p/>
          </table:table-cell>
          <table:table-cell table:formula="of:=IF([$DataEntry.B377]=&quot;&quot;;&quot;&quot;;[$DataEntry.B377])">
            <text:p/>
          </table:table-cell>
          <table:table-cell table:formula="of:=IF([$DataEntry.E377]=&quot;&quot;;&quot;&quot;;[$DataEntry.E377])">
            <text:p/>
          </table:table-cell>
          <table:table-cell table:formula="of:=IF([$DataEntry.F377]=&quot;&quot;;&quot;&quot;;[$DataEntry.F377])">
            <text:p/>
          </table:table-cell>
          <table:table-cell table:formula="of:=IF([$DataEntry.G377]=&quot;&quot;;&quot;&quot;;[$DataEntry.G377])">
            <text:p/>
          </table:table-cell>
          <table:table-cell table:formula="of:=IF([$DataEntry.H377]=&quot;&quot;;&quot;&quot;;[$DataEntry.H377])">
            <text:p/>
          </table:table-cell>
          <table:table-cell table:formula="of:=IF([$DataEntry.I377]=&quot;&quot;;&quot;&quot;;[$DataEntry.I377])">
            <text:p/>
          </table:table-cell>
          <table:table-cell table:formula="of:=IF([$DataEntry.C377]=&quot;&quot;;&quot;&quot;;[$DataEntry.C377])">
            <text:p/>
          </table:table-cell>
          <table:table-cell table:formula="of:=&quot;&quot;">
            <text:p/>
          </table:table-cell>
          <table:table-cell table:formula="of:=IF([$DataEntry.D377]=&quot;&quot;;&quot;&quot;;[$DataEntry.D37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77]=&quot;&quot;;&quot;&quot;;[$DataEntry.N377])">
            <text:p/>
          </table:table-cell>
          <table:table-cell table:formula="of:=IF([$DataEntry.O377]=&quot;&quot;;&quot;&quot;;[$DataEntry.O377])">
            <text:p/>
          </table:table-cell>
          <table:table-cell table:formula="of:=IF([$DataEntry.P377]=&quot;&quot;;&quot;&quot;;[$DataEntry.P377])">
            <text:p/>
          </table:table-cell>
          <table:table-cell table:number-columns-repeated="48"/>
        </table:table-row>
        <table:table-row table:style-name="ro1">
          <table:table-cell table:formula="of:=IF([$DataEntry.A378]=&quot;&quot;;&quot;&quot;;[$DataEntry.A378])">
            <text:p/>
          </table:table-cell>
          <table:table-cell table:formula="of:=&quot;&quot;">
            <text:p/>
          </table:table-cell>
          <table:table-cell table:formula="of:=IF([$DataEntry.B378]=&quot;&quot;;&quot;&quot;;[$DataEntry.B378])">
            <text:p/>
          </table:table-cell>
          <table:table-cell table:formula="of:=IF([$DataEntry.E378]=&quot;&quot;;&quot;&quot;;[$DataEntry.E378])">
            <text:p/>
          </table:table-cell>
          <table:table-cell table:formula="of:=IF([$DataEntry.F378]=&quot;&quot;;&quot;&quot;;[$DataEntry.F378])">
            <text:p/>
          </table:table-cell>
          <table:table-cell table:formula="of:=IF([$DataEntry.G378]=&quot;&quot;;&quot;&quot;;[$DataEntry.G378])">
            <text:p/>
          </table:table-cell>
          <table:table-cell table:formula="of:=IF([$DataEntry.H378]=&quot;&quot;;&quot;&quot;;[$DataEntry.H378])">
            <text:p/>
          </table:table-cell>
          <table:table-cell table:formula="of:=IF([$DataEntry.I378]=&quot;&quot;;&quot;&quot;;[$DataEntry.I378])">
            <text:p/>
          </table:table-cell>
          <table:table-cell table:formula="of:=IF([$DataEntry.C378]=&quot;&quot;;&quot;&quot;;[$DataEntry.C378])">
            <text:p/>
          </table:table-cell>
          <table:table-cell table:formula="of:=&quot;&quot;">
            <text:p/>
          </table:table-cell>
          <table:table-cell table:formula="of:=IF([$DataEntry.D378]=&quot;&quot;;&quot;&quot;;[$DataEntry.D37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78]=&quot;&quot;;&quot;&quot;;[$DataEntry.N378])">
            <text:p/>
          </table:table-cell>
          <table:table-cell table:formula="of:=IF([$DataEntry.O378]=&quot;&quot;;&quot;&quot;;[$DataEntry.O378])">
            <text:p/>
          </table:table-cell>
          <table:table-cell table:formula="of:=IF([$DataEntry.P378]=&quot;&quot;;&quot;&quot;;[$DataEntry.P378])">
            <text:p/>
          </table:table-cell>
          <table:table-cell table:number-columns-repeated="48"/>
        </table:table-row>
        <table:table-row table:style-name="ro1">
          <table:table-cell table:formula="of:=IF([$DataEntry.A379]=&quot;&quot;;&quot;&quot;;[$DataEntry.A379])">
            <text:p/>
          </table:table-cell>
          <table:table-cell table:formula="of:=&quot;&quot;">
            <text:p/>
          </table:table-cell>
          <table:table-cell table:formula="of:=IF([$DataEntry.B379]=&quot;&quot;;&quot;&quot;;[$DataEntry.B379])">
            <text:p/>
          </table:table-cell>
          <table:table-cell table:formula="of:=IF([$DataEntry.E379]=&quot;&quot;;&quot;&quot;;[$DataEntry.E379])">
            <text:p/>
          </table:table-cell>
          <table:table-cell table:formula="of:=IF([$DataEntry.F379]=&quot;&quot;;&quot;&quot;;[$DataEntry.F379])">
            <text:p/>
          </table:table-cell>
          <table:table-cell table:formula="of:=IF([$DataEntry.G379]=&quot;&quot;;&quot;&quot;;[$DataEntry.G379])">
            <text:p/>
          </table:table-cell>
          <table:table-cell table:formula="of:=IF([$DataEntry.H379]=&quot;&quot;;&quot;&quot;;[$DataEntry.H379])">
            <text:p/>
          </table:table-cell>
          <table:table-cell table:formula="of:=IF([$DataEntry.I379]=&quot;&quot;;&quot;&quot;;[$DataEntry.I379])">
            <text:p/>
          </table:table-cell>
          <table:table-cell table:formula="of:=IF([$DataEntry.C379]=&quot;&quot;;&quot;&quot;;[$DataEntry.C379])">
            <text:p/>
          </table:table-cell>
          <table:table-cell table:formula="of:=&quot;&quot;">
            <text:p/>
          </table:table-cell>
          <table:table-cell table:formula="of:=IF([$DataEntry.D379]=&quot;&quot;;&quot;&quot;;[$DataEntry.D37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79]=&quot;&quot;;&quot;&quot;;[$DataEntry.N379])">
            <text:p/>
          </table:table-cell>
          <table:table-cell table:formula="of:=IF([$DataEntry.O379]=&quot;&quot;;&quot;&quot;;[$DataEntry.O379])">
            <text:p/>
          </table:table-cell>
          <table:table-cell table:formula="of:=IF([$DataEntry.P379]=&quot;&quot;;&quot;&quot;;[$DataEntry.P379])">
            <text:p/>
          </table:table-cell>
          <table:table-cell table:number-columns-repeated="48"/>
        </table:table-row>
        <table:table-row table:style-name="ro1">
          <table:table-cell table:formula="of:=IF([$DataEntry.A380]=&quot;&quot;;&quot;&quot;;[$DataEntry.A380])">
            <text:p/>
          </table:table-cell>
          <table:table-cell table:formula="of:=&quot;&quot;">
            <text:p/>
          </table:table-cell>
          <table:table-cell table:formula="of:=IF([$DataEntry.B380]=&quot;&quot;;&quot;&quot;;[$DataEntry.B380])">
            <text:p/>
          </table:table-cell>
          <table:table-cell table:formula="of:=IF([$DataEntry.E380]=&quot;&quot;;&quot;&quot;;[$DataEntry.E380])">
            <text:p/>
          </table:table-cell>
          <table:table-cell table:formula="of:=IF([$DataEntry.F380]=&quot;&quot;;&quot;&quot;;[$DataEntry.F380])">
            <text:p/>
          </table:table-cell>
          <table:table-cell table:formula="of:=IF([$DataEntry.G380]=&quot;&quot;;&quot;&quot;;[$DataEntry.G380])">
            <text:p/>
          </table:table-cell>
          <table:table-cell table:formula="of:=IF([$DataEntry.H380]=&quot;&quot;;&quot;&quot;;[$DataEntry.H380])">
            <text:p/>
          </table:table-cell>
          <table:table-cell table:formula="of:=IF([$DataEntry.I380]=&quot;&quot;;&quot;&quot;;[$DataEntry.I380])">
            <text:p/>
          </table:table-cell>
          <table:table-cell table:formula="of:=IF([$DataEntry.C380]=&quot;&quot;;&quot;&quot;;[$DataEntry.C380])">
            <text:p/>
          </table:table-cell>
          <table:table-cell table:formula="of:=&quot;&quot;">
            <text:p/>
          </table:table-cell>
          <table:table-cell table:formula="of:=IF([$DataEntry.D380]=&quot;&quot;;&quot;&quot;;[$DataEntry.D38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80]=&quot;&quot;;&quot;&quot;;[$DataEntry.N380])">
            <text:p/>
          </table:table-cell>
          <table:table-cell table:formula="of:=IF([$DataEntry.O380]=&quot;&quot;;&quot;&quot;;[$DataEntry.O380])">
            <text:p/>
          </table:table-cell>
          <table:table-cell table:formula="of:=IF([$DataEntry.P380]=&quot;&quot;;&quot;&quot;;[$DataEntry.P380])">
            <text:p/>
          </table:table-cell>
          <table:table-cell table:number-columns-repeated="48"/>
        </table:table-row>
        <table:table-row table:style-name="ro1">
          <table:table-cell table:formula="of:=IF([$DataEntry.A381]=&quot;&quot;;&quot;&quot;;[$DataEntry.A381])">
            <text:p/>
          </table:table-cell>
          <table:table-cell table:formula="of:=&quot;&quot;">
            <text:p/>
          </table:table-cell>
          <table:table-cell table:formula="of:=IF([$DataEntry.B381]=&quot;&quot;;&quot;&quot;;[$DataEntry.B381])">
            <text:p/>
          </table:table-cell>
          <table:table-cell table:formula="of:=IF([$DataEntry.E381]=&quot;&quot;;&quot;&quot;;[$DataEntry.E381])">
            <text:p/>
          </table:table-cell>
          <table:table-cell table:formula="of:=IF([$DataEntry.F381]=&quot;&quot;;&quot;&quot;;[$DataEntry.F381])">
            <text:p/>
          </table:table-cell>
          <table:table-cell table:formula="of:=IF([$DataEntry.G381]=&quot;&quot;;&quot;&quot;;[$DataEntry.G381])">
            <text:p/>
          </table:table-cell>
          <table:table-cell table:formula="of:=IF([$DataEntry.H381]=&quot;&quot;;&quot;&quot;;[$DataEntry.H381])">
            <text:p/>
          </table:table-cell>
          <table:table-cell table:formula="of:=IF([$DataEntry.I381]=&quot;&quot;;&quot;&quot;;[$DataEntry.I381])">
            <text:p/>
          </table:table-cell>
          <table:table-cell table:formula="of:=IF([$DataEntry.C381]=&quot;&quot;;&quot;&quot;;[$DataEntry.C381])">
            <text:p/>
          </table:table-cell>
          <table:table-cell table:formula="of:=&quot;&quot;">
            <text:p/>
          </table:table-cell>
          <table:table-cell table:formula="of:=IF([$DataEntry.D381]=&quot;&quot;;&quot;&quot;;[$DataEntry.D38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81]=&quot;&quot;;&quot;&quot;;[$DataEntry.N381])">
            <text:p/>
          </table:table-cell>
          <table:table-cell table:formula="of:=IF([$DataEntry.O381]=&quot;&quot;;&quot;&quot;;[$DataEntry.O381])">
            <text:p/>
          </table:table-cell>
          <table:table-cell table:formula="of:=IF([$DataEntry.P381]=&quot;&quot;;&quot;&quot;;[$DataEntry.P381])">
            <text:p/>
          </table:table-cell>
          <table:table-cell table:number-columns-repeated="48"/>
        </table:table-row>
        <table:table-row table:style-name="ro1">
          <table:table-cell table:formula="of:=IF([$DataEntry.A382]=&quot;&quot;;&quot;&quot;;[$DataEntry.A382])">
            <text:p/>
          </table:table-cell>
          <table:table-cell table:formula="of:=&quot;&quot;">
            <text:p/>
          </table:table-cell>
          <table:table-cell table:formula="of:=IF([$DataEntry.B382]=&quot;&quot;;&quot;&quot;;[$DataEntry.B382])">
            <text:p/>
          </table:table-cell>
          <table:table-cell table:formula="of:=IF([$DataEntry.E382]=&quot;&quot;;&quot;&quot;;[$DataEntry.E382])">
            <text:p/>
          </table:table-cell>
          <table:table-cell table:formula="of:=IF([$DataEntry.F382]=&quot;&quot;;&quot;&quot;;[$DataEntry.F382])">
            <text:p/>
          </table:table-cell>
          <table:table-cell table:formula="of:=IF([$DataEntry.G382]=&quot;&quot;;&quot;&quot;;[$DataEntry.G382])">
            <text:p/>
          </table:table-cell>
          <table:table-cell table:formula="of:=IF([$DataEntry.H382]=&quot;&quot;;&quot;&quot;;[$DataEntry.H382])">
            <text:p/>
          </table:table-cell>
          <table:table-cell table:formula="of:=IF([$DataEntry.I382]=&quot;&quot;;&quot;&quot;;[$DataEntry.I382])">
            <text:p/>
          </table:table-cell>
          <table:table-cell table:formula="of:=IF([$DataEntry.C382]=&quot;&quot;;&quot;&quot;;[$DataEntry.C382])">
            <text:p/>
          </table:table-cell>
          <table:table-cell table:formula="of:=&quot;&quot;">
            <text:p/>
          </table:table-cell>
          <table:table-cell table:formula="of:=IF([$DataEntry.D382]=&quot;&quot;;&quot;&quot;;[$DataEntry.D38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82]=&quot;&quot;;&quot;&quot;;[$DataEntry.N382])">
            <text:p/>
          </table:table-cell>
          <table:table-cell table:formula="of:=IF([$DataEntry.O382]=&quot;&quot;;&quot;&quot;;[$DataEntry.O382])">
            <text:p/>
          </table:table-cell>
          <table:table-cell table:formula="of:=IF([$DataEntry.P382]=&quot;&quot;;&quot;&quot;;[$DataEntry.P382])">
            <text:p/>
          </table:table-cell>
          <table:table-cell table:number-columns-repeated="48"/>
        </table:table-row>
        <table:table-row table:style-name="ro1">
          <table:table-cell table:formula="of:=IF([$DataEntry.A383]=&quot;&quot;;&quot;&quot;;[$DataEntry.A383])">
            <text:p/>
          </table:table-cell>
          <table:table-cell table:formula="of:=&quot;&quot;">
            <text:p/>
          </table:table-cell>
          <table:table-cell table:formula="of:=IF([$DataEntry.B383]=&quot;&quot;;&quot;&quot;;[$DataEntry.B383])">
            <text:p/>
          </table:table-cell>
          <table:table-cell table:formula="of:=IF([$DataEntry.E383]=&quot;&quot;;&quot;&quot;;[$DataEntry.E383])">
            <text:p/>
          </table:table-cell>
          <table:table-cell table:formula="of:=IF([$DataEntry.F383]=&quot;&quot;;&quot;&quot;;[$DataEntry.F383])">
            <text:p/>
          </table:table-cell>
          <table:table-cell table:formula="of:=IF([$DataEntry.G383]=&quot;&quot;;&quot;&quot;;[$DataEntry.G383])">
            <text:p/>
          </table:table-cell>
          <table:table-cell table:formula="of:=IF([$DataEntry.H383]=&quot;&quot;;&quot;&quot;;[$DataEntry.H383])">
            <text:p/>
          </table:table-cell>
          <table:table-cell table:formula="of:=IF([$DataEntry.I383]=&quot;&quot;;&quot;&quot;;[$DataEntry.I383])">
            <text:p/>
          </table:table-cell>
          <table:table-cell table:formula="of:=IF([$DataEntry.C383]=&quot;&quot;;&quot;&quot;;[$DataEntry.C383])">
            <text:p/>
          </table:table-cell>
          <table:table-cell table:formula="of:=&quot;&quot;">
            <text:p/>
          </table:table-cell>
          <table:table-cell table:formula="of:=IF([$DataEntry.D383]=&quot;&quot;;&quot;&quot;;[$DataEntry.D38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83]=&quot;&quot;;&quot;&quot;;[$DataEntry.N383])">
            <text:p/>
          </table:table-cell>
          <table:table-cell table:formula="of:=IF([$DataEntry.O383]=&quot;&quot;;&quot;&quot;;[$DataEntry.O383])">
            <text:p/>
          </table:table-cell>
          <table:table-cell table:formula="of:=IF([$DataEntry.P383]=&quot;&quot;;&quot;&quot;;[$DataEntry.P383])">
            <text:p/>
          </table:table-cell>
          <table:table-cell table:number-columns-repeated="48"/>
        </table:table-row>
        <table:table-row table:style-name="ro1">
          <table:table-cell table:formula="of:=IF([$DataEntry.A384]=&quot;&quot;;&quot;&quot;;[$DataEntry.A384])">
            <text:p/>
          </table:table-cell>
          <table:table-cell table:formula="of:=&quot;&quot;">
            <text:p/>
          </table:table-cell>
          <table:table-cell table:formula="of:=IF([$DataEntry.B384]=&quot;&quot;;&quot;&quot;;[$DataEntry.B384])">
            <text:p/>
          </table:table-cell>
          <table:table-cell table:formula="of:=IF([$DataEntry.E384]=&quot;&quot;;&quot;&quot;;[$DataEntry.E384])">
            <text:p/>
          </table:table-cell>
          <table:table-cell table:formula="of:=IF([$DataEntry.F384]=&quot;&quot;;&quot;&quot;;[$DataEntry.F384])">
            <text:p/>
          </table:table-cell>
          <table:table-cell table:formula="of:=IF([$DataEntry.G384]=&quot;&quot;;&quot;&quot;;[$DataEntry.G384])">
            <text:p/>
          </table:table-cell>
          <table:table-cell table:formula="of:=IF([$DataEntry.H384]=&quot;&quot;;&quot;&quot;;[$DataEntry.H384])">
            <text:p/>
          </table:table-cell>
          <table:table-cell table:formula="of:=IF([$DataEntry.I384]=&quot;&quot;;&quot;&quot;;[$DataEntry.I384])">
            <text:p/>
          </table:table-cell>
          <table:table-cell table:formula="of:=IF([$DataEntry.C384]=&quot;&quot;;&quot;&quot;;[$DataEntry.C384])">
            <text:p/>
          </table:table-cell>
          <table:table-cell table:formula="of:=&quot;&quot;">
            <text:p/>
          </table:table-cell>
          <table:table-cell table:formula="of:=IF([$DataEntry.D384]=&quot;&quot;;&quot;&quot;;[$DataEntry.D38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84]=&quot;&quot;;&quot;&quot;;[$DataEntry.N384])">
            <text:p/>
          </table:table-cell>
          <table:table-cell table:formula="of:=IF([$DataEntry.O384]=&quot;&quot;;&quot;&quot;;[$DataEntry.O384])">
            <text:p/>
          </table:table-cell>
          <table:table-cell table:formula="of:=IF([$DataEntry.P384]=&quot;&quot;;&quot;&quot;;[$DataEntry.P384])">
            <text:p/>
          </table:table-cell>
          <table:table-cell table:number-columns-repeated="48"/>
        </table:table-row>
        <table:table-row table:style-name="ro1">
          <table:table-cell table:formula="of:=IF([$DataEntry.A385]=&quot;&quot;;&quot;&quot;;[$DataEntry.A385])">
            <text:p/>
          </table:table-cell>
          <table:table-cell table:formula="of:=&quot;&quot;">
            <text:p/>
          </table:table-cell>
          <table:table-cell table:formula="of:=IF([$DataEntry.B385]=&quot;&quot;;&quot;&quot;;[$DataEntry.B385])">
            <text:p/>
          </table:table-cell>
          <table:table-cell table:formula="of:=IF([$DataEntry.E385]=&quot;&quot;;&quot;&quot;;[$DataEntry.E385])">
            <text:p/>
          </table:table-cell>
          <table:table-cell table:formula="of:=IF([$DataEntry.F385]=&quot;&quot;;&quot;&quot;;[$DataEntry.F385])">
            <text:p/>
          </table:table-cell>
          <table:table-cell table:formula="of:=IF([$DataEntry.G385]=&quot;&quot;;&quot;&quot;;[$DataEntry.G385])">
            <text:p/>
          </table:table-cell>
          <table:table-cell table:formula="of:=IF([$DataEntry.H385]=&quot;&quot;;&quot;&quot;;[$DataEntry.H385])">
            <text:p/>
          </table:table-cell>
          <table:table-cell table:formula="of:=IF([$DataEntry.I385]=&quot;&quot;;&quot;&quot;;[$DataEntry.I385])">
            <text:p/>
          </table:table-cell>
          <table:table-cell table:formula="of:=IF([$DataEntry.C385]=&quot;&quot;;&quot;&quot;;[$DataEntry.C385])">
            <text:p/>
          </table:table-cell>
          <table:table-cell table:formula="of:=&quot;&quot;">
            <text:p/>
          </table:table-cell>
          <table:table-cell table:formula="of:=IF([$DataEntry.D385]=&quot;&quot;;&quot;&quot;;[$DataEntry.D38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85]=&quot;&quot;;&quot;&quot;;[$DataEntry.N385])">
            <text:p/>
          </table:table-cell>
          <table:table-cell table:formula="of:=IF([$DataEntry.O385]=&quot;&quot;;&quot;&quot;;[$DataEntry.O385])">
            <text:p/>
          </table:table-cell>
          <table:table-cell table:formula="of:=IF([$DataEntry.P385]=&quot;&quot;;&quot;&quot;;[$DataEntry.P385])">
            <text:p/>
          </table:table-cell>
          <table:table-cell table:number-columns-repeated="48"/>
        </table:table-row>
        <table:table-row table:style-name="ro1">
          <table:table-cell table:formula="of:=IF([$DataEntry.A386]=&quot;&quot;;&quot;&quot;;[$DataEntry.A386])">
            <text:p/>
          </table:table-cell>
          <table:table-cell table:formula="of:=&quot;&quot;">
            <text:p/>
          </table:table-cell>
          <table:table-cell table:formula="of:=IF([$DataEntry.B386]=&quot;&quot;;&quot;&quot;;[$DataEntry.B386])">
            <text:p/>
          </table:table-cell>
          <table:table-cell table:formula="of:=IF([$DataEntry.E386]=&quot;&quot;;&quot;&quot;;[$DataEntry.E386])">
            <text:p/>
          </table:table-cell>
          <table:table-cell table:formula="of:=IF([$DataEntry.F386]=&quot;&quot;;&quot;&quot;;[$DataEntry.F386])">
            <text:p/>
          </table:table-cell>
          <table:table-cell table:formula="of:=IF([$DataEntry.G386]=&quot;&quot;;&quot;&quot;;[$DataEntry.G386])">
            <text:p/>
          </table:table-cell>
          <table:table-cell table:formula="of:=IF([$DataEntry.H386]=&quot;&quot;;&quot;&quot;;[$DataEntry.H386])">
            <text:p/>
          </table:table-cell>
          <table:table-cell table:formula="of:=IF([$DataEntry.I386]=&quot;&quot;;&quot;&quot;;[$DataEntry.I386])">
            <text:p/>
          </table:table-cell>
          <table:table-cell table:formula="of:=IF([$DataEntry.C386]=&quot;&quot;;&quot;&quot;;[$DataEntry.C386])">
            <text:p/>
          </table:table-cell>
          <table:table-cell table:formula="of:=&quot;&quot;">
            <text:p/>
          </table:table-cell>
          <table:table-cell table:formula="of:=IF([$DataEntry.D386]=&quot;&quot;;&quot;&quot;;[$DataEntry.D38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86]=&quot;&quot;;&quot;&quot;;[$DataEntry.N386])">
            <text:p/>
          </table:table-cell>
          <table:table-cell table:formula="of:=IF([$DataEntry.O386]=&quot;&quot;;&quot;&quot;;[$DataEntry.O386])">
            <text:p/>
          </table:table-cell>
          <table:table-cell table:formula="of:=IF([$DataEntry.P386]=&quot;&quot;;&quot;&quot;;[$DataEntry.P386])">
            <text:p/>
          </table:table-cell>
          <table:table-cell table:number-columns-repeated="48"/>
        </table:table-row>
        <table:table-row table:style-name="ro1">
          <table:table-cell table:formula="of:=IF([$DataEntry.A387]=&quot;&quot;;&quot;&quot;;[$DataEntry.A387])">
            <text:p/>
          </table:table-cell>
          <table:table-cell table:formula="of:=&quot;&quot;">
            <text:p/>
          </table:table-cell>
          <table:table-cell table:formula="of:=IF([$DataEntry.B387]=&quot;&quot;;&quot;&quot;;[$DataEntry.B387])">
            <text:p/>
          </table:table-cell>
          <table:table-cell table:formula="of:=IF([$DataEntry.E387]=&quot;&quot;;&quot;&quot;;[$DataEntry.E387])">
            <text:p/>
          </table:table-cell>
          <table:table-cell table:formula="of:=IF([$DataEntry.F387]=&quot;&quot;;&quot;&quot;;[$DataEntry.F387])">
            <text:p/>
          </table:table-cell>
          <table:table-cell table:formula="of:=IF([$DataEntry.G387]=&quot;&quot;;&quot;&quot;;[$DataEntry.G387])">
            <text:p/>
          </table:table-cell>
          <table:table-cell table:formula="of:=IF([$DataEntry.H387]=&quot;&quot;;&quot;&quot;;[$DataEntry.H387])">
            <text:p/>
          </table:table-cell>
          <table:table-cell table:formula="of:=IF([$DataEntry.I387]=&quot;&quot;;&quot;&quot;;[$DataEntry.I387])">
            <text:p/>
          </table:table-cell>
          <table:table-cell table:formula="of:=IF([$DataEntry.C387]=&quot;&quot;;&quot;&quot;;[$DataEntry.C387])">
            <text:p/>
          </table:table-cell>
          <table:table-cell table:formula="of:=&quot;&quot;">
            <text:p/>
          </table:table-cell>
          <table:table-cell table:formula="of:=IF([$DataEntry.D387]=&quot;&quot;;&quot;&quot;;[$DataEntry.D38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87]=&quot;&quot;;&quot;&quot;;[$DataEntry.N387])">
            <text:p/>
          </table:table-cell>
          <table:table-cell table:formula="of:=IF([$DataEntry.O387]=&quot;&quot;;&quot;&quot;;[$DataEntry.O387])">
            <text:p/>
          </table:table-cell>
          <table:table-cell table:formula="of:=IF([$DataEntry.P387]=&quot;&quot;;&quot;&quot;;[$DataEntry.P387])">
            <text:p/>
          </table:table-cell>
          <table:table-cell table:number-columns-repeated="48"/>
        </table:table-row>
        <table:table-row table:style-name="ro1">
          <table:table-cell table:formula="of:=IF([$DataEntry.A388]=&quot;&quot;;&quot;&quot;;[$DataEntry.A388])">
            <text:p/>
          </table:table-cell>
          <table:table-cell table:formula="of:=&quot;&quot;">
            <text:p/>
          </table:table-cell>
          <table:table-cell table:formula="of:=IF([$DataEntry.B388]=&quot;&quot;;&quot;&quot;;[$DataEntry.B388])">
            <text:p/>
          </table:table-cell>
          <table:table-cell table:formula="of:=IF([$DataEntry.E388]=&quot;&quot;;&quot;&quot;;[$DataEntry.E388])">
            <text:p/>
          </table:table-cell>
          <table:table-cell table:formula="of:=IF([$DataEntry.F388]=&quot;&quot;;&quot;&quot;;[$DataEntry.F388])">
            <text:p/>
          </table:table-cell>
          <table:table-cell table:formula="of:=IF([$DataEntry.G388]=&quot;&quot;;&quot;&quot;;[$DataEntry.G388])">
            <text:p/>
          </table:table-cell>
          <table:table-cell table:formula="of:=IF([$DataEntry.H388]=&quot;&quot;;&quot;&quot;;[$DataEntry.H388])">
            <text:p/>
          </table:table-cell>
          <table:table-cell table:formula="of:=IF([$DataEntry.I388]=&quot;&quot;;&quot;&quot;;[$DataEntry.I388])">
            <text:p/>
          </table:table-cell>
          <table:table-cell table:formula="of:=IF([$DataEntry.C388]=&quot;&quot;;&quot;&quot;;[$DataEntry.C388])">
            <text:p/>
          </table:table-cell>
          <table:table-cell table:formula="of:=&quot;&quot;">
            <text:p/>
          </table:table-cell>
          <table:table-cell table:formula="of:=IF([$DataEntry.D388]=&quot;&quot;;&quot;&quot;;[$DataEntry.D38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88]=&quot;&quot;;&quot;&quot;;[$DataEntry.N388])">
            <text:p/>
          </table:table-cell>
          <table:table-cell table:formula="of:=IF([$DataEntry.O388]=&quot;&quot;;&quot;&quot;;[$DataEntry.O388])">
            <text:p/>
          </table:table-cell>
          <table:table-cell table:formula="of:=IF([$DataEntry.P388]=&quot;&quot;;&quot;&quot;;[$DataEntry.P388])">
            <text:p/>
          </table:table-cell>
          <table:table-cell table:number-columns-repeated="48"/>
        </table:table-row>
        <table:table-row table:style-name="ro1">
          <table:table-cell table:formula="of:=IF([$DataEntry.A389]=&quot;&quot;;&quot;&quot;;[$DataEntry.A389])">
            <text:p/>
          </table:table-cell>
          <table:table-cell table:formula="of:=&quot;&quot;">
            <text:p/>
          </table:table-cell>
          <table:table-cell table:formula="of:=IF([$DataEntry.B389]=&quot;&quot;;&quot;&quot;;[$DataEntry.B389])">
            <text:p/>
          </table:table-cell>
          <table:table-cell table:formula="of:=IF([$DataEntry.E389]=&quot;&quot;;&quot;&quot;;[$DataEntry.E389])">
            <text:p/>
          </table:table-cell>
          <table:table-cell table:formula="of:=IF([$DataEntry.F389]=&quot;&quot;;&quot;&quot;;[$DataEntry.F389])">
            <text:p/>
          </table:table-cell>
          <table:table-cell table:formula="of:=IF([$DataEntry.G389]=&quot;&quot;;&quot;&quot;;[$DataEntry.G389])">
            <text:p/>
          </table:table-cell>
          <table:table-cell table:formula="of:=IF([$DataEntry.H389]=&quot;&quot;;&quot;&quot;;[$DataEntry.H389])">
            <text:p/>
          </table:table-cell>
          <table:table-cell table:formula="of:=IF([$DataEntry.I389]=&quot;&quot;;&quot;&quot;;[$DataEntry.I389])">
            <text:p/>
          </table:table-cell>
          <table:table-cell table:formula="of:=IF([$DataEntry.C389]=&quot;&quot;;&quot;&quot;;[$DataEntry.C389])">
            <text:p/>
          </table:table-cell>
          <table:table-cell table:formula="of:=&quot;&quot;">
            <text:p/>
          </table:table-cell>
          <table:table-cell table:formula="of:=IF([$DataEntry.D389]=&quot;&quot;;&quot;&quot;;[$DataEntry.D38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89]=&quot;&quot;;&quot;&quot;;[$DataEntry.N389])">
            <text:p/>
          </table:table-cell>
          <table:table-cell table:formula="of:=IF([$DataEntry.O389]=&quot;&quot;;&quot;&quot;;[$DataEntry.O389])">
            <text:p/>
          </table:table-cell>
          <table:table-cell table:formula="of:=IF([$DataEntry.P389]=&quot;&quot;;&quot;&quot;;[$DataEntry.P389])">
            <text:p/>
          </table:table-cell>
          <table:table-cell table:number-columns-repeated="48"/>
        </table:table-row>
        <table:table-row table:style-name="ro1">
          <table:table-cell table:formula="of:=IF([$DataEntry.A390]=&quot;&quot;;&quot;&quot;;[$DataEntry.A390])">
            <text:p/>
          </table:table-cell>
          <table:table-cell table:formula="of:=&quot;&quot;">
            <text:p/>
          </table:table-cell>
          <table:table-cell table:formula="of:=IF([$DataEntry.B390]=&quot;&quot;;&quot;&quot;;[$DataEntry.B390])">
            <text:p/>
          </table:table-cell>
          <table:table-cell table:formula="of:=IF([$DataEntry.E390]=&quot;&quot;;&quot;&quot;;[$DataEntry.E390])">
            <text:p/>
          </table:table-cell>
          <table:table-cell table:formula="of:=IF([$DataEntry.F390]=&quot;&quot;;&quot;&quot;;[$DataEntry.F390])">
            <text:p/>
          </table:table-cell>
          <table:table-cell table:formula="of:=IF([$DataEntry.G390]=&quot;&quot;;&quot;&quot;;[$DataEntry.G390])">
            <text:p/>
          </table:table-cell>
          <table:table-cell table:formula="of:=IF([$DataEntry.H390]=&quot;&quot;;&quot;&quot;;[$DataEntry.H390])">
            <text:p/>
          </table:table-cell>
          <table:table-cell table:formula="of:=IF([$DataEntry.I390]=&quot;&quot;;&quot;&quot;;[$DataEntry.I390])">
            <text:p/>
          </table:table-cell>
          <table:table-cell table:formula="of:=IF([$DataEntry.C390]=&quot;&quot;;&quot;&quot;;[$DataEntry.C390])">
            <text:p/>
          </table:table-cell>
          <table:table-cell table:formula="of:=&quot;&quot;">
            <text:p/>
          </table:table-cell>
          <table:table-cell table:formula="of:=IF([$DataEntry.D390]=&quot;&quot;;&quot;&quot;;[$DataEntry.D39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90]=&quot;&quot;;&quot;&quot;;[$DataEntry.N390])">
            <text:p/>
          </table:table-cell>
          <table:table-cell table:formula="of:=IF([$DataEntry.O390]=&quot;&quot;;&quot;&quot;;[$DataEntry.O390])">
            <text:p/>
          </table:table-cell>
          <table:table-cell table:formula="of:=IF([$DataEntry.P390]=&quot;&quot;;&quot;&quot;;[$DataEntry.P390])">
            <text:p/>
          </table:table-cell>
          <table:table-cell table:number-columns-repeated="48"/>
        </table:table-row>
        <table:table-row table:style-name="ro1">
          <table:table-cell table:formula="of:=IF([$DataEntry.A391]=&quot;&quot;;&quot;&quot;;[$DataEntry.A391])">
            <text:p/>
          </table:table-cell>
          <table:table-cell table:formula="of:=&quot;&quot;">
            <text:p/>
          </table:table-cell>
          <table:table-cell table:formula="of:=IF([$DataEntry.B391]=&quot;&quot;;&quot;&quot;;[$DataEntry.B391])">
            <text:p/>
          </table:table-cell>
          <table:table-cell table:formula="of:=IF([$DataEntry.E391]=&quot;&quot;;&quot;&quot;;[$DataEntry.E391])">
            <text:p/>
          </table:table-cell>
          <table:table-cell table:formula="of:=IF([$DataEntry.F391]=&quot;&quot;;&quot;&quot;;[$DataEntry.F391])">
            <text:p/>
          </table:table-cell>
          <table:table-cell table:formula="of:=IF([$DataEntry.G391]=&quot;&quot;;&quot;&quot;;[$DataEntry.G391])">
            <text:p/>
          </table:table-cell>
          <table:table-cell table:formula="of:=IF([$DataEntry.H391]=&quot;&quot;;&quot;&quot;;[$DataEntry.H391])">
            <text:p/>
          </table:table-cell>
          <table:table-cell table:formula="of:=IF([$DataEntry.I391]=&quot;&quot;;&quot;&quot;;[$DataEntry.I391])">
            <text:p/>
          </table:table-cell>
          <table:table-cell table:formula="of:=IF([$DataEntry.C391]=&quot;&quot;;&quot;&quot;;[$DataEntry.C391])">
            <text:p/>
          </table:table-cell>
          <table:table-cell table:formula="of:=&quot;&quot;">
            <text:p/>
          </table:table-cell>
          <table:table-cell table:formula="of:=IF([$DataEntry.D391]=&quot;&quot;;&quot;&quot;;[$DataEntry.D39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91]=&quot;&quot;;&quot;&quot;;[$DataEntry.N391])">
            <text:p/>
          </table:table-cell>
          <table:table-cell table:formula="of:=IF([$DataEntry.O391]=&quot;&quot;;&quot;&quot;;[$DataEntry.O391])">
            <text:p/>
          </table:table-cell>
          <table:table-cell table:formula="of:=IF([$DataEntry.P391]=&quot;&quot;;&quot;&quot;;[$DataEntry.P391])">
            <text:p/>
          </table:table-cell>
          <table:table-cell table:number-columns-repeated="48"/>
        </table:table-row>
        <table:table-row table:style-name="ro1">
          <table:table-cell table:formula="of:=IF([$DataEntry.A392]=&quot;&quot;;&quot;&quot;;[$DataEntry.A392])">
            <text:p/>
          </table:table-cell>
          <table:table-cell table:formula="of:=&quot;&quot;">
            <text:p/>
          </table:table-cell>
          <table:table-cell table:formula="of:=IF([$DataEntry.B392]=&quot;&quot;;&quot;&quot;;[$DataEntry.B392])">
            <text:p/>
          </table:table-cell>
          <table:table-cell table:formula="of:=IF([$DataEntry.E392]=&quot;&quot;;&quot;&quot;;[$DataEntry.E392])">
            <text:p/>
          </table:table-cell>
          <table:table-cell table:formula="of:=IF([$DataEntry.F392]=&quot;&quot;;&quot;&quot;;[$DataEntry.F392])">
            <text:p/>
          </table:table-cell>
          <table:table-cell table:formula="of:=IF([$DataEntry.G392]=&quot;&quot;;&quot;&quot;;[$DataEntry.G392])">
            <text:p/>
          </table:table-cell>
          <table:table-cell table:formula="of:=IF([$DataEntry.H392]=&quot;&quot;;&quot;&quot;;[$DataEntry.H392])">
            <text:p/>
          </table:table-cell>
          <table:table-cell table:formula="of:=IF([$DataEntry.I392]=&quot;&quot;;&quot;&quot;;[$DataEntry.I392])">
            <text:p/>
          </table:table-cell>
          <table:table-cell table:formula="of:=IF([$DataEntry.C392]=&quot;&quot;;&quot;&quot;;[$DataEntry.C392])">
            <text:p/>
          </table:table-cell>
          <table:table-cell table:formula="of:=&quot;&quot;">
            <text:p/>
          </table:table-cell>
          <table:table-cell table:formula="of:=IF([$DataEntry.D392]=&quot;&quot;;&quot;&quot;;[$DataEntry.D39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92]=&quot;&quot;;&quot;&quot;;[$DataEntry.N392])">
            <text:p/>
          </table:table-cell>
          <table:table-cell table:formula="of:=IF([$DataEntry.O392]=&quot;&quot;;&quot;&quot;;[$DataEntry.O392])">
            <text:p/>
          </table:table-cell>
          <table:table-cell table:formula="of:=IF([$DataEntry.P392]=&quot;&quot;;&quot;&quot;;[$DataEntry.P392])">
            <text:p/>
          </table:table-cell>
          <table:table-cell table:number-columns-repeated="48"/>
        </table:table-row>
        <table:table-row table:style-name="ro1">
          <table:table-cell table:formula="of:=IF([$DataEntry.A393]=&quot;&quot;;&quot;&quot;;[$DataEntry.A393])">
            <text:p/>
          </table:table-cell>
          <table:table-cell table:formula="of:=&quot;&quot;">
            <text:p/>
          </table:table-cell>
          <table:table-cell table:formula="of:=IF([$DataEntry.B393]=&quot;&quot;;&quot;&quot;;[$DataEntry.B393])">
            <text:p/>
          </table:table-cell>
          <table:table-cell table:formula="of:=IF([$DataEntry.E393]=&quot;&quot;;&quot;&quot;;[$DataEntry.E393])">
            <text:p/>
          </table:table-cell>
          <table:table-cell table:formula="of:=IF([$DataEntry.F393]=&quot;&quot;;&quot;&quot;;[$DataEntry.F393])">
            <text:p/>
          </table:table-cell>
          <table:table-cell table:formula="of:=IF([$DataEntry.G393]=&quot;&quot;;&quot;&quot;;[$DataEntry.G393])">
            <text:p/>
          </table:table-cell>
          <table:table-cell table:formula="of:=IF([$DataEntry.H393]=&quot;&quot;;&quot;&quot;;[$DataEntry.H393])">
            <text:p/>
          </table:table-cell>
          <table:table-cell table:formula="of:=IF([$DataEntry.I393]=&quot;&quot;;&quot;&quot;;[$DataEntry.I393])">
            <text:p/>
          </table:table-cell>
          <table:table-cell table:formula="of:=IF([$DataEntry.C393]=&quot;&quot;;&quot;&quot;;[$DataEntry.C393])">
            <text:p/>
          </table:table-cell>
          <table:table-cell table:formula="of:=&quot;&quot;">
            <text:p/>
          </table:table-cell>
          <table:table-cell table:formula="of:=IF([$DataEntry.D393]=&quot;&quot;;&quot;&quot;;[$DataEntry.D39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93]=&quot;&quot;;&quot;&quot;;[$DataEntry.N393])">
            <text:p/>
          </table:table-cell>
          <table:table-cell table:formula="of:=IF([$DataEntry.O393]=&quot;&quot;;&quot;&quot;;[$DataEntry.O393])">
            <text:p/>
          </table:table-cell>
          <table:table-cell table:formula="of:=IF([$DataEntry.P393]=&quot;&quot;;&quot;&quot;;[$DataEntry.P393])">
            <text:p/>
          </table:table-cell>
          <table:table-cell table:number-columns-repeated="48"/>
        </table:table-row>
        <table:table-row table:style-name="ro1">
          <table:table-cell table:formula="of:=IF([$DataEntry.A394]=&quot;&quot;;&quot;&quot;;[$DataEntry.A394])">
            <text:p/>
          </table:table-cell>
          <table:table-cell table:formula="of:=&quot;&quot;">
            <text:p/>
          </table:table-cell>
          <table:table-cell table:formula="of:=IF([$DataEntry.B394]=&quot;&quot;;&quot;&quot;;[$DataEntry.B394])">
            <text:p/>
          </table:table-cell>
          <table:table-cell table:formula="of:=IF([$DataEntry.E394]=&quot;&quot;;&quot;&quot;;[$DataEntry.E394])">
            <text:p/>
          </table:table-cell>
          <table:table-cell table:formula="of:=IF([$DataEntry.F394]=&quot;&quot;;&quot;&quot;;[$DataEntry.F394])">
            <text:p/>
          </table:table-cell>
          <table:table-cell table:formula="of:=IF([$DataEntry.G394]=&quot;&quot;;&quot;&quot;;[$DataEntry.G394])">
            <text:p/>
          </table:table-cell>
          <table:table-cell table:formula="of:=IF([$DataEntry.H394]=&quot;&quot;;&quot;&quot;;[$DataEntry.H394])">
            <text:p/>
          </table:table-cell>
          <table:table-cell table:formula="of:=IF([$DataEntry.I394]=&quot;&quot;;&quot;&quot;;[$DataEntry.I394])">
            <text:p/>
          </table:table-cell>
          <table:table-cell table:formula="of:=IF([$DataEntry.C394]=&quot;&quot;;&quot;&quot;;[$DataEntry.C394])">
            <text:p/>
          </table:table-cell>
          <table:table-cell table:formula="of:=&quot;&quot;">
            <text:p/>
          </table:table-cell>
          <table:table-cell table:formula="of:=IF([$DataEntry.D394]=&quot;&quot;;&quot;&quot;;[$DataEntry.D39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94]=&quot;&quot;;&quot;&quot;;[$DataEntry.N394])">
            <text:p/>
          </table:table-cell>
          <table:table-cell table:formula="of:=IF([$DataEntry.O394]=&quot;&quot;;&quot;&quot;;[$DataEntry.O394])">
            <text:p/>
          </table:table-cell>
          <table:table-cell table:formula="of:=IF([$DataEntry.P394]=&quot;&quot;;&quot;&quot;;[$DataEntry.P394])">
            <text:p/>
          </table:table-cell>
          <table:table-cell table:number-columns-repeated="48"/>
        </table:table-row>
        <table:table-row table:style-name="ro1">
          <table:table-cell table:formula="of:=IF([$DataEntry.A395]=&quot;&quot;;&quot;&quot;;[$DataEntry.A395])">
            <text:p/>
          </table:table-cell>
          <table:table-cell table:formula="of:=&quot;&quot;">
            <text:p/>
          </table:table-cell>
          <table:table-cell table:formula="of:=IF([$DataEntry.B395]=&quot;&quot;;&quot;&quot;;[$DataEntry.B395])">
            <text:p/>
          </table:table-cell>
          <table:table-cell table:formula="of:=IF([$DataEntry.E395]=&quot;&quot;;&quot;&quot;;[$DataEntry.E395])">
            <text:p/>
          </table:table-cell>
          <table:table-cell table:formula="of:=IF([$DataEntry.F395]=&quot;&quot;;&quot;&quot;;[$DataEntry.F395])">
            <text:p/>
          </table:table-cell>
          <table:table-cell table:formula="of:=IF([$DataEntry.G395]=&quot;&quot;;&quot;&quot;;[$DataEntry.G395])">
            <text:p/>
          </table:table-cell>
          <table:table-cell table:formula="of:=IF([$DataEntry.H395]=&quot;&quot;;&quot;&quot;;[$DataEntry.H395])">
            <text:p/>
          </table:table-cell>
          <table:table-cell table:formula="of:=IF([$DataEntry.I395]=&quot;&quot;;&quot;&quot;;[$DataEntry.I395])">
            <text:p/>
          </table:table-cell>
          <table:table-cell table:formula="of:=IF([$DataEntry.C395]=&quot;&quot;;&quot;&quot;;[$DataEntry.C395])">
            <text:p/>
          </table:table-cell>
          <table:table-cell table:formula="of:=&quot;&quot;">
            <text:p/>
          </table:table-cell>
          <table:table-cell table:formula="of:=IF([$DataEntry.D395]=&quot;&quot;;&quot;&quot;;[$DataEntry.D39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95]=&quot;&quot;;&quot;&quot;;[$DataEntry.N395])">
            <text:p/>
          </table:table-cell>
          <table:table-cell table:formula="of:=IF([$DataEntry.O395]=&quot;&quot;;&quot;&quot;;[$DataEntry.O395])">
            <text:p/>
          </table:table-cell>
          <table:table-cell table:formula="of:=IF([$DataEntry.P395]=&quot;&quot;;&quot;&quot;;[$DataEntry.P395])">
            <text:p/>
          </table:table-cell>
          <table:table-cell table:number-columns-repeated="48"/>
        </table:table-row>
        <table:table-row table:style-name="ro1">
          <table:table-cell table:formula="of:=IF([$DataEntry.A396]=&quot;&quot;;&quot;&quot;;[$DataEntry.A396])">
            <text:p/>
          </table:table-cell>
          <table:table-cell table:formula="of:=&quot;&quot;">
            <text:p/>
          </table:table-cell>
          <table:table-cell table:formula="of:=IF([$DataEntry.B396]=&quot;&quot;;&quot;&quot;;[$DataEntry.B396])">
            <text:p/>
          </table:table-cell>
          <table:table-cell table:formula="of:=IF([$DataEntry.E396]=&quot;&quot;;&quot;&quot;;[$DataEntry.E396])">
            <text:p/>
          </table:table-cell>
          <table:table-cell table:formula="of:=IF([$DataEntry.F396]=&quot;&quot;;&quot;&quot;;[$DataEntry.F396])">
            <text:p/>
          </table:table-cell>
          <table:table-cell table:formula="of:=IF([$DataEntry.G396]=&quot;&quot;;&quot;&quot;;[$DataEntry.G396])">
            <text:p/>
          </table:table-cell>
          <table:table-cell table:formula="of:=IF([$DataEntry.H396]=&quot;&quot;;&quot;&quot;;[$DataEntry.H396])">
            <text:p/>
          </table:table-cell>
          <table:table-cell table:formula="of:=IF([$DataEntry.I396]=&quot;&quot;;&quot;&quot;;[$DataEntry.I396])">
            <text:p/>
          </table:table-cell>
          <table:table-cell table:formula="of:=IF([$DataEntry.C396]=&quot;&quot;;&quot;&quot;;[$DataEntry.C396])">
            <text:p/>
          </table:table-cell>
          <table:table-cell table:formula="of:=&quot;&quot;">
            <text:p/>
          </table:table-cell>
          <table:table-cell table:formula="of:=IF([$DataEntry.D396]=&quot;&quot;;&quot;&quot;;[$DataEntry.D39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96]=&quot;&quot;;&quot;&quot;;[$DataEntry.N396])">
            <text:p/>
          </table:table-cell>
          <table:table-cell table:formula="of:=IF([$DataEntry.O396]=&quot;&quot;;&quot;&quot;;[$DataEntry.O396])">
            <text:p/>
          </table:table-cell>
          <table:table-cell table:formula="of:=IF([$DataEntry.P396]=&quot;&quot;;&quot;&quot;;[$DataEntry.P396])">
            <text:p/>
          </table:table-cell>
          <table:table-cell table:number-columns-repeated="48"/>
        </table:table-row>
        <table:table-row table:style-name="ro1">
          <table:table-cell table:formula="of:=IF([$DataEntry.A397]=&quot;&quot;;&quot;&quot;;[$DataEntry.A397])">
            <text:p/>
          </table:table-cell>
          <table:table-cell table:formula="of:=&quot;&quot;">
            <text:p/>
          </table:table-cell>
          <table:table-cell table:formula="of:=IF([$DataEntry.B397]=&quot;&quot;;&quot;&quot;;[$DataEntry.B397])">
            <text:p/>
          </table:table-cell>
          <table:table-cell table:formula="of:=IF([$DataEntry.E397]=&quot;&quot;;&quot;&quot;;[$DataEntry.E397])">
            <text:p/>
          </table:table-cell>
          <table:table-cell table:formula="of:=IF([$DataEntry.F397]=&quot;&quot;;&quot;&quot;;[$DataEntry.F397])">
            <text:p/>
          </table:table-cell>
          <table:table-cell table:formula="of:=IF([$DataEntry.G397]=&quot;&quot;;&quot;&quot;;[$DataEntry.G397])">
            <text:p/>
          </table:table-cell>
          <table:table-cell table:formula="of:=IF([$DataEntry.H397]=&quot;&quot;;&quot;&quot;;[$DataEntry.H397])">
            <text:p/>
          </table:table-cell>
          <table:table-cell table:formula="of:=IF([$DataEntry.I397]=&quot;&quot;;&quot;&quot;;[$DataEntry.I397])">
            <text:p/>
          </table:table-cell>
          <table:table-cell table:formula="of:=IF([$DataEntry.C397]=&quot;&quot;;&quot;&quot;;[$DataEntry.C397])">
            <text:p/>
          </table:table-cell>
          <table:table-cell table:formula="of:=&quot;&quot;">
            <text:p/>
          </table:table-cell>
          <table:table-cell table:formula="of:=IF([$DataEntry.D397]=&quot;&quot;;&quot;&quot;;[$DataEntry.D39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97]=&quot;&quot;;&quot;&quot;;[$DataEntry.N397])">
            <text:p/>
          </table:table-cell>
          <table:table-cell table:formula="of:=IF([$DataEntry.O397]=&quot;&quot;;&quot;&quot;;[$DataEntry.O397])">
            <text:p/>
          </table:table-cell>
          <table:table-cell table:formula="of:=IF([$DataEntry.P397]=&quot;&quot;;&quot;&quot;;[$DataEntry.P397])">
            <text:p/>
          </table:table-cell>
          <table:table-cell table:number-columns-repeated="48"/>
        </table:table-row>
        <table:table-row table:style-name="ro1">
          <table:table-cell table:formula="of:=IF([$DataEntry.A398]=&quot;&quot;;&quot;&quot;;[$DataEntry.A398])">
            <text:p/>
          </table:table-cell>
          <table:table-cell table:formula="of:=&quot;&quot;">
            <text:p/>
          </table:table-cell>
          <table:table-cell table:formula="of:=IF([$DataEntry.B398]=&quot;&quot;;&quot;&quot;;[$DataEntry.B398])">
            <text:p/>
          </table:table-cell>
          <table:table-cell table:formula="of:=IF([$DataEntry.E398]=&quot;&quot;;&quot;&quot;;[$DataEntry.E398])">
            <text:p/>
          </table:table-cell>
          <table:table-cell table:formula="of:=IF([$DataEntry.F398]=&quot;&quot;;&quot;&quot;;[$DataEntry.F398])">
            <text:p/>
          </table:table-cell>
          <table:table-cell table:formula="of:=IF([$DataEntry.G398]=&quot;&quot;;&quot;&quot;;[$DataEntry.G398])">
            <text:p/>
          </table:table-cell>
          <table:table-cell table:formula="of:=IF([$DataEntry.H398]=&quot;&quot;;&quot;&quot;;[$DataEntry.H398])">
            <text:p/>
          </table:table-cell>
          <table:table-cell table:formula="of:=IF([$DataEntry.I398]=&quot;&quot;;&quot;&quot;;[$DataEntry.I398])">
            <text:p/>
          </table:table-cell>
          <table:table-cell table:formula="of:=IF([$DataEntry.C398]=&quot;&quot;;&quot;&quot;;[$DataEntry.C398])">
            <text:p/>
          </table:table-cell>
          <table:table-cell table:formula="of:=&quot;&quot;">
            <text:p/>
          </table:table-cell>
          <table:table-cell table:formula="of:=IF([$DataEntry.D398]=&quot;&quot;;&quot;&quot;;[$DataEntry.D39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98]=&quot;&quot;;&quot;&quot;;[$DataEntry.N398])">
            <text:p/>
          </table:table-cell>
          <table:table-cell table:formula="of:=IF([$DataEntry.O398]=&quot;&quot;;&quot;&quot;;[$DataEntry.O398])">
            <text:p/>
          </table:table-cell>
          <table:table-cell table:formula="of:=IF([$DataEntry.P398]=&quot;&quot;;&quot;&quot;;[$DataEntry.P398])">
            <text:p/>
          </table:table-cell>
          <table:table-cell table:number-columns-repeated="48"/>
        </table:table-row>
        <table:table-row table:style-name="ro1">
          <table:table-cell table:formula="of:=IF([$DataEntry.A399]=&quot;&quot;;&quot;&quot;;[$DataEntry.A399])">
            <text:p/>
          </table:table-cell>
          <table:table-cell table:formula="of:=&quot;&quot;">
            <text:p/>
          </table:table-cell>
          <table:table-cell table:formula="of:=IF([$DataEntry.B399]=&quot;&quot;;&quot;&quot;;[$DataEntry.B399])">
            <text:p/>
          </table:table-cell>
          <table:table-cell table:formula="of:=IF([$DataEntry.E399]=&quot;&quot;;&quot;&quot;;[$DataEntry.E399])">
            <text:p/>
          </table:table-cell>
          <table:table-cell table:formula="of:=IF([$DataEntry.F399]=&quot;&quot;;&quot;&quot;;[$DataEntry.F399])">
            <text:p/>
          </table:table-cell>
          <table:table-cell table:formula="of:=IF([$DataEntry.G399]=&quot;&quot;;&quot;&quot;;[$DataEntry.G399])">
            <text:p/>
          </table:table-cell>
          <table:table-cell table:formula="of:=IF([$DataEntry.H399]=&quot;&quot;;&quot;&quot;;[$DataEntry.H399])">
            <text:p/>
          </table:table-cell>
          <table:table-cell table:formula="of:=IF([$DataEntry.I399]=&quot;&quot;;&quot;&quot;;[$DataEntry.I399])">
            <text:p/>
          </table:table-cell>
          <table:table-cell table:formula="of:=IF([$DataEntry.C399]=&quot;&quot;;&quot;&quot;;[$DataEntry.C399])">
            <text:p/>
          </table:table-cell>
          <table:table-cell table:formula="of:=&quot;&quot;">
            <text:p/>
          </table:table-cell>
          <table:table-cell table:formula="of:=IF([$DataEntry.D399]=&quot;&quot;;&quot;&quot;;[$DataEntry.D39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399]=&quot;&quot;;&quot;&quot;;[$DataEntry.N399])">
            <text:p/>
          </table:table-cell>
          <table:table-cell table:formula="of:=IF([$DataEntry.O399]=&quot;&quot;;&quot;&quot;;[$DataEntry.O399])">
            <text:p/>
          </table:table-cell>
          <table:table-cell table:formula="of:=IF([$DataEntry.P399]=&quot;&quot;;&quot;&quot;;[$DataEntry.P399])">
            <text:p/>
          </table:table-cell>
          <table:table-cell table:number-columns-repeated="48"/>
        </table:table-row>
        <table:table-row table:style-name="ro1">
          <table:table-cell table:formula="of:=IF([$DataEntry.A400]=&quot;&quot;;&quot;&quot;;[$DataEntry.A400])">
            <text:p/>
          </table:table-cell>
          <table:table-cell table:formula="of:=&quot;&quot;">
            <text:p/>
          </table:table-cell>
          <table:table-cell table:formula="of:=IF([$DataEntry.B400]=&quot;&quot;;&quot;&quot;;[$DataEntry.B400])">
            <text:p/>
          </table:table-cell>
          <table:table-cell table:formula="of:=IF([$DataEntry.E400]=&quot;&quot;;&quot;&quot;;[$DataEntry.E400])">
            <text:p/>
          </table:table-cell>
          <table:table-cell table:formula="of:=IF([$DataEntry.F400]=&quot;&quot;;&quot;&quot;;[$DataEntry.F400])">
            <text:p/>
          </table:table-cell>
          <table:table-cell table:formula="of:=IF([$DataEntry.G400]=&quot;&quot;;&quot;&quot;;[$DataEntry.G400])">
            <text:p/>
          </table:table-cell>
          <table:table-cell table:formula="of:=IF([$DataEntry.H400]=&quot;&quot;;&quot;&quot;;[$DataEntry.H400])">
            <text:p/>
          </table:table-cell>
          <table:table-cell table:formula="of:=IF([$DataEntry.I400]=&quot;&quot;;&quot;&quot;;[$DataEntry.I400])">
            <text:p/>
          </table:table-cell>
          <table:table-cell table:formula="of:=IF([$DataEntry.C400]=&quot;&quot;;&quot;&quot;;[$DataEntry.C400])">
            <text:p/>
          </table:table-cell>
          <table:table-cell table:formula="of:=&quot;&quot;">
            <text:p/>
          </table:table-cell>
          <table:table-cell table:formula="of:=IF([$DataEntry.D400]=&quot;&quot;;&quot;&quot;;[$DataEntry.D40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00]=&quot;&quot;;&quot;&quot;;[$DataEntry.N400])">
            <text:p/>
          </table:table-cell>
          <table:table-cell table:formula="of:=IF([$DataEntry.O400]=&quot;&quot;;&quot;&quot;;[$DataEntry.O400])">
            <text:p/>
          </table:table-cell>
          <table:table-cell table:formula="of:=IF([$DataEntry.P400]=&quot;&quot;;&quot;&quot;;[$DataEntry.P400])">
            <text:p/>
          </table:table-cell>
          <table:table-cell table:number-columns-repeated="48"/>
        </table:table-row>
        <table:table-row table:style-name="ro1">
          <table:table-cell table:formula="of:=IF([$DataEntry.A401]=&quot;&quot;;&quot;&quot;;[$DataEntry.A401])">
            <text:p/>
          </table:table-cell>
          <table:table-cell table:formula="of:=&quot;&quot;">
            <text:p/>
          </table:table-cell>
          <table:table-cell table:formula="of:=IF([$DataEntry.B401]=&quot;&quot;;&quot;&quot;;[$DataEntry.B401])">
            <text:p/>
          </table:table-cell>
          <table:table-cell table:formula="of:=IF([$DataEntry.E401]=&quot;&quot;;&quot;&quot;;[$DataEntry.E401])">
            <text:p/>
          </table:table-cell>
          <table:table-cell table:formula="of:=IF([$DataEntry.F401]=&quot;&quot;;&quot;&quot;;[$DataEntry.F401])">
            <text:p/>
          </table:table-cell>
          <table:table-cell table:formula="of:=IF([$DataEntry.G401]=&quot;&quot;;&quot;&quot;;[$DataEntry.G401])">
            <text:p/>
          </table:table-cell>
          <table:table-cell table:formula="of:=IF([$DataEntry.H401]=&quot;&quot;;&quot;&quot;;[$DataEntry.H401])">
            <text:p/>
          </table:table-cell>
          <table:table-cell table:formula="of:=IF([$DataEntry.I401]=&quot;&quot;;&quot;&quot;;[$DataEntry.I401])">
            <text:p/>
          </table:table-cell>
          <table:table-cell table:formula="of:=IF([$DataEntry.C401]=&quot;&quot;;&quot;&quot;;[$DataEntry.C401])">
            <text:p/>
          </table:table-cell>
          <table:table-cell table:formula="of:=&quot;&quot;">
            <text:p/>
          </table:table-cell>
          <table:table-cell table:formula="of:=IF([$DataEntry.D401]=&quot;&quot;;&quot;&quot;;[$DataEntry.D40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01]=&quot;&quot;;&quot;&quot;;[$DataEntry.N401])">
            <text:p/>
          </table:table-cell>
          <table:table-cell table:formula="of:=IF([$DataEntry.O401]=&quot;&quot;;&quot;&quot;;[$DataEntry.O401])">
            <text:p/>
          </table:table-cell>
          <table:table-cell table:formula="of:=IF([$DataEntry.P401]=&quot;&quot;;&quot;&quot;;[$DataEntry.P401])">
            <text:p/>
          </table:table-cell>
          <table:table-cell table:number-columns-repeated="48"/>
        </table:table-row>
        <table:table-row table:style-name="ro1">
          <table:table-cell table:formula="of:=IF([$DataEntry.A402]=&quot;&quot;;&quot;&quot;;[$DataEntry.A402])">
            <text:p/>
          </table:table-cell>
          <table:table-cell table:formula="of:=&quot;&quot;">
            <text:p/>
          </table:table-cell>
          <table:table-cell table:formula="of:=IF([$DataEntry.B402]=&quot;&quot;;&quot;&quot;;[$DataEntry.B402])">
            <text:p/>
          </table:table-cell>
          <table:table-cell table:formula="of:=IF([$DataEntry.E402]=&quot;&quot;;&quot;&quot;;[$DataEntry.E402])">
            <text:p/>
          </table:table-cell>
          <table:table-cell table:formula="of:=IF([$DataEntry.F402]=&quot;&quot;;&quot;&quot;;[$DataEntry.F402])">
            <text:p/>
          </table:table-cell>
          <table:table-cell table:formula="of:=IF([$DataEntry.G402]=&quot;&quot;;&quot;&quot;;[$DataEntry.G402])">
            <text:p/>
          </table:table-cell>
          <table:table-cell table:formula="of:=IF([$DataEntry.H402]=&quot;&quot;;&quot;&quot;;[$DataEntry.H402])">
            <text:p/>
          </table:table-cell>
          <table:table-cell table:formula="of:=IF([$DataEntry.I402]=&quot;&quot;;&quot;&quot;;[$DataEntry.I402])">
            <text:p/>
          </table:table-cell>
          <table:table-cell table:formula="of:=IF([$DataEntry.C402]=&quot;&quot;;&quot;&quot;;[$DataEntry.C402])">
            <text:p/>
          </table:table-cell>
          <table:table-cell table:formula="of:=&quot;&quot;">
            <text:p/>
          </table:table-cell>
          <table:table-cell table:formula="of:=IF([$DataEntry.D402]=&quot;&quot;;&quot;&quot;;[$DataEntry.D40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02]=&quot;&quot;;&quot;&quot;;[$DataEntry.N402])">
            <text:p/>
          </table:table-cell>
          <table:table-cell table:formula="of:=IF([$DataEntry.O402]=&quot;&quot;;&quot;&quot;;[$DataEntry.O402])">
            <text:p/>
          </table:table-cell>
          <table:table-cell table:formula="of:=IF([$DataEntry.P402]=&quot;&quot;;&quot;&quot;;[$DataEntry.P402])">
            <text:p/>
          </table:table-cell>
          <table:table-cell table:number-columns-repeated="48"/>
        </table:table-row>
        <table:table-row table:style-name="ro1">
          <table:table-cell table:formula="of:=IF([$DataEntry.A403]=&quot;&quot;;&quot;&quot;;[$DataEntry.A403])">
            <text:p/>
          </table:table-cell>
          <table:table-cell table:formula="of:=&quot;&quot;">
            <text:p/>
          </table:table-cell>
          <table:table-cell table:formula="of:=IF([$DataEntry.B403]=&quot;&quot;;&quot;&quot;;[$DataEntry.B403])">
            <text:p/>
          </table:table-cell>
          <table:table-cell table:formula="of:=IF([$DataEntry.E403]=&quot;&quot;;&quot;&quot;;[$DataEntry.E403])">
            <text:p/>
          </table:table-cell>
          <table:table-cell table:formula="of:=IF([$DataEntry.F403]=&quot;&quot;;&quot;&quot;;[$DataEntry.F403])">
            <text:p/>
          </table:table-cell>
          <table:table-cell table:formula="of:=IF([$DataEntry.G403]=&quot;&quot;;&quot;&quot;;[$DataEntry.G403])">
            <text:p/>
          </table:table-cell>
          <table:table-cell table:formula="of:=IF([$DataEntry.H403]=&quot;&quot;;&quot;&quot;;[$DataEntry.H403])">
            <text:p/>
          </table:table-cell>
          <table:table-cell table:formula="of:=IF([$DataEntry.I403]=&quot;&quot;;&quot;&quot;;[$DataEntry.I403])">
            <text:p/>
          </table:table-cell>
          <table:table-cell table:formula="of:=IF([$DataEntry.C403]=&quot;&quot;;&quot;&quot;;[$DataEntry.C403])">
            <text:p/>
          </table:table-cell>
          <table:table-cell table:formula="of:=&quot;&quot;">
            <text:p/>
          </table:table-cell>
          <table:table-cell table:formula="of:=IF([$DataEntry.D403]=&quot;&quot;;&quot;&quot;;[$DataEntry.D40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03]=&quot;&quot;;&quot;&quot;;[$DataEntry.N403])">
            <text:p/>
          </table:table-cell>
          <table:table-cell table:formula="of:=IF([$DataEntry.O403]=&quot;&quot;;&quot;&quot;;[$DataEntry.O403])">
            <text:p/>
          </table:table-cell>
          <table:table-cell table:formula="of:=IF([$DataEntry.P403]=&quot;&quot;;&quot;&quot;;[$DataEntry.P403])">
            <text:p/>
          </table:table-cell>
          <table:table-cell table:number-columns-repeated="48"/>
        </table:table-row>
        <table:table-row table:style-name="ro1">
          <table:table-cell table:formula="of:=IF([$DataEntry.A404]=&quot;&quot;;&quot;&quot;;[$DataEntry.A404])">
            <text:p/>
          </table:table-cell>
          <table:table-cell table:formula="of:=&quot;&quot;">
            <text:p/>
          </table:table-cell>
          <table:table-cell table:formula="of:=IF([$DataEntry.B404]=&quot;&quot;;&quot;&quot;;[$DataEntry.B404])">
            <text:p/>
          </table:table-cell>
          <table:table-cell table:formula="of:=IF([$DataEntry.E404]=&quot;&quot;;&quot;&quot;;[$DataEntry.E404])">
            <text:p/>
          </table:table-cell>
          <table:table-cell table:formula="of:=IF([$DataEntry.F404]=&quot;&quot;;&quot;&quot;;[$DataEntry.F404])">
            <text:p/>
          </table:table-cell>
          <table:table-cell table:formula="of:=IF([$DataEntry.G404]=&quot;&quot;;&quot;&quot;;[$DataEntry.G404])">
            <text:p/>
          </table:table-cell>
          <table:table-cell table:formula="of:=IF([$DataEntry.H404]=&quot;&quot;;&quot;&quot;;[$DataEntry.H404])">
            <text:p/>
          </table:table-cell>
          <table:table-cell table:formula="of:=IF([$DataEntry.I404]=&quot;&quot;;&quot;&quot;;[$DataEntry.I404])">
            <text:p/>
          </table:table-cell>
          <table:table-cell table:formula="of:=IF([$DataEntry.C404]=&quot;&quot;;&quot;&quot;;[$DataEntry.C404])">
            <text:p/>
          </table:table-cell>
          <table:table-cell table:formula="of:=&quot;&quot;">
            <text:p/>
          </table:table-cell>
          <table:table-cell table:formula="of:=IF([$DataEntry.D404]=&quot;&quot;;&quot;&quot;;[$DataEntry.D40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04]=&quot;&quot;;&quot;&quot;;[$DataEntry.N404])">
            <text:p/>
          </table:table-cell>
          <table:table-cell table:formula="of:=IF([$DataEntry.O404]=&quot;&quot;;&quot;&quot;;[$DataEntry.O404])">
            <text:p/>
          </table:table-cell>
          <table:table-cell table:formula="of:=IF([$DataEntry.P404]=&quot;&quot;;&quot;&quot;;[$DataEntry.P404])">
            <text:p/>
          </table:table-cell>
          <table:table-cell table:number-columns-repeated="48"/>
        </table:table-row>
        <table:table-row table:style-name="ro1">
          <table:table-cell table:formula="of:=IF([$DataEntry.A405]=&quot;&quot;;&quot;&quot;;[$DataEntry.A405])">
            <text:p/>
          </table:table-cell>
          <table:table-cell table:formula="of:=&quot;&quot;">
            <text:p/>
          </table:table-cell>
          <table:table-cell table:formula="of:=IF([$DataEntry.B405]=&quot;&quot;;&quot;&quot;;[$DataEntry.B405])">
            <text:p/>
          </table:table-cell>
          <table:table-cell table:formula="of:=IF([$DataEntry.E405]=&quot;&quot;;&quot;&quot;;[$DataEntry.E405])">
            <text:p/>
          </table:table-cell>
          <table:table-cell table:formula="of:=IF([$DataEntry.F405]=&quot;&quot;;&quot;&quot;;[$DataEntry.F405])">
            <text:p/>
          </table:table-cell>
          <table:table-cell table:formula="of:=IF([$DataEntry.G405]=&quot;&quot;;&quot;&quot;;[$DataEntry.G405])">
            <text:p/>
          </table:table-cell>
          <table:table-cell table:formula="of:=IF([$DataEntry.H405]=&quot;&quot;;&quot;&quot;;[$DataEntry.H405])">
            <text:p/>
          </table:table-cell>
          <table:table-cell table:formula="of:=IF([$DataEntry.I405]=&quot;&quot;;&quot;&quot;;[$DataEntry.I405])">
            <text:p/>
          </table:table-cell>
          <table:table-cell table:formula="of:=IF([$DataEntry.C405]=&quot;&quot;;&quot;&quot;;[$DataEntry.C405])">
            <text:p/>
          </table:table-cell>
          <table:table-cell table:formula="of:=&quot;&quot;">
            <text:p/>
          </table:table-cell>
          <table:table-cell table:formula="of:=IF([$DataEntry.D405]=&quot;&quot;;&quot;&quot;;[$DataEntry.D40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05]=&quot;&quot;;&quot;&quot;;[$DataEntry.N405])">
            <text:p/>
          </table:table-cell>
          <table:table-cell table:formula="of:=IF([$DataEntry.O405]=&quot;&quot;;&quot;&quot;;[$DataEntry.O405])">
            <text:p/>
          </table:table-cell>
          <table:table-cell table:formula="of:=IF([$DataEntry.P405]=&quot;&quot;;&quot;&quot;;[$DataEntry.P405])">
            <text:p/>
          </table:table-cell>
          <table:table-cell table:number-columns-repeated="48"/>
        </table:table-row>
        <table:table-row table:style-name="ro1">
          <table:table-cell table:formula="of:=IF([$DataEntry.A406]=&quot;&quot;;&quot;&quot;;[$DataEntry.A406])">
            <text:p/>
          </table:table-cell>
          <table:table-cell table:formula="of:=&quot;&quot;">
            <text:p/>
          </table:table-cell>
          <table:table-cell table:formula="of:=IF([$DataEntry.B406]=&quot;&quot;;&quot;&quot;;[$DataEntry.B406])">
            <text:p/>
          </table:table-cell>
          <table:table-cell table:formula="of:=IF([$DataEntry.E406]=&quot;&quot;;&quot;&quot;;[$DataEntry.E406])">
            <text:p/>
          </table:table-cell>
          <table:table-cell table:formula="of:=IF([$DataEntry.F406]=&quot;&quot;;&quot;&quot;;[$DataEntry.F406])">
            <text:p/>
          </table:table-cell>
          <table:table-cell table:formula="of:=IF([$DataEntry.G406]=&quot;&quot;;&quot;&quot;;[$DataEntry.G406])">
            <text:p/>
          </table:table-cell>
          <table:table-cell table:formula="of:=IF([$DataEntry.H406]=&quot;&quot;;&quot;&quot;;[$DataEntry.H406])">
            <text:p/>
          </table:table-cell>
          <table:table-cell table:formula="of:=IF([$DataEntry.I406]=&quot;&quot;;&quot;&quot;;[$DataEntry.I406])">
            <text:p/>
          </table:table-cell>
          <table:table-cell table:formula="of:=IF([$DataEntry.C406]=&quot;&quot;;&quot;&quot;;[$DataEntry.C406])">
            <text:p/>
          </table:table-cell>
          <table:table-cell table:formula="of:=&quot;&quot;">
            <text:p/>
          </table:table-cell>
          <table:table-cell table:formula="of:=IF([$DataEntry.D406]=&quot;&quot;;&quot;&quot;;[$DataEntry.D40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06]=&quot;&quot;;&quot;&quot;;[$DataEntry.N406])">
            <text:p/>
          </table:table-cell>
          <table:table-cell table:formula="of:=IF([$DataEntry.O406]=&quot;&quot;;&quot;&quot;;[$DataEntry.O406])">
            <text:p/>
          </table:table-cell>
          <table:table-cell table:formula="of:=IF([$DataEntry.P406]=&quot;&quot;;&quot;&quot;;[$DataEntry.P406])">
            <text:p/>
          </table:table-cell>
          <table:table-cell table:number-columns-repeated="48"/>
        </table:table-row>
        <table:table-row table:style-name="ro1">
          <table:table-cell table:formula="of:=IF([$DataEntry.A407]=&quot;&quot;;&quot;&quot;;[$DataEntry.A407])">
            <text:p/>
          </table:table-cell>
          <table:table-cell table:formula="of:=&quot;&quot;">
            <text:p/>
          </table:table-cell>
          <table:table-cell table:formula="of:=IF([$DataEntry.B407]=&quot;&quot;;&quot;&quot;;[$DataEntry.B407])">
            <text:p/>
          </table:table-cell>
          <table:table-cell table:formula="of:=IF([$DataEntry.E407]=&quot;&quot;;&quot;&quot;;[$DataEntry.E407])">
            <text:p/>
          </table:table-cell>
          <table:table-cell table:formula="of:=IF([$DataEntry.F407]=&quot;&quot;;&quot;&quot;;[$DataEntry.F407])">
            <text:p/>
          </table:table-cell>
          <table:table-cell table:formula="of:=IF([$DataEntry.G407]=&quot;&quot;;&quot;&quot;;[$DataEntry.G407])">
            <text:p/>
          </table:table-cell>
          <table:table-cell table:formula="of:=IF([$DataEntry.H407]=&quot;&quot;;&quot;&quot;;[$DataEntry.H407])">
            <text:p/>
          </table:table-cell>
          <table:table-cell table:formula="of:=IF([$DataEntry.I407]=&quot;&quot;;&quot;&quot;;[$DataEntry.I407])">
            <text:p/>
          </table:table-cell>
          <table:table-cell table:formula="of:=IF([$DataEntry.C407]=&quot;&quot;;&quot;&quot;;[$DataEntry.C407])">
            <text:p/>
          </table:table-cell>
          <table:table-cell table:formula="of:=&quot;&quot;">
            <text:p/>
          </table:table-cell>
          <table:table-cell table:formula="of:=IF([$DataEntry.D407]=&quot;&quot;;&quot;&quot;;[$DataEntry.D40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07]=&quot;&quot;;&quot;&quot;;[$DataEntry.N407])">
            <text:p/>
          </table:table-cell>
          <table:table-cell table:formula="of:=IF([$DataEntry.O407]=&quot;&quot;;&quot;&quot;;[$DataEntry.O407])">
            <text:p/>
          </table:table-cell>
          <table:table-cell table:formula="of:=IF([$DataEntry.P407]=&quot;&quot;;&quot;&quot;;[$DataEntry.P407])">
            <text:p/>
          </table:table-cell>
          <table:table-cell table:number-columns-repeated="48"/>
        </table:table-row>
        <table:table-row table:style-name="ro1">
          <table:table-cell table:formula="of:=IF([$DataEntry.A408]=&quot;&quot;;&quot;&quot;;[$DataEntry.A408])">
            <text:p/>
          </table:table-cell>
          <table:table-cell table:formula="of:=&quot;&quot;">
            <text:p/>
          </table:table-cell>
          <table:table-cell table:formula="of:=IF([$DataEntry.B408]=&quot;&quot;;&quot;&quot;;[$DataEntry.B408])">
            <text:p/>
          </table:table-cell>
          <table:table-cell table:formula="of:=IF([$DataEntry.E408]=&quot;&quot;;&quot;&quot;;[$DataEntry.E408])">
            <text:p/>
          </table:table-cell>
          <table:table-cell table:formula="of:=IF([$DataEntry.F408]=&quot;&quot;;&quot;&quot;;[$DataEntry.F408])">
            <text:p/>
          </table:table-cell>
          <table:table-cell table:formula="of:=IF([$DataEntry.G408]=&quot;&quot;;&quot;&quot;;[$DataEntry.G408])">
            <text:p/>
          </table:table-cell>
          <table:table-cell table:formula="of:=IF([$DataEntry.H408]=&quot;&quot;;&quot;&quot;;[$DataEntry.H408])">
            <text:p/>
          </table:table-cell>
          <table:table-cell table:formula="of:=IF([$DataEntry.I408]=&quot;&quot;;&quot;&quot;;[$DataEntry.I408])">
            <text:p/>
          </table:table-cell>
          <table:table-cell table:formula="of:=IF([$DataEntry.C408]=&quot;&quot;;&quot;&quot;;[$DataEntry.C408])">
            <text:p/>
          </table:table-cell>
          <table:table-cell table:formula="of:=&quot;&quot;">
            <text:p/>
          </table:table-cell>
          <table:table-cell table:formula="of:=IF([$DataEntry.D408]=&quot;&quot;;&quot;&quot;;[$DataEntry.D40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08]=&quot;&quot;;&quot;&quot;;[$DataEntry.N408])">
            <text:p/>
          </table:table-cell>
          <table:table-cell table:formula="of:=IF([$DataEntry.O408]=&quot;&quot;;&quot;&quot;;[$DataEntry.O408])">
            <text:p/>
          </table:table-cell>
          <table:table-cell table:formula="of:=IF([$DataEntry.P408]=&quot;&quot;;&quot;&quot;;[$DataEntry.P408])">
            <text:p/>
          </table:table-cell>
          <table:table-cell table:number-columns-repeated="48"/>
        </table:table-row>
        <table:table-row table:style-name="ro1">
          <table:table-cell table:formula="of:=IF([$DataEntry.A409]=&quot;&quot;;&quot;&quot;;[$DataEntry.A409])">
            <text:p/>
          </table:table-cell>
          <table:table-cell table:formula="of:=&quot;&quot;">
            <text:p/>
          </table:table-cell>
          <table:table-cell table:formula="of:=IF([$DataEntry.B409]=&quot;&quot;;&quot;&quot;;[$DataEntry.B409])">
            <text:p/>
          </table:table-cell>
          <table:table-cell table:formula="of:=IF([$DataEntry.E409]=&quot;&quot;;&quot;&quot;;[$DataEntry.E409])">
            <text:p/>
          </table:table-cell>
          <table:table-cell table:formula="of:=IF([$DataEntry.F409]=&quot;&quot;;&quot;&quot;;[$DataEntry.F409])">
            <text:p/>
          </table:table-cell>
          <table:table-cell table:formula="of:=IF([$DataEntry.G409]=&quot;&quot;;&quot;&quot;;[$DataEntry.G409])">
            <text:p/>
          </table:table-cell>
          <table:table-cell table:formula="of:=IF([$DataEntry.H409]=&quot;&quot;;&quot;&quot;;[$DataEntry.H409])">
            <text:p/>
          </table:table-cell>
          <table:table-cell table:formula="of:=IF([$DataEntry.I409]=&quot;&quot;;&quot;&quot;;[$DataEntry.I409])">
            <text:p/>
          </table:table-cell>
          <table:table-cell table:formula="of:=IF([$DataEntry.C409]=&quot;&quot;;&quot;&quot;;[$DataEntry.C409])">
            <text:p/>
          </table:table-cell>
          <table:table-cell table:formula="of:=&quot;&quot;">
            <text:p/>
          </table:table-cell>
          <table:table-cell table:formula="of:=IF([$DataEntry.D409]=&quot;&quot;;&quot;&quot;;[$DataEntry.D40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09]=&quot;&quot;;&quot;&quot;;[$DataEntry.N409])">
            <text:p/>
          </table:table-cell>
          <table:table-cell table:formula="of:=IF([$DataEntry.O409]=&quot;&quot;;&quot;&quot;;[$DataEntry.O409])">
            <text:p/>
          </table:table-cell>
          <table:table-cell table:formula="of:=IF([$DataEntry.P409]=&quot;&quot;;&quot;&quot;;[$DataEntry.P409])">
            <text:p/>
          </table:table-cell>
          <table:table-cell table:number-columns-repeated="48"/>
        </table:table-row>
        <table:table-row table:style-name="ro1">
          <table:table-cell table:formula="of:=IF([$DataEntry.A410]=&quot;&quot;;&quot;&quot;;[$DataEntry.A410])">
            <text:p/>
          </table:table-cell>
          <table:table-cell table:formula="of:=&quot;&quot;">
            <text:p/>
          </table:table-cell>
          <table:table-cell table:formula="of:=IF([$DataEntry.B410]=&quot;&quot;;&quot;&quot;;[$DataEntry.B410])">
            <text:p/>
          </table:table-cell>
          <table:table-cell table:formula="of:=IF([$DataEntry.E410]=&quot;&quot;;&quot;&quot;;[$DataEntry.E410])">
            <text:p/>
          </table:table-cell>
          <table:table-cell table:formula="of:=IF([$DataEntry.F410]=&quot;&quot;;&quot;&quot;;[$DataEntry.F410])">
            <text:p/>
          </table:table-cell>
          <table:table-cell table:formula="of:=IF([$DataEntry.G410]=&quot;&quot;;&quot;&quot;;[$DataEntry.G410])">
            <text:p/>
          </table:table-cell>
          <table:table-cell table:formula="of:=IF([$DataEntry.H410]=&quot;&quot;;&quot;&quot;;[$DataEntry.H410])">
            <text:p/>
          </table:table-cell>
          <table:table-cell table:formula="of:=IF([$DataEntry.I410]=&quot;&quot;;&quot;&quot;;[$DataEntry.I410])">
            <text:p/>
          </table:table-cell>
          <table:table-cell table:formula="of:=IF([$DataEntry.C410]=&quot;&quot;;&quot;&quot;;[$DataEntry.C410])">
            <text:p/>
          </table:table-cell>
          <table:table-cell table:formula="of:=&quot;&quot;">
            <text:p/>
          </table:table-cell>
          <table:table-cell table:formula="of:=IF([$DataEntry.D410]=&quot;&quot;;&quot;&quot;;[$DataEntry.D41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10]=&quot;&quot;;&quot;&quot;;[$DataEntry.N410])">
            <text:p/>
          </table:table-cell>
          <table:table-cell table:formula="of:=IF([$DataEntry.O410]=&quot;&quot;;&quot;&quot;;[$DataEntry.O410])">
            <text:p/>
          </table:table-cell>
          <table:table-cell table:formula="of:=IF([$DataEntry.P410]=&quot;&quot;;&quot;&quot;;[$DataEntry.P410])">
            <text:p/>
          </table:table-cell>
          <table:table-cell table:number-columns-repeated="48"/>
        </table:table-row>
        <table:table-row table:style-name="ro1">
          <table:table-cell table:formula="of:=IF([$DataEntry.A411]=&quot;&quot;;&quot;&quot;;[$DataEntry.A411])">
            <text:p/>
          </table:table-cell>
          <table:table-cell table:formula="of:=&quot;&quot;">
            <text:p/>
          </table:table-cell>
          <table:table-cell table:formula="of:=IF([$DataEntry.B411]=&quot;&quot;;&quot;&quot;;[$DataEntry.B411])">
            <text:p/>
          </table:table-cell>
          <table:table-cell table:formula="of:=IF([$DataEntry.E411]=&quot;&quot;;&quot;&quot;;[$DataEntry.E411])">
            <text:p/>
          </table:table-cell>
          <table:table-cell table:formula="of:=IF([$DataEntry.F411]=&quot;&quot;;&quot;&quot;;[$DataEntry.F411])">
            <text:p/>
          </table:table-cell>
          <table:table-cell table:formula="of:=IF([$DataEntry.G411]=&quot;&quot;;&quot;&quot;;[$DataEntry.G411])">
            <text:p/>
          </table:table-cell>
          <table:table-cell table:formula="of:=IF([$DataEntry.H411]=&quot;&quot;;&quot;&quot;;[$DataEntry.H411])">
            <text:p/>
          </table:table-cell>
          <table:table-cell table:formula="of:=IF([$DataEntry.I411]=&quot;&quot;;&quot;&quot;;[$DataEntry.I411])">
            <text:p/>
          </table:table-cell>
          <table:table-cell table:formula="of:=IF([$DataEntry.C411]=&quot;&quot;;&quot;&quot;;[$DataEntry.C411])">
            <text:p/>
          </table:table-cell>
          <table:table-cell table:formula="of:=&quot;&quot;">
            <text:p/>
          </table:table-cell>
          <table:table-cell table:formula="of:=IF([$DataEntry.D411]=&quot;&quot;;&quot;&quot;;[$DataEntry.D41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11]=&quot;&quot;;&quot;&quot;;[$DataEntry.N411])">
            <text:p/>
          </table:table-cell>
          <table:table-cell table:formula="of:=IF([$DataEntry.O411]=&quot;&quot;;&quot;&quot;;[$DataEntry.O411])">
            <text:p/>
          </table:table-cell>
          <table:table-cell table:formula="of:=IF([$DataEntry.P411]=&quot;&quot;;&quot;&quot;;[$DataEntry.P411])">
            <text:p/>
          </table:table-cell>
          <table:table-cell table:number-columns-repeated="48"/>
        </table:table-row>
        <table:table-row table:style-name="ro1">
          <table:table-cell table:formula="of:=IF([$DataEntry.A412]=&quot;&quot;;&quot;&quot;;[$DataEntry.A412])">
            <text:p/>
          </table:table-cell>
          <table:table-cell table:formula="of:=&quot;&quot;">
            <text:p/>
          </table:table-cell>
          <table:table-cell table:formula="of:=IF([$DataEntry.B412]=&quot;&quot;;&quot;&quot;;[$DataEntry.B412])">
            <text:p/>
          </table:table-cell>
          <table:table-cell table:formula="of:=IF([$DataEntry.E412]=&quot;&quot;;&quot;&quot;;[$DataEntry.E412])">
            <text:p/>
          </table:table-cell>
          <table:table-cell table:formula="of:=IF([$DataEntry.F412]=&quot;&quot;;&quot;&quot;;[$DataEntry.F412])">
            <text:p/>
          </table:table-cell>
          <table:table-cell table:formula="of:=IF([$DataEntry.G412]=&quot;&quot;;&quot;&quot;;[$DataEntry.G412])">
            <text:p/>
          </table:table-cell>
          <table:table-cell table:formula="of:=IF([$DataEntry.H412]=&quot;&quot;;&quot;&quot;;[$DataEntry.H412])">
            <text:p/>
          </table:table-cell>
          <table:table-cell table:formula="of:=IF([$DataEntry.I412]=&quot;&quot;;&quot;&quot;;[$DataEntry.I412])">
            <text:p/>
          </table:table-cell>
          <table:table-cell table:formula="of:=IF([$DataEntry.C412]=&quot;&quot;;&quot;&quot;;[$DataEntry.C412])">
            <text:p/>
          </table:table-cell>
          <table:table-cell table:formula="of:=&quot;&quot;">
            <text:p/>
          </table:table-cell>
          <table:table-cell table:formula="of:=IF([$DataEntry.D412]=&quot;&quot;;&quot;&quot;;[$DataEntry.D41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12]=&quot;&quot;;&quot;&quot;;[$DataEntry.N412])">
            <text:p/>
          </table:table-cell>
          <table:table-cell table:formula="of:=IF([$DataEntry.O412]=&quot;&quot;;&quot;&quot;;[$DataEntry.O412])">
            <text:p/>
          </table:table-cell>
          <table:table-cell table:formula="of:=IF([$DataEntry.P412]=&quot;&quot;;&quot;&quot;;[$DataEntry.P412])">
            <text:p/>
          </table:table-cell>
          <table:table-cell table:number-columns-repeated="48"/>
        </table:table-row>
        <table:table-row table:style-name="ro1">
          <table:table-cell table:formula="of:=IF([$DataEntry.A413]=&quot;&quot;;&quot;&quot;;[$DataEntry.A413])">
            <text:p/>
          </table:table-cell>
          <table:table-cell table:formula="of:=&quot;&quot;">
            <text:p/>
          </table:table-cell>
          <table:table-cell table:formula="of:=IF([$DataEntry.B413]=&quot;&quot;;&quot;&quot;;[$DataEntry.B413])">
            <text:p/>
          </table:table-cell>
          <table:table-cell table:formula="of:=IF([$DataEntry.E413]=&quot;&quot;;&quot;&quot;;[$DataEntry.E413])">
            <text:p/>
          </table:table-cell>
          <table:table-cell table:formula="of:=IF([$DataEntry.F413]=&quot;&quot;;&quot;&quot;;[$DataEntry.F413])">
            <text:p/>
          </table:table-cell>
          <table:table-cell table:formula="of:=IF([$DataEntry.G413]=&quot;&quot;;&quot;&quot;;[$DataEntry.G413])">
            <text:p/>
          </table:table-cell>
          <table:table-cell table:formula="of:=IF([$DataEntry.H413]=&quot;&quot;;&quot;&quot;;[$DataEntry.H413])">
            <text:p/>
          </table:table-cell>
          <table:table-cell table:formula="of:=IF([$DataEntry.I413]=&quot;&quot;;&quot;&quot;;[$DataEntry.I413])">
            <text:p/>
          </table:table-cell>
          <table:table-cell table:formula="of:=IF([$DataEntry.C413]=&quot;&quot;;&quot;&quot;;[$DataEntry.C413])">
            <text:p/>
          </table:table-cell>
          <table:table-cell table:formula="of:=&quot;&quot;">
            <text:p/>
          </table:table-cell>
          <table:table-cell table:formula="of:=IF([$DataEntry.D413]=&quot;&quot;;&quot;&quot;;[$DataEntry.D41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13]=&quot;&quot;;&quot;&quot;;[$DataEntry.N413])">
            <text:p/>
          </table:table-cell>
          <table:table-cell table:formula="of:=IF([$DataEntry.O413]=&quot;&quot;;&quot;&quot;;[$DataEntry.O413])">
            <text:p/>
          </table:table-cell>
          <table:table-cell table:formula="of:=IF([$DataEntry.P413]=&quot;&quot;;&quot;&quot;;[$DataEntry.P413])">
            <text:p/>
          </table:table-cell>
          <table:table-cell table:number-columns-repeated="48"/>
        </table:table-row>
        <table:table-row table:style-name="ro1">
          <table:table-cell table:formula="of:=IF([$DataEntry.A414]=&quot;&quot;;&quot;&quot;;[$DataEntry.A414])">
            <text:p/>
          </table:table-cell>
          <table:table-cell table:formula="of:=&quot;&quot;">
            <text:p/>
          </table:table-cell>
          <table:table-cell table:formula="of:=IF([$DataEntry.B414]=&quot;&quot;;&quot;&quot;;[$DataEntry.B414])">
            <text:p/>
          </table:table-cell>
          <table:table-cell table:formula="of:=IF([$DataEntry.E414]=&quot;&quot;;&quot;&quot;;[$DataEntry.E414])">
            <text:p/>
          </table:table-cell>
          <table:table-cell table:formula="of:=IF([$DataEntry.F414]=&quot;&quot;;&quot;&quot;;[$DataEntry.F414])">
            <text:p/>
          </table:table-cell>
          <table:table-cell table:formula="of:=IF([$DataEntry.G414]=&quot;&quot;;&quot;&quot;;[$DataEntry.G414])">
            <text:p/>
          </table:table-cell>
          <table:table-cell table:formula="of:=IF([$DataEntry.H414]=&quot;&quot;;&quot;&quot;;[$DataEntry.H414])">
            <text:p/>
          </table:table-cell>
          <table:table-cell table:formula="of:=IF([$DataEntry.I414]=&quot;&quot;;&quot;&quot;;[$DataEntry.I414])">
            <text:p/>
          </table:table-cell>
          <table:table-cell table:formula="of:=IF([$DataEntry.C414]=&quot;&quot;;&quot;&quot;;[$DataEntry.C414])">
            <text:p/>
          </table:table-cell>
          <table:table-cell table:formula="of:=&quot;&quot;">
            <text:p/>
          </table:table-cell>
          <table:table-cell table:formula="of:=IF([$DataEntry.D414]=&quot;&quot;;&quot;&quot;;[$DataEntry.D41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14]=&quot;&quot;;&quot;&quot;;[$DataEntry.N414])">
            <text:p/>
          </table:table-cell>
          <table:table-cell table:formula="of:=IF([$DataEntry.O414]=&quot;&quot;;&quot;&quot;;[$DataEntry.O414])">
            <text:p/>
          </table:table-cell>
          <table:table-cell table:formula="of:=IF([$DataEntry.P414]=&quot;&quot;;&quot;&quot;;[$DataEntry.P414])">
            <text:p/>
          </table:table-cell>
          <table:table-cell table:number-columns-repeated="48"/>
        </table:table-row>
        <table:table-row table:style-name="ro1">
          <table:table-cell table:formula="of:=IF([$DataEntry.A415]=&quot;&quot;;&quot;&quot;;[$DataEntry.A415])">
            <text:p/>
          </table:table-cell>
          <table:table-cell table:formula="of:=&quot;&quot;">
            <text:p/>
          </table:table-cell>
          <table:table-cell table:formula="of:=IF([$DataEntry.B415]=&quot;&quot;;&quot;&quot;;[$DataEntry.B415])">
            <text:p/>
          </table:table-cell>
          <table:table-cell table:formula="of:=IF([$DataEntry.E415]=&quot;&quot;;&quot;&quot;;[$DataEntry.E415])">
            <text:p/>
          </table:table-cell>
          <table:table-cell table:formula="of:=IF([$DataEntry.F415]=&quot;&quot;;&quot;&quot;;[$DataEntry.F415])">
            <text:p/>
          </table:table-cell>
          <table:table-cell table:formula="of:=IF([$DataEntry.G415]=&quot;&quot;;&quot;&quot;;[$DataEntry.G415])">
            <text:p/>
          </table:table-cell>
          <table:table-cell table:formula="of:=IF([$DataEntry.H415]=&quot;&quot;;&quot;&quot;;[$DataEntry.H415])">
            <text:p/>
          </table:table-cell>
          <table:table-cell table:formula="of:=IF([$DataEntry.I415]=&quot;&quot;;&quot;&quot;;[$DataEntry.I415])">
            <text:p/>
          </table:table-cell>
          <table:table-cell table:formula="of:=IF([$DataEntry.C415]=&quot;&quot;;&quot;&quot;;[$DataEntry.C415])">
            <text:p/>
          </table:table-cell>
          <table:table-cell table:formula="of:=&quot;&quot;">
            <text:p/>
          </table:table-cell>
          <table:table-cell table:formula="of:=IF([$DataEntry.D415]=&quot;&quot;;&quot;&quot;;[$DataEntry.D41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15]=&quot;&quot;;&quot;&quot;;[$DataEntry.N415])">
            <text:p/>
          </table:table-cell>
          <table:table-cell table:formula="of:=IF([$DataEntry.O415]=&quot;&quot;;&quot;&quot;;[$DataEntry.O415])">
            <text:p/>
          </table:table-cell>
          <table:table-cell table:formula="of:=IF([$DataEntry.P415]=&quot;&quot;;&quot;&quot;;[$DataEntry.P415])">
            <text:p/>
          </table:table-cell>
          <table:table-cell table:number-columns-repeated="48"/>
        </table:table-row>
        <table:table-row table:style-name="ro1">
          <table:table-cell table:formula="of:=IF([$DataEntry.A416]=&quot;&quot;;&quot;&quot;;[$DataEntry.A416])">
            <text:p/>
          </table:table-cell>
          <table:table-cell table:formula="of:=&quot;&quot;">
            <text:p/>
          </table:table-cell>
          <table:table-cell table:formula="of:=IF([$DataEntry.B416]=&quot;&quot;;&quot;&quot;;[$DataEntry.B416])">
            <text:p/>
          </table:table-cell>
          <table:table-cell table:formula="of:=IF([$DataEntry.E416]=&quot;&quot;;&quot;&quot;;[$DataEntry.E416])">
            <text:p/>
          </table:table-cell>
          <table:table-cell table:formula="of:=IF([$DataEntry.F416]=&quot;&quot;;&quot;&quot;;[$DataEntry.F416])">
            <text:p/>
          </table:table-cell>
          <table:table-cell table:formula="of:=IF([$DataEntry.G416]=&quot;&quot;;&quot;&quot;;[$DataEntry.G416])">
            <text:p/>
          </table:table-cell>
          <table:table-cell table:formula="of:=IF([$DataEntry.H416]=&quot;&quot;;&quot;&quot;;[$DataEntry.H416])">
            <text:p/>
          </table:table-cell>
          <table:table-cell table:formula="of:=IF([$DataEntry.I416]=&quot;&quot;;&quot;&quot;;[$DataEntry.I416])">
            <text:p/>
          </table:table-cell>
          <table:table-cell table:formula="of:=IF([$DataEntry.C416]=&quot;&quot;;&quot;&quot;;[$DataEntry.C416])">
            <text:p/>
          </table:table-cell>
          <table:table-cell table:formula="of:=&quot;&quot;">
            <text:p/>
          </table:table-cell>
          <table:table-cell table:formula="of:=IF([$DataEntry.D416]=&quot;&quot;;&quot;&quot;;[$DataEntry.D41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16]=&quot;&quot;;&quot;&quot;;[$DataEntry.N416])">
            <text:p/>
          </table:table-cell>
          <table:table-cell table:formula="of:=IF([$DataEntry.O416]=&quot;&quot;;&quot;&quot;;[$DataEntry.O416])">
            <text:p/>
          </table:table-cell>
          <table:table-cell table:formula="of:=IF([$DataEntry.P416]=&quot;&quot;;&quot;&quot;;[$DataEntry.P416])">
            <text:p/>
          </table:table-cell>
          <table:table-cell table:number-columns-repeated="48"/>
        </table:table-row>
        <table:table-row table:style-name="ro1">
          <table:table-cell table:formula="of:=IF([$DataEntry.A417]=&quot;&quot;;&quot;&quot;;[$DataEntry.A417])">
            <text:p/>
          </table:table-cell>
          <table:table-cell table:formula="of:=&quot;&quot;">
            <text:p/>
          </table:table-cell>
          <table:table-cell table:formula="of:=IF([$DataEntry.B417]=&quot;&quot;;&quot;&quot;;[$DataEntry.B417])">
            <text:p/>
          </table:table-cell>
          <table:table-cell table:formula="of:=IF([$DataEntry.E417]=&quot;&quot;;&quot;&quot;;[$DataEntry.E417])">
            <text:p/>
          </table:table-cell>
          <table:table-cell table:formula="of:=IF([$DataEntry.F417]=&quot;&quot;;&quot;&quot;;[$DataEntry.F417])">
            <text:p/>
          </table:table-cell>
          <table:table-cell table:formula="of:=IF([$DataEntry.G417]=&quot;&quot;;&quot;&quot;;[$DataEntry.G417])">
            <text:p/>
          </table:table-cell>
          <table:table-cell table:formula="of:=IF([$DataEntry.H417]=&quot;&quot;;&quot;&quot;;[$DataEntry.H417])">
            <text:p/>
          </table:table-cell>
          <table:table-cell table:formula="of:=IF([$DataEntry.I417]=&quot;&quot;;&quot;&quot;;[$DataEntry.I417])">
            <text:p/>
          </table:table-cell>
          <table:table-cell table:formula="of:=IF([$DataEntry.C417]=&quot;&quot;;&quot;&quot;;[$DataEntry.C417])">
            <text:p/>
          </table:table-cell>
          <table:table-cell table:formula="of:=&quot;&quot;">
            <text:p/>
          </table:table-cell>
          <table:table-cell table:formula="of:=IF([$DataEntry.D417]=&quot;&quot;;&quot;&quot;;[$DataEntry.D41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17]=&quot;&quot;;&quot;&quot;;[$DataEntry.N417])">
            <text:p/>
          </table:table-cell>
          <table:table-cell table:formula="of:=IF([$DataEntry.O417]=&quot;&quot;;&quot;&quot;;[$DataEntry.O417])">
            <text:p/>
          </table:table-cell>
          <table:table-cell table:formula="of:=IF([$DataEntry.P417]=&quot;&quot;;&quot;&quot;;[$DataEntry.P417])">
            <text:p/>
          </table:table-cell>
          <table:table-cell table:number-columns-repeated="48"/>
        </table:table-row>
        <table:table-row table:style-name="ro1">
          <table:table-cell table:formula="of:=IF([$DataEntry.A418]=&quot;&quot;;&quot;&quot;;[$DataEntry.A418])">
            <text:p/>
          </table:table-cell>
          <table:table-cell table:formula="of:=&quot;&quot;">
            <text:p/>
          </table:table-cell>
          <table:table-cell table:formula="of:=IF([$DataEntry.B418]=&quot;&quot;;&quot;&quot;;[$DataEntry.B418])">
            <text:p/>
          </table:table-cell>
          <table:table-cell table:formula="of:=IF([$DataEntry.E418]=&quot;&quot;;&quot;&quot;;[$DataEntry.E418])">
            <text:p/>
          </table:table-cell>
          <table:table-cell table:formula="of:=IF([$DataEntry.F418]=&quot;&quot;;&quot;&quot;;[$DataEntry.F418])">
            <text:p/>
          </table:table-cell>
          <table:table-cell table:formula="of:=IF([$DataEntry.G418]=&quot;&quot;;&quot;&quot;;[$DataEntry.G418])">
            <text:p/>
          </table:table-cell>
          <table:table-cell table:formula="of:=IF([$DataEntry.H418]=&quot;&quot;;&quot;&quot;;[$DataEntry.H418])">
            <text:p/>
          </table:table-cell>
          <table:table-cell table:formula="of:=IF([$DataEntry.I418]=&quot;&quot;;&quot;&quot;;[$DataEntry.I418])">
            <text:p/>
          </table:table-cell>
          <table:table-cell table:formula="of:=IF([$DataEntry.C418]=&quot;&quot;;&quot;&quot;;[$DataEntry.C418])">
            <text:p/>
          </table:table-cell>
          <table:table-cell table:formula="of:=&quot;&quot;">
            <text:p/>
          </table:table-cell>
          <table:table-cell table:formula="of:=IF([$DataEntry.D418]=&quot;&quot;;&quot;&quot;;[$DataEntry.D41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18]=&quot;&quot;;&quot;&quot;;[$DataEntry.N418])">
            <text:p/>
          </table:table-cell>
          <table:table-cell table:formula="of:=IF([$DataEntry.O418]=&quot;&quot;;&quot;&quot;;[$DataEntry.O418])">
            <text:p/>
          </table:table-cell>
          <table:table-cell table:formula="of:=IF([$DataEntry.P418]=&quot;&quot;;&quot;&quot;;[$DataEntry.P418])">
            <text:p/>
          </table:table-cell>
          <table:table-cell table:number-columns-repeated="48"/>
        </table:table-row>
        <table:table-row table:style-name="ro1">
          <table:table-cell table:formula="of:=IF([$DataEntry.A419]=&quot;&quot;;&quot;&quot;;[$DataEntry.A419])">
            <text:p/>
          </table:table-cell>
          <table:table-cell table:formula="of:=&quot;&quot;">
            <text:p/>
          </table:table-cell>
          <table:table-cell table:formula="of:=IF([$DataEntry.B419]=&quot;&quot;;&quot;&quot;;[$DataEntry.B419])">
            <text:p/>
          </table:table-cell>
          <table:table-cell table:formula="of:=IF([$DataEntry.E419]=&quot;&quot;;&quot;&quot;;[$DataEntry.E419])">
            <text:p/>
          </table:table-cell>
          <table:table-cell table:formula="of:=IF([$DataEntry.F419]=&quot;&quot;;&quot;&quot;;[$DataEntry.F419])">
            <text:p/>
          </table:table-cell>
          <table:table-cell table:formula="of:=IF([$DataEntry.G419]=&quot;&quot;;&quot;&quot;;[$DataEntry.G419])">
            <text:p/>
          </table:table-cell>
          <table:table-cell table:formula="of:=IF([$DataEntry.H419]=&quot;&quot;;&quot;&quot;;[$DataEntry.H419])">
            <text:p/>
          </table:table-cell>
          <table:table-cell table:formula="of:=IF([$DataEntry.I419]=&quot;&quot;;&quot;&quot;;[$DataEntry.I419])">
            <text:p/>
          </table:table-cell>
          <table:table-cell table:formula="of:=IF([$DataEntry.C419]=&quot;&quot;;&quot;&quot;;[$DataEntry.C419])">
            <text:p/>
          </table:table-cell>
          <table:table-cell table:formula="of:=&quot;&quot;">
            <text:p/>
          </table:table-cell>
          <table:table-cell table:formula="of:=IF([$DataEntry.D419]=&quot;&quot;;&quot;&quot;;[$DataEntry.D41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19]=&quot;&quot;;&quot;&quot;;[$DataEntry.N419])">
            <text:p/>
          </table:table-cell>
          <table:table-cell table:formula="of:=IF([$DataEntry.O419]=&quot;&quot;;&quot;&quot;;[$DataEntry.O419])">
            <text:p/>
          </table:table-cell>
          <table:table-cell table:formula="of:=IF([$DataEntry.P419]=&quot;&quot;;&quot;&quot;;[$DataEntry.P419])">
            <text:p/>
          </table:table-cell>
          <table:table-cell table:number-columns-repeated="48"/>
        </table:table-row>
        <table:table-row table:style-name="ro1">
          <table:table-cell table:formula="of:=IF([$DataEntry.A420]=&quot;&quot;;&quot;&quot;;[$DataEntry.A420])">
            <text:p/>
          </table:table-cell>
          <table:table-cell table:formula="of:=&quot;&quot;">
            <text:p/>
          </table:table-cell>
          <table:table-cell table:formula="of:=IF([$DataEntry.B420]=&quot;&quot;;&quot;&quot;;[$DataEntry.B420])">
            <text:p/>
          </table:table-cell>
          <table:table-cell table:formula="of:=IF([$DataEntry.E420]=&quot;&quot;;&quot;&quot;;[$DataEntry.E420])">
            <text:p/>
          </table:table-cell>
          <table:table-cell table:formula="of:=IF([$DataEntry.F420]=&quot;&quot;;&quot;&quot;;[$DataEntry.F420])">
            <text:p/>
          </table:table-cell>
          <table:table-cell table:formula="of:=IF([$DataEntry.G420]=&quot;&quot;;&quot;&quot;;[$DataEntry.G420])">
            <text:p/>
          </table:table-cell>
          <table:table-cell table:formula="of:=IF([$DataEntry.H420]=&quot;&quot;;&quot;&quot;;[$DataEntry.H420])">
            <text:p/>
          </table:table-cell>
          <table:table-cell table:formula="of:=IF([$DataEntry.I420]=&quot;&quot;;&quot;&quot;;[$DataEntry.I420])">
            <text:p/>
          </table:table-cell>
          <table:table-cell table:formula="of:=IF([$DataEntry.C420]=&quot;&quot;;&quot;&quot;;[$DataEntry.C420])">
            <text:p/>
          </table:table-cell>
          <table:table-cell table:formula="of:=&quot;&quot;">
            <text:p/>
          </table:table-cell>
          <table:table-cell table:formula="of:=IF([$DataEntry.D420]=&quot;&quot;;&quot;&quot;;[$DataEntry.D42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20]=&quot;&quot;;&quot;&quot;;[$DataEntry.N420])">
            <text:p/>
          </table:table-cell>
          <table:table-cell table:formula="of:=IF([$DataEntry.O420]=&quot;&quot;;&quot;&quot;;[$DataEntry.O420])">
            <text:p/>
          </table:table-cell>
          <table:table-cell table:formula="of:=IF([$DataEntry.P420]=&quot;&quot;;&quot;&quot;;[$DataEntry.P420])">
            <text:p/>
          </table:table-cell>
          <table:table-cell table:number-columns-repeated="48"/>
        </table:table-row>
        <table:table-row table:style-name="ro1">
          <table:table-cell table:formula="of:=IF([$DataEntry.A421]=&quot;&quot;;&quot;&quot;;[$DataEntry.A421])">
            <text:p/>
          </table:table-cell>
          <table:table-cell table:formula="of:=&quot;&quot;">
            <text:p/>
          </table:table-cell>
          <table:table-cell table:formula="of:=IF([$DataEntry.B421]=&quot;&quot;;&quot;&quot;;[$DataEntry.B421])">
            <text:p/>
          </table:table-cell>
          <table:table-cell table:formula="of:=IF([$DataEntry.E421]=&quot;&quot;;&quot;&quot;;[$DataEntry.E421])">
            <text:p/>
          </table:table-cell>
          <table:table-cell table:formula="of:=IF([$DataEntry.F421]=&quot;&quot;;&quot;&quot;;[$DataEntry.F421])">
            <text:p/>
          </table:table-cell>
          <table:table-cell table:formula="of:=IF([$DataEntry.G421]=&quot;&quot;;&quot;&quot;;[$DataEntry.G421])">
            <text:p/>
          </table:table-cell>
          <table:table-cell table:formula="of:=IF([$DataEntry.H421]=&quot;&quot;;&quot;&quot;;[$DataEntry.H421])">
            <text:p/>
          </table:table-cell>
          <table:table-cell table:formula="of:=IF([$DataEntry.I421]=&quot;&quot;;&quot;&quot;;[$DataEntry.I421])">
            <text:p/>
          </table:table-cell>
          <table:table-cell table:formula="of:=IF([$DataEntry.C421]=&quot;&quot;;&quot;&quot;;[$DataEntry.C421])">
            <text:p/>
          </table:table-cell>
          <table:table-cell table:formula="of:=&quot;&quot;">
            <text:p/>
          </table:table-cell>
          <table:table-cell table:formula="of:=IF([$DataEntry.D421]=&quot;&quot;;&quot;&quot;;[$DataEntry.D42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21]=&quot;&quot;;&quot;&quot;;[$DataEntry.N421])">
            <text:p/>
          </table:table-cell>
          <table:table-cell table:formula="of:=IF([$DataEntry.O421]=&quot;&quot;;&quot;&quot;;[$DataEntry.O421])">
            <text:p/>
          </table:table-cell>
          <table:table-cell table:formula="of:=IF([$DataEntry.P421]=&quot;&quot;;&quot;&quot;;[$DataEntry.P421])">
            <text:p/>
          </table:table-cell>
          <table:table-cell table:number-columns-repeated="48"/>
        </table:table-row>
        <table:table-row table:style-name="ro1">
          <table:table-cell table:formula="of:=IF([$DataEntry.A422]=&quot;&quot;;&quot;&quot;;[$DataEntry.A422])">
            <text:p/>
          </table:table-cell>
          <table:table-cell table:formula="of:=&quot;&quot;">
            <text:p/>
          </table:table-cell>
          <table:table-cell table:formula="of:=IF([$DataEntry.B422]=&quot;&quot;;&quot;&quot;;[$DataEntry.B422])">
            <text:p/>
          </table:table-cell>
          <table:table-cell table:formula="of:=IF([$DataEntry.E422]=&quot;&quot;;&quot;&quot;;[$DataEntry.E422])">
            <text:p/>
          </table:table-cell>
          <table:table-cell table:formula="of:=IF([$DataEntry.F422]=&quot;&quot;;&quot;&quot;;[$DataEntry.F422])">
            <text:p/>
          </table:table-cell>
          <table:table-cell table:formula="of:=IF([$DataEntry.G422]=&quot;&quot;;&quot;&quot;;[$DataEntry.G422])">
            <text:p/>
          </table:table-cell>
          <table:table-cell table:formula="of:=IF([$DataEntry.H422]=&quot;&quot;;&quot;&quot;;[$DataEntry.H422])">
            <text:p/>
          </table:table-cell>
          <table:table-cell table:formula="of:=IF([$DataEntry.I422]=&quot;&quot;;&quot;&quot;;[$DataEntry.I422])">
            <text:p/>
          </table:table-cell>
          <table:table-cell table:formula="of:=IF([$DataEntry.C422]=&quot;&quot;;&quot;&quot;;[$DataEntry.C422])">
            <text:p/>
          </table:table-cell>
          <table:table-cell table:formula="of:=&quot;&quot;">
            <text:p/>
          </table:table-cell>
          <table:table-cell table:formula="of:=IF([$DataEntry.D422]=&quot;&quot;;&quot;&quot;;[$DataEntry.D42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22]=&quot;&quot;;&quot;&quot;;[$DataEntry.N422])">
            <text:p/>
          </table:table-cell>
          <table:table-cell table:formula="of:=IF([$DataEntry.O422]=&quot;&quot;;&quot;&quot;;[$DataEntry.O422])">
            <text:p/>
          </table:table-cell>
          <table:table-cell table:formula="of:=IF([$DataEntry.P422]=&quot;&quot;;&quot;&quot;;[$DataEntry.P422])">
            <text:p/>
          </table:table-cell>
          <table:table-cell table:number-columns-repeated="48"/>
        </table:table-row>
        <table:table-row table:style-name="ro1">
          <table:table-cell table:formula="of:=IF([$DataEntry.A423]=&quot;&quot;;&quot;&quot;;[$DataEntry.A423])">
            <text:p/>
          </table:table-cell>
          <table:table-cell table:formula="of:=&quot;&quot;">
            <text:p/>
          </table:table-cell>
          <table:table-cell table:formula="of:=IF([$DataEntry.B423]=&quot;&quot;;&quot;&quot;;[$DataEntry.B423])">
            <text:p/>
          </table:table-cell>
          <table:table-cell table:formula="of:=IF([$DataEntry.E423]=&quot;&quot;;&quot;&quot;;[$DataEntry.E423])">
            <text:p/>
          </table:table-cell>
          <table:table-cell table:formula="of:=IF([$DataEntry.F423]=&quot;&quot;;&quot;&quot;;[$DataEntry.F423])">
            <text:p/>
          </table:table-cell>
          <table:table-cell table:formula="of:=IF([$DataEntry.G423]=&quot;&quot;;&quot;&quot;;[$DataEntry.G423])">
            <text:p/>
          </table:table-cell>
          <table:table-cell table:formula="of:=IF([$DataEntry.H423]=&quot;&quot;;&quot;&quot;;[$DataEntry.H423])">
            <text:p/>
          </table:table-cell>
          <table:table-cell table:formula="of:=IF([$DataEntry.I423]=&quot;&quot;;&quot;&quot;;[$DataEntry.I423])">
            <text:p/>
          </table:table-cell>
          <table:table-cell table:formula="of:=IF([$DataEntry.C423]=&quot;&quot;;&quot;&quot;;[$DataEntry.C423])">
            <text:p/>
          </table:table-cell>
          <table:table-cell table:formula="of:=&quot;&quot;">
            <text:p/>
          </table:table-cell>
          <table:table-cell table:formula="of:=IF([$DataEntry.D423]=&quot;&quot;;&quot;&quot;;[$DataEntry.D42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23]=&quot;&quot;;&quot;&quot;;[$DataEntry.N423])">
            <text:p/>
          </table:table-cell>
          <table:table-cell table:formula="of:=IF([$DataEntry.O423]=&quot;&quot;;&quot;&quot;;[$DataEntry.O423])">
            <text:p/>
          </table:table-cell>
          <table:table-cell table:formula="of:=IF([$DataEntry.P423]=&quot;&quot;;&quot;&quot;;[$DataEntry.P423])">
            <text:p/>
          </table:table-cell>
          <table:table-cell table:number-columns-repeated="48"/>
        </table:table-row>
        <table:table-row table:style-name="ro1">
          <table:table-cell table:formula="of:=IF([$DataEntry.A424]=&quot;&quot;;&quot;&quot;;[$DataEntry.A424])">
            <text:p/>
          </table:table-cell>
          <table:table-cell table:formula="of:=&quot;&quot;">
            <text:p/>
          </table:table-cell>
          <table:table-cell table:formula="of:=IF([$DataEntry.B424]=&quot;&quot;;&quot;&quot;;[$DataEntry.B424])">
            <text:p/>
          </table:table-cell>
          <table:table-cell table:formula="of:=IF([$DataEntry.E424]=&quot;&quot;;&quot;&quot;;[$DataEntry.E424])">
            <text:p/>
          </table:table-cell>
          <table:table-cell table:formula="of:=IF([$DataEntry.F424]=&quot;&quot;;&quot;&quot;;[$DataEntry.F424])">
            <text:p/>
          </table:table-cell>
          <table:table-cell table:formula="of:=IF([$DataEntry.G424]=&quot;&quot;;&quot;&quot;;[$DataEntry.G424])">
            <text:p/>
          </table:table-cell>
          <table:table-cell table:formula="of:=IF([$DataEntry.H424]=&quot;&quot;;&quot;&quot;;[$DataEntry.H424])">
            <text:p/>
          </table:table-cell>
          <table:table-cell table:formula="of:=IF([$DataEntry.I424]=&quot;&quot;;&quot;&quot;;[$DataEntry.I424])">
            <text:p/>
          </table:table-cell>
          <table:table-cell table:formula="of:=IF([$DataEntry.C424]=&quot;&quot;;&quot;&quot;;[$DataEntry.C424])">
            <text:p/>
          </table:table-cell>
          <table:table-cell table:formula="of:=&quot;&quot;">
            <text:p/>
          </table:table-cell>
          <table:table-cell table:formula="of:=IF([$DataEntry.D424]=&quot;&quot;;&quot;&quot;;[$DataEntry.D42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24]=&quot;&quot;;&quot;&quot;;[$DataEntry.N424])">
            <text:p/>
          </table:table-cell>
          <table:table-cell table:formula="of:=IF([$DataEntry.O424]=&quot;&quot;;&quot;&quot;;[$DataEntry.O424])">
            <text:p/>
          </table:table-cell>
          <table:table-cell table:formula="of:=IF([$DataEntry.P424]=&quot;&quot;;&quot;&quot;;[$DataEntry.P424])">
            <text:p/>
          </table:table-cell>
          <table:table-cell table:number-columns-repeated="48"/>
        </table:table-row>
        <table:table-row table:style-name="ro1">
          <table:table-cell table:formula="of:=IF([$DataEntry.A425]=&quot;&quot;;&quot;&quot;;[$DataEntry.A425])">
            <text:p/>
          </table:table-cell>
          <table:table-cell table:formula="of:=&quot;&quot;">
            <text:p/>
          </table:table-cell>
          <table:table-cell table:formula="of:=IF([$DataEntry.B425]=&quot;&quot;;&quot;&quot;;[$DataEntry.B425])">
            <text:p/>
          </table:table-cell>
          <table:table-cell table:formula="of:=IF([$DataEntry.E425]=&quot;&quot;;&quot;&quot;;[$DataEntry.E425])">
            <text:p/>
          </table:table-cell>
          <table:table-cell table:formula="of:=IF([$DataEntry.F425]=&quot;&quot;;&quot;&quot;;[$DataEntry.F425])">
            <text:p/>
          </table:table-cell>
          <table:table-cell table:formula="of:=IF([$DataEntry.G425]=&quot;&quot;;&quot;&quot;;[$DataEntry.G425])">
            <text:p/>
          </table:table-cell>
          <table:table-cell table:formula="of:=IF([$DataEntry.H425]=&quot;&quot;;&quot;&quot;;[$DataEntry.H425])">
            <text:p/>
          </table:table-cell>
          <table:table-cell table:formula="of:=IF([$DataEntry.I425]=&quot;&quot;;&quot;&quot;;[$DataEntry.I425])">
            <text:p/>
          </table:table-cell>
          <table:table-cell table:formula="of:=IF([$DataEntry.C425]=&quot;&quot;;&quot;&quot;;[$DataEntry.C425])">
            <text:p/>
          </table:table-cell>
          <table:table-cell table:formula="of:=&quot;&quot;">
            <text:p/>
          </table:table-cell>
          <table:table-cell table:formula="of:=IF([$DataEntry.D425]=&quot;&quot;;&quot;&quot;;[$DataEntry.D42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25]=&quot;&quot;;&quot;&quot;;[$DataEntry.N425])">
            <text:p/>
          </table:table-cell>
          <table:table-cell table:formula="of:=IF([$DataEntry.O425]=&quot;&quot;;&quot;&quot;;[$DataEntry.O425])">
            <text:p/>
          </table:table-cell>
          <table:table-cell table:formula="of:=IF([$DataEntry.P425]=&quot;&quot;;&quot;&quot;;[$DataEntry.P425])">
            <text:p/>
          </table:table-cell>
          <table:table-cell table:number-columns-repeated="48"/>
        </table:table-row>
        <table:table-row table:style-name="ro1">
          <table:table-cell table:formula="of:=IF([$DataEntry.A426]=&quot;&quot;;&quot;&quot;;[$DataEntry.A426])">
            <text:p/>
          </table:table-cell>
          <table:table-cell table:formula="of:=&quot;&quot;">
            <text:p/>
          </table:table-cell>
          <table:table-cell table:formula="of:=IF([$DataEntry.B426]=&quot;&quot;;&quot;&quot;;[$DataEntry.B426])">
            <text:p/>
          </table:table-cell>
          <table:table-cell table:formula="of:=IF([$DataEntry.E426]=&quot;&quot;;&quot;&quot;;[$DataEntry.E426])">
            <text:p/>
          </table:table-cell>
          <table:table-cell table:formula="of:=IF([$DataEntry.F426]=&quot;&quot;;&quot;&quot;;[$DataEntry.F426])">
            <text:p/>
          </table:table-cell>
          <table:table-cell table:formula="of:=IF([$DataEntry.G426]=&quot;&quot;;&quot;&quot;;[$DataEntry.G426])">
            <text:p/>
          </table:table-cell>
          <table:table-cell table:formula="of:=IF([$DataEntry.H426]=&quot;&quot;;&quot;&quot;;[$DataEntry.H426])">
            <text:p/>
          </table:table-cell>
          <table:table-cell table:formula="of:=IF([$DataEntry.I426]=&quot;&quot;;&quot;&quot;;[$DataEntry.I426])">
            <text:p/>
          </table:table-cell>
          <table:table-cell table:formula="of:=IF([$DataEntry.C426]=&quot;&quot;;&quot;&quot;;[$DataEntry.C426])">
            <text:p/>
          </table:table-cell>
          <table:table-cell table:formula="of:=&quot;&quot;">
            <text:p/>
          </table:table-cell>
          <table:table-cell table:formula="of:=IF([$DataEntry.D426]=&quot;&quot;;&quot;&quot;;[$DataEntry.D42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26]=&quot;&quot;;&quot;&quot;;[$DataEntry.N426])">
            <text:p/>
          </table:table-cell>
          <table:table-cell table:formula="of:=IF([$DataEntry.O426]=&quot;&quot;;&quot;&quot;;[$DataEntry.O426])">
            <text:p/>
          </table:table-cell>
          <table:table-cell table:formula="of:=IF([$DataEntry.P426]=&quot;&quot;;&quot;&quot;;[$DataEntry.P426])">
            <text:p/>
          </table:table-cell>
          <table:table-cell table:number-columns-repeated="48"/>
        </table:table-row>
        <table:table-row table:style-name="ro1">
          <table:table-cell table:formula="of:=IF([$DataEntry.A427]=&quot;&quot;;&quot;&quot;;[$DataEntry.A427])">
            <text:p/>
          </table:table-cell>
          <table:table-cell table:formula="of:=&quot;&quot;">
            <text:p/>
          </table:table-cell>
          <table:table-cell table:formula="of:=IF([$DataEntry.B427]=&quot;&quot;;&quot;&quot;;[$DataEntry.B427])">
            <text:p/>
          </table:table-cell>
          <table:table-cell table:formula="of:=IF([$DataEntry.E427]=&quot;&quot;;&quot;&quot;;[$DataEntry.E427])">
            <text:p/>
          </table:table-cell>
          <table:table-cell table:formula="of:=IF([$DataEntry.F427]=&quot;&quot;;&quot;&quot;;[$DataEntry.F427])">
            <text:p/>
          </table:table-cell>
          <table:table-cell table:formula="of:=IF([$DataEntry.G427]=&quot;&quot;;&quot;&quot;;[$DataEntry.G427])">
            <text:p/>
          </table:table-cell>
          <table:table-cell table:formula="of:=IF([$DataEntry.H427]=&quot;&quot;;&quot;&quot;;[$DataEntry.H427])">
            <text:p/>
          </table:table-cell>
          <table:table-cell table:formula="of:=IF([$DataEntry.I427]=&quot;&quot;;&quot;&quot;;[$DataEntry.I427])">
            <text:p/>
          </table:table-cell>
          <table:table-cell table:formula="of:=IF([$DataEntry.C427]=&quot;&quot;;&quot;&quot;;[$DataEntry.C427])">
            <text:p/>
          </table:table-cell>
          <table:table-cell table:formula="of:=&quot;&quot;">
            <text:p/>
          </table:table-cell>
          <table:table-cell table:formula="of:=IF([$DataEntry.D427]=&quot;&quot;;&quot;&quot;;[$DataEntry.D42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27]=&quot;&quot;;&quot;&quot;;[$DataEntry.N427])">
            <text:p/>
          </table:table-cell>
          <table:table-cell table:formula="of:=IF([$DataEntry.O427]=&quot;&quot;;&quot;&quot;;[$DataEntry.O427])">
            <text:p/>
          </table:table-cell>
          <table:table-cell table:formula="of:=IF([$DataEntry.P427]=&quot;&quot;;&quot;&quot;;[$DataEntry.P427])">
            <text:p/>
          </table:table-cell>
          <table:table-cell table:number-columns-repeated="48"/>
        </table:table-row>
        <table:table-row table:style-name="ro1">
          <table:table-cell table:formula="of:=IF([$DataEntry.A428]=&quot;&quot;;&quot;&quot;;[$DataEntry.A428])">
            <text:p/>
          </table:table-cell>
          <table:table-cell table:formula="of:=&quot;&quot;">
            <text:p/>
          </table:table-cell>
          <table:table-cell table:formula="of:=IF([$DataEntry.B428]=&quot;&quot;;&quot;&quot;;[$DataEntry.B428])">
            <text:p/>
          </table:table-cell>
          <table:table-cell table:formula="of:=IF([$DataEntry.E428]=&quot;&quot;;&quot;&quot;;[$DataEntry.E428])">
            <text:p/>
          </table:table-cell>
          <table:table-cell table:formula="of:=IF([$DataEntry.F428]=&quot;&quot;;&quot;&quot;;[$DataEntry.F428])">
            <text:p/>
          </table:table-cell>
          <table:table-cell table:formula="of:=IF([$DataEntry.G428]=&quot;&quot;;&quot;&quot;;[$DataEntry.G428])">
            <text:p/>
          </table:table-cell>
          <table:table-cell table:formula="of:=IF([$DataEntry.H428]=&quot;&quot;;&quot;&quot;;[$DataEntry.H428])">
            <text:p/>
          </table:table-cell>
          <table:table-cell table:formula="of:=IF([$DataEntry.I428]=&quot;&quot;;&quot;&quot;;[$DataEntry.I428])">
            <text:p/>
          </table:table-cell>
          <table:table-cell table:formula="of:=IF([$DataEntry.C428]=&quot;&quot;;&quot;&quot;;[$DataEntry.C428])">
            <text:p/>
          </table:table-cell>
          <table:table-cell table:formula="of:=&quot;&quot;">
            <text:p/>
          </table:table-cell>
          <table:table-cell table:formula="of:=IF([$DataEntry.D428]=&quot;&quot;;&quot;&quot;;[$DataEntry.D42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28]=&quot;&quot;;&quot;&quot;;[$DataEntry.N428])">
            <text:p/>
          </table:table-cell>
          <table:table-cell table:formula="of:=IF([$DataEntry.O428]=&quot;&quot;;&quot;&quot;;[$DataEntry.O428])">
            <text:p/>
          </table:table-cell>
          <table:table-cell table:formula="of:=IF([$DataEntry.P428]=&quot;&quot;;&quot;&quot;;[$DataEntry.P428])">
            <text:p/>
          </table:table-cell>
          <table:table-cell table:number-columns-repeated="48"/>
        </table:table-row>
        <table:table-row table:style-name="ro1">
          <table:table-cell table:formula="of:=IF([$DataEntry.A429]=&quot;&quot;;&quot;&quot;;[$DataEntry.A429])">
            <text:p/>
          </table:table-cell>
          <table:table-cell table:formula="of:=&quot;&quot;">
            <text:p/>
          </table:table-cell>
          <table:table-cell table:formula="of:=IF([$DataEntry.B429]=&quot;&quot;;&quot;&quot;;[$DataEntry.B429])">
            <text:p/>
          </table:table-cell>
          <table:table-cell table:formula="of:=IF([$DataEntry.E429]=&quot;&quot;;&quot;&quot;;[$DataEntry.E429])">
            <text:p/>
          </table:table-cell>
          <table:table-cell table:formula="of:=IF([$DataEntry.F429]=&quot;&quot;;&quot;&quot;;[$DataEntry.F429])">
            <text:p/>
          </table:table-cell>
          <table:table-cell table:formula="of:=IF([$DataEntry.G429]=&quot;&quot;;&quot;&quot;;[$DataEntry.G429])">
            <text:p/>
          </table:table-cell>
          <table:table-cell table:formula="of:=IF([$DataEntry.H429]=&quot;&quot;;&quot;&quot;;[$DataEntry.H429])">
            <text:p/>
          </table:table-cell>
          <table:table-cell table:formula="of:=IF([$DataEntry.I429]=&quot;&quot;;&quot;&quot;;[$DataEntry.I429])">
            <text:p/>
          </table:table-cell>
          <table:table-cell table:formula="of:=IF([$DataEntry.C429]=&quot;&quot;;&quot;&quot;;[$DataEntry.C429])">
            <text:p/>
          </table:table-cell>
          <table:table-cell table:formula="of:=&quot;&quot;">
            <text:p/>
          </table:table-cell>
          <table:table-cell table:formula="of:=IF([$DataEntry.D429]=&quot;&quot;;&quot;&quot;;[$DataEntry.D42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29]=&quot;&quot;;&quot;&quot;;[$DataEntry.N429])">
            <text:p/>
          </table:table-cell>
          <table:table-cell table:formula="of:=IF([$DataEntry.O429]=&quot;&quot;;&quot;&quot;;[$DataEntry.O429])">
            <text:p/>
          </table:table-cell>
          <table:table-cell table:formula="of:=IF([$DataEntry.P429]=&quot;&quot;;&quot;&quot;;[$DataEntry.P429])">
            <text:p/>
          </table:table-cell>
          <table:table-cell table:number-columns-repeated="48"/>
        </table:table-row>
        <table:table-row table:style-name="ro1">
          <table:table-cell table:formula="of:=IF([$DataEntry.A430]=&quot;&quot;;&quot;&quot;;[$DataEntry.A430])">
            <text:p/>
          </table:table-cell>
          <table:table-cell table:formula="of:=&quot;&quot;">
            <text:p/>
          </table:table-cell>
          <table:table-cell table:formula="of:=IF([$DataEntry.B430]=&quot;&quot;;&quot;&quot;;[$DataEntry.B430])">
            <text:p/>
          </table:table-cell>
          <table:table-cell table:formula="of:=IF([$DataEntry.E430]=&quot;&quot;;&quot;&quot;;[$DataEntry.E430])">
            <text:p/>
          </table:table-cell>
          <table:table-cell table:formula="of:=IF([$DataEntry.F430]=&quot;&quot;;&quot;&quot;;[$DataEntry.F430])">
            <text:p/>
          </table:table-cell>
          <table:table-cell table:formula="of:=IF([$DataEntry.G430]=&quot;&quot;;&quot;&quot;;[$DataEntry.G430])">
            <text:p/>
          </table:table-cell>
          <table:table-cell table:formula="of:=IF([$DataEntry.H430]=&quot;&quot;;&quot;&quot;;[$DataEntry.H430])">
            <text:p/>
          </table:table-cell>
          <table:table-cell table:formula="of:=IF([$DataEntry.I430]=&quot;&quot;;&quot;&quot;;[$DataEntry.I430])">
            <text:p/>
          </table:table-cell>
          <table:table-cell table:formula="of:=IF([$DataEntry.C430]=&quot;&quot;;&quot;&quot;;[$DataEntry.C430])">
            <text:p/>
          </table:table-cell>
          <table:table-cell table:formula="of:=&quot;&quot;">
            <text:p/>
          </table:table-cell>
          <table:table-cell table:formula="of:=IF([$DataEntry.D430]=&quot;&quot;;&quot;&quot;;[$DataEntry.D43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30]=&quot;&quot;;&quot;&quot;;[$DataEntry.N430])">
            <text:p/>
          </table:table-cell>
          <table:table-cell table:formula="of:=IF([$DataEntry.O430]=&quot;&quot;;&quot;&quot;;[$DataEntry.O430])">
            <text:p/>
          </table:table-cell>
          <table:table-cell table:formula="of:=IF([$DataEntry.P430]=&quot;&quot;;&quot;&quot;;[$DataEntry.P430])">
            <text:p/>
          </table:table-cell>
          <table:table-cell table:number-columns-repeated="48"/>
        </table:table-row>
        <table:table-row table:style-name="ro1">
          <table:table-cell table:formula="of:=IF([$DataEntry.A431]=&quot;&quot;;&quot;&quot;;[$DataEntry.A431])">
            <text:p/>
          </table:table-cell>
          <table:table-cell table:formula="of:=&quot;&quot;">
            <text:p/>
          </table:table-cell>
          <table:table-cell table:formula="of:=IF([$DataEntry.B431]=&quot;&quot;;&quot;&quot;;[$DataEntry.B431])">
            <text:p/>
          </table:table-cell>
          <table:table-cell table:formula="of:=IF([$DataEntry.E431]=&quot;&quot;;&quot;&quot;;[$DataEntry.E431])">
            <text:p/>
          </table:table-cell>
          <table:table-cell table:formula="of:=IF([$DataEntry.F431]=&quot;&quot;;&quot;&quot;;[$DataEntry.F431])">
            <text:p/>
          </table:table-cell>
          <table:table-cell table:formula="of:=IF([$DataEntry.G431]=&quot;&quot;;&quot;&quot;;[$DataEntry.G431])">
            <text:p/>
          </table:table-cell>
          <table:table-cell table:formula="of:=IF([$DataEntry.H431]=&quot;&quot;;&quot;&quot;;[$DataEntry.H431])">
            <text:p/>
          </table:table-cell>
          <table:table-cell table:formula="of:=IF([$DataEntry.I431]=&quot;&quot;;&quot;&quot;;[$DataEntry.I431])">
            <text:p/>
          </table:table-cell>
          <table:table-cell table:formula="of:=IF([$DataEntry.C431]=&quot;&quot;;&quot;&quot;;[$DataEntry.C431])">
            <text:p/>
          </table:table-cell>
          <table:table-cell table:formula="of:=&quot;&quot;">
            <text:p/>
          </table:table-cell>
          <table:table-cell table:formula="of:=IF([$DataEntry.D431]=&quot;&quot;;&quot;&quot;;[$DataEntry.D43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31]=&quot;&quot;;&quot;&quot;;[$DataEntry.N431])">
            <text:p/>
          </table:table-cell>
          <table:table-cell table:formula="of:=IF([$DataEntry.O431]=&quot;&quot;;&quot;&quot;;[$DataEntry.O431])">
            <text:p/>
          </table:table-cell>
          <table:table-cell table:formula="of:=IF([$DataEntry.P431]=&quot;&quot;;&quot;&quot;;[$DataEntry.P431])">
            <text:p/>
          </table:table-cell>
          <table:table-cell table:number-columns-repeated="48"/>
        </table:table-row>
        <table:table-row table:style-name="ro1">
          <table:table-cell table:formula="of:=IF([$DataEntry.A432]=&quot;&quot;;&quot;&quot;;[$DataEntry.A432])">
            <text:p/>
          </table:table-cell>
          <table:table-cell table:formula="of:=&quot;&quot;">
            <text:p/>
          </table:table-cell>
          <table:table-cell table:formula="of:=IF([$DataEntry.B432]=&quot;&quot;;&quot;&quot;;[$DataEntry.B432])">
            <text:p/>
          </table:table-cell>
          <table:table-cell table:formula="of:=IF([$DataEntry.E432]=&quot;&quot;;&quot;&quot;;[$DataEntry.E432])">
            <text:p/>
          </table:table-cell>
          <table:table-cell table:formula="of:=IF([$DataEntry.F432]=&quot;&quot;;&quot;&quot;;[$DataEntry.F432])">
            <text:p/>
          </table:table-cell>
          <table:table-cell table:formula="of:=IF([$DataEntry.G432]=&quot;&quot;;&quot;&quot;;[$DataEntry.G432])">
            <text:p/>
          </table:table-cell>
          <table:table-cell table:formula="of:=IF([$DataEntry.H432]=&quot;&quot;;&quot;&quot;;[$DataEntry.H432])">
            <text:p/>
          </table:table-cell>
          <table:table-cell table:formula="of:=IF([$DataEntry.I432]=&quot;&quot;;&quot;&quot;;[$DataEntry.I432])">
            <text:p/>
          </table:table-cell>
          <table:table-cell table:formula="of:=IF([$DataEntry.C432]=&quot;&quot;;&quot;&quot;;[$DataEntry.C432])">
            <text:p/>
          </table:table-cell>
          <table:table-cell table:formula="of:=&quot;&quot;">
            <text:p/>
          </table:table-cell>
          <table:table-cell table:formula="of:=IF([$DataEntry.D432]=&quot;&quot;;&quot;&quot;;[$DataEntry.D43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32]=&quot;&quot;;&quot;&quot;;[$DataEntry.N432])">
            <text:p/>
          </table:table-cell>
          <table:table-cell table:formula="of:=IF([$DataEntry.O432]=&quot;&quot;;&quot;&quot;;[$DataEntry.O432])">
            <text:p/>
          </table:table-cell>
          <table:table-cell table:formula="of:=IF([$DataEntry.P432]=&quot;&quot;;&quot;&quot;;[$DataEntry.P432])">
            <text:p/>
          </table:table-cell>
          <table:table-cell table:number-columns-repeated="48"/>
        </table:table-row>
        <table:table-row table:style-name="ro1">
          <table:table-cell table:formula="of:=IF([$DataEntry.A433]=&quot;&quot;;&quot;&quot;;[$DataEntry.A433])">
            <text:p/>
          </table:table-cell>
          <table:table-cell table:formula="of:=&quot;&quot;">
            <text:p/>
          </table:table-cell>
          <table:table-cell table:formula="of:=IF([$DataEntry.B433]=&quot;&quot;;&quot;&quot;;[$DataEntry.B433])">
            <text:p/>
          </table:table-cell>
          <table:table-cell table:formula="of:=IF([$DataEntry.E433]=&quot;&quot;;&quot;&quot;;[$DataEntry.E433])">
            <text:p/>
          </table:table-cell>
          <table:table-cell table:formula="of:=IF([$DataEntry.F433]=&quot;&quot;;&quot;&quot;;[$DataEntry.F433])">
            <text:p/>
          </table:table-cell>
          <table:table-cell table:formula="of:=IF([$DataEntry.G433]=&quot;&quot;;&quot;&quot;;[$DataEntry.G433])">
            <text:p/>
          </table:table-cell>
          <table:table-cell table:formula="of:=IF([$DataEntry.H433]=&quot;&quot;;&quot;&quot;;[$DataEntry.H433])">
            <text:p/>
          </table:table-cell>
          <table:table-cell table:formula="of:=IF([$DataEntry.I433]=&quot;&quot;;&quot;&quot;;[$DataEntry.I433])">
            <text:p/>
          </table:table-cell>
          <table:table-cell table:formula="of:=IF([$DataEntry.C433]=&quot;&quot;;&quot;&quot;;[$DataEntry.C433])">
            <text:p/>
          </table:table-cell>
          <table:table-cell table:formula="of:=&quot;&quot;">
            <text:p/>
          </table:table-cell>
          <table:table-cell table:formula="of:=IF([$DataEntry.D433]=&quot;&quot;;&quot;&quot;;[$DataEntry.D43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33]=&quot;&quot;;&quot;&quot;;[$DataEntry.N433])">
            <text:p/>
          </table:table-cell>
          <table:table-cell table:formula="of:=IF([$DataEntry.O433]=&quot;&quot;;&quot;&quot;;[$DataEntry.O433])">
            <text:p/>
          </table:table-cell>
          <table:table-cell table:formula="of:=IF([$DataEntry.P433]=&quot;&quot;;&quot;&quot;;[$DataEntry.P433])">
            <text:p/>
          </table:table-cell>
          <table:table-cell table:number-columns-repeated="48"/>
        </table:table-row>
        <table:table-row table:style-name="ro1">
          <table:table-cell table:formula="of:=IF([$DataEntry.A434]=&quot;&quot;;&quot;&quot;;[$DataEntry.A434])">
            <text:p/>
          </table:table-cell>
          <table:table-cell table:formula="of:=&quot;&quot;">
            <text:p/>
          </table:table-cell>
          <table:table-cell table:formula="of:=IF([$DataEntry.B434]=&quot;&quot;;&quot;&quot;;[$DataEntry.B434])">
            <text:p/>
          </table:table-cell>
          <table:table-cell table:formula="of:=IF([$DataEntry.E434]=&quot;&quot;;&quot;&quot;;[$DataEntry.E434])">
            <text:p/>
          </table:table-cell>
          <table:table-cell table:formula="of:=IF([$DataEntry.F434]=&quot;&quot;;&quot;&quot;;[$DataEntry.F434])">
            <text:p/>
          </table:table-cell>
          <table:table-cell table:formula="of:=IF([$DataEntry.G434]=&quot;&quot;;&quot;&quot;;[$DataEntry.G434])">
            <text:p/>
          </table:table-cell>
          <table:table-cell table:formula="of:=IF([$DataEntry.H434]=&quot;&quot;;&quot;&quot;;[$DataEntry.H434])">
            <text:p/>
          </table:table-cell>
          <table:table-cell table:formula="of:=IF([$DataEntry.I434]=&quot;&quot;;&quot;&quot;;[$DataEntry.I434])">
            <text:p/>
          </table:table-cell>
          <table:table-cell table:formula="of:=IF([$DataEntry.C434]=&quot;&quot;;&quot;&quot;;[$DataEntry.C434])">
            <text:p/>
          </table:table-cell>
          <table:table-cell table:formula="of:=&quot;&quot;">
            <text:p/>
          </table:table-cell>
          <table:table-cell table:formula="of:=IF([$DataEntry.D434]=&quot;&quot;;&quot;&quot;;[$DataEntry.D43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34]=&quot;&quot;;&quot;&quot;;[$DataEntry.N434])">
            <text:p/>
          </table:table-cell>
          <table:table-cell table:formula="of:=IF([$DataEntry.O434]=&quot;&quot;;&quot;&quot;;[$DataEntry.O434])">
            <text:p/>
          </table:table-cell>
          <table:table-cell table:formula="of:=IF([$DataEntry.P434]=&quot;&quot;;&quot;&quot;;[$DataEntry.P434])">
            <text:p/>
          </table:table-cell>
          <table:table-cell table:number-columns-repeated="48"/>
        </table:table-row>
        <table:table-row table:style-name="ro1">
          <table:table-cell table:formula="of:=IF([$DataEntry.A435]=&quot;&quot;;&quot;&quot;;[$DataEntry.A435])">
            <text:p/>
          </table:table-cell>
          <table:table-cell table:formula="of:=&quot;&quot;">
            <text:p/>
          </table:table-cell>
          <table:table-cell table:formula="of:=IF([$DataEntry.B435]=&quot;&quot;;&quot;&quot;;[$DataEntry.B435])">
            <text:p/>
          </table:table-cell>
          <table:table-cell table:formula="of:=IF([$DataEntry.E435]=&quot;&quot;;&quot;&quot;;[$DataEntry.E435])">
            <text:p/>
          </table:table-cell>
          <table:table-cell table:formula="of:=IF([$DataEntry.F435]=&quot;&quot;;&quot;&quot;;[$DataEntry.F435])">
            <text:p/>
          </table:table-cell>
          <table:table-cell table:formula="of:=IF([$DataEntry.G435]=&quot;&quot;;&quot;&quot;;[$DataEntry.G435])">
            <text:p/>
          </table:table-cell>
          <table:table-cell table:formula="of:=IF([$DataEntry.H435]=&quot;&quot;;&quot;&quot;;[$DataEntry.H435])">
            <text:p/>
          </table:table-cell>
          <table:table-cell table:formula="of:=IF([$DataEntry.I435]=&quot;&quot;;&quot;&quot;;[$DataEntry.I435])">
            <text:p/>
          </table:table-cell>
          <table:table-cell table:formula="of:=IF([$DataEntry.C435]=&quot;&quot;;&quot;&quot;;[$DataEntry.C435])">
            <text:p/>
          </table:table-cell>
          <table:table-cell table:formula="of:=&quot;&quot;">
            <text:p/>
          </table:table-cell>
          <table:table-cell table:formula="of:=IF([$DataEntry.D435]=&quot;&quot;;&quot;&quot;;[$DataEntry.D43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35]=&quot;&quot;;&quot;&quot;;[$DataEntry.N435])">
            <text:p/>
          </table:table-cell>
          <table:table-cell table:formula="of:=IF([$DataEntry.O435]=&quot;&quot;;&quot;&quot;;[$DataEntry.O435])">
            <text:p/>
          </table:table-cell>
          <table:table-cell table:formula="of:=IF([$DataEntry.P435]=&quot;&quot;;&quot;&quot;;[$DataEntry.P435])">
            <text:p/>
          </table:table-cell>
          <table:table-cell table:number-columns-repeated="48"/>
        </table:table-row>
        <table:table-row table:style-name="ro1">
          <table:table-cell table:formula="of:=IF([$DataEntry.A436]=&quot;&quot;;&quot;&quot;;[$DataEntry.A436])">
            <text:p/>
          </table:table-cell>
          <table:table-cell table:formula="of:=&quot;&quot;">
            <text:p/>
          </table:table-cell>
          <table:table-cell table:formula="of:=IF([$DataEntry.B436]=&quot;&quot;;&quot;&quot;;[$DataEntry.B436])">
            <text:p/>
          </table:table-cell>
          <table:table-cell table:formula="of:=IF([$DataEntry.E436]=&quot;&quot;;&quot;&quot;;[$DataEntry.E436])">
            <text:p/>
          </table:table-cell>
          <table:table-cell table:formula="of:=IF([$DataEntry.F436]=&quot;&quot;;&quot;&quot;;[$DataEntry.F436])">
            <text:p/>
          </table:table-cell>
          <table:table-cell table:formula="of:=IF([$DataEntry.G436]=&quot;&quot;;&quot;&quot;;[$DataEntry.G436])">
            <text:p/>
          </table:table-cell>
          <table:table-cell table:formula="of:=IF([$DataEntry.H436]=&quot;&quot;;&quot;&quot;;[$DataEntry.H436])">
            <text:p/>
          </table:table-cell>
          <table:table-cell table:formula="of:=IF([$DataEntry.I436]=&quot;&quot;;&quot;&quot;;[$DataEntry.I436])">
            <text:p/>
          </table:table-cell>
          <table:table-cell table:formula="of:=IF([$DataEntry.C436]=&quot;&quot;;&quot;&quot;;[$DataEntry.C436])">
            <text:p/>
          </table:table-cell>
          <table:table-cell table:formula="of:=&quot;&quot;">
            <text:p/>
          </table:table-cell>
          <table:table-cell table:formula="of:=IF([$DataEntry.D436]=&quot;&quot;;&quot;&quot;;[$DataEntry.D43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36]=&quot;&quot;;&quot;&quot;;[$DataEntry.N436])">
            <text:p/>
          </table:table-cell>
          <table:table-cell table:formula="of:=IF([$DataEntry.O436]=&quot;&quot;;&quot;&quot;;[$DataEntry.O436])">
            <text:p/>
          </table:table-cell>
          <table:table-cell table:formula="of:=IF([$DataEntry.P436]=&quot;&quot;;&quot;&quot;;[$DataEntry.P436])">
            <text:p/>
          </table:table-cell>
          <table:table-cell table:number-columns-repeated="48"/>
        </table:table-row>
        <table:table-row table:style-name="ro1">
          <table:table-cell table:formula="of:=IF([$DataEntry.A437]=&quot;&quot;;&quot;&quot;;[$DataEntry.A437])">
            <text:p/>
          </table:table-cell>
          <table:table-cell table:formula="of:=&quot;&quot;">
            <text:p/>
          </table:table-cell>
          <table:table-cell table:formula="of:=IF([$DataEntry.B437]=&quot;&quot;;&quot;&quot;;[$DataEntry.B437])">
            <text:p/>
          </table:table-cell>
          <table:table-cell table:formula="of:=IF([$DataEntry.E437]=&quot;&quot;;&quot;&quot;;[$DataEntry.E437])">
            <text:p/>
          </table:table-cell>
          <table:table-cell table:formula="of:=IF([$DataEntry.F437]=&quot;&quot;;&quot;&quot;;[$DataEntry.F437])">
            <text:p/>
          </table:table-cell>
          <table:table-cell table:formula="of:=IF([$DataEntry.G437]=&quot;&quot;;&quot;&quot;;[$DataEntry.G437])">
            <text:p/>
          </table:table-cell>
          <table:table-cell table:formula="of:=IF([$DataEntry.H437]=&quot;&quot;;&quot;&quot;;[$DataEntry.H437])">
            <text:p/>
          </table:table-cell>
          <table:table-cell table:formula="of:=IF([$DataEntry.I437]=&quot;&quot;;&quot;&quot;;[$DataEntry.I437])">
            <text:p/>
          </table:table-cell>
          <table:table-cell table:formula="of:=IF([$DataEntry.C437]=&quot;&quot;;&quot;&quot;;[$DataEntry.C437])">
            <text:p/>
          </table:table-cell>
          <table:table-cell table:formula="of:=&quot;&quot;">
            <text:p/>
          </table:table-cell>
          <table:table-cell table:formula="of:=IF([$DataEntry.D437]=&quot;&quot;;&quot;&quot;;[$DataEntry.D43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37]=&quot;&quot;;&quot;&quot;;[$DataEntry.N437])">
            <text:p/>
          </table:table-cell>
          <table:table-cell table:formula="of:=IF([$DataEntry.O437]=&quot;&quot;;&quot;&quot;;[$DataEntry.O437])">
            <text:p/>
          </table:table-cell>
          <table:table-cell table:formula="of:=IF([$DataEntry.P437]=&quot;&quot;;&quot;&quot;;[$DataEntry.P437])">
            <text:p/>
          </table:table-cell>
          <table:table-cell table:number-columns-repeated="48"/>
        </table:table-row>
        <table:table-row table:style-name="ro1">
          <table:table-cell table:formula="of:=IF([$DataEntry.A438]=&quot;&quot;;&quot;&quot;;[$DataEntry.A438])">
            <text:p/>
          </table:table-cell>
          <table:table-cell table:formula="of:=&quot;&quot;">
            <text:p/>
          </table:table-cell>
          <table:table-cell table:formula="of:=IF([$DataEntry.B438]=&quot;&quot;;&quot;&quot;;[$DataEntry.B438])">
            <text:p/>
          </table:table-cell>
          <table:table-cell table:formula="of:=IF([$DataEntry.E438]=&quot;&quot;;&quot;&quot;;[$DataEntry.E438])">
            <text:p/>
          </table:table-cell>
          <table:table-cell table:formula="of:=IF([$DataEntry.F438]=&quot;&quot;;&quot;&quot;;[$DataEntry.F438])">
            <text:p/>
          </table:table-cell>
          <table:table-cell table:formula="of:=IF([$DataEntry.G438]=&quot;&quot;;&quot;&quot;;[$DataEntry.G438])">
            <text:p/>
          </table:table-cell>
          <table:table-cell table:formula="of:=IF([$DataEntry.H438]=&quot;&quot;;&quot;&quot;;[$DataEntry.H438])">
            <text:p/>
          </table:table-cell>
          <table:table-cell table:formula="of:=IF([$DataEntry.I438]=&quot;&quot;;&quot;&quot;;[$DataEntry.I438])">
            <text:p/>
          </table:table-cell>
          <table:table-cell table:formula="of:=IF([$DataEntry.C438]=&quot;&quot;;&quot;&quot;;[$DataEntry.C438])">
            <text:p/>
          </table:table-cell>
          <table:table-cell table:formula="of:=&quot;&quot;">
            <text:p/>
          </table:table-cell>
          <table:table-cell table:formula="of:=IF([$DataEntry.D438]=&quot;&quot;;&quot;&quot;;[$DataEntry.D43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38]=&quot;&quot;;&quot;&quot;;[$DataEntry.N438])">
            <text:p/>
          </table:table-cell>
          <table:table-cell table:formula="of:=IF([$DataEntry.O438]=&quot;&quot;;&quot;&quot;;[$DataEntry.O438])">
            <text:p/>
          </table:table-cell>
          <table:table-cell table:formula="of:=IF([$DataEntry.P438]=&quot;&quot;;&quot;&quot;;[$DataEntry.P438])">
            <text:p/>
          </table:table-cell>
          <table:table-cell table:number-columns-repeated="48"/>
        </table:table-row>
        <table:table-row table:style-name="ro1">
          <table:table-cell table:formula="of:=IF([$DataEntry.A439]=&quot;&quot;;&quot;&quot;;[$DataEntry.A439])">
            <text:p/>
          </table:table-cell>
          <table:table-cell table:formula="of:=&quot;&quot;">
            <text:p/>
          </table:table-cell>
          <table:table-cell table:formula="of:=IF([$DataEntry.B439]=&quot;&quot;;&quot;&quot;;[$DataEntry.B439])">
            <text:p/>
          </table:table-cell>
          <table:table-cell table:formula="of:=IF([$DataEntry.E439]=&quot;&quot;;&quot;&quot;;[$DataEntry.E439])">
            <text:p/>
          </table:table-cell>
          <table:table-cell table:formula="of:=IF([$DataEntry.F439]=&quot;&quot;;&quot;&quot;;[$DataEntry.F439])">
            <text:p/>
          </table:table-cell>
          <table:table-cell table:formula="of:=IF([$DataEntry.G439]=&quot;&quot;;&quot;&quot;;[$DataEntry.G439])">
            <text:p/>
          </table:table-cell>
          <table:table-cell table:formula="of:=IF([$DataEntry.H439]=&quot;&quot;;&quot;&quot;;[$DataEntry.H439])">
            <text:p/>
          </table:table-cell>
          <table:table-cell table:formula="of:=IF([$DataEntry.I439]=&quot;&quot;;&quot;&quot;;[$DataEntry.I439])">
            <text:p/>
          </table:table-cell>
          <table:table-cell table:formula="of:=IF([$DataEntry.C439]=&quot;&quot;;&quot;&quot;;[$DataEntry.C439])">
            <text:p/>
          </table:table-cell>
          <table:table-cell table:formula="of:=&quot;&quot;">
            <text:p/>
          </table:table-cell>
          <table:table-cell table:formula="of:=IF([$DataEntry.D439]=&quot;&quot;;&quot;&quot;;[$DataEntry.D43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39]=&quot;&quot;;&quot;&quot;;[$DataEntry.N439])">
            <text:p/>
          </table:table-cell>
          <table:table-cell table:formula="of:=IF([$DataEntry.O439]=&quot;&quot;;&quot;&quot;;[$DataEntry.O439])">
            <text:p/>
          </table:table-cell>
          <table:table-cell table:formula="of:=IF([$DataEntry.P439]=&quot;&quot;;&quot;&quot;;[$DataEntry.P439])">
            <text:p/>
          </table:table-cell>
          <table:table-cell table:number-columns-repeated="48"/>
        </table:table-row>
        <table:table-row table:style-name="ro1">
          <table:table-cell table:formula="of:=IF([$DataEntry.A440]=&quot;&quot;;&quot;&quot;;[$DataEntry.A440])">
            <text:p/>
          </table:table-cell>
          <table:table-cell table:formula="of:=&quot;&quot;">
            <text:p/>
          </table:table-cell>
          <table:table-cell table:formula="of:=IF([$DataEntry.B440]=&quot;&quot;;&quot;&quot;;[$DataEntry.B440])">
            <text:p/>
          </table:table-cell>
          <table:table-cell table:formula="of:=IF([$DataEntry.E440]=&quot;&quot;;&quot;&quot;;[$DataEntry.E440])">
            <text:p/>
          </table:table-cell>
          <table:table-cell table:formula="of:=IF([$DataEntry.F440]=&quot;&quot;;&quot;&quot;;[$DataEntry.F440])">
            <text:p/>
          </table:table-cell>
          <table:table-cell table:formula="of:=IF([$DataEntry.G440]=&quot;&quot;;&quot;&quot;;[$DataEntry.G440])">
            <text:p/>
          </table:table-cell>
          <table:table-cell table:formula="of:=IF([$DataEntry.H440]=&quot;&quot;;&quot;&quot;;[$DataEntry.H440])">
            <text:p/>
          </table:table-cell>
          <table:table-cell table:formula="of:=IF([$DataEntry.I440]=&quot;&quot;;&quot;&quot;;[$DataEntry.I440])">
            <text:p/>
          </table:table-cell>
          <table:table-cell table:formula="of:=IF([$DataEntry.C440]=&quot;&quot;;&quot;&quot;;[$DataEntry.C440])">
            <text:p/>
          </table:table-cell>
          <table:table-cell table:formula="of:=&quot;&quot;">
            <text:p/>
          </table:table-cell>
          <table:table-cell table:formula="of:=IF([$DataEntry.D440]=&quot;&quot;;&quot;&quot;;[$DataEntry.D44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40]=&quot;&quot;;&quot;&quot;;[$DataEntry.N440])">
            <text:p/>
          </table:table-cell>
          <table:table-cell table:formula="of:=IF([$DataEntry.O440]=&quot;&quot;;&quot;&quot;;[$DataEntry.O440])">
            <text:p/>
          </table:table-cell>
          <table:table-cell table:formula="of:=IF([$DataEntry.P440]=&quot;&quot;;&quot;&quot;;[$DataEntry.P440])">
            <text:p/>
          </table:table-cell>
          <table:table-cell table:number-columns-repeated="48"/>
        </table:table-row>
        <table:table-row table:style-name="ro1">
          <table:table-cell table:formula="of:=IF([$DataEntry.A441]=&quot;&quot;;&quot;&quot;;[$DataEntry.A441])">
            <text:p/>
          </table:table-cell>
          <table:table-cell table:formula="of:=&quot;&quot;">
            <text:p/>
          </table:table-cell>
          <table:table-cell table:formula="of:=IF([$DataEntry.B441]=&quot;&quot;;&quot;&quot;;[$DataEntry.B441])">
            <text:p/>
          </table:table-cell>
          <table:table-cell table:formula="of:=IF([$DataEntry.E441]=&quot;&quot;;&quot;&quot;;[$DataEntry.E441])">
            <text:p/>
          </table:table-cell>
          <table:table-cell table:formula="of:=IF([$DataEntry.F441]=&quot;&quot;;&quot;&quot;;[$DataEntry.F441])">
            <text:p/>
          </table:table-cell>
          <table:table-cell table:formula="of:=IF([$DataEntry.G441]=&quot;&quot;;&quot;&quot;;[$DataEntry.G441])">
            <text:p/>
          </table:table-cell>
          <table:table-cell table:formula="of:=IF([$DataEntry.H441]=&quot;&quot;;&quot;&quot;;[$DataEntry.H441])">
            <text:p/>
          </table:table-cell>
          <table:table-cell table:formula="of:=IF([$DataEntry.I441]=&quot;&quot;;&quot;&quot;;[$DataEntry.I441])">
            <text:p/>
          </table:table-cell>
          <table:table-cell table:formula="of:=IF([$DataEntry.C441]=&quot;&quot;;&quot;&quot;;[$DataEntry.C441])">
            <text:p/>
          </table:table-cell>
          <table:table-cell table:formula="of:=&quot;&quot;">
            <text:p/>
          </table:table-cell>
          <table:table-cell table:formula="of:=IF([$DataEntry.D441]=&quot;&quot;;&quot;&quot;;[$DataEntry.D44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41]=&quot;&quot;;&quot;&quot;;[$DataEntry.N441])">
            <text:p/>
          </table:table-cell>
          <table:table-cell table:formula="of:=IF([$DataEntry.O441]=&quot;&quot;;&quot;&quot;;[$DataEntry.O441])">
            <text:p/>
          </table:table-cell>
          <table:table-cell table:formula="of:=IF([$DataEntry.P441]=&quot;&quot;;&quot;&quot;;[$DataEntry.P441])">
            <text:p/>
          </table:table-cell>
          <table:table-cell table:number-columns-repeated="48"/>
        </table:table-row>
        <table:table-row table:style-name="ro1">
          <table:table-cell table:formula="of:=IF([$DataEntry.A442]=&quot;&quot;;&quot;&quot;;[$DataEntry.A442])">
            <text:p/>
          </table:table-cell>
          <table:table-cell table:formula="of:=&quot;&quot;">
            <text:p/>
          </table:table-cell>
          <table:table-cell table:formula="of:=IF([$DataEntry.B442]=&quot;&quot;;&quot;&quot;;[$DataEntry.B442])">
            <text:p/>
          </table:table-cell>
          <table:table-cell table:formula="of:=IF([$DataEntry.E442]=&quot;&quot;;&quot;&quot;;[$DataEntry.E442])">
            <text:p/>
          </table:table-cell>
          <table:table-cell table:formula="of:=IF([$DataEntry.F442]=&quot;&quot;;&quot;&quot;;[$DataEntry.F442])">
            <text:p/>
          </table:table-cell>
          <table:table-cell table:formula="of:=IF([$DataEntry.G442]=&quot;&quot;;&quot;&quot;;[$DataEntry.G442])">
            <text:p/>
          </table:table-cell>
          <table:table-cell table:formula="of:=IF([$DataEntry.H442]=&quot;&quot;;&quot;&quot;;[$DataEntry.H442])">
            <text:p/>
          </table:table-cell>
          <table:table-cell table:formula="of:=IF([$DataEntry.I442]=&quot;&quot;;&quot;&quot;;[$DataEntry.I442])">
            <text:p/>
          </table:table-cell>
          <table:table-cell table:formula="of:=IF([$DataEntry.C442]=&quot;&quot;;&quot;&quot;;[$DataEntry.C442])">
            <text:p/>
          </table:table-cell>
          <table:table-cell table:formula="of:=&quot;&quot;">
            <text:p/>
          </table:table-cell>
          <table:table-cell table:formula="of:=IF([$DataEntry.D442]=&quot;&quot;;&quot;&quot;;[$DataEntry.D44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42]=&quot;&quot;;&quot;&quot;;[$DataEntry.N442])">
            <text:p/>
          </table:table-cell>
          <table:table-cell table:formula="of:=IF([$DataEntry.O442]=&quot;&quot;;&quot;&quot;;[$DataEntry.O442])">
            <text:p/>
          </table:table-cell>
          <table:table-cell table:formula="of:=IF([$DataEntry.P442]=&quot;&quot;;&quot;&quot;;[$DataEntry.P442])">
            <text:p/>
          </table:table-cell>
          <table:table-cell table:number-columns-repeated="48"/>
        </table:table-row>
        <table:table-row table:style-name="ro1">
          <table:table-cell table:formula="of:=IF([$DataEntry.A443]=&quot;&quot;;&quot;&quot;;[$DataEntry.A443])">
            <text:p/>
          </table:table-cell>
          <table:table-cell table:formula="of:=&quot;&quot;">
            <text:p/>
          </table:table-cell>
          <table:table-cell table:formula="of:=IF([$DataEntry.B443]=&quot;&quot;;&quot;&quot;;[$DataEntry.B443])">
            <text:p/>
          </table:table-cell>
          <table:table-cell table:formula="of:=IF([$DataEntry.E443]=&quot;&quot;;&quot;&quot;;[$DataEntry.E443])">
            <text:p/>
          </table:table-cell>
          <table:table-cell table:formula="of:=IF([$DataEntry.F443]=&quot;&quot;;&quot;&quot;;[$DataEntry.F443])">
            <text:p/>
          </table:table-cell>
          <table:table-cell table:formula="of:=IF([$DataEntry.G443]=&quot;&quot;;&quot;&quot;;[$DataEntry.G443])">
            <text:p/>
          </table:table-cell>
          <table:table-cell table:formula="of:=IF([$DataEntry.H443]=&quot;&quot;;&quot;&quot;;[$DataEntry.H443])">
            <text:p/>
          </table:table-cell>
          <table:table-cell table:formula="of:=IF([$DataEntry.I443]=&quot;&quot;;&quot;&quot;;[$DataEntry.I443])">
            <text:p/>
          </table:table-cell>
          <table:table-cell table:formula="of:=IF([$DataEntry.C443]=&quot;&quot;;&quot;&quot;;[$DataEntry.C443])">
            <text:p/>
          </table:table-cell>
          <table:table-cell table:formula="of:=&quot;&quot;">
            <text:p/>
          </table:table-cell>
          <table:table-cell table:formula="of:=IF([$DataEntry.D443]=&quot;&quot;;&quot;&quot;;[$DataEntry.D44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43]=&quot;&quot;;&quot;&quot;;[$DataEntry.N443])">
            <text:p/>
          </table:table-cell>
          <table:table-cell table:formula="of:=IF([$DataEntry.O443]=&quot;&quot;;&quot;&quot;;[$DataEntry.O443])">
            <text:p/>
          </table:table-cell>
          <table:table-cell table:formula="of:=IF([$DataEntry.P443]=&quot;&quot;;&quot;&quot;;[$DataEntry.P443])">
            <text:p/>
          </table:table-cell>
          <table:table-cell table:number-columns-repeated="48"/>
        </table:table-row>
        <table:table-row table:style-name="ro1">
          <table:table-cell table:formula="of:=IF([$DataEntry.A444]=&quot;&quot;;&quot;&quot;;[$DataEntry.A444])">
            <text:p/>
          </table:table-cell>
          <table:table-cell table:formula="of:=&quot;&quot;">
            <text:p/>
          </table:table-cell>
          <table:table-cell table:formula="of:=IF([$DataEntry.B444]=&quot;&quot;;&quot;&quot;;[$DataEntry.B444])">
            <text:p/>
          </table:table-cell>
          <table:table-cell table:formula="of:=IF([$DataEntry.E444]=&quot;&quot;;&quot;&quot;;[$DataEntry.E444])">
            <text:p/>
          </table:table-cell>
          <table:table-cell table:formula="of:=IF([$DataEntry.F444]=&quot;&quot;;&quot;&quot;;[$DataEntry.F444])">
            <text:p/>
          </table:table-cell>
          <table:table-cell table:formula="of:=IF([$DataEntry.G444]=&quot;&quot;;&quot;&quot;;[$DataEntry.G444])">
            <text:p/>
          </table:table-cell>
          <table:table-cell table:formula="of:=IF([$DataEntry.H444]=&quot;&quot;;&quot;&quot;;[$DataEntry.H444])">
            <text:p/>
          </table:table-cell>
          <table:table-cell table:formula="of:=IF([$DataEntry.I444]=&quot;&quot;;&quot;&quot;;[$DataEntry.I444])">
            <text:p/>
          </table:table-cell>
          <table:table-cell table:formula="of:=IF([$DataEntry.C444]=&quot;&quot;;&quot;&quot;;[$DataEntry.C444])">
            <text:p/>
          </table:table-cell>
          <table:table-cell table:formula="of:=&quot;&quot;">
            <text:p/>
          </table:table-cell>
          <table:table-cell table:formula="of:=IF([$DataEntry.D444]=&quot;&quot;;&quot;&quot;;[$DataEntry.D44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44]=&quot;&quot;;&quot;&quot;;[$DataEntry.N444])">
            <text:p/>
          </table:table-cell>
          <table:table-cell table:formula="of:=IF([$DataEntry.O444]=&quot;&quot;;&quot;&quot;;[$DataEntry.O444])">
            <text:p/>
          </table:table-cell>
          <table:table-cell table:formula="of:=IF([$DataEntry.P444]=&quot;&quot;;&quot;&quot;;[$DataEntry.P444])">
            <text:p/>
          </table:table-cell>
          <table:table-cell table:number-columns-repeated="48"/>
        </table:table-row>
        <table:table-row table:style-name="ro1">
          <table:table-cell table:formula="of:=IF([$DataEntry.A445]=&quot;&quot;;&quot;&quot;;[$DataEntry.A445])">
            <text:p/>
          </table:table-cell>
          <table:table-cell table:formula="of:=&quot;&quot;">
            <text:p/>
          </table:table-cell>
          <table:table-cell table:formula="of:=IF([$DataEntry.B445]=&quot;&quot;;&quot;&quot;;[$DataEntry.B445])">
            <text:p/>
          </table:table-cell>
          <table:table-cell table:formula="of:=IF([$DataEntry.E445]=&quot;&quot;;&quot;&quot;;[$DataEntry.E445])">
            <text:p/>
          </table:table-cell>
          <table:table-cell table:formula="of:=IF([$DataEntry.F445]=&quot;&quot;;&quot;&quot;;[$DataEntry.F445])">
            <text:p/>
          </table:table-cell>
          <table:table-cell table:formula="of:=IF([$DataEntry.G445]=&quot;&quot;;&quot;&quot;;[$DataEntry.G445])">
            <text:p/>
          </table:table-cell>
          <table:table-cell table:formula="of:=IF([$DataEntry.H445]=&quot;&quot;;&quot;&quot;;[$DataEntry.H445])">
            <text:p/>
          </table:table-cell>
          <table:table-cell table:formula="of:=IF([$DataEntry.I445]=&quot;&quot;;&quot;&quot;;[$DataEntry.I445])">
            <text:p/>
          </table:table-cell>
          <table:table-cell table:formula="of:=IF([$DataEntry.C445]=&quot;&quot;;&quot;&quot;;[$DataEntry.C445])">
            <text:p/>
          </table:table-cell>
          <table:table-cell table:formula="of:=&quot;&quot;">
            <text:p/>
          </table:table-cell>
          <table:table-cell table:formula="of:=IF([$DataEntry.D445]=&quot;&quot;;&quot;&quot;;[$DataEntry.D44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45]=&quot;&quot;;&quot;&quot;;[$DataEntry.N445])">
            <text:p/>
          </table:table-cell>
          <table:table-cell table:formula="of:=IF([$DataEntry.O445]=&quot;&quot;;&quot;&quot;;[$DataEntry.O445])">
            <text:p/>
          </table:table-cell>
          <table:table-cell table:formula="of:=IF([$DataEntry.P445]=&quot;&quot;;&quot;&quot;;[$DataEntry.P445])">
            <text:p/>
          </table:table-cell>
          <table:table-cell table:number-columns-repeated="48"/>
        </table:table-row>
        <table:table-row table:style-name="ro1">
          <table:table-cell table:formula="of:=IF([$DataEntry.A446]=&quot;&quot;;&quot;&quot;;[$DataEntry.A446])">
            <text:p/>
          </table:table-cell>
          <table:table-cell table:formula="of:=&quot;&quot;">
            <text:p/>
          </table:table-cell>
          <table:table-cell table:formula="of:=IF([$DataEntry.B446]=&quot;&quot;;&quot;&quot;;[$DataEntry.B446])">
            <text:p/>
          </table:table-cell>
          <table:table-cell table:formula="of:=IF([$DataEntry.E446]=&quot;&quot;;&quot;&quot;;[$DataEntry.E446])">
            <text:p/>
          </table:table-cell>
          <table:table-cell table:formula="of:=IF([$DataEntry.F446]=&quot;&quot;;&quot;&quot;;[$DataEntry.F446])">
            <text:p/>
          </table:table-cell>
          <table:table-cell table:formula="of:=IF([$DataEntry.G446]=&quot;&quot;;&quot;&quot;;[$DataEntry.G446])">
            <text:p/>
          </table:table-cell>
          <table:table-cell table:formula="of:=IF([$DataEntry.H446]=&quot;&quot;;&quot;&quot;;[$DataEntry.H446])">
            <text:p/>
          </table:table-cell>
          <table:table-cell table:formula="of:=IF([$DataEntry.I446]=&quot;&quot;;&quot;&quot;;[$DataEntry.I446])">
            <text:p/>
          </table:table-cell>
          <table:table-cell table:formula="of:=IF([$DataEntry.C446]=&quot;&quot;;&quot;&quot;;[$DataEntry.C446])">
            <text:p/>
          </table:table-cell>
          <table:table-cell table:formula="of:=&quot;&quot;">
            <text:p/>
          </table:table-cell>
          <table:table-cell table:formula="of:=IF([$DataEntry.D446]=&quot;&quot;;&quot;&quot;;[$DataEntry.D44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46]=&quot;&quot;;&quot;&quot;;[$DataEntry.N446])">
            <text:p/>
          </table:table-cell>
          <table:table-cell table:formula="of:=IF([$DataEntry.O446]=&quot;&quot;;&quot;&quot;;[$DataEntry.O446])">
            <text:p/>
          </table:table-cell>
          <table:table-cell table:formula="of:=IF([$DataEntry.P446]=&quot;&quot;;&quot;&quot;;[$DataEntry.P446])">
            <text:p/>
          </table:table-cell>
          <table:table-cell table:number-columns-repeated="48"/>
        </table:table-row>
        <table:table-row table:style-name="ro1">
          <table:table-cell table:formula="of:=IF([$DataEntry.A447]=&quot;&quot;;&quot;&quot;;[$DataEntry.A447])">
            <text:p/>
          </table:table-cell>
          <table:table-cell table:formula="of:=&quot;&quot;">
            <text:p/>
          </table:table-cell>
          <table:table-cell table:formula="of:=IF([$DataEntry.B447]=&quot;&quot;;&quot;&quot;;[$DataEntry.B447])">
            <text:p/>
          </table:table-cell>
          <table:table-cell table:formula="of:=IF([$DataEntry.E447]=&quot;&quot;;&quot;&quot;;[$DataEntry.E447])">
            <text:p/>
          </table:table-cell>
          <table:table-cell table:formula="of:=IF([$DataEntry.F447]=&quot;&quot;;&quot;&quot;;[$DataEntry.F447])">
            <text:p/>
          </table:table-cell>
          <table:table-cell table:formula="of:=IF([$DataEntry.G447]=&quot;&quot;;&quot;&quot;;[$DataEntry.G447])">
            <text:p/>
          </table:table-cell>
          <table:table-cell table:formula="of:=IF([$DataEntry.H447]=&quot;&quot;;&quot;&quot;;[$DataEntry.H447])">
            <text:p/>
          </table:table-cell>
          <table:table-cell table:formula="of:=IF([$DataEntry.I447]=&quot;&quot;;&quot;&quot;;[$DataEntry.I447])">
            <text:p/>
          </table:table-cell>
          <table:table-cell table:formula="of:=IF([$DataEntry.C447]=&quot;&quot;;&quot;&quot;;[$DataEntry.C447])">
            <text:p/>
          </table:table-cell>
          <table:table-cell table:formula="of:=&quot;&quot;">
            <text:p/>
          </table:table-cell>
          <table:table-cell table:formula="of:=IF([$DataEntry.D447]=&quot;&quot;;&quot;&quot;;[$DataEntry.D44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47]=&quot;&quot;;&quot;&quot;;[$DataEntry.N447])">
            <text:p/>
          </table:table-cell>
          <table:table-cell table:formula="of:=IF([$DataEntry.O447]=&quot;&quot;;&quot;&quot;;[$DataEntry.O447])">
            <text:p/>
          </table:table-cell>
          <table:table-cell table:formula="of:=IF([$DataEntry.P447]=&quot;&quot;;&quot;&quot;;[$DataEntry.P447])">
            <text:p/>
          </table:table-cell>
          <table:table-cell table:number-columns-repeated="48"/>
        </table:table-row>
        <table:table-row table:style-name="ro1">
          <table:table-cell table:formula="of:=IF([$DataEntry.A448]=&quot;&quot;;&quot;&quot;;[$DataEntry.A448])">
            <text:p/>
          </table:table-cell>
          <table:table-cell table:formula="of:=&quot;&quot;">
            <text:p/>
          </table:table-cell>
          <table:table-cell table:formula="of:=IF([$DataEntry.B448]=&quot;&quot;;&quot;&quot;;[$DataEntry.B448])">
            <text:p/>
          </table:table-cell>
          <table:table-cell table:formula="of:=IF([$DataEntry.E448]=&quot;&quot;;&quot;&quot;;[$DataEntry.E448])">
            <text:p/>
          </table:table-cell>
          <table:table-cell table:formula="of:=IF([$DataEntry.F448]=&quot;&quot;;&quot;&quot;;[$DataEntry.F448])">
            <text:p/>
          </table:table-cell>
          <table:table-cell table:formula="of:=IF([$DataEntry.G448]=&quot;&quot;;&quot;&quot;;[$DataEntry.G448])">
            <text:p/>
          </table:table-cell>
          <table:table-cell table:formula="of:=IF([$DataEntry.H448]=&quot;&quot;;&quot;&quot;;[$DataEntry.H448])">
            <text:p/>
          </table:table-cell>
          <table:table-cell table:formula="of:=IF([$DataEntry.I448]=&quot;&quot;;&quot;&quot;;[$DataEntry.I448])">
            <text:p/>
          </table:table-cell>
          <table:table-cell table:formula="of:=IF([$DataEntry.C448]=&quot;&quot;;&quot;&quot;;[$DataEntry.C448])">
            <text:p/>
          </table:table-cell>
          <table:table-cell table:formula="of:=&quot;&quot;">
            <text:p/>
          </table:table-cell>
          <table:table-cell table:formula="of:=IF([$DataEntry.D448]=&quot;&quot;;&quot;&quot;;[$DataEntry.D44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48]=&quot;&quot;;&quot;&quot;;[$DataEntry.N448])">
            <text:p/>
          </table:table-cell>
          <table:table-cell table:formula="of:=IF([$DataEntry.O448]=&quot;&quot;;&quot;&quot;;[$DataEntry.O448])">
            <text:p/>
          </table:table-cell>
          <table:table-cell table:formula="of:=IF([$DataEntry.P448]=&quot;&quot;;&quot;&quot;;[$DataEntry.P448])">
            <text:p/>
          </table:table-cell>
          <table:table-cell table:number-columns-repeated="48"/>
        </table:table-row>
        <table:table-row table:style-name="ro1">
          <table:table-cell table:formula="of:=IF([$DataEntry.A449]=&quot;&quot;;&quot;&quot;;[$DataEntry.A449])">
            <text:p/>
          </table:table-cell>
          <table:table-cell table:formula="of:=&quot;&quot;">
            <text:p/>
          </table:table-cell>
          <table:table-cell table:formula="of:=IF([$DataEntry.B449]=&quot;&quot;;&quot;&quot;;[$DataEntry.B449])">
            <text:p/>
          </table:table-cell>
          <table:table-cell table:formula="of:=IF([$DataEntry.E449]=&quot;&quot;;&quot;&quot;;[$DataEntry.E449])">
            <text:p/>
          </table:table-cell>
          <table:table-cell table:formula="of:=IF([$DataEntry.F449]=&quot;&quot;;&quot;&quot;;[$DataEntry.F449])">
            <text:p/>
          </table:table-cell>
          <table:table-cell table:formula="of:=IF([$DataEntry.G449]=&quot;&quot;;&quot;&quot;;[$DataEntry.G449])">
            <text:p/>
          </table:table-cell>
          <table:table-cell table:formula="of:=IF([$DataEntry.H449]=&quot;&quot;;&quot;&quot;;[$DataEntry.H449])">
            <text:p/>
          </table:table-cell>
          <table:table-cell table:formula="of:=IF([$DataEntry.I449]=&quot;&quot;;&quot;&quot;;[$DataEntry.I449])">
            <text:p/>
          </table:table-cell>
          <table:table-cell table:formula="of:=IF([$DataEntry.C449]=&quot;&quot;;&quot;&quot;;[$DataEntry.C449])">
            <text:p/>
          </table:table-cell>
          <table:table-cell table:formula="of:=&quot;&quot;">
            <text:p/>
          </table:table-cell>
          <table:table-cell table:formula="of:=IF([$DataEntry.D449]=&quot;&quot;;&quot;&quot;;[$DataEntry.D44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49]=&quot;&quot;;&quot;&quot;;[$DataEntry.N449])">
            <text:p/>
          </table:table-cell>
          <table:table-cell table:formula="of:=IF([$DataEntry.O449]=&quot;&quot;;&quot;&quot;;[$DataEntry.O449])">
            <text:p/>
          </table:table-cell>
          <table:table-cell table:formula="of:=IF([$DataEntry.P449]=&quot;&quot;;&quot;&quot;;[$DataEntry.P449])">
            <text:p/>
          </table:table-cell>
          <table:table-cell table:number-columns-repeated="48"/>
        </table:table-row>
        <table:table-row table:style-name="ro1">
          <table:table-cell table:formula="of:=IF([$DataEntry.A450]=&quot;&quot;;&quot;&quot;;[$DataEntry.A450])">
            <text:p/>
          </table:table-cell>
          <table:table-cell table:formula="of:=&quot;&quot;">
            <text:p/>
          </table:table-cell>
          <table:table-cell table:formula="of:=IF([$DataEntry.B450]=&quot;&quot;;&quot;&quot;;[$DataEntry.B450])">
            <text:p/>
          </table:table-cell>
          <table:table-cell table:formula="of:=IF([$DataEntry.E450]=&quot;&quot;;&quot;&quot;;[$DataEntry.E450])">
            <text:p/>
          </table:table-cell>
          <table:table-cell table:formula="of:=IF([$DataEntry.F450]=&quot;&quot;;&quot;&quot;;[$DataEntry.F450])">
            <text:p/>
          </table:table-cell>
          <table:table-cell table:formula="of:=IF([$DataEntry.G450]=&quot;&quot;;&quot;&quot;;[$DataEntry.G450])">
            <text:p/>
          </table:table-cell>
          <table:table-cell table:formula="of:=IF([$DataEntry.H450]=&quot;&quot;;&quot;&quot;;[$DataEntry.H450])">
            <text:p/>
          </table:table-cell>
          <table:table-cell table:formula="of:=IF([$DataEntry.I450]=&quot;&quot;;&quot;&quot;;[$DataEntry.I450])">
            <text:p/>
          </table:table-cell>
          <table:table-cell table:formula="of:=IF([$DataEntry.C450]=&quot;&quot;;&quot;&quot;;[$DataEntry.C450])">
            <text:p/>
          </table:table-cell>
          <table:table-cell table:formula="of:=&quot;&quot;">
            <text:p/>
          </table:table-cell>
          <table:table-cell table:formula="of:=IF([$DataEntry.D450]=&quot;&quot;;&quot;&quot;;[$DataEntry.D45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50]=&quot;&quot;;&quot;&quot;;[$DataEntry.N450])">
            <text:p/>
          </table:table-cell>
          <table:table-cell table:formula="of:=IF([$DataEntry.O450]=&quot;&quot;;&quot;&quot;;[$DataEntry.O450])">
            <text:p/>
          </table:table-cell>
          <table:table-cell table:formula="of:=IF([$DataEntry.P450]=&quot;&quot;;&quot;&quot;;[$DataEntry.P450])">
            <text:p/>
          </table:table-cell>
          <table:table-cell table:number-columns-repeated="48"/>
        </table:table-row>
        <table:table-row table:style-name="ro1">
          <table:table-cell table:formula="of:=IF([$DataEntry.A451]=&quot;&quot;;&quot;&quot;;[$DataEntry.A451])">
            <text:p/>
          </table:table-cell>
          <table:table-cell table:formula="of:=&quot;&quot;">
            <text:p/>
          </table:table-cell>
          <table:table-cell table:formula="of:=IF([$DataEntry.B451]=&quot;&quot;;&quot;&quot;;[$DataEntry.B451])">
            <text:p/>
          </table:table-cell>
          <table:table-cell table:formula="of:=IF([$DataEntry.E451]=&quot;&quot;;&quot;&quot;;[$DataEntry.E451])">
            <text:p/>
          </table:table-cell>
          <table:table-cell table:formula="of:=IF([$DataEntry.F451]=&quot;&quot;;&quot;&quot;;[$DataEntry.F451])">
            <text:p/>
          </table:table-cell>
          <table:table-cell table:formula="of:=IF([$DataEntry.G451]=&quot;&quot;;&quot;&quot;;[$DataEntry.G451])">
            <text:p/>
          </table:table-cell>
          <table:table-cell table:formula="of:=IF([$DataEntry.H451]=&quot;&quot;;&quot;&quot;;[$DataEntry.H451])">
            <text:p/>
          </table:table-cell>
          <table:table-cell table:formula="of:=IF([$DataEntry.I451]=&quot;&quot;;&quot;&quot;;[$DataEntry.I451])">
            <text:p/>
          </table:table-cell>
          <table:table-cell table:formula="of:=IF([$DataEntry.C451]=&quot;&quot;;&quot;&quot;;[$DataEntry.C451])">
            <text:p/>
          </table:table-cell>
          <table:table-cell table:formula="of:=&quot;&quot;">
            <text:p/>
          </table:table-cell>
          <table:table-cell table:formula="of:=IF([$DataEntry.D451]=&quot;&quot;;&quot;&quot;;[$DataEntry.D45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51]=&quot;&quot;;&quot;&quot;;[$DataEntry.N451])">
            <text:p/>
          </table:table-cell>
          <table:table-cell table:formula="of:=IF([$DataEntry.O451]=&quot;&quot;;&quot;&quot;;[$DataEntry.O451])">
            <text:p/>
          </table:table-cell>
          <table:table-cell table:formula="of:=IF([$DataEntry.P451]=&quot;&quot;;&quot;&quot;;[$DataEntry.P451])">
            <text:p/>
          </table:table-cell>
          <table:table-cell table:number-columns-repeated="48"/>
        </table:table-row>
        <table:table-row table:style-name="ro1">
          <table:table-cell table:formula="of:=IF([$DataEntry.A452]=&quot;&quot;;&quot;&quot;;[$DataEntry.A452])">
            <text:p/>
          </table:table-cell>
          <table:table-cell table:formula="of:=&quot;&quot;">
            <text:p/>
          </table:table-cell>
          <table:table-cell table:formula="of:=IF([$DataEntry.B452]=&quot;&quot;;&quot;&quot;;[$DataEntry.B452])">
            <text:p/>
          </table:table-cell>
          <table:table-cell table:formula="of:=IF([$DataEntry.E452]=&quot;&quot;;&quot;&quot;;[$DataEntry.E452])">
            <text:p/>
          </table:table-cell>
          <table:table-cell table:formula="of:=IF([$DataEntry.F452]=&quot;&quot;;&quot;&quot;;[$DataEntry.F452])">
            <text:p/>
          </table:table-cell>
          <table:table-cell table:formula="of:=IF([$DataEntry.G452]=&quot;&quot;;&quot;&quot;;[$DataEntry.G452])">
            <text:p/>
          </table:table-cell>
          <table:table-cell table:formula="of:=IF([$DataEntry.H452]=&quot;&quot;;&quot;&quot;;[$DataEntry.H452])">
            <text:p/>
          </table:table-cell>
          <table:table-cell table:formula="of:=IF([$DataEntry.I452]=&quot;&quot;;&quot;&quot;;[$DataEntry.I452])">
            <text:p/>
          </table:table-cell>
          <table:table-cell table:formula="of:=IF([$DataEntry.C452]=&quot;&quot;;&quot;&quot;;[$DataEntry.C452])">
            <text:p/>
          </table:table-cell>
          <table:table-cell table:formula="of:=&quot;&quot;">
            <text:p/>
          </table:table-cell>
          <table:table-cell table:formula="of:=IF([$DataEntry.D452]=&quot;&quot;;&quot;&quot;;[$DataEntry.D45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52]=&quot;&quot;;&quot;&quot;;[$DataEntry.N452])">
            <text:p/>
          </table:table-cell>
          <table:table-cell table:formula="of:=IF([$DataEntry.O452]=&quot;&quot;;&quot;&quot;;[$DataEntry.O452])">
            <text:p/>
          </table:table-cell>
          <table:table-cell table:formula="of:=IF([$DataEntry.P452]=&quot;&quot;;&quot;&quot;;[$DataEntry.P452])">
            <text:p/>
          </table:table-cell>
          <table:table-cell table:number-columns-repeated="48"/>
        </table:table-row>
        <table:table-row table:style-name="ro1">
          <table:table-cell table:formula="of:=IF([$DataEntry.A453]=&quot;&quot;;&quot;&quot;;[$DataEntry.A453])">
            <text:p/>
          </table:table-cell>
          <table:table-cell table:formula="of:=&quot;&quot;">
            <text:p/>
          </table:table-cell>
          <table:table-cell table:formula="of:=IF([$DataEntry.B453]=&quot;&quot;;&quot;&quot;;[$DataEntry.B453])">
            <text:p/>
          </table:table-cell>
          <table:table-cell table:formula="of:=IF([$DataEntry.E453]=&quot;&quot;;&quot;&quot;;[$DataEntry.E453])">
            <text:p/>
          </table:table-cell>
          <table:table-cell table:formula="of:=IF([$DataEntry.F453]=&quot;&quot;;&quot;&quot;;[$DataEntry.F453])">
            <text:p/>
          </table:table-cell>
          <table:table-cell table:formula="of:=IF([$DataEntry.G453]=&quot;&quot;;&quot;&quot;;[$DataEntry.G453])">
            <text:p/>
          </table:table-cell>
          <table:table-cell table:formula="of:=IF([$DataEntry.H453]=&quot;&quot;;&quot;&quot;;[$DataEntry.H453])">
            <text:p/>
          </table:table-cell>
          <table:table-cell table:formula="of:=IF([$DataEntry.I453]=&quot;&quot;;&quot;&quot;;[$DataEntry.I453])">
            <text:p/>
          </table:table-cell>
          <table:table-cell table:formula="of:=IF([$DataEntry.C453]=&quot;&quot;;&quot;&quot;;[$DataEntry.C453])">
            <text:p/>
          </table:table-cell>
          <table:table-cell table:formula="of:=&quot;&quot;">
            <text:p/>
          </table:table-cell>
          <table:table-cell table:formula="of:=IF([$DataEntry.D453]=&quot;&quot;;&quot;&quot;;[$DataEntry.D45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53]=&quot;&quot;;&quot;&quot;;[$DataEntry.N453])">
            <text:p/>
          </table:table-cell>
          <table:table-cell table:formula="of:=IF([$DataEntry.O453]=&quot;&quot;;&quot;&quot;;[$DataEntry.O453])">
            <text:p/>
          </table:table-cell>
          <table:table-cell table:formula="of:=IF([$DataEntry.P453]=&quot;&quot;;&quot;&quot;;[$DataEntry.P453])">
            <text:p/>
          </table:table-cell>
          <table:table-cell table:number-columns-repeated="48"/>
        </table:table-row>
        <table:table-row table:style-name="ro1">
          <table:table-cell table:formula="of:=IF([$DataEntry.A454]=&quot;&quot;;&quot;&quot;;[$DataEntry.A454])">
            <text:p/>
          </table:table-cell>
          <table:table-cell table:formula="of:=&quot;&quot;">
            <text:p/>
          </table:table-cell>
          <table:table-cell table:formula="of:=IF([$DataEntry.B454]=&quot;&quot;;&quot;&quot;;[$DataEntry.B454])">
            <text:p/>
          </table:table-cell>
          <table:table-cell table:formula="of:=IF([$DataEntry.E454]=&quot;&quot;;&quot;&quot;;[$DataEntry.E454])">
            <text:p/>
          </table:table-cell>
          <table:table-cell table:formula="of:=IF([$DataEntry.F454]=&quot;&quot;;&quot;&quot;;[$DataEntry.F454])">
            <text:p/>
          </table:table-cell>
          <table:table-cell table:formula="of:=IF([$DataEntry.G454]=&quot;&quot;;&quot;&quot;;[$DataEntry.G454])">
            <text:p/>
          </table:table-cell>
          <table:table-cell table:formula="of:=IF([$DataEntry.H454]=&quot;&quot;;&quot;&quot;;[$DataEntry.H454])">
            <text:p/>
          </table:table-cell>
          <table:table-cell table:formula="of:=IF([$DataEntry.I454]=&quot;&quot;;&quot;&quot;;[$DataEntry.I454])">
            <text:p/>
          </table:table-cell>
          <table:table-cell table:formula="of:=IF([$DataEntry.C454]=&quot;&quot;;&quot;&quot;;[$DataEntry.C454])">
            <text:p/>
          </table:table-cell>
          <table:table-cell table:formula="of:=&quot;&quot;">
            <text:p/>
          </table:table-cell>
          <table:table-cell table:formula="of:=IF([$DataEntry.D454]=&quot;&quot;;&quot;&quot;;[$DataEntry.D45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54]=&quot;&quot;;&quot;&quot;;[$DataEntry.N454])">
            <text:p/>
          </table:table-cell>
          <table:table-cell table:formula="of:=IF([$DataEntry.O454]=&quot;&quot;;&quot;&quot;;[$DataEntry.O454])">
            <text:p/>
          </table:table-cell>
          <table:table-cell table:formula="of:=IF([$DataEntry.P454]=&quot;&quot;;&quot;&quot;;[$DataEntry.P454])">
            <text:p/>
          </table:table-cell>
          <table:table-cell table:number-columns-repeated="48"/>
        </table:table-row>
        <table:table-row table:style-name="ro1">
          <table:table-cell table:formula="of:=IF([$DataEntry.A455]=&quot;&quot;;&quot;&quot;;[$DataEntry.A455])">
            <text:p/>
          </table:table-cell>
          <table:table-cell table:formula="of:=&quot;&quot;">
            <text:p/>
          </table:table-cell>
          <table:table-cell table:formula="of:=IF([$DataEntry.B455]=&quot;&quot;;&quot;&quot;;[$DataEntry.B455])">
            <text:p/>
          </table:table-cell>
          <table:table-cell table:formula="of:=IF([$DataEntry.E455]=&quot;&quot;;&quot;&quot;;[$DataEntry.E455])">
            <text:p/>
          </table:table-cell>
          <table:table-cell table:formula="of:=IF([$DataEntry.F455]=&quot;&quot;;&quot;&quot;;[$DataEntry.F455])">
            <text:p/>
          </table:table-cell>
          <table:table-cell table:formula="of:=IF([$DataEntry.G455]=&quot;&quot;;&quot;&quot;;[$DataEntry.G455])">
            <text:p/>
          </table:table-cell>
          <table:table-cell table:formula="of:=IF([$DataEntry.H455]=&quot;&quot;;&quot;&quot;;[$DataEntry.H455])">
            <text:p/>
          </table:table-cell>
          <table:table-cell table:formula="of:=IF([$DataEntry.I455]=&quot;&quot;;&quot;&quot;;[$DataEntry.I455])">
            <text:p/>
          </table:table-cell>
          <table:table-cell table:formula="of:=IF([$DataEntry.C455]=&quot;&quot;;&quot;&quot;;[$DataEntry.C455])">
            <text:p/>
          </table:table-cell>
          <table:table-cell table:formula="of:=&quot;&quot;">
            <text:p/>
          </table:table-cell>
          <table:table-cell table:formula="of:=IF([$DataEntry.D455]=&quot;&quot;;&quot;&quot;;[$DataEntry.D45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55]=&quot;&quot;;&quot;&quot;;[$DataEntry.N455])">
            <text:p/>
          </table:table-cell>
          <table:table-cell table:formula="of:=IF([$DataEntry.O455]=&quot;&quot;;&quot;&quot;;[$DataEntry.O455])">
            <text:p/>
          </table:table-cell>
          <table:table-cell table:formula="of:=IF([$DataEntry.P455]=&quot;&quot;;&quot;&quot;;[$DataEntry.P455])">
            <text:p/>
          </table:table-cell>
          <table:table-cell table:number-columns-repeated="48"/>
        </table:table-row>
        <table:table-row table:style-name="ro1">
          <table:table-cell table:formula="of:=IF([$DataEntry.A456]=&quot;&quot;;&quot;&quot;;[$DataEntry.A456])">
            <text:p/>
          </table:table-cell>
          <table:table-cell table:formula="of:=&quot;&quot;">
            <text:p/>
          </table:table-cell>
          <table:table-cell table:formula="of:=IF([$DataEntry.B456]=&quot;&quot;;&quot;&quot;;[$DataEntry.B456])">
            <text:p/>
          </table:table-cell>
          <table:table-cell table:formula="of:=IF([$DataEntry.E456]=&quot;&quot;;&quot;&quot;;[$DataEntry.E456])">
            <text:p/>
          </table:table-cell>
          <table:table-cell table:formula="of:=IF([$DataEntry.F456]=&quot;&quot;;&quot;&quot;;[$DataEntry.F456])">
            <text:p/>
          </table:table-cell>
          <table:table-cell table:formula="of:=IF([$DataEntry.G456]=&quot;&quot;;&quot;&quot;;[$DataEntry.G456])">
            <text:p/>
          </table:table-cell>
          <table:table-cell table:formula="of:=IF([$DataEntry.H456]=&quot;&quot;;&quot;&quot;;[$DataEntry.H456])">
            <text:p/>
          </table:table-cell>
          <table:table-cell table:formula="of:=IF([$DataEntry.I456]=&quot;&quot;;&quot;&quot;;[$DataEntry.I456])">
            <text:p/>
          </table:table-cell>
          <table:table-cell table:formula="of:=IF([$DataEntry.C456]=&quot;&quot;;&quot;&quot;;[$DataEntry.C456])">
            <text:p/>
          </table:table-cell>
          <table:table-cell table:formula="of:=&quot;&quot;">
            <text:p/>
          </table:table-cell>
          <table:table-cell table:formula="of:=IF([$DataEntry.D456]=&quot;&quot;;&quot;&quot;;[$DataEntry.D45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56]=&quot;&quot;;&quot;&quot;;[$DataEntry.N456])">
            <text:p/>
          </table:table-cell>
          <table:table-cell table:formula="of:=IF([$DataEntry.O456]=&quot;&quot;;&quot;&quot;;[$DataEntry.O456])">
            <text:p/>
          </table:table-cell>
          <table:table-cell table:formula="of:=IF([$DataEntry.P456]=&quot;&quot;;&quot;&quot;;[$DataEntry.P456])">
            <text:p/>
          </table:table-cell>
          <table:table-cell table:number-columns-repeated="48"/>
        </table:table-row>
        <table:table-row table:style-name="ro1">
          <table:table-cell table:formula="of:=IF([$DataEntry.A457]=&quot;&quot;;&quot;&quot;;[$DataEntry.A457])">
            <text:p/>
          </table:table-cell>
          <table:table-cell table:formula="of:=&quot;&quot;">
            <text:p/>
          </table:table-cell>
          <table:table-cell table:formula="of:=IF([$DataEntry.B457]=&quot;&quot;;&quot;&quot;;[$DataEntry.B457])">
            <text:p/>
          </table:table-cell>
          <table:table-cell table:formula="of:=IF([$DataEntry.E457]=&quot;&quot;;&quot;&quot;;[$DataEntry.E457])">
            <text:p/>
          </table:table-cell>
          <table:table-cell table:formula="of:=IF([$DataEntry.F457]=&quot;&quot;;&quot;&quot;;[$DataEntry.F457])">
            <text:p/>
          </table:table-cell>
          <table:table-cell table:formula="of:=IF([$DataEntry.G457]=&quot;&quot;;&quot;&quot;;[$DataEntry.G457])">
            <text:p/>
          </table:table-cell>
          <table:table-cell table:formula="of:=IF([$DataEntry.H457]=&quot;&quot;;&quot;&quot;;[$DataEntry.H457])">
            <text:p/>
          </table:table-cell>
          <table:table-cell table:formula="of:=IF([$DataEntry.I457]=&quot;&quot;;&quot;&quot;;[$DataEntry.I457])">
            <text:p/>
          </table:table-cell>
          <table:table-cell table:formula="of:=IF([$DataEntry.C457]=&quot;&quot;;&quot;&quot;;[$DataEntry.C457])">
            <text:p/>
          </table:table-cell>
          <table:table-cell table:formula="of:=&quot;&quot;">
            <text:p/>
          </table:table-cell>
          <table:table-cell table:formula="of:=IF([$DataEntry.D457]=&quot;&quot;;&quot;&quot;;[$DataEntry.D45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57]=&quot;&quot;;&quot;&quot;;[$DataEntry.N457])">
            <text:p/>
          </table:table-cell>
          <table:table-cell table:formula="of:=IF([$DataEntry.O457]=&quot;&quot;;&quot;&quot;;[$DataEntry.O457])">
            <text:p/>
          </table:table-cell>
          <table:table-cell table:formula="of:=IF([$DataEntry.P457]=&quot;&quot;;&quot;&quot;;[$DataEntry.P457])">
            <text:p/>
          </table:table-cell>
          <table:table-cell table:number-columns-repeated="48"/>
        </table:table-row>
        <table:table-row table:style-name="ro1">
          <table:table-cell table:formula="of:=IF([$DataEntry.A458]=&quot;&quot;;&quot;&quot;;[$DataEntry.A458])">
            <text:p/>
          </table:table-cell>
          <table:table-cell table:formula="of:=&quot;&quot;">
            <text:p/>
          </table:table-cell>
          <table:table-cell table:formula="of:=IF([$DataEntry.B458]=&quot;&quot;;&quot;&quot;;[$DataEntry.B458])">
            <text:p/>
          </table:table-cell>
          <table:table-cell table:formula="of:=IF([$DataEntry.E458]=&quot;&quot;;&quot;&quot;;[$DataEntry.E458])">
            <text:p/>
          </table:table-cell>
          <table:table-cell table:formula="of:=IF([$DataEntry.F458]=&quot;&quot;;&quot;&quot;;[$DataEntry.F458])">
            <text:p/>
          </table:table-cell>
          <table:table-cell table:formula="of:=IF([$DataEntry.G458]=&quot;&quot;;&quot;&quot;;[$DataEntry.G458])">
            <text:p/>
          </table:table-cell>
          <table:table-cell table:formula="of:=IF([$DataEntry.H458]=&quot;&quot;;&quot;&quot;;[$DataEntry.H458])">
            <text:p/>
          </table:table-cell>
          <table:table-cell table:formula="of:=IF([$DataEntry.I458]=&quot;&quot;;&quot;&quot;;[$DataEntry.I458])">
            <text:p/>
          </table:table-cell>
          <table:table-cell table:formula="of:=IF([$DataEntry.C458]=&quot;&quot;;&quot;&quot;;[$DataEntry.C458])">
            <text:p/>
          </table:table-cell>
          <table:table-cell table:formula="of:=&quot;&quot;">
            <text:p/>
          </table:table-cell>
          <table:table-cell table:formula="of:=IF([$DataEntry.D458]=&quot;&quot;;&quot;&quot;;[$DataEntry.D45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58]=&quot;&quot;;&quot;&quot;;[$DataEntry.N458])">
            <text:p/>
          </table:table-cell>
          <table:table-cell table:formula="of:=IF([$DataEntry.O458]=&quot;&quot;;&quot;&quot;;[$DataEntry.O458])">
            <text:p/>
          </table:table-cell>
          <table:table-cell table:formula="of:=IF([$DataEntry.P458]=&quot;&quot;;&quot;&quot;;[$DataEntry.P458])">
            <text:p/>
          </table:table-cell>
          <table:table-cell table:number-columns-repeated="48"/>
        </table:table-row>
        <table:table-row table:style-name="ro1">
          <table:table-cell table:formula="of:=IF([$DataEntry.A459]=&quot;&quot;;&quot;&quot;;[$DataEntry.A459])">
            <text:p/>
          </table:table-cell>
          <table:table-cell table:formula="of:=&quot;&quot;">
            <text:p/>
          </table:table-cell>
          <table:table-cell table:formula="of:=IF([$DataEntry.B459]=&quot;&quot;;&quot;&quot;;[$DataEntry.B459])">
            <text:p/>
          </table:table-cell>
          <table:table-cell table:formula="of:=IF([$DataEntry.E459]=&quot;&quot;;&quot;&quot;;[$DataEntry.E459])">
            <text:p/>
          </table:table-cell>
          <table:table-cell table:formula="of:=IF([$DataEntry.F459]=&quot;&quot;;&quot;&quot;;[$DataEntry.F459])">
            <text:p/>
          </table:table-cell>
          <table:table-cell table:formula="of:=IF([$DataEntry.G459]=&quot;&quot;;&quot;&quot;;[$DataEntry.G459])">
            <text:p/>
          </table:table-cell>
          <table:table-cell table:formula="of:=IF([$DataEntry.H459]=&quot;&quot;;&quot;&quot;;[$DataEntry.H459])">
            <text:p/>
          </table:table-cell>
          <table:table-cell table:formula="of:=IF([$DataEntry.I459]=&quot;&quot;;&quot;&quot;;[$DataEntry.I459])">
            <text:p/>
          </table:table-cell>
          <table:table-cell table:formula="of:=IF([$DataEntry.C459]=&quot;&quot;;&quot;&quot;;[$DataEntry.C459])">
            <text:p/>
          </table:table-cell>
          <table:table-cell table:formula="of:=&quot;&quot;">
            <text:p/>
          </table:table-cell>
          <table:table-cell table:formula="of:=IF([$DataEntry.D459]=&quot;&quot;;&quot;&quot;;[$DataEntry.D45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59]=&quot;&quot;;&quot;&quot;;[$DataEntry.N459])">
            <text:p/>
          </table:table-cell>
          <table:table-cell table:formula="of:=IF([$DataEntry.O459]=&quot;&quot;;&quot;&quot;;[$DataEntry.O459])">
            <text:p/>
          </table:table-cell>
          <table:table-cell table:formula="of:=IF([$DataEntry.P459]=&quot;&quot;;&quot;&quot;;[$DataEntry.P459])">
            <text:p/>
          </table:table-cell>
          <table:table-cell table:number-columns-repeated="48"/>
        </table:table-row>
        <table:table-row table:style-name="ro1">
          <table:table-cell table:formula="of:=IF([$DataEntry.A460]=&quot;&quot;;&quot;&quot;;[$DataEntry.A460])">
            <text:p/>
          </table:table-cell>
          <table:table-cell table:formula="of:=&quot;&quot;">
            <text:p/>
          </table:table-cell>
          <table:table-cell table:formula="of:=IF([$DataEntry.B460]=&quot;&quot;;&quot;&quot;;[$DataEntry.B460])">
            <text:p/>
          </table:table-cell>
          <table:table-cell table:formula="of:=IF([$DataEntry.E460]=&quot;&quot;;&quot;&quot;;[$DataEntry.E460])">
            <text:p/>
          </table:table-cell>
          <table:table-cell table:formula="of:=IF([$DataEntry.F460]=&quot;&quot;;&quot;&quot;;[$DataEntry.F460])">
            <text:p/>
          </table:table-cell>
          <table:table-cell table:formula="of:=IF([$DataEntry.G460]=&quot;&quot;;&quot;&quot;;[$DataEntry.G460])">
            <text:p/>
          </table:table-cell>
          <table:table-cell table:formula="of:=IF([$DataEntry.H460]=&quot;&quot;;&quot;&quot;;[$DataEntry.H460])">
            <text:p/>
          </table:table-cell>
          <table:table-cell table:formula="of:=IF([$DataEntry.I460]=&quot;&quot;;&quot;&quot;;[$DataEntry.I460])">
            <text:p/>
          </table:table-cell>
          <table:table-cell table:formula="of:=IF([$DataEntry.C460]=&quot;&quot;;&quot;&quot;;[$DataEntry.C460])">
            <text:p/>
          </table:table-cell>
          <table:table-cell table:formula="of:=&quot;&quot;">
            <text:p/>
          </table:table-cell>
          <table:table-cell table:formula="of:=IF([$DataEntry.D460]=&quot;&quot;;&quot;&quot;;[$DataEntry.D46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60]=&quot;&quot;;&quot;&quot;;[$DataEntry.N460])">
            <text:p/>
          </table:table-cell>
          <table:table-cell table:formula="of:=IF([$DataEntry.O460]=&quot;&quot;;&quot;&quot;;[$DataEntry.O460])">
            <text:p/>
          </table:table-cell>
          <table:table-cell table:formula="of:=IF([$DataEntry.P460]=&quot;&quot;;&quot;&quot;;[$DataEntry.P460])">
            <text:p/>
          </table:table-cell>
          <table:table-cell table:number-columns-repeated="48"/>
        </table:table-row>
        <table:table-row table:style-name="ro1">
          <table:table-cell table:formula="of:=IF([$DataEntry.A461]=&quot;&quot;;&quot;&quot;;[$DataEntry.A461])">
            <text:p/>
          </table:table-cell>
          <table:table-cell table:formula="of:=&quot;&quot;">
            <text:p/>
          </table:table-cell>
          <table:table-cell table:formula="of:=IF([$DataEntry.B461]=&quot;&quot;;&quot;&quot;;[$DataEntry.B461])">
            <text:p/>
          </table:table-cell>
          <table:table-cell table:formula="of:=IF([$DataEntry.E461]=&quot;&quot;;&quot;&quot;;[$DataEntry.E461])">
            <text:p/>
          </table:table-cell>
          <table:table-cell table:formula="of:=IF([$DataEntry.F461]=&quot;&quot;;&quot;&quot;;[$DataEntry.F461])">
            <text:p/>
          </table:table-cell>
          <table:table-cell table:formula="of:=IF([$DataEntry.G461]=&quot;&quot;;&quot;&quot;;[$DataEntry.G461])">
            <text:p/>
          </table:table-cell>
          <table:table-cell table:formula="of:=IF([$DataEntry.H461]=&quot;&quot;;&quot;&quot;;[$DataEntry.H461])">
            <text:p/>
          </table:table-cell>
          <table:table-cell table:formula="of:=IF([$DataEntry.I461]=&quot;&quot;;&quot;&quot;;[$DataEntry.I461])">
            <text:p/>
          </table:table-cell>
          <table:table-cell table:formula="of:=IF([$DataEntry.C461]=&quot;&quot;;&quot;&quot;;[$DataEntry.C461])">
            <text:p/>
          </table:table-cell>
          <table:table-cell table:formula="of:=&quot;&quot;">
            <text:p/>
          </table:table-cell>
          <table:table-cell table:formula="of:=IF([$DataEntry.D461]=&quot;&quot;;&quot;&quot;;[$DataEntry.D46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61]=&quot;&quot;;&quot;&quot;;[$DataEntry.N461])">
            <text:p/>
          </table:table-cell>
          <table:table-cell table:formula="of:=IF([$DataEntry.O461]=&quot;&quot;;&quot;&quot;;[$DataEntry.O461])">
            <text:p/>
          </table:table-cell>
          <table:table-cell table:formula="of:=IF([$DataEntry.P461]=&quot;&quot;;&quot;&quot;;[$DataEntry.P461])">
            <text:p/>
          </table:table-cell>
          <table:table-cell table:number-columns-repeated="48"/>
        </table:table-row>
        <table:table-row table:style-name="ro1">
          <table:table-cell table:formula="of:=IF([$DataEntry.A462]=&quot;&quot;;&quot;&quot;;[$DataEntry.A462])">
            <text:p/>
          </table:table-cell>
          <table:table-cell table:formula="of:=&quot;&quot;">
            <text:p/>
          </table:table-cell>
          <table:table-cell table:formula="of:=IF([$DataEntry.B462]=&quot;&quot;;&quot;&quot;;[$DataEntry.B462])">
            <text:p/>
          </table:table-cell>
          <table:table-cell table:formula="of:=IF([$DataEntry.E462]=&quot;&quot;;&quot;&quot;;[$DataEntry.E462])">
            <text:p/>
          </table:table-cell>
          <table:table-cell table:formula="of:=IF([$DataEntry.F462]=&quot;&quot;;&quot;&quot;;[$DataEntry.F462])">
            <text:p/>
          </table:table-cell>
          <table:table-cell table:formula="of:=IF([$DataEntry.G462]=&quot;&quot;;&quot;&quot;;[$DataEntry.G462])">
            <text:p/>
          </table:table-cell>
          <table:table-cell table:formula="of:=IF([$DataEntry.H462]=&quot;&quot;;&quot;&quot;;[$DataEntry.H462])">
            <text:p/>
          </table:table-cell>
          <table:table-cell table:formula="of:=IF([$DataEntry.I462]=&quot;&quot;;&quot;&quot;;[$DataEntry.I462])">
            <text:p/>
          </table:table-cell>
          <table:table-cell table:formula="of:=IF([$DataEntry.C462]=&quot;&quot;;&quot;&quot;;[$DataEntry.C462])">
            <text:p/>
          </table:table-cell>
          <table:table-cell table:formula="of:=&quot;&quot;">
            <text:p/>
          </table:table-cell>
          <table:table-cell table:formula="of:=IF([$DataEntry.D462]=&quot;&quot;;&quot;&quot;;[$DataEntry.D46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62]=&quot;&quot;;&quot;&quot;;[$DataEntry.N462])">
            <text:p/>
          </table:table-cell>
          <table:table-cell table:formula="of:=IF([$DataEntry.O462]=&quot;&quot;;&quot;&quot;;[$DataEntry.O462])">
            <text:p/>
          </table:table-cell>
          <table:table-cell table:formula="of:=IF([$DataEntry.P462]=&quot;&quot;;&quot;&quot;;[$DataEntry.P462])">
            <text:p/>
          </table:table-cell>
          <table:table-cell table:number-columns-repeated="48"/>
        </table:table-row>
        <table:table-row table:style-name="ro1">
          <table:table-cell table:formula="of:=IF([$DataEntry.A463]=&quot;&quot;;&quot;&quot;;[$DataEntry.A463])">
            <text:p/>
          </table:table-cell>
          <table:table-cell table:formula="of:=&quot;&quot;">
            <text:p/>
          </table:table-cell>
          <table:table-cell table:formula="of:=IF([$DataEntry.B463]=&quot;&quot;;&quot;&quot;;[$DataEntry.B463])">
            <text:p/>
          </table:table-cell>
          <table:table-cell table:formula="of:=IF([$DataEntry.E463]=&quot;&quot;;&quot;&quot;;[$DataEntry.E463])">
            <text:p/>
          </table:table-cell>
          <table:table-cell table:formula="of:=IF([$DataEntry.F463]=&quot;&quot;;&quot;&quot;;[$DataEntry.F463])">
            <text:p/>
          </table:table-cell>
          <table:table-cell table:formula="of:=IF([$DataEntry.G463]=&quot;&quot;;&quot;&quot;;[$DataEntry.G463])">
            <text:p/>
          </table:table-cell>
          <table:table-cell table:formula="of:=IF([$DataEntry.H463]=&quot;&quot;;&quot;&quot;;[$DataEntry.H463])">
            <text:p/>
          </table:table-cell>
          <table:table-cell table:formula="of:=IF([$DataEntry.I463]=&quot;&quot;;&quot;&quot;;[$DataEntry.I463])">
            <text:p/>
          </table:table-cell>
          <table:table-cell table:formula="of:=IF([$DataEntry.C463]=&quot;&quot;;&quot;&quot;;[$DataEntry.C463])">
            <text:p/>
          </table:table-cell>
          <table:table-cell table:formula="of:=&quot;&quot;">
            <text:p/>
          </table:table-cell>
          <table:table-cell table:formula="of:=IF([$DataEntry.D463]=&quot;&quot;;&quot;&quot;;[$DataEntry.D46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63]=&quot;&quot;;&quot;&quot;;[$DataEntry.N463])">
            <text:p/>
          </table:table-cell>
          <table:table-cell table:formula="of:=IF([$DataEntry.O463]=&quot;&quot;;&quot;&quot;;[$DataEntry.O463])">
            <text:p/>
          </table:table-cell>
          <table:table-cell table:formula="of:=IF([$DataEntry.P463]=&quot;&quot;;&quot;&quot;;[$DataEntry.P463])">
            <text:p/>
          </table:table-cell>
          <table:table-cell table:number-columns-repeated="48"/>
        </table:table-row>
        <table:table-row table:style-name="ro1">
          <table:table-cell table:formula="of:=IF([$DataEntry.A464]=&quot;&quot;;&quot;&quot;;[$DataEntry.A464])">
            <text:p/>
          </table:table-cell>
          <table:table-cell table:formula="of:=&quot;&quot;">
            <text:p/>
          </table:table-cell>
          <table:table-cell table:formula="of:=IF([$DataEntry.B464]=&quot;&quot;;&quot;&quot;;[$DataEntry.B464])">
            <text:p/>
          </table:table-cell>
          <table:table-cell table:formula="of:=IF([$DataEntry.E464]=&quot;&quot;;&quot;&quot;;[$DataEntry.E464])">
            <text:p/>
          </table:table-cell>
          <table:table-cell table:formula="of:=IF([$DataEntry.F464]=&quot;&quot;;&quot;&quot;;[$DataEntry.F464])">
            <text:p/>
          </table:table-cell>
          <table:table-cell table:formula="of:=IF([$DataEntry.G464]=&quot;&quot;;&quot;&quot;;[$DataEntry.G464])">
            <text:p/>
          </table:table-cell>
          <table:table-cell table:formula="of:=IF([$DataEntry.H464]=&quot;&quot;;&quot;&quot;;[$DataEntry.H464])">
            <text:p/>
          </table:table-cell>
          <table:table-cell table:formula="of:=IF([$DataEntry.I464]=&quot;&quot;;&quot;&quot;;[$DataEntry.I464])">
            <text:p/>
          </table:table-cell>
          <table:table-cell table:formula="of:=IF([$DataEntry.C464]=&quot;&quot;;&quot;&quot;;[$DataEntry.C464])">
            <text:p/>
          </table:table-cell>
          <table:table-cell table:formula="of:=&quot;&quot;">
            <text:p/>
          </table:table-cell>
          <table:table-cell table:formula="of:=IF([$DataEntry.D464]=&quot;&quot;;&quot;&quot;;[$DataEntry.D46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64]=&quot;&quot;;&quot;&quot;;[$DataEntry.N464])">
            <text:p/>
          </table:table-cell>
          <table:table-cell table:formula="of:=IF([$DataEntry.O464]=&quot;&quot;;&quot;&quot;;[$DataEntry.O464])">
            <text:p/>
          </table:table-cell>
          <table:table-cell table:formula="of:=IF([$DataEntry.P464]=&quot;&quot;;&quot;&quot;;[$DataEntry.P464])">
            <text:p/>
          </table:table-cell>
          <table:table-cell table:number-columns-repeated="48"/>
        </table:table-row>
        <table:table-row table:style-name="ro1">
          <table:table-cell table:formula="of:=IF([$DataEntry.A465]=&quot;&quot;;&quot;&quot;;[$DataEntry.A465])">
            <text:p/>
          </table:table-cell>
          <table:table-cell table:formula="of:=&quot;&quot;">
            <text:p/>
          </table:table-cell>
          <table:table-cell table:formula="of:=IF([$DataEntry.B465]=&quot;&quot;;&quot;&quot;;[$DataEntry.B465])">
            <text:p/>
          </table:table-cell>
          <table:table-cell table:formula="of:=IF([$DataEntry.E465]=&quot;&quot;;&quot;&quot;;[$DataEntry.E465])">
            <text:p/>
          </table:table-cell>
          <table:table-cell table:formula="of:=IF([$DataEntry.F465]=&quot;&quot;;&quot;&quot;;[$DataEntry.F465])">
            <text:p/>
          </table:table-cell>
          <table:table-cell table:formula="of:=IF([$DataEntry.G465]=&quot;&quot;;&quot;&quot;;[$DataEntry.G465])">
            <text:p/>
          </table:table-cell>
          <table:table-cell table:formula="of:=IF([$DataEntry.H465]=&quot;&quot;;&quot;&quot;;[$DataEntry.H465])">
            <text:p/>
          </table:table-cell>
          <table:table-cell table:formula="of:=IF([$DataEntry.I465]=&quot;&quot;;&quot;&quot;;[$DataEntry.I465])">
            <text:p/>
          </table:table-cell>
          <table:table-cell table:formula="of:=IF([$DataEntry.C465]=&quot;&quot;;&quot;&quot;;[$DataEntry.C465])">
            <text:p/>
          </table:table-cell>
          <table:table-cell table:formula="of:=&quot;&quot;">
            <text:p/>
          </table:table-cell>
          <table:table-cell table:formula="of:=IF([$DataEntry.D465]=&quot;&quot;;&quot;&quot;;[$DataEntry.D46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65]=&quot;&quot;;&quot;&quot;;[$DataEntry.N465])">
            <text:p/>
          </table:table-cell>
          <table:table-cell table:formula="of:=IF([$DataEntry.O465]=&quot;&quot;;&quot;&quot;;[$DataEntry.O465])">
            <text:p/>
          </table:table-cell>
          <table:table-cell table:formula="of:=IF([$DataEntry.P465]=&quot;&quot;;&quot;&quot;;[$DataEntry.P465])">
            <text:p/>
          </table:table-cell>
          <table:table-cell table:number-columns-repeated="48"/>
        </table:table-row>
        <table:table-row table:style-name="ro1">
          <table:table-cell table:formula="of:=IF([$DataEntry.A466]=&quot;&quot;;&quot;&quot;;[$DataEntry.A466])">
            <text:p/>
          </table:table-cell>
          <table:table-cell table:formula="of:=&quot;&quot;">
            <text:p/>
          </table:table-cell>
          <table:table-cell table:formula="of:=IF([$DataEntry.B466]=&quot;&quot;;&quot;&quot;;[$DataEntry.B466])">
            <text:p/>
          </table:table-cell>
          <table:table-cell table:formula="of:=IF([$DataEntry.E466]=&quot;&quot;;&quot;&quot;;[$DataEntry.E466])">
            <text:p/>
          </table:table-cell>
          <table:table-cell table:formula="of:=IF([$DataEntry.F466]=&quot;&quot;;&quot;&quot;;[$DataEntry.F466])">
            <text:p/>
          </table:table-cell>
          <table:table-cell table:formula="of:=IF([$DataEntry.G466]=&quot;&quot;;&quot;&quot;;[$DataEntry.G466])">
            <text:p/>
          </table:table-cell>
          <table:table-cell table:formula="of:=IF([$DataEntry.H466]=&quot;&quot;;&quot;&quot;;[$DataEntry.H466])">
            <text:p/>
          </table:table-cell>
          <table:table-cell table:formula="of:=IF([$DataEntry.I466]=&quot;&quot;;&quot;&quot;;[$DataEntry.I466])">
            <text:p/>
          </table:table-cell>
          <table:table-cell table:formula="of:=IF([$DataEntry.C466]=&quot;&quot;;&quot;&quot;;[$DataEntry.C466])">
            <text:p/>
          </table:table-cell>
          <table:table-cell table:formula="of:=&quot;&quot;">
            <text:p/>
          </table:table-cell>
          <table:table-cell table:formula="of:=IF([$DataEntry.D466]=&quot;&quot;;&quot;&quot;;[$DataEntry.D46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66]=&quot;&quot;;&quot;&quot;;[$DataEntry.N466])">
            <text:p/>
          </table:table-cell>
          <table:table-cell table:formula="of:=IF([$DataEntry.O466]=&quot;&quot;;&quot;&quot;;[$DataEntry.O466])">
            <text:p/>
          </table:table-cell>
          <table:table-cell table:formula="of:=IF([$DataEntry.P466]=&quot;&quot;;&quot;&quot;;[$DataEntry.P466])">
            <text:p/>
          </table:table-cell>
          <table:table-cell table:number-columns-repeated="48"/>
        </table:table-row>
        <table:table-row table:style-name="ro1">
          <table:table-cell table:formula="of:=IF([$DataEntry.A467]=&quot;&quot;;&quot;&quot;;[$DataEntry.A467])">
            <text:p/>
          </table:table-cell>
          <table:table-cell table:formula="of:=&quot;&quot;">
            <text:p/>
          </table:table-cell>
          <table:table-cell table:formula="of:=IF([$DataEntry.B467]=&quot;&quot;;&quot;&quot;;[$DataEntry.B467])">
            <text:p/>
          </table:table-cell>
          <table:table-cell table:formula="of:=IF([$DataEntry.E467]=&quot;&quot;;&quot;&quot;;[$DataEntry.E467])">
            <text:p/>
          </table:table-cell>
          <table:table-cell table:formula="of:=IF([$DataEntry.F467]=&quot;&quot;;&quot;&quot;;[$DataEntry.F467])">
            <text:p/>
          </table:table-cell>
          <table:table-cell table:formula="of:=IF([$DataEntry.G467]=&quot;&quot;;&quot;&quot;;[$DataEntry.G467])">
            <text:p/>
          </table:table-cell>
          <table:table-cell table:formula="of:=IF([$DataEntry.H467]=&quot;&quot;;&quot;&quot;;[$DataEntry.H467])">
            <text:p/>
          </table:table-cell>
          <table:table-cell table:formula="of:=IF([$DataEntry.I467]=&quot;&quot;;&quot;&quot;;[$DataEntry.I467])">
            <text:p/>
          </table:table-cell>
          <table:table-cell table:formula="of:=IF([$DataEntry.C467]=&quot;&quot;;&quot;&quot;;[$DataEntry.C467])">
            <text:p/>
          </table:table-cell>
          <table:table-cell table:formula="of:=&quot;&quot;">
            <text:p/>
          </table:table-cell>
          <table:table-cell table:formula="of:=IF([$DataEntry.D467]=&quot;&quot;;&quot;&quot;;[$DataEntry.D46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67]=&quot;&quot;;&quot;&quot;;[$DataEntry.N467])">
            <text:p/>
          </table:table-cell>
          <table:table-cell table:formula="of:=IF([$DataEntry.O467]=&quot;&quot;;&quot;&quot;;[$DataEntry.O467])">
            <text:p/>
          </table:table-cell>
          <table:table-cell table:formula="of:=IF([$DataEntry.P467]=&quot;&quot;;&quot;&quot;;[$DataEntry.P467])">
            <text:p/>
          </table:table-cell>
          <table:table-cell table:number-columns-repeated="48"/>
        </table:table-row>
        <table:table-row table:style-name="ro1">
          <table:table-cell table:formula="of:=IF([$DataEntry.A468]=&quot;&quot;;&quot;&quot;;[$DataEntry.A468])">
            <text:p/>
          </table:table-cell>
          <table:table-cell table:formula="of:=&quot;&quot;">
            <text:p/>
          </table:table-cell>
          <table:table-cell table:formula="of:=IF([$DataEntry.B468]=&quot;&quot;;&quot;&quot;;[$DataEntry.B468])">
            <text:p/>
          </table:table-cell>
          <table:table-cell table:formula="of:=IF([$DataEntry.E468]=&quot;&quot;;&quot;&quot;;[$DataEntry.E468])">
            <text:p/>
          </table:table-cell>
          <table:table-cell table:formula="of:=IF([$DataEntry.F468]=&quot;&quot;;&quot;&quot;;[$DataEntry.F468])">
            <text:p/>
          </table:table-cell>
          <table:table-cell table:formula="of:=IF([$DataEntry.G468]=&quot;&quot;;&quot;&quot;;[$DataEntry.G468])">
            <text:p/>
          </table:table-cell>
          <table:table-cell table:formula="of:=IF([$DataEntry.H468]=&quot;&quot;;&quot;&quot;;[$DataEntry.H468])">
            <text:p/>
          </table:table-cell>
          <table:table-cell table:formula="of:=IF([$DataEntry.I468]=&quot;&quot;;&quot;&quot;;[$DataEntry.I468])">
            <text:p/>
          </table:table-cell>
          <table:table-cell table:formula="of:=IF([$DataEntry.C468]=&quot;&quot;;&quot;&quot;;[$DataEntry.C468])">
            <text:p/>
          </table:table-cell>
          <table:table-cell table:formula="of:=&quot;&quot;">
            <text:p/>
          </table:table-cell>
          <table:table-cell table:formula="of:=IF([$DataEntry.D468]=&quot;&quot;;&quot;&quot;;[$DataEntry.D46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68]=&quot;&quot;;&quot;&quot;;[$DataEntry.N468])">
            <text:p/>
          </table:table-cell>
          <table:table-cell table:formula="of:=IF([$DataEntry.O468]=&quot;&quot;;&quot;&quot;;[$DataEntry.O468])">
            <text:p/>
          </table:table-cell>
          <table:table-cell table:formula="of:=IF([$DataEntry.P468]=&quot;&quot;;&quot;&quot;;[$DataEntry.P468])">
            <text:p/>
          </table:table-cell>
          <table:table-cell table:number-columns-repeated="48"/>
        </table:table-row>
        <table:table-row table:style-name="ro1">
          <table:table-cell table:formula="of:=IF([$DataEntry.A469]=&quot;&quot;;&quot;&quot;;[$DataEntry.A469])">
            <text:p/>
          </table:table-cell>
          <table:table-cell table:formula="of:=&quot;&quot;">
            <text:p/>
          </table:table-cell>
          <table:table-cell table:formula="of:=IF([$DataEntry.B469]=&quot;&quot;;&quot;&quot;;[$DataEntry.B469])">
            <text:p/>
          </table:table-cell>
          <table:table-cell table:formula="of:=IF([$DataEntry.E469]=&quot;&quot;;&quot;&quot;;[$DataEntry.E469])">
            <text:p/>
          </table:table-cell>
          <table:table-cell table:formula="of:=IF([$DataEntry.F469]=&quot;&quot;;&quot;&quot;;[$DataEntry.F469])">
            <text:p/>
          </table:table-cell>
          <table:table-cell table:formula="of:=IF([$DataEntry.G469]=&quot;&quot;;&quot;&quot;;[$DataEntry.G469])">
            <text:p/>
          </table:table-cell>
          <table:table-cell table:formula="of:=IF([$DataEntry.H469]=&quot;&quot;;&quot;&quot;;[$DataEntry.H469])">
            <text:p/>
          </table:table-cell>
          <table:table-cell table:formula="of:=IF([$DataEntry.I469]=&quot;&quot;;&quot;&quot;;[$DataEntry.I469])">
            <text:p/>
          </table:table-cell>
          <table:table-cell table:formula="of:=IF([$DataEntry.C469]=&quot;&quot;;&quot;&quot;;[$DataEntry.C469])">
            <text:p/>
          </table:table-cell>
          <table:table-cell table:formula="of:=&quot;&quot;">
            <text:p/>
          </table:table-cell>
          <table:table-cell table:formula="of:=IF([$DataEntry.D469]=&quot;&quot;;&quot;&quot;;[$DataEntry.D46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69]=&quot;&quot;;&quot;&quot;;[$DataEntry.N469])">
            <text:p/>
          </table:table-cell>
          <table:table-cell table:formula="of:=IF([$DataEntry.O469]=&quot;&quot;;&quot;&quot;;[$DataEntry.O469])">
            <text:p/>
          </table:table-cell>
          <table:table-cell table:formula="of:=IF([$DataEntry.P469]=&quot;&quot;;&quot;&quot;;[$DataEntry.P469])">
            <text:p/>
          </table:table-cell>
          <table:table-cell table:number-columns-repeated="48"/>
        </table:table-row>
        <table:table-row table:style-name="ro1">
          <table:table-cell table:formula="of:=IF([$DataEntry.A470]=&quot;&quot;;&quot;&quot;;[$DataEntry.A470])">
            <text:p/>
          </table:table-cell>
          <table:table-cell table:formula="of:=&quot;&quot;">
            <text:p/>
          </table:table-cell>
          <table:table-cell table:formula="of:=IF([$DataEntry.B470]=&quot;&quot;;&quot;&quot;;[$DataEntry.B470])">
            <text:p/>
          </table:table-cell>
          <table:table-cell table:formula="of:=IF([$DataEntry.E470]=&quot;&quot;;&quot;&quot;;[$DataEntry.E470])">
            <text:p/>
          </table:table-cell>
          <table:table-cell table:formula="of:=IF([$DataEntry.F470]=&quot;&quot;;&quot;&quot;;[$DataEntry.F470])">
            <text:p/>
          </table:table-cell>
          <table:table-cell table:formula="of:=IF([$DataEntry.G470]=&quot;&quot;;&quot;&quot;;[$DataEntry.G470])">
            <text:p/>
          </table:table-cell>
          <table:table-cell table:formula="of:=IF([$DataEntry.H470]=&quot;&quot;;&quot;&quot;;[$DataEntry.H470])">
            <text:p/>
          </table:table-cell>
          <table:table-cell table:formula="of:=IF([$DataEntry.I470]=&quot;&quot;;&quot;&quot;;[$DataEntry.I470])">
            <text:p/>
          </table:table-cell>
          <table:table-cell table:formula="of:=IF([$DataEntry.C470]=&quot;&quot;;&quot;&quot;;[$DataEntry.C470])">
            <text:p/>
          </table:table-cell>
          <table:table-cell table:formula="of:=&quot;&quot;">
            <text:p/>
          </table:table-cell>
          <table:table-cell table:formula="of:=IF([$DataEntry.D470]=&quot;&quot;;&quot;&quot;;[$DataEntry.D47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70]=&quot;&quot;;&quot;&quot;;[$DataEntry.N470])">
            <text:p/>
          </table:table-cell>
          <table:table-cell table:formula="of:=IF([$DataEntry.O470]=&quot;&quot;;&quot;&quot;;[$DataEntry.O470])">
            <text:p/>
          </table:table-cell>
          <table:table-cell table:formula="of:=IF([$DataEntry.P470]=&quot;&quot;;&quot;&quot;;[$DataEntry.P470])">
            <text:p/>
          </table:table-cell>
          <table:table-cell table:number-columns-repeated="48"/>
        </table:table-row>
        <table:table-row table:style-name="ro1">
          <table:table-cell table:formula="of:=IF([$DataEntry.A471]=&quot;&quot;;&quot;&quot;;[$DataEntry.A471])">
            <text:p/>
          </table:table-cell>
          <table:table-cell table:formula="of:=&quot;&quot;">
            <text:p/>
          </table:table-cell>
          <table:table-cell table:formula="of:=IF([$DataEntry.B471]=&quot;&quot;;&quot;&quot;;[$DataEntry.B471])">
            <text:p/>
          </table:table-cell>
          <table:table-cell table:formula="of:=IF([$DataEntry.E471]=&quot;&quot;;&quot;&quot;;[$DataEntry.E471])">
            <text:p/>
          </table:table-cell>
          <table:table-cell table:formula="of:=IF([$DataEntry.F471]=&quot;&quot;;&quot;&quot;;[$DataEntry.F471])">
            <text:p/>
          </table:table-cell>
          <table:table-cell table:formula="of:=IF([$DataEntry.G471]=&quot;&quot;;&quot;&quot;;[$DataEntry.G471])">
            <text:p/>
          </table:table-cell>
          <table:table-cell table:formula="of:=IF([$DataEntry.H471]=&quot;&quot;;&quot;&quot;;[$DataEntry.H471])">
            <text:p/>
          </table:table-cell>
          <table:table-cell table:formula="of:=IF([$DataEntry.I471]=&quot;&quot;;&quot;&quot;;[$DataEntry.I471])">
            <text:p/>
          </table:table-cell>
          <table:table-cell table:formula="of:=IF([$DataEntry.C471]=&quot;&quot;;&quot;&quot;;[$DataEntry.C471])">
            <text:p/>
          </table:table-cell>
          <table:table-cell table:formula="of:=&quot;&quot;">
            <text:p/>
          </table:table-cell>
          <table:table-cell table:formula="of:=IF([$DataEntry.D471]=&quot;&quot;;&quot;&quot;;[$DataEntry.D47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71]=&quot;&quot;;&quot;&quot;;[$DataEntry.N471])">
            <text:p/>
          </table:table-cell>
          <table:table-cell table:formula="of:=IF([$DataEntry.O471]=&quot;&quot;;&quot;&quot;;[$DataEntry.O471])">
            <text:p/>
          </table:table-cell>
          <table:table-cell table:formula="of:=IF([$DataEntry.P471]=&quot;&quot;;&quot;&quot;;[$DataEntry.P471])">
            <text:p/>
          </table:table-cell>
          <table:table-cell table:number-columns-repeated="48"/>
        </table:table-row>
        <table:table-row table:style-name="ro1">
          <table:table-cell table:formula="of:=IF([$DataEntry.A472]=&quot;&quot;;&quot;&quot;;[$DataEntry.A472])">
            <text:p/>
          </table:table-cell>
          <table:table-cell table:formula="of:=&quot;&quot;">
            <text:p/>
          </table:table-cell>
          <table:table-cell table:formula="of:=IF([$DataEntry.B472]=&quot;&quot;;&quot;&quot;;[$DataEntry.B472])">
            <text:p/>
          </table:table-cell>
          <table:table-cell table:formula="of:=IF([$DataEntry.E472]=&quot;&quot;;&quot;&quot;;[$DataEntry.E472])">
            <text:p/>
          </table:table-cell>
          <table:table-cell table:formula="of:=IF([$DataEntry.F472]=&quot;&quot;;&quot;&quot;;[$DataEntry.F472])">
            <text:p/>
          </table:table-cell>
          <table:table-cell table:formula="of:=IF([$DataEntry.G472]=&quot;&quot;;&quot;&quot;;[$DataEntry.G472])">
            <text:p/>
          </table:table-cell>
          <table:table-cell table:formula="of:=IF([$DataEntry.H472]=&quot;&quot;;&quot;&quot;;[$DataEntry.H472])">
            <text:p/>
          </table:table-cell>
          <table:table-cell table:formula="of:=IF([$DataEntry.I472]=&quot;&quot;;&quot;&quot;;[$DataEntry.I472])">
            <text:p/>
          </table:table-cell>
          <table:table-cell table:formula="of:=IF([$DataEntry.C472]=&quot;&quot;;&quot;&quot;;[$DataEntry.C472])">
            <text:p/>
          </table:table-cell>
          <table:table-cell table:formula="of:=&quot;&quot;">
            <text:p/>
          </table:table-cell>
          <table:table-cell table:formula="of:=IF([$DataEntry.D472]=&quot;&quot;;&quot;&quot;;[$DataEntry.D47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72]=&quot;&quot;;&quot;&quot;;[$DataEntry.N472])">
            <text:p/>
          </table:table-cell>
          <table:table-cell table:formula="of:=IF([$DataEntry.O472]=&quot;&quot;;&quot;&quot;;[$DataEntry.O472])">
            <text:p/>
          </table:table-cell>
          <table:table-cell table:formula="of:=IF([$DataEntry.P472]=&quot;&quot;;&quot;&quot;;[$DataEntry.P472])">
            <text:p/>
          </table:table-cell>
          <table:table-cell table:number-columns-repeated="48"/>
        </table:table-row>
        <table:table-row table:style-name="ro1">
          <table:table-cell table:formula="of:=IF([$DataEntry.A473]=&quot;&quot;;&quot;&quot;;[$DataEntry.A473])">
            <text:p/>
          </table:table-cell>
          <table:table-cell table:formula="of:=&quot;&quot;">
            <text:p/>
          </table:table-cell>
          <table:table-cell table:formula="of:=IF([$DataEntry.B473]=&quot;&quot;;&quot;&quot;;[$DataEntry.B473])">
            <text:p/>
          </table:table-cell>
          <table:table-cell table:formula="of:=IF([$DataEntry.E473]=&quot;&quot;;&quot;&quot;;[$DataEntry.E473])">
            <text:p/>
          </table:table-cell>
          <table:table-cell table:formula="of:=IF([$DataEntry.F473]=&quot;&quot;;&quot;&quot;;[$DataEntry.F473])">
            <text:p/>
          </table:table-cell>
          <table:table-cell table:formula="of:=IF([$DataEntry.G473]=&quot;&quot;;&quot;&quot;;[$DataEntry.G473])">
            <text:p/>
          </table:table-cell>
          <table:table-cell table:formula="of:=IF([$DataEntry.H473]=&quot;&quot;;&quot;&quot;;[$DataEntry.H473])">
            <text:p/>
          </table:table-cell>
          <table:table-cell table:formula="of:=IF([$DataEntry.I473]=&quot;&quot;;&quot;&quot;;[$DataEntry.I473])">
            <text:p/>
          </table:table-cell>
          <table:table-cell table:formula="of:=IF([$DataEntry.C473]=&quot;&quot;;&quot;&quot;;[$DataEntry.C473])">
            <text:p/>
          </table:table-cell>
          <table:table-cell table:formula="of:=&quot;&quot;">
            <text:p/>
          </table:table-cell>
          <table:table-cell table:formula="of:=IF([$DataEntry.D473]=&quot;&quot;;&quot;&quot;;[$DataEntry.D47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73]=&quot;&quot;;&quot;&quot;;[$DataEntry.N473])">
            <text:p/>
          </table:table-cell>
          <table:table-cell table:formula="of:=IF([$DataEntry.O473]=&quot;&quot;;&quot;&quot;;[$DataEntry.O473])">
            <text:p/>
          </table:table-cell>
          <table:table-cell table:formula="of:=IF([$DataEntry.P473]=&quot;&quot;;&quot;&quot;;[$DataEntry.P473])">
            <text:p/>
          </table:table-cell>
          <table:table-cell table:number-columns-repeated="48"/>
        </table:table-row>
        <table:table-row table:style-name="ro1">
          <table:table-cell table:formula="of:=IF([$DataEntry.A474]=&quot;&quot;;&quot;&quot;;[$DataEntry.A474])">
            <text:p/>
          </table:table-cell>
          <table:table-cell table:formula="of:=&quot;&quot;">
            <text:p/>
          </table:table-cell>
          <table:table-cell table:formula="of:=IF([$DataEntry.B474]=&quot;&quot;;&quot;&quot;;[$DataEntry.B474])">
            <text:p/>
          </table:table-cell>
          <table:table-cell table:formula="of:=IF([$DataEntry.E474]=&quot;&quot;;&quot;&quot;;[$DataEntry.E474])">
            <text:p/>
          </table:table-cell>
          <table:table-cell table:formula="of:=IF([$DataEntry.F474]=&quot;&quot;;&quot;&quot;;[$DataEntry.F474])">
            <text:p/>
          </table:table-cell>
          <table:table-cell table:formula="of:=IF([$DataEntry.G474]=&quot;&quot;;&quot;&quot;;[$DataEntry.G474])">
            <text:p/>
          </table:table-cell>
          <table:table-cell table:formula="of:=IF([$DataEntry.H474]=&quot;&quot;;&quot;&quot;;[$DataEntry.H474])">
            <text:p/>
          </table:table-cell>
          <table:table-cell table:formula="of:=IF([$DataEntry.I474]=&quot;&quot;;&quot;&quot;;[$DataEntry.I474])">
            <text:p/>
          </table:table-cell>
          <table:table-cell table:formula="of:=IF([$DataEntry.C474]=&quot;&quot;;&quot;&quot;;[$DataEntry.C474])">
            <text:p/>
          </table:table-cell>
          <table:table-cell table:formula="of:=&quot;&quot;">
            <text:p/>
          </table:table-cell>
          <table:table-cell table:formula="of:=IF([$DataEntry.D474]=&quot;&quot;;&quot;&quot;;[$DataEntry.D47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74]=&quot;&quot;;&quot;&quot;;[$DataEntry.N474])">
            <text:p/>
          </table:table-cell>
          <table:table-cell table:formula="of:=IF([$DataEntry.O474]=&quot;&quot;;&quot;&quot;;[$DataEntry.O474])">
            <text:p/>
          </table:table-cell>
          <table:table-cell table:formula="of:=IF([$DataEntry.P474]=&quot;&quot;;&quot;&quot;;[$DataEntry.P474])">
            <text:p/>
          </table:table-cell>
          <table:table-cell table:number-columns-repeated="48"/>
        </table:table-row>
        <table:table-row table:style-name="ro1">
          <table:table-cell table:formula="of:=IF([$DataEntry.A475]=&quot;&quot;;&quot;&quot;;[$DataEntry.A475])">
            <text:p/>
          </table:table-cell>
          <table:table-cell table:formula="of:=&quot;&quot;">
            <text:p/>
          </table:table-cell>
          <table:table-cell table:formula="of:=IF([$DataEntry.B475]=&quot;&quot;;&quot;&quot;;[$DataEntry.B475])">
            <text:p/>
          </table:table-cell>
          <table:table-cell table:formula="of:=IF([$DataEntry.E475]=&quot;&quot;;&quot;&quot;;[$DataEntry.E475])">
            <text:p/>
          </table:table-cell>
          <table:table-cell table:formula="of:=IF([$DataEntry.F475]=&quot;&quot;;&quot;&quot;;[$DataEntry.F475])">
            <text:p/>
          </table:table-cell>
          <table:table-cell table:formula="of:=IF([$DataEntry.G475]=&quot;&quot;;&quot;&quot;;[$DataEntry.G475])">
            <text:p/>
          </table:table-cell>
          <table:table-cell table:formula="of:=IF([$DataEntry.H475]=&quot;&quot;;&quot;&quot;;[$DataEntry.H475])">
            <text:p/>
          </table:table-cell>
          <table:table-cell table:formula="of:=IF([$DataEntry.I475]=&quot;&quot;;&quot;&quot;;[$DataEntry.I475])">
            <text:p/>
          </table:table-cell>
          <table:table-cell table:formula="of:=IF([$DataEntry.C475]=&quot;&quot;;&quot;&quot;;[$DataEntry.C475])">
            <text:p/>
          </table:table-cell>
          <table:table-cell table:formula="of:=&quot;&quot;">
            <text:p/>
          </table:table-cell>
          <table:table-cell table:formula="of:=IF([$DataEntry.D475]=&quot;&quot;;&quot;&quot;;[$DataEntry.D47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75]=&quot;&quot;;&quot;&quot;;[$DataEntry.N475])">
            <text:p/>
          </table:table-cell>
          <table:table-cell table:formula="of:=IF([$DataEntry.O475]=&quot;&quot;;&quot;&quot;;[$DataEntry.O475])">
            <text:p/>
          </table:table-cell>
          <table:table-cell table:formula="of:=IF([$DataEntry.P475]=&quot;&quot;;&quot;&quot;;[$DataEntry.P475])">
            <text:p/>
          </table:table-cell>
          <table:table-cell table:number-columns-repeated="48"/>
        </table:table-row>
        <table:table-row table:style-name="ro1">
          <table:table-cell table:formula="of:=IF([$DataEntry.A476]=&quot;&quot;;&quot;&quot;;[$DataEntry.A476])">
            <text:p/>
          </table:table-cell>
          <table:table-cell table:formula="of:=&quot;&quot;">
            <text:p/>
          </table:table-cell>
          <table:table-cell table:formula="of:=IF([$DataEntry.B476]=&quot;&quot;;&quot;&quot;;[$DataEntry.B476])">
            <text:p/>
          </table:table-cell>
          <table:table-cell table:formula="of:=IF([$DataEntry.E476]=&quot;&quot;;&quot;&quot;;[$DataEntry.E476])">
            <text:p/>
          </table:table-cell>
          <table:table-cell table:formula="of:=IF([$DataEntry.F476]=&quot;&quot;;&quot;&quot;;[$DataEntry.F476])">
            <text:p/>
          </table:table-cell>
          <table:table-cell table:formula="of:=IF([$DataEntry.G476]=&quot;&quot;;&quot;&quot;;[$DataEntry.G476])">
            <text:p/>
          </table:table-cell>
          <table:table-cell table:formula="of:=IF([$DataEntry.H476]=&quot;&quot;;&quot;&quot;;[$DataEntry.H476])">
            <text:p/>
          </table:table-cell>
          <table:table-cell table:formula="of:=IF([$DataEntry.I476]=&quot;&quot;;&quot;&quot;;[$DataEntry.I476])">
            <text:p/>
          </table:table-cell>
          <table:table-cell table:formula="of:=IF([$DataEntry.C476]=&quot;&quot;;&quot;&quot;;[$DataEntry.C476])">
            <text:p/>
          </table:table-cell>
          <table:table-cell table:formula="of:=&quot;&quot;">
            <text:p/>
          </table:table-cell>
          <table:table-cell table:formula="of:=IF([$DataEntry.D476]=&quot;&quot;;&quot;&quot;;[$DataEntry.D47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76]=&quot;&quot;;&quot;&quot;;[$DataEntry.N476])">
            <text:p/>
          </table:table-cell>
          <table:table-cell table:formula="of:=IF([$DataEntry.O476]=&quot;&quot;;&quot;&quot;;[$DataEntry.O476])">
            <text:p/>
          </table:table-cell>
          <table:table-cell table:formula="of:=IF([$DataEntry.P476]=&quot;&quot;;&quot;&quot;;[$DataEntry.P476])">
            <text:p/>
          </table:table-cell>
          <table:table-cell table:number-columns-repeated="48"/>
        </table:table-row>
        <table:table-row table:style-name="ro1">
          <table:table-cell table:formula="of:=IF([$DataEntry.A477]=&quot;&quot;;&quot;&quot;;[$DataEntry.A477])">
            <text:p/>
          </table:table-cell>
          <table:table-cell table:formula="of:=&quot;&quot;">
            <text:p/>
          </table:table-cell>
          <table:table-cell table:formula="of:=IF([$DataEntry.B477]=&quot;&quot;;&quot;&quot;;[$DataEntry.B477])">
            <text:p/>
          </table:table-cell>
          <table:table-cell table:formula="of:=IF([$DataEntry.E477]=&quot;&quot;;&quot;&quot;;[$DataEntry.E477])">
            <text:p/>
          </table:table-cell>
          <table:table-cell table:formula="of:=IF([$DataEntry.F477]=&quot;&quot;;&quot;&quot;;[$DataEntry.F477])">
            <text:p/>
          </table:table-cell>
          <table:table-cell table:formula="of:=IF([$DataEntry.G477]=&quot;&quot;;&quot;&quot;;[$DataEntry.G477])">
            <text:p/>
          </table:table-cell>
          <table:table-cell table:formula="of:=IF([$DataEntry.H477]=&quot;&quot;;&quot;&quot;;[$DataEntry.H477])">
            <text:p/>
          </table:table-cell>
          <table:table-cell table:formula="of:=IF([$DataEntry.I477]=&quot;&quot;;&quot;&quot;;[$DataEntry.I477])">
            <text:p/>
          </table:table-cell>
          <table:table-cell table:formula="of:=IF([$DataEntry.C477]=&quot;&quot;;&quot;&quot;;[$DataEntry.C477])">
            <text:p/>
          </table:table-cell>
          <table:table-cell table:formula="of:=&quot;&quot;">
            <text:p/>
          </table:table-cell>
          <table:table-cell table:formula="of:=IF([$DataEntry.D477]=&quot;&quot;;&quot;&quot;;[$DataEntry.D47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77]=&quot;&quot;;&quot;&quot;;[$DataEntry.N477])">
            <text:p/>
          </table:table-cell>
          <table:table-cell table:formula="of:=IF([$DataEntry.O477]=&quot;&quot;;&quot;&quot;;[$DataEntry.O477])">
            <text:p/>
          </table:table-cell>
          <table:table-cell table:formula="of:=IF([$DataEntry.P477]=&quot;&quot;;&quot;&quot;;[$DataEntry.P477])">
            <text:p/>
          </table:table-cell>
          <table:table-cell table:number-columns-repeated="48"/>
        </table:table-row>
        <table:table-row table:style-name="ro1">
          <table:table-cell table:formula="of:=IF([$DataEntry.A478]=&quot;&quot;;&quot;&quot;;[$DataEntry.A478])">
            <text:p/>
          </table:table-cell>
          <table:table-cell table:formula="of:=&quot;&quot;">
            <text:p/>
          </table:table-cell>
          <table:table-cell table:formula="of:=IF([$DataEntry.B478]=&quot;&quot;;&quot;&quot;;[$DataEntry.B478])">
            <text:p/>
          </table:table-cell>
          <table:table-cell table:formula="of:=IF([$DataEntry.E478]=&quot;&quot;;&quot;&quot;;[$DataEntry.E478])">
            <text:p/>
          </table:table-cell>
          <table:table-cell table:formula="of:=IF([$DataEntry.F478]=&quot;&quot;;&quot;&quot;;[$DataEntry.F478])">
            <text:p/>
          </table:table-cell>
          <table:table-cell table:formula="of:=IF([$DataEntry.G478]=&quot;&quot;;&quot;&quot;;[$DataEntry.G478])">
            <text:p/>
          </table:table-cell>
          <table:table-cell table:formula="of:=IF([$DataEntry.H478]=&quot;&quot;;&quot;&quot;;[$DataEntry.H478])">
            <text:p/>
          </table:table-cell>
          <table:table-cell table:formula="of:=IF([$DataEntry.I478]=&quot;&quot;;&quot;&quot;;[$DataEntry.I478])">
            <text:p/>
          </table:table-cell>
          <table:table-cell table:formula="of:=IF([$DataEntry.C478]=&quot;&quot;;&quot;&quot;;[$DataEntry.C478])">
            <text:p/>
          </table:table-cell>
          <table:table-cell table:formula="of:=&quot;&quot;">
            <text:p/>
          </table:table-cell>
          <table:table-cell table:formula="of:=IF([$DataEntry.D478]=&quot;&quot;;&quot;&quot;;[$DataEntry.D47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78]=&quot;&quot;;&quot;&quot;;[$DataEntry.N478])">
            <text:p/>
          </table:table-cell>
          <table:table-cell table:formula="of:=IF([$DataEntry.O478]=&quot;&quot;;&quot;&quot;;[$DataEntry.O478])">
            <text:p/>
          </table:table-cell>
          <table:table-cell table:formula="of:=IF([$DataEntry.P478]=&quot;&quot;;&quot;&quot;;[$DataEntry.P478])">
            <text:p/>
          </table:table-cell>
          <table:table-cell table:number-columns-repeated="48"/>
        </table:table-row>
        <table:table-row table:style-name="ro1">
          <table:table-cell table:formula="of:=IF([$DataEntry.A479]=&quot;&quot;;&quot;&quot;;[$DataEntry.A479])">
            <text:p/>
          </table:table-cell>
          <table:table-cell table:formula="of:=&quot;&quot;">
            <text:p/>
          </table:table-cell>
          <table:table-cell table:formula="of:=IF([$DataEntry.B479]=&quot;&quot;;&quot;&quot;;[$DataEntry.B479])">
            <text:p/>
          </table:table-cell>
          <table:table-cell table:formula="of:=IF([$DataEntry.E479]=&quot;&quot;;&quot;&quot;;[$DataEntry.E479])">
            <text:p/>
          </table:table-cell>
          <table:table-cell table:formula="of:=IF([$DataEntry.F479]=&quot;&quot;;&quot;&quot;;[$DataEntry.F479])">
            <text:p/>
          </table:table-cell>
          <table:table-cell table:formula="of:=IF([$DataEntry.G479]=&quot;&quot;;&quot;&quot;;[$DataEntry.G479])">
            <text:p/>
          </table:table-cell>
          <table:table-cell table:formula="of:=IF([$DataEntry.H479]=&quot;&quot;;&quot;&quot;;[$DataEntry.H479])">
            <text:p/>
          </table:table-cell>
          <table:table-cell table:formula="of:=IF([$DataEntry.I479]=&quot;&quot;;&quot;&quot;;[$DataEntry.I479])">
            <text:p/>
          </table:table-cell>
          <table:table-cell table:formula="of:=IF([$DataEntry.C479]=&quot;&quot;;&quot;&quot;;[$DataEntry.C479])">
            <text:p/>
          </table:table-cell>
          <table:table-cell table:formula="of:=&quot;&quot;">
            <text:p/>
          </table:table-cell>
          <table:table-cell table:formula="of:=IF([$DataEntry.D479]=&quot;&quot;;&quot;&quot;;[$DataEntry.D47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79]=&quot;&quot;;&quot;&quot;;[$DataEntry.N479])">
            <text:p/>
          </table:table-cell>
          <table:table-cell table:formula="of:=IF([$DataEntry.O479]=&quot;&quot;;&quot;&quot;;[$DataEntry.O479])">
            <text:p/>
          </table:table-cell>
          <table:table-cell table:formula="of:=IF([$DataEntry.P479]=&quot;&quot;;&quot;&quot;;[$DataEntry.P479])">
            <text:p/>
          </table:table-cell>
          <table:table-cell table:number-columns-repeated="48"/>
        </table:table-row>
        <table:table-row table:style-name="ro1">
          <table:table-cell table:formula="of:=IF([$DataEntry.A480]=&quot;&quot;;&quot;&quot;;[$DataEntry.A480])">
            <text:p/>
          </table:table-cell>
          <table:table-cell table:formula="of:=&quot;&quot;">
            <text:p/>
          </table:table-cell>
          <table:table-cell table:formula="of:=IF([$DataEntry.B480]=&quot;&quot;;&quot;&quot;;[$DataEntry.B480])">
            <text:p/>
          </table:table-cell>
          <table:table-cell table:formula="of:=IF([$DataEntry.E480]=&quot;&quot;;&quot;&quot;;[$DataEntry.E480])">
            <text:p/>
          </table:table-cell>
          <table:table-cell table:formula="of:=IF([$DataEntry.F480]=&quot;&quot;;&quot;&quot;;[$DataEntry.F480])">
            <text:p/>
          </table:table-cell>
          <table:table-cell table:formula="of:=IF([$DataEntry.G480]=&quot;&quot;;&quot;&quot;;[$DataEntry.G480])">
            <text:p/>
          </table:table-cell>
          <table:table-cell table:formula="of:=IF([$DataEntry.H480]=&quot;&quot;;&quot;&quot;;[$DataEntry.H480])">
            <text:p/>
          </table:table-cell>
          <table:table-cell table:formula="of:=IF([$DataEntry.I480]=&quot;&quot;;&quot;&quot;;[$DataEntry.I480])">
            <text:p/>
          </table:table-cell>
          <table:table-cell table:formula="of:=IF([$DataEntry.C480]=&quot;&quot;;&quot;&quot;;[$DataEntry.C480])">
            <text:p/>
          </table:table-cell>
          <table:table-cell table:formula="of:=&quot;&quot;">
            <text:p/>
          </table:table-cell>
          <table:table-cell table:formula="of:=IF([$DataEntry.D480]=&quot;&quot;;&quot;&quot;;[$DataEntry.D48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80]=&quot;&quot;;&quot;&quot;;[$DataEntry.N480])">
            <text:p/>
          </table:table-cell>
          <table:table-cell table:formula="of:=IF([$DataEntry.O480]=&quot;&quot;;&quot;&quot;;[$DataEntry.O480])">
            <text:p/>
          </table:table-cell>
          <table:table-cell table:formula="of:=IF([$DataEntry.P480]=&quot;&quot;;&quot;&quot;;[$DataEntry.P480])">
            <text:p/>
          </table:table-cell>
          <table:table-cell table:number-columns-repeated="48"/>
        </table:table-row>
        <table:table-row table:style-name="ro1">
          <table:table-cell table:formula="of:=IF([$DataEntry.A481]=&quot;&quot;;&quot;&quot;;[$DataEntry.A481])">
            <text:p/>
          </table:table-cell>
          <table:table-cell table:formula="of:=&quot;&quot;">
            <text:p/>
          </table:table-cell>
          <table:table-cell table:formula="of:=IF([$DataEntry.B481]=&quot;&quot;;&quot;&quot;;[$DataEntry.B481])">
            <text:p/>
          </table:table-cell>
          <table:table-cell table:formula="of:=IF([$DataEntry.E481]=&quot;&quot;;&quot;&quot;;[$DataEntry.E481])">
            <text:p/>
          </table:table-cell>
          <table:table-cell table:formula="of:=IF([$DataEntry.F481]=&quot;&quot;;&quot;&quot;;[$DataEntry.F481])">
            <text:p/>
          </table:table-cell>
          <table:table-cell table:formula="of:=IF([$DataEntry.G481]=&quot;&quot;;&quot;&quot;;[$DataEntry.G481])">
            <text:p/>
          </table:table-cell>
          <table:table-cell table:formula="of:=IF([$DataEntry.H481]=&quot;&quot;;&quot;&quot;;[$DataEntry.H481])">
            <text:p/>
          </table:table-cell>
          <table:table-cell table:formula="of:=IF([$DataEntry.I481]=&quot;&quot;;&quot;&quot;;[$DataEntry.I481])">
            <text:p/>
          </table:table-cell>
          <table:table-cell table:formula="of:=IF([$DataEntry.C481]=&quot;&quot;;&quot;&quot;;[$DataEntry.C481])">
            <text:p/>
          </table:table-cell>
          <table:table-cell table:formula="of:=&quot;&quot;">
            <text:p/>
          </table:table-cell>
          <table:table-cell table:formula="of:=IF([$DataEntry.D481]=&quot;&quot;;&quot;&quot;;[$DataEntry.D48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81]=&quot;&quot;;&quot;&quot;;[$DataEntry.N481])">
            <text:p/>
          </table:table-cell>
          <table:table-cell table:formula="of:=IF([$DataEntry.O481]=&quot;&quot;;&quot;&quot;;[$DataEntry.O481])">
            <text:p/>
          </table:table-cell>
          <table:table-cell table:formula="of:=IF([$DataEntry.P481]=&quot;&quot;;&quot;&quot;;[$DataEntry.P481])">
            <text:p/>
          </table:table-cell>
          <table:table-cell table:number-columns-repeated="48"/>
        </table:table-row>
        <table:table-row table:style-name="ro1">
          <table:table-cell table:formula="of:=IF([$DataEntry.A482]=&quot;&quot;;&quot;&quot;;[$DataEntry.A482])">
            <text:p/>
          </table:table-cell>
          <table:table-cell table:formula="of:=&quot;&quot;">
            <text:p/>
          </table:table-cell>
          <table:table-cell table:formula="of:=IF([$DataEntry.B482]=&quot;&quot;;&quot;&quot;;[$DataEntry.B482])">
            <text:p/>
          </table:table-cell>
          <table:table-cell table:formula="of:=IF([$DataEntry.E482]=&quot;&quot;;&quot;&quot;;[$DataEntry.E482])">
            <text:p/>
          </table:table-cell>
          <table:table-cell table:formula="of:=IF([$DataEntry.F482]=&quot;&quot;;&quot;&quot;;[$DataEntry.F482])">
            <text:p/>
          </table:table-cell>
          <table:table-cell table:formula="of:=IF([$DataEntry.G482]=&quot;&quot;;&quot;&quot;;[$DataEntry.G482])">
            <text:p/>
          </table:table-cell>
          <table:table-cell table:formula="of:=IF([$DataEntry.H482]=&quot;&quot;;&quot;&quot;;[$DataEntry.H482])">
            <text:p/>
          </table:table-cell>
          <table:table-cell table:formula="of:=IF([$DataEntry.I482]=&quot;&quot;;&quot;&quot;;[$DataEntry.I482])">
            <text:p/>
          </table:table-cell>
          <table:table-cell table:formula="of:=IF([$DataEntry.C482]=&quot;&quot;;&quot;&quot;;[$DataEntry.C482])">
            <text:p/>
          </table:table-cell>
          <table:table-cell table:formula="of:=&quot;&quot;">
            <text:p/>
          </table:table-cell>
          <table:table-cell table:formula="of:=IF([$DataEntry.D482]=&quot;&quot;;&quot;&quot;;[$DataEntry.D48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82]=&quot;&quot;;&quot;&quot;;[$DataEntry.N482])">
            <text:p/>
          </table:table-cell>
          <table:table-cell table:formula="of:=IF([$DataEntry.O482]=&quot;&quot;;&quot;&quot;;[$DataEntry.O482])">
            <text:p/>
          </table:table-cell>
          <table:table-cell table:formula="of:=IF([$DataEntry.P482]=&quot;&quot;;&quot;&quot;;[$DataEntry.P482])">
            <text:p/>
          </table:table-cell>
          <table:table-cell table:number-columns-repeated="48"/>
        </table:table-row>
        <table:table-row table:style-name="ro1">
          <table:table-cell table:formula="of:=IF([$DataEntry.A483]=&quot;&quot;;&quot;&quot;;[$DataEntry.A483])">
            <text:p/>
          </table:table-cell>
          <table:table-cell table:formula="of:=&quot;&quot;">
            <text:p/>
          </table:table-cell>
          <table:table-cell table:formula="of:=IF([$DataEntry.B483]=&quot;&quot;;&quot;&quot;;[$DataEntry.B483])">
            <text:p/>
          </table:table-cell>
          <table:table-cell table:formula="of:=IF([$DataEntry.E483]=&quot;&quot;;&quot;&quot;;[$DataEntry.E483])">
            <text:p/>
          </table:table-cell>
          <table:table-cell table:formula="of:=IF([$DataEntry.F483]=&quot;&quot;;&quot;&quot;;[$DataEntry.F483])">
            <text:p/>
          </table:table-cell>
          <table:table-cell table:formula="of:=IF([$DataEntry.G483]=&quot;&quot;;&quot;&quot;;[$DataEntry.G483])">
            <text:p/>
          </table:table-cell>
          <table:table-cell table:formula="of:=IF([$DataEntry.H483]=&quot;&quot;;&quot;&quot;;[$DataEntry.H483])">
            <text:p/>
          </table:table-cell>
          <table:table-cell table:formula="of:=IF([$DataEntry.I483]=&quot;&quot;;&quot;&quot;;[$DataEntry.I483])">
            <text:p/>
          </table:table-cell>
          <table:table-cell table:formula="of:=IF([$DataEntry.C483]=&quot;&quot;;&quot;&quot;;[$DataEntry.C483])">
            <text:p/>
          </table:table-cell>
          <table:table-cell table:formula="of:=&quot;&quot;">
            <text:p/>
          </table:table-cell>
          <table:table-cell table:formula="of:=IF([$DataEntry.D483]=&quot;&quot;;&quot;&quot;;[$DataEntry.D48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83]=&quot;&quot;;&quot;&quot;;[$DataEntry.N483])">
            <text:p/>
          </table:table-cell>
          <table:table-cell table:formula="of:=IF([$DataEntry.O483]=&quot;&quot;;&quot;&quot;;[$DataEntry.O483])">
            <text:p/>
          </table:table-cell>
          <table:table-cell table:formula="of:=IF([$DataEntry.P483]=&quot;&quot;;&quot;&quot;;[$DataEntry.P483])">
            <text:p/>
          </table:table-cell>
          <table:table-cell table:number-columns-repeated="48"/>
        </table:table-row>
        <table:table-row table:style-name="ro1">
          <table:table-cell table:formula="of:=IF([$DataEntry.A484]=&quot;&quot;;&quot;&quot;;[$DataEntry.A484])">
            <text:p/>
          </table:table-cell>
          <table:table-cell table:formula="of:=&quot;&quot;">
            <text:p/>
          </table:table-cell>
          <table:table-cell table:formula="of:=IF([$DataEntry.B484]=&quot;&quot;;&quot;&quot;;[$DataEntry.B484])">
            <text:p/>
          </table:table-cell>
          <table:table-cell table:formula="of:=IF([$DataEntry.E484]=&quot;&quot;;&quot;&quot;;[$DataEntry.E484])">
            <text:p/>
          </table:table-cell>
          <table:table-cell table:formula="of:=IF([$DataEntry.F484]=&quot;&quot;;&quot;&quot;;[$DataEntry.F484])">
            <text:p/>
          </table:table-cell>
          <table:table-cell table:formula="of:=IF([$DataEntry.G484]=&quot;&quot;;&quot;&quot;;[$DataEntry.G484])">
            <text:p/>
          </table:table-cell>
          <table:table-cell table:formula="of:=IF([$DataEntry.H484]=&quot;&quot;;&quot;&quot;;[$DataEntry.H484])">
            <text:p/>
          </table:table-cell>
          <table:table-cell table:formula="of:=IF([$DataEntry.I484]=&quot;&quot;;&quot;&quot;;[$DataEntry.I484])">
            <text:p/>
          </table:table-cell>
          <table:table-cell table:formula="of:=IF([$DataEntry.C484]=&quot;&quot;;&quot;&quot;;[$DataEntry.C484])">
            <text:p/>
          </table:table-cell>
          <table:table-cell table:formula="of:=&quot;&quot;">
            <text:p/>
          </table:table-cell>
          <table:table-cell table:formula="of:=IF([$DataEntry.D484]=&quot;&quot;;&quot;&quot;;[$DataEntry.D48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84]=&quot;&quot;;&quot;&quot;;[$DataEntry.N484])">
            <text:p/>
          </table:table-cell>
          <table:table-cell table:formula="of:=IF([$DataEntry.O484]=&quot;&quot;;&quot;&quot;;[$DataEntry.O484])">
            <text:p/>
          </table:table-cell>
          <table:table-cell table:formula="of:=IF([$DataEntry.P484]=&quot;&quot;;&quot;&quot;;[$DataEntry.P484])">
            <text:p/>
          </table:table-cell>
          <table:table-cell table:number-columns-repeated="48"/>
        </table:table-row>
        <table:table-row table:style-name="ro1">
          <table:table-cell table:formula="of:=IF([$DataEntry.A485]=&quot;&quot;;&quot;&quot;;[$DataEntry.A485])">
            <text:p/>
          </table:table-cell>
          <table:table-cell table:formula="of:=&quot;&quot;">
            <text:p/>
          </table:table-cell>
          <table:table-cell table:formula="of:=IF([$DataEntry.B485]=&quot;&quot;;&quot;&quot;;[$DataEntry.B485])">
            <text:p/>
          </table:table-cell>
          <table:table-cell table:formula="of:=IF([$DataEntry.E485]=&quot;&quot;;&quot;&quot;;[$DataEntry.E485])">
            <text:p/>
          </table:table-cell>
          <table:table-cell table:formula="of:=IF([$DataEntry.F485]=&quot;&quot;;&quot;&quot;;[$DataEntry.F485])">
            <text:p/>
          </table:table-cell>
          <table:table-cell table:formula="of:=IF([$DataEntry.G485]=&quot;&quot;;&quot;&quot;;[$DataEntry.G485])">
            <text:p/>
          </table:table-cell>
          <table:table-cell table:formula="of:=IF([$DataEntry.H485]=&quot;&quot;;&quot;&quot;;[$DataEntry.H485])">
            <text:p/>
          </table:table-cell>
          <table:table-cell table:formula="of:=IF([$DataEntry.I485]=&quot;&quot;;&quot;&quot;;[$DataEntry.I485])">
            <text:p/>
          </table:table-cell>
          <table:table-cell table:formula="of:=IF([$DataEntry.C485]=&quot;&quot;;&quot;&quot;;[$DataEntry.C485])">
            <text:p/>
          </table:table-cell>
          <table:table-cell table:formula="of:=&quot;&quot;">
            <text:p/>
          </table:table-cell>
          <table:table-cell table:formula="of:=IF([$DataEntry.D485]=&quot;&quot;;&quot;&quot;;[$DataEntry.D48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85]=&quot;&quot;;&quot;&quot;;[$DataEntry.N485])">
            <text:p/>
          </table:table-cell>
          <table:table-cell table:formula="of:=IF([$DataEntry.O485]=&quot;&quot;;&quot;&quot;;[$DataEntry.O485])">
            <text:p/>
          </table:table-cell>
          <table:table-cell table:formula="of:=IF([$DataEntry.P485]=&quot;&quot;;&quot;&quot;;[$DataEntry.P485])">
            <text:p/>
          </table:table-cell>
          <table:table-cell table:number-columns-repeated="48"/>
        </table:table-row>
        <table:table-row table:style-name="ro1">
          <table:table-cell table:formula="of:=IF([$DataEntry.A486]=&quot;&quot;;&quot;&quot;;[$DataEntry.A486])">
            <text:p/>
          </table:table-cell>
          <table:table-cell table:formula="of:=&quot;&quot;">
            <text:p/>
          </table:table-cell>
          <table:table-cell table:formula="of:=IF([$DataEntry.B486]=&quot;&quot;;&quot;&quot;;[$DataEntry.B486])">
            <text:p/>
          </table:table-cell>
          <table:table-cell table:formula="of:=IF([$DataEntry.E486]=&quot;&quot;;&quot;&quot;;[$DataEntry.E486])">
            <text:p/>
          </table:table-cell>
          <table:table-cell table:formula="of:=IF([$DataEntry.F486]=&quot;&quot;;&quot;&quot;;[$DataEntry.F486])">
            <text:p/>
          </table:table-cell>
          <table:table-cell table:formula="of:=IF([$DataEntry.G486]=&quot;&quot;;&quot;&quot;;[$DataEntry.G486])">
            <text:p/>
          </table:table-cell>
          <table:table-cell table:formula="of:=IF([$DataEntry.H486]=&quot;&quot;;&quot;&quot;;[$DataEntry.H486])">
            <text:p/>
          </table:table-cell>
          <table:table-cell table:formula="of:=IF([$DataEntry.I486]=&quot;&quot;;&quot;&quot;;[$DataEntry.I486])">
            <text:p/>
          </table:table-cell>
          <table:table-cell table:formula="of:=IF([$DataEntry.C486]=&quot;&quot;;&quot;&quot;;[$DataEntry.C486])">
            <text:p/>
          </table:table-cell>
          <table:table-cell table:formula="of:=&quot;&quot;">
            <text:p/>
          </table:table-cell>
          <table:table-cell table:formula="of:=IF([$DataEntry.D486]=&quot;&quot;;&quot;&quot;;[$DataEntry.D48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86]=&quot;&quot;;&quot;&quot;;[$DataEntry.N486])">
            <text:p/>
          </table:table-cell>
          <table:table-cell table:formula="of:=IF([$DataEntry.O486]=&quot;&quot;;&quot;&quot;;[$DataEntry.O486])">
            <text:p/>
          </table:table-cell>
          <table:table-cell table:formula="of:=IF([$DataEntry.P486]=&quot;&quot;;&quot;&quot;;[$DataEntry.P486])">
            <text:p/>
          </table:table-cell>
          <table:table-cell table:number-columns-repeated="48"/>
        </table:table-row>
        <table:table-row table:style-name="ro1">
          <table:table-cell table:formula="of:=IF([$DataEntry.A487]=&quot;&quot;;&quot;&quot;;[$DataEntry.A487])">
            <text:p/>
          </table:table-cell>
          <table:table-cell table:formula="of:=&quot;&quot;">
            <text:p/>
          </table:table-cell>
          <table:table-cell table:formula="of:=IF([$DataEntry.B487]=&quot;&quot;;&quot;&quot;;[$DataEntry.B487])">
            <text:p/>
          </table:table-cell>
          <table:table-cell table:formula="of:=IF([$DataEntry.E487]=&quot;&quot;;&quot;&quot;;[$DataEntry.E487])">
            <text:p/>
          </table:table-cell>
          <table:table-cell table:formula="of:=IF([$DataEntry.F487]=&quot;&quot;;&quot;&quot;;[$DataEntry.F487])">
            <text:p/>
          </table:table-cell>
          <table:table-cell table:formula="of:=IF([$DataEntry.G487]=&quot;&quot;;&quot;&quot;;[$DataEntry.G487])">
            <text:p/>
          </table:table-cell>
          <table:table-cell table:formula="of:=IF([$DataEntry.H487]=&quot;&quot;;&quot;&quot;;[$DataEntry.H487])">
            <text:p/>
          </table:table-cell>
          <table:table-cell table:formula="of:=IF([$DataEntry.I487]=&quot;&quot;;&quot;&quot;;[$DataEntry.I487])">
            <text:p/>
          </table:table-cell>
          <table:table-cell table:formula="of:=IF([$DataEntry.C487]=&quot;&quot;;&quot;&quot;;[$DataEntry.C487])">
            <text:p/>
          </table:table-cell>
          <table:table-cell table:formula="of:=&quot;&quot;">
            <text:p/>
          </table:table-cell>
          <table:table-cell table:formula="of:=IF([$DataEntry.D487]=&quot;&quot;;&quot;&quot;;[$DataEntry.D48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87]=&quot;&quot;;&quot;&quot;;[$DataEntry.N487])">
            <text:p/>
          </table:table-cell>
          <table:table-cell table:formula="of:=IF([$DataEntry.O487]=&quot;&quot;;&quot;&quot;;[$DataEntry.O487])">
            <text:p/>
          </table:table-cell>
          <table:table-cell table:formula="of:=IF([$DataEntry.P487]=&quot;&quot;;&quot;&quot;;[$DataEntry.P487])">
            <text:p/>
          </table:table-cell>
          <table:table-cell table:number-columns-repeated="48"/>
        </table:table-row>
        <table:table-row table:style-name="ro1">
          <table:table-cell table:formula="of:=IF([$DataEntry.A488]=&quot;&quot;;&quot;&quot;;[$DataEntry.A488])">
            <text:p/>
          </table:table-cell>
          <table:table-cell table:formula="of:=&quot;&quot;">
            <text:p/>
          </table:table-cell>
          <table:table-cell table:formula="of:=IF([$DataEntry.B488]=&quot;&quot;;&quot;&quot;;[$DataEntry.B488])">
            <text:p/>
          </table:table-cell>
          <table:table-cell table:formula="of:=IF([$DataEntry.E488]=&quot;&quot;;&quot;&quot;;[$DataEntry.E488])">
            <text:p/>
          </table:table-cell>
          <table:table-cell table:formula="of:=IF([$DataEntry.F488]=&quot;&quot;;&quot;&quot;;[$DataEntry.F488])">
            <text:p/>
          </table:table-cell>
          <table:table-cell table:formula="of:=IF([$DataEntry.G488]=&quot;&quot;;&quot;&quot;;[$DataEntry.G488])">
            <text:p/>
          </table:table-cell>
          <table:table-cell table:formula="of:=IF([$DataEntry.H488]=&quot;&quot;;&quot;&quot;;[$DataEntry.H488])">
            <text:p/>
          </table:table-cell>
          <table:table-cell table:formula="of:=IF([$DataEntry.I488]=&quot;&quot;;&quot;&quot;;[$DataEntry.I488])">
            <text:p/>
          </table:table-cell>
          <table:table-cell table:formula="of:=IF([$DataEntry.C488]=&quot;&quot;;&quot;&quot;;[$DataEntry.C488])">
            <text:p/>
          </table:table-cell>
          <table:table-cell table:formula="of:=&quot;&quot;">
            <text:p/>
          </table:table-cell>
          <table:table-cell table:formula="of:=IF([$DataEntry.D488]=&quot;&quot;;&quot;&quot;;[$DataEntry.D48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88]=&quot;&quot;;&quot;&quot;;[$DataEntry.N488])">
            <text:p/>
          </table:table-cell>
          <table:table-cell table:formula="of:=IF([$DataEntry.O488]=&quot;&quot;;&quot;&quot;;[$DataEntry.O488])">
            <text:p/>
          </table:table-cell>
          <table:table-cell table:formula="of:=IF([$DataEntry.P488]=&quot;&quot;;&quot;&quot;;[$DataEntry.P488])">
            <text:p/>
          </table:table-cell>
          <table:table-cell table:number-columns-repeated="48"/>
        </table:table-row>
        <table:table-row table:style-name="ro1">
          <table:table-cell table:formula="of:=IF([$DataEntry.A489]=&quot;&quot;;&quot;&quot;;[$DataEntry.A489])">
            <text:p/>
          </table:table-cell>
          <table:table-cell table:formula="of:=&quot;&quot;">
            <text:p/>
          </table:table-cell>
          <table:table-cell table:formula="of:=IF([$DataEntry.B489]=&quot;&quot;;&quot;&quot;;[$DataEntry.B489])">
            <text:p/>
          </table:table-cell>
          <table:table-cell table:formula="of:=IF([$DataEntry.E489]=&quot;&quot;;&quot;&quot;;[$DataEntry.E489])">
            <text:p/>
          </table:table-cell>
          <table:table-cell table:formula="of:=IF([$DataEntry.F489]=&quot;&quot;;&quot;&quot;;[$DataEntry.F489])">
            <text:p/>
          </table:table-cell>
          <table:table-cell table:formula="of:=IF([$DataEntry.G489]=&quot;&quot;;&quot;&quot;;[$DataEntry.G489])">
            <text:p/>
          </table:table-cell>
          <table:table-cell table:formula="of:=IF([$DataEntry.H489]=&quot;&quot;;&quot;&quot;;[$DataEntry.H489])">
            <text:p/>
          </table:table-cell>
          <table:table-cell table:formula="of:=IF([$DataEntry.I489]=&quot;&quot;;&quot;&quot;;[$DataEntry.I489])">
            <text:p/>
          </table:table-cell>
          <table:table-cell table:formula="of:=IF([$DataEntry.C489]=&quot;&quot;;&quot;&quot;;[$DataEntry.C489])">
            <text:p/>
          </table:table-cell>
          <table:table-cell table:formula="of:=&quot;&quot;">
            <text:p/>
          </table:table-cell>
          <table:table-cell table:formula="of:=IF([$DataEntry.D489]=&quot;&quot;;&quot;&quot;;[$DataEntry.D48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89]=&quot;&quot;;&quot;&quot;;[$DataEntry.N489])">
            <text:p/>
          </table:table-cell>
          <table:table-cell table:formula="of:=IF([$DataEntry.O489]=&quot;&quot;;&quot;&quot;;[$DataEntry.O489])">
            <text:p/>
          </table:table-cell>
          <table:table-cell table:formula="of:=IF([$DataEntry.P489]=&quot;&quot;;&quot;&quot;;[$DataEntry.P489])">
            <text:p/>
          </table:table-cell>
          <table:table-cell table:number-columns-repeated="48"/>
        </table:table-row>
        <table:table-row table:style-name="ro1">
          <table:table-cell table:formula="of:=IF([$DataEntry.A490]=&quot;&quot;;&quot;&quot;;[$DataEntry.A490])">
            <text:p/>
          </table:table-cell>
          <table:table-cell table:formula="of:=&quot;&quot;">
            <text:p/>
          </table:table-cell>
          <table:table-cell table:formula="of:=IF([$DataEntry.B490]=&quot;&quot;;&quot;&quot;;[$DataEntry.B490])">
            <text:p/>
          </table:table-cell>
          <table:table-cell table:formula="of:=IF([$DataEntry.E490]=&quot;&quot;;&quot;&quot;;[$DataEntry.E490])">
            <text:p/>
          </table:table-cell>
          <table:table-cell table:formula="of:=IF([$DataEntry.F490]=&quot;&quot;;&quot;&quot;;[$DataEntry.F490])">
            <text:p/>
          </table:table-cell>
          <table:table-cell table:formula="of:=IF([$DataEntry.G490]=&quot;&quot;;&quot;&quot;;[$DataEntry.G490])">
            <text:p/>
          </table:table-cell>
          <table:table-cell table:formula="of:=IF([$DataEntry.H490]=&quot;&quot;;&quot;&quot;;[$DataEntry.H490])">
            <text:p/>
          </table:table-cell>
          <table:table-cell table:formula="of:=IF([$DataEntry.I490]=&quot;&quot;;&quot;&quot;;[$DataEntry.I490])">
            <text:p/>
          </table:table-cell>
          <table:table-cell table:formula="of:=IF([$DataEntry.C490]=&quot;&quot;;&quot;&quot;;[$DataEntry.C490])">
            <text:p/>
          </table:table-cell>
          <table:table-cell table:formula="of:=&quot;&quot;">
            <text:p/>
          </table:table-cell>
          <table:table-cell table:formula="of:=IF([$DataEntry.D490]=&quot;&quot;;&quot;&quot;;[$DataEntry.D49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90]=&quot;&quot;;&quot;&quot;;[$DataEntry.N490])">
            <text:p/>
          </table:table-cell>
          <table:table-cell table:formula="of:=IF([$DataEntry.O490]=&quot;&quot;;&quot;&quot;;[$DataEntry.O490])">
            <text:p/>
          </table:table-cell>
          <table:table-cell table:formula="of:=IF([$DataEntry.P490]=&quot;&quot;;&quot;&quot;;[$DataEntry.P490])">
            <text:p/>
          </table:table-cell>
          <table:table-cell table:number-columns-repeated="48"/>
        </table:table-row>
        <table:table-row table:style-name="ro1">
          <table:table-cell table:formula="of:=IF([$DataEntry.A491]=&quot;&quot;;&quot;&quot;;[$DataEntry.A491])">
            <text:p/>
          </table:table-cell>
          <table:table-cell table:formula="of:=&quot;&quot;">
            <text:p/>
          </table:table-cell>
          <table:table-cell table:formula="of:=IF([$DataEntry.B491]=&quot;&quot;;&quot;&quot;;[$DataEntry.B491])">
            <text:p/>
          </table:table-cell>
          <table:table-cell table:formula="of:=IF([$DataEntry.E491]=&quot;&quot;;&quot;&quot;;[$DataEntry.E491])">
            <text:p/>
          </table:table-cell>
          <table:table-cell table:formula="of:=IF([$DataEntry.F491]=&quot;&quot;;&quot;&quot;;[$DataEntry.F491])">
            <text:p/>
          </table:table-cell>
          <table:table-cell table:formula="of:=IF([$DataEntry.G491]=&quot;&quot;;&quot;&quot;;[$DataEntry.G491])">
            <text:p/>
          </table:table-cell>
          <table:table-cell table:formula="of:=IF([$DataEntry.H491]=&quot;&quot;;&quot;&quot;;[$DataEntry.H491])">
            <text:p/>
          </table:table-cell>
          <table:table-cell table:formula="of:=IF([$DataEntry.I491]=&quot;&quot;;&quot;&quot;;[$DataEntry.I491])">
            <text:p/>
          </table:table-cell>
          <table:table-cell table:formula="of:=IF([$DataEntry.C491]=&quot;&quot;;&quot;&quot;;[$DataEntry.C491])">
            <text:p/>
          </table:table-cell>
          <table:table-cell table:formula="of:=&quot;&quot;">
            <text:p/>
          </table:table-cell>
          <table:table-cell table:formula="of:=IF([$DataEntry.D491]=&quot;&quot;;&quot;&quot;;[$DataEntry.D49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91]=&quot;&quot;;&quot;&quot;;[$DataEntry.N491])">
            <text:p/>
          </table:table-cell>
          <table:table-cell table:formula="of:=IF([$DataEntry.O491]=&quot;&quot;;&quot;&quot;;[$DataEntry.O491])">
            <text:p/>
          </table:table-cell>
          <table:table-cell table:formula="of:=IF([$DataEntry.P491]=&quot;&quot;;&quot;&quot;;[$DataEntry.P491])">
            <text:p/>
          </table:table-cell>
          <table:table-cell table:number-columns-repeated="48"/>
        </table:table-row>
        <table:table-row table:style-name="ro1">
          <table:table-cell table:formula="of:=IF([$DataEntry.A492]=&quot;&quot;;&quot;&quot;;[$DataEntry.A492])">
            <text:p/>
          </table:table-cell>
          <table:table-cell table:formula="of:=&quot;&quot;">
            <text:p/>
          </table:table-cell>
          <table:table-cell table:formula="of:=IF([$DataEntry.B492]=&quot;&quot;;&quot;&quot;;[$DataEntry.B492])">
            <text:p/>
          </table:table-cell>
          <table:table-cell table:formula="of:=IF([$DataEntry.E492]=&quot;&quot;;&quot;&quot;;[$DataEntry.E492])">
            <text:p/>
          </table:table-cell>
          <table:table-cell table:formula="of:=IF([$DataEntry.F492]=&quot;&quot;;&quot;&quot;;[$DataEntry.F492])">
            <text:p/>
          </table:table-cell>
          <table:table-cell table:formula="of:=IF([$DataEntry.G492]=&quot;&quot;;&quot;&quot;;[$DataEntry.G492])">
            <text:p/>
          </table:table-cell>
          <table:table-cell table:formula="of:=IF([$DataEntry.H492]=&quot;&quot;;&quot;&quot;;[$DataEntry.H492])">
            <text:p/>
          </table:table-cell>
          <table:table-cell table:formula="of:=IF([$DataEntry.I492]=&quot;&quot;;&quot;&quot;;[$DataEntry.I492])">
            <text:p/>
          </table:table-cell>
          <table:table-cell table:formula="of:=IF([$DataEntry.C492]=&quot;&quot;;&quot;&quot;;[$DataEntry.C492])">
            <text:p/>
          </table:table-cell>
          <table:table-cell table:formula="of:=&quot;&quot;">
            <text:p/>
          </table:table-cell>
          <table:table-cell table:formula="of:=IF([$DataEntry.D492]=&quot;&quot;;&quot;&quot;;[$DataEntry.D49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92]=&quot;&quot;;&quot;&quot;;[$DataEntry.N492])">
            <text:p/>
          </table:table-cell>
          <table:table-cell table:formula="of:=IF([$DataEntry.O492]=&quot;&quot;;&quot;&quot;;[$DataEntry.O492])">
            <text:p/>
          </table:table-cell>
          <table:table-cell table:formula="of:=IF([$DataEntry.P492]=&quot;&quot;;&quot;&quot;;[$DataEntry.P492])">
            <text:p/>
          </table:table-cell>
          <table:table-cell table:number-columns-repeated="48"/>
        </table:table-row>
        <table:table-row table:style-name="ro1">
          <table:table-cell table:formula="of:=IF([$DataEntry.A493]=&quot;&quot;;&quot;&quot;;[$DataEntry.A493])">
            <text:p/>
          </table:table-cell>
          <table:table-cell table:formula="of:=&quot;&quot;">
            <text:p/>
          </table:table-cell>
          <table:table-cell table:formula="of:=IF([$DataEntry.B493]=&quot;&quot;;&quot;&quot;;[$DataEntry.B493])">
            <text:p/>
          </table:table-cell>
          <table:table-cell table:formula="of:=IF([$DataEntry.E493]=&quot;&quot;;&quot;&quot;;[$DataEntry.E493])">
            <text:p/>
          </table:table-cell>
          <table:table-cell table:formula="of:=IF([$DataEntry.F493]=&quot;&quot;;&quot;&quot;;[$DataEntry.F493])">
            <text:p/>
          </table:table-cell>
          <table:table-cell table:formula="of:=IF([$DataEntry.G493]=&quot;&quot;;&quot;&quot;;[$DataEntry.G493])">
            <text:p/>
          </table:table-cell>
          <table:table-cell table:formula="of:=IF([$DataEntry.H493]=&quot;&quot;;&quot;&quot;;[$DataEntry.H493])">
            <text:p/>
          </table:table-cell>
          <table:table-cell table:formula="of:=IF([$DataEntry.I493]=&quot;&quot;;&quot;&quot;;[$DataEntry.I493])">
            <text:p/>
          </table:table-cell>
          <table:table-cell table:formula="of:=IF([$DataEntry.C493]=&quot;&quot;;&quot;&quot;;[$DataEntry.C493])">
            <text:p/>
          </table:table-cell>
          <table:table-cell table:formula="of:=&quot;&quot;">
            <text:p/>
          </table:table-cell>
          <table:table-cell table:formula="of:=IF([$DataEntry.D493]=&quot;&quot;;&quot;&quot;;[$DataEntry.D49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93]=&quot;&quot;;&quot;&quot;;[$DataEntry.N493])">
            <text:p/>
          </table:table-cell>
          <table:table-cell table:formula="of:=IF([$DataEntry.O493]=&quot;&quot;;&quot;&quot;;[$DataEntry.O493])">
            <text:p/>
          </table:table-cell>
          <table:table-cell table:formula="of:=IF([$DataEntry.P493]=&quot;&quot;;&quot;&quot;;[$DataEntry.P493])">
            <text:p/>
          </table:table-cell>
          <table:table-cell table:number-columns-repeated="48"/>
        </table:table-row>
        <table:table-row table:style-name="ro1">
          <table:table-cell table:formula="of:=IF([$DataEntry.A494]=&quot;&quot;;&quot;&quot;;[$DataEntry.A494])">
            <text:p/>
          </table:table-cell>
          <table:table-cell table:formula="of:=&quot;&quot;">
            <text:p/>
          </table:table-cell>
          <table:table-cell table:formula="of:=IF([$DataEntry.B494]=&quot;&quot;;&quot;&quot;;[$DataEntry.B494])">
            <text:p/>
          </table:table-cell>
          <table:table-cell table:formula="of:=IF([$DataEntry.E494]=&quot;&quot;;&quot;&quot;;[$DataEntry.E494])">
            <text:p/>
          </table:table-cell>
          <table:table-cell table:formula="of:=IF([$DataEntry.F494]=&quot;&quot;;&quot;&quot;;[$DataEntry.F494])">
            <text:p/>
          </table:table-cell>
          <table:table-cell table:formula="of:=IF([$DataEntry.G494]=&quot;&quot;;&quot;&quot;;[$DataEntry.G494])">
            <text:p/>
          </table:table-cell>
          <table:table-cell table:formula="of:=IF([$DataEntry.H494]=&quot;&quot;;&quot;&quot;;[$DataEntry.H494])">
            <text:p/>
          </table:table-cell>
          <table:table-cell table:formula="of:=IF([$DataEntry.I494]=&quot;&quot;;&quot;&quot;;[$DataEntry.I494])">
            <text:p/>
          </table:table-cell>
          <table:table-cell table:formula="of:=IF([$DataEntry.C494]=&quot;&quot;;&quot;&quot;;[$DataEntry.C494])">
            <text:p/>
          </table:table-cell>
          <table:table-cell table:formula="of:=&quot;&quot;">
            <text:p/>
          </table:table-cell>
          <table:table-cell table:formula="of:=IF([$DataEntry.D494]=&quot;&quot;;&quot;&quot;;[$DataEntry.D49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94]=&quot;&quot;;&quot;&quot;;[$DataEntry.N494])">
            <text:p/>
          </table:table-cell>
          <table:table-cell table:formula="of:=IF([$DataEntry.O494]=&quot;&quot;;&quot;&quot;;[$DataEntry.O494])">
            <text:p/>
          </table:table-cell>
          <table:table-cell table:formula="of:=IF([$DataEntry.P494]=&quot;&quot;;&quot;&quot;;[$DataEntry.P494])">
            <text:p/>
          </table:table-cell>
          <table:table-cell table:number-columns-repeated="48"/>
        </table:table-row>
        <table:table-row table:style-name="ro1">
          <table:table-cell table:formula="of:=IF([$DataEntry.A495]=&quot;&quot;;&quot;&quot;;[$DataEntry.A495])">
            <text:p/>
          </table:table-cell>
          <table:table-cell table:formula="of:=&quot;&quot;">
            <text:p/>
          </table:table-cell>
          <table:table-cell table:formula="of:=IF([$DataEntry.B495]=&quot;&quot;;&quot;&quot;;[$DataEntry.B495])">
            <text:p/>
          </table:table-cell>
          <table:table-cell table:formula="of:=IF([$DataEntry.E495]=&quot;&quot;;&quot;&quot;;[$DataEntry.E495])">
            <text:p/>
          </table:table-cell>
          <table:table-cell table:formula="of:=IF([$DataEntry.F495]=&quot;&quot;;&quot;&quot;;[$DataEntry.F495])">
            <text:p/>
          </table:table-cell>
          <table:table-cell table:formula="of:=IF([$DataEntry.G495]=&quot;&quot;;&quot;&quot;;[$DataEntry.G495])">
            <text:p/>
          </table:table-cell>
          <table:table-cell table:formula="of:=IF([$DataEntry.H495]=&quot;&quot;;&quot;&quot;;[$DataEntry.H495])">
            <text:p/>
          </table:table-cell>
          <table:table-cell table:formula="of:=IF([$DataEntry.I495]=&quot;&quot;;&quot;&quot;;[$DataEntry.I495])">
            <text:p/>
          </table:table-cell>
          <table:table-cell table:formula="of:=IF([$DataEntry.C495]=&quot;&quot;;&quot;&quot;;[$DataEntry.C495])">
            <text:p/>
          </table:table-cell>
          <table:table-cell table:formula="of:=&quot;&quot;">
            <text:p/>
          </table:table-cell>
          <table:table-cell table:formula="of:=IF([$DataEntry.D495]=&quot;&quot;;&quot;&quot;;[$DataEntry.D49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95]=&quot;&quot;;&quot;&quot;;[$DataEntry.N495])">
            <text:p/>
          </table:table-cell>
          <table:table-cell table:formula="of:=IF([$DataEntry.O495]=&quot;&quot;;&quot;&quot;;[$DataEntry.O495])">
            <text:p/>
          </table:table-cell>
          <table:table-cell table:formula="of:=IF([$DataEntry.P495]=&quot;&quot;;&quot;&quot;;[$DataEntry.P495])">
            <text:p/>
          </table:table-cell>
          <table:table-cell table:number-columns-repeated="48"/>
        </table:table-row>
        <table:table-row table:style-name="ro1">
          <table:table-cell table:formula="of:=IF([$DataEntry.A496]=&quot;&quot;;&quot;&quot;;[$DataEntry.A496])">
            <text:p/>
          </table:table-cell>
          <table:table-cell table:formula="of:=&quot;&quot;">
            <text:p/>
          </table:table-cell>
          <table:table-cell table:formula="of:=IF([$DataEntry.B496]=&quot;&quot;;&quot;&quot;;[$DataEntry.B496])">
            <text:p/>
          </table:table-cell>
          <table:table-cell table:formula="of:=IF([$DataEntry.E496]=&quot;&quot;;&quot;&quot;;[$DataEntry.E496])">
            <text:p/>
          </table:table-cell>
          <table:table-cell table:formula="of:=IF([$DataEntry.F496]=&quot;&quot;;&quot;&quot;;[$DataEntry.F496])">
            <text:p/>
          </table:table-cell>
          <table:table-cell table:formula="of:=IF([$DataEntry.G496]=&quot;&quot;;&quot;&quot;;[$DataEntry.G496])">
            <text:p/>
          </table:table-cell>
          <table:table-cell table:formula="of:=IF([$DataEntry.H496]=&quot;&quot;;&quot;&quot;;[$DataEntry.H496])">
            <text:p/>
          </table:table-cell>
          <table:table-cell table:formula="of:=IF([$DataEntry.I496]=&quot;&quot;;&quot;&quot;;[$DataEntry.I496])">
            <text:p/>
          </table:table-cell>
          <table:table-cell table:formula="of:=IF([$DataEntry.C496]=&quot;&quot;;&quot;&quot;;[$DataEntry.C496])">
            <text:p/>
          </table:table-cell>
          <table:table-cell table:formula="of:=&quot;&quot;">
            <text:p/>
          </table:table-cell>
          <table:table-cell table:formula="of:=IF([$DataEntry.D496]=&quot;&quot;;&quot;&quot;;[$DataEntry.D49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96]=&quot;&quot;;&quot;&quot;;[$DataEntry.N496])">
            <text:p/>
          </table:table-cell>
          <table:table-cell table:formula="of:=IF([$DataEntry.O496]=&quot;&quot;;&quot;&quot;;[$DataEntry.O496])">
            <text:p/>
          </table:table-cell>
          <table:table-cell table:formula="of:=IF([$DataEntry.P496]=&quot;&quot;;&quot;&quot;;[$DataEntry.P496])">
            <text:p/>
          </table:table-cell>
          <table:table-cell table:number-columns-repeated="48"/>
        </table:table-row>
        <table:table-row table:style-name="ro1">
          <table:table-cell table:formula="of:=IF([$DataEntry.A497]=&quot;&quot;;&quot;&quot;;[$DataEntry.A497])">
            <text:p/>
          </table:table-cell>
          <table:table-cell table:formula="of:=&quot;&quot;">
            <text:p/>
          </table:table-cell>
          <table:table-cell table:formula="of:=IF([$DataEntry.B497]=&quot;&quot;;&quot;&quot;;[$DataEntry.B497])">
            <text:p/>
          </table:table-cell>
          <table:table-cell table:formula="of:=IF([$DataEntry.E497]=&quot;&quot;;&quot;&quot;;[$DataEntry.E497])">
            <text:p/>
          </table:table-cell>
          <table:table-cell table:formula="of:=IF([$DataEntry.F497]=&quot;&quot;;&quot;&quot;;[$DataEntry.F497])">
            <text:p/>
          </table:table-cell>
          <table:table-cell table:formula="of:=IF([$DataEntry.G497]=&quot;&quot;;&quot;&quot;;[$DataEntry.G497])">
            <text:p/>
          </table:table-cell>
          <table:table-cell table:formula="of:=IF([$DataEntry.H497]=&quot;&quot;;&quot;&quot;;[$DataEntry.H497])">
            <text:p/>
          </table:table-cell>
          <table:table-cell table:formula="of:=IF([$DataEntry.I497]=&quot;&quot;;&quot;&quot;;[$DataEntry.I497])">
            <text:p/>
          </table:table-cell>
          <table:table-cell table:formula="of:=IF([$DataEntry.C497]=&quot;&quot;;&quot;&quot;;[$DataEntry.C497])">
            <text:p/>
          </table:table-cell>
          <table:table-cell table:formula="of:=&quot;&quot;">
            <text:p/>
          </table:table-cell>
          <table:table-cell table:formula="of:=IF([$DataEntry.D497]=&quot;&quot;;&quot;&quot;;[$DataEntry.D49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97]=&quot;&quot;;&quot;&quot;;[$DataEntry.N497])">
            <text:p/>
          </table:table-cell>
          <table:table-cell table:formula="of:=IF([$DataEntry.O497]=&quot;&quot;;&quot;&quot;;[$DataEntry.O497])">
            <text:p/>
          </table:table-cell>
          <table:table-cell table:formula="of:=IF([$DataEntry.P497]=&quot;&quot;;&quot;&quot;;[$DataEntry.P497])">
            <text:p/>
          </table:table-cell>
          <table:table-cell table:number-columns-repeated="48"/>
        </table:table-row>
        <table:table-row table:style-name="ro1">
          <table:table-cell table:formula="of:=IF([$DataEntry.A498]=&quot;&quot;;&quot;&quot;;[$DataEntry.A498])">
            <text:p/>
          </table:table-cell>
          <table:table-cell table:formula="of:=&quot;&quot;">
            <text:p/>
          </table:table-cell>
          <table:table-cell table:formula="of:=IF([$DataEntry.B498]=&quot;&quot;;&quot;&quot;;[$DataEntry.B498])">
            <text:p/>
          </table:table-cell>
          <table:table-cell table:formula="of:=IF([$DataEntry.E498]=&quot;&quot;;&quot;&quot;;[$DataEntry.E498])">
            <text:p/>
          </table:table-cell>
          <table:table-cell table:formula="of:=IF([$DataEntry.F498]=&quot;&quot;;&quot;&quot;;[$DataEntry.F498])">
            <text:p/>
          </table:table-cell>
          <table:table-cell table:formula="of:=IF([$DataEntry.G498]=&quot;&quot;;&quot;&quot;;[$DataEntry.G498])">
            <text:p/>
          </table:table-cell>
          <table:table-cell table:formula="of:=IF([$DataEntry.H498]=&quot;&quot;;&quot;&quot;;[$DataEntry.H498])">
            <text:p/>
          </table:table-cell>
          <table:table-cell table:formula="of:=IF([$DataEntry.I498]=&quot;&quot;;&quot;&quot;;[$DataEntry.I498])">
            <text:p/>
          </table:table-cell>
          <table:table-cell table:formula="of:=IF([$DataEntry.C498]=&quot;&quot;;&quot;&quot;;[$DataEntry.C498])">
            <text:p/>
          </table:table-cell>
          <table:table-cell table:formula="of:=&quot;&quot;">
            <text:p/>
          </table:table-cell>
          <table:table-cell table:formula="of:=IF([$DataEntry.D498]=&quot;&quot;;&quot;&quot;;[$DataEntry.D49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98]=&quot;&quot;;&quot;&quot;;[$DataEntry.N498])">
            <text:p/>
          </table:table-cell>
          <table:table-cell table:formula="of:=IF([$DataEntry.O498]=&quot;&quot;;&quot;&quot;;[$DataEntry.O498])">
            <text:p/>
          </table:table-cell>
          <table:table-cell table:formula="of:=IF([$DataEntry.P498]=&quot;&quot;;&quot;&quot;;[$DataEntry.P498])">
            <text:p/>
          </table:table-cell>
          <table:table-cell table:number-columns-repeated="48"/>
        </table:table-row>
        <table:table-row table:style-name="ro1">
          <table:table-cell table:formula="of:=IF([$DataEntry.A499]=&quot;&quot;;&quot;&quot;;[$DataEntry.A499])">
            <text:p/>
          </table:table-cell>
          <table:table-cell table:formula="of:=&quot;&quot;">
            <text:p/>
          </table:table-cell>
          <table:table-cell table:formula="of:=IF([$DataEntry.B499]=&quot;&quot;;&quot;&quot;;[$DataEntry.B499])">
            <text:p/>
          </table:table-cell>
          <table:table-cell table:formula="of:=IF([$DataEntry.E499]=&quot;&quot;;&quot;&quot;;[$DataEntry.E499])">
            <text:p/>
          </table:table-cell>
          <table:table-cell table:formula="of:=IF([$DataEntry.F499]=&quot;&quot;;&quot;&quot;;[$DataEntry.F499])">
            <text:p/>
          </table:table-cell>
          <table:table-cell table:formula="of:=IF([$DataEntry.G499]=&quot;&quot;;&quot;&quot;;[$DataEntry.G499])">
            <text:p/>
          </table:table-cell>
          <table:table-cell table:formula="of:=IF([$DataEntry.H499]=&quot;&quot;;&quot;&quot;;[$DataEntry.H499])">
            <text:p/>
          </table:table-cell>
          <table:table-cell table:formula="of:=IF([$DataEntry.I499]=&quot;&quot;;&quot;&quot;;[$DataEntry.I499])">
            <text:p/>
          </table:table-cell>
          <table:table-cell table:formula="of:=IF([$DataEntry.C499]=&quot;&quot;;&quot;&quot;;[$DataEntry.C499])">
            <text:p/>
          </table:table-cell>
          <table:table-cell table:formula="of:=&quot;&quot;">
            <text:p/>
          </table:table-cell>
          <table:table-cell table:formula="of:=IF([$DataEntry.D499]=&quot;&quot;;&quot;&quot;;[$DataEntry.D49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499]=&quot;&quot;;&quot;&quot;;[$DataEntry.N499])">
            <text:p/>
          </table:table-cell>
          <table:table-cell table:formula="of:=IF([$DataEntry.O499]=&quot;&quot;;&quot;&quot;;[$DataEntry.O499])">
            <text:p/>
          </table:table-cell>
          <table:table-cell table:formula="of:=IF([$DataEntry.P499]=&quot;&quot;;&quot;&quot;;[$DataEntry.P499])">
            <text:p/>
          </table:table-cell>
          <table:table-cell table:number-columns-repeated="48"/>
        </table:table-row>
        <table:table-row table:style-name="ro1">
          <table:table-cell table:formula="of:=IF([$DataEntry.A500]=&quot;&quot;;&quot;&quot;;[$DataEntry.A500])">
            <text:p/>
          </table:table-cell>
          <table:table-cell table:formula="of:=&quot;&quot;">
            <text:p/>
          </table:table-cell>
          <table:table-cell table:formula="of:=IF([$DataEntry.B500]=&quot;&quot;;&quot;&quot;;[$DataEntry.B500])">
            <text:p/>
          </table:table-cell>
          <table:table-cell table:formula="of:=IF([$DataEntry.E500]=&quot;&quot;;&quot;&quot;;[$DataEntry.E500])">
            <text:p/>
          </table:table-cell>
          <table:table-cell table:formula="of:=IF([$DataEntry.F500]=&quot;&quot;;&quot;&quot;;[$DataEntry.F500])">
            <text:p/>
          </table:table-cell>
          <table:table-cell table:formula="of:=IF([$DataEntry.G500]=&quot;&quot;;&quot;&quot;;[$DataEntry.G500])">
            <text:p/>
          </table:table-cell>
          <table:table-cell table:formula="of:=IF([$DataEntry.H500]=&quot;&quot;;&quot;&quot;;[$DataEntry.H500])">
            <text:p/>
          </table:table-cell>
          <table:table-cell table:formula="of:=IF([$DataEntry.I500]=&quot;&quot;;&quot;&quot;;[$DataEntry.I500])">
            <text:p/>
          </table:table-cell>
          <table:table-cell table:formula="of:=IF([$DataEntry.C500]=&quot;&quot;;&quot;&quot;;[$DataEntry.C500])">
            <text:p/>
          </table:table-cell>
          <table:table-cell table:formula="of:=&quot;&quot;">
            <text:p/>
          </table:table-cell>
          <table:table-cell table:formula="of:=IF([$DataEntry.D500]=&quot;&quot;;&quot;&quot;;[$DataEntry.D50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00]=&quot;&quot;;&quot;&quot;;[$DataEntry.N500])">
            <text:p/>
          </table:table-cell>
          <table:table-cell table:formula="of:=IF([$DataEntry.O500]=&quot;&quot;;&quot;&quot;;[$DataEntry.O500])">
            <text:p/>
          </table:table-cell>
          <table:table-cell table:formula="of:=IF([$DataEntry.P500]=&quot;&quot;;&quot;&quot;;[$DataEntry.P500])">
            <text:p/>
          </table:table-cell>
          <table:table-cell table:number-columns-repeated="48"/>
        </table:table-row>
        <table:table-row table:style-name="ro1">
          <table:table-cell table:formula="of:=IF([$DataEntry.A501]=&quot;&quot;;&quot;&quot;;[$DataEntry.A501])">
            <text:p/>
          </table:table-cell>
          <table:table-cell table:formula="of:=&quot;&quot;">
            <text:p/>
          </table:table-cell>
          <table:table-cell table:formula="of:=IF([$DataEntry.B501]=&quot;&quot;;&quot;&quot;;[$DataEntry.B501])">
            <text:p/>
          </table:table-cell>
          <table:table-cell table:formula="of:=IF([$DataEntry.E501]=&quot;&quot;;&quot;&quot;;[$DataEntry.E501])">
            <text:p/>
          </table:table-cell>
          <table:table-cell table:formula="of:=IF([$DataEntry.F501]=&quot;&quot;;&quot;&quot;;[$DataEntry.F501])">
            <text:p/>
          </table:table-cell>
          <table:table-cell table:formula="of:=IF([$DataEntry.G501]=&quot;&quot;;&quot;&quot;;[$DataEntry.G501])">
            <text:p/>
          </table:table-cell>
          <table:table-cell table:formula="of:=IF([$DataEntry.H501]=&quot;&quot;;&quot;&quot;;[$DataEntry.H501])">
            <text:p/>
          </table:table-cell>
          <table:table-cell table:formula="of:=IF([$DataEntry.I501]=&quot;&quot;;&quot;&quot;;[$DataEntry.I501])">
            <text:p/>
          </table:table-cell>
          <table:table-cell table:formula="of:=IF([$DataEntry.C501]=&quot;&quot;;&quot;&quot;;[$DataEntry.C501])">
            <text:p/>
          </table:table-cell>
          <table:table-cell table:formula="of:=&quot;&quot;">
            <text:p/>
          </table:table-cell>
          <table:table-cell table:formula="of:=IF([$DataEntry.D501]=&quot;&quot;;&quot;&quot;;[$DataEntry.D50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01]=&quot;&quot;;&quot;&quot;;[$DataEntry.N501])">
            <text:p/>
          </table:table-cell>
          <table:table-cell table:formula="of:=IF([$DataEntry.O501]=&quot;&quot;;&quot;&quot;;[$DataEntry.O501])">
            <text:p/>
          </table:table-cell>
          <table:table-cell table:formula="of:=IF([$DataEntry.P501]=&quot;&quot;;&quot;&quot;;[$DataEntry.P501])">
            <text:p/>
          </table:table-cell>
          <table:table-cell table:number-columns-repeated="48"/>
        </table:table-row>
        <table:table-row table:style-name="ro1">
          <table:table-cell table:formula="of:=IF([$DataEntry.A502]=&quot;&quot;;&quot;&quot;;[$DataEntry.A502])">
            <text:p/>
          </table:table-cell>
          <table:table-cell table:formula="of:=&quot;&quot;">
            <text:p/>
          </table:table-cell>
          <table:table-cell table:formula="of:=IF([$DataEntry.B502]=&quot;&quot;;&quot;&quot;;[$DataEntry.B502])">
            <text:p/>
          </table:table-cell>
          <table:table-cell table:formula="of:=IF([$DataEntry.E502]=&quot;&quot;;&quot;&quot;;[$DataEntry.E502])">
            <text:p/>
          </table:table-cell>
          <table:table-cell table:formula="of:=IF([$DataEntry.F502]=&quot;&quot;;&quot;&quot;;[$DataEntry.F502])">
            <text:p/>
          </table:table-cell>
          <table:table-cell table:formula="of:=IF([$DataEntry.G502]=&quot;&quot;;&quot;&quot;;[$DataEntry.G502])">
            <text:p/>
          </table:table-cell>
          <table:table-cell table:formula="of:=IF([$DataEntry.H502]=&quot;&quot;;&quot;&quot;;[$DataEntry.H502])">
            <text:p/>
          </table:table-cell>
          <table:table-cell table:formula="of:=IF([$DataEntry.I502]=&quot;&quot;;&quot;&quot;;[$DataEntry.I502])">
            <text:p/>
          </table:table-cell>
          <table:table-cell table:formula="of:=IF([$DataEntry.C502]=&quot;&quot;;&quot;&quot;;[$DataEntry.C502])">
            <text:p/>
          </table:table-cell>
          <table:table-cell table:formula="of:=&quot;&quot;">
            <text:p/>
          </table:table-cell>
          <table:table-cell table:formula="of:=IF([$DataEntry.D502]=&quot;&quot;;&quot;&quot;;[$DataEntry.D50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02]=&quot;&quot;;&quot;&quot;;[$DataEntry.N502])">
            <text:p/>
          </table:table-cell>
          <table:table-cell table:formula="of:=IF([$DataEntry.O502]=&quot;&quot;;&quot;&quot;;[$DataEntry.O502])">
            <text:p/>
          </table:table-cell>
          <table:table-cell table:formula="of:=IF([$DataEntry.P502]=&quot;&quot;;&quot;&quot;;[$DataEntry.P502])">
            <text:p/>
          </table:table-cell>
          <table:table-cell table:number-columns-repeated="48"/>
        </table:table-row>
        <table:table-row table:style-name="ro1">
          <table:table-cell table:formula="of:=IF([$DataEntry.A503]=&quot;&quot;;&quot;&quot;;[$DataEntry.A503])">
            <text:p/>
          </table:table-cell>
          <table:table-cell table:formula="of:=&quot;&quot;">
            <text:p/>
          </table:table-cell>
          <table:table-cell table:formula="of:=IF([$DataEntry.B503]=&quot;&quot;;&quot;&quot;;[$DataEntry.B503])">
            <text:p/>
          </table:table-cell>
          <table:table-cell table:formula="of:=IF([$DataEntry.E503]=&quot;&quot;;&quot;&quot;;[$DataEntry.E503])">
            <text:p/>
          </table:table-cell>
          <table:table-cell table:formula="of:=IF([$DataEntry.F503]=&quot;&quot;;&quot;&quot;;[$DataEntry.F503])">
            <text:p/>
          </table:table-cell>
          <table:table-cell table:formula="of:=IF([$DataEntry.G503]=&quot;&quot;;&quot;&quot;;[$DataEntry.G503])">
            <text:p/>
          </table:table-cell>
          <table:table-cell table:formula="of:=IF([$DataEntry.H503]=&quot;&quot;;&quot;&quot;;[$DataEntry.H503])">
            <text:p/>
          </table:table-cell>
          <table:table-cell table:formula="of:=IF([$DataEntry.I503]=&quot;&quot;;&quot;&quot;;[$DataEntry.I503])">
            <text:p/>
          </table:table-cell>
          <table:table-cell table:formula="of:=IF([$DataEntry.C503]=&quot;&quot;;&quot;&quot;;[$DataEntry.C503])">
            <text:p/>
          </table:table-cell>
          <table:table-cell table:formula="of:=&quot;&quot;">
            <text:p/>
          </table:table-cell>
          <table:table-cell table:formula="of:=IF([$DataEntry.D503]=&quot;&quot;;&quot;&quot;;[$DataEntry.D50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03]=&quot;&quot;;&quot;&quot;;[$DataEntry.N503])">
            <text:p/>
          </table:table-cell>
          <table:table-cell table:formula="of:=IF([$DataEntry.O503]=&quot;&quot;;&quot;&quot;;[$DataEntry.O503])">
            <text:p/>
          </table:table-cell>
          <table:table-cell table:formula="of:=IF([$DataEntry.P503]=&quot;&quot;;&quot;&quot;;[$DataEntry.P503])">
            <text:p/>
          </table:table-cell>
          <table:table-cell table:number-columns-repeated="48"/>
        </table:table-row>
        <table:table-row table:style-name="ro1">
          <table:table-cell table:formula="of:=IF([$DataEntry.A504]=&quot;&quot;;&quot;&quot;;[$DataEntry.A504])">
            <text:p/>
          </table:table-cell>
          <table:table-cell table:formula="of:=&quot;&quot;">
            <text:p/>
          </table:table-cell>
          <table:table-cell table:formula="of:=IF([$DataEntry.B504]=&quot;&quot;;&quot;&quot;;[$DataEntry.B504])">
            <text:p/>
          </table:table-cell>
          <table:table-cell table:formula="of:=IF([$DataEntry.E504]=&quot;&quot;;&quot;&quot;;[$DataEntry.E504])">
            <text:p/>
          </table:table-cell>
          <table:table-cell table:formula="of:=IF([$DataEntry.F504]=&quot;&quot;;&quot;&quot;;[$DataEntry.F504])">
            <text:p/>
          </table:table-cell>
          <table:table-cell table:formula="of:=IF([$DataEntry.G504]=&quot;&quot;;&quot;&quot;;[$DataEntry.G504])">
            <text:p/>
          </table:table-cell>
          <table:table-cell table:formula="of:=IF([$DataEntry.H504]=&quot;&quot;;&quot;&quot;;[$DataEntry.H504])">
            <text:p/>
          </table:table-cell>
          <table:table-cell table:formula="of:=IF([$DataEntry.I504]=&quot;&quot;;&quot;&quot;;[$DataEntry.I504])">
            <text:p/>
          </table:table-cell>
          <table:table-cell table:formula="of:=IF([$DataEntry.C504]=&quot;&quot;;&quot;&quot;;[$DataEntry.C504])">
            <text:p/>
          </table:table-cell>
          <table:table-cell table:formula="of:=&quot;&quot;">
            <text:p/>
          </table:table-cell>
          <table:table-cell table:formula="of:=IF([$DataEntry.D504]=&quot;&quot;;&quot;&quot;;[$DataEntry.D50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04]=&quot;&quot;;&quot;&quot;;[$DataEntry.N504])">
            <text:p/>
          </table:table-cell>
          <table:table-cell table:formula="of:=IF([$DataEntry.O504]=&quot;&quot;;&quot;&quot;;[$DataEntry.O504])">
            <text:p/>
          </table:table-cell>
          <table:table-cell table:formula="of:=IF([$DataEntry.P504]=&quot;&quot;;&quot;&quot;;[$DataEntry.P504])">
            <text:p/>
          </table:table-cell>
          <table:table-cell table:number-columns-repeated="48"/>
        </table:table-row>
        <table:table-row table:style-name="ro1">
          <table:table-cell table:formula="of:=IF([$DataEntry.A505]=&quot;&quot;;&quot;&quot;;[$DataEntry.A505])">
            <text:p/>
          </table:table-cell>
          <table:table-cell table:formula="of:=&quot;&quot;">
            <text:p/>
          </table:table-cell>
          <table:table-cell table:formula="of:=IF([$DataEntry.B505]=&quot;&quot;;&quot;&quot;;[$DataEntry.B505])">
            <text:p/>
          </table:table-cell>
          <table:table-cell table:formula="of:=IF([$DataEntry.E505]=&quot;&quot;;&quot;&quot;;[$DataEntry.E505])">
            <text:p/>
          </table:table-cell>
          <table:table-cell table:formula="of:=IF([$DataEntry.F505]=&quot;&quot;;&quot;&quot;;[$DataEntry.F505])">
            <text:p/>
          </table:table-cell>
          <table:table-cell table:formula="of:=IF([$DataEntry.G505]=&quot;&quot;;&quot;&quot;;[$DataEntry.G505])">
            <text:p/>
          </table:table-cell>
          <table:table-cell table:formula="of:=IF([$DataEntry.H505]=&quot;&quot;;&quot;&quot;;[$DataEntry.H505])">
            <text:p/>
          </table:table-cell>
          <table:table-cell table:formula="of:=IF([$DataEntry.I505]=&quot;&quot;;&quot;&quot;;[$DataEntry.I505])">
            <text:p/>
          </table:table-cell>
          <table:table-cell table:formula="of:=IF([$DataEntry.C505]=&quot;&quot;;&quot;&quot;;[$DataEntry.C505])">
            <text:p/>
          </table:table-cell>
          <table:table-cell table:formula="of:=&quot;&quot;">
            <text:p/>
          </table:table-cell>
          <table:table-cell table:formula="of:=IF([$DataEntry.D505]=&quot;&quot;;&quot;&quot;;[$DataEntry.D50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05]=&quot;&quot;;&quot;&quot;;[$DataEntry.N505])">
            <text:p/>
          </table:table-cell>
          <table:table-cell table:formula="of:=IF([$DataEntry.O505]=&quot;&quot;;&quot;&quot;;[$DataEntry.O505])">
            <text:p/>
          </table:table-cell>
          <table:table-cell table:formula="of:=IF([$DataEntry.P505]=&quot;&quot;;&quot;&quot;;[$DataEntry.P505])">
            <text:p/>
          </table:table-cell>
          <table:table-cell table:number-columns-repeated="48"/>
        </table:table-row>
        <table:table-row table:style-name="ro1">
          <table:table-cell table:formula="of:=IF([$DataEntry.A506]=&quot;&quot;;&quot;&quot;;[$DataEntry.A506])">
            <text:p/>
          </table:table-cell>
          <table:table-cell table:formula="of:=&quot;&quot;">
            <text:p/>
          </table:table-cell>
          <table:table-cell table:formula="of:=IF([$DataEntry.B506]=&quot;&quot;;&quot;&quot;;[$DataEntry.B506])">
            <text:p/>
          </table:table-cell>
          <table:table-cell table:formula="of:=IF([$DataEntry.E506]=&quot;&quot;;&quot;&quot;;[$DataEntry.E506])">
            <text:p/>
          </table:table-cell>
          <table:table-cell table:formula="of:=IF([$DataEntry.F506]=&quot;&quot;;&quot;&quot;;[$DataEntry.F506])">
            <text:p/>
          </table:table-cell>
          <table:table-cell table:formula="of:=IF([$DataEntry.G506]=&quot;&quot;;&quot;&quot;;[$DataEntry.G506])">
            <text:p/>
          </table:table-cell>
          <table:table-cell table:formula="of:=IF([$DataEntry.H506]=&quot;&quot;;&quot;&quot;;[$DataEntry.H506])">
            <text:p/>
          </table:table-cell>
          <table:table-cell table:formula="of:=IF([$DataEntry.I506]=&quot;&quot;;&quot;&quot;;[$DataEntry.I506])">
            <text:p/>
          </table:table-cell>
          <table:table-cell table:formula="of:=IF([$DataEntry.C506]=&quot;&quot;;&quot;&quot;;[$DataEntry.C506])">
            <text:p/>
          </table:table-cell>
          <table:table-cell table:formula="of:=&quot;&quot;">
            <text:p/>
          </table:table-cell>
          <table:table-cell table:formula="of:=IF([$DataEntry.D506]=&quot;&quot;;&quot;&quot;;[$DataEntry.D50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06]=&quot;&quot;;&quot;&quot;;[$DataEntry.N506])">
            <text:p/>
          </table:table-cell>
          <table:table-cell table:formula="of:=IF([$DataEntry.O506]=&quot;&quot;;&quot;&quot;;[$DataEntry.O506])">
            <text:p/>
          </table:table-cell>
          <table:table-cell table:formula="of:=IF([$DataEntry.P506]=&quot;&quot;;&quot;&quot;;[$DataEntry.P506])">
            <text:p/>
          </table:table-cell>
          <table:table-cell table:number-columns-repeated="48"/>
        </table:table-row>
        <table:table-row table:style-name="ro1">
          <table:table-cell table:formula="of:=IF([$DataEntry.A507]=&quot;&quot;;&quot;&quot;;[$DataEntry.A507])">
            <text:p/>
          </table:table-cell>
          <table:table-cell table:formula="of:=&quot;&quot;">
            <text:p/>
          </table:table-cell>
          <table:table-cell table:formula="of:=IF([$DataEntry.B507]=&quot;&quot;;&quot;&quot;;[$DataEntry.B507])">
            <text:p/>
          </table:table-cell>
          <table:table-cell table:formula="of:=IF([$DataEntry.E507]=&quot;&quot;;&quot;&quot;;[$DataEntry.E507])">
            <text:p/>
          </table:table-cell>
          <table:table-cell table:formula="of:=IF([$DataEntry.F507]=&quot;&quot;;&quot;&quot;;[$DataEntry.F507])">
            <text:p/>
          </table:table-cell>
          <table:table-cell table:formula="of:=IF([$DataEntry.G507]=&quot;&quot;;&quot;&quot;;[$DataEntry.G507])">
            <text:p/>
          </table:table-cell>
          <table:table-cell table:formula="of:=IF([$DataEntry.H507]=&quot;&quot;;&quot;&quot;;[$DataEntry.H507])">
            <text:p/>
          </table:table-cell>
          <table:table-cell table:formula="of:=IF([$DataEntry.I507]=&quot;&quot;;&quot;&quot;;[$DataEntry.I507])">
            <text:p/>
          </table:table-cell>
          <table:table-cell table:formula="of:=IF([$DataEntry.C507]=&quot;&quot;;&quot;&quot;;[$DataEntry.C507])">
            <text:p/>
          </table:table-cell>
          <table:table-cell table:formula="of:=&quot;&quot;">
            <text:p/>
          </table:table-cell>
          <table:table-cell table:formula="of:=IF([$DataEntry.D507]=&quot;&quot;;&quot;&quot;;[$DataEntry.D50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07]=&quot;&quot;;&quot;&quot;;[$DataEntry.N507])">
            <text:p/>
          </table:table-cell>
          <table:table-cell table:formula="of:=IF([$DataEntry.O507]=&quot;&quot;;&quot;&quot;;[$DataEntry.O507])">
            <text:p/>
          </table:table-cell>
          <table:table-cell table:formula="of:=IF([$DataEntry.P507]=&quot;&quot;;&quot;&quot;;[$DataEntry.P507])">
            <text:p/>
          </table:table-cell>
          <table:table-cell table:number-columns-repeated="48"/>
        </table:table-row>
        <table:table-row table:style-name="ro1">
          <table:table-cell table:formula="of:=IF([$DataEntry.A508]=&quot;&quot;;&quot;&quot;;[$DataEntry.A508])">
            <text:p/>
          </table:table-cell>
          <table:table-cell table:formula="of:=&quot;&quot;">
            <text:p/>
          </table:table-cell>
          <table:table-cell table:formula="of:=IF([$DataEntry.B508]=&quot;&quot;;&quot;&quot;;[$DataEntry.B508])">
            <text:p/>
          </table:table-cell>
          <table:table-cell table:formula="of:=IF([$DataEntry.E508]=&quot;&quot;;&quot;&quot;;[$DataEntry.E508])">
            <text:p/>
          </table:table-cell>
          <table:table-cell table:formula="of:=IF([$DataEntry.F508]=&quot;&quot;;&quot;&quot;;[$DataEntry.F508])">
            <text:p/>
          </table:table-cell>
          <table:table-cell table:formula="of:=IF([$DataEntry.G508]=&quot;&quot;;&quot;&quot;;[$DataEntry.G508])">
            <text:p/>
          </table:table-cell>
          <table:table-cell table:formula="of:=IF([$DataEntry.H508]=&quot;&quot;;&quot;&quot;;[$DataEntry.H508])">
            <text:p/>
          </table:table-cell>
          <table:table-cell table:formula="of:=IF([$DataEntry.I508]=&quot;&quot;;&quot;&quot;;[$DataEntry.I508])">
            <text:p/>
          </table:table-cell>
          <table:table-cell table:formula="of:=IF([$DataEntry.C508]=&quot;&quot;;&quot;&quot;;[$DataEntry.C508])">
            <text:p/>
          </table:table-cell>
          <table:table-cell table:formula="of:=&quot;&quot;">
            <text:p/>
          </table:table-cell>
          <table:table-cell table:formula="of:=IF([$DataEntry.D508]=&quot;&quot;;&quot;&quot;;[$DataEntry.D50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08]=&quot;&quot;;&quot;&quot;;[$DataEntry.N508])">
            <text:p/>
          </table:table-cell>
          <table:table-cell table:formula="of:=IF([$DataEntry.O508]=&quot;&quot;;&quot;&quot;;[$DataEntry.O508])">
            <text:p/>
          </table:table-cell>
          <table:table-cell table:formula="of:=IF([$DataEntry.P508]=&quot;&quot;;&quot;&quot;;[$DataEntry.P508])">
            <text:p/>
          </table:table-cell>
          <table:table-cell table:number-columns-repeated="48"/>
        </table:table-row>
        <table:table-row table:style-name="ro1">
          <table:table-cell table:formula="of:=IF([$DataEntry.A509]=&quot;&quot;;&quot;&quot;;[$DataEntry.A509])">
            <text:p/>
          </table:table-cell>
          <table:table-cell table:formula="of:=&quot;&quot;">
            <text:p/>
          </table:table-cell>
          <table:table-cell table:formula="of:=IF([$DataEntry.B509]=&quot;&quot;;&quot;&quot;;[$DataEntry.B509])">
            <text:p/>
          </table:table-cell>
          <table:table-cell table:formula="of:=IF([$DataEntry.E509]=&quot;&quot;;&quot;&quot;;[$DataEntry.E509])">
            <text:p/>
          </table:table-cell>
          <table:table-cell table:formula="of:=IF([$DataEntry.F509]=&quot;&quot;;&quot;&quot;;[$DataEntry.F509])">
            <text:p/>
          </table:table-cell>
          <table:table-cell table:formula="of:=IF([$DataEntry.G509]=&quot;&quot;;&quot;&quot;;[$DataEntry.G509])">
            <text:p/>
          </table:table-cell>
          <table:table-cell table:formula="of:=IF([$DataEntry.H509]=&quot;&quot;;&quot;&quot;;[$DataEntry.H509])">
            <text:p/>
          </table:table-cell>
          <table:table-cell table:formula="of:=IF([$DataEntry.I509]=&quot;&quot;;&quot;&quot;;[$DataEntry.I509])">
            <text:p/>
          </table:table-cell>
          <table:table-cell table:formula="of:=IF([$DataEntry.C509]=&quot;&quot;;&quot;&quot;;[$DataEntry.C509])">
            <text:p/>
          </table:table-cell>
          <table:table-cell table:formula="of:=&quot;&quot;">
            <text:p/>
          </table:table-cell>
          <table:table-cell table:formula="of:=IF([$DataEntry.D509]=&quot;&quot;;&quot;&quot;;[$DataEntry.D50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09]=&quot;&quot;;&quot;&quot;;[$DataEntry.N509])">
            <text:p/>
          </table:table-cell>
          <table:table-cell table:formula="of:=IF([$DataEntry.O509]=&quot;&quot;;&quot;&quot;;[$DataEntry.O509])">
            <text:p/>
          </table:table-cell>
          <table:table-cell table:formula="of:=IF([$DataEntry.P509]=&quot;&quot;;&quot;&quot;;[$DataEntry.P509])">
            <text:p/>
          </table:table-cell>
          <table:table-cell table:number-columns-repeated="48"/>
        </table:table-row>
        <table:table-row table:style-name="ro1">
          <table:table-cell table:formula="of:=IF([$DataEntry.A510]=&quot;&quot;;&quot;&quot;;[$DataEntry.A510])">
            <text:p/>
          </table:table-cell>
          <table:table-cell table:formula="of:=&quot;&quot;">
            <text:p/>
          </table:table-cell>
          <table:table-cell table:formula="of:=IF([$DataEntry.B510]=&quot;&quot;;&quot;&quot;;[$DataEntry.B510])">
            <text:p/>
          </table:table-cell>
          <table:table-cell table:formula="of:=IF([$DataEntry.E510]=&quot;&quot;;&quot;&quot;;[$DataEntry.E510])">
            <text:p/>
          </table:table-cell>
          <table:table-cell table:formula="of:=IF([$DataEntry.F510]=&quot;&quot;;&quot;&quot;;[$DataEntry.F510])">
            <text:p/>
          </table:table-cell>
          <table:table-cell table:formula="of:=IF([$DataEntry.G510]=&quot;&quot;;&quot;&quot;;[$DataEntry.G510])">
            <text:p/>
          </table:table-cell>
          <table:table-cell table:formula="of:=IF([$DataEntry.H510]=&quot;&quot;;&quot;&quot;;[$DataEntry.H510])">
            <text:p/>
          </table:table-cell>
          <table:table-cell table:formula="of:=IF([$DataEntry.I510]=&quot;&quot;;&quot;&quot;;[$DataEntry.I510])">
            <text:p/>
          </table:table-cell>
          <table:table-cell table:formula="of:=IF([$DataEntry.C510]=&quot;&quot;;&quot;&quot;;[$DataEntry.C510])">
            <text:p/>
          </table:table-cell>
          <table:table-cell table:formula="of:=&quot;&quot;">
            <text:p/>
          </table:table-cell>
          <table:table-cell table:formula="of:=IF([$DataEntry.D510]=&quot;&quot;;&quot;&quot;;[$DataEntry.D51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10]=&quot;&quot;;&quot;&quot;;[$DataEntry.N510])">
            <text:p/>
          </table:table-cell>
          <table:table-cell table:formula="of:=IF([$DataEntry.O510]=&quot;&quot;;&quot;&quot;;[$DataEntry.O510])">
            <text:p/>
          </table:table-cell>
          <table:table-cell table:formula="of:=IF([$DataEntry.P510]=&quot;&quot;;&quot;&quot;;[$DataEntry.P510])">
            <text:p/>
          </table:table-cell>
          <table:table-cell table:number-columns-repeated="48"/>
        </table:table-row>
        <table:table-row table:style-name="ro1">
          <table:table-cell table:formula="of:=IF([$DataEntry.A511]=&quot;&quot;;&quot;&quot;;[$DataEntry.A511])">
            <text:p/>
          </table:table-cell>
          <table:table-cell table:formula="of:=&quot;&quot;">
            <text:p/>
          </table:table-cell>
          <table:table-cell table:formula="of:=IF([$DataEntry.B511]=&quot;&quot;;&quot;&quot;;[$DataEntry.B511])">
            <text:p/>
          </table:table-cell>
          <table:table-cell table:formula="of:=IF([$DataEntry.E511]=&quot;&quot;;&quot;&quot;;[$DataEntry.E511])">
            <text:p/>
          </table:table-cell>
          <table:table-cell table:formula="of:=IF([$DataEntry.F511]=&quot;&quot;;&quot;&quot;;[$DataEntry.F511])">
            <text:p/>
          </table:table-cell>
          <table:table-cell table:formula="of:=IF([$DataEntry.G511]=&quot;&quot;;&quot;&quot;;[$DataEntry.G511])">
            <text:p/>
          </table:table-cell>
          <table:table-cell table:formula="of:=IF([$DataEntry.H511]=&quot;&quot;;&quot;&quot;;[$DataEntry.H511])">
            <text:p/>
          </table:table-cell>
          <table:table-cell table:formula="of:=IF([$DataEntry.I511]=&quot;&quot;;&quot;&quot;;[$DataEntry.I511])">
            <text:p/>
          </table:table-cell>
          <table:table-cell table:formula="of:=IF([$DataEntry.C511]=&quot;&quot;;&quot;&quot;;[$DataEntry.C511])">
            <text:p/>
          </table:table-cell>
          <table:table-cell table:formula="of:=&quot;&quot;">
            <text:p/>
          </table:table-cell>
          <table:table-cell table:formula="of:=IF([$DataEntry.D511]=&quot;&quot;;&quot;&quot;;[$DataEntry.D51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11]=&quot;&quot;;&quot;&quot;;[$DataEntry.N511])">
            <text:p/>
          </table:table-cell>
          <table:table-cell table:formula="of:=IF([$DataEntry.O511]=&quot;&quot;;&quot;&quot;;[$DataEntry.O511])">
            <text:p/>
          </table:table-cell>
          <table:table-cell table:formula="of:=IF([$DataEntry.P511]=&quot;&quot;;&quot;&quot;;[$DataEntry.P511])">
            <text:p/>
          </table:table-cell>
          <table:table-cell table:number-columns-repeated="48"/>
        </table:table-row>
        <table:table-row table:style-name="ro1">
          <table:table-cell table:formula="of:=IF([$DataEntry.A512]=&quot;&quot;;&quot;&quot;;[$DataEntry.A512])">
            <text:p/>
          </table:table-cell>
          <table:table-cell table:formula="of:=&quot;&quot;">
            <text:p/>
          </table:table-cell>
          <table:table-cell table:formula="of:=IF([$DataEntry.B512]=&quot;&quot;;&quot;&quot;;[$DataEntry.B512])">
            <text:p/>
          </table:table-cell>
          <table:table-cell table:formula="of:=IF([$DataEntry.E512]=&quot;&quot;;&quot;&quot;;[$DataEntry.E512])">
            <text:p/>
          </table:table-cell>
          <table:table-cell table:formula="of:=IF([$DataEntry.F512]=&quot;&quot;;&quot;&quot;;[$DataEntry.F512])">
            <text:p/>
          </table:table-cell>
          <table:table-cell table:formula="of:=IF([$DataEntry.G512]=&quot;&quot;;&quot;&quot;;[$DataEntry.G512])">
            <text:p/>
          </table:table-cell>
          <table:table-cell table:formula="of:=IF([$DataEntry.H512]=&quot;&quot;;&quot;&quot;;[$DataEntry.H512])">
            <text:p/>
          </table:table-cell>
          <table:table-cell table:formula="of:=IF([$DataEntry.I512]=&quot;&quot;;&quot;&quot;;[$DataEntry.I512])">
            <text:p/>
          </table:table-cell>
          <table:table-cell table:formula="of:=IF([$DataEntry.C512]=&quot;&quot;;&quot;&quot;;[$DataEntry.C512])">
            <text:p/>
          </table:table-cell>
          <table:table-cell table:formula="of:=&quot;&quot;">
            <text:p/>
          </table:table-cell>
          <table:table-cell table:formula="of:=IF([$DataEntry.D512]=&quot;&quot;;&quot;&quot;;[$DataEntry.D51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12]=&quot;&quot;;&quot;&quot;;[$DataEntry.N512])">
            <text:p/>
          </table:table-cell>
          <table:table-cell table:formula="of:=IF([$DataEntry.O512]=&quot;&quot;;&quot;&quot;;[$DataEntry.O512])">
            <text:p/>
          </table:table-cell>
          <table:table-cell table:formula="of:=IF([$DataEntry.P512]=&quot;&quot;;&quot;&quot;;[$DataEntry.P512])">
            <text:p/>
          </table:table-cell>
          <table:table-cell table:number-columns-repeated="48"/>
        </table:table-row>
        <table:table-row table:style-name="ro1">
          <table:table-cell table:formula="of:=IF([$DataEntry.A513]=&quot;&quot;;&quot;&quot;;[$DataEntry.A513])">
            <text:p/>
          </table:table-cell>
          <table:table-cell table:formula="of:=&quot;&quot;">
            <text:p/>
          </table:table-cell>
          <table:table-cell table:formula="of:=IF([$DataEntry.B513]=&quot;&quot;;&quot;&quot;;[$DataEntry.B513])">
            <text:p/>
          </table:table-cell>
          <table:table-cell table:formula="of:=IF([$DataEntry.E513]=&quot;&quot;;&quot;&quot;;[$DataEntry.E513])">
            <text:p/>
          </table:table-cell>
          <table:table-cell table:formula="of:=IF([$DataEntry.F513]=&quot;&quot;;&quot;&quot;;[$DataEntry.F513])">
            <text:p/>
          </table:table-cell>
          <table:table-cell table:formula="of:=IF([$DataEntry.G513]=&quot;&quot;;&quot;&quot;;[$DataEntry.G513])">
            <text:p/>
          </table:table-cell>
          <table:table-cell table:formula="of:=IF([$DataEntry.H513]=&quot;&quot;;&quot;&quot;;[$DataEntry.H513])">
            <text:p/>
          </table:table-cell>
          <table:table-cell table:formula="of:=IF([$DataEntry.I513]=&quot;&quot;;&quot;&quot;;[$DataEntry.I513])">
            <text:p/>
          </table:table-cell>
          <table:table-cell table:formula="of:=IF([$DataEntry.C513]=&quot;&quot;;&quot;&quot;;[$DataEntry.C513])">
            <text:p/>
          </table:table-cell>
          <table:table-cell table:formula="of:=&quot;&quot;">
            <text:p/>
          </table:table-cell>
          <table:table-cell table:formula="of:=IF([$DataEntry.D513]=&quot;&quot;;&quot;&quot;;[$DataEntry.D51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13]=&quot;&quot;;&quot;&quot;;[$DataEntry.N513])">
            <text:p/>
          </table:table-cell>
          <table:table-cell table:formula="of:=IF([$DataEntry.O513]=&quot;&quot;;&quot;&quot;;[$DataEntry.O513])">
            <text:p/>
          </table:table-cell>
          <table:table-cell table:formula="of:=IF([$DataEntry.P513]=&quot;&quot;;&quot;&quot;;[$DataEntry.P513])">
            <text:p/>
          </table:table-cell>
          <table:table-cell table:number-columns-repeated="48"/>
        </table:table-row>
        <table:table-row table:style-name="ro1">
          <table:table-cell table:formula="of:=IF([$DataEntry.A514]=&quot;&quot;;&quot;&quot;;[$DataEntry.A514])">
            <text:p/>
          </table:table-cell>
          <table:table-cell table:formula="of:=&quot;&quot;">
            <text:p/>
          </table:table-cell>
          <table:table-cell table:formula="of:=IF([$DataEntry.B514]=&quot;&quot;;&quot;&quot;;[$DataEntry.B514])">
            <text:p/>
          </table:table-cell>
          <table:table-cell table:formula="of:=IF([$DataEntry.E514]=&quot;&quot;;&quot;&quot;;[$DataEntry.E514])">
            <text:p/>
          </table:table-cell>
          <table:table-cell table:formula="of:=IF([$DataEntry.F514]=&quot;&quot;;&quot;&quot;;[$DataEntry.F514])">
            <text:p/>
          </table:table-cell>
          <table:table-cell table:formula="of:=IF([$DataEntry.G514]=&quot;&quot;;&quot;&quot;;[$DataEntry.G514])">
            <text:p/>
          </table:table-cell>
          <table:table-cell table:formula="of:=IF([$DataEntry.H514]=&quot;&quot;;&quot;&quot;;[$DataEntry.H514])">
            <text:p/>
          </table:table-cell>
          <table:table-cell table:formula="of:=IF([$DataEntry.I514]=&quot;&quot;;&quot;&quot;;[$DataEntry.I514])">
            <text:p/>
          </table:table-cell>
          <table:table-cell table:formula="of:=IF([$DataEntry.C514]=&quot;&quot;;&quot;&quot;;[$DataEntry.C514])">
            <text:p/>
          </table:table-cell>
          <table:table-cell table:formula="of:=&quot;&quot;">
            <text:p/>
          </table:table-cell>
          <table:table-cell table:formula="of:=IF([$DataEntry.D514]=&quot;&quot;;&quot;&quot;;[$DataEntry.D51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14]=&quot;&quot;;&quot;&quot;;[$DataEntry.N514])">
            <text:p/>
          </table:table-cell>
          <table:table-cell table:formula="of:=IF([$DataEntry.O514]=&quot;&quot;;&quot;&quot;;[$DataEntry.O514])">
            <text:p/>
          </table:table-cell>
          <table:table-cell table:formula="of:=IF([$DataEntry.P514]=&quot;&quot;;&quot;&quot;;[$DataEntry.P514])">
            <text:p/>
          </table:table-cell>
          <table:table-cell table:number-columns-repeated="48"/>
        </table:table-row>
        <table:table-row table:style-name="ro1">
          <table:table-cell table:formula="of:=IF([$DataEntry.A515]=&quot;&quot;;&quot;&quot;;[$DataEntry.A515])">
            <text:p/>
          </table:table-cell>
          <table:table-cell table:formula="of:=&quot;&quot;">
            <text:p/>
          </table:table-cell>
          <table:table-cell table:formula="of:=IF([$DataEntry.B515]=&quot;&quot;;&quot;&quot;;[$DataEntry.B515])">
            <text:p/>
          </table:table-cell>
          <table:table-cell table:formula="of:=IF([$DataEntry.E515]=&quot;&quot;;&quot;&quot;;[$DataEntry.E515])">
            <text:p/>
          </table:table-cell>
          <table:table-cell table:formula="of:=IF([$DataEntry.F515]=&quot;&quot;;&quot;&quot;;[$DataEntry.F515])">
            <text:p/>
          </table:table-cell>
          <table:table-cell table:formula="of:=IF([$DataEntry.G515]=&quot;&quot;;&quot;&quot;;[$DataEntry.G515])">
            <text:p/>
          </table:table-cell>
          <table:table-cell table:formula="of:=IF([$DataEntry.H515]=&quot;&quot;;&quot;&quot;;[$DataEntry.H515])">
            <text:p/>
          </table:table-cell>
          <table:table-cell table:formula="of:=IF([$DataEntry.I515]=&quot;&quot;;&quot;&quot;;[$DataEntry.I515])">
            <text:p/>
          </table:table-cell>
          <table:table-cell table:formula="of:=IF([$DataEntry.C515]=&quot;&quot;;&quot;&quot;;[$DataEntry.C515])">
            <text:p/>
          </table:table-cell>
          <table:table-cell table:formula="of:=&quot;&quot;">
            <text:p/>
          </table:table-cell>
          <table:table-cell table:formula="of:=IF([$DataEntry.D515]=&quot;&quot;;&quot;&quot;;[$DataEntry.D51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15]=&quot;&quot;;&quot;&quot;;[$DataEntry.N515])">
            <text:p/>
          </table:table-cell>
          <table:table-cell table:formula="of:=IF([$DataEntry.O515]=&quot;&quot;;&quot;&quot;;[$DataEntry.O515])">
            <text:p/>
          </table:table-cell>
          <table:table-cell table:formula="of:=IF([$DataEntry.P515]=&quot;&quot;;&quot;&quot;;[$DataEntry.P515])">
            <text:p/>
          </table:table-cell>
          <table:table-cell table:number-columns-repeated="48"/>
        </table:table-row>
        <table:table-row table:style-name="ro1">
          <table:table-cell table:formula="of:=IF([$DataEntry.A516]=&quot;&quot;;&quot;&quot;;[$DataEntry.A516])">
            <text:p/>
          </table:table-cell>
          <table:table-cell table:formula="of:=&quot;&quot;">
            <text:p/>
          </table:table-cell>
          <table:table-cell table:formula="of:=IF([$DataEntry.B516]=&quot;&quot;;&quot;&quot;;[$DataEntry.B516])">
            <text:p/>
          </table:table-cell>
          <table:table-cell table:formula="of:=IF([$DataEntry.E516]=&quot;&quot;;&quot;&quot;;[$DataEntry.E516])">
            <text:p/>
          </table:table-cell>
          <table:table-cell table:formula="of:=IF([$DataEntry.F516]=&quot;&quot;;&quot;&quot;;[$DataEntry.F516])">
            <text:p/>
          </table:table-cell>
          <table:table-cell table:formula="of:=IF([$DataEntry.G516]=&quot;&quot;;&quot;&quot;;[$DataEntry.G516])">
            <text:p/>
          </table:table-cell>
          <table:table-cell table:formula="of:=IF([$DataEntry.H516]=&quot;&quot;;&quot;&quot;;[$DataEntry.H516])">
            <text:p/>
          </table:table-cell>
          <table:table-cell table:formula="of:=IF([$DataEntry.I516]=&quot;&quot;;&quot;&quot;;[$DataEntry.I516])">
            <text:p/>
          </table:table-cell>
          <table:table-cell table:formula="of:=IF([$DataEntry.C516]=&quot;&quot;;&quot;&quot;;[$DataEntry.C516])">
            <text:p/>
          </table:table-cell>
          <table:table-cell table:formula="of:=&quot;&quot;">
            <text:p/>
          </table:table-cell>
          <table:table-cell table:formula="of:=IF([$DataEntry.D516]=&quot;&quot;;&quot;&quot;;[$DataEntry.D51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16]=&quot;&quot;;&quot;&quot;;[$DataEntry.N516])">
            <text:p/>
          </table:table-cell>
          <table:table-cell table:formula="of:=IF([$DataEntry.O516]=&quot;&quot;;&quot;&quot;;[$DataEntry.O516])">
            <text:p/>
          </table:table-cell>
          <table:table-cell table:formula="of:=IF([$DataEntry.P516]=&quot;&quot;;&quot;&quot;;[$DataEntry.P516])">
            <text:p/>
          </table:table-cell>
          <table:table-cell table:number-columns-repeated="48"/>
        </table:table-row>
        <table:table-row table:style-name="ro1">
          <table:table-cell table:formula="of:=IF([$DataEntry.A517]=&quot;&quot;;&quot;&quot;;[$DataEntry.A517])">
            <text:p/>
          </table:table-cell>
          <table:table-cell table:formula="of:=&quot;&quot;">
            <text:p/>
          </table:table-cell>
          <table:table-cell table:formula="of:=IF([$DataEntry.B517]=&quot;&quot;;&quot;&quot;;[$DataEntry.B517])">
            <text:p/>
          </table:table-cell>
          <table:table-cell table:formula="of:=IF([$DataEntry.E517]=&quot;&quot;;&quot;&quot;;[$DataEntry.E517])">
            <text:p/>
          </table:table-cell>
          <table:table-cell table:formula="of:=IF([$DataEntry.F517]=&quot;&quot;;&quot;&quot;;[$DataEntry.F517])">
            <text:p/>
          </table:table-cell>
          <table:table-cell table:formula="of:=IF([$DataEntry.G517]=&quot;&quot;;&quot;&quot;;[$DataEntry.G517])">
            <text:p/>
          </table:table-cell>
          <table:table-cell table:formula="of:=IF([$DataEntry.H517]=&quot;&quot;;&quot;&quot;;[$DataEntry.H517])">
            <text:p/>
          </table:table-cell>
          <table:table-cell table:formula="of:=IF([$DataEntry.I517]=&quot;&quot;;&quot;&quot;;[$DataEntry.I517])">
            <text:p/>
          </table:table-cell>
          <table:table-cell table:formula="of:=IF([$DataEntry.C517]=&quot;&quot;;&quot;&quot;;[$DataEntry.C517])">
            <text:p/>
          </table:table-cell>
          <table:table-cell table:formula="of:=&quot;&quot;">
            <text:p/>
          </table:table-cell>
          <table:table-cell table:formula="of:=IF([$DataEntry.D517]=&quot;&quot;;&quot;&quot;;[$DataEntry.D51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17]=&quot;&quot;;&quot;&quot;;[$DataEntry.N517])">
            <text:p/>
          </table:table-cell>
          <table:table-cell table:formula="of:=IF([$DataEntry.O517]=&quot;&quot;;&quot;&quot;;[$DataEntry.O517])">
            <text:p/>
          </table:table-cell>
          <table:table-cell table:formula="of:=IF([$DataEntry.P517]=&quot;&quot;;&quot;&quot;;[$DataEntry.P517])">
            <text:p/>
          </table:table-cell>
          <table:table-cell table:number-columns-repeated="48"/>
        </table:table-row>
        <table:table-row table:style-name="ro1">
          <table:table-cell table:formula="of:=IF([$DataEntry.A518]=&quot;&quot;;&quot;&quot;;[$DataEntry.A518])">
            <text:p/>
          </table:table-cell>
          <table:table-cell table:formula="of:=&quot;&quot;">
            <text:p/>
          </table:table-cell>
          <table:table-cell table:formula="of:=IF([$DataEntry.B518]=&quot;&quot;;&quot;&quot;;[$DataEntry.B518])">
            <text:p/>
          </table:table-cell>
          <table:table-cell table:formula="of:=IF([$DataEntry.E518]=&quot;&quot;;&quot;&quot;;[$DataEntry.E518])">
            <text:p/>
          </table:table-cell>
          <table:table-cell table:formula="of:=IF([$DataEntry.F518]=&quot;&quot;;&quot;&quot;;[$DataEntry.F518])">
            <text:p/>
          </table:table-cell>
          <table:table-cell table:formula="of:=IF([$DataEntry.G518]=&quot;&quot;;&quot;&quot;;[$DataEntry.G518])">
            <text:p/>
          </table:table-cell>
          <table:table-cell table:formula="of:=IF([$DataEntry.H518]=&quot;&quot;;&quot;&quot;;[$DataEntry.H518])">
            <text:p/>
          </table:table-cell>
          <table:table-cell table:formula="of:=IF([$DataEntry.I518]=&quot;&quot;;&quot;&quot;;[$DataEntry.I518])">
            <text:p/>
          </table:table-cell>
          <table:table-cell table:formula="of:=IF([$DataEntry.C518]=&quot;&quot;;&quot;&quot;;[$DataEntry.C518])">
            <text:p/>
          </table:table-cell>
          <table:table-cell table:formula="of:=&quot;&quot;">
            <text:p/>
          </table:table-cell>
          <table:table-cell table:formula="of:=IF([$DataEntry.D518]=&quot;&quot;;&quot;&quot;;[$DataEntry.D51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18]=&quot;&quot;;&quot;&quot;;[$DataEntry.N518])">
            <text:p/>
          </table:table-cell>
          <table:table-cell table:formula="of:=IF([$DataEntry.O518]=&quot;&quot;;&quot;&quot;;[$DataEntry.O518])">
            <text:p/>
          </table:table-cell>
          <table:table-cell table:formula="of:=IF([$DataEntry.P518]=&quot;&quot;;&quot;&quot;;[$DataEntry.P518])">
            <text:p/>
          </table:table-cell>
          <table:table-cell table:number-columns-repeated="48"/>
        </table:table-row>
        <table:table-row table:style-name="ro1">
          <table:table-cell table:formula="of:=IF([$DataEntry.A519]=&quot;&quot;;&quot;&quot;;[$DataEntry.A519])">
            <text:p/>
          </table:table-cell>
          <table:table-cell table:formula="of:=&quot;&quot;">
            <text:p/>
          </table:table-cell>
          <table:table-cell table:formula="of:=IF([$DataEntry.B519]=&quot;&quot;;&quot;&quot;;[$DataEntry.B519])">
            <text:p/>
          </table:table-cell>
          <table:table-cell table:formula="of:=IF([$DataEntry.E519]=&quot;&quot;;&quot;&quot;;[$DataEntry.E519])">
            <text:p/>
          </table:table-cell>
          <table:table-cell table:formula="of:=IF([$DataEntry.F519]=&quot;&quot;;&quot;&quot;;[$DataEntry.F519])">
            <text:p/>
          </table:table-cell>
          <table:table-cell table:formula="of:=IF([$DataEntry.G519]=&quot;&quot;;&quot;&quot;;[$DataEntry.G519])">
            <text:p/>
          </table:table-cell>
          <table:table-cell table:formula="of:=IF([$DataEntry.H519]=&quot;&quot;;&quot;&quot;;[$DataEntry.H519])">
            <text:p/>
          </table:table-cell>
          <table:table-cell table:formula="of:=IF([$DataEntry.I519]=&quot;&quot;;&quot;&quot;;[$DataEntry.I519])">
            <text:p/>
          </table:table-cell>
          <table:table-cell table:formula="of:=IF([$DataEntry.C519]=&quot;&quot;;&quot;&quot;;[$DataEntry.C519])">
            <text:p/>
          </table:table-cell>
          <table:table-cell table:formula="of:=&quot;&quot;">
            <text:p/>
          </table:table-cell>
          <table:table-cell table:formula="of:=IF([$DataEntry.D519]=&quot;&quot;;&quot;&quot;;[$DataEntry.D51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19]=&quot;&quot;;&quot;&quot;;[$DataEntry.N519])">
            <text:p/>
          </table:table-cell>
          <table:table-cell table:formula="of:=IF([$DataEntry.O519]=&quot;&quot;;&quot;&quot;;[$DataEntry.O519])">
            <text:p/>
          </table:table-cell>
          <table:table-cell table:formula="of:=IF([$DataEntry.P519]=&quot;&quot;;&quot;&quot;;[$DataEntry.P519])">
            <text:p/>
          </table:table-cell>
          <table:table-cell table:number-columns-repeated="48"/>
        </table:table-row>
        <table:table-row table:style-name="ro1">
          <table:table-cell table:formula="of:=IF([$DataEntry.A520]=&quot;&quot;;&quot;&quot;;[$DataEntry.A520])">
            <text:p/>
          </table:table-cell>
          <table:table-cell table:formula="of:=&quot;&quot;">
            <text:p/>
          </table:table-cell>
          <table:table-cell table:formula="of:=IF([$DataEntry.B520]=&quot;&quot;;&quot;&quot;;[$DataEntry.B520])">
            <text:p/>
          </table:table-cell>
          <table:table-cell table:formula="of:=IF([$DataEntry.E520]=&quot;&quot;;&quot;&quot;;[$DataEntry.E520])">
            <text:p/>
          </table:table-cell>
          <table:table-cell table:formula="of:=IF([$DataEntry.F520]=&quot;&quot;;&quot;&quot;;[$DataEntry.F520])">
            <text:p/>
          </table:table-cell>
          <table:table-cell table:formula="of:=IF([$DataEntry.G520]=&quot;&quot;;&quot;&quot;;[$DataEntry.G520])">
            <text:p/>
          </table:table-cell>
          <table:table-cell table:formula="of:=IF([$DataEntry.H520]=&quot;&quot;;&quot;&quot;;[$DataEntry.H520])">
            <text:p/>
          </table:table-cell>
          <table:table-cell table:formula="of:=IF([$DataEntry.I520]=&quot;&quot;;&quot;&quot;;[$DataEntry.I520])">
            <text:p/>
          </table:table-cell>
          <table:table-cell table:formula="of:=IF([$DataEntry.C520]=&quot;&quot;;&quot;&quot;;[$DataEntry.C520])">
            <text:p/>
          </table:table-cell>
          <table:table-cell table:formula="of:=&quot;&quot;">
            <text:p/>
          </table:table-cell>
          <table:table-cell table:formula="of:=IF([$DataEntry.D520]=&quot;&quot;;&quot;&quot;;[$DataEntry.D52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20]=&quot;&quot;;&quot;&quot;;[$DataEntry.N520])">
            <text:p/>
          </table:table-cell>
          <table:table-cell table:formula="of:=IF([$DataEntry.O520]=&quot;&quot;;&quot;&quot;;[$DataEntry.O520])">
            <text:p/>
          </table:table-cell>
          <table:table-cell table:formula="of:=IF([$DataEntry.P520]=&quot;&quot;;&quot;&quot;;[$DataEntry.P520])">
            <text:p/>
          </table:table-cell>
          <table:table-cell table:number-columns-repeated="48"/>
        </table:table-row>
        <table:table-row table:style-name="ro1">
          <table:table-cell table:formula="of:=IF([$DataEntry.A521]=&quot;&quot;;&quot;&quot;;[$DataEntry.A521])">
            <text:p/>
          </table:table-cell>
          <table:table-cell table:formula="of:=&quot;&quot;">
            <text:p/>
          </table:table-cell>
          <table:table-cell table:formula="of:=IF([$DataEntry.B521]=&quot;&quot;;&quot;&quot;;[$DataEntry.B521])">
            <text:p/>
          </table:table-cell>
          <table:table-cell table:formula="of:=IF([$DataEntry.E521]=&quot;&quot;;&quot;&quot;;[$DataEntry.E521])">
            <text:p/>
          </table:table-cell>
          <table:table-cell table:formula="of:=IF([$DataEntry.F521]=&quot;&quot;;&quot;&quot;;[$DataEntry.F521])">
            <text:p/>
          </table:table-cell>
          <table:table-cell table:formula="of:=IF([$DataEntry.G521]=&quot;&quot;;&quot;&quot;;[$DataEntry.G521])">
            <text:p/>
          </table:table-cell>
          <table:table-cell table:formula="of:=IF([$DataEntry.H521]=&quot;&quot;;&quot;&quot;;[$DataEntry.H521])">
            <text:p/>
          </table:table-cell>
          <table:table-cell table:formula="of:=IF([$DataEntry.I521]=&quot;&quot;;&quot;&quot;;[$DataEntry.I521])">
            <text:p/>
          </table:table-cell>
          <table:table-cell table:formula="of:=IF([$DataEntry.C521]=&quot;&quot;;&quot;&quot;;[$DataEntry.C521])">
            <text:p/>
          </table:table-cell>
          <table:table-cell table:formula="of:=&quot;&quot;">
            <text:p/>
          </table:table-cell>
          <table:table-cell table:formula="of:=IF([$DataEntry.D521]=&quot;&quot;;&quot;&quot;;[$DataEntry.D52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21]=&quot;&quot;;&quot;&quot;;[$DataEntry.N521])">
            <text:p/>
          </table:table-cell>
          <table:table-cell table:formula="of:=IF([$DataEntry.O521]=&quot;&quot;;&quot;&quot;;[$DataEntry.O521])">
            <text:p/>
          </table:table-cell>
          <table:table-cell table:formula="of:=IF([$DataEntry.P521]=&quot;&quot;;&quot;&quot;;[$DataEntry.P521])">
            <text:p/>
          </table:table-cell>
          <table:table-cell table:number-columns-repeated="48"/>
        </table:table-row>
        <table:table-row table:style-name="ro1">
          <table:table-cell table:formula="of:=IF([$DataEntry.A522]=&quot;&quot;;&quot;&quot;;[$DataEntry.A522])">
            <text:p/>
          </table:table-cell>
          <table:table-cell table:formula="of:=&quot;&quot;">
            <text:p/>
          </table:table-cell>
          <table:table-cell table:formula="of:=IF([$DataEntry.B522]=&quot;&quot;;&quot;&quot;;[$DataEntry.B522])">
            <text:p/>
          </table:table-cell>
          <table:table-cell table:formula="of:=IF([$DataEntry.E522]=&quot;&quot;;&quot;&quot;;[$DataEntry.E522])">
            <text:p/>
          </table:table-cell>
          <table:table-cell table:formula="of:=IF([$DataEntry.F522]=&quot;&quot;;&quot;&quot;;[$DataEntry.F522])">
            <text:p/>
          </table:table-cell>
          <table:table-cell table:formula="of:=IF([$DataEntry.G522]=&quot;&quot;;&quot;&quot;;[$DataEntry.G522])">
            <text:p/>
          </table:table-cell>
          <table:table-cell table:formula="of:=IF([$DataEntry.H522]=&quot;&quot;;&quot;&quot;;[$DataEntry.H522])">
            <text:p/>
          </table:table-cell>
          <table:table-cell table:formula="of:=IF([$DataEntry.I522]=&quot;&quot;;&quot;&quot;;[$DataEntry.I522])">
            <text:p/>
          </table:table-cell>
          <table:table-cell table:formula="of:=IF([$DataEntry.C522]=&quot;&quot;;&quot;&quot;;[$DataEntry.C522])">
            <text:p/>
          </table:table-cell>
          <table:table-cell table:formula="of:=&quot;&quot;">
            <text:p/>
          </table:table-cell>
          <table:table-cell table:formula="of:=IF([$DataEntry.D522]=&quot;&quot;;&quot;&quot;;[$DataEntry.D52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22]=&quot;&quot;;&quot;&quot;;[$DataEntry.N522])">
            <text:p/>
          </table:table-cell>
          <table:table-cell table:formula="of:=IF([$DataEntry.O522]=&quot;&quot;;&quot;&quot;;[$DataEntry.O522])">
            <text:p/>
          </table:table-cell>
          <table:table-cell table:formula="of:=IF([$DataEntry.P522]=&quot;&quot;;&quot;&quot;;[$DataEntry.P522])">
            <text:p/>
          </table:table-cell>
          <table:table-cell table:number-columns-repeated="48"/>
        </table:table-row>
        <table:table-row table:style-name="ro1">
          <table:table-cell table:formula="of:=IF([$DataEntry.A523]=&quot;&quot;;&quot;&quot;;[$DataEntry.A523])">
            <text:p/>
          </table:table-cell>
          <table:table-cell table:formula="of:=&quot;&quot;">
            <text:p/>
          </table:table-cell>
          <table:table-cell table:formula="of:=IF([$DataEntry.B523]=&quot;&quot;;&quot;&quot;;[$DataEntry.B523])">
            <text:p/>
          </table:table-cell>
          <table:table-cell table:formula="of:=IF([$DataEntry.E523]=&quot;&quot;;&quot;&quot;;[$DataEntry.E523])">
            <text:p/>
          </table:table-cell>
          <table:table-cell table:formula="of:=IF([$DataEntry.F523]=&quot;&quot;;&quot;&quot;;[$DataEntry.F523])">
            <text:p/>
          </table:table-cell>
          <table:table-cell table:formula="of:=IF([$DataEntry.G523]=&quot;&quot;;&quot;&quot;;[$DataEntry.G523])">
            <text:p/>
          </table:table-cell>
          <table:table-cell table:formula="of:=IF([$DataEntry.H523]=&quot;&quot;;&quot;&quot;;[$DataEntry.H523])">
            <text:p/>
          </table:table-cell>
          <table:table-cell table:formula="of:=IF([$DataEntry.I523]=&quot;&quot;;&quot;&quot;;[$DataEntry.I523])">
            <text:p/>
          </table:table-cell>
          <table:table-cell table:formula="of:=IF([$DataEntry.C523]=&quot;&quot;;&quot;&quot;;[$DataEntry.C523])">
            <text:p/>
          </table:table-cell>
          <table:table-cell table:formula="of:=&quot;&quot;">
            <text:p/>
          </table:table-cell>
          <table:table-cell table:formula="of:=IF([$DataEntry.D523]=&quot;&quot;;&quot;&quot;;[$DataEntry.D52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23]=&quot;&quot;;&quot;&quot;;[$DataEntry.N523])">
            <text:p/>
          </table:table-cell>
          <table:table-cell table:formula="of:=IF([$DataEntry.O523]=&quot;&quot;;&quot;&quot;;[$DataEntry.O523])">
            <text:p/>
          </table:table-cell>
          <table:table-cell table:formula="of:=IF([$DataEntry.P523]=&quot;&quot;;&quot;&quot;;[$DataEntry.P523])">
            <text:p/>
          </table:table-cell>
          <table:table-cell table:number-columns-repeated="48"/>
        </table:table-row>
        <table:table-row table:style-name="ro1">
          <table:table-cell table:formula="of:=IF([$DataEntry.A524]=&quot;&quot;;&quot;&quot;;[$DataEntry.A524])">
            <text:p/>
          </table:table-cell>
          <table:table-cell table:formula="of:=&quot;&quot;">
            <text:p/>
          </table:table-cell>
          <table:table-cell table:formula="of:=IF([$DataEntry.B524]=&quot;&quot;;&quot;&quot;;[$DataEntry.B524])">
            <text:p/>
          </table:table-cell>
          <table:table-cell table:formula="of:=IF([$DataEntry.E524]=&quot;&quot;;&quot;&quot;;[$DataEntry.E524])">
            <text:p/>
          </table:table-cell>
          <table:table-cell table:formula="of:=IF([$DataEntry.F524]=&quot;&quot;;&quot;&quot;;[$DataEntry.F524])">
            <text:p/>
          </table:table-cell>
          <table:table-cell table:formula="of:=IF([$DataEntry.G524]=&quot;&quot;;&quot;&quot;;[$DataEntry.G524])">
            <text:p/>
          </table:table-cell>
          <table:table-cell table:formula="of:=IF([$DataEntry.H524]=&quot;&quot;;&quot;&quot;;[$DataEntry.H524])">
            <text:p/>
          </table:table-cell>
          <table:table-cell table:formula="of:=IF([$DataEntry.I524]=&quot;&quot;;&quot;&quot;;[$DataEntry.I524])">
            <text:p/>
          </table:table-cell>
          <table:table-cell table:formula="of:=IF([$DataEntry.C524]=&quot;&quot;;&quot;&quot;;[$DataEntry.C524])">
            <text:p/>
          </table:table-cell>
          <table:table-cell table:formula="of:=&quot;&quot;">
            <text:p/>
          </table:table-cell>
          <table:table-cell table:formula="of:=IF([$DataEntry.D524]=&quot;&quot;;&quot;&quot;;[$DataEntry.D52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24]=&quot;&quot;;&quot;&quot;;[$DataEntry.N524])">
            <text:p/>
          </table:table-cell>
          <table:table-cell table:formula="of:=IF([$DataEntry.O524]=&quot;&quot;;&quot;&quot;;[$DataEntry.O524])">
            <text:p/>
          </table:table-cell>
          <table:table-cell table:formula="of:=IF([$DataEntry.P524]=&quot;&quot;;&quot;&quot;;[$DataEntry.P524])">
            <text:p/>
          </table:table-cell>
          <table:table-cell table:number-columns-repeated="48"/>
        </table:table-row>
        <table:table-row table:style-name="ro1">
          <table:table-cell table:formula="of:=IF([$DataEntry.A525]=&quot;&quot;;&quot;&quot;;[$DataEntry.A525])">
            <text:p/>
          </table:table-cell>
          <table:table-cell table:formula="of:=&quot;&quot;">
            <text:p/>
          </table:table-cell>
          <table:table-cell table:formula="of:=IF([$DataEntry.B525]=&quot;&quot;;&quot;&quot;;[$DataEntry.B525])">
            <text:p/>
          </table:table-cell>
          <table:table-cell table:formula="of:=IF([$DataEntry.E525]=&quot;&quot;;&quot;&quot;;[$DataEntry.E525])">
            <text:p/>
          </table:table-cell>
          <table:table-cell table:formula="of:=IF([$DataEntry.F525]=&quot;&quot;;&quot;&quot;;[$DataEntry.F525])">
            <text:p/>
          </table:table-cell>
          <table:table-cell table:formula="of:=IF([$DataEntry.G525]=&quot;&quot;;&quot;&quot;;[$DataEntry.G525])">
            <text:p/>
          </table:table-cell>
          <table:table-cell table:formula="of:=IF([$DataEntry.H525]=&quot;&quot;;&quot;&quot;;[$DataEntry.H525])">
            <text:p/>
          </table:table-cell>
          <table:table-cell table:formula="of:=IF([$DataEntry.I525]=&quot;&quot;;&quot;&quot;;[$DataEntry.I525])">
            <text:p/>
          </table:table-cell>
          <table:table-cell table:formula="of:=IF([$DataEntry.C525]=&quot;&quot;;&quot;&quot;;[$DataEntry.C525])">
            <text:p/>
          </table:table-cell>
          <table:table-cell table:formula="of:=&quot;&quot;">
            <text:p/>
          </table:table-cell>
          <table:table-cell table:formula="of:=IF([$DataEntry.D525]=&quot;&quot;;&quot;&quot;;[$DataEntry.D52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25]=&quot;&quot;;&quot;&quot;;[$DataEntry.N525])">
            <text:p/>
          </table:table-cell>
          <table:table-cell table:formula="of:=IF([$DataEntry.O525]=&quot;&quot;;&quot;&quot;;[$DataEntry.O525])">
            <text:p/>
          </table:table-cell>
          <table:table-cell table:formula="of:=IF([$DataEntry.P525]=&quot;&quot;;&quot;&quot;;[$DataEntry.P525])">
            <text:p/>
          </table:table-cell>
          <table:table-cell table:number-columns-repeated="48"/>
        </table:table-row>
        <table:table-row table:style-name="ro1">
          <table:table-cell table:formula="of:=IF([$DataEntry.A526]=&quot;&quot;;&quot;&quot;;[$DataEntry.A526])">
            <text:p/>
          </table:table-cell>
          <table:table-cell table:formula="of:=&quot;&quot;">
            <text:p/>
          </table:table-cell>
          <table:table-cell table:formula="of:=IF([$DataEntry.B526]=&quot;&quot;;&quot;&quot;;[$DataEntry.B526])">
            <text:p/>
          </table:table-cell>
          <table:table-cell table:formula="of:=IF([$DataEntry.E526]=&quot;&quot;;&quot;&quot;;[$DataEntry.E526])">
            <text:p/>
          </table:table-cell>
          <table:table-cell table:formula="of:=IF([$DataEntry.F526]=&quot;&quot;;&quot;&quot;;[$DataEntry.F526])">
            <text:p/>
          </table:table-cell>
          <table:table-cell table:formula="of:=IF([$DataEntry.G526]=&quot;&quot;;&quot;&quot;;[$DataEntry.G526])">
            <text:p/>
          </table:table-cell>
          <table:table-cell table:formula="of:=IF([$DataEntry.H526]=&quot;&quot;;&quot;&quot;;[$DataEntry.H526])">
            <text:p/>
          </table:table-cell>
          <table:table-cell table:formula="of:=IF([$DataEntry.I526]=&quot;&quot;;&quot;&quot;;[$DataEntry.I526])">
            <text:p/>
          </table:table-cell>
          <table:table-cell table:formula="of:=IF([$DataEntry.C526]=&quot;&quot;;&quot;&quot;;[$DataEntry.C526])">
            <text:p/>
          </table:table-cell>
          <table:table-cell table:formula="of:=&quot;&quot;">
            <text:p/>
          </table:table-cell>
          <table:table-cell table:formula="of:=IF([$DataEntry.D526]=&quot;&quot;;&quot;&quot;;[$DataEntry.D52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26]=&quot;&quot;;&quot;&quot;;[$DataEntry.N526])">
            <text:p/>
          </table:table-cell>
          <table:table-cell table:formula="of:=IF([$DataEntry.O526]=&quot;&quot;;&quot;&quot;;[$DataEntry.O526])">
            <text:p/>
          </table:table-cell>
          <table:table-cell table:formula="of:=IF([$DataEntry.P526]=&quot;&quot;;&quot;&quot;;[$DataEntry.P526])">
            <text:p/>
          </table:table-cell>
          <table:table-cell table:number-columns-repeated="48"/>
        </table:table-row>
        <table:table-row table:style-name="ro1">
          <table:table-cell table:formula="of:=IF([$DataEntry.A527]=&quot;&quot;;&quot;&quot;;[$DataEntry.A527])">
            <text:p/>
          </table:table-cell>
          <table:table-cell table:formula="of:=&quot;&quot;">
            <text:p/>
          </table:table-cell>
          <table:table-cell table:formula="of:=IF([$DataEntry.B527]=&quot;&quot;;&quot;&quot;;[$DataEntry.B527])">
            <text:p/>
          </table:table-cell>
          <table:table-cell table:formula="of:=IF([$DataEntry.E527]=&quot;&quot;;&quot;&quot;;[$DataEntry.E527])">
            <text:p/>
          </table:table-cell>
          <table:table-cell table:formula="of:=IF([$DataEntry.F527]=&quot;&quot;;&quot;&quot;;[$DataEntry.F527])">
            <text:p/>
          </table:table-cell>
          <table:table-cell table:formula="of:=IF([$DataEntry.G527]=&quot;&quot;;&quot;&quot;;[$DataEntry.G527])">
            <text:p/>
          </table:table-cell>
          <table:table-cell table:formula="of:=IF([$DataEntry.H527]=&quot;&quot;;&quot;&quot;;[$DataEntry.H527])">
            <text:p/>
          </table:table-cell>
          <table:table-cell table:formula="of:=IF([$DataEntry.I527]=&quot;&quot;;&quot;&quot;;[$DataEntry.I527])">
            <text:p/>
          </table:table-cell>
          <table:table-cell table:formula="of:=IF([$DataEntry.C527]=&quot;&quot;;&quot;&quot;;[$DataEntry.C527])">
            <text:p/>
          </table:table-cell>
          <table:table-cell table:formula="of:=&quot;&quot;">
            <text:p/>
          </table:table-cell>
          <table:table-cell table:formula="of:=IF([$DataEntry.D527]=&quot;&quot;;&quot;&quot;;[$DataEntry.D52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27]=&quot;&quot;;&quot;&quot;;[$DataEntry.N527])">
            <text:p/>
          </table:table-cell>
          <table:table-cell table:formula="of:=IF([$DataEntry.O527]=&quot;&quot;;&quot;&quot;;[$DataEntry.O527])">
            <text:p/>
          </table:table-cell>
          <table:table-cell table:formula="of:=IF([$DataEntry.P527]=&quot;&quot;;&quot;&quot;;[$DataEntry.P527])">
            <text:p/>
          </table:table-cell>
          <table:table-cell table:number-columns-repeated="48"/>
        </table:table-row>
        <table:table-row table:style-name="ro1">
          <table:table-cell table:formula="of:=IF([$DataEntry.A528]=&quot;&quot;;&quot;&quot;;[$DataEntry.A528])">
            <text:p/>
          </table:table-cell>
          <table:table-cell table:formula="of:=&quot;&quot;">
            <text:p/>
          </table:table-cell>
          <table:table-cell table:formula="of:=IF([$DataEntry.B528]=&quot;&quot;;&quot;&quot;;[$DataEntry.B528])">
            <text:p/>
          </table:table-cell>
          <table:table-cell table:formula="of:=IF([$DataEntry.E528]=&quot;&quot;;&quot;&quot;;[$DataEntry.E528])">
            <text:p/>
          </table:table-cell>
          <table:table-cell table:formula="of:=IF([$DataEntry.F528]=&quot;&quot;;&quot;&quot;;[$DataEntry.F528])">
            <text:p/>
          </table:table-cell>
          <table:table-cell table:formula="of:=IF([$DataEntry.G528]=&quot;&quot;;&quot;&quot;;[$DataEntry.G528])">
            <text:p/>
          </table:table-cell>
          <table:table-cell table:formula="of:=IF([$DataEntry.H528]=&quot;&quot;;&quot;&quot;;[$DataEntry.H528])">
            <text:p/>
          </table:table-cell>
          <table:table-cell table:formula="of:=IF([$DataEntry.I528]=&quot;&quot;;&quot;&quot;;[$DataEntry.I528])">
            <text:p/>
          </table:table-cell>
          <table:table-cell table:formula="of:=IF([$DataEntry.C528]=&quot;&quot;;&quot;&quot;;[$DataEntry.C528])">
            <text:p/>
          </table:table-cell>
          <table:table-cell table:formula="of:=&quot;&quot;">
            <text:p/>
          </table:table-cell>
          <table:table-cell table:formula="of:=IF([$DataEntry.D528]=&quot;&quot;;&quot;&quot;;[$DataEntry.D52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28]=&quot;&quot;;&quot;&quot;;[$DataEntry.N528])">
            <text:p/>
          </table:table-cell>
          <table:table-cell table:formula="of:=IF([$DataEntry.O528]=&quot;&quot;;&quot;&quot;;[$DataEntry.O528])">
            <text:p/>
          </table:table-cell>
          <table:table-cell table:formula="of:=IF([$DataEntry.P528]=&quot;&quot;;&quot;&quot;;[$DataEntry.P528])">
            <text:p/>
          </table:table-cell>
          <table:table-cell table:number-columns-repeated="48"/>
        </table:table-row>
        <table:table-row table:style-name="ro1">
          <table:table-cell table:formula="of:=IF([$DataEntry.A529]=&quot;&quot;;&quot;&quot;;[$DataEntry.A529])">
            <text:p/>
          </table:table-cell>
          <table:table-cell table:formula="of:=&quot;&quot;">
            <text:p/>
          </table:table-cell>
          <table:table-cell table:formula="of:=IF([$DataEntry.B529]=&quot;&quot;;&quot;&quot;;[$DataEntry.B529])">
            <text:p/>
          </table:table-cell>
          <table:table-cell table:formula="of:=IF([$DataEntry.E529]=&quot;&quot;;&quot;&quot;;[$DataEntry.E529])">
            <text:p/>
          </table:table-cell>
          <table:table-cell table:formula="of:=IF([$DataEntry.F529]=&quot;&quot;;&quot;&quot;;[$DataEntry.F529])">
            <text:p/>
          </table:table-cell>
          <table:table-cell table:formula="of:=IF([$DataEntry.G529]=&quot;&quot;;&quot;&quot;;[$DataEntry.G529])">
            <text:p/>
          </table:table-cell>
          <table:table-cell table:formula="of:=IF([$DataEntry.H529]=&quot;&quot;;&quot;&quot;;[$DataEntry.H529])">
            <text:p/>
          </table:table-cell>
          <table:table-cell table:formula="of:=IF([$DataEntry.I529]=&quot;&quot;;&quot;&quot;;[$DataEntry.I529])">
            <text:p/>
          </table:table-cell>
          <table:table-cell table:formula="of:=IF([$DataEntry.C529]=&quot;&quot;;&quot;&quot;;[$DataEntry.C529])">
            <text:p/>
          </table:table-cell>
          <table:table-cell table:formula="of:=&quot;&quot;">
            <text:p/>
          </table:table-cell>
          <table:table-cell table:formula="of:=IF([$DataEntry.D529]=&quot;&quot;;&quot;&quot;;[$DataEntry.D52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29]=&quot;&quot;;&quot;&quot;;[$DataEntry.N529])">
            <text:p/>
          </table:table-cell>
          <table:table-cell table:formula="of:=IF([$DataEntry.O529]=&quot;&quot;;&quot;&quot;;[$DataEntry.O529])">
            <text:p/>
          </table:table-cell>
          <table:table-cell table:formula="of:=IF([$DataEntry.P529]=&quot;&quot;;&quot;&quot;;[$DataEntry.P529])">
            <text:p/>
          </table:table-cell>
          <table:table-cell table:number-columns-repeated="48"/>
        </table:table-row>
        <table:table-row table:style-name="ro1">
          <table:table-cell table:formula="of:=IF([$DataEntry.A530]=&quot;&quot;;&quot;&quot;;[$DataEntry.A530])">
            <text:p/>
          </table:table-cell>
          <table:table-cell table:formula="of:=&quot;&quot;">
            <text:p/>
          </table:table-cell>
          <table:table-cell table:formula="of:=IF([$DataEntry.B530]=&quot;&quot;;&quot;&quot;;[$DataEntry.B530])">
            <text:p/>
          </table:table-cell>
          <table:table-cell table:formula="of:=IF([$DataEntry.E530]=&quot;&quot;;&quot;&quot;;[$DataEntry.E530])">
            <text:p/>
          </table:table-cell>
          <table:table-cell table:formula="of:=IF([$DataEntry.F530]=&quot;&quot;;&quot;&quot;;[$DataEntry.F530])">
            <text:p/>
          </table:table-cell>
          <table:table-cell table:formula="of:=IF([$DataEntry.G530]=&quot;&quot;;&quot;&quot;;[$DataEntry.G530])">
            <text:p/>
          </table:table-cell>
          <table:table-cell table:formula="of:=IF([$DataEntry.H530]=&quot;&quot;;&quot;&quot;;[$DataEntry.H530])">
            <text:p/>
          </table:table-cell>
          <table:table-cell table:formula="of:=IF([$DataEntry.I530]=&quot;&quot;;&quot;&quot;;[$DataEntry.I530])">
            <text:p/>
          </table:table-cell>
          <table:table-cell table:formula="of:=IF([$DataEntry.C530]=&quot;&quot;;&quot;&quot;;[$DataEntry.C530])">
            <text:p/>
          </table:table-cell>
          <table:table-cell table:formula="of:=&quot;&quot;">
            <text:p/>
          </table:table-cell>
          <table:table-cell table:formula="of:=IF([$DataEntry.D530]=&quot;&quot;;&quot;&quot;;[$DataEntry.D53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30]=&quot;&quot;;&quot;&quot;;[$DataEntry.N530])">
            <text:p/>
          </table:table-cell>
          <table:table-cell table:formula="of:=IF([$DataEntry.O530]=&quot;&quot;;&quot;&quot;;[$DataEntry.O530])">
            <text:p/>
          </table:table-cell>
          <table:table-cell table:formula="of:=IF([$DataEntry.P530]=&quot;&quot;;&quot;&quot;;[$DataEntry.P530])">
            <text:p/>
          </table:table-cell>
          <table:table-cell table:number-columns-repeated="48"/>
        </table:table-row>
        <table:table-row table:style-name="ro1">
          <table:table-cell table:formula="of:=IF([$DataEntry.A531]=&quot;&quot;;&quot;&quot;;[$DataEntry.A531])">
            <text:p/>
          </table:table-cell>
          <table:table-cell table:formula="of:=&quot;&quot;">
            <text:p/>
          </table:table-cell>
          <table:table-cell table:formula="of:=IF([$DataEntry.B531]=&quot;&quot;;&quot;&quot;;[$DataEntry.B531])">
            <text:p/>
          </table:table-cell>
          <table:table-cell table:formula="of:=IF([$DataEntry.E531]=&quot;&quot;;&quot;&quot;;[$DataEntry.E531])">
            <text:p/>
          </table:table-cell>
          <table:table-cell table:formula="of:=IF([$DataEntry.F531]=&quot;&quot;;&quot;&quot;;[$DataEntry.F531])">
            <text:p/>
          </table:table-cell>
          <table:table-cell table:formula="of:=IF([$DataEntry.G531]=&quot;&quot;;&quot;&quot;;[$DataEntry.G531])">
            <text:p/>
          </table:table-cell>
          <table:table-cell table:formula="of:=IF([$DataEntry.H531]=&quot;&quot;;&quot;&quot;;[$DataEntry.H531])">
            <text:p/>
          </table:table-cell>
          <table:table-cell table:formula="of:=IF([$DataEntry.I531]=&quot;&quot;;&quot;&quot;;[$DataEntry.I531])">
            <text:p/>
          </table:table-cell>
          <table:table-cell table:formula="of:=IF([$DataEntry.C531]=&quot;&quot;;&quot;&quot;;[$DataEntry.C531])">
            <text:p/>
          </table:table-cell>
          <table:table-cell table:formula="of:=&quot;&quot;">
            <text:p/>
          </table:table-cell>
          <table:table-cell table:formula="of:=IF([$DataEntry.D531]=&quot;&quot;;&quot;&quot;;[$DataEntry.D53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31]=&quot;&quot;;&quot;&quot;;[$DataEntry.N531])">
            <text:p/>
          </table:table-cell>
          <table:table-cell table:formula="of:=IF([$DataEntry.O531]=&quot;&quot;;&quot;&quot;;[$DataEntry.O531])">
            <text:p/>
          </table:table-cell>
          <table:table-cell table:formula="of:=IF([$DataEntry.P531]=&quot;&quot;;&quot;&quot;;[$DataEntry.P531])">
            <text:p/>
          </table:table-cell>
          <table:table-cell table:number-columns-repeated="48"/>
        </table:table-row>
        <table:table-row table:style-name="ro1">
          <table:table-cell table:formula="of:=IF([$DataEntry.A532]=&quot;&quot;;&quot;&quot;;[$DataEntry.A532])">
            <text:p/>
          </table:table-cell>
          <table:table-cell table:formula="of:=&quot;&quot;">
            <text:p/>
          </table:table-cell>
          <table:table-cell table:formula="of:=IF([$DataEntry.B532]=&quot;&quot;;&quot;&quot;;[$DataEntry.B532])">
            <text:p/>
          </table:table-cell>
          <table:table-cell table:formula="of:=IF([$DataEntry.E532]=&quot;&quot;;&quot;&quot;;[$DataEntry.E532])">
            <text:p/>
          </table:table-cell>
          <table:table-cell table:formula="of:=IF([$DataEntry.F532]=&quot;&quot;;&quot;&quot;;[$DataEntry.F532])">
            <text:p/>
          </table:table-cell>
          <table:table-cell table:formula="of:=IF([$DataEntry.G532]=&quot;&quot;;&quot;&quot;;[$DataEntry.G532])">
            <text:p/>
          </table:table-cell>
          <table:table-cell table:formula="of:=IF([$DataEntry.H532]=&quot;&quot;;&quot;&quot;;[$DataEntry.H532])">
            <text:p/>
          </table:table-cell>
          <table:table-cell table:formula="of:=IF([$DataEntry.I532]=&quot;&quot;;&quot;&quot;;[$DataEntry.I532])">
            <text:p/>
          </table:table-cell>
          <table:table-cell table:formula="of:=IF([$DataEntry.C532]=&quot;&quot;;&quot;&quot;;[$DataEntry.C532])">
            <text:p/>
          </table:table-cell>
          <table:table-cell table:formula="of:=&quot;&quot;">
            <text:p/>
          </table:table-cell>
          <table:table-cell table:formula="of:=IF([$DataEntry.D532]=&quot;&quot;;&quot;&quot;;[$DataEntry.D53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32]=&quot;&quot;;&quot;&quot;;[$DataEntry.N532])">
            <text:p/>
          </table:table-cell>
          <table:table-cell table:formula="of:=IF([$DataEntry.O532]=&quot;&quot;;&quot;&quot;;[$DataEntry.O532])">
            <text:p/>
          </table:table-cell>
          <table:table-cell table:formula="of:=IF([$DataEntry.P532]=&quot;&quot;;&quot;&quot;;[$DataEntry.P532])">
            <text:p/>
          </table:table-cell>
          <table:table-cell table:number-columns-repeated="48"/>
        </table:table-row>
        <table:table-row table:style-name="ro1">
          <table:table-cell table:formula="of:=IF([$DataEntry.A533]=&quot;&quot;;&quot;&quot;;[$DataEntry.A533])">
            <text:p/>
          </table:table-cell>
          <table:table-cell table:formula="of:=&quot;&quot;">
            <text:p/>
          </table:table-cell>
          <table:table-cell table:formula="of:=IF([$DataEntry.B533]=&quot;&quot;;&quot;&quot;;[$DataEntry.B533])">
            <text:p/>
          </table:table-cell>
          <table:table-cell table:formula="of:=IF([$DataEntry.E533]=&quot;&quot;;&quot;&quot;;[$DataEntry.E533])">
            <text:p/>
          </table:table-cell>
          <table:table-cell table:formula="of:=IF([$DataEntry.F533]=&quot;&quot;;&quot;&quot;;[$DataEntry.F533])">
            <text:p/>
          </table:table-cell>
          <table:table-cell table:formula="of:=IF([$DataEntry.G533]=&quot;&quot;;&quot;&quot;;[$DataEntry.G533])">
            <text:p/>
          </table:table-cell>
          <table:table-cell table:formula="of:=IF([$DataEntry.H533]=&quot;&quot;;&quot;&quot;;[$DataEntry.H533])">
            <text:p/>
          </table:table-cell>
          <table:table-cell table:formula="of:=IF([$DataEntry.I533]=&quot;&quot;;&quot;&quot;;[$DataEntry.I533])">
            <text:p/>
          </table:table-cell>
          <table:table-cell table:formula="of:=IF([$DataEntry.C533]=&quot;&quot;;&quot;&quot;;[$DataEntry.C533])">
            <text:p/>
          </table:table-cell>
          <table:table-cell table:formula="of:=&quot;&quot;">
            <text:p/>
          </table:table-cell>
          <table:table-cell table:formula="of:=IF([$DataEntry.D533]=&quot;&quot;;&quot;&quot;;[$DataEntry.D53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33]=&quot;&quot;;&quot;&quot;;[$DataEntry.N533])">
            <text:p/>
          </table:table-cell>
          <table:table-cell table:formula="of:=IF([$DataEntry.O533]=&quot;&quot;;&quot;&quot;;[$DataEntry.O533])">
            <text:p/>
          </table:table-cell>
          <table:table-cell table:formula="of:=IF([$DataEntry.P533]=&quot;&quot;;&quot;&quot;;[$DataEntry.P533])">
            <text:p/>
          </table:table-cell>
          <table:table-cell table:number-columns-repeated="48"/>
        </table:table-row>
        <table:table-row table:style-name="ro1">
          <table:table-cell table:formula="of:=IF([$DataEntry.A534]=&quot;&quot;;&quot;&quot;;[$DataEntry.A534])">
            <text:p/>
          </table:table-cell>
          <table:table-cell table:formula="of:=&quot;&quot;">
            <text:p/>
          </table:table-cell>
          <table:table-cell table:formula="of:=IF([$DataEntry.B534]=&quot;&quot;;&quot;&quot;;[$DataEntry.B534])">
            <text:p/>
          </table:table-cell>
          <table:table-cell table:formula="of:=IF([$DataEntry.E534]=&quot;&quot;;&quot;&quot;;[$DataEntry.E534])">
            <text:p/>
          </table:table-cell>
          <table:table-cell table:formula="of:=IF([$DataEntry.F534]=&quot;&quot;;&quot;&quot;;[$DataEntry.F534])">
            <text:p/>
          </table:table-cell>
          <table:table-cell table:formula="of:=IF([$DataEntry.G534]=&quot;&quot;;&quot;&quot;;[$DataEntry.G534])">
            <text:p/>
          </table:table-cell>
          <table:table-cell table:formula="of:=IF([$DataEntry.H534]=&quot;&quot;;&quot;&quot;;[$DataEntry.H534])">
            <text:p/>
          </table:table-cell>
          <table:table-cell table:formula="of:=IF([$DataEntry.I534]=&quot;&quot;;&quot;&quot;;[$DataEntry.I534])">
            <text:p/>
          </table:table-cell>
          <table:table-cell table:formula="of:=IF([$DataEntry.C534]=&quot;&quot;;&quot;&quot;;[$DataEntry.C534])">
            <text:p/>
          </table:table-cell>
          <table:table-cell table:formula="of:=&quot;&quot;">
            <text:p/>
          </table:table-cell>
          <table:table-cell table:formula="of:=IF([$DataEntry.D534]=&quot;&quot;;&quot;&quot;;[$DataEntry.D53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34]=&quot;&quot;;&quot;&quot;;[$DataEntry.N534])">
            <text:p/>
          </table:table-cell>
          <table:table-cell table:formula="of:=IF([$DataEntry.O534]=&quot;&quot;;&quot;&quot;;[$DataEntry.O534])">
            <text:p/>
          </table:table-cell>
          <table:table-cell table:formula="of:=IF([$DataEntry.P534]=&quot;&quot;;&quot;&quot;;[$DataEntry.P534])">
            <text:p/>
          </table:table-cell>
          <table:table-cell table:number-columns-repeated="48"/>
        </table:table-row>
        <table:table-row table:style-name="ro1">
          <table:table-cell table:formula="of:=IF([$DataEntry.A535]=&quot;&quot;;&quot;&quot;;[$DataEntry.A535])">
            <text:p/>
          </table:table-cell>
          <table:table-cell table:formula="of:=&quot;&quot;">
            <text:p/>
          </table:table-cell>
          <table:table-cell table:formula="of:=IF([$DataEntry.B535]=&quot;&quot;;&quot;&quot;;[$DataEntry.B535])">
            <text:p/>
          </table:table-cell>
          <table:table-cell table:formula="of:=IF([$DataEntry.E535]=&quot;&quot;;&quot;&quot;;[$DataEntry.E535])">
            <text:p/>
          </table:table-cell>
          <table:table-cell table:formula="of:=IF([$DataEntry.F535]=&quot;&quot;;&quot;&quot;;[$DataEntry.F535])">
            <text:p/>
          </table:table-cell>
          <table:table-cell table:formula="of:=IF([$DataEntry.G535]=&quot;&quot;;&quot;&quot;;[$DataEntry.G535])">
            <text:p/>
          </table:table-cell>
          <table:table-cell table:formula="of:=IF([$DataEntry.H535]=&quot;&quot;;&quot;&quot;;[$DataEntry.H535])">
            <text:p/>
          </table:table-cell>
          <table:table-cell table:formula="of:=IF([$DataEntry.I535]=&quot;&quot;;&quot;&quot;;[$DataEntry.I535])">
            <text:p/>
          </table:table-cell>
          <table:table-cell table:formula="of:=IF([$DataEntry.C535]=&quot;&quot;;&quot;&quot;;[$DataEntry.C535])">
            <text:p/>
          </table:table-cell>
          <table:table-cell table:formula="of:=&quot;&quot;">
            <text:p/>
          </table:table-cell>
          <table:table-cell table:formula="of:=IF([$DataEntry.D535]=&quot;&quot;;&quot;&quot;;[$DataEntry.D53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35]=&quot;&quot;;&quot;&quot;;[$DataEntry.N535])">
            <text:p/>
          </table:table-cell>
          <table:table-cell table:formula="of:=IF([$DataEntry.O535]=&quot;&quot;;&quot;&quot;;[$DataEntry.O535])">
            <text:p/>
          </table:table-cell>
          <table:table-cell table:formula="of:=IF([$DataEntry.P535]=&quot;&quot;;&quot;&quot;;[$DataEntry.P535])">
            <text:p/>
          </table:table-cell>
          <table:table-cell table:number-columns-repeated="48"/>
        </table:table-row>
        <table:table-row table:style-name="ro1">
          <table:table-cell table:formula="of:=IF([$DataEntry.A536]=&quot;&quot;;&quot;&quot;;[$DataEntry.A536])">
            <text:p/>
          </table:table-cell>
          <table:table-cell table:formula="of:=&quot;&quot;">
            <text:p/>
          </table:table-cell>
          <table:table-cell table:formula="of:=IF([$DataEntry.B536]=&quot;&quot;;&quot;&quot;;[$DataEntry.B536])">
            <text:p/>
          </table:table-cell>
          <table:table-cell table:formula="of:=IF([$DataEntry.E536]=&quot;&quot;;&quot;&quot;;[$DataEntry.E536])">
            <text:p/>
          </table:table-cell>
          <table:table-cell table:formula="of:=IF([$DataEntry.F536]=&quot;&quot;;&quot;&quot;;[$DataEntry.F536])">
            <text:p/>
          </table:table-cell>
          <table:table-cell table:formula="of:=IF([$DataEntry.G536]=&quot;&quot;;&quot;&quot;;[$DataEntry.G536])">
            <text:p/>
          </table:table-cell>
          <table:table-cell table:formula="of:=IF([$DataEntry.H536]=&quot;&quot;;&quot;&quot;;[$DataEntry.H536])">
            <text:p/>
          </table:table-cell>
          <table:table-cell table:formula="of:=IF([$DataEntry.I536]=&quot;&quot;;&quot;&quot;;[$DataEntry.I536])">
            <text:p/>
          </table:table-cell>
          <table:table-cell table:formula="of:=IF([$DataEntry.C536]=&quot;&quot;;&quot;&quot;;[$DataEntry.C536])">
            <text:p/>
          </table:table-cell>
          <table:table-cell table:formula="of:=&quot;&quot;">
            <text:p/>
          </table:table-cell>
          <table:table-cell table:formula="of:=IF([$DataEntry.D536]=&quot;&quot;;&quot;&quot;;[$DataEntry.D53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36]=&quot;&quot;;&quot;&quot;;[$DataEntry.N536])">
            <text:p/>
          </table:table-cell>
          <table:table-cell table:formula="of:=IF([$DataEntry.O536]=&quot;&quot;;&quot;&quot;;[$DataEntry.O536])">
            <text:p/>
          </table:table-cell>
          <table:table-cell table:formula="of:=IF([$DataEntry.P536]=&quot;&quot;;&quot;&quot;;[$DataEntry.P536])">
            <text:p/>
          </table:table-cell>
          <table:table-cell table:number-columns-repeated="48"/>
        </table:table-row>
        <table:table-row table:style-name="ro1">
          <table:table-cell table:formula="of:=IF([$DataEntry.A537]=&quot;&quot;;&quot;&quot;;[$DataEntry.A537])">
            <text:p/>
          </table:table-cell>
          <table:table-cell table:formula="of:=&quot;&quot;">
            <text:p/>
          </table:table-cell>
          <table:table-cell table:formula="of:=IF([$DataEntry.B537]=&quot;&quot;;&quot;&quot;;[$DataEntry.B537])">
            <text:p/>
          </table:table-cell>
          <table:table-cell table:formula="of:=IF([$DataEntry.E537]=&quot;&quot;;&quot;&quot;;[$DataEntry.E537])">
            <text:p/>
          </table:table-cell>
          <table:table-cell table:formula="of:=IF([$DataEntry.F537]=&quot;&quot;;&quot;&quot;;[$DataEntry.F537])">
            <text:p/>
          </table:table-cell>
          <table:table-cell table:formula="of:=IF([$DataEntry.G537]=&quot;&quot;;&quot;&quot;;[$DataEntry.G537])">
            <text:p/>
          </table:table-cell>
          <table:table-cell table:formula="of:=IF([$DataEntry.H537]=&quot;&quot;;&quot;&quot;;[$DataEntry.H537])">
            <text:p/>
          </table:table-cell>
          <table:table-cell table:formula="of:=IF([$DataEntry.I537]=&quot;&quot;;&quot;&quot;;[$DataEntry.I537])">
            <text:p/>
          </table:table-cell>
          <table:table-cell table:formula="of:=IF([$DataEntry.C537]=&quot;&quot;;&quot;&quot;;[$DataEntry.C537])">
            <text:p/>
          </table:table-cell>
          <table:table-cell table:formula="of:=&quot;&quot;">
            <text:p/>
          </table:table-cell>
          <table:table-cell table:formula="of:=IF([$DataEntry.D537]=&quot;&quot;;&quot;&quot;;[$DataEntry.D53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37]=&quot;&quot;;&quot;&quot;;[$DataEntry.N537])">
            <text:p/>
          </table:table-cell>
          <table:table-cell table:formula="of:=IF([$DataEntry.O537]=&quot;&quot;;&quot;&quot;;[$DataEntry.O537])">
            <text:p/>
          </table:table-cell>
          <table:table-cell table:formula="of:=IF([$DataEntry.P537]=&quot;&quot;;&quot;&quot;;[$DataEntry.P537])">
            <text:p/>
          </table:table-cell>
          <table:table-cell table:number-columns-repeated="48"/>
        </table:table-row>
        <table:table-row table:style-name="ro1">
          <table:table-cell table:formula="of:=IF([$DataEntry.A538]=&quot;&quot;;&quot;&quot;;[$DataEntry.A538])">
            <text:p/>
          </table:table-cell>
          <table:table-cell table:formula="of:=&quot;&quot;">
            <text:p/>
          </table:table-cell>
          <table:table-cell table:formula="of:=IF([$DataEntry.B538]=&quot;&quot;;&quot;&quot;;[$DataEntry.B538])">
            <text:p/>
          </table:table-cell>
          <table:table-cell table:formula="of:=IF([$DataEntry.E538]=&quot;&quot;;&quot;&quot;;[$DataEntry.E538])">
            <text:p/>
          </table:table-cell>
          <table:table-cell table:formula="of:=IF([$DataEntry.F538]=&quot;&quot;;&quot;&quot;;[$DataEntry.F538])">
            <text:p/>
          </table:table-cell>
          <table:table-cell table:formula="of:=IF([$DataEntry.G538]=&quot;&quot;;&quot;&quot;;[$DataEntry.G538])">
            <text:p/>
          </table:table-cell>
          <table:table-cell table:formula="of:=IF([$DataEntry.H538]=&quot;&quot;;&quot;&quot;;[$DataEntry.H538])">
            <text:p/>
          </table:table-cell>
          <table:table-cell table:formula="of:=IF([$DataEntry.I538]=&quot;&quot;;&quot;&quot;;[$DataEntry.I538])">
            <text:p/>
          </table:table-cell>
          <table:table-cell table:formula="of:=IF([$DataEntry.C538]=&quot;&quot;;&quot;&quot;;[$DataEntry.C538])">
            <text:p/>
          </table:table-cell>
          <table:table-cell table:formula="of:=&quot;&quot;">
            <text:p/>
          </table:table-cell>
          <table:table-cell table:formula="of:=IF([$DataEntry.D538]=&quot;&quot;;&quot;&quot;;[$DataEntry.D53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38]=&quot;&quot;;&quot;&quot;;[$DataEntry.N538])">
            <text:p/>
          </table:table-cell>
          <table:table-cell table:formula="of:=IF([$DataEntry.O538]=&quot;&quot;;&quot;&quot;;[$DataEntry.O538])">
            <text:p/>
          </table:table-cell>
          <table:table-cell table:formula="of:=IF([$DataEntry.P538]=&quot;&quot;;&quot;&quot;;[$DataEntry.P538])">
            <text:p/>
          </table:table-cell>
          <table:table-cell table:number-columns-repeated="48"/>
        </table:table-row>
        <table:table-row table:style-name="ro1">
          <table:table-cell table:formula="of:=IF([$DataEntry.A539]=&quot;&quot;;&quot;&quot;;[$DataEntry.A539])">
            <text:p/>
          </table:table-cell>
          <table:table-cell table:formula="of:=&quot;&quot;">
            <text:p/>
          </table:table-cell>
          <table:table-cell table:formula="of:=IF([$DataEntry.B539]=&quot;&quot;;&quot;&quot;;[$DataEntry.B539])">
            <text:p/>
          </table:table-cell>
          <table:table-cell table:formula="of:=IF([$DataEntry.E539]=&quot;&quot;;&quot;&quot;;[$DataEntry.E539])">
            <text:p/>
          </table:table-cell>
          <table:table-cell table:formula="of:=IF([$DataEntry.F539]=&quot;&quot;;&quot;&quot;;[$DataEntry.F539])">
            <text:p/>
          </table:table-cell>
          <table:table-cell table:formula="of:=IF([$DataEntry.G539]=&quot;&quot;;&quot;&quot;;[$DataEntry.G539])">
            <text:p/>
          </table:table-cell>
          <table:table-cell table:formula="of:=IF([$DataEntry.H539]=&quot;&quot;;&quot;&quot;;[$DataEntry.H539])">
            <text:p/>
          </table:table-cell>
          <table:table-cell table:formula="of:=IF([$DataEntry.I539]=&quot;&quot;;&quot;&quot;;[$DataEntry.I539])">
            <text:p/>
          </table:table-cell>
          <table:table-cell table:formula="of:=IF([$DataEntry.C539]=&quot;&quot;;&quot;&quot;;[$DataEntry.C539])">
            <text:p/>
          </table:table-cell>
          <table:table-cell table:formula="of:=&quot;&quot;">
            <text:p/>
          </table:table-cell>
          <table:table-cell table:formula="of:=IF([$DataEntry.D539]=&quot;&quot;;&quot;&quot;;[$DataEntry.D53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39]=&quot;&quot;;&quot;&quot;;[$DataEntry.N539])">
            <text:p/>
          </table:table-cell>
          <table:table-cell table:formula="of:=IF([$DataEntry.O539]=&quot;&quot;;&quot;&quot;;[$DataEntry.O539])">
            <text:p/>
          </table:table-cell>
          <table:table-cell table:formula="of:=IF([$DataEntry.P539]=&quot;&quot;;&quot;&quot;;[$DataEntry.P539])">
            <text:p/>
          </table:table-cell>
          <table:table-cell table:number-columns-repeated="48"/>
        </table:table-row>
        <table:table-row table:style-name="ro1">
          <table:table-cell table:formula="of:=IF([$DataEntry.A540]=&quot;&quot;;&quot;&quot;;[$DataEntry.A540])">
            <text:p/>
          </table:table-cell>
          <table:table-cell table:formula="of:=&quot;&quot;">
            <text:p/>
          </table:table-cell>
          <table:table-cell table:formula="of:=IF([$DataEntry.B540]=&quot;&quot;;&quot;&quot;;[$DataEntry.B540])">
            <text:p/>
          </table:table-cell>
          <table:table-cell table:formula="of:=IF([$DataEntry.E540]=&quot;&quot;;&quot;&quot;;[$DataEntry.E540])">
            <text:p/>
          </table:table-cell>
          <table:table-cell table:formula="of:=IF([$DataEntry.F540]=&quot;&quot;;&quot;&quot;;[$DataEntry.F540])">
            <text:p/>
          </table:table-cell>
          <table:table-cell table:formula="of:=IF([$DataEntry.G540]=&quot;&quot;;&quot;&quot;;[$DataEntry.G540])">
            <text:p/>
          </table:table-cell>
          <table:table-cell table:formula="of:=IF([$DataEntry.H540]=&quot;&quot;;&quot;&quot;;[$DataEntry.H540])">
            <text:p/>
          </table:table-cell>
          <table:table-cell table:formula="of:=IF([$DataEntry.I540]=&quot;&quot;;&quot;&quot;;[$DataEntry.I540])">
            <text:p/>
          </table:table-cell>
          <table:table-cell table:formula="of:=IF([$DataEntry.C540]=&quot;&quot;;&quot;&quot;;[$DataEntry.C540])">
            <text:p/>
          </table:table-cell>
          <table:table-cell table:formula="of:=&quot;&quot;">
            <text:p/>
          </table:table-cell>
          <table:table-cell table:formula="of:=IF([$DataEntry.D540]=&quot;&quot;;&quot;&quot;;[$DataEntry.D54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40]=&quot;&quot;;&quot;&quot;;[$DataEntry.N540])">
            <text:p/>
          </table:table-cell>
          <table:table-cell table:formula="of:=IF([$DataEntry.O540]=&quot;&quot;;&quot;&quot;;[$DataEntry.O540])">
            <text:p/>
          </table:table-cell>
          <table:table-cell table:formula="of:=IF([$DataEntry.P540]=&quot;&quot;;&quot;&quot;;[$DataEntry.P540])">
            <text:p/>
          </table:table-cell>
          <table:table-cell table:number-columns-repeated="48"/>
        </table:table-row>
        <table:table-row table:style-name="ro1">
          <table:table-cell table:formula="of:=IF([$DataEntry.A541]=&quot;&quot;;&quot;&quot;;[$DataEntry.A541])">
            <text:p/>
          </table:table-cell>
          <table:table-cell table:formula="of:=&quot;&quot;">
            <text:p/>
          </table:table-cell>
          <table:table-cell table:formula="of:=IF([$DataEntry.B541]=&quot;&quot;;&quot;&quot;;[$DataEntry.B541])">
            <text:p/>
          </table:table-cell>
          <table:table-cell table:formula="of:=IF([$DataEntry.E541]=&quot;&quot;;&quot;&quot;;[$DataEntry.E541])">
            <text:p/>
          </table:table-cell>
          <table:table-cell table:formula="of:=IF([$DataEntry.F541]=&quot;&quot;;&quot;&quot;;[$DataEntry.F541])">
            <text:p/>
          </table:table-cell>
          <table:table-cell table:formula="of:=IF([$DataEntry.G541]=&quot;&quot;;&quot;&quot;;[$DataEntry.G541])">
            <text:p/>
          </table:table-cell>
          <table:table-cell table:formula="of:=IF([$DataEntry.H541]=&quot;&quot;;&quot;&quot;;[$DataEntry.H541])">
            <text:p/>
          </table:table-cell>
          <table:table-cell table:formula="of:=IF([$DataEntry.I541]=&quot;&quot;;&quot;&quot;;[$DataEntry.I541])">
            <text:p/>
          </table:table-cell>
          <table:table-cell table:formula="of:=IF([$DataEntry.C541]=&quot;&quot;;&quot;&quot;;[$DataEntry.C541])">
            <text:p/>
          </table:table-cell>
          <table:table-cell table:formula="of:=&quot;&quot;">
            <text:p/>
          </table:table-cell>
          <table:table-cell table:formula="of:=IF([$DataEntry.D541]=&quot;&quot;;&quot;&quot;;[$DataEntry.D54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41]=&quot;&quot;;&quot;&quot;;[$DataEntry.N541])">
            <text:p/>
          </table:table-cell>
          <table:table-cell table:formula="of:=IF([$DataEntry.O541]=&quot;&quot;;&quot;&quot;;[$DataEntry.O541])">
            <text:p/>
          </table:table-cell>
          <table:table-cell table:formula="of:=IF([$DataEntry.P541]=&quot;&quot;;&quot;&quot;;[$DataEntry.P541])">
            <text:p/>
          </table:table-cell>
          <table:table-cell table:number-columns-repeated="48"/>
        </table:table-row>
        <table:table-row table:style-name="ro1">
          <table:table-cell table:formula="of:=IF([$DataEntry.A542]=&quot;&quot;;&quot;&quot;;[$DataEntry.A542])">
            <text:p/>
          </table:table-cell>
          <table:table-cell table:formula="of:=&quot;&quot;">
            <text:p/>
          </table:table-cell>
          <table:table-cell table:formula="of:=IF([$DataEntry.B542]=&quot;&quot;;&quot;&quot;;[$DataEntry.B542])">
            <text:p/>
          </table:table-cell>
          <table:table-cell table:formula="of:=IF([$DataEntry.E542]=&quot;&quot;;&quot;&quot;;[$DataEntry.E542])">
            <text:p/>
          </table:table-cell>
          <table:table-cell table:formula="of:=IF([$DataEntry.F542]=&quot;&quot;;&quot;&quot;;[$DataEntry.F542])">
            <text:p/>
          </table:table-cell>
          <table:table-cell table:formula="of:=IF([$DataEntry.G542]=&quot;&quot;;&quot;&quot;;[$DataEntry.G542])">
            <text:p/>
          </table:table-cell>
          <table:table-cell table:formula="of:=IF([$DataEntry.H542]=&quot;&quot;;&quot;&quot;;[$DataEntry.H542])">
            <text:p/>
          </table:table-cell>
          <table:table-cell table:formula="of:=IF([$DataEntry.I542]=&quot;&quot;;&quot;&quot;;[$DataEntry.I542])">
            <text:p/>
          </table:table-cell>
          <table:table-cell table:formula="of:=IF([$DataEntry.C542]=&quot;&quot;;&quot;&quot;;[$DataEntry.C542])">
            <text:p/>
          </table:table-cell>
          <table:table-cell table:formula="of:=&quot;&quot;">
            <text:p/>
          </table:table-cell>
          <table:table-cell table:formula="of:=IF([$DataEntry.D542]=&quot;&quot;;&quot;&quot;;[$DataEntry.D54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42]=&quot;&quot;;&quot;&quot;;[$DataEntry.N542])">
            <text:p/>
          </table:table-cell>
          <table:table-cell table:formula="of:=IF([$DataEntry.O542]=&quot;&quot;;&quot;&quot;;[$DataEntry.O542])">
            <text:p/>
          </table:table-cell>
          <table:table-cell table:formula="of:=IF([$DataEntry.P542]=&quot;&quot;;&quot;&quot;;[$DataEntry.P542])">
            <text:p/>
          </table:table-cell>
          <table:table-cell table:number-columns-repeated="48"/>
        </table:table-row>
        <table:table-row table:style-name="ro1">
          <table:table-cell table:formula="of:=IF([$DataEntry.A543]=&quot;&quot;;&quot;&quot;;[$DataEntry.A543])">
            <text:p/>
          </table:table-cell>
          <table:table-cell table:formula="of:=&quot;&quot;">
            <text:p/>
          </table:table-cell>
          <table:table-cell table:formula="of:=IF([$DataEntry.B543]=&quot;&quot;;&quot;&quot;;[$DataEntry.B543])">
            <text:p/>
          </table:table-cell>
          <table:table-cell table:formula="of:=IF([$DataEntry.E543]=&quot;&quot;;&quot;&quot;;[$DataEntry.E543])">
            <text:p/>
          </table:table-cell>
          <table:table-cell table:formula="of:=IF([$DataEntry.F543]=&quot;&quot;;&quot;&quot;;[$DataEntry.F543])">
            <text:p/>
          </table:table-cell>
          <table:table-cell table:formula="of:=IF([$DataEntry.G543]=&quot;&quot;;&quot;&quot;;[$DataEntry.G543])">
            <text:p/>
          </table:table-cell>
          <table:table-cell table:formula="of:=IF([$DataEntry.H543]=&quot;&quot;;&quot;&quot;;[$DataEntry.H543])">
            <text:p/>
          </table:table-cell>
          <table:table-cell table:formula="of:=IF([$DataEntry.I543]=&quot;&quot;;&quot;&quot;;[$DataEntry.I543])">
            <text:p/>
          </table:table-cell>
          <table:table-cell table:formula="of:=IF([$DataEntry.C543]=&quot;&quot;;&quot;&quot;;[$DataEntry.C543])">
            <text:p/>
          </table:table-cell>
          <table:table-cell table:formula="of:=&quot;&quot;">
            <text:p/>
          </table:table-cell>
          <table:table-cell table:formula="of:=IF([$DataEntry.D543]=&quot;&quot;;&quot;&quot;;[$DataEntry.D54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43]=&quot;&quot;;&quot;&quot;;[$DataEntry.N543])">
            <text:p/>
          </table:table-cell>
          <table:table-cell table:formula="of:=IF([$DataEntry.O543]=&quot;&quot;;&quot;&quot;;[$DataEntry.O543])">
            <text:p/>
          </table:table-cell>
          <table:table-cell table:formula="of:=IF([$DataEntry.P543]=&quot;&quot;;&quot;&quot;;[$DataEntry.P543])">
            <text:p/>
          </table:table-cell>
          <table:table-cell table:number-columns-repeated="48"/>
        </table:table-row>
        <table:table-row table:style-name="ro1">
          <table:table-cell table:formula="of:=IF([$DataEntry.A544]=&quot;&quot;;&quot;&quot;;[$DataEntry.A544])">
            <text:p/>
          </table:table-cell>
          <table:table-cell table:formula="of:=&quot;&quot;">
            <text:p/>
          </table:table-cell>
          <table:table-cell table:formula="of:=IF([$DataEntry.B544]=&quot;&quot;;&quot;&quot;;[$DataEntry.B544])">
            <text:p/>
          </table:table-cell>
          <table:table-cell table:formula="of:=IF([$DataEntry.E544]=&quot;&quot;;&quot;&quot;;[$DataEntry.E544])">
            <text:p/>
          </table:table-cell>
          <table:table-cell table:formula="of:=IF([$DataEntry.F544]=&quot;&quot;;&quot;&quot;;[$DataEntry.F544])">
            <text:p/>
          </table:table-cell>
          <table:table-cell table:formula="of:=IF([$DataEntry.G544]=&quot;&quot;;&quot;&quot;;[$DataEntry.G544])">
            <text:p/>
          </table:table-cell>
          <table:table-cell table:formula="of:=IF([$DataEntry.H544]=&quot;&quot;;&quot;&quot;;[$DataEntry.H544])">
            <text:p/>
          </table:table-cell>
          <table:table-cell table:formula="of:=IF([$DataEntry.I544]=&quot;&quot;;&quot;&quot;;[$DataEntry.I544])">
            <text:p/>
          </table:table-cell>
          <table:table-cell table:formula="of:=IF([$DataEntry.C544]=&quot;&quot;;&quot;&quot;;[$DataEntry.C544])">
            <text:p/>
          </table:table-cell>
          <table:table-cell table:formula="of:=&quot;&quot;">
            <text:p/>
          </table:table-cell>
          <table:table-cell table:formula="of:=IF([$DataEntry.D544]=&quot;&quot;;&quot;&quot;;[$DataEntry.D54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44]=&quot;&quot;;&quot;&quot;;[$DataEntry.N544])">
            <text:p/>
          </table:table-cell>
          <table:table-cell table:formula="of:=IF([$DataEntry.O544]=&quot;&quot;;&quot;&quot;;[$DataEntry.O544])">
            <text:p/>
          </table:table-cell>
          <table:table-cell table:formula="of:=IF([$DataEntry.P544]=&quot;&quot;;&quot;&quot;;[$DataEntry.P544])">
            <text:p/>
          </table:table-cell>
          <table:table-cell table:number-columns-repeated="48"/>
        </table:table-row>
        <table:table-row table:style-name="ro1">
          <table:table-cell table:formula="of:=IF([$DataEntry.A545]=&quot;&quot;;&quot;&quot;;[$DataEntry.A545])">
            <text:p/>
          </table:table-cell>
          <table:table-cell table:formula="of:=&quot;&quot;">
            <text:p/>
          </table:table-cell>
          <table:table-cell table:formula="of:=IF([$DataEntry.B545]=&quot;&quot;;&quot;&quot;;[$DataEntry.B545])">
            <text:p/>
          </table:table-cell>
          <table:table-cell table:formula="of:=IF([$DataEntry.E545]=&quot;&quot;;&quot;&quot;;[$DataEntry.E545])">
            <text:p/>
          </table:table-cell>
          <table:table-cell table:formula="of:=IF([$DataEntry.F545]=&quot;&quot;;&quot;&quot;;[$DataEntry.F545])">
            <text:p/>
          </table:table-cell>
          <table:table-cell table:formula="of:=IF([$DataEntry.G545]=&quot;&quot;;&quot;&quot;;[$DataEntry.G545])">
            <text:p/>
          </table:table-cell>
          <table:table-cell table:formula="of:=IF([$DataEntry.H545]=&quot;&quot;;&quot;&quot;;[$DataEntry.H545])">
            <text:p/>
          </table:table-cell>
          <table:table-cell table:formula="of:=IF([$DataEntry.I545]=&quot;&quot;;&quot;&quot;;[$DataEntry.I545])">
            <text:p/>
          </table:table-cell>
          <table:table-cell table:formula="of:=IF([$DataEntry.C545]=&quot;&quot;;&quot;&quot;;[$DataEntry.C545])">
            <text:p/>
          </table:table-cell>
          <table:table-cell table:formula="of:=&quot;&quot;">
            <text:p/>
          </table:table-cell>
          <table:table-cell table:formula="of:=IF([$DataEntry.D545]=&quot;&quot;;&quot;&quot;;[$DataEntry.D54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45]=&quot;&quot;;&quot;&quot;;[$DataEntry.N545])">
            <text:p/>
          </table:table-cell>
          <table:table-cell table:formula="of:=IF([$DataEntry.O545]=&quot;&quot;;&quot;&quot;;[$DataEntry.O545])">
            <text:p/>
          </table:table-cell>
          <table:table-cell table:formula="of:=IF([$DataEntry.P545]=&quot;&quot;;&quot;&quot;;[$DataEntry.P545])">
            <text:p/>
          </table:table-cell>
          <table:table-cell table:number-columns-repeated="48"/>
        </table:table-row>
        <table:table-row table:style-name="ro1">
          <table:table-cell table:formula="of:=IF([$DataEntry.A546]=&quot;&quot;;&quot;&quot;;[$DataEntry.A546])">
            <text:p/>
          </table:table-cell>
          <table:table-cell table:formula="of:=&quot;&quot;">
            <text:p/>
          </table:table-cell>
          <table:table-cell table:formula="of:=IF([$DataEntry.B546]=&quot;&quot;;&quot;&quot;;[$DataEntry.B546])">
            <text:p/>
          </table:table-cell>
          <table:table-cell table:formula="of:=IF([$DataEntry.E546]=&quot;&quot;;&quot;&quot;;[$DataEntry.E546])">
            <text:p/>
          </table:table-cell>
          <table:table-cell table:formula="of:=IF([$DataEntry.F546]=&quot;&quot;;&quot;&quot;;[$DataEntry.F546])">
            <text:p/>
          </table:table-cell>
          <table:table-cell table:formula="of:=IF([$DataEntry.G546]=&quot;&quot;;&quot;&quot;;[$DataEntry.G546])">
            <text:p/>
          </table:table-cell>
          <table:table-cell table:formula="of:=IF([$DataEntry.H546]=&quot;&quot;;&quot;&quot;;[$DataEntry.H546])">
            <text:p/>
          </table:table-cell>
          <table:table-cell table:formula="of:=IF([$DataEntry.I546]=&quot;&quot;;&quot;&quot;;[$DataEntry.I546])">
            <text:p/>
          </table:table-cell>
          <table:table-cell table:formula="of:=IF([$DataEntry.C546]=&quot;&quot;;&quot;&quot;;[$DataEntry.C546])">
            <text:p/>
          </table:table-cell>
          <table:table-cell table:formula="of:=&quot;&quot;">
            <text:p/>
          </table:table-cell>
          <table:table-cell table:formula="of:=IF([$DataEntry.D546]=&quot;&quot;;&quot;&quot;;[$DataEntry.D54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46]=&quot;&quot;;&quot;&quot;;[$DataEntry.N546])">
            <text:p/>
          </table:table-cell>
          <table:table-cell table:formula="of:=IF([$DataEntry.O546]=&quot;&quot;;&quot;&quot;;[$DataEntry.O546])">
            <text:p/>
          </table:table-cell>
          <table:table-cell table:formula="of:=IF([$DataEntry.P546]=&quot;&quot;;&quot;&quot;;[$DataEntry.P546])">
            <text:p/>
          </table:table-cell>
          <table:table-cell table:number-columns-repeated="48"/>
        </table:table-row>
        <table:table-row table:style-name="ro1">
          <table:table-cell table:formula="of:=IF([$DataEntry.A547]=&quot;&quot;;&quot;&quot;;[$DataEntry.A547])">
            <text:p/>
          </table:table-cell>
          <table:table-cell table:formula="of:=&quot;&quot;">
            <text:p/>
          </table:table-cell>
          <table:table-cell table:formula="of:=IF([$DataEntry.B547]=&quot;&quot;;&quot;&quot;;[$DataEntry.B547])">
            <text:p/>
          </table:table-cell>
          <table:table-cell table:formula="of:=IF([$DataEntry.E547]=&quot;&quot;;&quot;&quot;;[$DataEntry.E547])">
            <text:p/>
          </table:table-cell>
          <table:table-cell table:formula="of:=IF([$DataEntry.F547]=&quot;&quot;;&quot;&quot;;[$DataEntry.F547])">
            <text:p/>
          </table:table-cell>
          <table:table-cell table:formula="of:=IF([$DataEntry.G547]=&quot;&quot;;&quot;&quot;;[$DataEntry.G547])">
            <text:p/>
          </table:table-cell>
          <table:table-cell table:formula="of:=IF([$DataEntry.H547]=&quot;&quot;;&quot;&quot;;[$DataEntry.H547])">
            <text:p/>
          </table:table-cell>
          <table:table-cell table:formula="of:=IF([$DataEntry.I547]=&quot;&quot;;&quot;&quot;;[$DataEntry.I547])">
            <text:p/>
          </table:table-cell>
          <table:table-cell table:formula="of:=IF([$DataEntry.C547]=&quot;&quot;;&quot;&quot;;[$DataEntry.C547])">
            <text:p/>
          </table:table-cell>
          <table:table-cell table:formula="of:=&quot;&quot;">
            <text:p/>
          </table:table-cell>
          <table:table-cell table:formula="of:=IF([$DataEntry.D547]=&quot;&quot;;&quot;&quot;;[$DataEntry.D54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47]=&quot;&quot;;&quot;&quot;;[$DataEntry.N547])">
            <text:p/>
          </table:table-cell>
          <table:table-cell table:formula="of:=IF([$DataEntry.O547]=&quot;&quot;;&quot;&quot;;[$DataEntry.O547])">
            <text:p/>
          </table:table-cell>
          <table:table-cell table:formula="of:=IF([$DataEntry.P547]=&quot;&quot;;&quot;&quot;;[$DataEntry.P547])">
            <text:p/>
          </table:table-cell>
          <table:table-cell table:number-columns-repeated="48"/>
        </table:table-row>
        <table:table-row table:style-name="ro1">
          <table:table-cell table:formula="of:=IF([$DataEntry.A548]=&quot;&quot;;&quot;&quot;;[$DataEntry.A548])">
            <text:p/>
          </table:table-cell>
          <table:table-cell table:formula="of:=&quot;&quot;">
            <text:p/>
          </table:table-cell>
          <table:table-cell table:formula="of:=IF([$DataEntry.B548]=&quot;&quot;;&quot;&quot;;[$DataEntry.B548])">
            <text:p/>
          </table:table-cell>
          <table:table-cell table:formula="of:=IF([$DataEntry.E548]=&quot;&quot;;&quot;&quot;;[$DataEntry.E548])">
            <text:p/>
          </table:table-cell>
          <table:table-cell table:formula="of:=IF([$DataEntry.F548]=&quot;&quot;;&quot;&quot;;[$DataEntry.F548])">
            <text:p/>
          </table:table-cell>
          <table:table-cell table:formula="of:=IF([$DataEntry.G548]=&quot;&quot;;&quot;&quot;;[$DataEntry.G548])">
            <text:p/>
          </table:table-cell>
          <table:table-cell table:formula="of:=IF([$DataEntry.H548]=&quot;&quot;;&quot;&quot;;[$DataEntry.H548])">
            <text:p/>
          </table:table-cell>
          <table:table-cell table:formula="of:=IF([$DataEntry.I548]=&quot;&quot;;&quot;&quot;;[$DataEntry.I548])">
            <text:p/>
          </table:table-cell>
          <table:table-cell table:formula="of:=IF([$DataEntry.C548]=&quot;&quot;;&quot;&quot;;[$DataEntry.C548])">
            <text:p/>
          </table:table-cell>
          <table:table-cell table:formula="of:=&quot;&quot;">
            <text:p/>
          </table:table-cell>
          <table:table-cell table:formula="of:=IF([$DataEntry.D548]=&quot;&quot;;&quot;&quot;;[$DataEntry.D54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48]=&quot;&quot;;&quot;&quot;;[$DataEntry.N548])">
            <text:p/>
          </table:table-cell>
          <table:table-cell table:formula="of:=IF([$DataEntry.O548]=&quot;&quot;;&quot;&quot;;[$DataEntry.O548])">
            <text:p/>
          </table:table-cell>
          <table:table-cell table:formula="of:=IF([$DataEntry.P548]=&quot;&quot;;&quot;&quot;;[$DataEntry.P548])">
            <text:p/>
          </table:table-cell>
          <table:table-cell table:number-columns-repeated="48"/>
        </table:table-row>
        <table:table-row table:style-name="ro1">
          <table:table-cell table:formula="of:=IF([$DataEntry.A549]=&quot;&quot;;&quot;&quot;;[$DataEntry.A549])">
            <text:p/>
          </table:table-cell>
          <table:table-cell table:formula="of:=&quot;&quot;">
            <text:p/>
          </table:table-cell>
          <table:table-cell table:formula="of:=IF([$DataEntry.B549]=&quot;&quot;;&quot;&quot;;[$DataEntry.B549])">
            <text:p/>
          </table:table-cell>
          <table:table-cell table:formula="of:=IF([$DataEntry.E549]=&quot;&quot;;&quot;&quot;;[$DataEntry.E549])">
            <text:p/>
          </table:table-cell>
          <table:table-cell table:formula="of:=IF([$DataEntry.F549]=&quot;&quot;;&quot;&quot;;[$DataEntry.F549])">
            <text:p/>
          </table:table-cell>
          <table:table-cell table:formula="of:=IF([$DataEntry.G549]=&quot;&quot;;&quot;&quot;;[$DataEntry.G549])">
            <text:p/>
          </table:table-cell>
          <table:table-cell table:formula="of:=IF([$DataEntry.H549]=&quot;&quot;;&quot;&quot;;[$DataEntry.H549])">
            <text:p/>
          </table:table-cell>
          <table:table-cell table:formula="of:=IF([$DataEntry.I549]=&quot;&quot;;&quot;&quot;;[$DataEntry.I549])">
            <text:p/>
          </table:table-cell>
          <table:table-cell table:formula="of:=IF([$DataEntry.C549]=&quot;&quot;;&quot;&quot;;[$DataEntry.C549])">
            <text:p/>
          </table:table-cell>
          <table:table-cell table:formula="of:=&quot;&quot;">
            <text:p/>
          </table:table-cell>
          <table:table-cell table:formula="of:=IF([$DataEntry.D549]=&quot;&quot;;&quot;&quot;;[$DataEntry.D54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49]=&quot;&quot;;&quot;&quot;;[$DataEntry.N549])">
            <text:p/>
          </table:table-cell>
          <table:table-cell table:formula="of:=IF([$DataEntry.O549]=&quot;&quot;;&quot;&quot;;[$DataEntry.O549])">
            <text:p/>
          </table:table-cell>
          <table:table-cell table:formula="of:=IF([$DataEntry.P549]=&quot;&quot;;&quot;&quot;;[$DataEntry.P549])">
            <text:p/>
          </table:table-cell>
          <table:table-cell table:number-columns-repeated="48"/>
        </table:table-row>
        <table:table-row table:style-name="ro1">
          <table:table-cell table:formula="of:=IF([$DataEntry.A550]=&quot;&quot;;&quot;&quot;;[$DataEntry.A550])">
            <text:p/>
          </table:table-cell>
          <table:table-cell table:formula="of:=&quot;&quot;">
            <text:p/>
          </table:table-cell>
          <table:table-cell table:formula="of:=IF([$DataEntry.B550]=&quot;&quot;;&quot;&quot;;[$DataEntry.B550])">
            <text:p/>
          </table:table-cell>
          <table:table-cell table:formula="of:=IF([$DataEntry.E550]=&quot;&quot;;&quot;&quot;;[$DataEntry.E550])">
            <text:p/>
          </table:table-cell>
          <table:table-cell table:formula="of:=IF([$DataEntry.F550]=&quot;&quot;;&quot;&quot;;[$DataEntry.F550])">
            <text:p/>
          </table:table-cell>
          <table:table-cell table:formula="of:=IF([$DataEntry.G550]=&quot;&quot;;&quot;&quot;;[$DataEntry.G550])">
            <text:p/>
          </table:table-cell>
          <table:table-cell table:formula="of:=IF([$DataEntry.H550]=&quot;&quot;;&quot;&quot;;[$DataEntry.H550])">
            <text:p/>
          </table:table-cell>
          <table:table-cell table:formula="of:=IF([$DataEntry.I550]=&quot;&quot;;&quot;&quot;;[$DataEntry.I550])">
            <text:p/>
          </table:table-cell>
          <table:table-cell table:formula="of:=IF([$DataEntry.C550]=&quot;&quot;;&quot;&quot;;[$DataEntry.C550])">
            <text:p/>
          </table:table-cell>
          <table:table-cell table:formula="of:=&quot;&quot;">
            <text:p/>
          </table:table-cell>
          <table:table-cell table:formula="of:=IF([$DataEntry.D550]=&quot;&quot;;&quot;&quot;;[$DataEntry.D55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50]=&quot;&quot;;&quot;&quot;;[$DataEntry.N550])">
            <text:p/>
          </table:table-cell>
          <table:table-cell table:formula="of:=IF([$DataEntry.O550]=&quot;&quot;;&quot;&quot;;[$DataEntry.O550])">
            <text:p/>
          </table:table-cell>
          <table:table-cell table:formula="of:=IF([$DataEntry.P550]=&quot;&quot;;&quot;&quot;;[$DataEntry.P550])">
            <text:p/>
          </table:table-cell>
          <table:table-cell table:number-columns-repeated="48"/>
        </table:table-row>
        <table:table-row table:style-name="ro1">
          <table:table-cell table:formula="of:=IF([$DataEntry.A551]=&quot;&quot;;&quot;&quot;;[$DataEntry.A551])">
            <text:p/>
          </table:table-cell>
          <table:table-cell table:formula="of:=&quot;&quot;">
            <text:p/>
          </table:table-cell>
          <table:table-cell table:formula="of:=IF([$DataEntry.B551]=&quot;&quot;;&quot;&quot;;[$DataEntry.B551])">
            <text:p/>
          </table:table-cell>
          <table:table-cell table:formula="of:=IF([$DataEntry.E551]=&quot;&quot;;&quot;&quot;;[$DataEntry.E551])">
            <text:p/>
          </table:table-cell>
          <table:table-cell table:formula="of:=IF([$DataEntry.F551]=&quot;&quot;;&quot;&quot;;[$DataEntry.F551])">
            <text:p/>
          </table:table-cell>
          <table:table-cell table:formula="of:=IF([$DataEntry.G551]=&quot;&quot;;&quot;&quot;;[$DataEntry.G551])">
            <text:p/>
          </table:table-cell>
          <table:table-cell table:formula="of:=IF([$DataEntry.H551]=&quot;&quot;;&quot;&quot;;[$DataEntry.H551])">
            <text:p/>
          </table:table-cell>
          <table:table-cell table:formula="of:=IF([$DataEntry.I551]=&quot;&quot;;&quot;&quot;;[$DataEntry.I551])">
            <text:p/>
          </table:table-cell>
          <table:table-cell table:formula="of:=IF([$DataEntry.C551]=&quot;&quot;;&quot;&quot;;[$DataEntry.C551])">
            <text:p/>
          </table:table-cell>
          <table:table-cell table:formula="of:=&quot;&quot;">
            <text:p/>
          </table:table-cell>
          <table:table-cell table:formula="of:=IF([$DataEntry.D551]=&quot;&quot;;&quot;&quot;;[$DataEntry.D55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51]=&quot;&quot;;&quot;&quot;;[$DataEntry.N551])">
            <text:p/>
          </table:table-cell>
          <table:table-cell table:formula="of:=IF([$DataEntry.O551]=&quot;&quot;;&quot;&quot;;[$DataEntry.O551])">
            <text:p/>
          </table:table-cell>
          <table:table-cell table:formula="of:=IF([$DataEntry.P551]=&quot;&quot;;&quot;&quot;;[$DataEntry.P551])">
            <text:p/>
          </table:table-cell>
          <table:table-cell table:number-columns-repeated="48"/>
        </table:table-row>
        <table:table-row table:style-name="ro1">
          <table:table-cell table:formula="of:=IF([$DataEntry.A552]=&quot;&quot;;&quot;&quot;;[$DataEntry.A552])">
            <text:p/>
          </table:table-cell>
          <table:table-cell table:formula="of:=&quot;&quot;">
            <text:p/>
          </table:table-cell>
          <table:table-cell table:formula="of:=IF([$DataEntry.B552]=&quot;&quot;;&quot;&quot;;[$DataEntry.B552])">
            <text:p/>
          </table:table-cell>
          <table:table-cell table:formula="of:=IF([$DataEntry.E552]=&quot;&quot;;&quot;&quot;;[$DataEntry.E552])">
            <text:p/>
          </table:table-cell>
          <table:table-cell table:formula="of:=IF([$DataEntry.F552]=&quot;&quot;;&quot;&quot;;[$DataEntry.F552])">
            <text:p/>
          </table:table-cell>
          <table:table-cell table:formula="of:=IF([$DataEntry.G552]=&quot;&quot;;&quot;&quot;;[$DataEntry.G552])">
            <text:p/>
          </table:table-cell>
          <table:table-cell table:formula="of:=IF([$DataEntry.H552]=&quot;&quot;;&quot;&quot;;[$DataEntry.H552])">
            <text:p/>
          </table:table-cell>
          <table:table-cell table:formula="of:=IF([$DataEntry.I552]=&quot;&quot;;&quot;&quot;;[$DataEntry.I552])">
            <text:p/>
          </table:table-cell>
          <table:table-cell table:formula="of:=IF([$DataEntry.C552]=&quot;&quot;;&quot;&quot;;[$DataEntry.C552])">
            <text:p/>
          </table:table-cell>
          <table:table-cell table:formula="of:=&quot;&quot;">
            <text:p/>
          </table:table-cell>
          <table:table-cell table:formula="of:=IF([$DataEntry.D552]=&quot;&quot;;&quot;&quot;;[$DataEntry.D55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52]=&quot;&quot;;&quot;&quot;;[$DataEntry.N552])">
            <text:p/>
          </table:table-cell>
          <table:table-cell table:formula="of:=IF([$DataEntry.O552]=&quot;&quot;;&quot;&quot;;[$DataEntry.O552])">
            <text:p/>
          </table:table-cell>
          <table:table-cell table:formula="of:=IF([$DataEntry.P552]=&quot;&quot;;&quot;&quot;;[$DataEntry.P552])">
            <text:p/>
          </table:table-cell>
          <table:table-cell table:number-columns-repeated="48"/>
        </table:table-row>
        <table:table-row table:style-name="ro1">
          <table:table-cell table:formula="of:=IF([$DataEntry.A553]=&quot;&quot;;&quot;&quot;;[$DataEntry.A553])">
            <text:p/>
          </table:table-cell>
          <table:table-cell table:formula="of:=&quot;&quot;">
            <text:p/>
          </table:table-cell>
          <table:table-cell table:formula="of:=IF([$DataEntry.B553]=&quot;&quot;;&quot;&quot;;[$DataEntry.B553])">
            <text:p/>
          </table:table-cell>
          <table:table-cell table:formula="of:=IF([$DataEntry.E553]=&quot;&quot;;&quot;&quot;;[$DataEntry.E553])">
            <text:p/>
          </table:table-cell>
          <table:table-cell table:formula="of:=IF([$DataEntry.F553]=&quot;&quot;;&quot;&quot;;[$DataEntry.F553])">
            <text:p/>
          </table:table-cell>
          <table:table-cell table:formula="of:=IF([$DataEntry.G553]=&quot;&quot;;&quot;&quot;;[$DataEntry.G553])">
            <text:p/>
          </table:table-cell>
          <table:table-cell table:formula="of:=IF([$DataEntry.H553]=&quot;&quot;;&quot;&quot;;[$DataEntry.H553])">
            <text:p/>
          </table:table-cell>
          <table:table-cell table:formula="of:=IF([$DataEntry.I553]=&quot;&quot;;&quot;&quot;;[$DataEntry.I553])">
            <text:p/>
          </table:table-cell>
          <table:table-cell table:formula="of:=IF([$DataEntry.C553]=&quot;&quot;;&quot;&quot;;[$DataEntry.C553])">
            <text:p/>
          </table:table-cell>
          <table:table-cell table:formula="of:=&quot;&quot;">
            <text:p/>
          </table:table-cell>
          <table:table-cell table:formula="of:=IF([$DataEntry.D553]=&quot;&quot;;&quot;&quot;;[$DataEntry.D55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53]=&quot;&quot;;&quot;&quot;;[$DataEntry.N553])">
            <text:p/>
          </table:table-cell>
          <table:table-cell table:formula="of:=IF([$DataEntry.O553]=&quot;&quot;;&quot;&quot;;[$DataEntry.O553])">
            <text:p/>
          </table:table-cell>
          <table:table-cell table:formula="of:=IF([$DataEntry.P553]=&quot;&quot;;&quot;&quot;;[$DataEntry.P553])">
            <text:p/>
          </table:table-cell>
          <table:table-cell table:number-columns-repeated="48"/>
        </table:table-row>
        <table:table-row table:style-name="ro1">
          <table:table-cell table:formula="of:=IF([$DataEntry.A554]=&quot;&quot;;&quot;&quot;;[$DataEntry.A554])">
            <text:p/>
          </table:table-cell>
          <table:table-cell table:formula="of:=&quot;&quot;">
            <text:p/>
          </table:table-cell>
          <table:table-cell table:formula="of:=IF([$DataEntry.B554]=&quot;&quot;;&quot;&quot;;[$DataEntry.B554])">
            <text:p/>
          </table:table-cell>
          <table:table-cell table:formula="of:=IF([$DataEntry.E554]=&quot;&quot;;&quot;&quot;;[$DataEntry.E554])">
            <text:p/>
          </table:table-cell>
          <table:table-cell table:formula="of:=IF([$DataEntry.F554]=&quot;&quot;;&quot;&quot;;[$DataEntry.F554])">
            <text:p/>
          </table:table-cell>
          <table:table-cell table:formula="of:=IF([$DataEntry.G554]=&quot;&quot;;&quot;&quot;;[$DataEntry.G554])">
            <text:p/>
          </table:table-cell>
          <table:table-cell table:formula="of:=IF([$DataEntry.H554]=&quot;&quot;;&quot;&quot;;[$DataEntry.H554])">
            <text:p/>
          </table:table-cell>
          <table:table-cell table:formula="of:=IF([$DataEntry.I554]=&quot;&quot;;&quot;&quot;;[$DataEntry.I554])">
            <text:p/>
          </table:table-cell>
          <table:table-cell table:formula="of:=IF([$DataEntry.C554]=&quot;&quot;;&quot;&quot;;[$DataEntry.C554])">
            <text:p/>
          </table:table-cell>
          <table:table-cell table:formula="of:=&quot;&quot;">
            <text:p/>
          </table:table-cell>
          <table:table-cell table:formula="of:=IF([$DataEntry.D554]=&quot;&quot;;&quot;&quot;;[$DataEntry.D55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54]=&quot;&quot;;&quot;&quot;;[$DataEntry.N554])">
            <text:p/>
          </table:table-cell>
          <table:table-cell table:formula="of:=IF([$DataEntry.O554]=&quot;&quot;;&quot;&quot;;[$DataEntry.O554])">
            <text:p/>
          </table:table-cell>
          <table:table-cell table:formula="of:=IF([$DataEntry.P554]=&quot;&quot;;&quot;&quot;;[$DataEntry.P554])">
            <text:p/>
          </table:table-cell>
          <table:table-cell table:number-columns-repeated="48"/>
        </table:table-row>
        <table:table-row table:style-name="ro1">
          <table:table-cell table:formula="of:=IF([$DataEntry.A555]=&quot;&quot;;&quot;&quot;;[$DataEntry.A555])">
            <text:p/>
          </table:table-cell>
          <table:table-cell table:formula="of:=&quot;&quot;">
            <text:p/>
          </table:table-cell>
          <table:table-cell table:formula="of:=IF([$DataEntry.B555]=&quot;&quot;;&quot;&quot;;[$DataEntry.B555])">
            <text:p/>
          </table:table-cell>
          <table:table-cell table:formula="of:=IF([$DataEntry.E555]=&quot;&quot;;&quot;&quot;;[$DataEntry.E555])">
            <text:p/>
          </table:table-cell>
          <table:table-cell table:formula="of:=IF([$DataEntry.F555]=&quot;&quot;;&quot;&quot;;[$DataEntry.F555])">
            <text:p/>
          </table:table-cell>
          <table:table-cell table:formula="of:=IF([$DataEntry.G555]=&quot;&quot;;&quot;&quot;;[$DataEntry.G555])">
            <text:p/>
          </table:table-cell>
          <table:table-cell table:formula="of:=IF([$DataEntry.H555]=&quot;&quot;;&quot;&quot;;[$DataEntry.H555])">
            <text:p/>
          </table:table-cell>
          <table:table-cell table:formula="of:=IF([$DataEntry.I555]=&quot;&quot;;&quot;&quot;;[$DataEntry.I555])">
            <text:p/>
          </table:table-cell>
          <table:table-cell table:formula="of:=IF([$DataEntry.C555]=&quot;&quot;;&quot;&quot;;[$DataEntry.C555])">
            <text:p/>
          </table:table-cell>
          <table:table-cell table:formula="of:=&quot;&quot;">
            <text:p/>
          </table:table-cell>
          <table:table-cell table:formula="of:=IF([$DataEntry.D555]=&quot;&quot;;&quot;&quot;;[$DataEntry.D55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55]=&quot;&quot;;&quot;&quot;;[$DataEntry.N555])">
            <text:p/>
          </table:table-cell>
          <table:table-cell table:formula="of:=IF([$DataEntry.O555]=&quot;&quot;;&quot;&quot;;[$DataEntry.O555])">
            <text:p/>
          </table:table-cell>
          <table:table-cell table:formula="of:=IF([$DataEntry.P555]=&quot;&quot;;&quot;&quot;;[$DataEntry.P555])">
            <text:p/>
          </table:table-cell>
          <table:table-cell table:number-columns-repeated="48"/>
        </table:table-row>
        <table:table-row table:style-name="ro1">
          <table:table-cell table:formula="of:=IF([$DataEntry.A556]=&quot;&quot;;&quot;&quot;;[$DataEntry.A556])">
            <text:p/>
          </table:table-cell>
          <table:table-cell table:formula="of:=&quot;&quot;">
            <text:p/>
          </table:table-cell>
          <table:table-cell table:formula="of:=IF([$DataEntry.B556]=&quot;&quot;;&quot;&quot;;[$DataEntry.B556])">
            <text:p/>
          </table:table-cell>
          <table:table-cell table:formula="of:=IF([$DataEntry.E556]=&quot;&quot;;&quot;&quot;;[$DataEntry.E556])">
            <text:p/>
          </table:table-cell>
          <table:table-cell table:formula="of:=IF([$DataEntry.F556]=&quot;&quot;;&quot;&quot;;[$DataEntry.F556])">
            <text:p/>
          </table:table-cell>
          <table:table-cell table:formula="of:=IF([$DataEntry.G556]=&quot;&quot;;&quot;&quot;;[$DataEntry.G556])">
            <text:p/>
          </table:table-cell>
          <table:table-cell table:formula="of:=IF([$DataEntry.H556]=&quot;&quot;;&quot;&quot;;[$DataEntry.H556])">
            <text:p/>
          </table:table-cell>
          <table:table-cell table:formula="of:=IF([$DataEntry.I556]=&quot;&quot;;&quot;&quot;;[$DataEntry.I556])">
            <text:p/>
          </table:table-cell>
          <table:table-cell table:formula="of:=IF([$DataEntry.C556]=&quot;&quot;;&quot;&quot;;[$DataEntry.C556])">
            <text:p/>
          </table:table-cell>
          <table:table-cell table:formula="of:=&quot;&quot;">
            <text:p/>
          </table:table-cell>
          <table:table-cell table:formula="of:=IF([$DataEntry.D556]=&quot;&quot;;&quot;&quot;;[$DataEntry.D55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56]=&quot;&quot;;&quot;&quot;;[$DataEntry.N556])">
            <text:p/>
          </table:table-cell>
          <table:table-cell table:formula="of:=IF([$DataEntry.O556]=&quot;&quot;;&quot;&quot;;[$DataEntry.O556])">
            <text:p/>
          </table:table-cell>
          <table:table-cell table:formula="of:=IF([$DataEntry.P556]=&quot;&quot;;&quot;&quot;;[$DataEntry.P556])">
            <text:p/>
          </table:table-cell>
          <table:table-cell table:number-columns-repeated="48"/>
        </table:table-row>
        <table:table-row table:style-name="ro1">
          <table:table-cell table:formula="of:=IF([$DataEntry.A557]=&quot;&quot;;&quot;&quot;;[$DataEntry.A557])">
            <text:p/>
          </table:table-cell>
          <table:table-cell table:formula="of:=&quot;&quot;">
            <text:p/>
          </table:table-cell>
          <table:table-cell table:formula="of:=IF([$DataEntry.B557]=&quot;&quot;;&quot;&quot;;[$DataEntry.B557])">
            <text:p/>
          </table:table-cell>
          <table:table-cell table:formula="of:=IF([$DataEntry.E557]=&quot;&quot;;&quot;&quot;;[$DataEntry.E557])">
            <text:p/>
          </table:table-cell>
          <table:table-cell table:formula="of:=IF([$DataEntry.F557]=&quot;&quot;;&quot;&quot;;[$DataEntry.F557])">
            <text:p/>
          </table:table-cell>
          <table:table-cell table:formula="of:=IF([$DataEntry.G557]=&quot;&quot;;&quot;&quot;;[$DataEntry.G557])">
            <text:p/>
          </table:table-cell>
          <table:table-cell table:formula="of:=IF([$DataEntry.H557]=&quot;&quot;;&quot;&quot;;[$DataEntry.H557])">
            <text:p/>
          </table:table-cell>
          <table:table-cell table:formula="of:=IF([$DataEntry.I557]=&quot;&quot;;&quot;&quot;;[$DataEntry.I557])">
            <text:p/>
          </table:table-cell>
          <table:table-cell table:formula="of:=IF([$DataEntry.C557]=&quot;&quot;;&quot;&quot;;[$DataEntry.C557])">
            <text:p/>
          </table:table-cell>
          <table:table-cell table:formula="of:=&quot;&quot;">
            <text:p/>
          </table:table-cell>
          <table:table-cell table:formula="of:=IF([$DataEntry.D557]=&quot;&quot;;&quot;&quot;;[$DataEntry.D55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57]=&quot;&quot;;&quot;&quot;;[$DataEntry.N557])">
            <text:p/>
          </table:table-cell>
          <table:table-cell table:formula="of:=IF([$DataEntry.O557]=&quot;&quot;;&quot;&quot;;[$DataEntry.O557])">
            <text:p/>
          </table:table-cell>
          <table:table-cell table:formula="of:=IF([$DataEntry.P557]=&quot;&quot;;&quot;&quot;;[$DataEntry.P557])">
            <text:p/>
          </table:table-cell>
          <table:table-cell table:number-columns-repeated="48"/>
        </table:table-row>
        <table:table-row table:style-name="ro1">
          <table:table-cell table:formula="of:=IF([$DataEntry.A558]=&quot;&quot;;&quot;&quot;;[$DataEntry.A558])">
            <text:p/>
          </table:table-cell>
          <table:table-cell table:formula="of:=&quot;&quot;">
            <text:p/>
          </table:table-cell>
          <table:table-cell table:formula="of:=IF([$DataEntry.B558]=&quot;&quot;;&quot;&quot;;[$DataEntry.B558])">
            <text:p/>
          </table:table-cell>
          <table:table-cell table:formula="of:=IF([$DataEntry.E558]=&quot;&quot;;&quot;&quot;;[$DataEntry.E558])">
            <text:p/>
          </table:table-cell>
          <table:table-cell table:formula="of:=IF([$DataEntry.F558]=&quot;&quot;;&quot;&quot;;[$DataEntry.F558])">
            <text:p/>
          </table:table-cell>
          <table:table-cell table:formula="of:=IF([$DataEntry.G558]=&quot;&quot;;&quot;&quot;;[$DataEntry.G558])">
            <text:p/>
          </table:table-cell>
          <table:table-cell table:formula="of:=IF([$DataEntry.H558]=&quot;&quot;;&quot;&quot;;[$DataEntry.H558])">
            <text:p/>
          </table:table-cell>
          <table:table-cell table:formula="of:=IF([$DataEntry.I558]=&quot;&quot;;&quot;&quot;;[$DataEntry.I558])">
            <text:p/>
          </table:table-cell>
          <table:table-cell table:formula="of:=IF([$DataEntry.C558]=&quot;&quot;;&quot;&quot;;[$DataEntry.C558])">
            <text:p/>
          </table:table-cell>
          <table:table-cell table:formula="of:=&quot;&quot;">
            <text:p/>
          </table:table-cell>
          <table:table-cell table:formula="of:=IF([$DataEntry.D558]=&quot;&quot;;&quot;&quot;;[$DataEntry.D55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58]=&quot;&quot;;&quot;&quot;;[$DataEntry.N558])">
            <text:p/>
          </table:table-cell>
          <table:table-cell table:formula="of:=IF([$DataEntry.O558]=&quot;&quot;;&quot;&quot;;[$DataEntry.O558])">
            <text:p/>
          </table:table-cell>
          <table:table-cell table:formula="of:=IF([$DataEntry.P558]=&quot;&quot;;&quot;&quot;;[$DataEntry.P558])">
            <text:p/>
          </table:table-cell>
          <table:table-cell table:number-columns-repeated="48"/>
        </table:table-row>
        <table:table-row table:style-name="ro1">
          <table:table-cell table:formula="of:=IF([$DataEntry.A559]=&quot;&quot;;&quot;&quot;;[$DataEntry.A559])">
            <text:p/>
          </table:table-cell>
          <table:table-cell table:formula="of:=&quot;&quot;">
            <text:p/>
          </table:table-cell>
          <table:table-cell table:formula="of:=IF([$DataEntry.B559]=&quot;&quot;;&quot;&quot;;[$DataEntry.B559])">
            <text:p/>
          </table:table-cell>
          <table:table-cell table:formula="of:=IF([$DataEntry.E559]=&quot;&quot;;&quot;&quot;;[$DataEntry.E559])">
            <text:p/>
          </table:table-cell>
          <table:table-cell table:formula="of:=IF([$DataEntry.F559]=&quot;&quot;;&quot;&quot;;[$DataEntry.F559])">
            <text:p/>
          </table:table-cell>
          <table:table-cell table:formula="of:=IF([$DataEntry.G559]=&quot;&quot;;&quot;&quot;;[$DataEntry.G559])">
            <text:p/>
          </table:table-cell>
          <table:table-cell table:formula="of:=IF([$DataEntry.H559]=&quot;&quot;;&quot;&quot;;[$DataEntry.H559])">
            <text:p/>
          </table:table-cell>
          <table:table-cell table:formula="of:=IF([$DataEntry.I559]=&quot;&quot;;&quot;&quot;;[$DataEntry.I559])">
            <text:p/>
          </table:table-cell>
          <table:table-cell table:formula="of:=IF([$DataEntry.C559]=&quot;&quot;;&quot;&quot;;[$DataEntry.C559])">
            <text:p/>
          </table:table-cell>
          <table:table-cell table:formula="of:=&quot;&quot;">
            <text:p/>
          </table:table-cell>
          <table:table-cell table:formula="of:=IF([$DataEntry.D559]=&quot;&quot;;&quot;&quot;;[$DataEntry.D55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59]=&quot;&quot;;&quot;&quot;;[$DataEntry.N559])">
            <text:p/>
          </table:table-cell>
          <table:table-cell table:formula="of:=IF([$DataEntry.O559]=&quot;&quot;;&quot;&quot;;[$DataEntry.O559])">
            <text:p/>
          </table:table-cell>
          <table:table-cell table:formula="of:=IF([$DataEntry.P559]=&quot;&quot;;&quot;&quot;;[$DataEntry.P559])">
            <text:p/>
          </table:table-cell>
          <table:table-cell table:number-columns-repeated="48"/>
        </table:table-row>
        <table:table-row table:style-name="ro1">
          <table:table-cell table:formula="of:=IF([$DataEntry.A560]=&quot;&quot;;&quot;&quot;;[$DataEntry.A560])">
            <text:p/>
          </table:table-cell>
          <table:table-cell table:formula="of:=&quot;&quot;">
            <text:p/>
          </table:table-cell>
          <table:table-cell table:formula="of:=IF([$DataEntry.B560]=&quot;&quot;;&quot;&quot;;[$DataEntry.B560])">
            <text:p/>
          </table:table-cell>
          <table:table-cell table:formula="of:=IF([$DataEntry.E560]=&quot;&quot;;&quot;&quot;;[$DataEntry.E560])">
            <text:p/>
          </table:table-cell>
          <table:table-cell table:formula="of:=IF([$DataEntry.F560]=&quot;&quot;;&quot;&quot;;[$DataEntry.F560])">
            <text:p/>
          </table:table-cell>
          <table:table-cell table:formula="of:=IF([$DataEntry.G560]=&quot;&quot;;&quot;&quot;;[$DataEntry.G560])">
            <text:p/>
          </table:table-cell>
          <table:table-cell table:formula="of:=IF([$DataEntry.H560]=&quot;&quot;;&quot;&quot;;[$DataEntry.H560])">
            <text:p/>
          </table:table-cell>
          <table:table-cell table:formula="of:=IF([$DataEntry.I560]=&quot;&quot;;&quot;&quot;;[$DataEntry.I560])">
            <text:p/>
          </table:table-cell>
          <table:table-cell table:formula="of:=IF([$DataEntry.C560]=&quot;&quot;;&quot;&quot;;[$DataEntry.C560])">
            <text:p/>
          </table:table-cell>
          <table:table-cell table:formula="of:=&quot;&quot;">
            <text:p/>
          </table:table-cell>
          <table:table-cell table:formula="of:=IF([$DataEntry.D560]=&quot;&quot;;&quot;&quot;;[$DataEntry.D56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60]=&quot;&quot;;&quot;&quot;;[$DataEntry.N560])">
            <text:p/>
          </table:table-cell>
          <table:table-cell table:formula="of:=IF([$DataEntry.O560]=&quot;&quot;;&quot;&quot;;[$DataEntry.O560])">
            <text:p/>
          </table:table-cell>
          <table:table-cell table:formula="of:=IF([$DataEntry.P560]=&quot;&quot;;&quot;&quot;;[$DataEntry.P560])">
            <text:p/>
          </table:table-cell>
          <table:table-cell table:number-columns-repeated="48"/>
        </table:table-row>
        <table:table-row table:style-name="ro1">
          <table:table-cell table:formula="of:=IF([$DataEntry.A561]=&quot;&quot;;&quot;&quot;;[$DataEntry.A561])">
            <text:p/>
          </table:table-cell>
          <table:table-cell table:formula="of:=&quot;&quot;">
            <text:p/>
          </table:table-cell>
          <table:table-cell table:formula="of:=IF([$DataEntry.B561]=&quot;&quot;;&quot;&quot;;[$DataEntry.B561])">
            <text:p/>
          </table:table-cell>
          <table:table-cell table:formula="of:=IF([$DataEntry.E561]=&quot;&quot;;&quot;&quot;;[$DataEntry.E561])">
            <text:p/>
          </table:table-cell>
          <table:table-cell table:formula="of:=IF([$DataEntry.F561]=&quot;&quot;;&quot;&quot;;[$DataEntry.F561])">
            <text:p/>
          </table:table-cell>
          <table:table-cell table:formula="of:=IF([$DataEntry.G561]=&quot;&quot;;&quot;&quot;;[$DataEntry.G561])">
            <text:p/>
          </table:table-cell>
          <table:table-cell table:formula="of:=IF([$DataEntry.H561]=&quot;&quot;;&quot;&quot;;[$DataEntry.H561])">
            <text:p/>
          </table:table-cell>
          <table:table-cell table:formula="of:=IF([$DataEntry.I561]=&quot;&quot;;&quot;&quot;;[$DataEntry.I561])">
            <text:p/>
          </table:table-cell>
          <table:table-cell table:formula="of:=IF([$DataEntry.C561]=&quot;&quot;;&quot;&quot;;[$DataEntry.C561])">
            <text:p/>
          </table:table-cell>
          <table:table-cell table:formula="of:=&quot;&quot;">
            <text:p/>
          </table:table-cell>
          <table:table-cell table:formula="of:=IF([$DataEntry.D561]=&quot;&quot;;&quot;&quot;;[$DataEntry.D56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61]=&quot;&quot;;&quot;&quot;;[$DataEntry.N561])">
            <text:p/>
          </table:table-cell>
          <table:table-cell table:formula="of:=IF([$DataEntry.O561]=&quot;&quot;;&quot;&quot;;[$DataEntry.O561])">
            <text:p/>
          </table:table-cell>
          <table:table-cell table:formula="of:=IF([$DataEntry.P561]=&quot;&quot;;&quot;&quot;;[$DataEntry.P561])">
            <text:p/>
          </table:table-cell>
          <table:table-cell table:number-columns-repeated="48"/>
        </table:table-row>
        <table:table-row table:style-name="ro1">
          <table:table-cell table:formula="of:=IF([$DataEntry.A562]=&quot;&quot;;&quot;&quot;;[$DataEntry.A562])">
            <text:p/>
          </table:table-cell>
          <table:table-cell table:formula="of:=&quot;&quot;">
            <text:p/>
          </table:table-cell>
          <table:table-cell table:formula="of:=IF([$DataEntry.B562]=&quot;&quot;;&quot;&quot;;[$DataEntry.B562])">
            <text:p/>
          </table:table-cell>
          <table:table-cell table:formula="of:=IF([$DataEntry.E562]=&quot;&quot;;&quot;&quot;;[$DataEntry.E562])">
            <text:p/>
          </table:table-cell>
          <table:table-cell table:formula="of:=IF([$DataEntry.F562]=&quot;&quot;;&quot;&quot;;[$DataEntry.F562])">
            <text:p/>
          </table:table-cell>
          <table:table-cell table:formula="of:=IF([$DataEntry.G562]=&quot;&quot;;&quot;&quot;;[$DataEntry.G562])">
            <text:p/>
          </table:table-cell>
          <table:table-cell table:formula="of:=IF([$DataEntry.H562]=&quot;&quot;;&quot;&quot;;[$DataEntry.H562])">
            <text:p/>
          </table:table-cell>
          <table:table-cell table:formula="of:=IF([$DataEntry.I562]=&quot;&quot;;&quot;&quot;;[$DataEntry.I562])">
            <text:p/>
          </table:table-cell>
          <table:table-cell table:formula="of:=IF([$DataEntry.C562]=&quot;&quot;;&quot;&quot;;[$DataEntry.C562])">
            <text:p/>
          </table:table-cell>
          <table:table-cell table:formula="of:=&quot;&quot;">
            <text:p/>
          </table:table-cell>
          <table:table-cell table:formula="of:=IF([$DataEntry.D562]=&quot;&quot;;&quot;&quot;;[$DataEntry.D56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62]=&quot;&quot;;&quot;&quot;;[$DataEntry.N562])">
            <text:p/>
          </table:table-cell>
          <table:table-cell table:formula="of:=IF([$DataEntry.O562]=&quot;&quot;;&quot;&quot;;[$DataEntry.O562])">
            <text:p/>
          </table:table-cell>
          <table:table-cell table:formula="of:=IF([$DataEntry.P562]=&quot;&quot;;&quot;&quot;;[$DataEntry.P562])">
            <text:p/>
          </table:table-cell>
          <table:table-cell table:number-columns-repeated="48"/>
        </table:table-row>
        <table:table-row table:style-name="ro1">
          <table:table-cell table:formula="of:=IF([$DataEntry.A563]=&quot;&quot;;&quot;&quot;;[$DataEntry.A563])">
            <text:p/>
          </table:table-cell>
          <table:table-cell table:formula="of:=&quot;&quot;">
            <text:p/>
          </table:table-cell>
          <table:table-cell table:formula="of:=IF([$DataEntry.B563]=&quot;&quot;;&quot;&quot;;[$DataEntry.B563])">
            <text:p/>
          </table:table-cell>
          <table:table-cell table:formula="of:=IF([$DataEntry.E563]=&quot;&quot;;&quot;&quot;;[$DataEntry.E563])">
            <text:p/>
          </table:table-cell>
          <table:table-cell table:formula="of:=IF([$DataEntry.F563]=&quot;&quot;;&quot;&quot;;[$DataEntry.F563])">
            <text:p/>
          </table:table-cell>
          <table:table-cell table:formula="of:=IF([$DataEntry.G563]=&quot;&quot;;&quot;&quot;;[$DataEntry.G563])">
            <text:p/>
          </table:table-cell>
          <table:table-cell table:formula="of:=IF([$DataEntry.H563]=&quot;&quot;;&quot;&quot;;[$DataEntry.H563])">
            <text:p/>
          </table:table-cell>
          <table:table-cell table:formula="of:=IF([$DataEntry.I563]=&quot;&quot;;&quot;&quot;;[$DataEntry.I563])">
            <text:p/>
          </table:table-cell>
          <table:table-cell table:formula="of:=IF([$DataEntry.C563]=&quot;&quot;;&quot;&quot;;[$DataEntry.C563])">
            <text:p/>
          </table:table-cell>
          <table:table-cell table:formula="of:=&quot;&quot;">
            <text:p/>
          </table:table-cell>
          <table:table-cell table:formula="of:=IF([$DataEntry.D563]=&quot;&quot;;&quot;&quot;;[$DataEntry.D56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63]=&quot;&quot;;&quot;&quot;;[$DataEntry.N563])">
            <text:p/>
          </table:table-cell>
          <table:table-cell table:formula="of:=IF([$DataEntry.O563]=&quot;&quot;;&quot;&quot;;[$DataEntry.O563])">
            <text:p/>
          </table:table-cell>
          <table:table-cell table:formula="of:=IF([$DataEntry.P563]=&quot;&quot;;&quot;&quot;;[$DataEntry.P563])">
            <text:p/>
          </table:table-cell>
          <table:table-cell table:number-columns-repeated="48"/>
        </table:table-row>
        <table:table-row table:style-name="ro1">
          <table:table-cell table:formula="of:=IF([$DataEntry.A564]=&quot;&quot;;&quot;&quot;;[$DataEntry.A564])">
            <text:p/>
          </table:table-cell>
          <table:table-cell table:formula="of:=&quot;&quot;">
            <text:p/>
          </table:table-cell>
          <table:table-cell table:formula="of:=IF([$DataEntry.B564]=&quot;&quot;;&quot;&quot;;[$DataEntry.B564])">
            <text:p/>
          </table:table-cell>
          <table:table-cell table:formula="of:=IF([$DataEntry.E564]=&quot;&quot;;&quot;&quot;;[$DataEntry.E564])">
            <text:p/>
          </table:table-cell>
          <table:table-cell table:formula="of:=IF([$DataEntry.F564]=&quot;&quot;;&quot;&quot;;[$DataEntry.F564])">
            <text:p/>
          </table:table-cell>
          <table:table-cell table:formula="of:=IF([$DataEntry.G564]=&quot;&quot;;&quot;&quot;;[$DataEntry.G564])">
            <text:p/>
          </table:table-cell>
          <table:table-cell table:formula="of:=IF([$DataEntry.H564]=&quot;&quot;;&quot;&quot;;[$DataEntry.H564])">
            <text:p/>
          </table:table-cell>
          <table:table-cell table:formula="of:=IF([$DataEntry.I564]=&quot;&quot;;&quot;&quot;;[$DataEntry.I564])">
            <text:p/>
          </table:table-cell>
          <table:table-cell table:formula="of:=IF([$DataEntry.C564]=&quot;&quot;;&quot;&quot;;[$DataEntry.C564])">
            <text:p/>
          </table:table-cell>
          <table:table-cell table:formula="of:=&quot;&quot;">
            <text:p/>
          </table:table-cell>
          <table:table-cell table:formula="of:=IF([$DataEntry.D564]=&quot;&quot;;&quot;&quot;;[$DataEntry.D56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64]=&quot;&quot;;&quot;&quot;;[$DataEntry.N564])">
            <text:p/>
          </table:table-cell>
          <table:table-cell table:formula="of:=IF([$DataEntry.O564]=&quot;&quot;;&quot;&quot;;[$DataEntry.O564])">
            <text:p/>
          </table:table-cell>
          <table:table-cell table:formula="of:=IF([$DataEntry.P564]=&quot;&quot;;&quot;&quot;;[$DataEntry.P564])">
            <text:p/>
          </table:table-cell>
          <table:table-cell table:number-columns-repeated="48"/>
        </table:table-row>
        <table:table-row table:style-name="ro1">
          <table:table-cell table:formula="of:=IF([$DataEntry.A565]=&quot;&quot;;&quot;&quot;;[$DataEntry.A565])">
            <text:p/>
          </table:table-cell>
          <table:table-cell table:formula="of:=&quot;&quot;">
            <text:p/>
          </table:table-cell>
          <table:table-cell table:formula="of:=IF([$DataEntry.B565]=&quot;&quot;;&quot;&quot;;[$DataEntry.B565])">
            <text:p/>
          </table:table-cell>
          <table:table-cell table:formula="of:=IF([$DataEntry.E565]=&quot;&quot;;&quot;&quot;;[$DataEntry.E565])">
            <text:p/>
          </table:table-cell>
          <table:table-cell table:formula="of:=IF([$DataEntry.F565]=&quot;&quot;;&quot;&quot;;[$DataEntry.F565])">
            <text:p/>
          </table:table-cell>
          <table:table-cell table:formula="of:=IF([$DataEntry.G565]=&quot;&quot;;&quot;&quot;;[$DataEntry.G565])">
            <text:p/>
          </table:table-cell>
          <table:table-cell table:formula="of:=IF([$DataEntry.H565]=&quot;&quot;;&quot;&quot;;[$DataEntry.H565])">
            <text:p/>
          </table:table-cell>
          <table:table-cell table:formula="of:=IF([$DataEntry.I565]=&quot;&quot;;&quot;&quot;;[$DataEntry.I565])">
            <text:p/>
          </table:table-cell>
          <table:table-cell table:formula="of:=IF([$DataEntry.C565]=&quot;&quot;;&quot;&quot;;[$DataEntry.C565])">
            <text:p/>
          </table:table-cell>
          <table:table-cell table:formula="of:=&quot;&quot;">
            <text:p/>
          </table:table-cell>
          <table:table-cell table:formula="of:=IF([$DataEntry.D565]=&quot;&quot;;&quot;&quot;;[$DataEntry.D56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65]=&quot;&quot;;&quot;&quot;;[$DataEntry.N565])">
            <text:p/>
          </table:table-cell>
          <table:table-cell table:formula="of:=IF([$DataEntry.O565]=&quot;&quot;;&quot;&quot;;[$DataEntry.O565])">
            <text:p/>
          </table:table-cell>
          <table:table-cell table:formula="of:=IF([$DataEntry.P565]=&quot;&quot;;&quot;&quot;;[$DataEntry.P565])">
            <text:p/>
          </table:table-cell>
          <table:table-cell table:number-columns-repeated="48"/>
        </table:table-row>
        <table:table-row table:style-name="ro1">
          <table:table-cell table:formula="of:=IF([$DataEntry.A566]=&quot;&quot;;&quot;&quot;;[$DataEntry.A566])">
            <text:p/>
          </table:table-cell>
          <table:table-cell table:formula="of:=&quot;&quot;">
            <text:p/>
          </table:table-cell>
          <table:table-cell table:formula="of:=IF([$DataEntry.B566]=&quot;&quot;;&quot;&quot;;[$DataEntry.B566])">
            <text:p/>
          </table:table-cell>
          <table:table-cell table:formula="of:=IF([$DataEntry.E566]=&quot;&quot;;&quot;&quot;;[$DataEntry.E566])">
            <text:p/>
          </table:table-cell>
          <table:table-cell table:formula="of:=IF([$DataEntry.F566]=&quot;&quot;;&quot;&quot;;[$DataEntry.F566])">
            <text:p/>
          </table:table-cell>
          <table:table-cell table:formula="of:=IF([$DataEntry.G566]=&quot;&quot;;&quot;&quot;;[$DataEntry.G566])">
            <text:p/>
          </table:table-cell>
          <table:table-cell table:formula="of:=IF([$DataEntry.H566]=&quot;&quot;;&quot;&quot;;[$DataEntry.H566])">
            <text:p/>
          </table:table-cell>
          <table:table-cell table:formula="of:=IF([$DataEntry.I566]=&quot;&quot;;&quot;&quot;;[$DataEntry.I566])">
            <text:p/>
          </table:table-cell>
          <table:table-cell table:formula="of:=IF([$DataEntry.C566]=&quot;&quot;;&quot;&quot;;[$DataEntry.C566])">
            <text:p/>
          </table:table-cell>
          <table:table-cell table:formula="of:=&quot;&quot;">
            <text:p/>
          </table:table-cell>
          <table:table-cell table:formula="of:=IF([$DataEntry.D566]=&quot;&quot;;&quot;&quot;;[$DataEntry.D56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66]=&quot;&quot;;&quot;&quot;;[$DataEntry.N566])">
            <text:p/>
          </table:table-cell>
          <table:table-cell table:formula="of:=IF([$DataEntry.O566]=&quot;&quot;;&quot;&quot;;[$DataEntry.O566])">
            <text:p/>
          </table:table-cell>
          <table:table-cell table:formula="of:=IF([$DataEntry.P566]=&quot;&quot;;&quot;&quot;;[$DataEntry.P566])">
            <text:p/>
          </table:table-cell>
          <table:table-cell table:number-columns-repeated="48"/>
        </table:table-row>
        <table:table-row table:style-name="ro1">
          <table:table-cell table:formula="of:=IF([$DataEntry.A567]=&quot;&quot;;&quot;&quot;;[$DataEntry.A567])">
            <text:p/>
          </table:table-cell>
          <table:table-cell table:formula="of:=&quot;&quot;">
            <text:p/>
          </table:table-cell>
          <table:table-cell table:formula="of:=IF([$DataEntry.B567]=&quot;&quot;;&quot;&quot;;[$DataEntry.B567])">
            <text:p/>
          </table:table-cell>
          <table:table-cell table:formula="of:=IF([$DataEntry.E567]=&quot;&quot;;&quot;&quot;;[$DataEntry.E567])">
            <text:p/>
          </table:table-cell>
          <table:table-cell table:formula="of:=IF([$DataEntry.F567]=&quot;&quot;;&quot;&quot;;[$DataEntry.F567])">
            <text:p/>
          </table:table-cell>
          <table:table-cell table:formula="of:=IF([$DataEntry.G567]=&quot;&quot;;&quot;&quot;;[$DataEntry.G567])">
            <text:p/>
          </table:table-cell>
          <table:table-cell table:formula="of:=IF([$DataEntry.H567]=&quot;&quot;;&quot;&quot;;[$DataEntry.H567])">
            <text:p/>
          </table:table-cell>
          <table:table-cell table:formula="of:=IF([$DataEntry.I567]=&quot;&quot;;&quot;&quot;;[$DataEntry.I567])">
            <text:p/>
          </table:table-cell>
          <table:table-cell table:formula="of:=IF([$DataEntry.C567]=&quot;&quot;;&quot;&quot;;[$DataEntry.C567])">
            <text:p/>
          </table:table-cell>
          <table:table-cell table:formula="of:=&quot;&quot;">
            <text:p/>
          </table:table-cell>
          <table:table-cell table:formula="of:=IF([$DataEntry.D567]=&quot;&quot;;&quot;&quot;;[$DataEntry.D56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67]=&quot;&quot;;&quot;&quot;;[$DataEntry.N567])">
            <text:p/>
          </table:table-cell>
          <table:table-cell table:formula="of:=IF([$DataEntry.O567]=&quot;&quot;;&quot;&quot;;[$DataEntry.O567])">
            <text:p/>
          </table:table-cell>
          <table:table-cell table:formula="of:=IF([$DataEntry.P567]=&quot;&quot;;&quot;&quot;;[$DataEntry.P567])">
            <text:p/>
          </table:table-cell>
          <table:table-cell table:number-columns-repeated="48"/>
        </table:table-row>
        <table:table-row table:style-name="ro1">
          <table:table-cell table:formula="of:=IF([$DataEntry.A568]=&quot;&quot;;&quot;&quot;;[$DataEntry.A568])">
            <text:p/>
          </table:table-cell>
          <table:table-cell table:formula="of:=&quot;&quot;">
            <text:p/>
          </table:table-cell>
          <table:table-cell table:formula="of:=IF([$DataEntry.B568]=&quot;&quot;;&quot;&quot;;[$DataEntry.B568])">
            <text:p/>
          </table:table-cell>
          <table:table-cell table:formula="of:=IF([$DataEntry.E568]=&quot;&quot;;&quot;&quot;;[$DataEntry.E568])">
            <text:p/>
          </table:table-cell>
          <table:table-cell table:formula="of:=IF([$DataEntry.F568]=&quot;&quot;;&quot;&quot;;[$DataEntry.F568])">
            <text:p/>
          </table:table-cell>
          <table:table-cell table:formula="of:=IF([$DataEntry.G568]=&quot;&quot;;&quot;&quot;;[$DataEntry.G568])">
            <text:p/>
          </table:table-cell>
          <table:table-cell table:formula="of:=IF([$DataEntry.H568]=&quot;&quot;;&quot;&quot;;[$DataEntry.H568])">
            <text:p/>
          </table:table-cell>
          <table:table-cell table:formula="of:=IF([$DataEntry.I568]=&quot;&quot;;&quot;&quot;;[$DataEntry.I568])">
            <text:p/>
          </table:table-cell>
          <table:table-cell table:formula="of:=IF([$DataEntry.C568]=&quot;&quot;;&quot;&quot;;[$DataEntry.C568])">
            <text:p/>
          </table:table-cell>
          <table:table-cell table:formula="of:=&quot;&quot;">
            <text:p/>
          </table:table-cell>
          <table:table-cell table:formula="of:=IF([$DataEntry.D568]=&quot;&quot;;&quot;&quot;;[$DataEntry.D56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68]=&quot;&quot;;&quot;&quot;;[$DataEntry.N568])">
            <text:p/>
          </table:table-cell>
          <table:table-cell table:formula="of:=IF([$DataEntry.O568]=&quot;&quot;;&quot;&quot;;[$DataEntry.O568])">
            <text:p/>
          </table:table-cell>
          <table:table-cell table:formula="of:=IF([$DataEntry.P568]=&quot;&quot;;&quot;&quot;;[$DataEntry.P568])">
            <text:p/>
          </table:table-cell>
          <table:table-cell table:number-columns-repeated="48"/>
        </table:table-row>
        <table:table-row table:style-name="ro1">
          <table:table-cell table:formula="of:=IF([$DataEntry.A569]=&quot;&quot;;&quot;&quot;;[$DataEntry.A569])">
            <text:p/>
          </table:table-cell>
          <table:table-cell table:formula="of:=&quot;&quot;">
            <text:p/>
          </table:table-cell>
          <table:table-cell table:formula="of:=IF([$DataEntry.B569]=&quot;&quot;;&quot;&quot;;[$DataEntry.B569])">
            <text:p/>
          </table:table-cell>
          <table:table-cell table:formula="of:=IF([$DataEntry.E569]=&quot;&quot;;&quot;&quot;;[$DataEntry.E569])">
            <text:p/>
          </table:table-cell>
          <table:table-cell table:formula="of:=IF([$DataEntry.F569]=&quot;&quot;;&quot;&quot;;[$DataEntry.F569])">
            <text:p/>
          </table:table-cell>
          <table:table-cell table:formula="of:=IF([$DataEntry.G569]=&quot;&quot;;&quot;&quot;;[$DataEntry.G569])">
            <text:p/>
          </table:table-cell>
          <table:table-cell table:formula="of:=IF([$DataEntry.H569]=&quot;&quot;;&quot;&quot;;[$DataEntry.H569])">
            <text:p/>
          </table:table-cell>
          <table:table-cell table:formula="of:=IF([$DataEntry.I569]=&quot;&quot;;&quot;&quot;;[$DataEntry.I569])">
            <text:p/>
          </table:table-cell>
          <table:table-cell table:formula="of:=IF([$DataEntry.C569]=&quot;&quot;;&quot;&quot;;[$DataEntry.C569])">
            <text:p/>
          </table:table-cell>
          <table:table-cell table:formula="of:=&quot;&quot;">
            <text:p/>
          </table:table-cell>
          <table:table-cell table:formula="of:=IF([$DataEntry.D569]=&quot;&quot;;&quot;&quot;;[$DataEntry.D56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69]=&quot;&quot;;&quot;&quot;;[$DataEntry.N569])">
            <text:p/>
          </table:table-cell>
          <table:table-cell table:formula="of:=IF([$DataEntry.O569]=&quot;&quot;;&quot;&quot;;[$DataEntry.O569])">
            <text:p/>
          </table:table-cell>
          <table:table-cell table:formula="of:=IF([$DataEntry.P569]=&quot;&quot;;&quot;&quot;;[$DataEntry.P569])">
            <text:p/>
          </table:table-cell>
          <table:table-cell table:number-columns-repeated="48"/>
        </table:table-row>
        <table:table-row table:style-name="ro1">
          <table:table-cell table:formula="of:=IF([$DataEntry.A570]=&quot;&quot;;&quot;&quot;;[$DataEntry.A570])">
            <text:p/>
          </table:table-cell>
          <table:table-cell table:formula="of:=&quot;&quot;">
            <text:p/>
          </table:table-cell>
          <table:table-cell table:formula="of:=IF([$DataEntry.B570]=&quot;&quot;;&quot;&quot;;[$DataEntry.B570])">
            <text:p/>
          </table:table-cell>
          <table:table-cell table:formula="of:=IF([$DataEntry.E570]=&quot;&quot;;&quot;&quot;;[$DataEntry.E570])">
            <text:p/>
          </table:table-cell>
          <table:table-cell table:formula="of:=IF([$DataEntry.F570]=&quot;&quot;;&quot;&quot;;[$DataEntry.F570])">
            <text:p/>
          </table:table-cell>
          <table:table-cell table:formula="of:=IF([$DataEntry.G570]=&quot;&quot;;&quot;&quot;;[$DataEntry.G570])">
            <text:p/>
          </table:table-cell>
          <table:table-cell table:formula="of:=IF([$DataEntry.H570]=&quot;&quot;;&quot;&quot;;[$DataEntry.H570])">
            <text:p/>
          </table:table-cell>
          <table:table-cell table:formula="of:=IF([$DataEntry.I570]=&quot;&quot;;&quot;&quot;;[$DataEntry.I570])">
            <text:p/>
          </table:table-cell>
          <table:table-cell table:formula="of:=IF([$DataEntry.C570]=&quot;&quot;;&quot;&quot;;[$DataEntry.C570])">
            <text:p/>
          </table:table-cell>
          <table:table-cell table:formula="of:=&quot;&quot;">
            <text:p/>
          </table:table-cell>
          <table:table-cell table:formula="of:=IF([$DataEntry.D570]=&quot;&quot;;&quot;&quot;;[$DataEntry.D57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70]=&quot;&quot;;&quot;&quot;;[$DataEntry.N570])">
            <text:p/>
          </table:table-cell>
          <table:table-cell table:formula="of:=IF([$DataEntry.O570]=&quot;&quot;;&quot;&quot;;[$DataEntry.O570])">
            <text:p/>
          </table:table-cell>
          <table:table-cell table:formula="of:=IF([$DataEntry.P570]=&quot;&quot;;&quot;&quot;;[$DataEntry.P570])">
            <text:p/>
          </table:table-cell>
          <table:table-cell table:number-columns-repeated="48"/>
        </table:table-row>
        <table:table-row table:style-name="ro1">
          <table:table-cell table:formula="of:=IF([$DataEntry.A571]=&quot;&quot;;&quot;&quot;;[$DataEntry.A571])">
            <text:p/>
          </table:table-cell>
          <table:table-cell table:formula="of:=&quot;&quot;">
            <text:p/>
          </table:table-cell>
          <table:table-cell table:formula="of:=IF([$DataEntry.B571]=&quot;&quot;;&quot;&quot;;[$DataEntry.B571])">
            <text:p/>
          </table:table-cell>
          <table:table-cell table:formula="of:=IF([$DataEntry.E571]=&quot;&quot;;&quot;&quot;;[$DataEntry.E571])">
            <text:p/>
          </table:table-cell>
          <table:table-cell table:formula="of:=IF([$DataEntry.F571]=&quot;&quot;;&quot;&quot;;[$DataEntry.F571])">
            <text:p/>
          </table:table-cell>
          <table:table-cell table:formula="of:=IF([$DataEntry.G571]=&quot;&quot;;&quot;&quot;;[$DataEntry.G571])">
            <text:p/>
          </table:table-cell>
          <table:table-cell table:formula="of:=IF([$DataEntry.H571]=&quot;&quot;;&quot;&quot;;[$DataEntry.H571])">
            <text:p/>
          </table:table-cell>
          <table:table-cell table:formula="of:=IF([$DataEntry.I571]=&quot;&quot;;&quot;&quot;;[$DataEntry.I571])">
            <text:p/>
          </table:table-cell>
          <table:table-cell table:formula="of:=IF([$DataEntry.C571]=&quot;&quot;;&quot;&quot;;[$DataEntry.C571])">
            <text:p/>
          </table:table-cell>
          <table:table-cell table:formula="of:=&quot;&quot;">
            <text:p/>
          </table:table-cell>
          <table:table-cell table:formula="of:=IF([$DataEntry.D571]=&quot;&quot;;&quot;&quot;;[$DataEntry.D57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71]=&quot;&quot;;&quot;&quot;;[$DataEntry.N571])">
            <text:p/>
          </table:table-cell>
          <table:table-cell table:formula="of:=IF([$DataEntry.O571]=&quot;&quot;;&quot;&quot;;[$DataEntry.O571])">
            <text:p/>
          </table:table-cell>
          <table:table-cell table:formula="of:=IF([$DataEntry.P571]=&quot;&quot;;&quot;&quot;;[$DataEntry.P571])">
            <text:p/>
          </table:table-cell>
          <table:table-cell table:number-columns-repeated="48"/>
        </table:table-row>
        <table:table-row table:style-name="ro1">
          <table:table-cell table:formula="of:=IF([$DataEntry.A572]=&quot;&quot;;&quot;&quot;;[$DataEntry.A572])">
            <text:p/>
          </table:table-cell>
          <table:table-cell table:formula="of:=&quot;&quot;">
            <text:p/>
          </table:table-cell>
          <table:table-cell table:formula="of:=IF([$DataEntry.B572]=&quot;&quot;;&quot;&quot;;[$DataEntry.B572])">
            <text:p/>
          </table:table-cell>
          <table:table-cell table:formula="of:=IF([$DataEntry.E572]=&quot;&quot;;&quot;&quot;;[$DataEntry.E572])">
            <text:p/>
          </table:table-cell>
          <table:table-cell table:formula="of:=IF([$DataEntry.F572]=&quot;&quot;;&quot;&quot;;[$DataEntry.F572])">
            <text:p/>
          </table:table-cell>
          <table:table-cell table:formula="of:=IF([$DataEntry.G572]=&quot;&quot;;&quot;&quot;;[$DataEntry.G572])">
            <text:p/>
          </table:table-cell>
          <table:table-cell table:formula="of:=IF([$DataEntry.H572]=&quot;&quot;;&quot;&quot;;[$DataEntry.H572])">
            <text:p/>
          </table:table-cell>
          <table:table-cell table:formula="of:=IF([$DataEntry.I572]=&quot;&quot;;&quot;&quot;;[$DataEntry.I572])">
            <text:p/>
          </table:table-cell>
          <table:table-cell table:formula="of:=IF([$DataEntry.C572]=&quot;&quot;;&quot;&quot;;[$DataEntry.C572])">
            <text:p/>
          </table:table-cell>
          <table:table-cell table:formula="of:=&quot;&quot;">
            <text:p/>
          </table:table-cell>
          <table:table-cell table:formula="of:=IF([$DataEntry.D572]=&quot;&quot;;&quot;&quot;;[$DataEntry.D57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72]=&quot;&quot;;&quot;&quot;;[$DataEntry.N572])">
            <text:p/>
          </table:table-cell>
          <table:table-cell table:formula="of:=IF([$DataEntry.O572]=&quot;&quot;;&quot;&quot;;[$DataEntry.O572])">
            <text:p/>
          </table:table-cell>
          <table:table-cell table:formula="of:=IF([$DataEntry.P572]=&quot;&quot;;&quot;&quot;;[$DataEntry.P572])">
            <text:p/>
          </table:table-cell>
          <table:table-cell table:number-columns-repeated="48"/>
        </table:table-row>
        <table:table-row table:style-name="ro1">
          <table:table-cell table:formula="of:=IF([$DataEntry.A573]=&quot;&quot;;&quot;&quot;;[$DataEntry.A573])">
            <text:p/>
          </table:table-cell>
          <table:table-cell table:formula="of:=&quot;&quot;">
            <text:p/>
          </table:table-cell>
          <table:table-cell table:formula="of:=IF([$DataEntry.B573]=&quot;&quot;;&quot;&quot;;[$DataEntry.B573])">
            <text:p/>
          </table:table-cell>
          <table:table-cell table:formula="of:=IF([$DataEntry.E573]=&quot;&quot;;&quot;&quot;;[$DataEntry.E573])">
            <text:p/>
          </table:table-cell>
          <table:table-cell table:formula="of:=IF([$DataEntry.F573]=&quot;&quot;;&quot;&quot;;[$DataEntry.F573])">
            <text:p/>
          </table:table-cell>
          <table:table-cell table:formula="of:=IF([$DataEntry.G573]=&quot;&quot;;&quot;&quot;;[$DataEntry.G573])">
            <text:p/>
          </table:table-cell>
          <table:table-cell table:formula="of:=IF([$DataEntry.H573]=&quot;&quot;;&quot;&quot;;[$DataEntry.H573])">
            <text:p/>
          </table:table-cell>
          <table:table-cell table:formula="of:=IF([$DataEntry.I573]=&quot;&quot;;&quot;&quot;;[$DataEntry.I573])">
            <text:p/>
          </table:table-cell>
          <table:table-cell table:formula="of:=IF([$DataEntry.C573]=&quot;&quot;;&quot;&quot;;[$DataEntry.C573])">
            <text:p/>
          </table:table-cell>
          <table:table-cell table:formula="of:=&quot;&quot;">
            <text:p/>
          </table:table-cell>
          <table:table-cell table:formula="of:=IF([$DataEntry.D573]=&quot;&quot;;&quot;&quot;;[$DataEntry.D57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73]=&quot;&quot;;&quot;&quot;;[$DataEntry.N573])">
            <text:p/>
          </table:table-cell>
          <table:table-cell table:formula="of:=IF([$DataEntry.O573]=&quot;&quot;;&quot;&quot;;[$DataEntry.O573])">
            <text:p/>
          </table:table-cell>
          <table:table-cell table:formula="of:=IF([$DataEntry.P573]=&quot;&quot;;&quot;&quot;;[$DataEntry.P573])">
            <text:p/>
          </table:table-cell>
          <table:table-cell table:number-columns-repeated="48"/>
        </table:table-row>
        <table:table-row table:style-name="ro1">
          <table:table-cell table:formula="of:=IF([$DataEntry.A574]=&quot;&quot;;&quot;&quot;;[$DataEntry.A574])">
            <text:p/>
          </table:table-cell>
          <table:table-cell table:formula="of:=&quot;&quot;">
            <text:p/>
          </table:table-cell>
          <table:table-cell table:formula="of:=IF([$DataEntry.B574]=&quot;&quot;;&quot;&quot;;[$DataEntry.B574])">
            <text:p/>
          </table:table-cell>
          <table:table-cell table:formula="of:=IF([$DataEntry.E574]=&quot;&quot;;&quot;&quot;;[$DataEntry.E574])">
            <text:p/>
          </table:table-cell>
          <table:table-cell table:formula="of:=IF([$DataEntry.F574]=&quot;&quot;;&quot;&quot;;[$DataEntry.F574])">
            <text:p/>
          </table:table-cell>
          <table:table-cell table:formula="of:=IF([$DataEntry.G574]=&quot;&quot;;&quot;&quot;;[$DataEntry.G574])">
            <text:p/>
          </table:table-cell>
          <table:table-cell table:formula="of:=IF([$DataEntry.H574]=&quot;&quot;;&quot;&quot;;[$DataEntry.H574])">
            <text:p/>
          </table:table-cell>
          <table:table-cell table:formula="of:=IF([$DataEntry.I574]=&quot;&quot;;&quot;&quot;;[$DataEntry.I574])">
            <text:p/>
          </table:table-cell>
          <table:table-cell table:formula="of:=IF([$DataEntry.C574]=&quot;&quot;;&quot;&quot;;[$DataEntry.C574])">
            <text:p/>
          </table:table-cell>
          <table:table-cell table:formula="of:=&quot;&quot;">
            <text:p/>
          </table:table-cell>
          <table:table-cell table:formula="of:=IF([$DataEntry.D574]=&quot;&quot;;&quot;&quot;;[$DataEntry.D57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74]=&quot;&quot;;&quot;&quot;;[$DataEntry.N574])">
            <text:p/>
          </table:table-cell>
          <table:table-cell table:formula="of:=IF([$DataEntry.O574]=&quot;&quot;;&quot;&quot;;[$DataEntry.O574])">
            <text:p/>
          </table:table-cell>
          <table:table-cell table:formula="of:=IF([$DataEntry.P574]=&quot;&quot;;&quot;&quot;;[$DataEntry.P574])">
            <text:p/>
          </table:table-cell>
          <table:table-cell table:number-columns-repeated="48"/>
        </table:table-row>
        <table:table-row table:style-name="ro1">
          <table:table-cell table:formula="of:=IF([$DataEntry.A575]=&quot;&quot;;&quot;&quot;;[$DataEntry.A575])">
            <text:p/>
          </table:table-cell>
          <table:table-cell table:formula="of:=&quot;&quot;">
            <text:p/>
          </table:table-cell>
          <table:table-cell table:formula="of:=IF([$DataEntry.B575]=&quot;&quot;;&quot;&quot;;[$DataEntry.B575])">
            <text:p/>
          </table:table-cell>
          <table:table-cell table:formula="of:=IF([$DataEntry.E575]=&quot;&quot;;&quot;&quot;;[$DataEntry.E575])">
            <text:p/>
          </table:table-cell>
          <table:table-cell table:formula="of:=IF([$DataEntry.F575]=&quot;&quot;;&quot;&quot;;[$DataEntry.F575])">
            <text:p/>
          </table:table-cell>
          <table:table-cell table:formula="of:=IF([$DataEntry.G575]=&quot;&quot;;&quot;&quot;;[$DataEntry.G575])">
            <text:p/>
          </table:table-cell>
          <table:table-cell table:formula="of:=IF([$DataEntry.H575]=&quot;&quot;;&quot;&quot;;[$DataEntry.H575])">
            <text:p/>
          </table:table-cell>
          <table:table-cell table:formula="of:=IF([$DataEntry.I575]=&quot;&quot;;&quot;&quot;;[$DataEntry.I575])">
            <text:p/>
          </table:table-cell>
          <table:table-cell table:formula="of:=IF([$DataEntry.C575]=&quot;&quot;;&quot;&quot;;[$DataEntry.C575])">
            <text:p/>
          </table:table-cell>
          <table:table-cell table:formula="of:=&quot;&quot;">
            <text:p/>
          </table:table-cell>
          <table:table-cell table:formula="of:=IF([$DataEntry.D575]=&quot;&quot;;&quot;&quot;;[$DataEntry.D57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75]=&quot;&quot;;&quot;&quot;;[$DataEntry.N575])">
            <text:p/>
          </table:table-cell>
          <table:table-cell table:formula="of:=IF([$DataEntry.O575]=&quot;&quot;;&quot;&quot;;[$DataEntry.O575])">
            <text:p/>
          </table:table-cell>
          <table:table-cell table:formula="of:=IF([$DataEntry.P575]=&quot;&quot;;&quot;&quot;;[$DataEntry.P575])">
            <text:p/>
          </table:table-cell>
          <table:table-cell table:number-columns-repeated="48"/>
        </table:table-row>
        <table:table-row table:style-name="ro1">
          <table:table-cell table:formula="of:=IF([$DataEntry.A576]=&quot;&quot;;&quot;&quot;;[$DataEntry.A576])">
            <text:p/>
          </table:table-cell>
          <table:table-cell table:formula="of:=&quot;&quot;">
            <text:p/>
          </table:table-cell>
          <table:table-cell table:formula="of:=IF([$DataEntry.B576]=&quot;&quot;;&quot;&quot;;[$DataEntry.B576])">
            <text:p/>
          </table:table-cell>
          <table:table-cell table:formula="of:=IF([$DataEntry.E576]=&quot;&quot;;&quot;&quot;;[$DataEntry.E576])">
            <text:p/>
          </table:table-cell>
          <table:table-cell table:formula="of:=IF([$DataEntry.F576]=&quot;&quot;;&quot;&quot;;[$DataEntry.F576])">
            <text:p/>
          </table:table-cell>
          <table:table-cell table:formula="of:=IF([$DataEntry.G576]=&quot;&quot;;&quot;&quot;;[$DataEntry.G576])">
            <text:p/>
          </table:table-cell>
          <table:table-cell table:formula="of:=IF([$DataEntry.H576]=&quot;&quot;;&quot;&quot;;[$DataEntry.H576])">
            <text:p/>
          </table:table-cell>
          <table:table-cell table:formula="of:=IF([$DataEntry.I576]=&quot;&quot;;&quot;&quot;;[$DataEntry.I576])">
            <text:p/>
          </table:table-cell>
          <table:table-cell table:formula="of:=IF([$DataEntry.C576]=&quot;&quot;;&quot;&quot;;[$DataEntry.C576])">
            <text:p/>
          </table:table-cell>
          <table:table-cell table:formula="of:=&quot;&quot;">
            <text:p/>
          </table:table-cell>
          <table:table-cell table:formula="of:=IF([$DataEntry.D576]=&quot;&quot;;&quot;&quot;;[$DataEntry.D57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76]=&quot;&quot;;&quot;&quot;;[$DataEntry.N576])">
            <text:p/>
          </table:table-cell>
          <table:table-cell table:formula="of:=IF([$DataEntry.O576]=&quot;&quot;;&quot;&quot;;[$DataEntry.O576])">
            <text:p/>
          </table:table-cell>
          <table:table-cell table:formula="of:=IF([$DataEntry.P576]=&quot;&quot;;&quot;&quot;;[$DataEntry.P576])">
            <text:p/>
          </table:table-cell>
          <table:table-cell table:number-columns-repeated="48"/>
        </table:table-row>
        <table:table-row table:style-name="ro1">
          <table:table-cell table:formula="of:=IF([$DataEntry.A577]=&quot;&quot;;&quot;&quot;;[$DataEntry.A577])">
            <text:p/>
          </table:table-cell>
          <table:table-cell table:formula="of:=&quot;&quot;">
            <text:p/>
          </table:table-cell>
          <table:table-cell table:formula="of:=IF([$DataEntry.B577]=&quot;&quot;;&quot;&quot;;[$DataEntry.B577])">
            <text:p/>
          </table:table-cell>
          <table:table-cell table:formula="of:=IF([$DataEntry.E577]=&quot;&quot;;&quot;&quot;;[$DataEntry.E577])">
            <text:p/>
          </table:table-cell>
          <table:table-cell table:formula="of:=IF([$DataEntry.F577]=&quot;&quot;;&quot;&quot;;[$DataEntry.F577])">
            <text:p/>
          </table:table-cell>
          <table:table-cell table:formula="of:=IF([$DataEntry.G577]=&quot;&quot;;&quot;&quot;;[$DataEntry.G577])">
            <text:p/>
          </table:table-cell>
          <table:table-cell table:formula="of:=IF([$DataEntry.H577]=&quot;&quot;;&quot;&quot;;[$DataEntry.H577])">
            <text:p/>
          </table:table-cell>
          <table:table-cell table:formula="of:=IF([$DataEntry.I577]=&quot;&quot;;&quot;&quot;;[$DataEntry.I577])">
            <text:p/>
          </table:table-cell>
          <table:table-cell table:formula="of:=IF([$DataEntry.C577]=&quot;&quot;;&quot;&quot;;[$DataEntry.C577])">
            <text:p/>
          </table:table-cell>
          <table:table-cell table:formula="of:=&quot;&quot;">
            <text:p/>
          </table:table-cell>
          <table:table-cell table:formula="of:=IF([$DataEntry.D577]=&quot;&quot;;&quot;&quot;;[$DataEntry.D57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77]=&quot;&quot;;&quot;&quot;;[$DataEntry.N577])">
            <text:p/>
          </table:table-cell>
          <table:table-cell table:formula="of:=IF([$DataEntry.O577]=&quot;&quot;;&quot;&quot;;[$DataEntry.O577])">
            <text:p/>
          </table:table-cell>
          <table:table-cell table:formula="of:=IF([$DataEntry.P577]=&quot;&quot;;&quot;&quot;;[$DataEntry.P577])">
            <text:p/>
          </table:table-cell>
          <table:table-cell table:number-columns-repeated="48"/>
        </table:table-row>
        <table:table-row table:style-name="ro1">
          <table:table-cell table:formula="of:=IF([$DataEntry.A578]=&quot;&quot;;&quot;&quot;;[$DataEntry.A578])">
            <text:p/>
          </table:table-cell>
          <table:table-cell table:formula="of:=&quot;&quot;">
            <text:p/>
          </table:table-cell>
          <table:table-cell table:formula="of:=IF([$DataEntry.B578]=&quot;&quot;;&quot;&quot;;[$DataEntry.B578])">
            <text:p/>
          </table:table-cell>
          <table:table-cell table:formula="of:=IF([$DataEntry.E578]=&quot;&quot;;&quot;&quot;;[$DataEntry.E578])">
            <text:p/>
          </table:table-cell>
          <table:table-cell table:formula="of:=IF([$DataEntry.F578]=&quot;&quot;;&quot;&quot;;[$DataEntry.F578])">
            <text:p/>
          </table:table-cell>
          <table:table-cell table:formula="of:=IF([$DataEntry.G578]=&quot;&quot;;&quot;&quot;;[$DataEntry.G578])">
            <text:p/>
          </table:table-cell>
          <table:table-cell table:formula="of:=IF([$DataEntry.H578]=&quot;&quot;;&quot;&quot;;[$DataEntry.H578])">
            <text:p/>
          </table:table-cell>
          <table:table-cell table:formula="of:=IF([$DataEntry.I578]=&quot;&quot;;&quot;&quot;;[$DataEntry.I578])">
            <text:p/>
          </table:table-cell>
          <table:table-cell table:formula="of:=IF([$DataEntry.C578]=&quot;&quot;;&quot;&quot;;[$DataEntry.C578])">
            <text:p/>
          </table:table-cell>
          <table:table-cell table:formula="of:=&quot;&quot;">
            <text:p/>
          </table:table-cell>
          <table:table-cell table:formula="of:=IF([$DataEntry.D578]=&quot;&quot;;&quot;&quot;;[$DataEntry.D57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78]=&quot;&quot;;&quot;&quot;;[$DataEntry.N578])">
            <text:p/>
          </table:table-cell>
          <table:table-cell table:formula="of:=IF([$DataEntry.O578]=&quot;&quot;;&quot;&quot;;[$DataEntry.O578])">
            <text:p/>
          </table:table-cell>
          <table:table-cell table:formula="of:=IF([$DataEntry.P578]=&quot;&quot;;&quot;&quot;;[$DataEntry.P578])">
            <text:p/>
          </table:table-cell>
          <table:table-cell table:number-columns-repeated="48"/>
        </table:table-row>
        <table:table-row table:style-name="ro1">
          <table:table-cell table:formula="of:=IF([$DataEntry.A579]=&quot;&quot;;&quot;&quot;;[$DataEntry.A579])">
            <text:p/>
          </table:table-cell>
          <table:table-cell table:formula="of:=&quot;&quot;">
            <text:p/>
          </table:table-cell>
          <table:table-cell table:formula="of:=IF([$DataEntry.B579]=&quot;&quot;;&quot;&quot;;[$DataEntry.B579])">
            <text:p/>
          </table:table-cell>
          <table:table-cell table:formula="of:=IF([$DataEntry.E579]=&quot;&quot;;&quot;&quot;;[$DataEntry.E579])">
            <text:p/>
          </table:table-cell>
          <table:table-cell table:formula="of:=IF([$DataEntry.F579]=&quot;&quot;;&quot;&quot;;[$DataEntry.F579])">
            <text:p/>
          </table:table-cell>
          <table:table-cell table:formula="of:=IF([$DataEntry.G579]=&quot;&quot;;&quot;&quot;;[$DataEntry.G579])">
            <text:p/>
          </table:table-cell>
          <table:table-cell table:formula="of:=IF([$DataEntry.H579]=&quot;&quot;;&quot;&quot;;[$DataEntry.H579])">
            <text:p/>
          </table:table-cell>
          <table:table-cell table:formula="of:=IF([$DataEntry.I579]=&quot;&quot;;&quot;&quot;;[$DataEntry.I579])">
            <text:p/>
          </table:table-cell>
          <table:table-cell table:formula="of:=IF([$DataEntry.C579]=&quot;&quot;;&quot;&quot;;[$DataEntry.C579])">
            <text:p/>
          </table:table-cell>
          <table:table-cell table:formula="of:=&quot;&quot;">
            <text:p/>
          </table:table-cell>
          <table:table-cell table:formula="of:=IF([$DataEntry.D579]=&quot;&quot;;&quot;&quot;;[$DataEntry.D57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79]=&quot;&quot;;&quot;&quot;;[$DataEntry.N579])">
            <text:p/>
          </table:table-cell>
          <table:table-cell table:formula="of:=IF([$DataEntry.O579]=&quot;&quot;;&quot;&quot;;[$DataEntry.O579])">
            <text:p/>
          </table:table-cell>
          <table:table-cell table:formula="of:=IF([$DataEntry.P579]=&quot;&quot;;&quot;&quot;;[$DataEntry.P579])">
            <text:p/>
          </table:table-cell>
          <table:table-cell table:number-columns-repeated="48"/>
        </table:table-row>
        <table:table-row table:style-name="ro1">
          <table:table-cell table:formula="of:=IF([$DataEntry.A580]=&quot;&quot;;&quot;&quot;;[$DataEntry.A580])">
            <text:p/>
          </table:table-cell>
          <table:table-cell table:formula="of:=&quot;&quot;">
            <text:p/>
          </table:table-cell>
          <table:table-cell table:formula="of:=IF([$DataEntry.B580]=&quot;&quot;;&quot;&quot;;[$DataEntry.B580])">
            <text:p/>
          </table:table-cell>
          <table:table-cell table:formula="of:=IF([$DataEntry.E580]=&quot;&quot;;&quot;&quot;;[$DataEntry.E580])">
            <text:p/>
          </table:table-cell>
          <table:table-cell table:formula="of:=IF([$DataEntry.F580]=&quot;&quot;;&quot;&quot;;[$DataEntry.F580])">
            <text:p/>
          </table:table-cell>
          <table:table-cell table:formula="of:=IF([$DataEntry.G580]=&quot;&quot;;&quot;&quot;;[$DataEntry.G580])">
            <text:p/>
          </table:table-cell>
          <table:table-cell table:formula="of:=IF([$DataEntry.H580]=&quot;&quot;;&quot;&quot;;[$DataEntry.H580])">
            <text:p/>
          </table:table-cell>
          <table:table-cell table:formula="of:=IF([$DataEntry.I580]=&quot;&quot;;&quot;&quot;;[$DataEntry.I580])">
            <text:p/>
          </table:table-cell>
          <table:table-cell table:formula="of:=IF([$DataEntry.C580]=&quot;&quot;;&quot;&quot;;[$DataEntry.C580])">
            <text:p/>
          </table:table-cell>
          <table:table-cell table:formula="of:=&quot;&quot;">
            <text:p/>
          </table:table-cell>
          <table:table-cell table:formula="of:=IF([$DataEntry.D580]=&quot;&quot;;&quot;&quot;;[$DataEntry.D58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80]=&quot;&quot;;&quot;&quot;;[$DataEntry.N580])">
            <text:p/>
          </table:table-cell>
          <table:table-cell table:formula="of:=IF([$DataEntry.O580]=&quot;&quot;;&quot;&quot;;[$DataEntry.O580])">
            <text:p/>
          </table:table-cell>
          <table:table-cell table:formula="of:=IF([$DataEntry.P580]=&quot;&quot;;&quot;&quot;;[$DataEntry.P580])">
            <text:p/>
          </table:table-cell>
          <table:table-cell table:number-columns-repeated="48"/>
        </table:table-row>
        <table:table-row table:style-name="ro1">
          <table:table-cell table:formula="of:=IF([$DataEntry.A581]=&quot;&quot;;&quot;&quot;;[$DataEntry.A581])">
            <text:p/>
          </table:table-cell>
          <table:table-cell table:formula="of:=&quot;&quot;">
            <text:p/>
          </table:table-cell>
          <table:table-cell table:formula="of:=IF([$DataEntry.B581]=&quot;&quot;;&quot;&quot;;[$DataEntry.B581])">
            <text:p/>
          </table:table-cell>
          <table:table-cell table:formula="of:=IF([$DataEntry.E581]=&quot;&quot;;&quot;&quot;;[$DataEntry.E581])">
            <text:p/>
          </table:table-cell>
          <table:table-cell table:formula="of:=IF([$DataEntry.F581]=&quot;&quot;;&quot;&quot;;[$DataEntry.F581])">
            <text:p/>
          </table:table-cell>
          <table:table-cell table:formula="of:=IF([$DataEntry.G581]=&quot;&quot;;&quot;&quot;;[$DataEntry.G581])">
            <text:p/>
          </table:table-cell>
          <table:table-cell table:formula="of:=IF([$DataEntry.H581]=&quot;&quot;;&quot;&quot;;[$DataEntry.H581])">
            <text:p/>
          </table:table-cell>
          <table:table-cell table:formula="of:=IF([$DataEntry.I581]=&quot;&quot;;&quot;&quot;;[$DataEntry.I581])">
            <text:p/>
          </table:table-cell>
          <table:table-cell table:formula="of:=IF([$DataEntry.C581]=&quot;&quot;;&quot;&quot;;[$DataEntry.C581])">
            <text:p/>
          </table:table-cell>
          <table:table-cell table:formula="of:=&quot;&quot;">
            <text:p/>
          </table:table-cell>
          <table:table-cell table:formula="of:=IF([$DataEntry.D581]=&quot;&quot;;&quot;&quot;;[$DataEntry.D58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81]=&quot;&quot;;&quot;&quot;;[$DataEntry.N581])">
            <text:p/>
          </table:table-cell>
          <table:table-cell table:formula="of:=IF([$DataEntry.O581]=&quot;&quot;;&quot;&quot;;[$DataEntry.O581])">
            <text:p/>
          </table:table-cell>
          <table:table-cell table:formula="of:=IF([$DataEntry.P581]=&quot;&quot;;&quot;&quot;;[$DataEntry.P581])">
            <text:p/>
          </table:table-cell>
          <table:table-cell table:number-columns-repeated="48"/>
        </table:table-row>
        <table:table-row table:style-name="ro1">
          <table:table-cell table:formula="of:=IF([$DataEntry.A582]=&quot;&quot;;&quot;&quot;;[$DataEntry.A582])">
            <text:p/>
          </table:table-cell>
          <table:table-cell table:formula="of:=&quot;&quot;">
            <text:p/>
          </table:table-cell>
          <table:table-cell table:formula="of:=IF([$DataEntry.B582]=&quot;&quot;;&quot;&quot;;[$DataEntry.B582])">
            <text:p/>
          </table:table-cell>
          <table:table-cell table:formula="of:=IF([$DataEntry.E582]=&quot;&quot;;&quot;&quot;;[$DataEntry.E582])">
            <text:p/>
          </table:table-cell>
          <table:table-cell table:formula="of:=IF([$DataEntry.F582]=&quot;&quot;;&quot;&quot;;[$DataEntry.F582])">
            <text:p/>
          </table:table-cell>
          <table:table-cell table:formula="of:=IF([$DataEntry.G582]=&quot;&quot;;&quot;&quot;;[$DataEntry.G582])">
            <text:p/>
          </table:table-cell>
          <table:table-cell table:formula="of:=IF([$DataEntry.H582]=&quot;&quot;;&quot;&quot;;[$DataEntry.H582])">
            <text:p/>
          </table:table-cell>
          <table:table-cell table:formula="of:=IF([$DataEntry.I582]=&quot;&quot;;&quot;&quot;;[$DataEntry.I582])">
            <text:p/>
          </table:table-cell>
          <table:table-cell table:formula="of:=IF([$DataEntry.C582]=&quot;&quot;;&quot;&quot;;[$DataEntry.C582])">
            <text:p/>
          </table:table-cell>
          <table:table-cell table:formula="of:=&quot;&quot;">
            <text:p/>
          </table:table-cell>
          <table:table-cell table:formula="of:=IF([$DataEntry.D582]=&quot;&quot;;&quot;&quot;;[$DataEntry.D58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82]=&quot;&quot;;&quot;&quot;;[$DataEntry.N582])">
            <text:p/>
          </table:table-cell>
          <table:table-cell table:formula="of:=IF([$DataEntry.O582]=&quot;&quot;;&quot;&quot;;[$DataEntry.O582])">
            <text:p/>
          </table:table-cell>
          <table:table-cell table:formula="of:=IF([$DataEntry.P582]=&quot;&quot;;&quot;&quot;;[$DataEntry.P582])">
            <text:p/>
          </table:table-cell>
          <table:table-cell table:number-columns-repeated="48"/>
        </table:table-row>
        <table:table-row table:style-name="ro1">
          <table:table-cell table:formula="of:=IF([$DataEntry.A583]=&quot;&quot;;&quot;&quot;;[$DataEntry.A583])">
            <text:p/>
          </table:table-cell>
          <table:table-cell table:formula="of:=&quot;&quot;">
            <text:p/>
          </table:table-cell>
          <table:table-cell table:formula="of:=IF([$DataEntry.B583]=&quot;&quot;;&quot;&quot;;[$DataEntry.B583])">
            <text:p/>
          </table:table-cell>
          <table:table-cell table:formula="of:=IF([$DataEntry.E583]=&quot;&quot;;&quot;&quot;;[$DataEntry.E583])">
            <text:p/>
          </table:table-cell>
          <table:table-cell table:formula="of:=IF([$DataEntry.F583]=&quot;&quot;;&quot;&quot;;[$DataEntry.F583])">
            <text:p/>
          </table:table-cell>
          <table:table-cell table:formula="of:=IF([$DataEntry.G583]=&quot;&quot;;&quot;&quot;;[$DataEntry.G583])">
            <text:p/>
          </table:table-cell>
          <table:table-cell table:formula="of:=IF([$DataEntry.H583]=&quot;&quot;;&quot;&quot;;[$DataEntry.H583])">
            <text:p/>
          </table:table-cell>
          <table:table-cell table:formula="of:=IF([$DataEntry.I583]=&quot;&quot;;&quot;&quot;;[$DataEntry.I583])">
            <text:p/>
          </table:table-cell>
          <table:table-cell table:formula="of:=IF([$DataEntry.C583]=&quot;&quot;;&quot;&quot;;[$DataEntry.C583])">
            <text:p/>
          </table:table-cell>
          <table:table-cell table:formula="of:=&quot;&quot;">
            <text:p/>
          </table:table-cell>
          <table:table-cell table:formula="of:=IF([$DataEntry.D583]=&quot;&quot;;&quot;&quot;;[$DataEntry.D58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83]=&quot;&quot;;&quot;&quot;;[$DataEntry.N583])">
            <text:p/>
          </table:table-cell>
          <table:table-cell table:formula="of:=IF([$DataEntry.O583]=&quot;&quot;;&quot;&quot;;[$DataEntry.O583])">
            <text:p/>
          </table:table-cell>
          <table:table-cell table:formula="of:=IF([$DataEntry.P583]=&quot;&quot;;&quot;&quot;;[$DataEntry.P583])">
            <text:p/>
          </table:table-cell>
          <table:table-cell table:number-columns-repeated="48"/>
        </table:table-row>
        <table:table-row table:style-name="ro1">
          <table:table-cell table:formula="of:=IF([$DataEntry.A584]=&quot;&quot;;&quot;&quot;;[$DataEntry.A584])">
            <text:p/>
          </table:table-cell>
          <table:table-cell table:formula="of:=&quot;&quot;">
            <text:p/>
          </table:table-cell>
          <table:table-cell table:formula="of:=IF([$DataEntry.B584]=&quot;&quot;;&quot;&quot;;[$DataEntry.B584])">
            <text:p/>
          </table:table-cell>
          <table:table-cell table:formula="of:=IF([$DataEntry.E584]=&quot;&quot;;&quot;&quot;;[$DataEntry.E584])">
            <text:p/>
          </table:table-cell>
          <table:table-cell table:formula="of:=IF([$DataEntry.F584]=&quot;&quot;;&quot;&quot;;[$DataEntry.F584])">
            <text:p/>
          </table:table-cell>
          <table:table-cell table:formula="of:=IF([$DataEntry.G584]=&quot;&quot;;&quot;&quot;;[$DataEntry.G584])">
            <text:p/>
          </table:table-cell>
          <table:table-cell table:formula="of:=IF([$DataEntry.H584]=&quot;&quot;;&quot;&quot;;[$DataEntry.H584])">
            <text:p/>
          </table:table-cell>
          <table:table-cell table:formula="of:=IF([$DataEntry.I584]=&quot;&quot;;&quot;&quot;;[$DataEntry.I584])">
            <text:p/>
          </table:table-cell>
          <table:table-cell table:formula="of:=IF([$DataEntry.C584]=&quot;&quot;;&quot;&quot;;[$DataEntry.C584])">
            <text:p/>
          </table:table-cell>
          <table:table-cell table:formula="of:=&quot;&quot;">
            <text:p/>
          </table:table-cell>
          <table:table-cell table:formula="of:=IF([$DataEntry.D584]=&quot;&quot;;&quot;&quot;;[$DataEntry.D58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84]=&quot;&quot;;&quot;&quot;;[$DataEntry.N584])">
            <text:p/>
          </table:table-cell>
          <table:table-cell table:formula="of:=IF([$DataEntry.O584]=&quot;&quot;;&quot;&quot;;[$DataEntry.O584])">
            <text:p/>
          </table:table-cell>
          <table:table-cell table:formula="of:=IF([$DataEntry.P584]=&quot;&quot;;&quot;&quot;;[$DataEntry.P584])">
            <text:p/>
          </table:table-cell>
          <table:table-cell table:number-columns-repeated="48"/>
        </table:table-row>
        <table:table-row table:style-name="ro1">
          <table:table-cell table:formula="of:=IF([$DataEntry.A585]=&quot;&quot;;&quot;&quot;;[$DataEntry.A585])">
            <text:p/>
          </table:table-cell>
          <table:table-cell table:formula="of:=&quot;&quot;">
            <text:p/>
          </table:table-cell>
          <table:table-cell table:formula="of:=IF([$DataEntry.B585]=&quot;&quot;;&quot;&quot;;[$DataEntry.B585])">
            <text:p/>
          </table:table-cell>
          <table:table-cell table:formula="of:=IF([$DataEntry.E585]=&quot;&quot;;&quot;&quot;;[$DataEntry.E585])">
            <text:p/>
          </table:table-cell>
          <table:table-cell table:formula="of:=IF([$DataEntry.F585]=&quot;&quot;;&quot;&quot;;[$DataEntry.F585])">
            <text:p/>
          </table:table-cell>
          <table:table-cell table:formula="of:=IF([$DataEntry.G585]=&quot;&quot;;&quot;&quot;;[$DataEntry.G585])">
            <text:p/>
          </table:table-cell>
          <table:table-cell table:formula="of:=IF([$DataEntry.H585]=&quot;&quot;;&quot;&quot;;[$DataEntry.H585])">
            <text:p/>
          </table:table-cell>
          <table:table-cell table:formula="of:=IF([$DataEntry.I585]=&quot;&quot;;&quot;&quot;;[$DataEntry.I585])">
            <text:p/>
          </table:table-cell>
          <table:table-cell table:formula="of:=IF([$DataEntry.C585]=&quot;&quot;;&quot;&quot;;[$DataEntry.C585])">
            <text:p/>
          </table:table-cell>
          <table:table-cell table:formula="of:=&quot;&quot;">
            <text:p/>
          </table:table-cell>
          <table:table-cell table:formula="of:=IF([$DataEntry.D585]=&quot;&quot;;&quot;&quot;;[$DataEntry.D58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85]=&quot;&quot;;&quot;&quot;;[$DataEntry.N585])">
            <text:p/>
          </table:table-cell>
          <table:table-cell table:formula="of:=IF([$DataEntry.O585]=&quot;&quot;;&quot;&quot;;[$DataEntry.O585])">
            <text:p/>
          </table:table-cell>
          <table:table-cell table:formula="of:=IF([$DataEntry.P585]=&quot;&quot;;&quot;&quot;;[$DataEntry.P585])">
            <text:p/>
          </table:table-cell>
          <table:table-cell table:number-columns-repeated="48"/>
        </table:table-row>
        <table:table-row table:style-name="ro1">
          <table:table-cell table:formula="of:=IF([$DataEntry.A586]=&quot;&quot;;&quot;&quot;;[$DataEntry.A586])">
            <text:p/>
          </table:table-cell>
          <table:table-cell table:formula="of:=&quot;&quot;">
            <text:p/>
          </table:table-cell>
          <table:table-cell table:formula="of:=IF([$DataEntry.B586]=&quot;&quot;;&quot;&quot;;[$DataEntry.B586])">
            <text:p/>
          </table:table-cell>
          <table:table-cell table:formula="of:=IF([$DataEntry.E586]=&quot;&quot;;&quot;&quot;;[$DataEntry.E586])">
            <text:p/>
          </table:table-cell>
          <table:table-cell table:formula="of:=IF([$DataEntry.F586]=&quot;&quot;;&quot;&quot;;[$DataEntry.F586])">
            <text:p/>
          </table:table-cell>
          <table:table-cell table:formula="of:=IF([$DataEntry.G586]=&quot;&quot;;&quot;&quot;;[$DataEntry.G586])">
            <text:p/>
          </table:table-cell>
          <table:table-cell table:formula="of:=IF([$DataEntry.H586]=&quot;&quot;;&quot;&quot;;[$DataEntry.H586])">
            <text:p/>
          </table:table-cell>
          <table:table-cell table:formula="of:=IF([$DataEntry.I586]=&quot;&quot;;&quot;&quot;;[$DataEntry.I586])">
            <text:p/>
          </table:table-cell>
          <table:table-cell table:formula="of:=IF([$DataEntry.C586]=&quot;&quot;;&quot;&quot;;[$DataEntry.C586])">
            <text:p/>
          </table:table-cell>
          <table:table-cell table:formula="of:=&quot;&quot;">
            <text:p/>
          </table:table-cell>
          <table:table-cell table:formula="of:=IF([$DataEntry.D586]=&quot;&quot;;&quot;&quot;;[$DataEntry.D58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86]=&quot;&quot;;&quot;&quot;;[$DataEntry.N586])">
            <text:p/>
          </table:table-cell>
          <table:table-cell table:formula="of:=IF([$DataEntry.O586]=&quot;&quot;;&quot;&quot;;[$DataEntry.O586])">
            <text:p/>
          </table:table-cell>
          <table:table-cell table:formula="of:=IF([$DataEntry.P586]=&quot;&quot;;&quot;&quot;;[$DataEntry.P586])">
            <text:p/>
          </table:table-cell>
          <table:table-cell table:number-columns-repeated="48"/>
        </table:table-row>
        <table:table-row table:style-name="ro1">
          <table:table-cell table:formula="of:=IF([$DataEntry.A587]=&quot;&quot;;&quot;&quot;;[$DataEntry.A587])">
            <text:p/>
          </table:table-cell>
          <table:table-cell table:formula="of:=&quot;&quot;">
            <text:p/>
          </table:table-cell>
          <table:table-cell table:formula="of:=IF([$DataEntry.B587]=&quot;&quot;;&quot;&quot;;[$DataEntry.B587])">
            <text:p/>
          </table:table-cell>
          <table:table-cell table:formula="of:=IF([$DataEntry.E587]=&quot;&quot;;&quot;&quot;;[$DataEntry.E587])">
            <text:p/>
          </table:table-cell>
          <table:table-cell table:formula="of:=IF([$DataEntry.F587]=&quot;&quot;;&quot;&quot;;[$DataEntry.F587])">
            <text:p/>
          </table:table-cell>
          <table:table-cell table:formula="of:=IF([$DataEntry.G587]=&quot;&quot;;&quot;&quot;;[$DataEntry.G587])">
            <text:p/>
          </table:table-cell>
          <table:table-cell table:formula="of:=IF([$DataEntry.H587]=&quot;&quot;;&quot;&quot;;[$DataEntry.H587])">
            <text:p/>
          </table:table-cell>
          <table:table-cell table:formula="of:=IF([$DataEntry.I587]=&quot;&quot;;&quot;&quot;;[$DataEntry.I587])">
            <text:p/>
          </table:table-cell>
          <table:table-cell table:formula="of:=IF([$DataEntry.C587]=&quot;&quot;;&quot;&quot;;[$DataEntry.C587])">
            <text:p/>
          </table:table-cell>
          <table:table-cell table:formula="of:=&quot;&quot;">
            <text:p/>
          </table:table-cell>
          <table:table-cell table:formula="of:=IF([$DataEntry.D587]=&quot;&quot;;&quot;&quot;;[$DataEntry.D58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87]=&quot;&quot;;&quot;&quot;;[$DataEntry.N587])">
            <text:p/>
          </table:table-cell>
          <table:table-cell table:formula="of:=IF([$DataEntry.O587]=&quot;&quot;;&quot;&quot;;[$DataEntry.O587])">
            <text:p/>
          </table:table-cell>
          <table:table-cell table:formula="of:=IF([$DataEntry.P587]=&quot;&quot;;&quot;&quot;;[$DataEntry.P587])">
            <text:p/>
          </table:table-cell>
          <table:table-cell table:number-columns-repeated="48"/>
        </table:table-row>
        <table:table-row table:style-name="ro1">
          <table:table-cell table:formula="of:=IF([$DataEntry.A588]=&quot;&quot;;&quot;&quot;;[$DataEntry.A588])">
            <text:p/>
          </table:table-cell>
          <table:table-cell table:formula="of:=&quot;&quot;">
            <text:p/>
          </table:table-cell>
          <table:table-cell table:formula="of:=IF([$DataEntry.B588]=&quot;&quot;;&quot;&quot;;[$DataEntry.B588])">
            <text:p/>
          </table:table-cell>
          <table:table-cell table:formula="of:=IF([$DataEntry.E588]=&quot;&quot;;&quot;&quot;;[$DataEntry.E588])">
            <text:p/>
          </table:table-cell>
          <table:table-cell table:formula="of:=IF([$DataEntry.F588]=&quot;&quot;;&quot;&quot;;[$DataEntry.F588])">
            <text:p/>
          </table:table-cell>
          <table:table-cell table:formula="of:=IF([$DataEntry.G588]=&quot;&quot;;&quot;&quot;;[$DataEntry.G588])">
            <text:p/>
          </table:table-cell>
          <table:table-cell table:formula="of:=IF([$DataEntry.H588]=&quot;&quot;;&quot;&quot;;[$DataEntry.H588])">
            <text:p/>
          </table:table-cell>
          <table:table-cell table:formula="of:=IF([$DataEntry.I588]=&quot;&quot;;&quot;&quot;;[$DataEntry.I588])">
            <text:p/>
          </table:table-cell>
          <table:table-cell table:formula="of:=IF([$DataEntry.C588]=&quot;&quot;;&quot;&quot;;[$DataEntry.C588])">
            <text:p/>
          </table:table-cell>
          <table:table-cell table:formula="of:=&quot;&quot;">
            <text:p/>
          </table:table-cell>
          <table:table-cell table:formula="of:=IF([$DataEntry.D588]=&quot;&quot;;&quot;&quot;;[$DataEntry.D58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88]=&quot;&quot;;&quot;&quot;;[$DataEntry.N588])">
            <text:p/>
          </table:table-cell>
          <table:table-cell table:formula="of:=IF([$DataEntry.O588]=&quot;&quot;;&quot;&quot;;[$DataEntry.O588])">
            <text:p/>
          </table:table-cell>
          <table:table-cell table:formula="of:=IF([$DataEntry.P588]=&quot;&quot;;&quot;&quot;;[$DataEntry.P588])">
            <text:p/>
          </table:table-cell>
          <table:table-cell table:number-columns-repeated="48"/>
        </table:table-row>
        <table:table-row table:style-name="ro1">
          <table:table-cell table:formula="of:=IF([$DataEntry.A589]=&quot;&quot;;&quot;&quot;;[$DataEntry.A589])">
            <text:p/>
          </table:table-cell>
          <table:table-cell table:formula="of:=&quot;&quot;">
            <text:p/>
          </table:table-cell>
          <table:table-cell table:formula="of:=IF([$DataEntry.B589]=&quot;&quot;;&quot;&quot;;[$DataEntry.B589])">
            <text:p/>
          </table:table-cell>
          <table:table-cell table:formula="of:=IF([$DataEntry.E589]=&quot;&quot;;&quot;&quot;;[$DataEntry.E589])">
            <text:p/>
          </table:table-cell>
          <table:table-cell table:formula="of:=IF([$DataEntry.F589]=&quot;&quot;;&quot;&quot;;[$DataEntry.F589])">
            <text:p/>
          </table:table-cell>
          <table:table-cell table:formula="of:=IF([$DataEntry.G589]=&quot;&quot;;&quot;&quot;;[$DataEntry.G589])">
            <text:p/>
          </table:table-cell>
          <table:table-cell table:formula="of:=IF([$DataEntry.H589]=&quot;&quot;;&quot;&quot;;[$DataEntry.H589])">
            <text:p/>
          </table:table-cell>
          <table:table-cell table:formula="of:=IF([$DataEntry.I589]=&quot;&quot;;&quot;&quot;;[$DataEntry.I589])">
            <text:p/>
          </table:table-cell>
          <table:table-cell table:formula="of:=IF([$DataEntry.C589]=&quot;&quot;;&quot;&quot;;[$DataEntry.C589])">
            <text:p/>
          </table:table-cell>
          <table:table-cell table:formula="of:=&quot;&quot;">
            <text:p/>
          </table:table-cell>
          <table:table-cell table:formula="of:=IF([$DataEntry.D589]=&quot;&quot;;&quot;&quot;;[$DataEntry.D58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89]=&quot;&quot;;&quot;&quot;;[$DataEntry.N589])">
            <text:p/>
          </table:table-cell>
          <table:table-cell table:formula="of:=IF([$DataEntry.O589]=&quot;&quot;;&quot;&quot;;[$DataEntry.O589])">
            <text:p/>
          </table:table-cell>
          <table:table-cell table:formula="of:=IF([$DataEntry.P589]=&quot;&quot;;&quot;&quot;;[$DataEntry.P589])">
            <text:p/>
          </table:table-cell>
          <table:table-cell table:number-columns-repeated="48"/>
        </table:table-row>
        <table:table-row table:style-name="ro1">
          <table:table-cell table:formula="of:=IF([$DataEntry.A590]=&quot;&quot;;&quot;&quot;;[$DataEntry.A590])">
            <text:p/>
          </table:table-cell>
          <table:table-cell table:formula="of:=&quot;&quot;">
            <text:p/>
          </table:table-cell>
          <table:table-cell table:formula="of:=IF([$DataEntry.B590]=&quot;&quot;;&quot;&quot;;[$DataEntry.B590])">
            <text:p/>
          </table:table-cell>
          <table:table-cell table:formula="of:=IF([$DataEntry.E590]=&quot;&quot;;&quot;&quot;;[$DataEntry.E590])">
            <text:p/>
          </table:table-cell>
          <table:table-cell table:formula="of:=IF([$DataEntry.F590]=&quot;&quot;;&quot;&quot;;[$DataEntry.F590])">
            <text:p/>
          </table:table-cell>
          <table:table-cell table:formula="of:=IF([$DataEntry.G590]=&quot;&quot;;&quot;&quot;;[$DataEntry.G590])">
            <text:p/>
          </table:table-cell>
          <table:table-cell table:formula="of:=IF([$DataEntry.H590]=&quot;&quot;;&quot;&quot;;[$DataEntry.H590])">
            <text:p/>
          </table:table-cell>
          <table:table-cell table:formula="of:=IF([$DataEntry.I590]=&quot;&quot;;&quot;&quot;;[$DataEntry.I590])">
            <text:p/>
          </table:table-cell>
          <table:table-cell table:formula="of:=IF([$DataEntry.C590]=&quot;&quot;;&quot;&quot;;[$DataEntry.C590])">
            <text:p/>
          </table:table-cell>
          <table:table-cell table:formula="of:=&quot;&quot;">
            <text:p/>
          </table:table-cell>
          <table:table-cell table:formula="of:=IF([$DataEntry.D590]=&quot;&quot;;&quot;&quot;;[$DataEntry.D59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90]=&quot;&quot;;&quot;&quot;;[$DataEntry.N590])">
            <text:p/>
          </table:table-cell>
          <table:table-cell table:formula="of:=IF([$DataEntry.O590]=&quot;&quot;;&quot;&quot;;[$DataEntry.O590])">
            <text:p/>
          </table:table-cell>
          <table:table-cell table:formula="of:=IF([$DataEntry.P590]=&quot;&quot;;&quot;&quot;;[$DataEntry.P590])">
            <text:p/>
          </table:table-cell>
          <table:table-cell table:number-columns-repeated="48"/>
        </table:table-row>
        <table:table-row table:style-name="ro1">
          <table:table-cell table:formula="of:=IF([$DataEntry.A591]=&quot;&quot;;&quot;&quot;;[$DataEntry.A591])">
            <text:p/>
          </table:table-cell>
          <table:table-cell table:formula="of:=&quot;&quot;">
            <text:p/>
          </table:table-cell>
          <table:table-cell table:formula="of:=IF([$DataEntry.B591]=&quot;&quot;;&quot;&quot;;[$DataEntry.B591])">
            <text:p/>
          </table:table-cell>
          <table:table-cell table:formula="of:=IF([$DataEntry.E591]=&quot;&quot;;&quot;&quot;;[$DataEntry.E591])">
            <text:p/>
          </table:table-cell>
          <table:table-cell table:formula="of:=IF([$DataEntry.F591]=&quot;&quot;;&quot;&quot;;[$DataEntry.F591])">
            <text:p/>
          </table:table-cell>
          <table:table-cell table:formula="of:=IF([$DataEntry.G591]=&quot;&quot;;&quot;&quot;;[$DataEntry.G591])">
            <text:p/>
          </table:table-cell>
          <table:table-cell table:formula="of:=IF([$DataEntry.H591]=&quot;&quot;;&quot;&quot;;[$DataEntry.H591])">
            <text:p/>
          </table:table-cell>
          <table:table-cell table:formula="of:=IF([$DataEntry.I591]=&quot;&quot;;&quot;&quot;;[$DataEntry.I591])">
            <text:p/>
          </table:table-cell>
          <table:table-cell table:formula="of:=IF([$DataEntry.C591]=&quot;&quot;;&quot;&quot;;[$DataEntry.C591])">
            <text:p/>
          </table:table-cell>
          <table:table-cell table:formula="of:=&quot;&quot;">
            <text:p/>
          </table:table-cell>
          <table:table-cell table:formula="of:=IF([$DataEntry.D591]=&quot;&quot;;&quot;&quot;;[$DataEntry.D59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91]=&quot;&quot;;&quot;&quot;;[$DataEntry.N591])">
            <text:p/>
          </table:table-cell>
          <table:table-cell table:formula="of:=IF([$DataEntry.O591]=&quot;&quot;;&quot;&quot;;[$DataEntry.O591])">
            <text:p/>
          </table:table-cell>
          <table:table-cell table:formula="of:=IF([$DataEntry.P591]=&quot;&quot;;&quot;&quot;;[$DataEntry.P591])">
            <text:p/>
          </table:table-cell>
          <table:table-cell table:number-columns-repeated="48"/>
        </table:table-row>
        <table:table-row table:style-name="ro1">
          <table:table-cell table:formula="of:=IF([$DataEntry.A592]=&quot;&quot;;&quot;&quot;;[$DataEntry.A592])">
            <text:p/>
          </table:table-cell>
          <table:table-cell table:formula="of:=&quot;&quot;">
            <text:p/>
          </table:table-cell>
          <table:table-cell table:formula="of:=IF([$DataEntry.B592]=&quot;&quot;;&quot;&quot;;[$DataEntry.B592])">
            <text:p/>
          </table:table-cell>
          <table:table-cell table:formula="of:=IF([$DataEntry.E592]=&quot;&quot;;&quot;&quot;;[$DataEntry.E592])">
            <text:p/>
          </table:table-cell>
          <table:table-cell table:formula="of:=IF([$DataEntry.F592]=&quot;&quot;;&quot;&quot;;[$DataEntry.F592])">
            <text:p/>
          </table:table-cell>
          <table:table-cell table:formula="of:=IF([$DataEntry.G592]=&quot;&quot;;&quot;&quot;;[$DataEntry.G592])">
            <text:p/>
          </table:table-cell>
          <table:table-cell table:formula="of:=IF([$DataEntry.H592]=&quot;&quot;;&quot;&quot;;[$DataEntry.H592])">
            <text:p/>
          </table:table-cell>
          <table:table-cell table:formula="of:=IF([$DataEntry.I592]=&quot;&quot;;&quot;&quot;;[$DataEntry.I592])">
            <text:p/>
          </table:table-cell>
          <table:table-cell table:formula="of:=IF([$DataEntry.C592]=&quot;&quot;;&quot;&quot;;[$DataEntry.C592])">
            <text:p/>
          </table:table-cell>
          <table:table-cell table:formula="of:=&quot;&quot;">
            <text:p/>
          </table:table-cell>
          <table:table-cell table:formula="of:=IF([$DataEntry.D592]=&quot;&quot;;&quot;&quot;;[$DataEntry.D59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92]=&quot;&quot;;&quot;&quot;;[$DataEntry.N592])">
            <text:p/>
          </table:table-cell>
          <table:table-cell table:formula="of:=IF([$DataEntry.O592]=&quot;&quot;;&quot;&quot;;[$DataEntry.O592])">
            <text:p/>
          </table:table-cell>
          <table:table-cell table:formula="of:=IF([$DataEntry.P592]=&quot;&quot;;&quot;&quot;;[$DataEntry.P592])">
            <text:p/>
          </table:table-cell>
          <table:table-cell table:number-columns-repeated="48"/>
        </table:table-row>
        <table:table-row table:style-name="ro1">
          <table:table-cell table:formula="of:=IF([$DataEntry.A593]=&quot;&quot;;&quot;&quot;;[$DataEntry.A593])">
            <text:p/>
          </table:table-cell>
          <table:table-cell table:formula="of:=&quot;&quot;">
            <text:p/>
          </table:table-cell>
          <table:table-cell table:formula="of:=IF([$DataEntry.B593]=&quot;&quot;;&quot;&quot;;[$DataEntry.B593])">
            <text:p/>
          </table:table-cell>
          <table:table-cell table:formula="of:=IF([$DataEntry.E593]=&quot;&quot;;&quot;&quot;;[$DataEntry.E593])">
            <text:p/>
          </table:table-cell>
          <table:table-cell table:formula="of:=IF([$DataEntry.F593]=&quot;&quot;;&quot;&quot;;[$DataEntry.F593])">
            <text:p/>
          </table:table-cell>
          <table:table-cell table:formula="of:=IF([$DataEntry.G593]=&quot;&quot;;&quot;&quot;;[$DataEntry.G593])">
            <text:p/>
          </table:table-cell>
          <table:table-cell table:formula="of:=IF([$DataEntry.H593]=&quot;&quot;;&quot;&quot;;[$DataEntry.H593])">
            <text:p/>
          </table:table-cell>
          <table:table-cell table:formula="of:=IF([$DataEntry.I593]=&quot;&quot;;&quot;&quot;;[$DataEntry.I593])">
            <text:p/>
          </table:table-cell>
          <table:table-cell table:formula="of:=IF([$DataEntry.C593]=&quot;&quot;;&quot;&quot;;[$DataEntry.C593])">
            <text:p/>
          </table:table-cell>
          <table:table-cell table:formula="of:=&quot;&quot;">
            <text:p/>
          </table:table-cell>
          <table:table-cell table:formula="of:=IF([$DataEntry.D593]=&quot;&quot;;&quot;&quot;;[$DataEntry.D59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93]=&quot;&quot;;&quot;&quot;;[$DataEntry.N593])">
            <text:p/>
          </table:table-cell>
          <table:table-cell table:formula="of:=IF([$DataEntry.O593]=&quot;&quot;;&quot;&quot;;[$DataEntry.O593])">
            <text:p/>
          </table:table-cell>
          <table:table-cell table:formula="of:=IF([$DataEntry.P593]=&quot;&quot;;&quot;&quot;;[$DataEntry.P593])">
            <text:p/>
          </table:table-cell>
          <table:table-cell table:number-columns-repeated="48"/>
        </table:table-row>
        <table:table-row table:style-name="ro1">
          <table:table-cell table:formula="of:=IF([$DataEntry.A594]=&quot;&quot;;&quot;&quot;;[$DataEntry.A594])">
            <text:p/>
          </table:table-cell>
          <table:table-cell table:formula="of:=&quot;&quot;">
            <text:p/>
          </table:table-cell>
          <table:table-cell table:formula="of:=IF([$DataEntry.B594]=&quot;&quot;;&quot;&quot;;[$DataEntry.B594])">
            <text:p/>
          </table:table-cell>
          <table:table-cell table:formula="of:=IF([$DataEntry.E594]=&quot;&quot;;&quot;&quot;;[$DataEntry.E594])">
            <text:p/>
          </table:table-cell>
          <table:table-cell table:formula="of:=IF([$DataEntry.F594]=&quot;&quot;;&quot;&quot;;[$DataEntry.F594])">
            <text:p/>
          </table:table-cell>
          <table:table-cell table:formula="of:=IF([$DataEntry.G594]=&quot;&quot;;&quot;&quot;;[$DataEntry.G594])">
            <text:p/>
          </table:table-cell>
          <table:table-cell table:formula="of:=IF([$DataEntry.H594]=&quot;&quot;;&quot;&quot;;[$DataEntry.H594])">
            <text:p/>
          </table:table-cell>
          <table:table-cell table:formula="of:=IF([$DataEntry.I594]=&quot;&quot;;&quot;&quot;;[$DataEntry.I594])">
            <text:p/>
          </table:table-cell>
          <table:table-cell table:formula="of:=IF([$DataEntry.C594]=&quot;&quot;;&quot;&quot;;[$DataEntry.C594])">
            <text:p/>
          </table:table-cell>
          <table:table-cell table:formula="of:=&quot;&quot;">
            <text:p/>
          </table:table-cell>
          <table:table-cell table:formula="of:=IF([$DataEntry.D594]=&quot;&quot;;&quot;&quot;;[$DataEntry.D59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94]=&quot;&quot;;&quot;&quot;;[$DataEntry.N594])">
            <text:p/>
          </table:table-cell>
          <table:table-cell table:formula="of:=IF([$DataEntry.O594]=&quot;&quot;;&quot;&quot;;[$DataEntry.O594])">
            <text:p/>
          </table:table-cell>
          <table:table-cell table:formula="of:=IF([$DataEntry.P594]=&quot;&quot;;&quot;&quot;;[$DataEntry.P594])">
            <text:p/>
          </table:table-cell>
          <table:table-cell table:number-columns-repeated="48"/>
        </table:table-row>
        <table:table-row table:style-name="ro1">
          <table:table-cell table:formula="of:=IF([$DataEntry.A595]=&quot;&quot;;&quot;&quot;;[$DataEntry.A595])">
            <text:p/>
          </table:table-cell>
          <table:table-cell table:formula="of:=&quot;&quot;">
            <text:p/>
          </table:table-cell>
          <table:table-cell table:formula="of:=IF([$DataEntry.B595]=&quot;&quot;;&quot;&quot;;[$DataEntry.B595])">
            <text:p/>
          </table:table-cell>
          <table:table-cell table:formula="of:=IF([$DataEntry.E595]=&quot;&quot;;&quot;&quot;;[$DataEntry.E595])">
            <text:p/>
          </table:table-cell>
          <table:table-cell table:formula="of:=IF([$DataEntry.F595]=&quot;&quot;;&quot;&quot;;[$DataEntry.F595])">
            <text:p/>
          </table:table-cell>
          <table:table-cell table:formula="of:=IF([$DataEntry.G595]=&quot;&quot;;&quot;&quot;;[$DataEntry.G595])">
            <text:p/>
          </table:table-cell>
          <table:table-cell table:formula="of:=IF([$DataEntry.H595]=&quot;&quot;;&quot;&quot;;[$DataEntry.H595])">
            <text:p/>
          </table:table-cell>
          <table:table-cell table:formula="of:=IF([$DataEntry.I595]=&quot;&quot;;&quot;&quot;;[$DataEntry.I595])">
            <text:p/>
          </table:table-cell>
          <table:table-cell table:formula="of:=IF([$DataEntry.C595]=&quot;&quot;;&quot;&quot;;[$DataEntry.C595])">
            <text:p/>
          </table:table-cell>
          <table:table-cell table:formula="of:=&quot;&quot;">
            <text:p/>
          </table:table-cell>
          <table:table-cell table:formula="of:=IF([$DataEntry.D595]=&quot;&quot;;&quot;&quot;;[$DataEntry.D59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95]=&quot;&quot;;&quot;&quot;;[$DataEntry.N595])">
            <text:p/>
          </table:table-cell>
          <table:table-cell table:formula="of:=IF([$DataEntry.O595]=&quot;&quot;;&quot;&quot;;[$DataEntry.O595])">
            <text:p/>
          </table:table-cell>
          <table:table-cell table:formula="of:=IF([$DataEntry.P595]=&quot;&quot;;&quot;&quot;;[$DataEntry.P595])">
            <text:p/>
          </table:table-cell>
          <table:table-cell table:number-columns-repeated="48"/>
        </table:table-row>
        <table:table-row table:style-name="ro1">
          <table:table-cell table:formula="of:=IF([$DataEntry.A596]=&quot;&quot;;&quot;&quot;;[$DataEntry.A596])">
            <text:p/>
          </table:table-cell>
          <table:table-cell table:formula="of:=&quot;&quot;">
            <text:p/>
          </table:table-cell>
          <table:table-cell table:formula="of:=IF([$DataEntry.B596]=&quot;&quot;;&quot;&quot;;[$DataEntry.B596])">
            <text:p/>
          </table:table-cell>
          <table:table-cell table:formula="of:=IF([$DataEntry.E596]=&quot;&quot;;&quot;&quot;;[$DataEntry.E596])">
            <text:p/>
          </table:table-cell>
          <table:table-cell table:formula="of:=IF([$DataEntry.F596]=&quot;&quot;;&quot;&quot;;[$DataEntry.F596])">
            <text:p/>
          </table:table-cell>
          <table:table-cell table:formula="of:=IF([$DataEntry.G596]=&quot;&quot;;&quot;&quot;;[$DataEntry.G596])">
            <text:p/>
          </table:table-cell>
          <table:table-cell table:formula="of:=IF([$DataEntry.H596]=&quot;&quot;;&quot;&quot;;[$DataEntry.H596])">
            <text:p/>
          </table:table-cell>
          <table:table-cell table:formula="of:=IF([$DataEntry.I596]=&quot;&quot;;&quot;&quot;;[$DataEntry.I596])">
            <text:p/>
          </table:table-cell>
          <table:table-cell table:formula="of:=IF([$DataEntry.C596]=&quot;&quot;;&quot;&quot;;[$DataEntry.C596])">
            <text:p/>
          </table:table-cell>
          <table:table-cell table:formula="of:=&quot;&quot;">
            <text:p/>
          </table:table-cell>
          <table:table-cell table:formula="of:=IF([$DataEntry.D596]=&quot;&quot;;&quot;&quot;;[$DataEntry.D59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96]=&quot;&quot;;&quot;&quot;;[$DataEntry.N596])">
            <text:p/>
          </table:table-cell>
          <table:table-cell table:formula="of:=IF([$DataEntry.O596]=&quot;&quot;;&quot;&quot;;[$DataEntry.O596])">
            <text:p/>
          </table:table-cell>
          <table:table-cell table:formula="of:=IF([$DataEntry.P596]=&quot;&quot;;&quot;&quot;;[$DataEntry.P596])">
            <text:p/>
          </table:table-cell>
          <table:table-cell table:number-columns-repeated="48"/>
        </table:table-row>
        <table:table-row table:style-name="ro1">
          <table:table-cell table:formula="of:=IF([$DataEntry.A597]=&quot;&quot;;&quot;&quot;;[$DataEntry.A597])">
            <text:p/>
          </table:table-cell>
          <table:table-cell table:formula="of:=&quot;&quot;">
            <text:p/>
          </table:table-cell>
          <table:table-cell table:formula="of:=IF([$DataEntry.B597]=&quot;&quot;;&quot;&quot;;[$DataEntry.B597])">
            <text:p/>
          </table:table-cell>
          <table:table-cell table:formula="of:=IF([$DataEntry.E597]=&quot;&quot;;&quot;&quot;;[$DataEntry.E597])">
            <text:p/>
          </table:table-cell>
          <table:table-cell table:formula="of:=IF([$DataEntry.F597]=&quot;&quot;;&quot;&quot;;[$DataEntry.F597])">
            <text:p/>
          </table:table-cell>
          <table:table-cell table:formula="of:=IF([$DataEntry.G597]=&quot;&quot;;&quot;&quot;;[$DataEntry.G597])">
            <text:p/>
          </table:table-cell>
          <table:table-cell table:formula="of:=IF([$DataEntry.H597]=&quot;&quot;;&quot;&quot;;[$DataEntry.H597])">
            <text:p/>
          </table:table-cell>
          <table:table-cell table:formula="of:=IF([$DataEntry.I597]=&quot;&quot;;&quot;&quot;;[$DataEntry.I597])">
            <text:p/>
          </table:table-cell>
          <table:table-cell table:formula="of:=IF([$DataEntry.C597]=&quot;&quot;;&quot;&quot;;[$DataEntry.C597])">
            <text:p/>
          </table:table-cell>
          <table:table-cell table:formula="of:=&quot;&quot;">
            <text:p/>
          </table:table-cell>
          <table:table-cell table:formula="of:=IF([$DataEntry.D597]=&quot;&quot;;&quot;&quot;;[$DataEntry.D59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97]=&quot;&quot;;&quot;&quot;;[$DataEntry.N597])">
            <text:p/>
          </table:table-cell>
          <table:table-cell table:formula="of:=IF([$DataEntry.O597]=&quot;&quot;;&quot;&quot;;[$DataEntry.O597])">
            <text:p/>
          </table:table-cell>
          <table:table-cell table:formula="of:=IF([$DataEntry.P597]=&quot;&quot;;&quot;&quot;;[$DataEntry.P597])">
            <text:p/>
          </table:table-cell>
          <table:table-cell table:number-columns-repeated="48"/>
        </table:table-row>
        <table:table-row table:style-name="ro1">
          <table:table-cell table:formula="of:=IF([$DataEntry.A598]=&quot;&quot;;&quot;&quot;;[$DataEntry.A598])">
            <text:p/>
          </table:table-cell>
          <table:table-cell table:formula="of:=&quot;&quot;">
            <text:p/>
          </table:table-cell>
          <table:table-cell table:formula="of:=IF([$DataEntry.B598]=&quot;&quot;;&quot;&quot;;[$DataEntry.B598])">
            <text:p/>
          </table:table-cell>
          <table:table-cell table:formula="of:=IF([$DataEntry.E598]=&quot;&quot;;&quot;&quot;;[$DataEntry.E598])">
            <text:p/>
          </table:table-cell>
          <table:table-cell table:formula="of:=IF([$DataEntry.F598]=&quot;&quot;;&quot;&quot;;[$DataEntry.F598])">
            <text:p/>
          </table:table-cell>
          <table:table-cell table:formula="of:=IF([$DataEntry.G598]=&quot;&quot;;&quot;&quot;;[$DataEntry.G598])">
            <text:p/>
          </table:table-cell>
          <table:table-cell table:formula="of:=IF([$DataEntry.H598]=&quot;&quot;;&quot;&quot;;[$DataEntry.H598])">
            <text:p/>
          </table:table-cell>
          <table:table-cell table:formula="of:=IF([$DataEntry.I598]=&quot;&quot;;&quot;&quot;;[$DataEntry.I598])">
            <text:p/>
          </table:table-cell>
          <table:table-cell table:formula="of:=IF([$DataEntry.C598]=&quot;&quot;;&quot;&quot;;[$DataEntry.C598])">
            <text:p/>
          </table:table-cell>
          <table:table-cell table:formula="of:=&quot;&quot;">
            <text:p/>
          </table:table-cell>
          <table:table-cell table:formula="of:=IF([$DataEntry.D598]=&quot;&quot;;&quot;&quot;;[$DataEntry.D59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98]=&quot;&quot;;&quot;&quot;;[$DataEntry.N598])">
            <text:p/>
          </table:table-cell>
          <table:table-cell table:formula="of:=IF([$DataEntry.O598]=&quot;&quot;;&quot;&quot;;[$DataEntry.O598])">
            <text:p/>
          </table:table-cell>
          <table:table-cell table:formula="of:=IF([$DataEntry.P598]=&quot;&quot;;&quot;&quot;;[$DataEntry.P598])">
            <text:p/>
          </table:table-cell>
          <table:table-cell table:number-columns-repeated="48"/>
        </table:table-row>
        <table:table-row table:style-name="ro1">
          <table:table-cell table:formula="of:=IF([$DataEntry.A599]=&quot;&quot;;&quot;&quot;;[$DataEntry.A599])">
            <text:p/>
          </table:table-cell>
          <table:table-cell table:formula="of:=&quot;&quot;">
            <text:p/>
          </table:table-cell>
          <table:table-cell table:formula="of:=IF([$DataEntry.B599]=&quot;&quot;;&quot;&quot;;[$DataEntry.B599])">
            <text:p/>
          </table:table-cell>
          <table:table-cell table:formula="of:=IF([$DataEntry.E599]=&quot;&quot;;&quot;&quot;;[$DataEntry.E599])">
            <text:p/>
          </table:table-cell>
          <table:table-cell table:formula="of:=IF([$DataEntry.F599]=&quot;&quot;;&quot;&quot;;[$DataEntry.F599])">
            <text:p/>
          </table:table-cell>
          <table:table-cell table:formula="of:=IF([$DataEntry.G599]=&quot;&quot;;&quot;&quot;;[$DataEntry.G599])">
            <text:p/>
          </table:table-cell>
          <table:table-cell table:formula="of:=IF([$DataEntry.H599]=&quot;&quot;;&quot;&quot;;[$DataEntry.H599])">
            <text:p/>
          </table:table-cell>
          <table:table-cell table:formula="of:=IF([$DataEntry.I599]=&quot;&quot;;&quot;&quot;;[$DataEntry.I599])">
            <text:p/>
          </table:table-cell>
          <table:table-cell table:formula="of:=IF([$DataEntry.C599]=&quot;&quot;;&quot;&quot;;[$DataEntry.C599])">
            <text:p/>
          </table:table-cell>
          <table:table-cell table:formula="of:=&quot;&quot;">
            <text:p/>
          </table:table-cell>
          <table:table-cell table:formula="of:=IF([$DataEntry.D599]=&quot;&quot;;&quot;&quot;;[$DataEntry.D59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599]=&quot;&quot;;&quot;&quot;;[$DataEntry.N599])">
            <text:p/>
          </table:table-cell>
          <table:table-cell table:formula="of:=IF([$DataEntry.O599]=&quot;&quot;;&quot;&quot;;[$DataEntry.O599])">
            <text:p/>
          </table:table-cell>
          <table:table-cell table:formula="of:=IF([$DataEntry.P599]=&quot;&quot;;&quot;&quot;;[$DataEntry.P599])">
            <text:p/>
          </table:table-cell>
          <table:table-cell table:number-columns-repeated="48"/>
        </table:table-row>
        <table:table-row table:style-name="ro1">
          <table:table-cell table:formula="of:=IF([$DataEntry.A600]=&quot;&quot;;&quot;&quot;;[$DataEntry.A600])">
            <text:p/>
          </table:table-cell>
          <table:table-cell table:formula="of:=&quot;&quot;">
            <text:p/>
          </table:table-cell>
          <table:table-cell table:formula="of:=IF([$DataEntry.B600]=&quot;&quot;;&quot;&quot;;[$DataEntry.B600])">
            <text:p/>
          </table:table-cell>
          <table:table-cell table:formula="of:=IF([$DataEntry.E600]=&quot;&quot;;&quot;&quot;;[$DataEntry.E600])">
            <text:p/>
          </table:table-cell>
          <table:table-cell table:formula="of:=IF([$DataEntry.F600]=&quot;&quot;;&quot;&quot;;[$DataEntry.F600])">
            <text:p/>
          </table:table-cell>
          <table:table-cell table:formula="of:=IF([$DataEntry.G600]=&quot;&quot;;&quot;&quot;;[$DataEntry.G600])">
            <text:p/>
          </table:table-cell>
          <table:table-cell table:formula="of:=IF([$DataEntry.H600]=&quot;&quot;;&quot;&quot;;[$DataEntry.H600])">
            <text:p/>
          </table:table-cell>
          <table:table-cell table:formula="of:=IF([$DataEntry.I600]=&quot;&quot;;&quot;&quot;;[$DataEntry.I600])">
            <text:p/>
          </table:table-cell>
          <table:table-cell table:formula="of:=IF([$DataEntry.C600]=&quot;&quot;;&quot;&quot;;[$DataEntry.C600])">
            <text:p/>
          </table:table-cell>
          <table:table-cell table:formula="of:=&quot;&quot;">
            <text:p/>
          </table:table-cell>
          <table:table-cell table:formula="of:=IF([$DataEntry.D600]=&quot;&quot;;&quot;&quot;;[$DataEntry.D60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00]=&quot;&quot;;&quot;&quot;;[$DataEntry.N600])">
            <text:p/>
          </table:table-cell>
          <table:table-cell table:formula="of:=IF([$DataEntry.O600]=&quot;&quot;;&quot;&quot;;[$DataEntry.O600])">
            <text:p/>
          </table:table-cell>
          <table:table-cell table:formula="of:=IF([$DataEntry.P600]=&quot;&quot;;&quot;&quot;;[$DataEntry.P600])">
            <text:p/>
          </table:table-cell>
          <table:table-cell table:number-columns-repeated="48"/>
        </table:table-row>
        <table:table-row table:style-name="ro1">
          <table:table-cell table:formula="of:=IF([$DataEntry.A601]=&quot;&quot;;&quot;&quot;;[$DataEntry.A601])">
            <text:p/>
          </table:table-cell>
          <table:table-cell table:formula="of:=&quot;&quot;">
            <text:p/>
          </table:table-cell>
          <table:table-cell table:formula="of:=IF([$DataEntry.B601]=&quot;&quot;;&quot;&quot;;[$DataEntry.B601])">
            <text:p/>
          </table:table-cell>
          <table:table-cell table:formula="of:=IF([$DataEntry.E601]=&quot;&quot;;&quot;&quot;;[$DataEntry.E601])">
            <text:p/>
          </table:table-cell>
          <table:table-cell table:formula="of:=IF([$DataEntry.F601]=&quot;&quot;;&quot;&quot;;[$DataEntry.F601])">
            <text:p/>
          </table:table-cell>
          <table:table-cell table:formula="of:=IF([$DataEntry.G601]=&quot;&quot;;&quot;&quot;;[$DataEntry.G601])">
            <text:p/>
          </table:table-cell>
          <table:table-cell table:formula="of:=IF([$DataEntry.H601]=&quot;&quot;;&quot;&quot;;[$DataEntry.H601])">
            <text:p/>
          </table:table-cell>
          <table:table-cell table:formula="of:=IF([$DataEntry.I601]=&quot;&quot;;&quot;&quot;;[$DataEntry.I601])">
            <text:p/>
          </table:table-cell>
          <table:table-cell table:formula="of:=IF([$DataEntry.C601]=&quot;&quot;;&quot;&quot;;[$DataEntry.C601])">
            <text:p/>
          </table:table-cell>
          <table:table-cell table:formula="of:=&quot;&quot;">
            <text:p/>
          </table:table-cell>
          <table:table-cell table:formula="of:=IF([$DataEntry.D601]=&quot;&quot;;&quot;&quot;;[$DataEntry.D60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01]=&quot;&quot;;&quot;&quot;;[$DataEntry.N601])">
            <text:p/>
          </table:table-cell>
          <table:table-cell table:formula="of:=IF([$DataEntry.O601]=&quot;&quot;;&quot;&quot;;[$DataEntry.O601])">
            <text:p/>
          </table:table-cell>
          <table:table-cell table:formula="of:=IF([$DataEntry.P601]=&quot;&quot;;&quot;&quot;;[$DataEntry.P601])">
            <text:p/>
          </table:table-cell>
          <table:table-cell table:number-columns-repeated="48"/>
        </table:table-row>
        <table:table-row table:style-name="ro1">
          <table:table-cell table:formula="of:=IF([$DataEntry.A602]=&quot;&quot;;&quot;&quot;;[$DataEntry.A602])">
            <text:p/>
          </table:table-cell>
          <table:table-cell table:formula="of:=&quot;&quot;">
            <text:p/>
          </table:table-cell>
          <table:table-cell table:formula="of:=IF([$DataEntry.B602]=&quot;&quot;;&quot;&quot;;[$DataEntry.B602])">
            <text:p/>
          </table:table-cell>
          <table:table-cell table:formula="of:=IF([$DataEntry.E602]=&quot;&quot;;&quot;&quot;;[$DataEntry.E602])">
            <text:p/>
          </table:table-cell>
          <table:table-cell table:formula="of:=IF([$DataEntry.F602]=&quot;&quot;;&quot;&quot;;[$DataEntry.F602])">
            <text:p/>
          </table:table-cell>
          <table:table-cell table:formula="of:=IF([$DataEntry.G602]=&quot;&quot;;&quot;&quot;;[$DataEntry.G602])">
            <text:p/>
          </table:table-cell>
          <table:table-cell table:formula="of:=IF([$DataEntry.H602]=&quot;&quot;;&quot;&quot;;[$DataEntry.H602])">
            <text:p/>
          </table:table-cell>
          <table:table-cell table:formula="of:=IF([$DataEntry.I602]=&quot;&quot;;&quot;&quot;;[$DataEntry.I602])">
            <text:p/>
          </table:table-cell>
          <table:table-cell table:formula="of:=IF([$DataEntry.C602]=&quot;&quot;;&quot;&quot;;[$DataEntry.C602])">
            <text:p/>
          </table:table-cell>
          <table:table-cell table:formula="of:=&quot;&quot;">
            <text:p/>
          </table:table-cell>
          <table:table-cell table:formula="of:=IF([$DataEntry.D602]=&quot;&quot;;&quot;&quot;;[$DataEntry.D60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02]=&quot;&quot;;&quot;&quot;;[$DataEntry.N602])">
            <text:p/>
          </table:table-cell>
          <table:table-cell table:formula="of:=IF([$DataEntry.O602]=&quot;&quot;;&quot;&quot;;[$DataEntry.O602])">
            <text:p/>
          </table:table-cell>
          <table:table-cell table:formula="of:=IF([$DataEntry.P602]=&quot;&quot;;&quot;&quot;;[$DataEntry.P602])">
            <text:p/>
          </table:table-cell>
          <table:table-cell table:number-columns-repeated="48"/>
        </table:table-row>
        <table:table-row table:style-name="ro1">
          <table:table-cell table:formula="of:=IF([$DataEntry.A603]=&quot;&quot;;&quot;&quot;;[$DataEntry.A603])">
            <text:p/>
          </table:table-cell>
          <table:table-cell table:formula="of:=&quot;&quot;">
            <text:p/>
          </table:table-cell>
          <table:table-cell table:formula="of:=IF([$DataEntry.B603]=&quot;&quot;;&quot;&quot;;[$DataEntry.B603])">
            <text:p/>
          </table:table-cell>
          <table:table-cell table:formula="of:=IF([$DataEntry.E603]=&quot;&quot;;&quot;&quot;;[$DataEntry.E603])">
            <text:p/>
          </table:table-cell>
          <table:table-cell table:formula="of:=IF([$DataEntry.F603]=&quot;&quot;;&quot;&quot;;[$DataEntry.F603])">
            <text:p/>
          </table:table-cell>
          <table:table-cell table:formula="of:=IF([$DataEntry.G603]=&quot;&quot;;&quot;&quot;;[$DataEntry.G603])">
            <text:p/>
          </table:table-cell>
          <table:table-cell table:formula="of:=IF([$DataEntry.H603]=&quot;&quot;;&quot;&quot;;[$DataEntry.H603])">
            <text:p/>
          </table:table-cell>
          <table:table-cell table:formula="of:=IF([$DataEntry.I603]=&quot;&quot;;&quot;&quot;;[$DataEntry.I603])">
            <text:p/>
          </table:table-cell>
          <table:table-cell table:formula="of:=IF([$DataEntry.C603]=&quot;&quot;;&quot;&quot;;[$DataEntry.C603])">
            <text:p/>
          </table:table-cell>
          <table:table-cell table:formula="of:=&quot;&quot;">
            <text:p/>
          </table:table-cell>
          <table:table-cell table:formula="of:=IF([$DataEntry.D603]=&quot;&quot;;&quot;&quot;;[$DataEntry.D60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03]=&quot;&quot;;&quot;&quot;;[$DataEntry.N603])">
            <text:p/>
          </table:table-cell>
          <table:table-cell table:formula="of:=IF([$DataEntry.O603]=&quot;&quot;;&quot;&quot;;[$DataEntry.O603])">
            <text:p/>
          </table:table-cell>
          <table:table-cell table:formula="of:=IF([$DataEntry.P603]=&quot;&quot;;&quot;&quot;;[$DataEntry.P603])">
            <text:p/>
          </table:table-cell>
          <table:table-cell table:number-columns-repeated="48"/>
        </table:table-row>
        <table:table-row table:style-name="ro1">
          <table:table-cell table:formula="of:=IF([$DataEntry.A604]=&quot;&quot;;&quot;&quot;;[$DataEntry.A604])">
            <text:p/>
          </table:table-cell>
          <table:table-cell table:formula="of:=&quot;&quot;">
            <text:p/>
          </table:table-cell>
          <table:table-cell table:formula="of:=IF([$DataEntry.B604]=&quot;&quot;;&quot;&quot;;[$DataEntry.B604])">
            <text:p/>
          </table:table-cell>
          <table:table-cell table:formula="of:=IF([$DataEntry.E604]=&quot;&quot;;&quot;&quot;;[$DataEntry.E604])">
            <text:p/>
          </table:table-cell>
          <table:table-cell table:formula="of:=IF([$DataEntry.F604]=&quot;&quot;;&quot;&quot;;[$DataEntry.F604])">
            <text:p/>
          </table:table-cell>
          <table:table-cell table:formula="of:=IF([$DataEntry.G604]=&quot;&quot;;&quot;&quot;;[$DataEntry.G604])">
            <text:p/>
          </table:table-cell>
          <table:table-cell table:formula="of:=IF([$DataEntry.H604]=&quot;&quot;;&quot;&quot;;[$DataEntry.H604])">
            <text:p/>
          </table:table-cell>
          <table:table-cell table:formula="of:=IF([$DataEntry.I604]=&quot;&quot;;&quot;&quot;;[$DataEntry.I604])">
            <text:p/>
          </table:table-cell>
          <table:table-cell table:formula="of:=IF([$DataEntry.C604]=&quot;&quot;;&quot;&quot;;[$DataEntry.C604])">
            <text:p/>
          </table:table-cell>
          <table:table-cell table:formula="of:=&quot;&quot;">
            <text:p/>
          </table:table-cell>
          <table:table-cell table:formula="of:=IF([$DataEntry.D604]=&quot;&quot;;&quot;&quot;;[$DataEntry.D60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04]=&quot;&quot;;&quot;&quot;;[$DataEntry.N604])">
            <text:p/>
          </table:table-cell>
          <table:table-cell table:formula="of:=IF([$DataEntry.O604]=&quot;&quot;;&quot;&quot;;[$DataEntry.O604])">
            <text:p/>
          </table:table-cell>
          <table:table-cell table:formula="of:=IF([$DataEntry.P604]=&quot;&quot;;&quot;&quot;;[$DataEntry.P604])">
            <text:p/>
          </table:table-cell>
          <table:table-cell table:number-columns-repeated="48"/>
        </table:table-row>
        <table:table-row table:style-name="ro1">
          <table:table-cell table:formula="of:=IF([$DataEntry.A605]=&quot;&quot;;&quot;&quot;;[$DataEntry.A605])">
            <text:p/>
          </table:table-cell>
          <table:table-cell table:formula="of:=&quot;&quot;">
            <text:p/>
          </table:table-cell>
          <table:table-cell table:formula="of:=IF([$DataEntry.B605]=&quot;&quot;;&quot;&quot;;[$DataEntry.B605])">
            <text:p/>
          </table:table-cell>
          <table:table-cell table:formula="of:=IF([$DataEntry.E605]=&quot;&quot;;&quot;&quot;;[$DataEntry.E605])">
            <text:p/>
          </table:table-cell>
          <table:table-cell table:formula="of:=IF([$DataEntry.F605]=&quot;&quot;;&quot;&quot;;[$DataEntry.F605])">
            <text:p/>
          </table:table-cell>
          <table:table-cell table:formula="of:=IF([$DataEntry.G605]=&quot;&quot;;&quot;&quot;;[$DataEntry.G605])">
            <text:p/>
          </table:table-cell>
          <table:table-cell table:formula="of:=IF([$DataEntry.H605]=&quot;&quot;;&quot;&quot;;[$DataEntry.H605])">
            <text:p/>
          </table:table-cell>
          <table:table-cell table:formula="of:=IF([$DataEntry.I605]=&quot;&quot;;&quot;&quot;;[$DataEntry.I605])">
            <text:p/>
          </table:table-cell>
          <table:table-cell table:formula="of:=IF([$DataEntry.C605]=&quot;&quot;;&quot;&quot;;[$DataEntry.C605])">
            <text:p/>
          </table:table-cell>
          <table:table-cell table:formula="of:=&quot;&quot;">
            <text:p/>
          </table:table-cell>
          <table:table-cell table:formula="of:=IF([$DataEntry.D605]=&quot;&quot;;&quot;&quot;;[$DataEntry.D60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05]=&quot;&quot;;&quot;&quot;;[$DataEntry.N605])">
            <text:p/>
          </table:table-cell>
          <table:table-cell table:formula="of:=IF([$DataEntry.O605]=&quot;&quot;;&quot;&quot;;[$DataEntry.O605])">
            <text:p/>
          </table:table-cell>
          <table:table-cell table:formula="of:=IF([$DataEntry.P605]=&quot;&quot;;&quot;&quot;;[$DataEntry.P605])">
            <text:p/>
          </table:table-cell>
          <table:table-cell table:number-columns-repeated="48"/>
        </table:table-row>
        <table:table-row table:style-name="ro1">
          <table:table-cell table:formula="of:=IF([$DataEntry.A606]=&quot;&quot;;&quot;&quot;;[$DataEntry.A606])">
            <text:p/>
          </table:table-cell>
          <table:table-cell table:formula="of:=&quot;&quot;">
            <text:p/>
          </table:table-cell>
          <table:table-cell table:formula="of:=IF([$DataEntry.B606]=&quot;&quot;;&quot;&quot;;[$DataEntry.B606])">
            <text:p/>
          </table:table-cell>
          <table:table-cell table:formula="of:=IF([$DataEntry.E606]=&quot;&quot;;&quot;&quot;;[$DataEntry.E606])">
            <text:p/>
          </table:table-cell>
          <table:table-cell table:formula="of:=IF([$DataEntry.F606]=&quot;&quot;;&quot;&quot;;[$DataEntry.F606])">
            <text:p/>
          </table:table-cell>
          <table:table-cell table:formula="of:=IF([$DataEntry.G606]=&quot;&quot;;&quot;&quot;;[$DataEntry.G606])">
            <text:p/>
          </table:table-cell>
          <table:table-cell table:formula="of:=IF([$DataEntry.H606]=&quot;&quot;;&quot;&quot;;[$DataEntry.H606])">
            <text:p/>
          </table:table-cell>
          <table:table-cell table:formula="of:=IF([$DataEntry.I606]=&quot;&quot;;&quot;&quot;;[$DataEntry.I606])">
            <text:p/>
          </table:table-cell>
          <table:table-cell table:formula="of:=IF([$DataEntry.C606]=&quot;&quot;;&quot;&quot;;[$DataEntry.C606])">
            <text:p/>
          </table:table-cell>
          <table:table-cell table:formula="of:=&quot;&quot;">
            <text:p/>
          </table:table-cell>
          <table:table-cell table:formula="of:=IF([$DataEntry.D606]=&quot;&quot;;&quot;&quot;;[$DataEntry.D60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06]=&quot;&quot;;&quot;&quot;;[$DataEntry.N606])">
            <text:p/>
          </table:table-cell>
          <table:table-cell table:formula="of:=IF([$DataEntry.O606]=&quot;&quot;;&quot;&quot;;[$DataEntry.O606])">
            <text:p/>
          </table:table-cell>
          <table:table-cell table:formula="of:=IF([$DataEntry.P606]=&quot;&quot;;&quot;&quot;;[$DataEntry.P606])">
            <text:p/>
          </table:table-cell>
          <table:table-cell table:number-columns-repeated="48"/>
        </table:table-row>
        <table:table-row table:style-name="ro1">
          <table:table-cell table:formula="of:=IF([$DataEntry.A607]=&quot;&quot;;&quot;&quot;;[$DataEntry.A607])">
            <text:p/>
          </table:table-cell>
          <table:table-cell table:formula="of:=&quot;&quot;">
            <text:p/>
          </table:table-cell>
          <table:table-cell table:formula="of:=IF([$DataEntry.B607]=&quot;&quot;;&quot;&quot;;[$DataEntry.B607])">
            <text:p/>
          </table:table-cell>
          <table:table-cell table:formula="of:=IF([$DataEntry.E607]=&quot;&quot;;&quot;&quot;;[$DataEntry.E607])">
            <text:p/>
          </table:table-cell>
          <table:table-cell table:formula="of:=IF([$DataEntry.F607]=&quot;&quot;;&quot;&quot;;[$DataEntry.F607])">
            <text:p/>
          </table:table-cell>
          <table:table-cell table:formula="of:=IF([$DataEntry.G607]=&quot;&quot;;&quot;&quot;;[$DataEntry.G607])">
            <text:p/>
          </table:table-cell>
          <table:table-cell table:formula="of:=IF([$DataEntry.H607]=&quot;&quot;;&quot;&quot;;[$DataEntry.H607])">
            <text:p/>
          </table:table-cell>
          <table:table-cell table:formula="of:=IF([$DataEntry.I607]=&quot;&quot;;&quot;&quot;;[$DataEntry.I607])">
            <text:p/>
          </table:table-cell>
          <table:table-cell table:formula="of:=IF([$DataEntry.C607]=&quot;&quot;;&quot;&quot;;[$DataEntry.C607])">
            <text:p/>
          </table:table-cell>
          <table:table-cell table:formula="of:=&quot;&quot;">
            <text:p/>
          </table:table-cell>
          <table:table-cell table:formula="of:=IF([$DataEntry.D607]=&quot;&quot;;&quot;&quot;;[$DataEntry.D60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07]=&quot;&quot;;&quot;&quot;;[$DataEntry.N607])">
            <text:p/>
          </table:table-cell>
          <table:table-cell table:formula="of:=IF([$DataEntry.O607]=&quot;&quot;;&quot;&quot;;[$DataEntry.O607])">
            <text:p/>
          </table:table-cell>
          <table:table-cell table:formula="of:=IF([$DataEntry.P607]=&quot;&quot;;&quot;&quot;;[$DataEntry.P607])">
            <text:p/>
          </table:table-cell>
          <table:table-cell table:number-columns-repeated="48"/>
        </table:table-row>
        <table:table-row table:style-name="ro1">
          <table:table-cell table:formula="of:=IF([$DataEntry.A608]=&quot;&quot;;&quot;&quot;;[$DataEntry.A608])">
            <text:p/>
          </table:table-cell>
          <table:table-cell table:formula="of:=&quot;&quot;">
            <text:p/>
          </table:table-cell>
          <table:table-cell table:formula="of:=IF([$DataEntry.B608]=&quot;&quot;;&quot;&quot;;[$DataEntry.B608])">
            <text:p/>
          </table:table-cell>
          <table:table-cell table:formula="of:=IF([$DataEntry.E608]=&quot;&quot;;&quot;&quot;;[$DataEntry.E608])">
            <text:p/>
          </table:table-cell>
          <table:table-cell table:formula="of:=IF([$DataEntry.F608]=&quot;&quot;;&quot;&quot;;[$DataEntry.F608])">
            <text:p/>
          </table:table-cell>
          <table:table-cell table:formula="of:=IF([$DataEntry.G608]=&quot;&quot;;&quot;&quot;;[$DataEntry.G608])">
            <text:p/>
          </table:table-cell>
          <table:table-cell table:formula="of:=IF([$DataEntry.H608]=&quot;&quot;;&quot;&quot;;[$DataEntry.H608])">
            <text:p/>
          </table:table-cell>
          <table:table-cell table:formula="of:=IF([$DataEntry.I608]=&quot;&quot;;&quot;&quot;;[$DataEntry.I608])">
            <text:p/>
          </table:table-cell>
          <table:table-cell table:formula="of:=IF([$DataEntry.C608]=&quot;&quot;;&quot;&quot;;[$DataEntry.C608])">
            <text:p/>
          </table:table-cell>
          <table:table-cell table:formula="of:=&quot;&quot;">
            <text:p/>
          </table:table-cell>
          <table:table-cell table:formula="of:=IF([$DataEntry.D608]=&quot;&quot;;&quot;&quot;;[$DataEntry.D60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08]=&quot;&quot;;&quot;&quot;;[$DataEntry.N608])">
            <text:p/>
          </table:table-cell>
          <table:table-cell table:formula="of:=IF([$DataEntry.O608]=&quot;&quot;;&quot;&quot;;[$DataEntry.O608])">
            <text:p/>
          </table:table-cell>
          <table:table-cell table:formula="of:=IF([$DataEntry.P608]=&quot;&quot;;&quot;&quot;;[$DataEntry.P608])">
            <text:p/>
          </table:table-cell>
          <table:table-cell table:number-columns-repeated="48"/>
        </table:table-row>
        <table:table-row table:style-name="ro1">
          <table:table-cell table:formula="of:=IF([$DataEntry.A609]=&quot;&quot;;&quot;&quot;;[$DataEntry.A609])">
            <text:p/>
          </table:table-cell>
          <table:table-cell table:formula="of:=&quot;&quot;">
            <text:p/>
          </table:table-cell>
          <table:table-cell table:formula="of:=IF([$DataEntry.B609]=&quot;&quot;;&quot;&quot;;[$DataEntry.B609])">
            <text:p/>
          </table:table-cell>
          <table:table-cell table:formula="of:=IF([$DataEntry.E609]=&quot;&quot;;&quot;&quot;;[$DataEntry.E609])">
            <text:p/>
          </table:table-cell>
          <table:table-cell table:formula="of:=IF([$DataEntry.F609]=&quot;&quot;;&quot;&quot;;[$DataEntry.F609])">
            <text:p/>
          </table:table-cell>
          <table:table-cell table:formula="of:=IF([$DataEntry.G609]=&quot;&quot;;&quot;&quot;;[$DataEntry.G609])">
            <text:p/>
          </table:table-cell>
          <table:table-cell table:formula="of:=IF([$DataEntry.H609]=&quot;&quot;;&quot;&quot;;[$DataEntry.H609])">
            <text:p/>
          </table:table-cell>
          <table:table-cell table:formula="of:=IF([$DataEntry.I609]=&quot;&quot;;&quot;&quot;;[$DataEntry.I609])">
            <text:p/>
          </table:table-cell>
          <table:table-cell table:formula="of:=IF([$DataEntry.C609]=&quot;&quot;;&quot;&quot;;[$DataEntry.C609])">
            <text:p/>
          </table:table-cell>
          <table:table-cell table:formula="of:=&quot;&quot;">
            <text:p/>
          </table:table-cell>
          <table:table-cell table:formula="of:=IF([$DataEntry.D609]=&quot;&quot;;&quot;&quot;;[$DataEntry.D60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09]=&quot;&quot;;&quot;&quot;;[$DataEntry.N609])">
            <text:p/>
          </table:table-cell>
          <table:table-cell table:formula="of:=IF([$DataEntry.O609]=&quot;&quot;;&quot;&quot;;[$DataEntry.O609])">
            <text:p/>
          </table:table-cell>
          <table:table-cell table:formula="of:=IF([$DataEntry.P609]=&quot;&quot;;&quot;&quot;;[$DataEntry.P609])">
            <text:p/>
          </table:table-cell>
          <table:table-cell table:number-columns-repeated="48"/>
        </table:table-row>
        <table:table-row table:style-name="ro1">
          <table:table-cell table:formula="of:=IF([$DataEntry.A610]=&quot;&quot;;&quot;&quot;;[$DataEntry.A610])">
            <text:p/>
          </table:table-cell>
          <table:table-cell table:formula="of:=&quot;&quot;">
            <text:p/>
          </table:table-cell>
          <table:table-cell table:formula="of:=IF([$DataEntry.B610]=&quot;&quot;;&quot;&quot;;[$DataEntry.B610])">
            <text:p/>
          </table:table-cell>
          <table:table-cell table:formula="of:=IF([$DataEntry.E610]=&quot;&quot;;&quot;&quot;;[$DataEntry.E610])">
            <text:p/>
          </table:table-cell>
          <table:table-cell table:formula="of:=IF([$DataEntry.F610]=&quot;&quot;;&quot;&quot;;[$DataEntry.F610])">
            <text:p/>
          </table:table-cell>
          <table:table-cell table:formula="of:=IF([$DataEntry.G610]=&quot;&quot;;&quot;&quot;;[$DataEntry.G610])">
            <text:p/>
          </table:table-cell>
          <table:table-cell table:formula="of:=IF([$DataEntry.H610]=&quot;&quot;;&quot;&quot;;[$DataEntry.H610])">
            <text:p/>
          </table:table-cell>
          <table:table-cell table:formula="of:=IF([$DataEntry.I610]=&quot;&quot;;&quot;&quot;;[$DataEntry.I610])">
            <text:p/>
          </table:table-cell>
          <table:table-cell table:formula="of:=IF([$DataEntry.C610]=&quot;&quot;;&quot;&quot;;[$DataEntry.C610])">
            <text:p/>
          </table:table-cell>
          <table:table-cell table:formula="of:=&quot;&quot;">
            <text:p/>
          </table:table-cell>
          <table:table-cell table:formula="of:=IF([$DataEntry.D610]=&quot;&quot;;&quot;&quot;;[$DataEntry.D61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10]=&quot;&quot;;&quot;&quot;;[$DataEntry.N610])">
            <text:p/>
          </table:table-cell>
          <table:table-cell table:formula="of:=IF([$DataEntry.O610]=&quot;&quot;;&quot;&quot;;[$DataEntry.O610])">
            <text:p/>
          </table:table-cell>
          <table:table-cell table:formula="of:=IF([$DataEntry.P610]=&quot;&quot;;&quot;&quot;;[$DataEntry.P610])">
            <text:p/>
          </table:table-cell>
          <table:table-cell table:number-columns-repeated="48"/>
        </table:table-row>
        <table:table-row table:style-name="ro1">
          <table:table-cell table:formula="of:=IF([$DataEntry.A611]=&quot;&quot;;&quot;&quot;;[$DataEntry.A611])">
            <text:p/>
          </table:table-cell>
          <table:table-cell table:formula="of:=&quot;&quot;">
            <text:p/>
          </table:table-cell>
          <table:table-cell table:formula="of:=IF([$DataEntry.B611]=&quot;&quot;;&quot;&quot;;[$DataEntry.B611])">
            <text:p/>
          </table:table-cell>
          <table:table-cell table:formula="of:=IF([$DataEntry.E611]=&quot;&quot;;&quot;&quot;;[$DataEntry.E611])">
            <text:p/>
          </table:table-cell>
          <table:table-cell table:formula="of:=IF([$DataEntry.F611]=&quot;&quot;;&quot;&quot;;[$DataEntry.F611])">
            <text:p/>
          </table:table-cell>
          <table:table-cell table:formula="of:=IF([$DataEntry.G611]=&quot;&quot;;&quot;&quot;;[$DataEntry.G611])">
            <text:p/>
          </table:table-cell>
          <table:table-cell table:formula="of:=IF([$DataEntry.H611]=&quot;&quot;;&quot;&quot;;[$DataEntry.H611])">
            <text:p/>
          </table:table-cell>
          <table:table-cell table:formula="of:=IF([$DataEntry.I611]=&quot;&quot;;&quot;&quot;;[$DataEntry.I611])">
            <text:p/>
          </table:table-cell>
          <table:table-cell table:formula="of:=IF([$DataEntry.C611]=&quot;&quot;;&quot;&quot;;[$DataEntry.C611])">
            <text:p/>
          </table:table-cell>
          <table:table-cell table:formula="of:=&quot;&quot;">
            <text:p/>
          </table:table-cell>
          <table:table-cell table:formula="of:=IF([$DataEntry.D611]=&quot;&quot;;&quot;&quot;;[$DataEntry.D61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11]=&quot;&quot;;&quot;&quot;;[$DataEntry.N611])">
            <text:p/>
          </table:table-cell>
          <table:table-cell table:formula="of:=IF([$DataEntry.O611]=&quot;&quot;;&quot;&quot;;[$DataEntry.O611])">
            <text:p/>
          </table:table-cell>
          <table:table-cell table:formula="of:=IF([$DataEntry.P611]=&quot;&quot;;&quot;&quot;;[$DataEntry.P611])">
            <text:p/>
          </table:table-cell>
          <table:table-cell table:number-columns-repeated="48"/>
        </table:table-row>
        <table:table-row table:style-name="ro1">
          <table:table-cell table:formula="of:=IF([$DataEntry.A612]=&quot;&quot;;&quot;&quot;;[$DataEntry.A612])">
            <text:p/>
          </table:table-cell>
          <table:table-cell table:formula="of:=&quot;&quot;">
            <text:p/>
          </table:table-cell>
          <table:table-cell table:formula="of:=IF([$DataEntry.B612]=&quot;&quot;;&quot;&quot;;[$DataEntry.B612])">
            <text:p/>
          </table:table-cell>
          <table:table-cell table:formula="of:=IF([$DataEntry.E612]=&quot;&quot;;&quot;&quot;;[$DataEntry.E612])">
            <text:p/>
          </table:table-cell>
          <table:table-cell table:formula="of:=IF([$DataEntry.F612]=&quot;&quot;;&quot;&quot;;[$DataEntry.F612])">
            <text:p/>
          </table:table-cell>
          <table:table-cell table:formula="of:=IF([$DataEntry.G612]=&quot;&quot;;&quot;&quot;;[$DataEntry.G612])">
            <text:p/>
          </table:table-cell>
          <table:table-cell table:formula="of:=IF([$DataEntry.H612]=&quot;&quot;;&quot;&quot;;[$DataEntry.H612])">
            <text:p/>
          </table:table-cell>
          <table:table-cell table:formula="of:=IF([$DataEntry.I612]=&quot;&quot;;&quot;&quot;;[$DataEntry.I612])">
            <text:p/>
          </table:table-cell>
          <table:table-cell table:formula="of:=IF([$DataEntry.C612]=&quot;&quot;;&quot;&quot;;[$DataEntry.C612])">
            <text:p/>
          </table:table-cell>
          <table:table-cell table:formula="of:=&quot;&quot;">
            <text:p/>
          </table:table-cell>
          <table:table-cell table:formula="of:=IF([$DataEntry.D612]=&quot;&quot;;&quot;&quot;;[$DataEntry.D61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12]=&quot;&quot;;&quot;&quot;;[$DataEntry.N612])">
            <text:p/>
          </table:table-cell>
          <table:table-cell table:formula="of:=IF([$DataEntry.O612]=&quot;&quot;;&quot;&quot;;[$DataEntry.O612])">
            <text:p/>
          </table:table-cell>
          <table:table-cell table:formula="of:=IF([$DataEntry.P612]=&quot;&quot;;&quot;&quot;;[$DataEntry.P612])">
            <text:p/>
          </table:table-cell>
          <table:table-cell table:number-columns-repeated="48"/>
        </table:table-row>
        <table:table-row table:style-name="ro1">
          <table:table-cell table:formula="of:=IF([$DataEntry.A613]=&quot;&quot;;&quot;&quot;;[$DataEntry.A613])">
            <text:p/>
          </table:table-cell>
          <table:table-cell table:formula="of:=&quot;&quot;">
            <text:p/>
          </table:table-cell>
          <table:table-cell table:formula="of:=IF([$DataEntry.B613]=&quot;&quot;;&quot;&quot;;[$DataEntry.B613])">
            <text:p/>
          </table:table-cell>
          <table:table-cell table:formula="of:=IF([$DataEntry.E613]=&quot;&quot;;&quot;&quot;;[$DataEntry.E613])">
            <text:p/>
          </table:table-cell>
          <table:table-cell table:formula="of:=IF([$DataEntry.F613]=&quot;&quot;;&quot;&quot;;[$DataEntry.F613])">
            <text:p/>
          </table:table-cell>
          <table:table-cell table:formula="of:=IF([$DataEntry.G613]=&quot;&quot;;&quot;&quot;;[$DataEntry.G613])">
            <text:p/>
          </table:table-cell>
          <table:table-cell table:formula="of:=IF([$DataEntry.H613]=&quot;&quot;;&quot;&quot;;[$DataEntry.H613])">
            <text:p/>
          </table:table-cell>
          <table:table-cell table:formula="of:=IF([$DataEntry.I613]=&quot;&quot;;&quot;&quot;;[$DataEntry.I613])">
            <text:p/>
          </table:table-cell>
          <table:table-cell table:formula="of:=IF([$DataEntry.C613]=&quot;&quot;;&quot;&quot;;[$DataEntry.C613])">
            <text:p/>
          </table:table-cell>
          <table:table-cell table:formula="of:=&quot;&quot;">
            <text:p/>
          </table:table-cell>
          <table:table-cell table:formula="of:=IF([$DataEntry.D613]=&quot;&quot;;&quot;&quot;;[$DataEntry.D61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13]=&quot;&quot;;&quot;&quot;;[$DataEntry.N613])">
            <text:p/>
          </table:table-cell>
          <table:table-cell table:formula="of:=IF([$DataEntry.O613]=&quot;&quot;;&quot;&quot;;[$DataEntry.O613])">
            <text:p/>
          </table:table-cell>
          <table:table-cell table:formula="of:=IF([$DataEntry.P613]=&quot;&quot;;&quot;&quot;;[$DataEntry.P613])">
            <text:p/>
          </table:table-cell>
          <table:table-cell table:number-columns-repeated="48"/>
        </table:table-row>
        <table:table-row table:style-name="ro1">
          <table:table-cell table:formula="of:=IF([$DataEntry.A614]=&quot;&quot;;&quot;&quot;;[$DataEntry.A614])">
            <text:p/>
          </table:table-cell>
          <table:table-cell table:formula="of:=&quot;&quot;">
            <text:p/>
          </table:table-cell>
          <table:table-cell table:formula="of:=IF([$DataEntry.B614]=&quot;&quot;;&quot;&quot;;[$DataEntry.B614])">
            <text:p/>
          </table:table-cell>
          <table:table-cell table:formula="of:=IF([$DataEntry.E614]=&quot;&quot;;&quot;&quot;;[$DataEntry.E614])">
            <text:p/>
          </table:table-cell>
          <table:table-cell table:formula="of:=IF([$DataEntry.F614]=&quot;&quot;;&quot;&quot;;[$DataEntry.F614])">
            <text:p/>
          </table:table-cell>
          <table:table-cell table:formula="of:=IF([$DataEntry.G614]=&quot;&quot;;&quot;&quot;;[$DataEntry.G614])">
            <text:p/>
          </table:table-cell>
          <table:table-cell table:formula="of:=IF([$DataEntry.H614]=&quot;&quot;;&quot;&quot;;[$DataEntry.H614])">
            <text:p/>
          </table:table-cell>
          <table:table-cell table:formula="of:=IF([$DataEntry.I614]=&quot;&quot;;&quot;&quot;;[$DataEntry.I614])">
            <text:p/>
          </table:table-cell>
          <table:table-cell table:formula="of:=IF([$DataEntry.C614]=&quot;&quot;;&quot;&quot;;[$DataEntry.C614])">
            <text:p/>
          </table:table-cell>
          <table:table-cell table:formula="of:=&quot;&quot;">
            <text:p/>
          </table:table-cell>
          <table:table-cell table:formula="of:=IF([$DataEntry.D614]=&quot;&quot;;&quot;&quot;;[$DataEntry.D61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14]=&quot;&quot;;&quot;&quot;;[$DataEntry.N614])">
            <text:p/>
          </table:table-cell>
          <table:table-cell table:formula="of:=IF([$DataEntry.O614]=&quot;&quot;;&quot;&quot;;[$DataEntry.O614])">
            <text:p/>
          </table:table-cell>
          <table:table-cell table:formula="of:=IF([$DataEntry.P614]=&quot;&quot;;&quot;&quot;;[$DataEntry.P614])">
            <text:p/>
          </table:table-cell>
          <table:table-cell table:number-columns-repeated="48"/>
        </table:table-row>
        <table:table-row table:style-name="ro1">
          <table:table-cell table:formula="of:=IF([$DataEntry.A615]=&quot;&quot;;&quot;&quot;;[$DataEntry.A615])">
            <text:p/>
          </table:table-cell>
          <table:table-cell table:formula="of:=&quot;&quot;">
            <text:p/>
          </table:table-cell>
          <table:table-cell table:formula="of:=IF([$DataEntry.B615]=&quot;&quot;;&quot;&quot;;[$DataEntry.B615])">
            <text:p/>
          </table:table-cell>
          <table:table-cell table:formula="of:=IF([$DataEntry.E615]=&quot;&quot;;&quot;&quot;;[$DataEntry.E615])">
            <text:p/>
          </table:table-cell>
          <table:table-cell table:formula="of:=IF([$DataEntry.F615]=&quot;&quot;;&quot;&quot;;[$DataEntry.F615])">
            <text:p/>
          </table:table-cell>
          <table:table-cell table:formula="of:=IF([$DataEntry.G615]=&quot;&quot;;&quot;&quot;;[$DataEntry.G615])">
            <text:p/>
          </table:table-cell>
          <table:table-cell table:formula="of:=IF([$DataEntry.H615]=&quot;&quot;;&quot;&quot;;[$DataEntry.H615])">
            <text:p/>
          </table:table-cell>
          <table:table-cell table:formula="of:=IF([$DataEntry.I615]=&quot;&quot;;&quot;&quot;;[$DataEntry.I615])">
            <text:p/>
          </table:table-cell>
          <table:table-cell table:formula="of:=IF([$DataEntry.C615]=&quot;&quot;;&quot;&quot;;[$DataEntry.C615])">
            <text:p/>
          </table:table-cell>
          <table:table-cell table:formula="of:=&quot;&quot;">
            <text:p/>
          </table:table-cell>
          <table:table-cell table:formula="of:=IF([$DataEntry.D615]=&quot;&quot;;&quot;&quot;;[$DataEntry.D61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15]=&quot;&quot;;&quot;&quot;;[$DataEntry.N615])">
            <text:p/>
          </table:table-cell>
          <table:table-cell table:formula="of:=IF([$DataEntry.O615]=&quot;&quot;;&quot;&quot;;[$DataEntry.O615])">
            <text:p/>
          </table:table-cell>
          <table:table-cell table:formula="of:=IF([$DataEntry.P615]=&quot;&quot;;&quot;&quot;;[$DataEntry.P615])">
            <text:p/>
          </table:table-cell>
          <table:table-cell table:number-columns-repeated="48"/>
        </table:table-row>
        <table:table-row table:style-name="ro1">
          <table:table-cell table:formula="of:=IF([$DataEntry.A616]=&quot;&quot;;&quot;&quot;;[$DataEntry.A616])">
            <text:p/>
          </table:table-cell>
          <table:table-cell table:formula="of:=&quot;&quot;">
            <text:p/>
          </table:table-cell>
          <table:table-cell table:formula="of:=IF([$DataEntry.B616]=&quot;&quot;;&quot;&quot;;[$DataEntry.B616])">
            <text:p/>
          </table:table-cell>
          <table:table-cell table:formula="of:=IF([$DataEntry.E616]=&quot;&quot;;&quot;&quot;;[$DataEntry.E616])">
            <text:p/>
          </table:table-cell>
          <table:table-cell table:formula="of:=IF([$DataEntry.F616]=&quot;&quot;;&quot;&quot;;[$DataEntry.F616])">
            <text:p/>
          </table:table-cell>
          <table:table-cell table:formula="of:=IF([$DataEntry.G616]=&quot;&quot;;&quot;&quot;;[$DataEntry.G616])">
            <text:p/>
          </table:table-cell>
          <table:table-cell table:formula="of:=IF([$DataEntry.H616]=&quot;&quot;;&quot;&quot;;[$DataEntry.H616])">
            <text:p/>
          </table:table-cell>
          <table:table-cell table:formula="of:=IF([$DataEntry.I616]=&quot;&quot;;&quot;&quot;;[$DataEntry.I616])">
            <text:p/>
          </table:table-cell>
          <table:table-cell table:formula="of:=IF([$DataEntry.C616]=&quot;&quot;;&quot;&quot;;[$DataEntry.C616])">
            <text:p/>
          </table:table-cell>
          <table:table-cell table:formula="of:=&quot;&quot;">
            <text:p/>
          </table:table-cell>
          <table:table-cell table:formula="of:=IF([$DataEntry.D616]=&quot;&quot;;&quot;&quot;;[$DataEntry.D61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16]=&quot;&quot;;&quot;&quot;;[$DataEntry.N616])">
            <text:p/>
          </table:table-cell>
          <table:table-cell table:formula="of:=IF([$DataEntry.O616]=&quot;&quot;;&quot;&quot;;[$DataEntry.O616])">
            <text:p/>
          </table:table-cell>
          <table:table-cell table:formula="of:=IF([$DataEntry.P616]=&quot;&quot;;&quot;&quot;;[$DataEntry.P616])">
            <text:p/>
          </table:table-cell>
          <table:table-cell table:number-columns-repeated="48"/>
        </table:table-row>
        <table:table-row table:style-name="ro1">
          <table:table-cell table:formula="of:=IF([$DataEntry.A617]=&quot;&quot;;&quot;&quot;;[$DataEntry.A617])">
            <text:p/>
          </table:table-cell>
          <table:table-cell table:formula="of:=&quot;&quot;">
            <text:p/>
          </table:table-cell>
          <table:table-cell table:formula="of:=IF([$DataEntry.B617]=&quot;&quot;;&quot;&quot;;[$DataEntry.B617])">
            <text:p/>
          </table:table-cell>
          <table:table-cell table:formula="of:=IF([$DataEntry.E617]=&quot;&quot;;&quot;&quot;;[$DataEntry.E617])">
            <text:p/>
          </table:table-cell>
          <table:table-cell table:formula="of:=IF([$DataEntry.F617]=&quot;&quot;;&quot;&quot;;[$DataEntry.F617])">
            <text:p/>
          </table:table-cell>
          <table:table-cell table:formula="of:=IF([$DataEntry.G617]=&quot;&quot;;&quot;&quot;;[$DataEntry.G617])">
            <text:p/>
          </table:table-cell>
          <table:table-cell table:formula="of:=IF([$DataEntry.H617]=&quot;&quot;;&quot;&quot;;[$DataEntry.H617])">
            <text:p/>
          </table:table-cell>
          <table:table-cell table:formula="of:=IF([$DataEntry.I617]=&quot;&quot;;&quot;&quot;;[$DataEntry.I617])">
            <text:p/>
          </table:table-cell>
          <table:table-cell table:formula="of:=IF([$DataEntry.C617]=&quot;&quot;;&quot;&quot;;[$DataEntry.C617])">
            <text:p/>
          </table:table-cell>
          <table:table-cell table:formula="of:=&quot;&quot;">
            <text:p/>
          </table:table-cell>
          <table:table-cell table:formula="of:=IF([$DataEntry.D617]=&quot;&quot;;&quot;&quot;;[$DataEntry.D61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17]=&quot;&quot;;&quot;&quot;;[$DataEntry.N617])">
            <text:p/>
          </table:table-cell>
          <table:table-cell table:formula="of:=IF([$DataEntry.O617]=&quot;&quot;;&quot;&quot;;[$DataEntry.O617])">
            <text:p/>
          </table:table-cell>
          <table:table-cell table:formula="of:=IF([$DataEntry.P617]=&quot;&quot;;&quot;&quot;;[$DataEntry.P617])">
            <text:p/>
          </table:table-cell>
          <table:table-cell table:number-columns-repeated="48"/>
        </table:table-row>
        <table:table-row table:style-name="ro1">
          <table:table-cell table:formula="of:=IF([$DataEntry.A618]=&quot;&quot;;&quot;&quot;;[$DataEntry.A618])">
            <text:p/>
          </table:table-cell>
          <table:table-cell table:formula="of:=&quot;&quot;">
            <text:p/>
          </table:table-cell>
          <table:table-cell table:formula="of:=IF([$DataEntry.B618]=&quot;&quot;;&quot;&quot;;[$DataEntry.B618])">
            <text:p/>
          </table:table-cell>
          <table:table-cell table:formula="of:=IF([$DataEntry.E618]=&quot;&quot;;&quot;&quot;;[$DataEntry.E618])">
            <text:p/>
          </table:table-cell>
          <table:table-cell table:formula="of:=IF([$DataEntry.F618]=&quot;&quot;;&quot;&quot;;[$DataEntry.F618])">
            <text:p/>
          </table:table-cell>
          <table:table-cell table:formula="of:=IF([$DataEntry.G618]=&quot;&quot;;&quot;&quot;;[$DataEntry.G618])">
            <text:p/>
          </table:table-cell>
          <table:table-cell table:formula="of:=IF([$DataEntry.H618]=&quot;&quot;;&quot;&quot;;[$DataEntry.H618])">
            <text:p/>
          </table:table-cell>
          <table:table-cell table:formula="of:=IF([$DataEntry.I618]=&quot;&quot;;&quot;&quot;;[$DataEntry.I618])">
            <text:p/>
          </table:table-cell>
          <table:table-cell table:formula="of:=IF([$DataEntry.C618]=&quot;&quot;;&quot;&quot;;[$DataEntry.C618])">
            <text:p/>
          </table:table-cell>
          <table:table-cell table:formula="of:=&quot;&quot;">
            <text:p/>
          </table:table-cell>
          <table:table-cell table:formula="of:=IF([$DataEntry.D618]=&quot;&quot;;&quot;&quot;;[$DataEntry.D61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18]=&quot;&quot;;&quot;&quot;;[$DataEntry.N618])">
            <text:p/>
          </table:table-cell>
          <table:table-cell table:formula="of:=IF([$DataEntry.O618]=&quot;&quot;;&quot;&quot;;[$DataEntry.O618])">
            <text:p/>
          </table:table-cell>
          <table:table-cell table:formula="of:=IF([$DataEntry.P618]=&quot;&quot;;&quot;&quot;;[$DataEntry.P618])">
            <text:p/>
          </table:table-cell>
          <table:table-cell table:number-columns-repeated="48"/>
        </table:table-row>
        <table:table-row table:style-name="ro1">
          <table:table-cell table:formula="of:=IF([$DataEntry.A619]=&quot;&quot;;&quot;&quot;;[$DataEntry.A619])">
            <text:p/>
          </table:table-cell>
          <table:table-cell table:formula="of:=&quot;&quot;">
            <text:p/>
          </table:table-cell>
          <table:table-cell table:formula="of:=IF([$DataEntry.B619]=&quot;&quot;;&quot;&quot;;[$DataEntry.B619])">
            <text:p/>
          </table:table-cell>
          <table:table-cell table:formula="of:=IF([$DataEntry.E619]=&quot;&quot;;&quot;&quot;;[$DataEntry.E619])">
            <text:p/>
          </table:table-cell>
          <table:table-cell table:formula="of:=IF([$DataEntry.F619]=&quot;&quot;;&quot;&quot;;[$DataEntry.F619])">
            <text:p/>
          </table:table-cell>
          <table:table-cell table:formula="of:=IF([$DataEntry.G619]=&quot;&quot;;&quot;&quot;;[$DataEntry.G619])">
            <text:p/>
          </table:table-cell>
          <table:table-cell table:formula="of:=IF([$DataEntry.H619]=&quot;&quot;;&quot;&quot;;[$DataEntry.H619])">
            <text:p/>
          </table:table-cell>
          <table:table-cell table:formula="of:=IF([$DataEntry.I619]=&quot;&quot;;&quot;&quot;;[$DataEntry.I619])">
            <text:p/>
          </table:table-cell>
          <table:table-cell table:formula="of:=IF([$DataEntry.C619]=&quot;&quot;;&quot;&quot;;[$DataEntry.C619])">
            <text:p/>
          </table:table-cell>
          <table:table-cell table:formula="of:=&quot;&quot;">
            <text:p/>
          </table:table-cell>
          <table:table-cell table:formula="of:=IF([$DataEntry.D619]=&quot;&quot;;&quot;&quot;;[$DataEntry.D61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19]=&quot;&quot;;&quot;&quot;;[$DataEntry.N619])">
            <text:p/>
          </table:table-cell>
          <table:table-cell table:formula="of:=IF([$DataEntry.O619]=&quot;&quot;;&quot;&quot;;[$DataEntry.O619])">
            <text:p/>
          </table:table-cell>
          <table:table-cell table:formula="of:=IF([$DataEntry.P619]=&quot;&quot;;&quot;&quot;;[$DataEntry.P619])">
            <text:p/>
          </table:table-cell>
          <table:table-cell table:number-columns-repeated="48"/>
        </table:table-row>
        <table:table-row table:style-name="ro1">
          <table:table-cell table:formula="of:=IF([$DataEntry.A620]=&quot;&quot;;&quot;&quot;;[$DataEntry.A620])">
            <text:p/>
          </table:table-cell>
          <table:table-cell table:formula="of:=&quot;&quot;">
            <text:p/>
          </table:table-cell>
          <table:table-cell table:formula="of:=IF([$DataEntry.B620]=&quot;&quot;;&quot;&quot;;[$DataEntry.B620])">
            <text:p/>
          </table:table-cell>
          <table:table-cell table:formula="of:=IF([$DataEntry.E620]=&quot;&quot;;&quot;&quot;;[$DataEntry.E620])">
            <text:p/>
          </table:table-cell>
          <table:table-cell table:formula="of:=IF([$DataEntry.F620]=&quot;&quot;;&quot;&quot;;[$DataEntry.F620])">
            <text:p/>
          </table:table-cell>
          <table:table-cell table:formula="of:=IF([$DataEntry.G620]=&quot;&quot;;&quot;&quot;;[$DataEntry.G620])">
            <text:p/>
          </table:table-cell>
          <table:table-cell table:formula="of:=IF([$DataEntry.H620]=&quot;&quot;;&quot;&quot;;[$DataEntry.H620])">
            <text:p/>
          </table:table-cell>
          <table:table-cell table:formula="of:=IF([$DataEntry.I620]=&quot;&quot;;&quot;&quot;;[$DataEntry.I620])">
            <text:p/>
          </table:table-cell>
          <table:table-cell table:formula="of:=IF([$DataEntry.C620]=&quot;&quot;;&quot;&quot;;[$DataEntry.C620])">
            <text:p/>
          </table:table-cell>
          <table:table-cell table:formula="of:=&quot;&quot;">
            <text:p/>
          </table:table-cell>
          <table:table-cell table:formula="of:=IF([$DataEntry.D620]=&quot;&quot;;&quot;&quot;;[$DataEntry.D62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20]=&quot;&quot;;&quot;&quot;;[$DataEntry.N620])">
            <text:p/>
          </table:table-cell>
          <table:table-cell table:formula="of:=IF([$DataEntry.O620]=&quot;&quot;;&quot;&quot;;[$DataEntry.O620])">
            <text:p/>
          </table:table-cell>
          <table:table-cell table:formula="of:=IF([$DataEntry.P620]=&quot;&quot;;&quot;&quot;;[$DataEntry.P620])">
            <text:p/>
          </table:table-cell>
          <table:table-cell table:number-columns-repeated="48"/>
        </table:table-row>
        <table:table-row table:style-name="ro1">
          <table:table-cell table:formula="of:=IF([$DataEntry.A621]=&quot;&quot;;&quot;&quot;;[$DataEntry.A621])">
            <text:p/>
          </table:table-cell>
          <table:table-cell table:formula="of:=&quot;&quot;">
            <text:p/>
          </table:table-cell>
          <table:table-cell table:formula="of:=IF([$DataEntry.B621]=&quot;&quot;;&quot;&quot;;[$DataEntry.B621])">
            <text:p/>
          </table:table-cell>
          <table:table-cell table:formula="of:=IF([$DataEntry.E621]=&quot;&quot;;&quot;&quot;;[$DataEntry.E621])">
            <text:p/>
          </table:table-cell>
          <table:table-cell table:formula="of:=IF([$DataEntry.F621]=&quot;&quot;;&quot;&quot;;[$DataEntry.F621])">
            <text:p/>
          </table:table-cell>
          <table:table-cell table:formula="of:=IF([$DataEntry.G621]=&quot;&quot;;&quot;&quot;;[$DataEntry.G621])">
            <text:p/>
          </table:table-cell>
          <table:table-cell table:formula="of:=IF([$DataEntry.H621]=&quot;&quot;;&quot;&quot;;[$DataEntry.H621])">
            <text:p/>
          </table:table-cell>
          <table:table-cell table:formula="of:=IF([$DataEntry.I621]=&quot;&quot;;&quot;&quot;;[$DataEntry.I621])">
            <text:p/>
          </table:table-cell>
          <table:table-cell table:formula="of:=IF([$DataEntry.C621]=&quot;&quot;;&quot;&quot;;[$DataEntry.C621])">
            <text:p/>
          </table:table-cell>
          <table:table-cell table:formula="of:=&quot;&quot;">
            <text:p/>
          </table:table-cell>
          <table:table-cell table:formula="of:=IF([$DataEntry.D621]=&quot;&quot;;&quot;&quot;;[$DataEntry.D62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21]=&quot;&quot;;&quot;&quot;;[$DataEntry.N621])">
            <text:p/>
          </table:table-cell>
          <table:table-cell table:formula="of:=IF([$DataEntry.O621]=&quot;&quot;;&quot;&quot;;[$DataEntry.O621])">
            <text:p/>
          </table:table-cell>
          <table:table-cell table:formula="of:=IF([$DataEntry.P621]=&quot;&quot;;&quot;&quot;;[$DataEntry.P621])">
            <text:p/>
          </table:table-cell>
          <table:table-cell table:number-columns-repeated="48"/>
        </table:table-row>
        <table:table-row table:style-name="ro1">
          <table:table-cell table:formula="of:=IF([$DataEntry.A622]=&quot;&quot;;&quot;&quot;;[$DataEntry.A622])">
            <text:p/>
          </table:table-cell>
          <table:table-cell table:formula="of:=&quot;&quot;">
            <text:p/>
          </table:table-cell>
          <table:table-cell table:formula="of:=IF([$DataEntry.B622]=&quot;&quot;;&quot;&quot;;[$DataEntry.B622])">
            <text:p/>
          </table:table-cell>
          <table:table-cell table:formula="of:=IF([$DataEntry.E622]=&quot;&quot;;&quot;&quot;;[$DataEntry.E622])">
            <text:p/>
          </table:table-cell>
          <table:table-cell table:formula="of:=IF([$DataEntry.F622]=&quot;&quot;;&quot;&quot;;[$DataEntry.F622])">
            <text:p/>
          </table:table-cell>
          <table:table-cell table:formula="of:=IF([$DataEntry.G622]=&quot;&quot;;&quot;&quot;;[$DataEntry.G622])">
            <text:p/>
          </table:table-cell>
          <table:table-cell table:formula="of:=IF([$DataEntry.H622]=&quot;&quot;;&quot;&quot;;[$DataEntry.H622])">
            <text:p/>
          </table:table-cell>
          <table:table-cell table:formula="of:=IF([$DataEntry.I622]=&quot;&quot;;&quot;&quot;;[$DataEntry.I622])">
            <text:p/>
          </table:table-cell>
          <table:table-cell table:formula="of:=IF([$DataEntry.C622]=&quot;&quot;;&quot;&quot;;[$DataEntry.C622])">
            <text:p/>
          </table:table-cell>
          <table:table-cell table:formula="of:=&quot;&quot;">
            <text:p/>
          </table:table-cell>
          <table:table-cell table:formula="of:=IF([$DataEntry.D622]=&quot;&quot;;&quot;&quot;;[$DataEntry.D62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22]=&quot;&quot;;&quot;&quot;;[$DataEntry.N622])">
            <text:p/>
          </table:table-cell>
          <table:table-cell table:formula="of:=IF([$DataEntry.O622]=&quot;&quot;;&quot;&quot;;[$DataEntry.O622])">
            <text:p/>
          </table:table-cell>
          <table:table-cell table:formula="of:=IF([$DataEntry.P622]=&quot;&quot;;&quot;&quot;;[$DataEntry.P622])">
            <text:p/>
          </table:table-cell>
          <table:table-cell table:number-columns-repeated="48"/>
        </table:table-row>
        <table:table-row table:style-name="ro1">
          <table:table-cell table:formula="of:=IF([$DataEntry.A623]=&quot;&quot;;&quot;&quot;;[$DataEntry.A623])">
            <text:p/>
          </table:table-cell>
          <table:table-cell table:formula="of:=&quot;&quot;">
            <text:p/>
          </table:table-cell>
          <table:table-cell table:formula="of:=IF([$DataEntry.B623]=&quot;&quot;;&quot;&quot;;[$DataEntry.B623])">
            <text:p/>
          </table:table-cell>
          <table:table-cell table:formula="of:=IF([$DataEntry.E623]=&quot;&quot;;&quot;&quot;;[$DataEntry.E623])">
            <text:p/>
          </table:table-cell>
          <table:table-cell table:formula="of:=IF([$DataEntry.F623]=&quot;&quot;;&quot;&quot;;[$DataEntry.F623])">
            <text:p/>
          </table:table-cell>
          <table:table-cell table:formula="of:=IF([$DataEntry.G623]=&quot;&quot;;&quot;&quot;;[$DataEntry.G623])">
            <text:p/>
          </table:table-cell>
          <table:table-cell table:formula="of:=IF([$DataEntry.H623]=&quot;&quot;;&quot;&quot;;[$DataEntry.H623])">
            <text:p/>
          </table:table-cell>
          <table:table-cell table:formula="of:=IF([$DataEntry.I623]=&quot;&quot;;&quot;&quot;;[$DataEntry.I623])">
            <text:p/>
          </table:table-cell>
          <table:table-cell table:formula="of:=IF([$DataEntry.C623]=&quot;&quot;;&quot;&quot;;[$DataEntry.C623])">
            <text:p/>
          </table:table-cell>
          <table:table-cell table:formula="of:=&quot;&quot;">
            <text:p/>
          </table:table-cell>
          <table:table-cell table:formula="of:=IF([$DataEntry.D623]=&quot;&quot;;&quot;&quot;;[$DataEntry.D62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23]=&quot;&quot;;&quot;&quot;;[$DataEntry.N623])">
            <text:p/>
          </table:table-cell>
          <table:table-cell table:formula="of:=IF([$DataEntry.O623]=&quot;&quot;;&quot;&quot;;[$DataEntry.O623])">
            <text:p/>
          </table:table-cell>
          <table:table-cell table:formula="of:=IF([$DataEntry.P623]=&quot;&quot;;&quot;&quot;;[$DataEntry.P623])">
            <text:p/>
          </table:table-cell>
          <table:table-cell table:number-columns-repeated="48"/>
        </table:table-row>
        <table:table-row table:style-name="ro1">
          <table:table-cell table:formula="of:=IF([$DataEntry.A624]=&quot;&quot;;&quot;&quot;;[$DataEntry.A624])">
            <text:p/>
          </table:table-cell>
          <table:table-cell table:formula="of:=&quot;&quot;">
            <text:p/>
          </table:table-cell>
          <table:table-cell table:formula="of:=IF([$DataEntry.B624]=&quot;&quot;;&quot;&quot;;[$DataEntry.B624])">
            <text:p/>
          </table:table-cell>
          <table:table-cell table:formula="of:=IF([$DataEntry.E624]=&quot;&quot;;&quot;&quot;;[$DataEntry.E624])">
            <text:p/>
          </table:table-cell>
          <table:table-cell table:formula="of:=IF([$DataEntry.F624]=&quot;&quot;;&quot;&quot;;[$DataEntry.F624])">
            <text:p/>
          </table:table-cell>
          <table:table-cell table:formula="of:=IF([$DataEntry.G624]=&quot;&quot;;&quot;&quot;;[$DataEntry.G624])">
            <text:p/>
          </table:table-cell>
          <table:table-cell table:formula="of:=IF([$DataEntry.H624]=&quot;&quot;;&quot;&quot;;[$DataEntry.H624])">
            <text:p/>
          </table:table-cell>
          <table:table-cell table:formula="of:=IF([$DataEntry.I624]=&quot;&quot;;&quot;&quot;;[$DataEntry.I624])">
            <text:p/>
          </table:table-cell>
          <table:table-cell table:formula="of:=IF([$DataEntry.C624]=&quot;&quot;;&quot;&quot;;[$DataEntry.C624])">
            <text:p/>
          </table:table-cell>
          <table:table-cell table:formula="of:=&quot;&quot;">
            <text:p/>
          </table:table-cell>
          <table:table-cell table:formula="of:=IF([$DataEntry.D624]=&quot;&quot;;&quot;&quot;;[$DataEntry.D62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24]=&quot;&quot;;&quot;&quot;;[$DataEntry.N624])">
            <text:p/>
          </table:table-cell>
          <table:table-cell table:formula="of:=IF([$DataEntry.O624]=&quot;&quot;;&quot;&quot;;[$DataEntry.O624])">
            <text:p/>
          </table:table-cell>
          <table:table-cell table:formula="of:=IF([$DataEntry.P624]=&quot;&quot;;&quot;&quot;;[$DataEntry.P624])">
            <text:p/>
          </table:table-cell>
          <table:table-cell table:number-columns-repeated="48"/>
        </table:table-row>
        <table:table-row table:style-name="ro1">
          <table:table-cell table:formula="of:=IF([$DataEntry.A625]=&quot;&quot;;&quot;&quot;;[$DataEntry.A625])">
            <text:p/>
          </table:table-cell>
          <table:table-cell table:formula="of:=&quot;&quot;">
            <text:p/>
          </table:table-cell>
          <table:table-cell table:formula="of:=IF([$DataEntry.B625]=&quot;&quot;;&quot;&quot;;[$DataEntry.B625])">
            <text:p/>
          </table:table-cell>
          <table:table-cell table:formula="of:=IF([$DataEntry.E625]=&quot;&quot;;&quot;&quot;;[$DataEntry.E625])">
            <text:p/>
          </table:table-cell>
          <table:table-cell table:formula="of:=IF([$DataEntry.F625]=&quot;&quot;;&quot;&quot;;[$DataEntry.F625])">
            <text:p/>
          </table:table-cell>
          <table:table-cell table:formula="of:=IF([$DataEntry.G625]=&quot;&quot;;&quot;&quot;;[$DataEntry.G625])">
            <text:p/>
          </table:table-cell>
          <table:table-cell table:formula="of:=IF([$DataEntry.H625]=&quot;&quot;;&quot;&quot;;[$DataEntry.H625])">
            <text:p/>
          </table:table-cell>
          <table:table-cell table:formula="of:=IF([$DataEntry.I625]=&quot;&quot;;&quot;&quot;;[$DataEntry.I625])">
            <text:p/>
          </table:table-cell>
          <table:table-cell table:formula="of:=IF([$DataEntry.C625]=&quot;&quot;;&quot;&quot;;[$DataEntry.C625])">
            <text:p/>
          </table:table-cell>
          <table:table-cell table:formula="of:=&quot;&quot;">
            <text:p/>
          </table:table-cell>
          <table:table-cell table:formula="of:=IF([$DataEntry.D625]=&quot;&quot;;&quot;&quot;;[$DataEntry.D62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25]=&quot;&quot;;&quot;&quot;;[$DataEntry.N625])">
            <text:p/>
          </table:table-cell>
          <table:table-cell table:formula="of:=IF([$DataEntry.O625]=&quot;&quot;;&quot;&quot;;[$DataEntry.O625])">
            <text:p/>
          </table:table-cell>
          <table:table-cell table:formula="of:=IF([$DataEntry.P625]=&quot;&quot;;&quot;&quot;;[$DataEntry.P625])">
            <text:p/>
          </table:table-cell>
          <table:table-cell table:number-columns-repeated="48"/>
        </table:table-row>
        <table:table-row table:style-name="ro1">
          <table:table-cell table:formula="of:=IF([$DataEntry.A626]=&quot;&quot;;&quot;&quot;;[$DataEntry.A626])">
            <text:p/>
          </table:table-cell>
          <table:table-cell table:formula="of:=&quot;&quot;">
            <text:p/>
          </table:table-cell>
          <table:table-cell table:formula="of:=IF([$DataEntry.B626]=&quot;&quot;;&quot;&quot;;[$DataEntry.B626])">
            <text:p/>
          </table:table-cell>
          <table:table-cell table:formula="of:=IF([$DataEntry.E626]=&quot;&quot;;&quot;&quot;;[$DataEntry.E626])">
            <text:p/>
          </table:table-cell>
          <table:table-cell table:formula="of:=IF([$DataEntry.F626]=&quot;&quot;;&quot;&quot;;[$DataEntry.F626])">
            <text:p/>
          </table:table-cell>
          <table:table-cell table:formula="of:=IF([$DataEntry.G626]=&quot;&quot;;&quot;&quot;;[$DataEntry.G626])">
            <text:p/>
          </table:table-cell>
          <table:table-cell table:formula="of:=IF([$DataEntry.H626]=&quot;&quot;;&quot;&quot;;[$DataEntry.H626])">
            <text:p/>
          </table:table-cell>
          <table:table-cell table:formula="of:=IF([$DataEntry.I626]=&quot;&quot;;&quot;&quot;;[$DataEntry.I626])">
            <text:p/>
          </table:table-cell>
          <table:table-cell table:formula="of:=IF([$DataEntry.C626]=&quot;&quot;;&quot;&quot;;[$DataEntry.C626])">
            <text:p/>
          </table:table-cell>
          <table:table-cell table:formula="of:=&quot;&quot;">
            <text:p/>
          </table:table-cell>
          <table:table-cell table:formula="of:=IF([$DataEntry.D626]=&quot;&quot;;&quot;&quot;;[$DataEntry.D62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26]=&quot;&quot;;&quot;&quot;;[$DataEntry.N626])">
            <text:p/>
          </table:table-cell>
          <table:table-cell table:formula="of:=IF([$DataEntry.O626]=&quot;&quot;;&quot;&quot;;[$DataEntry.O626])">
            <text:p/>
          </table:table-cell>
          <table:table-cell table:formula="of:=IF([$DataEntry.P626]=&quot;&quot;;&quot;&quot;;[$DataEntry.P626])">
            <text:p/>
          </table:table-cell>
          <table:table-cell table:number-columns-repeated="48"/>
        </table:table-row>
        <table:table-row table:style-name="ro1">
          <table:table-cell table:formula="of:=IF([$DataEntry.A627]=&quot;&quot;;&quot;&quot;;[$DataEntry.A627])">
            <text:p/>
          </table:table-cell>
          <table:table-cell table:formula="of:=&quot;&quot;">
            <text:p/>
          </table:table-cell>
          <table:table-cell table:formula="of:=IF([$DataEntry.B627]=&quot;&quot;;&quot;&quot;;[$DataEntry.B627])">
            <text:p/>
          </table:table-cell>
          <table:table-cell table:formula="of:=IF([$DataEntry.E627]=&quot;&quot;;&quot;&quot;;[$DataEntry.E627])">
            <text:p/>
          </table:table-cell>
          <table:table-cell table:formula="of:=IF([$DataEntry.F627]=&quot;&quot;;&quot;&quot;;[$DataEntry.F627])">
            <text:p/>
          </table:table-cell>
          <table:table-cell table:formula="of:=IF([$DataEntry.G627]=&quot;&quot;;&quot;&quot;;[$DataEntry.G627])">
            <text:p/>
          </table:table-cell>
          <table:table-cell table:formula="of:=IF([$DataEntry.H627]=&quot;&quot;;&quot;&quot;;[$DataEntry.H627])">
            <text:p/>
          </table:table-cell>
          <table:table-cell table:formula="of:=IF([$DataEntry.I627]=&quot;&quot;;&quot;&quot;;[$DataEntry.I627])">
            <text:p/>
          </table:table-cell>
          <table:table-cell table:formula="of:=IF([$DataEntry.C627]=&quot;&quot;;&quot;&quot;;[$DataEntry.C627])">
            <text:p/>
          </table:table-cell>
          <table:table-cell table:formula="of:=&quot;&quot;">
            <text:p/>
          </table:table-cell>
          <table:table-cell table:formula="of:=IF([$DataEntry.D627]=&quot;&quot;;&quot;&quot;;[$DataEntry.D62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27]=&quot;&quot;;&quot;&quot;;[$DataEntry.N627])">
            <text:p/>
          </table:table-cell>
          <table:table-cell table:formula="of:=IF([$DataEntry.O627]=&quot;&quot;;&quot;&quot;;[$DataEntry.O627])">
            <text:p/>
          </table:table-cell>
          <table:table-cell table:formula="of:=IF([$DataEntry.P627]=&quot;&quot;;&quot;&quot;;[$DataEntry.P627])">
            <text:p/>
          </table:table-cell>
          <table:table-cell table:number-columns-repeated="48"/>
        </table:table-row>
        <table:table-row table:style-name="ro1">
          <table:table-cell table:formula="of:=IF([$DataEntry.A628]=&quot;&quot;;&quot;&quot;;[$DataEntry.A628])">
            <text:p/>
          </table:table-cell>
          <table:table-cell table:formula="of:=&quot;&quot;">
            <text:p/>
          </table:table-cell>
          <table:table-cell table:formula="of:=IF([$DataEntry.B628]=&quot;&quot;;&quot;&quot;;[$DataEntry.B628])">
            <text:p/>
          </table:table-cell>
          <table:table-cell table:formula="of:=IF([$DataEntry.E628]=&quot;&quot;;&quot;&quot;;[$DataEntry.E628])">
            <text:p/>
          </table:table-cell>
          <table:table-cell table:formula="of:=IF([$DataEntry.F628]=&quot;&quot;;&quot;&quot;;[$DataEntry.F628])">
            <text:p/>
          </table:table-cell>
          <table:table-cell table:formula="of:=IF([$DataEntry.G628]=&quot;&quot;;&quot;&quot;;[$DataEntry.G628])">
            <text:p/>
          </table:table-cell>
          <table:table-cell table:formula="of:=IF([$DataEntry.H628]=&quot;&quot;;&quot;&quot;;[$DataEntry.H628])">
            <text:p/>
          </table:table-cell>
          <table:table-cell table:formula="of:=IF([$DataEntry.I628]=&quot;&quot;;&quot;&quot;;[$DataEntry.I628])">
            <text:p/>
          </table:table-cell>
          <table:table-cell table:formula="of:=IF([$DataEntry.C628]=&quot;&quot;;&quot;&quot;;[$DataEntry.C628])">
            <text:p/>
          </table:table-cell>
          <table:table-cell table:formula="of:=&quot;&quot;">
            <text:p/>
          </table:table-cell>
          <table:table-cell table:formula="of:=IF([$DataEntry.D628]=&quot;&quot;;&quot;&quot;;[$DataEntry.D62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28]=&quot;&quot;;&quot;&quot;;[$DataEntry.N628])">
            <text:p/>
          </table:table-cell>
          <table:table-cell table:formula="of:=IF([$DataEntry.O628]=&quot;&quot;;&quot;&quot;;[$DataEntry.O628])">
            <text:p/>
          </table:table-cell>
          <table:table-cell table:formula="of:=IF([$DataEntry.P628]=&quot;&quot;;&quot;&quot;;[$DataEntry.P628])">
            <text:p/>
          </table:table-cell>
          <table:table-cell table:number-columns-repeated="48"/>
        </table:table-row>
        <table:table-row table:style-name="ro1">
          <table:table-cell table:formula="of:=IF([$DataEntry.A629]=&quot;&quot;;&quot;&quot;;[$DataEntry.A629])">
            <text:p/>
          </table:table-cell>
          <table:table-cell table:formula="of:=&quot;&quot;">
            <text:p/>
          </table:table-cell>
          <table:table-cell table:formula="of:=IF([$DataEntry.B629]=&quot;&quot;;&quot;&quot;;[$DataEntry.B629])">
            <text:p/>
          </table:table-cell>
          <table:table-cell table:formula="of:=IF([$DataEntry.E629]=&quot;&quot;;&quot;&quot;;[$DataEntry.E629])">
            <text:p/>
          </table:table-cell>
          <table:table-cell table:formula="of:=IF([$DataEntry.F629]=&quot;&quot;;&quot;&quot;;[$DataEntry.F629])">
            <text:p/>
          </table:table-cell>
          <table:table-cell table:formula="of:=IF([$DataEntry.G629]=&quot;&quot;;&quot;&quot;;[$DataEntry.G629])">
            <text:p/>
          </table:table-cell>
          <table:table-cell table:formula="of:=IF([$DataEntry.H629]=&quot;&quot;;&quot;&quot;;[$DataEntry.H629])">
            <text:p/>
          </table:table-cell>
          <table:table-cell table:formula="of:=IF([$DataEntry.I629]=&quot;&quot;;&quot;&quot;;[$DataEntry.I629])">
            <text:p/>
          </table:table-cell>
          <table:table-cell table:formula="of:=IF([$DataEntry.C629]=&quot;&quot;;&quot;&quot;;[$DataEntry.C629])">
            <text:p/>
          </table:table-cell>
          <table:table-cell table:formula="of:=&quot;&quot;">
            <text:p/>
          </table:table-cell>
          <table:table-cell table:formula="of:=IF([$DataEntry.D629]=&quot;&quot;;&quot;&quot;;[$DataEntry.D62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29]=&quot;&quot;;&quot;&quot;;[$DataEntry.N629])">
            <text:p/>
          </table:table-cell>
          <table:table-cell table:formula="of:=IF([$DataEntry.O629]=&quot;&quot;;&quot;&quot;;[$DataEntry.O629])">
            <text:p/>
          </table:table-cell>
          <table:table-cell table:formula="of:=IF([$DataEntry.P629]=&quot;&quot;;&quot;&quot;;[$DataEntry.P629])">
            <text:p/>
          </table:table-cell>
          <table:table-cell table:number-columns-repeated="48"/>
        </table:table-row>
        <table:table-row table:style-name="ro1">
          <table:table-cell table:formula="of:=IF([$DataEntry.A630]=&quot;&quot;;&quot;&quot;;[$DataEntry.A630])">
            <text:p/>
          </table:table-cell>
          <table:table-cell table:formula="of:=&quot;&quot;">
            <text:p/>
          </table:table-cell>
          <table:table-cell table:formula="of:=IF([$DataEntry.B630]=&quot;&quot;;&quot;&quot;;[$DataEntry.B630])">
            <text:p/>
          </table:table-cell>
          <table:table-cell table:formula="of:=IF([$DataEntry.E630]=&quot;&quot;;&quot;&quot;;[$DataEntry.E630])">
            <text:p/>
          </table:table-cell>
          <table:table-cell table:formula="of:=IF([$DataEntry.F630]=&quot;&quot;;&quot;&quot;;[$DataEntry.F630])">
            <text:p/>
          </table:table-cell>
          <table:table-cell table:formula="of:=IF([$DataEntry.G630]=&quot;&quot;;&quot;&quot;;[$DataEntry.G630])">
            <text:p/>
          </table:table-cell>
          <table:table-cell table:formula="of:=IF([$DataEntry.H630]=&quot;&quot;;&quot;&quot;;[$DataEntry.H630])">
            <text:p/>
          </table:table-cell>
          <table:table-cell table:formula="of:=IF([$DataEntry.I630]=&quot;&quot;;&quot;&quot;;[$DataEntry.I630])">
            <text:p/>
          </table:table-cell>
          <table:table-cell table:formula="of:=IF([$DataEntry.C630]=&quot;&quot;;&quot;&quot;;[$DataEntry.C630])">
            <text:p/>
          </table:table-cell>
          <table:table-cell table:formula="of:=&quot;&quot;">
            <text:p/>
          </table:table-cell>
          <table:table-cell table:formula="of:=IF([$DataEntry.D630]=&quot;&quot;;&quot;&quot;;[$DataEntry.D63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30]=&quot;&quot;;&quot;&quot;;[$DataEntry.N630])">
            <text:p/>
          </table:table-cell>
          <table:table-cell table:formula="of:=IF([$DataEntry.O630]=&quot;&quot;;&quot;&quot;;[$DataEntry.O630])">
            <text:p/>
          </table:table-cell>
          <table:table-cell table:formula="of:=IF([$DataEntry.P630]=&quot;&quot;;&quot;&quot;;[$DataEntry.P630])">
            <text:p/>
          </table:table-cell>
          <table:table-cell table:number-columns-repeated="48"/>
        </table:table-row>
        <table:table-row table:style-name="ro1">
          <table:table-cell table:formula="of:=IF([$DataEntry.A631]=&quot;&quot;;&quot;&quot;;[$DataEntry.A631])">
            <text:p/>
          </table:table-cell>
          <table:table-cell table:formula="of:=&quot;&quot;">
            <text:p/>
          </table:table-cell>
          <table:table-cell table:formula="of:=IF([$DataEntry.B631]=&quot;&quot;;&quot;&quot;;[$DataEntry.B631])">
            <text:p/>
          </table:table-cell>
          <table:table-cell table:formula="of:=IF([$DataEntry.E631]=&quot;&quot;;&quot;&quot;;[$DataEntry.E631])">
            <text:p/>
          </table:table-cell>
          <table:table-cell table:formula="of:=IF([$DataEntry.F631]=&quot;&quot;;&quot;&quot;;[$DataEntry.F631])">
            <text:p/>
          </table:table-cell>
          <table:table-cell table:formula="of:=IF([$DataEntry.G631]=&quot;&quot;;&quot;&quot;;[$DataEntry.G631])">
            <text:p/>
          </table:table-cell>
          <table:table-cell table:formula="of:=IF([$DataEntry.H631]=&quot;&quot;;&quot;&quot;;[$DataEntry.H631])">
            <text:p/>
          </table:table-cell>
          <table:table-cell table:formula="of:=IF([$DataEntry.I631]=&quot;&quot;;&quot;&quot;;[$DataEntry.I631])">
            <text:p/>
          </table:table-cell>
          <table:table-cell table:formula="of:=IF([$DataEntry.C631]=&quot;&quot;;&quot;&quot;;[$DataEntry.C631])">
            <text:p/>
          </table:table-cell>
          <table:table-cell table:formula="of:=&quot;&quot;">
            <text:p/>
          </table:table-cell>
          <table:table-cell table:formula="of:=IF([$DataEntry.D631]=&quot;&quot;;&quot;&quot;;[$DataEntry.D63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31]=&quot;&quot;;&quot;&quot;;[$DataEntry.N631])">
            <text:p/>
          </table:table-cell>
          <table:table-cell table:formula="of:=IF([$DataEntry.O631]=&quot;&quot;;&quot;&quot;;[$DataEntry.O631])">
            <text:p/>
          </table:table-cell>
          <table:table-cell table:formula="of:=IF([$DataEntry.P631]=&quot;&quot;;&quot;&quot;;[$DataEntry.P631])">
            <text:p/>
          </table:table-cell>
          <table:table-cell table:number-columns-repeated="48"/>
        </table:table-row>
        <table:table-row table:style-name="ro1">
          <table:table-cell table:formula="of:=IF([$DataEntry.A632]=&quot;&quot;;&quot;&quot;;[$DataEntry.A632])">
            <text:p/>
          </table:table-cell>
          <table:table-cell table:formula="of:=&quot;&quot;">
            <text:p/>
          </table:table-cell>
          <table:table-cell table:formula="of:=IF([$DataEntry.B632]=&quot;&quot;;&quot;&quot;;[$DataEntry.B632])">
            <text:p/>
          </table:table-cell>
          <table:table-cell table:formula="of:=IF([$DataEntry.E632]=&quot;&quot;;&quot;&quot;;[$DataEntry.E632])">
            <text:p/>
          </table:table-cell>
          <table:table-cell table:formula="of:=IF([$DataEntry.F632]=&quot;&quot;;&quot;&quot;;[$DataEntry.F632])">
            <text:p/>
          </table:table-cell>
          <table:table-cell table:formula="of:=IF([$DataEntry.G632]=&quot;&quot;;&quot;&quot;;[$DataEntry.G632])">
            <text:p/>
          </table:table-cell>
          <table:table-cell table:formula="of:=IF([$DataEntry.H632]=&quot;&quot;;&quot;&quot;;[$DataEntry.H632])">
            <text:p/>
          </table:table-cell>
          <table:table-cell table:formula="of:=IF([$DataEntry.I632]=&quot;&quot;;&quot;&quot;;[$DataEntry.I632])">
            <text:p/>
          </table:table-cell>
          <table:table-cell table:formula="of:=IF([$DataEntry.C632]=&quot;&quot;;&quot;&quot;;[$DataEntry.C632])">
            <text:p/>
          </table:table-cell>
          <table:table-cell table:formula="of:=&quot;&quot;">
            <text:p/>
          </table:table-cell>
          <table:table-cell table:formula="of:=IF([$DataEntry.D632]=&quot;&quot;;&quot;&quot;;[$DataEntry.D63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32]=&quot;&quot;;&quot;&quot;;[$DataEntry.N632])">
            <text:p/>
          </table:table-cell>
          <table:table-cell table:formula="of:=IF([$DataEntry.O632]=&quot;&quot;;&quot;&quot;;[$DataEntry.O632])">
            <text:p/>
          </table:table-cell>
          <table:table-cell table:formula="of:=IF([$DataEntry.P632]=&quot;&quot;;&quot;&quot;;[$DataEntry.P632])">
            <text:p/>
          </table:table-cell>
          <table:table-cell table:number-columns-repeated="48"/>
        </table:table-row>
        <table:table-row table:style-name="ro1">
          <table:table-cell table:formula="of:=IF([$DataEntry.A633]=&quot;&quot;;&quot;&quot;;[$DataEntry.A633])">
            <text:p/>
          </table:table-cell>
          <table:table-cell table:formula="of:=&quot;&quot;">
            <text:p/>
          </table:table-cell>
          <table:table-cell table:formula="of:=IF([$DataEntry.B633]=&quot;&quot;;&quot;&quot;;[$DataEntry.B633])">
            <text:p/>
          </table:table-cell>
          <table:table-cell table:formula="of:=IF([$DataEntry.E633]=&quot;&quot;;&quot;&quot;;[$DataEntry.E633])">
            <text:p/>
          </table:table-cell>
          <table:table-cell table:formula="of:=IF([$DataEntry.F633]=&quot;&quot;;&quot;&quot;;[$DataEntry.F633])">
            <text:p/>
          </table:table-cell>
          <table:table-cell table:formula="of:=IF([$DataEntry.G633]=&quot;&quot;;&quot;&quot;;[$DataEntry.G633])">
            <text:p/>
          </table:table-cell>
          <table:table-cell table:formula="of:=IF([$DataEntry.H633]=&quot;&quot;;&quot;&quot;;[$DataEntry.H633])">
            <text:p/>
          </table:table-cell>
          <table:table-cell table:formula="of:=IF([$DataEntry.I633]=&quot;&quot;;&quot;&quot;;[$DataEntry.I633])">
            <text:p/>
          </table:table-cell>
          <table:table-cell table:formula="of:=IF([$DataEntry.C633]=&quot;&quot;;&quot;&quot;;[$DataEntry.C633])">
            <text:p/>
          </table:table-cell>
          <table:table-cell table:formula="of:=&quot;&quot;">
            <text:p/>
          </table:table-cell>
          <table:table-cell table:formula="of:=IF([$DataEntry.D633]=&quot;&quot;;&quot;&quot;;[$DataEntry.D63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33]=&quot;&quot;;&quot;&quot;;[$DataEntry.N633])">
            <text:p/>
          </table:table-cell>
          <table:table-cell table:formula="of:=IF([$DataEntry.O633]=&quot;&quot;;&quot;&quot;;[$DataEntry.O633])">
            <text:p/>
          </table:table-cell>
          <table:table-cell table:formula="of:=IF([$DataEntry.P633]=&quot;&quot;;&quot;&quot;;[$DataEntry.P633])">
            <text:p/>
          </table:table-cell>
          <table:table-cell table:number-columns-repeated="48"/>
        </table:table-row>
        <table:table-row table:style-name="ro1">
          <table:table-cell table:formula="of:=IF([$DataEntry.A634]=&quot;&quot;;&quot;&quot;;[$DataEntry.A634])">
            <text:p/>
          </table:table-cell>
          <table:table-cell table:formula="of:=&quot;&quot;">
            <text:p/>
          </table:table-cell>
          <table:table-cell table:formula="of:=IF([$DataEntry.B634]=&quot;&quot;;&quot;&quot;;[$DataEntry.B634])">
            <text:p/>
          </table:table-cell>
          <table:table-cell table:formula="of:=IF([$DataEntry.E634]=&quot;&quot;;&quot;&quot;;[$DataEntry.E634])">
            <text:p/>
          </table:table-cell>
          <table:table-cell table:formula="of:=IF([$DataEntry.F634]=&quot;&quot;;&quot;&quot;;[$DataEntry.F634])">
            <text:p/>
          </table:table-cell>
          <table:table-cell table:formula="of:=IF([$DataEntry.G634]=&quot;&quot;;&quot;&quot;;[$DataEntry.G634])">
            <text:p/>
          </table:table-cell>
          <table:table-cell table:formula="of:=IF([$DataEntry.H634]=&quot;&quot;;&quot;&quot;;[$DataEntry.H634])">
            <text:p/>
          </table:table-cell>
          <table:table-cell table:formula="of:=IF([$DataEntry.I634]=&quot;&quot;;&quot;&quot;;[$DataEntry.I634])">
            <text:p/>
          </table:table-cell>
          <table:table-cell table:formula="of:=IF([$DataEntry.C634]=&quot;&quot;;&quot;&quot;;[$DataEntry.C634])">
            <text:p/>
          </table:table-cell>
          <table:table-cell table:formula="of:=&quot;&quot;">
            <text:p/>
          </table:table-cell>
          <table:table-cell table:formula="of:=IF([$DataEntry.D634]=&quot;&quot;;&quot;&quot;;[$DataEntry.D63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34]=&quot;&quot;;&quot;&quot;;[$DataEntry.N634])">
            <text:p/>
          </table:table-cell>
          <table:table-cell table:formula="of:=IF([$DataEntry.O634]=&quot;&quot;;&quot;&quot;;[$DataEntry.O634])">
            <text:p/>
          </table:table-cell>
          <table:table-cell table:formula="of:=IF([$DataEntry.P634]=&quot;&quot;;&quot;&quot;;[$DataEntry.P634])">
            <text:p/>
          </table:table-cell>
          <table:table-cell table:number-columns-repeated="48"/>
        </table:table-row>
        <table:table-row table:style-name="ro1">
          <table:table-cell table:formula="of:=IF([$DataEntry.A635]=&quot;&quot;;&quot;&quot;;[$DataEntry.A635])">
            <text:p/>
          </table:table-cell>
          <table:table-cell table:formula="of:=&quot;&quot;">
            <text:p/>
          </table:table-cell>
          <table:table-cell table:formula="of:=IF([$DataEntry.B635]=&quot;&quot;;&quot;&quot;;[$DataEntry.B635])">
            <text:p/>
          </table:table-cell>
          <table:table-cell table:formula="of:=IF([$DataEntry.E635]=&quot;&quot;;&quot;&quot;;[$DataEntry.E635])">
            <text:p/>
          </table:table-cell>
          <table:table-cell table:formula="of:=IF([$DataEntry.F635]=&quot;&quot;;&quot;&quot;;[$DataEntry.F635])">
            <text:p/>
          </table:table-cell>
          <table:table-cell table:formula="of:=IF([$DataEntry.G635]=&quot;&quot;;&quot;&quot;;[$DataEntry.G635])">
            <text:p/>
          </table:table-cell>
          <table:table-cell table:formula="of:=IF([$DataEntry.H635]=&quot;&quot;;&quot;&quot;;[$DataEntry.H635])">
            <text:p/>
          </table:table-cell>
          <table:table-cell table:formula="of:=IF([$DataEntry.I635]=&quot;&quot;;&quot;&quot;;[$DataEntry.I635])">
            <text:p/>
          </table:table-cell>
          <table:table-cell table:formula="of:=IF([$DataEntry.C635]=&quot;&quot;;&quot;&quot;;[$DataEntry.C635])">
            <text:p/>
          </table:table-cell>
          <table:table-cell table:formula="of:=&quot;&quot;">
            <text:p/>
          </table:table-cell>
          <table:table-cell table:formula="of:=IF([$DataEntry.D635]=&quot;&quot;;&quot;&quot;;[$DataEntry.D63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35]=&quot;&quot;;&quot;&quot;;[$DataEntry.N635])">
            <text:p/>
          </table:table-cell>
          <table:table-cell table:formula="of:=IF([$DataEntry.O635]=&quot;&quot;;&quot;&quot;;[$DataEntry.O635])">
            <text:p/>
          </table:table-cell>
          <table:table-cell table:formula="of:=IF([$DataEntry.P635]=&quot;&quot;;&quot;&quot;;[$DataEntry.P635])">
            <text:p/>
          </table:table-cell>
          <table:table-cell table:number-columns-repeated="48"/>
        </table:table-row>
        <table:table-row table:style-name="ro1">
          <table:table-cell table:formula="of:=IF([$DataEntry.A636]=&quot;&quot;;&quot;&quot;;[$DataEntry.A636])">
            <text:p/>
          </table:table-cell>
          <table:table-cell table:formula="of:=&quot;&quot;">
            <text:p/>
          </table:table-cell>
          <table:table-cell table:formula="of:=IF([$DataEntry.B636]=&quot;&quot;;&quot;&quot;;[$DataEntry.B636])">
            <text:p/>
          </table:table-cell>
          <table:table-cell table:formula="of:=IF([$DataEntry.E636]=&quot;&quot;;&quot;&quot;;[$DataEntry.E636])">
            <text:p/>
          </table:table-cell>
          <table:table-cell table:formula="of:=IF([$DataEntry.F636]=&quot;&quot;;&quot;&quot;;[$DataEntry.F636])">
            <text:p/>
          </table:table-cell>
          <table:table-cell table:formula="of:=IF([$DataEntry.G636]=&quot;&quot;;&quot;&quot;;[$DataEntry.G636])">
            <text:p/>
          </table:table-cell>
          <table:table-cell table:formula="of:=IF([$DataEntry.H636]=&quot;&quot;;&quot;&quot;;[$DataEntry.H636])">
            <text:p/>
          </table:table-cell>
          <table:table-cell table:formula="of:=IF([$DataEntry.I636]=&quot;&quot;;&quot;&quot;;[$DataEntry.I636])">
            <text:p/>
          </table:table-cell>
          <table:table-cell table:formula="of:=IF([$DataEntry.C636]=&quot;&quot;;&quot;&quot;;[$DataEntry.C636])">
            <text:p/>
          </table:table-cell>
          <table:table-cell table:formula="of:=&quot;&quot;">
            <text:p/>
          </table:table-cell>
          <table:table-cell table:formula="of:=IF([$DataEntry.D636]=&quot;&quot;;&quot;&quot;;[$DataEntry.D63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36]=&quot;&quot;;&quot;&quot;;[$DataEntry.N636])">
            <text:p/>
          </table:table-cell>
          <table:table-cell table:formula="of:=IF([$DataEntry.O636]=&quot;&quot;;&quot;&quot;;[$DataEntry.O636])">
            <text:p/>
          </table:table-cell>
          <table:table-cell table:formula="of:=IF([$DataEntry.P636]=&quot;&quot;;&quot;&quot;;[$DataEntry.P636])">
            <text:p/>
          </table:table-cell>
          <table:table-cell table:number-columns-repeated="48"/>
        </table:table-row>
        <table:table-row table:style-name="ro1">
          <table:table-cell table:formula="of:=IF([$DataEntry.A637]=&quot;&quot;;&quot;&quot;;[$DataEntry.A637])">
            <text:p/>
          </table:table-cell>
          <table:table-cell table:formula="of:=&quot;&quot;">
            <text:p/>
          </table:table-cell>
          <table:table-cell table:formula="of:=IF([$DataEntry.B637]=&quot;&quot;;&quot;&quot;;[$DataEntry.B637])">
            <text:p/>
          </table:table-cell>
          <table:table-cell table:formula="of:=IF([$DataEntry.E637]=&quot;&quot;;&quot;&quot;;[$DataEntry.E637])">
            <text:p/>
          </table:table-cell>
          <table:table-cell table:formula="of:=IF([$DataEntry.F637]=&quot;&quot;;&quot;&quot;;[$DataEntry.F637])">
            <text:p/>
          </table:table-cell>
          <table:table-cell table:formula="of:=IF([$DataEntry.G637]=&quot;&quot;;&quot;&quot;;[$DataEntry.G637])">
            <text:p/>
          </table:table-cell>
          <table:table-cell table:formula="of:=IF([$DataEntry.H637]=&quot;&quot;;&quot;&quot;;[$DataEntry.H637])">
            <text:p/>
          </table:table-cell>
          <table:table-cell table:formula="of:=IF([$DataEntry.I637]=&quot;&quot;;&quot;&quot;;[$DataEntry.I637])">
            <text:p/>
          </table:table-cell>
          <table:table-cell table:formula="of:=IF([$DataEntry.C637]=&quot;&quot;;&quot;&quot;;[$DataEntry.C637])">
            <text:p/>
          </table:table-cell>
          <table:table-cell table:formula="of:=&quot;&quot;">
            <text:p/>
          </table:table-cell>
          <table:table-cell table:formula="of:=IF([$DataEntry.D637]=&quot;&quot;;&quot;&quot;;[$DataEntry.D63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37]=&quot;&quot;;&quot;&quot;;[$DataEntry.N637])">
            <text:p/>
          </table:table-cell>
          <table:table-cell table:formula="of:=IF([$DataEntry.O637]=&quot;&quot;;&quot;&quot;;[$DataEntry.O637])">
            <text:p/>
          </table:table-cell>
          <table:table-cell table:formula="of:=IF([$DataEntry.P637]=&quot;&quot;;&quot;&quot;;[$DataEntry.P637])">
            <text:p/>
          </table:table-cell>
          <table:table-cell table:number-columns-repeated="48"/>
        </table:table-row>
        <table:table-row table:style-name="ro1">
          <table:table-cell table:formula="of:=IF([$DataEntry.A638]=&quot;&quot;;&quot;&quot;;[$DataEntry.A638])">
            <text:p/>
          </table:table-cell>
          <table:table-cell table:formula="of:=&quot;&quot;">
            <text:p/>
          </table:table-cell>
          <table:table-cell table:formula="of:=IF([$DataEntry.B638]=&quot;&quot;;&quot;&quot;;[$DataEntry.B638])">
            <text:p/>
          </table:table-cell>
          <table:table-cell table:formula="of:=IF([$DataEntry.E638]=&quot;&quot;;&quot;&quot;;[$DataEntry.E638])">
            <text:p/>
          </table:table-cell>
          <table:table-cell table:formula="of:=IF([$DataEntry.F638]=&quot;&quot;;&quot;&quot;;[$DataEntry.F638])">
            <text:p/>
          </table:table-cell>
          <table:table-cell table:formula="of:=IF([$DataEntry.G638]=&quot;&quot;;&quot;&quot;;[$DataEntry.G638])">
            <text:p/>
          </table:table-cell>
          <table:table-cell table:formula="of:=IF([$DataEntry.H638]=&quot;&quot;;&quot;&quot;;[$DataEntry.H638])">
            <text:p/>
          </table:table-cell>
          <table:table-cell table:formula="of:=IF([$DataEntry.I638]=&quot;&quot;;&quot;&quot;;[$DataEntry.I638])">
            <text:p/>
          </table:table-cell>
          <table:table-cell table:formula="of:=IF([$DataEntry.C638]=&quot;&quot;;&quot;&quot;;[$DataEntry.C638])">
            <text:p/>
          </table:table-cell>
          <table:table-cell table:formula="of:=&quot;&quot;">
            <text:p/>
          </table:table-cell>
          <table:table-cell table:formula="of:=IF([$DataEntry.D638]=&quot;&quot;;&quot;&quot;;[$DataEntry.D63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38]=&quot;&quot;;&quot;&quot;;[$DataEntry.N638])">
            <text:p/>
          </table:table-cell>
          <table:table-cell table:formula="of:=IF([$DataEntry.O638]=&quot;&quot;;&quot;&quot;;[$DataEntry.O638])">
            <text:p/>
          </table:table-cell>
          <table:table-cell table:formula="of:=IF([$DataEntry.P638]=&quot;&quot;;&quot;&quot;;[$DataEntry.P638])">
            <text:p/>
          </table:table-cell>
          <table:table-cell table:number-columns-repeated="48"/>
        </table:table-row>
        <table:table-row table:style-name="ro1">
          <table:table-cell table:formula="of:=IF([$DataEntry.A639]=&quot;&quot;;&quot;&quot;;[$DataEntry.A639])">
            <text:p/>
          </table:table-cell>
          <table:table-cell table:formula="of:=&quot;&quot;">
            <text:p/>
          </table:table-cell>
          <table:table-cell table:formula="of:=IF([$DataEntry.B639]=&quot;&quot;;&quot;&quot;;[$DataEntry.B639])">
            <text:p/>
          </table:table-cell>
          <table:table-cell table:formula="of:=IF([$DataEntry.E639]=&quot;&quot;;&quot;&quot;;[$DataEntry.E639])">
            <text:p/>
          </table:table-cell>
          <table:table-cell table:formula="of:=IF([$DataEntry.F639]=&quot;&quot;;&quot;&quot;;[$DataEntry.F639])">
            <text:p/>
          </table:table-cell>
          <table:table-cell table:formula="of:=IF([$DataEntry.G639]=&quot;&quot;;&quot;&quot;;[$DataEntry.G639])">
            <text:p/>
          </table:table-cell>
          <table:table-cell table:formula="of:=IF([$DataEntry.H639]=&quot;&quot;;&quot;&quot;;[$DataEntry.H639])">
            <text:p/>
          </table:table-cell>
          <table:table-cell table:formula="of:=IF([$DataEntry.I639]=&quot;&quot;;&quot;&quot;;[$DataEntry.I639])">
            <text:p/>
          </table:table-cell>
          <table:table-cell table:formula="of:=IF([$DataEntry.C639]=&quot;&quot;;&quot;&quot;;[$DataEntry.C639])">
            <text:p/>
          </table:table-cell>
          <table:table-cell table:formula="of:=&quot;&quot;">
            <text:p/>
          </table:table-cell>
          <table:table-cell table:formula="of:=IF([$DataEntry.D639]=&quot;&quot;;&quot;&quot;;[$DataEntry.D63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39]=&quot;&quot;;&quot;&quot;;[$DataEntry.N639])">
            <text:p/>
          </table:table-cell>
          <table:table-cell table:formula="of:=IF([$DataEntry.O639]=&quot;&quot;;&quot;&quot;;[$DataEntry.O639])">
            <text:p/>
          </table:table-cell>
          <table:table-cell table:formula="of:=IF([$DataEntry.P639]=&quot;&quot;;&quot;&quot;;[$DataEntry.P639])">
            <text:p/>
          </table:table-cell>
          <table:table-cell table:number-columns-repeated="48"/>
        </table:table-row>
        <table:table-row table:style-name="ro1">
          <table:table-cell table:formula="of:=IF([$DataEntry.A640]=&quot;&quot;;&quot;&quot;;[$DataEntry.A640])">
            <text:p/>
          </table:table-cell>
          <table:table-cell table:formula="of:=&quot;&quot;">
            <text:p/>
          </table:table-cell>
          <table:table-cell table:formula="of:=IF([$DataEntry.B640]=&quot;&quot;;&quot;&quot;;[$DataEntry.B640])">
            <text:p/>
          </table:table-cell>
          <table:table-cell table:formula="of:=IF([$DataEntry.E640]=&quot;&quot;;&quot;&quot;;[$DataEntry.E640])">
            <text:p/>
          </table:table-cell>
          <table:table-cell table:formula="of:=IF([$DataEntry.F640]=&quot;&quot;;&quot;&quot;;[$DataEntry.F640])">
            <text:p/>
          </table:table-cell>
          <table:table-cell table:formula="of:=IF([$DataEntry.G640]=&quot;&quot;;&quot;&quot;;[$DataEntry.G640])">
            <text:p/>
          </table:table-cell>
          <table:table-cell table:formula="of:=IF([$DataEntry.H640]=&quot;&quot;;&quot;&quot;;[$DataEntry.H640])">
            <text:p/>
          </table:table-cell>
          <table:table-cell table:formula="of:=IF([$DataEntry.I640]=&quot;&quot;;&quot;&quot;;[$DataEntry.I640])">
            <text:p/>
          </table:table-cell>
          <table:table-cell table:formula="of:=IF([$DataEntry.C640]=&quot;&quot;;&quot;&quot;;[$DataEntry.C640])">
            <text:p/>
          </table:table-cell>
          <table:table-cell table:formula="of:=&quot;&quot;">
            <text:p/>
          </table:table-cell>
          <table:table-cell table:formula="of:=IF([$DataEntry.D640]=&quot;&quot;;&quot;&quot;;[$DataEntry.D64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40]=&quot;&quot;;&quot;&quot;;[$DataEntry.N640])">
            <text:p/>
          </table:table-cell>
          <table:table-cell table:formula="of:=IF([$DataEntry.O640]=&quot;&quot;;&quot;&quot;;[$DataEntry.O640])">
            <text:p/>
          </table:table-cell>
          <table:table-cell table:formula="of:=IF([$DataEntry.P640]=&quot;&quot;;&quot;&quot;;[$DataEntry.P640])">
            <text:p/>
          </table:table-cell>
          <table:table-cell table:number-columns-repeated="48"/>
        </table:table-row>
        <table:table-row table:style-name="ro1">
          <table:table-cell table:formula="of:=IF([$DataEntry.A641]=&quot;&quot;;&quot;&quot;;[$DataEntry.A641])">
            <text:p/>
          </table:table-cell>
          <table:table-cell table:formula="of:=&quot;&quot;">
            <text:p/>
          </table:table-cell>
          <table:table-cell table:formula="of:=IF([$DataEntry.B641]=&quot;&quot;;&quot;&quot;;[$DataEntry.B641])">
            <text:p/>
          </table:table-cell>
          <table:table-cell table:formula="of:=IF([$DataEntry.E641]=&quot;&quot;;&quot;&quot;;[$DataEntry.E641])">
            <text:p/>
          </table:table-cell>
          <table:table-cell table:formula="of:=IF([$DataEntry.F641]=&quot;&quot;;&quot;&quot;;[$DataEntry.F641])">
            <text:p/>
          </table:table-cell>
          <table:table-cell table:formula="of:=IF([$DataEntry.G641]=&quot;&quot;;&quot;&quot;;[$DataEntry.G641])">
            <text:p/>
          </table:table-cell>
          <table:table-cell table:formula="of:=IF([$DataEntry.H641]=&quot;&quot;;&quot;&quot;;[$DataEntry.H641])">
            <text:p/>
          </table:table-cell>
          <table:table-cell table:formula="of:=IF([$DataEntry.I641]=&quot;&quot;;&quot;&quot;;[$DataEntry.I641])">
            <text:p/>
          </table:table-cell>
          <table:table-cell table:formula="of:=IF([$DataEntry.C641]=&quot;&quot;;&quot;&quot;;[$DataEntry.C641])">
            <text:p/>
          </table:table-cell>
          <table:table-cell table:formula="of:=&quot;&quot;">
            <text:p/>
          </table:table-cell>
          <table:table-cell table:formula="of:=IF([$DataEntry.D641]=&quot;&quot;;&quot;&quot;;[$DataEntry.D64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41]=&quot;&quot;;&quot;&quot;;[$DataEntry.N641])">
            <text:p/>
          </table:table-cell>
          <table:table-cell table:formula="of:=IF([$DataEntry.O641]=&quot;&quot;;&quot;&quot;;[$DataEntry.O641])">
            <text:p/>
          </table:table-cell>
          <table:table-cell table:formula="of:=IF([$DataEntry.P641]=&quot;&quot;;&quot;&quot;;[$DataEntry.P641])">
            <text:p/>
          </table:table-cell>
          <table:table-cell table:number-columns-repeated="48"/>
        </table:table-row>
        <table:table-row table:style-name="ro1">
          <table:table-cell table:formula="of:=IF([$DataEntry.A642]=&quot;&quot;;&quot;&quot;;[$DataEntry.A642])">
            <text:p/>
          </table:table-cell>
          <table:table-cell table:formula="of:=&quot;&quot;">
            <text:p/>
          </table:table-cell>
          <table:table-cell table:formula="of:=IF([$DataEntry.B642]=&quot;&quot;;&quot;&quot;;[$DataEntry.B642])">
            <text:p/>
          </table:table-cell>
          <table:table-cell table:formula="of:=IF([$DataEntry.E642]=&quot;&quot;;&quot;&quot;;[$DataEntry.E642])">
            <text:p/>
          </table:table-cell>
          <table:table-cell table:formula="of:=IF([$DataEntry.F642]=&quot;&quot;;&quot;&quot;;[$DataEntry.F642])">
            <text:p/>
          </table:table-cell>
          <table:table-cell table:formula="of:=IF([$DataEntry.G642]=&quot;&quot;;&quot;&quot;;[$DataEntry.G642])">
            <text:p/>
          </table:table-cell>
          <table:table-cell table:formula="of:=IF([$DataEntry.H642]=&quot;&quot;;&quot;&quot;;[$DataEntry.H642])">
            <text:p/>
          </table:table-cell>
          <table:table-cell table:formula="of:=IF([$DataEntry.I642]=&quot;&quot;;&quot;&quot;;[$DataEntry.I642])">
            <text:p/>
          </table:table-cell>
          <table:table-cell table:formula="of:=IF([$DataEntry.C642]=&quot;&quot;;&quot;&quot;;[$DataEntry.C642])">
            <text:p/>
          </table:table-cell>
          <table:table-cell table:formula="of:=&quot;&quot;">
            <text:p/>
          </table:table-cell>
          <table:table-cell table:formula="of:=IF([$DataEntry.D642]=&quot;&quot;;&quot;&quot;;[$DataEntry.D64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42]=&quot;&quot;;&quot;&quot;;[$DataEntry.N642])">
            <text:p/>
          </table:table-cell>
          <table:table-cell table:formula="of:=IF([$DataEntry.O642]=&quot;&quot;;&quot;&quot;;[$DataEntry.O642])">
            <text:p/>
          </table:table-cell>
          <table:table-cell table:formula="of:=IF([$DataEntry.P642]=&quot;&quot;;&quot;&quot;;[$DataEntry.P642])">
            <text:p/>
          </table:table-cell>
          <table:table-cell table:number-columns-repeated="48"/>
        </table:table-row>
        <table:table-row table:style-name="ro1">
          <table:table-cell table:formula="of:=IF([$DataEntry.A643]=&quot;&quot;;&quot;&quot;;[$DataEntry.A643])">
            <text:p/>
          </table:table-cell>
          <table:table-cell table:formula="of:=&quot;&quot;">
            <text:p/>
          </table:table-cell>
          <table:table-cell table:formula="of:=IF([$DataEntry.B643]=&quot;&quot;;&quot;&quot;;[$DataEntry.B643])">
            <text:p/>
          </table:table-cell>
          <table:table-cell table:formula="of:=IF([$DataEntry.E643]=&quot;&quot;;&quot;&quot;;[$DataEntry.E643])">
            <text:p/>
          </table:table-cell>
          <table:table-cell table:formula="of:=IF([$DataEntry.F643]=&quot;&quot;;&quot;&quot;;[$DataEntry.F643])">
            <text:p/>
          </table:table-cell>
          <table:table-cell table:formula="of:=IF([$DataEntry.G643]=&quot;&quot;;&quot;&quot;;[$DataEntry.G643])">
            <text:p/>
          </table:table-cell>
          <table:table-cell table:formula="of:=IF([$DataEntry.H643]=&quot;&quot;;&quot;&quot;;[$DataEntry.H643])">
            <text:p/>
          </table:table-cell>
          <table:table-cell table:formula="of:=IF([$DataEntry.I643]=&quot;&quot;;&quot;&quot;;[$DataEntry.I643])">
            <text:p/>
          </table:table-cell>
          <table:table-cell table:formula="of:=IF([$DataEntry.C643]=&quot;&quot;;&quot;&quot;;[$DataEntry.C643])">
            <text:p/>
          </table:table-cell>
          <table:table-cell table:formula="of:=&quot;&quot;">
            <text:p/>
          </table:table-cell>
          <table:table-cell table:formula="of:=IF([$DataEntry.D643]=&quot;&quot;;&quot;&quot;;[$DataEntry.D64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43]=&quot;&quot;;&quot;&quot;;[$DataEntry.N643])">
            <text:p/>
          </table:table-cell>
          <table:table-cell table:formula="of:=IF([$DataEntry.O643]=&quot;&quot;;&quot;&quot;;[$DataEntry.O643])">
            <text:p/>
          </table:table-cell>
          <table:table-cell table:formula="of:=IF([$DataEntry.P643]=&quot;&quot;;&quot;&quot;;[$DataEntry.P643])">
            <text:p/>
          </table:table-cell>
          <table:table-cell table:number-columns-repeated="48"/>
        </table:table-row>
        <table:table-row table:style-name="ro1">
          <table:table-cell table:formula="of:=IF([$DataEntry.A644]=&quot;&quot;;&quot;&quot;;[$DataEntry.A644])">
            <text:p/>
          </table:table-cell>
          <table:table-cell table:formula="of:=&quot;&quot;">
            <text:p/>
          </table:table-cell>
          <table:table-cell table:formula="of:=IF([$DataEntry.B644]=&quot;&quot;;&quot;&quot;;[$DataEntry.B644])">
            <text:p/>
          </table:table-cell>
          <table:table-cell table:formula="of:=IF([$DataEntry.E644]=&quot;&quot;;&quot;&quot;;[$DataEntry.E644])">
            <text:p/>
          </table:table-cell>
          <table:table-cell table:formula="of:=IF([$DataEntry.F644]=&quot;&quot;;&quot;&quot;;[$DataEntry.F644])">
            <text:p/>
          </table:table-cell>
          <table:table-cell table:formula="of:=IF([$DataEntry.G644]=&quot;&quot;;&quot;&quot;;[$DataEntry.G644])">
            <text:p/>
          </table:table-cell>
          <table:table-cell table:formula="of:=IF([$DataEntry.H644]=&quot;&quot;;&quot;&quot;;[$DataEntry.H644])">
            <text:p/>
          </table:table-cell>
          <table:table-cell table:formula="of:=IF([$DataEntry.I644]=&quot;&quot;;&quot;&quot;;[$DataEntry.I644])">
            <text:p/>
          </table:table-cell>
          <table:table-cell table:formula="of:=IF([$DataEntry.C644]=&quot;&quot;;&quot;&quot;;[$DataEntry.C644])">
            <text:p/>
          </table:table-cell>
          <table:table-cell table:formula="of:=&quot;&quot;">
            <text:p/>
          </table:table-cell>
          <table:table-cell table:formula="of:=IF([$DataEntry.D644]=&quot;&quot;;&quot;&quot;;[$DataEntry.D64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44]=&quot;&quot;;&quot;&quot;;[$DataEntry.N644])">
            <text:p/>
          </table:table-cell>
          <table:table-cell table:formula="of:=IF([$DataEntry.O644]=&quot;&quot;;&quot;&quot;;[$DataEntry.O644])">
            <text:p/>
          </table:table-cell>
          <table:table-cell table:formula="of:=IF([$DataEntry.P644]=&quot;&quot;;&quot;&quot;;[$DataEntry.P644])">
            <text:p/>
          </table:table-cell>
          <table:table-cell table:number-columns-repeated="48"/>
        </table:table-row>
        <table:table-row table:style-name="ro1">
          <table:table-cell table:formula="of:=IF([$DataEntry.A645]=&quot;&quot;;&quot;&quot;;[$DataEntry.A645])">
            <text:p/>
          </table:table-cell>
          <table:table-cell table:formula="of:=&quot;&quot;">
            <text:p/>
          </table:table-cell>
          <table:table-cell table:formula="of:=IF([$DataEntry.B645]=&quot;&quot;;&quot;&quot;;[$DataEntry.B645])">
            <text:p/>
          </table:table-cell>
          <table:table-cell table:formula="of:=IF([$DataEntry.E645]=&quot;&quot;;&quot;&quot;;[$DataEntry.E645])">
            <text:p/>
          </table:table-cell>
          <table:table-cell table:formula="of:=IF([$DataEntry.F645]=&quot;&quot;;&quot;&quot;;[$DataEntry.F645])">
            <text:p/>
          </table:table-cell>
          <table:table-cell table:formula="of:=IF([$DataEntry.G645]=&quot;&quot;;&quot;&quot;;[$DataEntry.G645])">
            <text:p/>
          </table:table-cell>
          <table:table-cell table:formula="of:=IF([$DataEntry.H645]=&quot;&quot;;&quot;&quot;;[$DataEntry.H645])">
            <text:p/>
          </table:table-cell>
          <table:table-cell table:formula="of:=IF([$DataEntry.I645]=&quot;&quot;;&quot;&quot;;[$DataEntry.I645])">
            <text:p/>
          </table:table-cell>
          <table:table-cell table:formula="of:=IF([$DataEntry.C645]=&quot;&quot;;&quot;&quot;;[$DataEntry.C645])">
            <text:p/>
          </table:table-cell>
          <table:table-cell table:formula="of:=&quot;&quot;">
            <text:p/>
          </table:table-cell>
          <table:table-cell table:formula="of:=IF([$DataEntry.D645]=&quot;&quot;;&quot;&quot;;[$DataEntry.D64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45]=&quot;&quot;;&quot;&quot;;[$DataEntry.N645])">
            <text:p/>
          </table:table-cell>
          <table:table-cell table:formula="of:=IF([$DataEntry.O645]=&quot;&quot;;&quot;&quot;;[$DataEntry.O645])">
            <text:p/>
          </table:table-cell>
          <table:table-cell table:formula="of:=IF([$DataEntry.P645]=&quot;&quot;;&quot;&quot;;[$DataEntry.P645])">
            <text:p/>
          </table:table-cell>
          <table:table-cell table:number-columns-repeated="48"/>
        </table:table-row>
        <table:table-row table:style-name="ro1">
          <table:table-cell table:formula="of:=IF([$DataEntry.A646]=&quot;&quot;;&quot;&quot;;[$DataEntry.A646])">
            <text:p/>
          </table:table-cell>
          <table:table-cell table:formula="of:=&quot;&quot;">
            <text:p/>
          </table:table-cell>
          <table:table-cell table:formula="of:=IF([$DataEntry.B646]=&quot;&quot;;&quot;&quot;;[$DataEntry.B646])">
            <text:p/>
          </table:table-cell>
          <table:table-cell table:formula="of:=IF([$DataEntry.E646]=&quot;&quot;;&quot;&quot;;[$DataEntry.E646])">
            <text:p/>
          </table:table-cell>
          <table:table-cell table:formula="of:=IF([$DataEntry.F646]=&quot;&quot;;&quot;&quot;;[$DataEntry.F646])">
            <text:p/>
          </table:table-cell>
          <table:table-cell table:formula="of:=IF([$DataEntry.G646]=&quot;&quot;;&quot;&quot;;[$DataEntry.G646])">
            <text:p/>
          </table:table-cell>
          <table:table-cell table:formula="of:=IF([$DataEntry.H646]=&quot;&quot;;&quot;&quot;;[$DataEntry.H646])">
            <text:p/>
          </table:table-cell>
          <table:table-cell table:formula="of:=IF([$DataEntry.I646]=&quot;&quot;;&quot;&quot;;[$DataEntry.I646])">
            <text:p/>
          </table:table-cell>
          <table:table-cell table:formula="of:=IF([$DataEntry.C646]=&quot;&quot;;&quot;&quot;;[$DataEntry.C646])">
            <text:p/>
          </table:table-cell>
          <table:table-cell table:formula="of:=&quot;&quot;">
            <text:p/>
          </table:table-cell>
          <table:table-cell table:formula="of:=IF([$DataEntry.D646]=&quot;&quot;;&quot;&quot;;[$DataEntry.D64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46]=&quot;&quot;;&quot;&quot;;[$DataEntry.N646])">
            <text:p/>
          </table:table-cell>
          <table:table-cell table:formula="of:=IF([$DataEntry.O646]=&quot;&quot;;&quot;&quot;;[$DataEntry.O646])">
            <text:p/>
          </table:table-cell>
          <table:table-cell table:formula="of:=IF([$DataEntry.P646]=&quot;&quot;;&quot;&quot;;[$DataEntry.P646])">
            <text:p/>
          </table:table-cell>
          <table:table-cell table:number-columns-repeated="48"/>
        </table:table-row>
        <table:table-row table:style-name="ro1">
          <table:table-cell table:formula="of:=IF([$DataEntry.A647]=&quot;&quot;;&quot;&quot;;[$DataEntry.A647])">
            <text:p/>
          </table:table-cell>
          <table:table-cell table:formula="of:=&quot;&quot;">
            <text:p/>
          </table:table-cell>
          <table:table-cell table:formula="of:=IF([$DataEntry.B647]=&quot;&quot;;&quot;&quot;;[$DataEntry.B647])">
            <text:p/>
          </table:table-cell>
          <table:table-cell table:formula="of:=IF([$DataEntry.E647]=&quot;&quot;;&quot;&quot;;[$DataEntry.E647])">
            <text:p/>
          </table:table-cell>
          <table:table-cell table:formula="of:=IF([$DataEntry.F647]=&quot;&quot;;&quot;&quot;;[$DataEntry.F647])">
            <text:p/>
          </table:table-cell>
          <table:table-cell table:formula="of:=IF([$DataEntry.G647]=&quot;&quot;;&quot;&quot;;[$DataEntry.G647])">
            <text:p/>
          </table:table-cell>
          <table:table-cell table:formula="of:=IF([$DataEntry.H647]=&quot;&quot;;&quot;&quot;;[$DataEntry.H647])">
            <text:p/>
          </table:table-cell>
          <table:table-cell table:formula="of:=IF([$DataEntry.I647]=&quot;&quot;;&quot;&quot;;[$DataEntry.I647])">
            <text:p/>
          </table:table-cell>
          <table:table-cell table:formula="of:=IF([$DataEntry.C647]=&quot;&quot;;&quot;&quot;;[$DataEntry.C647])">
            <text:p/>
          </table:table-cell>
          <table:table-cell table:formula="of:=&quot;&quot;">
            <text:p/>
          </table:table-cell>
          <table:table-cell table:formula="of:=IF([$DataEntry.D647]=&quot;&quot;;&quot;&quot;;[$DataEntry.D64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47]=&quot;&quot;;&quot;&quot;;[$DataEntry.N647])">
            <text:p/>
          </table:table-cell>
          <table:table-cell table:formula="of:=IF([$DataEntry.O647]=&quot;&quot;;&quot;&quot;;[$DataEntry.O647])">
            <text:p/>
          </table:table-cell>
          <table:table-cell table:formula="of:=IF([$DataEntry.P647]=&quot;&quot;;&quot;&quot;;[$DataEntry.P647])">
            <text:p/>
          </table:table-cell>
          <table:table-cell table:number-columns-repeated="48"/>
        </table:table-row>
        <table:table-row table:style-name="ro1">
          <table:table-cell table:formula="of:=IF([$DataEntry.A648]=&quot;&quot;;&quot;&quot;;[$DataEntry.A648])">
            <text:p/>
          </table:table-cell>
          <table:table-cell table:formula="of:=&quot;&quot;">
            <text:p/>
          </table:table-cell>
          <table:table-cell table:formula="of:=IF([$DataEntry.B648]=&quot;&quot;;&quot;&quot;;[$DataEntry.B648])">
            <text:p/>
          </table:table-cell>
          <table:table-cell table:formula="of:=IF([$DataEntry.E648]=&quot;&quot;;&quot;&quot;;[$DataEntry.E648])">
            <text:p/>
          </table:table-cell>
          <table:table-cell table:formula="of:=IF([$DataEntry.F648]=&quot;&quot;;&quot;&quot;;[$DataEntry.F648])">
            <text:p/>
          </table:table-cell>
          <table:table-cell table:formula="of:=IF([$DataEntry.G648]=&quot;&quot;;&quot;&quot;;[$DataEntry.G648])">
            <text:p/>
          </table:table-cell>
          <table:table-cell table:formula="of:=IF([$DataEntry.H648]=&quot;&quot;;&quot;&quot;;[$DataEntry.H648])">
            <text:p/>
          </table:table-cell>
          <table:table-cell table:formula="of:=IF([$DataEntry.I648]=&quot;&quot;;&quot;&quot;;[$DataEntry.I648])">
            <text:p/>
          </table:table-cell>
          <table:table-cell table:formula="of:=IF([$DataEntry.C648]=&quot;&quot;;&quot;&quot;;[$DataEntry.C648])">
            <text:p/>
          </table:table-cell>
          <table:table-cell table:formula="of:=&quot;&quot;">
            <text:p/>
          </table:table-cell>
          <table:table-cell table:formula="of:=IF([$DataEntry.D648]=&quot;&quot;;&quot;&quot;;[$DataEntry.D64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48]=&quot;&quot;;&quot;&quot;;[$DataEntry.N648])">
            <text:p/>
          </table:table-cell>
          <table:table-cell table:formula="of:=IF([$DataEntry.O648]=&quot;&quot;;&quot;&quot;;[$DataEntry.O648])">
            <text:p/>
          </table:table-cell>
          <table:table-cell table:formula="of:=IF([$DataEntry.P648]=&quot;&quot;;&quot;&quot;;[$DataEntry.P648])">
            <text:p/>
          </table:table-cell>
          <table:table-cell table:number-columns-repeated="48"/>
        </table:table-row>
        <table:table-row table:style-name="ro1">
          <table:table-cell table:formula="of:=IF([$DataEntry.A649]=&quot;&quot;;&quot;&quot;;[$DataEntry.A649])">
            <text:p/>
          </table:table-cell>
          <table:table-cell table:formula="of:=&quot;&quot;">
            <text:p/>
          </table:table-cell>
          <table:table-cell table:formula="of:=IF([$DataEntry.B649]=&quot;&quot;;&quot;&quot;;[$DataEntry.B649])">
            <text:p/>
          </table:table-cell>
          <table:table-cell table:formula="of:=IF([$DataEntry.E649]=&quot;&quot;;&quot;&quot;;[$DataEntry.E649])">
            <text:p/>
          </table:table-cell>
          <table:table-cell table:formula="of:=IF([$DataEntry.F649]=&quot;&quot;;&quot;&quot;;[$DataEntry.F649])">
            <text:p/>
          </table:table-cell>
          <table:table-cell table:formula="of:=IF([$DataEntry.G649]=&quot;&quot;;&quot;&quot;;[$DataEntry.G649])">
            <text:p/>
          </table:table-cell>
          <table:table-cell table:formula="of:=IF([$DataEntry.H649]=&quot;&quot;;&quot;&quot;;[$DataEntry.H649])">
            <text:p/>
          </table:table-cell>
          <table:table-cell table:formula="of:=IF([$DataEntry.I649]=&quot;&quot;;&quot;&quot;;[$DataEntry.I649])">
            <text:p/>
          </table:table-cell>
          <table:table-cell table:formula="of:=IF([$DataEntry.C649]=&quot;&quot;;&quot;&quot;;[$DataEntry.C649])">
            <text:p/>
          </table:table-cell>
          <table:table-cell table:formula="of:=&quot;&quot;">
            <text:p/>
          </table:table-cell>
          <table:table-cell table:formula="of:=IF([$DataEntry.D649]=&quot;&quot;;&quot;&quot;;[$DataEntry.D64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49]=&quot;&quot;;&quot;&quot;;[$DataEntry.N649])">
            <text:p/>
          </table:table-cell>
          <table:table-cell table:formula="of:=IF([$DataEntry.O649]=&quot;&quot;;&quot;&quot;;[$DataEntry.O649])">
            <text:p/>
          </table:table-cell>
          <table:table-cell table:formula="of:=IF([$DataEntry.P649]=&quot;&quot;;&quot;&quot;;[$DataEntry.P649])">
            <text:p/>
          </table:table-cell>
          <table:table-cell table:number-columns-repeated="48"/>
        </table:table-row>
        <table:table-row table:style-name="ro1">
          <table:table-cell table:formula="of:=IF([$DataEntry.A650]=&quot;&quot;;&quot;&quot;;[$DataEntry.A650])">
            <text:p/>
          </table:table-cell>
          <table:table-cell table:formula="of:=&quot;&quot;">
            <text:p/>
          </table:table-cell>
          <table:table-cell table:formula="of:=IF([$DataEntry.B650]=&quot;&quot;;&quot;&quot;;[$DataEntry.B650])">
            <text:p/>
          </table:table-cell>
          <table:table-cell table:formula="of:=IF([$DataEntry.E650]=&quot;&quot;;&quot;&quot;;[$DataEntry.E650])">
            <text:p/>
          </table:table-cell>
          <table:table-cell table:formula="of:=IF([$DataEntry.F650]=&quot;&quot;;&quot;&quot;;[$DataEntry.F650])">
            <text:p/>
          </table:table-cell>
          <table:table-cell table:formula="of:=IF([$DataEntry.G650]=&quot;&quot;;&quot;&quot;;[$DataEntry.G650])">
            <text:p/>
          </table:table-cell>
          <table:table-cell table:formula="of:=IF([$DataEntry.H650]=&quot;&quot;;&quot;&quot;;[$DataEntry.H650])">
            <text:p/>
          </table:table-cell>
          <table:table-cell table:formula="of:=IF([$DataEntry.I650]=&quot;&quot;;&quot;&quot;;[$DataEntry.I650])">
            <text:p/>
          </table:table-cell>
          <table:table-cell table:formula="of:=IF([$DataEntry.C650]=&quot;&quot;;&quot;&quot;;[$DataEntry.C650])">
            <text:p/>
          </table:table-cell>
          <table:table-cell table:formula="of:=&quot;&quot;">
            <text:p/>
          </table:table-cell>
          <table:table-cell table:formula="of:=IF([$DataEntry.D650]=&quot;&quot;;&quot;&quot;;[$DataEntry.D65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50]=&quot;&quot;;&quot;&quot;;[$DataEntry.N650])">
            <text:p/>
          </table:table-cell>
          <table:table-cell table:formula="of:=IF([$DataEntry.O650]=&quot;&quot;;&quot;&quot;;[$DataEntry.O650])">
            <text:p/>
          </table:table-cell>
          <table:table-cell table:formula="of:=IF([$DataEntry.P650]=&quot;&quot;;&quot;&quot;;[$DataEntry.P650])">
            <text:p/>
          </table:table-cell>
          <table:table-cell table:number-columns-repeated="48"/>
        </table:table-row>
        <table:table-row table:style-name="ro1">
          <table:table-cell table:formula="of:=IF([$DataEntry.A651]=&quot;&quot;;&quot;&quot;;[$DataEntry.A651])">
            <text:p/>
          </table:table-cell>
          <table:table-cell table:formula="of:=&quot;&quot;">
            <text:p/>
          </table:table-cell>
          <table:table-cell table:formula="of:=IF([$DataEntry.B651]=&quot;&quot;;&quot;&quot;;[$DataEntry.B651])">
            <text:p/>
          </table:table-cell>
          <table:table-cell table:formula="of:=IF([$DataEntry.E651]=&quot;&quot;;&quot;&quot;;[$DataEntry.E651])">
            <text:p/>
          </table:table-cell>
          <table:table-cell table:formula="of:=IF([$DataEntry.F651]=&quot;&quot;;&quot;&quot;;[$DataEntry.F651])">
            <text:p/>
          </table:table-cell>
          <table:table-cell table:formula="of:=IF([$DataEntry.G651]=&quot;&quot;;&quot;&quot;;[$DataEntry.G651])">
            <text:p/>
          </table:table-cell>
          <table:table-cell table:formula="of:=IF([$DataEntry.H651]=&quot;&quot;;&quot;&quot;;[$DataEntry.H651])">
            <text:p/>
          </table:table-cell>
          <table:table-cell table:formula="of:=IF([$DataEntry.I651]=&quot;&quot;;&quot;&quot;;[$DataEntry.I651])">
            <text:p/>
          </table:table-cell>
          <table:table-cell table:formula="of:=IF([$DataEntry.C651]=&quot;&quot;;&quot;&quot;;[$DataEntry.C651])">
            <text:p/>
          </table:table-cell>
          <table:table-cell table:formula="of:=&quot;&quot;">
            <text:p/>
          </table:table-cell>
          <table:table-cell table:formula="of:=IF([$DataEntry.D651]=&quot;&quot;;&quot;&quot;;[$DataEntry.D65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51]=&quot;&quot;;&quot;&quot;;[$DataEntry.N651])">
            <text:p/>
          </table:table-cell>
          <table:table-cell table:formula="of:=IF([$DataEntry.O651]=&quot;&quot;;&quot;&quot;;[$DataEntry.O651])">
            <text:p/>
          </table:table-cell>
          <table:table-cell table:formula="of:=IF([$DataEntry.P651]=&quot;&quot;;&quot;&quot;;[$DataEntry.P651])">
            <text:p/>
          </table:table-cell>
          <table:table-cell table:number-columns-repeated="48"/>
        </table:table-row>
        <table:table-row table:style-name="ro1">
          <table:table-cell table:formula="of:=IF([$DataEntry.A652]=&quot;&quot;;&quot;&quot;;[$DataEntry.A652])">
            <text:p/>
          </table:table-cell>
          <table:table-cell table:formula="of:=&quot;&quot;">
            <text:p/>
          </table:table-cell>
          <table:table-cell table:formula="of:=IF([$DataEntry.B652]=&quot;&quot;;&quot;&quot;;[$DataEntry.B652])">
            <text:p/>
          </table:table-cell>
          <table:table-cell table:formula="of:=IF([$DataEntry.E652]=&quot;&quot;;&quot;&quot;;[$DataEntry.E652])">
            <text:p/>
          </table:table-cell>
          <table:table-cell table:formula="of:=IF([$DataEntry.F652]=&quot;&quot;;&quot;&quot;;[$DataEntry.F652])">
            <text:p/>
          </table:table-cell>
          <table:table-cell table:formula="of:=IF([$DataEntry.G652]=&quot;&quot;;&quot;&quot;;[$DataEntry.G652])">
            <text:p/>
          </table:table-cell>
          <table:table-cell table:formula="of:=IF([$DataEntry.H652]=&quot;&quot;;&quot;&quot;;[$DataEntry.H652])">
            <text:p/>
          </table:table-cell>
          <table:table-cell table:formula="of:=IF([$DataEntry.I652]=&quot;&quot;;&quot;&quot;;[$DataEntry.I652])">
            <text:p/>
          </table:table-cell>
          <table:table-cell table:formula="of:=IF([$DataEntry.C652]=&quot;&quot;;&quot;&quot;;[$DataEntry.C652])">
            <text:p/>
          </table:table-cell>
          <table:table-cell table:formula="of:=&quot;&quot;">
            <text:p/>
          </table:table-cell>
          <table:table-cell table:formula="of:=IF([$DataEntry.D652]=&quot;&quot;;&quot;&quot;;[$DataEntry.D65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52]=&quot;&quot;;&quot;&quot;;[$DataEntry.N652])">
            <text:p/>
          </table:table-cell>
          <table:table-cell table:formula="of:=IF([$DataEntry.O652]=&quot;&quot;;&quot;&quot;;[$DataEntry.O652])">
            <text:p/>
          </table:table-cell>
          <table:table-cell table:formula="of:=IF([$DataEntry.P652]=&quot;&quot;;&quot;&quot;;[$DataEntry.P652])">
            <text:p/>
          </table:table-cell>
          <table:table-cell table:number-columns-repeated="48"/>
        </table:table-row>
        <table:table-row table:style-name="ro1">
          <table:table-cell table:formula="of:=IF([$DataEntry.A653]=&quot;&quot;;&quot;&quot;;[$DataEntry.A653])">
            <text:p/>
          </table:table-cell>
          <table:table-cell table:formula="of:=&quot;&quot;">
            <text:p/>
          </table:table-cell>
          <table:table-cell table:formula="of:=IF([$DataEntry.B653]=&quot;&quot;;&quot;&quot;;[$DataEntry.B653])">
            <text:p/>
          </table:table-cell>
          <table:table-cell table:formula="of:=IF([$DataEntry.E653]=&quot;&quot;;&quot;&quot;;[$DataEntry.E653])">
            <text:p/>
          </table:table-cell>
          <table:table-cell table:formula="of:=IF([$DataEntry.F653]=&quot;&quot;;&quot;&quot;;[$DataEntry.F653])">
            <text:p/>
          </table:table-cell>
          <table:table-cell table:formula="of:=IF([$DataEntry.G653]=&quot;&quot;;&quot;&quot;;[$DataEntry.G653])">
            <text:p/>
          </table:table-cell>
          <table:table-cell table:formula="of:=IF([$DataEntry.H653]=&quot;&quot;;&quot;&quot;;[$DataEntry.H653])">
            <text:p/>
          </table:table-cell>
          <table:table-cell table:formula="of:=IF([$DataEntry.I653]=&quot;&quot;;&quot;&quot;;[$DataEntry.I653])">
            <text:p/>
          </table:table-cell>
          <table:table-cell table:formula="of:=IF([$DataEntry.C653]=&quot;&quot;;&quot;&quot;;[$DataEntry.C653])">
            <text:p/>
          </table:table-cell>
          <table:table-cell table:formula="of:=&quot;&quot;">
            <text:p/>
          </table:table-cell>
          <table:table-cell table:formula="of:=IF([$DataEntry.D653]=&quot;&quot;;&quot;&quot;;[$DataEntry.D65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53]=&quot;&quot;;&quot;&quot;;[$DataEntry.N653])">
            <text:p/>
          </table:table-cell>
          <table:table-cell table:formula="of:=IF([$DataEntry.O653]=&quot;&quot;;&quot;&quot;;[$DataEntry.O653])">
            <text:p/>
          </table:table-cell>
          <table:table-cell table:formula="of:=IF([$DataEntry.P653]=&quot;&quot;;&quot;&quot;;[$DataEntry.P653])">
            <text:p/>
          </table:table-cell>
          <table:table-cell table:number-columns-repeated="48"/>
        </table:table-row>
        <table:table-row table:style-name="ro1">
          <table:table-cell table:formula="of:=IF([$DataEntry.A654]=&quot;&quot;;&quot;&quot;;[$DataEntry.A654])">
            <text:p/>
          </table:table-cell>
          <table:table-cell table:formula="of:=&quot;&quot;">
            <text:p/>
          </table:table-cell>
          <table:table-cell table:formula="of:=IF([$DataEntry.B654]=&quot;&quot;;&quot;&quot;;[$DataEntry.B654])">
            <text:p/>
          </table:table-cell>
          <table:table-cell table:formula="of:=IF([$DataEntry.E654]=&quot;&quot;;&quot;&quot;;[$DataEntry.E654])">
            <text:p/>
          </table:table-cell>
          <table:table-cell table:formula="of:=IF([$DataEntry.F654]=&quot;&quot;;&quot;&quot;;[$DataEntry.F654])">
            <text:p/>
          </table:table-cell>
          <table:table-cell table:formula="of:=IF([$DataEntry.G654]=&quot;&quot;;&quot;&quot;;[$DataEntry.G654])">
            <text:p/>
          </table:table-cell>
          <table:table-cell table:formula="of:=IF([$DataEntry.H654]=&quot;&quot;;&quot;&quot;;[$DataEntry.H654])">
            <text:p/>
          </table:table-cell>
          <table:table-cell table:formula="of:=IF([$DataEntry.I654]=&quot;&quot;;&quot;&quot;;[$DataEntry.I654])">
            <text:p/>
          </table:table-cell>
          <table:table-cell table:formula="of:=IF([$DataEntry.C654]=&quot;&quot;;&quot;&quot;;[$DataEntry.C654])">
            <text:p/>
          </table:table-cell>
          <table:table-cell table:formula="of:=&quot;&quot;">
            <text:p/>
          </table:table-cell>
          <table:table-cell table:formula="of:=IF([$DataEntry.D654]=&quot;&quot;;&quot;&quot;;[$DataEntry.D65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54]=&quot;&quot;;&quot;&quot;;[$DataEntry.N654])">
            <text:p/>
          </table:table-cell>
          <table:table-cell table:formula="of:=IF([$DataEntry.O654]=&quot;&quot;;&quot;&quot;;[$DataEntry.O654])">
            <text:p/>
          </table:table-cell>
          <table:table-cell table:formula="of:=IF([$DataEntry.P654]=&quot;&quot;;&quot;&quot;;[$DataEntry.P654])">
            <text:p/>
          </table:table-cell>
          <table:table-cell table:number-columns-repeated="48"/>
        </table:table-row>
        <table:table-row table:style-name="ro1">
          <table:table-cell table:formula="of:=IF([$DataEntry.A655]=&quot;&quot;;&quot;&quot;;[$DataEntry.A655])">
            <text:p/>
          </table:table-cell>
          <table:table-cell table:formula="of:=&quot;&quot;">
            <text:p/>
          </table:table-cell>
          <table:table-cell table:formula="of:=IF([$DataEntry.B655]=&quot;&quot;;&quot;&quot;;[$DataEntry.B655])">
            <text:p/>
          </table:table-cell>
          <table:table-cell table:formula="of:=IF([$DataEntry.E655]=&quot;&quot;;&quot;&quot;;[$DataEntry.E655])">
            <text:p/>
          </table:table-cell>
          <table:table-cell table:formula="of:=IF([$DataEntry.F655]=&quot;&quot;;&quot;&quot;;[$DataEntry.F655])">
            <text:p/>
          </table:table-cell>
          <table:table-cell table:formula="of:=IF([$DataEntry.G655]=&quot;&quot;;&quot;&quot;;[$DataEntry.G655])">
            <text:p/>
          </table:table-cell>
          <table:table-cell table:formula="of:=IF([$DataEntry.H655]=&quot;&quot;;&quot;&quot;;[$DataEntry.H655])">
            <text:p/>
          </table:table-cell>
          <table:table-cell table:formula="of:=IF([$DataEntry.I655]=&quot;&quot;;&quot;&quot;;[$DataEntry.I655])">
            <text:p/>
          </table:table-cell>
          <table:table-cell table:formula="of:=IF([$DataEntry.C655]=&quot;&quot;;&quot;&quot;;[$DataEntry.C655])">
            <text:p/>
          </table:table-cell>
          <table:table-cell table:formula="of:=&quot;&quot;">
            <text:p/>
          </table:table-cell>
          <table:table-cell table:formula="of:=IF([$DataEntry.D655]=&quot;&quot;;&quot;&quot;;[$DataEntry.D65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55]=&quot;&quot;;&quot;&quot;;[$DataEntry.N655])">
            <text:p/>
          </table:table-cell>
          <table:table-cell table:formula="of:=IF([$DataEntry.O655]=&quot;&quot;;&quot;&quot;;[$DataEntry.O655])">
            <text:p/>
          </table:table-cell>
          <table:table-cell table:formula="of:=IF([$DataEntry.P655]=&quot;&quot;;&quot;&quot;;[$DataEntry.P655])">
            <text:p/>
          </table:table-cell>
          <table:table-cell table:number-columns-repeated="48"/>
        </table:table-row>
        <table:table-row table:style-name="ro1">
          <table:table-cell table:formula="of:=IF([$DataEntry.A656]=&quot;&quot;;&quot;&quot;;[$DataEntry.A656])">
            <text:p/>
          </table:table-cell>
          <table:table-cell table:formula="of:=&quot;&quot;">
            <text:p/>
          </table:table-cell>
          <table:table-cell table:formula="of:=IF([$DataEntry.B656]=&quot;&quot;;&quot;&quot;;[$DataEntry.B656])">
            <text:p/>
          </table:table-cell>
          <table:table-cell table:formula="of:=IF([$DataEntry.E656]=&quot;&quot;;&quot;&quot;;[$DataEntry.E656])">
            <text:p/>
          </table:table-cell>
          <table:table-cell table:formula="of:=IF([$DataEntry.F656]=&quot;&quot;;&quot;&quot;;[$DataEntry.F656])">
            <text:p/>
          </table:table-cell>
          <table:table-cell table:formula="of:=IF([$DataEntry.G656]=&quot;&quot;;&quot;&quot;;[$DataEntry.G656])">
            <text:p/>
          </table:table-cell>
          <table:table-cell table:formula="of:=IF([$DataEntry.H656]=&quot;&quot;;&quot;&quot;;[$DataEntry.H656])">
            <text:p/>
          </table:table-cell>
          <table:table-cell table:formula="of:=IF([$DataEntry.I656]=&quot;&quot;;&quot;&quot;;[$DataEntry.I656])">
            <text:p/>
          </table:table-cell>
          <table:table-cell table:formula="of:=IF([$DataEntry.C656]=&quot;&quot;;&quot;&quot;;[$DataEntry.C656])">
            <text:p/>
          </table:table-cell>
          <table:table-cell table:formula="of:=&quot;&quot;">
            <text:p/>
          </table:table-cell>
          <table:table-cell table:formula="of:=IF([$DataEntry.D656]=&quot;&quot;;&quot;&quot;;[$DataEntry.D65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56]=&quot;&quot;;&quot;&quot;;[$DataEntry.N656])">
            <text:p/>
          </table:table-cell>
          <table:table-cell table:formula="of:=IF([$DataEntry.O656]=&quot;&quot;;&quot;&quot;;[$DataEntry.O656])">
            <text:p/>
          </table:table-cell>
          <table:table-cell table:formula="of:=IF([$DataEntry.P656]=&quot;&quot;;&quot;&quot;;[$DataEntry.P656])">
            <text:p/>
          </table:table-cell>
          <table:table-cell table:number-columns-repeated="48"/>
        </table:table-row>
        <table:table-row table:style-name="ro1">
          <table:table-cell table:formula="of:=IF([$DataEntry.A657]=&quot;&quot;;&quot;&quot;;[$DataEntry.A657])">
            <text:p/>
          </table:table-cell>
          <table:table-cell table:formula="of:=&quot;&quot;">
            <text:p/>
          </table:table-cell>
          <table:table-cell table:formula="of:=IF([$DataEntry.B657]=&quot;&quot;;&quot;&quot;;[$DataEntry.B657])">
            <text:p/>
          </table:table-cell>
          <table:table-cell table:formula="of:=IF([$DataEntry.E657]=&quot;&quot;;&quot;&quot;;[$DataEntry.E657])">
            <text:p/>
          </table:table-cell>
          <table:table-cell table:formula="of:=IF([$DataEntry.F657]=&quot;&quot;;&quot;&quot;;[$DataEntry.F657])">
            <text:p/>
          </table:table-cell>
          <table:table-cell table:formula="of:=IF([$DataEntry.G657]=&quot;&quot;;&quot;&quot;;[$DataEntry.G657])">
            <text:p/>
          </table:table-cell>
          <table:table-cell table:formula="of:=IF([$DataEntry.H657]=&quot;&quot;;&quot;&quot;;[$DataEntry.H657])">
            <text:p/>
          </table:table-cell>
          <table:table-cell table:formula="of:=IF([$DataEntry.I657]=&quot;&quot;;&quot;&quot;;[$DataEntry.I657])">
            <text:p/>
          </table:table-cell>
          <table:table-cell table:formula="of:=IF([$DataEntry.C657]=&quot;&quot;;&quot;&quot;;[$DataEntry.C657])">
            <text:p/>
          </table:table-cell>
          <table:table-cell table:formula="of:=&quot;&quot;">
            <text:p/>
          </table:table-cell>
          <table:table-cell table:formula="of:=IF([$DataEntry.D657]=&quot;&quot;;&quot;&quot;;[$DataEntry.D65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57]=&quot;&quot;;&quot;&quot;;[$DataEntry.N657])">
            <text:p/>
          </table:table-cell>
          <table:table-cell table:formula="of:=IF([$DataEntry.O657]=&quot;&quot;;&quot;&quot;;[$DataEntry.O657])">
            <text:p/>
          </table:table-cell>
          <table:table-cell table:formula="of:=IF([$DataEntry.P657]=&quot;&quot;;&quot;&quot;;[$DataEntry.P657])">
            <text:p/>
          </table:table-cell>
          <table:table-cell table:number-columns-repeated="48"/>
        </table:table-row>
        <table:table-row table:style-name="ro1">
          <table:table-cell table:formula="of:=IF([$DataEntry.A658]=&quot;&quot;;&quot;&quot;;[$DataEntry.A658])">
            <text:p/>
          </table:table-cell>
          <table:table-cell table:formula="of:=&quot;&quot;">
            <text:p/>
          </table:table-cell>
          <table:table-cell table:formula="of:=IF([$DataEntry.B658]=&quot;&quot;;&quot;&quot;;[$DataEntry.B658])">
            <text:p/>
          </table:table-cell>
          <table:table-cell table:formula="of:=IF([$DataEntry.E658]=&quot;&quot;;&quot;&quot;;[$DataEntry.E658])">
            <text:p/>
          </table:table-cell>
          <table:table-cell table:formula="of:=IF([$DataEntry.F658]=&quot;&quot;;&quot;&quot;;[$DataEntry.F658])">
            <text:p/>
          </table:table-cell>
          <table:table-cell table:formula="of:=IF([$DataEntry.G658]=&quot;&quot;;&quot;&quot;;[$DataEntry.G658])">
            <text:p/>
          </table:table-cell>
          <table:table-cell table:formula="of:=IF([$DataEntry.H658]=&quot;&quot;;&quot;&quot;;[$DataEntry.H658])">
            <text:p/>
          </table:table-cell>
          <table:table-cell table:formula="of:=IF([$DataEntry.I658]=&quot;&quot;;&quot;&quot;;[$DataEntry.I658])">
            <text:p/>
          </table:table-cell>
          <table:table-cell table:formula="of:=IF([$DataEntry.C658]=&quot;&quot;;&quot;&quot;;[$DataEntry.C658])">
            <text:p/>
          </table:table-cell>
          <table:table-cell table:formula="of:=&quot;&quot;">
            <text:p/>
          </table:table-cell>
          <table:table-cell table:formula="of:=IF([$DataEntry.D658]=&quot;&quot;;&quot;&quot;;[$DataEntry.D65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58]=&quot;&quot;;&quot;&quot;;[$DataEntry.N658])">
            <text:p/>
          </table:table-cell>
          <table:table-cell table:formula="of:=IF([$DataEntry.O658]=&quot;&quot;;&quot;&quot;;[$DataEntry.O658])">
            <text:p/>
          </table:table-cell>
          <table:table-cell table:formula="of:=IF([$DataEntry.P658]=&quot;&quot;;&quot;&quot;;[$DataEntry.P658])">
            <text:p/>
          </table:table-cell>
          <table:table-cell table:number-columns-repeated="48"/>
        </table:table-row>
        <table:table-row table:style-name="ro1">
          <table:table-cell table:formula="of:=IF([$DataEntry.A659]=&quot;&quot;;&quot;&quot;;[$DataEntry.A659])">
            <text:p/>
          </table:table-cell>
          <table:table-cell table:formula="of:=&quot;&quot;">
            <text:p/>
          </table:table-cell>
          <table:table-cell table:formula="of:=IF([$DataEntry.B659]=&quot;&quot;;&quot;&quot;;[$DataEntry.B659])">
            <text:p/>
          </table:table-cell>
          <table:table-cell table:formula="of:=IF([$DataEntry.E659]=&quot;&quot;;&quot;&quot;;[$DataEntry.E659])">
            <text:p/>
          </table:table-cell>
          <table:table-cell table:formula="of:=IF([$DataEntry.F659]=&quot;&quot;;&quot;&quot;;[$DataEntry.F659])">
            <text:p/>
          </table:table-cell>
          <table:table-cell table:formula="of:=IF([$DataEntry.G659]=&quot;&quot;;&quot;&quot;;[$DataEntry.G659])">
            <text:p/>
          </table:table-cell>
          <table:table-cell table:formula="of:=IF([$DataEntry.H659]=&quot;&quot;;&quot;&quot;;[$DataEntry.H659])">
            <text:p/>
          </table:table-cell>
          <table:table-cell table:formula="of:=IF([$DataEntry.I659]=&quot;&quot;;&quot;&quot;;[$DataEntry.I659])">
            <text:p/>
          </table:table-cell>
          <table:table-cell table:formula="of:=IF([$DataEntry.C659]=&quot;&quot;;&quot;&quot;;[$DataEntry.C659])">
            <text:p/>
          </table:table-cell>
          <table:table-cell table:formula="of:=&quot;&quot;">
            <text:p/>
          </table:table-cell>
          <table:table-cell table:formula="of:=IF([$DataEntry.D659]=&quot;&quot;;&quot;&quot;;[$DataEntry.D65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59]=&quot;&quot;;&quot;&quot;;[$DataEntry.N659])">
            <text:p/>
          </table:table-cell>
          <table:table-cell table:formula="of:=IF([$DataEntry.O659]=&quot;&quot;;&quot;&quot;;[$DataEntry.O659])">
            <text:p/>
          </table:table-cell>
          <table:table-cell table:formula="of:=IF([$DataEntry.P659]=&quot;&quot;;&quot;&quot;;[$DataEntry.P659])">
            <text:p/>
          </table:table-cell>
          <table:table-cell table:number-columns-repeated="48"/>
        </table:table-row>
        <table:table-row table:style-name="ro1">
          <table:table-cell table:formula="of:=IF([$DataEntry.A660]=&quot;&quot;;&quot;&quot;;[$DataEntry.A660])">
            <text:p/>
          </table:table-cell>
          <table:table-cell table:formula="of:=&quot;&quot;">
            <text:p/>
          </table:table-cell>
          <table:table-cell table:formula="of:=IF([$DataEntry.B660]=&quot;&quot;;&quot;&quot;;[$DataEntry.B660])">
            <text:p/>
          </table:table-cell>
          <table:table-cell table:formula="of:=IF([$DataEntry.E660]=&quot;&quot;;&quot;&quot;;[$DataEntry.E660])">
            <text:p/>
          </table:table-cell>
          <table:table-cell table:formula="of:=IF([$DataEntry.F660]=&quot;&quot;;&quot;&quot;;[$DataEntry.F660])">
            <text:p/>
          </table:table-cell>
          <table:table-cell table:formula="of:=IF([$DataEntry.G660]=&quot;&quot;;&quot;&quot;;[$DataEntry.G660])">
            <text:p/>
          </table:table-cell>
          <table:table-cell table:formula="of:=IF([$DataEntry.H660]=&quot;&quot;;&quot;&quot;;[$DataEntry.H660])">
            <text:p/>
          </table:table-cell>
          <table:table-cell table:formula="of:=IF([$DataEntry.I660]=&quot;&quot;;&quot;&quot;;[$DataEntry.I660])">
            <text:p/>
          </table:table-cell>
          <table:table-cell table:formula="of:=IF([$DataEntry.C660]=&quot;&quot;;&quot;&quot;;[$DataEntry.C660])">
            <text:p/>
          </table:table-cell>
          <table:table-cell table:formula="of:=&quot;&quot;">
            <text:p/>
          </table:table-cell>
          <table:table-cell table:formula="of:=IF([$DataEntry.D660]=&quot;&quot;;&quot;&quot;;[$DataEntry.D66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60]=&quot;&quot;;&quot;&quot;;[$DataEntry.N660])">
            <text:p/>
          </table:table-cell>
          <table:table-cell table:formula="of:=IF([$DataEntry.O660]=&quot;&quot;;&quot;&quot;;[$DataEntry.O660])">
            <text:p/>
          </table:table-cell>
          <table:table-cell table:formula="of:=IF([$DataEntry.P660]=&quot;&quot;;&quot;&quot;;[$DataEntry.P660])">
            <text:p/>
          </table:table-cell>
          <table:table-cell table:number-columns-repeated="48"/>
        </table:table-row>
        <table:table-row table:style-name="ro1">
          <table:table-cell table:formula="of:=IF([$DataEntry.A661]=&quot;&quot;;&quot;&quot;;[$DataEntry.A661])">
            <text:p/>
          </table:table-cell>
          <table:table-cell table:formula="of:=&quot;&quot;">
            <text:p/>
          </table:table-cell>
          <table:table-cell table:formula="of:=IF([$DataEntry.B661]=&quot;&quot;;&quot;&quot;;[$DataEntry.B661])">
            <text:p/>
          </table:table-cell>
          <table:table-cell table:formula="of:=IF([$DataEntry.E661]=&quot;&quot;;&quot;&quot;;[$DataEntry.E661])">
            <text:p/>
          </table:table-cell>
          <table:table-cell table:formula="of:=IF([$DataEntry.F661]=&quot;&quot;;&quot;&quot;;[$DataEntry.F661])">
            <text:p/>
          </table:table-cell>
          <table:table-cell table:formula="of:=IF([$DataEntry.G661]=&quot;&quot;;&quot;&quot;;[$DataEntry.G661])">
            <text:p/>
          </table:table-cell>
          <table:table-cell table:formula="of:=IF([$DataEntry.H661]=&quot;&quot;;&quot;&quot;;[$DataEntry.H661])">
            <text:p/>
          </table:table-cell>
          <table:table-cell table:formula="of:=IF([$DataEntry.I661]=&quot;&quot;;&quot;&quot;;[$DataEntry.I661])">
            <text:p/>
          </table:table-cell>
          <table:table-cell table:formula="of:=IF([$DataEntry.C661]=&quot;&quot;;&quot;&quot;;[$DataEntry.C661])">
            <text:p/>
          </table:table-cell>
          <table:table-cell table:formula="of:=&quot;&quot;">
            <text:p/>
          </table:table-cell>
          <table:table-cell table:formula="of:=IF([$DataEntry.D661]=&quot;&quot;;&quot;&quot;;[$DataEntry.D66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61]=&quot;&quot;;&quot;&quot;;[$DataEntry.N661])">
            <text:p/>
          </table:table-cell>
          <table:table-cell table:formula="of:=IF([$DataEntry.O661]=&quot;&quot;;&quot;&quot;;[$DataEntry.O661])">
            <text:p/>
          </table:table-cell>
          <table:table-cell table:formula="of:=IF([$DataEntry.P661]=&quot;&quot;;&quot;&quot;;[$DataEntry.P661])">
            <text:p/>
          </table:table-cell>
          <table:table-cell table:number-columns-repeated="48"/>
        </table:table-row>
        <table:table-row table:style-name="ro1">
          <table:table-cell table:formula="of:=IF([$DataEntry.A662]=&quot;&quot;;&quot;&quot;;[$DataEntry.A662])">
            <text:p/>
          </table:table-cell>
          <table:table-cell table:formula="of:=&quot;&quot;">
            <text:p/>
          </table:table-cell>
          <table:table-cell table:formula="of:=IF([$DataEntry.B662]=&quot;&quot;;&quot;&quot;;[$DataEntry.B662])">
            <text:p/>
          </table:table-cell>
          <table:table-cell table:formula="of:=IF([$DataEntry.E662]=&quot;&quot;;&quot;&quot;;[$DataEntry.E662])">
            <text:p/>
          </table:table-cell>
          <table:table-cell table:formula="of:=IF([$DataEntry.F662]=&quot;&quot;;&quot;&quot;;[$DataEntry.F662])">
            <text:p/>
          </table:table-cell>
          <table:table-cell table:formula="of:=IF([$DataEntry.G662]=&quot;&quot;;&quot;&quot;;[$DataEntry.G662])">
            <text:p/>
          </table:table-cell>
          <table:table-cell table:formula="of:=IF([$DataEntry.H662]=&quot;&quot;;&quot;&quot;;[$DataEntry.H662])">
            <text:p/>
          </table:table-cell>
          <table:table-cell table:formula="of:=IF([$DataEntry.I662]=&quot;&quot;;&quot;&quot;;[$DataEntry.I662])">
            <text:p/>
          </table:table-cell>
          <table:table-cell table:formula="of:=IF([$DataEntry.C662]=&quot;&quot;;&quot;&quot;;[$DataEntry.C662])">
            <text:p/>
          </table:table-cell>
          <table:table-cell table:formula="of:=&quot;&quot;">
            <text:p/>
          </table:table-cell>
          <table:table-cell table:formula="of:=IF([$DataEntry.D662]=&quot;&quot;;&quot;&quot;;[$DataEntry.D66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62]=&quot;&quot;;&quot;&quot;;[$DataEntry.N662])">
            <text:p/>
          </table:table-cell>
          <table:table-cell table:formula="of:=IF([$DataEntry.O662]=&quot;&quot;;&quot;&quot;;[$DataEntry.O662])">
            <text:p/>
          </table:table-cell>
          <table:table-cell table:formula="of:=IF([$DataEntry.P662]=&quot;&quot;;&quot;&quot;;[$DataEntry.P662])">
            <text:p/>
          </table:table-cell>
          <table:table-cell table:number-columns-repeated="48"/>
        </table:table-row>
        <table:table-row table:style-name="ro1">
          <table:table-cell table:formula="of:=IF([$DataEntry.A663]=&quot;&quot;;&quot;&quot;;[$DataEntry.A663])">
            <text:p/>
          </table:table-cell>
          <table:table-cell table:formula="of:=&quot;&quot;">
            <text:p/>
          </table:table-cell>
          <table:table-cell table:formula="of:=IF([$DataEntry.B663]=&quot;&quot;;&quot;&quot;;[$DataEntry.B663])">
            <text:p/>
          </table:table-cell>
          <table:table-cell table:formula="of:=IF([$DataEntry.E663]=&quot;&quot;;&quot;&quot;;[$DataEntry.E663])">
            <text:p/>
          </table:table-cell>
          <table:table-cell table:formula="of:=IF([$DataEntry.F663]=&quot;&quot;;&quot;&quot;;[$DataEntry.F663])">
            <text:p/>
          </table:table-cell>
          <table:table-cell table:formula="of:=IF([$DataEntry.G663]=&quot;&quot;;&quot;&quot;;[$DataEntry.G663])">
            <text:p/>
          </table:table-cell>
          <table:table-cell table:formula="of:=IF([$DataEntry.H663]=&quot;&quot;;&quot;&quot;;[$DataEntry.H663])">
            <text:p/>
          </table:table-cell>
          <table:table-cell table:formula="of:=IF([$DataEntry.I663]=&quot;&quot;;&quot;&quot;;[$DataEntry.I663])">
            <text:p/>
          </table:table-cell>
          <table:table-cell table:formula="of:=IF([$DataEntry.C663]=&quot;&quot;;&quot;&quot;;[$DataEntry.C663])">
            <text:p/>
          </table:table-cell>
          <table:table-cell table:formula="of:=&quot;&quot;">
            <text:p/>
          </table:table-cell>
          <table:table-cell table:formula="of:=IF([$DataEntry.D663]=&quot;&quot;;&quot;&quot;;[$DataEntry.D66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63]=&quot;&quot;;&quot;&quot;;[$DataEntry.N663])">
            <text:p/>
          </table:table-cell>
          <table:table-cell table:formula="of:=IF([$DataEntry.O663]=&quot;&quot;;&quot;&quot;;[$DataEntry.O663])">
            <text:p/>
          </table:table-cell>
          <table:table-cell table:formula="of:=IF([$DataEntry.P663]=&quot;&quot;;&quot;&quot;;[$DataEntry.P663])">
            <text:p/>
          </table:table-cell>
          <table:table-cell table:number-columns-repeated="48"/>
        </table:table-row>
        <table:table-row table:style-name="ro1">
          <table:table-cell table:formula="of:=IF([$DataEntry.A664]=&quot;&quot;;&quot;&quot;;[$DataEntry.A664])">
            <text:p/>
          </table:table-cell>
          <table:table-cell table:formula="of:=&quot;&quot;">
            <text:p/>
          </table:table-cell>
          <table:table-cell table:formula="of:=IF([$DataEntry.B664]=&quot;&quot;;&quot;&quot;;[$DataEntry.B664])">
            <text:p/>
          </table:table-cell>
          <table:table-cell table:formula="of:=IF([$DataEntry.E664]=&quot;&quot;;&quot;&quot;;[$DataEntry.E664])">
            <text:p/>
          </table:table-cell>
          <table:table-cell table:formula="of:=IF([$DataEntry.F664]=&quot;&quot;;&quot;&quot;;[$DataEntry.F664])">
            <text:p/>
          </table:table-cell>
          <table:table-cell table:formula="of:=IF([$DataEntry.G664]=&quot;&quot;;&quot;&quot;;[$DataEntry.G664])">
            <text:p/>
          </table:table-cell>
          <table:table-cell table:formula="of:=IF([$DataEntry.H664]=&quot;&quot;;&quot;&quot;;[$DataEntry.H664])">
            <text:p/>
          </table:table-cell>
          <table:table-cell table:formula="of:=IF([$DataEntry.I664]=&quot;&quot;;&quot;&quot;;[$DataEntry.I664])">
            <text:p/>
          </table:table-cell>
          <table:table-cell table:formula="of:=IF([$DataEntry.C664]=&quot;&quot;;&quot;&quot;;[$DataEntry.C664])">
            <text:p/>
          </table:table-cell>
          <table:table-cell table:formula="of:=&quot;&quot;">
            <text:p/>
          </table:table-cell>
          <table:table-cell table:formula="of:=IF([$DataEntry.D664]=&quot;&quot;;&quot;&quot;;[$DataEntry.D66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64]=&quot;&quot;;&quot;&quot;;[$DataEntry.N664])">
            <text:p/>
          </table:table-cell>
          <table:table-cell table:formula="of:=IF([$DataEntry.O664]=&quot;&quot;;&quot;&quot;;[$DataEntry.O664])">
            <text:p/>
          </table:table-cell>
          <table:table-cell table:formula="of:=IF([$DataEntry.P664]=&quot;&quot;;&quot;&quot;;[$DataEntry.P664])">
            <text:p/>
          </table:table-cell>
          <table:table-cell table:number-columns-repeated="48"/>
        </table:table-row>
        <table:table-row table:style-name="ro1">
          <table:table-cell table:formula="of:=IF([$DataEntry.A665]=&quot;&quot;;&quot;&quot;;[$DataEntry.A665])">
            <text:p/>
          </table:table-cell>
          <table:table-cell table:formula="of:=&quot;&quot;">
            <text:p/>
          </table:table-cell>
          <table:table-cell table:formula="of:=IF([$DataEntry.B665]=&quot;&quot;;&quot;&quot;;[$DataEntry.B665])">
            <text:p/>
          </table:table-cell>
          <table:table-cell table:formula="of:=IF([$DataEntry.E665]=&quot;&quot;;&quot;&quot;;[$DataEntry.E665])">
            <text:p/>
          </table:table-cell>
          <table:table-cell table:formula="of:=IF([$DataEntry.F665]=&quot;&quot;;&quot;&quot;;[$DataEntry.F665])">
            <text:p/>
          </table:table-cell>
          <table:table-cell table:formula="of:=IF([$DataEntry.G665]=&quot;&quot;;&quot;&quot;;[$DataEntry.G665])">
            <text:p/>
          </table:table-cell>
          <table:table-cell table:formula="of:=IF([$DataEntry.H665]=&quot;&quot;;&quot;&quot;;[$DataEntry.H665])">
            <text:p/>
          </table:table-cell>
          <table:table-cell table:formula="of:=IF([$DataEntry.I665]=&quot;&quot;;&quot;&quot;;[$DataEntry.I665])">
            <text:p/>
          </table:table-cell>
          <table:table-cell table:formula="of:=IF([$DataEntry.C665]=&quot;&quot;;&quot;&quot;;[$DataEntry.C665])">
            <text:p/>
          </table:table-cell>
          <table:table-cell table:formula="of:=&quot;&quot;">
            <text:p/>
          </table:table-cell>
          <table:table-cell table:formula="of:=IF([$DataEntry.D665]=&quot;&quot;;&quot;&quot;;[$DataEntry.D66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65]=&quot;&quot;;&quot;&quot;;[$DataEntry.N665])">
            <text:p/>
          </table:table-cell>
          <table:table-cell table:formula="of:=IF([$DataEntry.O665]=&quot;&quot;;&quot;&quot;;[$DataEntry.O665])">
            <text:p/>
          </table:table-cell>
          <table:table-cell table:formula="of:=IF([$DataEntry.P665]=&quot;&quot;;&quot;&quot;;[$DataEntry.P665])">
            <text:p/>
          </table:table-cell>
          <table:table-cell table:number-columns-repeated="48"/>
        </table:table-row>
        <table:table-row table:style-name="ro1">
          <table:table-cell table:formula="of:=IF([$DataEntry.A666]=&quot;&quot;;&quot;&quot;;[$DataEntry.A666])">
            <text:p/>
          </table:table-cell>
          <table:table-cell table:formula="of:=&quot;&quot;">
            <text:p/>
          </table:table-cell>
          <table:table-cell table:formula="of:=IF([$DataEntry.B666]=&quot;&quot;;&quot;&quot;;[$DataEntry.B666])">
            <text:p/>
          </table:table-cell>
          <table:table-cell table:formula="of:=IF([$DataEntry.E666]=&quot;&quot;;&quot;&quot;;[$DataEntry.E666])">
            <text:p/>
          </table:table-cell>
          <table:table-cell table:formula="of:=IF([$DataEntry.F666]=&quot;&quot;;&quot;&quot;;[$DataEntry.F666])">
            <text:p/>
          </table:table-cell>
          <table:table-cell table:formula="of:=IF([$DataEntry.G666]=&quot;&quot;;&quot;&quot;;[$DataEntry.G666])">
            <text:p/>
          </table:table-cell>
          <table:table-cell table:formula="of:=IF([$DataEntry.H666]=&quot;&quot;;&quot;&quot;;[$DataEntry.H666])">
            <text:p/>
          </table:table-cell>
          <table:table-cell table:formula="of:=IF([$DataEntry.I666]=&quot;&quot;;&quot;&quot;;[$DataEntry.I666])">
            <text:p/>
          </table:table-cell>
          <table:table-cell table:formula="of:=IF([$DataEntry.C666]=&quot;&quot;;&quot;&quot;;[$DataEntry.C666])">
            <text:p/>
          </table:table-cell>
          <table:table-cell table:formula="of:=&quot;&quot;">
            <text:p/>
          </table:table-cell>
          <table:table-cell table:formula="of:=IF([$DataEntry.D666]=&quot;&quot;;&quot;&quot;;[$DataEntry.D66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66]=&quot;&quot;;&quot;&quot;;[$DataEntry.N666])">
            <text:p/>
          </table:table-cell>
          <table:table-cell table:formula="of:=IF([$DataEntry.O666]=&quot;&quot;;&quot;&quot;;[$DataEntry.O666])">
            <text:p/>
          </table:table-cell>
          <table:table-cell table:formula="of:=IF([$DataEntry.P666]=&quot;&quot;;&quot;&quot;;[$DataEntry.P666])">
            <text:p/>
          </table:table-cell>
          <table:table-cell table:number-columns-repeated="48"/>
        </table:table-row>
        <table:table-row table:style-name="ro1">
          <table:table-cell table:formula="of:=IF([$DataEntry.A667]=&quot;&quot;;&quot;&quot;;[$DataEntry.A667])">
            <text:p/>
          </table:table-cell>
          <table:table-cell table:formula="of:=&quot;&quot;">
            <text:p/>
          </table:table-cell>
          <table:table-cell table:formula="of:=IF([$DataEntry.B667]=&quot;&quot;;&quot;&quot;;[$DataEntry.B667])">
            <text:p/>
          </table:table-cell>
          <table:table-cell table:formula="of:=IF([$DataEntry.E667]=&quot;&quot;;&quot;&quot;;[$DataEntry.E667])">
            <text:p/>
          </table:table-cell>
          <table:table-cell table:formula="of:=IF([$DataEntry.F667]=&quot;&quot;;&quot;&quot;;[$DataEntry.F667])">
            <text:p/>
          </table:table-cell>
          <table:table-cell table:formula="of:=IF([$DataEntry.G667]=&quot;&quot;;&quot;&quot;;[$DataEntry.G667])">
            <text:p/>
          </table:table-cell>
          <table:table-cell table:formula="of:=IF([$DataEntry.H667]=&quot;&quot;;&quot;&quot;;[$DataEntry.H667])">
            <text:p/>
          </table:table-cell>
          <table:table-cell table:formula="of:=IF([$DataEntry.I667]=&quot;&quot;;&quot;&quot;;[$DataEntry.I667])">
            <text:p/>
          </table:table-cell>
          <table:table-cell table:formula="of:=IF([$DataEntry.C667]=&quot;&quot;;&quot;&quot;;[$DataEntry.C667])">
            <text:p/>
          </table:table-cell>
          <table:table-cell table:formula="of:=&quot;&quot;">
            <text:p/>
          </table:table-cell>
          <table:table-cell table:formula="of:=IF([$DataEntry.D667]=&quot;&quot;;&quot;&quot;;[$DataEntry.D66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67]=&quot;&quot;;&quot;&quot;;[$DataEntry.N667])">
            <text:p/>
          </table:table-cell>
          <table:table-cell table:formula="of:=IF([$DataEntry.O667]=&quot;&quot;;&quot;&quot;;[$DataEntry.O667])">
            <text:p/>
          </table:table-cell>
          <table:table-cell table:formula="of:=IF([$DataEntry.P667]=&quot;&quot;;&quot;&quot;;[$DataEntry.P667])">
            <text:p/>
          </table:table-cell>
          <table:table-cell table:number-columns-repeated="48"/>
        </table:table-row>
        <table:table-row table:style-name="ro1">
          <table:table-cell table:formula="of:=IF([$DataEntry.A668]=&quot;&quot;;&quot;&quot;;[$DataEntry.A668])">
            <text:p/>
          </table:table-cell>
          <table:table-cell table:formula="of:=&quot;&quot;">
            <text:p/>
          </table:table-cell>
          <table:table-cell table:formula="of:=IF([$DataEntry.B668]=&quot;&quot;;&quot;&quot;;[$DataEntry.B668])">
            <text:p/>
          </table:table-cell>
          <table:table-cell table:formula="of:=IF([$DataEntry.E668]=&quot;&quot;;&quot;&quot;;[$DataEntry.E668])">
            <text:p/>
          </table:table-cell>
          <table:table-cell table:formula="of:=IF([$DataEntry.F668]=&quot;&quot;;&quot;&quot;;[$DataEntry.F668])">
            <text:p/>
          </table:table-cell>
          <table:table-cell table:formula="of:=IF([$DataEntry.G668]=&quot;&quot;;&quot;&quot;;[$DataEntry.G668])">
            <text:p/>
          </table:table-cell>
          <table:table-cell table:formula="of:=IF([$DataEntry.H668]=&quot;&quot;;&quot;&quot;;[$DataEntry.H668])">
            <text:p/>
          </table:table-cell>
          <table:table-cell table:formula="of:=IF([$DataEntry.I668]=&quot;&quot;;&quot;&quot;;[$DataEntry.I668])">
            <text:p/>
          </table:table-cell>
          <table:table-cell table:formula="of:=IF([$DataEntry.C668]=&quot;&quot;;&quot;&quot;;[$DataEntry.C668])">
            <text:p/>
          </table:table-cell>
          <table:table-cell table:formula="of:=&quot;&quot;">
            <text:p/>
          </table:table-cell>
          <table:table-cell table:formula="of:=IF([$DataEntry.D668]=&quot;&quot;;&quot;&quot;;[$DataEntry.D66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68]=&quot;&quot;;&quot;&quot;;[$DataEntry.N668])">
            <text:p/>
          </table:table-cell>
          <table:table-cell table:formula="of:=IF([$DataEntry.O668]=&quot;&quot;;&quot;&quot;;[$DataEntry.O668])">
            <text:p/>
          </table:table-cell>
          <table:table-cell table:formula="of:=IF([$DataEntry.P668]=&quot;&quot;;&quot;&quot;;[$DataEntry.P668])">
            <text:p/>
          </table:table-cell>
          <table:table-cell table:number-columns-repeated="48"/>
        </table:table-row>
        <table:table-row table:style-name="ro1">
          <table:table-cell table:formula="of:=IF([$DataEntry.A669]=&quot;&quot;;&quot;&quot;;[$DataEntry.A669])">
            <text:p/>
          </table:table-cell>
          <table:table-cell table:formula="of:=&quot;&quot;">
            <text:p/>
          </table:table-cell>
          <table:table-cell table:formula="of:=IF([$DataEntry.B669]=&quot;&quot;;&quot;&quot;;[$DataEntry.B669])">
            <text:p/>
          </table:table-cell>
          <table:table-cell table:formula="of:=IF([$DataEntry.E669]=&quot;&quot;;&quot;&quot;;[$DataEntry.E669])">
            <text:p/>
          </table:table-cell>
          <table:table-cell table:formula="of:=IF([$DataEntry.F669]=&quot;&quot;;&quot;&quot;;[$DataEntry.F669])">
            <text:p/>
          </table:table-cell>
          <table:table-cell table:formula="of:=IF([$DataEntry.G669]=&quot;&quot;;&quot;&quot;;[$DataEntry.G669])">
            <text:p/>
          </table:table-cell>
          <table:table-cell table:formula="of:=IF([$DataEntry.H669]=&quot;&quot;;&quot;&quot;;[$DataEntry.H669])">
            <text:p/>
          </table:table-cell>
          <table:table-cell table:formula="of:=IF([$DataEntry.I669]=&quot;&quot;;&quot;&quot;;[$DataEntry.I669])">
            <text:p/>
          </table:table-cell>
          <table:table-cell table:formula="of:=IF([$DataEntry.C669]=&quot;&quot;;&quot;&quot;;[$DataEntry.C669])">
            <text:p/>
          </table:table-cell>
          <table:table-cell table:formula="of:=&quot;&quot;">
            <text:p/>
          </table:table-cell>
          <table:table-cell table:formula="of:=IF([$DataEntry.D669]=&quot;&quot;;&quot;&quot;;[$DataEntry.D66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69]=&quot;&quot;;&quot;&quot;;[$DataEntry.N669])">
            <text:p/>
          </table:table-cell>
          <table:table-cell table:formula="of:=IF([$DataEntry.O669]=&quot;&quot;;&quot;&quot;;[$DataEntry.O669])">
            <text:p/>
          </table:table-cell>
          <table:table-cell table:formula="of:=IF([$DataEntry.P669]=&quot;&quot;;&quot;&quot;;[$DataEntry.P669])">
            <text:p/>
          </table:table-cell>
          <table:table-cell table:number-columns-repeated="48"/>
        </table:table-row>
        <table:table-row table:style-name="ro1">
          <table:table-cell table:formula="of:=IF([$DataEntry.A670]=&quot;&quot;;&quot;&quot;;[$DataEntry.A670])">
            <text:p/>
          </table:table-cell>
          <table:table-cell table:formula="of:=&quot;&quot;">
            <text:p/>
          </table:table-cell>
          <table:table-cell table:formula="of:=IF([$DataEntry.B670]=&quot;&quot;;&quot;&quot;;[$DataEntry.B670])">
            <text:p/>
          </table:table-cell>
          <table:table-cell table:formula="of:=IF([$DataEntry.E670]=&quot;&quot;;&quot;&quot;;[$DataEntry.E670])">
            <text:p/>
          </table:table-cell>
          <table:table-cell table:formula="of:=IF([$DataEntry.F670]=&quot;&quot;;&quot;&quot;;[$DataEntry.F670])">
            <text:p/>
          </table:table-cell>
          <table:table-cell table:formula="of:=IF([$DataEntry.G670]=&quot;&quot;;&quot;&quot;;[$DataEntry.G670])">
            <text:p/>
          </table:table-cell>
          <table:table-cell table:formula="of:=IF([$DataEntry.H670]=&quot;&quot;;&quot;&quot;;[$DataEntry.H670])">
            <text:p/>
          </table:table-cell>
          <table:table-cell table:formula="of:=IF([$DataEntry.I670]=&quot;&quot;;&quot;&quot;;[$DataEntry.I670])">
            <text:p/>
          </table:table-cell>
          <table:table-cell table:formula="of:=IF([$DataEntry.C670]=&quot;&quot;;&quot;&quot;;[$DataEntry.C670])">
            <text:p/>
          </table:table-cell>
          <table:table-cell table:formula="of:=&quot;&quot;">
            <text:p/>
          </table:table-cell>
          <table:table-cell table:formula="of:=IF([$DataEntry.D670]=&quot;&quot;;&quot;&quot;;[$DataEntry.D67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70]=&quot;&quot;;&quot;&quot;;[$DataEntry.N670])">
            <text:p/>
          </table:table-cell>
          <table:table-cell table:formula="of:=IF([$DataEntry.O670]=&quot;&quot;;&quot;&quot;;[$DataEntry.O670])">
            <text:p/>
          </table:table-cell>
          <table:table-cell table:formula="of:=IF([$DataEntry.P670]=&quot;&quot;;&quot;&quot;;[$DataEntry.P670])">
            <text:p/>
          </table:table-cell>
          <table:table-cell table:number-columns-repeated="48"/>
        </table:table-row>
        <table:table-row table:style-name="ro1">
          <table:table-cell table:formula="of:=IF([$DataEntry.A671]=&quot;&quot;;&quot;&quot;;[$DataEntry.A671])">
            <text:p/>
          </table:table-cell>
          <table:table-cell table:formula="of:=&quot;&quot;">
            <text:p/>
          </table:table-cell>
          <table:table-cell table:formula="of:=IF([$DataEntry.B671]=&quot;&quot;;&quot;&quot;;[$DataEntry.B671])">
            <text:p/>
          </table:table-cell>
          <table:table-cell table:formula="of:=IF([$DataEntry.E671]=&quot;&quot;;&quot;&quot;;[$DataEntry.E671])">
            <text:p/>
          </table:table-cell>
          <table:table-cell table:formula="of:=IF([$DataEntry.F671]=&quot;&quot;;&quot;&quot;;[$DataEntry.F671])">
            <text:p/>
          </table:table-cell>
          <table:table-cell table:formula="of:=IF([$DataEntry.G671]=&quot;&quot;;&quot;&quot;;[$DataEntry.G671])">
            <text:p/>
          </table:table-cell>
          <table:table-cell table:formula="of:=IF([$DataEntry.H671]=&quot;&quot;;&quot;&quot;;[$DataEntry.H671])">
            <text:p/>
          </table:table-cell>
          <table:table-cell table:formula="of:=IF([$DataEntry.I671]=&quot;&quot;;&quot;&quot;;[$DataEntry.I671])">
            <text:p/>
          </table:table-cell>
          <table:table-cell table:formula="of:=IF([$DataEntry.C671]=&quot;&quot;;&quot;&quot;;[$DataEntry.C671])">
            <text:p/>
          </table:table-cell>
          <table:table-cell table:formula="of:=&quot;&quot;">
            <text:p/>
          </table:table-cell>
          <table:table-cell table:formula="of:=IF([$DataEntry.D671]=&quot;&quot;;&quot;&quot;;[$DataEntry.D67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71]=&quot;&quot;;&quot;&quot;;[$DataEntry.N671])">
            <text:p/>
          </table:table-cell>
          <table:table-cell table:formula="of:=IF([$DataEntry.O671]=&quot;&quot;;&quot;&quot;;[$DataEntry.O671])">
            <text:p/>
          </table:table-cell>
          <table:table-cell table:formula="of:=IF([$DataEntry.P671]=&quot;&quot;;&quot;&quot;;[$DataEntry.P671])">
            <text:p/>
          </table:table-cell>
          <table:table-cell table:number-columns-repeated="48"/>
        </table:table-row>
        <table:table-row table:style-name="ro1">
          <table:table-cell table:formula="of:=IF([$DataEntry.A672]=&quot;&quot;;&quot;&quot;;[$DataEntry.A672])">
            <text:p/>
          </table:table-cell>
          <table:table-cell table:formula="of:=&quot;&quot;">
            <text:p/>
          </table:table-cell>
          <table:table-cell table:formula="of:=IF([$DataEntry.B672]=&quot;&quot;;&quot;&quot;;[$DataEntry.B672])">
            <text:p/>
          </table:table-cell>
          <table:table-cell table:formula="of:=IF([$DataEntry.E672]=&quot;&quot;;&quot;&quot;;[$DataEntry.E672])">
            <text:p/>
          </table:table-cell>
          <table:table-cell table:formula="of:=IF([$DataEntry.F672]=&quot;&quot;;&quot;&quot;;[$DataEntry.F672])">
            <text:p/>
          </table:table-cell>
          <table:table-cell table:formula="of:=IF([$DataEntry.G672]=&quot;&quot;;&quot;&quot;;[$DataEntry.G672])">
            <text:p/>
          </table:table-cell>
          <table:table-cell table:formula="of:=IF([$DataEntry.H672]=&quot;&quot;;&quot;&quot;;[$DataEntry.H672])">
            <text:p/>
          </table:table-cell>
          <table:table-cell table:formula="of:=IF([$DataEntry.I672]=&quot;&quot;;&quot;&quot;;[$DataEntry.I672])">
            <text:p/>
          </table:table-cell>
          <table:table-cell table:formula="of:=IF([$DataEntry.C672]=&quot;&quot;;&quot;&quot;;[$DataEntry.C672])">
            <text:p/>
          </table:table-cell>
          <table:table-cell table:formula="of:=&quot;&quot;">
            <text:p/>
          </table:table-cell>
          <table:table-cell table:formula="of:=IF([$DataEntry.D672]=&quot;&quot;;&quot;&quot;;[$DataEntry.D67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72]=&quot;&quot;;&quot;&quot;;[$DataEntry.N672])">
            <text:p/>
          </table:table-cell>
          <table:table-cell table:formula="of:=IF([$DataEntry.O672]=&quot;&quot;;&quot;&quot;;[$DataEntry.O672])">
            <text:p/>
          </table:table-cell>
          <table:table-cell table:formula="of:=IF([$DataEntry.P672]=&quot;&quot;;&quot;&quot;;[$DataEntry.P672])">
            <text:p/>
          </table:table-cell>
          <table:table-cell table:number-columns-repeated="48"/>
        </table:table-row>
        <table:table-row table:style-name="ro1">
          <table:table-cell table:formula="of:=IF([$DataEntry.A673]=&quot;&quot;;&quot;&quot;;[$DataEntry.A673])">
            <text:p/>
          </table:table-cell>
          <table:table-cell table:formula="of:=&quot;&quot;">
            <text:p/>
          </table:table-cell>
          <table:table-cell table:formula="of:=IF([$DataEntry.B673]=&quot;&quot;;&quot;&quot;;[$DataEntry.B673])">
            <text:p/>
          </table:table-cell>
          <table:table-cell table:formula="of:=IF([$DataEntry.E673]=&quot;&quot;;&quot;&quot;;[$DataEntry.E673])">
            <text:p/>
          </table:table-cell>
          <table:table-cell table:formula="of:=IF([$DataEntry.F673]=&quot;&quot;;&quot;&quot;;[$DataEntry.F673])">
            <text:p/>
          </table:table-cell>
          <table:table-cell table:formula="of:=IF([$DataEntry.G673]=&quot;&quot;;&quot;&quot;;[$DataEntry.G673])">
            <text:p/>
          </table:table-cell>
          <table:table-cell table:formula="of:=IF([$DataEntry.H673]=&quot;&quot;;&quot;&quot;;[$DataEntry.H673])">
            <text:p/>
          </table:table-cell>
          <table:table-cell table:formula="of:=IF([$DataEntry.I673]=&quot;&quot;;&quot;&quot;;[$DataEntry.I673])">
            <text:p/>
          </table:table-cell>
          <table:table-cell table:formula="of:=IF([$DataEntry.C673]=&quot;&quot;;&quot;&quot;;[$DataEntry.C673])">
            <text:p/>
          </table:table-cell>
          <table:table-cell table:formula="of:=&quot;&quot;">
            <text:p/>
          </table:table-cell>
          <table:table-cell table:formula="of:=IF([$DataEntry.D673]=&quot;&quot;;&quot;&quot;;[$DataEntry.D67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73]=&quot;&quot;;&quot;&quot;;[$DataEntry.N673])">
            <text:p/>
          </table:table-cell>
          <table:table-cell table:formula="of:=IF([$DataEntry.O673]=&quot;&quot;;&quot;&quot;;[$DataEntry.O673])">
            <text:p/>
          </table:table-cell>
          <table:table-cell table:formula="of:=IF([$DataEntry.P673]=&quot;&quot;;&quot;&quot;;[$DataEntry.P673])">
            <text:p/>
          </table:table-cell>
          <table:table-cell table:number-columns-repeated="48"/>
        </table:table-row>
        <table:table-row table:style-name="ro1">
          <table:table-cell table:formula="of:=IF([$DataEntry.A674]=&quot;&quot;;&quot;&quot;;[$DataEntry.A674])">
            <text:p/>
          </table:table-cell>
          <table:table-cell table:formula="of:=&quot;&quot;">
            <text:p/>
          </table:table-cell>
          <table:table-cell table:formula="of:=IF([$DataEntry.B674]=&quot;&quot;;&quot;&quot;;[$DataEntry.B674])">
            <text:p/>
          </table:table-cell>
          <table:table-cell table:formula="of:=IF([$DataEntry.E674]=&quot;&quot;;&quot;&quot;;[$DataEntry.E674])">
            <text:p/>
          </table:table-cell>
          <table:table-cell table:formula="of:=IF([$DataEntry.F674]=&quot;&quot;;&quot;&quot;;[$DataEntry.F674])">
            <text:p/>
          </table:table-cell>
          <table:table-cell table:formula="of:=IF([$DataEntry.G674]=&quot;&quot;;&quot;&quot;;[$DataEntry.G674])">
            <text:p/>
          </table:table-cell>
          <table:table-cell table:formula="of:=IF([$DataEntry.H674]=&quot;&quot;;&quot;&quot;;[$DataEntry.H674])">
            <text:p/>
          </table:table-cell>
          <table:table-cell table:formula="of:=IF([$DataEntry.I674]=&quot;&quot;;&quot;&quot;;[$DataEntry.I674])">
            <text:p/>
          </table:table-cell>
          <table:table-cell table:formula="of:=IF([$DataEntry.C674]=&quot;&quot;;&quot;&quot;;[$DataEntry.C674])">
            <text:p/>
          </table:table-cell>
          <table:table-cell table:formula="of:=&quot;&quot;">
            <text:p/>
          </table:table-cell>
          <table:table-cell table:formula="of:=IF([$DataEntry.D674]=&quot;&quot;;&quot;&quot;;[$DataEntry.D67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74]=&quot;&quot;;&quot;&quot;;[$DataEntry.N674])">
            <text:p/>
          </table:table-cell>
          <table:table-cell table:formula="of:=IF([$DataEntry.O674]=&quot;&quot;;&quot;&quot;;[$DataEntry.O674])">
            <text:p/>
          </table:table-cell>
          <table:table-cell table:formula="of:=IF([$DataEntry.P674]=&quot;&quot;;&quot;&quot;;[$DataEntry.P674])">
            <text:p/>
          </table:table-cell>
          <table:table-cell table:number-columns-repeated="48"/>
        </table:table-row>
        <table:table-row table:style-name="ro1">
          <table:table-cell table:formula="of:=IF([$DataEntry.A675]=&quot;&quot;;&quot;&quot;;[$DataEntry.A675])">
            <text:p/>
          </table:table-cell>
          <table:table-cell table:formula="of:=&quot;&quot;">
            <text:p/>
          </table:table-cell>
          <table:table-cell table:formula="of:=IF([$DataEntry.B675]=&quot;&quot;;&quot;&quot;;[$DataEntry.B675])">
            <text:p/>
          </table:table-cell>
          <table:table-cell table:formula="of:=IF([$DataEntry.E675]=&quot;&quot;;&quot;&quot;;[$DataEntry.E675])">
            <text:p/>
          </table:table-cell>
          <table:table-cell table:formula="of:=IF([$DataEntry.F675]=&quot;&quot;;&quot;&quot;;[$DataEntry.F675])">
            <text:p/>
          </table:table-cell>
          <table:table-cell table:formula="of:=IF([$DataEntry.G675]=&quot;&quot;;&quot;&quot;;[$DataEntry.G675])">
            <text:p/>
          </table:table-cell>
          <table:table-cell table:formula="of:=IF([$DataEntry.H675]=&quot;&quot;;&quot;&quot;;[$DataEntry.H675])">
            <text:p/>
          </table:table-cell>
          <table:table-cell table:formula="of:=IF([$DataEntry.I675]=&quot;&quot;;&quot;&quot;;[$DataEntry.I675])">
            <text:p/>
          </table:table-cell>
          <table:table-cell table:formula="of:=IF([$DataEntry.C675]=&quot;&quot;;&quot;&quot;;[$DataEntry.C675])">
            <text:p/>
          </table:table-cell>
          <table:table-cell table:formula="of:=&quot;&quot;">
            <text:p/>
          </table:table-cell>
          <table:table-cell table:formula="of:=IF([$DataEntry.D675]=&quot;&quot;;&quot;&quot;;[$DataEntry.D67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75]=&quot;&quot;;&quot;&quot;;[$DataEntry.N675])">
            <text:p/>
          </table:table-cell>
          <table:table-cell table:formula="of:=IF([$DataEntry.O675]=&quot;&quot;;&quot;&quot;;[$DataEntry.O675])">
            <text:p/>
          </table:table-cell>
          <table:table-cell table:formula="of:=IF([$DataEntry.P675]=&quot;&quot;;&quot;&quot;;[$DataEntry.P675])">
            <text:p/>
          </table:table-cell>
          <table:table-cell table:number-columns-repeated="48"/>
        </table:table-row>
        <table:table-row table:style-name="ro1">
          <table:table-cell table:formula="of:=IF([$DataEntry.A676]=&quot;&quot;;&quot;&quot;;[$DataEntry.A676])">
            <text:p/>
          </table:table-cell>
          <table:table-cell table:formula="of:=&quot;&quot;">
            <text:p/>
          </table:table-cell>
          <table:table-cell table:formula="of:=IF([$DataEntry.B676]=&quot;&quot;;&quot;&quot;;[$DataEntry.B676])">
            <text:p/>
          </table:table-cell>
          <table:table-cell table:formula="of:=IF([$DataEntry.E676]=&quot;&quot;;&quot;&quot;;[$DataEntry.E676])">
            <text:p/>
          </table:table-cell>
          <table:table-cell table:formula="of:=IF([$DataEntry.F676]=&quot;&quot;;&quot;&quot;;[$DataEntry.F676])">
            <text:p/>
          </table:table-cell>
          <table:table-cell table:formula="of:=IF([$DataEntry.G676]=&quot;&quot;;&quot;&quot;;[$DataEntry.G676])">
            <text:p/>
          </table:table-cell>
          <table:table-cell table:formula="of:=IF([$DataEntry.H676]=&quot;&quot;;&quot;&quot;;[$DataEntry.H676])">
            <text:p/>
          </table:table-cell>
          <table:table-cell table:formula="of:=IF([$DataEntry.I676]=&quot;&quot;;&quot;&quot;;[$DataEntry.I676])">
            <text:p/>
          </table:table-cell>
          <table:table-cell table:formula="of:=IF([$DataEntry.C676]=&quot;&quot;;&quot;&quot;;[$DataEntry.C676])">
            <text:p/>
          </table:table-cell>
          <table:table-cell table:formula="of:=&quot;&quot;">
            <text:p/>
          </table:table-cell>
          <table:table-cell table:formula="of:=IF([$DataEntry.D676]=&quot;&quot;;&quot;&quot;;[$DataEntry.D67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76]=&quot;&quot;;&quot;&quot;;[$DataEntry.N676])">
            <text:p/>
          </table:table-cell>
          <table:table-cell table:formula="of:=IF([$DataEntry.O676]=&quot;&quot;;&quot;&quot;;[$DataEntry.O676])">
            <text:p/>
          </table:table-cell>
          <table:table-cell table:formula="of:=IF([$DataEntry.P676]=&quot;&quot;;&quot;&quot;;[$DataEntry.P676])">
            <text:p/>
          </table:table-cell>
          <table:table-cell table:number-columns-repeated="48"/>
        </table:table-row>
        <table:table-row table:style-name="ro1">
          <table:table-cell table:formula="of:=IF([$DataEntry.A677]=&quot;&quot;;&quot;&quot;;[$DataEntry.A677])">
            <text:p/>
          </table:table-cell>
          <table:table-cell table:formula="of:=&quot;&quot;">
            <text:p/>
          </table:table-cell>
          <table:table-cell table:formula="of:=IF([$DataEntry.B677]=&quot;&quot;;&quot;&quot;;[$DataEntry.B677])">
            <text:p/>
          </table:table-cell>
          <table:table-cell table:formula="of:=IF([$DataEntry.E677]=&quot;&quot;;&quot;&quot;;[$DataEntry.E677])">
            <text:p/>
          </table:table-cell>
          <table:table-cell table:formula="of:=IF([$DataEntry.F677]=&quot;&quot;;&quot;&quot;;[$DataEntry.F677])">
            <text:p/>
          </table:table-cell>
          <table:table-cell table:formula="of:=IF([$DataEntry.G677]=&quot;&quot;;&quot;&quot;;[$DataEntry.G677])">
            <text:p/>
          </table:table-cell>
          <table:table-cell table:formula="of:=IF([$DataEntry.H677]=&quot;&quot;;&quot;&quot;;[$DataEntry.H677])">
            <text:p/>
          </table:table-cell>
          <table:table-cell table:formula="of:=IF([$DataEntry.I677]=&quot;&quot;;&quot;&quot;;[$DataEntry.I677])">
            <text:p/>
          </table:table-cell>
          <table:table-cell table:formula="of:=IF([$DataEntry.C677]=&quot;&quot;;&quot;&quot;;[$DataEntry.C677])">
            <text:p/>
          </table:table-cell>
          <table:table-cell table:formula="of:=&quot;&quot;">
            <text:p/>
          </table:table-cell>
          <table:table-cell table:formula="of:=IF([$DataEntry.D677]=&quot;&quot;;&quot;&quot;;[$DataEntry.D67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77]=&quot;&quot;;&quot;&quot;;[$DataEntry.N677])">
            <text:p/>
          </table:table-cell>
          <table:table-cell table:formula="of:=IF([$DataEntry.O677]=&quot;&quot;;&quot;&quot;;[$DataEntry.O677])">
            <text:p/>
          </table:table-cell>
          <table:table-cell table:formula="of:=IF([$DataEntry.P677]=&quot;&quot;;&quot;&quot;;[$DataEntry.P677])">
            <text:p/>
          </table:table-cell>
          <table:table-cell table:number-columns-repeated="48"/>
        </table:table-row>
        <table:table-row table:style-name="ro1">
          <table:table-cell table:formula="of:=IF([$DataEntry.A678]=&quot;&quot;;&quot;&quot;;[$DataEntry.A678])">
            <text:p/>
          </table:table-cell>
          <table:table-cell table:formula="of:=&quot;&quot;">
            <text:p/>
          </table:table-cell>
          <table:table-cell table:formula="of:=IF([$DataEntry.B678]=&quot;&quot;;&quot;&quot;;[$DataEntry.B678])">
            <text:p/>
          </table:table-cell>
          <table:table-cell table:formula="of:=IF([$DataEntry.E678]=&quot;&quot;;&quot;&quot;;[$DataEntry.E678])">
            <text:p/>
          </table:table-cell>
          <table:table-cell table:formula="of:=IF([$DataEntry.F678]=&quot;&quot;;&quot;&quot;;[$DataEntry.F678])">
            <text:p/>
          </table:table-cell>
          <table:table-cell table:formula="of:=IF([$DataEntry.G678]=&quot;&quot;;&quot;&quot;;[$DataEntry.G678])">
            <text:p/>
          </table:table-cell>
          <table:table-cell table:formula="of:=IF([$DataEntry.H678]=&quot;&quot;;&quot;&quot;;[$DataEntry.H678])">
            <text:p/>
          </table:table-cell>
          <table:table-cell table:formula="of:=IF([$DataEntry.I678]=&quot;&quot;;&quot;&quot;;[$DataEntry.I678])">
            <text:p/>
          </table:table-cell>
          <table:table-cell table:formula="of:=IF([$DataEntry.C678]=&quot;&quot;;&quot;&quot;;[$DataEntry.C678])">
            <text:p/>
          </table:table-cell>
          <table:table-cell table:formula="of:=&quot;&quot;">
            <text:p/>
          </table:table-cell>
          <table:table-cell table:formula="of:=IF([$DataEntry.D678]=&quot;&quot;;&quot;&quot;;[$DataEntry.D67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78]=&quot;&quot;;&quot;&quot;;[$DataEntry.N678])">
            <text:p/>
          </table:table-cell>
          <table:table-cell table:formula="of:=IF([$DataEntry.O678]=&quot;&quot;;&quot;&quot;;[$DataEntry.O678])">
            <text:p/>
          </table:table-cell>
          <table:table-cell table:formula="of:=IF([$DataEntry.P678]=&quot;&quot;;&quot;&quot;;[$DataEntry.P678])">
            <text:p/>
          </table:table-cell>
          <table:table-cell table:number-columns-repeated="48"/>
        </table:table-row>
        <table:table-row table:style-name="ro1">
          <table:table-cell table:formula="of:=IF([$DataEntry.A679]=&quot;&quot;;&quot;&quot;;[$DataEntry.A679])">
            <text:p/>
          </table:table-cell>
          <table:table-cell table:formula="of:=&quot;&quot;">
            <text:p/>
          </table:table-cell>
          <table:table-cell table:formula="of:=IF([$DataEntry.B679]=&quot;&quot;;&quot;&quot;;[$DataEntry.B679])">
            <text:p/>
          </table:table-cell>
          <table:table-cell table:formula="of:=IF([$DataEntry.E679]=&quot;&quot;;&quot;&quot;;[$DataEntry.E679])">
            <text:p/>
          </table:table-cell>
          <table:table-cell table:formula="of:=IF([$DataEntry.F679]=&quot;&quot;;&quot;&quot;;[$DataEntry.F679])">
            <text:p/>
          </table:table-cell>
          <table:table-cell table:formula="of:=IF([$DataEntry.G679]=&quot;&quot;;&quot;&quot;;[$DataEntry.G679])">
            <text:p/>
          </table:table-cell>
          <table:table-cell table:formula="of:=IF([$DataEntry.H679]=&quot;&quot;;&quot;&quot;;[$DataEntry.H679])">
            <text:p/>
          </table:table-cell>
          <table:table-cell table:formula="of:=IF([$DataEntry.I679]=&quot;&quot;;&quot;&quot;;[$DataEntry.I679])">
            <text:p/>
          </table:table-cell>
          <table:table-cell table:formula="of:=IF([$DataEntry.C679]=&quot;&quot;;&quot;&quot;;[$DataEntry.C679])">
            <text:p/>
          </table:table-cell>
          <table:table-cell table:formula="of:=&quot;&quot;">
            <text:p/>
          </table:table-cell>
          <table:table-cell table:formula="of:=IF([$DataEntry.D679]=&quot;&quot;;&quot;&quot;;[$DataEntry.D67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79]=&quot;&quot;;&quot;&quot;;[$DataEntry.N679])">
            <text:p/>
          </table:table-cell>
          <table:table-cell table:formula="of:=IF([$DataEntry.O679]=&quot;&quot;;&quot;&quot;;[$DataEntry.O679])">
            <text:p/>
          </table:table-cell>
          <table:table-cell table:formula="of:=IF([$DataEntry.P679]=&quot;&quot;;&quot;&quot;;[$DataEntry.P679])">
            <text:p/>
          </table:table-cell>
          <table:table-cell table:number-columns-repeated="48"/>
        </table:table-row>
        <table:table-row table:style-name="ro1">
          <table:table-cell table:formula="of:=IF([$DataEntry.A680]=&quot;&quot;;&quot;&quot;;[$DataEntry.A680])">
            <text:p/>
          </table:table-cell>
          <table:table-cell table:formula="of:=&quot;&quot;">
            <text:p/>
          </table:table-cell>
          <table:table-cell table:formula="of:=IF([$DataEntry.B680]=&quot;&quot;;&quot;&quot;;[$DataEntry.B680])">
            <text:p/>
          </table:table-cell>
          <table:table-cell table:formula="of:=IF([$DataEntry.E680]=&quot;&quot;;&quot;&quot;;[$DataEntry.E680])">
            <text:p/>
          </table:table-cell>
          <table:table-cell table:formula="of:=IF([$DataEntry.F680]=&quot;&quot;;&quot;&quot;;[$DataEntry.F680])">
            <text:p/>
          </table:table-cell>
          <table:table-cell table:formula="of:=IF([$DataEntry.G680]=&quot;&quot;;&quot;&quot;;[$DataEntry.G680])">
            <text:p/>
          </table:table-cell>
          <table:table-cell table:formula="of:=IF([$DataEntry.H680]=&quot;&quot;;&quot;&quot;;[$DataEntry.H680])">
            <text:p/>
          </table:table-cell>
          <table:table-cell table:formula="of:=IF([$DataEntry.I680]=&quot;&quot;;&quot;&quot;;[$DataEntry.I680])">
            <text:p/>
          </table:table-cell>
          <table:table-cell table:formula="of:=IF([$DataEntry.C680]=&quot;&quot;;&quot;&quot;;[$DataEntry.C680])">
            <text:p/>
          </table:table-cell>
          <table:table-cell table:formula="of:=&quot;&quot;">
            <text:p/>
          </table:table-cell>
          <table:table-cell table:formula="of:=IF([$DataEntry.D680]=&quot;&quot;;&quot;&quot;;[$DataEntry.D68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80]=&quot;&quot;;&quot;&quot;;[$DataEntry.N680])">
            <text:p/>
          </table:table-cell>
          <table:table-cell table:formula="of:=IF([$DataEntry.O680]=&quot;&quot;;&quot;&quot;;[$DataEntry.O680])">
            <text:p/>
          </table:table-cell>
          <table:table-cell table:formula="of:=IF([$DataEntry.P680]=&quot;&quot;;&quot;&quot;;[$DataEntry.P680])">
            <text:p/>
          </table:table-cell>
          <table:table-cell table:number-columns-repeated="48"/>
        </table:table-row>
        <table:table-row table:style-name="ro1">
          <table:table-cell table:formula="of:=IF([$DataEntry.A681]=&quot;&quot;;&quot;&quot;;[$DataEntry.A681])">
            <text:p/>
          </table:table-cell>
          <table:table-cell table:formula="of:=&quot;&quot;">
            <text:p/>
          </table:table-cell>
          <table:table-cell table:formula="of:=IF([$DataEntry.B681]=&quot;&quot;;&quot;&quot;;[$DataEntry.B681])">
            <text:p/>
          </table:table-cell>
          <table:table-cell table:formula="of:=IF([$DataEntry.E681]=&quot;&quot;;&quot;&quot;;[$DataEntry.E681])">
            <text:p/>
          </table:table-cell>
          <table:table-cell table:formula="of:=IF([$DataEntry.F681]=&quot;&quot;;&quot;&quot;;[$DataEntry.F681])">
            <text:p/>
          </table:table-cell>
          <table:table-cell table:formula="of:=IF([$DataEntry.G681]=&quot;&quot;;&quot;&quot;;[$DataEntry.G681])">
            <text:p/>
          </table:table-cell>
          <table:table-cell table:formula="of:=IF([$DataEntry.H681]=&quot;&quot;;&quot;&quot;;[$DataEntry.H681])">
            <text:p/>
          </table:table-cell>
          <table:table-cell table:formula="of:=IF([$DataEntry.I681]=&quot;&quot;;&quot;&quot;;[$DataEntry.I681])">
            <text:p/>
          </table:table-cell>
          <table:table-cell table:formula="of:=IF([$DataEntry.C681]=&quot;&quot;;&quot;&quot;;[$DataEntry.C681])">
            <text:p/>
          </table:table-cell>
          <table:table-cell table:formula="of:=&quot;&quot;">
            <text:p/>
          </table:table-cell>
          <table:table-cell table:formula="of:=IF([$DataEntry.D681]=&quot;&quot;;&quot;&quot;;[$DataEntry.D68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81]=&quot;&quot;;&quot;&quot;;[$DataEntry.N681])">
            <text:p/>
          </table:table-cell>
          <table:table-cell table:formula="of:=IF([$DataEntry.O681]=&quot;&quot;;&quot;&quot;;[$DataEntry.O681])">
            <text:p/>
          </table:table-cell>
          <table:table-cell table:formula="of:=IF([$DataEntry.P681]=&quot;&quot;;&quot;&quot;;[$DataEntry.P681])">
            <text:p/>
          </table:table-cell>
          <table:table-cell table:number-columns-repeated="48"/>
        </table:table-row>
        <table:table-row table:style-name="ro1">
          <table:table-cell table:formula="of:=IF([$DataEntry.A682]=&quot;&quot;;&quot;&quot;;[$DataEntry.A682])">
            <text:p/>
          </table:table-cell>
          <table:table-cell table:formula="of:=&quot;&quot;">
            <text:p/>
          </table:table-cell>
          <table:table-cell table:formula="of:=IF([$DataEntry.B682]=&quot;&quot;;&quot;&quot;;[$DataEntry.B682])">
            <text:p/>
          </table:table-cell>
          <table:table-cell table:formula="of:=IF([$DataEntry.E682]=&quot;&quot;;&quot;&quot;;[$DataEntry.E682])">
            <text:p/>
          </table:table-cell>
          <table:table-cell table:formula="of:=IF([$DataEntry.F682]=&quot;&quot;;&quot;&quot;;[$DataEntry.F682])">
            <text:p/>
          </table:table-cell>
          <table:table-cell table:formula="of:=IF([$DataEntry.G682]=&quot;&quot;;&quot;&quot;;[$DataEntry.G682])">
            <text:p/>
          </table:table-cell>
          <table:table-cell table:formula="of:=IF([$DataEntry.H682]=&quot;&quot;;&quot;&quot;;[$DataEntry.H682])">
            <text:p/>
          </table:table-cell>
          <table:table-cell table:formula="of:=IF([$DataEntry.I682]=&quot;&quot;;&quot;&quot;;[$DataEntry.I682])">
            <text:p/>
          </table:table-cell>
          <table:table-cell table:formula="of:=IF([$DataEntry.C682]=&quot;&quot;;&quot;&quot;;[$DataEntry.C682])">
            <text:p/>
          </table:table-cell>
          <table:table-cell table:formula="of:=&quot;&quot;">
            <text:p/>
          </table:table-cell>
          <table:table-cell table:formula="of:=IF([$DataEntry.D682]=&quot;&quot;;&quot;&quot;;[$DataEntry.D68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82]=&quot;&quot;;&quot;&quot;;[$DataEntry.N682])">
            <text:p/>
          </table:table-cell>
          <table:table-cell table:formula="of:=IF([$DataEntry.O682]=&quot;&quot;;&quot;&quot;;[$DataEntry.O682])">
            <text:p/>
          </table:table-cell>
          <table:table-cell table:formula="of:=IF([$DataEntry.P682]=&quot;&quot;;&quot;&quot;;[$DataEntry.P682])">
            <text:p/>
          </table:table-cell>
          <table:table-cell table:number-columns-repeated="48"/>
        </table:table-row>
        <table:table-row table:style-name="ro1">
          <table:table-cell table:formula="of:=IF([$DataEntry.A683]=&quot;&quot;;&quot;&quot;;[$DataEntry.A683])">
            <text:p/>
          </table:table-cell>
          <table:table-cell table:formula="of:=&quot;&quot;">
            <text:p/>
          </table:table-cell>
          <table:table-cell table:formula="of:=IF([$DataEntry.B683]=&quot;&quot;;&quot;&quot;;[$DataEntry.B683])">
            <text:p/>
          </table:table-cell>
          <table:table-cell table:formula="of:=IF([$DataEntry.E683]=&quot;&quot;;&quot;&quot;;[$DataEntry.E683])">
            <text:p/>
          </table:table-cell>
          <table:table-cell table:formula="of:=IF([$DataEntry.F683]=&quot;&quot;;&quot;&quot;;[$DataEntry.F683])">
            <text:p/>
          </table:table-cell>
          <table:table-cell table:formula="of:=IF([$DataEntry.G683]=&quot;&quot;;&quot;&quot;;[$DataEntry.G683])">
            <text:p/>
          </table:table-cell>
          <table:table-cell table:formula="of:=IF([$DataEntry.H683]=&quot;&quot;;&quot;&quot;;[$DataEntry.H683])">
            <text:p/>
          </table:table-cell>
          <table:table-cell table:formula="of:=IF([$DataEntry.I683]=&quot;&quot;;&quot;&quot;;[$DataEntry.I683])">
            <text:p/>
          </table:table-cell>
          <table:table-cell table:formula="of:=IF([$DataEntry.C683]=&quot;&quot;;&quot;&quot;;[$DataEntry.C683])">
            <text:p/>
          </table:table-cell>
          <table:table-cell table:formula="of:=&quot;&quot;">
            <text:p/>
          </table:table-cell>
          <table:table-cell table:formula="of:=IF([$DataEntry.D683]=&quot;&quot;;&quot;&quot;;[$DataEntry.D68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83]=&quot;&quot;;&quot;&quot;;[$DataEntry.N683])">
            <text:p/>
          </table:table-cell>
          <table:table-cell table:formula="of:=IF([$DataEntry.O683]=&quot;&quot;;&quot;&quot;;[$DataEntry.O683])">
            <text:p/>
          </table:table-cell>
          <table:table-cell table:formula="of:=IF([$DataEntry.P683]=&quot;&quot;;&quot;&quot;;[$DataEntry.P683])">
            <text:p/>
          </table:table-cell>
          <table:table-cell table:number-columns-repeated="48"/>
        </table:table-row>
        <table:table-row table:style-name="ro1">
          <table:table-cell table:formula="of:=IF([$DataEntry.A684]=&quot;&quot;;&quot;&quot;;[$DataEntry.A684])">
            <text:p/>
          </table:table-cell>
          <table:table-cell table:formula="of:=&quot;&quot;">
            <text:p/>
          </table:table-cell>
          <table:table-cell table:formula="of:=IF([$DataEntry.B684]=&quot;&quot;;&quot;&quot;;[$DataEntry.B684])">
            <text:p/>
          </table:table-cell>
          <table:table-cell table:formula="of:=IF([$DataEntry.E684]=&quot;&quot;;&quot;&quot;;[$DataEntry.E684])">
            <text:p/>
          </table:table-cell>
          <table:table-cell table:formula="of:=IF([$DataEntry.F684]=&quot;&quot;;&quot;&quot;;[$DataEntry.F684])">
            <text:p/>
          </table:table-cell>
          <table:table-cell table:formula="of:=IF([$DataEntry.G684]=&quot;&quot;;&quot;&quot;;[$DataEntry.G684])">
            <text:p/>
          </table:table-cell>
          <table:table-cell table:formula="of:=IF([$DataEntry.H684]=&quot;&quot;;&quot;&quot;;[$DataEntry.H684])">
            <text:p/>
          </table:table-cell>
          <table:table-cell table:formula="of:=IF([$DataEntry.I684]=&quot;&quot;;&quot;&quot;;[$DataEntry.I684])">
            <text:p/>
          </table:table-cell>
          <table:table-cell table:formula="of:=IF([$DataEntry.C684]=&quot;&quot;;&quot;&quot;;[$DataEntry.C684])">
            <text:p/>
          </table:table-cell>
          <table:table-cell table:formula="of:=&quot;&quot;">
            <text:p/>
          </table:table-cell>
          <table:table-cell table:formula="of:=IF([$DataEntry.D684]=&quot;&quot;;&quot;&quot;;[$DataEntry.D68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84]=&quot;&quot;;&quot;&quot;;[$DataEntry.N684])">
            <text:p/>
          </table:table-cell>
          <table:table-cell table:formula="of:=IF([$DataEntry.O684]=&quot;&quot;;&quot;&quot;;[$DataEntry.O684])">
            <text:p/>
          </table:table-cell>
          <table:table-cell table:formula="of:=IF([$DataEntry.P684]=&quot;&quot;;&quot;&quot;;[$DataEntry.P684])">
            <text:p/>
          </table:table-cell>
          <table:table-cell table:number-columns-repeated="48"/>
        </table:table-row>
        <table:table-row table:style-name="ro1">
          <table:table-cell table:formula="of:=IF([$DataEntry.A685]=&quot;&quot;;&quot;&quot;;[$DataEntry.A685])">
            <text:p/>
          </table:table-cell>
          <table:table-cell table:formula="of:=&quot;&quot;">
            <text:p/>
          </table:table-cell>
          <table:table-cell table:formula="of:=IF([$DataEntry.B685]=&quot;&quot;;&quot;&quot;;[$DataEntry.B685])">
            <text:p/>
          </table:table-cell>
          <table:table-cell table:formula="of:=IF([$DataEntry.E685]=&quot;&quot;;&quot;&quot;;[$DataEntry.E685])">
            <text:p/>
          </table:table-cell>
          <table:table-cell table:formula="of:=IF([$DataEntry.F685]=&quot;&quot;;&quot;&quot;;[$DataEntry.F685])">
            <text:p/>
          </table:table-cell>
          <table:table-cell table:formula="of:=IF([$DataEntry.G685]=&quot;&quot;;&quot;&quot;;[$DataEntry.G685])">
            <text:p/>
          </table:table-cell>
          <table:table-cell table:formula="of:=IF([$DataEntry.H685]=&quot;&quot;;&quot;&quot;;[$DataEntry.H685])">
            <text:p/>
          </table:table-cell>
          <table:table-cell table:formula="of:=IF([$DataEntry.I685]=&quot;&quot;;&quot;&quot;;[$DataEntry.I685])">
            <text:p/>
          </table:table-cell>
          <table:table-cell table:formula="of:=IF([$DataEntry.C685]=&quot;&quot;;&quot;&quot;;[$DataEntry.C685])">
            <text:p/>
          </table:table-cell>
          <table:table-cell table:formula="of:=&quot;&quot;">
            <text:p/>
          </table:table-cell>
          <table:table-cell table:formula="of:=IF([$DataEntry.D685]=&quot;&quot;;&quot;&quot;;[$DataEntry.D68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85]=&quot;&quot;;&quot;&quot;;[$DataEntry.N685])">
            <text:p/>
          </table:table-cell>
          <table:table-cell table:formula="of:=IF([$DataEntry.O685]=&quot;&quot;;&quot;&quot;;[$DataEntry.O685])">
            <text:p/>
          </table:table-cell>
          <table:table-cell table:formula="of:=IF([$DataEntry.P685]=&quot;&quot;;&quot;&quot;;[$DataEntry.P685])">
            <text:p/>
          </table:table-cell>
          <table:table-cell table:number-columns-repeated="48"/>
        </table:table-row>
        <table:table-row table:style-name="ro1">
          <table:table-cell table:formula="of:=IF([$DataEntry.A686]=&quot;&quot;;&quot;&quot;;[$DataEntry.A686])">
            <text:p/>
          </table:table-cell>
          <table:table-cell table:formula="of:=&quot;&quot;">
            <text:p/>
          </table:table-cell>
          <table:table-cell table:formula="of:=IF([$DataEntry.B686]=&quot;&quot;;&quot;&quot;;[$DataEntry.B686])">
            <text:p/>
          </table:table-cell>
          <table:table-cell table:formula="of:=IF([$DataEntry.E686]=&quot;&quot;;&quot;&quot;;[$DataEntry.E686])">
            <text:p/>
          </table:table-cell>
          <table:table-cell table:formula="of:=IF([$DataEntry.F686]=&quot;&quot;;&quot;&quot;;[$DataEntry.F686])">
            <text:p/>
          </table:table-cell>
          <table:table-cell table:formula="of:=IF([$DataEntry.G686]=&quot;&quot;;&quot;&quot;;[$DataEntry.G686])">
            <text:p/>
          </table:table-cell>
          <table:table-cell table:formula="of:=IF([$DataEntry.H686]=&quot;&quot;;&quot;&quot;;[$DataEntry.H686])">
            <text:p/>
          </table:table-cell>
          <table:table-cell table:formula="of:=IF([$DataEntry.I686]=&quot;&quot;;&quot;&quot;;[$DataEntry.I686])">
            <text:p/>
          </table:table-cell>
          <table:table-cell table:formula="of:=IF([$DataEntry.C686]=&quot;&quot;;&quot;&quot;;[$DataEntry.C686])">
            <text:p/>
          </table:table-cell>
          <table:table-cell table:formula="of:=&quot;&quot;">
            <text:p/>
          </table:table-cell>
          <table:table-cell table:formula="of:=IF([$DataEntry.D686]=&quot;&quot;;&quot;&quot;;[$DataEntry.D68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86]=&quot;&quot;;&quot;&quot;;[$DataEntry.N686])">
            <text:p/>
          </table:table-cell>
          <table:table-cell table:formula="of:=IF([$DataEntry.O686]=&quot;&quot;;&quot;&quot;;[$DataEntry.O686])">
            <text:p/>
          </table:table-cell>
          <table:table-cell table:formula="of:=IF([$DataEntry.P686]=&quot;&quot;;&quot;&quot;;[$DataEntry.P686])">
            <text:p/>
          </table:table-cell>
          <table:table-cell table:number-columns-repeated="48"/>
        </table:table-row>
        <table:table-row table:style-name="ro1">
          <table:table-cell table:formula="of:=IF([$DataEntry.A687]=&quot;&quot;;&quot;&quot;;[$DataEntry.A687])">
            <text:p/>
          </table:table-cell>
          <table:table-cell table:formula="of:=&quot;&quot;">
            <text:p/>
          </table:table-cell>
          <table:table-cell table:formula="of:=IF([$DataEntry.B687]=&quot;&quot;;&quot;&quot;;[$DataEntry.B687])">
            <text:p/>
          </table:table-cell>
          <table:table-cell table:formula="of:=IF([$DataEntry.E687]=&quot;&quot;;&quot;&quot;;[$DataEntry.E687])">
            <text:p/>
          </table:table-cell>
          <table:table-cell table:formula="of:=IF([$DataEntry.F687]=&quot;&quot;;&quot;&quot;;[$DataEntry.F687])">
            <text:p/>
          </table:table-cell>
          <table:table-cell table:formula="of:=IF([$DataEntry.G687]=&quot;&quot;;&quot;&quot;;[$DataEntry.G687])">
            <text:p/>
          </table:table-cell>
          <table:table-cell table:formula="of:=IF([$DataEntry.H687]=&quot;&quot;;&quot;&quot;;[$DataEntry.H687])">
            <text:p/>
          </table:table-cell>
          <table:table-cell table:formula="of:=IF([$DataEntry.I687]=&quot;&quot;;&quot;&quot;;[$DataEntry.I687])">
            <text:p/>
          </table:table-cell>
          <table:table-cell table:formula="of:=IF([$DataEntry.C687]=&quot;&quot;;&quot;&quot;;[$DataEntry.C687])">
            <text:p/>
          </table:table-cell>
          <table:table-cell table:formula="of:=&quot;&quot;">
            <text:p/>
          </table:table-cell>
          <table:table-cell table:formula="of:=IF([$DataEntry.D687]=&quot;&quot;;&quot;&quot;;[$DataEntry.D68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87]=&quot;&quot;;&quot;&quot;;[$DataEntry.N687])">
            <text:p/>
          </table:table-cell>
          <table:table-cell table:formula="of:=IF([$DataEntry.O687]=&quot;&quot;;&quot;&quot;;[$DataEntry.O687])">
            <text:p/>
          </table:table-cell>
          <table:table-cell table:formula="of:=IF([$DataEntry.P687]=&quot;&quot;;&quot;&quot;;[$DataEntry.P687])">
            <text:p/>
          </table:table-cell>
          <table:table-cell table:number-columns-repeated="48"/>
        </table:table-row>
        <table:table-row table:style-name="ro1">
          <table:table-cell table:formula="of:=IF([$DataEntry.A688]=&quot;&quot;;&quot;&quot;;[$DataEntry.A688])">
            <text:p/>
          </table:table-cell>
          <table:table-cell table:formula="of:=&quot;&quot;">
            <text:p/>
          </table:table-cell>
          <table:table-cell table:formula="of:=IF([$DataEntry.B688]=&quot;&quot;;&quot;&quot;;[$DataEntry.B688])">
            <text:p/>
          </table:table-cell>
          <table:table-cell table:formula="of:=IF([$DataEntry.E688]=&quot;&quot;;&quot;&quot;;[$DataEntry.E688])">
            <text:p/>
          </table:table-cell>
          <table:table-cell table:formula="of:=IF([$DataEntry.F688]=&quot;&quot;;&quot;&quot;;[$DataEntry.F688])">
            <text:p/>
          </table:table-cell>
          <table:table-cell table:formula="of:=IF([$DataEntry.G688]=&quot;&quot;;&quot;&quot;;[$DataEntry.G688])">
            <text:p/>
          </table:table-cell>
          <table:table-cell table:formula="of:=IF([$DataEntry.H688]=&quot;&quot;;&quot;&quot;;[$DataEntry.H688])">
            <text:p/>
          </table:table-cell>
          <table:table-cell table:formula="of:=IF([$DataEntry.I688]=&quot;&quot;;&quot;&quot;;[$DataEntry.I688])">
            <text:p/>
          </table:table-cell>
          <table:table-cell table:formula="of:=IF([$DataEntry.C688]=&quot;&quot;;&quot;&quot;;[$DataEntry.C688])">
            <text:p/>
          </table:table-cell>
          <table:table-cell table:formula="of:=&quot;&quot;">
            <text:p/>
          </table:table-cell>
          <table:table-cell table:formula="of:=IF([$DataEntry.D688]=&quot;&quot;;&quot;&quot;;[$DataEntry.D68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88]=&quot;&quot;;&quot;&quot;;[$DataEntry.N688])">
            <text:p/>
          </table:table-cell>
          <table:table-cell table:formula="of:=IF([$DataEntry.O688]=&quot;&quot;;&quot;&quot;;[$DataEntry.O688])">
            <text:p/>
          </table:table-cell>
          <table:table-cell table:formula="of:=IF([$DataEntry.P688]=&quot;&quot;;&quot;&quot;;[$DataEntry.P688])">
            <text:p/>
          </table:table-cell>
          <table:table-cell table:number-columns-repeated="48"/>
        </table:table-row>
        <table:table-row table:style-name="ro1">
          <table:table-cell table:formula="of:=IF([$DataEntry.A689]=&quot;&quot;;&quot;&quot;;[$DataEntry.A689])">
            <text:p/>
          </table:table-cell>
          <table:table-cell table:formula="of:=&quot;&quot;">
            <text:p/>
          </table:table-cell>
          <table:table-cell table:formula="of:=IF([$DataEntry.B689]=&quot;&quot;;&quot;&quot;;[$DataEntry.B689])">
            <text:p/>
          </table:table-cell>
          <table:table-cell table:formula="of:=IF([$DataEntry.E689]=&quot;&quot;;&quot;&quot;;[$DataEntry.E689])">
            <text:p/>
          </table:table-cell>
          <table:table-cell table:formula="of:=IF([$DataEntry.F689]=&quot;&quot;;&quot;&quot;;[$DataEntry.F689])">
            <text:p/>
          </table:table-cell>
          <table:table-cell table:formula="of:=IF([$DataEntry.G689]=&quot;&quot;;&quot;&quot;;[$DataEntry.G689])">
            <text:p/>
          </table:table-cell>
          <table:table-cell table:formula="of:=IF([$DataEntry.H689]=&quot;&quot;;&quot;&quot;;[$DataEntry.H689])">
            <text:p/>
          </table:table-cell>
          <table:table-cell table:formula="of:=IF([$DataEntry.I689]=&quot;&quot;;&quot;&quot;;[$DataEntry.I689])">
            <text:p/>
          </table:table-cell>
          <table:table-cell table:formula="of:=IF([$DataEntry.C689]=&quot;&quot;;&quot;&quot;;[$DataEntry.C689])">
            <text:p/>
          </table:table-cell>
          <table:table-cell table:formula="of:=&quot;&quot;">
            <text:p/>
          </table:table-cell>
          <table:table-cell table:formula="of:=IF([$DataEntry.D689]=&quot;&quot;;&quot;&quot;;[$DataEntry.D68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89]=&quot;&quot;;&quot;&quot;;[$DataEntry.N689])">
            <text:p/>
          </table:table-cell>
          <table:table-cell table:formula="of:=IF([$DataEntry.O689]=&quot;&quot;;&quot;&quot;;[$DataEntry.O689])">
            <text:p/>
          </table:table-cell>
          <table:table-cell table:formula="of:=IF([$DataEntry.P689]=&quot;&quot;;&quot;&quot;;[$DataEntry.P689])">
            <text:p/>
          </table:table-cell>
          <table:table-cell table:number-columns-repeated="48"/>
        </table:table-row>
        <table:table-row table:style-name="ro1">
          <table:table-cell table:formula="of:=IF([$DataEntry.A690]=&quot;&quot;;&quot;&quot;;[$DataEntry.A690])">
            <text:p/>
          </table:table-cell>
          <table:table-cell table:formula="of:=&quot;&quot;">
            <text:p/>
          </table:table-cell>
          <table:table-cell table:formula="of:=IF([$DataEntry.B690]=&quot;&quot;;&quot;&quot;;[$DataEntry.B690])">
            <text:p/>
          </table:table-cell>
          <table:table-cell table:formula="of:=IF([$DataEntry.E690]=&quot;&quot;;&quot;&quot;;[$DataEntry.E690])">
            <text:p/>
          </table:table-cell>
          <table:table-cell table:formula="of:=IF([$DataEntry.F690]=&quot;&quot;;&quot;&quot;;[$DataEntry.F690])">
            <text:p/>
          </table:table-cell>
          <table:table-cell table:formula="of:=IF([$DataEntry.G690]=&quot;&quot;;&quot;&quot;;[$DataEntry.G690])">
            <text:p/>
          </table:table-cell>
          <table:table-cell table:formula="of:=IF([$DataEntry.H690]=&quot;&quot;;&quot;&quot;;[$DataEntry.H690])">
            <text:p/>
          </table:table-cell>
          <table:table-cell table:formula="of:=IF([$DataEntry.I690]=&quot;&quot;;&quot;&quot;;[$DataEntry.I690])">
            <text:p/>
          </table:table-cell>
          <table:table-cell table:formula="of:=IF([$DataEntry.C690]=&quot;&quot;;&quot;&quot;;[$DataEntry.C690])">
            <text:p/>
          </table:table-cell>
          <table:table-cell table:formula="of:=&quot;&quot;">
            <text:p/>
          </table:table-cell>
          <table:table-cell table:formula="of:=IF([$DataEntry.D690]=&quot;&quot;;&quot;&quot;;[$DataEntry.D69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90]=&quot;&quot;;&quot;&quot;;[$DataEntry.N690])">
            <text:p/>
          </table:table-cell>
          <table:table-cell table:formula="of:=IF([$DataEntry.O690]=&quot;&quot;;&quot;&quot;;[$DataEntry.O690])">
            <text:p/>
          </table:table-cell>
          <table:table-cell table:formula="of:=IF([$DataEntry.P690]=&quot;&quot;;&quot;&quot;;[$DataEntry.P690])">
            <text:p/>
          </table:table-cell>
          <table:table-cell table:number-columns-repeated="48"/>
        </table:table-row>
        <table:table-row table:style-name="ro1">
          <table:table-cell table:formula="of:=IF([$DataEntry.A691]=&quot;&quot;;&quot;&quot;;[$DataEntry.A691])">
            <text:p/>
          </table:table-cell>
          <table:table-cell table:formula="of:=&quot;&quot;">
            <text:p/>
          </table:table-cell>
          <table:table-cell table:formula="of:=IF([$DataEntry.B691]=&quot;&quot;;&quot;&quot;;[$DataEntry.B691])">
            <text:p/>
          </table:table-cell>
          <table:table-cell table:formula="of:=IF([$DataEntry.E691]=&quot;&quot;;&quot;&quot;;[$DataEntry.E691])">
            <text:p/>
          </table:table-cell>
          <table:table-cell table:formula="of:=IF([$DataEntry.F691]=&quot;&quot;;&quot;&quot;;[$DataEntry.F691])">
            <text:p/>
          </table:table-cell>
          <table:table-cell table:formula="of:=IF([$DataEntry.G691]=&quot;&quot;;&quot;&quot;;[$DataEntry.G691])">
            <text:p/>
          </table:table-cell>
          <table:table-cell table:formula="of:=IF([$DataEntry.H691]=&quot;&quot;;&quot;&quot;;[$DataEntry.H691])">
            <text:p/>
          </table:table-cell>
          <table:table-cell table:formula="of:=IF([$DataEntry.I691]=&quot;&quot;;&quot;&quot;;[$DataEntry.I691])">
            <text:p/>
          </table:table-cell>
          <table:table-cell table:formula="of:=IF([$DataEntry.C691]=&quot;&quot;;&quot;&quot;;[$DataEntry.C691])">
            <text:p/>
          </table:table-cell>
          <table:table-cell table:formula="of:=&quot;&quot;">
            <text:p/>
          </table:table-cell>
          <table:table-cell table:formula="of:=IF([$DataEntry.D691]=&quot;&quot;;&quot;&quot;;[$DataEntry.D69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91]=&quot;&quot;;&quot;&quot;;[$DataEntry.N691])">
            <text:p/>
          </table:table-cell>
          <table:table-cell table:formula="of:=IF([$DataEntry.O691]=&quot;&quot;;&quot;&quot;;[$DataEntry.O691])">
            <text:p/>
          </table:table-cell>
          <table:table-cell table:formula="of:=IF([$DataEntry.P691]=&quot;&quot;;&quot;&quot;;[$DataEntry.P691])">
            <text:p/>
          </table:table-cell>
          <table:table-cell table:number-columns-repeated="48"/>
        </table:table-row>
        <table:table-row table:style-name="ro1">
          <table:table-cell table:formula="of:=IF([$DataEntry.A692]=&quot;&quot;;&quot;&quot;;[$DataEntry.A692])">
            <text:p/>
          </table:table-cell>
          <table:table-cell table:formula="of:=&quot;&quot;">
            <text:p/>
          </table:table-cell>
          <table:table-cell table:formula="of:=IF([$DataEntry.B692]=&quot;&quot;;&quot;&quot;;[$DataEntry.B692])">
            <text:p/>
          </table:table-cell>
          <table:table-cell table:formula="of:=IF([$DataEntry.E692]=&quot;&quot;;&quot;&quot;;[$DataEntry.E692])">
            <text:p/>
          </table:table-cell>
          <table:table-cell table:formula="of:=IF([$DataEntry.F692]=&quot;&quot;;&quot;&quot;;[$DataEntry.F692])">
            <text:p/>
          </table:table-cell>
          <table:table-cell table:formula="of:=IF([$DataEntry.G692]=&quot;&quot;;&quot;&quot;;[$DataEntry.G692])">
            <text:p/>
          </table:table-cell>
          <table:table-cell table:formula="of:=IF([$DataEntry.H692]=&quot;&quot;;&quot;&quot;;[$DataEntry.H692])">
            <text:p/>
          </table:table-cell>
          <table:table-cell table:formula="of:=IF([$DataEntry.I692]=&quot;&quot;;&quot;&quot;;[$DataEntry.I692])">
            <text:p/>
          </table:table-cell>
          <table:table-cell table:formula="of:=IF([$DataEntry.C692]=&quot;&quot;;&quot;&quot;;[$DataEntry.C692])">
            <text:p/>
          </table:table-cell>
          <table:table-cell table:formula="of:=&quot;&quot;">
            <text:p/>
          </table:table-cell>
          <table:table-cell table:formula="of:=IF([$DataEntry.D692]=&quot;&quot;;&quot;&quot;;[$DataEntry.D69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92]=&quot;&quot;;&quot;&quot;;[$DataEntry.N692])">
            <text:p/>
          </table:table-cell>
          <table:table-cell table:formula="of:=IF([$DataEntry.O692]=&quot;&quot;;&quot;&quot;;[$DataEntry.O692])">
            <text:p/>
          </table:table-cell>
          <table:table-cell table:formula="of:=IF([$DataEntry.P692]=&quot;&quot;;&quot;&quot;;[$DataEntry.P692])">
            <text:p/>
          </table:table-cell>
          <table:table-cell table:number-columns-repeated="48"/>
        </table:table-row>
        <table:table-row table:style-name="ro1">
          <table:table-cell table:formula="of:=IF([$DataEntry.A693]=&quot;&quot;;&quot;&quot;;[$DataEntry.A693])">
            <text:p/>
          </table:table-cell>
          <table:table-cell table:formula="of:=&quot;&quot;">
            <text:p/>
          </table:table-cell>
          <table:table-cell table:formula="of:=IF([$DataEntry.B693]=&quot;&quot;;&quot;&quot;;[$DataEntry.B693])">
            <text:p/>
          </table:table-cell>
          <table:table-cell table:formula="of:=IF([$DataEntry.E693]=&quot;&quot;;&quot;&quot;;[$DataEntry.E693])">
            <text:p/>
          </table:table-cell>
          <table:table-cell table:formula="of:=IF([$DataEntry.F693]=&quot;&quot;;&quot;&quot;;[$DataEntry.F693])">
            <text:p/>
          </table:table-cell>
          <table:table-cell table:formula="of:=IF([$DataEntry.G693]=&quot;&quot;;&quot;&quot;;[$DataEntry.G693])">
            <text:p/>
          </table:table-cell>
          <table:table-cell table:formula="of:=IF([$DataEntry.H693]=&quot;&quot;;&quot;&quot;;[$DataEntry.H693])">
            <text:p/>
          </table:table-cell>
          <table:table-cell table:formula="of:=IF([$DataEntry.I693]=&quot;&quot;;&quot;&quot;;[$DataEntry.I693])">
            <text:p/>
          </table:table-cell>
          <table:table-cell table:formula="of:=IF([$DataEntry.C693]=&quot;&quot;;&quot;&quot;;[$DataEntry.C693])">
            <text:p/>
          </table:table-cell>
          <table:table-cell table:formula="of:=&quot;&quot;">
            <text:p/>
          </table:table-cell>
          <table:table-cell table:formula="of:=IF([$DataEntry.D693]=&quot;&quot;;&quot;&quot;;[$DataEntry.D69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93]=&quot;&quot;;&quot;&quot;;[$DataEntry.N693])">
            <text:p/>
          </table:table-cell>
          <table:table-cell table:formula="of:=IF([$DataEntry.O693]=&quot;&quot;;&quot;&quot;;[$DataEntry.O693])">
            <text:p/>
          </table:table-cell>
          <table:table-cell table:formula="of:=IF([$DataEntry.P693]=&quot;&quot;;&quot;&quot;;[$DataEntry.P693])">
            <text:p/>
          </table:table-cell>
          <table:table-cell table:number-columns-repeated="48"/>
        </table:table-row>
        <table:table-row table:style-name="ro1">
          <table:table-cell table:formula="of:=IF([$DataEntry.A694]=&quot;&quot;;&quot;&quot;;[$DataEntry.A694])">
            <text:p/>
          </table:table-cell>
          <table:table-cell table:formula="of:=&quot;&quot;">
            <text:p/>
          </table:table-cell>
          <table:table-cell table:formula="of:=IF([$DataEntry.B694]=&quot;&quot;;&quot;&quot;;[$DataEntry.B694])">
            <text:p/>
          </table:table-cell>
          <table:table-cell table:formula="of:=IF([$DataEntry.E694]=&quot;&quot;;&quot;&quot;;[$DataEntry.E694])">
            <text:p/>
          </table:table-cell>
          <table:table-cell table:formula="of:=IF([$DataEntry.F694]=&quot;&quot;;&quot;&quot;;[$DataEntry.F694])">
            <text:p/>
          </table:table-cell>
          <table:table-cell table:formula="of:=IF([$DataEntry.G694]=&quot;&quot;;&quot;&quot;;[$DataEntry.G694])">
            <text:p/>
          </table:table-cell>
          <table:table-cell table:formula="of:=IF([$DataEntry.H694]=&quot;&quot;;&quot;&quot;;[$DataEntry.H694])">
            <text:p/>
          </table:table-cell>
          <table:table-cell table:formula="of:=IF([$DataEntry.I694]=&quot;&quot;;&quot;&quot;;[$DataEntry.I694])">
            <text:p/>
          </table:table-cell>
          <table:table-cell table:formula="of:=IF([$DataEntry.C694]=&quot;&quot;;&quot;&quot;;[$DataEntry.C694])">
            <text:p/>
          </table:table-cell>
          <table:table-cell table:formula="of:=&quot;&quot;">
            <text:p/>
          </table:table-cell>
          <table:table-cell table:formula="of:=IF([$DataEntry.D694]=&quot;&quot;;&quot;&quot;;[$DataEntry.D69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94]=&quot;&quot;;&quot;&quot;;[$DataEntry.N694])">
            <text:p/>
          </table:table-cell>
          <table:table-cell table:formula="of:=IF([$DataEntry.O694]=&quot;&quot;;&quot;&quot;;[$DataEntry.O694])">
            <text:p/>
          </table:table-cell>
          <table:table-cell table:formula="of:=IF([$DataEntry.P694]=&quot;&quot;;&quot;&quot;;[$DataEntry.P694])">
            <text:p/>
          </table:table-cell>
          <table:table-cell table:number-columns-repeated="48"/>
        </table:table-row>
        <table:table-row table:style-name="ro1">
          <table:table-cell table:formula="of:=IF([$DataEntry.A695]=&quot;&quot;;&quot;&quot;;[$DataEntry.A695])">
            <text:p/>
          </table:table-cell>
          <table:table-cell table:formula="of:=&quot;&quot;">
            <text:p/>
          </table:table-cell>
          <table:table-cell table:formula="of:=IF([$DataEntry.B695]=&quot;&quot;;&quot;&quot;;[$DataEntry.B695])">
            <text:p/>
          </table:table-cell>
          <table:table-cell table:formula="of:=IF([$DataEntry.E695]=&quot;&quot;;&quot;&quot;;[$DataEntry.E695])">
            <text:p/>
          </table:table-cell>
          <table:table-cell table:formula="of:=IF([$DataEntry.F695]=&quot;&quot;;&quot;&quot;;[$DataEntry.F695])">
            <text:p/>
          </table:table-cell>
          <table:table-cell table:formula="of:=IF([$DataEntry.G695]=&quot;&quot;;&quot;&quot;;[$DataEntry.G695])">
            <text:p/>
          </table:table-cell>
          <table:table-cell table:formula="of:=IF([$DataEntry.H695]=&quot;&quot;;&quot;&quot;;[$DataEntry.H695])">
            <text:p/>
          </table:table-cell>
          <table:table-cell table:formula="of:=IF([$DataEntry.I695]=&quot;&quot;;&quot;&quot;;[$DataEntry.I695])">
            <text:p/>
          </table:table-cell>
          <table:table-cell table:formula="of:=IF([$DataEntry.C695]=&quot;&quot;;&quot;&quot;;[$DataEntry.C695])">
            <text:p/>
          </table:table-cell>
          <table:table-cell table:formula="of:=&quot;&quot;">
            <text:p/>
          </table:table-cell>
          <table:table-cell table:formula="of:=IF([$DataEntry.D695]=&quot;&quot;;&quot;&quot;;[$DataEntry.D69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95]=&quot;&quot;;&quot;&quot;;[$DataEntry.N695])">
            <text:p/>
          </table:table-cell>
          <table:table-cell table:formula="of:=IF([$DataEntry.O695]=&quot;&quot;;&quot;&quot;;[$DataEntry.O695])">
            <text:p/>
          </table:table-cell>
          <table:table-cell table:formula="of:=IF([$DataEntry.P695]=&quot;&quot;;&quot;&quot;;[$DataEntry.P695])">
            <text:p/>
          </table:table-cell>
          <table:table-cell table:number-columns-repeated="48"/>
        </table:table-row>
        <table:table-row table:style-name="ro1">
          <table:table-cell table:formula="of:=IF([$DataEntry.A696]=&quot;&quot;;&quot;&quot;;[$DataEntry.A696])">
            <text:p/>
          </table:table-cell>
          <table:table-cell table:formula="of:=&quot;&quot;">
            <text:p/>
          </table:table-cell>
          <table:table-cell table:formula="of:=IF([$DataEntry.B696]=&quot;&quot;;&quot;&quot;;[$DataEntry.B696])">
            <text:p/>
          </table:table-cell>
          <table:table-cell table:formula="of:=IF([$DataEntry.E696]=&quot;&quot;;&quot;&quot;;[$DataEntry.E696])">
            <text:p/>
          </table:table-cell>
          <table:table-cell table:formula="of:=IF([$DataEntry.F696]=&quot;&quot;;&quot;&quot;;[$DataEntry.F696])">
            <text:p/>
          </table:table-cell>
          <table:table-cell table:formula="of:=IF([$DataEntry.G696]=&quot;&quot;;&quot;&quot;;[$DataEntry.G696])">
            <text:p/>
          </table:table-cell>
          <table:table-cell table:formula="of:=IF([$DataEntry.H696]=&quot;&quot;;&quot;&quot;;[$DataEntry.H696])">
            <text:p/>
          </table:table-cell>
          <table:table-cell table:formula="of:=IF([$DataEntry.I696]=&quot;&quot;;&quot;&quot;;[$DataEntry.I696])">
            <text:p/>
          </table:table-cell>
          <table:table-cell table:formula="of:=IF([$DataEntry.C696]=&quot;&quot;;&quot;&quot;;[$DataEntry.C696])">
            <text:p/>
          </table:table-cell>
          <table:table-cell table:formula="of:=&quot;&quot;">
            <text:p/>
          </table:table-cell>
          <table:table-cell table:formula="of:=IF([$DataEntry.D696]=&quot;&quot;;&quot;&quot;;[$DataEntry.D69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96]=&quot;&quot;;&quot;&quot;;[$DataEntry.N696])">
            <text:p/>
          </table:table-cell>
          <table:table-cell table:formula="of:=IF([$DataEntry.O696]=&quot;&quot;;&quot;&quot;;[$DataEntry.O696])">
            <text:p/>
          </table:table-cell>
          <table:table-cell table:formula="of:=IF([$DataEntry.P696]=&quot;&quot;;&quot;&quot;;[$DataEntry.P696])">
            <text:p/>
          </table:table-cell>
          <table:table-cell table:number-columns-repeated="48"/>
        </table:table-row>
        <table:table-row table:style-name="ro1">
          <table:table-cell table:formula="of:=IF([$DataEntry.A697]=&quot;&quot;;&quot;&quot;;[$DataEntry.A697])">
            <text:p/>
          </table:table-cell>
          <table:table-cell table:formula="of:=&quot;&quot;">
            <text:p/>
          </table:table-cell>
          <table:table-cell table:formula="of:=IF([$DataEntry.B697]=&quot;&quot;;&quot;&quot;;[$DataEntry.B697])">
            <text:p/>
          </table:table-cell>
          <table:table-cell table:formula="of:=IF([$DataEntry.E697]=&quot;&quot;;&quot;&quot;;[$DataEntry.E697])">
            <text:p/>
          </table:table-cell>
          <table:table-cell table:formula="of:=IF([$DataEntry.F697]=&quot;&quot;;&quot;&quot;;[$DataEntry.F697])">
            <text:p/>
          </table:table-cell>
          <table:table-cell table:formula="of:=IF([$DataEntry.G697]=&quot;&quot;;&quot;&quot;;[$DataEntry.G697])">
            <text:p/>
          </table:table-cell>
          <table:table-cell table:formula="of:=IF([$DataEntry.H697]=&quot;&quot;;&quot;&quot;;[$DataEntry.H697])">
            <text:p/>
          </table:table-cell>
          <table:table-cell table:formula="of:=IF([$DataEntry.I697]=&quot;&quot;;&quot;&quot;;[$DataEntry.I697])">
            <text:p/>
          </table:table-cell>
          <table:table-cell table:formula="of:=IF([$DataEntry.C697]=&quot;&quot;;&quot;&quot;;[$DataEntry.C697])">
            <text:p/>
          </table:table-cell>
          <table:table-cell table:formula="of:=&quot;&quot;">
            <text:p/>
          </table:table-cell>
          <table:table-cell table:formula="of:=IF([$DataEntry.D697]=&quot;&quot;;&quot;&quot;;[$DataEntry.D69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97]=&quot;&quot;;&quot;&quot;;[$DataEntry.N697])">
            <text:p/>
          </table:table-cell>
          <table:table-cell table:formula="of:=IF([$DataEntry.O697]=&quot;&quot;;&quot;&quot;;[$DataEntry.O697])">
            <text:p/>
          </table:table-cell>
          <table:table-cell table:formula="of:=IF([$DataEntry.P697]=&quot;&quot;;&quot;&quot;;[$DataEntry.P697])">
            <text:p/>
          </table:table-cell>
          <table:table-cell table:number-columns-repeated="48"/>
        </table:table-row>
        <table:table-row table:style-name="ro1">
          <table:table-cell table:formula="of:=IF([$DataEntry.A698]=&quot;&quot;;&quot;&quot;;[$DataEntry.A698])">
            <text:p/>
          </table:table-cell>
          <table:table-cell table:formula="of:=&quot;&quot;">
            <text:p/>
          </table:table-cell>
          <table:table-cell table:formula="of:=IF([$DataEntry.B698]=&quot;&quot;;&quot;&quot;;[$DataEntry.B698])">
            <text:p/>
          </table:table-cell>
          <table:table-cell table:formula="of:=IF([$DataEntry.E698]=&quot;&quot;;&quot;&quot;;[$DataEntry.E698])">
            <text:p/>
          </table:table-cell>
          <table:table-cell table:formula="of:=IF([$DataEntry.F698]=&quot;&quot;;&quot;&quot;;[$DataEntry.F698])">
            <text:p/>
          </table:table-cell>
          <table:table-cell table:formula="of:=IF([$DataEntry.G698]=&quot;&quot;;&quot;&quot;;[$DataEntry.G698])">
            <text:p/>
          </table:table-cell>
          <table:table-cell table:formula="of:=IF([$DataEntry.H698]=&quot;&quot;;&quot;&quot;;[$DataEntry.H698])">
            <text:p/>
          </table:table-cell>
          <table:table-cell table:formula="of:=IF([$DataEntry.I698]=&quot;&quot;;&quot;&quot;;[$DataEntry.I698])">
            <text:p/>
          </table:table-cell>
          <table:table-cell table:formula="of:=IF([$DataEntry.C698]=&quot;&quot;;&quot;&quot;;[$DataEntry.C698])">
            <text:p/>
          </table:table-cell>
          <table:table-cell table:formula="of:=&quot;&quot;">
            <text:p/>
          </table:table-cell>
          <table:table-cell table:formula="of:=IF([$DataEntry.D698]=&quot;&quot;;&quot;&quot;;[$DataEntry.D69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98]=&quot;&quot;;&quot;&quot;;[$DataEntry.N698])">
            <text:p/>
          </table:table-cell>
          <table:table-cell table:formula="of:=IF([$DataEntry.O698]=&quot;&quot;;&quot;&quot;;[$DataEntry.O698])">
            <text:p/>
          </table:table-cell>
          <table:table-cell table:formula="of:=IF([$DataEntry.P698]=&quot;&quot;;&quot;&quot;;[$DataEntry.P698])">
            <text:p/>
          </table:table-cell>
          <table:table-cell table:number-columns-repeated="48"/>
        </table:table-row>
        <table:table-row table:style-name="ro1">
          <table:table-cell table:formula="of:=IF([$DataEntry.A699]=&quot;&quot;;&quot;&quot;;[$DataEntry.A699])">
            <text:p/>
          </table:table-cell>
          <table:table-cell table:formula="of:=&quot;&quot;">
            <text:p/>
          </table:table-cell>
          <table:table-cell table:formula="of:=IF([$DataEntry.B699]=&quot;&quot;;&quot;&quot;;[$DataEntry.B699])">
            <text:p/>
          </table:table-cell>
          <table:table-cell table:formula="of:=IF([$DataEntry.E699]=&quot;&quot;;&quot;&quot;;[$DataEntry.E699])">
            <text:p/>
          </table:table-cell>
          <table:table-cell table:formula="of:=IF([$DataEntry.F699]=&quot;&quot;;&quot;&quot;;[$DataEntry.F699])">
            <text:p/>
          </table:table-cell>
          <table:table-cell table:formula="of:=IF([$DataEntry.G699]=&quot;&quot;;&quot;&quot;;[$DataEntry.G699])">
            <text:p/>
          </table:table-cell>
          <table:table-cell table:formula="of:=IF([$DataEntry.H699]=&quot;&quot;;&quot;&quot;;[$DataEntry.H699])">
            <text:p/>
          </table:table-cell>
          <table:table-cell table:formula="of:=IF([$DataEntry.I699]=&quot;&quot;;&quot;&quot;;[$DataEntry.I699])">
            <text:p/>
          </table:table-cell>
          <table:table-cell table:formula="of:=IF([$DataEntry.C699]=&quot;&quot;;&quot;&quot;;[$DataEntry.C699])">
            <text:p/>
          </table:table-cell>
          <table:table-cell table:formula="of:=&quot;&quot;">
            <text:p/>
          </table:table-cell>
          <table:table-cell table:formula="of:=IF([$DataEntry.D699]=&quot;&quot;;&quot;&quot;;[$DataEntry.D69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699]=&quot;&quot;;&quot;&quot;;[$DataEntry.N699])">
            <text:p/>
          </table:table-cell>
          <table:table-cell table:formula="of:=IF([$DataEntry.O699]=&quot;&quot;;&quot;&quot;;[$DataEntry.O699])">
            <text:p/>
          </table:table-cell>
          <table:table-cell table:formula="of:=IF([$DataEntry.P699]=&quot;&quot;;&quot;&quot;;[$DataEntry.P699])">
            <text:p/>
          </table:table-cell>
          <table:table-cell table:number-columns-repeated="48"/>
        </table:table-row>
        <table:table-row table:style-name="ro1">
          <table:table-cell table:formula="of:=IF([$DataEntry.A700]=&quot;&quot;;&quot;&quot;;[$DataEntry.A700])">
            <text:p/>
          </table:table-cell>
          <table:table-cell table:formula="of:=&quot;&quot;">
            <text:p/>
          </table:table-cell>
          <table:table-cell table:formula="of:=IF([$DataEntry.B700]=&quot;&quot;;&quot;&quot;;[$DataEntry.B700])">
            <text:p/>
          </table:table-cell>
          <table:table-cell table:formula="of:=IF([$DataEntry.E700]=&quot;&quot;;&quot;&quot;;[$DataEntry.E700])">
            <text:p/>
          </table:table-cell>
          <table:table-cell table:formula="of:=IF([$DataEntry.F700]=&quot;&quot;;&quot;&quot;;[$DataEntry.F700])">
            <text:p/>
          </table:table-cell>
          <table:table-cell table:formula="of:=IF([$DataEntry.G700]=&quot;&quot;;&quot;&quot;;[$DataEntry.G700])">
            <text:p/>
          </table:table-cell>
          <table:table-cell table:formula="of:=IF([$DataEntry.H700]=&quot;&quot;;&quot;&quot;;[$DataEntry.H700])">
            <text:p/>
          </table:table-cell>
          <table:table-cell table:formula="of:=IF([$DataEntry.I700]=&quot;&quot;;&quot;&quot;;[$DataEntry.I700])">
            <text:p/>
          </table:table-cell>
          <table:table-cell table:formula="of:=IF([$DataEntry.C700]=&quot;&quot;;&quot;&quot;;[$DataEntry.C700])">
            <text:p/>
          </table:table-cell>
          <table:table-cell table:formula="of:=&quot;&quot;">
            <text:p/>
          </table:table-cell>
          <table:table-cell table:formula="of:=IF([$DataEntry.D700]=&quot;&quot;;&quot;&quot;;[$DataEntry.D70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00]=&quot;&quot;;&quot;&quot;;[$DataEntry.N700])">
            <text:p/>
          </table:table-cell>
          <table:table-cell table:formula="of:=IF([$DataEntry.O700]=&quot;&quot;;&quot;&quot;;[$DataEntry.O700])">
            <text:p/>
          </table:table-cell>
          <table:table-cell table:formula="of:=IF([$DataEntry.P700]=&quot;&quot;;&quot;&quot;;[$DataEntry.P700])">
            <text:p/>
          </table:table-cell>
          <table:table-cell table:number-columns-repeated="48"/>
        </table:table-row>
        <table:table-row table:style-name="ro1">
          <table:table-cell table:formula="of:=IF([$DataEntry.A701]=&quot;&quot;;&quot;&quot;;[$DataEntry.A701])">
            <text:p/>
          </table:table-cell>
          <table:table-cell table:formula="of:=&quot;&quot;">
            <text:p/>
          </table:table-cell>
          <table:table-cell table:formula="of:=IF([$DataEntry.B701]=&quot;&quot;;&quot;&quot;;[$DataEntry.B701])">
            <text:p/>
          </table:table-cell>
          <table:table-cell table:formula="of:=IF([$DataEntry.E701]=&quot;&quot;;&quot;&quot;;[$DataEntry.E701])">
            <text:p/>
          </table:table-cell>
          <table:table-cell table:formula="of:=IF([$DataEntry.F701]=&quot;&quot;;&quot;&quot;;[$DataEntry.F701])">
            <text:p/>
          </table:table-cell>
          <table:table-cell table:formula="of:=IF([$DataEntry.G701]=&quot;&quot;;&quot;&quot;;[$DataEntry.G701])">
            <text:p/>
          </table:table-cell>
          <table:table-cell table:formula="of:=IF([$DataEntry.H701]=&quot;&quot;;&quot;&quot;;[$DataEntry.H701])">
            <text:p/>
          </table:table-cell>
          <table:table-cell table:formula="of:=IF([$DataEntry.I701]=&quot;&quot;;&quot;&quot;;[$DataEntry.I701])">
            <text:p/>
          </table:table-cell>
          <table:table-cell table:formula="of:=IF([$DataEntry.C701]=&quot;&quot;;&quot;&quot;;[$DataEntry.C701])">
            <text:p/>
          </table:table-cell>
          <table:table-cell table:formula="of:=&quot;&quot;">
            <text:p/>
          </table:table-cell>
          <table:table-cell table:formula="of:=IF([$DataEntry.D701]=&quot;&quot;;&quot;&quot;;[$DataEntry.D70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01]=&quot;&quot;;&quot;&quot;;[$DataEntry.N701])">
            <text:p/>
          </table:table-cell>
          <table:table-cell table:formula="of:=IF([$DataEntry.O701]=&quot;&quot;;&quot;&quot;;[$DataEntry.O701])">
            <text:p/>
          </table:table-cell>
          <table:table-cell table:formula="of:=IF([$DataEntry.P701]=&quot;&quot;;&quot;&quot;;[$DataEntry.P701])">
            <text:p/>
          </table:table-cell>
          <table:table-cell table:number-columns-repeated="48"/>
        </table:table-row>
        <table:table-row table:style-name="ro1">
          <table:table-cell table:formula="of:=IF([$DataEntry.A702]=&quot;&quot;;&quot;&quot;;[$DataEntry.A702])">
            <text:p/>
          </table:table-cell>
          <table:table-cell table:formula="of:=&quot;&quot;">
            <text:p/>
          </table:table-cell>
          <table:table-cell table:formula="of:=IF([$DataEntry.B702]=&quot;&quot;;&quot;&quot;;[$DataEntry.B702])">
            <text:p/>
          </table:table-cell>
          <table:table-cell table:formula="of:=IF([$DataEntry.E702]=&quot;&quot;;&quot;&quot;;[$DataEntry.E702])">
            <text:p/>
          </table:table-cell>
          <table:table-cell table:formula="of:=IF([$DataEntry.F702]=&quot;&quot;;&quot;&quot;;[$DataEntry.F702])">
            <text:p/>
          </table:table-cell>
          <table:table-cell table:formula="of:=IF([$DataEntry.G702]=&quot;&quot;;&quot;&quot;;[$DataEntry.G702])">
            <text:p/>
          </table:table-cell>
          <table:table-cell table:formula="of:=IF([$DataEntry.H702]=&quot;&quot;;&quot;&quot;;[$DataEntry.H702])">
            <text:p/>
          </table:table-cell>
          <table:table-cell table:formula="of:=IF([$DataEntry.I702]=&quot;&quot;;&quot;&quot;;[$DataEntry.I702])">
            <text:p/>
          </table:table-cell>
          <table:table-cell table:formula="of:=IF([$DataEntry.C702]=&quot;&quot;;&quot;&quot;;[$DataEntry.C702])">
            <text:p/>
          </table:table-cell>
          <table:table-cell table:formula="of:=&quot;&quot;">
            <text:p/>
          </table:table-cell>
          <table:table-cell table:formula="of:=IF([$DataEntry.D702]=&quot;&quot;;&quot;&quot;;[$DataEntry.D70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02]=&quot;&quot;;&quot;&quot;;[$DataEntry.N702])">
            <text:p/>
          </table:table-cell>
          <table:table-cell table:formula="of:=IF([$DataEntry.O702]=&quot;&quot;;&quot;&quot;;[$DataEntry.O702])">
            <text:p/>
          </table:table-cell>
          <table:table-cell table:formula="of:=IF([$DataEntry.P702]=&quot;&quot;;&quot;&quot;;[$DataEntry.P702])">
            <text:p/>
          </table:table-cell>
          <table:table-cell table:number-columns-repeated="48"/>
        </table:table-row>
        <table:table-row table:style-name="ro1">
          <table:table-cell table:formula="of:=IF([$DataEntry.A703]=&quot;&quot;;&quot;&quot;;[$DataEntry.A703])">
            <text:p/>
          </table:table-cell>
          <table:table-cell table:formula="of:=&quot;&quot;">
            <text:p/>
          </table:table-cell>
          <table:table-cell table:formula="of:=IF([$DataEntry.B703]=&quot;&quot;;&quot;&quot;;[$DataEntry.B703])">
            <text:p/>
          </table:table-cell>
          <table:table-cell table:formula="of:=IF([$DataEntry.E703]=&quot;&quot;;&quot;&quot;;[$DataEntry.E703])">
            <text:p/>
          </table:table-cell>
          <table:table-cell table:formula="of:=IF([$DataEntry.F703]=&quot;&quot;;&quot;&quot;;[$DataEntry.F703])">
            <text:p/>
          </table:table-cell>
          <table:table-cell table:formula="of:=IF([$DataEntry.G703]=&quot;&quot;;&quot;&quot;;[$DataEntry.G703])">
            <text:p/>
          </table:table-cell>
          <table:table-cell table:formula="of:=IF([$DataEntry.H703]=&quot;&quot;;&quot;&quot;;[$DataEntry.H703])">
            <text:p/>
          </table:table-cell>
          <table:table-cell table:formula="of:=IF([$DataEntry.I703]=&quot;&quot;;&quot;&quot;;[$DataEntry.I703])">
            <text:p/>
          </table:table-cell>
          <table:table-cell table:formula="of:=IF([$DataEntry.C703]=&quot;&quot;;&quot;&quot;;[$DataEntry.C703])">
            <text:p/>
          </table:table-cell>
          <table:table-cell table:formula="of:=&quot;&quot;">
            <text:p/>
          </table:table-cell>
          <table:table-cell table:formula="of:=IF([$DataEntry.D703]=&quot;&quot;;&quot;&quot;;[$DataEntry.D70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03]=&quot;&quot;;&quot;&quot;;[$DataEntry.N703])">
            <text:p/>
          </table:table-cell>
          <table:table-cell table:formula="of:=IF([$DataEntry.O703]=&quot;&quot;;&quot;&quot;;[$DataEntry.O703])">
            <text:p/>
          </table:table-cell>
          <table:table-cell table:formula="of:=IF([$DataEntry.P703]=&quot;&quot;;&quot;&quot;;[$DataEntry.P703])">
            <text:p/>
          </table:table-cell>
          <table:table-cell table:number-columns-repeated="48"/>
        </table:table-row>
        <table:table-row table:style-name="ro1">
          <table:table-cell table:formula="of:=IF([$DataEntry.A704]=&quot;&quot;;&quot;&quot;;[$DataEntry.A704])">
            <text:p/>
          </table:table-cell>
          <table:table-cell table:formula="of:=&quot;&quot;">
            <text:p/>
          </table:table-cell>
          <table:table-cell table:formula="of:=IF([$DataEntry.B704]=&quot;&quot;;&quot;&quot;;[$DataEntry.B704])">
            <text:p/>
          </table:table-cell>
          <table:table-cell table:formula="of:=IF([$DataEntry.E704]=&quot;&quot;;&quot;&quot;;[$DataEntry.E704])">
            <text:p/>
          </table:table-cell>
          <table:table-cell table:formula="of:=IF([$DataEntry.F704]=&quot;&quot;;&quot;&quot;;[$DataEntry.F704])">
            <text:p/>
          </table:table-cell>
          <table:table-cell table:formula="of:=IF([$DataEntry.G704]=&quot;&quot;;&quot;&quot;;[$DataEntry.G704])">
            <text:p/>
          </table:table-cell>
          <table:table-cell table:formula="of:=IF([$DataEntry.H704]=&quot;&quot;;&quot;&quot;;[$DataEntry.H704])">
            <text:p/>
          </table:table-cell>
          <table:table-cell table:formula="of:=IF([$DataEntry.I704]=&quot;&quot;;&quot;&quot;;[$DataEntry.I704])">
            <text:p/>
          </table:table-cell>
          <table:table-cell table:formula="of:=IF([$DataEntry.C704]=&quot;&quot;;&quot;&quot;;[$DataEntry.C704])">
            <text:p/>
          </table:table-cell>
          <table:table-cell table:formula="of:=&quot;&quot;">
            <text:p/>
          </table:table-cell>
          <table:table-cell table:formula="of:=IF([$DataEntry.D704]=&quot;&quot;;&quot;&quot;;[$DataEntry.D70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04]=&quot;&quot;;&quot;&quot;;[$DataEntry.N704])">
            <text:p/>
          </table:table-cell>
          <table:table-cell table:formula="of:=IF([$DataEntry.O704]=&quot;&quot;;&quot;&quot;;[$DataEntry.O704])">
            <text:p/>
          </table:table-cell>
          <table:table-cell table:formula="of:=IF([$DataEntry.P704]=&quot;&quot;;&quot;&quot;;[$DataEntry.P704])">
            <text:p/>
          </table:table-cell>
          <table:table-cell table:number-columns-repeated="48"/>
        </table:table-row>
        <table:table-row table:style-name="ro1">
          <table:table-cell table:formula="of:=IF([$DataEntry.A705]=&quot;&quot;;&quot;&quot;;[$DataEntry.A705])">
            <text:p/>
          </table:table-cell>
          <table:table-cell table:formula="of:=&quot;&quot;">
            <text:p/>
          </table:table-cell>
          <table:table-cell table:formula="of:=IF([$DataEntry.B705]=&quot;&quot;;&quot;&quot;;[$DataEntry.B705])">
            <text:p/>
          </table:table-cell>
          <table:table-cell table:formula="of:=IF([$DataEntry.E705]=&quot;&quot;;&quot;&quot;;[$DataEntry.E705])">
            <text:p/>
          </table:table-cell>
          <table:table-cell table:formula="of:=IF([$DataEntry.F705]=&quot;&quot;;&quot;&quot;;[$DataEntry.F705])">
            <text:p/>
          </table:table-cell>
          <table:table-cell table:formula="of:=IF([$DataEntry.G705]=&quot;&quot;;&quot;&quot;;[$DataEntry.G705])">
            <text:p/>
          </table:table-cell>
          <table:table-cell table:formula="of:=IF([$DataEntry.H705]=&quot;&quot;;&quot;&quot;;[$DataEntry.H705])">
            <text:p/>
          </table:table-cell>
          <table:table-cell table:formula="of:=IF([$DataEntry.I705]=&quot;&quot;;&quot;&quot;;[$DataEntry.I705])">
            <text:p/>
          </table:table-cell>
          <table:table-cell table:formula="of:=IF([$DataEntry.C705]=&quot;&quot;;&quot;&quot;;[$DataEntry.C705])">
            <text:p/>
          </table:table-cell>
          <table:table-cell table:formula="of:=&quot;&quot;">
            <text:p/>
          </table:table-cell>
          <table:table-cell table:formula="of:=IF([$DataEntry.D705]=&quot;&quot;;&quot;&quot;;[$DataEntry.D70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05]=&quot;&quot;;&quot;&quot;;[$DataEntry.N705])">
            <text:p/>
          </table:table-cell>
          <table:table-cell table:formula="of:=IF([$DataEntry.O705]=&quot;&quot;;&quot;&quot;;[$DataEntry.O705])">
            <text:p/>
          </table:table-cell>
          <table:table-cell table:formula="of:=IF([$DataEntry.P705]=&quot;&quot;;&quot;&quot;;[$DataEntry.P705])">
            <text:p/>
          </table:table-cell>
          <table:table-cell table:number-columns-repeated="48"/>
        </table:table-row>
        <table:table-row table:style-name="ro1">
          <table:table-cell table:formula="of:=IF([$DataEntry.A706]=&quot;&quot;;&quot;&quot;;[$DataEntry.A706])">
            <text:p/>
          </table:table-cell>
          <table:table-cell table:formula="of:=&quot;&quot;">
            <text:p/>
          </table:table-cell>
          <table:table-cell table:formula="of:=IF([$DataEntry.B706]=&quot;&quot;;&quot;&quot;;[$DataEntry.B706])">
            <text:p/>
          </table:table-cell>
          <table:table-cell table:formula="of:=IF([$DataEntry.E706]=&quot;&quot;;&quot;&quot;;[$DataEntry.E706])">
            <text:p/>
          </table:table-cell>
          <table:table-cell table:formula="of:=IF([$DataEntry.F706]=&quot;&quot;;&quot;&quot;;[$DataEntry.F706])">
            <text:p/>
          </table:table-cell>
          <table:table-cell table:formula="of:=IF([$DataEntry.G706]=&quot;&quot;;&quot;&quot;;[$DataEntry.G706])">
            <text:p/>
          </table:table-cell>
          <table:table-cell table:formula="of:=IF([$DataEntry.H706]=&quot;&quot;;&quot;&quot;;[$DataEntry.H706])">
            <text:p/>
          </table:table-cell>
          <table:table-cell table:formula="of:=IF([$DataEntry.I706]=&quot;&quot;;&quot;&quot;;[$DataEntry.I706])">
            <text:p/>
          </table:table-cell>
          <table:table-cell table:formula="of:=IF([$DataEntry.C706]=&quot;&quot;;&quot;&quot;;[$DataEntry.C706])">
            <text:p/>
          </table:table-cell>
          <table:table-cell table:formula="of:=&quot;&quot;">
            <text:p/>
          </table:table-cell>
          <table:table-cell table:formula="of:=IF([$DataEntry.D706]=&quot;&quot;;&quot;&quot;;[$DataEntry.D70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06]=&quot;&quot;;&quot;&quot;;[$DataEntry.N706])">
            <text:p/>
          </table:table-cell>
          <table:table-cell table:formula="of:=IF([$DataEntry.O706]=&quot;&quot;;&quot;&quot;;[$DataEntry.O706])">
            <text:p/>
          </table:table-cell>
          <table:table-cell table:formula="of:=IF([$DataEntry.P706]=&quot;&quot;;&quot;&quot;;[$DataEntry.P706])">
            <text:p/>
          </table:table-cell>
          <table:table-cell table:number-columns-repeated="48"/>
        </table:table-row>
        <table:table-row table:style-name="ro1">
          <table:table-cell table:formula="of:=IF([$DataEntry.A707]=&quot;&quot;;&quot;&quot;;[$DataEntry.A707])">
            <text:p/>
          </table:table-cell>
          <table:table-cell table:formula="of:=&quot;&quot;">
            <text:p/>
          </table:table-cell>
          <table:table-cell table:formula="of:=IF([$DataEntry.B707]=&quot;&quot;;&quot;&quot;;[$DataEntry.B707])">
            <text:p/>
          </table:table-cell>
          <table:table-cell table:formula="of:=IF([$DataEntry.E707]=&quot;&quot;;&quot;&quot;;[$DataEntry.E707])">
            <text:p/>
          </table:table-cell>
          <table:table-cell table:formula="of:=IF([$DataEntry.F707]=&quot;&quot;;&quot;&quot;;[$DataEntry.F707])">
            <text:p/>
          </table:table-cell>
          <table:table-cell table:formula="of:=IF([$DataEntry.G707]=&quot;&quot;;&quot;&quot;;[$DataEntry.G707])">
            <text:p/>
          </table:table-cell>
          <table:table-cell table:formula="of:=IF([$DataEntry.H707]=&quot;&quot;;&quot;&quot;;[$DataEntry.H707])">
            <text:p/>
          </table:table-cell>
          <table:table-cell table:formula="of:=IF([$DataEntry.I707]=&quot;&quot;;&quot;&quot;;[$DataEntry.I707])">
            <text:p/>
          </table:table-cell>
          <table:table-cell table:formula="of:=IF([$DataEntry.C707]=&quot;&quot;;&quot;&quot;;[$DataEntry.C707])">
            <text:p/>
          </table:table-cell>
          <table:table-cell table:formula="of:=&quot;&quot;">
            <text:p/>
          </table:table-cell>
          <table:table-cell table:formula="of:=IF([$DataEntry.D707]=&quot;&quot;;&quot;&quot;;[$DataEntry.D70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07]=&quot;&quot;;&quot;&quot;;[$DataEntry.N707])">
            <text:p/>
          </table:table-cell>
          <table:table-cell table:formula="of:=IF([$DataEntry.O707]=&quot;&quot;;&quot;&quot;;[$DataEntry.O707])">
            <text:p/>
          </table:table-cell>
          <table:table-cell table:formula="of:=IF([$DataEntry.P707]=&quot;&quot;;&quot;&quot;;[$DataEntry.P707])">
            <text:p/>
          </table:table-cell>
          <table:table-cell table:number-columns-repeated="48"/>
        </table:table-row>
        <table:table-row table:style-name="ro1">
          <table:table-cell table:formula="of:=IF([$DataEntry.A708]=&quot;&quot;;&quot;&quot;;[$DataEntry.A708])">
            <text:p/>
          </table:table-cell>
          <table:table-cell table:formula="of:=&quot;&quot;">
            <text:p/>
          </table:table-cell>
          <table:table-cell table:formula="of:=IF([$DataEntry.B708]=&quot;&quot;;&quot;&quot;;[$DataEntry.B708])">
            <text:p/>
          </table:table-cell>
          <table:table-cell table:formula="of:=IF([$DataEntry.E708]=&quot;&quot;;&quot;&quot;;[$DataEntry.E708])">
            <text:p/>
          </table:table-cell>
          <table:table-cell table:formula="of:=IF([$DataEntry.F708]=&quot;&quot;;&quot;&quot;;[$DataEntry.F708])">
            <text:p/>
          </table:table-cell>
          <table:table-cell table:formula="of:=IF([$DataEntry.G708]=&quot;&quot;;&quot;&quot;;[$DataEntry.G708])">
            <text:p/>
          </table:table-cell>
          <table:table-cell table:formula="of:=IF([$DataEntry.H708]=&quot;&quot;;&quot;&quot;;[$DataEntry.H708])">
            <text:p/>
          </table:table-cell>
          <table:table-cell table:formula="of:=IF([$DataEntry.I708]=&quot;&quot;;&quot;&quot;;[$DataEntry.I708])">
            <text:p/>
          </table:table-cell>
          <table:table-cell table:formula="of:=IF([$DataEntry.C708]=&quot;&quot;;&quot;&quot;;[$DataEntry.C708])">
            <text:p/>
          </table:table-cell>
          <table:table-cell table:formula="of:=&quot;&quot;">
            <text:p/>
          </table:table-cell>
          <table:table-cell table:formula="of:=IF([$DataEntry.D708]=&quot;&quot;;&quot;&quot;;[$DataEntry.D70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08]=&quot;&quot;;&quot;&quot;;[$DataEntry.N708])">
            <text:p/>
          </table:table-cell>
          <table:table-cell table:formula="of:=IF([$DataEntry.O708]=&quot;&quot;;&quot;&quot;;[$DataEntry.O708])">
            <text:p/>
          </table:table-cell>
          <table:table-cell table:formula="of:=IF([$DataEntry.P708]=&quot;&quot;;&quot;&quot;;[$DataEntry.P708])">
            <text:p/>
          </table:table-cell>
          <table:table-cell table:number-columns-repeated="48"/>
        </table:table-row>
        <table:table-row table:style-name="ro1">
          <table:table-cell table:formula="of:=IF([$DataEntry.A709]=&quot;&quot;;&quot;&quot;;[$DataEntry.A709])">
            <text:p/>
          </table:table-cell>
          <table:table-cell table:formula="of:=&quot;&quot;">
            <text:p/>
          </table:table-cell>
          <table:table-cell table:formula="of:=IF([$DataEntry.B709]=&quot;&quot;;&quot;&quot;;[$DataEntry.B709])">
            <text:p/>
          </table:table-cell>
          <table:table-cell table:formula="of:=IF([$DataEntry.E709]=&quot;&quot;;&quot;&quot;;[$DataEntry.E709])">
            <text:p/>
          </table:table-cell>
          <table:table-cell table:formula="of:=IF([$DataEntry.F709]=&quot;&quot;;&quot;&quot;;[$DataEntry.F709])">
            <text:p/>
          </table:table-cell>
          <table:table-cell table:formula="of:=IF([$DataEntry.G709]=&quot;&quot;;&quot;&quot;;[$DataEntry.G709])">
            <text:p/>
          </table:table-cell>
          <table:table-cell table:formula="of:=IF([$DataEntry.H709]=&quot;&quot;;&quot;&quot;;[$DataEntry.H709])">
            <text:p/>
          </table:table-cell>
          <table:table-cell table:formula="of:=IF([$DataEntry.I709]=&quot;&quot;;&quot;&quot;;[$DataEntry.I709])">
            <text:p/>
          </table:table-cell>
          <table:table-cell table:formula="of:=IF([$DataEntry.C709]=&quot;&quot;;&quot;&quot;;[$DataEntry.C709])">
            <text:p/>
          </table:table-cell>
          <table:table-cell table:formula="of:=&quot;&quot;">
            <text:p/>
          </table:table-cell>
          <table:table-cell table:formula="of:=IF([$DataEntry.D709]=&quot;&quot;;&quot;&quot;;[$DataEntry.D70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09]=&quot;&quot;;&quot;&quot;;[$DataEntry.N709])">
            <text:p/>
          </table:table-cell>
          <table:table-cell table:formula="of:=IF([$DataEntry.O709]=&quot;&quot;;&quot;&quot;;[$DataEntry.O709])">
            <text:p/>
          </table:table-cell>
          <table:table-cell table:formula="of:=IF([$DataEntry.P709]=&quot;&quot;;&quot;&quot;;[$DataEntry.P709])">
            <text:p/>
          </table:table-cell>
          <table:table-cell table:number-columns-repeated="48"/>
        </table:table-row>
        <table:table-row table:style-name="ro1">
          <table:table-cell table:formula="of:=IF([$DataEntry.A710]=&quot;&quot;;&quot;&quot;;[$DataEntry.A710])">
            <text:p/>
          </table:table-cell>
          <table:table-cell table:formula="of:=&quot;&quot;">
            <text:p/>
          </table:table-cell>
          <table:table-cell table:formula="of:=IF([$DataEntry.B710]=&quot;&quot;;&quot;&quot;;[$DataEntry.B710])">
            <text:p/>
          </table:table-cell>
          <table:table-cell table:formula="of:=IF([$DataEntry.E710]=&quot;&quot;;&quot;&quot;;[$DataEntry.E710])">
            <text:p/>
          </table:table-cell>
          <table:table-cell table:formula="of:=IF([$DataEntry.F710]=&quot;&quot;;&quot;&quot;;[$DataEntry.F710])">
            <text:p/>
          </table:table-cell>
          <table:table-cell table:formula="of:=IF([$DataEntry.G710]=&quot;&quot;;&quot;&quot;;[$DataEntry.G710])">
            <text:p/>
          </table:table-cell>
          <table:table-cell table:formula="of:=IF([$DataEntry.H710]=&quot;&quot;;&quot;&quot;;[$DataEntry.H710])">
            <text:p/>
          </table:table-cell>
          <table:table-cell table:formula="of:=IF([$DataEntry.I710]=&quot;&quot;;&quot;&quot;;[$DataEntry.I710])">
            <text:p/>
          </table:table-cell>
          <table:table-cell table:formula="of:=IF([$DataEntry.C710]=&quot;&quot;;&quot;&quot;;[$DataEntry.C710])">
            <text:p/>
          </table:table-cell>
          <table:table-cell table:formula="of:=&quot;&quot;">
            <text:p/>
          </table:table-cell>
          <table:table-cell table:formula="of:=IF([$DataEntry.D710]=&quot;&quot;;&quot;&quot;;[$DataEntry.D71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10]=&quot;&quot;;&quot;&quot;;[$DataEntry.N710])">
            <text:p/>
          </table:table-cell>
          <table:table-cell table:formula="of:=IF([$DataEntry.O710]=&quot;&quot;;&quot;&quot;;[$DataEntry.O710])">
            <text:p/>
          </table:table-cell>
          <table:table-cell table:formula="of:=IF([$DataEntry.P710]=&quot;&quot;;&quot;&quot;;[$DataEntry.P710])">
            <text:p/>
          </table:table-cell>
          <table:table-cell table:number-columns-repeated="48"/>
        </table:table-row>
        <table:table-row table:style-name="ro1">
          <table:table-cell table:formula="of:=IF([$DataEntry.A711]=&quot;&quot;;&quot;&quot;;[$DataEntry.A711])">
            <text:p/>
          </table:table-cell>
          <table:table-cell table:formula="of:=&quot;&quot;">
            <text:p/>
          </table:table-cell>
          <table:table-cell table:formula="of:=IF([$DataEntry.B711]=&quot;&quot;;&quot;&quot;;[$DataEntry.B711])">
            <text:p/>
          </table:table-cell>
          <table:table-cell table:formula="of:=IF([$DataEntry.E711]=&quot;&quot;;&quot;&quot;;[$DataEntry.E711])">
            <text:p/>
          </table:table-cell>
          <table:table-cell table:formula="of:=IF([$DataEntry.F711]=&quot;&quot;;&quot;&quot;;[$DataEntry.F711])">
            <text:p/>
          </table:table-cell>
          <table:table-cell table:formula="of:=IF([$DataEntry.G711]=&quot;&quot;;&quot;&quot;;[$DataEntry.G711])">
            <text:p/>
          </table:table-cell>
          <table:table-cell table:formula="of:=IF([$DataEntry.H711]=&quot;&quot;;&quot;&quot;;[$DataEntry.H711])">
            <text:p/>
          </table:table-cell>
          <table:table-cell table:formula="of:=IF([$DataEntry.I711]=&quot;&quot;;&quot;&quot;;[$DataEntry.I711])">
            <text:p/>
          </table:table-cell>
          <table:table-cell table:formula="of:=IF([$DataEntry.C711]=&quot;&quot;;&quot;&quot;;[$DataEntry.C711])">
            <text:p/>
          </table:table-cell>
          <table:table-cell table:formula="of:=&quot;&quot;">
            <text:p/>
          </table:table-cell>
          <table:table-cell table:formula="of:=IF([$DataEntry.D711]=&quot;&quot;;&quot;&quot;;[$DataEntry.D71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11]=&quot;&quot;;&quot;&quot;;[$DataEntry.N711])">
            <text:p/>
          </table:table-cell>
          <table:table-cell table:formula="of:=IF([$DataEntry.O711]=&quot;&quot;;&quot;&quot;;[$DataEntry.O711])">
            <text:p/>
          </table:table-cell>
          <table:table-cell table:formula="of:=IF([$DataEntry.P711]=&quot;&quot;;&quot;&quot;;[$DataEntry.P711])">
            <text:p/>
          </table:table-cell>
          <table:table-cell table:number-columns-repeated="48"/>
        </table:table-row>
        <table:table-row table:style-name="ro1">
          <table:table-cell table:formula="of:=IF([$DataEntry.A712]=&quot;&quot;;&quot;&quot;;[$DataEntry.A712])">
            <text:p/>
          </table:table-cell>
          <table:table-cell table:formula="of:=&quot;&quot;">
            <text:p/>
          </table:table-cell>
          <table:table-cell table:formula="of:=IF([$DataEntry.B712]=&quot;&quot;;&quot;&quot;;[$DataEntry.B712])">
            <text:p/>
          </table:table-cell>
          <table:table-cell table:formula="of:=IF([$DataEntry.E712]=&quot;&quot;;&quot;&quot;;[$DataEntry.E712])">
            <text:p/>
          </table:table-cell>
          <table:table-cell table:formula="of:=IF([$DataEntry.F712]=&quot;&quot;;&quot;&quot;;[$DataEntry.F712])">
            <text:p/>
          </table:table-cell>
          <table:table-cell table:formula="of:=IF([$DataEntry.G712]=&quot;&quot;;&quot;&quot;;[$DataEntry.G712])">
            <text:p/>
          </table:table-cell>
          <table:table-cell table:formula="of:=IF([$DataEntry.H712]=&quot;&quot;;&quot;&quot;;[$DataEntry.H712])">
            <text:p/>
          </table:table-cell>
          <table:table-cell table:formula="of:=IF([$DataEntry.I712]=&quot;&quot;;&quot;&quot;;[$DataEntry.I712])">
            <text:p/>
          </table:table-cell>
          <table:table-cell table:formula="of:=IF([$DataEntry.C712]=&quot;&quot;;&quot;&quot;;[$DataEntry.C712])">
            <text:p/>
          </table:table-cell>
          <table:table-cell table:formula="of:=&quot;&quot;">
            <text:p/>
          </table:table-cell>
          <table:table-cell table:formula="of:=IF([$DataEntry.D712]=&quot;&quot;;&quot;&quot;;[$DataEntry.D71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12]=&quot;&quot;;&quot;&quot;;[$DataEntry.N712])">
            <text:p/>
          </table:table-cell>
          <table:table-cell table:formula="of:=IF([$DataEntry.O712]=&quot;&quot;;&quot;&quot;;[$DataEntry.O712])">
            <text:p/>
          </table:table-cell>
          <table:table-cell table:formula="of:=IF([$DataEntry.P712]=&quot;&quot;;&quot;&quot;;[$DataEntry.P712])">
            <text:p/>
          </table:table-cell>
          <table:table-cell table:number-columns-repeated="48"/>
        </table:table-row>
        <table:table-row table:style-name="ro1">
          <table:table-cell table:formula="of:=IF([$DataEntry.A713]=&quot;&quot;;&quot;&quot;;[$DataEntry.A713])">
            <text:p/>
          </table:table-cell>
          <table:table-cell table:formula="of:=&quot;&quot;">
            <text:p/>
          </table:table-cell>
          <table:table-cell table:formula="of:=IF([$DataEntry.B713]=&quot;&quot;;&quot;&quot;;[$DataEntry.B713])">
            <text:p/>
          </table:table-cell>
          <table:table-cell table:formula="of:=IF([$DataEntry.E713]=&quot;&quot;;&quot;&quot;;[$DataEntry.E713])">
            <text:p/>
          </table:table-cell>
          <table:table-cell table:formula="of:=IF([$DataEntry.F713]=&quot;&quot;;&quot;&quot;;[$DataEntry.F713])">
            <text:p/>
          </table:table-cell>
          <table:table-cell table:formula="of:=IF([$DataEntry.G713]=&quot;&quot;;&quot;&quot;;[$DataEntry.G713])">
            <text:p/>
          </table:table-cell>
          <table:table-cell table:formula="of:=IF([$DataEntry.H713]=&quot;&quot;;&quot;&quot;;[$DataEntry.H713])">
            <text:p/>
          </table:table-cell>
          <table:table-cell table:formula="of:=IF([$DataEntry.I713]=&quot;&quot;;&quot;&quot;;[$DataEntry.I713])">
            <text:p/>
          </table:table-cell>
          <table:table-cell table:formula="of:=IF([$DataEntry.C713]=&quot;&quot;;&quot;&quot;;[$DataEntry.C713])">
            <text:p/>
          </table:table-cell>
          <table:table-cell table:formula="of:=&quot;&quot;">
            <text:p/>
          </table:table-cell>
          <table:table-cell table:formula="of:=IF([$DataEntry.D713]=&quot;&quot;;&quot;&quot;;[$DataEntry.D71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13]=&quot;&quot;;&quot;&quot;;[$DataEntry.N713])">
            <text:p/>
          </table:table-cell>
          <table:table-cell table:formula="of:=IF([$DataEntry.O713]=&quot;&quot;;&quot;&quot;;[$DataEntry.O713])">
            <text:p/>
          </table:table-cell>
          <table:table-cell table:formula="of:=IF([$DataEntry.P713]=&quot;&quot;;&quot;&quot;;[$DataEntry.P713])">
            <text:p/>
          </table:table-cell>
          <table:table-cell table:number-columns-repeated="48"/>
        </table:table-row>
        <table:table-row table:style-name="ro1">
          <table:table-cell table:formula="of:=IF([$DataEntry.A714]=&quot;&quot;;&quot;&quot;;[$DataEntry.A714])">
            <text:p/>
          </table:table-cell>
          <table:table-cell table:formula="of:=&quot;&quot;">
            <text:p/>
          </table:table-cell>
          <table:table-cell table:formula="of:=IF([$DataEntry.B714]=&quot;&quot;;&quot;&quot;;[$DataEntry.B714])">
            <text:p/>
          </table:table-cell>
          <table:table-cell table:formula="of:=IF([$DataEntry.E714]=&quot;&quot;;&quot;&quot;;[$DataEntry.E714])">
            <text:p/>
          </table:table-cell>
          <table:table-cell table:formula="of:=IF([$DataEntry.F714]=&quot;&quot;;&quot;&quot;;[$DataEntry.F714])">
            <text:p/>
          </table:table-cell>
          <table:table-cell table:formula="of:=IF([$DataEntry.G714]=&quot;&quot;;&quot;&quot;;[$DataEntry.G714])">
            <text:p/>
          </table:table-cell>
          <table:table-cell table:formula="of:=IF([$DataEntry.H714]=&quot;&quot;;&quot;&quot;;[$DataEntry.H714])">
            <text:p/>
          </table:table-cell>
          <table:table-cell table:formula="of:=IF([$DataEntry.I714]=&quot;&quot;;&quot;&quot;;[$DataEntry.I714])">
            <text:p/>
          </table:table-cell>
          <table:table-cell table:formula="of:=IF([$DataEntry.C714]=&quot;&quot;;&quot;&quot;;[$DataEntry.C714])">
            <text:p/>
          </table:table-cell>
          <table:table-cell table:formula="of:=&quot;&quot;">
            <text:p/>
          </table:table-cell>
          <table:table-cell table:formula="of:=IF([$DataEntry.D714]=&quot;&quot;;&quot;&quot;;[$DataEntry.D71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14]=&quot;&quot;;&quot;&quot;;[$DataEntry.N714])">
            <text:p/>
          </table:table-cell>
          <table:table-cell table:formula="of:=IF([$DataEntry.O714]=&quot;&quot;;&quot;&quot;;[$DataEntry.O714])">
            <text:p/>
          </table:table-cell>
          <table:table-cell table:formula="of:=IF([$DataEntry.P714]=&quot;&quot;;&quot;&quot;;[$DataEntry.P714])">
            <text:p/>
          </table:table-cell>
          <table:table-cell table:number-columns-repeated="48"/>
        </table:table-row>
        <table:table-row table:style-name="ro1">
          <table:table-cell table:formula="of:=IF([$DataEntry.A715]=&quot;&quot;;&quot;&quot;;[$DataEntry.A715])">
            <text:p/>
          </table:table-cell>
          <table:table-cell table:formula="of:=&quot;&quot;">
            <text:p/>
          </table:table-cell>
          <table:table-cell table:formula="of:=IF([$DataEntry.B715]=&quot;&quot;;&quot;&quot;;[$DataEntry.B715])">
            <text:p/>
          </table:table-cell>
          <table:table-cell table:formula="of:=IF([$DataEntry.E715]=&quot;&quot;;&quot;&quot;;[$DataEntry.E715])">
            <text:p/>
          </table:table-cell>
          <table:table-cell table:formula="of:=IF([$DataEntry.F715]=&quot;&quot;;&quot;&quot;;[$DataEntry.F715])">
            <text:p/>
          </table:table-cell>
          <table:table-cell table:formula="of:=IF([$DataEntry.G715]=&quot;&quot;;&quot;&quot;;[$DataEntry.G715])">
            <text:p/>
          </table:table-cell>
          <table:table-cell table:formula="of:=IF([$DataEntry.H715]=&quot;&quot;;&quot;&quot;;[$DataEntry.H715])">
            <text:p/>
          </table:table-cell>
          <table:table-cell table:formula="of:=IF([$DataEntry.I715]=&quot;&quot;;&quot;&quot;;[$DataEntry.I715])">
            <text:p/>
          </table:table-cell>
          <table:table-cell table:formula="of:=IF([$DataEntry.C715]=&quot;&quot;;&quot;&quot;;[$DataEntry.C715])">
            <text:p/>
          </table:table-cell>
          <table:table-cell table:formula="of:=&quot;&quot;">
            <text:p/>
          </table:table-cell>
          <table:table-cell table:formula="of:=IF([$DataEntry.D715]=&quot;&quot;;&quot;&quot;;[$DataEntry.D71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15]=&quot;&quot;;&quot;&quot;;[$DataEntry.N715])">
            <text:p/>
          </table:table-cell>
          <table:table-cell table:formula="of:=IF([$DataEntry.O715]=&quot;&quot;;&quot;&quot;;[$DataEntry.O715])">
            <text:p/>
          </table:table-cell>
          <table:table-cell table:formula="of:=IF([$DataEntry.P715]=&quot;&quot;;&quot;&quot;;[$DataEntry.P715])">
            <text:p/>
          </table:table-cell>
          <table:table-cell table:number-columns-repeated="48"/>
        </table:table-row>
        <table:table-row table:style-name="ro1">
          <table:table-cell table:formula="of:=IF([$DataEntry.A716]=&quot;&quot;;&quot;&quot;;[$DataEntry.A716])">
            <text:p/>
          </table:table-cell>
          <table:table-cell table:formula="of:=&quot;&quot;">
            <text:p/>
          </table:table-cell>
          <table:table-cell table:formula="of:=IF([$DataEntry.B716]=&quot;&quot;;&quot;&quot;;[$DataEntry.B716])">
            <text:p/>
          </table:table-cell>
          <table:table-cell table:formula="of:=IF([$DataEntry.E716]=&quot;&quot;;&quot;&quot;;[$DataEntry.E716])">
            <text:p/>
          </table:table-cell>
          <table:table-cell table:formula="of:=IF([$DataEntry.F716]=&quot;&quot;;&quot;&quot;;[$DataEntry.F716])">
            <text:p/>
          </table:table-cell>
          <table:table-cell table:formula="of:=IF([$DataEntry.G716]=&quot;&quot;;&quot;&quot;;[$DataEntry.G716])">
            <text:p/>
          </table:table-cell>
          <table:table-cell table:formula="of:=IF([$DataEntry.H716]=&quot;&quot;;&quot;&quot;;[$DataEntry.H716])">
            <text:p/>
          </table:table-cell>
          <table:table-cell table:formula="of:=IF([$DataEntry.I716]=&quot;&quot;;&quot;&quot;;[$DataEntry.I716])">
            <text:p/>
          </table:table-cell>
          <table:table-cell table:formula="of:=IF([$DataEntry.C716]=&quot;&quot;;&quot;&quot;;[$DataEntry.C716])">
            <text:p/>
          </table:table-cell>
          <table:table-cell table:formula="of:=&quot;&quot;">
            <text:p/>
          </table:table-cell>
          <table:table-cell table:formula="of:=IF([$DataEntry.D716]=&quot;&quot;;&quot;&quot;;[$DataEntry.D71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16]=&quot;&quot;;&quot;&quot;;[$DataEntry.N716])">
            <text:p/>
          </table:table-cell>
          <table:table-cell table:formula="of:=IF([$DataEntry.O716]=&quot;&quot;;&quot;&quot;;[$DataEntry.O716])">
            <text:p/>
          </table:table-cell>
          <table:table-cell table:formula="of:=IF([$DataEntry.P716]=&quot;&quot;;&quot;&quot;;[$DataEntry.P716])">
            <text:p/>
          </table:table-cell>
          <table:table-cell table:number-columns-repeated="48"/>
        </table:table-row>
        <table:table-row table:style-name="ro1">
          <table:table-cell table:formula="of:=IF([$DataEntry.A717]=&quot;&quot;;&quot;&quot;;[$DataEntry.A717])">
            <text:p/>
          </table:table-cell>
          <table:table-cell table:formula="of:=&quot;&quot;">
            <text:p/>
          </table:table-cell>
          <table:table-cell table:formula="of:=IF([$DataEntry.B717]=&quot;&quot;;&quot;&quot;;[$DataEntry.B717])">
            <text:p/>
          </table:table-cell>
          <table:table-cell table:formula="of:=IF([$DataEntry.E717]=&quot;&quot;;&quot;&quot;;[$DataEntry.E717])">
            <text:p/>
          </table:table-cell>
          <table:table-cell table:formula="of:=IF([$DataEntry.F717]=&quot;&quot;;&quot;&quot;;[$DataEntry.F717])">
            <text:p/>
          </table:table-cell>
          <table:table-cell table:formula="of:=IF([$DataEntry.G717]=&quot;&quot;;&quot;&quot;;[$DataEntry.G717])">
            <text:p/>
          </table:table-cell>
          <table:table-cell table:formula="of:=IF([$DataEntry.H717]=&quot;&quot;;&quot;&quot;;[$DataEntry.H717])">
            <text:p/>
          </table:table-cell>
          <table:table-cell table:formula="of:=IF([$DataEntry.I717]=&quot;&quot;;&quot;&quot;;[$DataEntry.I717])">
            <text:p/>
          </table:table-cell>
          <table:table-cell table:formula="of:=IF([$DataEntry.C717]=&quot;&quot;;&quot;&quot;;[$DataEntry.C717])">
            <text:p/>
          </table:table-cell>
          <table:table-cell table:formula="of:=&quot;&quot;">
            <text:p/>
          </table:table-cell>
          <table:table-cell table:formula="of:=IF([$DataEntry.D717]=&quot;&quot;;&quot;&quot;;[$DataEntry.D71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17]=&quot;&quot;;&quot;&quot;;[$DataEntry.N717])">
            <text:p/>
          </table:table-cell>
          <table:table-cell table:formula="of:=IF([$DataEntry.O717]=&quot;&quot;;&quot;&quot;;[$DataEntry.O717])">
            <text:p/>
          </table:table-cell>
          <table:table-cell table:formula="of:=IF([$DataEntry.P717]=&quot;&quot;;&quot;&quot;;[$DataEntry.P717])">
            <text:p/>
          </table:table-cell>
          <table:table-cell table:number-columns-repeated="48"/>
        </table:table-row>
        <table:table-row table:style-name="ro1">
          <table:table-cell table:formula="of:=IF([$DataEntry.A718]=&quot;&quot;;&quot;&quot;;[$DataEntry.A718])">
            <text:p/>
          </table:table-cell>
          <table:table-cell table:formula="of:=&quot;&quot;">
            <text:p/>
          </table:table-cell>
          <table:table-cell table:formula="of:=IF([$DataEntry.B718]=&quot;&quot;;&quot;&quot;;[$DataEntry.B718])">
            <text:p/>
          </table:table-cell>
          <table:table-cell table:formula="of:=IF([$DataEntry.E718]=&quot;&quot;;&quot;&quot;;[$DataEntry.E718])">
            <text:p/>
          </table:table-cell>
          <table:table-cell table:formula="of:=IF([$DataEntry.F718]=&quot;&quot;;&quot;&quot;;[$DataEntry.F718])">
            <text:p/>
          </table:table-cell>
          <table:table-cell table:formula="of:=IF([$DataEntry.G718]=&quot;&quot;;&quot;&quot;;[$DataEntry.G718])">
            <text:p/>
          </table:table-cell>
          <table:table-cell table:formula="of:=IF([$DataEntry.H718]=&quot;&quot;;&quot;&quot;;[$DataEntry.H718])">
            <text:p/>
          </table:table-cell>
          <table:table-cell table:formula="of:=IF([$DataEntry.I718]=&quot;&quot;;&quot;&quot;;[$DataEntry.I718])">
            <text:p/>
          </table:table-cell>
          <table:table-cell table:formula="of:=IF([$DataEntry.C718]=&quot;&quot;;&quot;&quot;;[$DataEntry.C718])">
            <text:p/>
          </table:table-cell>
          <table:table-cell table:formula="of:=&quot;&quot;">
            <text:p/>
          </table:table-cell>
          <table:table-cell table:formula="of:=IF([$DataEntry.D718]=&quot;&quot;;&quot;&quot;;[$DataEntry.D71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18]=&quot;&quot;;&quot;&quot;;[$DataEntry.N718])">
            <text:p/>
          </table:table-cell>
          <table:table-cell table:formula="of:=IF([$DataEntry.O718]=&quot;&quot;;&quot;&quot;;[$DataEntry.O718])">
            <text:p/>
          </table:table-cell>
          <table:table-cell table:formula="of:=IF([$DataEntry.P718]=&quot;&quot;;&quot;&quot;;[$DataEntry.P718])">
            <text:p/>
          </table:table-cell>
          <table:table-cell table:number-columns-repeated="48"/>
        </table:table-row>
        <table:table-row table:style-name="ro1">
          <table:table-cell table:formula="of:=IF([$DataEntry.A719]=&quot;&quot;;&quot;&quot;;[$DataEntry.A719])">
            <text:p/>
          </table:table-cell>
          <table:table-cell table:formula="of:=&quot;&quot;">
            <text:p/>
          </table:table-cell>
          <table:table-cell table:formula="of:=IF([$DataEntry.B719]=&quot;&quot;;&quot;&quot;;[$DataEntry.B719])">
            <text:p/>
          </table:table-cell>
          <table:table-cell table:formula="of:=IF([$DataEntry.E719]=&quot;&quot;;&quot;&quot;;[$DataEntry.E719])">
            <text:p/>
          </table:table-cell>
          <table:table-cell table:formula="of:=IF([$DataEntry.F719]=&quot;&quot;;&quot;&quot;;[$DataEntry.F719])">
            <text:p/>
          </table:table-cell>
          <table:table-cell table:formula="of:=IF([$DataEntry.G719]=&quot;&quot;;&quot;&quot;;[$DataEntry.G719])">
            <text:p/>
          </table:table-cell>
          <table:table-cell table:formula="of:=IF([$DataEntry.H719]=&quot;&quot;;&quot;&quot;;[$DataEntry.H719])">
            <text:p/>
          </table:table-cell>
          <table:table-cell table:formula="of:=IF([$DataEntry.I719]=&quot;&quot;;&quot;&quot;;[$DataEntry.I719])">
            <text:p/>
          </table:table-cell>
          <table:table-cell table:formula="of:=IF([$DataEntry.C719]=&quot;&quot;;&quot;&quot;;[$DataEntry.C719])">
            <text:p/>
          </table:table-cell>
          <table:table-cell table:formula="of:=&quot;&quot;">
            <text:p/>
          </table:table-cell>
          <table:table-cell table:formula="of:=IF([$DataEntry.D719]=&quot;&quot;;&quot;&quot;;[$DataEntry.D71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19]=&quot;&quot;;&quot;&quot;;[$DataEntry.N719])">
            <text:p/>
          </table:table-cell>
          <table:table-cell table:formula="of:=IF([$DataEntry.O719]=&quot;&quot;;&quot;&quot;;[$DataEntry.O719])">
            <text:p/>
          </table:table-cell>
          <table:table-cell table:formula="of:=IF([$DataEntry.P719]=&quot;&quot;;&quot;&quot;;[$DataEntry.P719])">
            <text:p/>
          </table:table-cell>
          <table:table-cell table:number-columns-repeated="48"/>
        </table:table-row>
        <table:table-row table:style-name="ro1">
          <table:table-cell table:formula="of:=IF([$DataEntry.A720]=&quot;&quot;;&quot;&quot;;[$DataEntry.A720])">
            <text:p/>
          </table:table-cell>
          <table:table-cell table:formula="of:=&quot;&quot;">
            <text:p/>
          </table:table-cell>
          <table:table-cell table:formula="of:=IF([$DataEntry.B720]=&quot;&quot;;&quot;&quot;;[$DataEntry.B720])">
            <text:p/>
          </table:table-cell>
          <table:table-cell table:formula="of:=IF([$DataEntry.E720]=&quot;&quot;;&quot;&quot;;[$DataEntry.E720])">
            <text:p/>
          </table:table-cell>
          <table:table-cell table:formula="of:=IF([$DataEntry.F720]=&quot;&quot;;&quot;&quot;;[$DataEntry.F720])">
            <text:p/>
          </table:table-cell>
          <table:table-cell table:formula="of:=IF([$DataEntry.G720]=&quot;&quot;;&quot;&quot;;[$DataEntry.G720])">
            <text:p/>
          </table:table-cell>
          <table:table-cell table:formula="of:=IF([$DataEntry.H720]=&quot;&quot;;&quot;&quot;;[$DataEntry.H720])">
            <text:p/>
          </table:table-cell>
          <table:table-cell table:formula="of:=IF([$DataEntry.I720]=&quot;&quot;;&quot;&quot;;[$DataEntry.I720])">
            <text:p/>
          </table:table-cell>
          <table:table-cell table:formula="of:=IF([$DataEntry.C720]=&quot;&quot;;&quot;&quot;;[$DataEntry.C720])">
            <text:p/>
          </table:table-cell>
          <table:table-cell table:formula="of:=&quot;&quot;">
            <text:p/>
          </table:table-cell>
          <table:table-cell table:formula="of:=IF([$DataEntry.D720]=&quot;&quot;;&quot;&quot;;[$DataEntry.D72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20]=&quot;&quot;;&quot;&quot;;[$DataEntry.N720])">
            <text:p/>
          </table:table-cell>
          <table:table-cell table:formula="of:=IF([$DataEntry.O720]=&quot;&quot;;&quot;&quot;;[$DataEntry.O720])">
            <text:p/>
          </table:table-cell>
          <table:table-cell table:formula="of:=IF([$DataEntry.P720]=&quot;&quot;;&quot;&quot;;[$DataEntry.P720])">
            <text:p/>
          </table:table-cell>
          <table:table-cell table:number-columns-repeated="48"/>
        </table:table-row>
        <table:table-row table:style-name="ro1">
          <table:table-cell table:formula="of:=IF([$DataEntry.A721]=&quot;&quot;;&quot;&quot;;[$DataEntry.A721])">
            <text:p/>
          </table:table-cell>
          <table:table-cell table:formula="of:=&quot;&quot;">
            <text:p/>
          </table:table-cell>
          <table:table-cell table:formula="of:=IF([$DataEntry.B721]=&quot;&quot;;&quot;&quot;;[$DataEntry.B721])">
            <text:p/>
          </table:table-cell>
          <table:table-cell table:formula="of:=IF([$DataEntry.E721]=&quot;&quot;;&quot;&quot;;[$DataEntry.E721])">
            <text:p/>
          </table:table-cell>
          <table:table-cell table:formula="of:=IF([$DataEntry.F721]=&quot;&quot;;&quot;&quot;;[$DataEntry.F721])">
            <text:p/>
          </table:table-cell>
          <table:table-cell table:formula="of:=IF([$DataEntry.G721]=&quot;&quot;;&quot;&quot;;[$DataEntry.G721])">
            <text:p/>
          </table:table-cell>
          <table:table-cell table:formula="of:=IF([$DataEntry.H721]=&quot;&quot;;&quot;&quot;;[$DataEntry.H721])">
            <text:p/>
          </table:table-cell>
          <table:table-cell table:formula="of:=IF([$DataEntry.I721]=&quot;&quot;;&quot;&quot;;[$DataEntry.I721])">
            <text:p/>
          </table:table-cell>
          <table:table-cell table:formula="of:=IF([$DataEntry.C721]=&quot;&quot;;&quot;&quot;;[$DataEntry.C721])">
            <text:p/>
          </table:table-cell>
          <table:table-cell table:formula="of:=&quot;&quot;">
            <text:p/>
          </table:table-cell>
          <table:table-cell table:formula="of:=IF([$DataEntry.D721]=&quot;&quot;;&quot;&quot;;[$DataEntry.D72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21]=&quot;&quot;;&quot;&quot;;[$DataEntry.N721])">
            <text:p/>
          </table:table-cell>
          <table:table-cell table:formula="of:=IF([$DataEntry.O721]=&quot;&quot;;&quot;&quot;;[$DataEntry.O721])">
            <text:p/>
          </table:table-cell>
          <table:table-cell table:formula="of:=IF([$DataEntry.P721]=&quot;&quot;;&quot;&quot;;[$DataEntry.P721])">
            <text:p/>
          </table:table-cell>
          <table:table-cell table:number-columns-repeated="48"/>
        </table:table-row>
        <table:table-row table:style-name="ro1">
          <table:table-cell table:formula="of:=IF([$DataEntry.A722]=&quot;&quot;;&quot;&quot;;[$DataEntry.A722])">
            <text:p/>
          </table:table-cell>
          <table:table-cell table:formula="of:=&quot;&quot;">
            <text:p/>
          </table:table-cell>
          <table:table-cell table:formula="of:=IF([$DataEntry.B722]=&quot;&quot;;&quot;&quot;;[$DataEntry.B722])">
            <text:p/>
          </table:table-cell>
          <table:table-cell table:formula="of:=IF([$DataEntry.E722]=&quot;&quot;;&quot;&quot;;[$DataEntry.E722])">
            <text:p/>
          </table:table-cell>
          <table:table-cell table:formula="of:=IF([$DataEntry.F722]=&quot;&quot;;&quot;&quot;;[$DataEntry.F722])">
            <text:p/>
          </table:table-cell>
          <table:table-cell table:formula="of:=IF([$DataEntry.G722]=&quot;&quot;;&quot;&quot;;[$DataEntry.G722])">
            <text:p/>
          </table:table-cell>
          <table:table-cell table:formula="of:=IF([$DataEntry.H722]=&quot;&quot;;&quot;&quot;;[$DataEntry.H722])">
            <text:p/>
          </table:table-cell>
          <table:table-cell table:formula="of:=IF([$DataEntry.I722]=&quot;&quot;;&quot;&quot;;[$DataEntry.I722])">
            <text:p/>
          </table:table-cell>
          <table:table-cell table:formula="of:=IF([$DataEntry.C722]=&quot;&quot;;&quot;&quot;;[$DataEntry.C722])">
            <text:p/>
          </table:table-cell>
          <table:table-cell table:formula="of:=&quot;&quot;">
            <text:p/>
          </table:table-cell>
          <table:table-cell table:formula="of:=IF([$DataEntry.D722]=&quot;&quot;;&quot;&quot;;[$DataEntry.D72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22]=&quot;&quot;;&quot;&quot;;[$DataEntry.N722])">
            <text:p/>
          </table:table-cell>
          <table:table-cell table:formula="of:=IF([$DataEntry.O722]=&quot;&quot;;&quot;&quot;;[$DataEntry.O722])">
            <text:p/>
          </table:table-cell>
          <table:table-cell table:formula="of:=IF([$DataEntry.P722]=&quot;&quot;;&quot;&quot;;[$DataEntry.P722])">
            <text:p/>
          </table:table-cell>
          <table:table-cell table:number-columns-repeated="48"/>
        </table:table-row>
        <table:table-row table:style-name="ro1">
          <table:table-cell table:formula="of:=IF([$DataEntry.A723]=&quot;&quot;;&quot;&quot;;[$DataEntry.A723])">
            <text:p/>
          </table:table-cell>
          <table:table-cell table:formula="of:=&quot;&quot;">
            <text:p/>
          </table:table-cell>
          <table:table-cell table:formula="of:=IF([$DataEntry.B723]=&quot;&quot;;&quot;&quot;;[$DataEntry.B723])">
            <text:p/>
          </table:table-cell>
          <table:table-cell table:formula="of:=IF([$DataEntry.E723]=&quot;&quot;;&quot;&quot;;[$DataEntry.E723])">
            <text:p/>
          </table:table-cell>
          <table:table-cell table:formula="of:=IF([$DataEntry.F723]=&quot;&quot;;&quot;&quot;;[$DataEntry.F723])">
            <text:p/>
          </table:table-cell>
          <table:table-cell table:formula="of:=IF([$DataEntry.G723]=&quot;&quot;;&quot;&quot;;[$DataEntry.G723])">
            <text:p/>
          </table:table-cell>
          <table:table-cell table:formula="of:=IF([$DataEntry.H723]=&quot;&quot;;&quot;&quot;;[$DataEntry.H723])">
            <text:p/>
          </table:table-cell>
          <table:table-cell table:formula="of:=IF([$DataEntry.I723]=&quot;&quot;;&quot;&quot;;[$DataEntry.I723])">
            <text:p/>
          </table:table-cell>
          <table:table-cell table:formula="of:=IF([$DataEntry.C723]=&quot;&quot;;&quot;&quot;;[$DataEntry.C723])">
            <text:p/>
          </table:table-cell>
          <table:table-cell table:formula="of:=&quot;&quot;">
            <text:p/>
          </table:table-cell>
          <table:table-cell table:formula="of:=IF([$DataEntry.D723]=&quot;&quot;;&quot;&quot;;[$DataEntry.D72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23]=&quot;&quot;;&quot;&quot;;[$DataEntry.N723])">
            <text:p/>
          </table:table-cell>
          <table:table-cell table:formula="of:=IF([$DataEntry.O723]=&quot;&quot;;&quot;&quot;;[$DataEntry.O723])">
            <text:p/>
          </table:table-cell>
          <table:table-cell table:formula="of:=IF([$DataEntry.P723]=&quot;&quot;;&quot;&quot;;[$DataEntry.P723])">
            <text:p/>
          </table:table-cell>
          <table:table-cell table:number-columns-repeated="48"/>
        </table:table-row>
        <table:table-row table:style-name="ro1">
          <table:table-cell table:formula="of:=IF([$DataEntry.A724]=&quot;&quot;;&quot;&quot;;[$DataEntry.A724])">
            <text:p/>
          </table:table-cell>
          <table:table-cell table:formula="of:=&quot;&quot;">
            <text:p/>
          </table:table-cell>
          <table:table-cell table:formula="of:=IF([$DataEntry.B724]=&quot;&quot;;&quot;&quot;;[$DataEntry.B724])">
            <text:p/>
          </table:table-cell>
          <table:table-cell table:formula="of:=IF([$DataEntry.E724]=&quot;&quot;;&quot;&quot;;[$DataEntry.E724])">
            <text:p/>
          </table:table-cell>
          <table:table-cell table:formula="of:=IF([$DataEntry.F724]=&quot;&quot;;&quot;&quot;;[$DataEntry.F724])">
            <text:p/>
          </table:table-cell>
          <table:table-cell table:formula="of:=IF([$DataEntry.G724]=&quot;&quot;;&quot;&quot;;[$DataEntry.G724])">
            <text:p/>
          </table:table-cell>
          <table:table-cell table:formula="of:=IF([$DataEntry.H724]=&quot;&quot;;&quot;&quot;;[$DataEntry.H724])">
            <text:p/>
          </table:table-cell>
          <table:table-cell table:formula="of:=IF([$DataEntry.I724]=&quot;&quot;;&quot;&quot;;[$DataEntry.I724])">
            <text:p/>
          </table:table-cell>
          <table:table-cell table:formula="of:=IF([$DataEntry.C724]=&quot;&quot;;&quot;&quot;;[$DataEntry.C724])">
            <text:p/>
          </table:table-cell>
          <table:table-cell table:formula="of:=&quot;&quot;">
            <text:p/>
          </table:table-cell>
          <table:table-cell table:formula="of:=IF([$DataEntry.D724]=&quot;&quot;;&quot;&quot;;[$DataEntry.D72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24]=&quot;&quot;;&quot;&quot;;[$DataEntry.N724])">
            <text:p/>
          </table:table-cell>
          <table:table-cell table:formula="of:=IF([$DataEntry.O724]=&quot;&quot;;&quot;&quot;;[$DataEntry.O724])">
            <text:p/>
          </table:table-cell>
          <table:table-cell table:formula="of:=IF([$DataEntry.P724]=&quot;&quot;;&quot;&quot;;[$DataEntry.P724])">
            <text:p/>
          </table:table-cell>
          <table:table-cell table:number-columns-repeated="48"/>
        </table:table-row>
        <table:table-row table:style-name="ro1">
          <table:table-cell table:formula="of:=IF([$DataEntry.A725]=&quot;&quot;;&quot;&quot;;[$DataEntry.A725])">
            <text:p/>
          </table:table-cell>
          <table:table-cell table:formula="of:=&quot;&quot;">
            <text:p/>
          </table:table-cell>
          <table:table-cell table:formula="of:=IF([$DataEntry.B725]=&quot;&quot;;&quot;&quot;;[$DataEntry.B725])">
            <text:p/>
          </table:table-cell>
          <table:table-cell table:formula="of:=IF([$DataEntry.E725]=&quot;&quot;;&quot;&quot;;[$DataEntry.E725])">
            <text:p/>
          </table:table-cell>
          <table:table-cell table:formula="of:=IF([$DataEntry.F725]=&quot;&quot;;&quot;&quot;;[$DataEntry.F725])">
            <text:p/>
          </table:table-cell>
          <table:table-cell table:formula="of:=IF([$DataEntry.G725]=&quot;&quot;;&quot;&quot;;[$DataEntry.G725])">
            <text:p/>
          </table:table-cell>
          <table:table-cell table:formula="of:=IF([$DataEntry.H725]=&quot;&quot;;&quot;&quot;;[$DataEntry.H725])">
            <text:p/>
          </table:table-cell>
          <table:table-cell table:formula="of:=IF([$DataEntry.I725]=&quot;&quot;;&quot;&quot;;[$DataEntry.I725])">
            <text:p/>
          </table:table-cell>
          <table:table-cell table:formula="of:=IF([$DataEntry.C725]=&quot;&quot;;&quot;&quot;;[$DataEntry.C725])">
            <text:p/>
          </table:table-cell>
          <table:table-cell table:formula="of:=&quot;&quot;">
            <text:p/>
          </table:table-cell>
          <table:table-cell table:formula="of:=IF([$DataEntry.D725]=&quot;&quot;;&quot;&quot;;[$DataEntry.D72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25]=&quot;&quot;;&quot;&quot;;[$DataEntry.N725])">
            <text:p/>
          </table:table-cell>
          <table:table-cell table:formula="of:=IF([$DataEntry.O725]=&quot;&quot;;&quot;&quot;;[$DataEntry.O725])">
            <text:p/>
          </table:table-cell>
          <table:table-cell table:formula="of:=IF([$DataEntry.P725]=&quot;&quot;;&quot;&quot;;[$DataEntry.P725])">
            <text:p/>
          </table:table-cell>
          <table:table-cell table:number-columns-repeated="48"/>
        </table:table-row>
        <table:table-row table:style-name="ro1">
          <table:table-cell table:formula="of:=IF([$DataEntry.A726]=&quot;&quot;;&quot;&quot;;[$DataEntry.A726])">
            <text:p/>
          </table:table-cell>
          <table:table-cell table:formula="of:=&quot;&quot;">
            <text:p/>
          </table:table-cell>
          <table:table-cell table:formula="of:=IF([$DataEntry.B726]=&quot;&quot;;&quot;&quot;;[$DataEntry.B726])">
            <text:p/>
          </table:table-cell>
          <table:table-cell table:formula="of:=IF([$DataEntry.E726]=&quot;&quot;;&quot;&quot;;[$DataEntry.E726])">
            <text:p/>
          </table:table-cell>
          <table:table-cell table:formula="of:=IF([$DataEntry.F726]=&quot;&quot;;&quot;&quot;;[$DataEntry.F726])">
            <text:p/>
          </table:table-cell>
          <table:table-cell table:formula="of:=IF([$DataEntry.G726]=&quot;&quot;;&quot;&quot;;[$DataEntry.G726])">
            <text:p/>
          </table:table-cell>
          <table:table-cell table:formula="of:=IF([$DataEntry.H726]=&quot;&quot;;&quot;&quot;;[$DataEntry.H726])">
            <text:p/>
          </table:table-cell>
          <table:table-cell table:formula="of:=IF([$DataEntry.I726]=&quot;&quot;;&quot;&quot;;[$DataEntry.I726])">
            <text:p/>
          </table:table-cell>
          <table:table-cell table:formula="of:=IF([$DataEntry.C726]=&quot;&quot;;&quot;&quot;;[$DataEntry.C726])">
            <text:p/>
          </table:table-cell>
          <table:table-cell table:formula="of:=&quot;&quot;">
            <text:p/>
          </table:table-cell>
          <table:table-cell table:formula="of:=IF([$DataEntry.D726]=&quot;&quot;;&quot;&quot;;[$DataEntry.D72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26]=&quot;&quot;;&quot;&quot;;[$DataEntry.N726])">
            <text:p/>
          </table:table-cell>
          <table:table-cell table:formula="of:=IF([$DataEntry.O726]=&quot;&quot;;&quot;&quot;;[$DataEntry.O726])">
            <text:p/>
          </table:table-cell>
          <table:table-cell table:formula="of:=IF([$DataEntry.P726]=&quot;&quot;;&quot;&quot;;[$DataEntry.P726])">
            <text:p/>
          </table:table-cell>
          <table:table-cell table:number-columns-repeated="48"/>
        </table:table-row>
        <table:table-row table:style-name="ro1">
          <table:table-cell table:formula="of:=IF([$DataEntry.A727]=&quot;&quot;;&quot;&quot;;[$DataEntry.A727])">
            <text:p/>
          </table:table-cell>
          <table:table-cell table:formula="of:=&quot;&quot;">
            <text:p/>
          </table:table-cell>
          <table:table-cell table:formula="of:=IF([$DataEntry.B727]=&quot;&quot;;&quot;&quot;;[$DataEntry.B727])">
            <text:p/>
          </table:table-cell>
          <table:table-cell table:formula="of:=IF([$DataEntry.E727]=&quot;&quot;;&quot;&quot;;[$DataEntry.E727])">
            <text:p/>
          </table:table-cell>
          <table:table-cell table:formula="of:=IF([$DataEntry.F727]=&quot;&quot;;&quot;&quot;;[$DataEntry.F727])">
            <text:p/>
          </table:table-cell>
          <table:table-cell table:formula="of:=IF([$DataEntry.G727]=&quot;&quot;;&quot;&quot;;[$DataEntry.G727])">
            <text:p/>
          </table:table-cell>
          <table:table-cell table:formula="of:=IF([$DataEntry.H727]=&quot;&quot;;&quot;&quot;;[$DataEntry.H727])">
            <text:p/>
          </table:table-cell>
          <table:table-cell table:formula="of:=IF([$DataEntry.I727]=&quot;&quot;;&quot;&quot;;[$DataEntry.I727])">
            <text:p/>
          </table:table-cell>
          <table:table-cell table:formula="of:=IF([$DataEntry.C727]=&quot;&quot;;&quot;&quot;;[$DataEntry.C727])">
            <text:p/>
          </table:table-cell>
          <table:table-cell table:formula="of:=&quot;&quot;">
            <text:p/>
          </table:table-cell>
          <table:table-cell table:formula="of:=IF([$DataEntry.D727]=&quot;&quot;;&quot;&quot;;[$DataEntry.D72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27]=&quot;&quot;;&quot;&quot;;[$DataEntry.N727])">
            <text:p/>
          </table:table-cell>
          <table:table-cell table:formula="of:=IF([$DataEntry.O727]=&quot;&quot;;&quot;&quot;;[$DataEntry.O727])">
            <text:p/>
          </table:table-cell>
          <table:table-cell table:formula="of:=IF([$DataEntry.P727]=&quot;&quot;;&quot;&quot;;[$DataEntry.P727])">
            <text:p/>
          </table:table-cell>
          <table:table-cell table:number-columns-repeated="48"/>
        </table:table-row>
        <table:table-row table:style-name="ro1">
          <table:table-cell table:formula="of:=IF([$DataEntry.A728]=&quot;&quot;;&quot;&quot;;[$DataEntry.A728])">
            <text:p/>
          </table:table-cell>
          <table:table-cell table:formula="of:=&quot;&quot;">
            <text:p/>
          </table:table-cell>
          <table:table-cell table:formula="of:=IF([$DataEntry.B728]=&quot;&quot;;&quot;&quot;;[$DataEntry.B728])">
            <text:p/>
          </table:table-cell>
          <table:table-cell table:formula="of:=IF([$DataEntry.E728]=&quot;&quot;;&quot;&quot;;[$DataEntry.E728])">
            <text:p/>
          </table:table-cell>
          <table:table-cell table:formula="of:=IF([$DataEntry.F728]=&quot;&quot;;&quot;&quot;;[$DataEntry.F728])">
            <text:p/>
          </table:table-cell>
          <table:table-cell table:formula="of:=IF([$DataEntry.G728]=&quot;&quot;;&quot;&quot;;[$DataEntry.G728])">
            <text:p/>
          </table:table-cell>
          <table:table-cell table:formula="of:=IF([$DataEntry.H728]=&quot;&quot;;&quot;&quot;;[$DataEntry.H728])">
            <text:p/>
          </table:table-cell>
          <table:table-cell table:formula="of:=IF([$DataEntry.I728]=&quot;&quot;;&quot;&quot;;[$DataEntry.I728])">
            <text:p/>
          </table:table-cell>
          <table:table-cell table:formula="of:=IF([$DataEntry.C728]=&quot;&quot;;&quot;&quot;;[$DataEntry.C728])">
            <text:p/>
          </table:table-cell>
          <table:table-cell table:formula="of:=&quot;&quot;">
            <text:p/>
          </table:table-cell>
          <table:table-cell table:formula="of:=IF([$DataEntry.D728]=&quot;&quot;;&quot;&quot;;[$DataEntry.D72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28]=&quot;&quot;;&quot;&quot;;[$DataEntry.N728])">
            <text:p/>
          </table:table-cell>
          <table:table-cell table:formula="of:=IF([$DataEntry.O728]=&quot;&quot;;&quot;&quot;;[$DataEntry.O728])">
            <text:p/>
          </table:table-cell>
          <table:table-cell table:formula="of:=IF([$DataEntry.P728]=&quot;&quot;;&quot;&quot;;[$DataEntry.P728])">
            <text:p/>
          </table:table-cell>
          <table:table-cell table:number-columns-repeated="48"/>
        </table:table-row>
        <table:table-row table:style-name="ro1">
          <table:table-cell table:formula="of:=IF([$DataEntry.A729]=&quot;&quot;;&quot;&quot;;[$DataEntry.A729])">
            <text:p/>
          </table:table-cell>
          <table:table-cell table:formula="of:=&quot;&quot;">
            <text:p/>
          </table:table-cell>
          <table:table-cell table:formula="of:=IF([$DataEntry.B729]=&quot;&quot;;&quot;&quot;;[$DataEntry.B729])">
            <text:p/>
          </table:table-cell>
          <table:table-cell table:formula="of:=IF([$DataEntry.E729]=&quot;&quot;;&quot;&quot;;[$DataEntry.E729])">
            <text:p/>
          </table:table-cell>
          <table:table-cell table:formula="of:=IF([$DataEntry.F729]=&quot;&quot;;&quot;&quot;;[$DataEntry.F729])">
            <text:p/>
          </table:table-cell>
          <table:table-cell table:formula="of:=IF([$DataEntry.G729]=&quot;&quot;;&quot;&quot;;[$DataEntry.G729])">
            <text:p/>
          </table:table-cell>
          <table:table-cell table:formula="of:=IF([$DataEntry.H729]=&quot;&quot;;&quot;&quot;;[$DataEntry.H729])">
            <text:p/>
          </table:table-cell>
          <table:table-cell table:formula="of:=IF([$DataEntry.I729]=&quot;&quot;;&quot;&quot;;[$DataEntry.I729])">
            <text:p/>
          </table:table-cell>
          <table:table-cell table:formula="of:=IF([$DataEntry.C729]=&quot;&quot;;&quot;&quot;;[$DataEntry.C729])">
            <text:p/>
          </table:table-cell>
          <table:table-cell table:formula="of:=&quot;&quot;">
            <text:p/>
          </table:table-cell>
          <table:table-cell table:formula="of:=IF([$DataEntry.D729]=&quot;&quot;;&quot;&quot;;[$DataEntry.D72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29]=&quot;&quot;;&quot;&quot;;[$DataEntry.N729])">
            <text:p/>
          </table:table-cell>
          <table:table-cell table:formula="of:=IF([$DataEntry.O729]=&quot;&quot;;&quot;&quot;;[$DataEntry.O729])">
            <text:p/>
          </table:table-cell>
          <table:table-cell table:formula="of:=IF([$DataEntry.P729]=&quot;&quot;;&quot;&quot;;[$DataEntry.P729])">
            <text:p/>
          </table:table-cell>
          <table:table-cell table:number-columns-repeated="48"/>
        </table:table-row>
        <table:table-row table:style-name="ro1">
          <table:table-cell table:formula="of:=IF([$DataEntry.A730]=&quot;&quot;;&quot;&quot;;[$DataEntry.A730])">
            <text:p/>
          </table:table-cell>
          <table:table-cell table:formula="of:=&quot;&quot;">
            <text:p/>
          </table:table-cell>
          <table:table-cell table:formula="of:=IF([$DataEntry.B730]=&quot;&quot;;&quot;&quot;;[$DataEntry.B730])">
            <text:p/>
          </table:table-cell>
          <table:table-cell table:formula="of:=IF([$DataEntry.E730]=&quot;&quot;;&quot;&quot;;[$DataEntry.E730])">
            <text:p/>
          </table:table-cell>
          <table:table-cell table:formula="of:=IF([$DataEntry.F730]=&quot;&quot;;&quot;&quot;;[$DataEntry.F730])">
            <text:p/>
          </table:table-cell>
          <table:table-cell table:formula="of:=IF([$DataEntry.G730]=&quot;&quot;;&quot;&quot;;[$DataEntry.G730])">
            <text:p/>
          </table:table-cell>
          <table:table-cell table:formula="of:=IF([$DataEntry.H730]=&quot;&quot;;&quot;&quot;;[$DataEntry.H730])">
            <text:p/>
          </table:table-cell>
          <table:table-cell table:formula="of:=IF([$DataEntry.I730]=&quot;&quot;;&quot;&quot;;[$DataEntry.I730])">
            <text:p/>
          </table:table-cell>
          <table:table-cell table:formula="of:=IF([$DataEntry.C730]=&quot;&quot;;&quot;&quot;;[$DataEntry.C730])">
            <text:p/>
          </table:table-cell>
          <table:table-cell table:formula="of:=&quot;&quot;">
            <text:p/>
          </table:table-cell>
          <table:table-cell table:formula="of:=IF([$DataEntry.D730]=&quot;&quot;;&quot;&quot;;[$DataEntry.D73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30]=&quot;&quot;;&quot;&quot;;[$DataEntry.N730])">
            <text:p/>
          </table:table-cell>
          <table:table-cell table:formula="of:=IF([$DataEntry.O730]=&quot;&quot;;&quot;&quot;;[$DataEntry.O730])">
            <text:p/>
          </table:table-cell>
          <table:table-cell table:formula="of:=IF([$DataEntry.P730]=&quot;&quot;;&quot;&quot;;[$DataEntry.P730])">
            <text:p/>
          </table:table-cell>
          <table:table-cell table:number-columns-repeated="48"/>
        </table:table-row>
        <table:table-row table:style-name="ro1">
          <table:table-cell table:formula="of:=IF([$DataEntry.A731]=&quot;&quot;;&quot;&quot;;[$DataEntry.A731])">
            <text:p/>
          </table:table-cell>
          <table:table-cell table:formula="of:=&quot;&quot;">
            <text:p/>
          </table:table-cell>
          <table:table-cell table:formula="of:=IF([$DataEntry.B731]=&quot;&quot;;&quot;&quot;;[$DataEntry.B731])">
            <text:p/>
          </table:table-cell>
          <table:table-cell table:formula="of:=IF([$DataEntry.E731]=&quot;&quot;;&quot;&quot;;[$DataEntry.E731])">
            <text:p/>
          </table:table-cell>
          <table:table-cell table:formula="of:=IF([$DataEntry.F731]=&quot;&quot;;&quot;&quot;;[$DataEntry.F731])">
            <text:p/>
          </table:table-cell>
          <table:table-cell table:formula="of:=IF([$DataEntry.G731]=&quot;&quot;;&quot;&quot;;[$DataEntry.G731])">
            <text:p/>
          </table:table-cell>
          <table:table-cell table:formula="of:=IF([$DataEntry.H731]=&quot;&quot;;&quot;&quot;;[$DataEntry.H731])">
            <text:p/>
          </table:table-cell>
          <table:table-cell table:formula="of:=IF([$DataEntry.I731]=&quot;&quot;;&quot;&quot;;[$DataEntry.I731])">
            <text:p/>
          </table:table-cell>
          <table:table-cell table:formula="of:=IF([$DataEntry.C731]=&quot;&quot;;&quot;&quot;;[$DataEntry.C731])">
            <text:p/>
          </table:table-cell>
          <table:table-cell table:formula="of:=&quot;&quot;">
            <text:p/>
          </table:table-cell>
          <table:table-cell table:formula="of:=IF([$DataEntry.D731]=&quot;&quot;;&quot;&quot;;[$DataEntry.D73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31]=&quot;&quot;;&quot;&quot;;[$DataEntry.N731])">
            <text:p/>
          </table:table-cell>
          <table:table-cell table:formula="of:=IF([$DataEntry.O731]=&quot;&quot;;&quot;&quot;;[$DataEntry.O731])">
            <text:p/>
          </table:table-cell>
          <table:table-cell table:formula="of:=IF([$DataEntry.P731]=&quot;&quot;;&quot;&quot;;[$DataEntry.P731])">
            <text:p/>
          </table:table-cell>
          <table:table-cell table:number-columns-repeated="48"/>
        </table:table-row>
        <table:table-row table:style-name="ro1">
          <table:table-cell table:formula="of:=IF([$DataEntry.A732]=&quot;&quot;;&quot;&quot;;[$DataEntry.A732])">
            <text:p/>
          </table:table-cell>
          <table:table-cell table:formula="of:=&quot;&quot;">
            <text:p/>
          </table:table-cell>
          <table:table-cell table:formula="of:=IF([$DataEntry.B732]=&quot;&quot;;&quot;&quot;;[$DataEntry.B732])">
            <text:p/>
          </table:table-cell>
          <table:table-cell table:formula="of:=IF([$DataEntry.E732]=&quot;&quot;;&quot;&quot;;[$DataEntry.E732])">
            <text:p/>
          </table:table-cell>
          <table:table-cell table:formula="of:=IF([$DataEntry.F732]=&quot;&quot;;&quot;&quot;;[$DataEntry.F732])">
            <text:p/>
          </table:table-cell>
          <table:table-cell table:formula="of:=IF([$DataEntry.G732]=&quot;&quot;;&quot;&quot;;[$DataEntry.G732])">
            <text:p/>
          </table:table-cell>
          <table:table-cell table:formula="of:=IF([$DataEntry.H732]=&quot;&quot;;&quot;&quot;;[$DataEntry.H732])">
            <text:p/>
          </table:table-cell>
          <table:table-cell table:formula="of:=IF([$DataEntry.I732]=&quot;&quot;;&quot;&quot;;[$DataEntry.I732])">
            <text:p/>
          </table:table-cell>
          <table:table-cell table:formula="of:=IF([$DataEntry.C732]=&quot;&quot;;&quot;&quot;;[$DataEntry.C732])">
            <text:p/>
          </table:table-cell>
          <table:table-cell table:formula="of:=&quot;&quot;">
            <text:p/>
          </table:table-cell>
          <table:table-cell table:formula="of:=IF([$DataEntry.D732]=&quot;&quot;;&quot;&quot;;[$DataEntry.D73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32]=&quot;&quot;;&quot;&quot;;[$DataEntry.N732])">
            <text:p/>
          </table:table-cell>
          <table:table-cell table:formula="of:=IF([$DataEntry.O732]=&quot;&quot;;&quot;&quot;;[$DataEntry.O732])">
            <text:p/>
          </table:table-cell>
          <table:table-cell table:formula="of:=IF([$DataEntry.P732]=&quot;&quot;;&quot;&quot;;[$DataEntry.P732])">
            <text:p/>
          </table:table-cell>
          <table:table-cell table:number-columns-repeated="48"/>
        </table:table-row>
        <table:table-row table:style-name="ro1">
          <table:table-cell table:formula="of:=IF([$DataEntry.A733]=&quot;&quot;;&quot;&quot;;[$DataEntry.A733])">
            <text:p/>
          </table:table-cell>
          <table:table-cell table:formula="of:=&quot;&quot;">
            <text:p/>
          </table:table-cell>
          <table:table-cell table:formula="of:=IF([$DataEntry.B733]=&quot;&quot;;&quot;&quot;;[$DataEntry.B733])">
            <text:p/>
          </table:table-cell>
          <table:table-cell table:formula="of:=IF([$DataEntry.E733]=&quot;&quot;;&quot;&quot;;[$DataEntry.E733])">
            <text:p/>
          </table:table-cell>
          <table:table-cell table:formula="of:=IF([$DataEntry.F733]=&quot;&quot;;&quot;&quot;;[$DataEntry.F733])">
            <text:p/>
          </table:table-cell>
          <table:table-cell table:formula="of:=IF([$DataEntry.G733]=&quot;&quot;;&quot;&quot;;[$DataEntry.G733])">
            <text:p/>
          </table:table-cell>
          <table:table-cell table:formula="of:=IF([$DataEntry.H733]=&quot;&quot;;&quot;&quot;;[$DataEntry.H733])">
            <text:p/>
          </table:table-cell>
          <table:table-cell table:formula="of:=IF([$DataEntry.I733]=&quot;&quot;;&quot;&quot;;[$DataEntry.I733])">
            <text:p/>
          </table:table-cell>
          <table:table-cell table:formula="of:=IF([$DataEntry.C733]=&quot;&quot;;&quot;&quot;;[$DataEntry.C733])">
            <text:p/>
          </table:table-cell>
          <table:table-cell table:formula="of:=&quot;&quot;">
            <text:p/>
          </table:table-cell>
          <table:table-cell table:formula="of:=IF([$DataEntry.D733]=&quot;&quot;;&quot;&quot;;[$DataEntry.D73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33]=&quot;&quot;;&quot;&quot;;[$DataEntry.N733])">
            <text:p/>
          </table:table-cell>
          <table:table-cell table:formula="of:=IF([$DataEntry.O733]=&quot;&quot;;&quot;&quot;;[$DataEntry.O733])">
            <text:p/>
          </table:table-cell>
          <table:table-cell table:formula="of:=IF([$DataEntry.P733]=&quot;&quot;;&quot;&quot;;[$DataEntry.P733])">
            <text:p/>
          </table:table-cell>
          <table:table-cell table:number-columns-repeated="48"/>
        </table:table-row>
        <table:table-row table:style-name="ro1">
          <table:table-cell table:formula="of:=IF([$DataEntry.A734]=&quot;&quot;;&quot;&quot;;[$DataEntry.A734])">
            <text:p/>
          </table:table-cell>
          <table:table-cell table:formula="of:=&quot;&quot;">
            <text:p/>
          </table:table-cell>
          <table:table-cell table:formula="of:=IF([$DataEntry.B734]=&quot;&quot;;&quot;&quot;;[$DataEntry.B734])">
            <text:p/>
          </table:table-cell>
          <table:table-cell table:formula="of:=IF([$DataEntry.E734]=&quot;&quot;;&quot;&quot;;[$DataEntry.E734])">
            <text:p/>
          </table:table-cell>
          <table:table-cell table:formula="of:=IF([$DataEntry.F734]=&quot;&quot;;&quot;&quot;;[$DataEntry.F734])">
            <text:p/>
          </table:table-cell>
          <table:table-cell table:formula="of:=IF([$DataEntry.G734]=&quot;&quot;;&quot;&quot;;[$DataEntry.G734])">
            <text:p/>
          </table:table-cell>
          <table:table-cell table:formula="of:=IF([$DataEntry.H734]=&quot;&quot;;&quot;&quot;;[$DataEntry.H734])">
            <text:p/>
          </table:table-cell>
          <table:table-cell table:formula="of:=IF([$DataEntry.I734]=&quot;&quot;;&quot;&quot;;[$DataEntry.I734])">
            <text:p/>
          </table:table-cell>
          <table:table-cell table:formula="of:=IF([$DataEntry.C734]=&quot;&quot;;&quot;&quot;;[$DataEntry.C734])">
            <text:p/>
          </table:table-cell>
          <table:table-cell table:formula="of:=&quot;&quot;">
            <text:p/>
          </table:table-cell>
          <table:table-cell table:formula="of:=IF([$DataEntry.D734]=&quot;&quot;;&quot;&quot;;[$DataEntry.D73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34]=&quot;&quot;;&quot;&quot;;[$DataEntry.N734])">
            <text:p/>
          </table:table-cell>
          <table:table-cell table:formula="of:=IF([$DataEntry.O734]=&quot;&quot;;&quot;&quot;;[$DataEntry.O734])">
            <text:p/>
          </table:table-cell>
          <table:table-cell table:formula="of:=IF([$DataEntry.P734]=&quot;&quot;;&quot;&quot;;[$DataEntry.P734])">
            <text:p/>
          </table:table-cell>
          <table:table-cell table:number-columns-repeated="48"/>
        </table:table-row>
        <table:table-row table:style-name="ro1">
          <table:table-cell table:formula="of:=IF([$DataEntry.A735]=&quot;&quot;;&quot;&quot;;[$DataEntry.A735])">
            <text:p/>
          </table:table-cell>
          <table:table-cell table:formula="of:=&quot;&quot;">
            <text:p/>
          </table:table-cell>
          <table:table-cell table:formula="of:=IF([$DataEntry.B735]=&quot;&quot;;&quot;&quot;;[$DataEntry.B735])">
            <text:p/>
          </table:table-cell>
          <table:table-cell table:formula="of:=IF([$DataEntry.E735]=&quot;&quot;;&quot;&quot;;[$DataEntry.E735])">
            <text:p/>
          </table:table-cell>
          <table:table-cell table:formula="of:=IF([$DataEntry.F735]=&quot;&quot;;&quot;&quot;;[$DataEntry.F735])">
            <text:p/>
          </table:table-cell>
          <table:table-cell table:formula="of:=IF([$DataEntry.G735]=&quot;&quot;;&quot;&quot;;[$DataEntry.G735])">
            <text:p/>
          </table:table-cell>
          <table:table-cell table:formula="of:=IF([$DataEntry.H735]=&quot;&quot;;&quot;&quot;;[$DataEntry.H735])">
            <text:p/>
          </table:table-cell>
          <table:table-cell table:formula="of:=IF([$DataEntry.I735]=&quot;&quot;;&quot;&quot;;[$DataEntry.I735])">
            <text:p/>
          </table:table-cell>
          <table:table-cell table:formula="of:=IF([$DataEntry.C735]=&quot;&quot;;&quot;&quot;;[$DataEntry.C735])">
            <text:p/>
          </table:table-cell>
          <table:table-cell table:formula="of:=&quot;&quot;">
            <text:p/>
          </table:table-cell>
          <table:table-cell table:formula="of:=IF([$DataEntry.D735]=&quot;&quot;;&quot;&quot;;[$DataEntry.D73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35]=&quot;&quot;;&quot;&quot;;[$DataEntry.N735])">
            <text:p/>
          </table:table-cell>
          <table:table-cell table:formula="of:=IF([$DataEntry.O735]=&quot;&quot;;&quot;&quot;;[$DataEntry.O735])">
            <text:p/>
          </table:table-cell>
          <table:table-cell table:formula="of:=IF([$DataEntry.P735]=&quot;&quot;;&quot;&quot;;[$DataEntry.P735])">
            <text:p/>
          </table:table-cell>
          <table:table-cell table:number-columns-repeated="48"/>
        </table:table-row>
        <table:table-row table:style-name="ro1">
          <table:table-cell table:formula="of:=IF([$DataEntry.A736]=&quot;&quot;;&quot;&quot;;[$DataEntry.A736])">
            <text:p/>
          </table:table-cell>
          <table:table-cell table:formula="of:=&quot;&quot;">
            <text:p/>
          </table:table-cell>
          <table:table-cell table:formula="of:=IF([$DataEntry.B736]=&quot;&quot;;&quot;&quot;;[$DataEntry.B736])">
            <text:p/>
          </table:table-cell>
          <table:table-cell table:formula="of:=IF([$DataEntry.E736]=&quot;&quot;;&quot;&quot;;[$DataEntry.E736])">
            <text:p/>
          </table:table-cell>
          <table:table-cell table:formula="of:=IF([$DataEntry.F736]=&quot;&quot;;&quot;&quot;;[$DataEntry.F736])">
            <text:p/>
          </table:table-cell>
          <table:table-cell table:formula="of:=IF([$DataEntry.G736]=&quot;&quot;;&quot;&quot;;[$DataEntry.G736])">
            <text:p/>
          </table:table-cell>
          <table:table-cell table:formula="of:=IF([$DataEntry.H736]=&quot;&quot;;&quot;&quot;;[$DataEntry.H736])">
            <text:p/>
          </table:table-cell>
          <table:table-cell table:formula="of:=IF([$DataEntry.I736]=&quot;&quot;;&quot;&quot;;[$DataEntry.I736])">
            <text:p/>
          </table:table-cell>
          <table:table-cell table:formula="of:=IF([$DataEntry.C736]=&quot;&quot;;&quot;&quot;;[$DataEntry.C736])">
            <text:p/>
          </table:table-cell>
          <table:table-cell table:formula="of:=&quot;&quot;">
            <text:p/>
          </table:table-cell>
          <table:table-cell table:formula="of:=IF([$DataEntry.D736]=&quot;&quot;;&quot;&quot;;[$DataEntry.D73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36]=&quot;&quot;;&quot;&quot;;[$DataEntry.N736])">
            <text:p/>
          </table:table-cell>
          <table:table-cell table:formula="of:=IF([$DataEntry.O736]=&quot;&quot;;&quot;&quot;;[$DataEntry.O736])">
            <text:p/>
          </table:table-cell>
          <table:table-cell table:formula="of:=IF([$DataEntry.P736]=&quot;&quot;;&quot;&quot;;[$DataEntry.P736])">
            <text:p/>
          </table:table-cell>
          <table:table-cell table:number-columns-repeated="48"/>
        </table:table-row>
        <table:table-row table:style-name="ro1">
          <table:table-cell table:formula="of:=IF([$DataEntry.A737]=&quot;&quot;;&quot;&quot;;[$DataEntry.A737])">
            <text:p/>
          </table:table-cell>
          <table:table-cell table:formula="of:=&quot;&quot;">
            <text:p/>
          </table:table-cell>
          <table:table-cell table:formula="of:=IF([$DataEntry.B737]=&quot;&quot;;&quot;&quot;;[$DataEntry.B737])">
            <text:p/>
          </table:table-cell>
          <table:table-cell table:formula="of:=IF([$DataEntry.E737]=&quot;&quot;;&quot;&quot;;[$DataEntry.E737])">
            <text:p/>
          </table:table-cell>
          <table:table-cell table:formula="of:=IF([$DataEntry.F737]=&quot;&quot;;&quot;&quot;;[$DataEntry.F737])">
            <text:p/>
          </table:table-cell>
          <table:table-cell table:formula="of:=IF([$DataEntry.G737]=&quot;&quot;;&quot;&quot;;[$DataEntry.G737])">
            <text:p/>
          </table:table-cell>
          <table:table-cell table:formula="of:=IF([$DataEntry.H737]=&quot;&quot;;&quot;&quot;;[$DataEntry.H737])">
            <text:p/>
          </table:table-cell>
          <table:table-cell table:formula="of:=IF([$DataEntry.I737]=&quot;&quot;;&quot;&quot;;[$DataEntry.I737])">
            <text:p/>
          </table:table-cell>
          <table:table-cell table:formula="of:=IF([$DataEntry.C737]=&quot;&quot;;&quot;&quot;;[$DataEntry.C737])">
            <text:p/>
          </table:table-cell>
          <table:table-cell table:formula="of:=&quot;&quot;">
            <text:p/>
          </table:table-cell>
          <table:table-cell table:formula="of:=IF([$DataEntry.D737]=&quot;&quot;;&quot;&quot;;[$DataEntry.D73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37]=&quot;&quot;;&quot;&quot;;[$DataEntry.N737])">
            <text:p/>
          </table:table-cell>
          <table:table-cell table:formula="of:=IF([$DataEntry.O737]=&quot;&quot;;&quot;&quot;;[$DataEntry.O737])">
            <text:p/>
          </table:table-cell>
          <table:table-cell table:formula="of:=IF([$DataEntry.P737]=&quot;&quot;;&quot;&quot;;[$DataEntry.P737])">
            <text:p/>
          </table:table-cell>
          <table:table-cell table:number-columns-repeated="48"/>
        </table:table-row>
        <table:table-row table:style-name="ro1">
          <table:table-cell table:formula="of:=IF([$DataEntry.A738]=&quot;&quot;;&quot;&quot;;[$DataEntry.A738])">
            <text:p/>
          </table:table-cell>
          <table:table-cell table:formula="of:=&quot;&quot;">
            <text:p/>
          </table:table-cell>
          <table:table-cell table:formula="of:=IF([$DataEntry.B738]=&quot;&quot;;&quot;&quot;;[$DataEntry.B738])">
            <text:p/>
          </table:table-cell>
          <table:table-cell table:formula="of:=IF([$DataEntry.E738]=&quot;&quot;;&quot;&quot;;[$DataEntry.E738])">
            <text:p/>
          </table:table-cell>
          <table:table-cell table:formula="of:=IF([$DataEntry.F738]=&quot;&quot;;&quot;&quot;;[$DataEntry.F738])">
            <text:p/>
          </table:table-cell>
          <table:table-cell table:formula="of:=IF([$DataEntry.G738]=&quot;&quot;;&quot;&quot;;[$DataEntry.G738])">
            <text:p/>
          </table:table-cell>
          <table:table-cell table:formula="of:=IF([$DataEntry.H738]=&quot;&quot;;&quot;&quot;;[$DataEntry.H738])">
            <text:p/>
          </table:table-cell>
          <table:table-cell table:formula="of:=IF([$DataEntry.I738]=&quot;&quot;;&quot;&quot;;[$DataEntry.I738])">
            <text:p/>
          </table:table-cell>
          <table:table-cell table:formula="of:=IF([$DataEntry.C738]=&quot;&quot;;&quot;&quot;;[$DataEntry.C738])">
            <text:p/>
          </table:table-cell>
          <table:table-cell table:formula="of:=&quot;&quot;">
            <text:p/>
          </table:table-cell>
          <table:table-cell table:formula="of:=IF([$DataEntry.D738]=&quot;&quot;;&quot;&quot;;[$DataEntry.D73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38]=&quot;&quot;;&quot;&quot;;[$DataEntry.N738])">
            <text:p/>
          </table:table-cell>
          <table:table-cell table:formula="of:=IF([$DataEntry.O738]=&quot;&quot;;&quot;&quot;;[$DataEntry.O738])">
            <text:p/>
          </table:table-cell>
          <table:table-cell table:formula="of:=IF([$DataEntry.P738]=&quot;&quot;;&quot;&quot;;[$DataEntry.P738])">
            <text:p/>
          </table:table-cell>
          <table:table-cell table:number-columns-repeated="48"/>
        </table:table-row>
        <table:table-row table:style-name="ro1">
          <table:table-cell table:formula="of:=IF([$DataEntry.A739]=&quot;&quot;;&quot;&quot;;[$DataEntry.A739])">
            <text:p/>
          </table:table-cell>
          <table:table-cell table:formula="of:=&quot;&quot;">
            <text:p/>
          </table:table-cell>
          <table:table-cell table:formula="of:=IF([$DataEntry.B739]=&quot;&quot;;&quot;&quot;;[$DataEntry.B739])">
            <text:p/>
          </table:table-cell>
          <table:table-cell table:formula="of:=IF([$DataEntry.E739]=&quot;&quot;;&quot;&quot;;[$DataEntry.E739])">
            <text:p/>
          </table:table-cell>
          <table:table-cell table:formula="of:=IF([$DataEntry.F739]=&quot;&quot;;&quot;&quot;;[$DataEntry.F739])">
            <text:p/>
          </table:table-cell>
          <table:table-cell table:formula="of:=IF([$DataEntry.G739]=&quot;&quot;;&quot;&quot;;[$DataEntry.G739])">
            <text:p/>
          </table:table-cell>
          <table:table-cell table:formula="of:=IF([$DataEntry.H739]=&quot;&quot;;&quot;&quot;;[$DataEntry.H739])">
            <text:p/>
          </table:table-cell>
          <table:table-cell table:formula="of:=IF([$DataEntry.I739]=&quot;&quot;;&quot;&quot;;[$DataEntry.I739])">
            <text:p/>
          </table:table-cell>
          <table:table-cell table:formula="of:=IF([$DataEntry.C739]=&quot;&quot;;&quot;&quot;;[$DataEntry.C739])">
            <text:p/>
          </table:table-cell>
          <table:table-cell table:formula="of:=&quot;&quot;">
            <text:p/>
          </table:table-cell>
          <table:table-cell table:formula="of:=IF([$DataEntry.D739]=&quot;&quot;;&quot;&quot;;[$DataEntry.D73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39]=&quot;&quot;;&quot;&quot;;[$DataEntry.N739])">
            <text:p/>
          </table:table-cell>
          <table:table-cell table:formula="of:=IF([$DataEntry.O739]=&quot;&quot;;&quot;&quot;;[$DataEntry.O739])">
            <text:p/>
          </table:table-cell>
          <table:table-cell table:formula="of:=IF([$DataEntry.P739]=&quot;&quot;;&quot;&quot;;[$DataEntry.P739])">
            <text:p/>
          </table:table-cell>
          <table:table-cell table:number-columns-repeated="48"/>
        </table:table-row>
        <table:table-row table:style-name="ro1">
          <table:table-cell table:formula="of:=IF([$DataEntry.A740]=&quot;&quot;;&quot;&quot;;[$DataEntry.A740])">
            <text:p/>
          </table:table-cell>
          <table:table-cell table:formula="of:=&quot;&quot;">
            <text:p/>
          </table:table-cell>
          <table:table-cell table:formula="of:=IF([$DataEntry.B740]=&quot;&quot;;&quot;&quot;;[$DataEntry.B740])">
            <text:p/>
          </table:table-cell>
          <table:table-cell table:formula="of:=IF([$DataEntry.E740]=&quot;&quot;;&quot;&quot;;[$DataEntry.E740])">
            <text:p/>
          </table:table-cell>
          <table:table-cell table:formula="of:=IF([$DataEntry.F740]=&quot;&quot;;&quot;&quot;;[$DataEntry.F740])">
            <text:p/>
          </table:table-cell>
          <table:table-cell table:formula="of:=IF([$DataEntry.G740]=&quot;&quot;;&quot;&quot;;[$DataEntry.G740])">
            <text:p/>
          </table:table-cell>
          <table:table-cell table:formula="of:=IF([$DataEntry.H740]=&quot;&quot;;&quot;&quot;;[$DataEntry.H740])">
            <text:p/>
          </table:table-cell>
          <table:table-cell table:formula="of:=IF([$DataEntry.I740]=&quot;&quot;;&quot;&quot;;[$DataEntry.I740])">
            <text:p/>
          </table:table-cell>
          <table:table-cell table:formula="of:=IF([$DataEntry.C740]=&quot;&quot;;&quot;&quot;;[$DataEntry.C740])">
            <text:p/>
          </table:table-cell>
          <table:table-cell table:formula="of:=&quot;&quot;">
            <text:p/>
          </table:table-cell>
          <table:table-cell table:formula="of:=IF([$DataEntry.D740]=&quot;&quot;;&quot;&quot;;[$DataEntry.D74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40]=&quot;&quot;;&quot;&quot;;[$DataEntry.N740])">
            <text:p/>
          </table:table-cell>
          <table:table-cell table:formula="of:=IF([$DataEntry.O740]=&quot;&quot;;&quot;&quot;;[$DataEntry.O740])">
            <text:p/>
          </table:table-cell>
          <table:table-cell table:formula="of:=IF([$DataEntry.P740]=&quot;&quot;;&quot;&quot;;[$DataEntry.P740])">
            <text:p/>
          </table:table-cell>
          <table:table-cell table:number-columns-repeated="48"/>
        </table:table-row>
        <table:table-row table:style-name="ro1">
          <table:table-cell table:formula="of:=IF([$DataEntry.A741]=&quot;&quot;;&quot;&quot;;[$DataEntry.A741])">
            <text:p/>
          </table:table-cell>
          <table:table-cell table:formula="of:=&quot;&quot;">
            <text:p/>
          </table:table-cell>
          <table:table-cell table:formula="of:=IF([$DataEntry.B741]=&quot;&quot;;&quot;&quot;;[$DataEntry.B741])">
            <text:p/>
          </table:table-cell>
          <table:table-cell table:formula="of:=IF([$DataEntry.E741]=&quot;&quot;;&quot;&quot;;[$DataEntry.E741])">
            <text:p/>
          </table:table-cell>
          <table:table-cell table:formula="of:=IF([$DataEntry.F741]=&quot;&quot;;&quot;&quot;;[$DataEntry.F741])">
            <text:p/>
          </table:table-cell>
          <table:table-cell table:formula="of:=IF([$DataEntry.G741]=&quot;&quot;;&quot;&quot;;[$DataEntry.G741])">
            <text:p/>
          </table:table-cell>
          <table:table-cell table:formula="of:=IF([$DataEntry.H741]=&quot;&quot;;&quot;&quot;;[$DataEntry.H741])">
            <text:p/>
          </table:table-cell>
          <table:table-cell table:formula="of:=IF([$DataEntry.I741]=&quot;&quot;;&quot;&quot;;[$DataEntry.I741])">
            <text:p/>
          </table:table-cell>
          <table:table-cell table:formula="of:=IF([$DataEntry.C741]=&quot;&quot;;&quot;&quot;;[$DataEntry.C741])">
            <text:p/>
          </table:table-cell>
          <table:table-cell table:formula="of:=&quot;&quot;">
            <text:p/>
          </table:table-cell>
          <table:table-cell table:formula="of:=IF([$DataEntry.D741]=&quot;&quot;;&quot;&quot;;[$DataEntry.D74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41]=&quot;&quot;;&quot;&quot;;[$DataEntry.N741])">
            <text:p/>
          </table:table-cell>
          <table:table-cell table:formula="of:=IF([$DataEntry.O741]=&quot;&quot;;&quot;&quot;;[$DataEntry.O741])">
            <text:p/>
          </table:table-cell>
          <table:table-cell table:formula="of:=IF([$DataEntry.P741]=&quot;&quot;;&quot;&quot;;[$DataEntry.P741])">
            <text:p/>
          </table:table-cell>
          <table:table-cell table:number-columns-repeated="48"/>
        </table:table-row>
        <table:table-row table:style-name="ro1">
          <table:table-cell table:formula="of:=IF([$DataEntry.A742]=&quot;&quot;;&quot;&quot;;[$DataEntry.A742])">
            <text:p/>
          </table:table-cell>
          <table:table-cell table:formula="of:=&quot;&quot;">
            <text:p/>
          </table:table-cell>
          <table:table-cell table:formula="of:=IF([$DataEntry.B742]=&quot;&quot;;&quot;&quot;;[$DataEntry.B742])">
            <text:p/>
          </table:table-cell>
          <table:table-cell table:formula="of:=IF([$DataEntry.E742]=&quot;&quot;;&quot;&quot;;[$DataEntry.E742])">
            <text:p/>
          </table:table-cell>
          <table:table-cell table:formula="of:=IF([$DataEntry.F742]=&quot;&quot;;&quot;&quot;;[$DataEntry.F742])">
            <text:p/>
          </table:table-cell>
          <table:table-cell table:formula="of:=IF([$DataEntry.G742]=&quot;&quot;;&quot;&quot;;[$DataEntry.G742])">
            <text:p/>
          </table:table-cell>
          <table:table-cell table:formula="of:=IF([$DataEntry.H742]=&quot;&quot;;&quot;&quot;;[$DataEntry.H742])">
            <text:p/>
          </table:table-cell>
          <table:table-cell table:formula="of:=IF([$DataEntry.I742]=&quot;&quot;;&quot;&quot;;[$DataEntry.I742])">
            <text:p/>
          </table:table-cell>
          <table:table-cell table:formula="of:=IF([$DataEntry.C742]=&quot;&quot;;&quot;&quot;;[$DataEntry.C742])">
            <text:p/>
          </table:table-cell>
          <table:table-cell table:formula="of:=&quot;&quot;">
            <text:p/>
          </table:table-cell>
          <table:table-cell table:formula="of:=IF([$DataEntry.D742]=&quot;&quot;;&quot;&quot;;[$DataEntry.D74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42]=&quot;&quot;;&quot;&quot;;[$DataEntry.N742])">
            <text:p/>
          </table:table-cell>
          <table:table-cell table:formula="of:=IF([$DataEntry.O742]=&quot;&quot;;&quot;&quot;;[$DataEntry.O742])">
            <text:p/>
          </table:table-cell>
          <table:table-cell table:formula="of:=IF([$DataEntry.P742]=&quot;&quot;;&quot;&quot;;[$DataEntry.P742])">
            <text:p/>
          </table:table-cell>
          <table:table-cell table:number-columns-repeated="48"/>
        </table:table-row>
        <table:table-row table:style-name="ro1">
          <table:table-cell table:formula="of:=IF([$DataEntry.A743]=&quot;&quot;;&quot;&quot;;[$DataEntry.A743])">
            <text:p/>
          </table:table-cell>
          <table:table-cell table:formula="of:=&quot;&quot;">
            <text:p/>
          </table:table-cell>
          <table:table-cell table:formula="of:=IF([$DataEntry.B743]=&quot;&quot;;&quot;&quot;;[$DataEntry.B743])">
            <text:p/>
          </table:table-cell>
          <table:table-cell table:formula="of:=IF([$DataEntry.E743]=&quot;&quot;;&quot;&quot;;[$DataEntry.E743])">
            <text:p/>
          </table:table-cell>
          <table:table-cell table:formula="of:=IF([$DataEntry.F743]=&quot;&quot;;&quot;&quot;;[$DataEntry.F743])">
            <text:p/>
          </table:table-cell>
          <table:table-cell table:formula="of:=IF([$DataEntry.G743]=&quot;&quot;;&quot;&quot;;[$DataEntry.G743])">
            <text:p/>
          </table:table-cell>
          <table:table-cell table:formula="of:=IF([$DataEntry.H743]=&quot;&quot;;&quot;&quot;;[$DataEntry.H743])">
            <text:p/>
          </table:table-cell>
          <table:table-cell table:formula="of:=IF([$DataEntry.I743]=&quot;&quot;;&quot;&quot;;[$DataEntry.I743])">
            <text:p/>
          </table:table-cell>
          <table:table-cell table:formula="of:=IF([$DataEntry.C743]=&quot;&quot;;&quot;&quot;;[$DataEntry.C743])">
            <text:p/>
          </table:table-cell>
          <table:table-cell table:formula="of:=&quot;&quot;">
            <text:p/>
          </table:table-cell>
          <table:table-cell table:formula="of:=IF([$DataEntry.D743]=&quot;&quot;;&quot;&quot;;[$DataEntry.D74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43]=&quot;&quot;;&quot;&quot;;[$DataEntry.N743])">
            <text:p/>
          </table:table-cell>
          <table:table-cell table:formula="of:=IF([$DataEntry.O743]=&quot;&quot;;&quot;&quot;;[$DataEntry.O743])">
            <text:p/>
          </table:table-cell>
          <table:table-cell table:formula="of:=IF([$DataEntry.P743]=&quot;&quot;;&quot;&quot;;[$DataEntry.P743])">
            <text:p/>
          </table:table-cell>
          <table:table-cell table:number-columns-repeated="48"/>
        </table:table-row>
        <table:table-row table:style-name="ro1">
          <table:table-cell table:formula="of:=IF([$DataEntry.A744]=&quot;&quot;;&quot;&quot;;[$DataEntry.A744])">
            <text:p/>
          </table:table-cell>
          <table:table-cell table:formula="of:=&quot;&quot;">
            <text:p/>
          </table:table-cell>
          <table:table-cell table:formula="of:=IF([$DataEntry.B744]=&quot;&quot;;&quot;&quot;;[$DataEntry.B744])">
            <text:p/>
          </table:table-cell>
          <table:table-cell table:formula="of:=IF([$DataEntry.E744]=&quot;&quot;;&quot;&quot;;[$DataEntry.E744])">
            <text:p/>
          </table:table-cell>
          <table:table-cell table:formula="of:=IF([$DataEntry.F744]=&quot;&quot;;&quot;&quot;;[$DataEntry.F744])">
            <text:p/>
          </table:table-cell>
          <table:table-cell table:formula="of:=IF([$DataEntry.G744]=&quot;&quot;;&quot;&quot;;[$DataEntry.G744])">
            <text:p/>
          </table:table-cell>
          <table:table-cell table:formula="of:=IF([$DataEntry.H744]=&quot;&quot;;&quot;&quot;;[$DataEntry.H744])">
            <text:p/>
          </table:table-cell>
          <table:table-cell table:formula="of:=IF([$DataEntry.I744]=&quot;&quot;;&quot;&quot;;[$DataEntry.I744])">
            <text:p/>
          </table:table-cell>
          <table:table-cell table:formula="of:=IF([$DataEntry.C744]=&quot;&quot;;&quot;&quot;;[$DataEntry.C744])">
            <text:p/>
          </table:table-cell>
          <table:table-cell table:formula="of:=&quot;&quot;">
            <text:p/>
          </table:table-cell>
          <table:table-cell table:formula="of:=IF([$DataEntry.D744]=&quot;&quot;;&quot;&quot;;[$DataEntry.D74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44]=&quot;&quot;;&quot;&quot;;[$DataEntry.N744])">
            <text:p/>
          </table:table-cell>
          <table:table-cell table:formula="of:=IF([$DataEntry.O744]=&quot;&quot;;&quot;&quot;;[$DataEntry.O744])">
            <text:p/>
          </table:table-cell>
          <table:table-cell table:formula="of:=IF([$DataEntry.P744]=&quot;&quot;;&quot;&quot;;[$DataEntry.P744])">
            <text:p/>
          </table:table-cell>
          <table:table-cell table:number-columns-repeated="48"/>
        </table:table-row>
        <table:table-row table:style-name="ro1">
          <table:table-cell table:formula="of:=IF([$DataEntry.A745]=&quot;&quot;;&quot;&quot;;[$DataEntry.A745])">
            <text:p/>
          </table:table-cell>
          <table:table-cell table:formula="of:=&quot;&quot;">
            <text:p/>
          </table:table-cell>
          <table:table-cell table:formula="of:=IF([$DataEntry.B745]=&quot;&quot;;&quot;&quot;;[$DataEntry.B745])">
            <text:p/>
          </table:table-cell>
          <table:table-cell table:formula="of:=IF([$DataEntry.E745]=&quot;&quot;;&quot;&quot;;[$DataEntry.E745])">
            <text:p/>
          </table:table-cell>
          <table:table-cell table:formula="of:=IF([$DataEntry.F745]=&quot;&quot;;&quot;&quot;;[$DataEntry.F745])">
            <text:p/>
          </table:table-cell>
          <table:table-cell table:formula="of:=IF([$DataEntry.G745]=&quot;&quot;;&quot;&quot;;[$DataEntry.G745])">
            <text:p/>
          </table:table-cell>
          <table:table-cell table:formula="of:=IF([$DataEntry.H745]=&quot;&quot;;&quot;&quot;;[$DataEntry.H745])">
            <text:p/>
          </table:table-cell>
          <table:table-cell table:formula="of:=IF([$DataEntry.I745]=&quot;&quot;;&quot;&quot;;[$DataEntry.I745])">
            <text:p/>
          </table:table-cell>
          <table:table-cell table:formula="of:=IF([$DataEntry.C745]=&quot;&quot;;&quot;&quot;;[$DataEntry.C745])">
            <text:p/>
          </table:table-cell>
          <table:table-cell table:formula="of:=&quot;&quot;">
            <text:p/>
          </table:table-cell>
          <table:table-cell table:formula="of:=IF([$DataEntry.D745]=&quot;&quot;;&quot;&quot;;[$DataEntry.D74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45]=&quot;&quot;;&quot;&quot;;[$DataEntry.N745])">
            <text:p/>
          </table:table-cell>
          <table:table-cell table:formula="of:=IF([$DataEntry.O745]=&quot;&quot;;&quot;&quot;;[$DataEntry.O745])">
            <text:p/>
          </table:table-cell>
          <table:table-cell table:formula="of:=IF([$DataEntry.P745]=&quot;&quot;;&quot;&quot;;[$DataEntry.P745])">
            <text:p/>
          </table:table-cell>
          <table:table-cell table:number-columns-repeated="48"/>
        </table:table-row>
        <table:table-row table:style-name="ro1">
          <table:table-cell table:formula="of:=IF([$DataEntry.A746]=&quot;&quot;;&quot;&quot;;[$DataEntry.A746])">
            <text:p/>
          </table:table-cell>
          <table:table-cell table:formula="of:=&quot;&quot;">
            <text:p/>
          </table:table-cell>
          <table:table-cell table:formula="of:=IF([$DataEntry.B746]=&quot;&quot;;&quot;&quot;;[$DataEntry.B746])">
            <text:p/>
          </table:table-cell>
          <table:table-cell table:formula="of:=IF([$DataEntry.E746]=&quot;&quot;;&quot;&quot;;[$DataEntry.E746])">
            <text:p/>
          </table:table-cell>
          <table:table-cell table:formula="of:=IF([$DataEntry.F746]=&quot;&quot;;&quot;&quot;;[$DataEntry.F746])">
            <text:p/>
          </table:table-cell>
          <table:table-cell table:formula="of:=IF([$DataEntry.G746]=&quot;&quot;;&quot;&quot;;[$DataEntry.G746])">
            <text:p/>
          </table:table-cell>
          <table:table-cell table:formula="of:=IF([$DataEntry.H746]=&quot;&quot;;&quot;&quot;;[$DataEntry.H746])">
            <text:p/>
          </table:table-cell>
          <table:table-cell table:formula="of:=IF([$DataEntry.I746]=&quot;&quot;;&quot;&quot;;[$DataEntry.I746])">
            <text:p/>
          </table:table-cell>
          <table:table-cell table:formula="of:=IF([$DataEntry.C746]=&quot;&quot;;&quot;&quot;;[$DataEntry.C746])">
            <text:p/>
          </table:table-cell>
          <table:table-cell table:formula="of:=&quot;&quot;">
            <text:p/>
          </table:table-cell>
          <table:table-cell table:formula="of:=IF([$DataEntry.D746]=&quot;&quot;;&quot;&quot;;[$DataEntry.D74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46]=&quot;&quot;;&quot;&quot;;[$DataEntry.N746])">
            <text:p/>
          </table:table-cell>
          <table:table-cell table:formula="of:=IF([$DataEntry.O746]=&quot;&quot;;&quot;&quot;;[$DataEntry.O746])">
            <text:p/>
          </table:table-cell>
          <table:table-cell table:formula="of:=IF([$DataEntry.P746]=&quot;&quot;;&quot;&quot;;[$DataEntry.P746])">
            <text:p/>
          </table:table-cell>
          <table:table-cell table:number-columns-repeated="48"/>
        </table:table-row>
        <table:table-row table:style-name="ro1">
          <table:table-cell table:formula="of:=IF([$DataEntry.A747]=&quot;&quot;;&quot;&quot;;[$DataEntry.A747])">
            <text:p/>
          </table:table-cell>
          <table:table-cell table:formula="of:=&quot;&quot;">
            <text:p/>
          </table:table-cell>
          <table:table-cell table:formula="of:=IF([$DataEntry.B747]=&quot;&quot;;&quot;&quot;;[$DataEntry.B747])">
            <text:p/>
          </table:table-cell>
          <table:table-cell table:formula="of:=IF([$DataEntry.E747]=&quot;&quot;;&quot;&quot;;[$DataEntry.E747])">
            <text:p/>
          </table:table-cell>
          <table:table-cell table:formula="of:=IF([$DataEntry.F747]=&quot;&quot;;&quot;&quot;;[$DataEntry.F747])">
            <text:p/>
          </table:table-cell>
          <table:table-cell table:formula="of:=IF([$DataEntry.G747]=&quot;&quot;;&quot;&quot;;[$DataEntry.G747])">
            <text:p/>
          </table:table-cell>
          <table:table-cell table:formula="of:=IF([$DataEntry.H747]=&quot;&quot;;&quot;&quot;;[$DataEntry.H747])">
            <text:p/>
          </table:table-cell>
          <table:table-cell table:formula="of:=IF([$DataEntry.I747]=&quot;&quot;;&quot;&quot;;[$DataEntry.I747])">
            <text:p/>
          </table:table-cell>
          <table:table-cell table:formula="of:=IF([$DataEntry.C747]=&quot;&quot;;&quot;&quot;;[$DataEntry.C747])">
            <text:p/>
          </table:table-cell>
          <table:table-cell table:formula="of:=&quot;&quot;">
            <text:p/>
          </table:table-cell>
          <table:table-cell table:formula="of:=IF([$DataEntry.D747]=&quot;&quot;;&quot;&quot;;[$DataEntry.D74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47]=&quot;&quot;;&quot;&quot;;[$DataEntry.N747])">
            <text:p/>
          </table:table-cell>
          <table:table-cell table:formula="of:=IF([$DataEntry.O747]=&quot;&quot;;&quot;&quot;;[$DataEntry.O747])">
            <text:p/>
          </table:table-cell>
          <table:table-cell table:formula="of:=IF([$DataEntry.P747]=&quot;&quot;;&quot;&quot;;[$DataEntry.P747])">
            <text:p/>
          </table:table-cell>
          <table:table-cell table:number-columns-repeated="48"/>
        </table:table-row>
        <table:table-row table:style-name="ro1">
          <table:table-cell table:formula="of:=IF([$DataEntry.A748]=&quot;&quot;;&quot;&quot;;[$DataEntry.A748])">
            <text:p/>
          </table:table-cell>
          <table:table-cell table:formula="of:=&quot;&quot;">
            <text:p/>
          </table:table-cell>
          <table:table-cell table:formula="of:=IF([$DataEntry.B748]=&quot;&quot;;&quot;&quot;;[$DataEntry.B748])">
            <text:p/>
          </table:table-cell>
          <table:table-cell table:formula="of:=IF([$DataEntry.E748]=&quot;&quot;;&quot;&quot;;[$DataEntry.E748])">
            <text:p/>
          </table:table-cell>
          <table:table-cell table:formula="of:=IF([$DataEntry.F748]=&quot;&quot;;&quot;&quot;;[$DataEntry.F748])">
            <text:p/>
          </table:table-cell>
          <table:table-cell table:formula="of:=IF([$DataEntry.G748]=&quot;&quot;;&quot;&quot;;[$DataEntry.G748])">
            <text:p/>
          </table:table-cell>
          <table:table-cell table:formula="of:=IF([$DataEntry.H748]=&quot;&quot;;&quot;&quot;;[$DataEntry.H748])">
            <text:p/>
          </table:table-cell>
          <table:table-cell table:formula="of:=IF([$DataEntry.I748]=&quot;&quot;;&quot;&quot;;[$DataEntry.I748])">
            <text:p/>
          </table:table-cell>
          <table:table-cell table:formula="of:=IF([$DataEntry.C748]=&quot;&quot;;&quot;&quot;;[$DataEntry.C748])">
            <text:p/>
          </table:table-cell>
          <table:table-cell table:formula="of:=&quot;&quot;">
            <text:p/>
          </table:table-cell>
          <table:table-cell table:formula="of:=IF([$DataEntry.D748]=&quot;&quot;;&quot;&quot;;[$DataEntry.D74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48]=&quot;&quot;;&quot;&quot;;[$DataEntry.N748])">
            <text:p/>
          </table:table-cell>
          <table:table-cell table:formula="of:=IF([$DataEntry.O748]=&quot;&quot;;&quot;&quot;;[$DataEntry.O748])">
            <text:p/>
          </table:table-cell>
          <table:table-cell table:formula="of:=IF([$DataEntry.P748]=&quot;&quot;;&quot;&quot;;[$DataEntry.P748])">
            <text:p/>
          </table:table-cell>
          <table:table-cell table:number-columns-repeated="48"/>
        </table:table-row>
        <table:table-row table:style-name="ro1">
          <table:table-cell table:formula="of:=IF([$DataEntry.A749]=&quot;&quot;;&quot;&quot;;[$DataEntry.A749])">
            <text:p/>
          </table:table-cell>
          <table:table-cell table:formula="of:=&quot;&quot;">
            <text:p/>
          </table:table-cell>
          <table:table-cell table:formula="of:=IF([$DataEntry.B749]=&quot;&quot;;&quot;&quot;;[$DataEntry.B749])">
            <text:p/>
          </table:table-cell>
          <table:table-cell table:formula="of:=IF([$DataEntry.E749]=&quot;&quot;;&quot;&quot;;[$DataEntry.E749])">
            <text:p/>
          </table:table-cell>
          <table:table-cell table:formula="of:=IF([$DataEntry.F749]=&quot;&quot;;&quot;&quot;;[$DataEntry.F749])">
            <text:p/>
          </table:table-cell>
          <table:table-cell table:formula="of:=IF([$DataEntry.G749]=&quot;&quot;;&quot;&quot;;[$DataEntry.G749])">
            <text:p/>
          </table:table-cell>
          <table:table-cell table:formula="of:=IF([$DataEntry.H749]=&quot;&quot;;&quot;&quot;;[$DataEntry.H749])">
            <text:p/>
          </table:table-cell>
          <table:table-cell table:formula="of:=IF([$DataEntry.I749]=&quot;&quot;;&quot;&quot;;[$DataEntry.I749])">
            <text:p/>
          </table:table-cell>
          <table:table-cell table:formula="of:=IF([$DataEntry.C749]=&quot;&quot;;&quot;&quot;;[$DataEntry.C749])">
            <text:p/>
          </table:table-cell>
          <table:table-cell table:formula="of:=&quot;&quot;">
            <text:p/>
          </table:table-cell>
          <table:table-cell table:formula="of:=IF([$DataEntry.D749]=&quot;&quot;;&quot;&quot;;[$DataEntry.D74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49]=&quot;&quot;;&quot;&quot;;[$DataEntry.N749])">
            <text:p/>
          </table:table-cell>
          <table:table-cell table:formula="of:=IF([$DataEntry.O749]=&quot;&quot;;&quot;&quot;;[$DataEntry.O749])">
            <text:p/>
          </table:table-cell>
          <table:table-cell table:formula="of:=IF([$DataEntry.P749]=&quot;&quot;;&quot;&quot;;[$DataEntry.P749])">
            <text:p/>
          </table:table-cell>
          <table:table-cell table:number-columns-repeated="48"/>
        </table:table-row>
        <table:table-row table:style-name="ro1">
          <table:table-cell table:formula="of:=IF([$DataEntry.A750]=&quot;&quot;;&quot;&quot;;[$DataEntry.A750])">
            <text:p/>
          </table:table-cell>
          <table:table-cell table:formula="of:=&quot;&quot;">
            <text:p/>
          </table:table-cell>
          <table:table-cell table:formula="of:=IF([$DataEntry.B750]=&quot;&quot;;&quot;&quot;;[$DataEntry.B750])">
            <text:p/>
          </table:table-cell>
          <table:table-cell table:formula="of:=IF([$DataEntry.E750]=&quot;&quot;;&quot;&quot;;[$DataEntry.E750])">
            <text:p/>
          </table:table-cell>
          <table:table-cell table:formula="of:=IF([$DataEntry.F750]=&quot;&quot;;&quot;&quot;;[$DataEntry.F750])">
            <text:p/>
          </table:table-cell>
          <table:table-cell table:formula="of:=IF([$DataEntry.G750]=&quot;&quot;;&quot;&quot;;[$DataEntry.G750])">
            <text:p/>
          </table:table-cell>
          <table:table-cell table:formula="of:=IF([$DataEntry.H750]=&quot;&quot;;&quot;&quot;;[$DataEntry.H750])">
            <text:p/>
          </table:table-cell>
          <table:table-cell table:formula="of:=IF([$DataEntry.I750]=&quot;&quot;;&quot;&quot;;[$DataEntry.I750])">
            <text:p/>
          </table:table-cell>
          <table:table-cell table:formula="of:=IF([$DataEntry.C750]=&quot;&quot;;&quot;&quot;;[$DataEntry.C750])">
            <text:p/>
          </table:table-cell>
          <table:table-cell table:formula="of:=&quot;&quot;">
            <text:p/>
          </table:table-cell>
          <table:table-cell table:formula="of:=IF([$DataEntry.D750]=&quot;&quot;;&quot;&quot;;[$DataEntry.D75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50]=&quot;&quot;;&quot;&quot;;[$DataEntry.N750])">
            <text:p/>
          </table:table-cell>
          <table:table-cell table:formula="of:=IF([$DataEntry.O750]=&quot;&quot;;&quot;&quot;;[$DataEntry.O750])">
            <text:p/>
          </table:table-cell>
          <table:table-cell table:formula="of:=IF([$DataEntry.P750]=&quot;&quot;;&quot;&quot;;[$DataEntry.P750])">
            <text:p/>
          </table:table-cell>
          <table:table-cell table:number-columns-repeated="48"/>
        </table:table-row>
        <table:table-row table:style-name="ro1">
          <table:table-cell table:formula="of:=IF([$DataEntry.A751]=&quot;&quot;;&quot;&quot;;[$DataEntry.A751])">
            <text:p/>
          </table:table-cell>
          <table:table-cell table:formula="of:=&quot;&quot;">
            <text:p/>
          </table:table-cell>
          <table:table-cell table:formula="of:=IF([$DataEntry.B751]=&quot;&quot;;&quot;&quot;;[$DataEntry.B751])">
            <text:p/>
          </table:table-cell>
          <table:table-cell table:formula="of:=IF([$DataEntry.E751]=&quot;&quot;;&quot;&quot;;[$DataEntry.E751])">
            <text:p/>
          </table:table-cell>
          <table:table-cell table:formula="of:=IF([$DataEntry.F751]=&quot;&quot;;&quot;&quot;;[$DataEntry.F751])">
            <text:p/>
          </table:table-cell>
          <table:table-cell table:formula="of:=IF([$DataEntry.G751]=&quot;&quot;;&quot;&quot;;[$DataEntry.G751])">
            <text:p/>
          </table:table-cell>
          <table:table-cell table:formula="of:=IF([$DataEntry.H751]=&quot;&quot;;&quot;&quot;;[$DataEntry.H751])">
            <text:p/>
          </table:table-cell>
          <table:table-cell table:formula="of:=IF([$DataEntry.I751]=&quot;&quot;;&quot;&quot;;[$DataEntry.I751])">
            <text:p/>
          </table:table-cell>
          <table:table-cell table:formula="of:=IF([$DataEntry.C751]=&quot;&quot;;&quot;&quot;;[$DataEntry.C751])">
            <text:p/>
          </table:table-cell>
          <table:table-cell table:formula="of:=&quot;&quot;">
            <text:p/>
          </table:table-cell>
          <table:table-cell table:formula="of:=IF([$DataEntry.D751]=&quot;&quot;;&quot;&quot;;[$DataEntry.D75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51]=&quot;&quot;;&quot;&quot;;[$DataEntry.N751])">
            <text:p/>
          </table:table-cell>
          <table:table-cell table:formula="of:=IF([$DataEntry.O751]=&quot;&quot;;&quot;&quot;;[$DataEntry.O751])">
            <text:p/>
          </table:table-cell>
          <table:table-cell table:formula="of:=IF([$DataEntry.P751]=&quot;&quot;;&quot;&quot;;[$DataEntry.P751])">
            <text:p/>
          </table:table-cell>
          <table:table-cell table:number-columns-repeated="48"/>
        </table:table-row>
        <table:table-row table:style-name="ro1">
          <table:table-cell table:formula="of:=IF([$DataEntry.A752]=&quot;&quot;;&quot;&quot;;[$DataEntry.A752])">
            <text:p/>
          </table:table-cell>
          <table:table-cell table:formula="of:=&quot;&quot;">
            <text:p/>
          </table:table-cell>
          <table:table-cell table:formula="of:=IF([$DataEntry.B752]=&quot;&quot;;&quot;&quot;;[$DataEntry.B752])">
            <text:p/>
          </table:table-cell>
          <table:table-cell table:formula="of:=IF([$DataEntry.E752]=&quot;&quot;;&quot;&quot;;[$DataEntry.E752])">
            <text:p/>
          </table:table-cell>
          <table:table-cell table:formula="of:=IF([$DataEntry.F752]=&quot;&quot;;&quot;&quot;;[$DataEntry.F752])">
            <text:p/>
          </table:table-cell>
          <table:table-cell table:formula="of:=IF([$DataEntry.G752]=&quot;&quot;;&quot;&quot;;[$DataEntry.G752])">
            <text:p/>
          </table:table-cell>
          <table:table-cell table:formula="of:=IF([$DataEntry.H752]=&quot;&quot;;&quot;&quot;;[$DataEntry.H752])">
            <text:p/>
          </table:table-cell>
          <table:table-cell table:formula="of:=IF([$DataEntry.I752]=&quot;&quot;;&quot;&quot;;[$DataEntry.I752])">
            <text:p/>
          </table:table-cell>
          <table:table-cell table:formula="of:=IF([$DataEntry.C752]=&quot;&quot;;&quot;&quot;;[$DataEntry.C752])">
            <text:p/>
          </table:table-cell>
          <table:table-cell table:formula="of:=&quot;&quot;">
            <text:p/>
          </table:table-cell>
          <table:table-cell table:formula="of:=IF([$DataEntry.D752]=&quot;&quot;;&quot;&quot;;[$DataEntry.D75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52]=&quot;&quot;;&quot;&quot;;[$DataEntry.N752])">
            <text:p/>
          </table:table-cell>
          <table:table-cell table:formula="of:=IF([$DataEntry.O752]=&quot;&quot;;&quot;&quot;;[$DataEntry.O752])">
            <text:p/>
          </table:table-cell>
          <table:table-cell table:formula="of:=IF([$DataEntry.P752]=&quot;&quot;;&quot;&quot;;[$DataEntry.P752])">
            <text:p/>
          </table:table-cell>
          <table:table-cell table:number-columns-repeated="48"/>
        </table:table-row>
        <table:table-row table:style-name="ro1">
          <table:table-cell table:formula="of:=IF([$DataEntry.A753]=&quot;&quot;;&quot;&quot;;[$DataEntry.A753])">
            <text:p/>
          </table:table-cell>
          <table:table-cell table:formula="of:=&quot;&quot;">
            <text:p/>
          </table:table-cell>
          <table:table-cell table:formula="of:=IF([$DataEntry.B753]=&quot;&quot;;&quot;&quot;;[$DataEntry.B753])">
            <text:p/>
          </table:table-cell>
          <table:table-cell table:formula="of:=IF([$DataEntry.E753]=&quot;&quot;;&quot;&quot;;[$DataEntry.E753])">
            <text:p/>
          </table:table-cell>
          <table:table-cell table:formula="of:=IF([$DataEntry.F753]=&quot;&quot;;&quot;&quot;;[$DataEntry.F753])">
            <text:p/>
          </table:table-cell>
          <table:table-cell table:formula="of:=IF([$DataEntry.G753]=&quot;&quot;;&quot;&quot;;[$DataEntry.G753])">
            <text:p/>
          </table:table-cell>
          <table:table-cell table:formula="of:=IF([$DataEntry.H753]=&quot;&quot;;&quot;&quot;;[$DataEntry.H753])">
            <text:p/>
          </table:table-cell>
          <table:table-cell table:formula="of:=IF([$DataEntry.I753]=&quot;&quot;;&quot;&quot;;[$DataEntry.I753])">
            <text:p/>
          </table:table-cell>
          <table:table-cell table:formula="of:=IF([$DataEntry.C753]=&quot;&quot;;&quot;&quot;;[$DataEntry.C753])">
            <text:p/>
          </table:table-cell>
          <table:table-cell table:formula="of:=&quot;&quot;">
            <text:p/>
          </table:table-cell>
          <table:table-cell table:formula="of:=IF([$DataEntry.D753]=&quot;&quot;;&quot;&quot;;[$DataEntry.D75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53]=&quot;&quot;;&quot;&quot;;[$DataEntry.N753])">
            <text:p/>
          </table:table-cell>
          <table:table-cell table:formula="of:=IF([$DataEntry.O753]=&quot;&quot;;&quot;&quot;;[$DataEntry.O753])">
            <text:p/>
          </table:table-cell>
          <table:table-cell table:formula="of:=IF([$DataEntry.P753]=&quot;&quot;;&quot;&quot;;[$DataEntry.P753])">
            <text:p/>
          </table:table-cell>
          <table:table-cell table:number-columns-repeated="48"/>
        </table:table-row>
        <table:table-row table:style-name="ro1">
          <table:table-cell table:formula="of:=IF([$DataEntry.A754]=&quot;&quot;;&quot;&quot;;[$DataEntry.A754])">
            <text:p/>
          </table:table-cell>
          <table:table-cell table:formula="of:=&quot;&quot;">
            <text:p/>
          </table:table-cell>
          <table:table-cell table:formula="of:=IF([$DataEntry.B754]=&quot;&quot;;&quot;&quot;;[$DataEntry.B754])">
            <text:p/>
          </table:table-cell>
          <table:table-cell table:formula="of:=IF([$DataEntry.E754]=&quot;&quot;;&quot;&quot;;[$DataEntry.E754])">
            <text:p/>
          </table:table-cell>
          <table:table-cell table:formula="of:=IF([$DataEntry.F754]=&quot;&quot;;&quot;&quot;;[$DataEntry.F754])">
            <text:p/>
          </table:table-cell>
          <table:table-cell table:formula="of:=IF([$DataEntry.G754]=&quot;&quot;;&quot;&quot;;[$DataEntry.G754])">
            <text:p/>
          </table:table-cell>
          <table:table-cell table:formula="of:=IF([$DataEntry.H754]=&quot;&quot;;&quot;&quot;;[$DataEntry.H754])">
            <text:p/>
          </table:table-cell>
          <table:table-cell table:formula="of:=IF([$DataEntry.I754]=&quot;&quot;;&quot;&quot;;[$DataEntry.I754])">
            <text:p/>
          </table:table-cell>
          <table:table-cell table:formula="of:=IF([$DataEntry.C754]=&quot;&quot;;&quot;&quot;;[$DataEntry.C754])">
            <text:p/>
          </table:table-cell>
          <table:table-cell table:formula="of:=&quot;&quot;">
            <text:p/>
          </table:table-cell>
          <table:table-cell table:formula="of:=IF([$DataEntry.D754]=&quot;&quot;;&quot;&quot;;[$DataEntry.D75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54]=&quot;&quot;;&quot;&quot;;[$DataEntry.N754])">
            <text:p/>
          </table:table-cell>
          <table:table-cell table:formula="of:=IF([$DataEntry.O754]=&quot;&quot;;&quot;&quot;;[$DataEntry.O754])">
            <text:p/>
          </table:table-cell>
          <table:table-cell table:formula="of:=IF([$DataEntry.P754]=&quot;&quot;;&quot;&quot;;[$DataEntry.P754])">
            <text:p/>
          </table:table-cell>
          <table:table-cell table:number-columns-repeated="48"/>
        </table:table-row>
        <table:table-row table:style-name="ro1">
          <table:table-cell table:formula="of:=IF([$DataEntry.A755]=&quot;&quot;;&quot;&quot;;[$DataEntry.A755])">
            <text:p/>
          </table:table-cell>
          <table:table-cell table:formula="of:=&quot;&quot;">
            <text:p/>
          </table:table-cell>
          <table:table-cell table:formula="of:=IF([$DataEntry.B755]=&quot;&quot;;&quot;&quot;;[$DataEntry.B755])">
            <text:p/>
          </table:table-cell>
          <table:table-cell table:formula="of:=IF([$DataEntry.E755]=&quot;&quot;;&quot;&quot;;[$DataEntry.E755])">
            <text:p/>
          </table:table-cell>
          <table:table-cell table:formula="of:=IF([$DataEntry.F755]=&quot;&quot;;&quot;&quot;;[$DataEntry.F755])">
            <text:p/>
          </table:table-cell>
          <table:table-cell table:formula="of:=IF([$DataEntry.G755]=&quot;&quot;;&quot;&quot;;[$DataEntry.G755])">
            <text:p/>
          </table:table-cell>
          <table:table-cell table:formula="of:=IF([$DataEntry.H755]=&quot;&quot;;&quot;&quot;;[$DataEntry.H755])">
            <text:p/>
          </table:table-cell>
          <table:table-cell table:formula="of:=IF([$DataEntry.I755]=&quot;&quot;;&quot;&quot;;[$DataEntry.I755])">
            <text:p/>
          </table:table-cell>
          <table:table-cell table:formula="of:=IF([$DataEntry.C755]=&quot;&quot;;&quot;&quot;;[$DataEntry.C755])">
            <text:p/>
          </table:table-cell>
          <table:table-cell table:formula="of:=&quot;&quot;">
            <text:p/>
          </table:table-cell>
          <table:table-cell table:formula="of:=IF([$DataEntry.D755]=&quot;&quot;;&quot;&quot;;[$DataEntry.D75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55]=&quot;&quot;;&quot;&quot;;[$DataEntry.N755])">
            <text:p/>
          </table:table-cell>
          <table:table-cell table:formula="of:=IF([$DataEntry.O755]=&quot;&quot;;&quot;&quot;;[$DataEntry.O755])">
            <text:p/>
          </table:table-cell>
          <table:table-cell table:formula="of:=IF([$DataEntry.P755]=&quot;&quot;;&quot;&quot;;[$DataEntry.P755])">
            <text:p/>
          </table:table-cell>
          <table:table-cell table:number-columns-repeated="48"/>
        </table:table-row>
        <table:table-row table:style-name="ro1">
          <table:table-cell table:formula="of:=IF([$DataEntry.A756]=&quot;&quot;;&quot;&quot;;[$DataEntry.A756])">
            <text:p/>
          </table:table-cell>
          <table:table-cell table:formula="of:=&quot;&quot;">
            <text:p/>
          </table:table-cell>
          <table:table-cell table:formula="of:=IF([$DataEntry.B756]=&quot;&quot;;&quot;&quot;;[$DataEntry.B756])">
            <text:p/>
          </table:table-cell>
          <table:table-cell table:formula="of:=IF([$DataEntry.E756]=&quot;&quot;;&quot;&quot;;[$DataEntry.E756])">
            <text:p/>
          </table:table-cell>
          <table:table-cell table:formula="of:=IF([$DataEntry.F756]=&quot;&quot;;&quot;&quot;;[$DataEntry.F756])">
            <text:p/>
          </table:table-cell>
          <table:table-cell table:formula="of:=IF([$DataEntry.G756]=&quot;&quot;;&quot;&quot;;[$DataEntry.G756])">
            <text:p/>
          </table:table-cell>
          <table:table-cell table:formula="of:=IF([$DataEntry.H756]=&quot;&quot;;&quot;&quot;;[$DataEntry.H756])">
            <text:p/>
          </table:table-cell>
          <table:table-cell table:formula="of:=IF([$DataEntry.I756]=&quot;&quot;;&quot;&quot;;[$DataEntry.I756])">
            <text:p/>
          </table:table-cell>
          <table:table-cell table:formula="of:=IF([$DataEntry.C756]=&quot;&quot;;&quot;&quot;;[$DataEntry.C756])">
            <text:p/>
          </table:table-cell>
          <table:table-cell table:formula="of:=&quot;&quot;">
            <text:p/>
          </table:table-cell>
          <table:table-cell table:formula="of:=IF([$DataEntry.D756]=&quot;&quot;;&quot;&quot;;[$DataEntry.D75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56]=&quot;&quot;;&quot;&quot;;[$DataEntry.N756])">
            <text:p/>
          </table:table-cell>
          <table:table-cell table:formula="of:=IF([$DataEntry.O756]=&quot;&quot;;&quot;&quot;;[$DataEntry.O756])">
            <text:p/>
          </table:table-cell>
          <table:table-cell table:formula="of:=IF([$DataEntry.P756]=&quot;&quot;;&quot;&quot;;[$DataEntry.P756])">
            <text:p/>
          </table:table-cell>
          <table:table-cell table:number-columns-repeated="48"/>
        </table:table-row>
        <table:table-row table:style-name="ro1">
          <table:table-cell table:formula="of:=IF([$DataEntry.A757]=&quot;&quot;;&quot;&quot;;[$DataEntry.A757])">
            <text:p/>
          </table:table-cell>
          <table:table-cell table:formula="of:=&quot;&quot;">
            <text:p/>
          </table:table-cell>
          <table:table-cell table:formula="of:=IF([$DataEntry.B757]=&quot;&quot;;&quot;&quot;;[$DataEntry.B757])">
            <text:p/>
          </table:table-cell>
          <table:table-cell table:formula="of:=IF([$DataEntry.E757]=&quot;&quot;;&quot;&quot;;[$DataEntry.E757])">
            <text:p/>
          </table:table-cell>
          <table:table-cell table:formula="of:=IF([$DataEntry.F757]=&quot;&quot;;&quot;&quot;;[$DataEntry.F757])">
            <text:p/>
          </table:table-cell>
          <table:table-cell table:formula="of:=IF([$DataEntry.G757]=&quot;&quot;;&quot;&quot;;[$DataEntry.G757])">
            <text:p/>
          </table:table-cell>
          <table:table-cell table:formula="of:=IF([$DataEntry.H757]=&quot;&quot;;&quot;&quot;;[$DataEntry.H757])">
            <text:p/>
          </table:table-cell>
          <table:table-cell table:formula="of:=IF([$DataEntry.I757]=&quot;&quot;;&quot;&quot;;[$DataEntry.I757])">
            <text:p/>
          </table:table-cell>
          <table:table-cell table:formula="of:=IF([$DataEntry.C757]=&quot;&quot;;&quot;&quot;;[$DataEntry.C757])">
            <text:p/>
          </table:table-cell>
          <table:table-cell table:formula="of:=&quot;&quot;">
            <text:p/>
          </table:table-cell>
          <table:table-cell table:formula="of:=IF([$DataEntry.D757]=&quot;&quot;;&quot;&quot;;[$DataEntry.D75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57]=&quot;&quot;;&quot;&quot;;[$DataEntry.N757])">
            <text:p/>
          </table:table-cell>
          <table:table-cell table:formula="of:=IF([$DataEntry.O757]=&quot;&quot;;&quot;&quot;;[$DataEntry.O757])">
            <text:p/>
          </table:table-cell>
          <table:table-cell table:formula="of:=IF([$DataEntry.P757]=&quot;&quot;;&quot;&quot;;[$DataEntry.P757])">
            <text:p/>
          </table:table-cell>
          <table:table-cell table:number-columns-repeated="48"/>
        </table:table-row>
        <table:table-row table:style-name="ro1">
          <table:table-cell table:formula="of:=IF([$DataEntry.A758]=&quot;&quot;;&quot;&quot;;[$DataEntry.A758])">
            <text:p/>
          </table:table-cell>
          <table:table-cell table:formula="of:=&quot;&quot;">
            <text:p/>
          </table:table-cell>
          <table:table-cell table:formula="of:=IF([$DataEntry.B758]=&quot;&quot;;&quot;&quot;;[$DataEntry.B758])">
            <text:p/>
          </table:table-cell>
          <table:table-cell table:formula="of:=IF([$DataEntry.E758]=&quot;&quot;;&quot;&quot;;[$DataEntry.E758])">
            <text:p/>
          </table:table-cell>
          <table:table-cell table:formula="of:=IF([$DataEntry.F758]=&quot;&quot;;&quot;&quot;;[$DataEntry.F758])">
            <text:p/>
          </table:table-cell>
          <table:table-cell table:formula="of:=IF([$DataEntry.G758]=&quot;&quot;;&quot;&quot;;[$DataEntry.G758])">
            <text:p/>
          </table:table-cell>
          <table:table-cell table:formula="of:=IF([$DataEntry.H758]=&quot;&quot;;&quot;&quot;;[$DataEntry.H758])">
            <text:p/>
          </table:table-cell>
          <table:table-cell table:formula="of:=IF([$DataEntry.I758]=&quot;&quot;;&quot;&quot;;[$DataEntry.I758])">
            <text:p/>
          </table:table-cell>
          <table:table-cell table:formula="of:=IF([$DataEntry.C758]=&quot;&quot;;&quot;&quot;;[$DataEntry.C758])">
            <text:p/>
          </table:table-cell>
          <table:table-cell table:formula="of:=&quot;&quot;">
            <text:p/>
          </table:table-cell>
          <table:table-cell table:formula="of:=IF([$DataEntry.D758]=&quot;&quot;;&quot;&quot;;[$DataEntry.D75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58]=&quot;&quot;;&quot;&quot;;[$DataEntry.N758])">
            <text:p/>
          </table:table-cell>
          <table:table-cell table:formula="of:=IF([$DataEntry.O758]=&quot;&quot;;&quot;&quot;;[$DataEntry.O758])">
            <text:p/>
          </table:table-cell>
          <table:table-cell table:formula="of:=IF([$DataEntry.P758]=&quot;&quot;;&quot;&quot;;[$DataEntry.P758])">
            <text:p/>
          </table:table-cell>
          <table:table-cell table:number-columns-repeated="48"/>
        </table:table-row>
        <table:table-row table:style-name="ro1">
          <table:table-cell table:formula="of:=IF([$DataEntry.A759]=&quot;&quot;;&quot;&quot;;[$DataEntry.A759])">
            <text:p/>
          </table:table-cell>
          <table:table-cell table:formula="of:=&quot;&quot;">
            <text:p/>
          </table:table-cell>
          <table:table-cell table:formula="of:=IF([$DataEntry.B759]=&quot;&quot;;&quot;&quot;;[$DataEntry.B759])">
            <text:p/>
          </table:table-cell>
          <table:table-cell table:formula="of:=IF([$DataEntry.E759]=&quot;&quot;;&quot;&quot;;[$DataEntry.E759])">
            <text:p/>
          </table:table-cell>
          <table:table-cell table:formula="of:=IF([$DataEntry.F759]=&quot;&quot;;&quot;&quot;;[$DataEntry.F759])">
            <text:p/>
          </table:table-cell>
          <table:table-cell table:formula="of:=IF([$DataEntry.G759]=&quot;&quot;;&quot;&quot;;[$DataEntry.G759])">
            <text:p/>
          </table:table-cell>
          <table:table-cell table:formula="of:=IF([$DataEntry.H759]=&quot;&quot;;&quot;&quot;;[$DataEntry.H759])">
            <text:p/>
          </table:table-cell>
          <table:table-cell table:formula="of:=IF([$DataEntry.I759]=&quot;&quot;;&quot;&quot;;[$DataEntry.I759])">
            <text:p/>
          </table:table-cell>
          <table:table-cell table:formula="of:=IF([$DataEntry.C759]=&quot;&quot;;&quot;&quot;;[$DataEntry.C759])">
            <text:p/>
          </table:table-cell>
          <table:table-cell table:formula="of:=&quot;&quot;">
            <text:p/>
          </table:table-cell>
          <table:table-cell table:formula="of:=IF([$DataEntry.D759]=&quot;&quot;;&quot;&quot;;[$DataEntry.D75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59]=&quot;&quot;;&quot;&quot;;[$DataEntry.N759])">
            <text:p/>
          </table:table-cell>
          <table:table-cell table:formula="of:=IF([$DataEntry.O759]=&quot;&quot;;&quot;&quot;;[$DataEntry.O759])">
            <text:p/>
          </table:table-cell>
          <table:table-cell table:formula="of:=IF([$DataEntry.P759]=&quot;&quot;;&quot;&quot;;[$DataEntry.P759])">
            <text:p/>
          </table:table-cell>
          <table:table-cell table:number-columns-repeated="48"/>
        </table:table-row>
        <table:table-row table:style-name="ro1">
          <table:table-cell table:formula="of:=IF([$DataEntry.A760]=&quot;&quot;;&quot;&quot;;[$DataEntry.A760])">
            <text:p/>
          </table:table-cell>
          <table:table-cell table:formula="of:=&quot;&quot;">
            <text:p/>
          </table:table-cell>
          <table:table-cell table:formula="of:=IF([$DataEntry.B760]=&quot;&quot;;&quot;&quot;;[$DataEntry.B760])">
            <text:p/>
          </table:table-cell>
          <table:table-cell table:formula="of:=IF([$DataEntry.E760]=&quot;&quot;;&quot;&quot;;[$DataEntry.E760])">
            <text:p/>
          </table:table-cell>
          <table:table-cell table:formula="of:=IF([$DataEntry.F760]=&quot;&quot;;&quot;&quot;;[$DataEntry.F760])">
            <text:p/>
          </table:table-cell>
          <table:table-cell table:formula="of:=IF([$DataEntry.G760]=&quot;&quot;;&quot;&quot;;[$DataEntry.G760])">
            <text:p/>
          </table:table-cell>
          <table:table-cell table:formula="of:=IF([$DataEntry.H760]=&quot;&quot;;&quot;&quot;;[$DataEntry.H760])">
            <text:p/>
          </table:table-cell>
          <table:table-cell table:formula="of:=IF([$DataEntry.I760]=&quot;&quot;;&quot;&quot;;[$DataEntry.I760])">
            <text:p/>
          </table:table-cell>
          <table:table-cell table:formula="of:=IF([$DataEntry.C760]=&quot;&quot;;&quot;&quot;;[$DataEntry.C760])">
            <text:p/>
          </table:table-cell>
          <table:table-cell table:formula="of:=&quot;&quot;">
            <text:p/>
          </table:table-cell>
          <table:table-cell table:formula="of:=IF([$DataEntry.D760]=&quot;&quot;;&quot;&quot;;[$DataEntry.D76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60]=&quot;&quot;;&quot;&quot;;[$DataEntry.N760])">
            <text:p/>
          </table:table-cell>
          <table:table-cell table:formula="of:=IF([$DataEntry.O760]=&quot;&quot;;&quot;&quot;;[$DataEntry.O760])">
            <text:p/>
          </table:table-cell>
          <table:table-cell table:formula="of:=IF([$DataEntry.P760]=&quot;&quot;;&quot;&quot;;[$DataEntry.P760])">
            <text:p/>
          </table:table-cell>
          <table:table-cell table:number-columns-repeated="48"/>
        </table:table-row>
        <table:table-row table:style-name="ro1">
          <table:table-cell table:formula="of:=IF([$DataEntry.A761]=&quot;&quot;;&quot;&quot;;[$DataEntry.A761])">
            <text:p/>
          </table:table-cell>
          <table:table-cell table:formula="of:=&quot;&quot;">
            <text:p/>
          </table:table-cell>
          <table:table-cell table:formula="of:=IF([$DataEntry.B761]=&quot;&quot;;&quot;&quot;;[$DataEntry.B761])">
            <text:p/>
          </table:table-cell>
          <table:table-cell table:formula="of:=IF([$DataEntry.E761]=&quot;&quot;;&quot;&quot;;[$DataEntry.E761])">
            <text:p/>
          </table:table-cell>
          <table:table-cell table:formula="of:=IF([$DataEntry.F761]=&quot;&quot;;&quot;&quot;;[$DataEntry.F761])">
            <text:p/>
          </table:table-cell>
          <table:table-cell table:formula="of:=IF([$DataEntry.G761]=&quot;&quot;;&quot;&quot;;[$DataEntry.G761])">
            <text:p/>
          </table:table-cell>
          <table:table-cell table:formula="of:=IF([$DataEntry.H761]=&quot;&quot;;&quot;&quot;;[$DataEntry.H761])">
            <text:p/>
          </table:table-cell>
          <table:table-cell table:formula="of:=IF([$DataEntry.I761]=&quot;&quot;;&quot;&quot;;[$DataEntry.I761])">
            <text:p/>
          </table:table-cell>
          <table:table-cell table:formula="of:=IF([$DataEntry.C761]=&quot;&quot;;&quot;&quot;;[$DataEntry.C761])">
            <text:p/>
          </table:table-cell>
          <table:table-cell table:formula="of:=&quot;&quot;">
            <text:p/>
          </table:table-cell>
          <table:table-cell table:formula="of:=IF([$DataEntry.D761]=&quot;&quot;;&quot;&quot;;[$DataEntry.D76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61]=&quot;&quot;;&quot;&quot;;[$DataEntry.N761])">
            <text:p/>
          </table:table-cell>
          <table:table-cell table:formula="of:=IF([$DataEntry.O761]=&quot;&quot;;&quot;&quot;;[$DataEntry.O761])">
            <text:p/>
          </table:table-cell>
          <table:table-cell table:formula="of:=IF([$DataEntry.P761]=&quot;&quot;;&quot;&quot;;[$DataEntry.P761])">
            <text:p/>
          </table:table-cell>
          <table:table-cell table:number-columns-repeated="48"/>
        </table:table-row>
        <table:table-row table:style-name="ro1">
          <table:table-cell table:formula="of:=IF([$DataEntry.A762]=&quot;&quot;;&quot;&quot;;[$DataEntry.A762])">
            <text:p/>
          </table:table-cell>
          <table:table-cell table:formula="of:=&quot;&quot;">
            <text:p/>
          </table:table-cell>
          <table:table-cell table:formula="of:=IF([$DataEntry.B762]=&quot;&quot;;&quot;&quot;;[$DataEntry.B762])">
            <text:p/>
          </table:table-cell>
          <table:table-cell table:formula="of:=IF([$DataEntry.E762]=&quot;&quot;;&quot;&quot;;[$DataEntry.E762])">
            <text:p/>
          </table:table-cell>
          <table:table-cell table:formula="of:=IF([$DataEntry.F762]=&quot;&quot;;&quot;&quot;;[$DataEntry.F762])">
            <text:p/>
          </table:table-cell>
          <table:table-cell table:formula="of:=IF([$DataEntry.G762]=&quot;&quot;;&quot;&quot;;[$DataEntry.G762])">
            <text:p/>
          </table:table-cell>
          <table:table-cell table:formula="of:=IF([$DataEntry.H762]=&quot;&quot;;&quot;&quot;;[$DataEntry.H762])">
            <text:p/>
          </table:table-cell>
          <table:table-cell table:formula="of:=IF([$DataEntry.I762]=&quot;&quot;;&quot;&quot;;[$DataEntry.I762])">
            <text:p/>
          </table:table-cell>
          <table:table-cell table:formula="of:=IF([$DataEntry.C762]=&quot;&quot;;&quot;&quot;;[$DataEntry.C762])">
            <text:p/>
          </table:table-cell>
          <table:table-cell table:formula="of:=&quot;&quot;">
            <text:p/>
          </table:table-cell>
          <table:table-cell table:formula="of:=IF([$DataEntry.D762]=&quot;&quot;;&quot;&quot;;[$DataEntry.D76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62]=&quot;&quot;;&quot;&quot;;[$DataEntry.N762])">
            <text:p/>
          </table:table-cell>
          <table:table-cell table:formula="of:=IF([$DataEntry.O762]=&quot;&quot;;&quot;&quot;;[$DataEntry.O762])">
            <text:p/>
          </table:table-cell>
          <table:table-cell table:formula="of:=IF([$DataEntry.P762]=&quot;&quot;;&quot;&quot;;[$DataEntry.P762])">
            <text:p/>
          </table:table-cell>
          <table:table-cell table:number-columns-repeated="48"/>
        </table:table-row>
        <table:table-row table:style-name="ro1">
          <table:table-cell table:formula="of:=IF([$DataEntry.A763]=&quot;&quot;;&quot;&quot;;[$DataEntry.A763])">
            <text:p/>
          </table:table-cell>
          <table:table-cell table:formula="of:=&quot;&quot;">
            <text:p/>
          </table:table-cell>
          <table:table-cell table:formula="of:=IF([$DataEntry.B763]=&quot;&quot;;&quot;&quot;;[$DataEntry.B763])">
            <text:p/>
          </table:table-cell>
          <table:table-cell table:formula="of:=IF([$DataEntry.E763]=&quot;&quot;;&quot;&quot;;[$DataEntry.E763])">
            <text:p/>
          </table:table-cell>
          <table:table-cell table:formula="of:=IF([$DataEntry.F763]=&quot;&quot;;&quot;&quot;;[$DataEntry.F763])">
            <text:p/>
          </table:table-cell>
          <table:table-cell table:formula="of:=IF([$DataEntry.G763]=&quot;&quot;;&quot;&quot;;[$DataEntry.G763])">
            <text:p/>
          </table:table-cell>
          <table:table-cell table:formula="of:=IF([$DataEntry.H763]=&quot;&quot;;&quot;&quot;;[$DataEntry.H763])">
            <text:p/>
          </table:table-cell>
          <table:table-cell table:formula="of:=IF([$DataEntry.I763]=&quot;&quot;;&quot;&quot;;[$DataEntry.I763])">
            <text:p/>
          </table:table-cell>
          <table:table-cell table:formula="of:=IF([$DataEntry.C763]=&quot;&quot;;&quot;&quot;;[$DataEntry.C763])">
            <text:p/>
          </table:table-cell>
          <table:table-cell table:formula="of:=&quot;&quot;">
            <text:p/>
          </table:table-cell>
          <table:table-cell table:formula="of:=IF([$DataEntry.D763]=&quot;&quot;;&quot;&quot;;[$DataEntry.D76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63]=&quot;&quot;;&quot;&quot;;[$DataEntry.N763])">
            <text:p/>
          </table:table-cell>
          <table:table-cell table:formula="of:=IF([$DataEntry.O763]=&quot;&quot;;&quot;&quot;;[$DataEntry.O763])">
            <text:p/>
          </table:table-cell>
          <table:table-cell table:formula="of:=IF([$DataEntry.P763]=&quot;&quot;;&quot;&quot;;[$DataEntry.P763])">
            <text:p/>
          </table:table-cell>
          <table:table-cell table:number-columns-repeated="48"/>
        </table:table-row>
        <table:table-row table:style-name="ro1">
          <table:table-cell table:formula="of:=IF([$DataEntry.A764]=&quot;&quot;;&quot;&quot;;[$DataEntry.A764])">
            <text:p/>
          </table:table-cell>
          <table:table-cell table:formula="of:=&quot;&quot;">
            <text:p/>
          </table:table-cell>
          <table:table-cell table:formula="of:=IF([$DataEntry.B764]=&quot;&quot;;&quot;&quot;;[$DataEntry.B764])">
            <text:p/>
          </table:table-cell>
          <table:table-cell table:formula="of:=IF([$DataEntry.E764]=&quot;&quot;;&quot;&quot;;[$DataEntry.E764])">
            <text:p/>
          </table:table-cell>
          <table:table-cell table:formula="of:=IF([$DataEntry.F764]=&quot;&quot;;&quot;&quot;;[$DataEntry.F764])">
            <text:p/>
          </table:table-cell>
          <table:table-cell table:formula="of:=IF([$DataEntry.G764]=&quot;&quot;;&quot;&quot;;[$DataEntry.G764])">
            <text:p/>
          </table:table-cell>
          <table:table-cell table:formula="of:=IF([$DataEntry.H764]=&quot;&quot;;&quot;&quot;;[$DataEntry.H764])">
            <text:p/>
          </table:table-cell>
          <table:table-cell table:formula="of:=IF([$DataEntry.I764]=&quot;&quot;;&quot;&quot;;[$DataEntry.I764])">
            <text:p/>
          </table:table-cell>
          <table:table-cell table:formula="of:=IF([$DataEntry.C764]=&quot;&quot;;&quot;&quot;;[$DataEntry.C764])">
            <text:p/>
          </table:table-cell>
          <table:table-cell table:formula="of:=&quot;&quot;">
            <text:p/>
          </table:table-cell>
          <table:table-cell table:formula="of:=IF([$DataEntry.D764]=&quot;&quot;;&quot;&quot;;[$DataEntry.D76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64]=&quot;&quot;;&quot;&quot;;[$DataEntry.N764])">
            <text:p/>
          </table:table-cell>
          <table:table-cell table:formula="of:=IF([$DataEntry.O764]=&quot;&quot;;&quot;&quot;;[$DataEntry.O764])">
            <text:p/>
          </table:table-cell>
          <table:table-cell table:formula="of:=IF([$DataEntry.P764]=&quot;&quot;;&quot;&quot;;[$DataEntry.P764])">
            <text:p/>
          </table:table-cell>
          <table:table-cell table:number-columns-repeated="48"/>
        </table:table-row>
        <table:table-row table:style-name="ro1">
          <table:table-cell table:formula="of:=IF([$DataEntry.A765]=&quot;&quot;;&quot;&quot;;[$DataEntry.A765])">
            <text:p/>
          </table:table-cell>
          <table:table-cell table:formula="of:=&quot;&quot;">
            <text:p/>
          </table:table-cell>
          <table:table-cell table:formula="of:=IF([$DataEntry.B765]=&quot;&quot;;&quot;&quot;;[$DataEntry.B765])">
            <text:p/>
          </table:table-cell>
          <table:table-cell table:formula="of:=IF([$DataEntry.E765]=&quot;&quot;;&quot;&quot;;[$DataEntry.E765])">
            <text:p/>
          </table:table-cell>
          <table:table-cell table:formula="of:=IF([$DataEntry.F765]=&quot;&quot;;&quot;&quot;;[$DataEntry.F765])">
            <text:p/>
          </table:table-cell>
          <table:table-cell table:formula="of:=IF([$DataEntry.G765]=&quot;&quot;;&quot;&quot;;[$DataEntry.G765])">
            <text:p/>
          </table:table-cell>
          <table:table-cell table:formula="of:=IF([$DataEntry.H765]=&quot;&quot;;&quot;&quot;;[$DataEntry.H765])">
            <text:p/>
          </table:table-cell>
          <table:table-cell table:formula="of:=IF([$DataEntry.I765]=&quot;&quot;;&quot;&quot;;[$DataEntry.I765])">
            <text:p/>
          </table:table-cell>
          <table:table-cell table:formula="of:=IF([$DataEntry.C765]=&quot;&quot;;&quot;&quot;;[$DataEntry.C765])">
            <text:p/>
          </table:table-cell>
          <table:table-cell table:formula="of:=&quot;&quot;">
            <text:p/>
          </table:table-cell>
          <table:table-cell table:formula="of:=IF([$DataEntry.D765]=&quot;&quot;;&quot;&quot;;[$DataEntry.D76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65]=&quot;&quot;;&quot;&quot;;[$DataEntry.N765])">
            <text:p/>
          </table:table-cell>
          <table:table-cell table:formula="of:=IF([$DataEntry.O765]=&quot;&quot;;&quot;&quot;;[$DataEntry.O765])">
            <text:p/>
          </table:table-cell>
          <table:table-cell table:formula="of:=IF([$DataEntry.P765]=&quot;&quot;;&quot;&quot;;[$DataEntry.P765])">
            <text:p/>
          </table:table-cell>
          <table:table-cell table:number-columns-repeated="48"/>
        </table:table-row>
        <table:table-row table:style-name="ro1">
          <table:table-cell table:formula="of:=IF([$DataEntry.A766]=&quot;&quot;;&quot;&quot;;[$DataEntry.A766])">
            <text:p/>
          </table:table-cell>
          <table:table-cell table:formula="of:=&quot;&quot;">
            <text:p/>
          </table:table-cell>
          <table:table-cell table:formula="of:=IF([$DataEntry.B766]=&quot;&quot;;&quot;&quot;;[$DataEntry.B766])">
            <text:p/>
          </table:table-cell>
          <table:table-cell table:formula="of:=IF([$DataEntry.E766]=&quot;&quot;;&quot;&quot;;[$DataEntry.E766])">
            <text:p/>
          </table:table-cell>
          <table:table-cell table:formula="of:=IF([$DataEntry.F766]=&quot;&quot;;&quot;&quot;;[$DataEntry.F766])">
            <text:p/>
          </table:table-cell>
          <table:table-cell table:formula="of:=IF([$DataEntry.G766]=&quot;&quot;;&quot;&quot;;[$DataEntry.G766])">
            <text:p/>
          </table:table-cell>
          <table:table-cell table:formula="of:=IF([$DataEntry.H766]=&quot;&quot;;&quot;&quot;;[$DataEntry.H766])">
            <text:p/>
          </table:table-cell>
          <table:table-cell table:formula="of:=IF([$DataEntry.I766]=&quot;&quot;;&quot;&quot;;[$DataEntry.I766])">
            <text:p/>
          </table:table-cell>
          <table:table-cell table:formula="of:=IF([$DataEntry.C766]=&quot;&quot;;&quot;&quot;;[$DataEntry.C766])">
            <text:p/>
          </table:table-cell>
          <table:table-cell table:formula="of:=&quot;&quot;">
            <text:p/>
          </table:table-cell>
          <table:table-cell table:formula="of:=IF([$DataEntry.D766]=&quot;&quot;;&quot;&quot;;[$DataEntry.D76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66]=&quot;&quot;;&quot;&quot;;[$DataEntry.N766])">
            <text:p/>
          </table:table-cell>
          <table:table-cell table:formula="of:=IF([$DataEntry.O766]=&quot;&quot;;&quot;&quot;;[$DataEntry.O766])">
            <text:p/>
          </table:table-cell>
          <table:table-cell table:formula="of:=IF([$DataEntry.P766]=&quot;&quot;;&quot;&quot;;[$DataEntry.P766])">
            <text:p/>
          </table:table-cell>
          <table:table-cell table:number-columns-repeated="48"/>
        </table:table-row>
        <table:table-row table:style-name="ro1">
          <table:table-cell table:formula="of:=IF([$DataEntry.A767]=&quot;&quot;;&quot;&quot;;[$DataEntry.A767])">
            <text:p/>
          </table:table-cell>
          <table:table-cell table:formula="of:=&quot;&quot;">
            <text:p/>
          </table:table-cell>
          <table:table-cell table:formula="of:=IF([$DataEntry.B767]=&quot;&quot;;&quot;&quot;;[$DataEntry.B767])">
            <text:p/>
          </table:table-cell>
          <table:table-cell table:formula="of:=IF([$DataEntry.E767]=&quot;&quot;;&quot;&quot;;[$DataEntry.E767])">
            <text:p/>
          </table:table-cell>
          <table:table-cell table:formula="of:=IF([$DataEntry.F767]=&quot;&quot;;&quot;&quot;;[$DataEntry.F767])">
            <text:p/>
          </table:table-cell>
          <table:table-cell table:formula="of:=IF([$DataEntry.G767]=&quot;&quot;;&quot;&quot;;[$DataEntry.G767])">
            <text:p/>
          </table:table-cell>
          <table:table-cell table:formula="of:=IF([$DataEntry.H767]=&quot;&quot;;&quot;&quot;;[$DataEntry.H767])">
            <text:p/>
          </table:table-cell>
          <table:table-cell table:formula="of:=IF([$DataEntry.I767]=&quot;&quot;;&quot;&quot;;[$DataEntry.I767])">
            <text:p/>
          </table:table-cell>
          <table:table-cell table:formula="of:=IF([$DataEntry.C767]=&quot;&quot;;&quot;&quot;;[$DataEntry.C767])">
            <text:p/>
          </table:table-cell>
          <table:table-cell table:formula="of:=&quot;&quot;">
            <text:p/>
          </table:table-cell>
          <table:table-cell table:formula="of:=IF([$DataEntry.D767]=&quot;&quot;;&quot;&quot;;[$DataEntry.D76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67]=&quot;&quot;;&quot;&quot;;[$DataEntry.N767])">
            <text:p/>
          </table:table-cell>
          <table:table-cell table:formula="of:=IF([$DataEntry.O767]=&quot;&quot;;&quot;&quot;;[$DataEntry.O767])">
            <text:p/>
          </table:table-cell>
          <table:table-cell table:formula="of:=IF([$DataEntry.P767]=&quot;&quot;;&quot;&quot;;[$DataEntry.P767])">
            <text:p/>
          </table:table-cell>
          <table:table-cell table:number-columns-repeated="48"/>
        </table:table-row>
        <table:table-row table:style-name="ro1">
          <table:table-cell table:formula="of:=IF([$DataEntry.A768]=&quot;&quot;;&quot;&quot;;[$DataEntry.A768])">
            <text:p/>
          </table:table-cell>
          <table:table-cell table:formula="of:=&quot;&quot;">
            <text:p/>
          </table:table-cell>
          <table:table-cell table:formula="of:=IF([$DataEntry.B768]=&quot;&quot;;&quot;&quot;;[$DataEntry.B768])">
            <text:p/>
          </table:table-cell>
          <table:table-cell table:formula="of:=IF([$DataEntry.E768]=&quot;&quot;;&quot;&quot;;[$DataEntry.E768])">
            <text:p/>
          </table:table-cell>
          <table:table-cell table:formula="of:=IF([$DataEntry.F768]=&quot;&quot;;&quot;&quot;;[$DataEntry.F768])">
            <text:p/>
          </table:table-cell>
          <table:table-cell table:formula="of:=IF([$DataEntry.G768]=&quot;&quot;;&quot;&quot;;[$DataEntry.G768])">
            <text:p/>
          </table:table-cell>
          <table:table-cell table:formula="of:=IF([$DataEntry.H768]=&quot;&quot;;&quot;&quot;;[$DataEntry.H768])">
            <text:p/>
          </table:table-cell>
          <table:table-cell table:formula="of:=IF([$DataEntry.I768]=&quot;&quot;;&quot;&quot;;[$DataEntry.I768])">
            <text:p/>
          </table:table-cell>
          <table:table-cell table:formula="of:=IF([$DataEntry.C768]=&quot;&quot;;&quot;&quot;;[$DataEntry.C768])">
            <text:p/>
          </table:table-cell>
          <table:table-cell table:formula="of:=&quot;&quot;">
            <text:p/>
          </table:table-cell>
          <table:table-cell table:formula="of:=IF([$DataEntry.D768]=&quot;&quot;;&quot;&quot;;[$DataEntry.D76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68]=&quot;&quot;;&quot;&quot;;[$DataEntry.N768])">
            <text:p/>
          </table:table-cell>
          <table:table-cell table:formula="of:=IF([$DataEntry.O768]=&quot;&quot;;&quot;&quot;;[$DataEntry.O768])">
            <text:p/>
          </table:table-cell>
          <table:table-cell table:formula="of:=IF([$DataEntry.P768]=&quot;&quot;;&quot;&quot;;[$DataEntry.P768])">
            <text:p/>
          </table:table-cell>
          <table:table-cell table:number-columns-repeated="48"/>
        </table:table-row>
        <table:table-row table:style-name="ro1">
          <table:table-cell table:formula="of:=IF([$DataEntry.A769]=&quot;&quot;;&quot;&quot;;[$DataEntry.A769])">
            <text:p/>
          </table:table-cell>
          <table:table-cell table:formula="of:=&quot;&quot;">
            <text:p/>
          </table:table-cell>
          <table:table-cell table:formula="of:=IF([$DataEntry.B769]=&quot;&quot;;&quot;&quot;;[$DataEntry.B769])">
            <text:p/>
          </table:table-cell>
          <table:table-cell table:formula="of:=IF([$DataEntry.E769]=&quot;&quot;;&quot;&quot;;[$DataEntry.E769])">
            <text:p/>
          </table:table-cell>
          <table:table-cell table:formula="of:=IF([$DataEntry.F769]=&quot;&quot;;&quot;&quot;;[$DataEntry.F769])">
            <text:p/>
          </table:table-cell>
          <table:table-cell table:formula="of:=IF([$DataEntry.G769]=&quot;&quot;;&quot;&quot;;[$DataEntry.G769])">
            <text:p/>
          </table:table-cell>
          <table:table-cell table:formula="of:=IF([$DataEntry.H769]=&quot;&quot;;&quot;&quot;;[$DataEntry.H769])">
            <text:p/>
          </table:table-cell>
          <table:table-cell table:formula="of:=IF([$DataEntry.I769]=&quot;&quot;;&quot;&quot;;[$DataEntry.I769])">
            <text:p/>
          </table:table-cell>
          <table:table-cell table:formula="of:=IF([$DataEntry.C769]=&quot;&quot;;&quot;&quot;;[$DataEntry.C769])">
            <text:p/>
          </table:table-cell>
          <table:table-cell table:formula="of:=&quot;&quot;">
            <text:p/>
          </table:table-cell>
          <table:table-cell table:formula="of:=IF([$DataEntry.D769]=&quot;&quot;;&quot;&quot;;[$DataEntry.D76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69]=&quot;&quot;;&quot;&quot;;[$DataEntry.N769])">
            <text:p/>
          </table:table-cell>
          <table:table-cell table:formula="of:=IF([$DataEntry.O769]=&quot;&quot;;&quot;&quot;;[$DataEntry.O769])">
            <text:p/>
          </table:table-cell>
          <table:table-cell table:formula="of:=IF([$DataEntry.P769]=&quot;&quot;;&quot;&quot;;[$DataEntry.P769])">
            <text:p/>
          </table:table-cell>
          <table:table-cell table:number-columns-repeated="48"/>
        </table:table-row>
        <table:table-row table:style-name="ro1">
          <table:table-cell table:formula="of:=IF([$DataEntry.A770]=&quot;&quot;;&quot;&quot;;[$DataEntry.A770])">
            <text:p/>
          </table:table-cell>
          <table:table-cell table:formula="of:=&quot;&quot;">
            <text:p/>
          </table:table-cell>
          <table:table-cell table:formula="of:=IF([$DataEntry.B770]=&quot;&quot;;&quot;&quot;;[$DataEntry.B770])">
            <text:p/>
          </table:table-cell>
          <table:table-cell table:formula="of:=IF([$DataEntry.E770]=&quot;&quot;;&quot;&quot;;[$DataEntry.E770])">
            <text:p/>
          </table:table-cell>
          <table:table-cell table:formula="of:=IF([$DataEntry.F770]=&quot;&quot;;&quot;&quot;;[$DataEntry.F770])">
            <text:p/>
          </table:table-cell>
          <table:table-cell table:formula="of:=IF([$DataEntry.G770]=&quot;&quot;;&quot;&quot;;[$DataEntry.G770])">
            <text:p/>
          </table:table-cell>
          <table:table-cell table:formula="of:=IF([$DataEntry.H770]=&quot;&quot;;&quot;&quot;;[$DataEntry.H770])">
            <text:p/>
          </table:table-cell>
          <table:table-cell table:formula="of:=IF([$DataEntry.I770]=&quot;&quot;;&quot;&quot;;[$DataEntry.I770])">
            <text:p/>
          </table:table-cell>
          <table:table-cell table:formula="of:=IF([$DataEntry.C770]=&quot;&quot;;&quot;&quot;;[$DataEntry.C770])">
            <text:p/>
          </table:table-cell>
          <table:table-cell table:formula="of:=&quot;&quot;">
            <text:p/>
          </table:table-cell>
          <table:table-cell table:formula="of:=IF([$DataEntry.D770]=&quot;&quot;;&quot;&quot;;[$DataEntry.D77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70]=&quot;&quot;;&quot;&quot;;[$DataEntry.N770])">
            <text:p/>
          </table:table-cell>
          <table:table-cell table:formula="of:=IF([$DataEntry.O770]=&quot;&quot;;&quot;&quot;;[$DataEntry.O770])">
            <text:p/>
          </table:table-cell>
          <table:table-cell table:formula="of:=IF([$DataEntry.P770]=&quot;&quot;;&quot;&quot;;[$DataEntry.P770])">
            <text:p/>
          </table:table-cell>
          <table:table-cell table:number-columns-repeated="48"/>
        </table:table-row>
        <table:table-row table:style-name="ro1">
          <table:table-cell table:formula="of:=IF([$DataEntry.A771]=&quot;&quot;;&quot;&quot;;[$DataEntry.A771])">
            <text:p/>
          </table:table-cell>
          <table:table-cell table:formula="of:=&quot;&quot;">
            <text:p/>
          </table:table-cell>
          <table:table-cell table:formula="of:=IF([$DataEntry.B771]=&quot;&quot;;&quot;&quot;;[$DataEntry.B771])">
            <text:p/>
          </table:table-cell>
          <table:table-cell table:formula="of:=IF([$DataEntry.E771]=&quot;&quot;;&quot;&quot;;[$DataEntry.E771])">
            <text:p/>
          </table:table-cell>
          <table:table-cell table:formula="of:=IF([$DataEntry.F771]=&quot;&quot;;&quot;&quot;;[$DataEntry.F771])">
            <text:p/>
          </table:table-cell>
          <table:table-cell table:formula="of:=IF([$DataEntry.G771]=&quot;&quot;;&quot;&quot;;[$DataEntry.G771])">
            <text:p/>
          </table:table-cell>
          <table:table-cell table:formula="of:=IF([$DataEntry.H771]=&quot;&quot;;&quot;&quot;;[$DataEntry.H771])">
            <text:p/>
          </table:table-cell>
          <table:table-cell table:formula="of:=IF([$DataEntry.I771]=&quot;&quot;;&quot;&quot;;[$DataEntry.I771])">
            <text:p/>
          </table:table-cell>
          <table:table-cell table:formula="of:=IF([$DataEntry.C771]=&quot;&quot;;&quot;&quot;;[$DataEntry.C771])">
            <text:p/>
          </table:table-cell>
          <table:table-cell table:formula="of:=&quot;&quot;">
            <text:p/>
          </table:table-cell>
          <table:table-cell table:formula="of:=IF([$DataEntry.D771]=&quot;&quot;;&quot;&quot;;[$DataEntry.D77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71]=&quot;&quot;;&quot;&quot;;[$DataEntry.N771])">
            <text:p/>
          </table:table-cell>
          <table:table-cell table:formula="of:=IF([$DataEntry.O771]=&quot;&quot;;&quot;&quot;;[$DataEntry.O771])">
            <text:p/>
          </table:table-cell>
          <table:table-cell table:formula="of:=IF([$DataEntry.P771]=&quot;&quot;;&quot;&quot;;[$DataEntry.P771])">
            <text:p/>
          </table:table-cell>
          <table:table-cell table:number-columns-repeated="48"/>
        </table:table-row>
        <table:table-row table:style-name="ro1">
          <table:table-cell table:formula="of:=IF([$DataEntry.A772]=&quot;&quot;;&quot;&quot;;[$DataEntry.A772])">
            <text:p/>
          </table:table-cell>
          <table:table-cell table:formula="of:=&quot;&quot;">
            <text:p/>
          </table:table-cell>
          <table:table-cell table:formula="of:=IF([$DataEntry.B772]=&quot;&quot;;&quot;&quot;;[$DataEntry.B772])">
            <text:p/>
          </table:table-cell>
          <table:table-cell table:formula="of:=IF([$DataEntry.E772]=&quot;&quot;;&quot;&quot;;[$DataEntry.E772])">
            <text:p/>
          </table:table-cell>
          <table:table-cell table:formula="of:=IF([$DataEntry.F772]=&quot;&quot;;&quot;&quot;;[$DataEntry.F772])">
            <text:p/>
          </table:table-cell>
          <table:table-cell table:formula="of:=IF([$DataEntry.G772]=&quot;&quot;;&quot;&quot;;[$DataEntry.G772])">
            <text:p/>
          </table:table-cell>
          <table:table-cell table:formula="of:=IF([$DataEntry.H772]=&quot;&quot;;&quot;&quot;;[$DataEntry.H772])">
            <text:p/>
          </table:table-cell>
          <table:table-cell table:formula="of:=IF([$DataEntry.I772]=&quot;&quot;;&quot;&quot;;[$DataEntry.I772])">
            <text:p/>
          </table:table-cell>
          <table:table-cell table:formula="of:=IF([$DataEntry.C772]=&quot;&quot;;&quot;&quot;;[$DataEntry.C772])">
            <text:p/>
          </table:table-cell>
          <table:table-cell table:formula="of:=&quot;&quot;">
            <text:p/>
          </table:table-cell>
          <table:table-cell table:formula="of:=IF([$DataEntry.D772]=&quot;&quot;;&quot;&quot;;[$DataEntry.D77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72]=&quot;&quot;;&quot;&quot;;[$DataEntry.N772])">
            <text:p/>
          </table:table-cell>
          <table:table-cell table:formula="of:=IF([$DataEntry.O772]=&quot;&quot;;&quot;&quot;;[$DataEntry.O772])">
            <text:p/>
          </table:table-cell>
          <table:table-cell table:formula="of:=IF([$DataEntry.P772]=&quot;&quot;;&quot;&quot;;[$DataEntry.P772])">
            <text:p/>
          </table:table-cell>
          <table:table-cell table:number-columns-repeated="48"/>
        </table:table-row>
        <table:table-row table:style-name="ro1">
          <table:table-cell table:formula="of:=IF([$DataEntry.A773]=&quot;&quot;;&quot;&quot;;[$DataEntry.A773])">
            <text:p/>
          </table:table-cell>
          <table:table-cell table:formula="of:=&quot;&quot;">
            <text:p/>
          </table:table-cell>
          <table:table-cell table:formula="of:=IF([$DataEntry.B773]=&quot;&quot;;&quot;&quot;;[$DataEntry.B773])">
            <text:p/>
          </table:table-cell>
          <table:table-cell table:formula="of:=IF([$DataEntry.E773]=&quot;&quot;;&quot;&quot;;[$DataEntry.E773])">
            <text:p/>
          </table:table-cell>
          <table:table-cell table:formula="of:=IF([$DataEntry.F773]=&quot;&quot;;&quot;&quot;;[$DataEntry.F773])">
            <text:p/>
          </table:table-cell>
          <table:table-cell table:formula="of:=IF([$DataEntry.G773]=&quot;&quot;;&quot;&quot;;[$DataEntry.G773])">
            <text:p/>
          </table:table-cell>
          <table:table-cell table:formula="of:=IF([$DataEntry.H773]=&quot;&quot;;&quot;&quot;;[$DataEntry.H773])">
            <text:p/>
          </table:table-cell>
          <table:table-cell table:formula="of:=IF([$DataEntry.I773]=&quot;&quot;;&quot;&quot;;[$DataEntry.I773])">
            <text:p/>
          </table:table-cell>
          <table:table-cell table:formula="of:=IF([$DataEntry.C773]=&quot;&quot;;&quot;&quot;;[$DataEntry.C773])">
            <text:p/>
          </table:table-cell>
          <table:table-cell table:formula="of:=&quot;&quot;">
            <text:p/>
          </table:table-cell>
          <table:table-cell table:formula="of:=IF([$DataEntry.D773]=&quot;&quot;;&quot;&quot;;[$DataEntry.D77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73]=&quot;&quot;;&quot;&quot;;[$DataEntry.N773])">
            <text:p/>
          </table:table-cell>
          <table:table-cell table:formula="of:=IF([$DataEntry.O773]=&quot;&quot;;&quot;&quot;;[$DataEntry.O773])">
            <text:p/>
          </table:table-cell>
          <table:table-cell table:formula="of:=IF([$DataEntry.P773]=&quot;&quot;;&quot;&quot;;[$DataEntry.P773])">
            <text:p/>
          </table:table-cell>
          <table:table-cell table:number-columns-repeated="48"/>
        </table:table-row>
        <table:table-row table:style-name="ro1">
          <table:table-cell table:formula="of:=IF([$DataEntry.A774]=&quot;&quot;;&quot;&quot;;[$DataEntry.A774])">
            <text:p/>
          </table:table-cell>
          <table:table-cell table:formula="of:=&quot;&quot;">
            <text:p/>
          </table:table-cell>
          <table:table-cell table:formula="of:=IF([$DataEntry.B774]=&quot;&quot;;&quot;&quot;;[$DataEntry.B774])">
            <text:p/>
          </table:table-cell>
          <table:table-cell table:formula="of:=IF([$DataEntry.E774]=&quot;&quot;;&quot;&quot;;[$DataEntry.E774])">
            <text:p/>
          </table:table-cell>
          <table:table-cell table:formula="of:=IF([$DataEntry.F774]=&quot;&quot;;&quot;&quot;;[$DataEntry.F774])">
            <text:p/>
          </table:table-cell>
          <table:table-cell table:formula="of:=IF([$DataEntry.G774]=&quot;&quot;;&quot;&quot;;[$DataEntry.G774])">
            <text:p/>
          </table:table-cell>
          <table:table-cell table:formula="of:=IF([$DataEntry.H774]=&quot;&quot;;&quot;&quot;;[$DataEntry.H774])">
            <text:p/>
          </table:table-cell>
          <table:table-cell table:formula="of:=IF([$DataEntry.I774]=&quot;&quot;;&quot;&quot;;[$DataEntry.I774])">
            <text:p/>
          </table:table-cell>
          <table:table-cell table:formula="of:=IF([$DataEntry.C774]=&quot;&quot;;&quot;&quot;;[$DataEntry.C774])">
            <text:p/>
          </table:table-cell>
          <table:table-cell table:formula="of:=&quot;&quot;">
            <text:p/>
          </table:table-cell>
          <table:table-cell table:formula="of:=IF([$DataEntry.D774]=&quot;&quot;;&quot;&quot;;[$DataEntry.D77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74]=&quot;&quot;;&quot;&quot;;[$DataEntry.N774])">
            <text:p/>
          </table:table-cell>
          <table:table-cell table:formula="of:=IF([$DataEntry.O774]=&quot;&quot;;&quot;&quot;;[$DataEntry.O774])">
            <text:p/>
          </table:table-cell>
          <table:table-cell table:formula="of:=IF([$DataEntry.P774]=&quot;&quot;;&quot;&quot;;[$DataEntry.P774])">
            <text:p/>
          </table:table-cell>
          <table:table-cell table:number-columns-repeated="48"/>
        </table:table-row>
        <table:table-row table:style-name="ro1">
          <table:table-cell table:formula="of:=IF([$DataEntry.A775]=&quot;&quot;;&quot;&quot;;[$DataEntry.A775])">
            <text:p/>
          </table:table-cell>
          <table:table-cell table:formula="of:=&quot;&quot;">
            <text:p/>
          </table:table-cell>
          <table:table-cell table:formula="of:=IF([$DataEntry.B775]=&quot;&quot;;&quot;&quot;;[$DataEntry.B775])">
            <text:p/>
          </table:table-cell>
          <table:table-cell table:formula="of:=IF([$DataEntry.E775]=&quot;&quot;;&quot;&quot;;[$DataEntry.E775])">
            <text:p/>
          </table:table-cell>
          <table:table-cell table:formula="of:=IF([$DataEntry.F775]=&quot;&quot;;&quot;&quot;;[$DataEntry.F775])">
            <text:p/>
          </table:table-cell>
          <table:table-cell table:formula="of:=IF([$DataEntry.G775]=&quot;&quot;;&quot;&quot;;[$DataEntry.G775])">
            <text:p/>
          </table:table-cell>
          <table:table-cell table:formula="of:=IF([$DataEntry.H775]=&quot;&quot;;&quot;&quot;;[$DataEntry.H775])">
            <text:p/>
          </table:table-cell>
          <table:table-cell table:formula="of:=IF([$DataEntry.I775]=&quot;&quot;;&quot;&quot;;[$DataEntry.I775])">
            <text:p/>
          </table:table-cell>
          <table:table-cell table:formula="of:=IF([$DataEntry.C775]=&quot;&quot;;&quot;&quot;;[$DataEntry.C775])">
            <text:p/>
          </table:table-cell>
          <table:table-cell table:formula="of:=&quot;&quot;">
            <text:p/>
          </table:table-cell>
          <table:table-cell table:formula="of:=IF([$DataEntry.D775]=&quot;&quot;;&quot;&quot;;[$DataEntry.D77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75]=&quot;&quot;;&quot;&quot;;[$DataEntry.N775])">
            <text:p/>
          </table:table-cell>
          <table:table-cell table:formula="of:=IF([$DataEntry.O775]=&quot;&quot;;&quot;&quot;;[$DataEntry.O775])">
            <text:p/>
          </table:table-cell>
          <table:table-cell table:formula="of:=IF([$DataEntry.P775]=&quot;&quot;;&quot;&quot;;[$DataEntry.P775])">
            <text:p/>
          </table:table-cell>
          <table:table-cell table:number-columns-repeated="48"/>
        </table:table-row>
        <table:table-row table:style-name="ro1">
          <table:table-cell table:formula="of:=IF([$DataEntry.A776]=&quot;&quot;;&quot;&quot;;[$DataEntry.A776])">
            <text:p/>
          </table:table-cell>
          <table:table-cell table:formula="of:=&quot;&quot;">
            <text:p/>
          </table:table-cell>
          <table:table-cell table:formula="of:=IF([$DataEntry.B776]=&quot;&quot;;&quot;&quot;;[$DataEntry.B776])">
            <text:p/>
          </table:table-cell>
          <table:table-cell table:formula="of:=IF([$DataEntry.E776]=&quot;&quot;;&quot;&quot;;[$DataEntry.E776])">
            <text:p/>
          </table:table-cell>
          <table:table-cell table:formula="of:=IF([$DataEntry.F776]=&quot;&quot;;&quot;&quot;;[$DataEntry.F776])">
            <text:p/>
          </table:table-cell>
          <table:table-cell table:formula="of:=IF([$DataEntry.G776]=&quot;&quot;;&quot;&quot;;[$DataEntry.G776])">
            <text:p/>
          </table:table-cell>
          <table:table-cell table:formula="of:=IF([$DataEntry.H776]=&quot;&quot;;&quot;&quot;;[$DataEntry.H776])">
            <text:p/>
          </table:table-cell>
          <table:table-cell table:formula="of:=IF([$DataEntry.I776]=&quot;&quot;;&quot;&quot;;[$DataEntry.I776])">
            <text:p/>
          </table:table-cell>
          <table:table-cell table:formula="of:=IF([$DataEntry.C776]=&quot;&quot;;&quot;&quot;;[$DataEntry.C776])">
            <text:p/>
          </table:table-cell>
          <table:table-cell table:formula="of:=&quot;&quot;">
            <text:p/>
          </table:table-cell>
          <table:table-cell table:formula="of:=IF([$DataEntry.D776]=&quot;&quot;;&quot;&quot;;[$DataEntry.D77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76]=&quot;&quot;;&quot;&quot;;[$DataEntry.N776])">
            <text:p/>
          </table:table-cell>
          <table:table-cell table:formula="of:=IF([$DataEntry.O776]=&quot;&quot;;&quot;&quot;;[$DataEntry.O776])">
            <text:p/>
          </table:table-cell>
          <table:table-cell table:formula="of:=IF([$DataEntry.P776]=&quot;&quot;;&quot;&quot;;[$DataEntry.P776])">
            <text:p/>
          </table:table-cell>
          <table:table-cell table:number-columns-repeated="48"/>
        </table:table-row>
        <table:table-row table:style-name="ro1">
          <table:table-cell table:formula="of:=IF([$DataEntry.A777]=&quot;&quot;;&quot;&quot;;[$DataEntry.A777])">
            <text:p/>
          </table:table-cell>
          <table:table-cell table:formula="of:=&quot;&quot;">
            <text:p/>
          </table:table-cell>
          <table:table-cell table:formula="of:=IF([$DataEntry.B777]=&quot;&quot;;&quot;&quot;;[$DataEntry.B777])">
            <text:p/>
          </table:table-cell>
          <table:table-cell table:formula="of:=IF([$DataEntry.E777]=&quot;&quot;;&quot;&quot;;[$DataEntry.E777])">
            <text:p/>
          </table:table-cell>
          <table:table-cell table:formula="of:=IF([$DataEntry.F777]=&quot;&quot;;&quot;&quot;;[$DataEntry.F777])">
            <text:p/>
          </table:table-cell>
          <table:table-cell table:formula="of:=IF([$DataEntry.G777]=&quot;&quot;;&quot;&quot;;[$DataEntry.G777])">
            <text:p/>
          </table:table-cell>
          <table:table-cell table:formula="of:=IF([$DataEntry.H777]=&quot;&quot;;&quot;&quot;;[$DataEntry.H777])">
            <text:p/>
          </table:table-cell>
          <table:table-cell table:formula="of:=IF([$DataEntry.I777]=&quot;&quot;;&quot;&quot;;[$DataEntry.I777])">
            <text:p/>
          </table:table-cell>
          <table:table-cell table:formula="of:=IF([$DataEntry.C777]=&quot;&quot;;&quot;&quot;;[$DataEntry.C777])">
            <text:p/>
          </table:table-cell>
          <table:table-cell table:formula="of:=&quot;&quot;">
            <text:p/>
          </table:table-cell>
          <table:table-cell table:formula="of:=IF([$DataEntry.D777]=&quot;&quot;;&quot;&quot;;[$DataEntry.D77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77]=&quot;&quot;;&quot;&quot;;[$DataEntry.N777])">
            <text:p/>
          </table:table-cell>
          <table:table-cell table:formula="of:=IF([$DataEntry.O777]=&quot;&quot;;&quot;&quot;;[$DataEntry.O777])">
            <text:p/>
          </table:table-cell>
          <table:table-cell table:formula="of:=IF([$DataEntry.P777]=&quot;&quot;;&quot;&quot;;[$DataEntry.P777])">
            <text:p/>
          </table:table-cell>
          <table:table-cell table:number-columns-repeated="48"/>
        </table:table-row>
        <table:table-row table:style-name="ro1">
          <table:table-cell table:formula="of:=IF([$DataEntry.A778]=&quot;&quot;;&quot;&quot;;[$DataEntry.A778])">
            <text:p/>
          </table:table-cell>
          <table:table-cell table:formula="of:=&quot;&quot;">
            <text:p/>
          </table:table-cell>
          <table:table-cell table:formula="of:=IF([$DataEntry.B778]=&quot;&quot;;&quot;&quot;;[$DataEntry.B778])">
            <text:p/>
          </table:table-cell>
          <table:table-cell table:formula="of:=IF([$DataEntry.E778]=&quot;&quot;;&quot;&quot;;[$DataEntry.E778])">
            <text:p/>
          </table:table-cell>
          <table:table-cell table:formula="of:=IF([$DataEntry.F778]=&quot;&quot;;&quot;&quot;;[$DataEntry.F778])">
            <text:p/>
          </table:table-cell>
          <table:table-cell table:formula="of:=IF([$DataEntry.G778]=&quot;&quot;;&quot;&quot;;[$DataEntry.G778])">
            <text:p/>
          </table:table-cell>
          <table:table-cell table:formula="of:=IF([$DataEntry.H778]=&quot;&quot;;&quot;&quot;;[$DataEntry.H778])">
            <text:p/>
          </table:table-cell>
          <table:table-cell table:formula="of:=IF([$DataEntry.I778]=&quot;&quot;;&quot;&quot;;[$DataEntry.I778])">
            <text:p/>
          </table:table-cell>
          <table:table-cell table:formula="of:=IF([$DataEntry.C778]=&quot;&quot;;&quot;&quot;;[$DataEntry.C778])">
            <text:p/>
          </table:table-cell>
          <table:table-cell table:formula="of:=&quot;&quot;">
            <text:p/>
          </table:table-cell>
          <table:table-cell table:formula="of:=IF([$DataEntry.D778]=&quot;&quot;;&quot;&quot;;[$DataEntry.D77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78]=&quot;&quot;;&quot;&quot;;[$DataEntry.N778])">
            <text:p/>
          </table:table-cell>
          <table:table-cell table:formula="of:=IF([$DataEntry.O778]=&quot;&quot;;&quot;&quot;;[$DataEntry.O778])">
            <text:p/>
          </table:table-cell>
          <table:table-cell table:formula="of:=IF([$DataEntry.P778]=&quot;&quot;;&quot;&quot;;[$DataEntry.P778])">
            <text:p/>
          </table:table-cell>
          <table:table-cell table:number-columns-repeated="48"/>
        </table:table-row>
        <table:table-row table:style-name="ro1">
          <table:table-cell table:formula="of:=IF([$DataEntry.A779]=&quot;&quot;;&quot;&quot;;[$DataEntry.A779])">
            <text:p/>
          </table:table-cell>
          <table:table-cell table:formula="of:=&quot;&quot;">
            <text:p/>
          </table:table-cell>
          <table:table-cell table:formula="of:=IF([$DataEntry.B779]=&quot;&quot;;&quot;&quot;;[$DataEntry.B779])">
            <text:p/>
          </table:table-cell>
          <table:table-cell table:formula="of:=IF([$DataEntry.E779]=&quot;&quot;;&quot;&quot;;[$DataEntry.E779])">
            <text:p/>
          </table:table-cell>
          <table:table-cell table:formula="of:=IF([$DataEntry.F779]=&quot;&quot;;&quot;&quot;;[$DataEntry.F779])">
            <text:p/>
          </table:table-cell>
          <table:table-cell table:formula="of:=IF([$DataEntry.G779]=&quot;&quot;;&quot;&quot;;[$DataEntry.G779])">
            <text:p/>
          </table:table-cell>
          <table:table-cell table:formula="of:=IF([$DataEntry.H779]=&quot;&quot;;&quot;&quot;;[$DataEntry.H779])">
            <text:p/>
          </table:table-cell>
          <table:table-cell table:formula="of:=IF([$DataEntry.I779]=&quot;&quot;;&quot;&quot;;[$DataEntry.I779])">
            <text:p/>
          </table:table-cell>
          <table:table-cell table:formula="of:=IF([$DataEntry.C779]=&quot;&quot;;&quot;&quot;;[$DataEntry.C779])">
            <text:p/>
          </table:table-cell>
          <table:table-cell table:formula="of:=&quot;&quot;">
            <text:p/>
          </table:table-cell>
          <table:table-cell table:formula="of:=IF([$DataEntry.D779]=&quot;&quot;;&quot;&quot;;[$DataEntry.D77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79]=&quot;&quot;;&quot;&quot;;[$DataEntry.N779])">
            <text:p/>
          </table:table-cell>
          <table:table-cell table:formula="of:=IF([$DataEntry.O779]=&quot;&quot;;&quot;&quot;;[$DataEntry.O779])">
            <text:p/>
          </table:table-cell>
          <table:table-cell table:formula="of:=IF([$DataEntry.P779]=&quot;&quot;;&quot;&quot;;[$DataEntry.P779])">
            <text:p/>
          </table:table-cell>
          <table:table-cell table:number-columns-repeated="48"/>
        </table:table-row>
        <table:table-row table:style-name="ro1">
          <table:table-cell table:formula="of:=IF([$DataEntry.A780]=&quot;&quot;;&quot;&quot;;[$DataEntry.A780])">
            <text:p/>
          </table:table-cell>
          <table:table-cell table:formula="of:=&quot;&quot;">
            <text:p/>
          </table:table-cell>
          <table:table-cell table:formula="of:=IF([$DataEntry.B780]=&quot;&quot;;&quot;&quot;;[$DataEntry.B780])">
            <text:p/>
          </table:table-cell>
          <table:table-cell table:formula="of:=IF([$DataEntry.E780]=&quot;&quot;;&quot;&quot;;[$DataEntry.E780])">
            <text:p/>
          </table:table-cell>
          <table:table-cell table:formula="of:=IF([$DataEntry.F780]=&quot;&quot;;&quot;&quot;;[$DataEntry.F780])">
            <text:p/>
          </table:table-cell>
          <table:table-cell table:formula="of:=IF([$DataEntry.G780]=&quot;&quot;;&quot;&quot;;[$DataEntry.G780])">
            <text:p/>
          </table:table-cell>
          <table:table-cell table:formula="of:=IF([$DataEntry.H780]=&quot;&quot;;&quot;&quot;;[$DataEntry.H780])">
            <text:p/>
          </table:table-cell>
          <table:table-cell table:formula="of:=IF([$DataEntry.I780]=&quot;&quot;;&quot;&quot;;[$DataEntry.I780])">
            <text:p/>
          </table:table-cell>
          <table:table-cell table:formula="of:=IF([$DataEntry.C780]=&quot;&quot;;&quot;&quot;;[$DataEntry.C780])">
            <text:p/>
          </table:table-cell>
          <table:table-cell table:formula="of:=&quot;&quot;">
            <text:p/>
          </table:table-cell>
          <table:table-cell table:formula="of:=IF([$DataEntry.D780]=&quot;&quot;;&quot;&quot;;[$DataEntry.D78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80]=&quot;&quot;;&quot;&quot;;[$DataEntry.N780])">
            <text:p/>
          </table:table-cell>
          <table:table-cell table:formula="of:=IF([$DataEntry.O780]=&quot;&quot;;&quot;&quot;;[$DataEntry.O780])">
            <text:p/>
          </table:table-cell>
          <table:table-cell table:formula="of:=IF([$DataEntry.P780]=&quot;&quot;;&quot;&quot;;[$DataEntry.P780])">
            <text:p/>
          </table:table-cell>
          <table:table-cell table:number-columns-repeated="48"/>
        </table:table-row>
        <table:table-row table:style-name="ro1">
          <table:table-cell table:formula="of:=IF([$DataEntry.A781]=&quot;&quot;;&quot;&quot;;[$DataEntry.A781])">
            <text:p/>
          </table:table-cell>
          <table:table-cell table:formula="of:=&quot;&quot;">
            <text:p/>
          </table:table-cell>
          <table:table-cell table:formula="of:=IF([$DataEntry.B781]=&quot;&quot;;&quot;&quot;;[$DataEntry.B781])">
            <text:p/>
          </table:table-cell>
          <table:table-cell table:formula="of:=IF([$DataEntry.E781]=&quot;&quot;;&quot;&quot;;[$DataEntry.E781])">
            <text:p/>
          </table:table-cell>
          <table:table-cell table:formula="of:=IF([$DataEntry.F781]=&quot;&quot;;&quot;&quot;;[$DataEntry.F781])">
            <text:p/>
          </table:table-cell>
          <table:table-cell table:formula="of:=IF([$DataEntry.G781]=&quot;&quot;;&quot;&quot;;[$DataEntry.G781])">
            <text:p/>
          </table:table-cell>
          <table:table-cell table:formula="of:=IF([$DataEntry.H781]=&quot;&quot;;&quot;&quot;;[$DataEntry.H781])">
            <text:p/>
          </table:table-cell>
          <table:table-cell table:formula="of:=IF([$DataEntry.I781]=&quot;&quot;;&quot;&quot;;[$DataEntry.I781])">
            <text:p/>
          </table:table-cell>
          <table:table-cell table:formula="of:=IF([$DataEntry.C781]=&quot;&quot;;&quot;&quot;;[$DataEntry.C781])">
            <text:p/>
          </table:table-cell>
          <table:table-cell table:formula="of:=&quot;&quot;">
            <text:p/>
          </table:table-cell>
          <table:table-cell table:formula="of:=IF([$DataEntry.D781]=&quot;&quot;;&quot;&quot;;[$DataEntry.D78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81]=&quot;&quot;;&quot;&quot;;[$DataEntry.N781])">
            <text:p/>
          </table:table-cell>
          <table:table-cell table:formula="of:=IF([$DataEntry.O781]=&quot;&quot;;&quot;&quot;;[$DataEntry.O781])">
            <text:p/>
          </table:table-cell>
          <table:table-cell table:formula="of:=IF([$DataEntry.P781]=&quot;&quot;;&quot;&quot;;[$DataEntry.P781])">
            <text:p/>
          </table:table-cell>
          <table:table-cell table:number-columns-repeated="48"/>
        </table:table-row>
        <table:table-row table:style-name="ro1">
          <table:table-cell table:formula="of:=IF([$DataEntry.A782]=&quot;&quot;;&quot;&quot;;[$DataEntry.A782])">
            <text:p/>
          </table:table-cell>
          <table:table-cell table:formula="of:=&quot;&quot;">
            <text:p/>
          </table:table-cell>
          <table:table-cell table:formula="of:=IF([$DataEntry.B782]=&quot;&quot;;&quot;&quot;;[$DataEntry.B782])">
            <text:p/>
          </table:table-cell>
          <table:table-cell table:formula="of:=IF([$DataEntry.E782]=&quot;&quot;;&quot;&quot;;[$DataEntry.E782])">
            <text:p/>
          </table:table-cell>
          <table:table-cell table:formula="of:=IF([$DataEntry.F782]=&quot;&quot;;&quot;&quot;;[$DataEntry.F782])">
            <text:p/>
          </table:table-cell>
          <table:table-cell table:formula="of:=IF([$DataEntry.G782]=&quot;&quot;;&quot;&quot;;[$DataEntry.G782])">
            <text:p/>
          </table:table-cell>
          <table:table-cell table:formula="of:=IF([$DataEntry.H782]=&quot;&quot;;&quot;&quot;;[$DataEntry.H782])">
            <text:p/>
          </table:table-cell>
          <table:table-cell table:formula="of:=IF([$DataEntry.I782]=&quot;&quot;;&quot;&quot;;[$DataEntry.I782])">
            <text:p/>
          </table:table-cell>
          <table:table-cell table:formula="of:=IF([$DataEntry.C782]=&quot;&quot;;&quot;&quot;;[$DataEntry.C782])">
            <text:p/>
          </table:table-cell>
          <table:table-cell table:formula="of:=&quot;&quot;">
            <text:p/>
          </table:table-cell>
          <table:table-cell table:formula="of:=IF([$DataEntry.D782]=&quot;&quot;;&quot;&quot;;[$DataEntry.D78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82]=&quot;&quot;;&quot;&quot;;[$DataEntry.N782])">
            <text:p/>
          </table:table-cell>
          <table:table-cell table:formula="of:=IF([$DataEntry.O782]=&quot;&quot;;&quot;&quot;;[$DataEntry.O782])">
            <text:p/>
          </table:table-cell>
          <table:table-cell table:formula="of:=IF([$DataEntry.P782]=&quot;&quot;;&quot;&quot;;[$DataEntry.P782])">
            <text:p/>
          </table:table-cell>
          <table:table-cell table:number-columns-repeated="48"/>
        </table:table-row>
        <table:table-row table:style-name="ro1">
          <table:table-cell table:formula="of:=IF([$DataEntry.A783]=&quot;&quot;;&quot;&quot;;[$DataEntry.A783])">
            <text:p/>
          </table:table-cell>
          <table:table-cell table:formula="of:=&quot;&quot;">
            <text:p/>
          </table:table-cell>
          <table:table-cell table:formula="of:=IF([$DataEntry.B783]=&quot;&quot;;&quot;&quot;;[$DataEntry.B783])">
            <text:p/>
          </table:table-cell>
          <table:table-cell table:formula="of:=IF([$DataEntry.E783]=&quot;&quot;;&quot;&quot;;[$DataEntry.E783])">
            <text:p/>
          </table:table-cell>
          <table:table-cell table:formula="of:=IF([$DataEntry.F783]=&quot;&quot;;&quot;&quot;;[$DataEntry.F783])">
            <text:p/>
          </table:table-cell>
          <table:table-cell table:formula="of:=IF([$DataEntry.G783]=&quot;&quot;;&quot;&quot;;[$DataEntry.G783])">
            <text:p/>
          </table:table-cell>
          <table:table-cell table:formula="of:=IF([$DataEntry.H783]=&quot;&quot;;&quot;&quot;;[$DataEntry.H783])">
            <text:p/>
          </table:table-cell>
          <table:table-cell table:formula="of:=IF([$DataEntry.I783]=&quot;&quot;;&quot;&quot;;[$DataEntry.I783])">
            <text:p/>
          </table:table-cell>
          <table:table-cell table:formula="of:=IF([$DataEntry.C783]=&quot;&quot;;&quot;&quot;;[$DataEntry.C783])">
            <text:p/>
          </table:table-cell>
          <table:table-cell table:formula="of:=&quot;&quot;">
            <text:p/>
          </table:table-cell>
          <table:table-cell table:formula="of:=IF([$DataEntry.D783]=&quot;&quot;;&quot;&quot;;[$DataEntry.D78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83]=&quot;&quot;;&quot;&quot;;[$DataEntry.N783])">
            <text:p/>
          </table:table-cell>
          <table:table-cell table:formula="of:=IF([$DataEntry.O783]=&quot;&quot;;&quot;&quot;;[$DataEntry.O783])">
            <text:p/>
          </table:table-cell>
          <table:table-cell table:formula="of:=IF([$DataEntry.P783]=&quot;&quot;;&quot;&quot;;[$DataEntry.P783])">
            <text:p/>
          </table:table-cell>
          <table:table-cell table:number-columns-repeated="48"/>
        </table:table-row>
        <table:table-row table:style-name="ro1">
          <table:table-cell table:formula="of:=IF([$DataEntry.A784]=&quot;&quot;;&quot;&quot;;[$DataEntry.A784])">
            <text:p/>
          </table:table-cell>
          <table:table-cell table:formula="of:=&quot;&quot;">
            <text:p/>
          </table:table-cell>
          <table:table-cell table:formula="of:=IF([$DataEntry.B784]=&quot;&quot;;&quot;&quot;;[$DataEntry.B784])">
            <text:p/>
          </table:table-cell>
          <table:table-cell table:formula="of:=IF([$DataEntry.E784]=&quot;&quot;;&quot;&quot;;[$DataEntry.E784])">
            <text:p/>
          </table:table-cell>
          <table:table-cell table:formula="of:=IF([$DataEntry.F784]=&quot;&quot;;&quot;&quot;;[$DataEntry.F784])">
            <text:p/>
          </table:table-cell>
          <table:table-cell table:formula="of:=IF([$DataEntry.G784]=&quot;&quot;;&quot;&quot;;[$DataEntry.G784])">
            <text:p/>
          </table:table-cell>
          <table:table-cell table:formula="of:=IF([$DataEntry.H784]=&quot;&quot;;&quot;&quot;;[$DataEntry.H784])">
            <text:p/>
          </table:table-cell>
          <table:table-cell table:formula="of:=IF([$DataEntry.I784]=&quot;&quot;;&quot;&quot;;[$DataEntry.I784])">
            <text:p/>
          </table:table-cell>
          <table:table-cell table:formula="of:=IF([$DataEntry.C784]=&quot;&quot;;&quot;&quot;;[$DataEntry.C784])">
            <text:p/>
          </table:table-cell>
          <table:table-cell table:formula="of:=&quot;&quot;">
            <text:p/>
          </table:table-cell>
          <table:table-cell table:formula="of:=IF([$DataEntry.D784]=&quot;&quot;;&quot;&quot;;[$DataEntry.D78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84]=&quot;&quot;;&quot;&quot;;[$DataEntry.N784])">
            <text:p/>
          </table:table-cell>
          <table:table-cell table:formula="of:=IF([$DataEntry.O784]=&quot;&quot;;&quot;&quot;;[$DataEntry.O784])">
            <text:p/>
          </table:table-cell>
          <table:table-cell table:formula="of:=IF([$DataEntry.P784]=&quot;&quot;;&quot;&quot;;[$DataEntry.P784])">
            <text:p/>
          </table:table-cell>
          <table:table-cell table:number-columns-repeated="48"/>
        </table:table-row>
        <table:table-row table:style-name="ro1">
          <table:table-cell table:formula="of:=IF([$DataEntry.A785]=&quot;&quot;;&quot;&quot;;[$DataEntry.A785])">
            <text:p/>
          </table:table-cell>
          <table:table-cell table:formula="of:=&quot;&quot;">
            <text:p/>
          </table:table-cell>
          <table:table-cell table:formula="of:=IF([$DataEntry.B785]=&quot;&quot;;&quot;&quot;;[$DataEntry.B785])">
            <text:p/>
          </table:table-cell>
          <table:table-cell table:formula="of:=IF([$DataEntry.E785]=&quot;&quot;;&quot;&quot;;[$DataEntry.E785])">
            <text:p/>
          </table:table-cell>
          <table:table-cell table:formula="of:=IF([$DataEntry.F785]=&quot;&quot;;&quot;&quot;;[$DataEntry.F785])">
            <text:p/>
          </table:table-cell>
          <table:table-cell table:formula="of:=IF([$DataEntry.G785]=&quot;&quot;;&quot;&quot;;[$DataEntry.G785])">
            <text:p/>
          </table:table-cell>
          <table:table-cell table:formula="of:=IF([$DataEntry.H785]=&quot;&quot;;&quot;&quot;;[$DataEntry.H785])">
            <text:p/>
          </table:table-cell>
          <table:table-cell table:formula="of:=IF([$DataEntry.I785]=&quot;&quot;;&quot;&quot;;[$DataEntry.I785])">
            <text:p/>
          </table:table-cell>
          <table:table-cell table:formula="of:=IF([$DataEntry.C785]=&quot;&quot;;&quot;&quot;;[$DataEntry.C785])">
            <text:p/>
          </table:table-cell>
          <table:table-cell table:formula="of:=&quot;&quot;">
            <text:p/>
          </table:table-cell>
          <table:table-cell table:formula="of:=IF([$DataEntry.D785]=&quot;&quot;;&quot;&quot;;[$DataEntry.D78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85]=&quot;&quot;;&quot;&quot;;[$DataEntry.N785])">
            <text:p/>
          </table:table-cell>
          <table:table-cell table:formula="of:=IF([$DataEntry.O785]=&quot;&quot;;&quot;&quot;;[$DataEntry.O785])">
            <text:p/>
          </table:table-cell>
          <table:table-cell table:formula="of:=IF([$DataEntry.P785]=&quot;&quot;;&quot;&quot;;[$DataEntry.P785])">
            <text:p/>
          </table:table-cell>
          <table:table-cell table:number-columns-repeated="48"/>
        </table:table-row>
        <table:table-row table:style-name="ro1">
          <table:table-cell table:formula="of:=IF([$DataEntry.A786]=&quot;&quot;;&quot;&quot;;[$DataEntry.A786])">
            <text:p/>
          </table:table-cell>
          <table:table-cell table:formula="of:=&quot;&quot;">
            <text:p/>
          </table:table-cell>
          <table:table-cell table:formula="of:=IF([$DataEntry.B786]=&quot;&quot;;&quot;&quot;;[$DataEntry.B786])">
            <text:p/>
          </table:table-cell>
          <table:table-cell table:formula="of:=IF([$DataEntry.E786]=&quot;&quot;;&quot;&quot;;[$DataEntry.E786])">
            <text:p/>
          </table:table-cell>
          <table:table-cell table:formula="of:=IF([$DataEntry.F786]=&quot;&quot;;&quot;&quot;;[$DataEntry.F786])">
            <text:p/>
          </table:table-cell>
          <table:table-cell table:formula="of:=IF([$DataEntry.G786]=&quot;&quot;;&quot;&quot;;[$DataEntry.G786])">
            <text:p/>
          </table:table-cell>
          <table:table-cell table:formula="of:=IF([$DataEntry.H786]=&quot;&quot;;&quot;&quot;;[$DataEntry.H786])">
            <text:p/>
          </table:table-cell>
          <table:table-cell table:formula="of:=IF([$DataEntry.I786]=&quot;&quot;;&quot;&quot;;[$DataEntry.I786])">
            <text:p/>
          </table:table-cell>
          <table:table-cell table:formula="of:=IF([$DataEntry.C786]=&quot;&quot;;&quot;&quot;;[$DataEntry.C786])">
            <text:p/>
          </table:table-cell>
          <table:table-cell table:formula="of:=&quot;&quot;">
            <text:p/>
          </table:table-cell>
          <table:table-cell table:formula="of:=IF([$DataEntry.D786]=&quot;&quot;;&quot;&quot;;[$DataEntry.D78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86]=&quot;&quot;;&quot;&quot;;[$DataEntry.N786])">
            <text:p/>
          </table:table-cell>
          <table:table-cell table:formula="of:=IF([$DataEntry.O786]=&quot;&quot;;&quot;&quot;;[$DataEntry.O786])">
            <text:p/>
          </table:table-cell>
          <table:table-cell table:formula="of:=IF([$DataEntry.P786]=&quot;&quot;;&quot;&quot;;[$DataEntry.P786])">
            <text:p/>
          </table:table-cell>
          <table:table-cell table:number-columns-repeated="48"/>
        </table:table-row>
        <table:table-row table:style-name="ro1">
          <table:table-cell table:formula="of:=IF([$DataEntry.A787]=&quot;&quot;;&quot;&quot;;[$DataEntry.A787])">
            <text:p/>
          </table:table-cell>
          <table:table-cell table:formula="of:=&quot;&quot;">
            <text:p/>
          </table:table-cell>
          <table:table-cell table:formula="of:=IF([$DataEntry.B787]=&quot;&quot;;&quot;&quot;;[$DataEntry.B787])">
            <text:p/>
          </table:table-cell>
          <table:table-cell table:formula="of:=IF([$DataEntry.E787]=&quot;&quot;;&quot;&quot;;[$DataEntry.E787])">
            <text:p/>
          </table:table-cell>
          <table:table-cell table:formula="of:=IF([$DataEntry.F787]=&quot;&quot;;&quot;&quot;;[$DataEntry.F787])">
            <text:p/>
          </table:table-cell>
          <table:table-cell table:formula="of:=IF([$DataEntry.G787]=&quot;&quot;;&quot;&quot;;[$DataEntry.G787])">
            <text:p/>
          </table:table-cell>
          <table:table-cell table:formula="of:=IF([$DataEntry.H787]=&quot;&quot;;&quot;&quot;;[$DataEntry.H787])">
            <text:p/>
          </table:table-cell>
          <table:table-cell table:formula="of:=IF([$DataEntry.I787]=&quot;&quot;;&quot;&quot;;[$DataEntry.I787])">
            <text:p/>
          </table:table-cell>
          <table:table-cell table:formula="of:=IF([$DataEntry.C787]=&quot;&quot;;&quot;&quot;;[$DataEntry.C787])">
            <text:p/>
          </table:table-cell>
          <table:table-cell table:formula="of:=&quot;&quot;">
            <text:p/>
          </table:table-cell>
          <table:table-cell table:formula="of:=IF([$DataEntry.D787]=&quot;&quot;;&quot;&quot;;[$DataEntry.D78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87]=&quot;&quot;;&quot;&quot;;[$DataEntry.N787])">
            <text:p/>
          </table:table-cell>
          <table:table-cell table:formula="of:=IF([$DataEntry.O787]=&quot;&quot;;&quot;&quot;;[$DataEntry.O787])">
            <text:p/>
          </table:table-cell>
          <table:table-cell table:formula="of:=IF([$DataEntry.P787]=&quot;&quot;;&quot;&quot;;[$DataEntry.P787])">
            <text:p/>
          </table:table-cell>
          <table:table-cell table:number-columns-repeated="48"/>
        </table:table-row>
        <table:table-row table:style-name="ro1">
          <table:table-cell table:formula="of:=IF([$DataEntry.A788]=&quot;&quot;;&quot;&quot;;[$DataEntry.A788])">
            <text:p/>
          </table:table-cell>
          <table:table-cell table:formula="of:=&quot;&quot;">
            <text:p/>
          </table:table-cell>
          <table:table-cell table:formula="of:=IF([$DataEntry.B788]=&quot;&quot;;&quot;&quot;;[$DataEntry.B788])">
            <text:p/>
          </table:table-cell>
          <table:table-cell table:formula="of:=IF([$DataEntry.E788]=&quot;&quot;;&quot;&quot;;[$DataEntry.E788])">
            <text:p/>
          </table:table-cell>
          <table:table-cell table:formula="of:=IF([$DataEntry.F788]=&quot;&quot;;&quot;&quot;;[$DataEntry.F788])">
            <text:p/>
          </table:table-cell>
          <table:table-cell table:formula="of:=IF([$DataEntry.G788]=&quot;&quot;;&quot;&quot;;[$DataEntry.G788])">
            <text:p/>
          </table:table-cell>
          <table:table-cell table:formula="of:=IF([$DataEntry.H788]=&quot;&quot;;&quot;&quot;;[$DataEntry.H788])">
            <text:p/>
          </table:table-cell>
          <table:table-cell table:formula="of:=IF([$DataEntry.I788]=&quot;&quot;;&quot;&quot;;[$DataEntry.I788])">
            <text:p/>
          </table:table-cell>
          <table:table-cell table:formula="of:=IF([$DataEntry.C788]=&quot;&quot;;&quot;&quot;;[$DataEntry.C788])">
            <text:p/>
          </table:table-cell>
          <table:table-cell table:formula="of:=&quot;&quot;">
            <text:p/>
          </table:table-cell>
          <table:table-cell table:formula="of:=IF([$DataEntry.D788]=&quot;&quot;;&quot;&quot;;[$DataEntry.D78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88]=&quot;&quot;;&quot;&quot;;[$DataEntry.N788])">
            <text:p/>
          </table:table-cell>
          <table:table-cell table:formula="of:=IF([$DataEntry.O788]=&quot;&quot;;&quot;&quot;;[$DataEntry.O788])">
            <text:p/>
          </table:table-cell>
          <table:table-cell table:formula="of:=IF([$DataEntry.P788]=&quot;&quot;;&quot;&quot;;[$DataEntry.P788])">
            <text:p/>
          </table:table-cell>
          <table:table-cell table:number-columns-repeated="48"/>
        </table:table-row>
        <table:table-row table:style-name="ro1">
          <table:table-cell table:formula="of:=IF([$DataEntry.A789]=&quot;&quot;;&quot;&quot;;[$DataEntry.A789])">
            <text:p/>
          </table:table-cell>
          <table:table-cell table:formula="of:=&quot;&quot;">
            <text:p/>
          </table:table-cell>
          <table:table-cell table:formula="of:=IF([$DataEntry.B789]=&quot;&quot;;&quot;&quot;;[$DataEntry.B789])">
            <text:p/>
          </table:table-cell>
          <table:table-cell table:formula="of:=IF([$DataEntry.E789]=&quot;&quot;;&quot;&quot;;[$DataEntry.E789])">
            <text:p/>
          </table:table-cell>
          <table:table-cell table:formula="of:=IF([$DataEntry.F789]=&quot;&quot;;&quot;&quot;;[$DataEntry.F789])">
            <text:p/>
          </table:table-cell>
          <table:table-cell table:formula="of:=IF([$DataEntry.G789]=&quot;&quot;;&quot;&quot;;[$DataEntry.G789])">
            <text:p/>
          </table:table-cell>
          <table:table-cell table:formula="of:=IF([$DataEntry.H789]=&quot;&quot;;&quot;&quot;;[$DataEntry.H789])">
            <text:p/>
          </table:table-cell>
          <table:table-cell table:formula="of:=IF([$DataEntry.I789]=&quot;&quot;;&quot;&quot;;[$DataEntry.I789])">
            <text:p/>
          </table:table-cell>
          <table:table-cell table:formula="of:=IF([$DataEntry.C789]=&quot;&quot;;&quot;&quot;;[$DataEntry.C789])">
            <text:p/>
          </table:table-cell>
          <table:table-cell table:formula="of:=&quot;&quot;">
            <text:p/>
          </table:table-cell>
          <table:table-cell table:formula="of:=IF([$DataEntry.D789]=&quot;&quot;;&quot;&quot;;[$DataEntry.D78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89]=&quot;&quot;;&quot;&quot;;[$DataEntry.N789])">
            <text:p/>
          </table:table-cell>
          <table:table-cell table:formula="of:=IF([$DataEntry.O789]=&quot;&quot;;&quot;&quot;;[$DataEntry.O789])">
            <text:p/>
          </table:table-cell>
          <table:table-cell table:formula="of:=IF([$DataEntry.P789]=&quot;&quot;;&quot;&quot;;[$DataEntry.P789])">
            <text:p/>
          </table:table-cell>
          <table:table-cell table:number-columns-repeated="48"/>
        </table:table-row>
        <table:table-row table:style-name="ro1">
          <table:table-cell table:formula="of:=IF([$DataEntry.A790]=&quot;&quot;;&quot;&quot;;[$DataEntry.A790])">
            <text:p/>
          </table:table-cell>
          <table:table-cell table:formula="of:=&quot;&quot;">
            <text:p/>
          </table:table-cell>
          <table:table-cell table:formula="of:=IF([$DataEntry.B790]=&quot;&quot;;&quot;&quot;;[$DataEntry.B790])">
            <text:p/>
          </table:table-cell>
          <table:table-cell table:formula="of:=IF([$DataEntry.E790]=&quot;&quot;;&quot;&quot;;[$DataEntry.E790])">
            <text:p/>
          </table:table-cell>
          <table:table-cell table:formula="of:=IF([$DataEntry.F790]=&quot;&quot;;&quot;&quot;;[$DataEntry.F790])">
            <text:p/>
          </table:table-cell>
          <table:table-cell table:formula="of:=IF([$DataEntry.G790]=&quot;&quot;;&quot;&quot;;[$DataEntry.G790])">
            <text:p/>
          </table:table-cell>
          <table:table-cell table:formula="of:=IF([$DataEntry.H790]=&quot;&quot;;&quot;&quot;;[$DataEntry.H790])">
            <text:p/>
          </table:table-cell>
          <table:table-cell table:formula="of:=IF([$DataEntry.I790]=&quot;&quot;;&quot;&quot;;[$DataEntry.I790])">
            <text:p/>
          </table:table-cell>
          <table:table-cell table:formula="of:=IF([$DataEntry.C790]=&quot;&quot;;&quot;&quot;;[$DataEntry.C790])">
            <text:p/>
          </table:table-cell>
          <table:table-cell table:formula="of:=&quot;&quot;">
            <text:p/>
          </table:table-cell>
          <table:table-cell table:formula="of:=IF([$DataEntry.D790]=&quot;&quot;;&quot;&quot;;[$DataEntry.D79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90]=&quot;&quot;;&quot;&quot;;[$DataEntry.N790])">
            <text:p/>
          </table:table-cell>
          <table:table-cell table:formula="of:=IF([$DataEntry.O790]=&quot;&quot;;&quot;&quot;;[$DataEntry.O790])">
            <text:p/>
          </table:table-cell>
          <table:table-cell table:formula="of:=IF([$DataEntry.P790]=&quot;&quot;;&quot;&quot;;[$DataEntry.P790])">
            <text:p/>
          </table:table-cell>
          <table:table-cell table:number-columns-repeated="48"/>
        </table:table-row>
        <table:table-row table:style-name="ro1">
          <table:table-cell table:formula="of:=IF([$DataEntry.A791]=&quot;&quot;;&quot;&quot;;[$DataEntry.A791])">
            <text:p/>
          </table:table-cell>
          <table:table-cell table:formula="of:=&quot;&quot;">
            <text:p/>
          </table:table-cell>
          <table:table-cell table:formula="of:=IF([$DataEntry.B791]=&quot;&quot;;&quot;&quot;;[$DataEntry.B791])">
            <text:p/>
          </table:table-cell>
          <table:table-cell table:formula="of:=IF([$DataEntry.E791]=&quot;&quot;;&quot;&quot;;[$DataEntry.E791])">
            <text:p/>
          </table:table-cell>
          <table:table-cell table:formula="of:=IF([$DataEntry.F791]=&quot;&quot;;&quot;&quot;;[$DataEntry.F791])">
            <text:p/>
          </table:table-cell>
          <table:table-cell table:formula="of:=IF([$DataEntry.G791]=&quot;&quot;;&quot;&quot;;[$DataEntry.G791])">
            <text:p/>
          </table:table-cell>
          <table:table-cell table:formula="of:=IF([$DataEntry.H791]=&quot;&quot;;&quot;&quot;;[$DataEntry.H791])">
            <text:p/>
          </table:table-cell>
          <table:table-cell table:formula="of:=IF([$DataEntry.I791]=&quot;&quot;;&quot;&quot;;[$DataEntry.I791])">
            <text:p/>
          </table:table-cell>
          <table:table-cell table:formula="of:=IF([$DataEntry.C791]=&quot;&quot;;&quot;&quot;;[$DataEntry.C791])">
            <text:p/>
          </table:table-cell>
          <table:table-cell table:formula="of:=&quot;&quot;">
            <text:p/>
          </table:table-cell>
          <table:table-cell table:formula="of:=IF([$DataEntry.D791]=&quot;&quot;;&quot;&quot;;[$DataEntry.D79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91]=&quot;&quot;;&quot;&quot;;[$DataEntry.N791])">
            <text:p/>
          </table:table-cell>
          <table:table-cell table:formula="of:=IF([$DataEntry.O791]=&quot;&quot;;&quot;&quot;;[$DataEntry.O791])">
            <text:p/>
          </table:table-cell>
          <table:table-cell table:formula="of:=IF([$DataEntry.P791]=&quot;&quot;;&quot;&quot;;[$DataEntry.P791])">
            <text:p/>
          </table:table-cell>
          <table:table-cell table:number-columns-repeated="48"/>
        </table:table-row>
        <table:table-row table:style-name="ro1">
          <table:table-cell table:formula="of:=IF([$DataEntry.A792]=&quot;&quot;;&quot;&quot;;[$DataEntry.A792])">
            <text:p/>
          </table:table-cell>
          <table:table-cell table:formula="of:=&quot;&quot;">
            <text:p/>
          </table:table-cell>
          <table:table-cell table:formula="of:=IF([$DataEntry.B792]=&quot;&quot;;&quot;&quot;;[$DataEntry.B792])">
            <text:p/>
          </table:table-cell>
          <table:table-cell table:formula="of:=IF([$DataEntry.E792]=&quot;&quot;;&quot;&quot;;[$DataEntry.E792])">
            <text:p/>
          </table:table-cell>
          <table:table-cell table:formula="of:=IF([$DataEntry.F792]=&quot;&quot;;&quot;&quot;;[$DataEntry.F792])">
            <text:p/>
          </table:table-cell>
          <table:table-cell table:formula="of:=IF([$DataEntry.G792]=&quot;&quot;;&quot;&quot;;[$DataEntry.G792])">
            <text:p/>
          </table:table-cell>
          <table:table-cell table:formula="of:=IF([$DataEntry.H792]=&quot;&quot;;&quot;&quot;;[$DataEntry.H792])">
            <text:p/>
          </table:table-cell>
          <table:table-cell table:formula="of:=IF([$DataEntry.I792]=&quot;&quot;;&quot;&quot;;[$DataEntry.I792])">
            <text:p/>
          </table:table-cell>
          <table:table-cell table:formula="of:=IF([$DataEntry.C792]=&quot;&quot;;&quot;&quot;;[$DataEntry.C792])">
            <text:p/>
          </table:table-cell>
          <table:table-cell table:formula="of:=&quot;&quot;">
            <text:p/>
          </table:table-cell>
          <table:table-cell table:formula="of:=IF([$DataEntry.D792]=&quot;&quot;;&quot;&quot;;[$DataEntry.D79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92]=&quot;&quot;;&quot;&quot;;[$DataEntry.N792])">
            <text:p/>
          </table:table-cell>
          <table:table-cell table:formula="of:=IF([$DataEntry.O792]=&quot;&quot;;&quot;&quot;;[$DataEntry.O792])">
            <text:p/>
          </table:table-cell>
          <table:table-cell table:formula="of:=IF([$DataEntry.P792]=&quot;&quot;;&quot;&quot;;[$DataEntry.P792])">
            <text:p/>
          </table:table-cell>
          <table:table-cell table:number-columns-repeated="48"/>
        </table:table-row>
        <table:table-row table:style-name="ro1">
          <table:table-cell table:formula="of:=IF([$DataEntry.A793]=&quot;&quot;;&quot;&quot;;[$DataEntry.A793])">
            <text:p/>
          </table:table-cell>
          <table:table-cell table:formula="of:=&quot;&quot;">
            <text:p/>
          </table:table-cell>
          <table:table-cell table:formula="of:=IF([$DataEntry.B793]=&quot;&quot;;&quot;&quot;;[$DataEntry.B793])">
            <text:p/>
          </table:table-cell>
          <table:table-cell table:formula="of:=IF([$DataEntry.E793]=&quot;&quot;;&quot;&quot;;[$DataEntry.E793])">
            <text:p/>
          </table:table-cell>
          <table:table-cell table:formula="of:=IF([$DataEntry.F793]=&quot;&quot;;&quot;&quot;;[$DataEntry.F793])">
            <text:p/>
          </table:table-cell>
          <table:table-cell table:formula="of:=IF([$DataEntry.G793]=&quot;&quot;;&quot;&quot;;[$DataEntry.G793])">
            <text:p/>
          </table:table-cell>
          <table:table-cell table:formula="of:=IF([$DataEntry.H793]=&quot;&quot;;&quot;&quot;;[$DataEntry.H793])">
            <text:p/>
          </table:table-cell>
          <table:table-cell table:formula="of:=IF([$DataEntry.I793]=&quot;&quot;;&quot;&quot;;[$DataEntry.I793])">
            <text:p/>
          </table:table-cell>
          <table:table-cell table:formula="of:=IF([$DataEntry.C793]=&quot;&quot;;&quot;&quot;;[$DataEntry.C793])">
            <text:p/>
          </table:table-cell>
          <table:table-cell table:formula="of:=&quot;&quot;">
            <text:p/>
          </table:table-cell>
          <table:table-cell table:formula="of:=IF([$DataEntry.D793]=&quot;&quot;;&quot;&quot;;[$DataEntry.D79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93]=&quot;&quot;;&quot;&quot;;[$DataEntry.N793])">
            <text:p/>
          </table:table-cell>
          <table:table-cell table:formula="of:=IF([$DataEntry.O793]=&quot;&quot;;&quot;&quot;;[$DataEntry.O793])">
            <text:p/>
          </table:table-cell>
          <table:table-cell table:formula="of:=IF([$DataEntry.P793]=&quot;&quot;;&quot;&quot;;[$DataEntry.P793])">
            <text:p/>
          </table:table-cell>
          <table:table-cell table:number-columns-repeated="48"/>
        </table:table-row>
        <table:table-row table:style-name="ro1">
          <table:table-cell table:formula="of:=IF([$DataEntry.A794]=&quot;&quot;;&quot;&quot;;[$DataEntry.A794])">
            <text:p/>
          </table:table-cell>
          <table:table-cell table:formula="of:=&quot;&quot;">
            <text:p/>
          </table:table-cell>
          <table:table-cell table:formula="of:=IF([$DataEntry.B794]=&quot;&quot;;&quot;&quot;;[$DataEntry.B794])">
            <text:p/>
          </table:table-cell>
          <table:table-cell table:formula="of:=IF([$DataEntry.E794]=&quot;&quot;;&quot;&quot;;[$DataEntry.E794])">
            <text:p/>
          </table:table-cell>
          <table:table-cell table:formula="of:=IF([$DataEntry.F794]=&quot;&quot;;&quot;&quot;;[$DataEntry.F794])">
            <text:p/>
          </table:table-cell>
          <table:table-cell table:formula="of:=IF([$DataEntry.G794]=&quot;&quot;;&quot;&quot;;[$DataEntry.G794])">
            <text:p/>
          </table:table-cell>
          <table:table-cell table:formula="of:=IF([$DataEntry.H794]=&quot;&quot;;&quot;&quot;;[$DataEntry.H794])">
            <text:p/>
          </table:table-cell>
          <table:table-cell table:formula="of:=IF([$DataEntry.I794]=&quot;&quot;;&quot;&quot;;[$DataEntry.I794])">
            <text:p/>
          </table:table-cell>
          <table:table-cell table:formula="of:=IF([$DataEntry.C794]=&quot;&quot;;&quot;&quot;;[$DataEntry.C794])">
            <text:p/>
          </table:table-cell>
          <table:table-cell table:formula="of:=&quot;&quot;">
            <text:p/>
          </table:table-cell>
          <table:table-cell table:formula="of:=IF([$DataEntry.D794]=&quot;&quot;;&quot;&quot;;[$DataEntry.D79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94]=&quot;&quot;;&quot;&quot;;[$DataEntry.N794])">
            <text:p/>
          </table:table-cell>
          <table:table-cell table:formula="of:=IF([$DataEntry.O794]=&quot;&quot;;&quot;&quot;;[$DataEntry.O794])">
            <text:p/>
          </table:table-cell>
          <table:table-cell table:formula="of:=IF([$DataEntry.P794]=&quot;&quot;;&quot;&quot;;[$DataEntry.P794])">
            <text:p/>
          </table:table-cell>
          <table:table-cell table:number-columns-repeated="48"/>
        </table:table-row>
        <table:table-row table:style-name="ro1">
          <table:table-cell table:formula="of:=IF([$DataEntry.A795]=&quot;&quot;;&quot;&quot;;[$DataEntry.A795])">
            <text:p/>
          </table:table-cell>
          <table:table-cell table:formula="of:=&quot;&quot;">
            <text:p/>
          </table:table-cell>
          <table:table-cell table:formula="of:=IF([$DataEntry.B795]=&quot;&quot;;&quot;&quot;;[$DataEntry.B795])">
            <text:p/>
          </table:table-cell>
          <table:table-cell table:formula="of:=IF([$DataEntry.E795]=&quot;&quot;;&quot;&quot;;[$DataEntry.E795])">
            <text:p/>
          </table:table-cell>
          <table:table-cell table:formula="of:=IF([$DataEntry.F795]=&quot;&quot;;&quot;&quot;;[$DataEntry.F795])">
            <text:p/>
          </table:table-cell>
          <table:table-cell table:formula="of:=IF([$DataEntry.G795]=&quot;&quot;;&quot;&quot;;[$DataEntry.G795])">
            <text:p/>
          </table:table-cell>
          <table:table-cell table:formula="of:=IF([$DataEntry.H795]=&quot;&quot;;&quot;&quot;;[$DataEntry.H795])">
            <text:p/>
          </table:table-cell>
          <table:table-cell table:formula="of:=IF([$DataEntry.I795]=&quot;&quot;;&quot;&quot;;[$DataEntry.I795])">
            <text:p/>
          </table:table-cell>
          <table:table-cell table:formula="of:=IF([$DataEntry.C795]=&quot;&quot;;&quot;&quot;;[$DataEntry.C795])">
            <text:p/>
          </table:table-cell>
          <table:table-cell table:formula="of:=&quot;&quot;">
            <text:p/>
          </table:table-cell>
          <table:table-cell table:formula="of:=IF([$DataEntry.D795]=&quot;&quot;;&quot;&quot;;[$DataEntry.D79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95]=&quot;&quot;;&quot;&quot;;[$DataEntry.N795])">
            <text:p/>
          </table:table-cell>
          <table:table-cell table:formula="of:=IF([$DataEntry.O795]=&quot;&quot;;&quot;&quot;;[$DataEntry.O795])">
            <text:p/>
          </table:table-cell>
          <table:table-cell table:formula="of:=IF([$DataEntry.P795]=&quot;&quot;;&quot;&quot;;[$DataEntry.P795])">
            <text:p/>
          </table:table-cell>
          <table:table-cell table:number-columns-repeated="48"/>
        </table:table-row>
        <table:table-row table:style-name="ro1">
          <table:table-cell table:formula="of:=IF([$DataEntry.A796]=&quot;&quot;;&quot;&quot;;[$DataEntry.A796])">
            <text:p/>
          </table:table-cell>
          <table:table-cell table:formula="of:=&quot;&quot;">
            <text:p/>
          </table:table-cell>
          <table:table-cell table:formula="of:=IF([$DataEntry.B796]=&quot;&quot;;&quot;&quot;;[$DataEntry.B796])">
            <text:p/>
          </table:table-cell>
          <table:table-cell table:formula="of:=IF([$DataEntry.E796]=&quot;&quot;;&quot;&quot;;[$DataEntry.E796])">
            <text:p/>
          </table:table-cell>
          <table:table-cell table:formula="of:=IF([$DataEntry.F796]=&quot;&quot;;&quot;&quot;;[$DataEntry.F796])">
            <text:p/>
          </table:table-cell>
          <table:table-cell table:formula="of:=IF([$DataEntry.G796]=&quot;&quot;;&quot;&quot;;[$DataEntry.G796])">
            <text:p/>
          </table:table-cell>
          <table:table-cell table:formula="of:=IF([$DataEntry.H796]=&quot;&quot;;&quot;&quot;;[$DataEntry.H796])">
            <text:p/>
          </table:table-cell>
          <table:table-cell table:formula="of:=IF([$DataEntry.I796]=&quot;&quot;;&quot;&quot;;[$DataEntry.I796])">
            <text:p/>
          </table:table-cell>
          <table:table-cell table:formula="of:=IF([$DataEntry.C796]=&quot;&quot;;&quot;&quot;;[$DataEntry.C796])">
            <text:p/>
          </table:table-cell>
          <table:table-cell table:formula="of:=&quot;&quot;">
            <text:p/>
          </table:table-cell>
          <table:table-cell table:formula="of:=IF([$DataEntry.D796]=&quot;&quot;;&quot;&quot;;[$DataEntry.D79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96]=&quot;&quot;;&quot;&quot;;[$DataEntry.N796])">
            <text:p/>
          </table:table-cell>
          <table:table-cell table:formula="of:=IF([$DataEntry.O796]=&quot;&quot;;&quot;&quot;;[$DataEntry.O796])">
            <text:p/>
          </table:table-cell>
          <table:table-cell table:formula="of:=IF([$DataEntry.P796]=&quot;&quot;;&quot;&quot;;[$DataEntry.P796])">
            <text:p/>
          </table:table-cell>
          <table:table-cell table:number-columns-repeated="48"/>
        </table:table-row>
        <table:table-row table:style-name="ro1">
          <table:table-cell table:formula="of:=IF([$DataEntry.A797]=&quot;&quot;;&quot;&quot;;[$DataEntry.A797])">
            <text:p/>
          </table:table-cell>
          <table:table-cell table:formula="of:=&quot;&quot;">
            <text:p/>
          </table:table-cell>
          <table:table-cell table:formula="of:=IF([$DataEntry.B797]=&quot;&quot;;&quot;&quot;;[$DataEntry.B797])">
            <text:p/>
          </table:table-cell>
          <table:table-cell table:formula="of:=IF([$DataEntry.E797]=&quot;&quot;;&quot;&quot;;[$DataEntry.E797])">
            <text:p/>
          </table:table-cell>
          <table:table-cell table:formula="of:=IF([$DataEntry.F797]=&quot;&quot;;&quot;&quot;;[$DataEntry.F797])">
            <text:p/>
          </table:table-cell>
          <table:table-cell table:formula="of:=IF([$DataEntry.G797]=&quot;&quot;;&quot;&quot;;[$DataEntry.G797])">
            <text:p/>
          </table:table-cell>
          <table:table-cell table:formula="of:=IF([$DataEntry.H797]=&quot;&quot;;&quot;&quot;;[$DataEntry.H797])">
            <text:p/>
          </table:table-cell>
          <table:table-cell table:formula="of:=IF([$DataEntry.I797]=&quot;&quot;;&quot;&quot;;[$DataEntry.I797])">
            <text:p/>
          </table:table-cell>
          <table:table-cell table:formula="of:=IF([$DataEntry.C797]=&quot;&quot;;&quot;&quot;;[$DataEntry.C797])">
            <text:p/>
          </table:table-cell>
          <table:table-cell table:formula="of:=&quot;&quot;">
            <text:p/>
          </table:table-cell>
          <table:table-cell table:formula="of:=IF([$DataEntry.D797]=&quot;&quot;;&quot;&quot;;[$DataEntry.D79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97]=&quot;&quot;;&quot;&quot;;[$DataEntry.N797])">
            <text:p/>
          </table:table-cell>
          <table:table-cell table:formula="of:=IF([$DataEntry.O797]=&quot;&quot;;&quot;&quot;;[$DataEntry.O797])">
            <text:p/>
          </table:table-cell>
          <table:table-cell table:formula="of:=IF([$DataEntry.P797]=&quot;&quot;;&quot;&quot;;[$DataEntry.P797])">
            <text:p/>
          </table:table-cell>
          <table:table-cell table:number-columns-repeated="48"/>
        </table:table-row>
        <table:table-row table:style-name="ro1">
          <table:table-cell table:formula="of:=IF([$DataEntry.A798]=&quot;&quot;;&quot;&quot;;[$DataEntry.A798])">
            <text:p/>
          </table:table-cell>
          <table:table-cell table:formula="of:=&quot;&quot;">
            <text:p/>
          </table:table-cell>
          <table:table-cell table:formula="of:=IF([$DataEntry.B798]=&quot;&quot;;&quot;&quot;;[$DataEntry.B798])">
            <text:p/>
          </table:table-cell>
          <table:table-cell table:formula="of:=IF([$DataEntry.E798]=&quot;&quot;;&quot;&quot;;[$DataEntry.E798])">
            <text:p/>
          </table:table-cell>
          <table:table-cell table:formula="of:=IF([$DataEntry.F798]=&quot;&quot;;&quot;&quot;;[$DataEntry.F798])">
            <text:p/>
          </table:table-cell>
          <table:table-cell table:formula="of:=IF([$DataEntry.G798]=&quot;&quot;;&quot;&quot;;[$DataEntry.G798])">
            <text:p/>
          </table:table-cell>
          <table:table-cell table:formula="of:=IF([$DataEntry.H798]=&quot;&quot;;&quot;&quot;;[$DataEntry.H798])">
            <text:p/>
          </table:table-cell>
          <table:table-cell table:formula="of:=IF([$DataEntry.I798]=&quot;&quot;;&quot;&quot;;[$DataEntry.I798])">
            <text:p/>
          </table:table-cell>
          <table:table-cell table:formula="of:=IF([$DataEntry.C798]=&quot;&quot;;&quot;&quot;;[$DataEntry.C798])">
            <text:p/>
          </table:table-cell>
          <table:table-cell table:formula="of:=&quot;&quot;">
            <text:p/>
          </table:table-cell>
          <table:table-cell table:formula="of:=IF([$DataEntry.D798]=&quot;&quot;;&quot;&quot;;[$DataEntry.D79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98]=&quot;&quot;;&quot;&quot;;[$DataEntry.N798])">
            <text:p/>
          </table:table-cell>
          <table:table-cell table:formula="of:=IF([$DataEntry.O798]=&quot;&quot;;&quot;&quot;;[$DataEntry.O798])">
            <text:p/>
          </table:table-cell>
          <table:table-cell table:formula="of:=IF([$DataEntry.P798]=&quot;&quot;;&quot;&quot;;[$DataEntry.P798])">
            <text:p/>
          </table:table-cell>
          <table:table-cell table:number-columns-repeated="48"/>
        </table:table-row>
        <table:table-row table:style-name="ro1">
          <table:table-cell table:formula="of:=IF([$DataEntry.A799]=&quot;&quot;;&quot;&quot;;[$DataEntry.A799])">
            <text:p/>
          </table:table-cell>
          <table:table-cell table:formula="of:=&quot;&quot;">
            <text:p/>
          </table:table-cell>
          <table:table-cell table:formula="of:=IF([$DataEntry.B799]=&quot;&quot;;&quot;&quot;;[$DataEntry.B799])">
            <text:p/>
          </table:table-cell>
          <table:table-cell table:formula="of:=IF([$DataEntry.E799]=&quot;&quot;;&quot;&quot;;[$DataEntry.E799])">
            <text:p/>
          </table:table-cell>
          <table:table-cell table:formula="of:=IF([$DataEntry.F799]=&quot;&quot;;&quot;&quot;;[$DataEntry.F799])">
            <text:p/>
          </table:table-cell>
          <table:table-cell table:formula="of:=IF([$DataEntry.G799]=&quot;&quot;;&quot;&quot;;[$DataEntry.G799])">
            <text:p/>
          </table:table-cell>
          <table:table-cell table:formula="of:=IF([$DataEntry.H799]=&quot;&quot;;&quot;&quot;;[$DataEntry.H799])">
            <text:p/>
          </table:table-cell>
          <table:table-cell table:formula="of:=IF([$DataEntry.I799]=&quot;&quot;;&quot;&quot;;[$DataEntry.I799])">
            <text:p/>
          </table:table-cell>
          <table:table-cell table:formula="of:=IF([$DataEntry.C799]=&quot;&quot;;&quot;&quot;;[$DataEntry.C799])">
            <text:p/>
          </table:table-cell>
          <table:table-cell table:formula="of:=&quot;&quot;">
            <text:p/>
          </table:table-cell>
          <table:table-cell table:formula="of:=IF([$DataEntry.D799]=&quot;&quot;;&quot;&quot;;[$DataEntry.D79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799]=&quot;&quot;;&quot;&quot;;[$DataEntry.N799])">
            <text:p/>
          </table:table-cell>
          <table:table-cell table:formula="of:=IF([$DataEntry.O799]=&quot;&quot;;&quot;&quot;;[$DataEntry.O799])">
            <text:p/>
          </table:table-cell>
          <table:table-cell table:formula="of:=IF([$DataEntry.P799]=&quot;&quot;;&quot;&quot;;[$DataEntry.P799])">
            <text:p/>
          </table:table-cell>
          <table:table-cell table:number-columns-repeated="48"/>
        </table:table-row>
        <table:table-row table:style-name="ro1">
          <table:table-cell table:formula="of:=IF([$DataEntry.A800]=&quot;&quot;;&quot;&quot;;[$DataEntry.A800])">
            <text:p/>
          </table:table-cell>
          <table:table-cell table:formula="of:=&quot;&quot;">
            <text:p/>
          </table:table-cell>
          <table:table-cell table:formula="of:=IF([$DataEntry.B800]=&quot;&quot;;&quot;&quot;;[$DataEntry.B800])">
            <text:p/>
          </table:table-cell>
          <table:table-cell table:formula="of:=IF([$DataEntry.E800]=&quot;&quot;;&quot;&quot;;[$DataEntry.E800])">
            <text:p/>
          </table:table-cell>
          <table:table-cell table:formula="of:=IF([$DataEntry.F800]=&quot;&quot;;&quot;&quot;;[$DataEntry.F800])">
            <text:p/>
          </table:table-cell>
          <table:table-cell table:formula="of:=IF([$DataEntry.G800]=&quot;&quot;;&quot;&quot;;[$DataEntry.G800])">
            <text:p/>
          </table:table-cell>
          <table:table-cell table:formula="of:=IF([$DataEntry.H800]=&quot;&quot;;&quot;&quot;;[$DataEntry.H800])">
            <text:p/>
          </table:table-cell>
          <table:table-cell table:formula="of:=IF([$DataEntry.I800]=&quot;&quot;;&quot;&quot;;[$DataEntry.I800])">
            <text:p/>
          </table:table-cell>
          <table:table-cell table:formula="of:=IF([$DataEntry.C800]=&quot;&quot;;&quot;&quot;;[$DataEntry.C800])">
            <text:p/>
          </table:table-cell>
          <table:table-cell table:formula="of:=&quot;&quot;">
            <text:p/>
          </table:table-cell>
          <table:table-cell table:formula="of:=IF([$DataEntry.D800]=&quot;&quot;;&quot;&quot;;[$DataEntry.D80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00]=&quot;&quot;;&quot;&quot;;[$DataEntry.N800])">
            <text:p/>
          </table:table-cell>
          <table:table-cell table:formula="of:=IF([$DataEntry.O800]=&quot;&quot;;&quot;&quot;;[$DataEntry.O800])">
            <text:p/>
          </table:table-cell>
          <table:table-cell table:formula="of:=IF([$DataEntry.P800]=&quot;&quot;;&quot;&quot;;[$DataEntry.P800])">
            <text:p/>
          </table:table-cell>
          <table:table-cell table:number-columns-repeated="48"/>
        </table:table-row>
        <table:table-row table:style-name="ro1">
          <table:table-cell table:formula="of:=IF([$DataEntry.A801]=&quot;&quot;;&quot;&quot;;[$DataEntry.A801])">
            <text:p/>
          </table:table-cell>
          <table:table-cell table:formula="of:=&quot;&quot;">
            <text:p/>
          </table:table-cell>
          <table:table-cell table:formula="of:=IF([$DataEntry.B801]=&quot;&quot;;&quot;&quot;;[$DataEntry.B801])">
            <text:p/>
          </table:table-cell>
          <table:table-cell table:formula="of:=IF([$DataEntry.E801]=&quot;&quot;;&quot;&quot;;[$DataEntry.E801])">
            <text:p/>
          </table:table-cell>
          <table:table-cell table:formula="of:=IF([$DataEntry.F801]=&quot;&quot;;&quot;&quot;;[$DataEntry.F801])">
            <text:p/>
          </table:table-cell>
          <table:table-cell table:formula="of:=IF([$DataEntry.G801]=&quot;&quot;;&quot;&quot;;[$DataEntry.G801])">
            <text:p/>
          </table:table-cell>
          <table:table-cell table:formula="of:=IF([$DataEntry.H801]=&quot;&quot;;&quot;&quot;;[$DataEntry.H801])">
            <text:p/>
          </table:table-cell>
          <table:table-cell table:formula="of:=IF([$DataEntry.I801]=&quot;&quot;;&quot;&quot;;[$DataEntry.I801])">
            <text:p/>
          </table:table-cell>
          <table:table-cell table:formula="of:=IF([$DataEntry.C801]=&quot;&quot;;&quot;&quot;;[$DataEntry.C801])">
            <text:p/>
          </table:table-cell>
          <table:table-cell table:formula="of:=&quot;&quot;">
            <text:p/>
          </table:table-cell>
          <table:table-cell table:formula="of:=IF([$DataEntry.D801]=&quot;&quot;;&quot;&quot;;[$DataEntry.D80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01]=&quot;&quot;;&quot;&quot;;[$DataEntry.N801])">
            <text:p/>
          </table:table-cell>
          <table:table-cell table:formula="of:=IF([$DataEntry.O801]=&quot;&quot;;&quot;&quot;;[$DataEntry.O801])">
            <text:p/>
          </table:table-cell>
          <table:table-cell table:formula="of:=IF([$DataEntry.P801]=&quot;&quot;;&quot;&quot;;[$DataEntry.P801])">
            <text:p/>
          </table:table-cell>
          <table:table-cell table:number-columns-repeated="48"/>
        </table:table-row>
        <table:table-row table:style-name="ro1">
          <table:table-cell table:formula="of:=IF([$DataEntry.A802]=&quot;&quot;;&quot;&quot;;[$DataEntry.A802])">
            <text:p/>
          </table:table-cell>
          <table:table-cell table:formula="of:=&quot;&quot;">
            <text:p/>
          </table:table-cell>
          <table:table-cell table:formula="of:=IF([$DataEntry.B802]=&quot;&quot;;&quot;&quot;;[$DataEntry.B802])">
            <text:p/>
          </table:table-cell>
          <table:table-cell table:formula="of:=IF([$DataEntry.E802]=&quot;&quot;;&quot;&quot;;[$DataEntry.E802])">
            <text:p/>
          </table:table-cell>
          <table:table-cell table:formula="of:=IF([$DataEntry.F802]=&quot;&quot;;&quot;&quot;;[$DataEntry.F802])">
            <text:p/>
          </table:table-cell>
          <table:table-cell table:formula="of:=IF([$DataEntry.G802]=&quot;&quot;;&quot;&quot;;[$DataEntry.G802])">
            <text:p/>
          </table:table-cell>
          <table:table-cell table:formula="of:=IF([$DataEntry.H802]=&quot;&quot;;&quot;&quot;;[$DataEntry.H802])">
            <text:p/>
          </table:table-cell>
          <table:table-cell table:formula="of:=IF([$DataEntry.I802]=&quot;&quot;;&quot;&quot;;[$DataEntry.I802])">
            <text:p/>
          </table:table-cell>
          <table:table-cell table:formula="of:=IF([$DataEntry.C802]=&quot;&quot;;&quot;&quot;;[$DataEntry.C802])">
            <text:p/>
          </table:table-cell>
          <table:table-cell table:formula="of:=&quot;&quot;">
            <text:p/>
          </table:table-cell>
          <table:table-cell table:formula="of:=IF([$DataEntry.D802]=&quot;&quot;;&quot;&quot;;[$DataEntry.D80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02]=&quot;&quot;;&quot;&quot;;[$DataEntry.N802])">
            <text:p/>
          </table:table-cell>
          <table:table-cell table:formula="of:=IF([$DataEntry.O802]=&quot;&quot;;&quot;&quot;;[$DataEntry.O802])">
            <text:p/>
          </table:table-cell>
          <table:table-cell table:formula="of:=IF([$DataEntry.P802]=&quot;&quot;;&quot;&quot;;[$DataEntry.P802])">
            <text:p/>
          </table:table-cell>
          <table:table-cell table:number-columns-repeated="48"/>
        </table:table-row>
        <table:table-row table:style-name="ro1">
          <table:table-cell table:formula="of:=IF([$DataEntry.A803]=&quot;&quot;;&quot;&quot;;[$DataEntry.A803])">
            <text:p/>
          </table:table-cell>
          <table:table-cell table:formula="of:=&quot;&quot;">
            <text:p/>
          </table:table-cell>
          <table:table-cell table:formula="of:=IF([$DataEntry.B803]=&quot;&quot;;&quot;&quot;;[$DataEntry.B803])">
            <text:p/>
          </table:table-cell>
          <table:table-cell table:formula="of:=IF([$DataEntry.E803]=&quot;&quot;;&quot;&quot;;[$DataEntry.E803])">
            <text:p/>
          </table:table-cell>
          <table:table-cell table:formula="of:=IF([$DataEntry.F803]=&quot;&quot;;&quot;&quot;;[$DataEntry.F803])">
            <text:p/>
          </table:table-cell>
          <table:table-cell table:formula="of:=IF([$DataEntry.G803]=&quot;&quot;;&quot;&quot;;[$DataEntry.G803])">
            <text:p/>
          </table:table-cell>
          <table:table-cell table:formula="of:=IF([$DataEntry.H803]=&quot;&quot;;&quot;&quot;;[$DataEntry.H803])">
            <text:p/>
          </table:table-cell>
          <table:table-cell table:formula="of:=IF([$DataEntry.I803]=&quot;&quot;;&quot;&quot;;[$DataEntry.I803])">
            <text:p/>
          </table:table-cell>
          <table:table-cell table:formula="of:=IF([$DataEntry.C803]=&quot;&quot;;&quot;&quot;;[$DataEntry.C803])">
            <text:p/>
          </table:table-cell>
          <table:table-cell table:formula="of:=&quot;&quot;">
            <text:p/>
          </table:table-cell>
          <table:table-cell table:formula="of:=IF([$DataEntry.D803]=&quot;&quot;;&quot;&quot;;[$DataEntry.D80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03]=&quot;&quot;;&quot;&quot;;[$DataEntry.N803])">
            <text:p/>
          </table:table-cell>
          <table:table-cell table:formula="of:=IF([$DataEntry.O803]=&quot;&quot;;&quot;&quot;;[$DataEntry.O803])">
            <text:p/>
          </table:table-cell>
          <table:table-cell table:formula="of:=IF([$DataEntry.P803]=&quot;&quot;;&quot;&quot;;[$DataEntry.P803])">
            <text:p/>
          </table:table-cell>
          <table:table-cell table:number-columns-repeated="48"/>
        </table:table-row>
        <table:table-row table:style-name="ro1">
          <table:table-cell table:formula="of:=IF([$DataEntry.A804]=&quot;&quot;;&quot;&quot;;[$DataEntry.A804])">
            <text:p/>
          </table:table-cell>
          <table:table-cell table:formula="of:=&quot;&quot;">
            <text:p/>
          </table:table-cell>
          <table:table-cell table:formula="of:=IF([$DataEntry.B804]=&quot;&quot;;&quot;&quot;;[$DataEntry.B804])">
            <text:p/>
          </table:table-cell>
          <table:table-cell table:formula="of:=IF([$DataEntry.E804]=&quot;&quot;;&quot;&quot;;[$DataEntry.E804])">
            <text:p/>
          </table:table-cell>
          <table:table-cell table:formula="of:=IF([$DataEntry.F804]=&quot;&quot;;&quot;&quot;;[$DataEntry.F804])">
            <text:p/>
          </table:table-cell>
          <table:table-cell table:formula="of:=IF([$DataEntry.G804]=&quot;&quot;;&quot;&quot;;[$DataEntry.G804])">
            <text:p/>
          </table:table-cell>
          <table:table-cell table:formula="of:=IF([$DataEntry.H804]=&quot;&quot;;&quot;&quot;;[$DataEntry.H804])">
            <text:p/>
          </table:table-cell>
          <table:table-cell table:formula="of:=IF([$DataEntry.I804]=&quot;&quot;;&quot;&quot;;[$DataEntry.I804])">
            <text:p/>
          </table:table-cell>
          <table:table-cell table:formula="of:=IF([$DataEntry.C804]=&quot;&quot;;&quot;&quot;;[$DataEntry.C804])">
            <text:p/>
          </table:table-cell>
          <table:table-cell table:formula="of:=&quot;&quot;">
            <text:p/>
          </table:table-cell>
          <table:table-cell table:formula="of:=IF([$DataEntry.D804]=&quot;&quot;;&quot;&quot;;[$DataEntry.D80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04]=&quot;&quot;;&quot;&quot;;[$DataEntry.N804])">
            <text:p/>
          </table:table-cell>
          <table:table-cell table:formula="of:=IF([$DataEntry.O804]=&quot;&quot;;&quot;&quot;;[$DataEntry.O804])">
            <text:p/>
          </table:table-cell>
          <table:table-cell table:formula="of:=IF([$DataEntry.P804]=&quot;&quot;;&quot;&quot;;[$DataEntry.P804])">
            <text:p/>
          </table:table-cell>
          <table:table-cell table:number-columns-repeated="48"/>
        </table:table-row>
        <table:table-row table:style-name="ro1">
          <table:table-cell table:formula="of:=IF([$DataEntry.A805]=&quot;&quot;;&quot;&quot;;[$DataEntry.A805])">
            <text:p/>
          </table:table-cell>
          <table:table-cell table:formula="of:=&quot;&quot;">
            <text:p/>
          </table:table-cell>
          <table:table-cell table:formula="of:=IF([$DataEntry.B805]=&quot;&quot;;&quot;&quot;;[$DataEntry.B805])">
            <text:p/>
          </table:table-cell>
          <table:table-cell table:formula="of:=IF([$DataEntry.E805]=&quot;&quot;;&quot;&quot;;[$DataEntry.E805])">
            <text:p/>
          </table:table-cell>
          <table:table-cell table:formula="of:=IF([$DataEntry.F805]=&quot;&quot;;&quot;&quot;;[$DataEntry.F805])">
            <text:p/>
          </table:table-cell>
          <table:table-cell table:formula="of:=IF([$DataEntry.G805]=&quot;&quot;;&quot;&quot;;[$DataEntry.G805])">
            <text:p/>
          </table:table-cell>
          <table:table-cell table:formula="of:=IF([$DataEntry.H805]=&quot;&quot;;&quot;&quot;;[$DataEntry.H805])">
            <text:p/>
          </table:table-cell>
          <table:table-cell table:formula="of:=IF([$DataEntry.I805]=&quot;&quot;;&quot;&quot;;[$DataEntry.I805])">
            <text:p/>
          </table:table-cell>
          <table:table-cell table:formula="of:=IF([$DataEntry.C805]=&quot;&quot;;&quot;&quot;;[$DataEntry.C805])">
            <text:p/>
          </table:table-cell>
          <table:table-cell table:formula="of:=&quot;&quot;">
            <text:p/>
          </table:table-cell>
          <table:table-cell table:formula="of:=IF([$DataEntry.D805]=&quot;&quot;;&quot;&quot;;[$DataEntry.D80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05]=&quot;&quot;;&quot;&quot;;[$DataEntry.N805])">
            <text:p/>
          </table:table-cell>
          <table:table-cell table:formula="of:=IF([$DataEntry.O805]=&quot;&quot;;&quot;&quot;;[$DataEntry.O805])">
            <text:p/>
          </table:table-cell>
          <table:table-cell table:formula="of:=IF([$DataEntry.P805]=&quot;&quot;;&quot;&quot;;[$DataEntry.P805])">
            <text:p/>
          </table:table-cell>
          <table:table-cell table:number-columns-repeated="48"/>
        </table:table-row>
        <table:table-row table:style-name="ro1">
          <table:table-cell table:formula="of:=IF([$DataEntry.A806]=&quot;&quot;;&quot;&quot;;[$DataEntry.A806])">
            <text:p/>
          </table:table-cell>
          <table:table-cell table:formula="of:=&quot;&quot;">
            <text:p/>
          </table:table-cell>
          <table:table-cell table:formula="of:=IF([$DataEntry.B806]=&quot;&quot;;&quot;&quot;;[$DataEntry.B806])">
            <text:p/>
          </table:table-cell>
          <table:table-cell table:formula="of:=IF([$DataEntry.E806]=&quot;&quot;;&quot;&quot;;[$DataEntry.E806])">
            <text:p/>
          </table:table-cell>
          <table:table-cell table:formula="of:=IF([$DataEntry.F806]=&quot;&quot;;&quot;&quot;;[$DataEntry.F806])">
            <text:p/>
          </table:table-cell>
          <table:table-cell table:formula="of:=IF([$DataEntry.G806]=&quot;&quot;;&quot;&quot;;[$DataEntry.G806])">
            <text:p/>
          </table:table-cell>
          <table:table-cell table:formula="of:=IF([$DataEntry.H806]=&quot;&quot;;&quot;&quot;;[$DataEntry.H806])">
            <text:p/>
          </table:table-cell>
          <table:table-cell table:formula="of:=IF([$DataEntry.I806]=&quot;&quot;;&quot;&quot;;[$DataEntry.I806])">
            <text:p/>
          </table:table-cell>
          <table:table-cell table:formula="of:=IF([$DataEntry.C806]=&quot;&quot;;&quot;&quot;;[$DataEntry.C806])">
            <text:p/>
          </table:table-cell>
          <table:table-cell table:formula="of:=&quot;&quot;">
            <text:p/>
          </table:table-cell>
          <table:table-cell table:formula="of:=IF([$DataEntry.D806]=&quot;&quot;;&quot;&quot;;[$DataEntry.D80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06]=&quot;&quot;;&quot;&quot;;[$DataEntry.N806])">
            <text:p/>
          </table:table-cell>
          <table:table-cell table:formula="of:=IF([$DataEntry.O806]=&quot;&quot;;&quot;&quot;;[$DataEntry.O806])">
            <text:p/>
          </table:table-cell>
          <table:table-cell table:formula="of:=IF([$DataEntry.P806]=&quot;&quot;;&quot;&quot;;[$DataEntry.P806])">
            <text:p/>
          </table:table-cell>
          <table:table-cell table:number-columns-repeated="48"/>
        </table:table-row>
        <table:table-row table:style-name="ro1">
          <table:table-cell table:formula="of:=IF([$DataEntry.A807]=&quot;&quot;;&quot;&quot;;[$DataEntry.A807])">
            <text:p/>
          </table:table-cell>
          <table:table-cell table:formula="of:=&quot;&quot;">
            <text:p/>
          </table:table-cell>
          <table:table-cell table:formula="of:=IF([$DataEntry.B807]=&quot;&quot;;&quot;&quot;;[$DataEntry.B807])">
            <text:p/>
          </table:table-cell>
          <table:table-cell table:formula="of:=IF([$DataEntry.E807]=&quot;&quot;;&quot;&quot;;[$DataEntry.E807])">
            <text:p/>
          </table:table-cell>
          <table:table-cell table:formula="of:=IF([$DataEntry.F807]=&quot;&quot;;&quot;&quot;;[$DataEntry.F807])">
            <text:p/>
          </table:table-cell>
          <table:table-cell table:formula="of:=IF([$DataEntry.G807]=&quot;&quot;;&quot;&quot;;[$DataEntry.G807])">
            <text:p/>
          </table:table-cell>
          <table:table-cell table:formula="of:=IF([$DataEntry.H807]=&quot;&quot;;&quot;&quot;;[$DataEntry.H807])">
            <text:p/>
          </table:table-cell>
          <table:table-cell table:formula="of:=IF([$DataEntry.I807]=&quot;&quot;;&quot;&quot;;[$DataEntry.I807])">
            <text:p/>
          </table:table-cell>
          <table:table-cell table:formula="of:=IF([$DataEntry.C807]=&quot;&quot;;&quot;&quot;;[$DataEntry.C807])">
            <text:p/>
          </table:table-cell>
          <table:table-cell table:formula="of:=&quot;&quot;">
            <text:p/>
          </table:table-cell>
          <table:table-cell table:formula="of:=IF([$DataEntry.D807]=&quot;&quot;;&quot;&quot;;[$DataEntry.D80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07]=&quot;&quot;;&quot;&quot;;[$DataEntry.N807])">
            <text:p/>
          </table:table-cell>
          <table:table-cell table:formula="of:=IF([$DataEntry.O807]=&quot;&quot;;&quot;&quot;;[$DataEntry.O807])">
            <text:p/>
          </table:table-cell>
          <table:table-cell table:formula="of:=IF([$DataEntry.P807]=&quot;&quot;;&quot;&quot;;[$DataEntry.P807])">
            <text:p/>
          </table:table-cell>
          <table:table-cell table:number-columns-repeated="48"/>
        </table:table-row>
        <table:table-row table:style-name="ro1">
          <table:table-cell table:formula="of:=IF([$DataEntry.A808]=&quot;&quot;;&quot;&quot;;[$DataEntry.A808])">
            <text:p/>
          </table:table-cell>
          <table:table-cell table:formula="of:=&quot;&quot;">
            <text:p/>
          </table:table-cell>
          <table:table-cell table:formula="of:=IF([$DataEntry.B808]=&quot;&quot;;&quot;&quot;;[$DataEntry.B808])">
            <text:p/>
          </table:table-cell>
          <table:table-cell table:formula="of:=IF([$DataEntry.E808]=&quot;&quot;;&quot;&quot;;[$DataEntry.E808])">
            <text:p/>
          </table:table-cell>
          <table:table-cell table:formula="of:=IF([$DataEntry.F808]=&quot;&quot;;&quot;&quot;;[$DataEntry.F808])">
            <text:p/>
          </table:table-cell>
          <table:table-cell table:formula="of:=IF([$DataEntry.G808]=&quot;&quot;;&quot;&quot;;[$DataEntry.G808])">
            <text:p/>
          </table:table-cell>
          <table:table-cell table:formula="of:=IF([$DataEntry.H808]=&quot;&quot;;&quot;&quot;;[$DataEntry.H808])">
            <text:p/>
          </table:table-cell>
          <table:table-cell table:formula="of:=IF([$DataEntry.I808]=&quot;&quot;;&quot;&quot;;[$DataEntry.I808])">
            <text:p/>
          </table:table-cell>
          <table:table-cell table:formula="of:=IF([$DataEntry.C808]=&quot;&quot;;&quot;&quot;;[$DataEntry.C808])">
            <text:p/>
          </table:table-cell>
          <table:table-cell table:formula="of:=&quot;&quot;">
            <text:p/>
          </table:table-cell>
          <table:table-cell table:formula="of:=IF([$DataEntry.D808]=&quot;&quot;;&quot;&quot;;[$DataEntry.D80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08]=&quot;&quot;;&quot;&quot;;[$DataEntry.N808])">
            <text:p/>
          </table:table-cell>
          <table:table-cell table:formula="of:=IF([$DataEntry.O808]=&quot;&quot;;&quot;&quot;;[$DataEntry.O808])">
            <text:p/>
          </table:table-cell>
          <table:table-cell table:formula="of:=IF([$DataEntry.P808]=&quot;&quot;;&quot;&quot;;[$DataEntry.P808])">
            <text:p/>
          </table:table-cell>
          <table:table-cell table:number-columns-repeated="48"/>
        </table:table-row>
        <table:table-row table:style-name="ro1">
          <table:table-cell table:formula="of:=IF([$DataEntry.A809]=&quot;&quot;;&quot;&quot;;[$DataEntry.A809])">
            <text:p/>
          </table:table-cell>
          <table:table-cell table:formula="of:=&quot;&quot;">
            <text:p/>
          </table:table-cell>
          <table:table-cell table:formula="of:=IF([$DataEntry.B809]=&quot;&quot;;&quot;&quot;;[$DataEntry.B809])">
            <text:p/>
          </table:table-cell>
          <table:table-cell table:formula="of:=IF([$DataEntry.E809]=&quot;&quot;;&quot;&quot;;[$DataEntry.E809])">
            <text:p/>
          </table:table-cell>
          <table:table-cell table:formula="of:=IF([$DataEntry.F809]=&quot;&quot;;&quot;&quot;;[$DataEntry.F809])">
            <text:p/>
          </table:table-cell>
          <table:table-cell table:formula="of:=IF([$DataEntry.G809]=&quot;&quot;;&quot;&quot;;[$DataEntry.G809])">
            <text:p/>
          </table:table-cell>
          <table:table-cell table:formula="of:=IF([$DataEntry.H809]=&quot;&quot;;&quot;&quot;;[$DataEntry.H809])">
            <text:p/>
          </table:table-cell>
          <table:table-cell table:formula="of:=IF([$DataEntry.I809]=&quot;&quot;;&quot;&quot;;[$DataEntry.I809])">
            <text:p/>
          </table:table-cell>
          <table:table-cell table:formula="of:=IF([$DataEntry.C809]=&quot;&quot;;&quot;&quot;;[$DataEntry.C809])">
            <text:p/>
          </table:table-cell>
          <table:table-cell table:formula="of:=&quot;&quot;">
            <text:p/>
          </table:table-cell>
          <table:table-cell table:formula="of:=IF([$DataEntry.D809]=&quot;&quot;;&quot;&quot;;[$DataEntry.D80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09]=&quot;&quot;;&quot;&quot;;[$DataEntry.N809])">
            <text:p/>
          </table:table-cell>
          <table:table-cell table:formula="of:=IF([$DataEntry.O809]=&quot;&quot;;&quot;&quot;;[$DataEntry.O809])">
            <text:p/>
          </table:table-cell>
          <table:table-cell table:formula="of:=IF([$DataEntry.P809]=&quot;&quot;;&quot;&quot;;[$DataEntry.P809])">
            <text:p/>
          </table:table-cell>
          <table:table-cell table:number-columns-repeated="48"/>
        </table:table-row>
        <table:table-row table:style-name="ro1">
          <table:table-cell table:formula="of:=IF([$DataEntry.A810]=&quot;&quot;;&quot;&quot;;[$DataEntry.A810])">
            <text:p/>
          </table:table-cell>
          <table:table-cell table:formula="of:=&quot;&quot;">
            <text:p/>
          </table:table-cell>
          <table:table-cell table:formula="of:=IF([$DataEntry.B810]=&quot;&quot;;&quot;&quot;;[$DataEntry.B810])">
            <text:p/>
          </table:table-cell>
          <table:table-cell table:formula="of:=IF([$DataEntry.E810]=&quot;&quot;;&quot;&quot;;[$DataEntry.E810])">
            <text:p/>
          </table:table-cell>
          <table:table-cell table:formula="of:=IF([$DataEntry.F810]=&quot;&quot;;&quot;&quot;;[$DataEntry.F810])">
            <text:p/>
          </table:table-cell>
          <table:table-cell table:formula="of:=IF([$DataEntry.G810]=&quot;&quot;;&quot;&quot;;[$DataEntry.G810])">
            <text:p/>
          </table:table-cell>
          <table:table-cell table:formula="of:=IF([$DataEntry.H810]=&quot;&quot;;&quot;&quot;;[$DataEntry.H810])">
            <text:p/>
          </table:table-cell>
          <table:table-cell table:formula="of:=IF([$DataEntry.I810]=&quot;&quot;;&quot;&quot;;[$DataEntry.I810])">
            <text:p/>
          </table:table-cell>
          <table:table-cell table:formula="of:=IF([$DataEntry.C810]=&quot;&quot;;&quot;&quot;;[$DataEntry.C810])">
            <text:p/>
          </table:table-cell>
          <table:table-cell table:formula="of:=&quot;&quot;">
            <text:p/>
          </table:table-cell>
          <table:table-cell table:formula="of:=IF([$DataEntry.D810]=&quot;&quot;;&quot;&quot;;[$DataEntry.D81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10]=&quot;&quot;;&quot;&quot;;[$DataEntry.N810])">
            <text:p/>
          </table:table-cell>
          <table:table-cell table:formula="of:=IF([$DataEntry.O810]=&quot;&quot;;&quot;&quot;;[$DataEntry.O810])">
            <text:p/>
          </table:table-cell>
          <table:table-cell table:formula="of:=IF([$DataEntry.P810]=&quot;&quot;;&quot;&quot;;[$DataEntry.P810])">
            <text:p/>
          </table:table-cell>
          <table:table-cell table:number-columns-repeated="48"/>
        </table:table-row>
        <table:table-row table:style-name="ro1">
          <table:table-cell table:formula="of:=IF([$DataEntry.A811]=&quot;&quot;;&quot;&quot;;[$DataEntry.A811])">
            <text:p/>
          </table:table-cell>
          <table:table-cell table:formula="of:=&quot;&quot;">
            <text:p/>
          </table:table-cell>
          <table:table-cell table:formula="of:=IF([$DataEntry.B811]=&quot;&quot;;&quot;&quot;;[$DataEntry.B811])">
            <text:p/>
          </table:table-cell>
          <table:table-cell table:formula="of:=IF([$DataEntry.E811]=&quot;&quot;;&quot;&quot;;[$DataEntry.E811])">
            <text:p/>
          </table:table-cell>
          <table:table-cell table:formula="of:=IF([$DataEntry.F811]=&quot;&quot;;&quot;&quot;;[$DataEntry.F811])">
            <text:p/>
          </table:table-cell>
          <table:table-cell table:formula="of:=IF([$DataEntry.G811]=&quot;&quot;;&quot;&quot;;[$DataEntry.G811])">
            <text:p/>
          </table:table-cell>
          <table:table-cell table:formula="of:=IF([$DataEntry.H811]=&quot;&quot;;&quot;&quot;;[$DataEntry.H811])">
            <text:p/>
          </table:table-cell>
          <table:table-cell table:formula="of:=IF([$DataEntry.I811]=&quot;&quot;;&quot;&quot;;[$DataEntry.I811])">
            <text:p/>
          </table:table-cell>
          <table:table-cell table:formula="of:=IF([$DataEntry.C811]=&quot;&quot;;&quot;&quot;;[$DataEntry.C811])">
            <text:p/>
          </table:table-cell>
          <table:table-cell table:formula="of:=&quot;&quot;">
            <text:p/>
          </table:table-cell>
          <table:table-cell table:formula="of:=IF([$DataEntry.D811]=&quot;&quot;;&quot;&quot;;[$DataEntry.D81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11]=&quot;&quot;;&quot;&quot;;[$DataEntry.N811])">
            <text:p/>
          </table:table-cell>
          <table:table-cell table:formula="of:=IF([$DataEntry.O811]=&quot;&quot;;&quot;&quot;;[$DataEntry.O811])">
            <text:p/>
          </table:table-cell>
          <table:table-cell table:formula="of:=IF([$DataEntry.P811]=&quot;&quot;;&quot;&quot;;[$DataEntry.P811])">
            <text:p/>
          </table:table-cell>
          <table:table-cell table:number-columns-repeated="48"/>
        </table:table-row>
        <table:table-row table:style-name="ro1">
          <table:table-cell table:formula="of:=IF([$DataEntry.A812]=&quot;&quot;;&quot;&quot;;[$DataEntry.A812])">
            <text:p/>
          </table:table-cell>
          <table:table-cell table:formula="of:=&quot;&quot;">
            <text:p/>
          </table:table-cell>
          <table:table-cell table:formula="of:=IF([$DataEntry.B812]=&quot;&quot;;&quot;&quot;;[$DataEntry.B812])">
            <text:p/>
          </table:table-cell>
          <table:table-cell table:formula="of:=IF([$DataEntry.E812]=&quot;&quot;;&quot;&quot;;[$DataEntry.E812])">
            <text:p/>
          </table:table-cell>
          <table:table-cell table:formula="of:=IF([$DataEntry.F812]=&quot;&quot;;&quot;&quot;;[$DataEntry.F812])">
            <text:p/>
          </table:table-cell>
          <table:table-cell table:formula="of:=IF([$DataEntry.G812]=&quot;&quot;;&quot;&quot;;[$DataEntry.G812])">
            <text:p/>
          </table:table-cell>
          <table:table-cell table:formula="of:=IF([$DataEntry.H812]=&quot;&quot;;&quot;&quot;;[$DataEntry.H812])">
            <text:p/>
          </table:table-cell>
          <table:table-cell table:formula="of:=IF([$DataEntry.I812]=&quot;&quot;;&quot;&quot;;[$DataEntry.I812])">
            <text:p/>
          </table:table-cell>
          <table:table-cell table:formula="of:=IF([$DataEntry.C812]=&quot;&quot;;&quot;&quot;;[$DataEntry.C812])">
            <text:p/>
          </table:table-cell>
          <table:table-cell table:formula="of:=&quot;&quot;">
            <text:p/>
          </table:table-cell>
          <table:table-cell table:formula="of:=IF([$DataEntry.D812]=&quot;&quot;;&quot;&quot;;[$DataEntry.D81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12]=&quot;&quot;;&quot;&quot;;[$DataEntry.N812])">
            <text:p/>
          </table:table-cell>
          <table:table-cell table:formula="of:=IF([$DataEntry.O812]=&quot;&quot;;&quot;&quot;;[$DataEntry.O812])">
            <text:p/>
          </table:table-cell>
          <table:table-cell table:formula="of:=IF([$DataEntry.P812]=&quot;&quot;;&quot;&quot;;[$DataEntry.P812])">
            <text:p/>
          </table:table-cell>
          <table:table-cell table:number-columns-repeated="48"/>
        </table:table-row>
        <table:table-row table:style-name="ro1">
          <table:table-cell table:formula="of:=IF([$DataEntry.A813]=&quot;&quot;;&quot;&quot;;[$DataEntry.A813])">
            <text:p/>
          </table:table-cell>
          <table:table-cell table:formula="of:=&quot;&quot;">
            <text:p/>
          </table:table-cell>
          <table:table-cell table:formula="of:=IF([$DataEntry.B813]=&quot;&quot;;&quot;&quot;;[$DataEntry.B813])">
            <text:p/>
          </table:table-cell>
          <table:table-cell table:formula="of:=IF([$DataEntry.E813]=&quot;&quot;;&quot;&quot;;[$DataEntry.E813])">
            <text:p/>
          </table:table-cell>
          <table:table-cell table:formula="of:=IF([$DataEntry.F813]=&quot;&quot;;&quot;&quot;;[$DataEntry.F813])">
            <text:p/>
          </table:table-cell>
          <table:table-cell table:formula="of:=IF([$DataEntry.G813]=&quot;&quot;;&quot;&quot;;[$DataEntry.G813])">
            <text:p/>
          </table:table-cell>
          <table:table-cell table:formula="of:=IF([$DataEntry.H813]=&quot;&quot;;&quot;&quot;;[$DataEntry.H813])">
            <text:p/>
          </table:table-cell>
          <table:table-cell table:formula="of:=IF([$DataEntry.I813]=&quot;&quot;;&quot;&quot;;[$DataEntry.I813])">
            <text:p/>
          </table:table-cell>
          <table:table-cell table:formula="of:=IF([$DataEntry.C813]=&quot;&quot;;&quot;&quot;;[$DataEntry.C813])">
            <text:p/>
          </table:table-cell>
          <table:table-cell table:formula="of:=&quot;&quot;">
            <text:p/>
          </table:table-cell>
          <table:table-cell table:formula="of:=IF([$DataEntry.D813]=&quot;&quot;;&quot;&quot;;[$DataEntry.D81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13]=&quot;&quot;;&quot;&quot;;[$DataEntry.N813])">
            <text:p/>
          </table:table-cell>
          <table:table-cell table:formula="of:=IF([$DataEntry.O813]=&quot;&quot;;&quot;&quot;;[$DataEntry.O813])">
            <text:p/>
          </table:table-cell>
          <table:table-cell table:formula="of:=IF([$DataEntry.P813]=&quot;&quot;;&quot;&quot;;[$DataEntry.P813])">
            <text:p/>
          </table:table-cell>
          <table:table-cell table:number-columns-repeated="48"/>
        </table:table-row>
        <table:table-row table:style-name="ro1">
          <table:table-cell table:formula="of:=IF([$DataEntry.A814]=&quot;&quot;;&quot;&quot;;[$DataEntry.A814])">
            <text:p/>
          </table:table-cell>
          <table:table-cell table:formula="of:=&quot;&quot;">
            <text:p/>
          </table:table-cell>
          <table:table-cell table:formula="of:=IF([$DataEntry.B814]=&quot;&quot;;&quot;&quot;;[$DataEntry.B814])">
            <text:p/>
          </table:table-cell>
          <table:table-cell table:formula="of:=IF([$DataEntry.E814]=&quot;&quot;;&quot;&quot;;[$DataEntry.E814])">
            <text:p/>
          </table:table-cell>
          <table:table-cell table:formula="of:=IF([$DataEntry.F814]=&quot;&quot;;&quot;&quot;;[$DataEntry.F814])">
            <text:p/>
          </table:table-cell>
          <table:table-cell table:formula="of:=IF([$DataEntry.G814]=&quot;&quot;;&quot;&quot;;[$DataEntry.G814])">
            <text:p/>
          </table:table-cell>
          <table:table-cell table:formula="of:=IF([$DataEntry.H814]=&quot;&quot;;&quot;&quot;;[$DataEntry.H814])">
            <text:p/>
          </table:table-cell>
          <table:table-cell table:formula="of:=IF([$DataEntry.I814]=&quot;&quot;;&quot;&quot;;[$DataEntry.I814])">
            <text:p/>
          </table:table-cell>
          <table:table-cell table:formula="of:=IF([$DataEntry.C814]=&quot;&quot;;&quot;&quot;;[$DataEntry.C814])">
            <text:p/>
          </table:table-cell>
          <table:table-cell table:formula="of:=&quot;&quot;">
            <text:p/>
          </table:table-cell>
          <table:table-cell table:formula="of:=IF([$DataEntry.D814]=&quot;&quot;;&quot;&quot;;[$DataEntry.D81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14]=&quot;&quot;;&quot;&quot;;[$DataEntry.N814])">
            <text:p/>
          </table:table-cell>
          <table:table-cell table:formula="of:=IF([$DataEntry.O814]=&quot;&quot;;&quot;&quot;;[$DataEntry.O814])">
            <text:p/>
          </table:table-cell>
          <table:table-cell table:formula="of:=IF([$DataEntry.P814]=&quot;&quot;;&quot;&quot;;[$DataEntry.P814])">
            <text:p/>
          </table:table-cell>
          <table:table-cell table:number-columns-repeated="48"/>
        </table:table-row>
        <table:table-row table:style-name="ro1">
          <table:table-cell table:formula="of:=IF([$DataEntry.A815]=&quot;&quot;;&quot;&quot;;[$DataEntry.A815])">
            <text:p/>
          </table:table-cell>
          <table:table-cell table:formula="of:=&quot;&quot;">
            <text:p/>
          </table:table-cell>
          <table:table-cell table:formula="of:=IF([$DataEntry.B815]=&quot;&quot;;&quot;&quot;;[$DataEntry.B815])">
            <text:p/>
          </table:table-cell>
          <table:table-cell table:formula="of:=IF([$DataEntry.E815]=&quot;&quot;;&quot;&quot;;[$DataEntry.E815])">
            <text:p/>
          </table:table-cell>
          <table:table-cell table:formula="of:=IF([$DataEntry.F815]=&quot;&quot;;&quot;&quot;;[$DataEntry.F815])">
            <text:p/>
          </table:table-cell>
          <table:table-cell table:formula="of:=IF([$DataEntry.G815]=&quot;&quot;;&quot;&quot;;[$DataEntry.G815])">
            <text:p/>
          </table:table-cell>
          <table:table-cell table:formula="of:=IF([$DataEntry.H815]=&quot;&quot;;&quot;&quot;;[$DataEntry.H815])">
            <text:p/>
          </table:table-cell>
          <table:table-cell table:formula="of:=IF([$DataEntry.I815]=&quot;&quot;;&quot;&quot;;[$DataEntry.I815])">
            <text:p/>
          </table:table-cell>
          <table:table-cell table:formula="of:=IF([$DataEntry.C815]=&quot;&quot;;&quot;&quot;;[$DataEntry.C815])">
            <text:p/>
          </table:table-cell>
          <table:table-cell table:formula="of:=&quot;&quot;">
            <text:p/>
          </table:table-cell>
          <table:table-cell table:formula="of:=IF([$DataEntry.D815]=&quot;&quot;;&quot;&quot;;[$DataEntry.D81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15]=&quot;&quot;;&quot;&quot;;[$DataEntry.N815])">
            <text:p/>
          </table:table-cell>
          <table:table-cell table:formula="of:=IF([$DataEntry.O815]=&quot;&quot;;&quot;&quot;;[$DataEntry.O815])">
            <text:p/>
          </table:table-cell>
          <table:table-cell table:formula="of:=IF([$DataEntry.P815]=&quot;&quot;;&quot;&quot;;[$DataEntry.P815])">
            <text:p/>
          </table:table-cell>
          <table:table-cell table:number-columns-repeated="48"/>
        </table:table-row>
        <table:table-row table:style-name="ro1">
          <table:table-cell table:formula="of:=IF([$DataEntry.A816]=&quot;&quot;;&quot;&quot;;[$DataEntry.A816])">
            <text:p/>
          </table:table-cell>
          <table:table-cell table:formula="of:=&quot;&quot;">
            <text:p/>
          </table:table-cell>
          <table:table-cell table:formula="of:=IF([$DataEntry.B816]=&quot;&quot;;&quot;&quot;;[$DataEntry.B816])">
            <text:p/>
          </table:table-cell>
          <table:table-cell table:formula="of:=IF([$DataEntry.E816]=&quot;&quot;;&quot;&quot;;[$DataEntry.E816])">
            <text:p/>
          </table:table-cell>
          <table:table-cell table:formula="of:=IF([$DataEntry.F816]=&quot;&quot;;&quot;&quot;;[$DataEntry.F816])">
            <text:p/>
          </table:table-cell>
          <table:table-cell table:formula="of:=IF([$DataEntry.G816]=&quot;&quot;;&quot;&quot;;[$DataEntry.G816])">
            <text:p/>
          </table:table-cell>
          <table:table-cell table:formula="of:=IF([$DataEntry.H816]=&quot;&quot;;&quot;&quot;;[$DataEntry.H816])">
            <text:p/>
          </table:table-cell>
          <table:table-cell table:formula="of:=IF([$DataEntry.I816]=&quot;&quot;;&quot;&quot;;[$DataEntry.I816])">
            <text:p/>
          </table:table-cell>
          <table:table-cell table:formula="of:=IF([$DataEntry.C816]=&quot;&quot;;&quot;&quot;;[$DataEntry.C816])">
            <text:p/>
          </table:table-cell>
          <table:table-cell table:formula="of:=&quot;&quot;">
            <text:p/>
          </table:table-cell>
          <table:table-cell table:formula="of:=IF([$DataEntry.D816]=&quot;&quot;;&quot;&quot;;[$DataEntry.D81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16]=&quot;&quot;;&quot;&quot;;[$DataEntry.N816])">
            <text:p/>
          </table:table-cell>
          <table:table-cell table:formula="of:=IF([$DataEntry.O816]=&quot;&quot;;&quot;&quot;;[$DataEntry.O816])">
            <text:p/>
          </table:table-cell>
          <table:table-cell table:formula="of:=IF([$DataEntry.P816]=&quot;&quot;;&quot;&quot;;[$DataEntry.P816])">
            <text:p/>
          </table:table-cell>
          <table:table-cell table:number-columns-repeated="48"/>
        </table:table-row>
        <table:table-row table:style-name="ro1">
          <table:table-cell table:formula="of:=IF([$DataEntry.A817]=&quot;&quot;;&quot;&quot;;[$DataEntry.A817])">
            <text:p/>
          </table:table-cell>
          <table:table-cell table:formula="of:=&quot;&quot;">
            <text:p/>
          </table:table-cell>
          <table:table-cell table:formula="of:=IF([$DataEntry.B817]=&quot;&quot;;&quot;&quot;;[$DataEntry.B817])">
            <text:p/>
          </table:table-cell>
          <table:table-cell table:formula="of:=IF([$DataEntry.E817]=&quot;&quot;;&quot;&quot;;[$DataEntry.E817])">
            <text:p/>
          </table:table-cell>
          <table:table-cell table:formula="of:=IF([$DataEntry.F817]=&quot;&quot;;&quot;&quot;;[$DataEntry.F817])">
            <text:p/>
          </table:table-cell>
          <table:table-cell table:formula="of:=IF([$DataEntry.G817]=&quot;&quot;;&quot;&quot;;[$DataEntry.G817])">
            <text:p/>
          </table:table-cell>
          <table:table-cell table:formula="of:=IF([$DataEntry.H817]=&quot;&quot;;&quot;&quot;;[$DataEntry.H817])">
            <text:p/>
          </table:table-cell>
          <table:table-cell table:formula="of:=IF([$DataEntry.I817]=&quot;&quot;;&quot;&quot;;[$DataEntry.I817])">
            <text:p/>
          </table:table-cell>
          <table:table-cell table:formula="of:=IF([$DataEntry.C817]=&quot;&quot;;&quot;&quot;;[$DataEntry.C817])">
            <text:p/>
          </table:table-cell>
          <table:table-cell table:formula="of:=&quot;&quot;">
            <text:p/>
          </table:table-cell>
          <table:table-cell table:formula="of:=IF([$DataEntry.D817]=&quot;&quot;;&quot;&quot;;[$DataEntry.D81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17]=&quot;&quot;;&quot;&quot;;[$DataEntry.N817])">
            <text:p/>
          </table:table-cell>
          <table:table-cell table:formula="of:=IF([$DataEntry.O817]=&quot;&quot;;&quot;&quot;;[$DataEntry.O817])">
            <text:p/>
          </table:table-cell>
          <table:table-cell table:formula="of:=IF([$DataEntry.P817]=&quot;&quot;;&quot;&quot;;[$DataEntry.P817])">
            <text:p/>
          </table:table-cell>
          <table:table-cell table:number-columns-repeated="48"/>
        </table:table-row>
        <table:table-row table:style-name="ro1">
          <table:table-cell table:formula="of:=IF([$DataEntry.A818]=&quot;&quot;;&quot;&quot;;[$DataEntry.A818])">
            <text:p/>
          </table:table-cell>
          <table:table-cell table:formula="of:=&quot;&quot;">
            <text:p/>
          </table:table-cell>
          <table:table-cell table:formula="of:=IF([$DataEntry.B818]=&quot;&quot;;&quot;&quot;;[$DataEntry.B818])">
            <text:p/>
          </table:table-cell>
          <table:table-cell table:formula="of:=IF([$DataEntry.E818]=&quot;&quot;;&quot;&quot;;[$DataEntry.E818])">
            <text:p/>
          </table:table-cell>
          <table:table-cell table:formula="of:=IF([$DataEntry.F818]=&quot;&quot;;&quot;&quot;;[$DataEntry.F818])">
            <text:p/>
          </table:table-cell>
          <table:table-cell table:formula="of:=IF([$DataEntry.G818]=&quot;&quot;;&quot;&quot;;[$DataEntry.G818])">
            <text:p/>
          </table:table-cell>
          <table:table-cell table:formula="of:=IF([$DataEntry.H818]=&quot;&quot;;&quot;&quot;;[$DataEntry.H818])">
            <text:p/>
          </table:table-cell>
          <table:table-cell table:formula="of:=IF([$DataEntry.I818]=&quot;&quot;;&quot;&quot;;[$DataEntry.I818])">
            <text:p/>
          </table:table-cell>
          <table:table-cell table:formula="of:=IF([$DataEntry.C818]=&quot;&quot;;&quot;&quot;;[$DataEntry.C818])">
            <text:p/>
          </table:table-cell>
          <table:table-cell table:formula="of:=&quot;&quot;">
            <text:p/>
          </table:table-cell>
          <table:table-cell table:formula="of:=IF([$DataEntry.D818]=&quot;&quot;;&quot;&quot;;[$DataEntry.D81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18]=&quot;&quot;;&quot;&quot;;[$DataEntry.N818])">
            <text:p/>
          </table:table-cell>
          <table:table-cell table:formula="of:=IF([$DataEntry.O818]=&quot;&quot;;&quot;&quot;;[$DataEntry.O818])">
            <text:p/>
          </table:table-cell>
          <table:table-cell table:formula="of:=IF([$DataEntry.P818]=&quot;&quot;;&quot;&quot;;[$DataEntry.P818])">
            <text:p/>
          </table:table-cell>
          <table:table-cell table:number-columns-repeated="48"/>
        </table:table-row>
        <table:table-row table:style-name="ro1">
          <table:table-cell table:formula="of:=IF([$DataEntry.A819]=&quot;&quot;;&quot;&quot;;[$DataEntry.A819])">
            <text:p/>
          </table:table-cell>
          <table:table-cell table:formula="of:=&quot;&quot;">
            <text:p/>
          </table:table-cell>
          <table:table-cell table:formula="of:=IF([$DataEntry.B819]=&quot;&quot;;&quot;&quot;;[$DataEntry.B819])">
            <text:p/>
          </table:table-cell>
          <table:table-cell table:formula="of:=IF([$DataEntry.E819]=&quot;&quot;;&quot;&quot;;[$DataEntry.E819])">
            <text:p/>
          </table:table-cell>
          <table:table-cell table:formula="of:=IF([$DataEntry.F819]=&quot;&quot;;&quot;&quot;;[$DataEntry.F819])">
            <text:p/>
          </table:table-cell>
          <table:table-cell table:formula="of:=IF([$DataEntry.G819]=&quot;&quot;;&quot;&quot;;[$DataEntry.G819])">
            <text:p/>
          </table:table-cell>
          <table:table-cell table:formula="of:=IF([$DataEntry.H819]=&quot;&quot;;&quot;&quot;;[$DataEntry.H819])">
            <text:p/>
          </table:table-cell>
          <table:table-cell table:formula="of:=IF([$DataEntry.I819]=&quot;&quot;;&quot;&quot;;[$DataEntry.I819])">
            <text:p/>
          </table:table-cell>
          <table:table-cell table:formula="of:=IF([$DataEntry.C819]=&quot;&quot;;&quot;&quot;;[$DataEntry.C819])">
            <text:p/>
          </table:table-cell>
          <table:table-cell table:formula="of:=&quot;&quot;">
            <text:p/>
          </table:table-cell>
          <table:table-cell table:formula="of:=IF([$DataEntry.D819]=&quot;&quot;;&quot;&quot;;[$DataEntry.D81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19]=&quot;&quot;;&quot;&quot;;[$DataEntry.N819])">
            <text:p/>
          </table:table-cell>
          <table:table-cell table:formula="of:=IF([$DataEntry.O819]=&quot;&quot;;&quot;&quot;;[$DataEntry.O819])">
            <text:p/>
          </table:table-cell>
          <table:table-cell table:formula="of:=IF([$DataEntry.P819]=&quot;&quot;;&quot;&quot;;[$DataEntry.P819])">
            <text:p/>
          </table:table-cell>
          <table:table-cell table:number-columns-repeated="48"/>
        </table:table-row>
        <table:table-row table:style-name="ro1">
          <table:table-cell table:formula="of:=IF([$DataEntry.A820]=&quot;&quot;;&quot;&quot;;[$DataEntry.A820])">
            <text:p/>
          </table:table-cell>
          <table:table-cell table:formula="of:=&quot;&quot;">
            <text:p/>
          </table:table-cell>
          <table:table-cell table:formula="of:=IF([$DataEntry.B820]=&quot;&quot;;&quot;&quot;;[$DataEntry.B820])">
            <text:p/>
          </table:table-cell>
          <table:table-cell table:formula="of:=IF([$DataEntry.E820]=&quot;&quot;;&quot;&quot;;[$DataEntry.E820])">
            <text:p/>
          </table:table-cell>
          <table:table-cell table:formula="of:=IF([$DataEntry.F820]=&quot;&quot;;&quot;&quot;;[$DataEntry.F820])">
            <text:p/>
          </table:table-cell>
          <table:table-cell table:formula="of:=IF([$DataEntry.G820]=&quot;&quot;;&quot;&quot;;[$DataEntry.G820])">
            <text:p/>
          </table:table-cell>
          <table:table-cell table:formula="of:=IF([$DataEntry.H820]=&quot;&quot;;&quot;&quot;;[$DataEntry.H820])">
            <text:p/>
          </table:table-cell>
          <table:table-cell table:formula="of:=IF([$DataEntry.I820]=&quot;&quot;;&quot;&quot;;[$DataEntry.I820])">
            <text:p/>
          </table:table-cell>
          <table:table-cell table:formula="of:=IF([$DataEntry.C820]=&quot;&quot;;&quot;&quot;;[$DataEntry.C820])">
            <text:p/>
          </table:table-cell>
          <table:table-cell table:formula="of:=&quot;&quot;">
            <text:p/>
          </table:table-cell>
          <table:table-cell table:formula="of:=IF([$DataEntry.D820]=&quot;&quot;;&quot;&quot;;[$DataEntry.D82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20]=&quot;&quot;;&quot;&quot;;[$DataEntry.N820])">
            <text:p/>
          </table:table-cell>
          <table:table-cell table:formula="of:=IF([$DataEntry.O820]=&quot;&quot;;&quot;&quot;;[$DataEntry.O820])">
            <text:p/>
          </table:table-cell>
          <table:table-cell table:formula="of:=IF([$DataEntry.P820]=&quot;&quot;;&quot;&quot;;[$DataEntry.P820])">
            <text:p/>
          </table:table-cell>
          <table:table-cell table:number-columns-repeated="48"/>
        </table:table-row>
        <table:table-row table:style-name="ro1">
          <table:table-cell table:formula="of:=IF([$DataEntry.A821]=&quot;&quot;;&quot;&quot;;[$DataEntry.A821])">
            <text:p/>
          </table:table-cell>
          <table:table-cell table:formula="of:=&quot;&quot;">
            <text:p/>
          </table:table-cell>
          <table:table-cell table:formula="of:=IF([$DataEntry.B821]=&quot;&quot;;&quot;&quot;;[$DataEntry.B821])">
            <text:p/>
          </table:table-cell>
          <table:table-cell table:formula="of:=IF([$DataEntry.E821]=&quot;&quot;;&quot;&quot;;[$DataEntry.E821])">
            <text:p/>
          </table:table-cell>
          <table:table-cell table:formula="of:=IF([$DataEntry.F821]=&quot;&quot;;&quot;&quot;;[$DataEntry.F821])">
            <text:p/>
          </table:table-cell>
          <table:table-cell table:formula="of:=IF([$DataEntry.G821]=&quot;&quot;;&quot;&quot;;[$DataEntry.G821])">
            <text:p/>
          </table:table-cell>
          <table:table-cell table:formula="of:=IF([$DataEntry.H821]=&quot;&quot;;&quot;&quot;;[$DataEntry.H821])">
            <text:p/>
          </table:table-cell>
          <table:table-cell table:formula="of:=IF([$DataEntry.I821]=&quot;&quot;;&quot;&quot;;[$DataEntry.I821])">
            <text:p/>
          </table:table-cell>
          <table:table-cell table:formula="of:=IF([$DataEntry.C821]=&quot;&quot;;&quot;&quot;;[$DataEntry.C821])">
            <text:p/>
          </table:table-cell>
          <table:table-cell table:formula="of:=&quot;&quot;">
            <text:p/>
          </table:table-cell>
          <table:table-cell table:formula="of:=IF([$DataEntry.D821]=&quot;&quot;;&quot;&quot;;[$DataEntry.D82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21]=&quot;&quot;;&quot;&quot;;[$DataEntry.N821])">
            <text:p/>
          </table:table-cell>
          <table:table-cell table:formula="of:=IF([$DataEntry.O821]=&quot;&quot;;&quot;&quot;;[$DataEntry.O821])">
            <text:p/>
          </table:table-cell>
          <table:table-cell table:formula="of:=IF([$DataEntry.P821]=&quot;&quot;;&quot;&quot;;[$DataEntry.P821])">
            <text:p/>
          </table:table-cell>
          <table:table-cell table:number-columns-repeated="48"/>
        </table:table-row>
        <table:table-row table:style-name="ro1">
          <table:table-cell table:formula="of:=IF([$DataEntry.A822]=&quot;&quot;;&quot;&quot;;[$DataEntry.A822])">
            <text:p/>
          </table:table-cell>
          <table:table-cell table:formula="of:=&quot;&quot;">
            <text:p/>
          </table:table-cell>
          <table:table-cell table:formula="of:=IF([$DataEntry.B822]=&quot;&quot;;&quot;&quot;;[$DataEntry.B822])">
            <text:p/>
          </table:table-cell>
          <table:table-cell table:formula="of:=IF([$DataEntry.E822]=&quot;&quot;;&quot;&quot;;[$DataEntry.E822])">
            <text:p/>
          </table:table-cell>
          <table:table-cell table:formula="of:=IF([$DataEntry.F822]=&quot;&quot;;&quot;&quot;;[$DataEntry.F822])">
            <text:p/>
          </table:table-cell>
          <table:table-cell table:formula="of:=IF([$DataEntry.G822]=&quot;&quot;;&quot;&quot;;[$DataEntry.G822])">
            <text:p/>
          </table:table-cell>
          <table:table-cell table:formula="of:=IF([$DataEntry.H822]=&quot;&quot;;&quot;&quot;;[$DataEntry.H822])">
            <text:p/>
          </table:table-cell>
          <table:table-cell table:formula="of:=IF([$DataEntry.I822]=&quot;&quot;;&quot;&quot;;[$DataEntry.I822])">
            <text:p/>
          </table:table-cell>
          <table:table-cell table:formula="of:=IF([$DataEntry.C822]=&quot;&quot;;&quot;&quot;;[$DataEntry.C822])">
            <text:p/>
          </table:table-cell>
          <table:table-cell table:formula="of:=&quot;&quot;">
            <text:p/>
          </table:table-cell>
          <table:table-cell table:formula="of:=IF([$DataEntry.D822]=&quot;&quot;;&quot;&quot;;[$DataEntry.D82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22]=&quot;&quot;;&quot;&quot;;[$DataEntry.N822])">
            <text:p/>
          </table:table-cell>
          <table:table-cell table:formula="of:=IF([$DataEntry.O822]=&quot;&quot;;&quot;&quot;;[$DataEntry.O822])">
            <text:p/>
          </table:table-cell>
          <table:table-cell table:formula="of:=IF([$DataEntry.P822]=&quot;&quot;;&quot;&quot;;[$DataEntry.P822])">
            <text:p/>
          </table:table-cell>
          <table:table-cell table:number-columns-repeated="48"/>
        </table:table-row>
        <table:table-row table:style-name="ro1">
          <table:table-cell table:formula="of:=IF([$DataEntry.A823]=&quot;&quot;;&quot;&quot;;[$DataEntry.A823])">
            <text:p/>
          </table:table-cell>
          <table:table-cell table:formula="of:=&quot;&quot;">
            <text:p/>
          </table:table-cell>
          <table:table-cell table:formula="of:=IF([$DataEntry.B823]=&quot;&quot;;&quot;&quot;;[$DataEntry.B823])">
            <text:p/>
          </table:table-cell>
          <table:table-cell table:formula="of:=IF([$DataEntry.E823]=&quot;&quot;;&quot;&quot;;[$DataEntry.E823])">
            <text:p/>
          </table:table-cell>
          <table:table-cell table:formula="of:=IF([$DataEntry.F823]=&quot;&quot;;&quot;&quot;;[$DataEntry.F823])">
            <text:p/>
          </table:table-cell>
          <table:table-cell table:formula="of:=IF([$DataEntry.G823]=&quot;&quot;;&quot;&quot;;[$DataEntry.G823])">
            <text:p/>
          </table:table-cell>
          <table:table-cell table:formula="of:=IF([$DataEntry.H823]=&quot;&quot;;&quot;&quot;;[$DataEntry.H823])">
            <text:p/>
          </table:table-cell>
          <table:table-cell table:formula="of:=IF([$DataEntry.I823]=&quot;&quot;;&quot;&quot;;[$DataEntry.I823])">
            <text:p/>
          </table:table-cell>
          <table:table-cell table:formula="of:=IF([$DataEntry.C823]=&quot;&quot;;&quot;&quot;;[$DataEntry.C823])">
            <text:p/>
          </table:table-cell>
          <table:table-cell table:formula="of:=&quot;&quot;">
            <text:p/>
          </table:table-cell>
          <table:table-cell table:formula="of:=IF([$DataEntry.D823]=&quot;&quot;;&quot;&quot;;[$DataEntry.D82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23]=&quot;&quot;;&quot;&quot;;[$DataEntry.N823])">
            <text:p/>
          </table:table-cell>
          <table:table-cell table:formula="of:=IF([$DataEntry.O823]=&quot;&quot;;&quot;&quot;;[$DataEntry.O823])">
            <text:p/>
          </table:table-cell>
          <table:table-cell table:formula="of:=IF([$DataEntry.P823]=&quot;&quot;;&quot;&quot;;[$DataEntry.P823])">
            <text:p/>
          </table:table-cell>
          <table:table-cell table:number-columns-repeated="48"/>
        </table:table-row>
        <table:table-row table:style-name="ro1">
          <table:table-cell table:formula="of:=IF([$DataEntry.A824]=&quot;&quot;;&quot;&quot;;[$DataEntry.A824])">
            <text:p/>
          </table:table-cell>
          <table:table-cell table:formula="of:=&quot;&quot;">
            <text:p/>
          </table:table-cell>
          <table:table-cell table:formula="of:=IF([$DataEntry.B824]=&quot;&quot;;&quot;&quot;;[$DataEntry.B824])">
            <text:p/>
          </table:table-cell>
          <table:table-cell table:formula="of:=IF([$DataEntry.E824]=&quot;&quot;;&quot;&quot;;[$DataEntry.E824])">
            <text:p/>
          </table:table-cell>
          <table:table-cell table:formula="of:=IF([$DataEntry.F824]=&quot;&quot;;&quot;&quot;;[$DataEntry.F824])">
            <text:p/>
          </table:table-cell>
          <table:table-cell table:formula="of:=IF([$DataEntry.G824]=&quot;&quot;;&quot;&quot;;[$DataEntry.G824])">
            <text:p/>
          </table:table-cell>
          <table:table-cell table:formula="of:=IF([$DataEntry.H824]=&quot;&quot;;&quot;&quot;;[$DataEntry.H824])">
            <text:p/>
          </table:table-cell>
          <table:table-cell table:formula="of:=IF([$DataEntry.I824]=&quot;&quot;;&quot;&quot;;[$DataEntry.I824])">
            <text:p/>
          </table:table-cell>
          <table:table-cell table:formula="of:=IF([$DataEntry.C824]=&quot;&quot;;&quot;&quot;;[$DataEntry.C824])">
            <text:p/>
          </table:table-cell>
          <table:table-cell table:formula="of:=&quot;&quot;">
            <text:p/>
          </table:table-cell>
          <table:table-cell table:formula="of:=IF([$DataEntry.D824]=&quot;&quot;;&quot;&quot;;[$DataEntry.D82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24]=&quot;&quot;;&quot;&quot;;[$DataEntry.N824])">
            <text:p/>
          </table:table-cell>
          <table:table-cell table:formula="of:=IF([$DataEntry.O824]=&quot;&quot;;&quot;&quot;;[$DataEntry.O824])">
            <text:p/>
          </table:table-cell>
          <table:table-cell table:formula="of:=IF([$DataEntry.P824]=&quot;&quot;;&quot;&quot;;[$DataEntry.P824])">
            <text:p/>
          </table:table-cell>
          <table:table-cell table:number-columns-repeated="48"/>
        </table:table-row>
        <table:table-row table:style-name="ro1">
          <table:table-cell table:formula="of:=IF([$DataEntry.A825]=&quot;&quot;;&quot;&quot;;[$DataEntry.A825])">
            <text:p/>
          </table:table-cell>
          <table:table-cell table:formula="of:=&quot;&quot;">
            <text:p/>
          </table:table-cell>
          <table:table-cell table:formula="of:=IF([$DataEntry.B825]=&quot;&quot;;&quot;&quot;;[$DataEntry.B825])">
            <text:p/>
          </table:table-cell>
          <table:table-cell table:formula="of:=IF([$DataEntry.E825]=&quot;&quot;;&quot;&quot;;[$DataEntry.E825])">
            <text:p/>
          </table:table-cell>
          <table:table-cell table:formula="of:=IF([$DataEntry.F825]=&quot;&quot;;&quot;&quot;;[$DataEntry.F825])">
            <text:p/>
          </table:table-cell>
          <table:table-cell table:formula="of:=IF([$DataEntry.G825]=&quot;&quot;;&quot;&quot;;[$DataEntry.G825])">
            <text:p/>
          </table:table-cell>
          <table:table-cell table:formula="of:=IF([$DataEntry.H825]=&quot;&quot;;&quot;&quot;;[$DataEntry.H825])">
            <text:p/>
          </table:table-cell>
          <table:table-cell table:formula="of:=IF([$DataEntry.I825]=&quot;&quot;;&quot;&quot;;[$DataEntry.I825])">
            <text:p/>
          </table:table-cell>
          <table:table-cell table:formula="of:=IF([$DataEntry.C825]=&quot;&quot;;&quot;&quot;;[$DataEntry.C825])">
            <text:p/>
          </table:table-cell>
          <table:table-cell table:formula="of:=&quot;&quot;">
            <text:p/>
          </table:table-cell>
          <table:table-cell table:formula="of:=IF([$DataEntry.D825]=&quot;&quot;;&quot;&quot;;[$DataEntry.D82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25]=&quot;&quot;;&quot;&quot;;[$DataEntry.N825])">
            <text:p/>
          </table:table-cell>
          <table:table-cell table:formula="of:=IF([$DataEntry.O825]=&quot;&quot;;&quot;&quot;;[$DataEntry.O825])">
            <text:p/>
          </table:table-cell>
          <table:table-cell table:formula="of:=IF([$DataEntry.P825]=&quot;&quot;;&quot;&quot;;[$DataEntry.P825])">
            <text:p/>
          </table:table-cell>
          <table:table-cell table:number-columns-repeated="48"/>
        </table:table-row>
        <table:table-row table:style-name="ro1">
          <table:table-cell table:formula="of:=IF([$DataEntry.A826]=&quot;&quot;;&quot;&quot;;[$DataEntry.A826])">
            <text:p/>
          </table:table-cell>
          <table:table-cell table:formula="of:=&quot;&quot;">
            <text:p/>
          </table:table-cell>
          <table:table-cell table:formula="of:=IF([$DataEntry.B826]=&quot;&quot;;&quot;&quot;;[$DataEntry.B826])">
            <text:p/>
          </table:table-cell>
          <table:table-cell table:formula="of:=IF([$DataEntry.E826]=&quot;&quot;;&quot;&quot;;[$DataEntry.E826])">
            <text:p/>
          </table:table-cell>
          <table:table-cell table:formula="of:=IF([$DataEntry.F826]=&quot;&quot;;&quot;&quot;;[$DataEntry.F826])">
            <text:p/>
          </table:table-cell>
          <table:table-cell table:formula="of:=IF([$DataEntry.G826]=&quot;&quot;;&quot;&quot;;[$DataEntry.G826])">
            <text:p/>
          </table:table-cell>
          <table:table-cell table:formula="of:=IF([$DataEntry.H826]=&quot;&quot;;&quot;&quot;;[$DataEntry.H826])">
            <text:p/>
          </table:table-cell>
          <table:table-cell table:formula="of:=IF([$DataEntry.I826]=&quot;&quot;;&quot;&quot;;[$DataEntry.I826])">
            <text:p/>
          </table:table-cell>
          <table:table-cell table:formula="of:=IF([$DataEntry.C826]=&quot;&quot;;&quot;&quot;;[$DataEntry.C826])">
            <text:p/>
          </table:table-cell>
          <table:table-cell table:formula="of:=&quot;&quot;">
            <text:p/>
          </table:table-cell>
          <table:table-cell table:formula="of:=IF([$DataEntry.D826]=&quot;&quot;;&quot;&quot;;[$DataEntry.D82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26]=&quot;&quot;;&quot;&quot;;[$DataEntry.N826])">
            <text:p/>
          </table:table-cell>
          <table:table-cell table:formula="of:=IF([$DataEntry.O826]=&quot;&quot;;&quot;&quot;;[$DataEntry.O826])">
            <text:p/>
          </table:table-cell>
          <table:table-cell table:formula="of:=IF([$DataEntry.P826]=&quot;&quot;;&quot;&quot;;[$DataEntry.P826])">
            <text:p/>
          </table:table-cell>
          <table:table-cell table:number-columns-repeated="48"/>
        </table:table-row>
        <table:table-row table:style-name="ro1">
          <table:table-cell table:formula="of:=IF([$DataEntry.A827]=&quot;&quot;;&quot;&quot;;[$DataEntry.A827])">
            <text:p/>
          </table:table-cell>
          <table:table-cell table:formula="of:=&quot;&quot;">
            <text:p/>
          </table:table-cell>
          <table:table-cell table:formula="of:=IF([$DataEntry.B827]=&quot;&quot;;&quot;&quot;;[$DataEntry.B827])">
            <text:p/>
          </table:table-cell>
          <table:table-cell table:formula="of:=IF([$DataEntry.E827]=&quot;&quot;;&quot;&quot;;[$DataEntry.E827])">
            <text:p/>
          </table:table-cell>
          <table:table-cell table:formula="of:=IF([$DataEntry.F827]=&quot;&quot;;&quot;&quot;;[$DataEntry.F827])">
            <text:p/>
          </table:table-cell>
          <table:table-cell table:formula="of:=IF([$DataEntry.G827]=&quot;&quot;;&quot;&quot;;[$DataEntry.G827])">
            <text:p/>
          </table:table-cell>
          <table:table-cell table:formula="of:=IF([$DataEntry.H827]=&quot;&quot;;&quot;&quot;;[$DataEntry.H827])">
            <text:p/>
          </table:table-cell>
          <table:table-cell table:formula="of:=IF([$DataEntry.I827]=&quot;&quot;;&quot;&quot;;[$DataEntry.I827])">
            <text:p/>
          </table:table-cell>
          <table:table-cell table:formula="of:=IF([$DataEntry.C827]=&quot;&quot;;&quot;&quot;;[$DataEntry.C827])">
            <text:p/>
          </table:table-cell>
          <table:table-cell table:formula="of:=&quot;&quot;">
            <text:p/>
          </table:table-cell>
          <table:table-cell table:formula="of:=IF([$DataEntry.D827]=&quot;&quot;;&quot;&quot;;[$DataEntry.D82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27]=&quot;&quot;;&quot;&quot;;[$DataEntry.N827])">
            <text:p/>
          </table:table-cell>
          <table:table-cell table:formula="of:=IF([$DataEntry.O827]=&quot;&quot;;&quot;&quot;;[$DataEntry.O827])">
            <text:p/>
          </table:table-cell>
          <table:table-cell table:formula="of:=IF([$DataEntry.P827]=&quot;&quot;;&quot;&quot;;[$DataEntry.P827])">
            <text:p/>
          </table:table-cell>
          <table:table-cell table:number-columns-repeated="48"/>
        </table:table-row>
        <table:table-row table:style-name="ro1">
          <table:table-cell table:formula="of:=IF([$DataEntry.A828]=&quot;&quot;;&quot;&quot;;[$DataEntry.A828])">
            <text:p/>
          </table:table-cell>
          <table:table-cell table:formula="of:=&quot;&quot;">
            <text:p/>
          </table:table-cell>
          <table:table-cell table:formula="of:=IF([$DataEntry.B828]=&quot;&quot;;&quot;&quot;;[$DataEntry.B828])">
            <text:p/>
          </table:table-cell>
          <table:table-cell table:formula="of:=IF([$DataEntry.E828]=&quot;&quot;;&quot;&quot;;[$DataEntry.E828])">
            <text:p/>
          </table:table-cell>
          <table:table-cell table:formula="of:=IF([$DataEntry.F828]=&quot;&quot;;&quot;&quot;;[$DataEntry.F828])">
            <text:p/>
          </table:table-cell>
          <table:table-cell table:formula="of:=IF([$DataEntry.G828]=&quot;&quot;;&quot;&quot;;[$DataEntry.G828])">
            <text:p/>
          </table:table-cell>
          <table:table-cell table:formula="of:=IF([$DataEntry.H828]=&quot;&quot;;&quot;&quot;;[$DataEntry.H828])">
            <text:p/>
          </table:table-cell>
          <table:table-cell table:formula="of:=IF([$DataEntry.I828]=&quot;&quot;;&quot;&quot;;[$DataEntry.I828])">
            <text:p/>
          </table:table-cell>
          <table:table-cell table:formula="of:=IF([$DataEntry.C828]=&quot;&quot;;&quot;&quot;;[$DataEntry.C828])">
            <text:p/>
          </table:table-cell>
          <table:table-cell table:formula="of:=&quot;&quot;">
            <text:p/>
          </table:table-cell>
          <table:table-cell table:formula="of:=IF([$DataEntry.D828]=&quot;&quot;;&quot;&quot;;[$DataEntry.D82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28]=&quot;&quot;;&quot;&quot;;[$DataEntry.N828])">
            <text:p/>
          </table:table-cell>
          <table:table-cell table:formula="of:=IF([$DataEntry.O828]=&quot;&quot;;&quot;&quot;;[$DataEntry.O828])">
            <text:p/>
          </table:table-cell>
          <table:table-cell table:formula="of:=IF([$DataEntry.P828]=&quot;&quot;;&quot;&quot;;[$DataEntry.P828])">
            <text:p/>
          </table:table-cell>
          <table:table-cell table:number-columns-repeated="48"/>
        </table:table-row>
        <table:table-row table:style-name="ro1">
          <table:table-cell table:formula="of:=IF([$DataEntry.A829]=&quot;&quot;;&quot;&quot;;[$DataEntry.A829])">
            <text:p/>
          </table:table-cell>
          <table:table-cell table:formula="of:=&quot;&quot;">
            <text:p/>
          </table:table-cell>
          <table:table-cell table:formula="of:=IF([$DataEntry.B829]=&quot;&quot;;&quot;&quot;;[$DataEntry.B829])">
            <text:p/>
          </table:table-cell>
          <table:table-cell table:formula="of:=IF([$DataEntry.E829]=&quot;&quot;;&quot;&quot;;[$DataEntry.E829])">
            <text:p/>
          </table:table-cell>
          <table:table-cell table:formula="of:=IF([$DataEntry.F829]=&quot;&quot;;&quot;&quot;;[$DataEntry.F829])">
            <text:p/>
          </table:table-cell>
          <table:table-cell table:formula="of:=IF([$DataEntry.G829]=&quot;&quot;;&quot;&quot;;[$DataEntry.G829])">
            <text:p/>
          </table:table-cell>
          <table:table-cell table:formula="of:=IF([$DataEntry.H829]=&quot;&quot;;&quot;&quot;;[$DataEntry.H829])">
            <text:p/>
          </table:table-cell>
          <table:table-cell table:formula="of:=IF([$DataEntry.I829]=&quot;&quot;;&quot;&quot;;[$DataEntry.I829])">
            <text:p/>
          </table:table-cell>
          <table:table-cell table:formula="of:=IF([$DataEntry.C829]=&quot;&quot;;&quot;&quot;;[$DataEntry.C829])">
            <text:p/>
          </table:table-cell>
          <table:table-cell table:formula="of:=&quot;&quot;">
            <text:p/>
          </table:table-cell>
          <table:table-cell table:formula="of:=IF([$DataEntry.D829]=&quot;&quot;;&quot;&quot;;[$DataEntry.D82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29]=&quot;&quot;;&quot;&quot;;[$DataEntry.N829])">
            <text:p/>
          </table:table-cell>
          <table:table-cell table:formula="of:=IF([$DataEntry.O829]=&quot;&quot;;&quot;&quot;;[$DataEntry.O829])">
            <text:p/>
          </table:table-cell>
          <table:table-cell table:formula="of:=IF([$DataEntry.P829]=&quot;&quot;;&quot;&quot;;[$DataEntry.P829])">
            <text:p/>
          </table:table-cell>
          <table:table-cell table:number-columns-repeated="48"/>
        </table:table-row>
        <table:table-row table:style-name="ro1">
          <table:table-cell table:formula="of:=IF([$DataEntry.A830]=&quot;&quot;;&quot;&quot;;[$DataEntry.A830])">
            <text:p/>
          </table:table-cell>
          <table:table-cell table:formula="of:=&quot;&quot;">
            <text:p/>
          </table:table-cell>
          <table:table-cell table:formula="of:=IF([$DataEntry.B830]=&quot;&quot;;&quot;&quot;;[$DataEntry.B830])">
            <text:p/>
          </table:table-cell>
          <table:table-cell table:formula="of:=IF([$DataEntry.E830]=&quot;&quot;;&quot;&quot;;[$DataEntry.E830])">
            <text:p/>
          </table:table-cell>
          <table:table-cell table:formula="of:=IF([$DataEntry.F830]=&quot;&quot;;&quot;&quot;;[$DataEntry.F830])">
            <text:p/>
          </table:table-cell>
          <table:table-cell table:formula="of:=IF([$DataEntry.G830]=&quot;&quot;;&quot;&quot;;[$DataEntry.G830])">
            <text:p/>
          </table:table-cell>
          <table:table-cell table:formula="of:=IF([$DataEntry.H830]=&quot;&quot;;&quot;&quot;;[$DataEntry.H830])">
            <text:p/>
          </table:table-cell>
          <table:table-cell table:formula="of:=IF([$DataEntry.I830]=&quot;&quot;;&quot;&quot;;[$DataEntry.I830])">
            <text:p/>
          </table:table-cell>
          <table:table-cell table:formula="of:=IF([$DataEntry.C830]=&quot;&quot;;&quot;&quot;;[$DataEntry.C830])">
            <text:p/>
          </table:table-cell>
          <table:table-cell table:formula="of:=&quot;&quot;">
            <text:p/>
          </table:table-cell>
          <table:table-cell table:formula="of:=IF([$DataEntry.D830]=&quot;&quot;;&quot;&quot;;[$DataEntry.D83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30]=&quot;&quot;;&quot;&quot;;[$DataEntry.N830])">
            <text:p/>
          </table:table-cell>
          <table:table-cell table:formula="of:=IF([$DataEntry.O830]=&quot;&quot;;&quot;&quot;;[$DataEntry.O830])">
            <text:p/>
          </table:table-cell>
          <table:table-cell table:formula="of:=IF([$DataEntry.P830]=&quot;&quot;;&quot;&quot;;[$DataEntry.P830])">
            <text:p/>
          </table:table-cell>
          <table:table-cell table:number-columns-repeated="48"/>
        </table:table-row>
        <table:table-row table:style-name="ro1">
          <table:table-cell table:formula="of:=IF([$DataEntry.A831]=&quot;&quot;;&quot;&quot;;[$DataEntry.A831])">
            <text:p/>
          </table:table-cell>
          <table:table-cell table:formula="of:=&quot;&quot;">
            <text:p/>
          </table:table-cell>
          <table:table-cell table:formula="of:=IF([$DataEntry.B831]=&quot;&quot;;&quot;&quot;;[$DataEntry.B831])">
            <text:p/>
          </table:table-cell>
          <table:table-cell table:formula="of:=IF([$DataEntry.E831]=&quot;&quot;;&quot;&quot;;[$DataEntry.E831])">
            <text:p/>
          </table:table-cell>
          <table:table-cell table:formula="of:=IF([$DataEntry.F831]=&quot;&quot;;&quot;&quot;;[$DataEntry.F831])">
            <text:p/>
          </table:table-cell>
          <table:table-cell table:formula="of:=IF([$DataEntry.G831]=&quot;&quot;;&quot;&quot;;[$DataEntry.G831])">
            <text:p/>
          </table:table-cell>
          <table:table-cell table:formula="of:=IF([$DataEntry.H831]=&quot;&quot;;&quot;&quot;;[$DataEntry.H831])">
            <text:p/>
          </table:table-cell>
          <table:table-cell table:formula="of:=IF([$DataEntry.I831]=&quot;&quot;;&quot;&quot;;[$DataEntry.I831])">
            <text:p/>
          </table:table-cell>
          <table:table-cell table:formula="of:=IF([$DataEntry.C831]=&quot;&quot;;&quot;&quot;;[$DataEntry.C831])">
            <text:p/>
          </table:table-cell>
          <table:table-cell table:formula="of:=&quot;&quot;">
            <text:p/>
          </table:table-cell>
          <table:table-cell table:formula="of:=IF([$DataEntry.D831]=&quot;&quot;;&quot;&quot;;[$DataEntry.D83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31]=&quot;&quot;;&quot;&quot;;[$DataEntry.N831])">
            <text:p/>
          </table:table-cell>
          <table:table-cell table:formula="of:=IF([$DataEntry.O831]=&quot;&quot;;&quot;&quot;;[$DataEntry.O831])">
            <text:p/>
          </table:table-cell>
          <table:table-cell table:formula="of:=IF([$DataEntry.P831]=&quot;&quot;;&quot;&quot;;[$DataEntry.P831])">
            <text:p/>
          </table:table-cell>
          <table:table-cell table:number-columns-repeated="48"/>
        </table:table-row>
        <table:table-row table:style-name="ro1">
          <table:table-cell table:formula="of:=IF([$DataEntry.A832]=&quot;&quot;;&quot;&quot;;[$DataEntry.A832])">
            <text:p/>
          </table:table-cell>
          <table:table-cell table:formula="of:=&quot;&quot;">
            <text:p/>
          </table:table-cell>
          <table:table-cell table:formula="of:=IF([$DataEntry.B832]=&quot;&quot;;&quot;&quot;;[$DataEntry.B832])">
            <text:p/>
          </table:table-cell>
          <table:table-cell table:formula="of:=IF([$DataEntry.E832]=&quot;&quot;;&quot;&quot;;[$DataEntry.E832])">
            <text:p/>
          </table:table-cell>
          <table:table-cell table:formula="of:=IF([$DataEntry.F832]=&quot;&quot;;&quot;&quot;;[$DataEntry.F832])">
            <text:p/>
          </table:table-cell>
          <table:table-cell table:formula="of:=IF([$DataEntry.G832]=&quot;&quot;;&quot;&quot;;[$DataEntry.G832])">
            <text:p/>
          </table:table-cell>
          <table:table-cell table:formula="of:=IF([$DataEntry.H832]=&quot;&quot;;&quot;&quot;;[$DataEntry.H832])">
            <text:p/>
          </table:table-cell>
          <table:table-cell table:formula="of:=IF([$DataEntry.I832]=&quot;&quot;;&quot;&quot;;[$DataEntry.I832])">
            <text:p/>
          </table:table-cell>
          <table:table-cell table:formula="of:=IF([$DataEntry.C832]=&quot;&quot;;&quot;&quot;;[$DataEntry.C832])">
            <text:p/>
          </table:table-cell>
          <table:table-cell table:formula="of:=&quot;&quot;">
            <text:p/>
          </table:table-cell>
          <table:table-cell table:formula="of:=IF([$DataEntry.D832]=&quot;&quot;;&quot;&quot;;[$DataEntry.D83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32]=&quot;&quot;;&quot;&quot;;[$DataEntry.N832])">
            <text:p/>
          </table:table-cell>
          <table:table-cell table:formula="of:=IF([$DataEntry.O832]=&quot;&quot;;&quot;&quot;;[$DataEntry.O832])">
            <text:p/>
          </table:table-cell>
          <table:table-cell table:formula="of:=IF([$DataEntry.P832]=&quot;&quot;;&quot;&quot;;[$DataEntry.P832])">
            <text:p/>
          </table:table-cell>
          <table:table-cell table:number-columns-repeated="48"/>
        </table:table-row>
        <table:table-row table:style-name="ro1">
          <table:table-cell table:formula="of:=IF([$DataEntry.A833]=&quot;&quot;;&quot;&quot;;[$DataEntry.A833])">
            <text:p/>
          </table:table-cell>
          <table:table-cell table:formula="of:=&quot;&quot;">
            <text:p/>
          </table:table-cell>
          <table:table-cell table:formula="of:=IF([$DataEntry.B833]=&quot;&quot;;&quot;&quot;;[$DataEntry.B833])">
            <text:p/>
          </table:table-cell>
          <table:table-cell table:formula="of:=IF([$DataEntry.E833]=&quot;&quot;;&quot;&quot;;[$DataEntry.E833])">
            <text:p/>
          </table:table-cell>
          <table:table-cell table:formula="of:=IF([$DataEntry.F833]=&quot;&quot;;&quot;&quot;;[$DataEntry.F833])">
            <text:p/>
          </table:table-cell>
          <table:table-cell table:formula="of:=IF([$DataEntry.G833]=&quot;&quot;;&quot;&quot;;[$DataEntry.G833])">
            <text:p/>
          </table:table-cell>
          <table:table-cell table:formula="of:=IF([$DataEntry.H833]=&quot;&quot;;&quot;&quot;;[$DataEntry.H833])">
            <text:p/>
          </table:table-cell>
          <table:table-cell table:formula="of:=IF([$DataEntry.I833]=&quot;&quot;;&quot;&quot;;[$DataEntry.I833])">
            <text:p/>
          </table:table-cell>
          <table:table-cell table:formula="of:=IF([$DataEntry.C833]=&quot;&quot;;&quot;&quot;;[$DataEntry.C833])">
            <text:p/>
          </table:table-cell>
          <table:table-cell table:formula="of:=&quot;&quot;">
            <text:p/>
          </table:table-cell>
          <table:table-cell table:formula="of:=IF([$DataEntry.D833]=&quot;&quot;;&quot;&quot;;[$DataEntry.D83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33]=&quot;&quot;;&quot;&quot;;[$DataEntry.N833])">
            <text:p/>
          </table:table-cell>
          <table:table-cell table:formula="of:=IF([$DataEntry.O833]=&quot;&quot;;&quot;&quot;;[$DataEntry.O833])">
            <text:p/>
          </table:table-cell>
          <table:table-cell table:formula="of:=IF([$DataEntry.P833]=&quot;&quot;;&quot;&quot;;[$DataEntry.P833])">
            <text:p/>
          </table:table-cell>
          <table:table-cell table:number-columns-repeated="48"/>
        </table:table-row>
        <table:table-row table:style-name="ro1">
          <table:table-cell table:formula="of:=IF([$DataEntry.A834]=&quot;&quot;;&quot;&quot;;[$DataEntry.A834])">
            <text:p/>
          </table:table-cell>
          <table:table-cell table:formula="of:=&quot;&quot;">
            <text:p/>
          </table:table-cell>
          <table:table-cell table:formula="of:=IF([$DataEntry.B834]=&quot;&quot;;&quot;&quot;;[$DataEntry.B834])">
            <text:p/>
          </table:table-cell>
          <table:table-cell table:formula="of:=IF([$DataEntry.E834]=&quot;&quot;;&quot;&quot;;[$DataEntry.E834])">
            <text:p/>
          </table:table-cell>
          <table:table-cell table:formula="of:=IF([$DataEntry.F834]=&quot;&quot;;&quot;&quot;;[$DataEntry.F834])">
            <text:p/>
          </table:table-cell>
          <table:table-cell table:formula="of:=IF([$DataEntry.G834]=&quot;&quot;;&quot;&quot;;[$DataEntry.G834])">
            <text:p/>
          </table:table-cell>
          <table:table-cell table:formula="of:=IF([$DataEntry.H834]=&quot;&quot;;&quot;&quot;;[$DataEntry.H834])">
            <text:p/>
          </table:table-cell>
          <table:table-cell table:formula="of:=IF([$DataEntry.I834]=&quot;&quot;;&quot;&quot;;[$DataEntry.I834])">
            <text:p/>
          </table:table-cell>
          <table:table-cell table:formula="of:=IF([$DataEntry.C834]=&quot;&quot;;&quot;&quot;;[$DataEntry.C834])">
            <text:p/>
          </table:table-cell>
          <table:table-cell table:formula="of:=&quot;&quot;">
            <text:p/>
          </table:table-cell>
          <table:table-cell table:formula="of:=IF([$DataEntry.D834]=&quot;&quot;;&quot;&quot;;[$DataEntry.D83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34]=&quot;&quot;;&quot;&quot;;[$DataEntry.N834])">
            <text:p/>
          </table:table-cell>
          <table:table-cell table:formula="of:=IF([$DataEntry.O834]=&quot;&quot;;&quot;&quot;;[$DataEntry.O834])">
            <text:p/>
          </table:table-cell>
          <table:table-cell table:formula="of:=IF([$DataEntry.P834]=&quot;&quot;;&quot;&quot;;[$DataEntry.P834])">
            <text:p/>
          </table:table-cell>
          <table:table-cell table:number-columns-repeated="48"/>
        </table:table-row>
        <table:table-row table:style-name="ro1">
          <table:table-cell table:formula="of:=IF([$DataEntry.A835]=&quot;&quot;;&quot;&quot;;[$DataEntry.A835])">
            <text:p/>
          </table:table-cell>
          <table:table-cell table:formula="of:=&quot;&quot;">
            <text:p/>
          </table:table-cell>
          <table:table-cell table:formula="of:=IF([$DataEntry.B835]=&quot;&quot;;&quot;&quot;;[$DataEntry.B835])">
            <text:p/>
          </table:table-cell>
          <table:table-cell table:formula="of:=IF([$DataEntry.E835]=&quot;&quot;;&quot;&quot;;[$DataEntry.E835])">
            <text:p/>
          </table:table-cell>
          <table:table-cell table:formula="of:=IF([$DataEntry.F835]=&quot;&quot;;&quot;&quot;;[$DataEntry.F835])">
            <text:p/>
          </table:table-cell>
          <table:table-cell table:formula="of:=IF([$DataEntry.G835]=&quot;&quot;;&quot;&quot;;[$DataEntry.G835])">
            <text:p/>
          </table:table-cell>
          <table:table-cell table:formula="of:=IF([$DataEntry.H835]=&quot;&quot;;&quot;&quot;;[$DataEntry.H835])">
            <text:p/>
          </table:table-cell>
          <table:table-cell table:formula="of:=IF([$DataEntry.I835]=&quot;&quot;;&quot;&quot;;[$DataEntry.I835])">
            <text:p/>
          </table:table-cell>
          <table:table-cell table:formula="of:=IF([$DataEntry.C835]=&quot;&quot;;&quot;&quot;;[$DataEntry.C835])">
            <text:p/>
          </table:table-cell>
          <table:table-cell table:formula="of:=&quot;&quot;">
            <text:p/>
          </table:table-cell>
          <table:table-cell table:formula="of:=IF([$DataEntry.D835]=&quot;&quot;;&quot;&quot;;[$DataEntry.D83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35]=&quot;&quot;;&quot;&quot;;[$DataEntry.N835])">
            <text:p/>
          </table:table-cell>
          <table:table-cell table:formula="of:=IF([$DataEntry.O835]=&quot;&quot;;&quot;&quot;;[$DataEntry.O835])">
            <text:p/>
          </table:table-cell>
          <table:table-cell table:formula="of:=IF([$DataEntry.P835]=&quot;&quot;;&quot;&quot;;[$DataEntry.P835])">
            <text:p/>
          </table:table-cell>
          <table:table-cell table:number-columns-repeated="48"/>
        </table:table-row>
        <table:table-row table:style-name="ro1">
          <table:table-cell table:formula="of:=IF([$DataEntry.A836]=&quot;&quot;;&quot;&quot;;[$DataEntry.A836])">
            <text:p/>
          </table:table-cell>
          <table:table-cell table:formula="of:=&quot;&quot;">
            <text:p/>
          </table:table-cell>
          <table:table-cell table:formula="of:=IF([$DataEntry.B836]=&quot;&quot;;&quot;&quot;;[$DataEntry.B836])">
            <text:p/>
          </table:table-cell>
          <table:table-cell table:formula="of:=IF([$DataEntry.E836]=&quot;&quot;;&quot;&quot;;[$DataEntry.E836])">
            <text:p/>
          </table:table-cell>
          <table:table-cell table:formula="of:=IF([$DataEntry.F836]=&quot;&quot;;&quot;&quot;;[$DataEntry.F836])">
            <text:p/>
          </table:table-cell>
          <table:table-cell table:formula="of:=IF([$DataEntry.G836]=&quot;&quot;;&quot;&quot;;[$DataEntry.G836])">
            <text:p/>
          </table:table-cell>
          <table:table-cell table:formula="of:=IF([$DataEntry.H836]=&quot;&quot;;&quot;&quot;;[$DataEntry.H836])">
            <text:p/>
          </table:table-cell>
          <table:table-cell table:formula="of:=IF([$DataEntry.I836]=&quot;&quot;;&quot;&quot;;[$DataEntry.I836])">
            <text:p/>
          </table:table-cell>
          <table:table-cell table:formula="of:=IF([$DataEntry.C836]=&quot;&quot;;&quot;&quot;;[$DataEntry.C836])">
            <text:p/>
          </table:table-cell>
          <table:table-cell table:formula="of:=&quot;&quot;">
            <text:p/>
          </table:table-cell>
          <table:table-cell table:formula="of:=IF([$DataEntry.D836]=&quot;&quot;;&quot;&quot;;[$DataEntry.D83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36]=&quot;&quot;;&quot;&quot;;[$DataEntry.N836])">
            <text:p/>
          </table:table-cell>
          <table:table-cell table:formula="of:=IF([$DataEntry.O836]=&quot;&quot;;&quot;&quot;;[$DataEntry.O836])">
            <text:p/>
          </table:table-cell>
          <table:table-cell table:formula="of:=IF([$DataEntry.P836]=&quot;&quot;;&quot;&quot;;[$DataEntry.P836])">
            <text:p/>
          </table:table-cell>
          <table:table-cell table:number-columns-repeated="48"/>
        </table:table-row>
        <table:table-row table:style-name="ro1">
          <table:table-cell table:formula="of:=IF([$DataEntry.A837]=&quot;&quot;;&quot;&quot;;[$DataEntry.A837])">
            <text:p/>
          </table:table-cell>
          <table:table-cell table:formula="of:=&quot;&quot;">
            <text:p/>
          </table:table-cell>
          <table:table-cell table:formula="of:=IF([$DataEntry.B837]=&quot;&quot;;&quot;&quot;;[$DataEntry.B837])">
            <text:p/>
          </table:table-cell>
          <table:table-cell table:formula="of:=IF([$DataEntry.E837]=&quot;&quot;;&quot;&quot;;[$DataEntry.E837])">
            <text:p/>
          </table:table-cell>
          <table:table-cell table:formula="of:=IF([$DataEntry.F837]=&quot;&quot;;&quot;&quot;;[$DataEntry.F837])">
            <text:p/>
          </table:table-cell>
          <table:table-cell table:formula="of:=IF([$DataEntry.G837]=&quot;&quot;;&quot;&quot;;[$DataEntry.G837])">
            <text:p/>
          </table:table-cell>
          <table:table-cell table:formula="of:=IF([$DataEntry.H837]=&quot;&quot;;&quot;&quot;;[$DataEntry.H837])">
            <text:p/>
          </table:table-cell>
          <table:table-cell table:formula="of:=IF([$DataEntry.I837]=&quot;&quot;;&quot;&quot;;[$DataEntry.I837])">
            <text:p/>
          </table:table-cell>
          <table:table-cell table:formula="of:=IF([$DataEntry.C837]=&quot;&quot;;&quot;&quot;;[$DataEntry.C837])">
            <text:p/>
          </table:table-cell>
          <table:table-cell table:formula="of:=&quot;&quot;">
            <text:p/>
          </table:table-cell>
          <table:table-cell table:formula="of:=IF([$DataEntry.D837]=&quot;&quot;;&quot;&quot;;[$DataEntry.D83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37]=&quot;&quot;;&quot;&quot;;[$DataEntry.N837])">
            <text:p/>
          </table:table-cell>
          <table:table-cell table:formula="of:=IF([$DataEntry.O837]=&quot;&quot;;&quot;&quot;;[$DataEntry.O837])">
            <text:p/>
          </table:table-cell>
          <table:table-cell table:formula="of:=IF([$DataEntry.P837]=&quot;&quot;;&quot;&quot;;[$DataEntry.P837])">
            <text:p/>
          </table:table-cell>
          <table:table-cell table:number-columns-repeated="48"/>
        </table:table-row>
        <table:table-row table:style-name="ro1">
          <table:table-cell table:formula="of:=IF([$DataEntry.A838]=&quot;&quot;;&quot;&quot;;[$DataEntry.A838])">
            <text:p/>
          </table:table-cell>
          <table:table-cell table:formula="of:=&quot;&quot;">
            <text:p/>
          </table:table-cell>
          <table:table-cell table:formula="of:=IF([$DataEntry.B838]=&quot;&quot;;&quot;&quot;;[$DataEntry.B838])">
            <text:p/>
          </table:table-cell>
          <table:table-cell table:formula="of:=IF([$DataEntry.E838]=&quot;&quot;;&quot;&quot;;[$DataEntry.E838])">
            <text:p/>
          </table:table-cell>
          <table:table-cell table:formula="of:=IF([$DataEntry.F838]=&quot;&quot;;&quot;&quot;;[$DataEntry.F838])">
            <text:p/>
          </table:table-cell>
          <table:table-cell table:formula="of:=IF([$DataEntry.G838]=&quot;&quot;;&quot;&quot;;[$DataEntry.G838])">
            <text:p/>
          </table:table-cell>
          <table:table-cell table:formula="of:=IF([$DataEntry.H838]=&quot;&quot;;&quot;&quot;;[$DataEntry.H838])">
            <text:p/>
          </table:table-cell>
          <table:table-cell table:formula="of:=IF([$DataEntry.I838]=&quot;&quot;;&quot;&quot;;[$DataEntry.I838])">
            <text:p/>
          </table:table-cell>
          <table:table-cell table:formula="of:=IF([$DataEntry.C838]=&quot;&quot;;&quot;&quot;;[$DataEntry.C838])">
            <text:p/>
          </table:table-cell>
          <table:table-cell table:formula="of:=&quot;&quot;">
            <text:p/>
          </table:table-cell>
          <table:table-cell table:formula="of:=IF([$DataEntry.D838]=&quot;&quot;;&quot;&quot;;[$DataEntry.D83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38]=&quot;&quot;;&quot;&quot;;[$DataEntry.N838])">
            <text:p/>
          </table:table-cell>
          <table:table-cell table:formula="of:=IF([$DataEntry.O838]=&quot;&quot;;&quot;&quot;;[$DataEntry.O838])">
            <text:p/>
          </table:table-cell>
          <table:table-cell table:formula="of:=IF([$DataEntry.P838]=&quot;&quot;;&quot;&quot;;[$DataEntry.P838])">
            <text:p/>
          </table:table-cell>
          <table:table-cell table:number-columns-repeated="48"/>
        </table:table-row>
        <table:table-row table:style-name="ro1">
          <table:table-cell table:formula="of:=IF([$DataEntry.A839]=&quot;&quot;;&quot;&quot;;[$DataEntry.A839])">
            <text:p/>
          </table:table-cell>
          <table:table-cell table:formula="of:=&quot;&quot;">
            <text:p/>
          </table:table-cell>
          <table:table-cell table:formula="of:=IF([$DataEntry.B839]=&quot;&quot;;&quot;&quot;;[$DataEntry.B839])">
            <text:p/>
          </table:table-cell>
          <table:table-cell table:formula="of:=IF([$DataEntry.E839]=&quot;&quot;;&quot;&quot;;[$DataEntry.E839])">
            <text:p/>
          </table:table-cell>
          <table:table-cell table:formula="of:=IF([$DataEntry.F839]=&quot;&quot;;&quot;&quot;;[$DataEntry.F839])">
            <text:p/>
          </table:table-cell>
          <table:table-cell table:formula="of:=IF([$DataEntry.G839]=&quot;&quot;;&quot;&quot;;[$DataEntry.G839])">
            <text:p/>
          </table:table-cell>
          <table:table-cell table:formula="of:=IF([$DataEntry.H839]=&quot;&quot;;&quot;&quot;;[$DataEntry.H839])">
            <text:p/>
          </table:table-cell>
          <table:table-cell table:formula="of:=IF([$DataEntry.I839]=&quot;&quot;;&quot;&quot;;[$DataEntry.I839])">
            <text:p/>
          </table:table-cell>
          <table:table-cell table:formula="of:=IF([$DataEntry.C839]=&quot;&quot;;&quot;&quot;;[$DataEntry.C839])">
            <text:p/>
          </table:table-cell>
          <table:table-cell table:formula="of:=&quot;&quot;">
            <text:p/>
          </table:table-cell>
          <table:table-cell table:formula="of:=IF([$DataEntry.D839]=&quot;&quot;;&quot;&quot;;[$DataEntry.D83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39]=&quot;&quot;;&quot;&quot;;[$DataEntry.N839])">
            <text:p/>
          </table:table-cell>
          <table:table-cell table:formula="of:=IF([$DataEntry.O839]=&quot;&quot;;&quot;&quot;;[$DataEntry.O839])">
            <text:p/>
          </table:table-cell>
          <table:table-cell table:formula="of:=IF([$DataEntry.P839]=&quot;&quot;;&quot;&quot;;[$DataEntry.P839])">
            <text:p/>
          </table:table-cell>
          <table:table-cell table:number-columns-repeated="48"/>
        </table:table-row>
        <table:table-row table:style-name="ro1">
          <table:table-cell table:formula="of:=IF([$DataEntry.A840]=&quot;&quot;;&quot;&quot;;[$DataEntry.A840])">
            <text:p/>
          </table:table-cell>
          <table:table-cell table:formula="of:=&quot;&quot;">
            <text:p/>
          </table:table-cell>
          <table:table-cell table:formula="of:=IF([$DataEntry.B840]=&quot;&quot;;&quot;&quot;;[$DataEntry.B840])">
            <text:p/>
          </table:table-cell>
          <table:table-cell table:formula="of:=IF([$DataEntry.E840]=&quot;&quot;;&quot;&quot;;[$DataEntry.E840])">
            <text:p/>
          </table:table-cell>
          <table:table-cell table:formula="of:=IF([$DataEntry.F840]=&quot;&quot;;&quot;&quot;;[$DataEntry.F840])">
            <text:p/>
          </table:table-cell>
          <table:table-cell table:formula="of:=IF([$DataEntry.G840]=&quot;&quot;;&quot;&quot;;[$DataEntry.G840])">
            <text:p/>
          </table:table-cell>
          <table:table-cell table:formula="of:=IF([$DataEntry.H840]=&quot;&quot;;&quot;&quot;;[$DataEntry.H840])">
            <text:p/>
          </table:table-cell>
          <table:table-cell table:formula="of:=IF([$DataEntry.I840]=&quot;&quot;;&quot;&quot;;[$DataEntry.I840])">
            <text:p/>
          </table:table-cell>
          <table:table-cell table:formula="of:=IF([$DataEntry.C840]=&quot;&quot;;&quot;&quot;;[$DataEntry.C840])">
            <text:p/>
          </table:table-cell>
          <table:table-cell table:formula="of:=&quot;&quot;">
            <text:p/>
          </table:table-cell>
          <table:table-cell table:formula="of:=IF([$DataEntry.D840]=&quot;&quot;;&quot;&quot;;[$DataEntry.D84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40]=&quot;&quot;;&quot;&quot;;[$DataEntry.N840])">
            <text:p/>
          </table:table-cell>
          <table:table-cell table:formula="of:=IF([$DataEntry.O840]=&quot;&quot;;&quot;&quot;;[$DataEntry.O840])">
            <text:p/>
          </table:table-cell>
          <table:table-cell table:formula="of:=IF([$DataEntry.P840]=&quot;&quot;;&quot;&quot;;[$DataEntry.P840])">
            <text:p/>
          </table:table-cell>
          <table:table-cell table:number-columns-repeated="48"/>
        </table:table-row>
        <table:table-row table:style-name="ro1">
          <table:table-cell table:formula="of:=IF([$DataEntry.A841]=&quot;&quot;;&quot;&quot;;[$DataEntry.A841])">
            <text:p/>
          </table:table-cell>
          <table:table-cell table:formula="of:=&quot;&quot;">
            <text:p/>
          </table:table-cell>
          <table:table-cell table:formula="of:=IF([$DataEntry.B841]=&quot;&quot;;&quot;&quot;;[$DataEntry.B841])">
            <text:p/>
          </table:table-cell>
          <table:table-cell table:formula="of:=IF([$DataEntry.E841]=&quot;&quot;;&quot;&quot;;[$DataEntry.E841])">
            <text:p/>
          </table:table-cell>
          <table:table-cell table:formula="of:=IF([$DataEntry.F841]=&quot;&quot;;&quot;&quot;;[$DataEntry.F841])">
            <text:p/>
          </table:table-cell>
          <table:table-cell table:formula="of:=IF([$DataEntry.G841]=&quot;&quot;;&quot;&quot;;[$DataEntry.G841])">
            <text:p/>
          </table:table-cell>
          <table:table-cell table:formula="of:=IF([$DataEntry.H841]=&quot;&quot;;&quot;&quot;;[$DataEntry.H841])">
            <text:p/>
          </table:table-cell>
          <table:table-cell table:formula="of:=IF([$DataEntry.I841]=&quot;&quot;;&quot;&quot;;[$DataEntry.I841])">
            <text:p/>
          </table:table-cell>
          <table:table-cell table:formula="of:=IF([$DataEntry.C841]=&quot;&quot;;&quot;&quot;;[$DataEntry.C841])">
            <text:p/>
          </table:table-cell>
          <table:table-cell table:formula="of:=&quot;&quot;">
            <text:p/>
          </table:table-cell>
          <table:table-cell table:formula="of:=IF([$DataEntry.D841]=&quot;&quot;;&quot;&quot;;[$DataEntry.D84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41]=&quot;&quot;;&quot;&quot;;[$DataEntry.N841])">
            <text:p/>
          </table:table-cell>
          <table:table-cell table:formula="of:=IF([$DataEntry.O841]=&quot;&quot;;&quot;&quot;;[$DataEntry.O841])">
            <text:p/>
          </table:table-cell>
          <table:table-cell table:formula="of:=IF([$DataEntry.P841]=&quot;&quot;;&quot;&quot;;[$DataEntry.P841])">
            <text:p/>
          </table:table-cell>
          <table:table-cell table:number-columns-repeated="48"/>
        </table:table-row>
        <table:table-row table:style-name="ro1">
          <table:table-cell table:formula="of:=IF([$DataEntry.A842]=&quot;&quot;;&quot;&quot;;[$DataEntry.A842])">
            <text:p/>
          </table:table-cell>
          <table:table-cell table:formula="of:=&quot;&quot;">
            <text:p/>
          </table:table-cell>
          <table:table-cell table:formula="of:=IF([$DataEntry.B842]=&quot;&quot;;&quot;&quot;;[$DataEntry.B842])">
            <text:p/>
          </table:table-cell>
          <table:table-cell table:formula="of:=IF([$DataEntry.E842]=&quot;&quot;;&quot;&quot;;[$DataEntry.E842])">
            <text:p/>
          </table:table-cell>
          <table:table-cell table:formula="of:=IF([$DataEntry.F842]=&quot;&quot;;&quot;&quot;;[$DataEntry.F842])">
            <text:p/>
          </table:table-cell>
          <table:table-cell table:formula="of:=IF([$DataEntry.G842]=&quot;&quot;;&quot;&quot;;[$DataEntry.G842])">
            <text:p/>
          </table:table-cell>
          <table:table-cell table:formula="of:=IF([$DataEntry.H842]=&quot;&quot;;&quot;&quot;;[$DataEntry.H842])">
            <text:p/>
          </table:table-cell>
          <table:table-cell table:formula="of:=IF([$DataEntry.I842]=&quot;&quot;;&quot;&quot;;[$DataEntry.I842])">
            <text:p/>
          </table:table-cell>
          <table:table-cell table:formula="of:=IF([$DataEntry.C842]=&quot;&quot;;&quot;&quot;;[$DataEntry.C842])">
            <text:p/>
          </table:table-cell>
          <table:table-cell table:formula="of:=&quot;&quot;">
            <text:p/>
          </table:table-cell>
          <table:table-cell table:formula="of:=IF([$DataEntry.D842]=&quot;&quot;;&quot;&quot;;[$DataEntry.D84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42]=&quot;&quot;;&quot;&quot;;[$DataEntry.N842])">
            <text:p/>
          </table:table-cell>
          <table:table-cell table:formula="of:=IF([$DataEntry.O842]=&quot;&quot;;&quot;&quot;;[$DataEntry.O842])">
            <text:p/>
          </table:table-cell>
          <table:table-cell table:formula="of:=IF([$DataEntry.P842]=&quot;&quot;;&quot;&quot;;[$DataEntry.P842])">
            <text:p/>
          </table:table-cell>
          <table:table-cell table:number-columns-repeated="48"/>
        </table:table-row>
        <table:table-row table:style-name="ro1">
          <table:table-cell table:formula="of:=IF([$DataEntry.A843]=&quot;&quot;;&quot;&quot;;[$DataEntry.A843])">
            <text:p/>
          </table:table-cell>
          <table:table-cell table:formula="of:=&quot;&quot;">
            <text:p/>
          </table:table-cell>
          <table:table-cell table:formula="of:=IF([$DataEntry.B843]=&quot;&quot;;&quot;&quot;;[$DataEntry.B843])">
            <text:p/>
          </table:table-cell>
          <table:table-cell table:formula="of:=IF([$DataEntry.E843]=&quot;&quot;;&quot;&quot;;[$DataEntry.E843])">
            <text:p/>
          </table:table-cell>
          <table:table-cell table:formula="of:=IF([$DataEntry.F843]=&quot;&quot;;&quot;&quot;;[$DataEntry.F843])">
            <text:p/>
          </table:table-cell>
          <table:table-cell table:formula="of:=IF([$DataEntry.G843]=&quot;&quot;;&quot;&quot;;[$DataEntry.G843])">
            <text:p/>
          </table:table-cell>
          <table:table-cell table:formula="of:=IF([$DataEntry.H843]=&quot;&quot;;&quot;&quot;;[$DataEntry.H843])">
            <text:p/>
          </table:table-cell>
          <table:table-cell table:formula="of:=IF([$DataEntry.I843]=&quot;&quot;;&quot;&quot;;[$DataEntry.I843])">
            <text:p/>
          </table:table-cell>
          <table:table-cell table:formula="of:=IF([$DataEntry.C843]=&quot;&quot;;&quot;&quot;;[$DataEntry.C843])">
            <text:p/>
          </table:table-cell>
          <table:table-cell table:formula="of:=&quot;&quot;">
            <text:p/>
          </table:table-cell>
          <table:table-cell table:formula="of:=IF([$DataEntry.D843]=&quot;&quot;;&quot;&quot;;[$DataEntry.D84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43]=&quot;&quot;;&quot;&quot;;[$DataEntry.N843])">
            <text:p/>
          </table:table-cell>
          <table:table-cell table:formula="of:=IF([$DataEntry.O843]=&quot;&quot;;&quot;&quot;;[$DataEntry.O843])">
            <text:p/>
          </table:table-cell>
          <table:table-cell table:formula="of:=IF([$DataEntry.P843]=&quot;&quot;;&quot;&quot;;[$DataEntry.P843])">
            <text:p/>
          </table:table-cell>
          <table:table-cell table:number-columns-repeated="48"/>
        </table:table-row>
        <table:table-row table:style-name="ro1">
          <table:table-cell table:formula="of:=IF([$DataEntry.A844]=&quot;&quot;;&quot;&quot;;[$DataEntry.A844])">
            <text:p/>
          </table:table-cell>
          <table:table-cell table:formula="of:=&quot;&quot;">
            <text:p/>
          </table:table-cell>
          <table:table-cell table:formula="of:=IF([$DataEntry.B844]=&quot;&quot;;&quot;&quot;;[$DataEntry.B844])">
            <text:p/>
          </table:table-cell>
          <table:table-cell table:formula="of:=IF([$DataEntry.E844]=&quot;&quot;;&quot;&quot;;[$DataEntry.E844])">
            <text:p/>
          </table:table-cell>
          <table:table-cell table:formula="of:=IF([$DataEntry.F844]=&quot;&quot;;&quot;&quot;;[$DataEntry.F844])">
            <text:p/>
          </table:table-cell>
          <table:table-cell table:formula="of:=IF([$DataEntry.G844]=&quot;&quot;;&quot;&quot;;[$DataEntry.G844])">
            <text:p/>
          </table:table-cell>
          <table:table-cell table:formula="of:=IF([$DataEntry.H844]=&quot;&quot;;&quot;&quot;;[$DataEntry.H844])">
            <text:p/>
          </table:table-cell>
          <table:table-cell table:formula="of:=IF([$DataEntry.I844]=&quot;&quot;;&quot;&quot;;[$DataEntry.I844])">
            <text:p/>
          </table:table-cell>
          <table:table-cell table:formula="of:=IF([$DataEntry.C844]=&quot;&quot;;&quot;&quot;;[$DataEntry.C844])">
            <text:p/>
          </table:table-cell>
          <table:table-cell table:formula="of:=&quot;&quot;">
            <text:p/>
          </table:table-cell>
          <table:table-cell table:formula="of:=IF([$DataEntry.D844]=&quot;&quot;;&quot;&quot;;[$DataEntry.D84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44]=&quot;&quot;;&quot;&quot;;[$DataEntry.N844])">
            <text:p/>
          </table:table-cell>
          <table:table-cell table:formula="of:=IF([$DataEntry.O844]=&quot;&quot;;&quot;&quot;;[$DataEntry.O844])">
            <text:p/>
          </table:table-cell>
          <table:table-cell table:formula="of:=IF([$DataEntry.P844]=&quot;&quot;;&quot;&quot;;[$DataEntry.P844])">
            <text:p/>
          </table:table-cell>
          <table:table-cell table:number-columns-repeated="48"/>
        </table:table-row>
        <table:table-row table:style-name="ro1">
          <table:table-cell table:formula="of:=IF([$DataEntry.A845]=&quot;&quot;;&quot;&quot;;[$DataEntry.A845])">
            <text:p/>
          </table:table-cell>
          <table:table-cell table:formula="of:=&quot;&quot;">
            <text:p/>
          </table:table-cell>
          <table:table-cell table:formula="of:=IF([$DataEntry.B845]=&quot;&quot;;&quot;&quot;;[$DataEntry.B845])">
            <text:p/>
          </table:table-cell>
          <table:table-cell table:formula="of:=IF([$DataEntry.E845]=&quot;&quot;;&quot;&quot;;[$DataEntry.E845])">
            <text:p/>
          </table:table-cell>
          <table:table-cell table:formula="of:=IF([$DataEntry.F845]=&quot;&quot;;&quot;&quot;;[$DataEntry.F845])">
            <text:p/>
          </table:table-cell>
          <table:table-cell table:formula="of:=IF([$DataEntry.G845]=&quot;&quot;;&quot;&quot;;[$DataEntry.G845])">
            <text:p/>
          </table:table-cell>
          <table:table-cell table:formula="of:=IF([$DataEntry.H845]=&quot;&quot;;&quot;&quot;;[$DataEntry.H845])">
            <text:p/>
          </table:table-cell>
          <table:table-cell table:formula="of:=IF([$DataEntry.I845]=&quot;&quot;;&quot;&quot;;[$DataEntry.I845])">
            <text:p/>
          </table:table-cell>
          <table:table-cell table:formula="of:=IF([$DataEntry.C845]=&quot;&quot;;&quot;&quot;;[$DataEntry.C845])">
            <text:p/>
          </table:table-cell>
          <table:table-cell table:formula="of:=&quot;&quot;">
            <text:p/>
          </table:table-cell>
          <table:table-cell table:formula="of:=IF([$DataEntry.D845]=&quot;&quot;;&quot;&quot;;[$DataEntry.D84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45]=&quot;&quot;;&quot;&quot;;[$DataEntry.N845])">
            <text:p/>
          </table:table-cell>
          <table:table-cell table:formula="of:=IF([$DataEntry.O845]=&quot;&quot;;&quot;&quot;;[$DataEntry.O845])">
            <text:p/>
          </table:table-cell>
          <table:table-cell table:formula="of:=IF([$DataEntry.P845]=&quot;&quot;;&quot;&quot;;[$DataEntry.P845])">
            <text:p/>
          </table:table-cell>
          <table:table-cell table:number-columns-repeated="48"/>
        </table:table-row>
        <table:table-row table:style-name="ro1">
          <table:table-cell table:formula="of:=IF([$DataEntry.A846]=&quot;&quot;;&quot;&quot;;[$DataEntry.A846])">
            <text:p/>
          </table:table-cell>
          <table:table-cell table:formula="of:=&quot;&quot;">
            <text:p/>
          </table:table-cell>
          <table:table-cell table:formula="of:=IF([$DataEntry.B846]=&quot;&quot;;&quot;&quot;;[$DataEntry.B846])">
            <text:p/>
          </table:table-cell>
          <table:table-cell table:formula="of:=IF([$DataEntry.E846]=&quot;&quot;;&quot;&quot;;[$DataEntry.E846])">
            <text:p/>
          </table:table-cell>
          <table:table-cell table:formula="of:=IF([$DataEntry.F846]=&quot;&quot;;&quot;&quot;;[$DataEntry.F846])">
            <text:p/>
          </table:table-cell>
          <table:table-cell table:formula="of:=IF([$DataEntry.G846]=&quot;&quot;;&quot;&quot;;[$DataEntry.G846])">
            <text:p/>
          </table:table-cell>
          <table:table-cell table:formula="of:=IF([$DataEntry.H846]=&quot;&quot;;&quot;&quot;;[$DataEntry.H846])">
            <text:p/>
          </table:table-cell>
          <table:table-cell table:formula="of:=IF([$DataEntry.I846]=&quot;&quot;;&quot;&quot;;[$DataEntry.I846])">
            <text:p/>
          </table:table-cell>
          <table:table-cell table:formula="of:=IF([$DataEntry.C846]=&quot;&quot;;&quot;&quot;;[$DataEntry.C846])">
            <text:p/>
          </table:table-cell>
          <table:table-cell table:formula="of:=&quot;&quot;">
            <text:p/>
          </table:table-cell>
          <table:table-cell table:formula="of:=IF([$DataEntry.D846]=&quot;&quot;;&quot;&quot;;[$DataEntry.D84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46]=&quot;&quot;;&quot;&quot;;[$DataEntry.N846])">
            <text:p/>
          </table:table-cell>
          <table:table-cell table:formula="of:=IF([$DataEntry.O846]=&quot;&quot;;&quot;&quot;;[$DataEntry.O846])">
            <text:p/>
          </table:table-cell>
          <table:table-cell table:formula="of:=IF([$DataEntry.P846]=&quot;&quot;;&quot;&quot;;[$DataEntry.P846])">
            <text:p/>
          </table:table-cell>
          <table:table-cell table:number-columns-repeated="48"/>
        </table:table-row>
        <table:table-row table:style-name="ro1">
          <table:table-cell table:formula="of:=IF([$DataEntry.A847]=&quot;&quot;;&quot;&quot;;[$DataEntry.A847])">
            <text:p/>
          </table:table-cell>
          <table:table-cell table:formula="of:=&quot;&quot;">
            <text:p/>
          </table:table-cell>
          <table:table-cell table:formula="of:=IF([$DataEntry.B847]=&quot;&quot;;&quot;&quot;;[$DataEntry.B847])">
            <text:p/>
          </table:table-cell>
          <table:table-cell table:formula="of:=IF([$DataEntry.E847]=&quot;&quot;;&quot;&quot;;[$DataEntry.E847])">
            <text:p/>
          </table:table-cell>
          <table:table-cell table:formula="of:=IF([$DataEntry.F847]=&quot;&quot;;&quot;&quot;;[$DataEntry.F847])">
            <text:p/>
          </table:table-cell>
          <table:table-cell table:formula="of:=IF([$DataEntry.G847]=&quot;&quot;;&quot;&quot;;[$DataEntry.G847])">
            <text:p/>
          </table:table-cell>
          <table:table-cell table:formula="of:=IF([$DataEntry.H847]=&quot;&quot;;&quot;&quot;;[$DataEntry.H847])">
            <text:p/>
          </table:table-cell>
          <table:table-cell table:formula="of:=IF([$DataEntry.I847]=&quot;&quot;;&quot;&quot;;[$DataEntry.I847])">
            <text:p/>
          </table:table-cell>
          <table:table-cell table:formula="of:=IF([$DataEntry.C847]=&quot;&quot;;&quot;&quot;;[$DataEntry.C847])">
            <text:p/>
          </table:table-cell>
          <table:table-cell table:formula="of:=&quot;&quot;">
            <text:p/>
          </table:table-cell>
          <table:table-cell table:formula="of:=IF([$DataEntry.D847]=&quot;&quot;;&quot;&quot;;[$DataEntry.D84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47]=&quot;&quot;;&quot;&quot;;[$DataEntry.N847])">
            <text:p/>
          </table:table-cell>
          <table:table-cell table:formula="of:=IF([$DataEntry.O847]=&quot;&quot;;&quot;&quot;;[$DataEntry.O847])">
            <text:p/>
          </table:table-cell>
          <table:table-cell table:formula="of:=IF([$DataEntry.P847]=&quot;&quot;;&quot;&quot;;[$DataEntry.P847])">
            <text:p/>
          </table:table-cell>
          <table:table-cell table:number-columns-repeated="48"/>
        </table:table-row>
        <table:table-row table:style-name="ro1">
          <table:table-cell table:formula="of:=IF([$DataEntry.A848]=&quot;&quot;;&quot;&quot;;[$DataEntry.A848])">
            <text:p/>
          </table:table-cell>
          <table:table-cell table:formula="of:=&quot;&quot;">
            <text:p/>
          </table:table-cell>
          <table:table-cell table:formula="of:=IF([$DataEntry.B848]=&quot;&quot;;&quot;&quot;;[$DataEntry.B848])">
            <text:p/>
          </table:table-cell>
          <table:table-cell table:formula="of:=IF([$DataEntry.E848]=&quot;&quot;;&quot;&quot;;[$DataEntry.E848])">
            <text:p/>
          </table:table-cell>
          <table:table-cell table:formula="of:=IF([$DataEntry.F848]=&quot;&quot;;&quot;&quot;;[$DataEntry.F848])">
            <text:p/>
          </table:table-cell>
          <table:table-cell table:formula="of:=IF([$DataEntry.G848]=&quot;&quot;;&quot;&quot;;[$DataEntry.G848])">
            <text:p/>
          </table:table-cell>
          <table:table-cell table:formula="of:=IF([$DataEntry.H848]=&quot;&quot;;&quot;&quot;;[$DataEntry.H848])">
            <text:p/>
          </table:table-cell>
          <table:table-cell table:formula="of:=IF([$DataEntry.I848]=&quot;&quot;;&quot;&quot;;[$DataEntry.I848])">
            <text:p/>
          </table:table-cell>
          <table:table-cell table:formula="of:=IF([$DataEntry.C848]=&quot;&quot;;&quot;&quot;;[$DataEntry.C848])">
            <text:p/>
          </table:table-cell>
          <table:table-cell table:formula="of:=&quot;&quot;">
            <text:p/>
          </table:table-cell>
          <table:table-cell table:formula="of:=IF([$DataEntry.D848]=&quot;&quot;;&quot;&quot;;[$DataEntry.D84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48]=&quot;&quot;;&quot;&quot;;[$DataEntry.N848])">
            <text:p/>
          </table:table-cell>
          <table:table-cell table:formula="of:=IF([$DataEntry.O848]=&quot;&quot;;&quot;&quot;;[$DataEntry.O848])">
            <text:p/>
          </table:table-cell>
          <table:table-cell table:formula="of:=IF([$DataEntry.P848]=&quot;&quot;;&quot;&quot;;[$DataEntry.P848])">
            <text:p/>
          </table:table-cell>
          <table:table-cell table:number-columns-repeated="48"/>
        </table:table-row>
        <table:table-row table:style-name="ro1">
          <table:table-cell table:formula="of:=IF([$DataEntry.A849]=&quot;&quot;;&quot;&quot;;[$DataEntry.A849])">
            <text:p/>
          </table:table-cell>
          <table:table-cell table:formula="of:=&quot;&quot;">
            <text:p/>
          </table:table-cell>
          <table:table-cell table:formula="of:=IF([$DataEntry.B849]=&quot;&quot;;&quot;&quot;;[$DataEntry.B849])">
            <text:p/>
          </table:table-cell>
          <table:table-cell table:formula="of:=IF([$DataEntry.E849]=&quot;&quot;;&quot;&quot;;[$DataEntry.E849])">
            <text:p/>
          </table:table-cell>
          <table:table-cell table:formula="of:=IF([$DataEntry.F849]=&quot;&quot;;&quot;&quot;;[$DataEntry.F849])">
            <text:p/>
          </table:table-cell>
          <table:table-cell table:formula="of:=IF([$DataEntry.G849]=&quot;&quot;;&quot;&quot;;[$DataEntry.G849])">
            <text:p/>
          </table:table-cell>
          <table:table-cell table:formula="of:=IF([$DataEntry.H849]=&quot;&quot;;&quot;&quot;;[$DataEntry.H849])">
            <text:p/>
          </table:table-cell>
          <table:table-cell table:formula="of:=IF([$DataEntry.I849]=&quot;&quot;;&quot;&quot;;[$DataEntry.I849])">
            <text:p/>
          </table:table-cell>
          <table:table-cell table:formula="of:=IF([$DataEntry.C849]=&quot;&quot;;&quot;&quot;;[$DataEntry.C849])">
            <text:p/>
          </table:table-cell>
          <table:table-cell table:formula="of:=&quot;&quot;">
            <text:p/>
          </table:table-cell>
          <table:table-cell table:formula="of:=IF([$DataEntry.D849]=&quot;&quot;;&quot;&quot;;[$DataEntry.D84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49]=&quot;&quot;;&quot;&quot;;[$DataEntry.N849])">
            <text:p/>
          </table:table-cell>
          <table:table-cell table:formula="of:=IF([$DataEntry.O849]=&quot;&quot;;&quot;&quot;;[$DataEntry.O849])">
            <text:p/>
          </table:table-cell>
          <table:table-cell table:formula="of:=IF([$DataEntry.P849]=&quot;&quot;;&quot;&quot;;[$DataEntry.P849])">
            <text:p/>
          </table:table-cell>
          <table:table-cell table:number-columns-repeated="48"/>
        </table:table-row>
        <table:table-row table:style-name="ro1">
          <table:table-cell table:formula="of:=IF([$DataEntry.A850]=&quot;&quot;;&quot;&quot;;[$DataEntry.A850])">
            <text:p/>
          </table:table-cell>
          <table:table-cell table:formula="of:=&quot;&quot;">
            <text:p/>
          </table:table-cell>
          <table:table-cell table:formula="of:=IF([$DataEntry.B850]=&quot;&quot;;&quot;&quot;;[$DataEntry.B850])">
            <text:p/>
          </table:table-cell>
          <table:table-cell table:formula="of:=IF([$DataEntry.E850]=&quot;&quot;;&quot;&quot;;[$DataEntry.E850])">
            <text:p/>
          </table:table-cell>
          <table:table-cell table:formula="of:=IF([$DataEntry.F850]=&quot;&quot;;&quot;&quot;;[$DataEntry.F850])">
            <text:p/>
          </table:table-cell>
          <table:table-cell table:formula="of:=IF([$DataEntry.G850]=&quot;&quot;;&quot;&quot;;[$DataEntry.G850])">
            <text:p/>
          </table:table-cell>
          <table:table-cell table:formula="of:=IF([$DataEntry.H850]=&quot;&quot;;&quot;&quot;;[$DataEntry.H850])">
            <text:p/>
          </table:table-cell>
          <table:table-cell table:formula="of:=IF([$DataEntry.I850]=&quot;&quot;;&quot;&quot;;[$DataEntry.I850])">
            <text:p/>
          </table:table-cell>
          <table:table-cell table:formula="of:=IF([$DataEntry.C850]=&quot;&quot;;&quot;&quot;;[$DataEntry.C850])">
            <text:p/>
          </table:table-cell>
          <table:table-cell table:formula="of:=&quot;&quot;">
            <text:p/>
          </table:table-cell>
          <table:table-cell table:formula="of:=IF([$DataEntry.D850]=&quot;&quot;;&quot;&quot;;[$DataEntry.D85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50]=&quot;&quot;;&quot;&quot;;[$DataEntry.N850])">
            <text:p/>
          </table:table-cell>
          <table:table-cell table:formula="of:=IF([$DataEntry.O850]=&quot;&quot;;&quot;&quot;;[$DataEntry.O850])">
            <text:p/>
          </table:table-cell>
          <table:table-cell table:formula="of:=IF([$DataEntry.P850]=&quot;&quot;;&quot;&quot;;[$DataEntry.P850])">
            <text:p/>
          </table:table-cell>
          <table:table-cell table:number-columns-repeated="48"/>
        </table:table-row>
        <table:table-row table:style-name="ro1">
          <table:table-cell table:formula="of:=IF([$DataEntry.A851]=&quot;&quot;;&quot;&quot;;[$DataEntry.A851])">
            <text:p/>
          </table:table-cell>
          <table:table-cell table:formula="of:=&quot;&quot;">
            <text:p/>
          </table:table-cell>
          <table:table-cell table:formula="of:=IF([$DataEntry.B851]=&quot;&quot;;&quot;&quot;;[$DataEntry.B851])">
            <text:p/>
          </table:table-cell>
          <table:table-cell table:formula="of:=IF([$DataEntry.E851]=&quot;&quot;;&quot;&quot;;[$DataEntry.E851])">
            <text:p/>
          </table:table-cell>
          <table:table-cell table:formula="of:=IF([$DataEntry.F851]=&quot;&quot;;&quot;&quot;;[$DataEntry.F851])">
            <text:p/>
          </table:table-cell>
          <table:table-cell table:formula="of:=IF([$DataEntry.G851]=&quot;&quot;;&quot;&quot;;[$DataEntry.G851])">
            <text:p/>
          </table:table-cell>
          <table:table-cell table:formula="of:=IF([$DataEntry.H851]=&quot;&quot;;&quot;&quot;;[$DataEntry.H851])">
            <text:p/>
          </table:table-cell>
          <table:table-cell table:formula="of:=IF([$DataEntry.I851]=&quot;&quot;;&quot;&quot;;[$DataEntry.I851])">
            <text:p/>
          </table:table-cell>
          <table:table-cell table:formula="of:=IF([$DataEntry.C851]=&quot;&quot;;&quot;&quot;;[$DataEntry.C851])">
            <text:p/>
          </table:table-cell>
          <table:table-cell table:formula="of:=&quot;&quot;">
            <text:p/>
          </table:table-cell>
          <table:table-cell table:formula="of:=IF([$DataEntry.D851]=&quot;&quot;;&quot;&quot;;[$DataEntry.D85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51]=&quot;&quot;;&quot;&quot;;[$DataEntry.N851])">
            <text:p/>
          </table:table-cell>
          <table:table-cell table:formula="of:=IF([$DataEntry.O851]=&quot;&quot;;&quot;&quot;;[$DataEntry.O851])">
            <text:p/>
          </table:table-cell>
          <table:table-cell table:formula="of:=IF([$DataEntry.P851]=&quot;&quot;;&quot;&quot;;[$DataEntry.P851])">
            <text:p/>
          </table:table-cell>
          <table:table-cell table:number-columns-repeated="48"/>
        </table:table-row>
        <table:table-row table:style-name="ro1">
          <table:table-cell table:formula="of:=IF([$DataEntry.A852]=&quot;&quot;;&quot;&quot;;[$DataEntry.A852])">
            <text:p/>
          </table:table-cell>
          <table:table-cell table:formula="of:=&quot;&quot;">
            <text:p/>
          </table:table-cell>
          <table:table-cell table:formula="of:=IF([$DataEntry.B852]=&quot;&quot;;&quot;&quot;;[$DataEntry.B852])">
            <text:p/>
          </table:table-cell>
          <table:table-cell table:formula="of:=IF([$DataEntry.E852]=&quot;&quot;;&quot;&quot;;[$DataEntry.E852])">
            <text:p/>
          </table:table-cell>
          <table:table-cell table:formula="of:=IF([$DataEntry.F852]=&quot;&quot;;&quot;&quot;;[$DataEntry.F852])">
            <text:p/>
          </table:table-cell>
          <table:table-cell table:formula="of:=IF([$DataEntry.G852]=&quot;&quot;;&quot;&quot;;[$DataEntry.G852])">
            <text:p/>
          </table:table-cell>
          <table:table-cell table:formula="of:=IF([$DataEntry.H852]=&quot;&quot;;&quot;&quot;;[$DataEntry.H852])">
            <text:p/>
          </table:table-cell>
          <table:table-cell table:formula="of:=IF([$DataEntry.I852]=&quot;&quot;;&quot;&quot;;[$DataEntry.I852])">
            <text:p/>
          </table:table-cell>
          <table:table-cell table:formula="of:=IF([$DataEntry.C852]=&quot;&quot;;&quot;&quot;;[$DataEntry.C852])">
            <text:p/>
          </table:table-cell>
          <table:table-cell table:formula="of:=&quot;&quot;">
            <text:p/>
          </table:table-cell>
          <table:table-cell table:formula="of:=IF([$DataEntry.D852]=&quot;&quot;;&quot;&quot;;[$DataEntry.D85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52]=&quot;&quot;;&quot;&quot;;[$DataEntry.N852])">
            <text:p/>
          </table:table-cell>
          <table:table-cell table:formula="of:=IF([$DataEntry.O852]=&quot;&quot;;&quot;&quot;;[$DataEntry.O852])">
            <text:p/>
          </table:table-cell>
          <table:table-cell table:formula="of:=IF([$DataEntry.P852]=&quot;&quot;;&quot;&quot;;[$DataEntry.P852])">
            <text:p/>
          </table:table-cell>
          <table:table-cell table:number-columns-repeated="48"/>
        </table:table-row>
        <table:table-row table:style-name="ro1">
          <table:table-cell table:formula="of:=IF([$DataEntry.A853]=&quot;&quot;;&quot;&quot;;[$DataEntry.A853])">
            <text:p/>
          </table:table-cell>
          <table:table-cell table:formula="of:=&quot;&quot;">
            <text:p/>
          </table:table-cell>
          <table:table-cell table:formula="of:=IF([$DataEntry.B853]=&quot;&quot;;&quot;&quot;;[$DataEntry.B853])">
            <text:p/>
          </table:table-cell>
          <table:table-cell table:formula="of:=IF([$DataEntry.E853]=&quot;&quot;;&quot;&quot;;[$DataEntry.E853])">
            <text:p/>
          </table:table-cell>
          <table:table-cell table:formula="of:=IF([$DataEntry.F853]=&quot;&quot;;&quot;&quot;;[$DataEntry.F853])">
            <text:p/>
          </table:table-cell>
          <table:table-cell table:formula="of:=IF([$DataEntry.G853]=&quot;&quot;;&quot;&quot;;[$DataEntry.G853])">
            <text:p/>
          </table:table-cell>
          <table:table-cell table:formula="of:=IF([$DataEntry.H853]=&quot;&quot;;&quot;&quot;;[$DataEntry.H853])">
            <text:p/>
          </table:table-cell>
          <table:table-cell table:formula="of:=IF([$DataEntry.I853]=&quot;&quot;;&quot;&quot;;[$DataEntry.I853])">
            <text:p/>
          </table:table-cell>
          <table:table-cell table:formula="of:=IF([$DataEntry.C853]=&quot;&quot;;&quot;&quot;;[$DataEntry.C853])">
            <text:p/>
          </table:table-cell>
          <table:table-cell table:formula="of:=&quot;&quot;">
            <text:p/>
          </table:table-cell>
          <table:table-cell table:formula="of:=IF([$DataEntry.D853]=&quot;&quot;;&quot;&quot;;[$DataEntry.D85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53]=&quot;&quot;;&quot;&quot;;[$DataEntry.N853])">
            <text:p/>
          </table:table-cell>
          <table:table-cell table:formula="of:=IF([$DataEntry.O853]=&quot;&quot;;&quot;&quot;;[$DataEntry.O853])">
            <text:p/>
          </table:table-cell>
          <table:table-cell table:formula="of:=IF([$DataEntry.P853]=&quot;&quot;;&quot;&quot;;[$DataEntry.P853])">
            <text:p/>
          </table:table-cell>
          <table:table-cell table:number-columns-repeated="48"/>
        </table:table-row>
        <table:table-row table:style-name="ro1">
          <table:table-cell table:formula="of:=IF([$DataEntry.A854]=&quot;&quot;;&quot;&quot;;[$DataEntry.A854])">
            <text:p/>
          </table:table-cell>
          <table:table-cell table:formula="of:=&quot;&quot;">
            <text:p/>
          </table:table-cell>
          <table:table-cell table:formula="of:=IF([$DataEntry.B854]=&quot;&quot;;&quot;&quot;;[$DataEntry.B854])">
            <text:p/>
          </table:table-cell>
          <table:table-cell table:formula="of:=IF([$DataEntry.E854]=&quot;&quot;;&quot;&quot;;[$DataEntry.E854])">
            <text:p/>
          </table:table-cell>
          <table:table-cell table:formula="of:=IF([$DataEntry.F854]=&quot;&quot;;&quot;&quot;;[$DataEntry.F854])">
            <text:p/>
          </table:table-cell>
          <table:table-cell table:formula="of:=IF([$DataEntry.G854]=&quot;&quot;;&quot;&quot;;[$DataEntry.G854])">
            <text:p/>
          </table:table-cell>
          <table:table-cell table:formula="of:=IF([$DataEntry.H854]=&quot;&quot;;&quot;&quot;;[$DataEntry.H854])">
            <text:p/>
          </table:table-cell>
          <table:table-cell table:formula="of:=IF([$DataEntry.I854]=&quot;&quot;;&quot;&quot;;[$DataEntry.I854])">
            <text:p/>
          </table:table-cell>
          <table:table-cell table:formula="of:=IF([$DataEntry.C854]=&quot;&quot;;&quot;&quot;;[$DataEntry.C854])">
            <text:p/>
          </table:table-cell>
          <table:table-cell table:formula="of:=&quot;&quot;">
            <text:p/>
          </table:table-cell>
          <table:table-cell table:formula="of:=IF([$DataEntry.D854]=&quot;&quot;;&quot;&quot;;[$DataEntry.D85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54]=&quot;&quot;;&quot;&quot;;[$DataEntry.N854])">
            <text:p/>
          </table:table-cell>
          <table:table-cell table:formula="of:=IF([$DataEntry.O854]=&quot;&quot;;&quot;&quot;;[$DataEntry.O854])">
            <text:p/>
          </table:table-cell>
          <table:table-cell table:formula="of:=IF([$DataEntry.P854]=&quot;&quot;;&quot;&quot;;[$DataEntry.P854])">
            <text:p/>
          </table:table-cell>
          <table:table-cell table:number-columns-repeated="48"/>
        </table:table-row>
        <table:table-row table:style-name="ro1">
          <table:table-cell table:formula="of:=IF([$DataEntry.A855]=&quot;&quot;;&quot;&quot;;[$DataEntry.A855])">
            <text:p/>
          </table:table-cell>
          <table:table-cell table:formula="of:=&quot;&quot;">
            <text:p/>
          </table:table-cell>
          <table:table-cell table:formula="of:=IF([$DataEntry.B855]=&quot;&quot;;&quot;&quot;;[$DataEntry.B855])">
            <text:p/>
          </table:table-cell>
          <table:table-cell table:formula="of:=IF([$DataEntry.E855]=&quot;&quot;;&quot;&quot;;[$DataEntry.E855])">
            <text:p/>
          </table:table-cell>
          <table:table-cell table:formula="of:=IF([$DataEntry.F855]=&quot;&quot;;&quot;&quot;;[$DataEntry.F855])">
            <text:p/>
          </table:table-cell>
          <table:table-cell table:formula="of:=IF([$DataEntry.G855]=&quot;&quot;;&quot;&quot;;[$DataEntry.G855])">
            <text:p/>
          </table:table-cell>
          <table:table-cell table:formula="of:=IF([$DataEntry.H855]=&quot;&quot;;&quot;&quot;;[$DataEntry.H855])">
            <text:p/>
          </table:table-cell>
          <table:table-cell table:formula="of:=IF([$DataEntry.I855]=&quot;&quot;;&quot;&quot;;[$DataEntry.I855])">
            <text:p/>
          </table:table-cell>
          <table:table-cell table:formula="of:=IF([$DataEntry.C855]=&quot;&quot;;&quot;&quot;;[$DataEntry.C855])">
            <text:p/>
          </table:table-cell>
          <table:table-cell table:formula="of:=&quot;&quot;">
            <text:p/>
          </table:table-cell>
          <table:table-cell table:formula="of:=IF([$DataEntry.D855]=&quot;&quot;;&quot;&quot;;[$DataEntry.D85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55]=&quot;&quot;;&quot;&quot;;[$DataEntry.N855])">
            <text:p/>
          </table:table-cell>
          <table:table-cell table:formula="of:=IF([$DataEntry.O855]=&quot;&quot;;&quot;&quot;;[$DataEntry.O855])">
            <text:p/>
          </table:table-cell>
          <table:table-cell table:formula="of:=IF([$DataEntry.P855]=&quot;&quot;;&quot;&quot;;[$DataEntry.P855])">
            <text:p/>
          </table:table-cell>
          <table:table-cell table:number-columns-repeated="48"/>
        </table:table-row>
        <table:table-row table:style-name="ro1">
          <table:table-cell table:formula="of:=IF([$DataEntry.A856]=&quot;&quot;;&quot;&quot;;[$DataEntry.A856])">
            <text:p/>
          </table:table-cell>
          <table:table-cell table:formula="of:=&quot;&quot;">
            <text:p/>
          </table:table-cell>
          <table:table-cell table:formula="of:=IF([$DataEntry.B856]=&quot;&quot;;&quot;&quot;;[$DataEntry.B856])">
            <text:p/>
          </table:table-cell>
          <table:table-cell table:formula="of:=IF([$DataEntry.E856]=&quot;&quot;;&quot;&quot;;[$DataEntry.E856])">
            <text:p/>
          </table:table-cell>
          <table:table-cell table:formula="of:=IF([$DataEntry.F856]=&quot;&quot;;&quot;&quot;;[$DataEntry.F856])">
            <text:p/>
          </table:table-cell>
          <table:table-cell table:formula="of:=IF([$DataEntry.G856]=&quot;&quot;;&quot;&quot;;[$DataEntry.G856])">
            <text:p/>
          </table:table-cell>
          <table:table-cell table:formula="of:=IF([$DataEntry.H856]=&quot;&quot;;&quot;&quot;;[$DataEntry.H856])">
            <text:p/>
          </table:table-cell>
          <table:table-cell table:formula="of:=IF([$DataEntry.I856]=&quot;&quot;;&quot;&quot;;[$DataEntry.I856])">
            <text:p/>
          </table:table-cell>
          <table:table-cell table:formula="of:=IF([$DataEntry.C856]=&quot;&quot;;&quot;&quot;;[$DataEntry.C856])">
            <text:p/>
          </table:table-cell>
          <table:table-cell table:formula="of:=&quot;&quot;">
            <text:p/>
          </table:table-cell>
          <table:table-cell table:formula="of:=IF([$DataEntry.D856]=&quot;&quot;;&quot;&quot;;[$DataEntry.D85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56]=&quot;&quot;;&quot;&quot;;[$DataEntry.N856])">
            <text:p/>
          </table:table-cell>
          <table:table-cell table:formula="of:=IF([$DataEntry.O856]=&quot;&quot;;&quot;&quot;;[$DataEntry.O856])">
            <text:p/>
          </table:table-cell>
          <table:table-cell table:formula="of:=IF([$DataEntry.P856]=&quot;&quot;;&quot;&quot;;[$DataEntry.P856])">
            <text:p/>
          </table:table-cell>
          <table:table-cell table:number-columns-repeated="48"/>
        </table:table-row>
        <table:table-row table:style-name="ro1">
          <table:table-cell table:formula="of:=IF([$DataEntry.A857]=&quot;&quot;;&quot;&quot;;[$DataEntry.A857])">
            <text:p/>
          </table:table-cell>
          <table:table-cell table:formula="of:=&quot;&quot;">
            <text:p/>
          </table:table-cell>
          <table:table-cell table:formula="of:=IF([$DataEntry.B857]=&quot;&quot;;&quot;&quot;;[$DataEntry.B857])">
            <text:p/>
          </table:table-cell>
          <table:table-cell table:formula="of:=IF([$DataEntry.E857]=&quot;&quot;;&quot;&quot;;[$DataEntry.E857])">
            <text:p/>
          </table:table-cell>
          <table:table-cell table:formula="of:=IF([$DataEntry.F857]=&quot;&quot;;&quot;&quot;;[$DataEntry.F857])">
            <text:p/>
          </table:table-cell>
          <table:table-cell table:formula="of:=IF([$DataEntry.G857]=&quot;&quot;;&quot;&quot;;[$DataEntry.G857])">
            <text:p/>
          </table:table-cell>
          <table:table-cell table:formula="of:=IF([$DataEntry.H857]=&quot;&quot;;&quot;&quot;;[$DataEntry.H857])">
            <text:p/>
          </table:table-cell>
          <table:table-cell table:formula="of:=IF([$DataEntry.I857]=&quot;&quot;;&quot;&quot;;[$DataEntry.I857])">
            <text:p/>
          </table:table-cell>
          <table:table-cell table:formula="of:=IF([$DataEntry.C857]=&quot;&quot;;&quot;&quot;;[$DataEntry.C857])">
            <text:p/>
          </table:table-cell>
          <table:table-cell table:formula="of:=&quot;&quot;">
            <text:p/>
          </table:table-cell>
          <table:table-cell table:formula="of:=IF([$DataEntry.D857]=&quot;&quot;;&quot;&quot;;[$DataEntry.D85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57]=&quot;&quot;;&quot;&quot;;[$DataEntry.N857])">
            <text:p/>
          </table:table-cell>
          <table:table-cell table:formula="of:=IF([$DataEntry.O857]=&quot;&quot;;&quot;&quot;;[$DataEntry.O857])">
            <text:p/>
          </table:table-cell>
          <table:table-cell table:formula="of:=IF([$DataEntry.P857]=&quot;&quot;;&quot;&quot;;[$DataEntry.P857])">
            <text:p/>
          </table:table-cell>
          <table:table-cell table:number-columns-repeated="48"/>
        </table:table-row>
        <table:table-row table:style-name="ro1">
          <table:table-cell table:formula="of:=IF([$DataEntry.A858]=&quot;&quot;;&quot;&quot;;[$DataEntry.A858])">
            <text:p/>
          </table:table-cell>
          <table:table-cell table:formula="of:=&quot;&quot;">
            <text:p/>
          </table:table-cell>
          <table:table-cell table:formula="of:=IF([$DataEntry.B858]=&quot;&quot;;&quot;&quot;;[$DataEntry.B858])">
            <text:p/>
          </table:table-cell>
          <table:table-cell table:formula="of:=IF([$DataEntry.E858]=&quot;&quot;;&quot;&quot;;[$DataEntry.E858])">
            <text:p/>
          </table:table-cell>
          <table:table-cell table:formula="of:=IF([$DataEntry.F858]=&quot;&quot;;&quot;&quot;;[$DataEntry.F858])">
            <text:p/>
          </table:table-cell>
          <table:table-cell table:formula="of:=IF([$DataEntry.G858]=&quot;&quot;;&quot;&quot;;[$DataEntry.G858])">
            <text:p/>
          </table:table-cell>
          <table:table-cell table:formula="of:=IF([$DataEntry.H858]=&quot;&quot;;&quot;&quot;;[$DataEntry.H858])">
            <text:p/>
          </table:table-cell>
          <table:table-cell table:formula="of:=IF([$DataEntry.I858]=&quot;&quot;;&quot;&quot;;[$DataEntry.I858])">
            <text:p/>
          </table:table-cell>
          <table:table-cell table:formula="of:=IF([$DataEntry.C858]=&quot;&quot;;&quot;&quot;;[$DataEntry.C858])">
            <text:p/>
          </table:table-cell>
          <table:table-cell table:formula="of:=&quot;&quot;">
            <text:p/>
          </table:table-cell>
          <table:table-cell table:formula="of:=IF([$DataEntry.D858]=&quot;&quot;;&quot;&quot;;[$DataEntry.D85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58]=&quot;&quot;;&quot;&quot;;[$DataEntry.N858])">
            <text:p/>
          </table:table-cell>
          <table:table-cell table:formula="of:=IF([$DataEntry.O858]=&quot;&quot;;&quot;&quot;;[$DataEntry.O858])">
            <text:p/>
          </table:table-cell>
          <table:table-cell table:formula="of:=IF([$DataEntry.P858]=&quot;&quot;;&quot;&quot;;[$DataEntry.P858])">
            <text:p/>
          </table:table-cell>
          <table:table-cell table:number-columns-repeated="48"/>
        </table:table-row>
        <table:table-row table:style-name="ro1">
          <table:table-cell table:formula="of:=IF([$DataEntry.A859]=&quot;&quot;;&quot;&quot;;[$DataEntry.A859])">
            <text:p/>
          </table:table-cell>
          <table:table-cell table:formula="of:=&quot;&quot;">
            <text:p/>
          </table:table-cell>
          <table:table-cell table:formula="of:=IF([$DataEntry.B859]=&quot;&quot;;&quot;&quot;;[$DataEntry.B859])">
            <text:p/>
          </table:table-cell>
          <table:table-cell table:formula="of:=IF([$DataEntry.E859]=&quot;&quot;;&quot;&quot;;[$DataEntry.E859])">
            <text:p/>
          </table:table-cell>
          <table:table-cell table:formula="of:=IF([$DataEntry.F859]=&quot;&quot;;&quot;&quot;;[$DataEntry.F859])">
            <text:p/>
          </table:table-cell>
          <table:table-cell table:formula="of:=IF([$DataEntry.G859]=&quot;&quot;;&quot;&quot;;[$DataEntry.G859])">
            <text:p/>
          </table:table-cell>
          <table:table-cell table:formula="of:=IF([$DataEntry.H859]=&quot;&quot;;&quot;&quot;;[$DataEntry.H859])">
            <text:p/>
          </table:table-cell>
          <table:table-cell table:formula="of:=IF([$DataEntry.I859]=&quot;&quot;;&quot;&quot;;[$DataEntry.I859])">
            <text:p/>
          </table:table-cell>
          <table:table-cell table:formula="of:=IF([$DataEntry.C859]=&quot;&quot;;&quot;&quot;;[$DataEntry.C859])">
            <text:p/>
          </table:table-cell>
          <table:table-cell table:formula="of:=&quot;&quot;">
            <text:p/>
          </table:table-cell>
          <table:table-cell table:formula="of:=IF([$DataEntry.D859]=&quot;&quot;;&quot;&quot;;[$DataEntry.D85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59]=&quot;&quot;;&quot;&quot;;[$DataEntry.N859])">
            <text:p/>
          </table:table-cell>
          <table:table-cell table:formula="of:=IF([$DataEntry.O859]=&quot;&quot;;&quot;&quot;;[$DataEntry.O859])">
            <text:p/>
          </table:table-cell>
          <table:table-cell table:formula="of:=IF([$DataEntry.P859]=&quot;&quot;;&quot;&quot;;[$DataEntry.P859])">
            <text:p/>
          </table:table-cell>
          <table:table-cell table:number-columns-repeated="48"/>
        </table:table-row>
        <table:table-row table:style-name="ro1">
          <table:table-cell table:formula="of:=IF([$DataEntry.A860]=&quot;&quot;;&quot;&quot;;[$DataEntry.A860])">
            <text:p/>
          </table:table-cell>
          <table:table-cell table:formula="of:=&quot;&quot;">
            <text:p/>
          </table:table-cell>
          <table:table-cell table:formula="of:=IF([$DataEntry.B860]=&quot;&quot;;&quot;&quot;;[$DataEntry.B860])">
            <text:p/>
          </table:table-cell>
          <table:table-cell table:formula="of:=IF([$DataEntry.E860]=&quot;&quot;;&quot;&quot;;[$DataEntry.E860])">
            <text:p/>
          </table:table-cell>
          <table:table-cell table:formula="of:=IF([$DataEntry.F860]=&quot;&quot;;&quot;&quot;;[$DataEntry.F860])">
            <text:p/>
          </table:table-cell>
          <table:table-cell table:formula="of:=IF([$DataEntry.G860]=&quot;&quot;;&quot;&quot;;[$DataEntry.G860])">
            <text:p/>
          </table:table-cell>
          <table:table-cell table:formula="of:=IF([$DataEntry.H860]=&quot;&quot;;&quot;&quot;;[$DataEntry.H860])">
            <text:p/>
          </table:table-cell>
          <table:table-cell table:formula="of:=IF([$DataEntry.I860]=&quot;&quot;;&quot;&quot;;[$DataEntry.I860])">
            <text:p/>
          </table:table-cell>
          <table:table-cell table:formula="of:=IF([$DataEntry.C860]=&quot;&quot;;&quot;&quot;;[$DataEntry.C860])">
            <text:p/>
          </table:table-cell>
          <table:table-cell table:formula="of:=&quot;&quot;">
            <text:p/>
          </table:table-cell>
          <table:table-cell table:formula="of:=IF([$DataEntry.D860]=&quot;&quot;;&quot;&quot;;[$DataEntry.D86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60]=&quot;&quot;;&quot;&quot;;[$DataEntry.N860])">
            <text:p/>
          </table:table-cell>
          <table:table-cell table:formula="of:=IF([$DataEntry.O860]=&quot;&quot;;&quot;&quot;;[$DataEntry.O860])">
            <text:p/>
          </table:table-cell>
          <table:table-cell table:formula="of:=IF([$DataEntry.P860]=&quot;&quot;;&quot;&quot;;[$DataEntry.P860])">
            <text:p/>
          </table:table-cell>
          <table:table-cell table:number-columns-repeated="48"/>
        </table:table-row>
        <table:table-row table:style-name="ro1">
          <table:table-cell table:formula="of:=IF([$DataEntry.A861]=&quot;&quot;;&quot;&quot;;[$DataEntry.A861])">
            <text:p/>
          </table:table-cell>
          <table:table-cell table:formula="of:=&quot;&quot;">
            <text:p/>
          </table:table-cell>
          <table:table-cell table:formula="of:=IF([$DataEntry.B861]=&quot;&quot;;&quot;&quot;;[$DataEntry.B861])">
            <text:p/>
          </table:table-cell>
          <table:table-cell table:formula="of:=IF([$DataEntry.E861]=&quot;&quot;;&quot;&quot;;[$DataEntry.E861])">
            <text:p/>
          </table:table-cell>
          <table:table-cell table:formula="of:=IF([$DataEntry.F861]=&quot;&quot;;&quot;&quot;;[$DataEntry.F861])">
            <text:p/>
          </table:table-cell>
          <table:table-cell table:formula="of:=IF([$DataEntry.G861]=&quot;&quot;;&quot;&quot;;[$DataEntry.G861])">
            <text:p/>
          </table:table-cell>
          <table:table-cell table:formula="of:=IF([$DataEntry.H861]=&quot;&quot;;&quot;&quot;;[$DataEntry.H861])">
            <text:p/>
          </table:table-cell>
          <table:table-cell table:formula="of:=IF([$DataEntry.I861]=&quot;&quot;;&quot;&quot;;[$DataEntry.I861])">
            <text:p/>
          </table:table-cell>
          <table:table-cell table:formula="of:=IF([$DataEntry.C861]=&quot;&quot;;&quot;&quot;;[$DataEntry.C861])">
            <text:p/>
          </table:table-cell>
          <table:table-cell table:formula="of:=&quot;&quot;">
            <text:p/>
          </table:table-cell>
          <table:table-cell table:formula="of:=IF([$DataEntry.D861]=&quot;&quot;;&quot;&quot;;[$DataEntry.D86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61]=&quot;&quot;;&quot;&quot;;[$DataEntry.N861])">
            <text:p/>
          </table:table-cell>
          <table:table-cell table:formula="of:=IF([$DataEntry.O861]=&quot;&quot;;&quot;&quot;;[$DataEntry.O861])">
            <text:p/>
          </table:table-cell>
          <table:table-cell table:formula="of:=IF([$DataEntry.P861]=&quot;&quot;;&quot;&quot;;[$DataEntry.P861])">
            <text:p/>
          </table:table-cell>
          <table:table-cell table:number-columns-repeated="48"/>
        </table:table-row>
        <table:table-row table:style-name="ro1">
          <table:table-cell table:formula="of:=IF([$DataEntry.A862]=&quot;&quot;;&quot;&quot;;[$DataEntry.A862])">
            <text:p/>
          </table:table-cell>
          <table:table-cell table:formula="of:=&quot;&quot;">
            <text:p/>
          </table:table-cell>
          <table:table-cell table:formula="of:=IF([$DataEntry.B862]=&quot;&quot;;&quot;&quot;;[$DataEntry.B862])">
            <text:p/>
          </table:table-cell>
          <table:table-cell table:formula="of:=IF([$DataEntry.E862]=&quot;&quot;;&quot;&quot;;[$DataEntry.E862])">
            <text:p/>
          </table:table-cell>
          <table:table-cell table:formula="of:=IF([$DataEntry.F862]=&quot;&quot;;&quot;&quot;;[$DataEntry.F862])">
            <text:p/>
          </table:table-cell>
          <table:table-cell table:formula="of:=IF([$DataEntry.G862]=&quot;&quot;;&quot;&quot;;[$DataEntry.G862])">
            <text:p/>
          </table:table-cell>
          <table:table-cell table:formula="of:=IF([$DataEntry.H862]=&quot;&quot;;&quot;&quot;;[$DataEntry.H862])">
            <text:p/>
          </table:table-cell>
          <table:table-cell table:formula="of:=IF([$DataEntry.I862]=&quot;&quot;;&quot;&quot;;[$DataEntry.I862])">
            <text:p/>
          </table:table-cell>
          <table:table-cell table:formula="of:=IF([$DataEntry.C862]=&quot;&quot;;&quot;&quot;;[$DataEntry.C862])">
            <text:p/>
          </table:table-cell>
          <table:table-cell table:formula="of:=&quot;&quot;">
            <text:p/>
          </table:table-cell>
          <table:table-cell table:formula="of:=IF([$DataEntry.D862]=&quot;&quot;;&quot;&quot;;[$DataEntry.D86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62]=&quot;&quot;;&quot;&quot;;[$DataEntry.N862])">
            <text:p/>
          </table:table-cell>
          <table:table-cell table:formula="of:=IF([$DataEntry.O862]=&quot;&quot;;&quot;&quot;;[$DataEntry.O862])">
            <text:p/>
          </table:table-cell>
          <table:table-cell table:formula="of:=IF([$DataEntry.P862]=&quot;&quot;;&quot;&quot;;[$DataEntry.P862])">
            <text:p/>
          </table:table-cell>
          <table:table-cell table:number-columns-repeated="48"/>
        </table:table-row>
        <table:table-row table:style-name="ro1">
          <table:table-cell table:formula="of:=IF([$DataEntry.A863]=&quot;&quot;;&quot;&quot;;[$DataEntry.A863])">
            <text:p/>
          </table:table-cell>
          <table:table-cell table:formula="of:=&quot;&quot;">
            <text:p/>
          </table:table-cell>
          <table:table-cell table:formula="of:=IF([$DataEntry.B863]=&quot;&quot;;&quot;&quot;;[$DataEntry.B863])">
            <text:p/>
          </table:table-cell>
          <table:table-cell table:formula="of:=IF([$DataEntry.E863]=&quot;&quot;;&quot;&quot;;[$DataEntry.E863])">
            <text:p/>
          </table:table-cell>
          <table:table-cell table:formula="of:=IF([$DataEntry.F863]=&quot;&quot;;&quot;&quot;;[$DataEntry.F863])">
            <text:p/>
          </table:table-cell>
          <table:table-cell table:formula="of:=IF([$DataEntry.G863]=&quot;&quot;;&quot;&quot;;[$DataEntry.G863])">
            <text:p/>
          </table:table-cell>
          <table:table-cell table:formula="of:=IF([$DataEntry.H863]=&quot;&quot;;&quot;&quot;;[$DataEntry.H863])">
            <text:p/>
          </table:table-cell>
          <table:table-cell table:formula="of:=IF([$DataEntry.I863]=&quot;&quot;;&quot;&quot;;[$DataEntry.I863])">
            <text:p/>
          </table:table-cell>
          <table:table-cell table:formula="of:=IF([$DataEntry.C863]=&quot;&quot;;&quot;&quot;;[$DataEntry.C863])">
            <text:p/>
          </table:table-cell>
          <table:table-cell table:formula="of:=&quot;&quot;">
            <text:p/>
          </table:table-cell>
          <table:table-cell table:formula="of:=IF([$DataEntry.D863]=&quot;&quot;;&quot;&quot;;[$DataEntry.D86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63]=&quot;&quot;;&quot;&quot;;[$DataEntry.N863])">
            <text:p/>
          </table:table-cell>
          <table:table-cell table:formula="of:=IF([$DataEntry.O863]=&quot;&quot;;&quot;&quot;;[$DataEntry.O863])">
            <text:p/>
          </table:table-cell>
          <table:table-cell table:formula="of:=IF([$DataEntry.P863]=&quot;&quot;;&quot;&quot;;[$DataEntry.P863])">
            <text:p/>
          </table:table-cell>
          <table:table-cell table:number-columns-repeated="48"/>
        </table:table-row>
        <table:table-row table:style-name="ro1">
          <table:table-cell table:formula="of:=IF([$DataEntry.A864]=&quot;&quot;;&quot;&quot;;[$DataEntry.A864])">
            <text:p/>
          </table:table-cell>
          <table:table-cell table:formula="of:=&quot;&quot;">
            <text:p/>
          </table:table-cell>
          <table:table-cell table:formula="of:=IF([$DataEntry.B864]=&quot;&quot;;&quot;&quot;;[$DataEntry.B864])">
            <text:p/>
          </table:table-cell>
          <table:table-cell table:formula="of:=IF([$DataEntry.E864]=&quot;&quot;;&quot;&quot;;[$DataEntry.E864])">
            <text:p/>
          </table:table-cell>
          <table:table-cell table:formula="of:=IF([$DataEntry.F864]=&quot;&quot;;&quot;&quot;;[$DataEntry.F864])">
            <text:p/>
          </table:table-cell>
          <table:table-cell table:formula="of:=IF([$DataEntry.G864]=&quot;&quot;;&quot;&quot;;[$DataEntry.G864])">
            <text:p/>
          </table:table-cell>
          <table:table-cell table:formula="of:=IF([$DataEntry.H864]=&quot;&quot;;&quot;&quot;;[$DataEntry.H864])">
            <text:p/>
          </table:table-cell>
          <table:table-cell table:formula="of:=IF([$DataEntry.I864]=&quot;&quot;;&quot;&quot;;[$DataEntry.I864])">
            <text:p/>
          </table:table-cell>
          <table:table-cell table:formula="of:=IF([$DataEntry.C864]=&quot;&quot;;&quot;&quot;;[$DataEntry.C864])">
            <text:p/>
          </table:table-cell>
          <table:table-cell table:formula="of:=&quot;&quot;">
            <text:p/>
          </table:table-cell>
          <table:table-cell table:formula="of:=IF([$DataEntry.D864]=&quot;&quot;;&quot;&quot;;[$DataEntry.D86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64]=&quot;&quot;;&quot;&quot;;[$DataEntry.N864])">
            <text:p/>
          </table:table-cell>
          <table:table-cell table:formula="of:=IF([$DataEntry.O864]=&quot;&quot;;&quot;&quot;;[$DataEntry.O864])">
            <text:p/>
          </table:table-cell>
          <table:table-cell table:formula="of:=IF([$DataEntry.P864]=&quot;&quot;;&quot;&quot;;[$DataEntry.P864])">
            <text:p/>
          </table:table-cell>
          <table:table-cell table:number-columns-repeated="48"/>
        </table:table-row>
        <table:table-row table:style-name="ro1">
          <table:table-cell table:formula="of:=IF([$DataEntry.A865]=&quot;&quot;;&quot;&quot;;[$DataEntry.A865])">
            <text:p/>
          </table:table-cell>
          <table:table-cell table:formula="of:=&quot;&quot;">
            <text:p/>
          </table:table-cell>
          <table:table-cell table:formula="of:=IF([$DataEntry.B865]=&quot;&quot;;&quot;&quot;;[$DataEntry.B865])">
            <text:p/>
          </table:table-cell>
          <table:table-cell table:formula="of:=IF([$DataEntry.E865]=&quot;&quot;;&quot;&quot;;[$DataEntry.E865])">
            <text:p/>
          </table:table-cell>
          <table:table-cell table:formula="of:=IF([$DataEntry.F865]=&quot;&quot;;&quot;&quot;;[$DataEntry.F865])">
            <text:p/>
          </table:table-cell>
          <table:table-cell table:formula="of:=IF([$DataEntry.G865]=&quot;&quot;;&quot;&quot;;[$DataEntry.G865])">
            <text:p/>
          </table:table-cell>
          <table:table-cell table:formula="of:=IF([$DataEntry.H865]=&quot;&quot;;&quot;&quot;;[$DataEntry.H865])">
            <text:p/>
          </table:table-cell>
          <table:table-cell table:formula="of:=IF([$DataEntry.I865]=&quot;&quot;;&quot;&quot;;[$DataEntry.I865])">
            <text:p/>
          </table:table-cell>
          <table:table-cell table:formula="of:=IF([$DataEntry.C865]=&quot;&quot;;&quot;&quot;;[$DataEntry.C865])">
            <text:p/>
          </table:table-cell>
          <table:table-cell table:formula="of:=&quot;&quot;">
            <text:p/>
          </table:table-cell>
          <table:table-cell table:formula="of:=IF([$DataEntry.D865]=&quot;&quot;;&quot;&quot;;[$DataEntry.D86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65]=&quot;&quot;;&quot;&quot;;[$DataEntry.N865])">
            <text:p/>
          </table:table-cell>
          <table:table-cell table:formula="of:=IF([$DataEntry.O865]=&quot;&quot;;&quot;&quot;;[$DataEntry.O865])">
            <text:p/>
          </table:table-cell>
          <table:table-cell table:formula="of:=IF([$DataEntry.P865]=&quot;&quot;;&quot;&quot;;[$DataEntry.P865])">
            <text:p/>
          </table:table-cell>
          <table:table-cell table:number-columns-repeated="48"/>
        </table:table-row>
        <table:table-row table:style-name="ro1">
          <table:table-cell table:formula="of:=IF([$DataEntry.A866]=&quot;&quot;;&quot;&quot;;[$DataEntry.A866])">
            <text:p/>
          </table:table-cell>
          <table:table-cell table:formula="of:=&quot;&quot;">
            <text:p/>
          </table:table-cell>
          <table:table-cell table:formula="of:=IF([$DataEntry.B866]=&quot;&quot;;&quot;&quot;;[$DataEntry.B866])">
            <text:p/>
          </table:table-cell>
          <table:table-cell table:formula="of:=IF([$DataEntry.E866]=&quot;&quot;;&quot;&quot;;[$DataEntry.E866])">
            <text:p/>
          </table:table-cell>
          <table:table-cell table:formula="of:=IF([$DataEntry.F866]=&quot;&quot;;&quot;&quot;;[$DataEntry.F866])">
            <text:p/>
          </table:table-cell>
          <table:table-cell table:formula="of:=IF([$DataEntry.G866]=&quot;&quot;;&quot;&quot;;[$DataEntry.G866])">
            <text:p/>
          </table:table-cell>
          <table:table-cell table:formula="of:=IF([$DataEntry.H866]=&quot;&quot;;&quot;&quot;;[$DataEntry.H866])">
            <text:p/>
          </table:table-cell>
          <table:table-cell table:formula="of:=IF([$DataEntry.I866]=&quot;&quot;;&quot;&quot;;[$DataEntry.I866])">
            <text:p/>
          </table:table-cell>
          <table:table-cell table:formula="of:=IF([$DataEntry.C866]=&quot;&quot;;&quot;&quot;;[$DataEntry.C866])">
            <text:p/>
          </table:table-cell>
          <table:table-cell table:formula="of:=&quot;&quot;">
            <text:p/>
          </table:table-cell>
          <table:table-cell table:formula="of:=IF([$DataEntry.D866]=&quot;&quot;;&quot;&quot;;[$DataEntry.D86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66]=&quot;&quot;;&quot;&quot;;[$DataEntry.N866])">
            <text:p/>
          </table:table-cell>
          <table:table-cell table:formula="of:=IF([$DataEntry.O866]=&quot;&quot;;&quot;&quot;;[$DataEntry.O866])">
            <text:p/>
          </table:table-cell>
          <table:table-cell table:formula="of:=IF([$DataEntry.P866]=&quot;&quot;;&quot;&quot;;[$DataEntry.P866])">
            <text:p/>
          </table:table-cell>
          <table:table-cell table:number-columns-repeated="48"/>
        </table:table-row>
        <table:table-row table:style-name="ro1">
          <table:table-cell table:formula="of:=IF([$DataEntry.A867]=&quot;&quot;;&quot;&quot;;[$DataEntry.A867])">
            <text:p/>
          </table:table-cell>
          <table:table-cell table:formula="of:=&quot;&quot;">
            <text:p/>
          </table:table-cell>
          <table:table-cell table:formula="of:=IF([$DataEntry.B867]=&quot;&quot;;&quot;&quot;;[$DataEntry.B867])">
            <text:p/>
          </table:table-cell>
          <table:table-cell table:formula="of:=IF([$DataEntry.E867]=&quot;&quot;;&quot;&quot;;[$DataEntry.E867])">
            <text:p/>
          </table:table-cell>
          <table:table-cell table:formula="of:=IF([$DataEntry.F867]=&quot;&quot;;&quot;&quot;;[$DataEntry.F867])">
            <text:p/>
          </table:table-cell>
          <table:table-cell table:formula="of:=IF([$DataEntry.G867]=&quot;&quot;;&quot;&quot;;[$DataEntry.G867])">
            <text:p/>
          </table:table-cell>
          <table:table-cell table:formula="of:=IF([$DataEntry.H867]=&quot;&quot;;&quot;&quot;;[$DataEntry.H867])">
            <text:p/>
          </table:table-cell>
          <table:table-cell table:formula="of:=IF([$DataEntry.I867]=&quot;&quot;;&quot;&quot;;[$DataEntry.I867])">
            <text:p/>
          </table:table-cell>
          <table:table-cell table:formula="of:=IF([$DataEntry.C867]=&quot;&quot;;&quot;&quot;;[$DataEntry.C867])">
            <text:p/>
          </table:table-cell>
          <table:table-cell table:formula="of:=&quot;&quot;">
            <text:p/>
          </table:table-cell>
          <table:table-cell table:formula="of:=IF([$DataEntry.D867]=&quot;&quot;;&quot;&quot;;[$DataEntry.D86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67]=&quot;&quot;;&quot;&quot;;[$DataEntry.N867])">
            <text:p/>
          </table:table-cell>
          <table:table-cell table:formula="of:=IF([$DataEntry.O867]=&quot;&quot;;&quot;&quot;;[$DataEntry.O867])">
            <text:p/>
          </table:table-cell>
          <table:table-cell table:formula="of:=IF([$DataEntry.P867]=&quot;&quot;;&quot;&quot;;[$DataEntry.P867])">
            <text:p/>
          </table:table-cell>
          <table:table-cell table:number-columns-repeated="48"/>
        </table:table-row>
        <table:table-row table:style-name="ro1">
          <table:table-cell table:formula="of:=IF([$DataEntry.A868]=&quot;&quot;;&quot;&quot;;[$DataEntry.A868])">
            <text:p/>
          </table:table-cell>
          <table:table-cell table:formula="of:=&quot;&quot;">
            <text:p/>
          </table:table-cell>
          <table:table-cell table:formula="of:=IF([$DataEntry.B868]=&quot;&quot;;&quot;&quot;;[$DataEntry.B868])">
            <text:p/>
          </table:table-cell>
          <table:table-cell table:formula="of:=IF([$DataEntry.E868]=&quot;&quot;;&quot;&quot;;[$DataEntry.E868])">
            <text:p/>
          </table:table-cell>
          <table:table-cell table:formula="of:=IF([$DataEntry.F868]=&quot;&quot;;&quot;&quot;;[$DataEntry.F868])">
            <text:p/>
          </table:table-cell>
          <table:table-cell table:formula="of:=IF([$DataEntry.G868]=&quot;&quot;;&quot;&quot;;[$DataEntry.G868])">
            <text:p/>
          </table:table-cell>
          <table:table-cell table:formula="of:=IF([$DataEntry.H868]=&quot;&quot;;&quot;&quot;;[$DataEntry.H868])">
            <text:p/>
          </table:table-cell>
          <table:table-cell table:formula="of:=IF([$DataEntry.I868]=&quot;&quot;;&quot;&quot;;[$DataEntry.I868])">
            <text:p/>
          </table:table-cell>
          <table:table-cell table:formula="of:=IF([$DataEntry.C868]=&quot;&quot;;&quot;&quot;;[$DataEntry.C868])">
            <text:p/>
          </table:table-cell>
          <table:table-cell table:formula="of:=&quot;&quot;">
            <text:p/>
          </table:table-cell>
          <table:table-cell table:formula="of:=IF([$DataEntry.D868]=&quot;&quot;;&quot;&quot;;[$DataEntry.D86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68]=&quot;&quot;;&quot;&quot;;[$DataEntry.N868])">
            <text:p/>
          </table:table-cell>
          <table:table-cell table:formula="of:=IF([$DataEntry.O868]=&quot;&quot;;&quot;&quot;;[$DataEntry.O868])">
            <text:p/>
          </table:table-cell>
          <table:table-cell table:formula="of:=IF([$DataEntry.P868]=&quot;&quot;;&quot;&quot;;[$DataEntry.P868])">
            <text:p/>
          </table:table-cell>
          <table:table-cell table:number-columns-repeated="48"/>
        </table:table-row>
        <table:table-row table:style-name="ro1">
          <table:table-cell table:formula="of:=IF([$DataEntry.A869]=&quot;&quot;;&quot;&quot;;[$DataEntry.A869])">
            <text:p/>
          </table:table-cell>
          <table:table-cell table:formula="of:=&quot;&quot;">
            <text:p/>
          </table:table-cell>
          <table:table-cell table:formula="of:=IF([$DataEntry.B869]=&quot;&quot;;&quot;&quot;;[$DataEntry.B869])">
            <text:p/>
          </table:table-cell>
          <table:table-cell table:formula="of:=IF([$DataEntry.E869]=&quot;&quot;;&quot;&quot;;[$DataEntry.E869])">
            <text:p/>
          </table:table-cell>
          <table:table-cell table:formula="of:=IF([$DataEntry.F869]=&quot;&quot;;&quot;&quot;;[$DataEntry.F869])">
            <text:p/>
          </table:table-cell>
          <table:table-cell table:formula="of:=IF([$DataEntry.G869]=&quot;&quot;;&quot;&quot;;[$DataEntry.G869])">
            <text:p/>
          </table:table-cell>
          <table:table-cell table:formula="of:=IF([$DataEntry.H869]=&quot;&quot;;&quot;&quot;;[$DataEntry.H869])">
            <text:p/>
          </table:table-cell>
          <table:table-cell table:formula="of:=IF([$DataEntry.I869]=&quot;&quot;;&quot;&quot;;[$DataEntry.I869])">
            <text:p/>
          </table:table-cell>
          <table:table-cell table:formula="of:=IF([$DataEntry.C869]=&quot;&quot;;&quot;&quot;;[$DataEntry.C869])">
            <text:p/>
          </table:table-cell>
          <table:table-cell table:formula="of:=&quot;&quot;">
            <text:p/>
          </table:table-cell>
          <table:table-cell table:formula="of:=IF([$DataEntry.D869]=&quot;&quot;;&quot;&quot;;[$DataEntry.D86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69]=&quot;&quot;;&quot;&quot;;[$DataEntry.N869])">
            <text:p/>
          </table:table-cell>
          <table:table-cell table:formula="of:=IF([$DataEntry.O869]=&quot;&quot;;&quot;&quot;;[$DataEntry.O869])">
            <text:p/>
          </table:table-cell>
          <table:table-cell table:formula="of:=IF([$DataEntry.P869]=&quot;&quot;;&quot;&quot;;[$DataEntry.P869])">
            <text:p/>
          </table:table-cell>
          <table:table-cell table:number-columns-repeated="48"/>
        </table:table-row>
        <table:table-row table:style-name="ro1">
          <table:table-cell table:formula="of:=IF([$DataEntry.A870]=&quot;&quot;;&quot;&quot;;[$DataEntry.A870])">
            <text:p/>
          </table:table-cell>
          <table:table-cell table:formula="of:=&quot;&quot;">
            <text:p/>
          </table:table-cell>
          <table:table-cell table:formula="of:=IF([$DataEntry.B870]=&quot;&quot;;&quot;&quot;;[$DataEntry.B870])">
            <text:p/>
          </table:table-cell>
          <table:table-cell table:formula="of:=IF([$DataEntry.E870]=&quot;&quot;;&quot;&quot;;[$DataEntry.E870])">
            <text:p/>
          </table:table-cell>
          <table:table-cell table:formula="of:=IF([$DataEntry.F870]=&quot;&quot;;&quot;&quot;;[$DataEntry.F870])">
            <text:p/>
          </table:table-cell>
          <table:table-cell table:formula="of:=IF([$DataEntry.G870]=&quot;&quot;;&quot;&quot;;[$DataEntry.G870])">
            <text:p/>
          </table:table-cell>
          <table:table-cell table:formula="of:=IF([$DataEntry.H870]=&quot;&quot;;&quot;&quot;;[$DataEntry.H870])">
            <text:p/>
          </table:table-cell>
          <table:table-cell table:formula="of:=IF([$DataEntry.I870]=&quot;&quot;;&quot;&quot;;[$DataEntry.I870])">
            <text:p/>
          </table:table-cell>
          <table:table-cell table:formula="of:=IF([$DataEntry.C870]=&quot;&quot;;&quot;&quot;;[$DataEntry.C870])">
            <text:p/>
          </table:table-cell>
          <table:table-cell table:formula="of:=&quot;&quot;">
            <text:p/>
          </table:table-cell>
          <table:table-cell table:formula="of:=IF([$DataEntry.D870]=&quot;&quot;;&quot;&quot;;[$DataEntry.D87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70]=&quot;&quot;;&quot;&quot;;[$DataEntry.N870])">
            <text:p/>
          </table:table-cell>
          <table:table-cell table:formula="of:=IF([$DataEntry.O870]=&quot;&quot;;&quot;&quot;;[$DataEntry.O870])">
            <text:p/>
          </table:table-cell>
          <table:table-cell table:formula="of:=IF([$DataEntry.P870]=&quot;&quot;;&quot;&quot;;[$DataEntry.P870])">
            <text:p/>
          </table:table-cell>
          <table:table-cell table:number-columns-repeated="48"/>
        </table:table-row>
        <table:table-row table:style-name="ro1">
          <table:table-cell table:formula="of:=IF([$DataEntry.A871]=&quot;&quot;;&quot;&quot;;[$DataEntry.A871])">
            <text:p/>
          </table:table-cell>
          <table:table-cell table:formula="of:=&quot;&quot;">
            <text:p/>
          </table:table-cell>
          <table:table-cell table:formula="of:=IF([$DataEntry.B871]=&quot;&quot;;&quot;&quot;;[$DataEntry.B871])">
            <text:p/>
          </table:table-cell>
          <table:table-cell table:formula="of:=IF([$DataEntry.E871]=&quot;&quot;;&quot;&quot;;[$DataEntry.E871])">
            <text:p/>
          </table:table-cell>
          <table:table-cell table:formula="of:=IF([$DataEntry.F871]=&quot;&quot;;&quot;&quot;;[$DataEntry.F871])">
            <text:p/>
          </table:table-cell>
          <table:table-cell table:formula="of:=IF([$DataEntry.G871]=&quot;&quot;;&quot;&quot;;[$DataEntry.G871])">
            <text:p/>
          </table:table-cell>
          <table:table-cell table:formula="of:=IF([$DataEntry.H871]=&quot;&quot;;&quot;&quot;;[$DataEntry.H871])">
            <text:p/>
          </table:table-cell>
          <table:table-cell table:formula="of:=IF([$DataEntry.I871]=&quot;&quot;;&quot;&quot;;[$DataEntry.I871])">
            <text:p/>
          </table:table-cell>
          <table:table-cell table:formula="of:=IF([$DataEntry.C871]=&quot;&quot;;&quot;&quot;;[$DataEntry.C871])">
            <text:p/>
          </table:table-cell>
          <table:table-cell table:formula="of:=&quot;&quot;">
            <text:p/>
          </table:table-cell>
          <table:table-cell table:formula="of:=IF([$DataEntry.D871]=&quot;&quot;;&quot;&quot;;[$DataEntry.D87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71]=&quot;&quot;;&quot;&quot;;[$DataEntry.N871])">
            <text:p/>
          </table:table-cell>
          <table:table-cell table:formula="of:=IF([$DataEntry.O871]=&quot;&quot;;&quot;&quot;;[$DataEntry.O871])">
            <text:p/>
          </table:table-cell>
          <table:table-cell table:formula="of:=IF([$DataEntry.P871]=&quot;&quot;;&quot;&quot;;[$DataEntry.P871])">
            <text:p/>
          </table:table-cell>
          <table:table-cell table:number-columns-repeated="48"/>
        </table:table-row>
        <table:table-row table:style-name="ro1">
          <table:table-cell table:formula="of:=IF([$DataEntry.A872]=&quot;&quot;;&quot;&quot;;[$DataEntry.A872])">
            <text:p/>
          </table:table-cell>
          <table:table-cell table:formula="of:=&quot;&quot;">
            <text:p/>
          </table:table-cell>
          <table:table-cell table:formula="of:=IF([$DataEntry.B872]=&quot;&quot;;&quot;&quot;;[$DataEntry.B872])">
            <text:p/>
          </table:table-cell>
          <table:table-cell table:formula="of:=IF([$DataEntry.E872]=&quot;&quot;;&quot;&quot;;[$DataEntry.E872])">
            <text:p/>
          </table:table-cell>
          <table:table-cell table:formula="of:=IF([$DataEntry.F872]=&quot;&quot;;&quot;&quot;;[$DataEntry.F872])">
            <text:p/>
          </table:table-cell>
          <table:table-cell table:formula="of:=IF([$DataEntry.G872]=&quot;&quot;;&quot;&quot;;[$DataEntry.G872])">
            <text:p/>
          </table:table-cell>
          <table:table-cell table:formula="of:=IF([$DataEntry.H872]=&quot;&quot;;&quot;&quot;;[$DataEntry.H872])">
            <text:p/>
          </table:table-cell>
          <table:table-cell table:formula="of:=IF([$DataEntry.I872]=&quot;&quot;;&quot;&quot;;[$DataEntry.I872])">
            <text:p/>
          </table:table-cell>
          <table:table-cell table:formula="of:=IF([$DataEntry.C872]=&quot;&quot;;&quot;&quot;;[$DataEntry.C872])">
            <text:p/>
          </table:table-cell>
          <table:table-cell table:formula="of:=&quot;&quot;">
            <text:p/>
          </table:table-cell>
          <table:table-cell table:formula="of:=IF([$DataEntry.D872]=&quot;&quot;;&quot;&quot;;[$DataEntry.D87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72]=&quot;&quot;;&quot;&quot;;[$DataEntry.N872])">
            <text:p/>
          </table:table-cell>
          <table:table-cell table:formula="of:=IF([$DataEntry.O872]=&quot;&quot;;&quot;&quot;;[$DataEntry.O872])">
            <text:p/>
          </table:table-cell>
          <table:table-cell table:formula="of:=IF([$DataEntry.P872]=&quot;&quot;;&quot;&quot;;[$DataEntry.P872])">
            <text:p/>
          </table:table-cell>
          <table:table-cell table:number-columns-repeated="48"/>
        </table:table-row>
        <table:table-row table:style-name="ro1">
          <table:table-cell table:formula="of:=IF([$DataEntry.A873]=&quot;&quot;;&quot;&quot;;[$DataEntry.A873])">
            <text:p/>
          </table:table-cell>
          <table:table-cell table:formula="of:=&quot;&quot;">
            <text:p/>
          </table:table-cell>
          <table:table-cell table:formula="of:=IF([$DataEntry.B873]=&quot;&quot;;&quot;&quot;;[$DataEntry.B873])">
            <text:p/>
          </table:table-cell>
          <table:table-cell table:formula="of:=IF([$DataEntry.E873]=&quot;&quot;;&quot;&quot;;[$DataEntry.E873])">
            <text:p/>
          </table:table-cell>
          <table:table-cell table:formula="of:=IF([$DataEntry.F873]=&quot;&quot;;&quot;&quot;;[$DataEntry.F873])">
            <text:p/>
          </table:table-cell>
          <table:table-cell table:formula="of:=IF([$DataEntry.G873]=&quot;&quot;;&quot;&quot;;[$DataEntry.G873])">
            <text:p/>
          </table:table-cell>
          <table:table-cell table:formula="of:=IF([$DataEntry.H873]=&quot;&quot;;&quot;&quot;;[$DataEntry.H873])">
            <text:p/>
          </table:table-cell>
          <table:table-cell table:formula="of:=IF([$DataEntry.I873]=&quot;&quot;;&quot;&quot;;[$DataEntry.I873])">
            <text:p/>
          </table:table-cell>
          <table:table-cell table:formula="of:=IF([$DataEntry.C873]=&quot;&quot;;&quot;&quot;;[$DataEntry.C873])">
            <text:p/>
          </table:table-cell>
          <table:table-cell table:formula="of:=&quot;&quot;">
            <text:p/>
          </table:table-cell>
          <table:table-cell table:formula="of:=IF([$DataEntry.D873]=&quot;&quot;;&quot;&quot;;[$DataEntry.D87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73]=&quot;&quot;;&quot;&quot;;[$DataEntry.N873])">
            <text:p/>
          </table:table-cell>
          <table:table-cell table:formula="of:=IF([$DataEntry.O873]=&quot;&quot;;&quot;&quot;;[$DataEntry.O873])">
            <text:p/>
          </table:table-cell>
          <table:table-cell table:formula="of:=IF([$DataEntry.P873]=&quot;&quot;;&quot;&quot;;[$DataEntry.P873])">
            <text:p/>
          </table:table-cell>
          <table:table-cell table:number-columns-repeated="48"/>
        </table:table-row>
        <table:table-row table:style-name="ro1">
          <table:table-cell table:formula="of:=IF([$DataEntry.A874]=&quot;&quot;;&quot;&quot;;[$DataEntry.A874])">
            <text:p/>
          </table:table-cell>
          <table:table-cell table:formula="of:=&quot;&quot;">
            <text:p/>
          </table:table-cell>
          <table:table-cell table:formula="of:=IF([$DataEntry.B874]=&quot;&quot;;&quot;&quot;;[$DataEntry.B874])">
            <text:p/>
          </table:table-cell>
          <table:table-cell table:formula="of:=IF([$DataEntry.E874]=&quot;&quot;;&quot;&quot;;[$DataEntry.E874])">
            <text:p/>
          </table:table-cell>
          <table:table-cell table:formula="of:=IF([$DataEntry.F874]=&quot;&quot;;&quot;&quot;;[$DataEntry.F874])">
            <text:p/>
          </table:table-cell>
          <table:table-cell table:formula="of:=IF([$DataEntry.G874]=&quot;&quot;;&quot;&quot;;[$DataEntry.G874])">
            <text:p/>
          </table:table-cell>
          <table:table-cell table:formula="of:=IF([$DataEntry.H874]=&quot;&quot;;&quot;&quot;;[$DataEntry.H874])">
            <text:p/>
          </table:table-cell>
          <table:table-cell table:formula="of:=IF([$DataEntry.I874]=&quot;&quot;;&quot;&quot;;[$DataEntry.I874])">
            <text:p/>
          </table:table-cell>
          <table:table-cell table:formula="of:=IF([$DataEntry.C874]=&quot;&quot;;&quot;&quot;;[$DataEntry.C874])">
            <text:p/>
          </table:table-cell>
          <table:table-cell table:formula="of:=&quot;&quot;">
            <text:p/>
          </table:table-cell>
          <table:table-cell table:formula="of:=IF([$DataEntry.D874]=&quot;&quot;;&quot;&quot;;[$DataEntry.D87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74]=&quot;&quot;;&quot;&quot;;[$DataEntry.N874])">
            <text:p/>
          </table:table-cell>
          <table:table-cell table:formula="of:=IF([$DataEntry.O874]=&quot;&quot;;&quot;&quot;;[$DataEntry.O874])">
            <text:p/>
          </table:table-cell>
          <table:table-cell table:formula="of:=IF([$DataEntry.P874]=&quot;&quot;;&quot;&quot;;[$DataEntry.P874])">
            <text:p/>
          </table:table-cell>
          <table:table-cell table:number-columns-repeated="48"/>
        </table:table-row>
        <table:table-row table:style-name="ro1">
          <table:table-cell table:formula="of:=IF([$DataEntry.A875]=&quot;&quot;;&quot;&quot;;[$DataEntry.A875])">
            <text:p/>
          </table:table-cell>
          <table:table-cell table:formula="of:=&quot;&quot;">
            <text:p/>
          </table:table-cell>
          <table:table-cell table:formula="of:=IF([$DataEntry.B875]=&quot;&quot;;&quot;&quot;;[$DataEntry.B875])">
            <text:p/>
          </table:table-cell>
          <table:table-cell table:formula="of:=IF([$DataEntry.E875]=&quot;&quot;;&quot;&quot;;[$DataEntry.E875])">
            <text:p/>
          </table:table-cell>
          <table:table-cell table:formula="of:=IF([$DataEntry.F875]=&quot;&quot;;&quot;&quot;;[$DataEntry.F875])">
            <text:p/>
          </table:table-cell>
          <table:table-cell table:formula="of:=IF([$DataEntry.G875]=&quot;&quot;;&quot;&quot;;[$DataEntry.G875])">
            <text:p/>
          </table:table-cell>
          <table:table-cell table:formula="of:=IF([$DataEntry.H875]=&quot;&quot;;&quot;&quot;;[$DataEntry.H875])">
            <text:p/>
          </table:table-cell>
          <table:table-cell table:formula="of:=IF([$DataEntry.I875]=&quot;&quot;;&quot;&quot;;[$DataEntry.I875])">
            <text:p/>
          </table:table-cell>
          <table:table-cell table:formula="of:=IF([$DataEntry.C875]=&quot;&quot;;&quot;&quot;;[$DataEntry.C875])">
            <text:p/>
          </table:table-cell>
          <table:table-cell table:formula="of:=&quot;&quot;">
            <text:p/>
          </table:table-cell>
          <table:table-cell table:formula="of:=IF([$DataEntry.D875]=&quot;&quot;;&quot;&quot;;[$DataEntry.D87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75]=&quot;&quot;;&quot;&quot;;[$DataEntry.N875])">
            <text:p/>
          </table:table-cell>
          <table:table-cell table:formula="of:=IF([$DataEntry.O875]=&quot;&quot;;&quot;&quot;;[$DataEntry.O875])">
            <text:p/>
          </table:table-cell>
          <table:table-cell table:formula="of:=IF([$DataEntry.P875]=&quot;&quot;;&quot;&quot;;[$DataEntry.P875])">
            <text:p/>
          </table:table-cell>
          <table:table-cell table:number-columns-repeated="48"/>
        </table:table-row>
        <table:table-row table:style-name="ro1">
          <table:table-cell table:formula="of:=IF([$DataEntry.A876]=&quot;&quot;;&quot;&quot;;[$DataEntry.A876])">
            <text:p/>
          </table:table-cell>
          <table:table-cell table:formula="of:=&quot;&quot;">
            <text:p/>
          </table:table-cell>
          <table:table-cell table:formula="of:=IF([$DataEntry.B876]=&quot;&quot;;&quot;&quot;;[$DataEntry.B876])">
            <text:p/>
          </table:table-cell>
          <table:table-cell table:formula="of:=IF([$DataEntry.E876]=&quot;&quot;;&quot;&quot;;[$DataEntry.E876])">
            <text:p/>
          </table:table-cell>
          <table:table-cell table:formula="of:=IF([$DataEntry.F876]=&quot;&quot;;&quot;&quot;;[$DataEntry.F876])">
            <text:p/>
          </table:table-cell>
          <table:table-cell table:formula="of:=IF([$DataEntry.G876]=&quot;&quot;;&quot;&quot;;[$DataEntry.G876])">
            <text:p/>
          </table:table-cell>
          <table:table-cell table:formula="of:=IF([$DataEntry.H876]=&quot;&quot;;&quot;&quot;;[$DataEntry.H876])">
            <text:p/>
          </table:table-cell>
          <table:table-cell table:formula="of:=IF([$DataEntry.I876]=&quot;&quot;;&quot;&quot;;[$DataEntry.I876])">
            <text:p/>
          </table:table-cell>
          <table:table-cell table:formula="of:=IF([$DataEntry.C876]=&quot;&quot;;&quot;&quot;;[$DataEntry.C876])">
            <text:p/>
          </table:table-cell>
          <table:table-cell table:formula="of:=&quot;&quot;">
            <text:p/>
          </table:table-cell>
          <table:table-cell table:formula="of:=IF([$DataEntry.D876]=&quot;&quot;;&quot;&quot;;[$DataEntry.D87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76]=&quot;&quot;;&quot;&quot;;[$DataEntry.N876])">
            <text:p/>
          </table:table-cell>
          <table:table-cell table:formula="of:=IF([$DataEntry.O876]=&quot;&quot;;&quot;&quot;;[$DataEntry.O876])">
            <text:p/>
          </table:table-cell>
          <table:table-cell table:formula="of:=IF([$DataEntry.P876]=&quot;&quot;;&quot;&quot;;[$DataEntry.P876])">
            <text:p/>
          </table:table-cell>
          <table:table-cell table:number-columns-repeated="48"/>
        </table:table-row>
        <table:table-row table:style-name="ro1">
          <table:table-cell table:formula="of:=IF([$DataEntry.A877]=&quot;&quot;;&quot;&quot;;[$DataEntry.A877])">
            <text:p/>
          </table:table-cell>
          <table:table-cell table:formula="of:=&quot;&quot;">
            <text:p/>
          </table:table-cell>
          <table:table-cell table:formula="of:=IF([$DataEntry.B877]=&quot;&quot;;&quot;&quot;;[$DataEntry.B877])">
            <text:p/>
          </table:table-cell>
          <table:table-cell table:formula="of:=IF([$DataEntry.E877]=&quot;&quot;;&quot;&quot;;[$DataEntry.E877])">
            <text:p/>
          </table:table-cell>
          <table:table-cell table:formula="of:=IF([$DataEntry.F877]=&quot;&quot;;&quot;&quot;;[$DataEntry.F877])">
            <text:p/>
          </table:table-cell>
          <table:table-cell table:formula="of:=IF([$DataEntry.G877]=&quot;&quot;;&quot;&quot;;[$DataEntry.G877])">
            <text:p/>
          </table:table-cell>
          <table:table-cell table:formula="of:=IF([$DataEntry.H877]=&quot;&quot;;&quot;&quot;;[$DataEntry.H877])">
            <text:p/>
          </table:table-cell>
          <table:table-cell table:formula="of:=IF([$DataEntry.I877]=&quot;&quot;;&quot;&quot;;[$DataEntry.I877])">
            <text:p/>
          </table:table-cell>
          <table:table-cell table:formula="of:=IF([$DataEntry.C877]=&quot;&quot;;&quot;&quot;;[$DataEntry.C877])">
            <text:p/>
          </table:table-cell>
          <table:table-cell table:formula="of:=&quot;&quot;">
            <text:p/>
          </table:table-cell>
          <table:table-cell table:formula="of:=IF([$DataEntry.D877]=&quot;&quot;;&quot;&quot;;[$DataEntry.D87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77]=&quot;&quot;;&quot;&quot;;[$DataEntry.N877])">
            <text:p/>
          </table:table-cell>
          <table:table-cell table:formula="of:=IF([$DataEntry.O877]=&quot;&quot;;&quot;&quot;;[$DataEntry.O877])">
            <text:p/>
          </table:table-cell>
          <table:table-cell table:formula="of:=IF([$DataEntry.P877]=&quot;&quot;;&quot;&quot;;[$DataEntry.P877])">
            <text:p/>
          </table:table-cell>
          <table:table-cell table:number-columns-repeated="48"/>
        </table:table-row>
        <table:table-row table:style-name="ro1">
          <table:table-cell table:formula="of:=IF([$DataEntry.A878]=&quot;&quot;;&quot;&quot;;[$DataEntry.A878])">
            <text:p/>
          </table:table-cell>
          <table:table-cell table:formula="of:=&quot;&quot;">
            <text:p/>
          </table:table-cell>
          <table:table-cell table:formula="of:=IF([$DataEntry.B878]=&quot;&quot;;&quot;&quot;;[$DataEntry.B878])">
            <text:p/>
          </table:table-cell>
          <table:table-cell table:formula="of:=IF([$DataEntry.E878]=&quot;&quot;;&quot;&quot;;[$DataEntry.E878])">
            <text:p/>
          </table:table-cell>
          <table:table-cell table:formula="of:=IF([$DataEntry.F878]=&quot;&quot;;&quot;&quot;;[$DataEntry.F878])">
            <text:p/>
          </table:table-cell>
          <table:table-cell table:formula="of:=IF([$DataEntry.G878]=&quot;&quot;;&quot;&quot;;[$DataEntry.G878])">
            <text:p/>
          </table:table-cell>
          <table:table-cell table:formula="of:=IF([$DataEntry.H878]=&quot;&quot;;&quot;&quot;;[$DataEntry.H878])">
            <text:p/>
          </table:table-cell>
          <table:table-cell table:formula="of:=IF([$DataEntry.I878]=&quot;&quot;;&quot;&quot;;[$DataEntry.I878])">
            <text:p/>
          </table:table-cell>
          <table:table-cell table:formula="of:=IF([$DataEntry.C878]=&quot;&quot;;&quot;&quot;;[$DataEntry.C878])">
            <text:p/>
          </table:table-cell>
          <table:table-cell table:formula="of:=&quot;&quot;">
            <text:p/>
          </table:table-cell>
          <table:table-cell table:formula="of:=IF([$DataEntry.D878]=&quot;&quot;;&quot;&quot;;[$DataEntry.D87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78]=&quot;&quot;;&quot;&quot;;[$DataEntry.N878])">
            <text:p/>
          </table:table-cell>
          <table:table-cell table:formula="of:=IF([$DataEntry.O878]=&quot;&quot;;&quot;&quot;;[$DataEntry.O878])">
            <text:p/>
          </table:table-cell>
          <table:table-cell table:formula="of:=IF([$DataEntry.P878]=&quot;&quot;;&quot;&quot;;[$DataEntry.P878])">
            <text:p/>
          </table:table-cell>
          <table:table-cell table:number-columns-repeated="48"/>
        </table:table-row>
        <table:table-row table:style-name="ro1">
          <table:table-cell table:formula="of:=IF([$DataEntry.A879]=&quot;&quot;;&quot;&quot;;[$DataEntry.A879])">
            <text:p/>
          </table:table-cell>
          <table:table-cell table:formula="of:=&quot;&quot;">
            <text:p/>
          </table:table-cell>
          <table:table-cell table:formula="of:=IF([$DataEntry.B879]=&quot;&quot;;&quot;&quot;;[$DataEntry.B879])">
            <text:p/>
          </table:table-cell>
          <table:table-cell table:formula="of:=IF([$DataEntry.E879]=&quot;&quot;;&quot;&quot;;[$DataEntry.E879])">
            <text:p/>
          </table:table-cell>
          <table:table-cell table:formula="of:=IF([$DataEntry.F879]=&quot;&quot;;&quot;&quot;;[$DataEntry.F879])">
            <text:p/>
          </table:table-cell>
          <table:table-cell table:formula="of:=IF([$DataEntry.G879]=&quot;&quot;;&quot;&quot;;[$DataEntry.G879])">
            <text:p/>
          </table:table-cell>
          <table:table-cell table:formula="of:=IF([$DataEntry.H879]=&quot;&quot;;&quot;&quot;;[$DataEntry.H879])">
            <text:p/>
          </table:table-cell>
          <table:table-cell table:formula="of:=IF([$DataEntry.I879]=&quot;&quot;;&quot;&quot;;[$DataEntry.I879])">
            <text:p/>
          </table:table-cell>
          <table:table-cell table:formula="of:=IF([$DataEntry.C879]=&quot;&quot;;&quot;&quot;;[$DataEntry.C879])">
            <text:p/>
          </table:table-cell>
          <table:table-cell table:formula="of:=&quot;&quot;">
            <text:p/>
          </table:table-cell>
          <table:table-cell table:formula="of:=IF([$DataEntry.D879]=&quot;&quot;;&quot;&quot;;[$DataEntry.D87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79]=&quot;&quot;;&quot;&quot;;[$DataEntry.N879])">
            <text:p/>
          </table:table-cell>
          <table:table-cell table:formula="of:=IF([$DataEntry.O879]=&quot;&quot;;&quot;&quot;;[$DataEntry.O879])">
            <text:p/>
          </table:table-cell>
          <table:table-cell table:formula="of:=IF([$DataEntry.P879]=&quot;&quot;;&quot;&quot;;[$DataEntry.P879])">
            <text:p/>
          </table:table-cell>
          <table:table-cell table:number-columns-repeated="48"/>
        </table:table-row>
        <table:table-row table:style-name="ro1">
          <table:table-cell table:formula="of:=IF([$DataEntry.A880]=&quot;&quot;;&quot;&quot;;[$DataEntry.A880])">
            <text:p/>
          </table:table-cell>
          <table:table-cell table:formula="of:=&quot;&quot;">
            <text:p/>
          </table:table-cell>
          <table:table-cell table:formula="of:=IF([$DataEntry.B880]=&quot;&quot;;&quot;&quot;;[$DataEntry.B880])">
            <text:p/>
          </table:table-cell>
          <table:table-cell table:formula="of:=IF([$DataEntry.E880]=&quot;&quot;;&quot;&quot;;[$DataEntry.E880])">
            <text:p/>
          </table:table-cell>
          <table:table-cell table:formula="of:=IF([$DataEntry.F880]=&quot;&quot;;&quot;&quot;;[$DataEntry.F880])">
            <text:p/>
          </table:table-cell>
          <table:table-cell table:formula="of:=IF([$DataEntry.G880]=&quot;&quot;;&quot;&quot;;[$DataEntry.G880])">
            <text:p/>
          </table:table-cell>
          <table:table-cell table:formula="of:=IF([$DataEntry.H880]=&quot;&quot;;&quot;&quot;;[$DataEntry.H880])">
            <text:p/>
          </table:table-cell>
          <table:table-cell table:formula="of:=IF([$DataEntry.I880]=&quot;&quot;;&quot;&quot;;[$DataEntry.I880])">
            <text:p/>
          </table:table-cell>
          <table:table-cell table:formula="of:=IF([$DataEntry.C880]=&quot;&quot;;&quot;&quot;;[$DataEntry.C880])">
            <text:p/>
          </table:table-cell>
          <table:table-cell table:formula="of:=&quot;&quot;">
            <text:p/>
          </table:table-cell>
          <table:table-cell table:formula="of:=IF([$DataEntry.D880]=&quot;&quot;;&quot;&quot;;[$DataEntry.D88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80]=&quot;&quot;;&quot;&quot;;[$DataEntry.N880])">
            <text:p/>
          </table:table-cell>
          <table:table-cell table:formula="of:=IF([$DataEntry.O880]=&quot;&quot;;&quot;&quot;;[$DataEntry.O880])">
            <text:p/>
          </table:table-cell>
          <table:table-cell table:formula="of:=IF([$DataEntry.P880]=&quot;&quot;;&quot;&quot;;[$DataEntry.P880])">
            <text:p/>
          </table:table-cell>
          <table:table-cell table:number-columns-repeated="48"/>
        </table:table-row>
        <table:table-row table:style-name="ro1">
          <table:table-cell table:formula="of:=IF([$DataEntry.A881]=&quot;&quot;;&quot;&quot;;[$DataEntry.A881])">
            <text:p/>
          </table:table-cell>
          <table:table-cell table:formula="of:=&quot;&quot;">
            <text:p/>
          </table:table-cell>
          <table:table-cell table:formula="of:=IF([$DataEntry.B881]=&quot;&quot;;&quot;&quot;;[$DataEntry.B881])">
            <text:p/>
          </table:table-cell>
          <table:table-cell table:formula="of:=IF([$DataEntry.E881]=&quot;&quot;;&quot;&quot;;[$DataEntry.E881])">
            <text:p/>
          </table:table-cell>
          <table:table-cell table:formula="of:=IF([$DataEntry.F881]=&quot;&quot;;&quot;&quot;;[$DataEntry.F881])">
            <text:p/>
          </table:table-cell>
          <table:table-cell table:formula="of:=IF([$DataEntry.G881]=&quot;&quot;;&quot;&quot;;[$DataEntry.G881])">
            <text:p/>
          </table:table-cell>
          <table:table-cell table:formula="of:=IF([$DataEntry.H881]=&quot;&quot;;&quot;&quot;;[$DataEntry.H881])">
            <text:p/>
          </table:table-cell>
          <table:table-cell table:formula="of:=IF([$DataEntry.I881]=&quot;&quot;;&quot;&quot;;[$DataEntry.I881])">
            <text:p/>
          </table:table-cell>
          <table:table-cell table:formula="of:=IF([$DataEntry.C881]=&quot;&quot;;&quot;&quot;;[$DataEntry.C881])">
            <text:p/>
          </table:table-cell>
          <table:table-cell table:formula="of:=&quot;&quot;">
            <text:p/>
          </table:table-cell>
          <table:table-cell table:formula="of:=IF([$DataEntry.D881]=&quot;&quot;;&quot;&quot;;[$DataEntry.D88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81]=&quot;&quot;;&quot;&quot;;[$DataEntry.N881])">
            <text:p/>
          </table:table-cell>
          <table:table-cell table:formula="of:=IF([$DataEntry.O881]=&quot;&quot;;&quot;&quot;;[$DataEntry.O881])">
            <text:p/>
          </table:table-cell>
          <table:table-cell table:formula="of:=IF([$DataEntry.P881]=&quot;&quot;;&quot;&quot;;[$DataEntry.P881])">
            <text:p/>
          </table:table-cell>
          <table:table-cell table:number-columns-repeated="48"/>
        </table:table-row>
        <table:table-row table:style-name="ro1">
          <table:table-cell table:formula="of:=IF([$DataEntry.A882]=&quot;&quot;;&quot;&quot;;[$DataEntry.A882])">
            <text:p/>
          </table:table-cell>
          <table:table-cell table:formula="of:=&quot;&quot;">
            <text:p/>
          </table:table-cell>
          <table:table-cell table:formula="of:=IF([$DataEntry.B882]=&quot;&quot;;&quot;&quot;;[$DataEntry.B882])">
            <text:p/>
          </table:table-cell>
          <table:table-cell table:formula="of:=IF([$DataEntry.E882]=&quot;&quot;;&quot;&quot;;[$DataEntry.E882])">
            <text:p/>
          </table:table-cell>
          <table:table-cell table:formula="of:=IF([$DataEntry.F882]=&quot;&quot;;&quot;&quot;;[$DataEntry.F882])">
            <text:p/>
          </table:table-cell>
          <table:table-cell table:formula="of:=IF([$DataEntry.G882]=&quot;&quot;;&quot;&quot;;[$DataEntry.G882])">
            <text:p/>
          </table:table-cell>
          <table:table-cell table:formula="of:=IF([$DataEntry.H882]=&quot;&quot;;&quot;&quot;;[$DataEntry.H882])">
            <text:p/>
          </table:table-cell>
          <table:table-cell table:formula="of:=IF([$DataEntry.I882]=&quot;&quot;;&quot;&quot;;[$DataEntry.I882])">
            <text:p/>
          </table:table-cell>
          <table:table-cell table:formula="of:=IF([$DataEntry.C882]=&quot;&quot;;&quot;&quot;;[$DataEntry.C882])">
            <text:p/>
          </table:table-cell>
          <table:table-cell table:formula="of:=&quot;&quot;">
            <text:p/>
          </table:table-cell>
          <table:table-cell table:formula="of:=IF([$DataEntry.D882]=&quot;&quot;;&quot;&quot;;[$DataEntry.D88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82]=&quot;&quot;;&quot;&quot;;[$DataEntry.N882])">
            <text:p/>
          </table:table-cell>
          <table:table-cell table:formula="of:=IF([$DataEntry.O882]=&quot;&quot;;&quot;&quot;;[$DataEntry.O882])">
            <text:p/>
          </table:table-cell>
          <table:table-cell table:formula="of:=IF([$DataEntry.P882]=&quot;&quot;;&quot;&quot;;[$DataEntry.P882])">
            <text:p/>
          </table:table-cell>
          <table:table-cell table:number-columns-repeated="48"/>
        </table:table-row>
        <table:table-row table:style-name="ro1">
          <table:table-cell table:formula="of:=IF([$DataEntry.A883]=&quot;&quot;;&quot;&quot;;[$DataEntry.A883])">
            <text:p/>
          </table:table-cell>
          <table:table-cell table:formula="of:=&quot;&quot;">
            <text:p/>
          </table:table-cell>
          <table:table-cell table:formula="of:=IF([$DataEntry.B883]=&quot;&quot;;&quot;&quot;;[$DataEntry.B883])">
            <text:p/>
          </table:table-cell>
          <table:table-cell table:formula="of:=IF([$DataEntry.E883]=&quot;&quot;;&quot;&quot;;[$DataEntry.E883])">
            <text:p/>
          </table:table-cell>
          <table:table-cell table:formula="of:=IF([$DataEntry.F883]=&quot;&quot;;&quot;&quot;;[$DataEntry.F883])">
            <text:p/>
          </table:table-cell>
          <table:table-cell table:formula="of:=IF([$DataEntry.G883]=&quot;&quot;;&quot;&quot;;[$DataEntry.G883])">
            <text:p/>
          </table:table-cell>
          <table:table-cell table:formula="of:=IF([$DataEntry.H883]=&quot;&quot;;&quot;&quot;;[$DataEntry.H883])">
            <text:p/>
          </table:table-cell>
          <table:table-cell table:formula="of:=IF([$DataEntry.I883]=&quot;&quot;;&quot;&quot;;[$DataEntry.I883])">
            <text:p/>
          </table:table-cell>
          <table:table-cell table:formula="of:=IF([$DataEntry.C883]=&quot;&quot;;&quot;&quot;;[$DataEntry.C883])">
            <text:p/>
          </table:table-cell>
          <table:table-cell table:formula="of:=&quot;&quot;">
            <text:p/>
          </table:table-cell>
          <table:table-cell table:formula="of:=IF([$DataEntry.D883]=&quot;&quot;;&quot;&quot;;[$DataEntry.D88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83]=&quot;&quot;;&quot;&quot;;[$DataEntry.N883])">
            <text:p/>
          </table:table-cell>
          <table:table-cell table:formula="of:=IF([$DataEntry.O883]=&quot;&quot;;&quot;&quot;;[$DataEntry.O883])">
            <text:p/>
          </table:table-cell>
          <table:table-cell table:formula="of:=IF([$DataEntry.P883]=&quot;&quot;;&quot;&quot;;[$DataEntry.P883])">
            <text:p/>
          </table:table-cell>
          <table:table-cell table:number-columns-repeated="48"/>
        </table:table-row>
        <table:table-row table:style-name="ro1">
          <table:table-cell table:formula="of:=IF([$DataEntry.A884]=&quot;&quot;;&quot;&quot;;[$DataEntry.A884])">
            <text:p/>
          </table:table-cell>
          <table:table-cell table:formula="of:=&quot;&quot;">
            <text:p/>
          </table:table-cell>
          <table:table-cell table:formula="of:=IF([$DataEntry.B884]=&quot;&quot;;&quot;&quot;;[$DataEntry.B884])">
            <text:p/>
          </table:table-cell>
          <table:table-cell table:formula="of:=IF([$DataEntry.E884]=&quot;&quot;;&quot;&quot;;[$DataEntry.E884])">
            <text:p/>
          </table:table-cell>
          <table:table-cell table:formula="of:=IF([$DataEntry.F884]=&quot;&quot;;&quot;&quot;;[$DataEntry.F884])">
            <text:p/>
          </table:table-cell>
          <table:table-cell table:formula="of:=IF([$DataEntry.G884]=&quot;&quot;;&quot;&quot;;[$DataEntry.G884])">
            <text:p/>
          </table:table-cell>
          <table:table-cell table:formula="of:=IF([$DataEntry.H884]=&quot;&quot;;&quot;&quot;;[$DataEntry.H884])">
            <text:p/>
          </table:table-cell>
          <table:table-cell table:formula="of:=IF([$DataEntry.I884]=&quot;&quot;;&quot;&quot;;[$DataEntry.I884])">
            <text:p/>
          </table:table-cell>
          <table:table-cell table:formula="of:=IF([$DataEntry.C884]=&quot;&quot;;&quot;&quot;;[$DataEntry.C884])">
            <text:p/>
          </table:table-cell>
          <table:table-cell table:formula="of:=&quot;&quot;">
            <text:p/>
          </table:table-cell>
          <table:table-cell table:formula="of:=IF([$DataEntry.D884]=&quot;&quot;;&quot;&quot;;[$DataEntry.D88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84]=&quot;&quot;;&quot;&quot;;[$DataEntry.N884])">
            <text:p/>
          </table:table-cell>
          <table:table-cell table:formula="of:=IF([$DataEntry.O884]=&quot;&quot;;&quot;&quot;;[$DataEntry.O884])">
            <text:p/>
          </table:table-cell>
          <table:table-cell table:formula="of:=IF([$DataEntry.P884]=&quot;&quot;;&quot;&quot;;[$DataEntry.P884])">
            <text:p/>
          </table:table-cell>
          <table:table-cell table:number-columns-repeated="48"/>
        </table:table-row>
        <table:table-row table:style-name="ro1">
          <table:table-cell table:formula="of:=IF([$DataEntry.A885]=&quot;&quot;;&quot;&quot;;[$DataEntry.A885])">
            <text:p/>
          </table:table-cell>
          <table:table-cell table:formula="of:=&quot;&quot;">
            <text:p/>
          </table:table-cell>
          <table:table-cell table:formula="of:=IF([$DataEntry.B885]=&quot;&quot;;&quot;&quot;;[$DataEntry.B885])">
            <text:p/>
          </table:table-cell>
          <table:table-cell table:formula="of:=IF([$DataEntry.E885]=&quot;&quot;;&quot;&quot;;[$DataEntry.E885])">
            <text:p/>
          </table:table-cell>
          <table:table-cell table:formula="of:=IF([$DataEntry.F885]=&quot;&quot;;&quot;&quot;;[$DataEntry.F885])">
            <text:p/>
          </table:table-cell>
          <table:table-cell table:formula="of:=IF([$DataEntry.G885]=&quot;&quot;;&quot;&quot;;[$DataEntry.G885])">
            <text:p/>
          </table:table-cell>
          <table:table-cell table:formula="of:=IF([$DataEntry.H885]=&quot;&quot;;&quot;&quot;;[$DataEntry.H885])">
            <text:p/>
          </table:table-cell>
          <table:table-cell table:formula="of:=IF([$DataEntry.I885]=&quot;&quot;;&quot;&quot;;[$DataEntry.I885])">
            <text:p/>
          </table:table-cell>
          <table:table-cell table:formula="of:=IF([$DataEntry.C885]=&quot;&quot;;&quot;&quot;;[$DataEntry.C885])">
            <text:p/>
          </table:table-cell>
          <table:table-cell table:formula="of:=&quot;&quot;">
            <text:p/>
          </table:table-cell>
          <table:table-cell table:formula="of:=IF([$DataEntry.D885]=&quot;&quot;;&quot;&quot;;[$DataEntry.D88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85]=&quot;&quot;;&quot;&quot;;[$DataEntry.N885])">
            <text:p/>
          </table:table-cell>
          <table:table-cell table:formula="of:=IF([$DataEntry.O885]=&quot;&quot;;&quot;&quot;;[$DataEntry.O885])">
            <text:p/>
          </table:table-cell>
          <table:table-cell table:formula="of:=IF([$DataEntry.P885]=&quot;&quot;;&quot;&quot;;[$DataEntry.P885])">
            <text:p/>
          </table:table-cell>
          <table:table-cell table:number-columns-repeated="48"/>
        </table:table-row>
        <table:table-row table:style-name="ro1">
          <table:table-cell table:formula="of:=IF([$DataEntry.A886]=&quot;&quot;;&quot;&quot;;[$DataEntry.A886])">
            <text:p/>
          </table:table-cell>
          <table:table-cell table:formula="of:=&quot;&quot;">
            <text:p/>
          </table:table-cell>
          <table:table-cell table:formula="of:=IF([$DataEntry.B886]=&quot;&quot;;&quot;&quot;;[$DataEntry.B886])">
            <text:p/>
          </table:table-cell>
          <table:table-cell table:formula="of:=IF([$DataEntry.E886]=&quot;&quot;;&quot;&quot;;[$DataEntry.E886])">
            <text:p/>
          </table:table-cell>
          <table:table-cell table:formula="of:=IF([$DataEntry.F886]=&quot;&quot;;&quot;&quot;;[$DataEntry.F886])">
            <text:p/>
          </table:table-cell>
          <table:table-cell table:formula="of:=IF([$DataEntry.G886]=&quot;&quot;;&quot;&quot;;[$DataEntry.G886])">
            <text:p/>
          </table:table-cell>
          <table:table-cell table:formula="of:=IF([$DataEntry.H886]=&quot;&quot;;&quot;&quot;;[$DataEntry.H886])">
            <text:p/>
          </table:table-cell>
          <table:table-cell table:formula="of:=IF([$DataEntry.I886]=&quot;&quot;;&quot;&quot;;[$DataEntry.I886])">
            <text:p/>
          </table:table-cell>
          <table:table-cell table:formula="of:=IF([$DataEntry.C886]=&quot;&quot;;&quot;&quot;;[$DataEntry.C886])">
            <text:p/>
          </table:table-cell>
          <table:table-cell table:formula="of:=&quot;&quot;">
            <text:p/>
          </table:table-cell>
          <table:table-cell table:formula="of:=IF([$DataEntry.D886]=&quot;&quot;;&quot;&quot;;[$DataEntry.D88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86]=&quot;&quot;;&quot;&quot;;[$DataEntry.N886])">
            <text:p/>
          </table:table-cell>
          <table:table-cell table:formula="of:=IF([$DataEntry.O886]=&quot;&quot;;&quot;&quot;;[$DataEntry.O886])">
            <text:p/>
          </table:table-cell>
          <table:table-cell table:formula="of:=IF([$DataEntry.P886]=&quot;&quot;;&quot;&quot;;[$DataEntry.P886])">
            <text:p/>
          </table:table-cell>
          <table:table-cell table:number-columns-repeated="48"/>
        </table:table-row>
        <table:table-row table:style-name="ro1">
          <table:table-cell table:formula="of:=IF([$DataEntry.A887]=&quot;&quot;;&quot;&quot;;[$DataEntry.A887])">
            <text:p/>
          </table:table-cell>
          <table:table-cell table:formula="of:=&quot;&quot;">
            <text:p/>
          </table:table-cell>
          <table:table-cell table:formula="of:=IF([$DataEntry.B887]=&quot;&quot;;&quot;&quot;;[$DataEntry.B887])">
            <text:p/>
          </table:table-cell>
          <table:table-cell table:formula="of:=IF([$DataEntry.E887]=&quot;&quot;;&quot;&quot;;[$DataEntry.E887])">
            <text:p/>
          </table:table-cell>
          <table:table-cell table:formula="of:=IF([$DataEntry.F887]=&quot;&quot;;&quot;&quot;;[$DataEntry.F887])">
            <text:p/>
          </table:table-cell>
          <table:table-cell table:formula="of:=IF([$DataEntry.G887]=&quot;&quot;;&quot;&quot;;[$DataEntry.G887])">
            <text:p/>
          </table:table-cell>
          <table:table-cell table:formula="of:=IF([$DataEntry.H887]=&quot;&quot;;&quot;&quot;;[$DataEntry.H887])">
            <text:p/>
          </table:table-cell>
          <table:table-cell table:formula="of:=IF([$DataEntry.I887]=&quot;&quot;;&quot;&quot;;[$DataEntry.I887])">
            <text:p/>
          </table:table-cell>
          <table:table-cell table:formula="of:=IF([$DataEntry.C887]=&quot;&quot;;&quot;&quot;;[$DataEntry.C887])">
            <text:p/>
          </table:table-cell>
          <table:table-cell table:formula="of:=&quot;&quot;">
            <text:p/>
          </table:table-cell>
          <table:table-cell table:formula="of:=IF([$DataEntry.D887]=&quot;&quot;;&quot;&quot;;[$DataEntry.D88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87]=&quot;&quot;;&quot;&quot;;[$DataEntry.N887])">
            <text:p/>
          </table:table-cell>
          <table:table-cell table:formula="of:=IF([$DataEntry.O887]=&quot;&quot;;&quot;&quot;;[$DataEntry.O887])">
            <text:p/>
          </table:table-cell>
          <table:table-cell table:formula="of:=IF([$DataEntry.P887]=&quot;&quot;;&quot;&quot;;[$DataEntry.P887])">
            <text:p/>
          </table:table-cell>
          <table:table-cell table:number-columns-repeated="48"/>
        </table:table-row>
        <table:table-row table:style-name="ro1">
          <table:table-cell table:formula="of:=IF([$DataEntry.A888]=&quot;&quot;;&quot;&quot;;[$DataEntry.A888])">
            <text:p/>
          </table:table-cell>
          <table:table-cell table:formula="of:=&quot;&quot;">
            <text:p/>
          </table:table-cell>
          <table:table-cell table:formula="of:=IF([$DataEntry.B888]=&quot;&quot;;&quot;&quot;;[$DataEntry.B888])">
            <text:p/>
          </table:table-cell>
          <table:table-cell table:formula="of:=IF([$DataEntry.E888]=&quot;&quot;;&quot;&quot;;[$DataEntry.E888])">
            <text:p/>
          </table:table-cell>
          <table:table-cell table:formula="of:=IF([$DataEntry.F888]=&quot;&quot;;&quot;&quot;;[$DataEntry.F888])">
            <text:p/>
          </table:table-cell>
          <table:table-cell table:formula="of:=IF([$DataEntry.G888]=&quot;&quot;;&quot;&quot;;[$DataEntry.G888])">
            <text:p/>
          </table:table-cell>
          <table:table-cell table:formula="of:=IF([$DataEntry.H888]=&quot;&quot;;&quot;&quot;;[$DataEntry.H888])">
            <text:p/>
          </table:table-cell>
          <table:table-cell table:formula="of:=IF([$DataEntry.I888]=&quot;&quot;;&quot;&quot;;[$DataEntry.I888])">
            <text:p/>
          </table:table-cell>
          <table:table-cell table:formula="of:=IF([$DataEntry.C888]=&quot;&quot;;&quot;&quot;;[$DataEntry.C888])">
            <text:p/>
          </table:table-cell>
          <table:table-cell table:formula="of:=&quot;&quot;">
            <text:p/>
          </table:table-cell>
          <table:table-cell table:formula="of:=IF([$DataEntry.D888]=&quot;&quot;;&quot;&quot;;[$DataEntry.D88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88]=&quot;&quot;;&quot;&quot;;[$DataEntry.N888])">
            <text:p/>
          </table:table-cell>
          <table:table-cell table:formula="of:=IF([$DataEntry.O888]=&quot;&quot;;&quot;&quot;;[$DataEntry.O888])">
            <text:p/>
          </table:table-cell>
          <table:table-cell table:formula="of:=IF([$DataEntry.P888]=&quot;&quot;;&quot;&quot;;[$DataEntry.P888])">
            <text:p/>
          </table:table-cell>
          <table:table-cell table:number-columns-repeated="48"/>
        </table:table-row>
        <table:table-row table:style-name="ro1">
          <table:table-cell table:formula="of:=IF([$DataEntry.A889]=&quot;&quot;;&quot;&quot;;[$DataEntry.A889])">
            <text:p/>
          </table:table-cell>
          <table:table-cell table:formula="of:=&quot;&quot;">
            <text:p/>
          </table:table-cell>
          <table:table-cell table:formula="of:=IF([$DataEntry.B889]=&quot;&quot;;&quot;&quot;;[$DataEntry.B889])">
            <text:p/>
          </table:table-cell>
          <table:table-cell table:formula="of:=IF([$DataEntry.E889]=&quot;&quot;;&quot;&quot;;[$DataEntry.E889])">
            <text:p/>
          </table:table-cell>
          <table:table-cell table:formula="of:=IF([$DataEntry.F889]=&quot;&quot;;&quot;&quot;;[$DataEntry.F889])">
            <text:p/>
          </table:table-cell>
          <table:table-cell table:formula="of:=IF([$DataEntry.G889]=&quot;&quot;;&quot;&quot;;[$DataEntry.G889])">
            <text:p/>
          </table:table-cell>
          <table:table-cell table:formula="of:=IF([$DataEntry.H889]=&quot;&quot;;&quot;&quot;;[$DataEntry.H889])">
            <text:p/>
          </table:table-cell>
          <table:table-cell table:formula="of:=IF([$DataEntry.I889]=&quot;&quot;;&quot;&quot;;[$DataEntry.I889])">
            <text:p/>
          </table:table-cell>
          <table:table-cell table:formula="of:=IF([$DataEntry.C889]=&quot;&quot;;&quot;&quot;;[$DataEntry.C889])">
            <text:p/>
          </table:table-cell>
          <table:table-cell table:formula="of:=&quot;&quot;">
            <text:p/>
          </table:table-cell>
          <table:table-cell table:formula="of:=IF([$DataEntry.D889]=&quot;&quot;;&quot;&quot;;[$DataEntry.D88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89]=&quot;&quot;;&quot;&quot;;[$DataEntry.N889])">
            <text:p/>
          </table:table-cell>
          <table:table-cell table:formula="of:=IF([$DataEntry.O889]=&quot;&quot;;&quot;&quot;;[$DataEntry.O889])">
            <text:p/>
          </table:table-cell>
          <table:table-cell table:formula="of:=IF([$DataEntry.P889]=&quot;&quot;;&quot;&quot;;[$DataEntry.P889])">
            <text:p/>
          </table:table-cell>
          <table:table-cell table:number-columns-repeated="48"/>
        </table:table-row>
        <table:table-row table:style-name="ro1">
          <table:table-cell table:formula="of:=IF([$DataEntry.A890]=&quot;&quot;;&quot;&quot;;[$DataEntry.A890])">
            <text:p/>
          </table:table-cell>
          <table:table-cell table:formula="of:=&quot;&quot;">
            <text:p/>
          </table:table-cell>
          <table:table-cell table:formula="of:=IF([$DataEntry.B890]=&quot;&quot;;&quot;&quot;;[$DataEntry.B890])">
            <text:p/>
          </table:table-cell>
          <table:table-cell table:formula="of:=IF([$DataEntry.E890]=&quot;&quot;;&quot;&quot;;[$DataEntry.E890])">
            <text:p/>
          </table:table-cell>
          <table:table-cell table:formula="of:=IF([$DataEntry.F890]=&quot;&quot;;&quot;&quot;;[$DataEntry.F890])">
            <text:p/>
          </table:table-cell>
          <table:table-cell table:formula="of:=IF([$DataEntry.G890]=&quot;&quot;;&quot;&quot;;[$DataEntry.G890])">
            <text:p/>
          </table:table-cell>
          <table:table-cell table:formula="of:=IF([$DataEntry.H890]=&quot;&quot;;&quot;&quot;;[$DataEntry.H890])">
            <text:p/>
          </table:table-cell>
          <table:table-cell table:formula="of:=IF([$DataEntry.I890]=&quot;&quot;;&quot;&quot;;[$DataEntry.I890])">
            <text:p/>
          </table:table-cell>
          <table:table-cell table:formula="of:=IF([$DataEntry.C890]=&quot;&quot;;&quot;&quot;;[$DataEntry.C890])">
            <text:p/>
          </table:table-cell>
          <table:table-cell table:formula="of:=&quot;&quot;">
            <text:p/>
          </table:table-cell>
          <table:table-cell table:formula="of:=IF([$DataEntry.D890]=&quot;&quot;;&quot;&quot;;[$DataEntry.D89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90]=&quot;&quot;;&quot;&quot;;[$DataEntry.N890])">
            <text:p/>
          </table:table-cell>
          <table:table-cell table:formula="of:=IF([$DataEntry.O890]=&quot;&quot;;&quot;&quot;;[$DataEntry.O890])">
            <text:p/>
          </table:table-cell>
          <table:table-cell table:formula="of:=IF([$DataEntry.P890]=&quot;&quot;;&quot;&quot;;[$DataEntry.P890])">
            <text:p/>
          </table:table-cell>
          <table:table-cell table:number-columns-repeated="48"/>
        </table:table-row>
        <table:table-row table:style-name="ro1">
          <table:table-cell table:formula="of:=IF([$DataEntry.A891]=&quot;&quot;;&quot;&quot;;[$DataEntry.A891])">
            <text:p/>
          </table:table-cell>
          <table:table-cell table:formula="of:=&quot;&quot;">
            <text:p/>
          </table:table-cell>
          <table:table-cell table:formula="of:=IF([$DataEntry.B891]=&quot;&quot;;&quot;&quot;;[$DataEntry.B891])">
            <text:p/>
          </table:table-cell>
          <table:table-cell table:formula="of:=IF([$DataEntry.E891]=&quot;&quot;;&quot;&quot;;[$DataEntry.E891])">
            <text:p/>
          </table:table-cell>
          <table:table-cell table:formula="of:=IF([$DataEntry.F891]=&quot;&quot;;&quot;&quot;;[$DataEntry.F891])">
            <text:p/>
          </table:table-cell>
          <table:table-cell table:formula="of:=IF([$DataEntry.G891]=&quot;&quot;;&quot;&quot;;[$DataEntry.G891])">
            <text:p/>
          </table:table-cell>
          <table:table-cell table:formula="of:=IF([$DataEntry.H891]=&quot;&quot;;&quot;&quot;;[$DataEntry.H891])">
            <text:p/>
          </table:table-cell>
          <table:table-cell table:formula="of:=IF([$DataEntry.I891]=&quot;&quot;;&quot;&quot;;[$DataEntry.I891])">
            <text:p/>
          </table:table-cell>
          <table:table-cell table:formula="of:=IF([$DataEntry.C891]=&quot;&quot;;&quot;&quot;;[$DataEntry.C891])">
            <text:p/>
          </table:table-cell>
          <table:table-cell table:formula="of:=&quot;&quot;">
            <text:p/>
          </table:table-cell>
          <table:table-cell table:formula="of:=IF([$DataEntry.D891]=&quot;&quot;;&quot;&quot;;[$DataEntry.D89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91]=&quot;&quot;;&quot;&quot;;[$DataEntry.N891])">
            <text:p/>
          </table:table-cell>
          <table:table-cell table:formula="of:=IF([$DataEntry.O891]=&quot;&quot;;&quot;&quot;;[$DataEntry.O891])">
            <text:p/>
          </table:table-cell>
          <table:table-cell table:formula="of:=IF([$DataEntry.P891]=&quot;&quot;;&quot;&quot;;[$DataEntry.P891])">
            <text:p/>
          </table:table-cell>
          <table:table-cell table:number-columns-repeated="48"/>
        </table:table-row>
        <table:table-row table:style-name="ro1">
          <table:table-cell table:formula="of:=IF([$DataEntry.A892]=&quot;&quot;;&quot;&quot;;[$DataEntry.A892])">
            <text:p/>
          </table:table-cell>
          <table:table-cell table:formula="of:=&quot;&quot;">
            <text:p/>
          </table:table-cell>
          <table:table-cell table:formula="of:=IF([$DataEntry.B892]=&quot;&quot;;&quot;&quot;;[$DataEntry.B892])">
            <text:p/>
          </table:table-cell>
          <table:table-cell table:formula="of:=IF([$DataEntry.E892]=&quot;&quot;;&quot;&quot;;[$DataEntry.E892])">
            <text:p/>
          </table:table-cell>
          <table:table-cell table:formula="of:=IF([$DataEntry.F892]=&quot;&quot;;&quot;&quot;;[$DataEntry.F892])">
            <text:p/>
          </table:table-cell>
          <table:table-cell table:formula="of:=IF([$DataEntry.G892]=&quot;&quot;;&quot;&quot;;[$DataEntry.G892])">
            <text:p/>
          </table:table-cell>
          <table:table-cell table:formula="of:=IF([$DataEntry.H892]=&quot;&quot;;&quot;&quot;;[$DataEntry.H892])">
            <text:p/>
          </table:table-cell>
          <table:table-cell table:formula="of:=IF([$DataEntry.I892]=&quot;&quot;;&quot;&quot;;[$DataEntry.I892])">
            <text:p/>
          </table:table-cell>
          <table:table-cell table:formula="of:=IF([$DataEntry.C892]=&quot;&quot;;&quot;&quot;;[$DataEntry.C892])">
            <text:p/>
          </table:table-cell>
          <table:table-cell table:formula="of:=&quot;&quot;">
            <text:p/>
          </table:table-cell>
          <table:table-cell table:formula="of:=IF([$DataEntry.D892]=&quot;&quot;;&quot;&quot;;[$DataEntry.D89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92]=&quot;&quot;;&quot;&quot;;[$DataEntry.N892])">
            <text:p/>
          </table:table-cell>
          <table:table-cell table:formula="of:=IF([$DataEntry.O892]=&quot;&quot;;&quot;&quot;;[$DataEntry.O892])">
            <text:p/>
          </table:table-cell>
          <table:table-cell table:formula="of:=IF([$DataEntry.P892]=&quot;&quot;;&quot;&quot;;[$DataEntry.P892])">
            <text:p/>
          </table:table-cell>
          <table:table-cell table:number-columns-repeated="48"/>
        </table:table-row>
        <table:table-row table:style-name="ro1">
          <table:table-cell table:formula="of:=IF([$DataEntry.A893]=&quot;&quot;;&quot;&quot;;[$DataEntry.A893])">
            <text:p/>
          </table:table-cell>
          <table:table-cell table:formula="of:=&quot;&quot;">
            <text:p/>
          </table:table-cell>
          <table:table-cell table:formula="of:=IF([$DataEntry.B893]=&quot;&quot;;&quot;&quot;;[$DataEntry.B893])">
            <text:p/>
          </table:table-cell>
          <table:table-cell table:formula="of:=IF([$DataEntry.E893]=&quot;&quot;;&quot;&quot;;[$DataEntry.E893])">
            <text:p/>
          </table:table-cell>
          <table:table-cell table:formula="of:=IF([$DataEntry.F893]=&quot;&quot;;&quot;&quot;;[$DataEntry.F893])">
            <text:p/>
          </table:table-cell>
          <table:table-cell table:formula="of:=IF([$DataEntry.G893]=&quot;&quot;;&quot;&quot;;[$DataEntry.G893])">
            <text:p/>
          </table:table-cell>
          <table:table-cell table:formula="of:=IF([$DataEntry.H893]=&quot;&quot;;&quot;&quot;;[$DataEntry.H893])">
            <text:p/>
          </table:table-cell>
          <table:table-cell table:formula="of:=IF([$DataEntry.I893]=&quot;&quot;;&quot;&quot;;[$DataEntry.I893])">
            <text:p/>
          </table:table-cell>
          <table:table-cell table:formula="of:=IF([$DataEntry.C893]=&quot;&quot;;&quot;&quot;;[$DataEntry.C893])">
            <text:p/>
          </table:table-cell>
          <table:table-cell table:formula="of:=&quot;&quot;">
            <text:p/>
          </table:table-cell>
          <table:table-cell table:formula="of:=IF([$DataEntry.D893]=&quot;&quot;;&quot;&quot;;[$DataEntry.D89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93]=&quot;&quot;;&quot;&quot;;[$DataEntry.N893])">
            <text:p/>
          </table:table-cell>
          <table:table-cell table:formula="of:=IF([$DataEntry.O893]=&quot;&quot;;&quot;&quot;;[$DataEntry.O893])">
            <text:p/>
          </table:table-cell>
          <table:table-cell table:formula="of:=IF([$DataEntry.P893]=&quot;&quot;;&quot;&quot;;[$DataEntry.P893])">
            <text:p/>
          </table:table-cell>
          <table:table-cell table:number-columns-repeated="48"/>
        </table:table-row>
        <table:table-row table:style-name="ro1">
          <table:table-cell table:formula="of:=IF([$DataEntry.A894]=&quot;&quot;;&quot;&quot;;[$DataEntry.A894])">
            <text:p/>
          </table:table-cell>
          <table:table-cell table:formula="of:=&quot;&quot;">
            <text:p/>
          </table:table-cell>
          <table:table-cell table:formula="of:=IF([$DataEntry.B894]=&quot;&quot;;&quot;&quot;;[$DataEntry.B894])">
            <text:p/>
          </table:table-cell>
          <table:table-cell table:formula="of:=IF([$DataEntry.E894]=&quot;&quot;;&quot;&quot;;[$DataEntry.E894])">
            <text:p/>
          </table:table-cell>
          <table:table-cell table:formula="of:=IF([$DataEntry.F894]=&quot;&quot;;&quot;&quot;;[$DataEntry.F894])">
            <text:p/>
          </table:table-cell>
          <table:table-cell table:formula="of:=IF([$DataEntry.G894]=&quot;&quot;;&quot;&quot;;[$DataEntry.G894])">
            <text:p/>
          </table:table-cell>
          <table:table-cell table:formula="of:=IF([$DataEntry.H894]=&quot;&quot;;&quot;&quot;;[$DataEntry.H894])">
            <text:p/>
          </table:table-cell>
          <table:table-cell table:formula="of:=IF([$DataEntry.I894]=&quot;&quot;;&quot;&quot;;[$DataEntry.I894])">
            <text:p/>
          </table:table-cell>
          <table:table-cell table:formula="of:=IF([$DataEntry.C894]=&quot;&quot;;&quot;&quot;;[$DataEntry.C894])">
            <text:p/>
          </table:table-cell>
          <table:table-cell table:formula="of:=&quot;&quot;">
            <text:p/>
          </table:table-cell>
          <table:table-cell table:formula="of:=IF([$DataEntry.D894]=&quot;&quot;;&quot;&quot;;[$DataEntry.D89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94]=&quot;&quot;;&quot;&quot;;[$DataEntry.N894])">
            <text:p/>
          </table:table-cell>
          <table:table-cell table:formula="of:=IF([$DataEntry.O894]=&quot;&quot;;&quot;&quot;;[$DataEntry.O894])">
            <text:p/>
          </table:table-cell>
          <table:table-cell table:formula="of:=IF([$DataEntry.P894]=&quot;&quot;;&quot;&quot;;[$DataEntry.P894])">
            <text:p/>
          </table:table-cell>
          <table:table-cell table:number-columns-repeated="48"/>
        </table:table-row>
        <table:table-row table:style-name="ro1">
          <table:table-cell table:formula="of:=IF([$DataEntry.A895]=&quot;&quot;;&quot;&quot;;[$DataEntry.A895])">
            <text:p/>
          </table:table-cell>
          <table:table-cell table:formula="of:=&quot;&quot;">
            <text:p/>
          </table:table-cell>
          <table:table-cell table:formula="of:=IF([$DataEntry.B895]=&quot;&quot;;&quot;&quot;;[$DataEntry.B895])">
            <text:p/>
          </table:table-cell>
          <table:table-cell table:formula="of:=IF([$DataEntry.E895]=&quot;&quot;;&quot;&quot;;[$DataEntry.E895])">
            <text:p/>
          </table:table-cell>
          <table:table-cell table:formula="of:=IF([$DataEntry.F895]=&quot;&quot;;&quot;&quot;;[$DataEntry.F895])">
            <text:p/>
          </table:table-cell>
          <table:table-cell table:formula="of:=IF([$DataEntry.G895]=&quot;&quot;;&quot;&quot;;[$DataEntry.G895])">
            <text:p/>
          </table:table-cell>
          <table:table-cell table:formula="of:=IF([$DataEntry.H895]=&quot;&quot;;&quot;&quot;;[$DataEntry.H895])">
            <text:p/>
          </table:table-cell>
          <table:table-cell table:formula="of:=IF([$DataEntry.I895]=&quot;&quot;;&quot;&quot;;[$DataEntry.I895])">
            <text:p/>
          </table:table-cell>
          <table:table-cell table:formula="of:=IF([$DataEntry.C895]=&quot;&quot;;&quot;&quot;;[$DataEntry.C895])">
            <text:p/>
          </table:table-cell>
          <table:table-cell table:formula="of:=&quot;&quot;">
            <text:p/>
          </table:table-cell>
          <table:table-cell table:formula="of:=IF([$DataEntry.D895]=&quot;&quot;;&quot;&quot;;[$DataEntry.D89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95]=&quot;&quot;;&quot;&quot;;[$DataEntry.N895])">
            <text:p/>
          </table:table-cell>
          <table:table-cell table:formula="of:=IF([$DataEntry.O895]=&quot;&quot;;&quot;&quot;;[$DataEntry.O895])">
            <text:p/>
          </table:table-cell>
          <table:table-cell table:formula="of:=IF([$DataEntry.P895]=&quot;&quot;;&quot;&quot;;[$DataEntry.P895])">
            <text:p/>
          </table:table-cell>
          <table:table-cell table:number-columns-repeated="48"/>
        </table:table-row>
        <table:table-row table:style-name="ro1">
          <table:table-cell table:formula="of:=IF([$DataEntry.A896]=&quot;&quot;;&quot;&quot;;[$DataEntry.A896])">
            <text:p/>
          </table:table-cell>
          <table:table-cell table:formula="of:=&quot;&quot;">
            <text:p/>
          </table:table-cell>
          <table:table-cell table:formula="of:=IF([$DataEntry.B896]=&quot;&quot;;&quot;&quot;;[$DataEntry.B896])">
            <text:p/>
          </table:table-cell>
          <table:table-cell table:formula="of:=IF([$DataEntry.E896]=&quot;&quot;;&quot;&quot;;[$DataEntry.E896])">
            <text:p/>
          </table:table-cell>
          <table:table-cell table:formula="of:=IF([$DataEntry.F896]=&quot;&quot;;&quot;&quot;;[$DataEntry.F896])">
            <text:p/>
          </table:table-cell>
          <table:table-cell table:formula="of:=IF([$DataEntry.G896]=&quot;&quot;;&quot;&quot;;[$DataEntry.G896])">
            <text:p/>
          </table:table-cell>
          <table:table-cell table:formula="of:=IF([$DataEntry.H896]=&quot;&quot;;&quot;&quot;;[$DataEntry.H896])">
            <text:p/>
          </table:table-cell>
          <table:table-cell table:formula="of:=IF([$DataEntry.I896]=&quot;&quot;;&quot;&quot;;[$DataEntry.I896])">
            <text:p/>
          </table:table-cell>
          <table:table-cell table:formula="of:=IF([$DataEntry.C896]=&quot;&quot;;&quot;&quot;;[$DataEntry.C896])">
            <text:p/>
          </table:table-cell>
          <table:table-cell table:formula="of:=&quot;&quot;">
            <text:p/>
          </table:table-cell>
          <table:table-cell table:formula="of:=IF([$DataEntry.D896]=&quot;&quot;;&quot;&quot;;[$DataEntry.D89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96]=&quot;&quot;;&quot;&quot;;[$DataEntry.N896])">
            <text:p/>
          </table:table-cell>
          <table:table-cell table:formula="of:=IF([$DataEntry.O896]=&quot;&quot;;&quot;&quot;;[$DataEntry.O896])">
            <text:p/>
          </table:table-cell>
          <table:table-cell table:formula="of:=IF([$DataEntry.P896]=&quot;&quot;;&quot;&quot;;[$DataEntry.P896])">
            <text:p/>
          </table:table-cell>
          <table:table-cell table:number-columns-repeated="48"/>
        </table:table-row>
        <table:table-row table:style-name="ro1">
          <table:table-cell table:formula="of:=IF([$DataEntry.A897]=&quot;&quot;;&quot;&quot;;[$DataEntry.A897])">
            <text:p/>
          </table:table-cell>
          <table:table-cell table:formula="of:=&quot;&quot;">
            <text:p/>
          </table:table-cell>
          <table:table-cell table:formula="of:=IF([$DataEntry.B897]=&quot;&quot;;&quot;&quot;;[$DataEntry.B897])">
            <text:p/>
          </table:table-cell>
          <table:table-cell table:formula="of:=IF([$DataEntry.E897]=&quot;&quot;;&quot;&quot;;[$DataEntry.E897])">
            <text:p/>
          </table:table-cell>
          <table:table-cell table:formula="of:=IF([$DataEntry.F897]=&quot;&quot;;&quot;&quot;;[$DataEntry.F897])">
            <text:p/>
          </table:table-cell>
          <table:table-cell table:formula="of:=IF([$DataEntry.G897]=&quot;&quot;;&quot;&quot;;[$DataEntry.G897])">
            <text:p/>
          </table:table-cell>
          <table:table-cell table:formula="of:=IF([$DataEntry.H897]=&quot;&quot;;&quot;&quot;;[$DataEntry.H897])">
            <text:p/>
          </table:table-cell>
          <table:table-cell table:formula="of:=IF([$DataEntry.I897]=&quot;&quot;;&quot;&quot;;[$DataEntry.I897])">
            <text:p/>
          </table:table-cell>
          <table:table-cell table:formula="of:=IF([$DataEntry.C897]=&quot;&quot;;&quot;&quot;;[$DataEntry.C897])">
            <text:p/>
          </table:table-cell>
          <table:table-cell table:formula="of:=&quot;&quot;">
            <text:p/>
          </table:table-cell>
          <table:table-cell table:formula="of:=IF([$DataEntry.D897]=&quot;&quot;;&quot;&quot;;[$DataEntry.D89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97]=&quot;&quot;;&quot;&quot;;[$DataEntry.N897])">
            <text:p/>
          </table:table-cell>
          <table:table-cell table:formula="of:=IF([$DataEntry.O897]=&quot;&quot;;&quot;&quot;;[$DataEntry.O897])">
            <text:p/>
          </table:table-cell>
          <table:table-cell table:formula="of:=IF([$DataEntry.P897]=&quot;&quot;;&quot;&quot;;[$DataEntry.P897])">
            <text:p/>
          </table:table-cell>
          <table:table-cell table:number-columns-repeated="48"/>
        </table:table-row>
        <table:table-row table:style-name="ro1">
          <table:table-cell table:formula="of:=IF([$DataEntry.A898]=&quot;&quot;;&quot;&quot;;[$DataEntry.A898])">
            <text:p/>
          </table:table-cell>
          <table:table-cell table:formula="of:=&quot;&quot;">
            <text:p/>
          </table:table-cell>
          <table:table-cell table:formula="of:=IF([$DataEntry.B898]=&quot;&quot;;&quot;&quot;;[$DataEntry.B898])">
            <text:p/>
          </table:table-cell>
          <table:table-cell table:formula="of:=IF([$DataEntry.E898]=&quot;&quot;;&quot;&quot;;[$DataEntry.E898])">
            <text:p/>
          </table:table-cell>
          <table:table-cell table:formula="of:=IF([$DataEntry.F898]=&quot;&quot;;&quot;&quot;;[$DataEntry.F898])">
            <text:p/>
          </table:table-cell>
          <table:table-cell table:formula="of:=IF([$DataEntry.G898]=&quot;&quot;;&quot;&quot;;[$DataEntry.G898])">
            <text:p/>
          </table:table-cell>
          <table:table-cell table:formula="of:=IF([$DataEntry.H898]=&quot;&quot;;&quot;&quot;;[$DataEntry.H898])">
            <text:p/>
          </table:table-cell>
          <table:table-cell table:formula="of:=IF([$DataEntry.I898]=&quot;&quot;;&quot;&quot;;[$DataEntry.I898])">
            <text:p/>
          </table:table-cell>
          <table:table-cell table:formula="of:=IF([$DataEntry.C898]=&quot;&quot;;&quot;&quot;;[$DataEntry.C898])">
            <text:p/>
          </table:table-cell>
          <table:table-cell table:formula="of:=&quot;&quot;">
            <text:p/>
          </table:table-cell>
          <table:table-cell table:formula="of:=IF([$DataEntry.D898]=&quot;&quot;;&quot;&quot;;[$DataEntry.D89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98]=&quot;&quot;;&quot;&quot;;[$DataEntry.N898])">
            <text:p/>
          </table:table-cell>
          <table:table-cell table:formula="of:=IF([$DataEntry.O898]=&quot;&quot;;&quot;&quot;;[$DataEntry.O898])">
            <text:p/>
          </table:table-cell>
          <table:table-cell table:formula="of:=IF([$DataEntry.P898]=&quot;&quot;;&quot;&quot;;[$DataEntry.P898])">
            <text:p/>
          </table:table-cell>
          <table:table-cell table:number-columns-repeated="48"/>
        </table:table-row>
        <table:table-row table:style-name="ro1">
          <table:table-cell table:formula="of:=IF([$DataEntry.A899]=&quot;&quot;;&quot;&quot;;[$DataEntry.A899])">
            <text:p/>
          </table:table-cell>
          <table:table-cell table:formula="of:=&quot;&quot;">
            <text:p/>
          </table:table-cell>
          <table:table-cell table:formula="of:=IF([$DataEntry.B899]=&quot;&quot;;&quot;&quot;;[$DataEntry.B899])">
            <text:p/>
          </table:table-cell>
          <table:table-cell table:formula="of:=IF([$DataEntry.E899]=&quot;&quot;;&quot;&quot;;[$DataEntry.E899])">
            <text:p/>
          </table:table-cell>
          <table:table-cell table:formula="of:=IF([$DataEntry.F899]=&quot;&quot;;&quot;&quot;;[$DataEntry.F899])">
            <text:p/>
          </table:table-cell>
          <table:table-cell table:formula="of:=IF([$DataEntry.G899]=&quot;&quot;;&quot;&quot;;[$DataEntry.G899])">
            <text:p/>
          </table:table-cell>
          <table:table-cell table:formula="of:=IF([$DataEntry.H899]=&quot;&quot;;&quot;&quot;;[$DataEntry.H899])">
            <text:p/>
          </table:table-cell>
          <table:table-cell table:formula="of:=IF([$DataEntry.I899]=&quot;&quot;;&quot;&quot;;[$DataEntry.I899])">
            <text:p/>
          </table:table-cell>
          <table:table-cell table:formula="of:=IF([$DataEntry.C899]=&quot;&quot;;&quot;&quot;;[$DataEntry.C899])">
            <text:p/>
          </table:table-cell>
          <table:table-cell table:formula="of:=&quot;&quot;">
            <text:p/>
          </table:table-cell>
          <table:table-cell table:formula="of:=IF([$DataEntry.D899]=&quot;&quot;;&quot;&quot;;[$DataEntry.D89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899]=&quot;&quot;;&quot;&quot;;[$DataEntry.N899])">
            <text:p/>
          </table:table-cell>
          <table:table-cell table:formula="of:=IF([$DataEntry.O899]=&quot;&quot;;&quot;&quot;;[$DataEntry.O899])">
            <text:p/>
          </table:table-cell>
          <table:table-cell table:formula="of:=IF([$DataEntry.P899]=&quot;&quot;;&quot;&quot;;[$DataEntry.P899])">
            <text:p/>
          </table:table-cell>
          <table:table-cell table:number-columns-repeated="48"/>
        </table:table-row>
        <table:table-row table:style-name="ro1">
          <table:table-cell table:formula="of:=IF([$DataEntry.A900]=&quot;&quot;;&quot;&quot;;[$DataEntry.A900])">
            <text:p/>
          </table:table-cell>
          <table:table-cell table:formula="of:=&quot;&quot;">
            <text:p/>
          </table:table-cell>
          <table:table-cell table:formula="of:=IF([$DataEntry.B900]=&quot;&quot;;&quot;&quot;;[$DataEntry.B900])">
            <text:p/>
          </table:table-cell>
          <table:table-cell table:formula="of:=IF([$DataEntry.E900]=&quot;&quot;;&quot;&quot;;[$DataEntry.E900])">
            <text:p/>
          </table:table-cell>
          <table:table-cell table:formula="of:=IF([$DataEntry.F900]=&quot;&quot;;&quot;&quot;;[$DataEntry.F900])">
            <text:p/>
          </table:table-cell>
          <table:table-cell table:formula="of:=IF([$DataEntry.G900]=&quot;&quot;;&quot;&quot;;[$DataEntry.G900])">
            <text:p/>
          </table:table-cell>
          <table:table-cell table:formula="of:=IF([$DataEntry.H900]=&quot;&quot;;&quot;&quot;;[$DataEntry.H900])">
            <text:p/>
          </table:table-cell>
          <table:table-cell table:formula="of:=IF([$DataEntry.I900]=&quot;&quot;;&quot;&quot;;[$DataEntry.I900])">
            <text:p/>
          </table:table-cell>
          <table:table-cell table:formula="of:=IF([$DataEntry.C900]=&quot;&quot;;&quot;&quot;;[$DataEntry.C900])">
            <text:p/>
          </table:table-cell>
          <table:table-cell table:formula="of:=&quot;&quot;">
            <text:p/>
          </table:table-cell>
          <table:table-cell table:formula="of:=IF([$DataEntry.D900]=&quot;&quot;;&quot;&quot;;[$DataEntry.D90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00]=&quot;&quot;;&quot;&quot;;[$DataEntry.N900])">
            <text:p/>
          </table:table-cell>
          <table:table-cell table:formula="of:=IF([$DataEntry.O900]=&quot;&quot;;&quot;&quot;;[$DataEntry.O900])">
            <text:p/>
          </table:table-cell>
          <table:table-cell table:formula="of:=IF([$DataEntry.P900]=&quot;&quot;;&quot;&quot;;[$DataEntry.P900])">
            <text:p/>
          </table:table-cell>
          <table:table-cell table:number-columns-repeated="48"/>
        </table:table-row>
        <table:table-row table:style-name="ro1">
          <table:table-cell table:formula="of:=IF([$DataEntry.A901]=&quot;&quot;;&quot;&quot;;[$DataEntry.A901])">
            <text:p/>
          </table:table-cell>
          <table:table-cell table:formula="of:=&quot;&quot;">
            <text:p/>
          </table:table-cell>
          <table:table-cell table:formula="of:=IF([$DataEntry.B901]=&quot;&quot;;&quot;&quot;;[$DataEntry.B901])">
            <text:p/>
          </table:table-cell>
          <table:table-cell table:formula="of:=IF([$DataEntry.E901]=&quot;&quot;;&quot;&quot;;[$DataEntry.E901])">
            <text:p/>
          </table:table-cell>
          <table:table-cell table:formula="of:=IF([$DataEntry.F901]=&quot;&quot;;&quot;&quot;;[$DataEntry.F901])">
            <text:p/>
          </table:table-cell>
          <table:table-cell table:formula="of:=IF([$DataEntry.G901]=&quot;&quot;;&quot;&quot;;[$DataEntry.G901])">
            <text:p/>
          </table:table-cell>
          <table:table-cell table:formula="of:=IF([$DataEntry.H901]=&quot;&quot;;&quot;&quot;;[$DataEntry.H901])">
            <text:p/>
          </table:table-cell>
          <table:table-cell table:formula="of:=IF([$DataEntry.I901]=&quot;&quot;;&quot;&quot;;[$DataEntry.I901])">
            <text:p/>
          </table:table-cell>
          <table:table-cell table:formula="of:=IF([$DataEntry.C901]=&quot;&quot;;&quot;&quot;;[$DataEntry.C901])">
            <text:p/>
          </table:table-cell>
          <table:table-cell table:formula="of:=&quot;&quot;">
            <text:p/>
          </table:table-cell>
          <table:table-cell table:formula="of:=IF([$DataEntry.D901]=&quot;&quot;;&quot;&quot;;[$DataEntry.D90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01]=&quot;&quot;;&quot;&quot;;[$DataEntry.N901])">
            <text:p/>
          </table:table-cell>
          <table:table-cell table:formula="of:=IF([$DataEntry.O901]=&quot;&quot;;&quot;&quot;;[$DataEntry.O901])">
            <text:p/>
          </table:table-cell>
          <table:table-cell table:formula="of:=IF([$DataEntry.P901]=&quot;&quot;;&quot;&quot;;[$DataEntry.P901])">
            <text:p/>
          </table:table-cell>
          <table:table-cell table:number-columns-repeated="48"/>
        </table:table-row>
        <table:table-row table:style-name="ro1">
          <table:table-cell table:formula="of:=IF([$DataEntry.A902]=&quot;&quot;;&quot;&quot;;[$DataEntry.A902])">
            <text:p/>
          </table:table-cell>
          <table:table-cell table:formula="of:=&quot;&quot;">
            <text:p/>
          </table:table-cell>
          <table:table-cell table:formula="of:=IF([$DataEntry.B902]=&quot;&quot;;&quot;&quot;;[$DataEntry.B902])">
            <text:p/>
          </table:table-cell>
          <table:table-cell table:formula="of:=IF([$DataEntry.E902]=&quot;&quot;;&quot;&quot;;[$DataEntry.E902])">
            <text:p/>
          </table:table-cell>
          <table:table-cell table:formula="of:=IF([$DataEntry.F902]=&quot;&quot;;&quot;&quot;;[$DataEntry.F902])">
            <text:p/>
          </table:table-cell>
          <table:table-cell table:formula="of:=IF([$DataEntry.G902]=&quot;&quot;;&quot;&quot;;[$DataEntry.G902])">
            <text:p/>
          </table:table-cell>
          <table:table-cell table:formula="of:=IF([$DataEntry.H902]=&quot;&quot;;&quot;&quot;;[$DataEntry.H902])">
            <text:p/>
          </table:table-cell>
          <table:table-cell table:formula="of:=IF([$DataEntry.I902]=&quot;&quot;;&quot;&quot;;[$DataEntry.I902])">
            <text:p/>
          </table:table-cell>
          <table:table-cell table:formula="of:=IF([$DataEntry.C902]=&quot;&quot;;&quot;&quot;;[$DataEntry.C902])">
            <text:p/>
          </table:table-cell>
          <table:table-cell table:formula="of:=&quot;&quot;">
            <text:p/>
          </table:table-cell>
          <table:table-cell table:formula="of:=IF([$DataEntry.D902]=&quot;&quot;;&quot;&quot;;[$DataEntry.D90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02]=&quot;&quot;;&quot;&quot;;[$DataEntry.N902])">
            <text:p/>
          </table:table-cell>
          <table:table-cell table:formula="of:=IF([$DataEntry.O902]=&quot;&quot;;&quot;&quot;;[$DataEntry.O902])">
            <text:p/>
          </table:table-cell>
          <table:table-cell table:formula="of:=IF([$DataEntry.P902]=&quot;&quot;;&quot;&quot;;[$DataEntry.P902])">
            <text:p/>
          </table:table-cell>
          <table:table-cell table:number-columns-repeated="48"/>
        </table:table-row>
        <table:table-row table:style-name="ro1">
          <table:table-cell table:formula="of:=IF([$DataEntry.A903]=&quot;&quot;;&quot;&quot;;[$DataEntry.A903])">
            <text:p/>
          </table:table-cell>
          <table:table-cell table:formula="of:=&quot;&quot;">
            <text:p/>
          </table:table-cell>
          <table:table-cell table:formula="of:=IF([$DataEntry.B903]=&quot;&quot;;&quot;&quot;;[$DataEntry.B903])">
            <text:p/>
          </table:table-cell>
          <table:table-cell table:formula="of:=IF([$DataEntry.E903]=&quot;&quot;;&quot;&quot;;[$DataEntry.E903])">
            <text:p/>
          </table:table-cell>
          <table:table-cell table:formula="of:=IF([$DataEntry.F903]=&quot;&quot;;&quot;&quot;;[$DataEntry.F903])">
            <text:p/>
          </table:table-cell>
          <table:table-cell table:formula="of:=IF([$DataEntry.G903]=&quot;&quot;;&quot;&quot;;[$DataEntry.G903])">
            <text:p/>
          </table:table-cell>
          <table:table-cell table:formula="of:=IF([$DataEntry.H903]=&quot;&quot;;&quot;&quot;;[$DataEntry.H903])">
            <text:p/>
          </table:table-cell>
          <table:table-cell table:formula="of:=IF([$DataEntry.I903]=&quot;&quot;;&quot;&quot;;[$DataEntry.I903])">
            <text:p/>
          </table:table-cell>
          <table:table-cell table:formula="of:=IF([$DataEntry.C903]=&quot;&quot;;&quot;&quot;;[$DataEntry.C903])">
            <text:p/>
          </table:table-cell>
          <table:table-cell table:formula="of:=&quot;&quot;">
            <text:p/>
          </table:table-cell>
          <table:table-cell table:formula="of:=IF([$DataEntry.D903]=&quot;&quot;;&quot;&quot;;[$DataEntry.D90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03]=&quot;&quot;;&quot;&quot;;[$DataEntry.N903])">
            <text:p/>
          </table:table-cell>
          <table:table-cell table:formula="of:=IF([$DataEntry.O903]=&quot;&quot;;&quot;&quot;;[$DataEntry.O903])">
            <text:p/>
          </table:table-cell>
          <table:table-cell table:formula="of:=IF([$DataEntry.P903]=&quot;&quot;;&quot;&quot;;[$DataEntry.P903])">
            <text:p/>
          </table:table-cell>
          <table:table-cell table:number-columns-repeated="48"/>
        </table:table-row>
        <table:table-row table:style-name="ro1">
          <table:table-cell table:formula="of:=IF([$DataEntry.A904]=&quot;&quot;;&quot;&quot;;[$DataEntry.A904])">
            <text:p/>
          </table:table-cell>
          <table:table-cell table:formula="of:=&quot;&quot;">
            <text:p/>
          </table:table-cell>
          <table:table-cell table:formula="of:=IF([$DataEntry.B904]=&quot;&quot;;&quot;&quot;;[$DataEntry.B904])">
            <text:p/>
          </table:table-cell>
          <table:table-cell table:formula="of:=IF([$DataEntry.E904]=&quot;&quot;;&quot;&quot;;[$DataEntry.E904])">
            <text:p/>
          </table:table-cell>
          <table:table-cell table:formula="of:=IF([$DataEntry.F904]=&quot;&quot;;&quot;&quot;;[$DataEntry.F904])">
            <text:p/>
          </table:table-cell>
          <table:table-cell table:formula="of:=IF([$DataEntry.G904]=&quot;&quot;;&quot;&quot;;[$DataEntry.G904])">
            <text:p/>
          </table:table-cell>
          <table:table-cell table:formula="of:=IF([$DataEntry.H904]=&quot;&quot;;&quot;&quot;;[$DataEntry.H904])">
            <text:p/>
          </table:table-cell>
          <table:table-cell table:formula="of:=IF([$DataEntry.I904]=&quot;&quot;;&quot;&quot;;[$DataEntry.I904])">
            <text:p/>
          </table:table-cell>
          <table:table-cell table:formula="of:=IF([$DataEntry.C904]=&quot;&quot;;&quot;&quot;;[$DataEntry.C904])">
            <text:p/>
          </table:table-cell>
          <table:table-cell table:formula="of:=&quot;&quot;">
            <text:p/>
          </table:table-cell>
          <table:table-cell table:formula="of:=IF([$DataEntry.D904]=&quot;&quot;;&quot;&quot;;[$DataEntry.D90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04]=&quot;&quot;;&quot;&quot;;[$DataEntry.N904])">
            <text:p/>
          </table:table-cell>
          <table:table-cell table:formula="of:=IF([$DataEntry.O904]=&quot;&quot;;&quot;&quot;;[$DataEntry.O904])">
            <text:p/>
          </table:table-cell>
          <table:table-cell table:formula="of:=IF([$DataEntry.P904]=&quot;&quot;;&quot;&quot;;[$DataEntry.P904])">
            <text:p/>
          </table:table-cell>
          <table:table-cell table:number-columns-repeated="48"/>
        </table:table-row>
        <table:table-row table:style-name="ro1">
          <table:table-cell table:formula="of:=IF([$DataEntry.A905]=&quot;&quot;;&quot;&quot;;[$DataEntry.A905])">
            <text:p/>
          </table:table-cell>
          <table:table-cell table:formula="of:=&quot;&quot;">
            <text:p/>
          </table:table-cell>
          <table:table-cell table:formula="of:=IF([$DataEntry.B905]=&quot;&quot;;&quot;&quot;;[$DataEntry.B905])">
            <text:p/>
          </table:table-cell>
          <table:table-cell table:formula="of:=IF([$DataEntry.E905]=&quot;&quot;;&quot;&quot;;[$DataEntry.E905])">
            <text:p/>
          </table:table-cell>
          <table:table-cell table:formula="of:=IF([$DataEntry.F905]=&quot;&quot;;&quot;&quot;;[$DataEntry.F905])">
            <text:p/>
          </table:table-cell>
          <table:table-cell table:formula="of:=IF([$DataEntry.G905]=&quot;&quot;;&quot;&quot;;[$DataEntry.G905])">
            <text:p/>
          </table:table-cell>
          <table:table-cell table:formula="of:=IF([$DataEntry.H905]=&quot;&quot;;&quot;&quot;;[$DataEntry.H905])">
            <text:p/>
          </table:table-cell>
          <table:table-cell table:formula="of:=IF([$DataEntry.I905]=&quot;&quot;;&quot;&quot;;[$DataEntry.I905])">
            <text:p/>
          </table:table-cell>
          <table:table-cell table:formula="of:=IF([$DataEntry.C905]=&quot;&quot;;&quot;&quot;;[$DataEntry.C905])">
            <text:p/>
          </table:table-cell>
          <table:table-cell table:formula="of:=&quot;&quot;">
            <text:p/>
          </table:table-cell>
          <table:table-cell table:formula="of:=IF([$DataEntry.D905]=&quot;&quot;;&quot;&quot;;[$DataEntry.D90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05]=&quot;&quot;;&quot;&quot;;[$DataEntry.N905])">
            <text:p/>
          </table:table-cell>
          <table:table-cell table:formula="of:=IF([$DataEntry.O905]=&quot;&quot;;&quot;&quot;;[$DataEntry.O905])">
            <text:p/>
          </table:table-cell>
          <table:table-cell table:formula="of:=IF([$DataEntry.P905]=&quot;&quot;;&quot;&quot;;[$DataEntry.P905])">
            <text:p/>
          </table:table-cell>
          <table:table-cell table:number-columns-repeated="48"/>
        </table:table-row>
        <table:table-row table:style-name="ro1">
          <table:table-cell table:formula="of:=IF([$DataEntry.A906]=&quot;&quot;;&quot;&quot;;[$DataEntry.A906])">
            <text:p/>
          </table:table-cell>
          <table:table-cell table:formula="of:=&quot;&quot;">
            <text:p/>
          </table:table-cell>
          <table:table-cell table:formula="of:=IF([$DataEntry.B906]=&quot;&quot;;&quot;&quot;;[$DataEntry.B906])">
            <text:p/>
          </table:table-cell>
          <table:table-cell table:formula="of:=IF([$DataEntry.E906]=&quot;&quot;;&quot;&quot;;[$DataEntry.E906])">
            <text:p/>
          </table:table-cell>
          <table:table-cell table:formula="of:=IF([$DataEntry.F906]=&quot;&quot;;&quot;&quot;;[$DataEntry.F906])">
            <text:p/>
          </table:table-cell>
          <table:table-cell table:formula="of:=IF([$DataEntry.G906]=&quot;&quot;;&quot;&quot;;[$DataEntry.G906])">
            <text:p/>
          </table:table-cell>
          <table:table-cell table:formula="of:=IF([$DataEntry.H906]=&quot;&quot;;&quot;&quot;;[$DataEntry.H906])">
            <text:p/>
          </table:table-cell>
          <table:table-cell table:formula="of:=IF([$DataEntry.I906]=&quot;&quot;;&quot;&quot;;[$DataEntry.I906])">
            <text:p/>
          </table:table-cell>
          <table:table-cell table:formula="of:=IF([$DataEntry.C906]=&quot;&quot;;&quot;&quot;;[$DataEntry.C906])">
            <text:p/>
          </table:table-cell>
          <table:table-cell table:formula="of:=&quot;&quot;">
            <text:p/>
          </table:table-cell>
          <table:table-cell table:formula="of:=IF([$DataEntry.D906]=&quot;&quot;;&quot;&quot;;[$DataEntry.D90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06]=&quot;&quot;;&quot;&quot;;[$DataEntry.N906])">
            <text:p/>
          </table:table-cell>
          <table:table-cell table:formula="of:=IF([$DataEntry.O906]=&quot;&quot;;&quot;&quot;;[$DataEntry.O906])">
            <text:p/>
          </table:table-cell>
          <table:table-cell table:formula="of:=IF([$DataEntry.P906]=&quot;&quot;;&quot;&quot;;[$DataEntry.P906])">
            <text:p/>
          </table:table-cell>
          <table:table-cell table:number-columns-repeated="48"/>
        </table:table-row>
        <table:table-row table:style-name="ro1">
          <table:table-cell table:formula="of:=IF([$DataEntry.A907]=&quot;&quot;;&quot;&quot;;[$DataEntry.A907])">
            <text:p/>
          </table:table-cell>
          <table:table-cell table:formula="of:=&quot;&quot;">
            <text:p/>
          </table:table-cell>
          <table:table-cell table:formula="of:=IF([$DataEntry.B907]=&quot;&quot;;&quot;&quot;;[$DataEntry.B907])">
            <text:p/>
          </table:table-cell>
          <table:table-cell table:formula="of:=IF([$DataEntry.E907]=&quot;&quot;;&quot;&quot;;[$DataEntry.E907])">
            <text:p/>
          </table:table-cell>
          <table:table-cell table:formula="of:=IF([$DataEntry.F907]=&quot;&quot;;&quot;&quot;;[$DataEntry.F907])">
            <text:p/>
          </table:table-cell>
          <table:table-cell table:formula="of:=IF([$DataEntry.G907]=&quot;&quot;;&quot;&quot;;[$DataEntry.G907])">
            <text:p/>
          </table:table-cell>
          <table:table-cell table:formula="of:=IF([$DataEntry.H907]=&quot;&quot;;&quot;&quot;;[$DataEntry.H907])">
            <text:p/>
          </table:table-cell>
          <table:table-cell table:formula="of:=IF([$DataEntry.I907]=&quot;&quot;;&quot;&quot;;[$DataEntry.I907])">
            <text:p/>
          </table:table-cell>
          <table:table-cell table:formula="of:=IF([$DataEntry.C907]=&quot;&quot;;&quot;&quot;;[$DataEntry.C907])">
            <text:p/>
          </table:table-cell>
          <table:table-cell table:formula="of:=&quot;&quot;">
            <text:p/>
          </table:table-cell>
          <table:table-cell table:formula="of:=IF([$DataEntry.D907]=&quot;&quot;;&quot;&quot;;[$DataEntry.D90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07]=&quot;&quot;;&quot;&quot;;[$DataEntry.N907])">
            <text:p/>
          </table:table-cell>
          <table:table-cell table:formula="of:=IF([$DataEntry.O907]=&quot;&quot;;&quot;&quot;;[$DataEntry.O907])">
            <text:p/>
          </table:table-cell>
          <table:table-cell table:formula="of:=IF([$DataEntry.P907]=&quot;&quot;;&quot;&quot;;[$DataEntry.P907])">
            <text:p/>
          </table:table-cell>
          <table:table-cell table:number-columns-repeated="48"/>
        </table:table-row>
        <table:table-row table:style-name="ro1">
          <table:table-cell table:formula="of:=IF([$DataEntry.A908]=&quot;&quot;;&quot;&quot;;[$DataEntry.A908])">
            <text:p/>
          </table:table-cell>
          <table:table-cell table:formula="of:=&quot;&quot;">
            <text:p/>
          </table:table-cell>
          <table:table-cell table:formula="of:=IF([$DataEntry.B908]=&quot;&quot;;&quot;&quot;;[$DataEntry.B908])">
            <text:p/>
          </table:table-cell>
          <table:table-cell table:formula="of:=IF([$DataEntry.E908]=&quot;&quot;;&quot;&quot;;[$DataEntry.E908])">
            <text:p/>
          </table:table-cell>
          <table:table-cell table:formula="of:=IF([$DataEntry.F908]=&quot;&quot;;&quot;&quot;;[$DataEntry.F908])">
            <text:p/>
          </table:table-cell>
          <table:table-cell table:formula="of:=IF([$DataEntry.G908]=&quot;&quot;;&quot;&quot;;[$DataEntry.G908])">
            <text:p/>
          </table:table-cell>
          <table:table-cell table:formula="of:=IF([$DataEntry.H908]=&quot;&quot;;&quot;&quot;;[$DataEntry.H908])">
            <text:p/>
          </table:table-cell>
          <table:table-cell table:formula="of:=IF([$DataEntry.I908]=&quot;&quot;;&quot;&quot;;[$DataEntry.I908])">
            <text:p/>
          </table:table-cell>
          <table:table-cell table:formula="of:=IF([$DataEntry.C908]=&quot;&quot;;&quot;&quot;;[$DataEntry.C908])">
            <text:p/>
          </table:table-cell>
          <table:table-cell table:formula="of:=&quot;&quot;">
            <text:p/>
          </table:table-cell>
          <table:table-cell table:formula="of:=IF([$DataEntry.D908]=&quot;&quot;;&quot;&quot;;[$DataEntry.D90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08]=&quot;&quot;;&quot;&quot;;[$DataEntry.N908])">
            <text:p/>
          </table:table-cell>
          <table:table-cell table:formula="of:=IF([$DataEntry.O908]=&quot;&quot;;&quot;&quot;;[$DataEntry.O908])">
            <text:p/>
          </table:table-cell>
          <table:table-cell table:formula="of:=IF([$DataEntry.P908]=&quot;&quot;;&quot;&quot;;[$DataEntry.P908])">
            <text:p/>
          </table:table-cell>
          <table:table-cell table:number-columns-repeated="48"/>
        </table:table-row>
        <table:table-row table:style-name="ro1">
          <table:table-cell table:formula="of:=IF([$DataEntry.A909]=&quot;&quot;;&quot;&quot;;[$DataEntry.A909])">
            <text:p/>
          </table:table-cell>
          <table:table-cell table:formula="of:=&quot;&quot;">
            <text:p/>
          </table:table-cell>
          <table:table-cell table:formula="of:=IF([$DataEntry.B909]=&quot;&quot;;&quot;&quot;;[$DataEntry.B909])">
            <text:p/>
          </table:table-cell>
          <table:table-cell table:formula="of:=IF([$DataEntry.E909]=&quot;&quot;;&quot;&quot;;[$DataEntry.E909])">
            <text:p/>
          </table:table-cell>
          <table:table-cell table:formula="of:=IF([$DataEntry.F909]=&quot;&quot;;&quot;&quot;;[$DataEntry.F909])">
            <text:p/>
          </table:table-cell>
          <table:table-cell table:formula="of:=IF([$DataEntry.G909]=&quot;&quot;;&quot;&quot;;[$DataEntry.G909])">
            <text:p/>
          </table:table-cell>
          <table:table-cell table:formula="of:=IF([$DataEntry.H909]=&quot;&quot;;&quot;&quot;;[$DataEntry.H909])">
            <text:p/>
          </table:table-cell>
          <table:table-cell table:formula="of:=IF([$DataEntry.I909]=&quot;&quot;;&quot;&quot;;[$DataEntry.I909])">
            <text:p/>
          </table:table-cell>
          <table:table-cell table:formula="of:=IF([$DataEntry.C909]=&quot;&quot;;&quot;&quot;;[$DataEntry.C909])">
            <text:p/>
          </table:table-cell>
          <table:table-cell table:formula="of:=&quot;&quot;">
            <text:p/>
          </table:table-cell>
          <table:table-cell table:formula="of:=IF([$DataEntry.D909]=&quot;&quot;;&quot;&quot;;[$DataEntry.D90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09]=&quot;&quot;;&quot;&quot;;[$DataEntry.N909])">
            <text:p/>
          </table:table-cell>
          <table:table-cell table:formula="of:=IF([$DataEntry.O909]=&quot;&quot;;&quot;&quot;;[$DataEntry.O909])">
            <text:p/>
          </table:table-cell>
          <table:table-cell table:formula="of:=IF([$DataEntry.P909]=&quot;&quot;;&quot;&quot;;[$DataEntry.P909])">
            <text:p/>
          </table:table-cell>
          <table:table-cell table:number-columns-repeated="48"/>
        </table:table-row>
        <table:table-row table:style-name="ro1">
          <table:table-cell table:formula="of:=IF([$DataEntry.A910]=&quot;&quot;;&quot;&quot;;[$DataEntry.A910])">
            <text:p/>
          </table:table-cell>
          <table:table-cell table:formula="of:=&quot;&quot;">
            <text:p/>
          </table:table-cell>
          <table:table-cell table:formula="of:=IF([$DataEntry.B910]=&quot;&quot;;&quot;&quot;;[$DataEntry.B910])">
            <text:p/>
          </table:table-cell>
          <table:table-cell table:formula="of:=IF([$DataEntry.E910]=&quot;&quot;;&quot;&quot;;[$DataEntry.E910])">
            <text:p/>
          </table:table-cell>
          <table:table-cell table:formula="of:=IF([$DataEntry.F910]=&quot;&quot;;&quot;&quot;;[$DataEntry.F910])">
            <text:p/>
          </table:table-cell>
          <table:table-cell table:formula="of:=IF([$DataEntry.G910]=&quot;&quot;;&quot;&quot;;[$DataEntry.G910])">
            <text:p/>
          </table:table-cell>
          <table:table-cell table:formula="of:=IF([$DataEntry.H910]=&quot;&quot;;&quot;&quot;;[$DataEntry.H910])">
            <text:p/>
          </table:table-cell>
          <table:table-cell table:formula="of:=IF([$DataEntry.I910]=&quot;&quot;;&quot;&quot;;[$DataEntry.I910])">
            <text:p/>
          </table:table-cell>
          <table:table-cell table:formula="of:=IF([$DataEntry.C910]=&quot;&quot;;&quot;&quot;;[$DataEntry.C910])">
            <text:p/>
          </table:table-cell>
          <table:table-cell table:formula="of:=&quot;&quot;">
            <text:p/>
          </table:table-cell>
          <table:table-cell table:formula="of:=IF([$DataEntry.D910]=&quot;&quot;;&quot;&quot;;[$DataEntry.D91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10]=&quot;&quot;;&quot;&quot;;[$DataEntry.N910])">
            <text:p/>
          </table:table-cell>
          <table:table-cell table:formula="of:=IF([$DataEntry.O910]=&quot;&quot;;&quot;&quot;;[$DataEntry.O910])">
            <text:p/>
          </table:table-cell>
          <table:table-cell table:formula="of:=IF([$DataEntry.P910]=&quot;&quot;;&quot;&quot;;[$DataEntry.P910])">
            <text:p/>
          </table:table-cell>
          <table:table-cell table:number-columns-repeated="48"/>
        </table:table-row>
        <table:table-row table:style-name="ro1">
          <table:table-cell table:formula="of:=IF([$DataEntry.A911]=&quot;&quot;;&quot;&quot;;[$DataEntry.A911])">
            <text:p/>
          </table:table-cell>
          <table:table-cell table:formula="of:=&quot;&quot;">
            <text:p/>
          </table:table-cell>
          <table:table-cell table:formula="of:=IF([$DataEntry.B911]=&quot;&quot;;&quot;&quot;;[$DataEntry.B911])">
            <text:p/>
          </table:table-cell>
          <table:table-cell table:formula="of:=IF([$DataEntry.E911]=&quot;&quot;;&quot;&quot;;[$DataEntry.E911])">
            <text:p/>
          </table:table-cell>
          <table:table-cell table:formula="of:=IF([$DataEntry.F911]=&quot;&quot;;&quot;&quot;;[$DataEntry.F911])">
            <text:p/>
          </table:table-cell>
          <table:table-cell table:formula="of:=IF([$DataEntry.G911]=&quot;&quot;;&quot;&quot;;[$DataEntry.G911])">
            <text:p/>
          </table:table-cell>
          <table:table-cell table:formula="of:=IF([$DataEntry.H911]=&quot;&quot;;&quot;&quot;;[$DataEntry.H911])">
            <text:p/>
          </table:table-cell>
          <table:table-cell table:formula="of:=IF([$DataEntry.I911]=&quot;&quot;;&quot;&quot;;[$DataEntry.I911])">
            <text:p/>
          </table:table-cell>
          <table:table-cell table:formula="of:=IF([$DataEntry.C911]=&quot;&quot;;&quot;&quot;;[$DataEntry.C911])">
            <text:p/>
          </table:table-cell>
          <table:table-cell table:formula="of:=&quot;&quot;">
            <text:p/>
          </table:table-cell>
          <table:table-cell table:formula="of:=IF([$DataEntry.D911]=&quot;&quot;;&quot;&quot;;[$DataEntry.D91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11]=&quot;&quot;;&quot;&quot;;[$DataEntry.N911])">
            <text:p/>
          </table:table-cell>
          <table:table-cell table:formula="of:=IF([$DataEntry.O911]=&quot;&quot;;&quot;&quot;;[$DataEntry.O911])">
            <text:p/>
          </table:table-cell>
          <table:table-cell table:formula="of:=IF([$DataEntry.P911]=&quot;&quot;;&quot;&quot;;[$DataEntry.P911])">
            <text:p/>
          </table:table-cell>
          <table:table-cell table:number-columns-repeated="48"/>
        </table:table-row>
        <table:table-row table:style-name="ro1">
          <table:table-cell table:formula="of:=IF([$DataEntry.A912]=&quot;&quot;;&quot;&quot;;[$DataEntry.A912])">
            <text:p/>
          </table:table-cell>
          <table:table-cell table:formula="of:=&quot;&quot;">
            <text:p/>
          </table:table-cell>
          <table:table-cell table:formula="of:=IF([$DataEntry.B912]=&quot;&quot;;&quot;&quot;;[$DataEntry.B912])">
            <text:p/>
          </table:table-cell>
          <table:table-cell table:formula="of:=IF([$DataEntry.E912]=&quot;&quot;;&quot;&quot;;[$DataEntry.E912])">
            <text:p/>
          </table:table-cell>
          <table:table-cell table:formula="of:=IF([$DataEntry.F912]=&quot;&quot;;&quot;&quot;;[$DataEntry.F912])">
            <text:p/>
          </table:table-cell>
          <table:table-cell table:formula="of:=IF([$DataEntry.G912]=&quot;&quot;;&quot;&quot;;[$DataEntry.G912])">
            <text:p/>
          </table:table-cell>
          <table:table-cell table:formula="of:=IF([$DataEntry.H912]=&quot;&quot;;&quot;&quot;;[$DataEntry.H912])">
            <text:p/>
          </table:table-cell>
          <table:table-cell table:formula="of:=IF([$DataEntry.I912]=&quot;&quot;;&quot;&quot;;[$DataEntry.I912])">
            <text:p/>
          </table:table-cell>
          <table:table-cell table:formula="of:=IF([$DataEntry.C912]=&quot;&quot;;&quot;&quot;;[$DataEntry.C912])">
            <text:p/>
          </table:table-cell>
          <table:table-cell table:formula="of:=&quot;&quot;">
            <text:p/>
          </table:table-cell>
          <table:table-cell table:formula="of:=IF([$DataEntry.D912]=&quot;&quot;;&quot;&quot;;[$DataEntry.D91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12]=&quot;&quot;;&quot;&quot;;[$DataEntry.N912])">
            <text:p/>
          </table:table-cell>
          <table:table-cell table:formula="of:=IF([$DataEntry.O912]=&quot;&quot;;&quot;&quot;;[$DataEntry.O912])">
            <text:p/>
          </table:table-cell>
          <table:table-cell table:formula="of:=IF([$DataEntry.P912]=&quot;&quot;;&quot;&quot;;[$DataEntry.P912])">
            <text:p/>
          </table:table-cell>
          <table:table-cell table:number-columns-repeated="48"/>
        </table:table-row>
        <table:table-row table:style-name="ro1">
          <table:table-cell table:formula="of:=IF([$DataEntry.A913]=&quot;&quot;;&quot;&quot;;[$DataEntry.A913])">
            <text:p/>
          </table:table-cell>
          <table:table-cell table:formula="of:=&quot;&quot;">
            <text:p/>
          </table:table-cell>
          <table:table-cell table:formula="of:=IF([$DataEntry.B913]=&quot;&quot;;&quot;&quot;;[$DataEntry.B913])">
            <text:p/>
          </table:table-cell>
          <table:table-cell table:formula="of:=IF([$DataEntry.E913]=&quot;&quot;;&quot;&quot;;[$DataEntry.E913])">
            <text:p/>
          </table:table-cell>
          <table:table-cell table:formula="of:=IF([$DataEntry.F913]=&quot;&quot;;&quot;&quot;;[$DataEntry.F913])">
            <text:p/>
          </table:table-cell>
          <table:table-cell table:formula="of:=IF([$DataEntry.G913]=&quot;&quot;;&quot;&quot;;[$DataEntry.G913])">
            <text:p/>
          </table:table-cell>
          <table:table-cell table:formula="of:=IF([$DataEntry.H913]=&quot;&quot;;&quot;&quot;;[$DataEntry.H913])">
            <text:p/>
          </table:table-cell>
          <table:table-cell table:formula="of:=IF([$DataEntry.I913]=&quot;&quot;;&quot;&quot;;[$DataEntry.I913])">
            <text:p/>
          </table:table-cell>
          <table:table-cell table:formula="of:=IF([$DataEntry.C913]=&quot;&quot;;&quot;&quot;;[$DataEntry.C913])">
            <text:p/>
          </table:table-cell>
          <table:table-cell table:formula="of:=&quot;&quot;">
            <text:p/>
          </table:table-cell>
          <table:table-cell table:formula="of:=IF([$DataEntry.D913]=&quot;&quot;;&quot;&quot;;[$DataEntry.D91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13]=&quot;&quot;;&quot;&quot;;[$DataEntry.N913])">
            <text:p/>
          </table:table-cell>
          <table:table-cell table:formula="of:=IF([$DataEntry.O913]=&quot;&quot;;&quot;&quot;;[$DataEntry.O913])">
            <text:p/>
          </table:table-cell>
          <table:table-cell table:formula="of:=IF([$DataEntry.P913]=&quot;&quot;;&quot;&quot;;[$DataEntry.P913])">
            <text:p/>
          </table:table-cell>
          <table:table-cell table:number-columns-repeated="48"/>
        </table:table-row>
        <table:table-row table:style-name="ro1">
          <table:table-cell table:formula="of:=IF([$DataEntry.A914]=&quot;&quot;;&quot;&quot;;[$DataEntry.A914])">
            <text:p/>
          </table:table-cell>
          <table:table-cell table:formula="of:=&quot;&quot;">
            <text:p/>
          </table:table-cell>
          <table:table-cell table:formula="of:=IF([$DataEntry.B914]=&quot;&quot;;&quot;&quot;;[$DataEntry.B914])">
            <text:p/>
          </table:table-cell>
          <table:table-cell table:formula="of:=IF([$DataEntry.E914]=&quot;&quot;;&quot;&quot;;[$DataEntry.E914])">
            <text:p/>
          </table:table-cell>
          <table:table-cell table:formula="of:=IF([$DataEntry.F914]=&quot;&quot;;&quot;&quot;;[$DataEntry.F914])">
            <text:p/>
          </table:table-cell>
          <table:table-cell table:formula="of:=IF([$DataEntry.G914]=&quot;&quot;;&quot;&quot;;[$DataEntry.G914])">
            <text:p/>
          </table:table-cell>
          <table:table-cell table:formula="of:=IF([$DataEntry.H914]=&quot;&quot;;&quot;&quot;;[$DataEntry.H914])">
            <text:p/>
          </table:table-cell>
          <table:table-cell table:formula="of:=IF([$DataEntry.I914]=&quot;&quot;;&quot;&quot;;[$DataEntry.I914])">
            <text:p/>
          </table:table-cell>
          <table:table-cell table:formula="of:=IF([$DataEntry.C914]=&quot;&quot;;&quot;&quot;;[$DataEntry.C914])">
            <text:p/>
          </table:table-cell>
          <table:table-cell table:formula="of:=&quot;&quot;">
            <text:p/>
          </table:table-cell>
          <table:table-cell table:formula="of:=IF([$DataEntry.D914]=&quot;&quot;;&quot;&quot;;[$DataEntry.D91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14]=&quot;&quot;;&quot;&quot;;[$DataEntry.N914])">
            <text:p/>
          </table:table-cell>
          <table:table-cell table:formula="of:=IF([$DataEntry.O914]=&quot;&quot;;&quot;&quot;;[$DataEntry.O914])">
            <text:p/>
          </table:table-cell>
          <table:table-cell table:formula="of:=IF([$DataEntry.P914]=&quot;&quot;;&quot;&quot;;[$DataEntry.P914])">
            <text:p/>
          </table:table-cell>
          <table:table-cell table:number-columns-repeated="48"/>
        </table:table-row>
        <table:table-row table:style-name="ro1">
          <table:table-cell table:formula="of:=IF([$DataEntry.A915]=&quot;&quot;;&quot;&quot;;[$DataEntry.A915])">
            <text:p/>
          </table:table-cell>
          <table:table-cell table:formula="of:=&quot;&quot;">
            <text:p/>
          </table:table-cell>
          <table:table-cell table:formula="of:=IF([$DataEntry.B915]=&quot;&quot;;&quot;&quot;;[$DataEntry.B915])">
            <text:p/>
          </table:table-cell>
          <table:table-cell table:formula="of:=IF([$DataEntry.E915]=&quot;&quot;;&quot;&quot;;[$DataEntry.E915])">
            <text:p/>
          </table:table-cell>
          <table:table-cell table:formula="of:=IF([$DataEntry.F915]=&quot;&quot;;&quot;&quot;;[$DataEntry.F915])">
            <text:p/>
          </table:table-cell>
          <table:table-cell table:formula="of:=IF([$DataEntry.G915]=&quot;&quot;;&quot;&quot;;[$DataEntry.G915])">
            <text:p/>
          </table:table-cell>
          <table:table-cell table:formula="of:=IF([$DataEntry.H915]=&quot;&quot;;&quot;&quot;;[$DataEntry.H915])">
            <text:p/>
          </table:table-cell>
          <table:table-cell table:formula="of:=IF([$DataEntry.I915]=&quot;&quot;;&quot;&quot;;[$DataEntry.I915])">
            <text:p/>
          </table:table-cell>
          <table:table-cell table:formula="of:=IF([$DataEntry.C915]=&quot;&quot;;&quot;&quot;;[$DataEntry.C915])">
            <text:p/>
          </table:table-cell>
          <table:table-cell table:formula="of:=&quot;&quot;">
            <text:p/>
          </table:table-cell>
          <table:table-cell table:formula="of:=IF([$DataEntry.D915]=&quot;&quot;;&quot;&quot;;[$DataEntry.D91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15]=&quot;&quot;;&quot;&quot;;[$DataEntry.N915])">
            <text:p/>
          </table:table-cell>
          <table:table-cell table:formula="of:=IF([$DataEntry.O915]=&quot;&quot;;&quot;&quot;;[$DataEntry.O915])">
            <text:p/>
          </table:table-cell>
          <table:table-cell table:formula="of:=IF([$DataEntry.P915]=&quot;&quot;;&quot;&quot;;[$DataEntry.P915])">
            <text:p/>
          </table:table-cell>
          <table:table-cell table:number-columns-repeated="48"/>
        </table:table-row>
        <table:table-row table:style-name="ro1">
          <table:table-cell table:formula="of:=IF([$DataEntry.A916]=&quot;&quot;;&quot;&quot;;[$DataEntry.A916])">
            <text:p/>
          </table:table-cell>
          <table:table-cell table:formula="of:=&quot;&quot;">
            <text:p/>
          </table:table-cell>
          <table:table-cell table:formula="of:=IF([$DataEntry.B916]=&quot;&quot;;&quot;&quot;;[$DataEntry.B916])">
            <text:p/>
          </table:table-cell>
          <table:table-cell table:formula="of:=IF([$DataEntry.E916]=&quot;&quot;;&quot;&quot;;[$DataEntry.E916])">
            <text:p/>
          </table:table-cell>
          <table:table-cell table:formula="of:=IF([$DataEntry.F916]=&quot;&quot;;&quot;&quot;;[$DataEntry.F916])">
            <text:p/>
          </table:table-cell>
          <table:table-cell table:formula="of:=IF([$DataEntry.G916]=&quot;&quot;;&quot;&quot;;[$DataEntry.G916])">
            <text:p/>
          </table:table-cell>
          <table:table-cell table:formula="of:=IF([$DataEntry.H916]=&quot;&quot;;&quot;&quot;;[$DataEntry.H916])">
            <text:p/>
          </table:table-cell>
          <table:table-cell table:formula="of:=IF([$DataEntry.I916]=&quot;&quot;;&quot;&quot;;[$DataEntry.I916])">
            <text:p/>
          </table:table-cell>
          <table:table-cell table:formula="of:=IF([$DataEntry.C916]=&quot;&quot;;&quot;&quot;;[$DataEntry.C916])">
            <text:p/>
          </table:table-cell>
          <table:table-cell table:formula="of:=&quot;&quot;">
            <text:p/>
          </table:table-cell>
          <table:table-cell table:formula="of:=IF([$DataEntry.D916]=&quot;&quot;;&quot;&quot;;[$DataEntry.D91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16]=&quot;&quot;;&quot;&quot;;[$DataEntry.N916])">
            <text:p/>
          </table:table-cell>
          <table:table-cell table:formula="of:=IF([$DataEntry.O916]=&quot;&quot;;&quot;&quot;;[$DataEntry.O916])">
            <text:p/>
          </table:table-cell>
          <table:table-cell table:formula="of:=IF([$DataEntry.P916]=&quot;&quot;;&quot;&quot;;[$DataEntry.P916])">
            <text:p/>
          </table:table-cell>
          <table:table-cell table:number-columns-repeated="48"/>
        </table:table-row>
        <table:table-row table:style-name="ro1">
          <table:table-cell table:formula="of:=IF([$DataEntry.A917]=&quot;&quot;;&quot;&quot;;[$DataEntry.A917])">
            <text:p/>
          </table:table-cell>
          <table:table-cell table:formula="of:=&quot;&quot;">
            <text:p/>
          </table:table-cell>
          <table:table-cell table:formula="of:=IF([$DataEntry.B917]=&quot;&quot;;&quot;&quot;;[$DataEntry.B917])">
            <text:p/>
          </table:table-cell>
          <table:table-cell table:formula="of:=IF([$DataEntry.E917]=&quot;&quot;;&quot;&quot;;[$DataEntry.E917])">
            <text:p/>
          </table:table-cell>
          <table:table-cell table:formula="of:=IF([$DataEntry.F917]=&quot;&quot;;&quot;&quot;;[$DataEntry.F917])">
            <text:p/>
          </table:table-cell>
          <table:table-cell table:formula="of:=IF([$DataEntry.G917]=&quot;&quot;;&quot;&quot;;[$DataEntry.G917])">
            <text:p/>
          </table:table-cell>
          <table:table-cell table:formula="of:=IF([$DataEntry.H917]=&quot;&quot;;&quot;&quot;;[$DataEntry.H917])">
            <text:p/>
          </table:table-cell>
          <table:table-cell table:formula="of:=IF([$DataEntry.I917]=&quot;&quot;;&quot;&quot;;[$DataEntry.I917])">
            <text:p/>
          </table:table-cell>
          <table:table-cell table:formula="of:=IF([$DataEntry.C917]=&quot;&quot;;&quot;&quot;;[$DataEntry.C917])">
            <text:p/>
          </table:table-cell>
          <table:table-cell table:formula="of:=&quot;&quot;">
            <text:p/>
          </table:table-cell>
          <table:table-cell table:formula="of:=IF([$DataEntry.D917]=&quot;&quot;;&quot;&quot;;[$DataEntry.D91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17]=&quot;&quot;;&quot;&quot;;[$DataEntry.N917])">
            <text:p/>
          </table:table-cell>
          <table:table-cell table:formula="of:=IF([$DataEntry.O917]=&quot;&quot;;&quot;&quot;;[$DataEntry.O917])">
            <text:p/>
          </table:table-cell>
          <table:table-cell table:formula="of:=IF([$DataEntry.P917]=&quot;&quot;;&quot;&quot;;[$DataEntry.P917])">
            <text:p/>
          </table:table-cell>
          <table:table-cell table:number-columns-repeated="48"/>
        </table:table-row>
        <table:table-row table:style-name="ro1">
          <table:table-cell table:formula="of:=IF([$DataEntry.A918]=&quot;&quot;;&quot;&quot;;[$DataEntry.A918])">
            <text:p/>
          </table:table-cell>
          <table:table-cell table:formula="of:=&quot;&quot;">
            <text:p/>
          </table:table-cell>
          <table:table-cell table:formula="of:=IF([$DataEntry.B918]=&quot;&quot;;&quot;&quot;;[$DataEntry.B918])">
            <text:p/>
          </table:table-cell>
          <table:table-cell table:formula="of:=IF([$DataEntry.E918]=&quot;&quot;;&quot;&quot;;[$DataEntry.E918])">
            <text:p/>
          </table:table-cell>
          <table:table-cell table:formula="of:=IF([$DataEntry.F918]=&quot;&quot;;&quot;&quot;;[$DataEntry.F918])">
            <text:p/>
          </table:table-cell>
          <table:table-cell table:formula="of:=IF([$DataEntry.G918]=&quot;&quot;;&quot;&quot;;[$DataEntry.G918])">
            <text:p/>
          </table:table-cell>
          <table:table-cell table:formula="of:=IF([$DataEntry.H918]=&quot;&quot;;&quot;&quot;;[$DataEntry.H918])">
            <text:p/>
          </table:table-cell>
          <table:table-cell table:formula="of:=IF([$DataEntry.I918]=&quot;&quot;;&quot;&quot;;[$DataEntry.I918])">
            <text:p/>
          </table:table-cell>
          <table:table-cell table:formula="of:=IF([$DataEntry.C918]=&quot;&quot;;&quot;&quot;;[$DataEntry.C918])">
            <text:p/>
          </table:table-cell>
          <table:table-cell table:formula="of:=&quot;&quot;">
            <text:p/>
          </table:table-cell>
          <table:table-cell table:formula="of:=IF([$DataEntry.D918]=&quot;&quot;;&quot;&quot;;[$DataEntry.D91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18]=&quot;&quot;;&quot;&quot;;[$DataEntry.N918])">
            <text:p/>
          </table:table-cell>
          <table:table-cell table:formula="of:=IF([$DataEntry.O918]=&quot;&quot;;&quot;&quot;;[$DataEntry.O918])">
            <text:p/>
          </table:table-cell>
          <table:table-cell table:formula="of:=IF([$DataEntry.P918]=&quot;&quot;;&quot;&quot;;[$DataEntry.P918])">
            <text:p/>
          </table:table-cell>
          <table:table-cell table:number-columns-repeated="48"/>
        </table:table-row>
        <table:table-row table:style-name="ro1">
          <table:table-cell table:formula="of:=IF([$DataEntry.A919]=&quot;&quot;;&quot;&quot;;[$DataEntry.A919])">
            <text:p/>
          </table:table-cell>
          <table:table-cell table:formula="of:=&quot;&quot;">
            <text:p/>
          </table:table-cell>
          <table:table-cell table:formula="of:=IF([$DataEntry.B919]=&quot;&quot;;&quot;&quot;;[$DataEntry.B919])">
            <text:p/>
          </table:table-cell>
          <table:table-cell table:formula="of:=IF([$DataEntry.E919]=&quot;&quot;;&quot;&quot;;[$DataEntry.E919])">
            <text:p/>
          </table:table-cell>
          <table:table-cell table:formula="of:=IF([$DataEntry.F919]=&quot;&quot;;&quot;&quot;;[$DataEntry.F919])">
            <text:p/>
          </table:table-cell>
          <table:table-cell table:formula="of:=IF([$DataEntry.G919]=&quot;&quot;;&quot;&quot;;[$DataEntry.G919])">
            <text:p/>
          </table:table-cell>
          <table:table-cell table:formula="of:=IF([$DataEntry.H919]=&quot;&quot;;&quot;&quot;;[$DataEntry.H919])">
            <text:p/>
          </table:table-cell>
          <table:table-cell table:formula="of:=IF([$DataEntry.I919]=&quot;&quot;;&quot;&quot;;[$DataEntry.I919])">
            <text:p/>
          </table:table-cell>
          <table:table-cell table:formula="of:=IF([$DataEntry.C919]=&quot;&quot;;&quot;&quot;;[$DataEntry.C919])">
            <text:p/>
          </table:table-cell>
          <table:table-cell table:formula="of:=&quot;&quot;">
            <text:p/>
          </table:table-cell>
          <table:table-cell table:formula="of:=IF([$DataEntry.D919]=&quot;&quot;;&quot;&quot;;[$DataEntry.D91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19]=&quot;&quot;;&quot;&quot;;[$DataEntry.N919])">
            <text:p/>
          </table:table-cell>
          <table:table-cell table:formula="of:=IF([$DataEntry.O919]=&quot;&quot;;&quot;&quot;;[$DataEntry.O919])">
            <text:p/>
          </table:table-cell>
          <table:table-cell table:formula="of:=IF([$DataEntry.P919]=&quot;&quot;;&quot;&quot;;[$DataEntry.P919])">
            <text:p/>
          </table:table-cell>
          <table:table-cell table:number-columns-repeated="48"/>
        </table:table-row>
        <table:table-row table:style-name="ro1">
          <table:table-cell table:formula="of:=IF([$DataEntry.A920]=&quot;&quot;;&quot;&quot;;[$DataEntry.A920])">
            <text:p/>
          </table:table-cell>
          <table:table-cell table:formula="of:=&quot;&quot;">
            <text:p/>
          </table:table-cell>
          <table:table-cell table:formula="of:=IF([$DataEntry.B920]=&quot;&quot;;&quot;&quot;;[$DataEntry.B920])">
            <text:p/>
          </table:table-cell>
          <table:table-cell table:formula="of:=IF([$DataEntry.E920]=&quot;&quot;;&quot;&quot;;[$DataEntry.E920])">
            <text:p/>
          </table:table-cell>
          <table:table-cell table:formula="of:=IF([$DataEntry.F920]=&quot;&quot;;&quot;&quot;;[$DataEntry.F920])">
            <text:p/>
          </table:table-cell>
          <table:table-cell table:formula="of:=IF([$DataEntry.G920]=&quot;&quot;;&quot;&quot;;[$DataEntry.G920])">
            <text:p/>
          </table:table-cell>
          <table:table-cell table:formula="of:=IF([$DataEntry.H920]=&quot;&quot;;&quot;&quot;;[$DataEntry.H920])">
            <text:p/>
          </table:table-cell>
          <table:table-cell table:formula="of:=IF([$DataEntry.I920]=&quot;&quot;;&quot;&quot;;[$DataEntry.I920])">
            <text:p/>
          </table:table-cell>
          <table:table-cell table:formula="of:=IF([$DataEntry.C920]=&quot;&quot;;&quot;&quot;;[$DataEntry.C920])">
            <text:p/>
          </table:table-cell>
          <table:table-cell table:formula="of:=&quot;&quot;">
            <text:p/>
          </table:table-cell>
          <table:table-cell table:formula="of:=IF([$DataEntry.D920]=&quot;&quot;;&quot;&quot;;[$DataEntry.D92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20]=&quot;&quot;;&quot;&quot;;[$DataEntry.N920])">
            <text:p/>
          </table:table-cell>
          <table:table-cell table:formula="of:=IF([$DataEntry.O920]=&quot;&quot;;&quot;&quot;;[$DataEntry.O920])">
            <text:p/>
          </table:table-cell>
          <table:table-cell table:formula="of:=IF([$DataEntry.P920]=&quot;&quot;;&quot;&quot;;[$DataEntry.P920])">
            <text:p/>
          </table:table-cell>
          <table:table-cell table:number-columns-repeated="48"/>
        </table:table-row>
        <table:table-row table:style-name="ro1">
          <table:table-cell table:formula="of:=IF([$DataEntry.A921]=&quot;&quot;;&quot;&quot;;[$DataEntry.A921])">
            <text:p/>
          </table:table-cell>
          <table:table-cell table:formula="of:=&quot;&quot;">
            <text:p/>
          </table:table-cell>
          <table:table-cell table:formula="of:=IF([$DataEntry.B921]=&quot;&quot;;&quot;&quot;;[$DataEntry.B921])">
            <text:p/>
          </table:table-cell>
          <table:table-cell table:formula="of:=IF([$DataEntry.E921]=&quot;&quot;;&quot;&quot;;[$DataEntry.E921])">
            <text:p/>
          </table:table-cell>
          <table:table-cell table:formula="of:=IF([$DataEntry.F921]=&quot;&quot;;&quot;&quot;;[$DataEntry.F921])">
            <text:p/>
          </table:table-cell>
          <table:table-cell table:formula="of:=IF([$DataEntry.G921]=&quot;&quot;;&quot;&quot;;[$DataEntry.G921])">
            <text:p/>
          </table:table-cell>
          <table:table-cell table:formula="of:=IF([$DataEntry.H921]=&quot;&quot;;&quot;&quot;;[$DataEntry.H921])">
            <text:p/>
          </table:table-cell>
          <table:table-cell table:formula="of:=IF([$DataEntry.I921]=&quot;&quot;;&quot;&quot;;[$DataEntry.I921])">
            <text:p/>
          </table:table-cell>
          <table:table-cell table:formula="of:=IF([$DataEntry.C921]=&quot;&quot;;&quot;&quot;;[$DataEntry.C921])">
            <text:p/>
          </table:table-cell>
          <table:table-cell table:formula="of:=&quot;&quot;">
            <text:p/>
          </table:table-cell>
          <table:table-cell table:formula="of:=IF([$DataEntry.D921]=&quot;&quot;;&quot;&quot;;[$DataEntry.D92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21]=&quot;&quot;;&quot;&quot;;[$DataEntry.N921])">
            <text:p/>
          </table:table-cell>
          <table:table-cell table:formula="of:=IF([$DataEntry.O921]=&quot;&quot;;&quot;&quot;;[$DataEntry.O921])">
            <text:p/>
          </table:table-cell>
          <table:table-cell table:formula="of:=IF([$DataEntry.P921]=&quot;&quot;;&quot;&quot;;[$DataEntry.P921])">
            <text:p/>
          </table:table-cell>
          <table:table-cell table:number-columns-repeated="48"/>
        </table:table-row>
        <table:table-row table:style-name="ro1">
          <table:table-cell table:formula="of:=IF([$DataEntry.A922]=&quot;&quot;;&quot;&quot;;[$DataEntry.A922])">
            <text:p/>
          </table:table-cell>
          <table:table-cell table:formula="of:=&quot;&quot;">
            <text:p/>
          </table:table-cell>
          <table:table-cell table:formula="of:=IF([$DataEntry.B922]=&quot;&quot;;&quot;&quot;;[$DataEntry.B922])">
            <text:p/>
          </table:table-cell>
          <table:table-cell table:formula="of:=IF([$DataEntry.E922]=&quot;&quot;;&quot;&quot;;[$DataEntry.E922])">
            <text:p/>
          </table:table-cell>
          <table:table-cell table:formula="of:=IF([$DataEntry.F922]=&quot;&quot;;&quot;&quot;;[$DataEntry.F922])">
            <text:p/>
          </table:table-cell>
          <table:table-cell table:formula="of:=IF([$DataEntry.G922]=&quot;&quot;;&quot;&quot;;[$DataEntry.G922])">
            <text:p/>
          </table:table-cell>
          <table:table-cell table:formula="of:=IF([$DataEntry.H922]=&quot;&quot;;&quot;&quot;;[$DataEntry.H922])">
            <text:p/>
          </table:table-cell>
          <table:table-cell table:formula="of:=IF([$DataEntry.I922]=&quot;&quot;;&quot;&quot;;[$DataEntry.I922])">
            <text:p/>
          </table:table-cell>
          <table:table-cell table:formula="of:=IF([$DataEntry.C922]=&quot;&quot;;&quot;&quot;;[$DataEntry.C922])">
            <text:p/>
          </table:table-cell>
          <table:table-cell table:formula="of:=&quot;&quot;">
            <text:p/>
          </table:table-cell>
          <table:table-cell table:formula="of:=IF([$DataEntry.D922]=&quot;&quot;;&quot;&quot;;[$DataEntry.D92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22]=&quot;&quot;;&quot;&quot;;[$DataEntry.N922])">
            <text:p/>
          </table:table-cell>
          <table:table-cell table:formula="of:=IF([$DataEntry.O922]=&quot;&quot;;&quot;&quot;;[$DataEntry.O922])">
            <text:p/>
          </table:table-cell>
          <table:table-cell table:formula="of:=IF([$DataEntry.P922]=&quot;&quot;;&quot;&quot;;[$DataEntry.P922])">
            <text:p/>
          </table:table-cell>
          <table:table-cell table:number-columns-repeated="48"/>
        </table:table-row>
        <table:table-row table:style-name="ro1">
          <table:table-cell table:formula="of:=IF([$DataEntry.A923]=&quot;&quot;;&quot;&quot;;[$DataEntry.A923])">
            <text:p/>
          </table:table-cell>
          <table:table-cell table:formula="of:=&quot;&quot;">
            <text:p/>
          </table:table-cell>
          <table:table-cell table:formula="of:=IF([$DataEntry.B923]=&quot;&quot;;&quot;&quot;;[$DataEntry.B923])">
            <text:p/>
          </table:table-cell>
          <table:table-cell table:formula="of:=IF([$DataEntry.E923]=&quot;&quot;;&quot;&quot;;[$DataEntry.E923])">
            <text:p/>
          </table:table-cell>
          <table:table-cell table:formula="of:=IF([$DataEntry.F923]=&quot;&quot;;&quot;&quot;;[$DataEntry.F923])">
            <text:p/>
          </table:table-cell>
          <table:table-cell table:formula="of:=IF([$DataEntry.G923]=&quot;&quot;;&quot;&quot;;[$DataEntry.G923])">
            <text:p/>
          </table:table-cell>
          <table:table-cell table:formula="of:=IF([$DataEntry.H923]=&quot;&quot;;&quot;&quot;;[$DataEntry.H923])">
            <text:p/>
          </table:table-cell>
          <table:table-cell table:formula="of:=IF([$DataEntry.I923]=&quot;&quot;;&quot;&quot;;[$DataEntry.I923])">
            <text:p/>
          </table:table-cell>
          <table:table-cell table:formula="of:=IF([$DataEntry.C923]=&quot;&quot;;&quot;&quot;;[$DataEntry.C923])">
            <text:p/>
          </table:table-cell>
          <table:table-cell table:formula="of:=&quot;&quot;">
            <text:p/>
          </table:table-cell>
          <table:table-cell table:formula="of:=IF([$DataEntry.D923]=&quot;&quot;;&quot;&quot;;[$DataEntry.D92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23]=&quot;&quot;;&quot;&quot;;[$DataEntry.N923])">
            <text:p/>
          </table:table-cell>
          <table:table-cell table:formula="of:=IF([$DataEntry.O923]=&quot;&quot;;&quot;&quot;;[$DataEntry.O923])">
            <text:p/>
          </table:table-cell>
          <table:table-cell table:formula="of:=IF([$DataEntry.P923]=&quot;&quot;;&quot;&quot;;[$DataEntry.P923])">
            <text:p/>
          </table:table-cell>
          <table:table-cell table:number-columns-repeated="48"/>
        </table:table-row>
        <table:table-row table:style-name="ro1">
          <table:table-cell table:formula="of:=IF([$DataEntry.A924]=&quot;&quot;;&quot;&quot;;[$DataEntry.A924])">
            <text:p/>
          </table:table-cell>
          <table:table-cell table:formula="of:=&quot;&quot;">
            <text:p/>
          </table:table-cell>
          <table:table-cell table:formula="of:=IF([$DataEntry.B924]=&quot;&quot;;&quot;&quot;;[$DataEntry.B924])">
            <text:p/>
          </table:table-cell>
          <table:table-cell table:formula="of:=IF([$DataEntry.E924]=&quot;&quot;;&quot;&quot;;[$DataEntry.E924])">
            <text:p/>
          </table:table-cell>
          <table:table-cell table:formula="of:=IF([$DataEntry.F924]=&quot;&quot;;&quot;&quot;;[$DataEntry.F924])">
            <text:p/>
          </table:table-cell>
          <table:table-cell table:formula="of:=IF([$DataEntry.G924]=&quot;&quot;;&quot;&quot;;[$DataEntry.G924])">
            <text:p/>
          </table:table-cell>
          <table:table-cell table:formula="of:=IF([$DataEntry.H924]=&quot;&quot;;&quot;&quot;;[$DataEntry.H924])">
            <text:p/>
          </table:table-cell>
          <table:table-cell table:formula="of:=IF([$DataEntry.I924]=&quot;&quot;;&quot;&quot;;[$DataEntry.I924])">
            <text:p/>
          </table:table-cell>
          <table:table-cell table:formula="of:=IF([$DataEntry.C924]=&quot;&quot;;&quot;&quot;;[$DataEntry.C924])">
            <text:p/>
          </table:table-cell>
          <table:table-cell table:formula="of:=&quot;&quot;">
            <text:p/>
          </table:table-cell>
          <table:table-cell table:formula="of:=IF([$DataEntry.D924]=&quot;&quot;;&quot;&quot;;[$DataEntry.D92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24]=&quot;&quot;;&quot;&quot;;[$DataEntry.N924])">
            <text:p/>
          </table:table-cell>
          <table:table-cell table:formula="of:=IF([$DataEntry.O924]=&quot;&quot;;&quot;&quot;;[$DataEntry.O924])">
            <text:p/>
          </table:table-cell>
          <table:table-cell table:formula="of:=IF([$DataEntry.P924]=&quot;&quot;;&quot;&quot;;[$DataEntry.P924])">
            <text:p/>
          </table:table-cell>
          <table:table-cell table:number-columns-repeated="48"/>
        </table:table-row>
        <table:table-row table:style-name="ro1">
          <table:table-cell table:formula="of:=IF([$DataEntry.A925]=&quot;&quot;;&quot;&quot;;[$DataEntry.A925])">
            <text:p/>
          </table:table-cell>
          <table:table-cell table:formula="of:=&quot;&quot;">
            <text:p/>
          </table:table-cell>
          <table:table-cell table:formula="of:=IF([$DataEntry.B925]=&quot;&quot;;&quot;&quot;;[$DataEntry.B925])">
            <text:p/>
          </table:table-cell>
          <table:table-cell table:formula="of:=IF([$DataEntry.E925]=&quot;&quot;;&quot;&quot;;[$DataEntry.E925])">
            <text:p/>
          </table:table-cell>
          <table:table-cell table:formula="of:=IF([$DataEntry.F925]=&quot;&quot;;&quot;&quot;;[$DataEntry.F925])">
            <text:p/>
          </table:table-cell>
          <table:table-cell table:formula="of:=IF([$DataEntry.G925]=&quot;&quot;;&quot;&quot;;[$DataEntry.G925])">
            <text:p/>
          </table:table-cell>
          <table:table-cell table:formula="of:=IF([$DataEntry.H925]=&quot;&quot;;&quot;&quot;;[$DataEntry.H925])">
            <text:p/>
          </table:table-cell>
          <table:table-cell table:formula="of:=IF([$DataEntry.I925]=&quot;&quot;;&quot;&quot;;[$DataEntry.I925])">
            <text:p/>
          </table:table-cell>
          <table:table-cell table:formula="of:=IF([$DataEntry.C925]=&quot;&quot;;&quot;&quot;;[$DataEntry.C925])">
            <text:p/>
          </table:table-cell>
          <table:table-cell table:formula="of:=&quot;&quot;">
            <text:p/>
          </table:table-cell>
          <table:table-cell table:formula="of:=IF([$DataEntry.D925]=&quot;&quot;;&quot;&quot;;[$DataEntry.D92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25]=&quot;&quot;;&quot;&quot;;[$DataEntry.N925])">
            <text:p/>
          </table:table-cell>
          <table:table-cell table:formula="of:=IF([$DataEntry.O925]=&quot;&quot;;&quot;&quot;;[$DataEntry.O925])">
            <text:p/>
          </table:table-cell>
          <table:table-cell table:formula="of:=IF([$DataEntry.P925]=&quot;&quot;;&quot;&quot;;[$DataEntry.P925])">
            <text:p/>
          </table:table-cell>
          <table:table-cell table:number-columns-repeated="48"/>
        </table:table-row>
        <table:table-row table:style-name="ro1">
          <table:table-cell table:formula="of:=IF([$DataEntry.A926]=&quot;&quot;;&quot;&quot;;[$DataEntry.A926])">
            <text:p/>
          </table:table-cell>
          <table:table-cell table:formula="of:=&quot;&quot;">
            <text:p/>
          </table:table-cell>
          <table:table-cell table:formula="of:=IF([$DataEntry.B926]=&quot;&quot;;&quot;&quot;;[$DataEntry.B926])">
            <text:p/>
          </table:table-cell>
          <table:table-cell table:formula="of:=IF([$DataEntry.E926]=&quot;&quot;;&quot;&quot;;[$DataEntry.E926])">
            <text:p/>
          </table:table-cell>
          <table:table-cell table:formula="of:=IF([$DataEntry.F926]=&quot;&quot;;&quot;&quot;;[$DataEntry.F926])">
            <text:p/>
          </table:table-cell>
          <table:table-cell table:formula="of:=IF([$DataEntry.G926]=&quot;&quot;;&quot;&quot;;[$DataEntry.G926])">
            <text:p/>
          </table:table-cell>
          <table:table-cell table:formula="of:=IF([$DataEntry.H926]=&quot;&quot;;&quot;&quot;;[$DataEntry.H926])">
            <text:p/>
          </table:table-cell>
          <table:table-cell table:formula="of:=IF([$DataEntry.I926]=&quot;&quot;;&quot;&quot;;[$DataEntry.I926])">
            <text:p/>
          </table:table-cell>
          <table:table-cell table:formula="of:=IF([$DataEntry.C926]=&quot;&quot;;&quot;&quot;;[$DataEntry.C926])">
            <text:p/>
          </table:table-cell>
          <table:table-cell table:formula="of:=&quot;&quot;">
            <text:p/>
          </table:table-cell>
          <table:table-cell table:formula="of:=IF([$DataEntry.D926]=&quot;&quot;;&quot;&quot;;[$DataEntry.D92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26]=&quot;&quot;;&quot;&quot;;[$DataEntry.N926])">
            <text:p/>
          </table:table-cell>
          <table:table-cell table:formula="of:=IF([$DataEntry.O926]=&quot;&quot;;&quot;&quot;;[$DataEntry.O926])">
            <text:p/>
          </table:table-cell>
          <table:table-cell table:formula="of:=IF([$DataEntry.P926]=&quot;&quot;;&quot;&quot;;[$DataEntry.P926])">
            <text:p/>
          </table:table-cell>
          <table:table-cell table:number-columns-repeated="48"/>
        </table:table-row>
        <table:table-row table:style-name="ro1">
          <table:table-cell table:formula="of:=IF([$DataEntry.A927]=&quot;&quot;;&quot;&quot;;[$DataEntry.A927])">
            <text:p/>
          </table:table-cell>
          <table:table-cell table:formula="of:=&quot;&quot;">
            <text:p/>
          </table:table-cell>
          <table:table-cell table:formula="of:=IF([$DataEntry.B927]=&quot;&quot;;&quot;&quot;;[$DataEntry.B927])">
            <text:p/>
          </table:table-cell>
          <table:table-cell table:formula="of:=IF([$DataEntry.E927]=&quot;&quot;;&quot;&quot;;[$DataEntry.E927])">
            <text:p/>
          </table:table-cell>
          <table:table-cell table:formula="of:=IF([$DataEntry.F927]=&quot;&quot;;&quot;&quot;;[$DataEntry.F927])">
            <text:p/>
          </table:table-cell>
          <table:table-cell table:formula="of:=IF([$DataEntry.G927]=&quot;&quot;;&quot;&quot;;[$DataEntry.G927])">
            <text:p/>
          </table:table-cell>
          <table:table-cell table:formula="of:=IF([$DataEntry.H927]=&quot;&quot;;&quot;&quot;;[$DataEntry.H927])">
            <text:p/>
          </table:table-cell>
          <table:table-cell table:formula="of:=IF([$DataEntry.I927]=&quot;&quot;;&quot;&quot;;[$DataEntry.I927])">
            <text:p/>
          </table:table-cell>
          <table:table-cell table:formula="of:=IF([$DataEntry.C927]=&quot;&quot;;&quot;&quot;;[$DataEntry.C927])">
            <text:p/>
          </table:table-cell>
          <table:table-cell table:formula="of:=&quot;&quot;">
            <text:p/>
          </table:table-cell>
          <table:table-cell table:formula="of:=IF([$DataEntry.D927]=&quot;&quot;;&quot;&quot;;[$DataEntry.D92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27]=&quot;&quot;;&quot;&quot;;[$DataEntry.N927])">
            <text:p/>
          </table:table-cell>
          <table:table-cell table:formula="of:=IF([$DataEntry.O927]=&quot;&quot;;&quot;&quot;;[$DataEntry.O927])">
            <text:p/>
          </table:table-cell>
          <table:table-cell table:formula="of:=IF([$DataEntry.P927]=&quot;&quot;;&quot;&quot;;[$DataEntry.P927])">
            <text:p/>
          </table:table-cell>
          <table:table-cell table:number-columns-repeated="48"/>
        </table:table-row>
        <table:table-row table:style-name="ro1">
          <table:table-cell table:formula="of:=IF([$DataEntry.A928]=&quot;&quot;;&quot;&quot;;[$DataEntry.A928])">
            <text:p/>
          </table:table-cell>
          <table:table-cell table:formula="of:=&quot;&quot;">
            <text:p/>
          </table:table-cell>
          <table:table-cell table:formula="of:=IF([$DataEntry.B928]=&quot;&quot;;&quot;&quot;;[$DataEntry.B928])">
            <text:p/>
          </table:table-cell>
          <table:table-cell table:formula="of:=IF([$DataEntry.E928]=&quot;&quot;;&quot;&quot;;[$DataEntry.E928])">
            <text:p/>
          </table:table-cell>
          <table:table-cell table:formula="of:=IF([$DataEntry.F928]=&quot;&quot;;&quot;&quot;;[$DataEntry.F928])">
            <text:p/>
          </table:table-cell>
          <table:table-cell table:formula="of:=IF([$DataEntry.G928]=&quot;&quot;;&quot;&quot;;[$DataEntry.G928])">
            <text:p/>
          </table:table-cell>
          <table:table-cell table:formula="of:=IF([$DataEntry.H928]=&quot;&quot;;&quot;&quot;;[$DataEntry.H928])">
            <text:p/>
          </table:table-cell>
          <table:table-cell table:formula="of:=IF([$DataEntry.I928]=&quot;&quot;;&quot;&quot;;[$DataEntry.I928])">
            <text:p/>
          </table:table-cell>
          <table:table-cell table:formula="of:=IF([$DataEntry.C928]=&quot;&quot;;&quot;&quot;;[$DataEntry.C928])">
            <text:p/>
          </table:table-cell>
          <table:table-cell table:formula="of:=&quot;&quot;">
            <text:p/>
          </table:table-cell>
          <table:table-cell table:formula="of:=IF([$DataEntry.D928]=&quot;&quot;;&quot;&quot;;[$DataEntry.D92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28]=&quot;&quot;;&quot;&quot;;[$DataEntry.N928])">
            <text:p/>
          </table:table-cell>
          <table:table-cell table:formula="of:=IF([$DataEntry.O928]=&quot;&quot;;&quot;&quot;;[$DataEntry.O928])">
            <text:p/>
          </table:table-cell>
          <table:table-cell table:formula="of:=IF([$DataEntry.P928]=&quot;&quot;;&quot;&quot;;[$DataEntry.P928])">
            <text:p/>
          </table:table-cell>
          <table:table-cell table:number-columns-repeated="48"/>
        </table:table-row>
        <table:table-row table:style-name="ro1">
          <table:table-cell table:formula="of:=IF([$DataEntry.A929]=&quot;&quot;;&quot;&quot;;[$DataEntry.A929])">
            <text:p/>
          </table:table-cell>
          <table:table-cell table:formula="of:=&quot;&quot;">
            <text:p/>
          </table:table-cell>
          <table:table-cell table:formula="of:=IF([$DataEntry.B929]=&quot;&quot;;&quot;&quot;;[$DataEntry.B929])">
            <text:p/>
          </table:table-cell>
          <table:table-cell table:formula="of:=IF([$DataEntry.E929]=&quot;&quot;;&quot;&quot;;[$DataEntry.E929])">
            <text:p/>
          </table:table-cell>
          <table:table-cell table:formula="of:=IF([$DataEntry.F929]=&quot;&quot;;&quot;&quot;;[$DataEntry.F929])">
            <text:p/>
          </table:table-cell>
          <table:table-cell table:formula="of:=IF([$DataEntry.G929]=&quot;&quot;;&quot;&quot;;[$DataEntry.G929])">
            <text:p/>
          </table:table-cell>
          <table:table-cell table:formula="of:=IF([$DataEntry.H929]=&quot;&quot;;&quot;&quot;;[$DataEntry.H929])">
            <text:p/>
          </table:table-cell>
          <table:table-cell table:formula="of:=IF([$DataEntry.I929]=&quot;&quot;;&quot;&quot;;[$DataEntry.I929])">
            <text:p/>
          </table:table-cell>
          <table:table-cell table:formula="of:=IF([$DataEntry.C929]=&quot;&quot;;&quot;&quot;;[$DataEntry.C929])">
            <text:p/>
          </table:table-cell>
          <table:table-cell table:formula="of:=&quot;&quot;">
            <text:p/>
          </table:table-cell>
          <table:table-cell table:formula="of:=IF([$DataEntry.D929]=&quot;&quot;;&quot;&quot;;[$DataEntry.D92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29]=&quot;&quot;;&quot;&quot;;[$DataEntry.N929])">
            <text:p/>
          </table:table-cell>
          <table:table-cell table:formula="of:=IF([$DataEntry.O929]=&quot;&quot;;&quot;&quot;;[$DataEntry.O929])">
            <text:p/>
          </table:table-cell>
          <table:table-cell table:formula="of:=IF([$DataEntry.P929]=&quot;&quot;;&quot;&quot;;[$DataEntry.P929])">
            <text:p/>
          </table:table-cell>
          <table:table-cell table:number-columns-repeated="48"/>
        </table:table-row>
        <table:table-row table:style-name="ro1">
          <table:table-cell table:formula="of:=IF([$DataEntry.A930]=&quot;&quot;;&quot;&quot;;[$DataEntry.A930])">
            <text:p/>
          </table:table-cell>
          <table:table-cell table:formula="of:=&quot;&quot;">
            <text:p/>
          </table:table-cell>
          <table:table-cell table:formula="of:=IF([$DataEntry.B930]=&quot;&quot;;&quot;&quot;;[$DataEntry.B930])">
            <text:p/>
          </table:table-cell>
          <table:table-cell table:formula="of:=IF([$DataEntry.E930]=&quot;&quot;;&quot;&quot;;[$DataEntry.E930])">
            <text:p/>
          </table:table-cell>
          <table:table-cell table:formula="of:=IF([$DataEntry.F930]=&quot;&quot;;&quot;&quot;;[$DataEntry.F930])">
            <text:p/>
          </table:table-cell>
          <table:table-cell table:formula="of:=IF([$DataEntry.G930]=&quot;&quot;;&quot;&quot;;[$DataEntry.G930])">
            <text:p/>
          </table:table-cell>
          <table:table-cell table:formula="of:=IF([$DataEntry.H930]=&quot;&quot;;&quot;&quot;;[$DataEntry.H930])">
            <text:p/>
          </table:table-cell>
          <table:table-cell table:formula="of:=IF([$DataEntry.I930]=&quot;&quot;;&quot;&quot;;[$DataEntry.I930])">
            <text:p/>
          </table:table-cell>
          <table:table-cell table:formula="of:=IF([$DataEntry.C930]=&quot;&quot;;&quot;&quot;;[$DataEntry.C930])">
            <text:p/>
          </table:table-cell>
          <table:table-cell table:formula="of:=&quot;&quot;">
            <text:p/>
          </table:table-cell>
          <table:table-cell table:formula="of:=IF([$DataEntry.D930]=&quot;&quot;;&quot;&quot;;[$DataEntry.D93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30]=&quot;&quot;;&quot;&quot;;[$DataEntry.N930])">
            <text:p/>
          </table:table-cell>
          <table:table-cell table:formula="of:=IF([$DataEntry.O930]=&quot;&quot;;&quot;&quot;;[$DataEntry.O930])">
            <text:p/>
          </table:table-cell>
          <table:table-cell table:formula="of:=IF([$DataEntry.P930]=&quot;&quot;;&quot;&quot;;[$DataEntry.P930])">
            <text:p/>
          </table:table-cell>
          <table:table-cell table:number-columns-repeated="48"/>
        </table:table-row>
        <table:table-row table:style-name="ro1">
          <table:table-cell table:formula="of:=IF([$DataEntry.A931]=&quot;&quot;;&quot;&quot;;[$DataEntry.A931])">
            <text:p/>
          </table:table-cell>
          <table:table-cell table:formula="of:=&quot;&quot;">
            <text:p/>
          </table:table-cell>
          <table:table-cell table:formula="of:=IF([$DataEntry.B931]=&quot;&quot;;&quot;&quot;;[$DataEntry.B931])">
            <text:p/>
          </table:table-cell>
          <table:table-cell table:formula="of:=IF([$DataEntry.E931]=&quot;&quot;;&quot;&quot;;[$DataEntry.E931])">
            <text:p/>
          </table:table-cell>
          <table:table-cell table:formula="of:=IF([$DataEntry.F931]=&quot;&quot;;&quot;&quot;;[$DataEntry.F931])">
            <text:p/>
          </table:table-cell>
          <table:table-cell table:formula="of:=IF([$DataEntry.G931]=&quot;&quot;;&quot;&quot;;[$DataEntry.G931])">
            <text:p/>
          </table:table-cell>
          <table:table-cell table:formula="of:=IF([$DataEntry.H931]=&quot;&quot;;&quot;&quot;;[$DataEntry.H931])">
            <text:p/>
          </table:table-cell>
          <table:table-cell table:formula="of:=IF([$DataEntry.I931]=&quot;&quot;;&quot;&quot;;[$DataEntry.I931])">
            <text:p/>
          </table:table-cell>
          <table:table-cell table:formula="of:=IF([$DataEntry.C931]=&quot;&quot;;&quot;&quot;;[$DataEntry.C931])">
            <text:p/>
          </table:table-cell>
          <table:table-cell table:formula="of:=&quot;&quot;">
            <text:p/>
          </table:table-cell>
          <table:table-cell table:formula="of:=IF([$DataEntry.D931]=&quot;&quot;;&quot;&quot;;[$DataEntry.D93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31]=&quot;&quot;;&quot;&quot;;[$DataEntry.N931])">
            <text:p/>
          </table:table-cell>
          <table:table-cell table:formula="of:=IF([$DataEntry.O931]=&quot;&quot;;&quot;&quot;;[$DataEntry.O931])">
            <text:p/>
          </table:table-cell>
          <table:table-cell table:formula="of:=IF([$DataEntry.P931]=&quot;&quot;;&quot;&quot;;[$DataEntry.P931])">
            <text:p/>
          </table:table-cell>
          <table:table-cell table:number-columns-repeated="48"/>
        </table:table-row>
        <table:table-row table:style-name="ro1">
          <table:table-cell table:formula="of:=IF([$DataEntry.A932]=&quot;&quot;;&quot;&quot;;[$DataEntry.A932])">
            <text:p/>
          </table:table-cell>
          <table:table-cell table:formula="of:=&quot;&quot;">
            <text:p/>
          </table:table-cell>
          <table:table-cell table:formula="of:=IF([$DataEntry.B932]=&quot;&quot;;&quot;&quot;;[$DataEntry.B932])">
            <text:p/>
          </table:table-cell>
          <table:table-cell table:formula="of:=IF([$DataEntry.E932]=&quot;&quot;;&quot;&quot;;[$DataEntry.E932])">
            <text:p/>
          </table:table-cell>
          <table:table-cell table:formula="of:=IF([$DataEntry.F932]=&quot;&quot;;&quot;&quot;;[$DataEntry.F932])">
            <text:p/>
          </table:table-cell>
          <table:table-cell table:formula="of:=IF([$DataEntry.G932]=&quot;&quot;;&quot;&quot;;[$DataEntry.G932])">
            <text:p/>
          </table:table-cell>
          <table:table-cell table:formula="of:=IF([$DataEntry.H932]=&quot;&quot;;&quot;&quot;;[$DataEntry.H932])">
            <text:p/>
          </table:table-cell>
          <table:table-cell table:formula="of:=IF([$DataEntry.I932]=&quot;&quot;;&quot;&quot;;[$DataEntry.I932])">
            <text:p/>
          </table:table-cell>
          <table:table-cell table:formula="of:=IF([$DataEntry.C932]=&quot;&quot;;&quot;&quot;;[$DataEntry.C932])">
            <text:p/>
          </table:table-cell>
          <table:table-cell table:formula="of:=&quot;&quot;">
            <text:p/>
          </table:table-cell>
          <table:table-cell table:formula="of:=IF([$DataEntry.D932]=&quot;&quot;;&quot;&quot;;[$DataEntry.D93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32]=&quot;&quot;;&quot;&quot;;[$DataEntry.N932])">
            <text:p/>
          </table:table-cell>
          <table:table-cell table:formula="of:=IF([$DataEntry.O932]=&quot;&quot;;&quot;&quot;;[$DataEntry.O932])">
            <text:p/>
          </table:table-cell>
          <table:table-cell table:formula="of:=IF([$DataEntry.P932]=&quot;&quot;;&quot;&quot;;[$DataEntry.P932])">
            <text:p/>
          </table:table-cell>
          <table:table-cell table:number-columns-repeated="48"/>
        </table:table-row>
        <table:table-row table:style-name="ro1">
          <table:table-cell table:formula="of:=IF([$DataEntry.A933]=&quot;&quot;;&quot;&quot;;[$DataEntry.A933])">
            <text:p/>
          </table:table-cell>
          <table:table-cell table:formula="of:=&quot;&quot;">
            <text:p/>
          </table:table-cell>
          <table:table-cell table:formula="of:=IF([$DataEntry.B933]=&quot;&quot;;&quot;&quot;;[$DataEntry.B933])">
            <text:p/>
          </table:table-cell>
          <table:table-cell table:formula="of:=IF([$DataEntry.E933]=&quot;&quot;;&quot;&quot;;[$DataEntry.E933])">
            <text:p/>
          </table:table-cell>
          <table:table-cell table:formula="of:=IF([$DataEntry.F933]=&quot;&quot;;&quot;&quot;;[$DataEntry.F933])">
            <text:p/>
          </table:table-cell>
          <table:table-cell table:formula="of:=IF([$DataEntry.G933]=&quot;&quot;;&quot;&quot;;[$DataEntry.G933])">
            <text:p/>
          </table:table-cell>
          <table:table-cell table:formula="of:=IF([$DataEntry.H933]=&quot;&quot;;&quot;&quot;;[$DataEntry.H933])">
            <text:p/>
          </table:table-cell>
          <table:table-cell table:formula="of:=IF([$DataEntry.I933]=&quot;&quot;;&quot;&quot;;[$DataEntry.I933])">
            <text:p/>
          </table:table-cell>
          <table:table-cell table:formula="of:=IF([$DataEntry.C933]=&quot;&quot;;&quot;&quot;;[$DataEntry.C933])">
            <text:p/>
          </table:table-cell>
          <table:table-cell table:formula="of:=&quot;&quot;">
            <text:p/>
          </table:table-cell>
          <table:table-cell table:formula="of:=IF([$DataEntry.D933]=&quot;&quot;;&quot;&quot;;[$DataEntry.D93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33]=&quot;&quot;;&quot;&quot;;[$DataEntry.N933])">
            <text:p/>
          </table:table-cell>
          <table:table-cell table:formula="of:=IF([$DataEntry.O933]=&quot;&quot;;&quot;&quot;;[$DataEntry.O933])">
            <text:p/>
          </table:table-cell>
          <table:table-cell table:formula="of:=IF([$DataEntry.P933]=&quot;&quot;;&quot;&quot;;[$DataEntry.P933])">
            <text:p/>
          </table:table-cell>
          <table:table-cell table:number-columns-repeated="48"/>
        </table:table-row>
        <table:table-row table:style-name="ro1">
          <table:table-cell table:formula="of:=IF([$DataEntry.A934]=&quot;&quot;;&quot;&quot;;[$DataEntry.A934])">
            <text:p/>
          </table:table-cell>
          <table:table-cell table:formula="of:=&quot;&quot;">
            <text:p/>
          </table:table-cell>
          <table:table-cell table:formula="of:=IF([$DataEntry.B934]=&quot;&quot;;&quot;&quot;;[$DataEntry.B934])">
            <text:p/>
          </table:table-cell>
          <table:table-cell table:formula="of:=IF([$DataEntry.E934]=&quot;&quot;;&quot;&quot;;[$DataEntry.E934])">
            <text:p/>
          </table:table-cell>
          <table:table-cell table:formula="of:=IF([$DataEntry.F934]=&quot;&quot;;&quot;&quot;;[$DataEntry.F934])">
            <text:p/>
          </table:table-cell>
          <table:table-cell table:formula="of:=IF([$DataEntry.G934]=&quot;&quot;;&quot;&quot;;[$DataEntry.G934])">
            <text:p/>
          </table:table-cell>
          <table:table-cell table:formula="of:=IF([$DataEntry.H934]=&quot;&quot;;&quot;&quot;;[$DataEntry.H934])">
            <text:p/>
          </table:table-cell>
          <table:table-cell table:formula="of:=IF([$DataEntry.I934]=&quot;&quot;;&quot;&quot;;[$DataEntry.I934])">
            <text:p/>
          </table:table-cell>
          <table:table-cell table:formula="of:=IF([$DataEntry.C934]=&quot;&quot;;&quot;&quot;;[$DataEntry.C934])">
            <text:p/>
          </table:table-cell>
          <table:table-cell table:formula="of:=&quot;&quot;">
            <text:p/>
          </table:table-cell>
          <table:table-cell table:formula="of:=IF([$DataEntry.D934]=&quot;&quot;;&quot;&quot;;[$DataEntry.D93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34]=&quot;&quot;;&quot;&quot;;[$DataEntry.N934])">
            <text:p/>
          </table:table-cell>
          <table:table-cell table:formula="of:=IF([$DataEntry.O934]=&quot;&quot;;&quot;&quot;;[$DataEntry.O934])">
            <text:p/>
          </table:table-cell>
          <table:table-cell table:formula="of:=IF([$DataEntry.P934]=&quot;&quot;;&quot;&quot;;[$DataEntry.P934])">
            <text:p/>
          </table:table-cell>
          <table:table-cell table:number-columns-repeated="48"/>
        </table:table-row>
        <table:table-row table:style-name="ro1">
          <table:table-cell table:formula="of:=IF([$DataEntry.A935]=&quot;&quot;;&quot;&quot;;[$DataEntry.A935])">
            <text:p/>
          </table:table-cell>
          <table:table-cell table:formula="of:=&quot;&quot;">
            <text:p/>
          </table:table-cell>
          <table:table-cell table:formula="of:=IF([$DataEntry.B935]=&quot;&quot;;&quot;&quot;;[$DataEntry.B935])">
            <text:p/>
          </table:table-cell>
          <table:table-cell table:formula="of:=IF([$DataEntry.E935]=&quot;&quot;;&quot;&quot;;[$DataEntry.E935])">
            <text:p/>
          </table:table-cell>
          <table:table-cell table:formula="of:=IF([$DataEntry.F935]=&quot;&quot;;&quot;&quot;;[$DataEntry.F935])">
            <text:p/>
          </table:table-cell>
          <table:table-cell table:formula="of:=IF([$DataEntry.G935]=&quot;&quot;;&quot;&quot;;[$DataEntry.G935])">
            <text:p/>
          </table:table-cell>
          <table:table-cell table:formula="of:=IF([$DataEntry.H935]=&quot;&quot;;&quot;&quot;;[$DataEntry.H935])">
            <text:p/>
          </table:table-cell>
          <table:table-cell table:formula="of:=IF([$DataEntry.I935]=&quot;&quot;;&quot;&quot;;[$DataEntry.I935])">
            <text:p/>
          </table:table-cell>
          <table:table-cell table:formula="of:=IF([$DataEntry.C935]=&quot;&quot;;&quot;&quot;;[$DataEntry.C935])">
            <text:p/>
          </table:table-cell>
          <table:table-cell table:formula="of:=&quot;&quot;">
            <text:p/>
          </table:table-cell>
          <table:table-cell table:formula="of:=IF([$DataEntry.D935]=&quot;&quot;;&quot;&quot;;[$DataEntry.D93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35]=&quot;&quot;;&quot;&quot;;[$DataEntry.N935])">
            <text:p/>
          </table:table-cell>
          <table:table-cell table:formula="of:=IF([$DataEntry.O935]=&quot;&quot;;&quot;&quot;;[$DataEntry.O935])">
            <text:p/>
          </table:table-cell>
          <table:table-cell table:formula="of:=IF([$DataEntry.P935]=&quot;&quot;;&quot;&quot;;[$DataEntry.P935])">
            <text:p/>
          </table:table-cell>
          <table:table-cell table:number-columns-repeated="48"/>
        </table:table-row>
        <table:table-row table:style-name="ro1">
          <table:table-cell table:formula="of:=IF([$DataEntry.A936]=&quot;&quot;;&quot;&quot;;[$DataEntry.A936])">
            <text:p/>
          </table:table-cell>
          <table:table-cell table:formula="of:=&quot;&quot;">
            <text:p/>
          </table:table-cell>
          <table:table-cell table:formula="of:=IF([$DataEntry.B936]=&quot;&quot;;&quot;&quot;;[$DataEntry.B936])">
            <text:p/>
          </table:table-cell>
          <table:table-cell table:formula="of:=IF([$DataEntry.E936]=&quot;&quot;;&quot;&quot;;[$DataEntry.E936])">
            <text:p/>
          </table:table-cell>
          <table:table-cell table:formula="of:=IF([$DataEntry.F936]=&quot;&quot;;&quot;&quot;;[$DataEntry.F936])">
            <text:p/>
          </table:table-cell>
          <table:table-cell table:formula="of:=IF([$DataEntry.G936]=&quot;&quot;;&quot;&quot;;[$DataEntry.G936])">
            <text:p/>
          </table:table-cell>
          <table:table-cell table:formula="of:=IF([$DataEntry.H936]=&quot;&quot;;&quot;&quot;;[$DataEntry.H936])">
            <text:p/>
          </table:table-cell>
          <table:table-cell table:formula="of:=IF([$DataEntry.I936]=&quot;&quot;;&quot;&quot;;[$DataEntry.I936])">
            <text:p/>
          </table:table-cell>
          <table:table-cell table:formula="of:=IF([$DataEntry.C936]=&quot;&quot;;&quot;&quot;;[$DataEntry.C936])">
            <text:p/>
          </table:table-cell>
          <table:table-cell table:formula="of:=&quot;&quot;">
            <text:p/>
          </table:table-cell>
          <table:table-cell table:formula="of:=IF([$DataEntry.D936]=&quot;&quot;;&quot;&quot;;[$DataEntry.D93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36]=&quot;&quot;;&quot;&quot;;[$DataEntry.N936])">
            <text:p/>
          </table:table-cell>
          <table:table-cell table:formula="of:=IF([$DataEntry.O936]=&quot;&quot;;&quot;&quot;;[$DataEntry.O936])">
            <text:p/>
          </table:table-cell>
          <table:table-cell table:formula="of:=IF([$DataEntry.P936]=&quot;&quot;;&quot;&quot;;[$DataEntry.P936])">
            <text:p/>
          </table:table-cell>
          <table:table-cell table:number-columns-repeated="48"/>
        </table:table-row>
        <table:table-row table:style-name="ro1">
          <table:table-cell table:formula="of:=IF([$DataEntry.A937]=&quot;&quot;;&quot;&quot;;[$DataEntry.A937])">
            <text:p/>
          </table:table-cell>
          <table:table-cell table:formula="of:=&quot;&quot;">
            <text:p/>
          </table:table-cell>
          <table:table-cell table:formula="of:=IF([$DataEntry.B937]=&quot;&quot;;&quot;&quot;;[$DataEntry.B937])">
            <text:p/>
          </table:table-cell>
          <table:table-cell table:formula="of:=IF([$DataEntry.E937]=&quot;&quot;;&quot;&quot;;[$DataEntry.E937])">
            <text:p/>
          </table:table-cell>
          <table:table-cell table:formula="of:=IF([$DataEntry.F937]=&quot;&quot;;&quot;&quot;;[$DataEntry.F937])">
            <text:p/>
          </table:table-cell>
          <table:table-cell table:formula="of:=IF([$DataEntry.G937]=&quot;&quot;;&quot;&quot;;[$DataEntry.G937])">
            <text:p/>
          </table:table-cell>
          <table:table-cell table:formula="of:=IF([$DataEntry.H937]=&quot;&quot;;&quot;&quot;;[$DataEntry.H937])">
            <text:p/>
          </table:table-cell>
          <table:table-cell table:formula="of:=IF([$DataEntry.I937]=&quot;&quot;;&quot;&quot;;[$DataEntry.I937])">
            <text:p/>
          </table:table-cell>
          <table:table-cell table:formula="of:=IF([$DataEntry.C937]=&quot;&quot;;&quot;&quot;;[$DataEntry.C937])">
            <text:p/>
          </table:table-cell>
          <table:table-cell table:formula="of:=&quot;&quot;">
            <text:p/>
          </table:table-cell>
          <table:table-cell table:formula="of:=IF([$DataEntry.D937]=&quot;&quot;;&quot;&quot;;[$DataEntry.D93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37]=&quot;&quot;;&quot;&quot;;[$DataEntry.N937])">
            <text:p/>
          </table:table-cell>
          <table:table-cell table:formula="of:=IF([$DataEntry.O937]=&quot;&quot;;&quot;&quot;;[$DataEntry.O937])">
            <text:p/>
          </table:table-cell>
          <table:table-cell table:formula="of:=IF([$DataEntry.P937]=&quot;&quot;;&quot;&quot;;[$DataEntry.P937])">
            <text:p/>
          </table:table-cell>
          <table:table-cell table:number-columns-repeated="48"/>
        </table:table-row>
        <table:table-row table:style-name="ro1">
          <table:table-cell table:formula="of:=IF([$DataEntry.A938]=&quot;&quot;;&quot;&quot;;[$DataEntry.A938])">
            <text:p/>
          </table:table-cell>
          <table:table-cell table:formula="of:=&quot;&quot;">
            <text:p/>
          </table:table-cell>
          <table:table-cell table:formula="of:=IF([$DataEntry.B938]=&quot;&quot;;&quot;&quot;;[$DataEntry.B938])">
            <text:p/>
          </table:table-cell>
          <table:table-cell table:formula="of:=IF([$DataEntry.E938]=&quot;&quot;;&quot;&quot;;[$DataEntry.E938])">
            <text:p/>
          </table:table-cell>
          <table:table-cell table:formula="of:=IF([$DataEntry.F938]=&quot;&quot;;&quot;&quot;;[$DataEntry.F938])">
            <text:p/>
          </table:table-cell>
          <table:table-cell table:formula="of:=IF([$DataEntry.G938]=&quot;&quot;;&quot;&quot;;[$DataEntry.G938])">
            <text:p/>
          </table:table-cell>
          <table:table-cell table:formula="of:=IF([$DataEntry.H938]=&quot;&quot;;&quot;&quot;;[$DataEntry.H938])">
            <text:p/>
          </table:table-cell>
          <table:table-cell table:formula="of:=IF([$DataEntry.I938]=&quot;&quot;;&quot;&quot;;[$DataEntry.I938])">
            <text:p/>
          </table:table-cell>
          <table:table-cell table:formula="of:=IF([$DataEntry.C938]=&quot;&quot;;&quot;&quot;;[$DataEntry.C938])">
            <text:p/>
          </table:table-cell>
          <table:table-cell table:formula="of:=&quot;&quot;">
            <text:p/>
          </table:table-cell>
          <table:table-cell table:formula="of:=IF([$DataEntry.D938]=&quot;&quot;;&quot;&quot;;[$DataEntry.D93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38]=&quot;&quot;;&quot;&quot;;[$DataEntry.N938])">
            <text:p/>
          </table:table-cell>
          <table:table-cell table:formula="of:=IF([$DataEntry.O938]=&quot;&quot;;&quot;&quot;;[$DataEntry.O938])">
            <text:p/>
          </table:table-cell>
          <table:table-cell table:formula="of:=IF([$DataEntry.P938]=&quot;&quot;;&quot;&quot;;[$DataEntry.P938])">
            <text:p/>
          </table:table-cell>
          <table:table-cell table:number-columns-repeated="48"/>
        </table:table-row>
        <table:table-row table:style-name="ro1">
          <table:table-cell table:formula="of:=IF([$DataEntry.A939]=&quot;&quot;;&quot;&quot;;[$DataEntry.A939])">
            <text:p/>
          </table:table-cell>
          <table:table-cell table:formula="of:=&quot;&quot;">
            <text:p/>
          </table:table-cell>
          <table:table-cell table:formula="of:=IF([$DataEntry.B939]=&quot;&quot;;&quot;&quot;;[$DataEntry.B939])">
            <text:p/>
          </table:table-cell>
          <table:table-cell table:formula="of:=IF([$DataEntry.E939]=&quot;&quot;;&quot;&quot;;[$DataEntry.E939])">
            <text:p/>
          </table:table-cell>
          <table:table-cell table:formula="of:=IF([$DataEntry.F939]=&quot;&quot;;&quot;&quot;;[$DataEntry.F939])">
            <text:p/>
          </table:table-cell>
          <table:table-cell table:formula="of:=IF([$DataEntry.G939]=&quot;&quot;;&quot;&quot;;[$DataEntry.G939])">
            <text:p/>
          </table:table-cell>
          <table:table-cell table:formula="of:=IF([$DataEntry.H939]=&quot;&quot;;&quot;&quot;;[$DataEntry.H939])">
            <text:p/>
          </table:table-cell>
          <table:table-cell table:formula="of:=IF([$DataEntry.I939]=&quot;&quot;;&quot;&quot;;[$DataEntry.I939])">
            <text:p/>
          </table:table-cell>
          <table:table-cell table:formula="of:=IF([$DataEntry.C939]=&quot;&quot;;&quot;&quot;;[$DataEntry.C939])">
            <text:p/>
          </table:table-cell>
          <table:table-cell table:formula="of:=&quot;&quot;">
            <text:p/>
          </table:table-cell>
          <table:table-cell table:formula="of:=IF([$DataEntry.D939]=&quot;&quot;;&quot;&quot;;[$DataEntry.D93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39]=&quot;&quot;;&quot;&quot;;[$DataEntry.N939])">
            <text:p/>
          </table:table-cell>
          <table:table-cell table:formula="of:=IF([$DataEntry.O939]=&quot;&quot;;&quot;&quot;;[$DataEntry.O939])">
            <text:p/>
          </table:table-cell>
          <table:table-cell table:formula="of:=IF([$DataEntry.P939]=&quot;&quot;;&quot;&quot;;[$DataEntry.P939])">
            <text:p/>
          </table:table-cell>
          <table:table-cell table:number-columns-repeated="48"/>
        </table:table-row>
        <table:table-row table:style-name="ro1">
          <table:table-cell table:formula="of:=IF([$DataEntry.A940]=&quot;&quot;;&quot;&quot;;[$DataEntry.A940])">
            <text:p/>
          </table:table-cell>
          <table:table-cell table:formula="of:=&quot;&quot;">
            <text:p/>
          </table:table-cell>
          <table:table-cell table:formula="of:=IF([$DataEntry.B940]=&quot;&quot;;&quot;&quot;;[$DataEntry.B940])">
            <text:p/>
          </table:table-cell>
          <table:table-cell table:formula="of:=IF([$DataEntry.E940]=&quot;&quot;;&quot;&quot;;[$DataEntry.E940])">
            <text:p/>
          </table:table-cell>
          <table:table-cell table:formula="of:=IF([$DataEntry.F940]=&quot;&quot;;&quot;&quot;;[$DataEntry.F940])">
            <text:p/>
          </table:table-cell>
          <table:table-cell table:formula="of:=IF([$DataEntry.G940]=&quot;&quot;;&quot;&quot;;[$DataEntry.G940])">
            <text:p/>
          </table:table-cell>
          <table:table-cell table:formula="of:=IF([$DataEntry.H940]=&quot;&quot;;&quot;&quot;;[$DataEntry.H940])">
            <text:p/>
          </table:table-cell>
          <table:table-cell table:formula="of:=IF([$DataEntry.I940]=&quot;&quot;;&quot;&quot;;[$DataEntry.I940])">
            <text:p/>
          </table:table-cell>
          <table:table-cell table:formula="of:=IF([$DataEntry.C940]=&quot;&quot;;&quot;&quot;;[$DataEntry.C940])">
            <text:p/>
          </table:table-cell>
          <table:table-cell table:formula="of:=&quot;&quot;">
            <text:p/>
          </table:table-cell>
          <table:table-cell table:formula="of:=IF([$DataEntry.D940]=&quot;&quot;;&quot;&quot;;[$DataEntry.D94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40]=&quot;&quot;;&quot;&quot;;[$DataEntry.N940])">
            <text:p/>
          </table:table-cell>
          <table:table-cell table:formula="of:=IF([$DataEntry.O940]=&quot;&quot;;&quot;&quot;;[$DataEntry.O940])">
            <text:p/>
          </table:table-cell>
          <table:table-cell table:formula="of:=IF([$DataEntry.P940]=&quot;&quot;;&quot;&quot;;[$DataEntry.P940])">
            <text:p/>
          </table:table-cell>
          <table:table-cell table:number-columns-repeated="48"/>
        </table:table-row>
        <table:table-row table:style-name="ro1">
          <table:table-cell table:formula="of:=IF([$DataEntry.A941]=&quot;&quot;;&quot;&quot;;[$DataEntry.A941])">
            <text:p/>
          </table:table-cell>
          <table:table-cell table:formula="of:=&quot;&quot;">
            <text:p/>
          </table:table-cell>
          <table:table-cell table:formula="of:=IF([$DataEntry.B941]=&quot;&quot;;&quot;&quot;;[$DataEntry.B941])">
            <text:p/>
          </table:table-cell>
          <table:table-cell table:formula="of:=IF([$DataEntry.E941]=&quot;&quot;;&quot;&quot;;[$DataEntry.E941])">
            <text:p/>
          </table:table-cell>
          <table:table-cell table:formula="of:=IF([$DataEntry.F941]=&quot;&quot;;&quot;&quot;;[$DataEntry.F941])">
            <text:p/>
          </table:table-cell>
          <table:table-cell table:formula="of:=IF([$DataEntry.G941]=&quot;&quot;;&quot;&quot;;[$DataEntry.G941])">
            <text:p/>
          </table:table-cell>
          <table:table-cell table:formula="of:=IF([$DataEntry.H941]=&quot;&quot;;&quot;&quot;;[$DataEntry.H941])">
            <text:p/>
          </table:table-cell>
          <table:table-cell table:formula="of:=IF([$DataEntry.I941]=&quot;&quot;;&quot;&quot;;[$DataEntry.I941])">
            <text:p/>
          </table:table-cell>
          <table:table-cell table:formula="of:=IF([$DataEntry.C941]=&quot;&quot;;&quot;&quot;;[$DataEntry.C941])">
            <text:p/>
          </table:table-cell>
          <table:table-cell table:formula="of:=&quot;&quot;">
            <text:p/>
          </table:table-cell>
          <table:table-cell table:formula="of:=IF([$DataEntry.D941]=&quot;&quot;;&quot;&quot;;[$DataEntry.D94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41]=&quot;&quot;;&quot;&quot;;[$DataEntry.N941])">
            <text:p/>
          </table:table-cell>
          <table:table-cell table:formula="of:=IF([$DataEntry.O941]=&quot;&quot;;&quot;&quot;;[$DataEntry.O941])">
            <text:p/>
          </table:table-cell>
          <table:table-cell table:formula="of:=IF([$DataEntry.P941]=&quot;&quot;;&quot;&quot;;[$DataEntry.P941])">
            <text:p/>
          </table:table-cell>
          <table:table-cell table:number-columns-repeated="48"/>
        </table:table-row>
        <table:table-row table:style-name="ro1">
          <table:table-cell table:formula="of:=IF([$DataEntry.A942]=&quot;&quot;;&quot;&quot;;[$DataEntry.A942])">
            <text:p/>
          </table:table-cell>
          <table:table-cell table:formula="of:=&quot;&quot;">
            <text:p/>
          </table:table-cell>
          <table:table-cell table:formula="of:=IF([$DataEntry.B942]=&quot;&quot;;&quot;&quot;;[$DataEntry.B942])">
            <text:p/>
          </table:table-cell>
          <table:table-cell table:formula="of:=IF([$DataEntry.E942]=&quot;&quot;;&quot;&quot;;[$DataEntry.E942])">
            <text:p/>
          </table:table-cell>
          <table:table-cell table:formula="of:=IF([$DataEntry.F942]=&quot;&quot;;&quot;&quot;;[$DataEntry.F942])">
            <text:p/>
          </table:table-cell>
          <table:table-cell table:formula="of:=IF([$DataEntry.G942]=&quot;&quot;;&quot;&quot;;[$DataEntry.G942])">
            <text:p/>
          </table:table-cell>
          <table:table-cell table:formula="of:=IF([$DataEntry.H942]=&quot;&quot;;&quot;&quot;;[$DataEntry.H942])">
            <text:p/>
          </table:table-cell>
          <table:table-cell table:formula="of:=IF([$DataEntry.I942]=&quot;&quot;;&quot;&quot;;[$DataEntry.I942])">
            <text:p/>
          </table:table-cell>
          <table:table-cell table:formula="of:=IF([$DataEntry.C942]=&quot;&quot;;&quot;&quot;;[$DataEntry.C942])">
            <text:p/>
          </table:table-cell>
          <table:table-cell table:formula="of:=&quot;&quot;">
            <text:p/>
          </table:table-cell>
          <table:table-cell table:formula="of:=IF([$DataEntry.D942]=&quot;&quot;;&quot;&quot;;[$DataEntry.D94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42]=&quot;&quot;;&quot;&quot;;[$DataEntry.N942])">
            <text:p/>
          </table:table-cell>
          <table:table-cell table:formula="of:=IF([$DataEntry.O942]=&quot;&quot;;&quot;&quot;;[$DataEntry.O942])">
            <text:p/>
          </table:table-cell>
          <table:table-cell table:formula="of:=IF([$DataEntry.P942]=&quot;&quot;;&quot;&quot;;[$DataEntry.P942])">
            <text:p/>
          </table:table-cell>
          <table:table-cell table:number-columns-repeated="48"/>
        </table:table-row>
        <table:table-row table:style-name="ro1">
          <table:table-cell table:formula="of:=IF([$DataEntry.A943]=&quot;&quot;;&quot;&quot;;[$DataEntry.A943])">
            <text:p/>
          </table:table-cell>
          <table:table-cell table:formula="of:=&quot;&quot;">
            <text:p/>
          </table:table-cell>
          <table:table-cell table:formula="of:=IF([$DataEntry.B943]=&quot;&quot;;&quot;&quot;;[$DataEntry.B943])">
            <text:p/>
          </table:table-cell>
          <table:table-cell table:formula="of:=IF([$DataEntry.E943]=&quot;&quot;;&quot;&quot;;[$DataEntry.E943])">
            <text:p/>
          </table:table-cell>
          <table:table-cell table:formula="of:=IF([$DataEntry.F943]=&quot;&quot;;&quot;&quot;;[$DataEntry.F943])">
            <text:p/>
          </table:table-cell>
          <table:table-cell table:formula="of:=IF([$DataEntry.G943]=&quot;&quot;;&quot;&quot;;[$DataEntry.G943])">
            <text:p/>
          </table:table-cell>
          <table:table-cell table:formula="of:=IF([$DataEntry.H943]=&quot;&quot;;&quot;&quot;;[$DataEntry.H943])">
            <text:p/>
          </table:table-cell>
          <table:table-cell table:formula="of:=IF([$DataEntry.I943]=&quot;&quot;;&quot;&quot;;[$DataEntry.I943])">
            <text:p/>
          </table:table-cell>
          <table:table-cell table:formula="of:=IF([$DataEntry.C943]=&quot;&quot;;&quot;&quot;;[$DataEntry.C943])">
            <text:p/>
          </table:table-cell>
          <table:table-cell table:formula="of:=&quot;&quot;">
            <text:p/>
          </table:table-cell>
          <table:table-cell table:formula="of:=IF([$DataEntry.D943]=&quot;&quot;;&quot;&quot;;[$DataEntry.D94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43]=&quot;&quot;;&quot;&quot;;[$DataEntry.N943])">
            <text:p/>
          </table:table-cell>
          <table:table-cell table:formula="of:=IF([$DataEntry.O943]=&quot;&quot;;&quot;&quot;;[$DataEntry.O943])">
            <text:p/>
          </table:table-cell>
          <table:table-cell table:formula="of:=IF([$DataEntry.P943]=&quot;&quot;;&quot;&quot;;[$DataEntry.P943])">
            <text:p/>
          </table:table-cell>
          <table:table-cell table:number-columns-repeated="48"/>
        </table:table-row>
        <table:table-row table:style-name="ro1">
          <table:table-cell table:formula="of:=IF([$DataEntry.A944]=&quot;&quot;;&quot;&quot;;[$DataEntry.A944])">
            <text:p/>
          </table:table-cell>
          <table:table-cell table:formula="of:=&quot;&quot;">
            <text:p/>
          </table:table-cell>
          <table:table-cell table:formula="of:=IF([$DataEntry.B944]=&quot;&quot;;&quot;&quot;;[$DataEntry.B944])">
            <text:p/>
          </table:table-cell>
          <table:table-cell table:formula="of:=IF([$DataEntry.E944]=&quot;&quot;;&quot;&quot;;[$DataEntry.E944])">
            <text:p/>
          </table:table-cell>
          <table:table-cell table:formula="of:=IF([$DataEntry.F944]=&quot;&quot;;&quot;&quot;;[$DataEntry.F944])">
            <text:p/>
          </table:table-cell>
          <table:table-cell table:formula="of:=IF([$DataEntry.G944]=&quot;&quot;;&quot;&quot;;[$DataEntry.G944])">
            <text:p/>
          </table:table-cell>
          <table:table-cell table:formula="of:=IF([$DataEntry.H944]=&quot;&quot;;&quot;&quot;;[$DataEntry.H944])">
            <text:p/>
          </table:table-cell>
          <table:table-cell table:formula="of:=IF([$DataEntry.I944]=&quot;&quot;;&quot;&quot;;[$DataEntry.I944])">
            <text:p/>
          </table:table-cell>
          <table:table-cell table:formula="of:=IF([$DataEntry.C944]=&quot;&quot;;&quot;&quot;;[$DataEntry.C944])">
            <text:p/>
          </table:table-cell>
          <table:table-cell table:formula="of:=&quot;&quot;">
            <text:p/>
          </table:table-cell>
          <table:table-cell table:formula="of:=IF([$DataEntry.D944]=&quot;&quot;;&quot;&quot;;[$DataEntry.D94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44]=&quot;&quot;;&quot;&quot;;[$DataEntry.N944])">
            <text:p/>
          </table:table-cell>
          <table:table-cell table:formula="of:=IF([$DataEntry.O944]=&quot;&quot;;&quot;&quot;;[$DataEntry.O944])">
            <text:p/>
          </table:table-cell>
          <table:table-cell table:formula="of:=IF([$DataEntry.P944]=&quot;&quot;;&quot;&quot;;[$DataEntry.P944])">
            <text:p/>
          </table:table-cell>
          <table:table-cell table:number-columns-repeated="48"/>
        </table:table-row>
        <table:table-row table:style-name="ro1">
          <table:table-cell table:formula="of:=IF([$DataEntry.A945]=&quot;&quot;;&quot;&quot;;[$DataEntry.A945])">
            <text:p/>
          </table:table-cell>
          <table:table-cell table:formula="of:=&quot;&quot;">
            <text:p/>
          </table:table-cell>
          <table:table-cell table:formula="of:=IF([$DataEntry.B945]=&quot;&quot;;&quot;&quot;;[$DataEntry.B945])">
            <text:p/>
          </table:table-cell>
          <table:table-cell table:formula="of:=IF([$DataEntry.E945]=&quot;&quot;;&quot;&quot;;[$DataEntry.E945])">
            <text:p/>
          </table:table-cell>
          <table:table-cell table:formula="of:=IF([$DataEntry.F945]=&quot;&quot;;&quot;&quot;;[$DataEntry.F945])">
            <text:p/>
          </table:table-cell>
          <table:table-cell table:formula="of:=IF([$DataEntry.G945]=&quot;&quot;;&quot;&quot;;[$DataEntry.G945])">
            <text:p/>
          </table:table-cell>
          <table:table-cell table:formula="of:=IF([$DataEntry.H945]=&quot;&quot;;&quot;&quot;;[$DataEntry.H945])">
            <text:p/>
          </table:table-cell>
          <table:table-cell table:formula="of:=IF([$DataEntry.I945]=&quot;&quot;;&quot;&quot;;[$DataEntry.I945])">
            <text:p/>
          </table:table-cell>
          <table:table-cell table:formula="of:=IF([$DataEntry.C945]=&quot;&quot;;&quot;&quot;;[$DataEntry.C945])">
            <text:p/>
          </table:table-cell>
          <table:table-cell table:formula="of:=&quot;&quot;">
            <text:p/>
          </table:table-cell>
          <table:table-cell table:formula="of:=IF([$DataEntry.D945]=&quot;&quot;;&quot;&quot;;[$DataEntry.D94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45]=&quot;&quot;;&quot;&quot;;[$DataEntry.N945])">
            <text:p/>
          </table:table-cell>
          <table:table-cell table:formula="of:=IF([$DataEntry.O945]=&quot;&quot;;&quot;&quot;;[$DataEntry.O945])">
            <text:p/>
          </table:table-cell>
          <table:table-cell table:formula="of:=IF([$DataEntry.P945]=&quot;&quot;;&quot;&quot;;[$DataEntry.P945])">
            <text:p/>
          </table:table-cell>
          <table:table-cell table:number-columns-repeated="48"/>
        </table:table-row>
        <table:table-row table:style-name="ro1">
          <table:table-cell table:formula="of:=IF([$DataEntry.A946]=&quot;&quot;;&quot;&quot;;[$DataEntry.A946])">
            <text:p/>
          </table:table-cell>
          <table:table-cell table:formula="of:=&quot;&quot;">
            <text:p/>
          </table:table-cell>
          <table:table-cell table:formula="of:=IF([$DataEntry.B946]=&quot;&quot;;&quot;&quot;;[$DataEntry.B946])">
            <text:p/>
          </table:table-cell>
          <table:table-cell table:formula="of:=IF([$DataEntry.E946]=&quot;&quot;;&quot;&quot;;[$DataEntry.E946])">
            <text:p/>
          </table:table-cell>
          <table:table-cell table:formula="of:=IF([$DataEntry.F946]=&quot;&quot;;&quot;&quot;;[$DataEntry.F946])">
            <text:p/>
          </table:table-cell>
          <table:table-cell table:formula="of:=IF([$DataEntry.G946]=&quot;&quot;;&quot;&quot;;[$DataEntry.G946])">
            <text:p/>
          </table:table-cell>
          <table:table-cell table:formula="of:=IF([$DataEntry.H946]=&quot;&quot;;&quot;&quot;;[$DataEntry.H946])">
            <text:p/>
          </table:table-cell>
          <table:table-cell table:formula="of:=IF([$DataEntry.I946]=&quot;&quot;;&quot;&quot;;[$DataEntry.I946])">
            <text:p/>
          </table:table-cell>
          <table:table-cell table:formula="of:=IF([$DataEntry.C946]=&quot;&quot;;&quot;&quot;;[$DataEntry.C946])">
            <text:p/>
          </table:table-cell>
          <table:table-cell table:formula="of:=&quot;&quot;">
            <text:p/>
          </table:table-cell>
          <table:table-cell table:formula="of:=IF([$DataEntry.D946]=&quot;&quot;;&quot;&quot;;[$DataEntry.D94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46]=&quot;&quot;;&quot;&quot;;[$DataEntry.N946])">
            <text:p/>
          </table:table-cell>
          <table:table-cell table:formula="of:=IF([$DataEntry.O946]=&quot;&quot;;&quot;&quot;;[$DataEntry.O946])">
            <text:p/>
          </table:table-cell>
          <table:table-cell table:formula="of:=IF([$DataEntry.P946]=&quot;&quot;;&quot;&quot;;[$DataEntry.P946])">
            <text:p/>
          </table:table-cell>
          <table:table-cell table:number-columns-repeated="48"/>
        </table:table-row>
        <table:table-row table:style-name="ro1">
          <table:table-cell table:formula="of:=IF([$DataEntry.A947]=&quot;&quot;;&quot;&quot;;[$DataEntry.A947])">
            <text:p/>
          </table:table-cell>
          <table:table-cell table:formula="of:=&quot;&quot;">
            <text:p/>
          </table:table-cell>
          <table:table-cell table:formula="of:=IF([$DataEntry.B947]=&quot;&quot;;&quot;&quot;;[$DataEntry.B947])">
            <text:p/>
          </table:table-cell>
          <table:table-cell table:formula="of:=IF([$DataEntry.E947]=&quot;&quot;;&quot;&quot;;[$DataEntry.E947])">
            <text:p/>
          </table:table-cell>
          <table:table-cell table:formula="of:=IF([$DataEntry.F947]=&quot;&quot;;&quot;&quot;;[$DataEntry.F947])">
            <text:p/>
          </table:table-cell>
          <table:table-cell table:formula="of:=IF([$DataEntry.G947]=&quot;&quot;;&quot;&quot;;[$DataEntry.G947])">
            <text:p/>
          </table:table-cell>
          <table:table-cell table:formula="of:=IF([$DataEntry.H947]=&quot;&quot;;&quot;&quot;;[$DataEntry.H947])">
            <text:p/>
          </table:table-cell>
          <table:table-cell table:formula="of:=IF([$DataEntry.I947]=&quot;&quot;;&quot;&quot;;[$DataEntry.I947])">
            <text:p/>
          </table:table-cell>
          <table:table-cell table:formula="of:=IF([$DataEntry.C947]=&quot;&quot;;&quot;&quot;;[$DataEntry.C947])">
            <text:p/>
          </table:table-cell>
          <table:table-cell table:formula="of:=&quot;&quot;">
            <text:p/>
          </table:table-cell>
          <table:table-cell table:formula="of:=IF([$DataEntry.D947]=&quot;&quot;;&quot;&quot;;[$DataEntry.D94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47]=&quot;&quot;;&quot;&quot;;[$DataEntry.N947])">
            <text:p/>
          </table:table-cell>
          <table:table-cell table:formula="of:=IF([$DataEntry.O947]=&quot;&quot;;&quot;&quot;;[$DataEntry.O947])">
            <text:p/>
          </table:table-cell>
          <table:table-cell table:formula="of:=IF([$DataEntry.P947]=&quot;&quot;;&quot;&quot;;[$DataEntry.P947])">
            <text:p/>
          </table:table-cell>
          <table:table-cell table:number-columns-repeated="48"/>
        </table:table-row>
        <table:table-row table:style-name="ro1">
          <table:table-cell table:formula="of:=IF([$DataEntry.A948]=&quot;&quot;;&quot;&quot;;[$DataEntry.A948])">
            <text:p/>
          </table:table-cell>
          <table:table-cell table:formula="of:=&quot;&quot;">
            <text:p/>
          </table:table-cell>
          <table:table-cell table:formula="of:=IF([$DataEntry.B948]=&quot;&quot;;&quot;&quot;;[$DataEntry.B948])">
            <text:p/>
          </table:table-cell>
          <table:table-cell table:formula="of:=IF([$DataEntry.E948]=&quot;&quot;;&quot;&quot;;[$DataEntry.E948])">
            <text:p/>
          </table:table-cell>
          <table:table-cell table:formula="of:=IF([$DataEntry.F948]=&quot;&quot;;&quot;&quot;;[$DataEntry.F948])">
            <text:p/>
          </table:table-cell>
          <table:table-cell table:formula="of:=IF([$DataEntry.G948]=&quot;&quot;;&quot;&quot;;[$DataEntry.G948])">
            <text:p/>
          </table:table-cell>
          <table:table-cell table:formula="of:=IF([$DataEntry.H948]=&quot;&quot;;&quot;&quot;;[$DataEntry.H948])">
            <text:p/>
          </table:table-cell>
          <table:table-cell table:formula="of:=IF([$DataEntry.I948]=&quot;&quot;;&quot;&quot;;[$DataEntry.I948])">
            <text:p/>
          </table:table-cell>
          <table:table-cell table:formula="of:=IF([$DataEntry.C948]=&quot;&quot;;&quot;&quot;;[$DataEntry.C948])">
            <text:p/>
          </table:table-cell>
          <table:table-cell table:formula="of:=&quot;&quot;">
            <text:p/>
          </table:table-cell>
          <table:table-cell table:formula="of:=IF([$DataEntry.D948]=&quot;&quot;;&quot;&quot;;[$DataEntry.D94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48]=&quot;&quot;;&quot;&quot;;[$DataEntry.N948])">
            <text:p/>
          </table:table-cell>
          <table:table-cell table:formula="of:=IF([$DataEntry.O948]=&quot;&quot;;&quot;&quot;;[$DataEntry.O948])">
            <text:p/>
          </table:table-cell>
          <table:table-cell table:formula="of:=IF([$DataEntry.P948]=&quot;&quot;;&quot;&quot;;[$DataEntry.P948])">
            <text:p/>
          </table:table-cell>
          <table:table-cell table:number-columns-repeated="48"/>
        </table:table-row>
        <table:table-row table:style-name="ro1">
          <table:table-cell table:formula="of:=IF([$DataEntry.A949]=&quot;&quot;;&quot;&quot;;[$DataEntry.A949])">
            <text:p/>
          </table:table-cell>
          <table:table-cell table:formula="of:=&quot;&quot;">
            <text:p/>
          </table:table-cell>
          <table:table-cell table:formula="of:=IF([$DataEntry.B949]=&quot;&quot;;&quot;&quot;;[$DataEntry.B949])">
            <text:p/>
          </table:table-cell>
          <table:table-cell table:formula="of:=IF([$DataEntry.E949]=&quot;&quot;;&quot;&quot;;[$DataEntry.E949])">
            <text:p/>
          </table:table-cell>
          <table:table-cell table:formula="of:=IF([$DataEntry.F949]=&quot;&quot;;&quot;&quot;;[$DataEntry.F949])">
            <text:p/>
          </table:table-cell>
          <table:table-cell table:formula="of:=IF([$DataEntry.G949]=&quot;&quot;;&quot;&quot;;[$DataEntry.G949])">
            <text:p/>
          </table:table-cell>
          <table:table-cell table:formula="of:=IF([$DataEntry.H949]=&quot;&quot;;&quot;&quot;;[$DataEntry.H949])">
            <text:p/>
          </table:table-cell>
          <table:table-cell table:formula="of:=IF([$DataEntry.I949]=&quot;&quot;;&quot;&quot;;[$DataEntry.I949])">
            <text:p/>
          </table:table-cell>
          <table:table-cell table:formula="of:=IF([$DataEntry.C949]=&quot;&quot;;&quot;&quot;;[$DataEntry.C949])">
            <text:p/>
          </table:table-cell>
          <table:table-cell table:formula="of:=&quot;&quot;">
            <text:p/>
          </table:table-cell>
          <table:table-cell table:formula="of:=IF([$DataEntry.D949]=&quot;&quot;;&quot;&quot;;[$DataEntry.D94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49]=&quot;&quot;;&quot;&quot;;[$DataEntry.N949])">
            <text:p/>
          </table:table-cell>
          <table:table-cell table:formula="of:=IF([$DataEntry.O949]=&quot;&quot;;&quot;&quot;;[$DataEntry.O949])">
            <text:p/>
          </table:table-cell>
          <table:table-cell table:formula="of:=IF([$DataEntry.P949]=&quot;&quot;;&quot;&quot;;[$DataEntry.P949])">
            <text:p/>
          </table:table-cell>
          <table:table-cell table:number-columns-repeated="48"/>
        </table:table-row>
        <table:table-row table:style-name="ro1">
          <table:table-cell table:formula="of:=IF([$DataEntry.A950]=&quot;&quot;;&quot;&quot;;[$DataEntry.A950])">
            <text:p/>
          </table:table-cell>
          <table:table-cell table:formula="of:=&quot;&quot;">
            <text:p/>
          </table:table-cell>
          <table:table-cell table:formula="of:=IF([$DataEntry.B950]=&quot;&quot;;&quot;&quot;;[$DataEntry.B950])">
            <text:p/>
          </table:table-cell>
          <table:table-cell table:formula="of:=IF([$DataEntry.E950]=&quot;&quot;;&quot;&quot;;[$DataEntry.E950])">
            <text:p/>
          </table:table-cell>
          <table:table-cell table:formula="of:=IF([$DataEntry.F950]=&quot;&quot;;&quot;&quot;;[$DataEntry.F950])">
            <text:p/>
          </table:table-cell>
          <table:table-cell table:formula="of:=IF([$DataEntry.G950]=&quot;&quot;;&quot;&quot;;[$DataEntry.G950])">
            <text:p/>
          </table:table-cell>
          <table:table-cell table:formula="of:=IF([$DataEntry.H950]=&quot;&quot;;&quot;&quot;;[$DataEntry.H950])">
            <text:p/>
          </table:table-cell>
          <table:table-cell table:formula="of:=IF([$DataEntry.I950]=&quot;&quot;;&quot;&quot;;[$DataEntry.I950])">
            <text:p/>
          </table:table-cell>
          <table:table-cell table:formula="of:=IF([$DataEntry.C950]=&quot;&quot;;&quot;&quot;;[$DataEntry.C950])">
            <text:p/>
          </table:table-cell>
          <table:table-cell table:formula="of:=&quot;&quot;">
            <text:p/>
          </table:table-cell>
          <table:table-cell table:formula="of:=IF([$DataEntry.D950]=&quot;&quot;;&quot;&quot;;[$DataEntry.D95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50]=&quot;&quot;;&quot;&quot;;[$DataEntry.N950])">
            <text:p/>
          </table:table-cell>
          <table:table-cell table:formula="of:=IF([$DataEntry.O950]=&quot;&quot;;&quot;&quot;;[$DataEntry.O950])">
            <text:p/>
          </table:table-cell>
          <table:table-cell table:formula="of:=IF([$DataEntry.P950]=&quot;&quot;;&quot;&quot;;[$DataEntry.P950])">
            <text:p/>
          </table:table-cell>
          <table:table-cell table:number-columns-repeated="48"/>
        </table:table-row>
        <table:table-row table:style-name="ro1">
          <table:table-cell table:formula="of:=IF([$DataEntry.A951]=&quot;&quot;;&quot;&quot;;[$DataEntry.A951])">
            <text:p/>
          </table:table-cell>
          <table:table-cell table:formula="of:=&quot;&quot;">
            <text:p/>
          </table:table-cell>
          <table:table-cell table:formula="of:=IF([$DataEntry.B951]=&quot;&quot;;&quot;&quot;;[$DataEntry.B951])">
            <text:p/>
          </table:table-cell>
          <table:table-cell table:formula="of:=IF([$DataEntry.E951]=&quot;&quot;;&quot;&quot;;[$DataEntry.E951])">
            <text:p/>
          </table:table-cell>
          <table:table-cell table:formula="of:=IF([$DataEntry.F951]=&quot;&quot;;&quot;&quot;;[$DataEntry.F951])">
            <text:p/>
          </table:table-cell>
          <table:table-cell table:formula="of:=IF([$DataEntry.G951]=&quot;&quot;;&quot;&quot;;[$DataEntry.G951])">
            <text:p/>
          </table:table-cell>
          <table:table-cell table:formula="of:=IF([$DataEntry.H951]=&quot;&quot;;&quot;&quot;;[$DataEntry.H951])">
            <text:p/>
          </table:table-cell>
          <table:table-cell table:formula="of:=IF([$DataEntry.I951]=&quot;&quot;;&quot;&quot;;[$DataEntry.I951])">
            <text:p/>
          </table:table-cell>
          <table:table-cell table:formula="of:=IF([$DataEntry.C951]=&quot;&quot;;&quot;&quot;;[$DataEntry.C951])">
            <text:p/>
          </table:table-cell>
          <table:table-cell table:formula="of:=&quot;&quot;">
            <text:p/>
          </table:table-cell>
          <table:table-cell table:formula="of:=IF([$DataEntry.D951]=&quot;&quot;;&quot;&quot;;[$DataEntry.D95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51]=&quot;&quot;;&quot;&quot;;[$DataEntry.N951])">
            <text:p/>
          </table:table-cell>
          <table:table-cell table:formula="of:=IF([$DataEntry.O951]=&quot;&quot;;&quot;&quot;;[$DataEntry.O951])">
            <text:p/>
          </table:table-cell>
          <table:table-cell table:formula="of:=IF([$DataEntry.P951]=&quot;&quot;;&quot;&quot;;[$DataEntry.P951])">
            <text:p/>
          </table:table-cell>
          <table:table-cell table:number-columns-repeated="48"/>
        </table:table-row>
        <table:table-row table:style-name="ro1">
          <table:table-cell table:formula="of:=IF([$DataEntry.A952]=&quot;&quot;;&quot;&quot;;[$DataEntry.A952])">
            <text:p/>
          </table:table-cell>
          <table:table-cell table:formula="of:=&quot;&quot;">
            <text:p/>
          </table:table-cell>
          <table:table-cell table:formula="of:=IF([$DataEntry.B952]=&quot;&quot;;&quot;&quot;;[$DataEntry.B952])">
            <text:p/>
          </table:table-cell>
          <table:table-cell table:formula="of:=IF([$DataEntry.E952]=&quot;&quot;;&quot;&quot;;[$DataEntry.E952])">
            <text:p/>
          </table:table-cell>
          <table:table-cell table:formula="of:=IF([$DataEntry.F952]=&quot;&quot;;&quot;&quot;;[$DataEntry.F952])">
            <text:p/>
          </table:table-cell>
          <table:table-cell table:formula="of:=IF([$DataEntry.G952]=&quot;&quot;;&quot;&quot;;[$DataEntry.G952])">
            <text:p/>
          </table:table-cell>
          <table:table-cell table:formula="of:=IF([$DataEntry.H952]=&quot;&quot;;&quot;&quot;;[$DataEntry.H952])">
            <text:p/>
          </table:table-cell>
          <table:table-cell table:formula="of:=IF([$DataEntry.I952]=&quot;&quot;;&quot;&quot;;[$DataEntry.I952])">
            <text:p/>
          </table:table-cell>
          <table:table-cell table:formula="of:=IF([$DataEntry.C952]=&quot;&quot;;&quot;&quot;;[$DataEntry.C952])">
            <text:p/>
          </table:table-cell>
          <table:table-cell table:formula="of:=&quot;&quot;">
            <text:p/>
          </table:table-cell>
          <table:table-cell table:formula="of:=IF([$DataEntry.D952]=&quot;&quot;;&quot;&quot;;[$DataEntry.D95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52]=&quot;&quot;;&quot;&quot;;[$DataEntry.N952])">
            <text:p/>
          </table:table-cell>
          <table:table-cell table:formula="of:=IF([$DataEntry.O952]=&quot;&quot;;&quot;&quot;;[$DataEntry.O952])">
            <text:p/>
          </table:table-cell>
          <table:table-cell table:formula="of:=IF([$DataEntry.P952]=&quot;&quot;;&quot;&quot;;[$DataEntry.P952])">
            <text:p/>
          </table:table-cell>
          <table:table-cell table:number-columns-repeated="48"/>
        </table:table-row>
        <table:table-row table:style-name="ro1">
          <table:table-cell table:formula="of:=IF([$DataEntry.A953]=&quot;&quot;;&quot;&quot;;[$DataEntry.A953])">
            <text:p/>
          </table:table-cell>
          <table:table-cell table:formula="of:=&quot;&quot;">
            <text:p/>
          </table:table-cell>
          <table:table-cell table:formula="of:=IF([$DataEntry.B953]=&quot;&quot;;&quot;&quot;;[$DataEntry.B953])">
            <text:p/>
          </table:table-cell>
          <table:table-cell table:formula="of:=IF([$DataEntry.E953]=&quot;&quot;;&quot;&quot;;[$DataEntry.E953])">
            <text:p/>
          </table:table-cell>
          <table:table-cell table:formula="of:=IF([$DataEntry.F953]=&quot;&quot;;&quot;&quot;;[$DataEntry.F953])">
            <text:p/>
          </table:table-cell>
          <table:table-cell table:formula="of:=IF([$DataEntry.G953]=&quot;&quot;;&quot;&quot;;[$DataEntry.G953])">
            <text:p/>
          </table:table-cell>
          <table:table-cell table:formula="of:=IF([$DataEntry.H953]=&quot;&quot;;&quot;&quot;;[$DataEntry.H953])">
            <text:p/>
          </table:table-cell>
          <table:table-cell table:formula="of:=IF([$DataEntry.I953]=&quot;&quot;;&quot;&quot;;[$DataEntry.I953])">
            <text:p/>
          </table:table-cell>
          <table:table-cell table:formula="of:=IF([$DataEntry.C953]=&quot;&quot;;&quot;&quot;;[$DataEntry.C953])">
            <text:p/>
          </table:table-cell>
          <table:table-cell table:formula="of:=&quot;&quot;">
            <text:p/>
          </table:table-cell>
          <table:table-cell table:formula="of:=IF([$DataEntry.D953]=&quot;&quot;;&quot;&quot;;[$DataEntry.D95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53]=&quot;&quot;;&quot;&quot;;[$DataEntry.N953])">
            <text:p/>
          </table:table-cell>
          <table:table-cell table:formula="of:=IF([$DataEntry.O953]=&quot;&quot;;&quot;&quot;;[$DataEntry.O953])">
            <text:p/>
          </table:table-cell>
          <table:table-cell table:formula="of:=IF([$DataEntry.P953]=&quot;&quot;;&quot;&quot;;[$DataEntry.P953])">
            <text:p/>
          </table:table-cell>
          <table:table-cell table:number-columns-repeated="48"/>
        </table:table-row>
        <table:table-row table:style-name="ro1">
          <table:table-cell table:formula="of:=IF([$DataEntry.A954]=&quot;&quot;;&quot;&quot;;[$DataEntry.A954])">
            <text:p/>
          </table:table-cell>
          <table:table-cell table:formula="of:=&quot;&quot;">
            <text:p/>
          </table:table-cell>
          <table:table-cell table:formula="of:=IF([$DataEntry.B954]=&quot;&quot;;&quot;&quot;;[$DataEntry.B954])">
            <text:p/>
          </table:table-cell>
          <table:table-cell table:formula="of:=IF([$DataEntry.E954]=&quot;&quot;;&quot;&quot;;[$DataEntry.E954])">
            <text:p/>
          </table:table-cell>
          <table:table-cell table:formula="of:=IF([$DataEntry.F954]=&quot;&quot;;&quot;&quot;;[$DataEntry.F954])">
            <text:p/>
          </table:table-cell>
          <table:table-cell table:formula="of:=IF([$DataEntry.G954]=&quot;&quot;;&quot;&quot;;[$DataEntry.G954])">
            <text:p/>
          </table:table-cell>
          <table:table-cell table:formula="of:=IF([$DataEntry.H954]=&quot;&quot;;&quot;&quot;;[$DataEntry.H954])">
            <text:p/>
          </table:table-cell>
          <table:table-cell table:formula="of:=IF([$DataEntry.I954]=&quot;&quot;;&quot;&quot;;[$DataEntry.I954])">
            <text:p/>
          </table:table-cell>
          <table:table-cell table:formula="of:=IF([$DataEntry.C954]=&quot;&quot;;&quot;&quot;;[$DataEntry.C954])">
            <text:p/>
          </table:table-cell>
          <table:table-cell table:formula="of:=&quot;&quot;">
            <text:p/>
          </table:table-cell>
          <table:table-cell table:formula="of:=IF([$DataEntry.D954]=&quot;&quot;;&quot;&quot;;[$DataEntry.D95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54]=&quot;&quot;;&quot;&quot;;[$DataEntry.N954])">
            <text:p/>
          </table:table-cell>
          <table:table-cell table:formula="of:=IF([$DataEntry.O954]=&quot;&quot;;&quot;&quot;;[$DataEntry.O954])">
            <text:p/>
          </table:table-cell>
          <table:table-cell table:formula="of:=IF([$DataEntry.P954]=&quot;&quot;;&quot;&quot;;[$DataEntry.P954])">
            <text:p/>
          </table:table-cell>
          <table:table-cell table:number-columns-repeated="48"/>
        </table:table-row>
        <table:table-row table:style-name="ro1">
          <table:table-cell table:formula="of:=IF([$DataEntry.A955]=&quot;&quot;;&quot;&quot;;[$DataEntry.A955])">
            <text:p/>
          </table:table-cell>
          <table:table-cell table:formula="of:=&quot;&quot;">
            <text:p/>
          </table:table-cell>
          <table:table-cell table:formula="of:=IF([$DataEntry.B955]=&quot;&quot;;&quot;&quot;;[$DataEntry.B955])">
            <text:p/>
          </table:table-cell>
          <table:table-cell table:formula="of:=IF([$DataEntry.E955]=&quot;&quot;;&quot;&quot;;[$DataEntry.E955])">
            <text:p/>
          </table:table-cell>
          <table:table-cell table:formula="of:=IF([$DataEntry.F955]=&quot;&quot;;&quot;&quot;;[$DataEntry.F955])">
            <text:p/>
          </table:table-cell>
          <table:table-cell table:formula="of:=IF([$DataEntry.G955]=&quot;&quot;;&quot;&quot;;[$DataEntry.G955])">
            <text:p/>
          </table:table-cell>
          <table:table-cell table:formula="of:=IF([$DataEntry.H955]=&quot;&quot;;&quot;&quot;;[$DataEntry.H955])">
            <text:p/>
          </table:table-cell>
          <table:table-cell table:formula="of:=IF([$DataEntry.I955]=&quot;&quot;;&quot;&quot;;[$DataEntry.I955])">
            <text:p/>
          </table:table-cell>
          <table:table-cell table:formula="of:=IF([$DataEntry.C955]=&quot;&quot;;&quot;&quot;;[$DataEntry.C955])">
            <text:p/>
          </table:table-cell>
          <table:table-cell table:formula="of:=&quot;&quot;">
            <text:p/>
          </table:table-cell>
          <table:table-cell table:formula="of:=IF([$DataEntry.D955]=&quot;&quot;;&quot;&quot;;[$DataEntry.D95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55]=&quot;&quot;;&quot;&quot;;[$DataEntry.N955])">
            <text:p/>
          </table:table-cell>
          <table:table-cell table:formula="of:=IF([$DataEntry.O955]=&quot;&quot;;&quot;&quot;;[$DataEntry.O955])">
            <text:p/>
          </table:table-cell>
          <table:table-cell table:formula="of:=IF([$DataEntry.P955]=&quot;&quot;;&quot;&quot;;[$DataEntry.P955])">
            <text:p/>
          </table:table-cell>
          <table:table-cell table:number-columns-repeated="48"/>
        </table:table-row>
        <table:table-row table:style-name="ro1">
          <table:table-cell table:formula="of:=IF([$DataEntry.A956]=&quot;&quot;;&quot;&quot;;[$DataEntry.A956])">
            <text:p/>
          </table:table-cell>
          <table:table-cell table:formula="of:=&quot;&quot;">
            <text:p/>
          </table:table-cell>
          <table:table-cell table:formula="of:=IF([$DataEntry.B956]=&quot;&quot;;&quot;&quot;;[$DataEntry.B956])">
            <text:p/>
          </table:table-cell>
          <table:table-cell table:formula="of:=IF([$DataEntry.E956]=&quot;&quot;;&quot;&quot;;[$DataEntry.E956])">
            <text:p/>
          </table:table-cell>
          <table:table-cell table:formula="of:=IF([$DataEntry.F956]=&quot;&quot;;&quot;&quot;;[$DataEntry.F956])">
            <text:p/>
          </table:table-cell>
          <table:table-cell table:formula="of:=IF([$DataEntry.G956]=&quot;&quot;;&quot;&quot;;[$DataEntry.G956])">
            <text:p/>
          </table:table-cell>
          <table:table-cell table:formula="of:=IF([$DataEntry.H956]=&quot;&quot;;&quot;&quot;;[$DataEntry.H956])">
            <text:p/>
          </table:table-cell>
          <table:table-cell table:formula="of:=IF([$DataEntry.I956]=&quot;&quot;;&quot;&quot;;[$DataEntry.I956])">
            <text:p/>
          </table:table-cell>
          <table:table-cell table:formula="of:=IF([$DataEntry.C956]=&quot;&quot;;&quot;&quot;;[$DataEntry.C956])">
            <text:p/>
          </table:table-cell>
          <table:table-cell table:formula="of:=&quot;&quot;">
            <text:p/>
          </table:table-cell>
          <table:table-cell table:formula="of:=IF([$DataEntry.D956]=&quot;&quot;;&quot;&quot;;[$DataEntry.D95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56]=&quot;&quot;;&quot;&quot;;[$DataEntry.N956])">
            <text:p/>
          </table:table-cell>
          <table:table-cell table:formula="of:=IF([$DataEntry.O956]=&quot;&quot;;&quot;&quot;;[$DataEntry.O956])">
            <text:p/>
          </table:table-cell>
          <table:table-cell table:formula="of:=IF([$DataEntry.P956]=&quot;&quot;;&quot;&quot;;[$DataEntry.P956])">
            <text:p/>
          </table:table-cell>
          <table:table-cell table:number-columns-repeated="48"/>
        </table:table-row>
        <table:table-row table:style-name="ro1">
          <table:table-cell table:formula="of:=IF([$DataEntry.A957]=&quot;&quot;;&quot;&quot;;[$DataEntry.A957])">
            <text:p/>
          </table:table-cell>
          <table:table-cell table:formula="of:=&quot;&quot;">
            <text:p/>
          </table:table-cell>
          <table:table-cell table:formula="of:=IF([$DataEntry.B957]=&quot;&quot;;&quot;&quot;;[$DataEntry.B957])">
            <text:p/>
          </table:table-cell>
          <table:table-cell table:formula="of:=IF([$DataEntry.E957]=&quot;&quot;;&quot;&quot;;[$DataEntry.E957])">
            <text:p/>
          </table:table-cell>
          <table:table-cell table:formula="of:=IF([$DataEntry.F957]=&quot;&quot;;&quot;&quot;;[$DataEntry.F957])">
            <text:p/>
          </table:table-cell>
          <table:table-cell table:formula="of:=IF([$DataEntry.G957]=&quot;&quot;;&quot;&quot;;[$DataEntry.G957])">
            <text:p/>
          </table:table-cell>
          <table:table-cell table:formula="of:=IF([$DataEntry.H957]=&quot;&quot;;&quot;&quot;;[$DataEntry.H957])">
            <text:p/>
          </table:table-cell>
          <table:table-cell table:formula="of:=IF([$DataEntry.I957]=&quot;&quot;;&quot;&quot;;[$DataEntry.I957])">
            <text:p/>
          </table:table-cell>
          <table:table-cell table:formula="of:=IF([$DataEntry.C957]=&quot;&quot;;&quot;&quot;;[$DataEntry.C957])">
            <text:p/>
          </table:table-cell>
          <table:table-cell table:formula="of:=&quot;&quot;">
            <text:p/>
          </table:table-cell>
          <table:table-cell table:formula="of:=IF([$DataEntry.D957]=&quot;&quot;;&quot;&quot;;[$DataEntry.D95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57]=&quot;&quot;;&quot;&quot;;[$DataEntry.N957])">
            <text:p/>
          </table:table-cell>
          <table:table-cell table:formula="of:=IF([$DataEntry.O957]=&quot;&quot;;&quot;&quot;;[$DataEntry.O957])">
            <text:p/>
          </table:table-cell>
          <table:table-cell table:formula="of:=IF([$DataEntry.P957]=&quot;&quot;;&quot;&quot;;[$DataEntry.P957])">
            <text:p/>
          </table:table-cell>
          <table:table-cell table:number-columns-repeated="48"/>
        </table:table-row>
        <table:table-row table:style-name="ro1">
          <table:table-cell table:formula="of:=IF([$DataEntry.A958]=&quot;&quot;;&quot;&quot;;[$DataEntry.A958])">
            <text:p/>
          </table:table-cell>
          <table:table-cell table:formula="of:=&quot;&quot;">
            <text:p/>
          </table:table-cell>
          <table:table-cell table:formula="of:=IF([$DataEntry.B958]=&quot;&quot;;&quot;&quot;;[$DataEntry.B958])">
            <text:p/>
          </table:table-cell>
          <table:table-cell table:formula="of:=IF([$DataEntry.E958]=&quot;&quot;;&quot;&quot;;[$DataEntry.E958])">
            <text:p/>
          </table:table-cell>
          <table:table-cell table:formula="of:=IF([$DataEntry.F958]=&quot;&quot;;&quot;&quot;;[$DataEntry.F958])">
            <text:p/>
          </table:table-cell>
          <table:table-cell table:formula="of:=IF([$DataEntry.G958]=&quot;&quot;;&quot;&quot;;[$DataEntry.G958])">
            <text:p/>
          </table:table-cell>
          <table:table-cell table:formula="of:=IF([$DataEntry.H958]=&quot;&quot;;&quot;&quot;;[$DataEntry.H958])">
            <text:p/>
          </table:table-cell>
          <table:table-cell table:formula="of:=IF([$DataEntry.I958]=&quot;&quot;;&quot;&quot;;[$DataEntry.I958])">
            <text:p/>
          </table:table-cell>
          <table:table-cell table:formula="of:=IF([$DataEntry.C958]=&quot;&quot;;&quot;&quot;;[$DataEntry.C958])">
            <text:p/>
          </table:table-cell>
          <table:table-cell table:formula="of:=&quot;&quot;">
            <text:p/>
          </table:table-cell>
          <table:table-cell table:formula="of:=IF([$DataEntry.D958]=&quot;&quot;;&quot;&quot;;[$DataEntry.D95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58]=&quot;&quot;;&quot;&quot;;[$DataEntry.N958])">
            <text:p/>
          </table:table-cell>
          <table:table-cell table:formula="of:=IF([$DataEntry.O958]=&quot;&quot;;&quot;&quot;;[$DataEntry.O958])">
            <text:p/>
          </table:table-cell>
          <table:table-cell table:formula="of:=IF([$DataEntry.P958]=&quot;&quot;;&quot;&quot;;[$DataEntry.P958])">
            <text:p/>
          </table:table-cell>
          <table:table-cell table:number-columns-repeated="48"/>
        </table:table-row>
        <table:table-row table:style-name="ro1">
          <table:table-cell table:formula="of:=IF([$DataEntry.A959]=&quot;&quot;;&quot;&quot;;[$DataEntry.A959])">
            <text:p/>
          </table:table-cell>
          <table:table-cell table:formula="of:=&quot;&quot;">
            <text:p/>
          </table:table-cell>
          <table:table-cell table:formula="of:=IF([$DataEntry.B959]=&quot;&quot;;&quot;&quot;;[$DataEntry.B959])">
            <text:p/>
          </table:table-cell>
          <table:table-cell table:formula="of:=IF([$DataEntry.E959]=&quot;&quot;;&quot;&quot;;[$DataEntry.E959])">
            <text:p/>
          </table:table-cell>
          <table:table-cell table:formula="of:=IF([$DataEntry.F959]=&quot;&quot;;&quot;&quot;;[$DataEntry.F959])">
            <text:p/>
          </table:table-cell>
          <table:table-cell table:formula="of:=IF([$DataEntry.G959]=&quot;&quot;;&quot;&quot;;[$DataEntry.G959])">
            <text:p/>
          </table:table-cell>
          <table:table-cell table:formula="of:=IF([$DataEntry.H959]=&quot;&quot;;&quot;&quot;;[$DataEntry.H959])">
            <text:p/>
          </table:table-cell>
          <table:table-cell table:formula="of:=IF([$DataEntry.I959]=&quot;&quot;;&quot;&quot;;[$DataEntry.I959])">
            <text:p/>
          </table:table-cell>
          <table:table-cell table:formula="of:=IF([$DataEntry.C959]=&quot;&quot;;&quot;&quot;;[$DataEntry.C959])">
            <text:p/>
          </table:table-cell>
          <table:table-cell table:formula="of:=&quot;&quot;">
            <text:p/>
          </table:table-cell>
          <table:table-cell table:formula="of:=IF([$DataEntry.D959]=&quot;&quot;;&quot;&quot;;[$DataEntry.D95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59]=&quot;&quot;;&quot;&quot;;[$DataEntry.N959])">
            <text:p/>
          </table:table-cell>
          <table:table-cell table:formula="of:=IF([$DataEntry.O959]=&quot;&quot;;&quot;&quot;;[$DataEntry.O959])">
            <text:p/>
          </table:table-cell>
          <table:table-cell table:formula="of:=IF([$DataEntry.P959]=&quot;&quot;;&quot;&quot;;[$DataEntry.P959])">
            <text:p/>
          </table:table-cell>
          <table:table-cell table:number-columns-repeated="48"/>
        </table:table-row>
        <table:table-row table:style-name="ro1">
          <table:table-cell table:formula="of:=IF([$DataEntry.A960]=&quot;&quot;;&quot;&quot;;[$DataEntry.A960])">
            <text:p/>
          </table:table-cell>
          <table:table-cell table:formula="of:=&quot;&quot;">
            <text:p/>
          </table:table-cell>
          <table:table-cell table:formula="of:=IF([$DataEntry.B960]=&quot;&quot;;&quot;&quot;;[$DataEntry.B960])">
            <text:p/>
          </table:table-cell>
          <table:table-cell table:formula="of:=IF([$DataEntry.E960]=&quot;&quot;;&quot;&quot;;[$DataEntry.E960])">
            <text:p/>
          </table:table-cell>
          <table:table-cell table:formula="of:=IF([$DataEntry.F960]=&quot;&quot;;&quot;&quot;;[$DataEntry.F960])">
            <text:p/>
          </table:table-cell>
          <table:table-cell table:formula="of:=IF([$DataEntry.G960]=&quot;&quot;;&quot;&quot;;[$DataEntry.G960])">
            <text:p/>
          </table:table-cell>
          <table:table-cell table:formula="of:=IF([$DataEntry.H960]=&quot;&quot;;&quot;&quot;;[$DataEntry.H960])">
            <text:p/>
          </table:table-cell>
          <table:table-cell table:formula="of:=IF([$DataEntry.I960]=&quot;&quot;;&quot;&quot;;[$DataEntry.I960])">
            <text:p/>
          </table:table-cell>
          <table:table-cell table:formula="of:=IF([$DataEntry.C960]=&quot;&quot;;&quot;&quot;;[$DataEntry.C960])">
            <text:p/>
          </table:table-cell>
          <table:table-cell table:formula="of:=&quot;&quot;">
            <text:p/>
          </table:table-cell>
          <table:table-cell table:formula="of:=IF([$DataEntry.D960]=&quot;&quot;;&quot;&quot;;[$DataEntry.D96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60]=&quot;&quot;;&quot;&quot;;[$DataEntry.N960])">
            <text:p/>
          </table:table-cell>
          <table:table-cell table:formula="of:=IF([$DataEntry.O960]=&quot;&quot;;&quot;&quot;;[$DataEntry.O960])">
            <text:p/>
          </table:table-cell>
          <table:table-cell table:formula="of:=IF([$DataEntry.P960]=&quot;&quot;;&quot;&quot;;[$DataEntry.P960])">
            <text:p/>
          </table:table-cell>
          <table:table-cell table:number-columns-repeated="48"/>
        </table:table-row>
        <table:table-row table:style-name="ro1">
          <table:table-cell table:formula="of:=IF([$DataEntry.A961]=&quot;&quot;;&quot;&quot;;[$DataEntry.A961])">
            <text:p/>
          </table:table-cell>
          <table:table-cell table:formula="of:=&quot;&quot;">
            <text:p/>
          </table:table-cell>
          <table:table-cell table:formula="of:=IF([$DataEntry.B961]=&quot;&quot;;&quot;&quot;;[$DataEntry.B961])">
            <text:p/>
          </table:table-cell>
          <table:table-cell table:formula="of:=IF([$DataEntry.E961]=&quot;&quot;;&quot;&quot;;[$DataEntry.E961])">
            <text:p/>
          </table:table-cell>
          <table:table-cell table:formula="of:=IF([$DataEntry.F961]=&quot;&quot;;&quot;&quot;;[$DataEntry.F961])">
            <text:p/>
          </table:table-cell>
          <table:table-cell table:formula="of:=IF([$DataEntry.G961]=&quot;&quot;;&quot;&quot;;[$DataEntry.G961])">
            <text:p/>
          </table:table-cell>
          <table:table-cell table:formula="of:=IF([$DataEntry.H961]=&quot;&quot;;&quot;&quot;;[$DataEntry.H961])">
            <text:p/>
          </table:table-cell>
          <table:table-cell table:formula="of:=IF([$DataEntry.I961]=&quot;&quot;;&quot;&quot;;[$DataEntry.I961])">
            <text:p/>
          </table:table-cell>
          <table:table-cell table:formula="of:=IF([$DataEntry.C961]=&quot;&quot;;&quot;&quot;;[$DataEntry.C961])">
            <text:p/>
          </table:table-cell>
          <table:table-cell table:formula="of:=&quot;&quot;">
            <text:p/>
          </table:table-cell>
          <table:table-cell table:formula="of:=IF([$DataEntry.D961]=&quot;&quot;;&quot;&quot;;[$DataEntry.D96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61]=&quot;&quot;;&quot;&quot;;[$DataEntry.N961])">
            <text:p/>
          </table:table-cell>
          <table:table-cell table:formula="of:=IF([$DataEntry.O961]=&quot;&quot;;&quot;&quot;;[$DataEntry.O961])">
            <text:p/>
          </table:table-cell>
          <table:table-cell table:formula="of:=IF([$DataEntry.P961]=&quot;&quot;;&quot;&quot;;[$DataEntry.P961])">
            <text:p/>
          </table:table-cell>
          <table:table-cell table:number-columns-repeated="48"/>
        </table:table-row>
        <table:table-row table:style-name="ro1">
          <table:table-cell table:formula="of:=IF([$DataEntry.A962]=&quot;&quot;;&quot;&quot;;[$DataEntry.A962])">
            <text:p/>
          </table:table-cell>
          <table:table-cell table:formula="of:=&quot;&quot;">
            <text:p/>
          </table:table-cell>
          <table:table-cell table:formula="of:=IF([$DataEntry.B962]=&quot;&quot;;&quot;&quot;;[$DataEntry.B962])">
            <text:p/>
          </table:table-cell>
          <table:table-cell table:formula="of:=IF([$DataEntry.E962]=&quot;&quot;;&quot;&quot;;[$DataEntry.E962])">
            <text:p/>
          </table:table-cell>
          <table:table-cell table:formula="of:=IF([$DataEntry.F962]=&quot;&quot;;&quot;&quot;;[$DataEntry.F962])">
            <text:p/>
          </table:table-cell>
          <table:table-cell table:formula="of:=IF([$DataEntry.G962]=&quot;&quot;;&quot;&quot;;[$DataEntry.G962])">
            <text:p/>
          </table:table-cell>
          <table:table-cell table:formula="of:=IF([$DataEntry.H962]=&quot;&quot;;&quot;&quot;;[$DataEntry.H962])">
            <text:p/>
          </table:table-cell>
          <table:table-cell table:formula="of:=IF([$DataEntry.I962]=&quot;&quot;;&quot;&quot;;[$DataEntry.I962])">
            <text:p/>
          </table:table-cell>
          <table:table-cell table:formula="of:=IF([$DataEntry.C962]=&quot;&quot;;&quot;&quot;;[$DataEntry.C962])">
            <text:p/>
          </table:table-cell>
          <table:table-cell table:formula="of:=&quot;&quot;">
            <text:p/>
          </table:table-cell>
          <table:table-cell table:formula="of:=IF([$DataEntry.D962]=&quot;&quot;;&quot;&quot;;[$DataEntry.D96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62]=&quot;&quot;;&quot;&quot;;[$DataEntry.N962])">
            <text:p/>
          </table:table-cell>
          <table:table-cell table:formula="of:=IF([$DataEntry.O962]=&quot;&quot;;&quot;&quot;;[$DataEntry.O962])">
            <text:p/>
          </table:table-cell>
          <table:table-cell table:formula="of:=IF([$DataEntry.P962]=&quot;&quot;;&quot;&quot;;[$DataEntry.P962])">
            <text:p/>
          </table:table-cell>
          <table:table-cell table:number-columns-repeated="48"/>
        </table:table-row>
        <table:table-row table:style-name="ro1">
          <table:table-cell table:formula="of:=IF([$DataEntry.A963]=&quot;&quot;;&quot;&quot;;[$DataEntry.A963])">
            <text:p/>
          </table:table-cell>
          <table:table-cell table:formula="of:=&quot;&quot;">
            <text:p/>
          </table:table-cell>
          <table:table-cell table:formula="of:=IF([$DataEntry.B963]=&quot;&quot;;&quot;&quot;;[$DataEntry.B963])">
            <text:p/>
          </table:table-cell>
          <table:table-cell table:formula="of:=IF([$DataEntry.E963]=&quot;&quot;;&quot;&quot;;[$DataEntry.E963])">
            <text:p/>
          </table:table-cell>
          <table:table-cell table:formula="of:=IF([$DataEntry.F963]=&quot;&quot;;&quot;&quot;;[$DataEntry.F963])">
            <text:p/>
          </table:table-cell>
          <table:table-cell table:formula="of:=IF([$DataEntry.G963]=&quot;&quot;;&quot;&quot;;[$DataEntry.G963])">
            <text:p/>
          </table:table-cell>
          <table:table-cell table:formula="of:=IF([$DataEntry.H963]=&quot;&quot;;&quot;&quot;;[$DataEntry.H963])">
            <text:p/>
          </table:table-cell>
          <table:table-cell table:formula="of:=IF([$DataEntry.I963]=&quot;&quot;;&quot;&quot;;[$DataEntry.I963])">
            <text:p/>
          </table:table-cell>
          <table:table-cell table:formula="of:=IF([$DataEntry.C963]=&quot;&quot;;&quot;&quot;;[$DataEntry.C963])">
            <text:p/>
          </table:table-cell>
          <table:table-cell table:formula="of:=&quot;&quot;">
            <text:p/>
          </table:table-cell>
          <table:table-cell table:formula="of:=IF([$DataEntry.D963]=&quot;&quot;;&quot;&quot;;[$DataEntry.D96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63]=&quot;&quot;;&quot;&quot;;[$DataEntry.N963])">
            <text:p/>
          </table:table-cell>
          <table:table-cell table:formula="of:=IF([$DataEntry.O963]=&quot;&quot;;&quot;&quot;;[$DataEntry.O963])">
            <text:p/>
          </table:table-cell>
          <table:table-cell table:formula="of:=IF([$DataEntry.P963]=&quot;&quot;;&quot;&quot;;[$DataEntry.P963])">
            <text:p/>
          </table:table-cell>
          <table:table-cell table:number-columns-repeated="48"/>
        </table:table-row>
        <table:table-row table:style-name="ro1">
          <table:table-cell table:formula="of:=IF([$DataEntry.A964]=&quot;&quot;;&quot;&quot;;[$DataEntry.A964])">
            <text:p/>
          </table:table-cell>
          <table:table-cell table:formula="of:=&quot;&quot;">
            <text:p/>
          </table:table-cell>
          <table:table-cell table:formula="of:=IF([$DataEntry.B964]=&quot;&quot;;&quot;&quot;;[$DataEntry.B964])">
            <text:p/>
          </table:table-cell>
          <table:table-cell table:formula="of:=IF([$DataEntry.E964]=&quot;&quot;;&quot;&quot;;[$DataEntry.E964])">
            <text:p/>
          </table:table-cell>
          <table:table-cell table:formula="of:=IF([$DataEntry.F964]=&quot;&quot;;&quot;&quot;;[$DataEntry.F964])">
            <text:p/>
          </table:table-cell>
          <table:table-cell table:formula="of:=IF([$DataEntry.G964]=&quot;&quot;;&quot;&quot;;[$DataEntry.G964])">
            <text:p/>
          </table:table-cell>
          <table:table-cell table:formula="of:=IF([$DataEntry.H964]=&quot;&quot;;&quot;&quot;;[$DataEntry.H964])">
            <text:p/>
          </table:table-cell>
          <table:table-cell table:formula="of:=IF([$DataEntry.I964]=&quot;&quot;;&quot;&quot;;[$DataEntry.I964])">
            <text:p/>
          </table:table-cell>
          <table:table-cell table:formula="of:=IF([$DataEntry.C964]=&quot;&quot;;&quot;&quot;;[$DataEntry.C964])">
            <text:p/>
          </table:table-cell>
          <table:table-cell table:formula="of:=&quot;&quot;">
            <text:p/>
          </table:table-cell>
          <table:table-cell table:formula="of:=IF([$DataEntry.D964]=&quot;&quot;;&quot;&quot;;[$DataEntry.D96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64]=&quot;&quot;;&quot;&quot;;[$DataEntry.N964])">
            <text:p/>
          </table:table-cell>
          <table:table-cell table:formula="of:=IF([$DataEntry.O964]=&quot;&quot;;&quot;&quot;;[$DataEntry.O964])">
            <text:p/>
          </table:table-cell>
          <table:table-cell table:formula="of:=IF([$DataEntry.P964]=&quot;&quot;;&quot;&quot;;[$DataEntry.P964])">
            <text:p/>
          </table:table-cell>
          <table:table-cell table:number-columns-repeated="48"/>
        </table:table-row>
        <table:table-row table:style-name="ro1">
          <table:table-cell table:formula="of:=IF([$DataEntry.A965]=&quot;&quot;;&quot;&quot;;[$DataEntry.A965])">
            <text:p/>
          </table:table-cell>
          <table:table-cell table:formula="of:=&quot;&quot;">
            <text:p/>
          </table:table-cell>
          <table:table-cell table:formula="of:=IF([$DataEntry.B965]=&quot;&quot;;&quot;&quot;;[$DataEntry.B965])">
            <text:p/>
          </table:table-cell>
          <table:table-cell table:formula="of:=IF([$DataEntry.E965]=&quot;&quot;;&quot;&quot;;[$DataEntry.E965])">
            <text:p/>
          </table:table-cell>
          <table:table-cell table:formula="of:=IF([$DataEntry.F965]=&quot;&quot;;&quot;&quot;;[$DataEntry.F965])">
            <text:p/>
          </table:table-cell>
          <table:table-cell table:formula="of:=IF([$DataEntry.G965]=&quot;&quot;;&quot;&quot;;[$DataEntry.G965])">
            <text:p/>
          </table:table-cell>
          <table:table-cell table:formula="of:=IF([$DataEntry.H965]=&quot;&quot;;&quot;&quot;;[$DataEntry.H965])">
            <text:p/>
          </table:table-cell>
          <table:table-cell table:formula="of:=IF([$DataEntry.I965]=&quot;&quot;;&quot;&quot;;[$DataEntry.I965])">
            <text:p/>
          </table:table-cell>
          <table:table-cell table:formula="of:=IF([$DataEntry.C965]=&quot;&quot;;&quot;&quot;;[$DataEntry.C965])">
            <text:p/>
          </table:table-cell>
          <table:table-cell table:formula="of:=&quot;&quot;">
            <text:p/>
          </table:table-cell>
          <table:table-cell table:formula="of:=IF([$DataEntry.D965]=&quot;&quot;;&quot;&quot;;[$DataEntry.D96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65]=&quot;&quot;;&quot;&quot;;[$DataEntry.N965])">
            <text:p/>
          </table:table-cell>
          <table:table-cell table:formula="of:=IF([$DataEntry.O965]=&quot;&quot;;&quot;&quot;;[$DataEntry.O965])">
            <text:p/>
          </table:table-cell>
          <table:table-cell table:formula="of:=IF([$DataEntry.P965]=&quot;&quot;;&quot;&quot;;[$DataEntry.P965])">
            <text:p/>
          </table:table-cell>
          <table:table-cell table:number-columns-repeated="48"/>
        </table:table-row>
        <table:table-row table:style-name="ro1">
          <table:table-cell table:formula="of:=IF([$DataEntry.A966]=&quot;&quot;;&quot;&quot;;[$DataEntry.A966])">
            <text:p/>
          </table:table-cell>
          <table:table-cell table:formula="of:=&quot;&quot;">
            <text:p/>
          </table:table-cell>
          <table:table-cell table:formula="of:=IF([$DataEntry.B966]=&quot;&quot;;&quot;&quot;;[$DataEntry.B966])">
            <text:p/>
          </table:table-cell>
          <table:table-cell table:formula="of:=IF([$DataEntry.E966]=&quot;&quot;;&quot;&quot;;[$DataEntry.E966])">
            <text:p/>
          </table:table-cell>
          <table:table-cell table:formula="of:=IF([$DataEntry.F966]=&quot;&quot;;&quot;&quot;;[$DataEntry.F966])">
            <text:p/>
          </table:table-cell>
          <table:table-cell table:formula="of:=IF([$DataEntry.G966]=&quot;&quot;;&quot;&quot;;[$DataEntry.G966])">
            <text:p/>
          </table:table-cell>
          <table:table-cell table:formula="of:=IF([$DataEntry.H966]=&quot;&quot;;&quot;&quot;;[$DataEntry.H966])">
            <text:p/>
          </table:table-cell>
          <table:table-cell table:formula="of:=IF([$DataEntry.I966]=&quot;&quot;;&quot;&quot;;[$DataEntry.I966])">
            <text:p/>
          </table:table-cell>
          <table:table-cell table:formula="of:=IF([$DataEntry.C966]=&quot;&quot;;&quot;&quot;;[$DataEntry.C966])">
            <text:p/>
          </table:table-cell>
          <table:table-cell table:formula="of:=&quot;&quot;">
            <text:p/>
          </table:table-cell>
          <table:table-cell table:formula="of:=IF([$DataEntry.D966]=&quot;&quot;;&quot;&quot;;[$DataEntry.D96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66]=&quot;&quot;;&quot;&quot;;[$DataEntry.N966])">
            <text:p/>
          </table:table-cell>
          <table:table-cell table:formula="of:=IF([$DataEntry.O966]=&quot;&quot;;&quot;&quot;;[$DataEntry.O966])">
            <text:p/>
          </table:table-cell>
          <table:table-cell table:formula="of:=IF([$DataEntry.P966]=&quot;&quot;;&quot;&quot;;[$DataEntry.P966])">
            <text:p/>
          </table:table-cell>
          <table:table-cell table:number-columns-repeated="48"/>
        </table:table-row>
        <table:table-row table:style-name="ro1">
          <table:table-cell table:formula="of:=IF([$DataEntry.A967]=&quot;&quot;;&quot;&quot;;[$DataEntry.A967])">
            <text:p/>
          </table:table-cell>
          <table:table-cell table:formula="of:=&quot;&quot;">
            <text:p/>
          </table:table-cell>
          <table:table-cell table:formula="of:=IF([$DataEntry.B967]=&quot;&quot;;&quot;&quot;;[$DataEntry.B967])">
            <text:p/>
          </table:table-cell>
          <table:table-cell table:formula="of:=IF([$DataEntry.E967]=&quot;&quot;;&quot;&quot;;[$DataEntry.E967])">
            <text:p/>
          </table:table-cell>
          <table:table-cell table:formula="of:=IF([$DataEntry.F967]=&quot;&quot;;&quot;&quot;;[$DataEntry.F967])">
            <text:p/>
          </table:table-cell>
          <table:table-cell table:formula="of:=IF([$DataEntry.G967]=&quot;&quot;;&quot;&quot;;[$DataEntry.G967])">
            <text:p/>
          </table:table-cell>
          <table:table-cell table:formula="of:=IF([$DataEntry.H967]=&quot;&quot;;&quot;&quot;;[$DataEntry.H967])">
            <text:p/>
          </table:table-cell>
          <table:table-cell table:formula="of:=IF([$DataEntry.I967]=&quot;&quot;;&quot;&quot;;[$DataEntry.I967])">
            <text:p/>
          </table:table-cell>
          <table:table-cell table:formula="of:=IF([$DataEntry.C967]=&quot;&quot;;&quot;&quot;;[$DataEntry.C967])">
            <text:p/>
          </table:table-cell>
          <table:table-cell table:formula="of:=&quot;&quot;">
            <text:p/>
          </table:table-cell>
          <table:table-cell table:formula="of:=IF([$DataEntry.D967]=&quot;&quot;;&quot;&quot;;[$DataEntry.D96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67]=&quot;&quot;;&quot;&quot;;[$DataEntry.N967])">
            <text:p/>
          </table:table-cell>
          <table:table-cell table:formula="of:=IF([$DataEntry.O967]=&quot;&quot;;&quot;&quot;;[$DataEntry.O967])">
            <text:p/>
          </table:table-cell>
          <table:table-cell table:formula="of:=IF([$DataEntry.P967]=&quot;&quot;;&quot;&quot;;[$DataEntry.P967])">
            <text:p/>
          </table:table-cell>
          <table:table-cell table:number-columns-repeated="48"/>
        </table:table-row>
        <table:table-row table:style-name="ro1">
          <table:table-cell table:formula="of:=IF([$DataEntry.A968]=&quot;&quot;;&quot;&quot;;[$DataEntry.A968])">
            <text:p/>
          </table:table-cell>
          <table:table-cell table:formula="of:=&quot;&quot;">
            <text:p/>
          </table:table-cell>
          <table:table-cell table:formula="of:=IF([$DataEntry.B968]=&quot;&quot;;&quot;&quot;;[$DataEntry.B968])">
            <text:p/>
          </table:table-cell>
          <table:table-cell table:formula="of:=IF([$DataEntry.E968]=&quot;&quot;;&quot;&quot;;[$DataEntry.E968])">
            <text:p/>
          </table:table-cell>
          <table:table-cell table:formula="of:=IF([$DataEntry.F968]=&quot;&quot;;&quot;&quot;;[$DataEntry.F968])">
            <text:p/>
          </table:table-cell>
          <table:table-cell table:formula="of:=IF([$DataEntry.G968]=&quot;&quot;;&quot;&quot;;[$DataEntry.G968])">
            <text:p/>
          </table:table-cell>
          <table:table-cell table:formula="of:=IF([$DataEntry.H968]=&quot;&quot;;&quot;&quot;;[$DataEntry.H968])">
            <text:p/>
          </table:table-cell>
          <table:table-cell table:formula="of:=IF([$DataEntry.I968]=&quot;&quot;;&quot;&quot;;[$DataEntry.I968])">
            <text:p/>
          </table:table-cell>
          <table:table-cell table:formula="of:=IF([$DataEntry.C968]=&quot;&quot;;&quot;&quot;;[$DataEntry.C968])">
            <text:p/>
          </table:table-cell>
          <table:table-cell table:formula="of:=&quot;&quot;">
            <text:p/>
          </table:table-cell>
          <table:table-cell table:formula="of:=IF([$DataEntry.D968]=&quot;&quot;;&quot;&quot;;[$DataEntry.D96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68]=&quot;&quot;;&quot;&quot;;[$DataEntry.N968])">
            <text:p/>
          </table:table-cell>
          <table:table-cell table:formula="of:=IF([$DataEntry.O968]=&quot;&quot;;&quot;&quot;;[$DataEntry.O968])">
            <text:p/>
          </table:table-cell>
          <table:table-cell table:formula="of:=IF([$DataEntry.P968]=&quot;&quot;;&quot;&quot;;[$DataEntry.P968])">
            <text:p/>
          </table:table-cell>
          <table:table-cell table:number-columns-repeated="48"/>
        </table:table-row>
        <table:table-row table:style-name="ro1">
          <table:table-cell table:formula="of:=IF([$DataEntry.A969]=&quot;&quot;;&quot;&quot;;[$DataEntry.A969])">
            <text:p/>
          </table:table-cell>
          <table:table-cell table:formula="of:=&quot;&quot;">
            <text:p/>
          </table:table-cell>
          <table:table-cell table:formula="of:=IF([$DataEntry.B969]=&quot;&quot;;&quot;&quot;;[$DataEntry.B969])">
            <text:p/>
          </table:table-cell>
          <table:table-cell table:formula="of:=IF([$DataEntry.E969]=&quot;&quot;;&quot;&quot;;[$DataEntry.E969])">
            <text:p/>
          </table:table-cell>
          <table:table-cell table:formula="of:=IF([$DataEntry.F969]=&quot;&quot;;&quot;&quot;;[$DataEntry.F969])">
            <text:p/>
          </table:table-cell>
          <table:table-cell table:formula="of:=IF([$DataEntry.G969]=&quot;&quot;;&quot;&quot;;[$DataEntry.G969])">
            <text:p/>
          </table:table-cell>
          <table:table-cell table:formula="of:=IF([$DataEntry.H969]=&quot;&quot;;&quot;&quot;;[$DataEntry.H969])">
            <text:p/>
          </table:table-cell>
          <table:table-cell table:formula="of:=IF([$DataEntry.I969]=&quot;&quot;;&quot;&quot;;[$DataEntry.I969])">
            <text:p/>
          </table:table-cell>
          <table:table-cell table:formula="of:=IF([$DataEntry.C969]=&quot;&quot;;&quot;&quot;;[$DataEntry.C969])">
            <text:p/>
          </table:table-cell>
          <table:table-cell table:formula="of:=&quot;&quot;">
            <text:p/>
          </table:table-cell>
          <table:table-cell table:formula="of:=IF([$DataEntry.D969]=&quot;&quot;;&quot;&quot;;[$DataEntry.D96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69]=&quot;&quot;;&quot;&quot;;[$DataEntry.N969])">
            <text:p/>
          </table:table-cell>
          <table:table-cell table:formula="of:=IF([$DataEntry.O969]=&quot;&quot;;&quot;&quot;;[$DataEntry.O969])">
            <text:p/>
          </table:table-cell>
          <table:table-cell table:formula="of:=IF([$DataEntry.P969]=&quot;&quot;;&quot;&quot;;[$DataEntry.P969])">
            <text:p/>
          </table:table-cell>
          <table:table-cell table:number-columns-repeated="48"/>
        </table:table-row>
        <table:table-row table:style-name="ro1">
          <table:table-cell table:formula="of:=IF([$DataEntry.A970]=&quot;&quot;;&quot;&quot;;[$DataEntry.A970])">
            <text:p/>
          </table:table-cell>
          <table:table-cell table:formula="of:=&quot;&quot;">
            <text:p/>
          </table:table-cell>
          <table:table-cell table:formula="of:=IF([$DataEntry.B970]=&quot;&quot;;&quot;&quot;;[$DataEntry.B970])">
            <text:p/>
          </table:table-cell>
          <table:table-cell table:formula="of:=IF([$DataEntry.E970]=&quot;&quot;;&quot;&quot;;[$DataEntry.E970])">
            <text:p/>
          </table:table-cell>
          <table:table-cell table:formula="of:=IF([$DataEntry.F970]=&quot;&quot;;&quot;&quot;;[$DataEntry.F970])">
            <text:p/>
          </table:table-cell>
          <table:table-cell table:formula="of:=IF([$DataEntry.G970]=&quot;&quot;;&quot;&quot;;[$DataEntry.G970])">
            <text:p/>
          </table:table-cell>
          <table:table-cell table:formula="of:=IF([$DataEntry.H970]=&quot;&quot;;&quot;&quot;;[$DataEntry.H970])">
            <text:p/>
          </table:table-cell>
          <table:table-cell table:formula="of:=IF([$DataEntry.I970]=&quot;&quot;;&quot;&quot;;[$DataEntry.I970])">
            <text:p/>
          </table:table-cell>
          <table:table-cell table:formula="of:=IF([$DataEntry.C970]=&quot;&quot;;&quot;&quot;;[$DataEntry.C970])">
            <text:p/>
          </table:table-cell>
          <table:table-cell table:formula="of:=&quot;&quot;">
            <text:p/>
          </table:table-cell>
          <table:table-cell table:formula="of:=IF([$DataEntry.D970]=&quot;&quot;;&quot;&quot;;[$DataEntry.D97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70]=&quot;&quot;;&quot;&quot;;[$DataEntry.N970])">
            <text:p/>
          </table:table-cell>
          <table:table-cell table:formula="of:=IF([$DataEntry.O970]=&quot;&quot;;&quot;&quot;;[$DataEntry.O970])">
            <text:p/>
          </table:table-cell>
          <table:table-cell table:formula="of:=IF([$DataEntry.P970]=&quot;&quot;;&quot;&quot;;[$DataEntry.P970])">
            <text:p/>
          </table:table-cell>
          <table:table-cell table:number-columns-repeated="48"/>
        </table:table-row>
        <table:table-row table:style-name="ro1">
          <table:table-cell table:formula="of:=IF([$DataEntry.A971]=&quot;&quot;;&quot;&quot;;[$DataEntry.A971])">
            <text:p/>
          </table:table-cell>
          <table:table-cell table:formula="of:=&quot;&quot;">
            <text:p/>
          </table:table-cell>
          <table:table-cell table:formula="of:=IF([$DataEntry.B971]=&quot;&quot;;&quot;&quot;;[$DataEntry.B971])">
            <text:p/>
          </table:table-cell>
          <table:table-cell table:formula="of:=IF([$DataEntry.E971]=&quot;&quot;;&quot;&quot;;[$DataEntry.E971])">
            <text:p/>
          </table:table-cell>
          <table:table-cell table:formula="of:=IF([$DataEntry.F971]=&quot;&quot;;&quot;&quot;;[$DataEntry.F971])">
            <text:p/>
          </table:table-cell>
          <table:table-cell table:formula="of:=IF([$DataEntry.G971]=&quot;&quot;;&quot;&quot;;[$DataEntry.G971])">
            <text:p/>
          </table:table-cell>
          <table:table-cell table:formula="of:=IF([$DataEntry.H971]=&quot;&quot;;&quot;&quot;;[$DataEntry.H971])">
            <text:p/>
          </table:table-cell>
          <table:table-cell table:formula="of:=IF([$DataEntry.I971]=&quot;&quot;;&quot;&quot;;[$DataEntry.I971])">
            <text:p/>
          </table:table-cell>
          <table:table-cell table:formula="of:=IF([$DataEntry.C971]=&quot;&quot;;&quot;&quot;;[$DataEntry.C971])">
            <text:p/>
          </table:table-cell>
          <table:table-cell table:formula="of:=&quot;&quot;">
            <text:p/>
          </table:table-cell>
          <table:table-cell table:formula="of:=IF([$DataEntry.D971]=&quot;&quot;;&quot;&quot;;[$DataEntry.D97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71]=&quot;&quot;;&quot;&quot;;[$DataEntry.N971])">
            <text:p/>
          </table:table-cell>
          <table:table-cell table:formula="of:=IF([$DataEntry.O971]=&quot;&quot;;&quot;&quot;;[$DataEntry.O971])">
            <text:p/>
          </table:table-cell>
          <table:table-cell table:formula="of:=IF([$DataEntry.P971]=&quot;&quot;;&quot;&quot;;[$DataEntry.P971])">
            <text:p/>
          </table:table-cell>
          <table:table-cell table:number-columns-repeated="48"/>
        </table:table-row>
        <table:table-row table:style-name="ro1">
          <table:table-cell table:formula="of:=IF([$DataEntry.A972]=&quot;&quot;;&quot;&quot;;[$DataEntry.A972])">
            <text:p/>
          </table:table-cell>
          <table:table-cell table:formula="of:=&quot;&quot;">
            <text:p/>
          </table:table-cell>
          <table:table-cell table:formula="of:=IF([$DataEntry.B972]=&quot;&quot;;&quot;&quot;;[$DataEntry.B972])">
            <text:p/>
          </table:table-cell>
          <table:table-cell table:formula="of:=IF([$DataEntry.E972]=&quot;&quot;;&quot;&quot;;[$DataEntry.E972])">
            <text:p/>
          </table:table-cell>
          <table:table-cell table:formula="of:=IF([$DataEntry.F972]=&quot;&quot;;&quot;&quot;;[$DataEntry.F972])">
            <text:p/>
          </table:table-cell>
          <table:table-cell table:formula="of:=IF([$DataEntry.G972]=&quot;&quot;;&quot;&quot;;[$DataEntry.G972])">
            <text:p/>
          </table:table-cell>
          <table:table-cell table:formula="of:=IF([$DataEntry.H972]=&quot;&quot;;&quot;&quot;;[$DataEntry.H972])">
            <text:p/>
          </table:table-cell>
          <table:table-cell table:formula="of:=IF([$DataEntry.I972]=&quot;&quot;;&quot;&quot;;[$DataEntry.I972])">
            <text:p/>
          </table:table-cell>
          <table:table-cell table:formula="of:=IF([$DataEntry.C972]=&quot;&quot;;&quot;&quot;;[$DataEntry.C972])">
            <text:p/>
          </table:table-cell>
          <table:table-cell table:formula="of:=&quot;&quot;">
            <text:p/>
          </table:table-cell>
          <table:table-cell table:formula="of:=IF([$DataEntry.D972]=&quot;&quot;;&quot;&quot;;[$DataEntry.D97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72]=&quot;&quot;;&quot;&quot;;[$DataEntry.N972])">
            <text:p/>
          </table:table-cell>
          <table:table-cell table:formula="of:=IF([$DataEntry.O972]=&quot;&quot;;&quot;&quot;;[$DataEntry.O972])">
            <text:p/>
          </table:table-cell>
          <table:table-cell table:formula="of:=IF([$DataEntry.P972]=&quot;&quot;;&quot;&quot;;[$DataEntry.P972])">
            <text:p/>
          </table:table-cell>
          <table:table-cell table:number-columns-repeated="48"/>
        </table:table-row>
        <table:table-row table:style-name="ro1">
          <table:table-cell table:formula="of:=IF([$DataEntry.A973]=&quot;&quot;;&quot;&quot;;[$DataEntry.A973])">
            <text:p/>
          </table:table-cell>
          <table:table-cell table:formula="of:=&quot;&quot;">
            <text:p/>
          </table:table-cell>
          <table:table-cell table:formula="of:=IF([$DataEntry.B973]=&quot;&quot;;&quot;&quot;;[$DataEntry.B973])">
            <text:p/>
          </table:table-cell>
          <table:table-cell table:formula="of:=IF([$DataEntry.E973]=&quot;&quot;;&quot;&quot;;[$DataEntry.E973])">
            <text:p/>
          </table:table-cell>
          <table:table-cell table:formula="of:=IF([$DataEntry.F973]=&quot;&quot;;&quot;&quot;;[$DataEntry.F973])">
            <text:p/>
          </table:table-cell>
          <table:table-cell table:formula="of:=IF([$DataEntry.G973]=&quot;&quot;;&quot;&quot;;[$DataEntry.G973])">
            <text:p/>
          </table:table-cell>
          <table:table-cell table:formula="of:=IF([$DataEntry.H973]=&quot;&quot;;&quot;&quot;;[$DataEntry.H973])">
            <text:p/>
          </table:table-cell>
          <table:table-cell table:formula="of:=IF([$DataEntry.I973]=&quot;&quot;;&quot;&quot;;[$DataEntry.I973])">
            <text:p/>
          </table:table-cell>
          <table:table-cell table:formula="of:=IF([$DataEntry.C973]=&quot;&quot;;&quot;&quot;;[$DataEntry.C973])">
            <text:p/>
          </table:table-cell>
          <table:table-cell table:formula="of:=&quot;&quot;">
            <text:p/>
          </table:table-cell>
          <table:table-cell table:formula="of:=IF([$DataEntry.D973]=&quot;&quot;;&quot;&quot;;[$DataEntry.D97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73]=&quot;&quot;;&quot;&quot;;[$DataEntry.N973])">
            <text:p/>
          </table:table-cell>
          <table:table-cell table:formula="of:=IF([$DataEntry.O973]=&quot;&quot;;&quot;&quot;;[$DataEntry.O973])">
            <text:p/>
          </table:table-cell>
          <table:table-cell table:formula="of:=IF([$DataEntry.P973]=&quot;&quot;;&quot;&quot;;[$DataEntry.P973])">
            <text:p/>
          </table:table-cell>
          <table:table-cell table:number-columns-repeated="48"/>
        </table:table-row>
        <table:table-row table:style-name="ro1">
          <table:table-cell table:formula="of:=IF([$DataEntry.A974]=&quot;&quot;;&quot;&quot;;[$DataEntry.A974])">
            <text:p/>
          </table:table-cell>
          <table:table-cell table:formula="of:=&quot;&quot;">
            <text:p/>
          </table:table-cell>
          <table:table-cell table:formula="of:=IF([$DataEntry.B974]=&quot;&quot;;&quot;&quot;;[$DataEntry.B974])">
            <text:p/>
          </table:table-cell>
          <table:table-cell table:formula="of:=IF([$DataEntry.E974]=&quot;&quot;;&quot;&quot;;[$DataEntry.E974])">
            <text:p/>
          </table:table-cell>
          <table:table-cell table:formula="of:=IF([$DataEntry.F974]=&quot;&quot;;&quot;&quot;;[$DataEntry.F974])">
            <text:p/>
          </table:table-cell>
          <table:table-cell table:formula="of:=IF([$DataEntry.G974]=&quot;&quot;;&quot;&quot;;[$DataEntry.G974])">
            <text:p/>
          </table:table-cell>
          <table:table-cell table:formula="of:=IF([$DataEntry.H974]=&quot;&quot;;&quot;&quot;;[$DataEntry.H974])">
            <text:p/>
          </table:table-cell>
          <table:table-cell table:formula="of:=IF([$DataEntry.I974]=&quot;&quot;;&quot;&quot;;[$DataEntry.I974])">
            <text:p/>
          </table:table-cell>
          <table:table-cell table:formula="of:=IF([$DataEntry.C974]=&quot;&quot;;&quot;&quot;;[$DataEntry.C974])">
            <text:p/>
          </table:table-cell>
          <table:table-cell table:formula="of:=&quot;&quot;">
            <text:p/>
          </table:table-cell>
          <table:table-cell table:formula="of:=IF([$DataEntry.D974]=&quot;&quot;;&quot;&quot;;[$DataEntry.D97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74]=&quot;&quot;;&quot;&quot;;[$DataEntry.N974])">
            <text:p/>
          </table:table-cell>
          <table:table-cell table:formula="of:=IF([$DataEntry.O974]=&quot;&quot;;&quot;&quot;;[$DataEntry.O974])">
            <text:p/>
          </table:table-cell>
          <table:table-cell table:formula="of:=IF([$DataEntry.P974]=&quot;&quot;;&quot;&quot;;[$DataEntry.P974])">
            <text:p/>
          </table:table-cell>
          <table:table-cell table:number-columns-repeated="48"/>
        </table:table-row>
        <table:table-row table:style-name="ro1">
          <table:table-cell table:formula="of:=IF([$DataEntry.A975]=&quot;&quot;;&quot;&quot;;[$DataEntry.A975])">
            <text:p/>
          </table:table-cell>
          <table:table-cell table:formula="of:=&quot;&quot;">
            <text:p/>
          </table:table-cell>
          <table:table-cell table:formula="of:=IF([$DataEntry.B975]=&quot;&quot;;&quot;&quot;;[$DataEntry.B975])">
            <text:p/>
          </table:table-cell>
          <table:table-cell table:formula="of:=IF([$DataEntry.E975]=&quot;&quot;;&quot;&quot;;[$DataEntry.E975])">
            <text:p/>
          </table:table-cell>
          <table:table-cell table:formula="of:=IF([$DataEntry.F975]=&quot;&quot;;&quot;&quot;;[$DataEntry.F975])">
            <text:p/>
          </table:table-cell>
          <table:table-cell table:formula="of:=IF([$DataEntry.G975]=&quot;&quot;;&quot;&quot;;[$DataEntry.G975])">
            <text:p/>
          </table:table-cell>
          <table:table-cell table:formula="of:=IF([$DataEntry.H975]=&quot;&quot;;&quot;&quot;;[$DataEntry.H975])">
            <text:p/>
          </table:table-cell>
          <table:table-cell table:formula="of:=IF([$DataEntry.I975]=&quot;&quot;;&quot;&quot;;[$DataEntry.I975])">
            <text:p/>
          </table:table-cell>
          <table:table-cell table:formula="of:=IF([$DataEntry.C975]=&quot;&quot;;&quot;&quot;;[$DataEntry.C975])">
            <text:p/>
          </table:table-cell>
          <table:table-cell table:formula="of:=&quot;&quot;">
            <text:p/>
          </table:table-cell>
          <table:table-cell table:formula="of:=IF([$DataEntry.D975]=&quot;&quot;;&quot;&quot;;[$DataEntry.D97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75]=&quot;&quot;;&quot;&quot;;[$DataEntry.N975])">
            <text:p/>
          </table:table-cell>
          <table:table-cell table:formula="of:=IF([$DataEntry.O975]=&quot;&quot;;&quot;&quot;;[$DataEntry.O975])">
            <text:p/>
          </table:table-cell>
          <table:table-cell table:formula="of:=IF([$DataEntry.P975]=&quot;&quot;;&quot;&quot;;[$DataEntry.P975])">
            <text:p/>
          </table:table-cell>
          <table:table-cell table:number-columns-repeated="48"/>
        </table:table-row>
        <table:table-row table:style-name="ro1">
          <table:table-cell table:formula="of:=IF([$DataEntry.A976]=&quot;&quot;;&quot;&quot;;[$DataEntry.A976])">
            <text:p/>
          </table:table-cell>
          <table:table-cell table:formula="of:=&quot;&quot;">
            <text:p/>
          </table:table-cell>
          <table:table-cell table:formula="of:=IF([$DataEntry.B976]=&quot;&quot;;&quot;&quot;;[$DataEntry.B976])">
            <text:p/>
          </table:table-cell>
          <table:table-cell table:formula="of:=IF([$DataEntry.E976]=&quot;&quot;;&quot;&quot;;[$DataEntry.E976])">
            <text:p/>
          </table:table-cell>
          <table:table-cell table:formula="of:=IF([$DataEntry.F976]=&quot;&quot;;&quot;&quot;;[$DataEntry.F976])">
            <text:p/>
          </table:table-cell>
          <table:table-cell table:formula="of:=IF([$DataEntry.G976]=&quot;&quot;;&quot;&quot;;[$DataEntry.G976])">
            <text:p/>
          </table:table-cell>
          <table:table-cell table:formula="of:=IF([$DataEntry.H976]=&quot;&quot;;&quot;&quot;;[$DataEntry.H976])">
            <text:p/>
          </table:table-cell>
          <table:table-cell table:formula="of:=IF([$DataEntry.I976]=&quot;&quot;;&quot;&quot;;[$DataEntry.I976])">
            <text:p/>
          </table:table-cell>
          <table:table-cell table:formula="of:=IF([$DataEntry.C976]=&quot;&quot;;&quot;&quot;;[$DataEntry.C976])">
            <text:p/>
          </table:table-cell>
          <table:table-cell table:formula="of:=&quot;&quot;">
            <text:p/>
          </table:table-cell>
          <table:table-cell table:formula="of:=IF([$DataEntry.D976]=&quot;&quot;;&quot;&quot;;[$DataEntry.D97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76]=&quot;&quot;;&quot;&quot;;[$DataEntry.N976])">
            <text:p/>
          </table:table-cell>
          <table:table-cell table:formula="of:=IF([$DataEntry.O976]=&quot;&quot;;&quot;&quot;;[$DataEntry.O976])">
            <text:p/>
          </table:table-cell>
          <table:table-cell table:formula="of:=IF([$DataEntry.P976]=&quot;&quot;;&quot;&quot;;[$DataEntry.P976])">
            <text:p/>
          </table:table-cell>
          <table:table-cell table:number-columns-repeated="48"/>
        </table:table-row>
        <table:table-row table:style-name="ro1">
          <table:table-cell table:formula="of:=IF([$DataEntry.A977]=&quot;&quot;;&quot;&quot;;[$DataEntry.A977])">
            <text:p/>
          </table:table-cell>
          <table:table-cell table:formula="of:=&quot;&quot;">
            <text:p/>
          </table:table-cell>
          <table:table-cell table:formula="of:=IF([$DataEntry.B977]=&quot;&quot;;&quot;&quot;;[$DataEntry.B977])">
            <text:p/>
          </table:table-cell>
          <table:table-cell table:formula="of:=IF([$DataEntry.E977]=&quot;&quot;;&quot;&quot;;[$DataEntry.E977])">
            <text:p/>
          </table:table-cell>
          <table:table-cell table:formula="of:=IF([$DataEntry.F977]=&quot;&quot;;&quot;&quot;;[$DataEntry.F977])">
            <text:p/>
          </table:table-cell>
          <table:table-cell table:formula="of:=IF([$DataEntry.G977]=&quot;&quot;;&quot;&quot;;[$DataEntry.G977])">
            <text:p/>
          </table:table-cell>
          <table:table-cell table:formula="of:=IF([$DataEntry.H977]=&quot;&quot;;&quot;&quot;;[$DataEntry.H977])">
            <text:p/>
          </table:table-cell>
          <table:table-cell table:formula="of:=IF([$DataEntry.I977]=&quot;&quot;;&quot;&quot;;[$DataEntry.I977])">
            <text:p/>
          </table:table-cell>
          <table:table-cell table:formula="of:=IF([$DataEntry.C977]=&quot;&quot;;&quot;&quot;;[$DataEntry.C977])">
            <text:p/>
          </table:table-cell>
          <table:table-cell table:formula="of:=&quot;&quot;">
            <text:p/>
          </table:table-cell>
          <table:table-cell table:formula="of:=IF([$DataEntry.D977]=&quot;&quot;;&quot;&quot;;[$DataEntry.D97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77]=&quot;&quot;;&quot;&quot;;[$DataEntry.N977])">
            <text:p/>
          </table:table-cell>
          <table:table-cell table:formula="of:=IF([$DataEntry.O977]=&quot;&quot;;&quot;&quot;;[$DataEntry.O977])">
            <text:p/>
          </table:table-cell>
          <table:table-cell table:formula="of:=IF([$DataEntry.P977]=&quot;&quot;;&quot;&quot;;[$DataEntry.P977])">
            <text:p/>
          </table:table-cell>
          <table:table-cell table:number-columns-repeated="48"/>
        </table:table-row>
        <table:table-row table:style-name="ro1">
          <table:table-cell table:formula="of:=IF([$DataEntry.A978]=&quot;&quot;;&quot;&quot;;[$DataEntry.A978])">
            <text:p/>
          </table:table-cell>
          <table:table-cell table:formula="of:=&quot;&quot;">
            <text:p/>
          </table:table-cell>
          <table:table-cell table:formula="of:=IF([$DataEntry.B978]=&quot;&quot;;&quot;&quot;;[$DataEntry.B978])">
            <text:p/>
          </table:table-cell>
          <table:table-cell table:formula="of:=IF([$DataEntry.E978]=&quot;&quot;;&quot;&quot;;[$DataEntry.E978])">
            <text:p/>
          </table:table-cell>
          <table:table-cell table:formula="of:=IF([$DataEntry.F978]=&quot;&quot;;&quot;&quot;;[$DataEntry.F978])">
            <text:p/>
          </table:table-cell>
          <table:table-cell table:formula="of:=IF([$DataEntry.G978]=&quot;&quot;;&quot;&quot;;[$DataEntry.G978])">
            <text:p/>
          </table:table-cell>
          <table:table-cell table:formula="of:=IF([$DataEntry.H978]=&quot;&quot;;&quot;&quot;;[$DataEntry.H978])">
            <text:p/>
          </table:table-cell>
          <table:table-cell table:formula="of:=IF([$DataEntry.I978]=&quot;&quot;;&quot;&quot;;[$DataEntry.I978])">
            <text:p/>
          </table:table-cell>
          <table:table-cell table:formula="of:=IF([$DataEntry.C978]=&quot;&quot;;&quot;&quot;;[$DataEntry.C978])">
            <text:p/>
          </table:table-cell>
          <table:table-cell table:formula="of:=&quot;&quot;">
            <text:p/>
          </table:table-cell>
          <table:table-cell table:formula="of:=IF([$DataEntry.D978]=&quot;&quot;;&quot;&quot;;[$DataEntry.D97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78]=&quot;&quot;;&quot;&quot;;[$DataEntry.N978])">
            <text:p/>
          </table:table-cell>
          <table:table-cell table:formula="of:=IF([$DataEntry.O978]=&quot;&quot;;&quot;&quot;;[$DataEntry.O978])">
            <text:p/>
          </table:table-cell>
          <table:table-cell table:formula="of:=IF([$DataEntry.P978]=&quot;&quot;;&quot;&quot;;[$DataEntry.P978])">
            <text:p/>
          </table:table-cell>
          <table:table-cell table:number-columns-repeated="48"/>
        </table:table-row>
        <table:table-row table:style-name="ro1">
          <table:table-cell table:formula="of:=IF([$DataEntry.A979]=&quot;&quot;;&quot;&quot;;[$DataEntry.A979])">
            <text:p/>
          </table:table-cell>
          <table:table-cell table:formula="of:=&quot;&quot;">
            <text:p/>
          </table:table-cell>
          <table:table-cell table:formula="of:=IF([$DataEntry.B979]=&quot;&quot;;&quot;&quot;;[$DataEntry.B979])">
            <text:p/>
          </table:table-cell>
          <table:table-cell table:formula="of:=IF([$DataEntry.E979]=&quot;&quot;;&quot;&quot;;[$DataEntry.E979])">
            <text:p/>
          </table:table-cell>
          <table:table-cell table:formula="of:=IF([$DataEntry.F979]=&quot;&quot;;&quot;&quot;;[$DataEntry.F979])">
            <text:p/>
          </table:table-cell>
          <table:table-cell table:formula="of:=IF([$DataEntry.G979]=&quot;&quot;;&quot;&quot;;[$DataEntry.G979])">
            <text:p/>
          </table:table-cell>
          <table:table-cell table:formula="of:=IF([$DataEntry.H979]=&quot;&quot;;&quot;&quot;;[$DataEntry.H979])">
            <text:p/>
          </table:table-cell>
          <table:table-cell table:formula="of:=IF([$DataEntry.I979]=&quot;&quot;;&quot;&quot;;[$DataEntry.I979])">
            <text:p/>
          </table:table-cell>
          <table:table-cell table:formula="of:=IF([$DataEntry.C979]=&quot;&quot;;&quot;&quot;;[$DataEntry.C979])">
            <text:p/>
          </table:table-cell>
          <table:table-cell table:formula="of:=&quot;&quot;">
            <text:p/>
          </table:table-cell>
          <table:table-cell table:formula="of:=IF([$DataEntry.D979]=&quot;&quot;;&quot;&quot;;[$DataEntry.D97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79]=&quot;&quot;;&quot;&quot;;[$DataEntry.N979])">
            <text:p/>
          </table:table-cell>
          <table:table-cell table:formula="of:=IF([$DataEntry.O979]=&quot;&quot;;&quot;&quot;;[$DataEntry.O979])">
            <text:p/>
          </table:table-cell>
          <table:table-cell table:formula="of:=IF([$DataEntry.P979]=&quot;&quot;;&quot;&quot;;[$DataEntry.P979])">
            <text:p/>
          </table:table-cell>
          <table:table-cell table:number-columns-repeated="48"/>
        </table:table-row>
        <table:table-row table:style-name="ro1">
          <table:table-cell table:formula="of:=IF([$DataEntry.A980]=&quot;&quot;;&quot;&quot;;[$DataEntry.A980])">
            <text:p/>
          </table:table-cell>
          <table:table-cell table:formula="of:=&quot;&quot;">
            <text:p/>
          </table:table-cell>
          <table:table-cell table:formula="of:=IF([$DataEntry.B980]=&quot;&quot;;&quot;&quot;;[$DataEntry.B980])">
            <text:p/>
          </table:table-cell>
          <table:table-cell table:formula="of:=IF([$DataEntry.E980]=&quot;&quot;;&quot;&quot;;[$DataEntry.E980])">
            <text:p/>
          </table:table-cell>
          <table:table-cell table:formula="of:=IF([$DataEntry.F980]=&quot;&quot;;&quot;&quot;;[$DataEntry.F980])">
            <text:p/>
          </table:table-cell>
          <table:table-cell table:formula="of:=IF([$DataEntry.G980]=&quot;&quot;;&quot;&quot;;[$DataEntry.G980])">
            <text:p/>
          </table:table-cell>
          <table:table-cell table:formula="of:=IF([$DataEntry.H980]=&quot;&quot;;&quot;&quot;;[$DataEntry.H980])">
            <text:p/>
          </table:table-cell>
          <table:table-cell table:formula="of:=IF([$DataEntry.I980]=&quot;&quot;;&quot;&quot;;[$DataEntry.I980])">
            <text:p/>
          </table:table-cell>
          <table:table-cell table:formula="of:=IF([$DataEntry.C980]=&quot;&quot;;&quot;&quot;;[$DataEntry.C980])">
            <text:p/>
          </table:table-cell>
          <table:table-cell table:formula="of:=&quot;&quot;">
            <text:p/>
          </table:table-cell>
          <table:table-cell table:formula="of:=IF([$DataEntry.D980]=&quot;&quot;;&quot;&quot;;[$DataEntry.D98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80]=&quot;&quot;;&quot;&quot;;[$DataEntry.N980])">
            <text:p/>
          </table:table-cell>
          <table:table-cell table:formula="of:=IF([$DataEntry.O980]=&quot;&quot;;&quot;&quot;;[$DataEntry.O980])">
            <text:p/>
          </table:table-cell>
          <table:table-cell table:formula="of:=IF([$DataEntry.P980]=&quot;&quot;;&quot;&quot;;[$DataEntry.P980])">
            <text:p/>
          </table:table-cell>
          <table:table-cell table:number-columns-repeated="48"/>
        </table:table-row>
        <table:table-row table:style-name="ro1">
          <table:table-cell table:formula="of:=IF([$DataEntry.A981]=&quot;&quot;;&quot;&quot;;[$DataEntry.A981])">
            <text:p/>
          </table:table-cell>
          <table:table-cell table:formula="of:=&quot;&quot;">
            <text:p/>
          </table:table-cell>
          <table:table-cell table:formula="of:=IF([$DataEntry.B981]=&quot;&quot;;&quot;&quot;;[$DataEntry.B981])">
            <text:p/>
          </table:table-cell>
          <table:table-cell table:formula="of:=IF([$DataEntry.E981]=&quot;&quot;;&quot;&quot;;[$DataEntry.E981])">
            <text:p/>
          </table:table-cell>
          <table:table-cell table:formula="of:=IF([$DataEntry.F981]=&quot;&quot;;&quot;&quot;;[$DataEntry.F981])">
            <text:p/>
          </table:table-cell>
          <table:table-cell table:formula="of:=IF([$DataEntry.G981]=&quot;&quot;;&quot;&quot;;[$DataEntry.G981])">
            <text:p/>
          </table:table-cell>
          <table:table-cell table:formula="of:=IF([$DataEntry.H981]=&quot;&quot;;&quot;&quot;;[$DataEntry.H981])">
            <text:p/>
          </table:table-cell>
          <table:table-cell table:formula="of:=IF([$DataEntry.I981]=&quot;&quot;;&quot;&quot;;[$DataEntry.I981])">
            <text:p/>
          </table:table-cell>
          <table:table-cell table:formula="of:=IF([$DataEntry.C981]=&quot;&quot;;&quot;&quot;;[$DataEntry.C981])">
            <text:p/>
          </table:table-cell>
          <table:table-cell table:formula="of:=&quot;&quot;">
            <text:p/>
          </table:table-cell>
          <table:table-cell table:formula="of:=IF([$DataEntry.D981]=&quot;&quot;;&quot;&quot;;[$DataEntry.D98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81]=&quot;&quot;;&quot;&quot;;[$DataEntry.N981])">
            <text:p/>
          </table:table-cell>
          <table:table-cell table:formula="of:=IF([$DataEntry.O981]=&quot;&quot;;&quot;&quot;;[$DataEntry.O981])">
            <text:p/>
          </table:table-cell>
          <table:table-cell table:formula="of:=IF([$DataEntry.P981]=&quot;&quot;;&quot;&quot;;[$DataEntry.P981])">
            <text:p/>
          </table:table-cell>
          <table:table-cell table:number-columns-repeated="48"/>
        </table:table-row>
        <table:table-row table:style-name="ro1">
          <table:table-cell table:formula="of:=IF([$DataEntry.A982]=&quot;&quot;;&quot;&quot;;[$DataEntry.A982])">
            <text:p/>
          </table:table-cell>
          <table:table-cell table:formula="of:=&quot;&quot;">
            <text:p/>
          </table:table-cell>
          <table:table-cell table:formula="of:=IF([$DataEntry.B982]=&quot;&quot;;&quot;&quot;;[$DataEntry.B982])">
            <text:p/>
          </table:table-cell>
          <table:table-cell table:formula="of:=IF([$DataEntry.E982]=&quot;&quot;;&quot;&quot;;[$DataEntry.E982])">
            <text:p/>
          </table:table-cell>
          <table:table-cell table:formula="of:=IF([$DataEntry.F982]=&quot;&quot;;&quot;&quot;;[$DataEntry.F982])">
            <text:p/>
          </table:table-cell>
          <table:table-cell table:formula="of:=IF([$DataEntry.G982]=&quot;&quot;;&quot;&quot;;[$DataEntry.G982])">
            <text:p/>
          </table:table-cell>
          <table:table-cell table:formula="of:=IF([$DataEntry.H982]=&quot;&quot;;&quot;&quot;;[$DataEntry.H982])">
            <text:p/>
          </table:table-cell>
          <table:table-cell table:formula="of:=IF([$DataEntry.I982]=&quot;&quot;;&quot;&quot;;[$DataEntry.I982])">
            <text:p/>
          </table:table-cell>
          <table:table-cell table:formula="of:=IF([$DataEntry.C982]=&quot;&quot;;&quot;&quot;;[$DataEntry.C982])">
            <text:p/>
          </table:table-cell>
          <table:table-cell table:formula="of:=&quot;&quot;">
            <text:p/>
          </table:table-cell>
          <table:table-cell table:formula="of:=IF([$DataEntry.D982]=&quot;&quot;;&quot;&quot;;[$DataEntry.D98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82]=&quot;&quot;;&quot;&quot;;[$DataEntry.N982])">
            <text:p/>
          </table:table-cell>
          <table:table-cell table:formula="of:=IF([$DataEntry.O982]=&quot;&quot;;&quot;&quot;;[$DataEntry.O982])">
            <text:p/>
          </table:table-cell>
          <table:table-cell table:formula="of:=IF([$DataEntry.P982]=&quot;&quot;;&quot;&quot;;[$DataEntry.P982])">
            <text:p/>
          </table:table-cell>
          <table:table-cell table:number-columns-repeated="48"/>
        </table:table-row>
        <table:table-row table:style-name="ro1">
          <table:table-cell table:formula="of:=IF([$DataEntry.A983]=&quot;&quot;;&quot;&quot;;[$DataEntry.A983])">
            <text:p/>
          </table:table-cell>
          <table:table-cell table:formula="of:=&quot;&quot;">
            <text:p/>
          </table:table-cell>
          <table:table-cell table:formula="of:=IF([$DataEntry.B983]=&quot;&quot;;&quot;&quot;;[$DataEntry.B983])">
            <text:p/>
          </table:table-cell>
          <table:table-cell table:formula="of:=IF([$DataEntry.E983]=&quot;&quot;;&quot;&quot;;[$DataEntry.E983])">
            <text:p/>
          </table:table-cell>
          <table:table-cell table:formula="of:=IF([$DataEntry.F983]=&quot;&quot;;&quot;&quot;;[$DataEntry.F983])">
            <text:p/>
          </table:table-cell>
          <table:table-cell table:formula="of:=IF([$DataEntry.G983]=&quot;&quot;;&quot;&quot;;[$DataEntry.G983])">
            <text:p/>
          </table:table-cell>
          <table:table-cell table:formula="of:=IF([$DataEntry.H983]=&quot;&quot;;&quot;&quot;;[$DataEntry.H983])">
            <text:p/>
          </table:table-cell>
          <table:table-cell table:formula="of:=IF([$DataEntry.I983]=&quot;&quot;;&quot;&quot;;[$DataEntry.I983])">
            <text:p/>
          </table:table-cell>
          <table:table-cell table:formula="of:=IF([$DataEntry.C983]=&quot;&quot;;&quot;&quot;;[$DataEntry.C983])">
            <text:p/>
          </table:table-cell>
          <table:table-cell table:formula="of:=&quot;&quot;">
            <text:p/>
          </table:table-cell>
          <table:table-cell table:formula="of:=IF([$DataEntry.D983]=&quot;&quot;;&quot;&quot;;[$DataEntry.D98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83]=&quot;&quot;;&quot;&quot;;[$DataEntry.N983])">
            <text:p/>
          </table:table-cell>
          <table:table-cell table:formula="of:=IF([$DataEntry.O983]=&quot;&quot;;&quot;&quot;;[$DataEntry.O983])">
            <text:p/>
          </table:table-cell>
          <table:table-cell table:formula="of:=IF([$DataEntry.P983]=&quot;&quot;;&quot;&quot;;[$DataEntry.P983])">
            <text:p/>
          </table:table-cell>
          <table:table-cell table:number-columns-repeated="48"/>
        </table:table-row>
        <table:table-row table:style-name="ro1">
          <table:table-cell table:formula="of:=IF([$DataEntry.A984]=&quot;&quot;;&quot;&quot;;[$DataEntry.A984])">
            <text:p/>
          </table:table-cell>
          <table:table-cell table:formula="of:=&quot;&quot;">
            <text:p/>
          </table:table-cell>
          <table:table-cell table:formula="of:=IF([$DataEntry.B984]=&quot;&quot;;&quot;&quot;;[$DataEntry.B984])">
            <text:p/>
          </table:table-cell>
          <table:table-cell table:formula="of:=IF([$DataEntry.E984]=&quot;&quot;;&quot;&quot;;[$DataEntry.E984])">
            <text:p/>
          </table:table-cell>
          <table:table-cell table:formula="of:=IF([$DataEntry.F984]=&quot;&quot;;&quot;&quot;;[$DataEntry.F984])">
            <text:p/>
          </table:table-cell>
          <table:table-cell table:formula="of:=IF([$DataEntry.G984]=&quot;&quot;;&quot;&quot;;[$DataEntry.G984])">
            <text:p/>
          </table:table-cell>
          <table:table-cell table:formula="of:=IF([$DataEntry.H984]=&quot;&quot;;&quot;&quot;;[$DataEntry.H984])">
            <text:p/>
          </table:table-cell>
          <table:table-cell table:formula="of:=IF([$DataEntry.I984]=&quot;&quot;;&quot;&quot;;[$DataEntry.I984])">
            <text:p/>
          </table:table-cell>
          <table:table-cell table:formula="of:=IF([$DataEntry.C984]=&quot;&quot;;&quot;&quot;;[$DataEntry.C984])">
            <text:p/>
          </table:table-cell>
          <table:table-cell table:formula="of:=&quot;&quot;">
            <text:p/>
          </table:table-cell>
          <table:table-cell table:formula="of:=IF([$DataEntry.D984]=&quot;&quot;;&quot;&quot;;[$DataEntry.D98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84]=&quot;&quot;;&quot;&quot;;[$DataEntry.N984])">
            <text:p/>
          </table:table-cell>
          <table:table-cell table:formula="of:=IF([$DataEntry.O984]=&quot;&quot;;&quot;&quot;;[$DataEntry.O984])">
            <text:p/>
          </table:table-cell>
          <table:table-cell table:formula="of:=IF([$DataEntry.P984]=&quot;&quot;;&quot;&quot;;[$DataEntry.P984])">
            <text:p/>
          </table:table-cell>
          <table:table-cell table:number-columns-repeated="48"/>
        </table:table-row>
        <table:table-row table:style-name="ro1">
          <table:table-cell table:formula="of:=IF([$DataEntry.A985]=&quot;&quot;;&quot;&quot;;[$DataEntry.A985])">
            <text:p/>
          </table:table-cell>
          <table:table-cell table:formula="of:=&quot;&quot;">
            <text:p/>
          </table:table-cell>
          <table:table-cell table:formula="of:=IF([$DataEntry.B985]=&quot;&quot;;&quot;&quot;;[$DataEntry.B985])">
            <text:p/>
          </table:table-cell>
          <table:table-cell table:formula="of:=IF([$DataEntry.E985]=&quot;&quot;;&quot;&quot;;[$DataEntry.E985])">
            <text:p/>
          </table:table-cell>
          <table:table-cell table:formula="of:=IF([$DataEntry.F985]=&quot;&quot;;&quot;&quot;;[$DataEntry.F985])">
            <text:p/>
          </table:table-cell>
          <table:table-cell table:formula="of:=IF([$DataEntry.G985]=&quot;&quot;;&quot;&quot;;[$DataEntry.G985])">
            <text:p/>
          </table:table-cell>
          <table:table-cell table:formula="of:=IF([$DataEntry.H985]=&quot;&quot;;&quot;&quot;;[$DataEntry.H985])">
            <text:p/>
          </table:table-cell>
          <table:table-cell table:formula="of:=IF([$DataEntry.I985]=&quot;&quot;;&quot;&quot;;[$DataEntry.I985])">
            <text:p/>
          </table:table-cell>
          <table:table-cell table:formula="of:=IF([$DataEntry.C985]=&quot;&quot;;&quot;&quot;;[$DataEntry.C985])">
            <text:p/>
          </table:table-cell>
          <table:table-cell table:formula="of:=&quot;&quot;">
            <text:p/>
          </table:table-cell>
          <table:table-cell table:formula="of:=IF([$DataEntry.D985]=&quot;&quot;;&quot;&quot;;[$DataEntry.D98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85]=&quot;&quot;;&quot;&quot;;[$DataEntry.N985])">
            <text:p/>
          </table:table-cell>
          <table:table-cell table:formula="of:=IF([$DataEntry.O985]=&quot;&quot;;&quot;&quot;;[$DataEntry.O985])">
            <text:p/>
          </table:table-cell>
          <table:table-cell table:formula="of:=IF([$DataEntry.P985]=&quot;&quot;;&quot;&quot;;[$DataEntry.P985])">
            <text:p/>
          </table:table-cell>
          <table:table-cell table:number-columns-repeated="48"/>
        </table:table-row>
        <table:table-row table:style-name="ro1">
          <table:table-cell table:formula="of:=IF([$DataEntry.A986]=&quot;&quot;;&quot;&quot;;[$DataEntry.A986])">
            <text:p/>
          </table:table-cell>
          <table:table-cell table:formula="of:=&quot;&quot;">
            <text:p/>
          </table:table-cell>
          <table:table-cell table:formula="of:=IF([$DataEntry.B986]=&quot;&quot;;&quot;&quot;;[$DataEntry.B986])">
            <text:p/>
          </table:table-cell>
          <table:table-cell table:formula="of:=IF([$DataEntry.E986]=&quot;&quot;;&quot;&quot;;[$DataEntry.E986])">
            <text:p/>
          </table:table-cell>
          <table:table-cell table:formula="of:=IF([$DataEntry.F986]=&quot;&quot;;&quot;&quot;;[$DataEntry.F986])">
            <text:p/>
          </table:table-cell>
          <table:table-cell table:formula="of:=IF([$DataEntry.G986]=&quot;&quot;;&quot;&quot;;[$DataEntry.G986])">
            <text:p/>
          </table:table-cell>
          <table:table-cell table:formula="of:=IF([$DataEntry.H986]=&quot;&quot;;&quot;&quot;;[$DataEntry.H986])">
            <text:p/>
          </table:table-cell>
          <table:table-cell table:formula="of:=IF([$DataEntry.I986]=&quot;&quot;;&quot;&quot;;[$DataEntry.I986])">
            <text:p/>
          </table:table-cell>
          <table:table-cell table:formula="of:=IF([$DataEntry.C986]=&quot;&quot;;&quot;&quot;;[$DataEntry.C986])">
            <text:p/>
          </table:table-cell>
          <table:table-cell table:formula="of:=&quot;&quot;">
            <text:p/>
          </table:table-cell>
          <table:table-cell table:formula="of:=IF([$DataEntry.D986]=&quot;&quot;;&quot;&quot;;[$DataEntry.D98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86]=&quot;&quot;;&quot;&quot;;[$DataEntry.N986])">
            <text:p/>
          </table:table-cell>
          <table:table-cell table:formula="of:=IF([$DataEntry.O986]=&quot;&quot;;&quot;&quot;;[$DataEntry.O986])">
            <text:p/>
          </table:table-cell>
          <table:table-cell table:formula="of:=IF([$DataEntry.P986]=&quot;&quot;;&quot;&quot;;[$DataEntry.P986])">
            <text:p/>
          </table:table-cell>
          <table:table-cell table:number-columns-repeated="48"/>
        </table:table-row>
        <table:table-row table:style-name="ro1">
          <table:table-cell table:formula="of:=IF([$DataEntry.A987]=&quot;&quot;;&quot;&quot;;[$DataEntry.A987])">
            <text:p/>
          </table:table-cell>
          <table:table-cell table:formula="of:=&quot;&quot;">
            <text:p/>
          </table:table-cell>
          <table:table-cell table:formula="of:=IF([$DataEntry.B987]=&quot;&quot;;&quot;&quot;;[$DataEntry.B987])">
            <text:p/>
          </table:table-cell>
          <table:table-cell table:formula="of:=IF([$DataEntry.E987]=&quot;&quot;;&quot;&quot;;[$DataEntry.E987])">
            <text:p/>
          </table:table-cell>
          <table:table-cell table:formula="of:=IF([$DataEntry.F987]=&quot;&quot;;&quot;&quot;;[$DataEntry.F987])">
            <text:p/>
          </table:table-cell>
          <table:table-cell table:formula="of:=IF([$DataEntry.G987]=&quot;&quot;;&quot;&quot;;[$DataEntry.G987])">
            <text:p/>
          </table:table-cell>
          <table:table-cell table:formula="of:=IF([$DataEntry.H987]=&quot;&quot;;&quot;&quot;;[$DataEntry.H987])">
            <text:p/>
          </table:table-cell>
          <table:table-cell table:formula="of:=IF([$DataEntry.I987]=&quot;&quot;;&quot;&quot;;[$DataEntry.I987])">
            <text:p/>
          </table:table-cell>
          <table:table-cell table:formula="of:=IF([$DataEntry.C987]=&quot;&quot;;&quot;&quot;;[$DataEntry.C987])">
            <text:p/>
          </table:table-cell>
          <table:table-cell table:formula="of:=&quot;&quot;">
            <text:p/>
          </table:table-cell>
          <table:table-cell table:formula="of:=IF([$DataEntry.D987]=&quot;&quot;;&quot;&quot;;[$DataEntry.D98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87]=&quot;&quot;;&quot;&quot;;[$DataEntry.N987])">
            <text:p/>
          </table:table-cell>
          <table:table-cell table:formula="of:=IF([$DataEntry.O987]=&quot;&quot;;&quot;&quot;;[$DataEntry.O987])">
            <text:p/>
          </table:table-cell>
          <table:table-cell table:formula="of:=IF([$DataEntry.P987]=&quot;&quot;;&quot;&quot;;[$DataEntry.P987])">
            <text:p/>
          </table:table-cell>
          <table:table-cell table:number-columns-repeated="48"/>
        </table:table-row>
        <table:table-row table:style-name="ro1">
          <table:table-cell table:formula="of:=IF([$DataEntry.A988]=&quot;&quot;;&quot;&quot;;[$DataEntry.A988])">
            <text:p/>
          </table:table-cell>
          <table:table-cell table:formula="of:=&quot;&quot;">
            <text:p/>
          </table:table-cell>
          <table:table-cell table:formula="of:=IF([$DataEntry.B988]=&quot;&quot;;&quot;&quot;;[$DataEntry.B988])">
            <text:p/>
          </table:table-cell>
          <table:table-cell table:formula="of:=IF([$DataEntry.E988]=&quot;&quot;;&quot;&quot;;[$DataEntry.E988])">
            <text:p/>
          </table:table-cell>
          <table:table-cell table:formula="of:=IF([$DataEntry.F988]=&quot;&quot;;&quot;&quot;;[$DataEntry.F988])">
            <text:p/>
          </table:table-cell>
          <table:table-cell table:formula="of:=IF([$DataEntry.G988]=&quot;&quot;;&quot;&quot;;[$DataEntry.G988])">
            <text:p/>
          </table:table-cell>
          <table:table-cell table:formula="of:=IF([$DataEntry.H988]=&quot;&quot;;&quot;&quot;;[$DataEntry.H988])">
            <text:p/>
          </table:table-cell>
          <table:table-cell table:formula="of:=IF([$DataEntry.I988]=&quot;&quot;;&quot;&quot;;[$DataEntry.I988])">
            <text:p/>
          </table:table-cell>
          <table:table-cell table:formula="of:=IF([$DataEntry.C988]=&quot;&quot;;&quot;&quot;;[$DataEntry.C988])">
            <text:p/>
          </table:table-cell>
          <table:table-cell table:formula="of:=&quot;&quot;">
            <text:p/>
          </table:table-cell>
          <table:table-cell table:formula="of:=IF([$DataEntry.D988]=&quot;&quot;;&quot;&quot;;[$DataEntry.D98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88]=&quot;&quot;;&quot;&quot;;[$DataEntry.N988])">
            <text:p/>
          </table:table-cell>
          <table:table-cell table:formula="of:=IF([$DataEntry.O988]=&quot;&quot;;&quot;&quot;;[$DataEntry.O988])">
            <text:p/>
          </table:table-cell>
          <table:table-cell table:formula="of:=IF([$DataEntry.P988]=&quot;&quot;;&quot;&quot;;[$DataEntry.P988])">
            <text:p/>
          </table:table-cell>
          <table:table-cell table:number-columns-repeated="48"/>
        </table:table-row>
        <table:table-row table:style-name="ro1">
          <table:table-cell table:formula="of:=IF([$DataEntry.A989]=&quot;&quot;;&quot;&quot;;[$DataEntry.A989])">
            <text:p/>
          </table:table-cell>
          <table:table-cell table:formula="of:=&quot;&quot;">
            <text:p/>
          </table:table-cell>
          <table:table-cell table:formula="of:=IF([$DataEntry.B989]=&quot;&quot;;&quot;&quot;;[$DataEntry.B989])">
            <text:p/>
          </table:table-cell>
          <table:table-cell table:formula="of:=IF([$DataEntry.E989]=&quot;&quot;;&quot;&quot;;[$DataEntry.E989])">
            <text:p/>
          </table:table-cell>
          <table:table-cell table:formula="of:=IF([$DataEntry.F989]=&quot;&quot;;&quot;&quot;;[$DataEntry.F989])">
            <text:p/>
          </table:table-cell>
          <table:table-cell table:formula="of:=IF([$DataEntry.G989]=&quot;&quot;;&quot;&quot;;[$DataEntry.G989])">
            <text:p/>
          </table:table-cell>
          <table:table-cell table:formula="of:=IF([$DataEntry.H989]=&quot;&quot;;&quot;&quot;;[$DataEntry.H989])">
            <text:p/>
          </table:table-cell>
          <table:table-cell table:formula="of:=IF([$DataEntry.I989]=&quot;&quot;;&quot;&quot;;[$DataEntry.I989])">
            <text:p/>
          </table:table-cell>
          <table:table-cell table:formula="of:=IF([$DataEntry.C989]=&quot;&quot;;&quot;&quot;;[$DataEntry.C989])">
            <text:p/>
          </table:table-cell>
          <table:table-cell table:formula="of:=&quot;&quot;">
            <text:p/>
          </table:table-cell>
          <table:table-cell table:formula="of:=IF([$DataEntry.D989]=&quot;&quot;;&quot;&quot;;[$DataEntry.D98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89]=&quot;&quot;;&quot;&quot;;[$DataEntry.N989])">
            <text:p/>
          </table:table-cell>
          <table:table-cell table:formula="of:=IF([$DataEntry.O989]=&quot;&quot;;&quot;&quot;;[$DataEntry.O989])">
            <text:p/>
          </table:table-cell>
          <table:table-cell table:formula="of:=IF([$DataEntry.P989]=&quot;&quot;;&quot;&quot;;[$DataEntry.P989])">
            <text:p/>
          </table:table-cell>
          <table:table-cell table:number-columns-repeated="48"/>
        </table:table-row>
        <table:table-row table:style-name="ro1">
          <table:table-cell table:formula="of:=IF([$DataEntry.A990]=&quot;&quot;;&quot;&quot;;[$DataEntry.A990])">
            <text:p/>
          </table:table-cell>
          <table:table-cell table:formula="of:=&quot;&quot;">
            <text:p/>
          </table:table-cell>
          <table:table-cell table:formula="of:=IF([$DataEntry.B990]=&quot;&quot;;&quot;&quot;;[$DataEntry.B990])">
            <text:p/>
          </table:table-cell>
          <table:table-cell table:formula="of:=IF([$DataEntry.E990]=&quot;&quot;;&quot;&quot;;[$DataEntry.E990])">
            <text:p/>
          </table:table-cell>
          <table:table-cell table:formula="of:=IF([$DataEntry.F990]=&quot;&quot;;&quot;&quot;;[$DataEntry.F990])">
            <text:p/>
          </table:table-cell>
          <table:table-cell table:formula="of:=IF([$DataEntry.G990]=&quot;&quot;;&quot;&quot;;[$DataEntry.G990])">
            <text:p/>
          </table:table-cell>
          <table:table-cell table:formula="of:=IF([$DataEntry.H990]=&quot;&quot;;&quot;&quot;;[$DataEntry.H990])">
            <text:p/>
          </table:table-cell>
          <table:table-cell table:formula="of:=IF([$DataEntry.I990]=&quot;&quot;;&quot;&quot;;[$DataEntry.I990])">
            <text:p/>
          </table:table-cell>
          <table:table-cell table:formula="of:=IF([$DataEntry.C990]=&quot;&quot;;&quot;&quot;;[$DataEntry.C990])">
            <text:p/>
          </table:table-cell>
          <table:table-cell table:formula="of:=&quot;&quot;">
            <text:p/>
          </table:table-cell>
          <table:table-cell table:formula="of:=IF([$DataEntry.D990]=&quot;&quot;;&quot;&quot;;[$DataEntry.D99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90]=&quot;&quot;;&quot;&quot;;[$DataEntry.N990])">
            <text:p/>
          </table:table-cell>
          <table:table-cell table:formula="of:=IF([$DataEntry.O990]=&quot;&quot;;&quot;&quot;;[$DataEntry.O990])">
            <text:p/>
          </table:table-cell>
          <table:table-cell table:formula="of:=IF([$DataEntry.P990]=&quot;&quot;;&quot;&quot;;[$DataEntry.P990])">
            <text:p/>
          </table:table-cell>
          <table:table-cell table:number-columns-repeated="48"/>
        </table:table-row>
        <table:table-row table:style-name="ro1">
          <table:table-cell table:formula="of:=IF([$DataEntry.A991]=&quot;&quot;;&quot;&quot;;[$DataEntry.A991])">
            <text:p/>
          </table:table-cell>
          <table:table-cell table:formula="of:=&quot;&quot;">
            <text:p/>
          </table:table-cell>
          <table:table-cell table:formula="of:=IF([$DataEntry.B991]=&quot;&quot;;&quot;&quot;;[$DataEntry.B991])">
            <text:p/>
          </table:table-cell>
          <table:table-cell table:formula="of:=IF([$DataEntry.E991]=&quot;&quot;;&quot;&quot;;[$DataEntry.E991])">
            <text:p/>
          </table:table-cell>
          <table:table-cell table:formula="of:=IF([$DataEntry.F991]=&quot;&quot;;&quot;&quot;;[$DataEntry.F991])">
            <text:p/>
          </table:table-cell>
          <table:table-cell table:formula="of:=IF([$DataEntry.G991]=&quot;&quot;;&quot;&quot;;[$DataEntry.G991])">
            <text:p/>
          </table:table-cell>
          <table:table-cell table:formula="of:=IF([$DataEntry.H991]=&quot;&quot;;&quot;&quot;;[$DataEntry.H991])">
            <text:p/>
          </table:table-cell>
          <table:table-cell table:formula="of:=IF([$DataEntry.I991]=&quot;&quot;;&quot;&quot;;[$DataEntry.I991])">
            <text:p/>
          </table:table-cell>
          <table:table-cell table:formula="of:=IF([$DataEntry.C991]=&quot;&quot;;&quot;&quot;;[$DataEntry.C991])">
            <text:p/>
          </table:table-cell>
          <table:table-cell table:formula="of:=&quot;&quot;">
            <text:p/>
          </table:table-cell>
          <table:table-cell table:formula="of:=IF([$DataEntry.D991]=&quot;&quot;;&quot;&quot;;[$DataEntry.D991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91]=&quot;&quot;;&quot;&quot;;[$DataEntry.N991])">
            <text:p/>
          </table:table-cell>
          <table:table-cell table:formula="of:=IF([$DataEntry.O991]=&quot;&quot;;&quot;&quot;;[$DataEntry.O991])">
            <text:p/>
          </table:table-cell>
          <table:table-cell table:formula="of:=IF([$DataEntry.P991]=&quot;&quot;;&quot;&quot;;[$DataEntry.P991])">
            <text:p/>
          </table:table-cell>
          <table:table-cell table:number-columns-repeated="48"/>
        </table:table-row>
        <table:table-row table:style-name="ro1">
          <table:table-cell table:formula="of:=IF([$DataEntry.A992]=&quot;&quot;;&quot;&quot;;[$DataEntry.A992])">
            <text:p/>
          </table:table-cell>
          <table:table-cell table:formula="of:=&quot;&quot;">
            <text:p/>
          </table:table-cell>
          <table:table-cell table:formula="of:=IF([$DataEntry.B992]=&quot;&quot;;&quot;&quot;;[$DataEntry.B992])">
            <text:p/>
          </table:table-cell>
          <table:table-cell table:formula="of:=IF([$DataEntry.E992]=&quot;&quot;;&quot;&quot;;[$DataEntry.E992])">
            <text:p/>
          </table:table-cell>
          <table:table-cell table:formula="of:=IF([$DataEntry.F992]=&quot;&quot;;&quot;&quot;;[$DataEntry.F992])">
            <text:p/>
          </table:table-cell>
          <table:table-cell table:formula="of:=IF([$DataEntry.G992]=&quot;&quot;;&quot;&quot;;[$DataEntry.G992])">
            <text:p/>
          </table:table-cell>
          <table:table-cell table:formula="of:=IF([$DataEntry.H992]=&quot;&quot;;&quot;&quot;;[$DataEntry.H992])">
            <text:p/>
          </table:table-cell>
          <table:table-cell table:formula="of:=IF([$DataEntry.I992]=&quot;&quot;;&quot;&quot;;[$DataEntry.I992])">
            <text:p/>
          </table:table-cell>
          <table:table-cell table:formula="of:=IF([$DataEntry.C992]=&quot;&quot;;&quot;&quot;;[$DataEntry.C992])">
            <text:p/>
          </table:table-cell>
          <table:table-cell table:formula="of:=&quot;&quot;">
            <text:p/>
          </table:table-cell>
          <table:table-cell table:formula="of:=IF([$DataEntry.D992]=&quot;&quot;;&quot;&quot;;[$DataEntry.D992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92]=&quot;&quot;;&quot;&quot;;[$DataEntry.N992])">
            <text:p/>
          </table:table-cell>
          <table:table-cell table:formula="of:=IF([$DataEntry.O992]=&quot;&quot;;&quot;&quot;;[$DataEntry.O992])">
            <text:p/>
          </table:table-cell>
          <table:table-cell table:formula="of:=IF([$DataEntry.P992]=&quot;&quot;;&quot;&quot;;[$DataEntry.P992])">
            <text:p/>
          </table:table-cell>
          <table:table-cell table:number-columns-repeated="48"/>
        </table:table-row>
        <table:table-row table:style-name="ro1">
          <table:table-cell table:formula="of:=IF([$DataEntry.A993]=&quot;&quot;;&quot;&quot;;[$DataEntry.A993])">
            <text:p/>
          </table:table-cell>
          <table:table-cell table:formula="of:=&quot;&quot;">
            <text:p/>
          </table:table-cell>
          <table:table-cell table:formula="of:=IF([$DataEntry.B993]=&quot;&quot;;&quot;&quot;;[$DataEntry.B993])">
            <text:p/>
          </table:table-cell>
          <table:table-cell table:formula="of:=IF([$DataEntry.E993]=&quot;&quot;;&quot;&quot;;[$DataEntry.E993])">
            <text:p/>
          </table:table-cell>
          <table:table-cell table:formula="of:=IF([$DataEntry.F993]=&quot;&quot;;&quot;&quot;;[$DataEntry.F993])">
            <text:p/>
          </table:table-cell>
          <table:table-cell table:formula="of:=IF([$DataEntry.G993]=&quot;&quot;;&quot;&quot;;[$DataEntry.G993])">
            <text:p/>
          </table:table-cell>
          <table:table-cell table:formula="of:=IF([$DataEntry.H993]=&quot;&quot;;&quot;&quot;;[$DataEntry.H993])">
            <text:p/>
          </table:table-cell>
          <table:table-cell table:formula="of:=IF([$DataEntry.I993]=&quot;&quot;;&quot;&quot;;[$DataEntry.I993])">
            <text:p/>
          </table:table-cell>
          <table:table-cell table:formula="of:=IF([$DataEntry.C993]=&quot;&quot;;&quot;&quot;;[$DataEntry.C993])">
            <text:p/>
          </table:table-cell>
          <table:table-cell table:formula="of:=&quot;&quot;">
            <text:p/>
          </table:table-cell>
          <table:table-cell table:formula="of:=IF([$DataEntry.D993]=&quot;&quot;;&quot;&quot;;[$DataEntry.D993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93]=&quot;&quot;;&quot;&quot;;[$DataEntry.N993])">
            <text:p/>
          </table:table-cell>
          <table:table-cell table:formula="of:=IF([$DataEntry.O993]=&quot;&quot;;&quot;&quot;;[$DataEntry.O993])">
            <text:p/>
          </table:table-cell>
          <table:table-cell table:formula="of:=IF([$DataEntry.P993]=&quot;&quot;;&quot;&quot;;[$DataEntry.P993])">
            <text:p/>
          </table:table-cell>
          <table:table-cell table:number-columns-repeated="48"/>
        </table:table-row>
        <table:table-row table:style-name="ro1">
          <table:table-cell table:formula="of:=IF([$DataEntry.A994]=&quot;&quot;;&quot;&quot;;[$DataEntry.A994])">
            <text:p/>
          </table:table-cell>
          <table:table-cell table:formula="of:=&quot;&quot;">
            <text:p/>
          </table:table-cell>
          <table:table-cell table:formula="of:=IF([$DataEntry.B994]=&quot;&quot;;&quot;&quot;;[$DataEntry.B994])">
            <text:p/>
          </table:table-cell>
          <table:table-cell table:formula="of:=IF([$DataEntry.E994]=&quot;&quot;;&quot;&quot;;[$DataEntry.E994])">
            <text:p/>
          </table:table-cell>
          <table:table-cell table:formula="of:=IF([$DataEntry.F994]=&quot;&quot;;&quot;&quot;;[$DataEntry.F994])">
            <text:p/>
          </table:table-cell>
          <table:table-cell table:formula="of:=IF([$DataEntry.G994]=&quot;&quot;;&quot;&quot;;[$DataEntry.G994])">
            <text:p/>
          </table:table-cell>
          <table:table-cell table:formula="of:=IF([$DataEntry.H994]=&quot;&quot;;&quot;&quot;;[$DataEntry.H994])">
            <text:p/>
          </table:table-cell>
          <table:table-cell table:formula="of:=IF([$DataEntry.I994]=&quot;&quot;;&quot;&quot;;[$DataEntry.I994])">
            <text:p/>
          </table:table-cell>
          <table:table-cell table:formula="of:=IF([$DataEntry.C994]=&quot;&quot;;&quot;&quot;;[$DataEntry.C994])">
            <text:p/>
          </table:table-cell>
          <table:table-cell table:formula="of:=&quot;&quot;">
            <text:p/>
          </table:table-cell>
          <table:table-cell table:formula="of:=IF([$DataEntry.D994]=&quot;&quot;;&quot;&quot;;[$DataEntry.D994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94]=&quot;&quot;;&quot;&quot;;[$DataEntry.N994])">
            <text:p/>
          </table:table-cell>
          <table:table-cell table:formula="of:=IF([$DataEntry.O994]=&quot;&quot;;&quot;&quot;;[$DataEntry.O994])">
            <text:p/>
          </table:table-cell>
          <table:table-cell table:formula="of:=IF([$DataEntry.P994]=&quot;&quot;;&quot;&quot;;[$DataEntry.P994])">
            <text:p/>
          </table:table-cell>
          <table:table-cell table:number-columns-repeated="48"/>
        </table:table-row>
        <table:table-row table:style-name="ro1">
          <table:table-cell table:formula="of:=IF([$DataEntry.A995]=&quot;&quot;;&quot;&quot;;[$DataEntry.A995])">
            <text:p/>
          </table:table-cell>
          <table:table-cell table:formula="of:=&quot;&quot;">
            <text:p/>
          </table:table-cell>
          <table:table-cell table:formula="of:=IF([$DataEntry.B995]=&quot;&quot;;&quot;&quot;;[$DataEntry.B995])">
            <text:p/>
          </table:table-cell>
          <table:table-cell table:formula="of:=IF([$DataEntry.E995]=&quot;&quot;;&quot;&quot;;[$DataEntry.E995])">
            <text:p/>
          </table:table-cell>
          <table:table-cell table:formula="of:=IF([$DataEntry.F995]=&quot;&quot;;&quot;&quot;;[$DataEntry.F995])">
            <text:p/>
          </table:table-cell>
          <table:table-cell table:formula="of:=IF([$DataEntry.G995]=&quot;&quot;;&quot;&quot;;[$DataEntry.G995])">
            <text:p/>
          </table:table-cell>
          <table:table-cell table:formula="of:=IF([$DataEntry.H995]=&quot;&quot;;&quot;&quot;;[$DataEntry.H995])">
            <text:p/>
          </table:table-cell>
          <table:table-cell table:formula="of:=IF([$DataEntry.I995]=&quot;&quot;;&quot;&quot;;[$DataEntry.I995])">
            <text:p/>
          </table:table-cell>
          <table:table-cell table:formula="of:=IF([$DataEntry.C995]=&quot;&quot;;&quot;&quot;;[$DataEntry.C995])">
            <text:p/>
          </table:table-cell>
          <table:table-cell table:formula="of:=&quot;&quot;">
            <text:p/>
          </table:table-cell>
          <table:table-cell table:formula="of:=IF([$DataEntry.D995]=&quot;&quot;;&quot;&quot;;[$DataEntry.D995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95]=&quot;&quot;;&quot;&quot;;[$DataEntry.N995])">
            <text:p/>
          </table:table-cell>
          <table:table-cell table:formula="of:=IF([$DataEntry.O995]=&quot;&quot;;&quot;&quot;;[$DataEntry.O995])">
            <text:p/>
          </table:table-cell>
          <table:table-cell table:formula="of:=IF([$DataEntry.P995]=&quot;&quot;;&quot;&quot;;[$DataEntry.P995])">
            <text:p/>
          </table:table-cell>
          <table:table-cell table:number-columns-repeated="48"/>
        </table:table-row>
        <table:table-row table:style-name="ro1">
          <table:table-cell table:formula="of:=IF([$DataEntry.A996]=&quot;&quot;;&quot;&quot;;[$DataEntry.A996])">
            <text:p/>
          </table:table-cell>
          <table:table-cell table:formula="of:=&quot;&quot;">
            <text:p/>
          </table:table-cell>
          <table:table-cell table:formula="of:=IF([$DataEntry.B996]=&quot;&quot;;&quot;&quot;;[$DataEntry.B996])">
            <text:p/>
          </table:table-cell>
          <table:table-cell table:formula="of:=IF([$DataEntry.E996]=&quot;&quot;;&quot;&quot;;[$DataEntry.E996])">
            <text:p/>
          </table:table-cell>
          <table:table-cell table:formula="of:=IF([$DataEntry.F996]=&quot;&quot;;&quot;&quot;;[$DataEntry.F996])">
            <text:p/>
          </table:table-cell>
          <table:table-cell table:formula="of:=IF([$DataEntry.G996]=&quot;&quot;;&quot;&quot;;[$DataEntry.G996])">
            <text:p/>
          </table:table-cell>
          <table:table-cell table:formula="of:=IF([$DataEntry.H996]=&quot;&quot;;&quot;&quot;;[$DataEntry.H996])">
            <text:p/>
          </table:table-cell>
          <table:table-cell table:formula="of:=IF([$DataEntry.I996]=&quot;&quot;;&quot;&quot;;[$DataEntry.I996])">
            <text:p/>
          </table:table-cell>
          <table:table-cell table:formula="of:=IF([$DataEntry.C996]=&quot;&quot;;&quot;&quot;;[$DataEntry.C996])">
            <text:p/>
          </table:table-cell>
          <table:table-cell table:formula="of:=&quot;&quot;">
            <text:p/>
          </table:table-cell>
          <table:table-cell table:formula="of:=IF([$DataEntry.D996]=&quot;&quot;;&quot;&quot;;[$DataEntry.D996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96]=&quot;&quot;;&quot;&quot;;[$DataEntry.N996])">
            <text:p/>
          </table:table-cell>
          <table:table-cell table:formula="of:=IF([$DataEntry.O996]=&quot;&quot;;&quot;&quot;;[$DataEntry.O996])">
            <text:p/>
          </table:table-cell>
          <table:table-cell table:formula="of:=IF([$DataEntry.P996]=&quot;&quot;;&quot;&quot;;[$DataEntry.P996])">
            <text:p/>
          </table:table-cell>
          <table:table-cell table:number-columns-repeated="48"/>
        </table:table-row>
        <table:table-row table:style-name="ro1">
          <table:table-cell table:formula="of:=IF([$DataEntry.A997]=&quot;&quot;;&quot;&quot;;[$DataEntry.A997])">
            <text:p/>
          </table:table-cell>
          <table:table-cell table:formula="of:=&quot;&quot;">
            <text:p/>
          </table:table-cell>
          <table:table-cell table:formula="of:=IF([$DataEntry.B997]=&quot;&quot;;&quot;&quot;;[$DataEntry.B997])">
            <text:p/>
          </table:table-cell>
          <table:table-cell table:formula="of:=IF([$DataEntry.E997]=&quot;&quot;;&quot;&quot;;[$DataEntry.E997])">
            <text:p/>
          </table:table-cell>
          <table:table-cell table:formula="of:=IF([$DataEntry.F997]=&quot;&quot;;&quot;&quot;;[$DataEntry.F997])">
            <text:p/>
          </table:table-cell>
          <table:table-cell table:formula="of:=IF([$DataEntry.G997]=&quot;&quot;;&quot;&quot;;[$DataEntry.G997])">
            <text:p/>
          </table:table-cell>
          <table:table-cell table:formula="of:=IF([$DataEntry.H997]=&quot;&quot;;&quot;&quot;;[$DataEntry.H997])">
            <text:p/>
          </table:table-cell>
          <table:table-cell table:formula="of:=IF([$DataEntry.I997]=&quot;&quot;;&quot;&quot;;[$DataEntry.I997])">
            <text:p/>
          </table:table-cell>
          <table:table-cell table:formula="of:=IF([$DataEntry.C997]=&quot;&quot;;&quot;&quot;;[$DataEntry.C997])">
            <text:p/>
          </table:table-cell>
          <table:table-cell table:formula="of:=&quot;&quot;">
            <text:p/>
          </table:table-cell>
          <table:table-cell table:formula="of:=IF([$DataEntry.D997]=&quot;&quot;;&quot;&quot;;[$DataEntry.D997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97]=&quot;&quot;;&quot;&quot;;[$DataEntry.N997])">
            <text:p/>
          </table:table-cell>
          <table:table-cell table:formula="of:=IF([$DataEntry.O997]=&quot;&quot;;&quot;&quot;;[$DataEntry.O997])">
            <text:p/>
          </table:table-cell>
          <table:table-cell table:formula="of:=IF([$DataEntry.P997]=&quot;&quot;;&quot;&quot;;[$DataEntry.P997])">
            <text:p/>
          </table:table-cell>
          <table:table-cell table:number-columns-repeated="48"/>
        </table:table-row>
        <table:table-row table:style-name="ro1">
          <table:table-cell table:formula="of:=IF([$DataEntry.A998]=&quot;&quot;;&quot;&quot;;[$DataEntry.A998])">
            <text:p/>
          </table:table-cell>
          <table:table-cell table:formula="of:=&quot;&quot;">
            <text:p/>
          </table:table-cell>
          <table:table-cell table:formula="of:=IF([$DataEntry.B998]=&quot;&quot;;&quot;&quot;;[$DataEntry.B998])">
            <text:p/>
          </table:table-cell>
          <table:table-cell table:formula="of:=IF([$DataEntry.E998]=&quot;&quot;;&quot;&quot;;[$DataEntry.E998])">
            <text:p/>
          </table:table-cell>
          <table:table-cell table:formula="of:=IF([$DataEntry.F998]=&quot;&quot;;&quot;&quot;;[$DataEntry.F998])">
            <text:p/>
          </table:table-cell>
          <table:table-cell table:formula="of:=IF([$DataEntry.G998]=&quot;&quot;;&quot;&quot;;[$DataEntry.G998])">
            <text:p/>
          </table:table-cell>
          <table:table-cell table:formula="of:=IF([$DataEntry.H998]=&quot;&quot;;&quot;&quot;;[$DataEntry.H998])">
            <text:p/>
          </table:table-cell>
          <table:table-cell table:formula="of:=IF([$DataEntry.I998]=&quot;&quot;;&quot;&quot;;[$DataEntry.I998])">
            <text:p/>
          </table:table-cell>
          <table:table-cell table:formula="of:=IF([$DataEntry.C998]=&quot;&quot;;&quot;&quot;;[$DataEntry.C998])">
            <text:p/>
          </table:table-cell>
          <table:table-cell table:formula="of:=&quot;&quot;">
            <text:p/>
          </table:table-cell>
          <table:table-cell table:formula="of:=IF([$DataEntry.D998]=&quot;&quot;;&quot;&quot;;[$DataEntry.D998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98]=&quot;&quot;;&quot;&quot;;[$DataEntry.N998])">
            <text:p/>
          </table:table-cell>
          <table:table-cell table:formula="of:=IF([$DataEntry.O998]=&quot;&quot;;&quot;&quot;;[$DataEntry.O998])">
            <text:p/>
          </table:table-cell>
          <table:table-cell table:formula="of:=IF([$DataEntry.P998]=&quot;&quot;;&quot;&quot;;[$DataEntry.P998])">
            <text:p/>
          </table:table-cell>
          <table:table-cell table:number-columns-repeated="48"/>
        </table:table-row>
        <table:table-row table:style-name="ro1">
          <table:table-cell table:formula="of:=IF([$DataEntry.A999]=&quot;&quot;;&quot;&quot;;[$DataEntry.A999])">
            <text:p/>
          </table:table-cell>
          <table:table-cell table:formula="of:=&quot;&quot;">
            <text:p/>
          </table:table-cell>
          <table:table-cell table:formula="of:=IF([$DataEntry.B999]=&quot;&quot;;&quot;&quot;;[$DataEntry.B999])">
            <text:p/>
          </table:table-cell>
          <table:table-cell table:formula="of:=IF([$DataEntry.E999]=&quot;&quot;;&quot;&quot;;[$DataEntry.E999])">
            <text:p/>
          </table:table-cell>
          <table:table-cell table:formula="of:=IF([$DataEntry.F999]=&quot;&quot;;&quot;&quot;;[$DataEntry.F999])">
            <text:p/>
          </table:table-cell>
          <table:table-cell table:formula="of:=IF([$DataEntry.G999]=&quot;&quot;;&quot;&quot;;[$DataEntry.G999])">
            <text:p/>
          </table:table-cell>
          <table:table-cell table:formula="of:=IF([$DataEntry.H999]=&quot;&quot;;&quot;&quot;;[$DataEntry.H999])">
            <text:p/>
          </table:table-cell>
          <table:table-cell table:formula="of:=IF([$DataEntry.I999]=&quot;&quot;;&quot;&quot;;[$DataEntry.I999])">
            <text:p/>
          </table:table-cell>
          <table:table-cell table:formula="of:=IF([$DataEntry.C999]=&quot;&quot;;&quot;&quot;;[$DataEntry.C999])">
            <text:p/>
          </table:table-cell>
          <table:table-cell table:formula="of:=&quot;&quot;">
            <text:p/>
          </table:table-cell>
          <table:table-cell table:formula="of:=IF([$DataEntry.D999]=&quot;&quot;;&quot;&quot;;[$DataEntry.D999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999]=&quot;&quot;;&quot;&quot;;[$DataEntry.N999])">
            <text:p/>
          </table:table-cell>
          <table:table-cell table:formula="of:=IF([$DataEntry.O999]=&quot;&quot;;&quot;&quot;;[$DataEntry.O999])">
            <text:p/>
          </table:table-cell>
          <table:table-cell table:formula="of:=IF([$DataEntry.P999]=&quot;&quot;;&quot;&quot;;[$DataEntry.P999])">
            <text:p/>
          </table:table-cell>
          <table:table-cell table:number-columns-repeated="48"/>
        </table:table-row>
        <table:table-row table:style-name="ro1">
          <table:table-cell table:formula="of:=IF([$DataEntry.A1000]=&quot;&quot;;&quot;&quot;;[$DataEntry.A1000])">
            <text:p/>
          </table:table-cell>
          <table:table-cell table:formula="of:=&quot;&quot;">
            <text:p/>
          </table:table-cell>
          <table:table-cell table:formula="of:=IF([$DataEntry.B1000]=&quot;&quot;;&quot;&quot;;[$DataEntry.B1000])">
            <text:p/>
          </table:table-cell>
          <table:table-cell table:formula="of:=IF([$DataEntry.E1000]=&quot;&quot;;&quot;&quot;;[$DataEntry.E1000])">
            <text:p/>
          </table:table-cell>
          <table:table-cell table:formula="of:=IF([$DataEntry.F1000]=&quot;&quot;;&quot;&quot;;[$DataEntry.F1000])">
            <text:p/>
          </table:table-cell>
          <table:table-cell table:formula="of:=IF([$DataEntry.G1000]=&quot;&quot;;&quot;&quot;;[$DataEntry.G1000])">
            <text:p/>
          </table:table-cell>
          <table:table-cell table:formula="of:=IF([$DataEntry.H1000]=&quot;&quot;;&quot;&quot;;[$DataEntry.H1000])">
            <text:p/>
          </table:table-cell>
          <table:table-cell table:formula="of:=IF([$DataEntry.I1000]=&quot;&quot;;&quot;&quot;;[$DataEntry.I1000])">
            <text:p/>
          </table:table-cell>
          <table:table-cell table:formula="of:=IF([$DataEntry.C1000]=&quot;&quot;;&quot;&quot;;[$DataEntry.C1000])">
            <text:p/>
          </table:table-cell>
          <table:table-cell table:formula="of:=&quot;&quot;">
            <text:p/>
          </table:table-cell>
          <table:table-cell table:formula="of:=IF([$DataEntry.D1000]=&quot;&quot;;&quot;&quot;;[$DataEntry.D1000])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IF([$DataEntry.N1000]=&quot;&quot;;&quot;&quot;;[$DataEntry.N1000])">
            <text:p/>
          </table:table-cell>
          <table:table-cell table:formula="of:=IF([$DataEntry.O1000]=&quot;&quot;;&quot;&quot;;[$DataEntry.O1000])">
            <text:p/>
          </table:table-cell>
          <table:table-cell table:formula="of:=IF([$DataEntry.P1000]=&quot;&quot;;&quot;&quot;;[$DataEntry.P1000])">
            <text:p/>
          </table:table-cell>
          <table:table-cell table:number-columns-repeated="48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Noto Naskh Arabic UI" svg:font-family="'Noto Naskh Arabic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5:43:25.6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8.1$Windows_X86_64 LibreOffice_project/e1f30c802c3269a1d052614453f260e49458c82c</meta:generator>
    <dc:date>2022-01-02T16:24:40.622000000</dc:date>
    <meta:editing-duration>PT3H40M46S</meta:editing-duration>
    <meta:editing-cycles>14</meta:editing-cycles>
    <meta:document-statistic meta:table-count="2" meta:cell-count="16350" meta:object-count="0"/>
  </office:meta>
</office:document-meta>
</file>